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64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39.29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4.09pt"/>
    </style:style>
    <style:style style:name="co10" style:family="table-column">
      <style:table-column-properties fo:break-before="auto" style:column-width="61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4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+X =&gt; North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Default"/>
        <table:table-column table:style-name="co6" table:number-columns-repeated="2" table:default-cell-style-name="ce4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Bias Correction </text:p>
          </table:table-cell>
          <table:table-cell table:style-name="ce1" table:formula="of:=([.O7]+['+X =&gt; South'.O7])/2" office:value-type="float" office:value="-57" calcext:value-type="float">
            <text:p>-57</text:p>
          </table:table-cell>
          <table:table-cell table:style-name="ce1" table:formula="of:=(['+X =&gt; East'.P7]+['+X =&gt; West'.P7])/2" office:value-type="float" office:value="298" calcext:value-type="float">
            <text:p>298</text:p>
          </table:table-cell>
          <table:table-cell table:style-name="ce1" office:value-type="float" office:value="136" calcext:value-type="float">
            <text:p>136</text:p>
          </table:table-cell>
          <table:table-cell table:style-name="ce5" table:number-columns-repeated="4"/>
          <table:table-cell table:style-name="ce7"/>
          <table:table-cell table:style-name="Default" table:number-columns-repeated="2"/>
          <table:table-cell table:style-name="ce4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z</text:p>
          </table:table-cell>
          <table:table-cell table:style-name="ce6" office:value-type="string" calcext:value-type="string">
            <text:p>Corrected Mx</text:p>
          </table:table-cell>
          <table:table-cell table:style-name="ce6" office:value-type="string" calcext:value-type="string">
            <text:p>Corrected My</text:p>
          </table:table-cell>
          <table:table-cell table:style-name="ce6" office:value-type="string" calcext:value-type="string">
            <text:p>Corrected Mz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Mnx</text:p>
          </table:table-cell>
          <table:table-cell table:style-name="ce2" office:value-type="string" calcext:value-type="string">
            <text:p>Mny</text:p>
          </table:table-cell>
          <table:table-cell table:style-name="ce2" office:value-type="string" calcext:value-type="string">
            <text:p>Mnz</text:p>
          </table:table-cell>
          <table:table-cell table:style-name="ce8" office:value-type="string" calcext:value-type="string">
            <text:p>Bearing to No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3]-[.B$1]" office:value-type="float" office:value="142" calcext:value-type="float">
            <text:p>142</text:p>
          </table:table-cell>
          <table:table-cell table:style-name="Default" table:formula="of:=[.C3]-[.C$1]" office:value-type="float" office:value="-10" calcext:value-type="float">
            <text:p>-10</text:p>
          </table:table-cell>
          <table:table-cell table:style-name="Default" table:formula="of:=[.D3]-[.D$1]" office:value-type="float" office:value="370" calcext:value-type="float">
            <text:p>370</text:p>
          </table:table-cell>
          <table:table-cell table:formula="of:=SQRT([.E3]^2 + [.F3]^2 + [.G3]^2)" office:value-type="float" office:value="396.439150437996" calcext:value-type="float">
            <text:p>396.44</text:p>
          </table:table-cell>
          <table:table-cell table:style-name="ce4" table:formula="of:=[.E3]/[.$H3]" office:value-type="float" office:value="0.358188639651545" calcext:value-type="float">
            <text:p>0.36</text:p>
          </table:table-cell>
          <table:table-cell table:formula="of:=[.F3]/[.$H3]" office:value-type="float" office:value="-0.025224552088137" calcext:value-type="float">
            <text:p>-0.03</text:p>
          </table:table-cell>
          <table:table-cell table:formula="of:=[.G3]/[.$H3]" office:value-type="float" office:value="0.933308427261068" calcext:value-type="float">
            <text:p>0.93</text:p>
          </table:table-cell>
          <table:table-cell table:style-name="ce4" table:formula="of:=DEGREES(ATAN2([.I3];[.J3]))" office:value-type="float" office:value="-4.02826366648514" calcext:value-type="float">
            <text:p>-4.03</text:p>
          </table:table-cell>
          <table:table-cell table:number-columns-repeated="2"/>
          <table:table-cell table:style-name="ce7" office:value-type="string" calcext:value-type="string">
            <text:p>Mx</text:p>
          </table:table-cell>
          <table:table-cell table:style-name="ce7" office:value-type="string" calcext:value-type="string">
            <text:p>My</text:p>
          </table:table-cell>
          <table:table-cell table:style-name="ce7"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4]-[.B$1]" office:value-type="float" office:value="134" calcext:value-type="float">
            <text:p>134</text:p>
          </table:table-cell>
          <table:table-cell table:style-name="Default" table:formula="of:=[.C4]-[.C$1]" office:value-type="float" office:value="-4" calcext:value-type="float">
            <text:p>-4</text:p>
          </table:table-cell>
          <table:table-cell table:style-name="Default" table:formula="of:=[.D4]-[.D$1]" office:value-type="float" office:value="365" calcext:value-type="float">
            <text:p>365</text:p>
          </table:table-cell>
          <table:table-cell table:formula="of:=SQRT([.E4]^2 + [.F4]^2 + [.G4]^2)" office:value-type="float" office:value="388.840584301587" calcext:value-type="float">
            <text:p>388.84</text:p>
          </table:table-cell>
          <table:table-cell table:style-name="ce4" table:formula="of:=[.E4]/[.$H4]" office:value-type="float" office:value="0.344614233724298" calcext:value-type="float">
            <text:p>0.34</text:p>
          </table:table-cell>
          <table:table-cell table:formula="of:=[.F4]/[.$H4]" office:value-type="float" office:value="-0.0102869920514716" calcext:value-type="float">
            <text:p>-0.01</text:p>
          </table:table-cell>
          <table:table-cell table:formula="of:=[.G4]/[.$H4]" office:value-type="float" office:value="0.938688024696783" calcext:value-type="float">
            <text:p>0.94</text:p>
          </table:table-cell>
          <table:table-cell table:style-name="ce4" table:formula="of:=DEGREES(ATAN2([.I4];[.J4]))" office:value-type="float" office:value="-1.70981404414153" calcext:value-type="float">
            <text:p>-1.71</text:p>
          </table:table-cell>
          <table:table-cell/>
          <table:table-cell table:style-name="ce7" office:value-type="string" calcext:value-type="string">
            <text:p>Min</text:p>
          </table:table-cell>
          <table:table-cell table:style-name="ce4" table:formula="of:=MIN([.B3:.B203])" office:value-type="float" office:value="62" calcext:value-type="float">
            <text:p>62.00</text:p>
          </table:table-cell>
          <table:table-cell table:style-name="ce4" table:formula="of:=MIN([.C3:.C203])" office:value-type="float" office:value="281" calcext:value-type="float">
            <text:p>281.00</text:p>
          </table:table-cell>
          <table:table-cell table:style-name="ce4" table:formula="of:=MIN([.D3:.D203])" office:value-type="float" office:value="488" calcext:value-type="float">
            <text:p>488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5]-[.B$1]" office:value-type="float" office:value="142" calcext:value-type="float">
            <text:p>142</text:p>
          </table:table-cell>
          <table:table-cell table:style-name="Default" table:formula="of:=[.C5]-[.C$1]" office:value-type="float" office:value="-5" calcext:value-type="float">
            <text:p>-5</text:p>
          </table:table-cell>
          <table:table-cell table:style-name="Default" table:formula="of:=[.D5]-[.D$1]" office:value-type="float" office:value="364" calcext:value-type="float">
            <text:p>364</text:p>
          </table:table-cell>
          <table:table-cell table:formula="of:=SQRT([.E5]^2 + [.F5]^2 + [.G5]^2)" office:value-type="float" office:value="390.749280229663" calcext:value-type="float">
            <text:p>390.75</text:p>
          </table:table-cell>
          <table:table-cell table:style-name="ce4" table:formula="of:=[.E5]/[.$H5]" office:value-type="float" office:value="0.363404380211626" calcext:value-type="float">
            <text:p>0.36</text:p>
          </table:table-cell>
          <table:table-cell table:formula="of:=[.F5]/[.$H5]" office:value-type="float" office:value="-0.0127959288806911" calcext:value-type="float">
            <text:p>-0.01</text:p>
          </table:table-cell>
          <table:table-cell table:formula="of:=[.G5]/[.$H5]" office:value-type="float" office:value="0.93154362251431" calcext:value-type="float">
            <text:p>0.93</text:p>
          </table:table-cell>
          <table:table-cell table:style-name="ce4" table:formula="of:=DEGREES(ATAN2([.I5];[.J5]))" office:value-type="float" office:value="-2.0166238746231" calcext:value-type="float">
            <text:p>-2.02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4" table:formula="of:=MAX([.B3:.B203])" office:value-type="float" office:value="89" calcext:value-type="float">
            <text:p>89.00</text:p>
          </table:table-cell>
          <table:table-cell table:style-name="ce4" table:formula="of:=MAX([.C3:.C203])" office:value-type="float" office:value="306" calcext:value-type="float">
            <text:p>306.00</text:p>
          </table:table-cell>
          <table:table-cell table:style-name="ce4" table:formula="of:=MAX([.D3:.D203])" office:value-type="float" office:value="518" calcext:value-type="float">
            <text:p>518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6]-[.B$1]" office:value-type="float" office:value="137" calcext:value-type="float">
            <text:p>137</text:p>
          </table:table-cell>
          <table:table-cell table:style-name="Default" table:formula="of:=[.C6]-[.C$1]" office:value-type="float" office:value="-10" calcext:value-type="float">
            <text:p>-10</text:p>
          </table:table-cell>
          <table:table-cell table:style-name="Default" table:formula="of:=[.D6]-[.D$1]" office:value-type="float" office:value="361" calcext:value-type="float">
            <text:p>361</text:p>
          </table:table-cell>
          <table:table-cell table:formula="of:=SQRT([.E6]^2 + [.F6]^2 + [.G6]^2)" office:value-type="float" office:value="386.251213590326" calcext:value-type="float">
            <text:p>386.25</text:p>
          </table:table-cell>
          <table:table-cell table:style-name="ce4" table:formula="of:=[.E6]/[.$H6]" office:value-type="float" office:value="0.35469144220038" calcext:value-type="float">
            <text:p>0.35</text:p>
          </table:table-cell>
          <table:table-cell table:formula="of:=[.F6]/[.$H6]" office:value-type="float" office:value="-0.0258898862919986" calcext:value-type="float">
            <text:p>-0.03</text:p>
          </table:table-cell>
          <table:table-cell table:formula="of:=[.G6]/[.$H6]" office:value-type="float" office:value="0.934624895141148" calcext:value-type="float">
            <text:p>0.93</text:p>
          </table:table-cell>
          <table:table-cell table:style-name="ce4" table:formula="of:=DEGREES(ATAN2([.I6];[.J6]))" office:value-type="float" office:value="-4.17476989191244" calcext:value-type="float">
            <text:p>-4.17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4" table:formula="of:=AVERAGE([.B3:.B203])" office:value-type="float" office:value="76.3532338308458" calcext:value-type="float">
            <text:p>76.35</text:p>
          </table:table-cell>
          <table:table-cell table:style-name="ce4" table:formula="of:=AVERAGE([.C3:.C203])" office:value-type="float" office:value="291.791044776119" calcext:value-type="float">
            <text:p>291.79</text:p>
          </table:table-cell>
          <table:table-cell table:style-name="ce4" table:formula="of:=AVERAGE([.D3:.D203])" office:value-type="float" office:value="500.124378109453" calcext:value-type="float">
            <text:p>500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7]-[.B$1]" office:value-type="float" office:value="135" calcext:value-type="float">
            <text:p>135</text:p>
          </table:table-cell>
          <table:table-cell table:style-name="Default" table:formula="of:=[.C7]-[.C$1]" office:value-type="float" office:value="0" calcext:value-type="float">
            <text:p>0</text:p>
          </table:table-cell>
          <table:table-cell table:style-name="Default" table:formula="of:=[.D7]-[.D$1]" office:value-type="float" office:value="368" calcext:value-type="float">
            <text:p>368</text:p>
          </table:table-cell>
          <table:table-cell table:formula="of:=SQRT([.E7]^2 + [.F7]^2 + [.G7]^2)" office:value-type="float" office:value="391.980866880005" calcext:value-type="float">
            <text:p>391.98</text:p>
          </table:table-cell>
          <table:table-cell table:style-name="ce4" table:formula="of:=[.E7]/[.$H7]" office:value-type="float" office:value="0.344404565137428" calcext:value-type="float">
            <text:p>0.34</text:p>
          </table:table-cell>
          <table:table-cell table:formula="of:=[.F7]/[.$H7]" office:value-type="float" office:value="0" calcext:value-type="float">
            <text:p>0.00</text:p>
          </table:table-cell>
          <table:table-cell table:formula="of:=[.G7]/[.$H7]" office:value-type="float" office:value="0.938821333115359" calcext:value-type="float">
            <text:p>0.94</text:p>
          </table:table-cell>
          <table:table-cell table:style-name="ce4" table:formula="of:=DEGREES(ATAN2([.I7];[.J7]))" office:value-type="float" office:value="0" calcext:value-type="float">
            <text:p>0.00</text:p>
          </table:table-cell>
          <table:table-cell/>
          <table:table-cell table:style-name="ce7" office:value-type="string" calcext:value-type="string">
            <text:p>Mode</text:p>
          </table:table-cell>
          <table:table-cell table:style-name="ce4" table:formula="of:=MODE([.B3:.B203])" office:value-type="float" office:value="75" calcext:value-type="float">
            <text:p>75.00</text:p>
          </table:table-cell>
          <table:table-cell table:style-name="ce4" table:formula="of:=MODE([.C3:.C203])" office:value-type="float" office:value="292" calcext:value-type="float">
            <text:p>292.00</text:p>
          </table:table-cell>
          <table:table-cell table:style-name="ce4" table:formula="of:=MODE([.D3:.D203])" office:value-type="float" office:value="503" calcext:value-type="float">
            <text:p>503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8]-[.B$1]" office:value-type="float" office:value="132" calcext:value-type="float">
            <text:p>132</text:p>
          </table:table-cell>
          <table:table-cell table:style-name="Default" table:formula="of:=[.C8]-[.C$1]" office:value-type="float" office:value="-5" calcext:value-type="float">
            <text:p>-5</text:p>
          </table:table-cell>
          <table:table-cell table:style-name="Default" table:formula="of:=[.D8]-[.D$1]" office:value-type="float" office:value="366" calcext:value-type="float">
            <text:p>366</text:p>
          </table:table-cell>
          <table:table-cell table:formula="of:=SQRT([.E8]^2 + [.F8]^2 + [.G8]^2)" office:value-type="float" office:value="389.107954172104" calcext:value-type="float">
            <text:p>389.11</text:p>
          </table:table-cell>
          <table:table-cell table:style-name="ce4" table:formula="of:=[.E8]/[.$H8]" office:value-type="float" office:value="0.339237475319294" calcext:value-type="float">
            <text:p>0.34</text:p>
          </table:table-cell>
          <table:table-cell table:formula="of:=[.F8]/[.$H8]" office:value-type="float" office:value="-0.0128499043681551" calcext:value-type="float">
            <text:p>-0.01</text:p>
          </table:table-cell>
          <table:table-cell table:formula="of:=[.G8]/[.$H8]" office:value-type="float" office:value="0.940612999748951" calcext:value-type="float">
            <text:p>0.94</text:p>
          </table:table-cell>
          <table:table-cell table:style-name="ce4" table:formula="of:=DEGREES(ATAN2([.I8];[.J8]))" office:value-type="float" office:value="-2.16925758972851" calcext:value-type="float">
            <text:p>-2.17</text:p>
          </table:table-cell>
          <table:table-cell/>
          <table:table-cell table:style-name="ce7" office:value-type="string" calcext:value-type="string">
            <text:p>Median</text:p>
          </table:table-cell>
          <table:table-cell table:style-name="ce4" table:formula="of:=MEDIAN([.B3:.B203])" office:value-type="float" office:value="77" calcext:value-type="float">
            <text:p>77.00</text:p>
          </table:table-cell>
          <table:table-cell table:style-name="ce4" table:formula="of:=MEDIAN([.C3:.C203])" office:value-type="float" office:value="292" calcext:value-type="float">
            <text:p>292.00</text:p>
          </table:table-cell>
          <table:table-cell table:style-name="ce4" table:formula="of:=MEDIAN([.D3:.D203])" office:value-type="float" office:value="500" calcext:value-type="float">
            <text:p>50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9]-[.B$1]" office:value-type="float" office:value="141" calcext:value-type="float">
            <text:p>141</text:p>
          </table:table-cell>
          <table:table-cell table:style-name="Default" table:formula="of:=[.C9]-[.C$1]" office:value-type="float" office:value="-6" calcext:value-type="float">
            <text:p>-6</text:p>
          </table:table-cell>
          <table:table-cell table:style-name="Default" table:formula="of:=[.D9]-[.D$1]" office:value-type="float" office:value="358" calcext:value-type="float">
            <text:p>358</text:p>
          </table:table-cell>
          <table:table-cell table:formula="of:=SQRT([.E9]^2 + [.F9]^2 + [.G9]^2)" office:value-type="float" office:value="384.812941570317" calcext:value-type="float">
            <text:p>384.81</text:p>
          </table:table-cell>
          <table:table-cell table:style-name="ce4" table:formula="of:=[.E9]/[.$H9]" office:value-type="float" office:value="0.366411793284855" calcext:value-type="float">
            <text:p>0.37</text:p>
          </table:table-cell>
          <table:table-cell table:formula="of:=[.F9]/[.$H9]" office:value-type="float" office:value="-0.0155919912036109" calcext:value-type="float">
            <text:p>-0.02</text:p>
          </table:table-cell>
          <table:table-cell table:formula="of:=[.G9]/[.$H9]" office:value-type="float" office:value="0.930322141815448" calcext:value-type="float">
            <text:p>0.93</text:p>
          </table:table-cell>
          <table:table-cell table:style-name="ce4" table:formula="of:=DEGREES(ATAN2([.I9];[.J9]))" office:value-type="float" office:value="-2.43664824681013" calcext:value-type="float">
            <text:p>-2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0]-[.B$1]" office:value-type="float" office:value="131" calcext:value-type="float">
            <text:p>131</text:p>
          </table:table-cell>
          <table:table-cell table:style-name="Default" table:formula="of:=[.C10]-[.C$1]" office:value-type="float" office:value="-2" calcext:value-type="float">
            <text:p>-2</text:p>
          </table:table-cell>
          <table:table-cell table:style-name="Default" table:formula="of:=[.D10]-[.D$1]" office:value-type="float" office:value="362" calcext:value-type="float">
            <text:p>362</text:p>
          </table:table-cell>
          <table:table-cell table:formula="of:=SQRT([.E10]^2 + [.F10]^2 + [.G10]^2)" office:value-type="float" office:value="384.979220218442" calcext:value-type="float">
            <text:p>384.98</text:p>
          </table:table-cell>
          <table:table-cell table:style-name="ce4" table:formula="of:=[.E10]/[.$H10]" office:value-type="float" office:value="0.340278106246017" calcext:value-type="float">
            <text:p>0.34</text:p>
          </table:table-cell>
          <table:table-cell table:formula="of:=[.F10]/[.$H10]" office:value-type="float" office:value="-0.00519508559154225" calcext:value-type="float">
            <text:p>-0.01</text:p>
          </table:table-cell>
          <table:table-cell table:formula="of:=[.G10]/[.$H10]" office:value-type="float" office:value="0.940310492069147" calcext:value-type="float">
            <text:p>0.94</text:p>
          </table:table-cell>
          <table:table-cell table:style-name="ce4" table:formula="of:=DEGREES(ATAN2([.I10];[.J10]))" office:value-type="float" office:value="-0.874676771121319" calcext:value-type="float">
            <text:p>-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1]-[.B$1]" office:value-type="float" office:value="132" calcext:value-type="float">
            <text:p>132</text:p>
          </table:table-cell>
          <table:table-cell table:style-name="Default" table:formula="of:=[.C11]-[.C$1]" office:value-type="float" office:value="-10" calcext:value-type="float">
            <text:p>-10</text:p>
          </table:table-cell>
          <table:table-cell table:style-name="Default" table:formula="of:=[.D11]-[.D$1]" office:value-type="float" office:value="364" calcext:value-type="float">
            <text:p>364</text:p>
          </table:table-cell>
          <table:table-cell table:formula="of:=SQRT([.E11]^2 + [.F11]^2 + [.G11]^2)" office:value-type="float" office:value="387.324153649111" calcext:value-type="float">
            <text:p>387.32</text:p>
          </table:table-cell>
          <table:table-cell table:style-name="ce4" table:formula="of:=[.E11]/[.$H11]" office:value-type="float" office:value="0.340799815235853" calcext:value-type="float">
            <text:p>0.34</text:p>
          </table:table-cell>
          <table:table-cell table:formula="of:=[.F11]/[.$H11]" office:value-type="float" office:value="-0.0258181678208979" calcext:value-type="float">
            <text:p>-0.03</text:p>
          </table:table-cell>
          <table:table-cell table:formula="of:=[.G11]/[.$H11]" office:value-type="float" office:value="0.939781308680685" calcext:value-type="float">
            <text:p>0.94</text:p>
          </table:table-cell>
          <table:table-cell table:style-name="ce4" table:formula="of:=DEGREES(ATAN2([.I11];[.J11]))" office:value-type="float" office:value="-4.33231398318852" calcext:value-type="float">
            <text:p>-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2]-[.B$1]" office:value-type="float" office:value="129" calcext:value-type="float">
            <text:p>129</text:p>
          </table:table-cell>
          <table:table-cell table:style-name="Default" table:formula="of:=[.C12]-[.C$1]" office:value-type="float" office:value="-16" calcext:value-type="float">
            <text:p>-16</text:p>
          </table:table-cell>
          <table:table-cell table:style-name="Default" table:formula="of:=[.D12]-[.D$1]" office:value-type="float" office:value="367" calcext:value-type="float">
            <text:p>367</text:p>
          </table:table-cell>
          <table:table-cell table:formula="of:=SQRT([.E12]^2 + [.F12]^2 + [.G12]^2)" office:value-type="float" office:value="389.340467971158" calcext:value-type="float">
            <text:p>389.34</text:p>
          </table:table-cell>
          <table:table-cell table:style-name="ce4" table:formula="of:=[.E12]/[.$H12]" office:value-type="float" office:value="0.331329544735525" calcext:value-type="float">
            <text:p>0.33</text:p>
          </table:table-cell>
          <table:table-cell table:formula="of:=[.F12]/[.$H12]" office:value-type="float" office:value="-0.041095137331538" calcext:value-type="float">
            <text:p>-0.04</text:p>
          </table:table-cell>
          <table:table-cell table:formula="of:=[.G12]/[.$H12]" office:value-type="float" office:value="0.942619712542153" calcext:value-type="float">
            <text:p>0.94</text:p>
          </table:table-cell>
          <table:table-cell table:style-name="ce4" table:formula="of:=DEGREES(ATAN2([.I12];[.J12]))" office:value-type="float" office:value="-7.0703448201576" calcext:value-type="float">
            <text:p>-7.07</text:p>
          </table:table-cell>
          <table:table-cell/>
          <table:table-cell table:style-name="ce7" office:value-type="string" calcext:value-type="string">
            <text:p>Average Bearing</text:p>
          </table:table-cell>
          <table:table-cell table:style-name="ce4" table:formula="of:=AVERAGE([.L3:.L200])" office:value-type="float" office:value="-2.66612633707721" calcext:value-type="float">
            <text:p>-2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3]-[.B$1]" office:value-type="float" office:value="134" calcext:value-type="float">
            <text:p>134</text:p>
          </table:table-cell>
          <table:table-cell table:style-name="Default" table:formula="of:=[.C13]-[.C$1]" office:value-type="float" office:value="-16" calcext:value-type="float">
            <text:p>-16</text:p>
          </table:table-cell>
          <table:table-cell table:style-name="Default" table:formula="of:=[.D13]-[.D$1]" office:value-type="float" office:value="362" calcext:value-type="float">
            <text:p>362</text:p>
          </table:table-cell>
          <table:table-cell table:formula="of:=SQRT([.E13]^2 + [.F13]^2 + [.G13]^2)" office:value-type="float" office:value="386.336640768126" calcext:value-type="float">
            <text:p>386.34</text:p>
          </table:table-cell>
          <table:table-cell table:style-name="ce4" table:formula="of:=[.E13]/[.$H13]" office:value-type="float" office:value="0.346847763995611" calcext:value-type="float">
            <text:p>0.35</text:p>
          </table:table-cell>
          <table:table-cell table:formula="of:=[.F13]/[.$H13]" office:value-type="float" office:value="-0.0414146583875356" calcext:value-type="float">
            <text:p>-0.04</text:p>
          </table:table-cell>
          <table:table-cell table:formula="of:=[.G13]/[.$H13]" office:value-type="float" office:value="0.937006646017993" calcext:value-type="float">
            <text:p>0.94</text:p>
          </table:table-cell>
          <table:table-cell table:style-name="ce4" table:formula="of:=DEGREES(ATAN2([.I13];[.J13]))" office:value-type="float" office:value="-6.80905017961341" calcext:value-type="float">
            <text:p>-6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14]-[.B$1]" office:value-type="float" office:value="136" calcext:value-type="float">
            <text:p>136</text:p>
          </table:table-cell>
          <table:table-cell table:style-name="Default" table:formula="of:=[.C14]-[.C$1]" office:value-type="float" office:value="-9" calcext:value-type="float">
            <text:p>-9</text:p>
          </table:table-cell>
          <table:table-cell table:style-name="Default" table:formula="of:=[.D14]-[.D$1]" office:value-type="float" office:value="358" calcext:value-type="float">
            <text:p>358</text:p>
          </table:table-cell>
          <table:table-cell table:formula="of:=SQRT([.E14]^2 + [.F14]^2 + [.G14]^2)" office:value-type="float" office:value="383.067879102386" calcext:value-type="float">
            <text:p>383.07</text:p>
          </table:table-cell>
          <table:table-cell table:style-name="ce4" table:formula="of:=[.E14]/[.$H14]" office:value-type="float" office:value="0.35502846210619" calcext:value-type="float">
            <text:p>0.36</text:p>
          </table:table-cell>
          <table:table-cell table:formula="of:=[.F14]/[.$H14]" office:value-type="float" office:value="-0.0234945305805567" calcext:value-type="float">
            <text:p>-0.02</text:p>
          </table:table-cell>
          <table:table-cell table:formula="of:=[.G14]/[.$H14]" office:value-type="float" office:value="0.934560216426589" calcext:value-type="float">
            <text:p>0.93</text:p>
          </table:table-cell>
          <table:table-cell table:style-name="ce4" table:formula="of:=DEGREES(ATAN2([.I14];[.J14]))" office:value-type="float" office:value="-3.78611203538159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5]-[.B$1]" office:value-type="float" office:value="136" calcext:value-type="float">
            <text:p>136</text:p>
          </table:table-cell>
          <table:table-cell table:style-name="Default" table:formula="of:=[.C15]-[.C$1]" office:value-type="float" office:value="-9" calcext:value-type="float">
            <text:p>-9</text:p>
          </table:table-cell>
          <table:table-cell table:style-name="Default" table:formula="of:=[.D15]-[.D$1]" office:value-type="float" office:value="365" calcext:value-type="float">
            <text:p>365</text:p>
          </table:table-cell>
          <table:table-cell table:formula="of:=SQRT([.E15]^2 + [.F15]^2 + [.G15]^2)" office:value-type="float" office:value="389.617761402121" calcext:value-type="float">
            <text:p>389.62</text:p>
          </table:table-cell>
          <table:table-cell table:style-name="ce4" table:formula="of:=[.E15]/[.$H15]" office:value-type="float" office:value="0.349060062124929" calcext:value-type="float">
            <text:p>0.35</text:p>
          </table:table-cell>
          <table:table-cell table:formula="of:=[.F15]/[.$H15]" office:value-type="float" office:value="-0.0230995629347379" calcext:value-type="float">
            <text:p>-0.02</text:p>
          </table:table-cell>
          <table:table-cell table:formula="of:=[.G15]/[.$H15]" office:value-type="float" office:value="0.936815607908816" calcext:value-type="float">
            <text:p>0.94</text:p>
          </table:table-cell>
          <table:table-cell table:style-name="ce4" table:formula="of:=DEGREES(ATAN2([.I15];[.J15]))" office:value-type="float" office:value="-3.78611203538159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6]-[.B$1]" office:value-type="float" office:value="130" calcext:value-type="float">
            <text:p>130</text:p>
          </table:table-cell>
          <table:table-cell table:style-name="Default" table:formula="of:=[.C16]-[.C$1]" office:value-type="float" office:value="-17" calcext:value-type="float">
            <text:p>-17</text:p>
          </table:table-cell>
          <table:table-cell table:style-name="Default" table:formula="of:=[.D16]-[.D$1]" office:value-type="float" office:value="364" calcext:value-type="float">
            <text:p>364</text:p>
          </table:table-cell>
          <table:table-cell table:formula="of:=SQRT([.E16]^2 + [.F16]^2 + [.G16]^2)" office:value-type="float" office:value="386.891457646715" calcext:value-type="float">
            <text:p>386.89</text:p>
          </table:table-cell>
          <table:table-cell table:style-name="ce4" table:formula="of:=[.E16]/[.$H16]" office:value-type="float" office:value="0.336011554224358" calcext:value-type="float">
            <text:p>0.34</text:p>
          </table:table-cell>
          <table:table-cell table:formula="of:=[.F16]/[.$H16]" office:value-type="float" office:value="-0.0439399724754929" calcext:value-type="float">
            <text:p>-0.04</text:p>
          </table:table-cell>
          <table:table-cell table:formula="of:=[.G16]/[.$H16]" office:value-type="float" office:value="0.940832351828201" calcext:value-type="float">
            <text:p>0.94</text:p>
          </table:table-cell>
          <table:table-cell table:style-name="ce4" table:formula="of:=DEGREES(ATAN2([.I16];[.J16]))" office:value-type="float" office:value="-7.45024906865618" calcext:value-type="float">
            <text:p>-7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90" calcext:value-type="float">
            <text:p>490</text:p>
          </table:table-cell>
          <table:table-cell table:style-name="Default" table:formula="of:=[.B17]-[.B$1]" office:value-type="float" office:value="130" calcext:value-type="float">
            <text:p>130</text:p>
          </table:table-cell>
          <table:table-cell table:style-name="Default" table:formula="of:=[.C17]-[.C$1]" office:value-type="float" office:value="0" calcext:value-type="float">
            <text:p>0</text:p>
          </table:table-cell>
          <table:table-cell table:style-name="Default" table:formula="of:=[.D17]-[.D$1]" office:value-type="float" office:value="354" calcext:value-type="float">
            <text:p>354</text:p>
          </table:table-cell>
          <table:table-cell table:formula="of:=SQRT([.E17]^2 + [.F17]^2 + [.G17]^2)" office:value-type="float" office:value="377.11536696348" calcext:value-type="float">
            <text:p>377.12</text:p>
          </table:table-cell>
          <table:table-cell table:style-name="ce4" table:formula="of:=[.E17]/[.$H17]" office:value-type="float" office:value="0.344722096706787" calcext:value-type="float">
            <text:p>0.34</text:p>
          </table:table-cell>
          <table:table-cell table:formula="of:=[.F17]/[.$H17]" office:value-type="float" office:value="0" calcext:value-type="float">
            <text:p>0.00</text:p>
          </table:table-cell>
          <table:table-cell table:formula="of:=[.G17]/[.$H17]" office:value-type="float" office:value="0.938704786416942" calcext:value-type="float">
            <text:p>0.94</text:p>
          </table:table-cell>
          <table:table-cell table:style-name="ce4" table:formula="of:=DEGREES(ATAN2([.I17];[.J17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8]-[.B$1]" office:value-type="float" office:value="137" calcext:value-type="float">
            <text:p>137</text:p>
          </table:table-cell>
          <table:table-cell table:style-name="Default" table:formula="of:=[.C18]-[.C$1]" office:value-type="float" office:value="-3" calcext:value-type="float">
            <text:p>-3</text:p>
          </table:table-cell>
          <table:table-cell table:style-name="Default" table:formula="of:=[.D18]-[.D$1]" office:value-type="float" office:value="364" calcext:value-type="float">
            <text:p>364</text:p>
          </table:table-cell>
          <table:table-cell table:formula="of:=SQRT([.E18]^2 + [.F18]^2 + [.G18]^2)" office:value-type="float" office:value="388.939583997309" calcext:value-type="float">
            <text:p>388.94</text:p>
          </table:table-cell>
          <table:table-cell table:style-name="ce4" table:formula="of:=[.E18]/[.$H18]" office:value-type="float" office:value="0.352239796710812" calcext:value-type="float">
            <text:p>0.35</text:p>
          </table:table-cell>
          <table:table-cell table:formula="of:=[.F18]/[.$H18]" office:value-type="float" office:value="-0.00771328021994479" calcext:value-type="float">
            <text:p>-0.01</text:p>
          </table:table-cell>
          <table:table-cell table:formula="of:=[.G18]/[.$H18]" office:value-type="float" office:value="0.935878000019967" calcext:value-type="float">
            <text:p>0.94</text:p>
          </table:table-cell>
          <table:table-cell table:style-name="ce4" table:formula="of:=DEGREES(ATAN2([.I18];[.J18]))" office:value-type="float" office:value="-1.25445162268154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1" calcext:value-type="float">
            <text:p>511</text:p>
          </table:table-cell>
          <table:table-cell table:style-name="Default" table:formula="of:=[.B19]-[.B$1]" office:value-type="float" office:value="144" calcext:value-type="float">
            <text:p>144</text:p>
          </table:table-cell>
          <table:table-cell table:style-name="Default" table:formula="of:=[.C19]-[.C$1]" office:value-type="float" office:value="-8" calcext:value-type="float">
            <text:p>-8</text:p>
          </table:table-cell>
          <table:table-cell table:style-name="Default" table:formula="of:=[.D19]-[.D$1]" office:value-type="float" office:value="375" calcext:value-type="float">
            <text:p>375</text:p>
          </table:table-cell>
          <table:table-cell table:formula="of:=SQRT([.E19]^2 + [.F19]^2 + [.G19]^2)" office:value-type="float" office:value="401.777301499226" calcext:value-type="float">
            <text:p>401.78</text:p>
          </table:table-cell>
          <table:table-cell table:style-name="ce4" table:formula="of:=[.E19]/[.$H19]" office:value-type="float" office:value="0.358407504512241" calcext:value-type="float">
            <text:p>0.36</text:p>
          </table:table-cell>
          <table:table-cell table:formula="of:=[.F19]/[.$H19]" office:value-type="float" office:value="-0.0199115280284579" calcext:value-type="float">
            <text:p>-0.02</text:p>
          </table:table-cell>
          <table:table-cell table:formula="of:=[.G19]/[.$H19]" office:value-type="float" office:value="0.933352876333962" calcext:value-type="float">
            <text:p>0.93</text:p>
          </table:table-cell>
          <table:table-cell table:style-name="ce4" table:formula="of:=DEGREES(ATAN2([.I19];[.J19]))" office:value-type="float" office:value="-3.17983011986423" calcext:value-type="float">
            <text:p>-3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0]-[.B$1]" office:value-type="float" office:value="136" calcext:value-type="float">
            <text:p>136</text:p>
          </table:table-cell>
          <table:table-cell table:style-name="Default" table:formula="of:=[.C20]-[.C$1]" office:value-type="float" office:value="-6" calcext:value-type="float">
            <text:p>-6</text:p>
          </table:table-cell>
          <table:table-cell table:style-name="Default" table:formula="of:=[.D20]-[.D$1]" office:value-type="float" office:value="367" calcext:value-type="float">
            <text:p>367</text:p>
          </table:table-cell>
          <table:table-cell table:formula="of:=SQRT([.E20]^2 + [.F20]^2 + [.G20]^2)" office:value-type="float" office:value="391.434541143216" calcext:value-type="float">
            <text:p>391.43</text:p>
          </table:table-cell>
          <table:table-cell table:style-name="ce4" table:formula="of:=[.E20]/[.$H20]" office:value-type="float" office:value="0.347439956634387" calcext:value-type="float">
            <text:p>0.35</text:p>
          </table:table-cell>
          <table:table-cell table:formula="of:=[.F20]/[.$H20]" office:value-type="float" office:value="-0.0153282333809288" calcext:value-type="float">
            <text:p>-0.02</text:p>
          </table:table-cell>
          <table:table-cell table:formula="of:=[.G20]/[.$H20]" office:value-type="float" office:value="0.937576941800146" calcext:value-type="float">
            <text:p>0.94</text:p>
          </table:table-cell>
          <table:table-cell table:style-name="ce4" table:formula="of:=DEGREES(ATAN2([.I20];[.J20]))" office:value-type="float" office:value="-2.52611691161955" calcext:value-type="float">
            <text:p>-2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21]-[.B$1]" office:value-type="float" office:value="138" calcext:value-type="float">
            <text:p>138</text:p>
          </table:table-cell>
          <table:table-cell table:style-name="Default" table:formula="of:=[.C21]-[.C$1]" office:value-type="float" office:value="-14" calcext:value-type="float">
            <text:p>-14</text:p>
          </table:table-cell>
          <table:table-cell table:style-name="Default" table:formula="of:=[.D21]-[.D$1]" office:value-type="float" office:value="358" calcext:value-type="float">
            <text:p>358</text:p>
          </table:table-cell>
          <table:table-cell table:formula="of:=SQRT([.E21]^2 + [.F21]^2 + [.G21]^2)" office:value-type="float" office:value="383.932285696319" calcext:value-type="float">
            <text:p>383.93</text:p>
          </table:table-cell>
          <table:table-cell table:style-name="ce4" table:formula="of:=[.E21]/[.$H21]" office:value-type="float" office:value="0.359438383124556" calcext:value-type="float">
            <text:p>0.36</text:p>
          </table:table-cell>
          <table:table-cell table:formula="of:=[.F21]/[.$H21]" office:value-type="float" office:value="-0.0364647635053897" calcext:value-type="float">
            <text:p>-0.04</text:p>
          </table:table-cell>
          <table:table-cell table:formula="of:=[.G21]/[.$H21]" office:value-type="float" office:value="0.932456095352109" calcext:value-type="float">
            <text:p>0.93</text:p>
          </table:table-cell>
          <table:table-cell table:style-name="ce4" table:formula="of:=DEGREES(ATAN2([.I21];[.J21]))" office:value-type="float" office:value="-5.79279649503216" calcext:value-type="float">
            <text:p>-5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17" calcext:value-type="float">
            <text:p>517</text:p>
          </table:table-cell>
          <table:table-cell table:style-name="Default" table:formula="of:=[.B22]-[.B$1]" office:value-type="float" office:value="138" calcext:value-type="float">
            <text:p>138</text:p>
          </table:table-cell>
          <table:table-cell table:style-name="Default" table:formula="of:=[.C22]-[.C$1]" office:value-type="float" office:value="-6" calcext:value-type="float">
            <text:p>-6</text:p>
          </table:table-cell>
          <table:table-cell table:style-name="Default" table:formula="of:=[.D22]-[.D$1]" office:value-type="float" office:value="381" calcext:value-type="float">
            <text:p>381</text:p>
          </table:table-cell>
          <table:table-cell table:formula="of:=SQRT([.E22]^2 + [.F22]^2 + [.G22]^2)" office:value-type="float" office:value="405.266578932929" calcext:value-type="float">
            <text:p>405.27</text:p>
          </table:table-cell>
          <table:table-cell table:style-name="ce4" table:formula="of:=[.E22]/[.$H22]" office:value-type="float" office:value="0.340516606040783" calcext:value-type="float">
            <text:p>0.34</text:p>
          </table:table-cell>
          <table:table-cell table:formula="of:=[.F22]/[.$H22]" office:value-type="float" office:value="-0.0148050698278601" calcext:value-type="float">
            <text:p>-0.01</text:p>
          </table:table-cell>
          <table:table-cell table:formula="of:=[.G22]/[.$H22]" office:value-type="float" office:value="0.940121934069118" calcext:value-type="float">
            <text:p>0.94</text:p>
          </table:table-cell>
          <table:table-cell table:style-name="ce4" table:formula="of:=DEGREES(ATAN2([.I22];[.J22]))" office:value-type="float" office:value="-2.48955292199916" calcext:value-type="float">
            <text:p>-2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3]-[.B$1]" office:value-type="float" office:value="136" calcext:value-type="float">
            <text:p>136</text:p>
          </table:table-cell>
          <table:table-cell table:style-name="Default" table:formula="of:=[.C23]-[.C$1]" office:value-type="float" office:value="-9" calcext:value-type="float">
            <text:p>-9</text:p>
          </table:table-cell>
          <table:table-cell table:style-name="Default" table:formula="of:=[.D23]-[.D$1]" office:value-type="float" office:value="367" calcext:value-type="float">
            <text:p>367</text:p>
          </table:table-cell>
          <table:table-cell table:formula="of:=SQRT([.E23]^2 + [.F23]^2 + [.G23]^2)" office:value-type="float" office:value="391.492017798575" calcext:value-type="float">
            <text:p>391.49</text:p>
          </table:table-cell>
          <table:table-cell table:style-name="ce4" table:formula="of:=[.E23]/[.$H23]" office:value-type="float" office:value="0.347388947454793" calcext:value-type="float">
            <text:p>0.35</text:p>
          </table:table-cell>
          <table:table-cell table:formula="of:=[.F23]/[.$H23]" office:value-type="float" office:value="-0.0229889744639201" calcext:value-type="float">
            <text:p>-0.02</text:p>
          </table:table-cell>
          <table:table-cell table:formula="of:=[.G23]/[.$H23]" office:value-type="float" office:value="0.937439292028742" calcext:value-type="float">
            <text:p>0.94</text:p>
          </table:table-cell>
          <table:table-cell table:style-name="ce4" table:formula="of:=DEGREES(ATAN2([.I23];[.J23]))" office:value-type="float" office:value="-3.78611203538158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24]-[.B$1]" office:value-type="float" office:value="125" calcext:value-type="float">
            <text:p>125</text:p>
          </table:table-cell>
          <table:table-cell table:style-name="Default" table:formula="of:=[.C24]-[.C$1]" office:value-type="float" office:value="-5" calcext:value-type="float">
            <text:p>-5</text:p>
          </table:table-cell>
          <table:table-cell table:style-name="Default" table:formula="of:=[.D24]-[.D$1]" office:value-type="float" office:value="357" calcext:value-type="float">
            <text:p>357</text:p>
          </table:table-cell>
          <table:table-cell table:formula="of:=SQRT([.E24]^2 + [.F24]^2 + [.G24]^2)" office:value-type="float" office:value="378.284284632603" calcext:value-type="float">
            <text:p>378.28</text:p>
          </table:table-cell>
          <table:table-cell table:style-name="ce4" table:formula="of:=[.E24]/[.$H24]" office:value-type="float" office:value="0.330439315292737" calcext:value-type="float">
            <text:p>0.33</text:p>
          </table:table-cell>
          <table:table-cell table:formula="of:=[.F24]/[.$H24]" office:value-type="float" office:value="-0.0132175726117095" calcext:value-type="float">
            <text:p>-0.01</text:p>
          </table:table-cell>
          <table:table-cell table:formula="of:=[.G24]/[.$H24]" office:value-type="float" office:value="0.943734684476056" calcext:value-type="float">
            <text:p>0.94</text:p>
          </table:table-cell>
          <table:table-cell table:style-name="ce4" table:formula="of:=DEGREES(ATAN2([.I24];[.J24]))" office:value-type="float" office:value="-2.29061004263853" calcext:value-type="float">
            <text:p>-2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11" calcext:value-type="float">
            <text:p>511</text:p>
          </table:table-cell>
          <table:table-cell table:style-name="Default" table:formula="of:=[.B25]-[.B$1]" office:value-type="float" office:value="132" calcext:value-type="float">
            <text:p>132</text:p>
          </table:table-cell>
          <table:table-cell table:style-name="Default" table:formula="of:=[.C25]-[.C$1]" office:value-type="float" office:value="-5" calcext:value-type="float">
            <text:p>-5</text:p>
          </table:table-cell>
          <table:table-cell table:style-name="Default" table:formula="of:=[.D25]-[.D$1]" office:value-type="float" office:value="375" calcext:value-type="float">
            <text:p>375</text:p>
          </table:table-cell>
          <table:table-cell table:formula="of:=SQRT([.E25]^2 + [.F25]^2 + [.G25]^2)" office:value-type="float" office:value="397.585210992562" calcext:value-type="float">
            <text:p>397.59</text:p>
          </table:table-cell>
          <table:table-cell table:style-name="ce4" table:formula="of:=[.E25]/[.$H25]" office:value-type="float" office:value="0.332004300840228" calcext:value-type="float">
            <text:p>0.33</text:p>
          </table:table-cell>
          <table:table-cell table:formula="of:=[.F25]/[.$H25]" office:value-type="float" office:value="-0.0125759204863723" calcext:value-type="float">
            <text:p>-0.01</text:p>
          </table:table-cell>
          <table:table-cell table:formula="of:=[.G25]/[.$H25]" office:value-type="float" office:value="0.94319403647792" calcext:value-type="float">
            <text:p>0.94</text:p>
          </table:table-cell>
          <table:table-cell table:style-name="ce4" table:formula="of:=DEGREES(ATAN2([.I25];[.J25]))" office:value-type="float" office:value="-2.16925758972851" calcext:value-type="float">
            <text:p>-2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6]-[.B$1]" office:value-type="float" office:value="132" calcext:value-type="float">
            <text:p>132</text:p>
          </table:table-cell>
          <table:table-cell table:style-name="Default" table:formula="of:=[.C26]-[.C$1]" office:value-type="float" office:value="-8" calcext:value-type="float">
            <text:p>-8</text:p>
          </table:table-cell>
          <table:table-cell table:style-name="Default" table:formula="of:=[.D26]-[.D$1]" office:value-type="float" office:value="370" calcext:value-type="float">
            <text:p>370</text:p>
          </table:table-cell>
          <table:table-cell table:formula="of:=SQRT([.E26]^2 + [.F26]^2 + [.G26]^2)" office:value-type="float" office:value="392.922384193113" calcext:value-type="float">
            <text:p>392.92</text:p>
          </table:table-cell>
          <table:table-cell table:style-name="ce4" table:formula="of:=[.E26]/[.$H26]" office:value-type="float" office:value="0.335944210129614" calcext:value-type="float">
            <text:p>0.34</text:p>
          </table:table-cell>
          <table:table-cell table:formula="of:=[.F26]/[.$H26]" office:value-type="float" office:value="-0.0203602551593706" calcext:value-type="float">
            <text:p>-0.02</text:p>
          </table:table-cell>
          <table:table-cell table:formula="of:=[.G26]/[.$H26]" office:value-type="float" office:value="0.941661801120888" calcext:value-type="float">
            <text:p>0.94</text:p>
          </table:table-cell>
          <table:table-cell table:style-name="ce4" table:formula="of:=DEGREES(ATAN2([.I26];[.J26]))" office:value-type="float" office:value="-3.46822925891715" calcext:value-type="float">
            <text:p>-3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7]-[.B$1]" office:value-type="float" office:value="144" calcext:value-type="float">
            <text:p>144</text:p>
          </table:table-cell>
          <table:table-cell table:style-name="Default" table:formula="of:=[.C27]-[.C$1]" office:value-type="float" office:value="-8" calcext:value-type="float">
            <text:p>-8</text:p>
          </table:table-cell>
          <table:table-cell table:style-name="Default" table:formula="of:=[.D27]-[.D$1]" office:value-type="float" office:value="370" calcext:value-type="float">
            <text:p>370</text:p>
          </table:table-cell>
          <table:table-cell table:formula="of:=SQRT([.E27]^2 + [.F27]^2 + [.G27]^2)" office:value-type="float" office:value="397.114593033296" calcext:value-type="float">
            <text:p>397.11</text:p>
          </table:table-cell>
          <table:table-cell table:style-name="ce4" table:formula="of:=[.E27]/[.$H27]" office:value-type="float" office:value="0.362615734919433" calcext:value-type="float">
            <text:p>0.36</text:p>
          </table:table-cell>
          <table:table-cell table:formula="of:=[.F27]/[.$H27]" office:value-type="float" office:value="-0.0201453186066352" calcext:value-type="float">
            <text:p>-0.02</text:p>
          </table:table-cell>
          <table:table-cell table:formula="of:=[.G27]/[.$H27]" office:value-type="float" office:value="0.931720985556876" calcext:value-type="float">
            <text:p>0.93</text:p>
          </table:table-cell>
          <table:table-cell table:style-name="ce4" table:formula="of:=DEGREES(ATAN2([.I27];[.J27]))" office:value-type="float" office:value="-3.17983011986423" calcext:value-type="float">
            <text:p>-3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28]-[.B$1]" office:value-type="float" office:value="130" calcext:value-type="float">
            <text:p>130</text:p>
          </table:table-cell>
          <table:table-cell table:style-name="Default" table:formula="of:=[.C28]-[.C$1]" office:value-type="float" office:value="-3" calcext:value-type="float">
            <text:p>-3</text:p>
          </table:table-cell>
          <table:table-cell table:style-name="Default" table:formula="of:=[.D28]-[.D$1]" office:value-type="float" office:value="361" calcext:value-type="float">
            <text:p>361</text:p>
          </table:table-cell>
          <table:table-cell table:formula="of:=SQRT([.E28]^2 + [.F28]^2 + [.G28]^2)" office:value-type="float" office:value="383.705616325849" calcext:value-type="float">
            <text:p>383.71</text:p>
          </table:table-cell>
          <table:table-cell table:style-name="ce4" table:formula="of:=[.E28]/[.$H28]" office:value-type="float" office:value="0.338801400002448" calcext:value-type="float">
            <text:p>0.34</text:p>
          </table:table-cell>
          <table:table-cell table:formula="of:=[.F28]/[.$H28]" office:value-type="float" office:value="-0.00781849384621034" calcext:value-type="float">
            <text:p>-0.01</text:p>
          </table:table-cell>
          <table:table-cell table:formula="of:=[.G28]/[.$H28]" office:value-type="float" office:value="0.940825426160644" calcext:value-type="float">
            <text:p>0.94</text:p>
          </table:table-cell>
          <table:table-cell table:style-name="ce4" table:formula="of:=DEGREES(ATAN2([.I28];[.J28]))" office:value-type="float" office:value="-1.32197565953698" calcext:value-type="float">
            <text:p>-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29]-[.B$1]" office:value-type="float" office:value="126" calcext:value-type="float">
            <text:p>126</text:p>
          </table:table-cell>
          <table:table-cell table:style-name="Default" table:formula="of:=[.C29]-[.C$1]" office:value-type="float" office:value="-9" calcext:value-type="float">
            <text:p>-9</text:p>
          </table:table-cell>
          <table:table-cell table:style-name="Default" table:formula="of:=[.D29]-[.D$1]" office:value-type="float" office:value="355" calcext:value-type="float">
            <text:p>355</text:p>
          </table:table-cell>
          <table:table-cell table:formula="of:=SQRT([.E29]^2 + [.F29]^2 + [.G29]^2)" office:value-type="float" office:value="376.804989351256" calcext:value-type="float">
            <text:p>376.80</text:p>
          </table:table-cell>
          <table:table-cell table:style-name="ce4" table:formula="of:=[.E29]/[.$H29]" office:value-type="float" office:value="0.334390476667875" calcext:value-type="float">
            <text:p>0.33</text:p>
          </table:table-cell>
          <table:table-cell table:formula="of:=[.F29]/[.$H29]" office:value-type="float" office:value="-0.0238850340477054" calcext:value-type="float">
            <text:p>-0.02</text:p>
          </table:table-cell>
          <table:table-cell table:formula="of:=[.G29]/[.$H29]" office:value-type="float" office:value="0.942131898548378" calcext:value-type="float">
            <text:p>0.94</text:p>
          </table:table-cell>
          <table:table-cell table:style-name="ce4" table:formula="of:=DEGREES(ATAN2([.I29];[.J29]))" office:value-type="float" office:value="-4.08561677997488" calcext:value-type="float">
            <text:p>-4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0]-[.B$1]" office:value-type="float" office:value="126" calcext:value-type="float">
            <text:p>126</text:p>
          </table:table-cell>
          <table:table-cell table:style-name="Default" table:formula="of:=[.C30]-[.C$1]" office:value-type="float" office:value="1" calcext:value-type="float">
            <text:p>1</text:p>
          </table:table-cell>
          <table:table-cell table:style-name="Default" table:formula="of:=[.D30]-[.D$1]" office:value-type="float" office:value="365" calcext:value-type="float">
            <text:p>365</text:p>
          </table:table-cell>
          <table:table-cell table:formula="of:=SQRT([.E30]^2 + [.F30]^2 + [.G30]^2)" office:value-type="float" office:value="386.137281287368" calcext:value-type="float">
            <text:p>386.14</text:p>
          </table:table-cell>
          <table:table-cell table:style-name="ce4" table:formula="of:=[.E30]/[.$H30]" office:value-type="float" office:value="0.326308818407589" calcext:value-type="float">
            <text:p>0.33</text:p>
          </table:table-cell>
          <table:table-cell table:formula="of:=[.F30]/[.$H30]" office:value-type="float" office:value="0.00258975252704436" calcext:value-type="float">
            <text:p>0.00</text:p>
          </table:table-cell>
          <table:table-cell table:formula="of:=[.G30]/[.$H30]" office:value-type="float" office:value="0.945259672371191" calcext:value-type="float">
            <text:p>0.95</text:p>
          </table:table-cell>
          <table:table-cell table:style-name="ce4" table:formula="of:=DEGREES(ATAN2([.I30];[.J30]))" office:value-type="float" office:value="0.454718861693143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1]-[.B$1]" office:value-type="float" office:value="131" calcext:value-type="float">
            <text:p>131</text:p>
          </table:table-cell>
          <table:table-cell table:style-name="Default" table:formula="of:=[.C31]-[.C$1]" office:value-type="float" office:value="-4" calcext:value-type="float">
            <text:p>-4</text:p>
          </table:table-cell>
          <table:table-cell table:style-name="Default" table:formula="of:=[.D31]-[.D$1]" office:value-type="float" office:value="360" calcext:value-type="float">
            <text:p>360</text:p>
          </table:table-cell>
          <table:table-cell table:formula="of:=SQRT([.E31]^2 + [.F31]^2 + [.G31]^2)" office:value-type="float" office:value="383.114865281941" calcext:value-type="float">
            <text:p>383.11</text:p>
          </table:table-cell>
          <table:table-cell table:style-name="ce4" table:formula="of:=[.E31]/[.$H31]" office:value-type="float" office:value="0.34193400431903" calcext:value-type="float">
            <text:p>0.34</text:p>
          </table:table-cell>
          <table:table-cell table:formula="of:=[.F31]/[.$H31]" office:value-type="float" office:value="-0.0104407329563063" calcext:value-type="float">
            <text:p>-0.01</text:p>
          </table:table-cell>
          <table:table-cell table:formula="of:=[.G31]/[.$H31]" office:value-type="float" office:value="0.939665966067564" calcext:value-type="float">
            <text:p>0.94</text:p>
          </table:table-cell>
          <table:table-cell table:style-name="ce4" table:formula="of:=DEGREES(ATAN2([.I31];[.J31]))" office:value-type="float" office:value="-1.74894604455423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2]-[.B$1]" office:value-type="float" office:value="130" calcext:value-type="float">
            <text:p>130</text:p>
          </table:table-cell>
          <table:table-cell table:style-name="Default" table:formula="of:=[.C32]-[.C$1]" office:value-type="float" office:value="-8" calcext:value-type="float">
            <text:p>-8</text:p>
          </table:table-cell>
          <table:table-cell table:style-name="Default" table:formula="of:=[.D32]-[.D$1]" office:value-type="float" office:value="366" calcext:value-type="float">
            <text:p>366</text:p>
          </table:table-cell>
          <table:table-cell table:formula="of:=SQRT([.E32]^2 + [.F32]^2 + [.G32]^2)" office:value-type="float" office:value="388.484233914325" calcext:value-type="float">
            <text:p>388.48</text:p>
          </table:table-cell>
          <table:table-cell table:style-name="ce4" table:formula="of:=[.E32]/[.$H32]" office:value-type="float" office:value="0.334633914715493" calcext:value-type="float">
            <text:p>0.33</text:p>
          </table:table-cell>
          <table:table-cell table:formula="of:=[.F32]/[.$H32]" office:value-type="float" office:value="-0.0205928562901842" calcext:value-type="float">
            <text:p>-0.02</text:p>
          </table:table-cell>
          <table:table-cell table:formula="of:=[.G32]/[.$H32]" office:value-type="float" office:value="0.942123175275927" calcext:value-type="float">
            <text:p>0.94</text:p>
          </table:table-cell>
          <table:table-cell table:style-name="ce4" table:formula="of:=DEGREES(ATAN2([.I32];[.J32]))" office:value-type="float" office:value="-3.52145337692224" calcext:value-type="float">
            <text:p>-3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33]-[.B$1]" office:value-type="float" office:value="136" calcext:value-type="float">
            <text:p>136</text:p>
          </table:table-cell>
          <table:table-cell table:style-name="Default" table:formula="of:=[.C33]-[.C$1]" office:value-type="float" office:value="-9" calcext:value-type="float">
            <text:p>-9</text:p>
          </table:table-cell>
          <table:table-cell table:style-name="Default" table:formula="of:=[.D33]-[.D$1]" office:value-type="float" office:value="355" calcext:value-type="float">
            <text:p>355</text:p>
          </table:table-cell>
          <table:table-cell table:formula="of:=SQRT([.E33]^2 + [.F33]^2 + [.G33]^2)" office:value-type="float" office:value="380.265696585953" calcext:value-type="float">
            <text:p>380.27</text:p>
          </table:table-cell>
          <table:table-cell table:style-name="ce4" table:formula="of:=[.E33]/[.$H33]" office:value-type="float" office:value="0.357644671136565" calcext:value-type="float">
            <text:p>0.36</text:p>
          </table:table-cell>
          <table:table-cell table:formula="of:=[.F33]/[.$H33]" office:value-type="float" office:value="-0.023667662060508" calcext:value-type="float">
            <text:p>-0.02</text:p>
          </table:table-cell>
          <table:table-cell table:formula="of:=[.G33]/[.$H33]" office:value-type="float" office:value="0.933557781275593" calcext:value-type="float">
            <text:p>0.93</text:p>
          </table:table-cell>
          <table:table-cell table:style-name="ce4" table:formula="of:=DEGREES(ATAN2([.I33];[.J33]))" office:value-type="float" office:value="-3.78611203538158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4]-[.B$1]" office:value-type="float" office:value="130" calcext:value-type="float">
            <text:p>130</text:p>
          </table:table-cell>
          <table:table-cell table:style-name="Default" table:formula="of:=[.C34]-[.C$1]" office:value-type="float" office:value="-10" calcext:value-type="float">
            <text:p>-10</text:p>
          </table:table-cell>
          <table:table-cell table:style-name="Default" table:formula="of:=[.D34]-[.D$1]" office:value-type="float" office:value="366" calcext:value-type="float">
            <text:p>366</text:p>
          </table:table-cell>
          <table:table-cell table:formula="of:=SQRT([.E34]^2 + [.F34]^2 + [.G34]^2)" office:value-type="float" office:value="388.530565078219" calcext:value-type="float">
            <text:p>388.53</text:p>
          </table:table-cell>
          <table:table-cell table:style-name="ce4" table:formula="of:=[.E34]/[.$H34]" office:value-type="float" office:value="0.334594010573733" calcext:value-type="float">
            <text:p>0.33</text:p>
          </table:table-cell>
          <table:table-cell table:formula="of:=[.F34]/[.$H34]" office:value-type="float" office:value="-0.0257380008133641" calcext:value-type="float">
            <text:p>-0.03</text:p>
          </table:table-cell>
          <table:table-cell table:formula="of:=[.G34]/[.$H34]" office:value-type="float" office:value="0.942010829769125" calcext:value-type="float">
            <text:p>0.94</text:p>
          </table:table-cell>
          <table:table-cell table:style-name="ce4" table:formula="of:=DEGREES(ATAN2([.I34];[.J34]))" office:value-type="float" office:value="-4.39870535499553" calcext:value-type="float">
            <text:p>-4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5]-[.B$1]" office:value-type="float" office:value="123" calcext:value-type="float">
            <text:p>123</text:p>
          </table:table-cell>
          <table:table-cell table:style-name="Default" table:formula="of:=[.C35]-[.C$1]" office:value-type="float" office:value="-10" calcext:value-type="float">
            <text:p>-10</text:p>
          </table:table-cell>
          <table:table-cell table:style-name="Default" table:formula="of:=[.D35]-[.D$1]" office:value-type="float" office:value="366" calcext:value-type="float">
            <text:p>366</text:p>
          </table:table-cell>
          <table:table-cell table:formula="of:=SQRT([.E35]^2 + [.F35]^2 + [.G35]^2)" office:value-type="float" office:value="386.244741064522" calcext:value-type="float">
            <text:p>386.24</text:p>
          </table:table-cell>
          <table:table-cell table:style-name="ce4" table:formula="of:=[.E35]/[.$H35]" office:value-type="float" office:value="0.318450937768115" calcext:value-type="float">
            <text:p>0.32</text:p>
          </table:table-cell>
          <table:table-cell table:formula="of:=[.F35]/[.$H35]" office:value-type="float" office:value="-0.0258903201437492" calcext:value-type="float">
            <text:p>-0.03</text:p>
          </table:table-cell>
          <table:table-cell table:formula="of:=[.G35]/[.$H35]" office:value-type="float" office:value="0.947585717261221" calcext:value-type="float">
            <text:p>0.95</text:p>
          </table:table-cell>
          <table:table-cell table:style-name="ce4" table:formula="of:=DEGREES(ATAN2([.I35];[.J35]))" office:value-type="float" office:value="-4.64797069138703" calcext:value-type="float">
            <text:p>-4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6]-[.B$1]" office:value-type="float" office:value="130" calcext:value-type="float">
            <text:p>130</text:p>
          </table:table-cell>
          <table:table-cell table:style-name="Default" table:formula="of:=[.C36]-[.C$1]" office:value-type="float" office:value="-8" calcext:value-type="float">
            <text:p>-8</text:p>
          </table:table-cell>
          <table:table-cell table:style-name="Default" table:formula="of:=[.D36]-[.D$1]" office:value-type="float" office:value="366" calcext:value-type="float">
            <text:p>366</text:p>
          </table:table-cell>
          <table:table-cell table:formula="of:=SQRT([.E36]^2 + [.F36]^2 + [.G36]^2)" office:value-type="float" office:value="388.484233914325" calcext:value-type="float">
            <text:p>388.48</text:p>
          </table:table-cell>
          <table:table-cell table:style-name="ce4" table:formula="of:=[.E36]/[.$H36]" office:value-type="float" office:value="0.334633914715493" calcext:value-type="float">
            <text:p>0.33</text:p>
          </table:table-cell>
          <table:table-cell table:formula="of:=[.F36]/[.$H36]" office:value-type="float" office:value="-0.0205928562901842" calcext:value-type="float">
            <text:p>-0.02</text:p>
          </table:table-cell>
          <table:table-cell table:formula="of:=[.G36]/[.$H36]" office:value-type="float" office:value="0.942123175275927" calcext:value-type="float">
            <text:p>0.94</text:p>
          </table:table-cell>
          <table:table-cell table:style-name="ce4" table:formula="of:=DEGREES(ATAN2([.I36];[.J36]))" office:value-type="float" office:value="-3.52145337692224" calcext:value-type="float">
            <text:p>-3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7]-[.B$1]" office:value-type="float" office:value="131" calcext:value-type="float">
            <text:p>131</text:p>
          </table:table-cell>
          <table:table-cell table:style-name="Default" table:formula="of:=[.C37]-[.C$1]" office:value-type="float" office:value="-9" calcext:value-type="float">
            <text:p>-9</text:p>
          </table:table-cell>
          <table:table-cell table:style-name="Default" table:formula="of:=[.D37]-[.D$1]" office:value-type="float" office:value="362" calcext:value-type="float">
            <text:p>362</text:p>
          </table:table-cell>
          <table:table-cell table:formula="of:=SQRT([.E37]^2 + [.F37]^2 + [.G37]^2)" office:value-type="float" office:value="385.079212630337" calcext:value-type="float">
            <text:p>385.08</text:p>
          </table:table-cell>
          <table:table-cell table:style-name="ce4" table:formula="of:=[.E37]/[.$H37]" office:value-type="float" office:value="0.340189747208598" calcext:value-type="float">
            <text:p>0.34</text:p>
          </table:table-cell>
          <table:table-cell table:formula="of:=[.F37]/[.$H37]" office:value-type="float" office:value="-0.0233718146937204" calcext:value-type="float">
            <text:p>-0.02</text:p>
          </table:table-cell>
          <table:table-cell table:formula="of:=[.G37]/[.$H37]" office:value-type="float" office:value="0.940066324347422" calcext:value-type="float">
            <text:p>0.94</text:p>
          </table:table-cell>
          <table:table-cell table:style-name="ce4" table:formula="of:=DEGREES(ATAN2([.I37];[.J37]))" office:value-type="float" office:value="-3.93017554572548" calcext:value-type="float">
            <text:p>-3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8]-[.B$1]" office:value-type="float" office:value="143" calcext:value-type="float">
            <text:p>143</text:p>
          </table:table-cell>
          <table:table-cell table:style-name="Default" table:formula="of:=[.C38]-[.C$1]" office:value-type="float" office:value="-11" calcext:value-type="float">
            <text:p>-11</text:p>
          </table:table-cell>
          <table:table-cell table:style-name="Default" table:formula="of:=[.D38]-[.D$1]" office:value-type="float" office:value="369" calcext:value-type="float">
            <text:p>369</text:p>
          </table:table-cell>
          <table:table-cell table:formula="of:=SQRT([.E38]^2 + [.F38]^2 + [.G38]^2)" office:value-type="float" office:value="395.892662220456" calcext:value-type="float">
            <text:p>395.89</text:p>
          </table:table-cell>
          <table:table-cell table:style-name="ce4" table:formula="of:=[.E38]/[.$H38]" office:value-type="float" office:value="0.361209018621238" calcext:value-type="float">
            <text:p>0.36</text:p>
          </table:table-cell>
          <table:table-cell table:formula="of:=[.F38]/[.$H38]" office:value-type="float" office:value="-0.0277853091247106" calcext:value-type="float">
            <text:p>-0.03</text:p>
          </table:table-cell>
          <table:table-cell table:formula="of:=[.G38]/[.$H38]" office:value-type="float" office:value="0.932070824274382" calcext:value-type="float">
            <text:p>0.93</text:p>
          </table:table-cell>
          <table:table-cell table:style-name="ce4" table:formula="of:=DEGREES(ATAN2([.I38];[.J38]))" office:value-type="float" office:value="-4.39870535499553" calcext:value-type="float">
            <text:p>-4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9]-[.B$1]" office:value-type="float" office:value="132" calcext:value-type="float">
            <text:p>132</text:p>
          </table:table-cell>
          <table:table-cell table:style-name="Default" table:formula="of:=[.C39]-[.C$1]" office:value-type="float" office:value="-3" calcext:value-type="float">
            <text:p>-3</text:p>
          </table:table-cell>
          <table:table-cell table:style-name="Default" table:formula="of:=[.D39]-[.D$1]" office:value-type="float" office:value="364" calcext:value-type="float">
            <text:p>364</text:p>
          </table:table-cell>
          <table:table-cell table:formula="of:=SQRT([.E39]^2 + [.F39]^2 + [.G39]^2)" office:value-type="float" office:value="387.206663165809" calcext:value-type="float">
            <text:p>387.21</text:p>
          </table:table-cell>
          <table:table-cell table:style-name="ce4" table:formula="of:=[.E39]/[.$H39]" office:value-type="float" office:value="0.340903224445482" calcext:value-type="float">
            <text:p>0.34</text:p>
          </table:table-cell>
          <table:table-cell table:formula="of:=[.F39]/[.$H39]" office:value-type="float" office:value="-0.00774780055557915" calcext:value-type="float">
            <text:p>-0.01</text:p>
          </table:table-cell>
          <table:table-cell table:formula="of:=[.G39]/[.$H39]" office:value-type="float" office:value="0.94006646741027" calcext:value-type="float">
            <text:p>0.94</text:p>
          </table:table-cell>
          <table:table-cell table:style-name="ce4" table:formula="of:=DEGREES(ATAN2([.I39];[.J39]))" office:value-type="float" office:value="-1.30195267257888" calcext:value-type="float">
            <text:p>-1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40]-[.B$1]" office:value-type="float" office:value="134" calcext:value-type="float">
            <text:p>134</text:p>
          </table:table-cell>
          <table:table-cell table:style-name="Default" table:formula="of:=[.C40]-[.C$1]" office:value-type="float" office:value="6" calcext:value-type="float">
            <text:p>6</text:p>
          </table:table-cell>
          <table:table-cell table:style-name="Default" table:formula="of:=[.D40]-[.D$1]" office:value-type="float" office:value="360" calcext:value-type="float">
            <text:p>360</text:p>
          </table:table-cell>
          <table:table-cell table:formula="of:=SQRT([.E40]^2 + [.F40]^2 + [.G40]^2)" office:value-type="float" office:value="384.177042520763" calcext:value-type="float">
            <text:p>384.18</text:p>
          </table:table-cell>
          <table:table-cell table:style-name="ce4" table:formula="of:=[.E40]/[.$H40]" office:value-type="float" office:value="0.348797520853313" calcext:value-type="float">
            <text:p>0.35</text:p>
          </table:table-cell>
          <table:table-cell table:formula="of:=[.F40]/[.$H40]" office:value-type="float" office:value="0.0156177994411931" calcext:value-type="float">
            <text:p>0.02</text:p>
          </table:table-cell>
          <table:table-cell table:formula="of:=[.G40]/[.$H40]" office:value-type="float" office:value="0.937067966471588" calcext:value-type="float">
            <text:p>0.94</text:p>
          </table:table-cell>
          <table:table-cell table:style-name="ce4" table:formula="of:=DEGREES(ATAN2([.I40];[.J40]))" office:value-type="float" office:value="2.563770211465" calcext:value-type="float">
            <text:p>2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41]-[.B$1]" office:value-type="float" office:value="132" calcext:value-type="float">
            <text:p>132</text:p>
          </table:table-cell>
          <table:table-cell table:style-name="Default" table:formula="of:=[.C41]-[.C$1]" office:value-type="float" office:value="-15" calcext:value-type="float">
            <text:p>-15</text:p>
          </table:table-cell>
          <table:table-cell table:style-name="Default" table:formula="of:=[.D41]-[.D$1]" office:value-type="float" office:value="366" calcext:value-type="float">
            <text:p>366</text:p>
          </table:table-cell>
          <table:table-cell table:formula="of:=SQRT([.E41]^2 + [.F41]^2 + [.G41]^2)" office:value-type="float" office:value="389.364867444406" calcext:value-type="float">
            <text:p>389.36</text:p>
          </table:table-cell>
          <table:table-cell table:style-name="ce4" table:formula="of:=[.E41]/[.$H41]" office:value-type="float" office:value="0.33901363743057" calcext:value-type="float">
            <text:p>0.34</text:p>
          </table:table-cell>
          <table:table-cell table:formula="of:=[.F41]/[.$H41]" office:value-type="float" office:value="-0.0385242769807466" calcext:value-type="float">
            <text:p>-0.04</text:p>
          </table:table-cell>
          <table:table-cell table:formula="of:=[.G41]/[.$H41]" office:value-type="float" office:value="0.939992358330218" calcext:value-type="float">
            <text:p>0.94</text:p>
          </table:table-cell>
          <table:table-cell table:style-name="ce4" table:formula="of:=DEGREES(ATAN2([.I41];[.J41]))" office:value-type="float" office:value="-6.48307369289724" calcext:value-type="float">
            <text:p>-6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42]-[.B$1]" office:value-type="float" office:value="129" calcext:value-type="float">
            <text:p>129</text:p>
          </table:table-cell>
          <table:table-cell table:style-name="Default" table:formula="of:=[.C42]-[.C$1]" office:value-type="float" office:value="-4" calcext:value-type="float">
            <text:p>-4</text:p>
          </table:table-cell>
          <table:table-cell table:style-name="Default" table:formula="of:=[.D42]-[.D$1]" office:value-type="float" office:value="362" calcext:value-type="float">
            <text:p>362</text:p>
          </table:table-cell>
          <table:table-cell table:formula="of:=SQRT([.E42]^2 + [.F42]^2 + [.G42]^2)" office:value-type="float" office:value="384.31887801668" calcext:value-type="float">
            <text:p>384.32</text:p>
          </table:table-cell>
          <table:table-cell table:style-name="ce4" table:formula="of:=[.E42]/[.$H42]" office:value-type="float" office:value="0.33565876510079" calcext:value-type="float">
            <text:p>0.34</text:p>
          </table:table-cell>
          <table:table-cell table:formula="of:=[.F42]/[.$H42]" office:value-type="float" office:value="-0.0104080237240555" calcext:value-type="float">
            <text:p>-0.01</text:p>
          </table:table-cell>
          <table:table-cell table:formula="of:=[.G42]/[.$H42]" office:value-type="float" office:value="0.941926147027023" calcext:value-type="float">
            <text:p>0.94</text:p>
          </table:table-cell>
          <table:table-cell table:style-name="ce4" table:formula="of:=DEGREES(ATAN2([.I42];[.J42]))" office:value-type="float" office:value="-1.77604425335873" calcext:value-type="float">
            <text:p>-1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43]-[.B$1]" office:value-type="float" office:value="134" calcext:value-type="float">
            <text:p>134</text:p>
          </table:table-cell>
          <table:table-cell table:style-name="Default" table:formula="of:=[.C43]-[.C$1]" office:value-type="float" office:value="-6" calcext:value-type="float">
            <text:p>-6</text:p>
          </table:table-cell>
          <table:table-cell table:style-name="Default" table:formula="of:=[.D43]-[.D$1]" office:value-type="float" office:value="372" calcext:value-type="float">
            <text:p>372</text:p>
          </table:table-cell>
          <table:table-cell table:formula="of:=SQRT([.E43]^2 + [.F43]^2 + [.G43]^2)" office:value-type="float" office:value="395.444054197304" calcext:value-type="float">
            <text:p>395.44</text:p>
          </table:table-cell>
          <table:table-cell table:style-name="ce4" table:formula="of:=[.E43]/[.$H43]" office:value-type="float" office:value="0.338859564526773" calcext:value-type="float">
            <text:p>0.34</text:p>
          </table:table-cell>
          <table:table-cell table:formula="of:=[.F43]/[.$H43]" office:value-type="float" office:value="-0.0151728163220943" calcext:value-type="float">
            <text:p>-0.02</text:p>
          </table:table-cell>
          <table:table-cell table:formula="of:=[.G43]/[.$H43]" office:value-type="float" office:value="0.940714611969848" calcext:value-type="float">
            <text:p>0.94</text:p>
          </table:table-cell>
          <table:table-cell table:style-name="ce4" table:formula="of:=DEGREES(ATAN2([.I43];[.J43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44]-[.B$1]" office:value-type="float" office:value="135" calcext:value-type="float">
            <text:p>135</text:p>
          </table:table-cell>
          <table:table-cell table:style-name="Default" table:formula="of:=[.C44]-[.C$1]" office:value-type="float" office:value="-3" calcext:value-type="float">
            <text:p>-3</text:p>
          </table:table-cell>
          <table:table-cell table:style-name="Default" table:formula="of:=[.D44]-[.D$1]" office:value-type="float" office:value="370" calcext:value-type="float">
            <text:p>370</text:p>
          </table:table-cell>
          <table:table-cell table:formula="of:=SQRT([.E44]^2 + [.F44]^2 + [.G44]^2)" office:value-type="float" office:value="393.870537105786" calcext:value-type="float">
            <text:p>393.87</text:p>
          </table:table-cell>
          <table:table-cell table:style-name="ce4" table:formula="of:=[.E44]/[.$H44]" office:value-type="float" office:value="0.342752217497654" calcext:value-type="float">
            <text:p>0.34</text:p>
          </table:table-cell>
          <table:table-cell table:formula="of:=[.F44]/[.$H44]" office:value-type="float" office:value="-0.00761671594439231" calcext:value-type="float">
            <text:p>-0.01</text:p>
          </table:table-cell>
          <table:table-cell table:formula="of:=[.G44]/[.$H44]" office:value-type="float" office:value="0.939394966475052" calcext:value-type="float">
            <text:p>0.94</text:p>
          </table:table-cell>
          <table:table-cell table:style-name="ce4" table:formula="of:=DEGREES(ATAN2([.I44];[.J44]))" office:value-type="float" office:value="-1.27303002005671" calcext:value-type="float">
            <text:p>-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45]-[.B$1]" office:value-type="float" office:value="130" calcext:value-type="float">
            <text:p>130</text:p>
          </table:table-cell>
          <table:table-cell table:style-name="Default" table:formula="of:=[.C45]-[.C$1]" office:value-type="float" office:value="-8" calcext:value-type="float">
            <text:p>-8</text:p>
          </table:table-cell>
          <table:table-cell table:style-name="Default" table:formula="of:=[.D45]-[.D$1]" office:value-type="float" office:value="366" calcext:value-type="float">
            <text:p>366</text:p>
          </table:table-cell>
          <table:table-cell table:formula="of:=SQRT([.E45]^2 + [.F45]^2 + [.G45]^2)" office:value-type="float" office:value="388.484233914325" calcext:value-type="float">
            <text:p>388.48</text:p>
          </table:table-cell>
          <table:table-cell table:style-name="ce4" table:formula="of:=[.E45]/[.$H45]" office:value-type="float" office:value="0.334633914715493" calcext:value-type="float">
            <text:p>0.33</text:p>
          </table:table-cell>
          <table:table-cell table:formula="of:=[.F45]/[.$H45]" office:value-type="float" office:value="-0.0205928562901842" calcext:value-type="float">
            <text:p>-0.02</text:p>
          </table:table-cell>
          <table:table-cell table:formula="of:=[.G45]/[.$H45]" office:value-type="float" office:value="0.942123175275927" calcext:value-type="float">
            <text:p>0.94</text:p>
          </table:table-cell>
          <table:table-cell table:style-name="ce4" table:formula="of:=DEGREES(ATAN2([.I45];[.J45]))" office:value-type="float" office:value="-3.52145337692224" calcext:value-type="float">
            <text:p>-3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46]-[.B$1]" office:value-type="float" office:value="134" calcext:value-type="float">
            <text:p>134</text:p>
          </table:table-cell>
          <table:table-cell table:style-name="Default" table:formula="of:=[.C46]-[.C$1]" office:value-type="float" office:value="-6" calcext:value-type="float">
            <text:p>-6</text:p>
          </table:table-cell>
          <table:table-cell table:style-name="Default" table:formula="of:=[.D46]-[.D$1]" office:value-type="float" office:value="358" calcext:value-type="float">
            <text:p>358</text:p>
          </table:table-cell>
          <table:table-cell table:formula="of:=SQRT([.E46]^2 + [.F46]^2 + [.G46]^2)" office:value-type="float" office:value="382.303544320478" calcext:value-type="float">
            <text:p>382.30</text:p>
          </table:table-cell>
          <table:table-cell table:style-name="ce4" table:formula="of:=[.E46]/[.$H46]" office:value-type="float" office:value="0.350506821060676" calcext:value-type="float">
            <text:p>0.35</text:p>
          </table:table-cell>
          <table:table-cell table:formula="of:=[.F46]/[.$H46]" office:value-type="float" office:value="-0.0156943352713735" calcext:value-type="float">
            <text:p>-0.02</text:p>
          </table:table-cell>
          <table:table-cell table:formula="of:=[.G46]/[.$H46]" office:value-type="float" office:value="0.936428671191954" calcext:value-type="float">
            <text:p>0.94</text:p>
          </table:table-cell>
          <table:table-cell table:style-name="ce4" table:formula="of:=DEGREES(ATAN2([.I46];[.J46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47]-[.B$1]" office:value-type="float" office:value="131" calcext:value-type="float">
            <text:p>131</text:p>
          </table:table-cell>
          <table:table-cell table:style-name="Default" table:formula="of:=[.C47]-[.C$1]" office:value-type="float" office:value="-9" calcext:value-type="float">
            <text:p>-9</text:p>
          </table:table-cell>
          <table:table-cell table:style-name="Default" table:formula="of:=[.D47]-[.D$1]" office:value-type="float" office:value="362" calcext:value-type="float">
            <text:p>362</text:p>
          </table:table-cell>
          <table:table-cell table:formula="of:=SQRT([.E47]^2 + [.F47]^2 + [.G47]^2)" office:value-type="float" office:value="385.079212630337" calcext:value-type="float">
            <text:p>385.08</text:p>
          </table:table-cell>
          <table:table-cell table:style-name="ce4" table:formula="of:=[.E47]/[.$H47]" office:value-type="float" office:value="0.340189747208598" calcext:value-type="float">
            <text:p>0.34</text:p>
          </table:table-cell>
          <table:table-cell table:formula="of:=[.F47]/[.$H47]" office:value-type="float" office:value="-0.0233718146937204" calcext:value-type="float">
            <text:p>-0.02</text:p>
          </table:table-cell>
          <table:table-cell table:formula="of:=[.G47]/[.$H47]" office:value-type="float" office:value="0.940066324347422" calcext:value-type="float">
            <text:p>0.94</text:p>
          </table:table-cell>
          <table:table-cell table:style-name="ce4" table:formula="of:=DEGREES(ATAN2([.I47];[.J47]))" office:value-type="float" office:value="-3.93017554572548" calcext:value-type="float">
            <text:p>-3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48]-[.B$1]" office:value-type="float" office:value="134" calcext:value-type="float">
            <text:p>134</text:p>
          </table:table-cell>
          <table:table-cell table:style-name="Default" table:formula="of:=[.C48]-[.C$1]" office:value-type="float" office:value="-6" calcext:value-type="float">
            <text:p>-6</text:p>
          </table:table-cell>
          <table:table-cell table:style-name="Default" table:formula="of:=[.D48]-[.D$1]" office:value-type="float" office:value="365" calcext:value-type="float">
            <text:p>365</text:p>
          </table:table-cell>
          <table:table-cell table:formula="of:=SQRT([.E48]^2 + [.F48]^2 + [.G48]^2)" office:value-type="float" office:value="388.86630093131" calcext:value-type="float">
            <text:p>388.87</text:p>
          </table:table-cell>
          <table:table-cell table:style-name="ce4" table:formula="of:=[.E48]/[.$H48]" office:value-type="float" office:value="0.34459144358634" calcext:value-type="float">
            <text:p>0.34</text:p>
          </table:table-cell>
          <table:table-cell table:formula="of:=[.F48]/[.$H48]" office:value-type="float" office:value="-0.0154294676232689" calcext:value-type="float">
            <text:p>-0.02</text:p>
          </table:table-cell>
          <table:table-cell table:formula="of:=[.G48]/[.$H48]" office:value-type="float" office:value="0.938625947082194" calcext:value-type="float">
            <text:p>0.94</text:p>
          </table:table-cell>
          <table:table-cell table:style-name="ce4" table:formula="of:=DEGREES(ATAN2([.I48];[.J48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49]-[.B$1]" office:value-type="float" office:value="134" calcext:value-type="float">
            <text:p>134</text:p>
          </table:table-cell>
          <table:table-cell table:style-name="Default" table:formula="of:=[.C49]-[.C$1]" office:value-type="float" office:value="1" calcext:value-type="float">
            <text:p>1</text:p>
          </table:table-cell>
          <table:table-cell table:style-name="Default" table:formula="of:=[.D49]-[.D$1]" office:value-type="float" office:value="365" calcext:value-type="float">
            <text:p>365</text:p>
          </table:table-cell>
          <table:table-cell table:formula="of:=SQRT([.E49]^2 + [.F49]^2 + [.G49]^2)" office:value-type="float" office:value="388.821295713082" calcext:value-type="float">
            <text:p>388.82</text:p>
          </table:table-cell>
          <table:table-cell table:style-name="ce4" table:formula="of:=[.E49]/[.$H49]" office:value-type="float" office:value="0.344631329295505" calcext:value-type="float">
            <text:p>0.34</text:p>
          </table:table-cell>
          <table:table-cell table:formula="of:=[.F49]/[.$H49]" office:value-type="float" office:value="0.0025718755917575" calcext:value-type="float">
            <text:p>0.00</text:p>
          </table:table-cell>
          <table:table-cell table:formula="of:=[.G49]/[.$H49]" office:value-type="float" office:value="0.938734590991487" calcext:value-type="float">
            <text:p>0.94</text:p>
          </table:table-cell>
          <table:table-cell table:style-name="ce4" table:formula="of:=DEGREES(ATAN2([.I49];[.J49]))" office:value-type="float" office:value="0.427572506833408" calcext:value-type="float">
            <text:p>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50]-[.B$1]" office:value-type="float" office:value="134" calcext:value-type="float">
            <text:p>134</text:p>
          </table:table-cell>
          <table:table-cell table:style-name="Default" table:formula="of:=[.C50]-[.C$1]" office:value-type="float" office:value="-11" calcext:value-type="float">
            <text:p>-11</text:p>
          </table:table-cell>
          <table:table-cell table:style-name="Default" table:formula="of:=[.D50]-[.D$1]" office:value-type="float" office:value="367" calcext:value-type="float">
            <text:p>367</text:p>
          </table:table-cell>
          <table:table-cell table:formula="of:=SQRT([.E50]^2 + [.F50]^2 + [.G50]^2)" office:value-type="float" office:value="390.852913510952" calcext:value-type="float">
            <text:p>390.85</text:p>
          </table:table-cell>
          <table:table-cell table:style-name="ce4" table:formula="of:=[.E50]/[.$H50]" office:value-type="float" office:value="0.342839967076886" calcext:value-type="float">
            <text:p>0.34</text:p>
          </table:table-cell>
          <table:table-cell table:formula="of:=[.F50]/[.$H50]" office:value-type="float" office:value="-0.0281435793869086" calcext:value-type="float">
            <text:p>-0.03</text:p>
          </table:table-cell>
          <table:table-cell table:formula="of:=[.G50]/[.$H50]" office:value-type="float" office:value="0.93897214863595" calcext:value-type="float">
            <text:p>0.94</text:p>
          </table:table-cell>
          <table:table-cell table:style-name="ce4" table:formula="of:=DEGREES(ATAN2([.I50];[.J50]))" office:value-type="float" office:value="-4.69286250558984" calcext:value-type="float">
            <text:p>-4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51]-[.B$1]" office:value-type="float" office:value="137" calcext:value-type="float">
            <text:p>137</text:p>
          </table:table-cell>
          <table:table-cell table:style-name="Default" table:formula="of:=[.C51]-[.C$1]" office:value-type="float" office:value="-3" calcext:value-type="float">
            <text:p>-3</text:p>
          </table:table-cell>
          <table:table-cell table:style-name="Default" table:formula="of:=[.D51]-[.D$1]" office:value-type="float" office:value="361" calcext:value-type="float">
            <text:p>361</text:p>
          </table:table-cell>
          <table:table-cell table:formula="of:=SQRT([.E51]^2 + [.F51]^2 + [.G51]^2)" office:value-type="float" office:value="386.133396639037" calcext:value-type="float">
            <text:p>386.13</text:p>
          </table:table-cell>
          <table:table-cell table:style-name="ce4" table:formula="of:=[.E51]/[.$H51]" office:value-type="float" office:value="0.354799665588288" calcext:value-type="float">
            <text:p>0.35</text:p>
          </table:table-cell>
          <table:table-cell table:formula="of:=[.F51]/[.$H51]" office:value-type="float" office:value="-0.00776933574280922" calcext:value-type="float">
            <text:p>-0.01</text:p>
          </table:table-cell>
          <table:table-cell table:formula="of:=[.G51]/[.$H51]" office:value-type="float" office:value="0.934910067718042" calcext:value-type="float">
            <text:p>0.93</text:p>
          </table:table-cell>
          <table:table-cell table:style-name="ce4" table:formula="of:=DEGREES(ATAN2([.I51];[.J51]))" office:value-type="float" office:value="-1.25445162268154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52]-[.B$1]" office:value-type="float" office:value="136" calcext:value-type="float">
            <text:p>136</text:p>
          </table:table-cell>
          <table:table-cell table:style-name="Default" table:formula="of:=[.C52]-[.C$1]" office:value-type="float" office:value="-11" calcext:value-type="float">
            <text:p>-11</text:p>
          </table:table-cell>
          <table:table-cell table:style-name="Default" table:formula="of:=[.D52]-[.D$1]" office:value-type="float" office:value="372" calcext:value-type="float">
            <text:p>372</text:p>
          </table:table-cell>
          <table:table-cell table:formula="of:=SQRT([.E52]^2 + [.F52]^2 + [.G52]^2)" office:value-type="float" office:value="396.233517007332" calcext:value-type="float">
            <text:p>396.23</text:p>
          </table:table-cell>
          <table:table-cell table:style-name="ce4" table:formula="of:=[.E52]/[.$H52]" office:value-type="float" office:value="0.343231943191427" calcext:value-type="float">
            <text:p>0.34</text:p>
          </table:table-cell>
          <table:table-cell table:formula="of:=[.F52]/[.$H52]" office:value-type="float" office:value="-0.0277614071698948" calcext:value-type="float">
            <text:p>-0.03</text:p>
          </table:table-cell>
          <table:table-cell table:formula="of:=[.G52]/[.$H52]" office:value-type="float" office:value="0.938840315200079" calcext:value-type="float">
            <text:p>0.94</text:p>
          </table:table-cell>
          <table:table-cell table:style-name="ce4" table:formula="of:=DEGREES(ATAN2([.I52];[.J52]))" office:value-type="float" office:value="-4.62415132842907" calcext:value-type="float">
            <text:p>-4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53]-[.B$1]" office:value-type="float" office:value="131" calcext:value-type="float">
            <text:p>131</text:p>
          </table:table-cell>
          <table:table-cell table:style-name="Default" table:formula="of:=[.C53]-[.C$1]" office:value-type="float" office:value="-9" calcext:value-type="float">
            <text:p>-9</text:p>
          </table:table-cell>
          <table:table-cell table:style-name="Default" table:formula="of:=[.D53]-[.D$1]" office:value-type="float" office:value="360" calcext:value-type="float">
            <text:p>360</text:p>
          </table:table-cell>
          <table:table-cell table:formula="of:=SQRT([.E53]^2 + [.F53]^2 + [.G53]^2)" office:value-type="float" office:value="383.199686847471" calcext:value-type="float">
            <text:p>383.20</text:p>
          </table:table-cell>
          <table:table-cell table:style-name="ce4" table:formula="of:=[.E53]/[.$H53]" office:value-type="float" office:value="0.341858316946233" calcext:value-type="float">
            <text:p>0.34</text:p>
          </table:table-cell>
          <table:table-cell table:formula="of:=[.F53]/[.$H53]" office:value-type="float" office:value="-0.0234864492558481" calcext:value-type="float">
            <text:p>-0.02</text:p>
          </table:table-cell>
          <table:table-cell table:formula="of:=[.G53]/[.$H53]" office:value-type="float" office:value="0.939457970233923" calcext:value-type="float">
            <text:p>0.94</text:p>
          </table:table-cell>
          <table:table-cell table:style-name="ce4" table:formula="of:=DEGREES(ATAN2([.I53];[.J53]))" office:value-type="float" office:value="-3.93017554572548" calcext:value-type="float">
            <text:p>-3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54]-[.B$1]" office:value-type="float" office:value="140" calcext:value-type="float">
            <text:p>140</text:p>
          </table:table-cell>
          <table:table-cell table:style-name="Default" table:formula="of:=[.C54]-[.C$1]" office:value-type="float" office:value="0" calcext:value-type="float">
            <text:p>0</text:p>
          </table:table-cell>
          <table:table-cell table:style-name="Default" table:formula="of:=[.D54]-[.D$1]" office:value-type="float" office:value="364" calcext:value-type="float">
            <text:p>364</text:p>
          </table:table-cell>
          <table:table-cell table:formula="of:=SQRT([.E54]^2 + [.F54]^2 + [.G54]^2)" office:value-type="float" office:value="389.994871761155" calcext:value-type="float">
            <text:p>389.99</text:p>
          </table:table-cell>
          <table:table-cell table:style-name="ce4" table:formula="of:=[.E54]/[.$H54]" office:value-type="float" office:value="0.358979079308869" calcext:value-type="float">
            <text:p>0.36</text:p>
          </table:table-cell>
          <table:table-cell table:formula="of:=[.F54]/[.$H54]" office:value-type="float" office:value="0" calcext:value-type="float">
            <text:p>0.00</text:p>
          </table:table-cell>
          <table:table-cell table:formula="of:=[.G54]/[.$H54]" office:value-type="float" office:value="0.933345606203059" calcext:value-type="float">
            <text:p>0.93</text:p>
          </table:table-cell>
          <table:table-cell table:style-name="ce4" table:formula="of:=DEGREES(ATAN2([.I54];[.J54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55]-[.B$1]" office:value-type="float" office:value="135" calcext:value-type="float">
            <text:p>135</text:p>
          </table:table-cell>
          <table:table-cell table:style-name="Default" table:formula="of:=[.C55]-[.C$1]" office:value-type="float" office:value="-8" calcext:value-type="float">
            <text:p>-8</text:p>
          </table:table-cell>
          <table:table-cell table:style-name="Default" table:formula="of:=[.D55]-[.D$1]" office:value-type="float" office:value="368" calcext:value-type="float">
            <text:p>368</text:p>
          </table:table-cell>
          <table:table-cell table:formula="of:=SQRT([.E55]^2 + [.F55]^2 + [.G55]^2)" office:value-type="float" office:value="392.062495018333" calcext:value-type="float">
            <text:p>392.06</text:p>
          </table:table-cell>
          <table:table-cell table:style-name="ce4" table:formula="of:=[.E55]/[.$H55]" office:value-type="float" office:value="0.344332859468457" calcext:value-type="float">
            <text:p>0.34</text:p>
          </table:table-cell>
          <table:table-cell table:formula="of:=[.F55]/[.$H55]" office:value-type="float" office:value="-0.0204049101907234" calcext:value-type="float">
            <text:p>-0.02</text:p>
          </table:table-cell>
          <table:table-cell table:formula="of:=[.G55]/[.$H55]" office:value-type="float" office:value="0.938625868773275" calcext:value-type="float">
            <text:p>0.94</text:p>
          </table:table-cell>
          <table:table-cell table:style-name="ce4" table:formula="of:=DEGREES(ATAN2([.I55];[.J55]))" office:value-type="float" office:value="-3.39133941979635" calcext:value-type="float">
            <text:p>-3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56]-[.B$1]" office:value-type="float" office:value="138" calcext:value-type="float">
            <text:p>138</text:p>
          </table:table-cell>
          <table:table-cell table:style-name="Default" table:formula="of:=[.C56]-[.C$1]" office:value-type="float" office:value="-6" calcext:value-type="float">
            <text:p>-6</text:p>
          </table:table-cell>
          <table:table-cell table:style-name="Default" table:formula="of:=[.D56]-[.D$1]" office:value-type="float" office:value="367" calcext:value-type="float">
            <text:p>367</text:p>
          </table:table-cell>
          <table:table-cell table:formula="of:=SQRT([.E56]^2 + [.F56]^2 + [.G56]^2)" office:value-type="float" office:value="392.133905700591" calcext:value-type="float">
            <text:p>392.13</text:p>
          </table:table-cell>
          <table:table-cell table:style-name="ce4" table:formula="of:=[.E56]/[.$H56]" office:value-type="float" office:value="0.35192060159513" calcext:value-type="float">
            <text:p>0.35</text:p>
          </table:table-cell>
          <table:table-cell table:formula="of:=[.F56]/[.$H56]" office:value-type="float" office:value="-0.0153008957215274" calcext:value-type="float">
            <text:p>-0.02</text:p>
          </table:table-cell>
          <table:table-cell table:formula="of:=[.G56]/[.$H56]" office:value-type="float" office:value="0.935904788300092" calcext:value-type="float">
            <text:p>0.94</text:p>
          </table:table-cell>
          <table:table-cell table:style-name="ce4" table:formula="of:=DEGREES(ATAN2([.I56];[.J56]))" office:value-type="float" office:value="-2.48955292199916" calcext:value-type="float">
            <text:p>-2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57]-[.B$1]" office:value-type="float" office:value="141" calcext:value-type="float">
            <text:p>141</text:p>
          </table:table-cell>
          <table:table-cell table:style-name="Default" table:formula="of:=[.C57]-[.C$1]" office:value-type="float" office:value="8" calcext:value-type="float">
            <text:p>8</text:p>
          </table:table-cell>
          <table:table-cell table:style-name="Default" table:formula="of:=[.D57]-[.D$1]" office:value-type="float" office:value="367" calcext:value-type="float">
            <text:p>367</text:p>
          </table:table-cell>
          <table:table-cell table:formula="of:=SQRT([.E57]^2 + [.F57]^2 + [.G57]^2)" office:value-type="float" office:value="393.235298517313" calcext:value-type="float">
            <text:p>393.24</text:p>
          </table:table-cell>
          <table:table-cell table:style-name="ce4" table:formula="of:=[.E57]/[.$H57]" office:value-type="float" office:value="0.358563945128116" calcext:value-type="float">
            <text:p>0.36</text:p>
          </table:table-cell>
          <table:table-cell table:formula="of:=[.F57]/[.$H57]" office:value-type="float" office:value="0.0203440536242903" calcext:value-type="float">
            <text:p>0.02</text:p>
          </table:table-cell>
          <table:table-cell table:formula="of:=[.G57]/[.$H57]" office:value-type="float" office:value="0.933283460014316" calcext:value-type="float">
            <text:p>0.93</text:p>
          </table:table-cell>
          <table:table-cell table:style-name="ce4" table:formula="of:=DEGREES(ATAN2([.I57];[.J57]))" office:value-type="float" office:value="3.24734279032292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58]-[.B$1]" office:value-type="float" office:value="132" calcext:value-type="float">
            <text:p>132</text:p>
          </table:table-cell>
          <table:table-cell table:style-name="Default" table:formula="of:=[.C58]-[.C$1]" office:value-type="float" office:value="-5" calcext:value-type="float">
            <text:p>-5</text:p>
          </table:table-cell>
          <table:table-cell table:style-name="Default" table:formula="of:=[.D58]-[.D$1]" office:value-type="float" office:value="359" calcext:value-type="float">
            <text:p>359</text:p>
          </table:table-cell>
          <table:table-cell table:formula="of:=SQRT([.E58]^2 + [.F58]^2 + [.G58]^2)" office:value-type="float" office:value="382.531044491816" calcext:value-type="float">
            <text:p>382.53</text:p>
          </table:table-cell>
          <table:table-cell table:style-name="ce4" table:formula="of:=[.E58]/[.$H58]" office:value-type="float" office:value="0.345070032617507" calcext:value-type="float">
            <text:p>0.35</text:p>
          </table:table-cell>
          <table:table-cell table:formula="of:=[.F58]/[.$H58]" office:value-type="float" office:value="-0.013070834568845" calcext:value-type="float">
            <text:p>-0.01</text:p>
          </table:table-cell>
          <table:table-cell table:formula="of:=[.G58]/[.$H58]" office:value-type="float" office:value="0.938485922043068" calcext:value-type="float">
            <text:p>0.94</text:p>
          </table:table-cell>
          <table:table-cell table:style-name="ce4" table:formula="of:=DEGREES(ATAN2([.I58];[.J58]))" office:value-type="float" office:value="-2.16925758972851" calcext:value-type="float">
            <text:p>-2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59]-[.B$1]" office:value-type="float" office:value="134" calcext:value-type="float">
            <text:p>134</text:p>
          </table:table-cell>
          <table:table-cell table:style-name="Default" table:formula="of:=[.C59]-[.C$1]" office:value-type="float" office:value="-9" calcext:value-type="float">
            <text:p>-9</text:p>
          </table:table-cell>
          <table:table-cell table:style-name="Default" table:formula="of:=[.D59]-[.D$1]" office:value-type="float" office:value="367" calcext:value-type="float">
            <text:p>367</text:p>
          </table:table-cell>
          <table:table-cell table:formula="of:=SQRT([.E59]^2 + [.F59]^2 + [.G59]^2)" office:value-type="float" office:value="390.801740016597" calcext:value-type="float">
            <text:p>390.80</text:p>
          </table:table-cell>
          <table:table-cell table:style-name="ce4" table:formula="of:=[.E59]/[.$H59]" office:value-type="float" office:value="0.342884860221731" calcext:value-type="float">
            <text:p>0.34</text:p>
          </table:table-cell>
          <table:table-cell table:formula="of:=[.F59]/[.$H59]" office:value-type="float" office:value="-0.0230295801641461" calcext:value-type="float">
            <text:p>-0.02</text:p>
          </table:table-cell>
          <table:table-cell table:formula="of:=[.G59]/[.$H59]" office:value-type="float" office:value="0.939095102249068" calcext:value-type="float">
            <text:p>0.94</text:p>
          </table:table-cell>
          <table:table-cell table:style-name="ce4" table:formula="of:=DEGREES(ATAN2([.I59];[.J59]))" office:value-type="float" office:value="-3.84245312791486" calcext:value-type="float">
            <text:p>-3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60]-[.B$1]" office:value-type="float" office:value="134" calcext:value-type="float">
            <text:p>134</text:p>
          </table:table-cell>
          <table:table-cell table:style-name="Default" table:formula="of:=[.C60]-[.C$1]" office:value-type="float" office:value="-11" calcext:value-type="float">
            <text:p>-11</text:p>
          </table:table-cell>
          <table:table-cell table:style-name="Default" table:formula="of:=[.D60]-[.D$1]" office:value-type="float" office:value="360" calcext:value-type="float">
            <text:p>360</text:p>
          </table:table-cell>
          <table:table-cell table:formula="of:=SQRT([.E60]^2 + [.F60]^2 + [.G60]^2)" office:value-type="float" office:value="384.287652677002" calcext:value-type="float">
            <text:p>384.29</text:p>
          </table:table-cell>
          <table:table-cell table:style-name="ce4" table:formula="of:=[.E60]/[.$H60]" office:value-type="float" office:value="0.348697125880931" calcext:value-type="float">
            <text:p>0.35</text:p>
          </table:table-cell>
          <table:table-cell table:formula="of:=[.F60]/[.$H60]" office:value-type="float" office:value="-0.0286243909305242" calcext:value-type="float">
            <text:p>-0.03</text:p>
          </table:table-cell>
          <table:table-cell table:formula="of:=[.G60]/[.$H60]" office:value-type="float" office:value="0.936798248635337" calcext:value-type="float">
            <text:p>0.94</text:p>
          </table:table-cell>
          <table:table-cell table:style-name="ce4" table:formula="of:=DEGREES(ATAN2([.I60];[.J60]))" office:value-type="float" office:value="-4.69286250558984" calcext:value-type="float">
            <text:p>-4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61]-[.B$1]" office:value-type="float" office:value="140" calcext:value-type="float">
            <text:p>140</text:p>
          </table:table-cell>
          <table:table-cell table:style-name="Default" table:formula="of:=[.C61]-[.C$1]" office:value-type="float" office:value="0" calcext:value-type="float">
            <text:p>0</text:p>
          </table:table-cell>
          <table:table-cell table:style-name="Default" table:formula="of:=[.D61]-[.D$1]" office:value-type="float" office:value="364" calcext:value-type="float">
            <text:p>364</text:p>
          </table:table-cell>
          <table:table-cell table:formula="of:=SQRT([.E61]^2 + [.F61]^2 + [.G61]^2)" office:value-type="float" office:value="389.994871761155" calcext:value-type="float">
            <text:p>389.99</text:p>
          </table:table-cell>
          <table:table-cell table:style-name="ce4" table:formula="of:=[.E61]/[.$H61]" office:value-type="float" office:value="0.358979079308869" calcext:value-type="float">
            <text:p>0.36</text:p>
          </table:table-cell>
          <table:table-cell table:formula="of:=[.F61]/[.$H61]" office:value-type="float" office:value="0" calcext:value-type="float">
            <text:p>0.00</text:p>
          </table:table-cell>
          <table:table-cell table:formula="of:=[.G61]/[.$H61]" office:value-type="float" office:value="0.933345606203059" calcext:value-type="float">
            <text:p>0.93</text:p>
          </table:table-cell>
          <table:table-cell table:style-name="ce4" table:formula="of:=DEGREES(ATAN2([.I61];[.J61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88" calcext:value-type="float">
            <text:p>488</text:p>
          </table:table-cell>
          <table:table-cell table:style-name="Default" table:formula="of:=[.B62]-[.B$1]" office:value-type="float" office:value="132" calcext:value-type="float">
            <text:p>132</text:p>
          </table:table-cell>
          <table:table-cell table:style-name="Default" table:formula="of:=[.C62]-[.C$1]" office:value-type="float" office:value="-3" calcext:value-type="float">
            <text:p>-3</text:p>
          </table:table-cell>
          <table:table-cell table:style-name="Default" table:formula="of:=[.D62]-[.D$1]" office:value-type="float" office:value="352" calcext:value-type="float">
            <text:p>352</text:p>
          </table:table-cell>
          <table:table-cell table:formula="of:=SQRT([.E62]^2 + [.F62]^2 + [.G62]^2)" office:value-type="float" office:value="375.948134720735" calcext:value-type="float">
            <text:p>375.95</text:p>
          </table:table-cell>
          <table:table-cell table:style-name="ce4" table:formula="of:=[.E62]/[.$H62]" office:value-type="float" office:value="0.351112262062567" calcext:value-type="float">
            <text:p>0.35</text:p>
          </table:table-cell>
          <table:table-cell table:formula="of:=[.F62]/[.$H62]" office:value-type="float" office:value="-0.00797982413778562" calcext:value-type="float">
            <text:p>-0.01</text:p>
          </table:table-cell>
          <table:table-cell table:formula="of:=[.G62]/[.$H62]" office:value-type="float" office:value="0.936299365500179" calcext:value-type="float">
            <text:p>0.94</text:p>
          </table:table-cell>
          <table:table-cell table:style-name="ce4" table:formula="of:=DEGREES(ATAN2([.I62];[.J62]))" office:value-type="float" office:value="-1.30195267257888" calcext:value-type="float">
            <text:p>-1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63]-[.B$1]" office:value-type="float" office:value="124" calcext:value-type="float">
            <text:p>124</text:p>
          </table:table-cell>
          <table:table-cell table:style-name="Default" table:formula="of:=[.C63]-[.C$1]" office:value-type="float" office:value="-11" calcext:value-type="float">
            <text:p>-11</text:p>
          </table:table-cell>
          <table:table-cell table:style-name="Default" table:formula="of:=[.D63]-[.D$1]" office:value-type="float" office:value="362" calcext:value-type="float">
            <text:p>362</text:p>
          </table:table-cell>
          <table:table-cell table:formula="of:=SQRT([.E63]^2 + [.F63]^2 + [.G63]^2)" office:value-type="float" office:value="382.806739752581" calcext:value-type="float">
            <text:p>382.81</text:p>
          </table:table-cell>
          <table:table-cell table:style-name="ce4" table:formula="of:=[.E63]/[.$H63]" office:value-type="float" office:value="0.323923241477266" calcext:value-type="float">
            <text:p>0.32</text:p>
          </table:table-cell>
          <table:table-cell table:formula="of:=[.F63]/[.$H63]" office:value-type="float" office:value="-0.02873512626008" calcext:value-type="float">
            <text:p>-0.03</text:p>
          </table:table-cell>
          <table:table-cell table:formula="of:=[.G63]/[.$H63]" office:value-type="float" office:value="0.945646882377179" calcext:value-type="float">
            <text:p>0.95</text:p>
          </table:table-cell>
          <table:table-cell table:style-name="ce4" table:formula="of:=DEGREES(ATAN2([.I63];[.J63]))" office:value-type="float" office:value="-5.0694201326125" calcext:value-type="float">
            <text:p>-5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64]-[.B$1]" office:value-type="float" office:value="136" calcext:value-type="float">
            <text:p>136</text:p>
          </table:table-cell>
          <table:table-cell table:style-name="Default" table:formula="of:=[.C64]-[.C$1]" office:value-type="float" office:value="-9" calcext:value-type="float">
            <text:p>-9</text:p>
          </table:table-cell>
          <table:table-cell table:style-name="Default" table:formula="of:=[.D64]-[.D$1]" office:value-type="float" office:value="367" calcext:value-type="float">
            <text:p>367</text:p>
          </table:table-cell>
          <table:table-cell table:formula="of:=SQRT([.E64]^2 + [.F64]^2 + [.G64]^2)" office:value-type="float" office:value="391.492017798575" calcext:value-type="float">
            <text:p>391.49</text:p>
          </table:table-cell>
          <table:table-cell table:style-name="ce4" table:formula="of:=[.E64]/[.$H64]" office:value-type="float" office:value="0.347388947454793" calcext:value-type="float">
            <text:p>0.35</text:p>
          </table:table-cell>
          <table:table-cell table:formula="of:=[.F64]/[.$H64]" office:value-type="float" office:value="-0.0229889744639201" calcext:value-type="float">
            <text:p>-0.02</text:p>
          </table:table-cell>
          <table:table-cell table:formula="of:=[.G64]/[.$H64]" office:value-type="float" office:value="0.937439292028742" calcext:value-type="float">
            <text:p>0.94</text:p>
          </table:table-cell>
          <table:table-cell table:style-name="ce4" table:formula="of:=DEGREES(ATAN2([.I64];[.J64]))" office:value-type="float" office:value="-3.78611203538158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65]-[.B$1]" office:value-type="float" office:value="142" calcext:value-type="float">
            <text:p>142</text:p>
          </table:table-cell>
          <table:table-cell table:style-name="Default" table:formula="of:=[.C65]-[.C$1]" office:value-type="float" office:value="4" calcext:value-type="float">
            <text:p>4</text:p>
          </table:table-cell>
          <table:table-cell table:style-name="Default" table:formula="of:=[.D65]-[.D$1]" office:value-type="float" office:value="359" calcext:value-type="float">
            <text:p>359</text:p>
          </table:table-cell>
          <table:table-cell table:formula="of:=SQRT([.E65]^2 + [.F65]^2 + [.G65]^2)" office:value-type="float" office:value="386.084187710401" calcext:value-type="float">
            <text:p>386.08</text:p>
          </table:table-cell>
          <table:table-cell table:style-name="ce4" table:formula="of:=[.E65]/[.$H65]" office:value-type="float" office:value="0.367795430426986" calcext:value-type="float">
            <text:p>0.37</text:p>
          </table:table-cell>
          <table:table-cell table:formula="of:=[.F65]/[.$H65]" office:value-type="float" office:value="0.0103604346599151" calcext:value-type="float">
            <text:p>0.01</text:p>
          </table:table-cell>
          <table:table-cell table:formula="of:=[.G65]/[.$H65]" office:value-type="float" office:value="0.929849010727379" calcext:value-type="float">
            <text:p>0.93</text:p>
          </table:table-cell>
          <table:table-cell table:style-name="ce4" table:formula="of:=DEGREES(ATAN2([.I65];[.J65]))" office:value-type="float" office:value="1.61353893288118" calcext:value-type="float">
            <text:p>1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66]-[.B$1]" office:value-type="float" office:value="135" calcext:value-type="float">
            <text:p>135</text:p>
          </table:table-cell>
          <table:table-cell table:style-name="Default" table:formula="of:=[.C66]-[.C$1]" office:value-type="float" office:value="2" calcext:value-type="float">
            <text:p>2</text:p>
          </table:table-cell>
          <table:table-cell table:style-name="Default" table:formula="of:=[.D66]-[.D$1]" office:value-type="float" office:value="361" calcext:value-type="float">
            <text:p>361</text:p>
          </table:table-cell>
          <table:table-cell table:formula="of:=SQRT([.E66]^2 + [.F66]^2 + [.G66]^2)" office:value-type="float" office:value="385.421846812035" calcext:value-type="float">
            <text:p>385.42</text:p>
          </table:table-cell>
          <table:table-cell table:style-name="ce4" table:formula="of:=[.E66]/[.$H66]" office:value-type="float" office:value="0.350265562568999" calcext:value-type="float">
            <text:p>0.35</text:p>
          </table:table-cell>
          <table:table-cell table:formula="of:=[.F66]/[.$H66]" office:value-type="float" office:value="0.00518911944546665" calcext:value-type="float">
            <text:p>0.01</text:p>
          </table:table-cell>
          <table:table-cell table:formula="of:=[.G66]/[.$H66]" office:value-type="float" office:value="0.93663605990673" calcext:value-type="float">
            <text:p>0.94</text:p>
          </table:table-cell>
          <table:table-cell table:style-name="ce4" table:formula="of:=DEGREES(ATAN2([.I66];[.J66]))" office:value-type="float" office:value="0.848764271553587" calcext:value-type="float">
            <text:p>0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67]-[.B$1]" office:value-type="float" office:value="130" calcext:value-type="float">
            <text:p>130</text:p>
          </table:table-cell>
          <table:table-cell table:style-name="Default" table:formula="of:=[.C67]-[.C$1]" office:value-type="float" office:value="-8" calcext:value-type="float">
            <text:p>-8</text:p>
          </table:table-cell>
          <table:table-cell table:style-name="Default" table:formula="of:=[.D67]-[.D$1]" office:value-type="float" office:value="359" calcext:value-type="float">
            <text:p>359</text:p>
          </table:table-cell>
          <table:table-cell table:formula="of:=SQRT([.E67]^2 + [.F67]^2 + [.G67]^2)" office:value-type="float" office:value="381.89658285981" calcext:value-type="float">
            <text:p>381.90</text:p>
          </table:table-cell>
          <table:table-cell table:style-name="ce4" table:formula="of:=[.E67]/[.$H67]" office:value-type="float" office:value="0.340406292788751" calcext:value-type="float">
            <text:p>0.34</text:p>
          </table:table-cell>
          <table:table-cell table:formula="of:=[.F67]/[.$H67]" office:value-type="float" office:value="-0.0209480795562308" calcext:value-type="float">
            <text:p>-0.02</text:p>
          </table:table-cell>
          <table:table-cell table:formula="of:=[.G67]/[.$H67]" office:value-type="float" office:value="0.940045070085858" calcext:value-type="float">
            <text:p>0.94</text:p>
          </table:table-cell>
          <table:table-cell table:style-name="ce4" table:formula="of:=DEGREES(ATAN2([.I67];[.J67]))" office:value-type="float" office:value="-3.52145337692224" calcext:value-type="float">
            <text:p>-3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68]-[.B$1]" office:value-type="float" office:value="137" calcext:value-type="float">
            <text:p>137</text:p>
          </table:table-cell>
          <table:table-cell table:style-name="Default" table:formula="of:=[.C68]-[.C$1]" office:value-type="float" office:value="-3" calcext:value-type="float">
            <text:p>-3</text:p>
          </table:table-cell>
          <table:table-cell table:style-name="Default" table:formula="of:=[.D68]-[.D$1]" office:value-type="float" office:value="361" calcext:value-type="float">
            <text:p>361</text:p>
          </table:table-cell>
          <table:table-cell table:formula="of:=SQRT([.E68]^2 + [.F68]^2 + [.G68]^2)" office:value-type="float" office:value="386.133396639037" calcext:value-type="float">
            <text:p>386.13</text:p>
          </table:table-cell>
          <table:table-cell table:style-name="ce4" table:formula="of:=[.E68]/[.$H68]" office:value-type="float" office:value="0.354799665588288" calcext:value-type="float">
            <text:p>0.35</text:p>
          </table:table-cell>
          <table:table-cell table:formula="of:=[.F68]/[.$H68]" office:value-type="float" office:value="-0.00776933574280922" calcext:value-type="float">
            <text:p>-0.01</text:p>
          </table:table-cell>
          <table:table-cell table:formula="of:=[.G68]/[.$H68]" office:value-type="float" office:value="0.934910067718042" calcext:value-type="float">
            <text:p>0.93</text:p>
          </table:table-cell>
          <table:table-cell table:style-name="ce4" table:formula="of:=DEGREES(ATAN2([.I68];[.J68]))" office:value-type="float" office:value="-1.25445162268154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69]-[.B$1]" office:value-type="float" office:value="137" calcext:value-type="float">
            <text:p>137</text:p>
          </table:table-cell>
          <table:table-cell table:style-name="Default" table:formula="of:=[.C69]-[.C$1]" office:value-type="float" office:value="-10" calcext:value-type="float">
            <text:p>-10</text:p>
          </table:table-cell>
          <table:table-cell table:style-name="Default" table:formula="of:=[.D69]-[.D$1]" office:value-type="float" office:value="364" calcext:value-type="float">
            <text:p>364</text:p>
          </table:table-cell>
          <table:table-cell table:formula="of:=SQRT([.E69]^2 + [.F69]^2 + [.G69]^2)" office:value-type="float" office:value="389.05655115934" calcext:value-type="float">
            <text:p>389.06</text:p>
          </table:table-cell>
          <table:table-cell table:style-name="ce4" table:formula="of:=[.E69]/[.$H69]" office:value-type="float" office:value="0.352133898251442" calcext:value-type="float">
            <text:p>0.35</text:p>
          </table:table-cell>
          <table:table-cell table:formula="of:=[.F69]/[.$H69]" office:value-type="float" office:value="-0.0257032042519301" calcext:value-type="float">
            <text:p>-0.03</text:p>
          </table:table-cell>
          <table:table-cell table:formula="of:=[.G69]/[.$H69]" office:value-type="float" office:value="0.935596634770255" calcext:value-type="float">
            <text:p>0.94</text:p>
          </table:table-cell>
          <table:table-cell table:style-name="ce4" table:formula="of:=DEGREES(ATAN2([.I69];[.J69]))" office:value-type="float" office:value="-4.17476989191244" calcext:value-type="float">
            <text:p>-4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70]-[.B$1]" office:value-type="float" office:value="136" calcext:value-type="float">
            <text:p>136</text:p>
          </table:table-cell>
          <table:table-cell table:style-name="Default" table:formula="of:=[.C70]-[.C$1]" office:value-type="float" office:value="-4" calcext:value-type="float">
            <text:p>-4</text:p>
          </table:table-cell>
          <table:table-cell table:style-name="Default" table:formula="of:=[.D70]-[.D$1]" office:value-type="float" office:value="369" calcext:value-type="float">
            <text:p>369</text:p>
          </table:table-cell>
          <table:table-cell table:formula="of:=SQRT([.E70]^2 + [.F70]^2 + [.G70]^2)" office:value-type="float" office:value="393.284884021748" calcext:value-type="float">
            <text:p>393.28</text:p>
          </table:table-cell>
          <table:table-cell table:style-name="ce4" table:formula="of:=[.E70]/[.$H70]" office:value-type="float" office:value="0.345805306853541" calcext:value-type="float">
            <text:p>0.35</text:p>
          </table:table-cell>
          <table:table-cell table:formula="of:=[.F70]/[.$H70]" office:value-type="float" office:value="-0.0101707443192218" calcext:value-type="float">
            <text:p>-0.01</text:p>
          </table:table-cell>
          <table:table-cell table:formula="of:=[.G70]/[.$H70]" office:value-type="float" office:value="0.938251163448211" calcext:value-type="float">
            <text:p>0.94</text:p>
          </table:table-cell>
          <table:table-cell table:style-name="ce4" table:formula="of:=DEGREES(ATAN2([.I70];[.J70]))" office:value-type="float" office:value="-1.68468431789629" calcext:value-type="float">
            <text:p>-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71]-[.B$1]" office:value-type="float" office:value="135" calcext:value-type="float">
            <text:p>135</text:p>
          </table:table-cell>
          <table:table-cell table:style-name="Default" table:formula="of:=[.C71]-[.C$1]" office:value-type="float" office:value="-10" calcext:value-type="float">
            <text:p>-10</text:p>
          </table:table-cell>
          <table:table-cell table:style-name="Default" table:formula="of:=[.D71]-[.D$1]" office:value-type="float" office:value="366" calcext:value-type="float">
            <text:p>366</text:p>
          </table:table-cell>
          <table:table-cell table:formula="of:=SQRT([.E71]^2 + [.F71]^2 + [.G71]^2)" office:value-type="float" office:value="390.231982287459" calcext:value-type="float">
            <text:p>390.23</text:p>
          </table:table-cell>
          <table:table-cell table:style-name="ce4" table:formula="of:=[.E71]/[.$H71]" office:value-type="float" office:value="0.345948067118071" calcext:value-type="float">
            <text:p>0.35</text:p>
          </table:table-cell>
          <table:table-cell table:formula="of:=[.F71]/[.$H71]" office:value-type="float" office:value="-0.0256257827494868" calcext:value-type="float">
            <text:p>-0.03</text:p>
          </table:table-cell>
          <table:table-cell table:formula="of:=[.G71]/[.$H71]" office:value-type="float" office:value="0.937903648631215" calcext:value-type="float">
            <text:p>0.94</text:p>
          </table:table-cell>
          <table:table-cell table:style-name="ce4" table:formula="of:=DEGREES(ATAN2([.I71];[.J71]))" office:value-type="float" office:value="-4.23639479905884" calcext:value-type="float">
            <text:p>-4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72]-[.B$1]" office:value-type="float" office:value="131" calcext:value-type="float">
            <text:p>131</text:p>
          </table:table-cell>
          <table:table-cell table:style-name="Default" table:formula="of:=[.C72]-[.C$1]" office:value-type="float" office:value="1" calcext:value-type="float">
            <text:p>1</text:p>
          </table:table-cell>
          <table:table-cell table:style-name="Default" table:formula="of:=[.D72]-[.D$1]" office:value-type="float" office:value="362" calcext:value-type="float">
            <text:p>362</text:p>
          </table:table-cell>
          <table:table-cell table:formula="of:=SQRT([.E72]^2 + [.F72]^2 + [.G72]^2)" office:value-type="float" office:value="384.975323884532" calcext:value-type="float">
            <text:p>384.98</text:p>
          </table:table-cell>
          <table:table-cell table:style-name="ce4" table:formula="of:=[.E72]/[.$H72]" office:value-type="float" office:value="0.340281550199544" calcext:value-type="float">
            <text:p>0.34</text:p>
          </table:table-cell>
          <table:table-cell table:formula="of:=[.F72]/[.$H72]" office:value-type="float" office:value="0.0025975690854927" calcext:value-type="float">
            <text:p>0.00</text:p>
          </table:table-cell>
          <table:table-cell table:formula="of:=[.G72]/[.$H72]" office:value-type="float" office:value="0.940320008948359" calcext:value-type="float">
            <text:p>0.94</text:p>
          </table:table-cell>
          <table:table-cell table:style-name="ce4" table:formula="of:=DEGREES(ATAN2([.I72];[.J72]))" office:value-type="float" office:value="0.437363867520732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73]-[.B$1]" office:value-type="float" office:value="138" calcext:value-type="float">
            <text:p>138</text:p>
          </table:table-cell>
          <table:table-cell table:style-name="Default" table:formula="of:=[.C73]-[.C$1]" office:value-type="float" office:value="-2" calcext:value-type="float">
            <text:p>-2</text:p>
          </table:table-cell>
          <table:table-cell table:style-name="Default" table:formula="of:=[.D73]-[.D$1]" office:value-type="float" office:value="358" calcext:value-type="float">
            <text:p>358</text:p>
          </table:table-cell>
          <table:table-cell table:formula="of:=SQRT([.E73]^2 + [.F73]^2 + [.G73]^2)" office:value-type="float" office:value="383.682160127364" calcext:value-type="float">
            <text:p>383.68</text:p>
          </table:table-cell>
          <table:table-cell table:style-name="ce4" table:formula="of:=[.E73]/[.$H73]" office:value-type="float" office:value="0.359672703975058" calcext:value-type="float">
            <text:p>0.36</text:p>
          </table:table-cell>
          <table:table-cell table:formula="of:=[.F73]/[.$H73]" office:value-type="float" office:value="-0.00521264788369649" calcext:value-type="float">
            <text:p>-0.01</text:p>
          </table:table-cell>
          <table:table-cell table:formula="of:=[.G73]/[.$H73]" office:value-type="float" office:value="0.933063971181671" calcext:value-type="float">
            <text:p>0.93</text:p>
          </table:table-cell>
          <table:table-cell table:style-name="ce4" table:formula="of:=DEGREES(ATAN2([.I73];[.J73]))" office:value-type="float" office:value="-0.830315486258011" calcext:value-type="float">
            <text:p>-0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74]-[.B$1]" office:value-type="float" office:value="131" calcext:value-type="float">
            <text:p>131</text:p>
          </table:table-cell>
          <table:table-cell table:style-name="Default" table:formula="of:=[.C74]-[.C$1]" office:value-type="float" office:value="3" calcext:value-type="float">
            <text:p>3</text:p>
          </table:table-cell>
          <table:table-cell table:style-name="Default" table:formula="of:=[.D74]-[.D$1]" office:value-type="float" office:value="369" calcext:value-type="float">
            <text:p>369</text:p>
          </table:table-cell>
          <table:table-cell table:formula="of:=SQRT([.E74]^2 + [.F74]^2 + [.G74]^2)" office:value-type="float" office:value="391.575024739832" calcext:value-type="float">
            <text:p>391.58</text:p>
          </table:table-cell>
          <table:table-cell table:style-name="ce4" table:formula="of:=[.E74]/[.$H74]" office:value-type="float" office:value="0.334546362059323" calcext:value-type="float">
            <text:p>0.33</text:p>
          </table:table-cell>
          <table:table-cell table:formula="of:=[.F74]/[.$H74]" office:value-type="float" office:value="0.00766136707006082" calcext:value-type="float">
            <text:p>0.01</text:p>
          </table:table-cell>
          <table:table-cell table:formula="of:=[.G74]/[.$H74]" office:value-type="float" office:value="0.942348149617481" calcext:value-type="float">
            <text:p>0.94</text:p>
          </table:table-cell>
          <table:table-cell table:style-name="ce4" table:formula="of:=DEGREES(ATAN2([.I74];[.J74]))" office:value-type="float" office:value="1.3118877825041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75]-[.B$1]" office:value-type="float" office:value="136" calcext:value-type="float">
            <text:p>136</text:p>
          </table:table-cell>
          <table:table-cell table:style-name="Default" table:formula="of:=[.C75]-[.C$1]" office:value-type="float" office:value="-14" calcext:value-type="float">
            <text:p>-14</text:p>
          </table:table-cell>
          <table:table-cell table:style-name="Default" table:formula="of:=[.D75]-[.D$1]" office:value-type="float" office:value="355" calcext:value-type="float">
            <text:p>355</text:p>
          </table:table-cell>
          <table:table-cell table:formula="of:=SQRT([.E75]^2 + [.F75]^2 + [.G75]^2)" office:value-type="float" office:value="380.41687659724" calcext:value-type="float">
            <text:p>380.42</text:p>
          </table:table-cell>
          <table:table-cell table:style-name="ce4" table:formula="of:=[.E75]/[.$H75]" office:value-type="float" office:value="0.357502540940074" calcext:value-type="float">
            <text:p>0.36</text:p>
          </table:table-cell>
          <table:table-cell table:formula="of:=[.F75]/[.$H75]" office:value-type="float" office:value="-0.0368017321555959" calcext:value-type="float">
            <text:p>-0.04</text:p>
          </table:table-cell>
          <table:table-cell table:formula="of:=[.G75]/[.$H75]" office:value-type="float" office:value="0.933186779659752" calcext:value-type="float">
            <text:p>0.93</text:p>
          </table:table-cell>
          <table:table-cell table:style-name="ce4" table:formula="of:=DEGREES(ATAN2([.I75];[.J75]))" office:value-type="float" office:value="-5.87739260664314" calcext:value-type="float">
            <text:p>-5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76]-[.B$1]" office:value-type="float" office:value="138" calcext:value-type="float">
            <text:p>138</text:p>
          </table:table-cell>
          <table:table-cell table:style-name="Default" table:formula="of:=[.C76]-[.C$1]" office:value-type="float" office:value="-4" calcext:value-type="float">
            <text:p>-4</text:p>
          </table:table-cell>
          <table:table-cell table:style-name="Default" table:formula="of:=[.D76]-[.D$1]" office:value-type="float" office:value="367" calcext:value-type="float">
            <text:p>367</text:p>
          </table:table-cell>
          <table:table-cell table:formula="of:=SQRT([.E76]^2 + [.F76]^2 + [.G76]^2)" office:value-type="float" office:value="392.108403378453" calcext:value-type="float">
            <text:p>392.11</text:p>
          </table:table-cell>
          <table:table-cell table:style-name="ce4" table:formula="of:=[.E76]/[.$H76]" office:value-type="float" office:value="0.351943490144499" calcext:value-type="float">
            <text:p>0.35</text:p>
          </table:table-cell>
          <table:table-cell table:formula="of:=[.F76]/[.$H76]" office:value-type="float" office:value="-0.0102012605838985" calcext:value-type="float">
            <text:p>-0.01</text:p>
          </table:table-cell>
          <table:table-cell table:formula="of:=[.G76]/[.$H76]" office:value-type="float" office:value="0.935965658572689" calcext:value-type="float">
            <text:p>0.94</text:p>
          </table:table-cell>
          <table:table-cell table:style-name="ce4" table:formula="of:=DEGREES(ATAN2([.I76];[.J76]))" office:value-type="float" office:value="-1.66028236898281" calcext:value-type="float">
            <text:p>-1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77]-[.B$1]" office:value-type="float" office:value="140" calcext:value-type="float">
            <text:p>140</text:p>
          </table:table-cell>
          <table:table-cell table:style-name="Default" table:formula="of:=[.C77]-[.C$1]" office:value-type="float" office:value="-5" calcext:value-type="float">
            <text:p>-5</text:p>
          </table:table-cell>
          <table:table-cell table:style-name="Default" table:formula="of:=[.D77]-[.D$1]" office:value-type="float" office:value="357" calcext:value-type="float">
            <text:p>357</text:p>
          </table:table-cell>
          <table:table-cell table:formula="of:=SQRT([.E77]^2 + [.F77]^2 + [.G77]^2)" office:value-type="float" office:value="383.502281609901" calcext:value-type="float">
            <text:p>383.50</text:p>
          </table:table-cell>
          <table:table-cell table:style-name="ce4" table:formula="of:=[.E77]/[.$H77]" office:value-type="float" office:value="0.365056498262005" calcext:value-type="float">
            <text:p>0.37</text:p>
          </table:table-cell>
          <table:table-cell table:formula="of:=[.F77]/[.$H77]" office:value-type="float" office:value="-0.0130377320807859" calcext:value-type="float">
            <text:p>-0.01</text:p>
          </table:table-cell>
          <table:table-cell table:formula="of:=[.G77]/[.$H77]" office:value-type="float" office:value="0.930894070568113" calcext:value-type="float">
            <text:p>0.93</text:p>
          </table:table-cell>
          <table:table-cell table:style-name="ce4" table:formula="of:=DEGREES(ATAN2([.I77];[.J77]))" office:value-type="float" office:value="-2.04540848888723" calcext:value-type="float">
            <text:p>-2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78]-[.B$1]" office:value-type="float" office:value="142" calcext:value-type="float">
            <text:p>142</text:p>
          </table:table-cell>
          <table:table-cell table:style-name="Default" table:formula="of:=[.C78]-[.C$1]" office:value-type="float" office:value="-10" calcext:value-type="float">
            <text:p>-10</text:p>
          </table:table-cell>
          <table:table-cell table:style-name="Default" table:formula="of:=[.D78]-[.D$1]" office:value-type="float" office:value="368" calcext:value-type="float">
            <text:p>368</text:p>
          </table:table-cell>
          <table:table-cell table:formula="of:=SQRT([.E78]^2 + [.F78]^2 + [.G78]^2)" office:value-type="float" office:value="394.573187127559" calcext:value-type="float">
            <text:p>394.57</text:p>
          </table:table-cell>
          <table:table-cell table:style-name="ce4" table:formula="of:=[.E78]/[.$H78]" office:value-type="float" office:value="0.359882537974111" calcext:value-type="float">
            <text:p>0.36</text:p>
          </table:table-cell>
          <table:table-cell table:formula="of:=[.F78]/[.$H78]" office:value-type="float" office:value="-0.0253438407024022" calcext:value-type="float">
            <text:p>-0.03</text:p>
          </table:table-cell>
          <table:table-cell table:formula="of:=[.G78]/[.$H78]" office:value-type="float" office:value="0.932653337848401" calcext:value-type="float">
            <text:p>0.93</text:p>
          </table:table-cell>
          <table:table-cell table:style-name="ce4" table:formula="of:=DEGREES(ATAN2([.I78];[.J78]))" office:value-type="float" office:value="-4.02826366648514" calcext:value-type="float">
            <text:p>-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79]-[.B$1]" office:value-type="float" office:value="140" calcext:value-type="float">
            <text:p>140</text:p>
          </table:table-cell>
          <table:table-cell table:style-name="Default" table:formula="of:=[.C79]-[.C$1]" office:value-type="float" office:value="-10" calcext:value-type="float">
            <text:p>-10</text:p>
          </table:table-cell>
          <table:table-cell table:style-name="Default" table:formula="of:=[.D79]-[.D$1]" office:value-type="float" office:value="361" calcext:value-type="float">
            <text:p>361</text:p>
          </table:table-cell>
          <table:table-cell table:formula="of:=SQRT([.E79]^2 + [.F79]^2 + [.G79]^2)" office:value-type="float" office:value="387.325444555351" calcext:value-type="float">
            <text:p>387.33</text:p>
          </table:table-cell>
          <table:table-cell table:style-name="ce4" table:formula="of:=[.E79]/[.$H79]" office:value-type="float" office:value="0.361453144811387" calcext:value-type="float">
            <text:p>0.36</text:p>
          </table:table-cell>
          <table:table-cell table:formula="of:=[.F79]/[.$H79]" office:value-type="float" office:value="-0.0258180817722419" calcext:value-type="float">
            <text:p>-0.03</text:p>
          </table:table-cell>
          <table:table-cell table:formula="of:=[.G79]/[.$H79]" office:value-type="float" office:value="0.932032751977934" calcext:value-type="float">
            <text:p>0.93</text:p>
          </table:table-cell>
          <table:table-cell table:style-name="ce4" table:formula="of:=DEGREES(ATAN2([.I79];[.J79]))" office:value-type="float" office:value="-4.08561677997488" calcext:value-type="float">
            <text:p>-4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80]-[.B$1]" office:value-type="float" office:value="143" calcext:value-type="float">
            <text:p>143</text:p>
          </table:table-cell>
          <table:table-cell table:style-name="Default" table:formula="of:=[.C80]-[.C$1]" office:value-type="float" office:value="3" calcext:value-type="float">
            <text:p>3</text:p>
          </table:table-cell>
          <table:table-cell table:style-name="Default" table:formula="of:=[.D80]-[.D$1]" office:value-type="float" office:value="367" calcext:value-type="float">
            <text:p>367</text:p>
          </table:table-cell>
          <table:table-cell table:formula="of:=SQRT([.E80]^2 + [.F80]^2 + [.G80]^2)" office:value-type="float" office:value="393.887039644617" calcext:value-type="float">
            <text:p>393.89</text:p>
          </table:table-cell>
          <table:table-cell table:style-name="ce4" table:formula="of:=[.E80]/[.$H80]" office:value-type="float" office:value="0.363048248881256" calcext:value-type="float">
            <text:p>0.36</text:p>
          </table:table-cell>
          <table:table-cell table:formula="of:=[.F80]/[.$H80]" office:value-type="float" office:value="0.0076163968296767" calcext:value-type="float">
            <text:p>0.01</text:p>
          </table:table-cell>
          <table:table-cell table:formula="of:=[.G80]/[.$H80]" office:value-type="float" office:value="0.931739212163783" calcext:value-type="float">
            <text:p>0.93</text:p>
          </table:table-cell>
          <table:table-cell table:style-name="ce4" table:formula="of:=DEGREES(ATAN2([.I80];[.J80]))" office:value-type="float" office:value="1.2018330644521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81]-[.B$1]" office:value-type="float" office:value="131" calcext:value-type="float">
            <text:p>131</text:p>
          </table:table-cell>
          <table:table-cell table:style-name="Default" table:formula="of:=[.C81]-[.C$1]" office:value-type="float" office:value="-4" calcext:value-type="float">
            <text:p>-4</text:p>
          </table:table-cell>
          <table:table-cell table:style-name="Default" table:formula="of:=[.D81]-[.D$1]" office:value-type="float" office:value="372" calcext:value-type="float">
            <text:p>372</text:p>
          </table:table-cell>
          <table:table-cell table:formula="of:=SQRT([.E81]^2 + [.F81]^2 + [.G81]^2)" office:value-type="float" office:value="394.412220905996" calcext:value-type="float">
            <text:p>394.41</text:p>
          </table:table-cell>
          <table:table-cell table:style-name="ce4" table:formula="of:=[.E81]/[.$H81]" office:value-type="float" office:value="0.332139809712495" calcext:value-type="float">
            <text:p>0.33</text:p>
          </table:table-cell>
          <table:table-cell table:formula="of:=[.F81]/[.$H81]" office:value-type="float" office:value="-0.0101416735790075" calcext:value-type="float">
            <text:p>-0.01</text:p>
          </table:table-cell>
          <table:table-cell table:formula="of:=[.G81]/[.$H81]" office:value-type="float" office:value="0.943175642847696" calcext:value-type="float">
            <text:p>0.94</text:p>
          </table:table-cell>
          <table:table-cell table:style-name="ce4" table:formula="of:=DEGREES(ATAN2([.I81];[.J81]))" office:value-type="float" office:value="-1.74894604455423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82]-[.B$1]" office:value-type="float" office:value="131" calcext:value-type="float">
            <text:p>131</text:p>
          </table:table-cell>
          <table:table-cell table:style-name="Default" table:formula="of:=[.C82]-[.C$1]" office:value-type="float" office:value="-4" calcext:value-type="float">
            <text:p>-4</text:p>
          </table:table-cell>
          <table:table-cell table:style-name="Default" table:formula="of:=[.D82]-[.D$1]" office:value-type="float" office:value="362" calcext:value-type="float">
            <text:p>362</text:p>
          </table:table-cell>
          <table:table-cell table:formula="of:=SQRT([.E82]^2 + [.F82]^2 + [.G82]^2)" office:value-type="float" office:value="384.994805159758" calcext:value-type="float">
            <text:p>384.99</text:p>
          </table:table-cell>
          <table:table-cell table:style-name="ce4" table:formula="of:=[.E82]/[.$H82]" office:value-type="float" office:value="0.340264331477512" calcext:value-type="float">
            <text:p>0.34</text:p>
          </table:table-cell>
          <table:table-cell table:formula="of:=[.F82]/[.$H82]" office:value-type="float" office:value="-0.010389750579466" calcext:value-type="float">
            <text:p>-0.01</text:p>
          </table:table-cell>
          <table:table-cell table:formula="of:=[.G82]/[.$H82]" office:value-type="float" office:value="0.940272427441674" calcext:value-type="float">
            <text:p>0.94</text:p>
          </table:table-cell>
          <table:table-cell table:style-name="ce4" table:formula="of:=DEGREES(ATAN2([.I82];[.J82]))" office:value-type="float" office:value="-1.74894604455423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83]-[.B$1]" office:value-type="float" office:value="126" calcext:value-type="float">
            <text:p>126</text:p>
          </table:table-cell>
          <table:table-cell table:style-name="Default" table:formula="of:=[.C83]-[.C$1]" office:value-type="float" office:value="-9" calcext:value-type="float">
            <text:p>-9</text:p>
          </table:table-cell>
          <table:table-cell table:style-name="Default" table:formula="of:=[.D83]-[.D$1]" office:value-type="float" office:value="372" calcext:value-type="float">
            <text:p>372</text:p>
          </table:table-cell>
          <table:table-cell table:formula="of:=SQRT([.E83]^2 + [.F83]^2 + [.G83]^2)" office:value-type="float" office:value="392.862571391065" calcext:value-type="float">
            <text:p>392.86</text:p>
          </table:table-cell>
          <table:table-cell table:style-name="ce4" table:formula="of:=[.E83]/[.$H83]" office:value-type="float" office:value="0.320722840951363" calcext:value-type="float">
            <text:p>0.32</text:p>
          </table:table-cell>
          <table:table-cell table:formula="of:=[.F83]/[.$H83]" office:value-type="float" office:value="-0.0229087743536688" calcext:value-type="float">
            <text:p>-0.02</text:p>
          </table:table-cell>
          <table:table-cell table:formula="of:=[.G83]/[.$H83]" office:value-type="float" office:value="0.946896006618309" calcext:value-type="float">
            <text:p>0.95</text:p>
          </table:table-cell>
          <table:table-cell table:style-name="ce4" table:formula="of:=DEGREES(ATAN2([.I83];[.J83]))" office:value-type="float" office:value="-4.08561677997488" calcext:value-type="float">
            <text:p>-4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84]-[.B$1]" office:value-type="float" office:value="132" calcext:value-type="float">
            <text:p>132</text:p>
          </table:table-cell>
          <table:table-cell table:style-name="Default" table:formula="of:=[.C84]-[.C$1]" office:value-type="float" office:value="-17" calcext:value-type="float">
            <text:p>-17</text:p>
          </table:table-cell>
          <table:table-cell table:style-name="Default" table:formula="of:=[.D84]-[.D$1]" office:value-type="float" office:value="364" calcext:value-type="float">
            <text:p>364</text:p>
          </table:table-cell>
          <table:table-cell table:formula="of:=SQRT([.E84]^2 + [.F84]^2 + [.G84]^2)" office:value-type="float" office:value="387.5680585394" calcext:value-type="float">
            <text:p>387.57</text:p>
          </table:table-cell>
          <table:table-cell table:style-name="ce4" table:formula="of:=[.E84]/[.$H84]" office:value-type="float" office:value="0.340585342603977" calcext:value-type="float">
            <text:p>0.34</text:p>
          </table:table-cell>
          <table:table-cell table:formula="of:=[.F84]/[.$H84]" office:value-type="float" office:value="-0.0438632638202092" calcext:value-type="float">
            <text:p>-0.04</text:p>
          </table:table-cell>
          <table:table-cell table:formula="of:=[.G84]/[.$H84]" office:value-type="float" office:value="0.939189884150362" calcext:value-type="float">
            <text:p>0.94</text:p>
          </table:table-cell>
          <table:table-cell table:style-name="ce4" table:formula="of:=DEGREES(ATAN2([.I84];[.J84]))" office:value-type="float" office:value="-7.33860633623624" calcext:value-type="float">
            <text:p>-7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85]-[.B$1]" office:value-type="float" office:value="126" calcext:value-type="float">
            <text:p>126</text:p>
          </table:table-cell>
          <table:table-cell table:style-name="Default" table:formula="of:=[.C85]-[.C$1]" office:value-type="float" office:value="-6" calcext:value-type="float">
            <text:p>-6</text:p>
          </table:table-cell>
          <table:table-cell table:style-name="Default" table:formula="of:=[.D85]-[.D$1]" office:value-type="float" office:value="367" calcext:value-type="float">
            <text:p>367</text:p>
          </table:table-cell>
          <table:table-cell table:formula="of:=SQRT([.E85]^2 + [.F85]^2 + [.G85]^2)" office:value-type="float" office:value="388.073446656686" calcext:value-type="float">
            <text:p>388.07</text:p>
          </table:table-cell>
          <table:table-cell table:style-name="ce4" table:formula="of:=[.E85]/[.$H85]" office:value-type="float" office:value="0.324680807423208" calcext:value-type="float">
            <text:p>0.32</text:p>
          </table:table-cell>
          <table:table-cell table:formula="of:=[.F85]/[.$H85]" office:value-type="float" office:value="-0.0154609908296766" calcext:value-type="float">
            <text:p>-0.02</text:p>
          </table:table-cell>
          <table:table-cell table:formula="of:=[.G85]/[.$H85]" office:value-type="float" office:value="0.945697272415216" calcext:value-type="float">
            <text:p>0.95</text:p>
          </table:table-cell>
          <table:table-cell table:style-name="ce4" table:formula="of:=DEGREES(ATAN2([.I85];[.J85]))" office:value-type="float" office:value="-2.72631099390627" calcext:value-type="float">
            <text:p>-2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1" calcext:value-type="float">
            <text:p>511</text:p>
          </table:table-cell>
          <table:table-cell table:style-name="Default" table:formula="of:=[.B86]-[.B$1]" office:value-type="float" office:value="125" calcext:value-type="float">
            <text:p>125</text:p>
          </table:table-cell>
          <table:table-cell table:style-name="Default" table:formula="of:=[.C86]-[.C$1]" office:value-type="float" office:value="-8" calcext:value-type="float">
            <text:p>-8</text:p>
          </table:table-cell>
          <table:table-cell table:style-name="Default" table:formula="of:=[.D86]-[.D$1]" office:value-type="float" office:value="375" calcext:value-type="float">
            <text:p>375</text:p>
          </table:table-cell>
          <table:table-cell table:formula="of:=SQRT([.E86]^2 + [.F86]^2 + [.G86]^2)" office:value-type="float" office:value="395.365653541124" calcext:value-type="float">
            <text:p>395.37</text:p>
          </table:table-cell>
          <table:table-cell table:style-name="ce4" table:formula="of:=[.E86]/[.$H86]" office:value-type="float" office:value="0.3161630224589" calcext:value-type="float">
            <text:p>0.32</text:p>
          </table:table-cell>
          <table:table-cell table:formula="of:=[.F86]/[.$H86]" office:value-type="float" office:value="-0.0202344334373696" calcext:value-type="float">
            <text:p>-0.02</text:p>
          </table:table-cell>
          <table:table-cell table:formula="of:=[.G86]/[.$H86]" office:value-type="float" office:value="0.9484890673767" calcext:value-type="float">
            <text:p>0.95</text:p>
          </table:table-cell>
          <table:table-cell table:style-name="ce4" table:formula="of:=DEGREES(ATAN2([.I86];[.J86]))" office:value-type="float" office:value="-3.6619355755198" calcext:value-type="float">
            <text:p>-3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87]-[.B$1]" office:value-type="float" office:value="140" calcext:value-type="float">
            <text:p>140</text:p>
          </table:table-cell>
          <table:table-cell table:style-name="Default" table:formula="of:=[.C87]-[.C$1]" office:value-type="float" office:value="-15" calcext:value-type="float">
            <text:p>-15</text:p>
          </table:table-cell>
          <table:table-cell table:style-name="Default" table:formula="of:=[.D87]-[.D$1]" office:value-type="float" office:value="359" calcext:value-type="float">
            <text:p>359</text:p>
          </table:table-cell>
          <table:table-cell table:formula="of:=SQRT([.E87]^2 + [.F87]^2 + [.G87]^2)" office:value-type="float" office:value="385.624169367015" calcext:value-type="float">
            <text:p>385.62</text:p>
          </table:table-cell>
          <table:table-cell table:style-name="ce4" table:formula="of:=[.E87]/[.$H87]" office:value-type="float" office:value="0.363047783622598" calcext:value-type="float">
            <text:p>0.36</text:p>
          </table:table-cell>
          <table:table-cell table:formula="of:=[.F87]/[.$H87]" office:value-type="float" office:value="-0.0388979768167069" calcext:value-type="float">
            <text:p>-0.04</text:p>
          </table:table-cell>
          <table:table-cell table:formula="of:=[.G87]/[.$H87]" office:value-type="float" office:value="0.930958245146519" calcext:value-type="float">
            <text:p>0.93</text:p>
          </table:table-cell>
          <table:table-cell table:style-name="ce4" table:formula="of:=DEGREES(ATAN2([.I87];[.J87]))" office:value-type="float" office:value="-6.11550356628541" calcext:value-type="float">
            <text:p>-6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88]-[.B$1]" office:value-type="float" office:value="125" calcext:value-type="float">
            <text:p>125</text:p>
          </table:table-cell>
          <table:table-cell table:style-name="Default" table:formula="of:=[.C88]-[.C$1]" office:value-type="float" office:value="-8" calcext:value-type="float">
            <text:p>-8</text:p>
          </table:table-cell>
          <table:table-cell table:style-name="Default" table:formula="of:=[.D88]-[.D$1]" office:value-type="float" office:value="370" calcext:value-type="float">
            <text:p>370</text:p>
          </table:table-cell>
          <table:table-cell table:formula="of:=SQRT([.E88]^2 + [.F88]^2 + [.G88]^2)" office:value-type="float" office:value="390.626419997419" calcext:value-type="float">
            <text:p>390.63</text:p>
          </table:table-cell>
          <table:table-cell table:style-name="ce4" table:formula="of:=[.E88]/[.$H88]" office:value-type="float" office:value="0.319998836742343" calcext:value-type="float">
            <text:p>0.32</text:p>
          </table:table-cell>
          <table:table-cell table:formula="of:=[.F88]/[.$H88]" office:value-type="float" office:value="-0.02047992555151" calcext:value-type="float">
            <text:p>-0.02</text:p>
          </table:table-cell>
          <table:table-cell table:formula="of:=[.G88]/[.$H88]" office:value-type="float" office:value="0.947196556757335" calcext:value-type="float">
            <text:p>0.95</text:p>
          </table:table-cell>
          <table:table-cell table:style-name="ce4" table:formula="of:=DEGREES(ATAN2([.I88];[.J88]))" office:value-type="float" office:value="-3.6619355755198" calcext:value-type="float">
            <text:p>-3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89]-[.B$1]" office:value-type="float" office:value="132" calcext:value-type="float">
            <text:p>132</text:p>
          </table:table-cell>
          <table:table-cell table:style-name="Default" table:formula="of:=[.C89]-[.C$1]" office:value-type="float" office:value="-8" calcext:value-type="float">
            <text:p>-8</text:p>
          </table:table-cell>
          <table:table-cell table:style-name="Default" table:formula="of:=[.D89]-[.D$1]" office:value-type="float" office:value="359" calcext:value-type="float">
            <text:p>359</text:p>
          </table:table-cell>
          <table:table-cell table:formula="of:=SQRT([.E89]^2 + [.F89]^2 + [.G89]^2)" office:value-type="float" office:value="382.582017350528" calcext:value-type="float">
            <text:p>382.58</text:p>
          </table:table-cell>
          <table:table-cell table:style-name="ce4" table:formula="of:=[.E89]/[.$H89]" office:value-type="float" office:value="0.345024057623334" calcext:value-type="float">
            <text:p>0.35</text:p>
          </table:table-cell>
          <table:table-cell table:formula="of:=[.F89]/[.$H89]" office:value-type="float" office:value="-0.0209105489468687" calcext:value-type="float">
            <text:p>-0.02</text:p>
          </table:table-cell>
          <table:table-cell table:formula="of:=[.G89]/[.$H89]" office:value-type="float" office:value="0.938360883990734" calcext:value-type="float">
            <text:p>0.94</text:p>
          </table:table-cell>
          <table:table-cell table:style-name="ce4" table:formula="of:=DEGREES(ATAN2([.I89];[.J89]))" office:value-type="float" office:value="-3.46822925891715" calcext:value-type="float">
            <text:p>-3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89" calcext:value-type="float">
            <text:p>489</text:p>
          </table:table-cell>
          <table:table-cell table:style-name="Default" table:formula="of:=[.B90]-[.B$1]" office:value-type="float" office:value="141" calcext:value-type="float">
            <text:p>141</text:p>
          </table:table-cell>
          <table:table-cell table:style-name="Default" table:formula="of:=[.C90]-[.C$1]" office:value-type="float" office:value="-6" calcext:value-type="float">
            <text:p>-6</text:p>
          </table:table-cell>
          <table:table-cell table:style-name="Default" table:formula="of:=[.D90]-[.D$1]" office:value-type="float" office:value="353" calcext:value-type="float">
            <text:p>353</text:p>
          </table:table-cell>
          <table:table-cell table:formula="of:=SQRT([.E90]^2 + [.F90]^2 + [.G90]^2)" office:value-type="float" office:value="380.165753323468" calcext:value-type="float">
            <text:p>380.17</text:p>
          </table:table-cell>
          <table:table-cell table:style-name="ce4" table:formula="of:=[.E90]/[.$H90]" office:value-type="float" office:value="0.37089085160185" calcext:value-type="float">
            <text:p>0.37</text:p>
          </table:table-cell>
          <table:table-cell table:formula="of:=[.F90]/[.$H90]" office:value-type="float" office:value="-0.015782589429866" calcext:value-type="float">
            <text:p>-0.02</text:p>
          </table:table-cell>
          <table:table-cell table:formula="of:=[.G90]/[.$H90]" office:value-type="float" office:value="0.928542344790448" calcext:value-type="float">
            <text:p>0.93</text:p>
          </table:table-cell>
          <table:table-cell table:style-name="ce4" table:formula="of:=DEGREES(ATAN2([.I90];[.J90]))" office:value-type="float" office:value="-2.43664824681013" calcext:value-type="float">
            <text:p>-2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91]-[.B$1]" office:value-type="float" office:value="127" calcext:value-type="float">
            <text:p>127</text:p>
          </table:table-cell>
          <table:table-cell table:style-name="Default" table:formula="of:=[.C91]-[.C$1]" office:value-type="float" office:value="-10" calcext:value-type="float">
            <text:p>-10</text:p>
          </table:table-cell>
          <table:table-cell table:style-name="Default" table:formula="of:=[.D91]-[.D$1]" office:value-type="float" office:value="361" calcext:value-type="float">
            <text:p>361</text:p>
          </table:table-cell>
          <table:table-cell table:formula="of:=SQRT([.E91]^2 + [.F91]^2 + [.G91]^2)" office:value-type="float" office:value="382.818494851019" calcext:value-type="float">
            <text:p>382.82</text:p>
          </table:table-cell>
          <table:table-cell table:style-name="ce4" table:formula="of:=[.E91]/[.$H91]" office:value-type="float" office:value="0.331749906830976" calcext:value-type="float">
            <text:p>0.33</text:p>
          </table:table-cell>
          <table:table-cell table:formula="of:=[.F91]/[.$H91]" office:value-type="float" office:value="-0.0261220399079508" calcext:value-type="float">
            <text:p>-0.03</text:p>
          </table:table-cell>
          <table:table-cell table:formula="of:=[.G91]/[.$H91]" office:value-type="float" office:value="0.943005640677025" calcext:value-type="float">
            <text:p>0.94</text:p>
          </table:table-cell>
          <table:table-cell table:style-name="ce4" table:formula="of:=DEGREES(ATAN2([.I91];[.J91]))" office:value-type="float" office:value="-4.50218949204097" calcext:value-type="float">
            <text:p>-4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92]-[.B$1]" office:value-type="float" office:value="137" calcext:value-type="float">
            <text:p>137</text:p>
          </table:table-cell>
          <table:table-cell table:style-name="Default" table:formula="of:=[.C92]-[.C$1]" office:value-type="float" office:value="-12" calcext:value-type="float">
            <text:p>-12</text:p>
          </table:table-cell>
          <table:table-cell table:style-name="Default" table:formula="of:=[.D92]-[.D$1]" office:value-type="float" office:value="359" calcext:value-type="float">
            <text:p>359</text:p>
          </table:table-cell>
          <table:table-cell table:formula="of:=SQRT([.E92]^2 + [.F92]^2 + [.G92]^2)" office:value-type="float" office:value="384.439852252599" calcext:value-type="float">
            <text:p>384.44</text:p>
          </table:table-cell>
          <table:table-cell table:style-name="ce4" table:formula="of:=[.E92]/[.$H92]" office:value-type="float" office:value="0.356362638257345" calcext:value-type="float">
            <text:p>0.36</text:p>
          </table:table-cell>
          <table:table-cell table:formula="of:=[.F92]/[.$H92]" office:value-type="float" office:value="-0.0312142456867747" calcext:value-type="float">
            <text:p>-0.03</text:p>
          </table:table-cell>
          <table:table-cell table:formula="of:=[.G92]/[.$H92]" office:value-type="float" office:value="0.933826183462677" calcext:value-type="float">
            <text:p>0.93</text:p>
          </table:table-cell>
          <table:table-cell table:style-name="ce4" table:formula="of:=DEGREES(ATAN2([.I92];[.J92]))" office:value-type="float" office:value="-5.00583255295109" calcext:value-type="float">
            <text:p>-5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93]-[.B$1]" office:value-type="float" office:value="137" calcext:value-type="float">
            <text:p>137</text:p>
          </table:table-cell>
          <table:table-cell table:style-name="Default" table:formula="of:=[.C93]-[.C$1]" office:value-type="float" office:value="-10" calcext:value-type="float">
            <text:p>-10</text:p>
          </table:table-cell>
          <table:table-cell table:style-name="Default" table:formula="of:=[.D93]-[.D$1]" office:value-type="float" office:value="359" calcext:value-type="float">
            <text:p>359</text:p>
          </table:table-cell>
          <table:table-cell table:formula="of:=SQRT([.E93]^2 + [.F93]^2 + [.G93]^2)" office:value-type="float" office:value="384.382621875651" calcext:value-type="float">
            <text:p>384.38</text:p>
          </table:table-cell>
          <table:table-cell table:style-name="ce4" table:formula="of:=[.E93]/[.$H93]" office:value-type="float" office:value="0.356415696764563" calcext:value-type="float">
            <text:p>0.36</text:p>
          </table:table-cell>
          <table:table-cell table:formula="of:=[.F93]/[.$H93]" office:value-type="float" office:value="-0.0260157442893842" calcext:value-type="float">
            <text:p>-0.03</text:p>
          </table:table-cell>
          <table:table-cell table:formula="of:=[.G93]/[.$H93]" office:value-type="float" office:value="0.933965219988892" calcext:value-type="float">
            <text:p>0.93</text:p>
          </table:table-cell>
          <table:table-cell table:style-name="ce4" table:formula="of:=DEGREES(ATAN2([.I93];[.J93]))" office:value-type="float" office:value="-4.17476989191244" calcext:value-type="float">
            <text:p>-4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94]-[.B$1]" office:value-type="float" office:value="140" calcext:value-type="float">
            <text:p>140</text:p>
          </table:table-cell>
          <table:table-cell table:style-name="Default" table:formula="of:=[.C94]-[.C$1]" office:value-type="float" office:value="-5" calcext:value-type="float">
            <text:p>-5</text:p>
          </table:table-cell>
          <table:table-cell table:style-name="Default" table:formula="of:=[.D94]-[.D$1]" office:value-type="float" office:value="368" calcext:value-type="float">
            <text:p>368</text:p>
          </table:table-cell>
          <table:table-cell table:formula="of:=SQRT([.E94]^2 + [.F94]^2 + [.G94]^2)" office:value-type="float" office:value="393.762618845416" calcext:value-type="float">
            <text:p>393.76</text:p>
          </table:table-cell>
          <table:table-cell table:style-name="ce4" table:formula="of:=[.E94]/[.$H94]" office:value-type="float" office:value="0.355544161125568" calcext:value-type="float">
            <text:p>0.36</text:p>
          </table:table-cell>
          <table:table-cell table:formula="of:=[.F94]/[.$H94]" office:value-type="float" office:value="-0.0126980057544846" calcext:value-type="float">
            <text:p>-0.01</text:p>
          </table:table-cell>
          <table:table-cell table:formula="of:=[.G94]/[.$H94]" office:value-type="float" office:value="0.934573223530064" calcext:value-type="float">
            <text:p>0.93</text:p>
          </table:table-cell>
          <table:table-cell table:style-name="ce4" table:formula="of:=DEGREES(ATAN2([.I94];[.J94]))" office:value-type="float" office:value="-2.04540848888723" calcext:value-type="float">
            <text:p>-2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95]-[.B$1]" office:value-type="float" office:value="137" calcext:value-type="float">
            <text:p>137</text:p>
          </table:table-cell>
          <table:table-cell table:style-name="Default" table:formula="of:=[.C95]-[.C$1]" office:value-type="float" office:value="-3" calcext:value-type="float">
            <text:p>-3</text:p>
          </table:table-cell>
          <table:table-cell table:style-name="Default" table:formula="of:=[.D95]-[.D$1]" office:value-type="float" office:value="364" calcext:value-type="float">
            <text:p>364</text:p>
          </table:table-cell>
          <table:table-cell table:formula="of:=SQRT([.E95]^2 + [.F95]^2 + [.G95]^2)" office:value-type="float" office:value="388.939583997309" calcext:value-type="float">
            <text:p>388.94</text:p>
          </table:table-cell>
          <table:table-cell table:style-name="ce4" table:formula="of:=[.E95]/[.$H95]" office:value-type="float" office:value="0.352239796710812" calcext:value-type="float">
            <text:p>0.35</text:p>
          </table:table-cell>
          <table:table-cell table:formula="of:=[.F95]/[.$H95]" office:value-type="float" office:value="-0.00771328021994479" calcext:value-type="float">
            <text:p>-0.01</text:p>
          </table:table-cell>
          <table:table-cell table:formula="of:=[.G95]/[.$H95]" office:value-type="float" office:value="0.935878000019967" calcext:value-type="float">
            <text:p>0.94</text:p>
          </table:table-cell>
          <table:table-cell table:style-name="ce4" table:formula="of:=DEGREES(ATAN2([.I95];[.J95]))" office:value-type="float" office:value="-1.25445162268154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96]-[.B$1]" office:value-type="float" office:value="126" calcext:value-type="float">
            <text:p>126</text:p>
          </table:table-cell>
          <table:table-cell table:style-name="Default" table:formula="of:=[.C96]-[.C$1]" office:value-type="float" office:value="-2" calcext:value-type="float">
            <text:p>-2</text:p>
          </table:table-cell>
          <table:table-cell table:style-name="Default" table:formula="of:=[.D96]-[.D$1]" office:value-type="float" office:value="358" calcext:value-type="float">
            <text:p>358</text:p>
          </table:table-cell>
          <table:table-cell table:formula="of:=SQRT([.E96]^2 + [.F96]^2 + [.G96]^2)" office:value-type="float" office:value="379.531289882666" calcext:value-type="float">
            <text:p>379.53</text:p>
          </table:table-cell>
          <table:table-cell table:style-name="ce4" table:formula="of:=[.E96]/[.$H96]" office:value-type="float" office:value="0.331988437735802" calcext:value-type="float">
            <text:p>0.33</text:p>
          </table:table-cell>
          <table:table-cell table:formula="of:=[.F96]/[.$H96]" office:value-type="float" office:value="-0.00526965774183813" calcext:value-type="float">
            <text:p>-0.01</text:p>
          </table:table-cell>
          <table:table-cell table:formula="of:=[.G96]/[.$H96]" office:value-type="float" office:value="0.943268735789025" calcext:value-type="float">
            <text:p>0.94</text:p>
          </table:table-cell>
          <table:table-cell table:style-name="ce4" table:formula="of:=DEGREES(ATAN2([.I96];[.J96]))" office:value-type="float" office:value="-0.909380449199142" calcext:value-type="float">
            <text:p>-0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97]-[.B$1]" office:value-type="float" office:value="136" calcext:value-type="float">
            <text:p>136</text:p>
          </table:table-cell>
          <table:table-cell table:style-name="Default" table:formula="of:=[.C97]-[.C$1]" office:value-type="float" office:value="-4" calcext:value-type="float">
            <text:p>-4</text:p>
          </table:table-cell>
          <table:table-cell table:style-name="Default" table:formula="of:=[.D97]-[.D$1]" office:value-type="float" office:value="362" calcext:value-type="float">
            <text:p>362</text:p>
          </table:table-cell>
          <table:table-cell table:formula="of:=SQRT([.E97]^2 + [.F97]^2 + [.G97]^2)" office:value-type="float" office:value="386.724708287433" calcext:value-type="float">
            <text:p>386.72</text:p>
          </table:table-cell>
          <table:table-cell table:style-name="ce4" table:formula="of:=[.E97]/[.$H97]" office:value-type="float" office:value="0.351671349374755" calcext:value-type="float">
            <text:p>0.35</text:p>
          </table:table-cell>
          <table:table-cell table:formula="of:=[.F97]/[.$H97]" office:value-type="float" office:value="-0.0103432749816104" calcext:value-type="float">
            <text:p>-0.01</text:p>
          </table:table-cell>
          <table:table-cell table:formula="of:=[.G97]/[.$H97]" office:value-type="float" office:value="0.936066385835745" calcext:value-type="float">
            <text:p>0.94</text:p>
          </table:table-cell>
          <table:table-cell table:style-name="ce4" table:formula="of:=DEGREES(ATAN2([.I97];[.J97]))" office:value-type="float" office:value="-1.68468431789629" calcext:value-type="float">
            <text:p>-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98]-[.B$1]" office:value-type="float" office:value="136" calcext:value-type="float">
            <text:p>136</text:p>
          </table:table-cell>
          <table:table-cell table:style-name="Default" table:formula="of:=[.C98]-[.C$1]" office:value-type="float" office:value="-9" calcext:value-type="float">
            <text:p>-9</text:p>
          </table:table-cell>
          <table:table-cell table:style-name="Default" table:formula="of:=[.D98]-[.D$1]" office:value-type="float" office:value="362" calcext:value-type="float">
            <text:p>362</text:p>
          </table:table-cell>
          <table:table-cell table:formula="of:=SQRT([.E98]^2 + [.F98]^2 + [.G98]^2)" office:value-type="float" office:value="386.808738267377" calcext:value-type="float">
            <text:p>386.81</text:p>
          </table:table-cell>
          <table:table-cell table:style-name="ce4" table:formula="of:=[.E98]/[.$H98]" office:value-type="float" office:value="0.351594952609348" calcext:value-type="float">
            <text:p>0.35</text:p>
          </table:table-cell>
          <table:table-cell table:formula="of:=[.F98]/[.$H98]" office:value-type="float" office:value="-0.0232673130403245" calcext:value-type="float">
            <text:p>-0.02</text:p>
          </table:table-cell>
          <table:table-cell table:formula="of:=[.G98]/[.$H98]" office:value-type="float" office:value="0.935863035621941" calcext:value-type="float">
            <text:p>0.94</text:p>
          </table:table-cell>
          <table:table-cell table:style-name="ce4" table:formula="of:=DEGREES(ATAN2([.I98];[.J98]))" office:value-type="float" office:value="-3.78611203538159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99]-[.B$1]" office:value-type="float" office:value="135" calcext:value-type="float">
            <text:p>135</text:p>
          </table:table-cell>
          <table:table-cell table:style-name="Default" table:formula="of:=[.C99]-[.C$1]" office:value-type="float" office:value="-8" calcext:value-type="float">
            <text:p>-8</text:p>
          </table:table-cell>
          <table:table-cell table:style-name="Default" table:formula="of:=[.D99]-[.D$1]" office:value-type="float" office:value="364" calcext:value-type="float">
            <text:p>364</text:p>
          </table:table-cell>
          <table:table-cell table:formula="of:=SQRT([.E99]^2 + [.F99]^2 + [.G99]^2)" office:value-type="float" office:value="388.310442816054" calcext:value-type="float">
            <text:p>388.31</text:p>
          </table:table-cell>
          <table:table-cell table:style-name="ce4" table:formula="of:=[.E99]/[.$H99]" office:value-type="float" office:value="0.347659977983004" calcext:value-type="float">
            <text:p>0.35</text:p>
          </table:table-cell>
          <table:table-cell table:formula="of:=[.F99]/[.$H99]" office:value-type="float" office:value="-0.0206020727693632" calcext:value-type="float">
            <text:p>-0.02</text:p>
          </table:table-cell>
          <table:table-cell table:formula="of:=[.G99]/[.$H99]" office:value-type="float" office:value="0.937394311006026" calcext:value-type="float">
            <text:p>0.94</text:p>
          </table:table-cell>
          <table:table-cell table:style-name="ce4" table:formula="of:=DEGREES(ATAN2([.I99];[.J99]))" office:value-type="float" office:value="-3.39133941979635" calcext:value-type="float">
            <text:p>-3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00]-[.B$1]" office:value-type="float" office:value="130" calcext:value-type="float">
            <text:p>130</text:p>
          </table:table-cell>
          <table:table-cell table:style-name="Default" table:formula="of:=[.C100]-[.C$1]" office:value-type="float" office:value="-3" calcext:value-type="float">
            <text:p>-3</text:p>
          </table:table-cell>
          <table:table-cell table:style-name="Default" table:formula="of:=[.D100]-[.D$1]" office:value-type="float" office:value="364" calcext:value-type="float">
            <text:p>364</text:p>
          </table:table-cell>
          <table:table-cell table:formula="of:=SQRT([.E100]^2 + [.F100]^2 + [.G100]^2)" office:value-type="float" office:value="386.529429668686" calcext:value-type="float">
            <text:p>386.53</text:p>
          </table:table-cell>
          <table:table-cell table:style-name="ce4" table:formula="of:=[.E100]/[.$H100]" office:value-type="float" office:value="0.336326266570257" calcext:value-type="float">
            <text:p>0.34</text:p>
          </table:table-cell>
          <table:table-cell table:formula="of:=[.F100]/[.$H100]" office:value-type="float" office:value="-0.00776137538239054" calcext:value-type="float">
            <text:p>-0.01</text:p>
          </table:table-cell>
          <table:table-cell table:formula="of:=[.G100]/[.$H100]" office:value-type="float" office:value="0.941713546396719" calcext:value-type="float">
            <text:p>0.94</text:p>
          </table:table-cell>
          <table:table-cell table:style-name="ce4" table:formula="of:=DEGREES(ATAN2([.I100];[.J100]))" office:value-type="float" office:value="-1.32197565953698" calcext:value-type="float">
            <text:p>-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01]-[.B$1]" office:value-type="float" office:value="130" calcext:value-type="float">
            <text:p>130</text:p>
          </table:table-cell>
          <table:table-cell table:style-name="Default" table:formula="of:=[.C101]-[.C$1]" office:value-type="float" office:value="-8" calcext:value-type="float">
            <text:p>-8</text:p>
          </table:table-cell>
          <table:table-cell table:style-name="Default" table:formula="of:=[.D101]-[.D$1]" office:value-type="float" office:value="368" calcext:value-type="float">
            <text:p>368</text:p>
          </table:table-cell>
          <table:table-cell table:formula="of:=SQRT([.E101]^2 + [.F101]^2 + [.G101]^2)" office:value-type="float" office:value="390.369056150715" calcext:value-type="float">
            <text:p>390.37</text:p>
          </table:table-cell>
          <table:table-cell table:style-name="ce4" table:formula="of:=[.E101]/[.$H101]" office:value-type="float" office:value="0.333018198936878" calcext:value-type="float">
            <text:p>0.33</text:p>
          </table:table-cell>
          <table:table-cell table:formula="of:=[.F101]/[.$H101]" office:value-type="float" office:value="-0.0204934276268848" calcext:value-type="float">
            <text:p>-0.02</text:p>
          </table:table-cell>
          <table:table-cell table:formula="of:=[.G101]/[.$H101]" office:value-type="float" office:value="0.9426976708367" calcext:value-type="float">
            <text:p>0.94</text:p>
          </table:table-cell>
          <table:table-cell table:style-name="ce4" table:formula="of:=DEGREES(ATAN2([.I101];[.J101]))" office:value-type="float" office:value="-3.52145337692224" calcext:value-type="float">
            <text:p>-3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102]-[.B$1]" office:value-type="float" office:value="138" calcext:value-type="float">
            <text:p>138</text:p>
          </table:table-cell>
          <table:table-cell table:style-name="Default" table:formula="of:=[.C102]-[.C$1]" office:value-type="float" office:value="-4" calcext:value-type="float">
            <text:p>-4</text:p>
          </table:table-cell>
          <table:table-cell table:style-name="Default" table:formula="of:=[.D102]-[.D$1]" office:value-type="float" office:value="355" calcext:value-type="float">
            <text:p>355</text:p>
          </table:table-cell>
          <table:table-cell table:formula="of:=SQRT([.E102]^2 + [.F102]^2 + [.G102]^2)" office:value-type="float" office:value="380.900249409212" calcext:value-type="float">
            <text:p>380.90</text:p>
          </table:table-cell>
          <table:table-cell table:style-name="ce4" table:formula="of:=[.E102]/[.$H102]" office:value-type="float" office:value="0.362299578994874" calcext:value-type="float">
            <text:p>0.36</text:p>
          </table:table-cell>
          <table:table-cell table:formula="of:=[.F102]/[.$H102]" office:value-type="float" office:value="-0.0105014370723152" calcext:value-type="float">
            <text:p>-0.01</text:p>
          </table:table-cell>
          <table:table-cell table:formula="of:=[.G102]/[.$H102]" office:value-type="float" office:value="0.932002540167973" calcext:value-type="float">
            <text:p>0.93</text:p>
          </table:table-cell>
          <table:table-cell table:style-name="ce4" table:formula="of:=DEGREES(ATAN2([.I102];[.J102]))" office:value-type="float" office:value="-1.66028236898281" calcext:value-type="float">
            <text:p>-1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103]-[.B$1]" office:value-type="float" office:value="132" calcext:value-type="float">
            <text:p>132</text:p>
          </table:table-cell>
          <table:table-cell table:style-name="Default" table:formula="of:=[.C103]-[.C$1]" office:value-type="float" office:value="-3" calcext:value-type="float">
            <text:p>-3</text:p>
          </table:table-cell>
          <table:table-cell table:style-name="Default" table:formula="of:=[.D103]-[.D$1]" office:value-type="float" office:value="359" calcext:value-type="float">
            <text:p>359</text:p>
          </table:table-cell>
          <table:table-cell table:formula="of:=SQRT([.E103]^2 + [.F103]^2 + [.G103]^2)" office:value-type="float" office:value="382.510130584799" calcext:value-type="float">
            <text:p>382.51</text:p>
          </table:table-cell>
          <table:table-cell table:style-name="ce4" table:formula="of:=[.E103]/[.$H103]" office:value-type="float" office:value="0.345088899470956" calcext:value-type="float">
            <text:p>0.35</text:p>
          </table:table-cell>
          <table:table-cell table:formula="of:=[.F103]/[.$H103]" office:value-type="float" office:value="-0.00784292953343082" calcext:value-type="float">
            <text:p>-0.01</text:p>
          </table:table-cell>
          <table:table-cell table:formula="of:=[.G103]/[.$H103]" office:value-type="float" office:value="0.938537234167221" calcext:value-type="float">
            <text:p>0.94</text:p>
          </table:table-cell>
          <table:table-cell table:style-name="ce4" table:formula="of:=DEGREES(ATAN2([.I103];[.J103]))" office:value-type="float" office:value="-1.30195267257888" calcext:value-type="float">
            <text:p>-1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04]-[.B$1]" office:value-type="float" office:value="131" calcext:value-type="float">
            <text:p>131</text:p>
          </table:table-cell>
          <table:table-cell table:style-name="Default" table:formula="of:=[.C104]-[.C$1]" office:value-type="float" office:value="6" calcext:value-type="float">
            <text:p>6</text:p>
          </table:table-cell>
          <table:table-cell table:style-name="Default" table:formula="of:=[.D104]-[.D$1]" office:value-type="float" office:value="365" calcext:value-type="float">
            <text:p>365</text:p>
          </table:table-cell>
          <table:table-cell table:formula="of:=SQRT([.E104]^2 + [.F104]^2 + [.G104]^2)" office:value-type="float" office:value="387.842751640404" calcext:value-type="float">
            <text:p>387.84</text:p>
          </table:table-cell>
          <table:table-cell table:style-name="ce4" table:formula="of:=[.E104]/[.$H104]" office:value-type="float" office:value="0.337765755440646" calcext:value-type="float">
            <text:p>0.34</text:p>
          </table:table-cell>
          <table:table-cell table:formula="of:=[.F104]/[.$H104]" office:value-type="float" office:value="0.0154701872720907" calcext:value-type="float">
            <text:p>0.02</text:p>
          </table:table-cell>
          <table:table-cell table:formula="of:=[.G104]/[.$H104]" office:value-type="float" office:value="0.941103059052183" calcext:value-type="float">
            <text:p>0.94</text:p>
          </table:table-cell>
          <table:table-cell table:style-name="ce4" table:formula="of:=DEGREES(ATAN2([.I104];[.J104]))" office:value-type="float" office:value="2.62240146054109" calcext:value-type="float">
            <text:p>2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05]-[.B$1]" office:value-type="float" office:value="135" calcext:value-type="float">
            <text:p>135</text:p>
          </table:table-cell>
          <table:table-cell table:style-name="Default" table:formula="of:=[.C105]-[.C$1]" office:value-type="float" office:value="-3" calcext:value-type="float">
            <text:p>-3</text:p>
          </table:table-cell>
          <table:table-cell table:style-name="Default" table:formula="of:=[.D105]-[.D$1]" office:value-type="float" office:value="361" calcext:value-type="float">
            <text:p>361</text:p>
          </table:table-cell>
          <table:table-cell table:formula="of:=SQRT([.E105]^2 + [.F105]^2 + [.G105]^2)" office:value-type="float" office:value="385.428333156762" calcext:value-type="float">
            <text:p>385.43</text:p>
          </table:table-cell>
          <table:table-cell table:style-name="ce4" table:formula="of:=[.E105]/[.$H105]" office:value-type="float" office:value="0.350259667975921" calcext:value-type="float">
            <text:p>0.35</text:p>
          </table:table-cell>
          <table:table-cell table:formula="of:=[.F105]/[.$H105]" office:value-type="float" office:value="-0.00778354817724268" calcext:value-type="float">
            <text:p>-0.01</text:p>
          </table:table-cell>
          <table:table-cell table:formula="of:=[.G105]/[.$H105]" office:value-type="float" office:value="0.936620297328203" calcext:value-type="float">
            <text:p>0.94</text:p>
          </table:table-cell>
          <table:table-cell table:style-name="ce4" table:formula="of:=DEGREES(ATAN2([.I105];[.J105]))" office:value-type="float" office:value="-1.27303002005671" calcext:value-type="float">
            <text:p>-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06]-[.B$1]" office:value-type="float" office:value="137" calcext:value-type="float">
            <text:p>137</text:p>
          </table:table-cell>
          <table:table-cell table:style-name="Default" table:formula="of:=[.C106]-[.C$1]" office:value-type="float" office:value="-10" calcext:value-type="float">
            <text:p>-10</text:p>
          </table:table-cell>
          <table:table-cell table:style-name="Default" table:formula="of:=[.D106]-[.D$1]" office:value-type="float" office:value="361" calcext:value-type="float">
            <text:p>361</text:p>
          </table:table-cell>
          <table:table-cell table:formula="of:=SQRT([.E106]^2 + [.F106]^2 + [.G106]^2)" office:value-type="float" office:value="386.251213590326" calcext:value-type="float">
            <text:p>386.25</text:p>
          </table:table-cell>
          <table:table-cell table:style-name="ce4" table:formula="of:=[.E106]/[.$H106]" office:value-type="float" office:value="0.35469144220038" calcext:value-type="float">
            <text:p>0.35</text:p>
          </table:table-cell>
          <table:table-cell table:formula="of:=[.F106]/[.$H106]" office:value-type="float" office:value="-0.0258898862919986" calcext:value-type="float">
            <text:p>-0.03</text:p>
          </table:table-cell>
          <table:table-cell table:formula="of:=[.G106]/[.$H106]" office:value-type="float" office:value="0.934624895141148" calcext:value-type="float">
            <text:p>0.93</text:p>
          </table:table-cell>
          <table:table-cell table:style-name="ce4" table:formula="of:=DEGREES(ATAN2([.I106];[.J106]))" office:value-type="float" office:value="-4.17476989191244" calcext:value-type="float">
            <text:p>-4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107]-[.B$1]" office:value-type="float" office:value="131" calcext:value-type="float">
            <text:p>131</text:p>
          </table:table-cell>
          <table:table-cell table:style-name="Default" table:formula="of:=[.C107]-[.C$1]" office:value-type="float" office:value="-11" calcext:value-type="float">
            <text:p>-11</text:p>
          </table:table-cell>
          <table:table-cell table:style-name="Default" table:formula="of:=[.D107]-[.D$1]" office:value-type="float" office:value="374" calcext:value-type="float">
            <text:p>374</text:p>
          </table:table-cell>
          <table:table-cell table:formula="of:=SQRT([.E107]^2 + [.F107]^2 + [.G107]^2)" office:value-type="float" office:value="396.431583000144" calcext:value-type="float">
            <text:p>396.43</text:p>
          </table:table-cell>
          <table:table-cell table:style-name="ce4" table:formula="of:=[.E107]/[.$H107]" office:value-type="float" office:value="0.330447940117709" calcext:value-type="float">
            <text:p>0.33</text:p>
          </table:table-cell>
          <table:table-cell table:formula="of:=[.F107]/[.$H107]" office:value-type="float" office:value="-0.0277475369564488" calcext:value-type="float">
            <text:p>-0.03</text:p>
          </table:table-cell>
          <table:table-cell table:formula="of:=[.G107]/[.$H107]" office:value-type="float" office:value="0.94341625651926" calcext:value-type="float">
            <text:p>0.94</text:p>
          </table:table-cell>
          <table:table-cell table:style-name="ce4" table:formula="of:=DEGREES(ATAN2([.I107];[.J107]))" office:value-type="float" office:value="-4.7998361139047" calcext:value-type="float">
            <text:p>-4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08]-[.B$1]" office:value-type="float" office:value="136" calcext:value-type="float">
            <text:p>136</text:p>
          </table:table-cell>
          <table:table-cell table:style-name="Default" table:formula="of:=[.C108]-[.C$1]" office:value-type="float" office:value="-16" calcext:value-type="float">
            <text:p>-16</text:p>
          </table:table-cell>
          <table:table-cell table:style-name="Default" table:formula="of:=[.D108]-[.D$1]" office:value-type="float" office:value="367" calcext:value-type="float">
            <text:p>367</text:p>
          </table:table-cell>
          <table:table-cell table:formula="of:=SQRT([.E108]^2 + [.F108]^2 + [.G108]^2)" office:value-type="float" office:value="391.715457953857" calcext:value-type="float">
            <text:p>391.72</text:p>
          </table:table-cell>
          <table:table-cell table:style-name="ce4" table:formula="of:=[.E108]/[.$H108]" office:value-type="float" office:value="0.347190791781366" calcext:value-type="float">
            <text:p>0.35</text:p>
          </table:table-cell>
          <table:table-cell table:formula="of:=[.F108]/[.$H108]" office:value-type="float" office:value="-0.0408459755036901" calcext:value-type="float">
            <text:p>-0.04</text:p>
          </table:table-cell>
          <table:table-cell table:formula="of:=[.G108]/[.$H108]" office:value-type="float" office:value="0.936904563115892" calcext:value-type="float">
            <text:p>0.94</text:p>
          </table:table-cell>
          <table:table-cell table:style-name="ce4" table:formula="of:=DEGREES(ATAN2([.I108];[.J108]))" office:value-type="float" office:value="-6.70983680775693" calcext:value-type="float">
            <text:p>-6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09]-[.B$1]" office:value-type="float" office:value="136" calcext:value-type="float">
            <text:p>136</text:p>
          </table:table-cell>
          <table:table-cell table:style-name="Default" table:formula="of:=[.C109]-[.C$1]" office:value-type="float" office:value="-11" calcext:value-type="float">
            <text:p>-11</text:p>
          </table:table-cell>
          <table:table-cell table:style-name="Default" table:formula="of:=[.D109]-[.D$1]" office:value-type="float" office:value="367" calcext:value-type="float">
            <text:p>367</text:p>
          </table:table-cell>
          <table:table-cell table:formula="of:=SQRT([.E109]^2 + [.F109]^2 + [.G109]^2)" office:value-type="float" office:value="391.543101075731" calcext:value-type="float">
            <text:p>391.54</text:p>
          </table:table-cell>
          <table:table-cell table:style-name="ce4" table:formula="of:=[.E109]/[.$H109]" office:value-type="float" office:value="0.347343624817681" calcext:value-type="float">
            <text:p>0.35</text:p>
          </table:table-cell>
          <table:table-cell table:formula="of:=[.F109]/[.$H109]" office:value-type="float" office:value="-0.0280939696543713" calcext:value-type="float">
            <text:p>-0.03</text:p>
          </table:table-cell>
          <table:table-cell table:formula="of:=[.G109]/[.$H109]" office:value-type="float" office:value="0.937316987559477" calcext:value-type="float">
            <text:p>0.94</text:p>
          </table:table-cell>
          <table:table-cell table:style-name="ce4" table:formula="of:=DEGREES(ATAN2([.I109];[.J109]))" office:value-type="float" office:value="-4.62415132842907" calcext:value-type="float">
            <text:p>-4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10]-[.B$1]" office:value-type="float" office:value="136" calcext:value-type="float">
            <text:p>136</text:p>
          </table:table-cell>
          <table:table-cell table:style-name="Default" table:formula="of:=[.C110]-[.C$1]" office:value-type="float" office:value="-6" calcext:value-type="float">
            <text:p>-6</text:p>
          </table:table-cell>
          <table:table-cell table:style-name="Default" table:formula="of:=[.D110]-[.D$1]" office:value-type="float" office:value="365" calcext:value-type="float">
            <text:p>365</text:p>
          </table:table-cell>
          <table:table-cell table:formula="of:=SQRT([.E110]^2 + [.F110]^2 + [.G110]^2)" office:value-type="float" office:value="389.560008214396" calcext:value-type="float">
            <text:p>389.56</text:p>
          </table:table-cell>
          <table:table-cell table:style-name="ce4" table:formula="of:=[.E110]/[.$H110]" office:value-type="float" office:value="0.349111811100363" calcext:value-type="float">
            <text:p>0.35</text:p>
          </table:table-cell>
          <table:table-cell table:formula="of:=[.F110]/[.$H110]" office:value-type="float" office:value="-0.0154019916661925" calcext:value-type="float">
            <text:p>-0.02</text:p>
          </table:table-cell>
          <table:table-cell table:formula="of:=[.G110]/[.$H110]" office:value-type="float" office:value="0.93695449302671" calcext:value-type="float">
            <text:p>0.94</text:p>
          </table:table-cell>
          <table:table-cell table:style-name="ce4" table:formula="of:=DEGREES(ATAN2([.I110];[.J110]))" office:value-type="float" office:value="-2.52611691161955" calcext:value-type="float">
            <text:p>-2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11]-[.B$1]" office:value-type="float" office:value="134" calcext:value-type="float">
            <text:p>134</text:p>
          </table:table-cell>
          <table:table-cell table:style-name="Default" table:formula="of:=[.C111]-[.C$1]" office:value-type="float" office:value="-11" calcext:value-type="float">
            <text:p>-11</text:p>
          </table:table-cell>
          <table:table-cell table:style-name="Default" table:formula="of:=[.D111]-[.D$1]" office:value-type="float" office:value="362" calcext:value-type="float">
            <text:p>362</text:p>
          </table:table-cell>
          <table:table-cell table:formula="of:=SQRT([.E111]^2 + [.F111]^2 + [.G111]^2)" office:value-type="float" office:value="386.161883152649" calcext:value-type="float">
            <text:p>386.16</text:p>
          </table:table-cell>
          <table:table-cell table:style-name="ce4" table:formula="of:=[.E111]/[.$H111]" office:value-type="float" office:value="0.347004730000838" calcext:value-type="float">
            <text:p>0.35</text:p>
          </table:table-cell>
          <table:table-cell table:formula="of:=[.F111]/[.$H111]" office:value-type="float" office:value="-0.0284854629105165" calcext:value-type="float">
            <text:p>-0.03</text:p>
          </table:table-cell>
          <table:table-cell table:formula="of:=[.G111]/[.$H111]" office:value-type="float" office:value="0.937430688509726" calcext:value-type="float">
            <text:p>0.94</text:p>
          </table:table-cell>
          <table:table-cell table:style-name="ce4" table:formula="of:=DEGREES(ATAN2([.I111];[.J111]))" office:value-type="float" office:value="-4.69286250558984" calcext:value-type="float">
            <text:p>-4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12]-[.B$1]" office:value-type="float" office:value="120" calcext:value-type="float">
            <text:p>120</text:p>
          </table:table-cell>
          <table:table-cell table:style-name="Default" table:formula="of:=[.C112]-[.C$1]" office:value-type="float" office:value="-8" calcext:value-type="float">
            <text:p>-8</text:p>
          </table:table-cell>
          <table:table-cell table:style-name="Default" table:formula="of:=[.D112]-[.D$1]" office:value-type="float" office:value="366" calcext:value-type="float">
            <text:p>366</text:p>
          </table:table-cell>
          <table:table-cell table:formula="of:=SQRT([.E112]^2 + [.F112]^2 + [.G112]^2)" office:value-type="float" office:value="385.253163517186" calcext:value-type="float">
            <text:p>385.25</text:p>
          </table:table-cell>
          <table:table-cell table:style-name="ce4" table:formula="of:=[.E112]/[.$H112]" office:value-type="float" office:value="0.311483490244323" calcext:value-type="float">
            <text:p>0.31</text:p>
          </table:table-cell>
          <table:table-cell table:formula="of:=[.F112]/[.$H112]" office:value-type="float" office:value="-0.0207655660162882" calcext:value-type="float">
            <text:p>-0.02</text:p>
          </table:table-cell>
          <table:table-cell table:formula="of:=[.G112]/[.$H112]" office:value-type="float" office:value="0.950024645245184" calcext:value-type="float">
            <text:p>0.95</text:p>
          </table:table-cell>
          <table:table-cell table:style-name="ce4" table:formula="of:=DEGREES(ATAN2([.I112];[.J112]))" office:value-type="float" office:value="-3.81407483429035" calcext:value-type="float">
            <text:p>-3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13]-[.B$1]" office:value-type="float" office:value="136" calcext:value-type="float">
            <text:p>136</text:p>
          </table:table-cell>
          <table:table-cell table:style-name="Default" table:formula="of:=[.C113]-[.C$1]" office:value-type="float" office:value="-9" calcext:value-type="float">
            <text:p>-9</text:p>
          </table:table-cell>
          <table:table-cell table:style-name="Default" table:formula="of:=[.D113]-[.D$1]" office:value-type="float" office:value="365" calcext:value-type="float">
            <text:p>365</text:p>
          </table:table-cell>
          <table:table-cell table:formula="of:=SQRT([.E113]^2 + [.F113]^2 + [.G113]^2)" office:value-type="float" office:value="389.617761402121" calcext:value-type="float">
            <text:p>389.62</text:p>
          </table:table-cell>
          <table:table-cell table:style-name="ce4" table:formula="of:=[.E113]/[.$H113]" office:value-type="float" office:value="0.349060062124929" calcext:value-type="float">
            <text:p>0.35</text:p>
          </table:table-cell>
          <table:table-cell table:formula="of:=[.F113]/[.$H113]" office:value-type="float" office:value="-0.0230995629347379" calcext:value-type="float">
            <text:p>-0.02</text:p>
          </table:table-cell>
          <table:table-cell table:formula="of:=[.G113]/[.$H113]" office:value-type="float" office:value="0.936815607908816" calcext:value-type="float">
            <text:p>0.94</text:p>
          </table:table-cell>
          <table:table-cell table:style-name="ce4" table:formula="of:=DEGREES(ATAN2([.I113];[.J113]))" office:value-type="float" office:value="-3.78611203538159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14]-[.B$1]" office:value-type="float" office:value="134" calcext:value-type="float">
            <text:p>134</text:p>
          </table:table-cell>
          <table:table-cell table:style-name="Default" table:formula="of:=[.C114]-[.C$1]" office:value-type="float" office:value="1" calcext:value-type="float">
            <text:p>1</text:p>
          </table:table-cell>
          <table:table-cell table:style-name="Default" table:formula="of:=[.D114]-[.D$1]" office:value-type="float" office:value="362" calcext:value-type="float">
            <text:p>362</text:p>
          </table:table-cell>
          <table:table-cell table:formula="of:=SQRT([.E114]^2 + [.F114]^2 + [.G114]^2)" office:value-type="float" office:value="386.006476629603" calcext:value-type="float">
            <text:p>386.01</text:p>
          </table:table-cell>
          <table:table-cell table:style-name="ce4" table:formula="of:=[.E114]/[.$H114]" office:value-type="float" office:value="0.347144434388808" calcext:value-type="float">
            <text:p>0.35</text:p>
          </table:table-cell>
          <table:table-cell table:formula="of:=[.F114]/[.$H114]" office:value-type="float" office:value="0.00259063010737916" calcext:value-type="float">
            <text:p>0.00</text:p>
          </table:table-cell>
          <table:table-cell table:formula="of:=[.G114]/[.$H114]" office:value-type="float" office:value="0.937808098871257" calcext:value-type="float">
            <text:p>0.94</text:p>
          </table:table-cell>
          <table:table-cell table:style-name="ce4" table:formula="of:=DEGREES(ATAN2([.I114];[.J114]))" office:value-type="float" office:value="0.427572506833408" calcext:value-type="float">
            <text:p>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15]-[.B$1]" office:value-type="float" office:value="137" calcext:value-type="float">
            <text:p>137</text:p>
          </table:table-cell>
          <table:table-cell table:style-name="Default" table:formula="of:=[.C115]-[.C$1]" office:value-type="float" office:value="-17" calcext:value-type="float">
            <text:p>-17</text:p>
          </table:table-cell>
          <table:table-cell table:style-name="Default" table:formula="of:=[.D115]-[.D$1]" office:value-type="float" office:value="368" calcext:value-type="float">
            <text:p>368</text:p>
          </table:table-cell>
          <table:table-cell table:formula="of:=SQRT([.E115]^2 + [.F115]^2 + [.G115]^2)" office:value-type="float" office:value="393.04198249042" calcext:value-type="float">
            <text:p>393.04</text:p>
          </table:table-cell>
          <table:table-cell table:style-name="ce4" table:formula="of:=[.E115]/[.$H115]" office:value-type="float" office:value="0.348563273398762" calcext:value-type="float">
            <text:p>0.35</text:p>
          </table:table-cell>
          <table:table-cell table:formula="of:=[.F115]/[.$H115]" office:value-type="float" office:value="-0.0432523769910873" calcext:value-type="float">
            <text:p>-0.04</text:p>
          </table:table-cell>
          <table:table-cell table:formula="of:=[.G115]/[.$H115]" office:value-type="float" office:value="0.936286748983537" calcext:value-type="float">
            <text:p>0.94</text:p>
          </table:table-cell>
          <table:table-cell table:style-name="ce4" table:formula="of:=DEGREES(ATAN2([.I115];[.J115]))" office:value-type="float" office:value="-7.07353767496137" calcext:value-type="float">
            <text:p>-7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16]-[.B$1]" office:value-type="float" office:value="125" calcext:value-type="float">
            <text:p>125</text:p>
          </table:table-cell>
          <table:table-cell table:style-name="Default" table:formula="of:=[.C116]-[.C$1]" office:value-type="float" office:value="-12" calcext:value-type="float">
            <text:p>-12</text:p>
          </table:table-cell>
          <table:table-cell table:style-name="Default" table:formula="of:=[.D116]-[.D$1]" office:value-type="float" office:value="366" calcext:value-type="float">
            <text:p>366</text:p>
          </table:table-cell>
          <table:table-cell table:formula="of:=SQRT([.E116]^2 + [.F116]^2 + [.G116]^2)" office:value-type="float" office:value="386.943148278917" calcext:value-type="float">
            <text:p>386.94</text:p>
          </table:table-cell>
          <table:table-cell table:style-name="ce4" table:formula="of:=[.E116]/[.$H116]" office:value-type="float" office:value="0.323044872498678" calcext:value-type="float">
            <text:p>0.32</text:p>
          </table:table-cell>
          <table:table-cell table:formula="of:=[.F116]/[.$H116]" office:value-type="float" office:value="-0.0310123077598731" calcext:value-type="float">
            <text:p>-0.03</text:p>
          </table:table-cell>
          <table:table-cell table:formula="of:=[.G116]/[.$H116]" office:value-type="float" office:value="0.94587538667613" calcext:value-type="float">
            <text:p>0.95</text:p>
          </table:table-cell>
          <table:table-cell table:style-name="ce4" table:formula="of:=DEGREES(ATAN2([.I116];[.J116]))" office:value-type="float" office:value="-5.48359044446444" calcext:value-type="float">
            <text:p>-5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117]-[.B$1]" office:value-type="float" office:value="132" calcext:value-type="float">
            <text:p>132</text:p>
          </table:table-cell>
          <table:table-cell table:style-name="Default" table:formula="of:=[.C117]-[.C$1]" office:value-type="float" office:value="-8" calcext:value-type="float">
            <text:p>-8</text:p>
          </table:table-cell>
          <table:table-cell table:style-name="Default" table:formula="of:=[.D117]-[.D$1]" office:value-type="float" office:value="359" calcext:value-type="float">
            <text:p>359</text:p>
          </table:table-cell>
          <table:table-cell table:formula="of:=SQRT([.E117]^2 + [.F117]^2 + [.G117]^2)" office:value-type="float" office:value="382.582017350528" calcext:value-type="float">
            <text:p>382.58</text:p>
          </table:table-cell>
          <table:table-cell table:style-name="ce4" table:formula="of:=[.E117]/[.$H117]" office:value-type="float" office:value="0.345024057623334" calcext:value-type="float">
            <text:p>0.35</text:p>
          </table:table-cell>
          <table:table-cell table:formula="of:=[.F117]/[.$H117]" office:value-type="float" office:value="-0.0209105489468687" calcext:value-type="float">
            <text:p>-0.02</text:p>
          </table:table-cell>
          <table:table-cell table:formula="of:=[.G117]/[.$H117]" office:value-type="float" office:value="0.938360883990734" calcext:value-type="float">
            <text:p>0.94</text:p>
          </table:table-cell>
          <table:table-cell table:style-name="ce4" table:formula="of:=DEGREES(ATAN2([.I117];[.J117]))" office:value-type="float" office:value="-3.46822925891715" calcext:value-type="float">
            <text:p>-3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18]-[.B$1]" office:value-type="float" office:value="135" calcext:value-type="float">
            <text:p>135</text:p>
          </table:table-cell>
          <table:table-cell table:style-name="Default" table:formula="of:=[.C118]-[.C$1]" office:value-type="float" office:value="-5" calcext:value-type="float">
            <text:p>-5</text:p>
          </table:table-cell>
          <table:table-cell table:style-name="Default" table:formula="of:=[.D118]-[.D$1]" office:value-type="float" office:value="368" calcext:value-type="float">
            <text:p>368</text:p>
          </table:table-cell>
          <table:table-cell table:formula="of:=SQRT([.E118]^2 + [.F118]^2 + [.G118]^2)" office:value-type="float" office:value="392.012754894531" calcext:value-type="float">
            <text:p>392.01</text:p>
          </table:table-cell>
          <table:table-cell table:style-name="ce4" table:formula="of:=[.E118]/[.$H118]" office:value-type="float" office:value="0.344376549779154" calcext:value-type="float">
            <text:p>0.34</text:p>
          </table:table-cell>
          <table:table-cell table:formula="of:=[.F118]/[.$H118]" office:value-type="float" office:value="-0.0127546870288576" calcext:value-type="float">
            <text:p>-0.01</text:p>
          </table:table-cell>
          <table:table-cell table:formula="of:=[.G118]/[.$H118]" office:value-type="float" office:value="0.938744965323917" calcext:value-type="float">
            <text:p>0.94</text:p>
          </table:table-cell>
          <table:table-cell table:style-name="ce4" table:formula="of:=DEGREES(ATAN2([.I118];[.J118]))" office:value-type="float" office:value="-2.12109639666145" calcext:value-type="float">
            <text:p>-2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119]-[.B$1]" office:value-type="float" office:value="134" calcext:value-type="float">
            <text:p>134</text:p>
          </table:table-cell>
          <table:table-cell table:style-name="Default" table:formula="of:=[.C119]-[.C$1]" office:value-type="float" office:value="-4" calcext:value-type="float">
            <text:p>-4</text:p>
          </table:table-cell>
          <table:table-cell table:style-name="Default" table:formula="of:=[.D119]-[.D$1]" office:value-type="float" office:value="358" calcext:value-type="float">
            <text:p>358</text:p>
          </table:table-cell>
          <table:table-cell table:formula="of:=SQRT([.E119]^2 + [.F119]^2 + [.G119]^2)" office:value-type="float" office:value="382.277386200126" calcext:value-type="float">
            <text:p>382.28</text:p>
          </table:table-cell>
          <table:table-cell table:style-name="ce4" table:formula="of:=[.E119]/[.$H119]" office:value-type="float" office:value="0.350530805214436" calcext:value-type="float">
            <text:p>0.35</text:p>
          </table:table-cell>
          <table:table-cell table:formula="of:=[.F119]/[.$H119]" office:value-type="float" office:value="-0.0104636061258041" calcext:value-type="float">
            <text:p>-0.01</text:p>
          </table:table-cell>
          <table:table-cell table:formula="of:=[.G119]/[.$H119]" office:value-type="float" office:value="0.936492748259464" calcext:value-type="float">
            <text:p>0.94</text:p>
          </table:table-cell>
          <table:table-cell table:style-name="ce4" table:formula="of:=DEGREES(ATAN2([.I119];[.J119]))" office:value-type="float" office:value="-1.70981404414153" calcext:value-type="float">
            <text:p>-1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20]-[.B$1]" office:value-type="float" office:value="134" calcext:value-type="float">
            <text:p>134</text:p>
          </table:table-cell>
          <table:table-cell table:style-name="Default" table:formula="of:=[.C120]-[.C$1]" office:value-type="float" office:value="-6" calcext:value-type="float">
            <text:p>-6</text:p>
          </table:table-cell>
          <table:table-cell table:style-name="Default" table:formula="of:=[.D120]-[.D$1]" office:value-type="float" office:value="367" calcext:value-type="float">
            <text:p>367</text:p>
          </table:table-cell>
          <table:table-cell table:formula="of:=SQRT([.E120]^2 + [.F120]^2 + [.G120]^2)" office:value-type="float" office:value="390.744161824588" calcext:value-type="float">
            <text:p>390.74</text:p>
          </table:table-cell>
          <table:table-cell table:style-name="ce4" table:formula="of:=[.E120]/[.$H120]" office:value-type="float" office:value="0.342935386095813" calcext:value-type="float">
            <text:p>0.34</text:p>
          </table:table-cell>
          <table:table-cell table:formula="of:=[.F120]/[.$H120]" office:value-type="float" office:value="-0.0153553157953349" calcext:value-type="float">
            <text:p>-0.02</text:p>
          </table:table-cell>
          <table:table-cell table:formula="of:=[.G120]/[.$H120]" office:value-type="float" office:value="0.939233482814652" calcext:value-type="float">
            <text:p>0.94</text:p>
          </table:table-cell>
          <table:table-cell table:style-name="ce4" table:formula="of:=DEGREES(ATAN2([.I120];[.J120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21]-[.B$1]" office:value-type="float" office:value="127" calcext:value-type="float">
            <text:p>127</text:p>
          </table:table-cell>
          <table:table-cell table:style-name="Default" table:formula="of:=[.C121]-[.C$1]" office:value-type="float" office:value="0" calcext:value-type="float">
            <text:p>0</text:p>
          </table:table-cell>
          <table:table-cell table:style-name="Default" table:formula="of:=[.D121]-[.D$1]" office:value-type="float" office:value="366" calcext:value-type="float">
            <text:p>366</text:p>
          </table:table-cell>
          <table:table-cell table:formula="of:=SQRT([.E121]^2 + [.F121]^2 + [.G121]^2)" office:value-type="float" office:value="387.408053607562" calcext:value-type="float">
            <text:p>387.41</text:p>
          </table:table-cell>
          <table:table-cell table:style-name="ce4" table:formula="of:=[.E121]/[.$H121]" office:value-type="float" office:value="0.327819720879238" calcext:value-type="float">
            <text:p>0.33</text:p>
          </table:table-cell>
          <table:table-cell table:formula="of:=[.F121]/[.$H121]" office:value-type="float" office:value="0" calcext:value-type="float">
            <text:p>0.00</text:p>
          </table:table-cell>
          <table:table-cell table:formula="of:=[.G121]/[.$H121]" office:value-type="float" office:value="0.944740297966938" calcext:value-type="float">
            <text:p>0.94</text:p>
          </table:table-cell>
          <table:table-cell table:style-name="ce4" table:formula="of:=DEGREES(ATAN2([.I121];[.J121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22]-[.B$1]" office:value-type="float" office:value="124" calcext:value-type="float">
            <text:p>124</text:p>
          </table:table-cell>
          <table:table-cell table:style-name="Default" table:formula="of:=[.C122]-[.C$1]" office:value-type="float" office:value="-4" calcext:value-type="float">
            <text:p>-4</text:p>
          </table:table-cell>
          <table:table-cell table:style-name="Default" table:formula="of:=[.D122]-[.D$1]" office:value-type="float" office:value="367" calcext:value-type="float">
            <text:p>367</text:p>
          </table:table-cell>
          <table:table-cell table:formula="of:=SQRT([.E122]^2 + [.F122]^2 + [.G122]^2)" office:value-type="float" office:value="387.402891057875" calcext:value-type="float">
            <text:p>387.40</text:p>
          </table:table-cell>
          <table:table-cell table:style-name="ce4" table:formula="of:=[.E122]/[.$H122]" office:value-type="float" office:value="0.320080213292666" calcext:value-type="float">
            <text:p>0.32</text:p>
          </table:table-cell>
          <table:table-cell table:formula="of:=[.F122]/[.$H122]" office:value-type="float" office:value="-0.0103251681707311" calcext:value-type="float">
            <text:p>-0.01</text:p>
          </table:table-cell>
          <table:table-cell table:formula="of:=[.G122]/[.$H122]" office:value-type="float" office:value="0.947334179664583" calcext:value-type="float">
            <text:p>0.95</text:p>
          </table:table-cell>
          <table:table-cell table:style-name="ce4" table:formula="of:=DEGREES(ATAN2([.I122];[.J122]))" office:value-type="float" office:value="-1.8476102659946" calcext:value-type="float">
            <text:p>-1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23]-[.B$1]" office:value-type="float" office:value="132" calcext:value-type="float">
            <text:p>132</text:p>
          </table:table-cell>
          <table:table-cell table:style-name="Default" table:formula="of:=[.C123]-[.C$1]" office:value-type="float" office:value="0" calcext:value-type="float">
            <text:p>0</text:p>
          </table:table-cell>
          <table:table-cell table:style-name="Default" table:formula="of:=[.D123]-[.D$1]" office:value-type="float" office:value="368" calcext:value-type="float">
            <text:p>368</text:p>
          </table:table-cell>
          <table:table-cell table:formula="of:=SQRT([.E123]^2 + [.F123]^2 + [.G123]^2)" office:value-type="float" office:value="390.957798234029" calcext:value-type="float">
            <text:p>390.96</text:p>
          </table:table-cell>
          <table:table-cell table:style-name="ce4" table:formula="of:=[.E123]/[.$H123]" office:value-type="float" office:value="0.3376323495688" calcext:value-type="float">
            <text:p>0.34</text:p>
          </table:table-cell>
          <table:table-cell table:formula="of:=[.F123]/[.$H123]" office:value-type="float" office:value="0" calcext:value-type="float">
            <text:p>0.00</text:p>
          </table:table-cell>
          <table:table-cell table:formula="of:=[.G123]/[.$H123]" office:value-type="float" office:value="0.941278065464532" calcext:value-type="float">
            <text:p>0.94</text:p>
          </table:table-cell>
          <table:table-cell table:style-name="ce4" table:formula="of:=DEGREES(ATAN2([.I123];[.J123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24]-[.B$1]" office:value-type="float" office:value="136" calcext:value-type="float">
            <text:p>136</text:p>
          </table:table-cell>
          <table:table-cell table:style-name="Default" table:formula="of:=[.C124]-[.C$1]" office:value-type="float" office:value="-4" calcext:value-type="float">
            <text:p>-4</text:p>
          </table:table-cell>
          <table:table-cell table:style-name="Default" table:formula="of:=[.D124]-[.D$1]" office:value-type="float" office:value="365" calcext:value-type="float">
            <text:p>365</text:p>
          </table:table-cell>
          <table:table-cell table:formula="of:=SQRT([.E124]^2 + [.F124]^2 + [.G124]^2)" office:value-type="float" office:value="389.53433738247" calcext:value-type="float">
            <text:p>389.53</text:p>
          </table:table-cell>
          <table:table-cell table:style-name="ce4" table:formula="of:=[.E124]/[.$H124]" office:value-type="float" office:value="0.34913481803394" calcext:value-type="float">
            <text:p>0.35</text:p>
          </table:table-cell>
          <table:table-cell table:formula="of:=[.F124]/[.$H124]" office:value-type="float" office:value="-0.0102686711186453" calcext:value-type="float">
            <text:p>-0.01</text:p>
          </table:table-cell>
          <table:table-cell table:formula="of:=[.G124]/[.$H124]" office:value-type="float" office:value="0.937016239576383" calcext:value-type="float">
            <text:p>0.94</text:p>
          </table:table-cell>
          <table:table-cell table:style-name="ce4" table:formula="of:=DEGREES(ATAN2([.I124];[.J124]))" office:value-type="float" office:value="-1.68468431789629" calcext:value-type="float">
            <text:p>-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25]-[.B$1]" office:value-type="float" office:value="127" calcext:value-type="float">
            <text:p>127</text:p>
          </table:table-cell>
          <table:table-cell table:style-name="Default" table:formula="of:=[.C125]-[.C$1]" office:value-type="float" office:value="-3" calcext:value-type="float">
            <text:p>-3</text:p>
          </table:table-cell>
          <table:table-cell table:style-name="Default" table:formula="of:=[.D125]-[.D$1]" office:value-type="float" office:value="368" calcext:value-type="float">
            <text:p>368</text:p>
          </table:table-cell>
          <table:table-cell table:formula="of:=SQRT([.E125]^2 + [.F125]^2 + [.G125]^2)" office:value-type="float" office:value="389.309645398107" calcext:value-type="float">
            <text:p>389.31</text:p>
          </table:table-cell>
          <table:table-cell table:style-name="ce4" table:formula="of:=[.E125]/[.$H125]" office:value-type="float" office:value="0.32621847801929" calcext:value-type="float">
            <text:p>0.33</text:p>
          </table:table-cell>
          <table:table-cell table:formula="of:=[.F125]/[.$H125]" office:value-type="float" office:value="-0.00770594829966827" calcext:value-type="float">
            <text:p>-0.01</text:p>
          </table:table-cell>
          <table:table-cell table:formula="of:=[.G125]/[.$H125]" office:value-type="float" office:value="0.945262991425974" calcext:value-type="float">
            <text:p>0.95</text:p>
          </table:table-cell>
          <table:table-cell table:style-name="ce4" table:formula="of:=DEGREES(ATAN2([.I125];[.J125]))" office:value-type="float" office:value="-1.35319195377969" calcext:value-type="float">
            <text:p>-1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26]-[.B$1]" office:value-type="float" office:value="138" calcext:value-type="float">
            <text:p>138</text:p>
          </table:table-cell>
          <table:table-cell table:style-name="Default" table:formula="of:=[.C126]-[.C$1]" office:value-type="float" office:value="-11" calcext:value-type="float">
            <text:p>-11</text:p>
          </table:table-cell>
          <table:table-cell table:style-name="Default" table:formula="of:=[.D126]-[.D$1]" office:value-type="float" office:value="362" calcext:value-type="float">
            <text:p>362</text:p>
          </table:table-cell>
          <table:table-cell table:formula="of:=SQRT([.E126]^2 + [.F126]^2 + [.G126]^2)" office:value-type="float" office:value="387.5680585394" calcext:value-type="float">
            <text:p>387.57</text:p>
          </table:table-cell>
          <table:table-cell table:style-name="ce4" table:formula="of:=[.E126]/[.$H126]" office:value-type="float" office:value="0.356066494540522" calcext:value-type="float">
            <text:p>0.36</text:p>
          </table:table-cell>
          <table:table-cell table:formula="of:=[.F126]/[.$H126]" office:value-type="float" office:value="-0.0283821118836648" calcext:value-type="float">
            <text:p>-0.03</text:p>
          </table:table-cell>
          <table:table-cell table:formula="of:=[.G126]/[.$H126]" office:value-type="float" office:value="0.934029500171514" calcext:value-type="float">
            <text:p>0.93</text:p>
          </table:table-cell>
          <table:table-cell table:style-name="ce4" table:formula="of:=DEGREES(ATAN2([.I126];[.J126]))" office:value-type="float" office:value="-4.55741901971401" calcext:value-type="float">
            <text:p>-4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27]-[.B$1]" office:value-type="float" office:value="131" calcext:value-type="float">
            <text:p>131</text:p>
          </table:table-cell>
          <table:table-cell table:style-name="Default" table:formula="of:=[.C127]-[.C$1]" office:value-type="float" office:value="6" calcext:value-type="float">
            <text:p>6</text:p>
          </table:table-cell>
          <table:table-cell table:style-name="Default" table:formula="of:=[.D127]-[.D$1]" office:value-type="float" office:value="367" calcext:value-type="float">
            <text:p>367</text:p>
          </table:table-cell>
          <table:table-cell table:formula="of:=SQRT([.E127]^2 + [.F127]^2 + [.G127]^2)" office:value-type="float" office:value="389.725544454043" calcext:value-type="float">
            <text:p>389.73</text:p>
          </table:table-cell>
          <table:table-cell table:style-name="ce4" table:formula="of:=[.E127]/[.$H127]" office:value-type="float" office:value="0.336133984195249" calcext:value-type="float">
            <text:p>0.34</text:p>
          </table:table-cell>
          <table:table-cell table:formula="of:=[.F127]/[.$H127]" office:value-type="float" office:value="0.0153954496577977" calcext:value-type="float">
            <text:p>0.02</text:p>
          </table:table-cell>
          <table:table-cell table:formula="of:=[.G127]/[.$H127]" office:value-type="float" office:value="0.941688337401957" calcext:value-type="float">
            <text:p>0.94</text:p>
          </table:table-cell>
          <table:table-cell table:style-name="ce4" table:formula="of:=DEGREES(ATAN2([.I127];[.J127]))" office:value-type="float" office:value="2.62240146054109" calcext:value-type="float">
            <text:p>2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128]-[.B$1]" office:value-type="float" office:value="135" calcext:value-type="float">
            <text:p>135</text:p>
          </table:table-cell>
          <table:table-cell table:style-name="Default" table:formula="of:=[.C128]-[.C$1]" office:value-type="float" office:value="-8" calcext:value-type="float">
            <text:p>-8</text:p>
          </table:table-cell>
          <table:table-cell table:style-name="Default" table:formula="of:=[.D128]-[.D$1]" office:value-type="float" office:value="359" calcext:value-type="float">
            <text:p>359</text:p>
          </table:table-cell>
          <table:table-cell table:formula="of:=SQRT([.E128]^2 + [.F128]^2 + [.G128]^2)" office:value-type="float" office:value="383.627423420172" calcext:value-type="float">
            <text:p>383.63</text:p>
          </table:table-cell>
          <table:table-cell table:style-name="ce4" table:formula="of:=[.E128]/[.$H128]" office:value-type="float" office:value="0.351903935324613" calcext:value-type="float">
            <text:p>0.35</text:p>
          </table:table-cell>
          <table:table-cell table:formula="of:=[.F128]/[.$H128]" office:value-type="float" office:value="-0.0208535665377548" calcext:value-type="float">
            <text:p>-0.02</text:p>
          </table:table-cell>
          <table:table-cell table:formula="of:=[.G128]/[.$H128]" office:value-type="float" office:value="0.935803798381748" calcext:value-type="float">
            <text:p>0.94</text:p>
          </table:table-cell>
          <table:table-cell table:style-name="ce4" table:formula="of:=DEGREES(ATAN2([.I128];[.J128]))" office:value-type="float" office:value="-3.39133941979635" calcext:value-type="float">
            <text:p>-3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29]-[.B$1]" office:value-type="float" office:value="125" calcext:value-type="float">
            <text:p>125</text:p>
          </table:table-cell>
          <table:table-cell table:style-name="Default" table:formula="of:=[.C129]-[.C$1]" office:value-type="float" office:value="-8" calcext:value-type="float">
            <text:p>-8</text:p>
          </table:table-cell>
          <table:table-cell table:style-name="Default" table:formula="of:=[.D129]-[.D$1]" office:value-type="float" office:value="366" calcext:value-type="float">
            <text:p>366</text:p>
          </table:table-cell>
          <table:table-cell table:formula="of:=SQRT([.E129]^2 + [.F129]^2 + [.G129]^2)" office:value-type="float" office:value="386.839760107464" calcext:value-type="float">
            <text:p>386.84</text:p>
          </table:table-cell>
          <table:table-cell table:style-name="ce4" table:formula="of:=[.E129]/[.$H129]" office:value-type="float" office:value="0.323131210621357" calcext:value-type="float">
            <text:p>0.32</text:p>
          </table:table-cell>
          <table:table-cell table:formula="of:=[.F129]/[.$H129]" office:value-type="float" office:value="-0.0206803974797668" calcext:value-type="float">
            <text:p>-0.02</text:p>
          </table:table-cell>
          <table:table-cell table:formula="of:=[.G129]/[.$H129]" office:value-type="float" office:value="0.946128184699333" calcext:value-type="float">
            <text:p>0.95</text:p>
          </table:table-cell>
          <table:table-cell table:style-name="ce4" table:formula="of:=DEGREES(ATAN2([.I129];[.J129]))" office:value-type="float" office:value="-3.6619355755198" calcext:value-type="float">
            <text:p>-3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30]-[.B$1]" office:value-type="float" office:value="129" calcext:value-type="float">
            <text:p>129</text:p>
          </table:table-cell>
          <table:table-cell table:style-name="Default" table:formula="of:=[.C130]-[.C$1]" office:value-type="float" office:value="-6" calcext:value-type="float">
            <text:p>-6</text:p>
          </table:table-cell>
          <table:table-cell table:style-name="Default" table:formula="of:=[.D130]-[.D$1]" office:value-type="float" office:value="365" calcext:value-type="float">
            <text:p>365</text:p>
          </table:table-cell>
          <table:table-cell table:formula="of:=SQRT([.E130]^2 + [.F130]^2 + [.G130]^2)" office:value-type="float" office:value="387.171796493495" calcext:value-type="float">
            <text:p>387.17</text:p>
          </table:table-cell>
          <table:table-cell table:style-name="ce4" table:formula="of:=[.E130]/[.$H130]" office:value-type="float" office:value="0.333185426129477" calcext:value-type="float">
            <text:p>0.33</text:p>
          </table:table-cell>
          <table:table-cell table:formula="of:=[.F130]/[.$H130]" office:value-type="float" office:value="-0.0154969965641617" calcext:value-type="float">
            <text:p>-0.02</text:p>
          </table:table-cell>
          <table:table-cell table:formula="of:=[.G130]/[.$H130]" office:value-type="float" office:value="0.94273395765317" calcext:value-type="float">
            <text:p>0.94</text:p>
          </table:table-cell>
          <table:table-cell table:style-name="ce4" table:formula="of:=DEGREES(ATAN2([.I130];[.J130]))" office:value-type="float" office:value="-2.66300076606714" calcext:value-type="float">
            <text:p>-2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131]-[.B$1]" office:value-type="float" office:value="138" calcext:value-type="float">
            <text:p>138</text:p>
          </table:table-cell>
          <table:table-cell table:style-name="Default" table:formula="of:=[.C131]-[.C$1]" office:value-type="float" office:value="-4" calcext:value-type="float">
            <text:p>-4</text:p>
          </table:table-cell>
          <table:table-cell table:style-name="Default" table:formula="of:=[.D131]-[.D$1]" office:value-type="float" office:value="360" calcext:value-type="float">
            <text:p>360</text:p>
          </table:table-cell>
          <table:table-cell table:formula="of:=SQRT([.E131]^2 + [.F131]^2 + [.G131]^2)" office:value-type="float" office:value="385.564521189385" calcext:value-type="float">
            <text:p>385.56</text:p>
          </table:table-cell>
          <table:table-cell table:style-name="ce4" table:formula="of:=[.E131]/[.$H131]" office:value-type="float" office:value="0.357916749119704" calcext:value-type="float">
            <text:p>0.36</text:p>
          </table:table-cell>
          <table:table-cell table:formula="of:=[.F131]/[.$H131]" office:value-type="float" office:value="-0.0103743985252088" calcext:value-type="float">
            <text:p>-0.01</text:p>
          </table:table-cell>
          <table:table-cell table:formula="of:=[.G131]/[.$H131]" office:value-type="float" office:value="0.933695867268793" calcext:value-type="float">
            <text:p>0.93</text:p>
          </table:table-cell>
          <table:table-cell table:style-name="ce4" table:formula="of:=DEGREES(ATAN2([.I131];[.J131]))" office:value-type="float" office:value="-1.66028236898281" calcext:value-type="float">
            <text:p>-1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32]-[.B$1]" office:value-type="float" office:value="137" calcext:value-type="float">
            <text:p>137</text:p>
          </table:table-cell>
          <table:table-cell table:style-name="Default" table:formula="of:=[.C132]-[.C$1]" office:value-type="float" office:value="-3" calcext:value-type="float">
            <text:p>-3</text:p>
          </table:table-cell>
          <table:table-cell table:style-name="Default" table:formula="of:=[.D132]-[.D$1]" office:value-type="float" office:value="370" calcext:value-type="float">
            <text:p>370</text:p>
          </table:table-cell>
          <table:table-cell table:formula="of:=SQRT([.E132]^2 + [.F132]^2 + [.G132]^2)" office:value-type="float" office:value="394.560515003719" calcext:value-type="float">
            <text:p>394.56</text:p>
          </table:table-cell>
          <table:table-cell table:style-name="ce4" table:formula="of:=[.E132]/[.$H132]" office:value-type="float" office:value="0.347221769007243" calcext:value-type="float">
            <text:p>0.35</text:p>
          </table:table-cell>
          <table:table-cell table:formula="of:=[.F132]/[.$H132]" office:value-type="float" office:value="-0.00760339640161845" calcext:value-type="float">
            <text:p>-0.01</text:p>
          </table:table-cell>
          <table:table-cell table:formula="of:=[.G132]/[.$H132]" office:value-type="float" office:value="0.937752222866276" calcext:value-type="float">
            <text:p>0.94</text:p>
          </table:table-cell>
          <table:table-cell table:style-name="ce4" table:formula="of:=DEGREES(ATAN2([.I132];[.J132]))" office:value-type="float" office:value="-1.25445162268154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33]-[.B$1]" office:value-type="float" office:value="130" calcext:value-type="float">
            <text:p>130</text:p>
          </table:table-cell>
          <table:table-cell table:style-name="Default" table:formula="of:=[.C133]-[.C$1]" office:value-type="float" office:value="0" calcext:value-type="float">
            <text:p>0</text:p>
          </table:table-cell>
          <table:table-cell table:style-name="Default" table:formula="of:=[.D133]-[.D$1]" office:value-type="float" office:value="361" calcext:value-type="float">
            <text:p>361</text:p>
          </table:table-cell>
          <table:table-cell table:formula="of:=SQRT([.E133]^2 + [.F133]^2 + [.G133]^2)" office:value-type="float" office:value="383.693888405849" calcext:value-type="float">
            <text:p>383.69</text:p>
          </table:table-cell>
          <table:table-cell table:style-name="ce4" table:formula="of:=[.E133]/[.$H133]" office:value-type="float" office:value="0.338811755746533" calcext:value-type="float">
            <text:p>0.34</text:p>
          </table:table-cell>
          <table:table-cell table:formula="of:=[.F133]/[.$H133]" office:value-type="float" office:value="0" calcext:value-type="float">
            <text:p>0.00</text:p>
          </table:table-cell>
          <table:table-cell table:formula="of:=[.G133]/[.$H133]" office:value-type="float" office:value="0.940854183265373" calcext:value-type="float">
            <text:p>0.94</text:p>
          </table:table-cell>
          <table:table-cell table:style-name="ce4" table:formula="of:=DEGREES(ATAN2([.I133];[.J133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134]-[.B$1]" office:value-type="float" office:value="132" calcext:value-type="float">
            <text:p>132</text:p>
          </table:table-cell>
          <table:table-cell table:style-name="Default" table:formula="of:=[.C134]-[.C$1]" office:value-type="float" office:value="-5" calcext:value-type="float">
            <text:p>-5</text:p>
          </table:table-cell>
          <table:table-cell table:style-name="Default" table:formula="of:=[.D134]-[.D$1]" office:value-type="float" office:value="357" calcext:value-type="float">
            <text:p>357</text:p>
          </table:table-cell>
          <table:table-cell table:formula="of:=SQRT([.E134]^2 + [.F134]^2 + [.G134]^2)" office:value-type="float" office:value="380.654699169733" calcext:value-type="float">
            <text:p>380.65</text:p>
          </table:table-cell>
          <table:table-cell table:style-name="ce4" table:formula="of:=[.E134]/[.$H134]" office:value-type="float" office:value="0.346770971927872" calcext:value-type="float">
            <text:p>0.35</text:p>
          </table:table-cell>
          <table:table-cell table:formula="of:=[.F134]/[.$H134]" office:value-type="float" office:value="-0.013135264088177" calcext:value-type="float">
            <text:p>-0.01</text:p>
          </table:table-cell>
          <table:table-cell table:formula="of:=[.G134]/[.$H134]" office:value-type="float" office:value="0.937857855895835" calcext:value-type="float">
            <text:p>0.94</text:p>
          </table:table-cell>
          <table:table-cell table:style-name="ce4" table:formula="of:=DEGREES(ATAN2([.I134];[.J134]))" office:value-type="float" office:value="-2.16925758972851" calcext:value-type="float">
            <text:p>-2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35]-[.B$1]" office:value-type="float" office:value="132" calcext:value-type="float">
            <text:p>132</text:p>
          </table:table-cell>
          <table:table-cell table:style-name="Default" table:formula="of:=[.C135]-[.C$1]" office:value-type="float" office:value="-12" calcext:value-type="float">
            <text:p>-12</text:p>
          </table:table-cell>
          <table:table-cell table:style-name="Default" table:formula="of:=[.D135]-[.D$1]" office:value-type="float" office:value="370" calcext:value-type="float">
            <text:p>370</text:p>
          </table:table-cell>
          <table:table-cell table:formula="of:=SQRT([.E135]^2 + [.F135]^2 + [.G135]^2)" office:value-type="float" office:value="393.024172284606" calcext:value-type="float">
            <text:p>393.02</text:p>
          </table:table-cell>
          <table:table-cell table:style-name="ce4" table:formula="of:=[.E135]/[.$H135]" office:value-type="float" office:value="0.335857204997592" calcext:value-type="float">
            <text:p>0.34</text:p>
          </table:table-cell>
          <table:table-cell table:formula="of:=[.F135]/[.$H135]" office:value-type="float" office:value="-0.0305324731815993" calcext:value-type="float">
            <text:p>-0.03</text:p>
          </table:table-cell>
          <table:table-cell table:formula="of:=[.G135]/[.$H135]" office:value-type="float" office:value="0.941417923099311" calcext:value-type="float">
            <text:p>0.94</text:p>
          </table:table-cell>
          <table:table-cell table:style-name="ce4" table:formula="of:=DEGREES(ATAN2([.I135];[.J135]))" office:value-type="float" office:value="-5.19442890773481" calcext:value-type="float">
            <text:p>-5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36]-[.B$1]" office:value-type="float" office:value="135" calcext:value-type="float">
            <text:p>135</text:p>
          </table:table-cell>
          <table:table-cell table:style-name="Default" table:formula="of:=[.C136]-[.C$1]" office:value-type="float" office:value="-15" calcext:value-type="float">
            <text:p>-15</text:p>
          </table:table-cell>
          <table:table-cell table:style-name="Default" table:formula="of:=[.D136]-[.D$1]" office:value-type="float" office:value="364" calcext:value-type="float">
            <text:p>364</text:p>
          </table:table-cell>
          <table:table-cell table:formula="of:=SQRT([.E136]^2 + [.F136]^2 + [.G136]^2)" office:value-type="float" office:value="388.51769586468" calcext:value-type="float">
            <text:p>388.52</text:p>
          </table:table-cell>
          <table:table-cell table:style-name="ce4" table:formula="of:=[.E136]/[.$H136]" office:value-type="float" office:value="0.347474520303498" calcext:value-type="float">
            <text:p>0.35</text:p>
          </table:table-cell>
          <table:table-cell table:formula="of:=[.F136]/[.$H136]" office:value-type="float" office:value="-0.038608280033722" calcext:value-type="float">
            <text:p>-0.04</text:p>
          </table:table-cell>
          <table:table-cell table:formula="of:=[.G136]/[.$H136]" office:value-type="float" office:value="0.936894262151654" calcext:value-type="float">
            <text:p>0.94</text:p>
          </table:table-cell>
          <table:table-cell table:style-name="ce4" table:formula="of:=DEGREES(ATAN2([.I136];[.J136]))" office:value-type="float" office:value="-6.34019174590991" calcext:value-type="float">
            <text:p>-6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37]-[.B$1]" office:value-type="float" office:value="132" calcext:value-type="float">
            <text:p>132</text:p>
          </table:table-cell>
          <table:table-cell table:style-name="Default" table:formula="of:=[.C137]-[.C$1]" office:value-type="float" office:value="-3" calcext:value-type="float">
            <text:p>-3</text:p>
          </table:table-cell>
          <table:table-cell table:style-name="Default" table:formula="of:=[.D137]-[.D$1]" office:value-type="float" office:value="364" calcext:value-type="float">
            <text:p>364</text:p>
          </table:table-cell>
          <table:table-cell table:formula="of:=SQRT([.E137]^2 + [.F137]^2 + [.G137]^2)" office:value-type="float" office:value="387.206663165809" calcext:value-type="float">
            <text:p>387.21</text:p>
          </table:table-cell>
          <table:table-cell table:style-name="ce4" table:formula="of:=[.E137]/[.$H137]" office:value-type="float" office:value="0.340903224445482" calcext:value-type="float">
            <text:p>0.34</text:p>
          </table:table-cell>
          <table:table-cell table:formula="of:=[.F137]/[.$H137]" office:value-type="float" office:value="-0.00774780055557915" calcext:value-type="float">
            <text:p>-0.01</text:p>
          </table:table-cell>
          <table:table-cell table:formula="of:=[.G137]/[.$H137]" office:value-type="float" office:value="0.94006646741027" calcext:value-type="float">
            <text:p>0.94</text:p>
          </table:table-cell>
          <table:table-cell table:style-name="ce4" table:formula="of:=DEGREES(ATAN2([.I137];[.J137]))" office:value-type="float" office:value="-1.30195267257888" calcext:value-type="float">
            <text:p>-1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11" calcext:value-type="float">
            <text:p>511</text:p>
          </table:table-cell>
          <table:table-cell table:style-name="Default" table:formula="of:=[.B138]-[.B$1]" office:value-type="float" office:value="127" calcext:value-type="float">
            <text:p>127</text:p>
          </table:table-cell>
          <table:table-cell table:style-name="Default" table:formula="of:=[.C138]-[.C$1]" office:value-type="float" office:value="2" calcext:value-type="float">
            <text:p>2</text:p>
          </table:table-cell>
          <table:table-cell table:style-name="Default" table:formula="of:=[.D138]-[.D$1]" office:value-type="float" office:value="375" calcext:value-type="float">
            <text:p>375</text:p>
          </table:table-cell>
          <table:table-cell table:formula="of:=SQRT([.E138]^2 + [.F138]^2 + [.G138]^2)" office:value-type="float" office:value="395.926760904084" calcext:value-type="float">
            <text:p>395.93</text:p>
          </table:table-cell>
          <table:table-cell table:style-name="ce4" table:formula="of:=[.E138]/[.$H138]" office:value-type="float" office:value="0.320766395557603" calcext:value-type="float">
            <text:p>0.32</text:p>
          </table:table-cell>
          <table:table-cell table:formula="of:=[.F138]/[.$H138]" office:value-type="float" office:value="0.00505143930011973" calcext:value-type="float">
            <text:p>0.01</text:p>
          </table:table-cell>
          <table:table-cell table:formula="of:=[.G138]/[.$H138]" office:value-type="float" office:value="0.94714486877245" calcext:value-type="float">
            <text:p>0.95</text:p>
          </table:table-cell>
          <table:table-cell table:style-name="ce4" table:formula="of:=DEGREES(ATAN2([.I138];[.J138]))" office:value-type="float" office:value="0.902221161530156" calcext:value-type="float">
            <text:p>0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139]-[.B$1]" office:value-type="float" office:value="126" calcext:value-type="float">
            <text:p>126</text:p>
          </table:table-cell>
          <table:table-cell table:style-name="Default" table:formula="of:=[.C139]-[.C$1]" office:value-type="float" office:value="-14" calcext:value-type="float">
            <text:p>-14</text:p>
          </table:table-cell>
          <table:table-cell table:style-name="Default" table:formula="of:=[.D139]-[.D$1]" office:value-type="float" office:value="358" calcext:value-type="float">
            <text:p>358</text:p>
          </table:table-cell>
          <table:table-cell table:formula="of:=SQRT([.E139]^2 + [.F139]^2 + [.G139]^2)" office:value-type="float" office:value="379.784149221634" calcext:value-type="float">
            <text:p>379.78</text:p>
          </table:table-cell>
          <table:table-cell table:style-name="ce4" table:formula="of:=[.E139]/[.$H139]" office:value-type="float" office:value="0.331767400662288" calcext:value-type="float">
            <text:p>0.33</text:p>
          </table:table-cell>
          <table:table-cell table:formula="of:=[.F139]/[.$H139]" office:value-type="float" office:value="-0.036863044518032" calcext:value-type="float">
            <text:p>-0.04</text:p>
          </table:table-cell>
          <table:table-cell table:formula="of:=[.G139]/[.$H139]" office:value-type="float" office:value="0.942640709818248" calcext:value-type="float">
            <text:p>0.94</text:p>
          </table:table-cell>
          <table:table-cell table:style-name="ce4" table:formula="of:=DEGREES(ATAN2([.I139];[.J139]))" office:value-type="float" office:value="-6.34019174590991" calcext:value-type="float">
            <text:p>-6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40]-[.B$1]" office:value-type="float" office:value="140" calcext:value-type="float">
            <text:p>140</text:p>
          </table:table-cell>
          <table:table-cell table:style-name="Default" table:formula="of:=[.C140]-[.C$1]" office:value-type="float" office:value="-12" calcext:value-type="float">
            <text:p>-12</text:p>
          </table:table-cell>
          <table:table-cell table:style-name="Default" table:formula="of:=[.D140]-[.D$1]" office:value-type="float" office:value="361" calcext:value-type="float">
            <text:p>361</text:p>
          </table:table-cell>
          <table:table-cell table:formula="of:=SQRT([.E140]^2 + [.F140]^2 + [.G140]^2)" office:value-type="float" office:value="387.382240171126" calcext:value-type="float">
            <text:p>387.38</text:p>
          </table:table-cell>
          <table:table-cell table:style-name="ce4" table:formula="of:=[.E140]/[.$H140]" office:value-type="float" office:value="0.361400150761055" calcext:value-type="float">
            <text:p>0.36</text:p>
          </table:table-cell>
          <table:table-cell table:formula="of:=[.F140]/[.$H140]" office:value-type="float" office:value="-0.030977155779519" calcext:value-type="float">
            <text:p>-0.03</text:p>
          </table:table-cell>
          <table:table-cell table:formula="of:=[.G140]/[.$H140]" office:value-type="float" office:value="0.931896103033862" calcext:value-type="float">
            <text:p>0.93</text:p>
          </table:table-cell>
          <table:table-cell table:style-name="ce4" table:formula="of:=DEGREES(ATAN2([.I140];[.J140]))" office:value-type="float" office:value="-4.89909245378777" calcext:value-type="float">
            <text:p>-4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88" calcext:value-type="float">
            <text:p>488</text:p>
          </table:table-cell>
          <table:table-cell table:style-name="Default" table:formula="of:=[.B141]-[.B$1]" office:value-type="float" office:value="132" calcext:value-type="float">
            <text:p>132</text:p>
          </table:table-cell>
          <table:table-cell table:style-name="Default" table:formula="of:=[.C141]-[.C$1]" office:value-type="float" office:value="2" calcext:value-type="float">
            <text:p>2</text:p>
          </table:table-cell>
          <table:table-cell table:style-name="Default" table:formula="of:=[.D141]-[.D$1]" office:value-type="float" office:value="352" calcext:value-type="float">
            <text:p>352</text:p>
          </table:table-cell>
          <table:table-cell table:formula="of:=SQRT([.E141]^2 + [.F141]^2 + [.G141]^2)" office:value-type="float" office:value="375.941484808474" calcext:value-type="float">
            <text:p>375.94</text:p>
          </table:table-cell>
          <table:table-cell table:style-name="ce4" table:formula="of:=[.E141]/[.$H141]" office:value-type="float" office:value="0.351118472778412" calcext:value-type="float">
            <text:p>0.35</text:p>
          </table:table-cell>
          <table:table-cell table:formula="of:=[.F141]/[.$H141]" office:value-type="float" office:value="0.00531997686027897" calcext:value-type="float">
            <text:p>0.01</text:p>
          </table:table-cell>
          <table:table-cell table:formula="of:=[.G141]/[.$H141]" office:value-type="float" office:value="0.936315927409099" calcext:value-type="float">
            <text:p>0.94</text:p>
          </table:table-cell>
          <table:table-cell table:style-name="ce4" table:formula="of:=DEGREES(ATAN2([.I141];[.J141]))" office:value-type="float" office:value="0.868051449745543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42]-[.B$1]" office:value-type="float" office:value="119" calcext:value-type="float">
            <text:p>119</text:p>
          </table:table-cell>
          <table:table-cell table:style-name="Default" table:formula="of:=[.C142]-[.C$1]" office:value-type="float" office:value="-11" calcext:value-type="float">
            <text:p>-11</text:p>
          </table:table-cell>
          <table:table-cell table:style-name="Default" table:formula="of:=[.D142]-[.D$1]" office:value-type="float" office:value="362" calcext:value-type="float">
            <text:p>362</text:p>
          </table:table-cell>
          <table:table-cell table:formula="of:=SQRT([.E142]^2 + [.F142]^2 + [.G142]^2)" office:value-type="float" office:value="381.216473935742" calcext:value-type="float">
            <text:p>381.22</text:p>
          </table:table-cell>
          <table:table-cell table:style-name="ce4" table:formula="of:=[.E142]/[.$H142]" office:value-type="float" office:value="0.312158597899572" calcext:value-type="float">
            <text:p>0.31</text:p>
          </table:table-cell>
          <table:table-cell table:formula="of:=[.F142]/[.$H142]" office:value-type="float" office:value="-0.0288549964444983" calcext:value-type="float">
            <text:p>-0.03</text:p>
          </table:table-cell>
          <table:table-cell table:formula="of:=[.G142]/[.$H142]" office:value-type="float" office:value="0.949591701173489" calcext:value-type="float">
            <text:p>0.95</text:p>
          </table:table-cell>
          <table:table-cell table:style-name="ce4" table:formula="of:=DEGREES(ATAN2([.I142];[.J142]))" office:value-type="float" office:value="-5.28124062844512" calcext:value-type="float">
            <text:p>-5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43]-[.B$1]" office:value-type="float" office:value="134" calcext:value-type="float">
            <text:p>134</text:p>
          </table:table-cell>
          <table:table-cell table:style-name="Default" table:formula="of:=[.C143]-[.C$1]" office:value-type="float" office:value="-2" calcext:value-type="float">
            <text:p>-2</text:p>
          </table:table-cell>
          <table:table-cell table:style-name="Default" table:formula="of:=[.D143]-[.D$1]" office:value-type="float" office:value="365" calcext:value-type="float">
            <text:p>365</text:p>
          </table:table-cell>
          <table:table-cell table:formula="of:=SQRT([.E143]^2 + [.F143]^2 + [.G143]^2)" office:value-type="float" office:value="388.825153507332" calcext:value-type="float">
            <text:p>388.83</text:p>
          </table:table-cell>
          <table:table-cell table:style-name="ce4" table:formula="of:=[.E143]/[.$H143]" office:value-type="float" office:value="0.344627909977726" calcext:value-type="float">
            <text:p>0.34</text:p>
          </table:table-cell>
          <table:table-cell table:formula="of:=[.F143]/[.$H143]" office:value-type="float" office:value="-0.00514370014892128" calcext:value-type="float">
            <text:p>-0.01</text:p>
          </table:table-cell>
          <table:table-cell table:formula="of:=[.G143]/[.$H143]" office:value-type="float" office:value="0.938725277178133" calcext:value-type="float">
            <text:p>0.94</text:p>
          </table:table-cell>
          <table:table-cell table:style-name="ce4" table:formula="of:=DEGREES(ATAN2([.I143];[.J143]))" office:value-type="float" office:value="-0.855097396266723" calcext:value-type="float">
            <text:p>-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144]-[.B$1]" office:value-type="float" office:value="138" calcext:value-type="float">
            <text:p>138</text:p>
          </table:table-cell>
          <table:table-cell table:style-name="Default" table:formula="of:=[.C144]-[.C$1]" office:value-type="float" office:value="-6" calcext:value-type="float">
            <text:p>-6</text:p>
          </table:table-cell>
          <table:table-cell table:style-name="Default" table:formula="of:=[.D144]-[.D$1]" office:value-type="float" office:value="372" calcext:value-type="float">
            <text:p>372</text:p>
          </table:table-cell>
          <table:table-cell table:formula="of:=SQRT([.E144]^2 + [.F144]^2 + [.G144]^2)" office:value-type="float" office:value="396.817338330875" calcext:value-type="float">
            <text:p>396.82</text:p>
          </table:table-cell>
          <table:table-cell table:style-name="ce4" table:formula="of:=[.E144]/[.$H144]" office:value-type="float" office:value="0.347767062246994" calcext:value-type="float">
            <text:p>0.35</text:p>
          </table:table-cell>
          <table:table-cell table:formula="of:=[.F144]/[.$H144]" office:value-type="float" office:value="-0.0151203070542171" calcext:value-type="float">
            <text:p>-0.02</text:p>
          </table:table-cell>
          <table:table-cell table:formula="of:=[.G144]/[.$H144]" office:value-type="float" office:value="0.937459037361463" calcext:value-type="float">
            <text:p>0.94</text:p>
          </table:table-cell>
          <table:table-cell table:style-name="ce4" table:formula="of:=DEGREES(ATAN2([.I144];[.J144]))" office:value-type="float" office:value="-2.48955292199916" calcext:value-type="float">
            <text:p>-2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45]-[.B$1]" office:value-type="float" office:value="143" calcext:value-type="float">
            <text:p>143</text:p>
          </table:table-cell>
          <table:table-cell table:style-name="Default" table:formula="of:=[.C145]-[.C$1]" office:value-type="float" office:value="-6" calcext:value-type="float">
            <text:p>-6</text:p>
          </table:table-cell>
          <table:table-cell table:style-name="Default" table:formula="of:=[.D145]-[.D$1]" office:value-type="float" office:value="362" calcext:value-type="float">
            <text:p>362</text:p>
          </table:table-cell>
          <table:table-cell table:formula="of:=SQRT([.E145]^2 + [.F145]^2 + [.G145]^2)" office:value-type="float" office:value="389.267260375182" calcext:value-type="float">
            <text:p>389.27</text:p>
          </table:table-cell>
          <table:table-cell table:style-name="ce4" table:formula="of:=[.E145]/[.$H145]" office:value-type="float" office:value="0.367356863924734" calcext:value-type="float">
            <text:p>0.37</text:p>
          </table:table-cell>
          <table:table-cell table:formula="of:=[.F145]/[.$H145]" office:value-type="float" office:value="-0.0154135747101287" calcext:value-type="float">
            <text:p>-0.02</text:p>
          </table:table-cell>
          <table:table-cell table:formula="of:=[.G145]/[.$H145]" office:value-type="float" office:value="0.929952340844432" calcext:value-type="float">
            <text:p>0.93</text:p>
          </table:table-cell>
          <table:table-cell table:style-name="ce4" table:formula="of:=DEGREES(ATAN2([.I145];[.J145]))" office:value-type="float" office:value="-2.40260946898604" calcext:value-type="float">
            <text:p>-2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18" calcext:value-type="float">
            <text:p>518</text:p>
          </table:table-cell>
          <table:table-cell table:style-name="Default" table:formula="of:=[.B146]-[.B$1]" office:value-type="float" office:value="130" calcext:value-type="float">
            <text:p>130</text:p>
          </table:table-cell>
          <table:table-cell table:style-name="Default" table:formula="of:=[.C146]-[.C$1]" office:value-type="float" office:value="-12" calcext:value-type="float">
            <text:p>-12</text:p>
          </table:table-cell>
          <table:table-cell table:style-name="Default" table:formula="of:=[.D146]-[.D$1]" office:value-type="float" office:value="382" calcext:value-type="float">
            <text:p>382</text:p>
          </table:table-cell>
          <table:table-cell table:formula="of:=SQRT([.E146]^2 + [.F146]^2 + [.G146]^2)" office:value-type="float" office:value="403.692952626126" calcext:value-type="float">
            <text:p>403.69</text:p>
          </table:table-cell>
          <table:table-cell table:style-name="ce4" table:formula="of:=[.E146]/[.$H146]" office:value-type="float" office:value="0.322026924558174" calcext:value-type="float">
            <text:p>0.32</text:p>
          </table:table-cell>
          <table:table-cell table:formula="of:=[.F146]/[.$H146]" office:value-type="float" office:value="-0.0297255622669083" calcext:value-type="float">
            <text:p>-0.03</text:p>
          </table:table-cell>
          <table:table-cell table:formula="of:=[.G146]/[.$H146]" office:value-type="float" office:value="0.946263732163249" calcext:value-type="float">
            <text:p>0.95</text:p>
          </table:table-cell>
          <table:table-cell table:style-name="ce4" table:formula="of:=DEGREES(ATAN2([.I146];[.J146]))" office:value-type="float" office:value="-5.27389595735177" calcext:value-type="float">
            <text:p>-5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47]-[.B$1]" office:value-type="float" office:value="132" calcext:value-type="float">
            <text:p>132</text:p>
          </table:table-cell>
          <table:table-cell table:style-name="Default" table:formula="of:=[.C147]-[.C$1]" office:value-type="float" office:value="-15" calcext:value-type="float">
            <text:p>-15</text:p>
          </table:table-cell>
          <table:table-cell table:style-name="Default" table:formula="of:=[.D147]-[.D$1]" office:value-type="float" office:value="364" calcext:value-type="float">
            <text:p>364</text:p>
          </table:table-cell>
          <table:table-cell table:formula="of:=SQRT([.E147]^2 + [.F147]^2 + [.G147]^2)" office:value-type="float" office:value="387.485483599063" calcext:value-type="float">
            <text:p>387.49</text:p>
          </table:table-cell>
          <table:table-cell table:style-name="ce4" table:formula="of:=[.E147]/[.$H147]" office:value-type="float" office:value="0.340657922908364" calcext:value-type="float">
            <text:p>0.34</text:p>
          </table:table-cell>
          <table:table-cell table:formula="of:=[.F147]/[.$H147]" office:value-type="float" office:value="-0.0387111276032232" calcext:value-type="float">
            <text:p>-0.04</text:p>
          </table:table-cell>
          <table:table-cell table:formula="of:=[.G147]/[.$H147]" office:value-type="float" office:value="0.939390029838217" calcext:value-type="float">
            <text:p>0.94</text:p>
          </table:table-cell>
          <table:table-cell table:style-name="ce4" table:formula="of:=DEGREES(ATAN2([.I147];[.J147]))" office:value-type="float" office:value="-6.48307369289724" calcext:value-type="float">
            <text:p>-6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48]-[.B$1]" office:value-type="float" office:value="131" calcext:value-type="float">
            <text:p>131</text:p>
          </table:table-cell>
          <table:table-cell table:style-name="Default" table:formula="of:=[.C148]-[.C$1]" office:value-type="float" office:value="-4" calcext:value-type="float">
            <text:p>-4</text:p>
          </table:table-cell>
          <table:table-cell table:style-name="Default" table:formula="of:=[.D148]-[.D$1]" office:value-type="float" office:value="365" calcext:value-type="float">
            <text:p>365</text:p>
          </table:table-cell>
          <table:table-cell table:formula="of:=SQRT([.E148]^2 + [.F148]^2 + [.G148]^2)" office:value-type="float" office:value="387.81696713785" calcext:value-type="float">
            <text:p>387.82</text:p>
          </table:table-cell>
          <table:table-cell table:style-name="ce4" table:formula="of:=[.E148]/[.$H148]" office:value-type="float" office:value="0.337788212224959" calcext:value-type="float">
            <text:p>0.34</text:p>
          </table:table-cell>
          <table:table-cell table:formula="of:=[.F148]/[.$H148]" office:value-type="float" office:value="-0.0103141438847316" calcext:value-type="float">
            <text:p>-0.01</text:p>
          </table:table-cell>
          <table:table-cell table:formula="of:=[.G148]/[.$H148]" office:value-type="float" office:value="0.941165629481757" calcext:value-type="float">
            <text:p>0.94</text:p>
          </table:table-cell>
          <table:table-cell table:style-name="ce4" table:formula="of:=DEGREES(ATAN2([.I148];[.J148]))" office:value-type="float" office:value="-1.74894604455423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49]-[.B$1]" office:value-type="float" office:value="138" calcext:value-type="float">
            <text:p>138</text:p>
          </table:table-cell>
          <table:table-cell table:style-name="Default" table:formula="of:=[.C149]-[.C$1]" office:value-type="float" office:value="1" calcext:value-type="float">
            <text:p>1</text:p>
          </table:table-cell>
          <table:table-cell table:style-name="Default" table:formula="of:=[.D149]-[.D$1]" office:value-type="float" office:value="367" calcext:value-type="float">
            <text:p>367</text:p>
          </table:table-cell>
          <table:table-cell table:formula="of:=SQRT([.E149]^2 + [.F149]^2 + [.G149]^2)" office:value-type="float" office:value="392.089275548312" calcext:value-type="float">
            <text:p>392.09</text:p>
          </table:table-cell>
          <table:table-cell table:style-name="ce4" table:formula="of:=[.E149]/[.$H149]" office:value-type="float" office:value="0.351960659487602" calcext:value-type="float">
            <text:p>0.35</text:p>
          </table:table-cell>
          <table:table-cell table:formula="of:=[.F149]/[.$H149]" office:value-type="float" office:value="0.00255043956150436" calcext:value-type="float">
            <text:p>0.00</text:p>
          </table:table-cell>
          <table:table-cell table:formula="of:=[.G149]/[.$H149]" office:value-type="float" office:value="0.936011319072101" calcext:value-type="float">
            <text:p>0.94</text:p>
          </table:table-cell>
          <table:table-cell table:style-name="ce4" table:formula="of:=DEGREES(ATAN2([.I149];[.J149]))" office:value-type="float" office:value="0.415179541144864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9" calcext:value-type="float">
            <text:p>509</text:p>
          </table:table-cell>
          <table:table-cell table:style-name="Default" table:formula="of:=[.B150]-[.B$1]" office:value-type="float" office:value="137" calcext:value-type="float">
            <text:p>137</text:p>
          </table:table-cell>
          <table:table-cell table:style-name="Default" table:formula="of:=[.C150]-[.C$1]" office:value-type="float" office:value="-5" calcext:value-type="float">
            <text:p>-5</text:p>
          </table:table-cell>
          <table:table-cell table:style-name="Default" table:formula="of:=[.D150]-[.D$1]" office:value-type="float" office:value="373" calcext:value-type="float">
            <text:p>373</text:p>
          </table:table-cell>
          <table:table-cell table:formula="of:=SQRT([.E150]^2 + [.F150]^2 + [.G150]^2)" office:value-type="float" office:value="397.395269221967" calcext:value-type="float">
            <text:p>397.40</text:p>
          </table:table-cell>
          <table:table-cell table:style-name="ce4" table:formula="of:=[.E150]/[.$H150]" office:value-type="float" office:value="0.344744919254381" calcext:value-type="float">
            <text:p>0.34</text:p>
          </table:table-cell>
          <table:table-cell table:formula="of:=[.F150]/[.$H150]" office:value-type="float" office:value="-0.0125819313596489" calcext:value-type="float">
            <text:p>-0.01</text:p>
          </table:table-cell>
          <table:table-cell table:formula="of:=[.G150]/[.$H150]" office:value-type="float" office:value="0.93861207942981" calcext:value-type="float">
            <text:p>0.94</text:p>
          </table:table-cell>
          <table:table-cell table:style-name="ce4" table:formula="of:=DEGREES(ATAN2([.I150];[.J150]))" office:value-type="float" office:value="-2.09015915371068" calcext:value-type="float">
            <text:p>-2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151]-[.B$1]" office:value-type="float" office:value="126" calcext:value-type="float">
            <text:p>126</text:p>
          </table:table-cell>
          <table:table-cell table:style-name="Default" table:formula="of:=[.C151]-[.C$1]" office:value-type="float" office:value="-9" calcext:value-type="float">
            <text:p>-9</text:p>
          </table:table-cell>
          <table:table-cell table:style-name="Default" table:formula="of:=[.D151]-[.D$1]" office:value-type="float" office:value="374" calcext:value-type="float">
            <text:p>374</text:p>
          </table:table-cell>
          <table:table-cell table:formula="of:=SQRT([.E151]^2 + [.F151]^2 + [.G151]^2)" office:value-type="float" office:value="394.756887210344" calcext:value-type="float">
            <text:p>394.76</text:p>
          </table:table-cell>
          <table:table-cell table:style-name="ce4" table:formula="of:=[.E151]/[.$H151]" office:value-type="float" office:value="0.319183791549308" calcext:value-type="float">
            <text:p>0.32</text:p>
          </table:table-cell>
          <table:table-cell table:formula="of:=[.F151]/[.$H151]" office:value-type="float" office:value="-0.022798842253522" calcext:value-type="float">
            <text:p>-0.02</text:p>
          </table:table-cell>
          <table:table-cell table:formula="of:=[.G151]/[.$H151]" office:value-type="float" office:value="0.947418555868581" calcext:value-type="float">
            <text:p>0.95</text:p>
          </table:table-cell>
          <table:table-cell table:style-name="ce4" table:formula="of:=DEGREES(ATAN2([.I151];[.J151]))" office:value-type="float" office:value="-4.08561677997488" calcext:value-type="float">
            <text:p>-4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52]-[.B$1]" office:value-type="float" office:value="135" calcext:value-type="float">
            <text:p>135</text:p>
          </table:table-cell>
          <table:table-cell table:style-name="Default" table:formula="of:=[.C152]-[.C$1]" office:value-type="float" office:value="-5" calcext:value-type="float">
            <text:p>-5</text:p>
          </table:table-cell>
          <table:table-cell table:style-name="Default" table:formula="of:=[.D152]-[.D$1]" office:value-type="float" office:value="370" calcext:value-type="float">
            <text:p>370</text:p>
          </table:table-cell>
          <table:table-cell table:formula="of:=SQRT([.E152]^2 + [.F152]^2 + [.G152]^2)" office:value-type="float" office:value="393.890847824623" calcext:value-type="float">
            <text:p>393.89</text:p>
          </table:table-cell>
          <table:table-cell table:style-name="ce4" table:formula="of:=[.E152]/[.$H152]" office:value-type="float" office:value="0.342734543708179" calcext:value-type="float">
            <text:p>0.34</text:p>
          </table:table-cell>
          <table:table-cell table:formula="of:=[.F152]/[.$H152]" office:value-type="float" office:value="-0.0126938719891918" calcext:value-type="float">
            <text:p>-0.01</text:p>
          </table:table-cell>
          <table:table-cell table:formula="of:=[.G152]/[.$H152]" office:value-type="float" office:value="0.939346527200196" calcext:value-type="float">
            <text:p>0.94</text:p>
          </table:table-cell>
          <table:table-cell table:style-name="ce4" table:formula="of:=DEGREES(ATAN2([.I152];[.J152]))" office:value-type="float" office:value="-2.12109639666145" calcext:value-type="float">
            <text:p>-2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153]-[.B$1]" office:value-type="float" office:value="126" calcext:value-type="float">
            <text:p>126</text:p>
          </table:table-cell>
          <table:table-cell table:style-name="Default" table:formula="of:=[.C153]-[.C$1]" office:value-type="float" office:value="-16" calcext:value-type="float">
            <text:p>-16</text:p>
          </table:table-cell>
          <table:table-cell table:style-name="Default" table:formula="of:=[.D153]-[.D$1]" office:value-type="float" office:value="372" calcext:value-type="float">
            <text:p>372</text:p>
          </table:table-cell>
          <table:table-cell table:formula="of:=SQRT([.E153]^2 + [.F153]^2 + [.G153]^2)" office:value-type="float" office:value="393.085232487816" calcext:value-type="float">
            <text:p>393.09</text:p>
          </table:table-cell>
          <table:table-cell table:style-name="ce4" table:formula="of:=[.E153]/[.$H153]" office:value-type="float" office:value="0.320541169157011" calcext:value-type="float">
            <text:p>0.32</text:p>
          </table:table-cell>
          <table:table-cell table:formula="of:=[.F153]/[.$H153]" office:value-type="float" office:value="-0.0407036405278745" calcext:value-type="float">
            <text:p>-0.04</text:p>
          </table:table-cell>
          <table:table-cell table:formula="of:=[.G153]/[.$H153]" office:value-type="float" office:value="0.946359642273081" calcext:value-type="float">
            <text:p>0.95</text:p>
          </table:table-cell>
          <table:table-cell table:style-name="ce4" table:formula="of:=DEGREES(ATAN2([.I153];[.J153]))" office:value-type="float" office:value="-7.236922025968" calcext:value-type="float">
            <text:p>-7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54]-[.B$1]" office:value-type="float" office:value="134" calcext:value-type="float">
            <text:p>134</text:p>
          </table:table-cell>
          <table:table-cell table:style-name="Default" table:formula="of:=[.C154]-[.C$1]" office:value-type="float" office:value="-4" calcext:value-type="float">
            <text:p>-4</text:p>
          </table:table-cell>
          <table:table-cell table:style-name="Default" table:formula="of:=[.D154]-[.D$1]" office:value-type="float" office:value="365" calcext:value-type="float">
            <text:p>365</text:p>
          </table:table-cell>
          <table:table-cell table:formula="of:=SQRT([.E154]^2 + [.F154]^2 + [.G154]^2)" office:value-type="float" office:value="388.840584301587" calcext:value-type="float">
            <text:p>388.84</text:p>
          </table:table-cell>
          <table:table-cell table:style-name="ce4" table:formula="of:=[.E154]/[.$H154]" office:value-type="float" office:value="0.344614233724298" calcext:value-type="float">
            <text:p>0.34</text:p>
          </table:table-cell>
          <table:table-cell table:formula="of:=[.F154]/[.$H154]" office:value-type="float" office:value="-0.0102869920514716" calcext:value-type="float">
            <text:p>-0.01</text:p>
          </table:table-cell>
          <table:table-cell table:formula="of:=[.G154]/[.$H154]" office:value-type="float" office:value="0.938688024696783" calcext:value-type="float">
            <text:p>0.94</text:p>
          </table:table-cell>
          <table:table-cell table:style-name="ce4" table:formula="of:=DEGREES(ATAN2([.I154];[.J154]))" office:value-type="float" office:value="-1.70981404414153" calcext:value-type="float">
            <text:p>-1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0" calcext:value-type="float">
            <text:p>490</text:p>
          </table:table-cell>
          <table:table-cell table:style-name="Default" table:formula="of:=[.B155]-[.B$1]" office:value-type="float" office:value="137" calcext:value-type="float">
            <text:p>137</text:p>
          </table:table-cell>
          <table:table-cell table:style-name="Default" table:formula="of:=[.C155]-[.C$1]" office:value-type="float" office:value="-12" calcext:value-type="float">
            <text:p>-12</text:p>
          </table:table-cell>
          <table:table-cell table:style-name="Default" table:formula="of:=[.D155]-[.D$1]" office:value-type="float" office:value="354" calcext:value-type="float">
            <text:p>354</text:p>
          </table:table-cell>
          <table:table-cell table:formula="of:=SQRT([.E155]^2 + [.F155]^2 + [.G155]^2)" office:value-type="float" office:value="379.774933348687" calcext:value-type="float">
            <text:p>379.77</text:p>
          </table:table-cell>
          <table:table-cell table:style-name="ce4" table:formula="of:=[.E155]/[.$H155]" office:value-type="float" office:value="0.360739975100501" calcext:value-type="float">
            <text:p>0.36</text:p>
          </table:table-cell>
          <table:table-cell table:formula="of:=[.F155]/[.$H155]" office:value-type="float" office:value="-0.0315976620525986" calcext:value-type="float">
            <text:p>-0.03</text:p>
          </table:table-cell>
          <table:table-cell table:formula="of:=[.G155]/[.$H155]" office:value-type="float" office:value="0.93213103055166" calcext:value-type="float">
            <text:p>0.93</text:p>
          </table:table-cell>
          <table:table-cell table:style-name="ce4" table:formula="of:=DEGREES(ATAN2([.I155];[.J155]))" office:value-type="float" office:value="-5.00583255295109" calcext:value-type="float">
            <text:p>-5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56]-[.B$1]" office:value-type="float" office:value="131" calcext:value-type="float">
            <text:p>131</text:p>
          </table:table-cell>
          <table:table-cell table:style-name="Default" table:formula="of:=[.C156]-[.C$1]" office:value-type="float" office:value="-6" calcext:value-type="float">
            <text:p>-6</text:p>
          </table:table-cell>
          <table:table-cell table:style-name="Default" table:formula="of:=[.D156]-[.D$1]" office:value-type="float" office:value="367" calcext:value-type="float">
            <text:p>367</text:p>
          </table:table-cell>
          <table:table-cell table:formula="of:=SQRT([.E156]^2 + [.F156]^2 + [.G156]^2)" office:value-type="float" office:value="389.725544454043" calcext:value-type="float">
            <text:p>389.73</text:p>
          </table:table-cell>
          <table:table-cell table:style-name="ce4" table:formula="of:=[.E156]/[.$H156]" office:value-type="float" office:value="0.336133984195249" calcext:value-type="float">
            <text:p>0.34</text:p>
          </table:table-cell>
          <table:table-cell table:formula="of:=[.F156]/[.$H156]" office:value-type="float" office:value="-0.0153954496577977" calcext:value-type="float">
            <text:p>-0.02</text:p>
          </table:table-cell>
          <table:table-cell table:formula="of:=[.G156]/[.$H156]" office:value-type="float" office:value="0.941688337401957" calcext:value-type="float">
            <text:p>0.94</text:p>
          </table:table-cell>
          <table:table-cell table:style-name="ce4" table:formula="of:=DEGREES(ATAN2([.I156];[.J156]))" office:value-type="float" office:value="-2.62240146054109" calcext:value-type="float">
            <text:p>-2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57]-[.B$1]" office:value-type="float" office:value="131" calcext:value-type="float">
            <text:p>131</text:p>
          </table:table-cell>
          <table:table-cell table:style-name="Default" table:formula="of:=[.C157]-[.C$1]" office:value-type="float" office:value="3" calcext:value-type="float">
            <text:p>3</text:p>
          </table:table-cell>
          <table:table-cell table:style-name="Default" table:formula="of:=[.D157]-[.D$1]" office:value-type="float" office:value="367" calcext:value-type="float">
            <text:p>367</text:p>
          </table:table-cell>
          <table:table-cell table:formula="of:=SQRT([.E157]^2 + [.F157]^2 + [.G157]^2)" office:value-type="float" office:value="389.690903152742" calcext:value-type="float">
            <text:p>389.69</text:p>
          </table:table-cell>
          <table:table-cell table:style-name="ce4" table:formula="of:=[.E157]/[.$H157]" office:value-type="float" office:value="0.336163864591557" calcext:value-type="float">
            <text:p>0.34</text:p>
          </table:table-cell>
          <table:table-cell table:formula="of:=[.F157]/[.$H157]" office:value-type="float" office:value="0.00769840911278375" calcext:value-type="float">
            <text:p>0.01</text:p>
          </table:table-cell>
          <table:table-cell table:formula="of:=[.G157]/[.$H157]" office:value-type="float" office:value="0.941772048130545" calcext:value-type="float">
            <text:p>0.94</text:p>
          </table:table-cell>
          <table:table-cell table:style-name="ce4" table:formula="of:=DEGREES(ATAN2([.I157];[.J157]))" office:value-type="float" office:value="1.3118877825041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58]-[.B$1]" office:value-type="float" office:value="129" calcext:value-type="float">
            <text:p>129</text:p>
          </table:table-cell>
          <table:table-cell table:style-name="Default" table:formula="of:=[.C158]-[.C$1]" office:value-type="float" office:value="-9" calcext:value-type="float">
            <text:p>-9</text:p>
          </table:table-cell>
          <table:table-cell table:style-name="Default" table:formula="of:=[.D158]-[.D$1]" office:value-type="float" office:value="365" calcext:value-type="float">
            <text:p>365</text:p>
          </table:table-cell>
          <table:table-cell table:formula="of:=SQRT([.E158]^2 + [.F158]^2 + [.G158]^2)" office:value-type="float" office:value="387.229905869885" calcext:value-type="float">
            <text:p>387.23</text:p>
          </table:table-cell>
          <table:table-cell table:style-name="ce4" table:formula="of:=[.E158]/[.$H158]" office:value-type="float" office:value="0.333135426898939" calcext:value-type="float">
            <text:p>0.33</text:p>
          </table:table-cell>
          <table:table-cell table:formula="of:=[.F158]/[.$H158]" office:value-type="float" office:value="-0.0232420065278329" calcext:value-type="float">
            <text:p>-0.02</text:p>
          </table:table-cell>
          <table:table-cell table:formula="of:=[.G158]/[.$H158]" office:value-type="float" office:value="0.942592486962113" calcext:value-type="float">
            <text:p>0.94</text:p>
          </table:table-cell>
          <table:table-cell table:style-name="ce4" table:formula="of:=DEGREES(ATAN2([.I158];[.J158]))" office:value-type="float" office:value="-3.99091309842978" calcext:value-type="float">
            <text:p>-3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59]-[.B$1]" office:value-type="float" office:value="126" calcext:value-type="float">
            <text:p>126</text:p>
          </table:table-cell>
          <table:table-cell table:style-name="Default" table:formula="of:=[.C159]-[.C$1]" office:value-type="float" office:value="3" calcext:value-type="float">
            <text:p>3</text:p>
          </table:table-cell>
          <table:table-cell table:style-name="Default" table:formula="of:=[.D159]-[.D$1]" office:value-type="float" office:value="367" calcext:value-type="float">
            <text:p>367</text:p>
          </table:table-cell>
          <table:table-cell table:formula="of:=SQRT([.E159]^2 + [.F159]^2 + [.G159]^2)" office:value-type="float" office:value="388.038657868002" calcext:value-type="float">
            <text:p>388.04</text:p>
          </table:table-cell>
          <table:table-cell table:style-name="ce4" table:formula="of:=[.E159]/[.$H159]" office:value-type="float" office:value="0.324709915997239" calcext:value-type="float">
            <text:p>0.32</text:p>
          </table:table-cell>
          <table:table-cell table:formula="of:=[.F159]/[.$H159]" office:value-type="float" office:value="0.00773118847612473" calcext:value-type="float">
            <text:p>0.01</text:p>
          </table:table-cell>
          <table:table-cell table:formula="of:=[.G159]/[.$H159]" office:value-type="float" office:value="0.945782056912592" calcext:value-type="float">
            <text:p>0.95</text:p>
          </table:table-cell>
          <table:table-cell table:style-name="ce4" table:formula="of:=DEGREES(ATAN2([.I159];[.J159]))" office:value-type="float" office:value="1.36392753160292" calcext:value-type="float">
            <text:p>1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60]-[.B$1]" office:value-type="float" office:value="132" calcext:value-type="float">
            <text:p>132</text:p>
          </table:table-cell>
          <table:table-cell table:style-name="Default" table:formula="of:=[.C160]-[.C$1]" office:value-type="float" office:value="-15" calcext:value-type="float">
            <text:p>-15</text:p>
          </table:table-cell>
          <table:table-cell table:style-name="Default" table:formula="of:=[.D160]-[.D$1]" office:value-type="float" office:value="370" calcext:value-type="float">
            <text:p>370</text:p>
          </table:table-cell>
          <table:table-cell table:formula="of:=SQRT([.E160]^2 + [.F160]^2 + [.G160]^2)" office:value-type="float" office:value="393.127205876164" calcext:value-type="float">
            <text:p>393.13</text:p>
          </table:table-cell>
          <table:table-cell table:style-name="ce4" table:formula="of:=[.E160]/[.$H160]" office:value-type="float" office:value="0.335769181137721" calcext:value-type="float">
            <text:p>0.34</text:p>
          </table:table-cell>
          <table:table-cell table:formula="of:=[.F160]/[.$H160]" office:value-type="float" office:value="-0.0381555887656501" calcext:value-type="float">
            <text:p>-0.04</text:p>
          </table:table-cell>
          <table:table-cell table:formula="of:=[.G160]/[.$H160]" office:value-type="float" office:value="0.941171189552703" calcext:value-type="float">
            <text:p>0.94</text:p>
          </table:table-cell>
          <table:table-cell table:style-name="ce4" table:formula="of:=DEGREES(ATAN2([.I160];[.J160]))" office:value-type="float" office:value="-6.48307369289724" calcext:value-type="float">
            <text:p>-6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61]-[.B$1]" office:value-type="float" office:value="138" calcext:value-type="float">
            <text:p>138</text:p>
          </table:table-cell>
          <table:table-cell table:style-name="Default" table:formula="of:=[.C161]-[.C$1]" office:value-type="float" office:value="1" calcext:value-type="float">
            <text:p>1</text:p>
          </table:table-cell>
          <table:table-cell table:style-name="Default" table:formula="of:=[.D161]-[.D$1]" office:value-type="float" office:value="367" calcext:value-type="float">
            <text:p>367</text:p>
          </table:table-cell>
          <table:table-cell table:formula="of:=SQRT([.E161]^2 + [.F161]^2 + [.G161]^2)" office:value-type="float" office:value="392.089275548312" calcext:value-type="float">
            <text:p>392.09</text:p>
          </table:table-cell>
          <table:table-cell table:style-name="ce4" table:formula="of:=[.E161]/[.$H161]" office:value-type="float" office:value="0.351960659487602" calcext:value-type="float">
            <text:p>0.35</text:p>
          </table:table-cell>
          <table:table-cell table:formula="of:=[.F161]/[.$H161]" office:value-type="float" office:value="0.00255043956150436" calcext:value-type="float">
            <text:p>0.00</text:p>
          </table:table-cell>
          <table:table-cell table:formula="of:=[.G161]/[.$H161]" office:value-type="float" office:value="0.936011319072101" calcext:value-type="float">
            <text:p>0.94</text:p>
          </table:table-cell>
          <table:table-cell table:style-name="ce4" table:formula="of:=DEGREES(ATAN2([.I161];[.J161]))" office:value-type="float" office:value="0.415179541144864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62]-[.B$1]" office:value-type="float" office:value="135" calcext:value-type="float">
            <text:p>135</text:p>
          </table:table-cell>
          <table:table-cell table:style-name="Default" table:formula="of:=[.C162]-[.C$1]" office:value-type="float" office:value="-12" calcext:value-type="float">
            <text:p>-12</text:p>
          </table:table-cell>
          <table:table-cell table:style-name="Default" table:formula="of:=[.D162]-[.D$1]" office:value-type="float" office:value="361" calcext:value-type="float">
            <text:p>361</text:p>
          </table:table-cell>
          <table:table-cell table:formula="of:=SQRT([.E162]^2 + [.F162]^2 + [.G162]^2)" office:value-type="float" office:value="385.603423221319" calcext:value-type="float">
            <text:p>385.60</text:p>
          </table:table-cell>
          <table:table-cell table:style-name="ce4" table:formula="of:=[.E162]/[.$H162]" office:value-type="float" office:value="0.350100626369481" calcext:value-type="float">
            <text:p>0.35</text:p>
          </table:table-cell>
          <table:table-cell table:formula="of:=[.F162]/[.$H162]" office:value-type="float" office:value="-0.0311200556772872" calcext:value-type="float">
            <text:p>-0.03</text:p>
          </table:table-cell>
          <table:table-cell table:formula="of:=[.G162]/[.$H162]" office:value-type="float" office:value="0.936195008291723" calcext:value-type="float">
            <text:p>0.94</text:p>
          </table:table-cell>
          <table:table-cell table:style-name="ce4" table:formula="of:=DEGREES(ATAN2([.I162];[.J162]))" office:value-type="float" office:value="-5.07960786001457" calcext:value-type="float">
            <text:p>-5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163]-[.B$1]" office:value-type="float" office:value="130" calcext:value-type="float">
            <text:p>130</text:p>
          </table:table-cell>
          <table:table-cell table:style-name="Default" table:formula="of:=[.C163]-[.C$1]" office:value-type="float" office:value="-8" calcext:value-type="float">
            <text:p>-8</text:p>
          </table:table-cell>
          <table:table-cell table:style-name="Default" table:formula="of:=[.D163]-[.D$1]" office:value-type="float" office:value="359" calcext:value-type="float">
            <text:p>359</text:p>
          </table:table-cell>
          <table:table-cell table:formula="of:=SQRT([.E163]^2 + [.F163]^2 + [.G163]^2)" office:value-type="float" office:value="381.89658285981" calcext:value-type="float">
            <text:p>381.90</text:p>
          </table:table-cell>
          <table:table-cell table:style-name="ce4" table:formula="of:=[.E163]/[.$H163]" office:value-type="float" office:value="0.340406292788751" calcext:value-type="float">
            <text:p>0.34</text:p>
          </table:table-cell>
          <table:table-cell table:formula="of:=[.F163]/[.$H163]" office:value-type="float" office:value="-0.0209480795562308" calcext:value-type="float">
            <text:p>-0.02</text:p>
          </table:table-cell>
          <table:table-cell table:formula="of:=[.G163]/[.$H163]" office:value-type="float" office:value="0.940045070085858" calcext:value-type="float">
            <text:p>0.94</text:p>
          </table:table-cell>
          <table:table-cell table:style-name="ce4" table:formula="of:=DEGREES(ATAN2([.I163];[.J163]))" office:value-type="float" office:value="-3.52145337692224" calcext:value-type="float">
            <text:p>-3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64]-[.B$1]" office:value-type="float" office:value="140" calcext:value-type="float">
            <text:p>140</text:p>
          </table:table-cell>
          <table:table-cell table:style-name="Default" table:formula="of:=[.C164]-[.C$1]" office:value-type="float" office:value="0" calcext:value-type="float">
            <text:p>0</text:p>
          </table:table-cell>
          <table:table-cell table:style-name="Default" table:formula="of:=[.D164]-[.D$1]" office:value-type="float" office:value="370" calcext:value-type="float">
            <text:p>370</text:p>
          </table:table-cell>
          <table:table-cell table:formula="of:=SQRT([.E164]^2 + [.F164]^2 + [.G164]^2)" office:value-type="float" office:value="395.60080889705" calcext:value-type="float">
            <text:p>395.60</text:p>
          </table:table-cell>
          <table:table-cell table:style-name="ce4" table:formula="of:=[.E164]/[.$H164]" office:value-type="float" office:value="0.353892097415891" calcext:value-type="float">
            <text:p>0.35</text:p>
          </table:table-cell>
          <table:table-cell table:formula="of:=[.F164]/[.$H164]" office:value-type="float" office:value="0" calcext:value-type="float">
            <text:p>0.00</text:p>
          </table:table-cell>
          <table:table-cell table:formula="of:=[.G164]/[.$H164]" office:value-type="float" office:value="0.935286257456283" calcext:value-type="float">
            <text:p>0.94</text:p>
          </table:table-cell>
          <table:table-cell table:style-name="ce4" table:formula="of:=DEGREES(ATAN2([.I164];[.J164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165]-[.B$1]" office:value-type="float" office:value="134" calcext:value-type="float">
            <text:p>134</text:p>
          </table:table-cell>
          <table:table-cell table:style-name="Default" table:formula="of:=[.C165]-[.C$1]" office:value-type="float" office:value="-6" calcext:value-type="float">
            <text:p>-6</text:p>
          </table:table-cell>
          <table:table-cell table:style-name="Default" table:formula="of:=[.D165]-[.D$1]" office:value-type="float" office:value="374" calcext:value-type="float">
            <text:p>374</text:p>
          </table:table-cell>
          <table:table-cell table:formula="of:=SQRT([.E165]^2 + [.F165]^2 + [.G165]^2)" office:value-type="float" office:value="397.326062573298" calcext:value-type="float">
            <text:p>397.33</text:p>
          </table:table-cell>
          <table:table-cell table:style-name="ce4" table:formula="of:=[.E165]/[.$H165]" office:value-type="float" office:value="0.337254493531443" calcext:value-type="float">
            <text:p>0.34</text:p>
          </table:table-cell>
          <table:table-cell table:formula="of:=[.F165]/[.$H165]" office:value-type="float" office:value="-0.0151009474715572" calcext:value-type="float">
            <text:p>-0.02</text:p>
          </table:table-cell>
          <table:table-cell table:formula="of:=[.G165]/[.$H165]" office:value-type="float" office:value="0.94129239239373" calcext:value-type="float">
            <text:p>0.94</text:p>
          </table:table-cell>
          <table:table-cell table:style-name="ce4" table:formula="of:=DEGREES(ATAN2([.I165];[.J165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66]-[.B$1]" office:value-type="float" office:value="127" calcext:value-type="float">
            <text:p>127</text:p>
          </table:table-cell>
          <table:table-cell table:style-name="Default" table:formula="of:=[.C166]-[.C$1]" office:value-type="float" office:value="2" calcext:value-type="float">
            <text:p>2</text:p>
          </table:table-cell>
          <table:table-cell table:style-name="Default" table:formula="of:=[.D166]-[.D$1]" office:value-type="float" office:value="361" calcext:value-type="float">
            <text:p>361</text:p>
          </table:table-cell>
          <table:table-cell table:formula="of:=SQRT([.E166]^2 + [.F166]^2 + [.G166]^2)" office:value-type="float" office:value="382.693088518724" calcext:value-type="float">
            <text:p>382.69</text:p>
          </table:table-cell>
          <table:table-cell table:style-name="ce4" table:formula="of:=[.E166]/[.$H166]" office:value-type="float" office:value="0.331858619374534" calcext:value-type="float">
            <text:p>0.33</text:p>
          </table:table-cell>
          <table:table-cell table:formula="of:=[.F166]/[.$H166]" office:value-type="float" office:value="0.00522611999015014" calcext:value-type="float">
            <text:p>0.01</text:p>
          </table:table-cell>
          <table:table-cell table:formula="of:=[.G166]/[.$H166]" office:value-type="float" office:value="0.9433146582221" calcext:value-type="float">
            <text:p>0.94</text:p>
          </table:table-cell>
          <table:table-cell table:style-name="ce4" table:formula="of:=DEGREES(ATAN2([.I166];[.J166]))" office:value-type="float" office:value="0.902221161530156" calcext:value-type="float">
            <text:p>0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167]-[.B$1]" office:value-type="float" office:value="131" calcext:value-type="float">
            <text:p>131</text:p>
          </table:table-cell>
          <table:table-cell table:style-name="Default" table:formula="of:=[.C167]-[.C$1]" office:value-type="float" office:value="-11" calcext:value-type="float">
            <text:p>-11</text:p>
          </table:table-cell>
          <table:table-cell table:style-name="Default" table:formula="of:=[.D167]-[.D$1]" office:value-type="float" office:value="369" calcext:value-type="float">
            <text:p>369</text:p>
          </table:table-cell>
          <table:table-cell table:formula="of:=SQRT([.E167]^2 + [.F167]^2 + [.G167]^2)" office:value-type="float" office:value="391.718010819007" calcext:value-type="float">
            <text:p>391.72</text:p>
          </table:table-cell>
          <table:table-cell table:style-name="ce4" table:formula="of:=[.E167]/[.$H167]" office:value-type="float" office:value="0.334424244946266" calcext:value-type="float">
            <text:p>0.33</text:p>
          </table:table-cell>
          <table:table-cell table:formula="of:=[.F167]/[.$H167]" office:value-type="float" office:value="-0.0280814251481598" calcext:value-type="float">
            <text:p>-0.03</text:p>
          </table:table-cell>
          <table:table-cell table:formula="of:=[.G167]/[.$H167]" office:value-type="float" office:value="0.942004170879178" calcext:value-type="float">
            <text:p>0.94</text:p>
          </table:table-cell>
          <table:table-cell table:style-name="ce4" table:formula="of:=DEGREES(ATAN2([.I167];[.J167]))" office:value-type="float" office:value="-4.7998361139047" calcext:value-type="float">
            <text:p>-4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68]-[.B$1]" office:value-type="float" office:value="127" calcext:value-type="float">
            <text:p>127</text:p>
          </table:table-cell>
          <table:table-cell table:style-name="Default" table:formula="of:=[.C168]-[.C$1]" office:value-type="float" office:value="0" calcext:value-type="float">
            <text:p>0</text:p>
          </table:table-cell>
          <table:table-cell table:style-name="Default" table:formula="of:=[.D168]-[.D$1]" office:value-type="float" office:value="361" calcext:value-type="float">
            <text:p>361</text:p>
          </table:table-cell>
          <table:table-cell table:formula="of:=SQRT([.E168]^2 + [.F168]^2 + [.G168]^2)" office:value-type="float" office:value="382.687862363049" calcext:value-type="float">
            <text:p>382.69</text:p>
          </table:table-cell>
          <table:table-cell table:style-name="ce4" table:formula="of:=[.E168]/[.$H168]" office:value-type="float" office:value="0.331863151383457" calcext:value-type="float">
            <text:p>0.33</text:p>
          </table:table-cell>
          <table:table-cell table:formula="of:=[.F168]/[.$H168]" office:value-type="float" office:value="0" calcext:value-type="float">
            <text:p>0.00</text:p>
          </table:table-cell>
          <table:table-cell table:formula="of:=[.G168]/[.$H168]" office:value-type="float" office:value="0.943327540546676" calcext:value-type="float">
            <text:p>0.94</text:p>
          </table:table-cell>
          <table:table-cell table:style-name="ce4" table:formula="of:=DEGREES(ATAN2([.I168];[.J168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69]-[.B$1]" office:value-type="float" office:value="136" calcext:value-type="float">
            <text:p>136</text:p>
          </table:table-cell>
          <table:table-cell table:style-name="Default" table:formula="of:=[.C169]-[.C$1]" office:value-type="float" office:value="-9" calcext:value-type="float">
            <text:p>-9</text:p>
          </table:table-cell>
          <table:table-cell table:style-name="Default" table:formula="of:=[.D169]-[.D$1]" office:value-type="float" office:value="362" calcext:value-type="float">
            <text:p>362</text:p>
          </table:table-cell>
          <table:table-cell table:formula="of:=SQRT([.E169]^2 + [.F169]^2 + [.G169]^2)" office:value-type="float" office:value="386.808738267377" calcext:value-type="float">
            <text:p>386.81</text:p>
          </table:table-cell>
          <table:table-cell table:style-name="ce4" table:formula="of:=[.E169]/[.$H169]" office:value-type="float" office:value="0.351594952609348" calcext:value-type="float">
            <text:p>0.35</text:p>
          </table:table-cell>
          <table:table-cell table:formula="of:=[.F169]/[.$H169]" office:value-type="float" office:value="-0.0232673130403245" calcext:value-type="float">
            <text:p>-0.02</text:p>
          </table:table-cell>
          <table:table-cell table:formula="of:=[.G169]/[.$H169]" office:value-type="float" office:value="0.935863035621941" calcext:value-type="float">
            <text:p>0.94</text:p>
          </table:table-cell>
          <table:table-cell table:style-name="ce4" table:formula="of:=DEGREES(ATAN2([.I169];[.J169]))" office:value-type="float" office:value="-3.78611203538159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70]-[.B$1]" office:value-type="float" office:value="130" calcext:value-type="float">
            <text:p>130</text:p>
          </table:table-cell>
          <table:table-cell table:style-name="Default" table:formula="of:=[.C170]-[.C$1]" office:value-type="float" office:value="-10" calcext:value-type="float">
            <text:p>-10</text:p>
          </table:table-cell>
          <table:table-cell table:style-name="Default" table:formula="of:=[.D170]-[.D$1]" office:value-type="float" office:value="370" calcext:value-type="float">
            <text:p>370</text:p>
          </table:table-cell>
          <table:table-cell table:formula="of:=SQRT([.E170]^2 + [.F170]^2 + [.G170]^2)" office:value-type="float" office:value="392.300904918661" calcext:value-type="float">
            <text:p>392.30</text:p>
          </table:table-cell>
          <table:table-cell table:style-name="ce4" table:formula="of:=[.E170]/[.$H170]" office:value-type="float" office:value="0.331378282257478" calcext:value-type="float">
            <text:p>0.33</text:p>
          </table:table-cell>
          <table:table-cell table:formula="of:=[.F170]/[.$H170]" office:value-type="float" office:value="-0.0254906370967291" calcext:value-type="float">
            <text:p>-0.03</text:p>
          </table:table-cell>
          <table:table-cell table:formula="of:=[.G170]/[.$H170]" office:value-type="float" office:value="0.943153572578976" calcext:value-type="float">
            <text:p>0.94</text:p>
          </table:table-cell>
          <table:table-cell table:style-name="ce4" table:formula="of:=DEGREES(ATAN2([.I170];[.J170]))" office:value-type="float" office:value="-4.39870535499553" calcext:value-type="float">
            <text:p>-4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171]-[.B$1]" office:value-type="float" office:value="134" calcext:value-type="float">
            <text:p>134</text:p>
          </table:table-cell>
          <table:table-cell table:style-name="Default" table:formula="of:=[.C171]-[.C$1]" office:value-type="float" office:value="-6" calcext:value-type="float">
            <text:p>-6</text:p>
          </table:table-cell>
          <table:table-cell table:style-name="Default" table:formula="of:=[.D171]-[.D$1]" office:value-type="float" office:value="369" calcext:value-type="float">
            <text:p>369</text:p>
          </table:table-cell>
          <table:table-cell table:formula="of:=SQRT([.E171]^2 + [.F171]^2 + [.G171]^2)" office:value-type="float" office:value="392.623229063182" calcext:value-type="float">
            <text:p>392.62</text:p>
          </table:table-cell>
          <table:table-cell table:style-name="ce4" table:formula="of:=[.E171]/[.$H171]" office:value-type="float" office:value="0.341294121388921" calcext:value-type="float">
            <text:p>0.34</text:p>
          </table:table-cell>
          <table:table-cell table:formula="of:=[.F171]/[.$H171]" office:value-type="float" office:value="-0.0152818263308472" calcext:value-type="float">
            <text:p>-0.02</text:p>
          </table:table-cell>
          <table:table-cell table:formula="of:=[.G171]/[.$H171]" office:value-type="float" office:value="0.939832319347105" calcext:value-type="float">
            <text:p>0.94</text:p>
          </table:table-cell>
          <table:table-cell table:style-name="ce4" table:formula="of:=DEGREES(ATAN2([.I171];[.J171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72]-[.B$1]" office:value-type="float" office:value="140" calcext:value-type="float">
            <text:p>140</text:p>
          </table:table-cell>
          <table:table-cell table:style-name="Default" table:formula="of:=[.C172]-[.C$1]" office:value-type="float" office:value="0" calcext:value-type="float">
            <text:p>0</text:p>
          </table:table-cell>
          <table:table-cell table:style-name="Default" table:formula="of:=[.D172]-[.D$1]" office:value-type="float" office:value="364" calcext:value-type="float">
            <text:p>364</text:p>
          </table:table-cell>
          <table:table-cell table:formula="of:=SQRT([.E172]^2 + [.F172]^2 + [.G172]^2)" office:value-type="float" office:value="389.994871761155" calcext:value-type="float">
            <text:p>389.99</text:p>
          </table:table-cell>
          <table:table-cell table:style-name="ce4" table:formula="of:=[.E172]/[.$H172]" office:value-type="float" office:value="0.358979079308869" calcext:value-type="float">
            <text:p>0.36</text:p>
          </table:table-cell>
          <table:table-cell table:formula="of:=[.F172]/[.$H172]" office:value-type="float" office:value="0" calcext:value-type="float">
            <text:p>0.00</text:p>
          </table:table-cell>
          <table:table-cell table:formula="of:=[.G172]/[.$H172]" office:value-type="float" office:value="0.933345606203059" calcext:value-type="float">
            <text:p>0.93</text:p>
          </table:table-cell>
          <table:table-cell table:style-name="ce4" table:formula="of:=DEGREES(ATAN2([.I172];[.J172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173]-[.B$1]" office:value-type="float" office:value="141" calcext:value-type="float">
            <text:p>141</text:p>
          </table:table-cell>
          <table:table-cell table:style-name="Default" table:formula="of:=[.C173]-[.C$1]" office:value-type="float" office:value="-4" calcext:value-type="float">
            <text:p>-4</text:p>
          </table:table-cell>
          <table:table-cell table:style-name="Default" table:formula="of:=[.D173]-[.D$1]" office:value-type="float" office:value="355" calcext:value-type="float">
            <text:p>355</text:p>
          </table:table-cell>
          <table:table-cell table:formula="of:=SQRT([.E173]^2 + [.F173]^2 + [.G173]^2)" office:value-type="float" office:value="381.997382189983" calcext:value-type="float">
            <text:p>382.00</text:p>
          </table:table-cell>
          <table:table-cell table:style-name="ce4" table:formula="of:=[.E173]/[.$H173]" office:value-type="float" office:value="0.369112477137016" calcext:value-type="float">
            <text:p>0.37</text:p>
          </table:table-cell>
          <table:table-cell table:formula="of:=[.F173]/[.$H173]" office:value-type="float" office:value="-0.0104712759471494" calcext:value-type="float">
            <text:p>-0.01</text:p>
          </table:table-cell>
          <table:table-cell table:formula="of:=[.G173]/[.$H173]" office:value-type="float" office:value="0.929325740309508" calcext:value-type="float">
            <text:p>0.93</text:p>
          </table:table-cell>
          <table:table-cell table:style-name="ce4" table:formula="of:=DEGREES(ATAN2([.I173];[.J173]))" office:value-type="float" office:value="-1.62497635752477" calcext:value-type="float">
            <text:p>-1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74]-[.B$1]" office:value-type="float" office:value="131" calcext:value-type="float">
            <text:p>131</text:p>
          </table:table-cell>
          <table:table-cell table:style-name="Default" table:formula="of:=[.C174]-[.C$1]" office:value-type="float" office:value="-4" calcext:value-type="float">
            <text:p>-4</text:p>
          </table:table-cell>
          <table:table-cell table:style-name="Default" table:formula="of:=[.D174]-[.D$1]" office:value-type="float" office:value="362" calcext:value-type="float">
            <text:p>362</text:p>
          </table:table-cell>
          <table:table-cell table:formula="of:=SQRT([.E174]^2 + [.F174]^2 + [.G174]^2)" office:value-type="float" office:value="384.994805159758" calcext:value-type="float">
            <text:p>384.99</text:p>
          </table:table-cell>
          <table:table-cell table:style-name="ce4" table:formula="of:=[.E174]/[.$H174]" office:value-type="float" office:value="0.340264331477512" calcext:value-type="float">
            <text:p>0.34</text:p>
          </table:table-cell>
          <table:table-cell table:formula="of:=[.F174]/[.$H174]" office:value-type="float" office:value="-0.010389750579466" calcext:value-type="float">
            <text:p>-0.01</text:p>
          </table:table-cell>
          <table:table-cell table:formula="of:=[.G174]/[.$H174]" office:value-type="float" office:value="0.940272427441674" calcext:value-type="float">
            <text:p>0.94</text:p>
          </table:table-cell>
          <table:table-cell table:style-name="ce4" table:formula="of:=DEGREES(ATAN2([.I174];[.J174]))" office:value-type="float" office:value="-1.74894604455423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75]-[.B$1]" office:value-type="float" office:value="137" calcext:value-type="float">
            <text:p>137</text:p>
          </table:table-cell>
          <table:table-cell table:style-name="Default" table:formula="of:=[.C175]-[.C$1]" office:value-type="float" office:value="-5" calcext:value-type="float">
            <text:p>-5</text:p>
          </table:table-cell>
          <table:table-cell table:style-name="Default" table:formula="of:=[.D175]-[.D$1]" office:value-type="float" office:value="364" calcext:value-type="float">
            <text:p>364</text:p>
          </table:table-cell>
          <table:table-cell table:formula="of:=SQRT([.E175]^2 + [.F175]^2 + [.G175]^2)" office:value-type="float" office:value="388.960152200711" calcext:value-type="float">
            <text:p>388.96</text:p>
          </table:table-cell>
          <table:table-cell table:style-name="ce4" table:formula="of:=[.E175]/[.$H175]" office:value-type="float" office:value="0.352221170278917" calcext:value-type="float">
            <text:p>0.35</text:p>
          </table:table-cell>
          <table:table-cell table:formula="of:=[.F175]/[.$H175]" office:value-type="float" office:value="-0.0128547872364568" calcext:value-type="float">
            <text:p>-0.01</text:p>
          </table:table-cell>
          <table:table-cell table:formula="of:=[.G175]/[.$H175]" office:value-type="float" office:value="0.935828510814057" calcext:value-type="float">
            <text:p>0.94</text:p>
          </table:table-cell>
          <table:table-cell table:style-name="ce4" table:formula="of:=DEGREES(ATAN2([.I175];[.J175]))" office:value-type="float" office:value="-2.09015915371068" calcext:value-type="float">
            <text:p>-2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76]-[.B$1]" office:value-type="float" office:value="132" calcext:value-type="float">
            <text:p>132</text:p>
          </table:table-cell>
          <table:table-cell table:style-name="Default" table:formula="of:=[.C176]-[.C$1]" office:value-type="float" office:value="0" calcext:value-type="float">
            <text:p>0</text:p>
          </table:table-cell>
          <table:table-cell table:style-name="Default" table:formula="of:=[.D176]-[.D$1]" office:value-type="float" office:value="366" calcext:value-type="float">
            <text:p>366</text:p>
          </table:table-cell>
          <table:table-cell table:formula="of:=SQRT([.E176]^2 + [.F176]^2 + [.G176]^2)" office:value-type="float" office:value="389.075828084963" calcext:value-type="float">
            <text:p>389.08</text:p>
          </table:table-cell>
          <table:table-cell table:style-name="ce4" table:formula="of:=[.E176]/[.$H176]" office:value-type="float" office:value="0.339265486241347" calcext:value-type="float">
            <text:p>0.34</text:p>
          </table:table-cell>
          <table:table-cell table:formula="of:=[.F176]/[.$H176]" office:value-type="float" office:value="0" calcext:value-type="float">
            <text:p>0.00</text:p>
          </table:table-cell>
          <table:table-cell table:formula="of:=[.G176]/[.$H176]" office:value-type="float" office:value="0.940690666396463" calcext:value-type="float">
            <text:p>0.94</text:p>
          </table:table-cell>
          <table:table-cell table:style-name="ce4" table:formula="of:=DEGREES(ATAN2([.I176];[.J176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77]-[.B$1]" office:value-type="float" office:value="132" calcext:value-type="float">
            <text:p>132</text:p>
          </table:table-cell>
          <table:table-cell table:style-name="Default" table:formula="of:=[.C177]-[.C$1]" office:value-type="float" office:value="-15" calcext:value-type="float">
            <text:p>-15</text:p>
          </table:table-cell>
          <table:table-cell table:style-name="Default" table:formula="of:=[.D177]-[.D$1]" office:value-type="float" office:value="366" calcext:value-type="float">
            <text:p>366</text:p>
          </table:table-cell>
          <table:table-cell table:formula="of:=SQRT([.E177]^2 + [.F177]^2 + [.G177]^2)" office:value-type="float" office:value="389.364867444406" calcext:value-type="float">
            <text:p>389.36</text:p>
          </table:table-cell>
          <table:table-cell table:style-name="ce4" table:formula="of:=[.E177]/[.$H177]" office:value-type="float" office:value="0.33901363743057" calcext:value-type="float">
            <text:p>0.34</text:p>
          </table:table-cell>
          <table:table-cell table:formula="of:=[.F177]/[.$H177]" office:value-type="float" office:value="-0.0385242769807466" calcext:value-type="float">
            <text:p>-0.04</text:p>
          </table:table-cell>
          <table:table-cell table:formula="of:=[.G177]/[.$H177]" office:value-type="float" office:value="0.939992358330218" calcext:value-type="float">
            <text:p>0.94</text:p>
          </table:table-cell>
          <table:table-cell table:style-name="ce4" table:formula="of:=DEGREES(ATAN2([.I177];[.J177]))" office:value-type="float" office:value="-6.48307369289724" calcext:value-type="float">
            <text:p>-6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78]-[.B$1]" office:value-type="float" office:value="136" calcext:value-type="float">
            <text:p>136</text:p>
          </table:table-cell>
          <table:table-cell table:style-name="Default" table:formula="of:=[.C178]-[.C$1]" office:value-type="float" office:value="-9" calcext:value-type="float">
            <text:p>-9</text:p>
          </table:table-cell>
          <table:table-cell table:style-name="Default" table:formula="of:=[.D178]-[.D$1]" office:value-type="float" office:value="365" calcext:value-type="float">
            <text:p>365</text:p>
          </table:table-cell>
          <table:table-cell table:formula="of:=SQRT([.E178]^2 + [.F178]^2 + [.G178]^2)" office:value-type="float" office:value="389.617761402121" calcext:value-type="float">
            <text:p>389.62</text:p>
          </table:table-cell>
          <table:table-cell table:style-name="ce4" table:formula="of:=[.E178]/[.$H178]" office:value-type="float" office:value="0.349060062124929" calcext:value-type="float">
            <text:p>0.35</text:p>
          </table:table-cell>
          <table:table-cell table:formula="of:=[.F178]/[.$H178]" office:value-type="float" office:value="-0.0230995629347379" calcext:value-type="float">
            <text:p>-0.02</text:p>
          </table:table-cell>
          <table:table-cell table:formula="of:=[.G178]/[.$H178]" office:value-type="float" office:value="0.936815607908816" calcext:value-type="float">
            <text:p>0.94</text:p>
          </table:table-cell>
          <table:table-cell table:style-name="ce4" table:formula="of:=DEGREES(ATAN2([.I178];[.J178]))" office:value-type="float" office:value="-3.78611203538159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79]-[.B$1]" office:value-type="float" office:value="134" calcext:value-type="float">
            <text:p>134</text:p>
          </table:table-cell>
          <table:table-cell table:style-name="Default" table:formula="of:=[.C179]-[.C$1]" office:value-type="float" office:value="-9" calcext:value-type="float">
            <text:p>-9</text:p>
          </table:table-cell>
          <table:table-cell table:style-name="Default" table:formula="of:=[.D179]-[.D$1]" office:value-type="float" office:value="362" calcext:value-type="float">
            <text:p>362</text:p>
          </table:table-cell>
          <table:table-cell table:formula="of:=SQRT([.E179]^2 + [.F179]^2 + [.G179]^2)" office:value-type="float" office:value="386.110087928301" calcext:value-type="float">
            <text:p>386.11</text:p>
          </table:table-cell>
          <table:table-cell table:style-name="ce4" table:formula="of:=[.E179]/[.$H179]" office:value-type="float" office:value="0.347051279387664" calcext:value-type="float">
            <text:p>0.35</text:p>
          </table:table-cell>
          <table:table-cell table:formula="of:=[.F179]/[.$H179]" office:value-type="float" office:value="-0.0233094142872311" calcext:value-type="float">
            <text:p>-0.02</text:p>
          </table:table-cell>
          <table:table-cell table:formula="of:=[.G179]/[.$H179]" office:value-type="float" office:value="0.937556441330852" calcext:value-type="float">
            <text:p>0.94</text:p>
          </table:table-cell>
          <table:table-cell table:style-name="ce4" table:formula="of:=DEGREES(ATAN2([.I179];[.J179]))" office:value-type="float" office:value="-3.84245312791486" calcext:value-type="float">
            <text:p>-3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80]-[.B$1]" office:value-type="float" office:value="131" calcext:value-type="float">
            <text:p>131</text:p>
          </table:table-cell>
          <table:table-cell table:style-name="Default" table:formula="of:=[.C180]-[.C$1]" office:value-type="float" office:value="-6" calcext:value-type="float">
            <text:p>-6</text:p>
          </table:table-cell>
          <table:table-cell table:style-name="Default" table:formula="of:=[.D180]-[.D$1]" office:value-type="float" office:value="365" calcext:value-type="float">
            <text:p>365</text:p>
          </table:table-cell>
          <table:table-cell table:formula="of:=SQRT([.E180]^2 + [.F180]^2 + [.G180]^2)" office:value-type="float" office:value="387.842751640404" calcext:value-type="float">
            <text:p>387.84</text:p>
          </table:table-cell>
          <table:table-cell table:style-name="ce4" table:formula="of:=[.E180]/[.$H180]" office:value-type="float" office:value="0.337765755440646" calcext:value-type="float">
            <text:p>0.34</text:p>
          </table:table-cell>
          <table:table-cell table:formula="of:=[.F180]/[.$H180]" office:value-type="float" office:value="-0.0154701872720907" calcext:value-type="float">
            <text:p>-0.02</text:p>
          </table:table-cell>
          <table:table-cell table:formula="of:=[.G180]/[.$H180]" office:value-type="float" office:value="0.941103059052183" calcext:value-type="float">
            <text:p>0.94</text:p>
          </table:table-cell>
          <table:table-cell table:style-name="ce4" table:formula="of:=DEGREES(ATAN2([.I180];[.J180]))" office:value-type="float" office:value="-2.62240146054109" calcext:value-type="float">
            <text:p>-2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181]-[.B$1]" office:value-type="float" office:value="132" calcext:value-type="float">
            <text:p>132</text:p>
          </table:table-cell>
          <table:table-cell table:style-name="Default" table:formula="of:=[.C181]-[.C$1]" office:value-type="float" office:value="-5" calcext:value-type="float">
            <text:p>-5</text:p>
          </table:table-cell>
          <table:table-cell table:style-name="Default" table:formula="of:=[.D181]-[.D$1]" office:value-type="float" office:value="357" calcext:value-type="float">
            <text:p>357</text:p>
          </table:table-cell>
          <table:table-cell table:formula="of:=SQRT([.E181]^2 + [.F181]^2 + [.G181]^2)" office:value-type="float" office:value="380.654699169733" calcext:value-type="float">
            <text:p>380.65</text:p>
          </table:table-cell>
          <table:table-cell table:style-name="ce4" table:formula="of:=[.E181]/[.$H181]" office:value-type="float" office:value="0.346770971927872" calcext:value-type="float">
            <text:p>0.35</text:p>
          </table:table-cell>
          <table:table-cell table:formula="of:=[.F181]/[.$H181]" office:value-type="float" office:value="-0.013135264088177" calcext:value-type="float">
            <text:p>-0.01</text:p>
          </table:table-cell>
          <table:table-cell table:formula="of:=[.G181]/[.$H181]" office:value-type="float" office:value="0.937857855895835" calcext:value-type="float">
            <text:p>0.94</text:p>
          </table:table-cell>
          <table:table-cell table:style-name="ce4" table:formula="of:=DEGREES(ATAN2([.I181];[.J181]))" office:value-type="float" office:value="-2.16925758972851" calcext:value-type="float">
            <text:p>-2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82]-[.B$1]" office:value-type="float" office:value="134" calcext:value-type="float">
            <text:p>134</text:p>
          </table:table-cell>
          <table:table-cell table:style-name="Default" table:formula="of:=[.C182]-[.C$1]" office:value-type="float" office:value="1" calcext:value-type="float">
            <text:p>1</text:p>
          </table:table-cell>
          <table:table-cell table:style-name="Default" table:formula="of:=[.D182]-[.D$1]" office:value-type="float" office:value="362" calcext:value-type="float">
            <text:p>362</text:p>
          </table:table-cell>
          <table:table-cell table:formula="of:=SQRT([.E182]^2 + [.F182]^2 + [.G182]^2)" office:value-type="float" office:value="386.006476629603" calcext:value-type="float">
            <text:p>386.01</text:p>
          </table:table-cell>
          <table:table-cell table:style-name="ce4" table:formula="of:=[.E182]/[.$H182]" office:value-type="float" office:value="0.347144434388808" calcext:value-type="float">
            <text:p>0.35</text:p>
          </table:table-cell>
          <table:table-cell table:formula="of:=[.F182]/[.$H182]" office:value-type="float" office:value="0.00259063010737916" calcext:value-type="float">
            <text:p>0.00</text:p>
          </table:table-cell>
          <table:table-cell table:formula="of:=[.G182]/[.$H182]" office:value-type="float" office:value="0.937808098871257" calcext:value-type="float">
            <text:p>0.94</text:p>
          </table:table-cell>
          <table:table-cell table:style-name="ce4" table:formula="of:=DEGREES(ATAN2([.I182];[.J182]))" office:value-type="float" office:value="0.427572506833408" calcext:value-type="float">
            <text:p>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83]-[.B$1]" office:value-type="float" office:value="138" calcext:value-type="float">
            <text:p>138</text:p>
          </table:table-cell>
          <table:table-cell table:style-name="Default" table:formula="of:=[.C183]-[.C$1]" office:value-type="float" office:value="-2" calcext:value-type="float">
            <text:p>-2</text:p>
          </table:table-cell>
          <table:table-cell table:style-name="Default" table:formula="of:=[.D183]-[.D$1]" office:value-type="float" office:value="365" calcext:value-type="float">
            <text:p>365</text:p>
          </table:table-cell>
          <table:table-cell table:formula="of:=SQRT([.E183]^2 + [.F183]^2 + [.G183]^2)" office:value-type="float" office:value="390.221731839732" calcext:value-type="float">
            <text:p>390.22</text:p>
          </table:table-cell>
          <table:table-cell table:style-name="ce4" table:formula="of:=[.E183]/[.$H183]" office:value-type="float" office:value="0.353645091341755" calcext:value-type="float">
            <text:p>0.35</text:p>
          </table:table-cell>
          <table:table-cell table:formula="of:=[.F183]/[.$H183]" office:value-type="float" office:value="-0.00512529117886602" calcext:value-type="float">
            <text:p>-0.01</text:p>
          </table:table-cell>
          <table:table-cell table:formula="of:=[.G183]/[.$H183]" office:value-type="float" office:value="0.935365640143048" calcext:value-type="float">
            <text:p>0.94</text:p>
          </table:table-cell>
          <table:table-cell table:style-name="ce4" table:formula="of:=DEGREES(ATAN2([.I183];[.J183]))" office:value-type="float" office:value="-0.830315486258011" calcext:value-type="float">
            <text:p>-0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84]-[.B$1]" office:value-type="float" office:value="129" calcext:value-type="float">
            <text:p>129</text:p>
          </table:table-cell>
          <table:table-cell table:style-name="Default" table:formula="of:=[.C184]-[.C$1]" office:value-type="float" office:value="-9" calcext:value-type="float">
            <text:p>-9</text:p>
          </table:table-cell>
          <table:table-cell table:style-name="Default" table:formula="of:=[.D184]-[.D$1]" office:value-type="float" office:value="365" calcext:value-type="float">
            <text:p>365</text:p>
          </table:table-cell>
          <table:table-cell table:formula="of:=SQRT([.E184]^2 + [.F184]^2 + [.G184]^2)" office:value-type="float" office:value="387.229905869885" calcext:value-type="float">
            <text:p>387.23</text:p>
          </table:table-cell>
          <table:table-cell table:style-name="ce4" table:formula="of:=[.E184]/[.$H184]" office:value-type="float" office:value="0.333135426898939" calcext:value-type="float">
            <text:p>0.33</text:p>
          </table:table-cell>
          <table:table-cell table:formula="of:=[.F184]/[.$H184]" office:value-type="float" office:value="-0.0232420065278329" calcext:value-type="float">
            <text:p>-0.02</text:p>
          </table:table-cell>
          <table:table-cell table:formula="of:=[.G184]/[.$H184]" office:value-type="float" office:value="0.942592486962113" calcext:value-type="float">
            <text:p>0.94</text:p>
          </table:table-cell>
          <table:table-cell table:style-name="ce4" table:formula="of:=DEGREES(ATAN2([.I184];[.J184]))" office:value-type="float" office:value="-3.99091309842978" calcext:value-type="float">
            <text:p>-3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85]-[.B$1]" office:value-type="float" office:value="135" calcext:value-type="float">
            <text:p>135</text:p>
          </table:table-cell>
          <table:table-cell table:style-name="Default" table:formula="of:=[.C185]-[.C$1]" office:value-type="float" office:value="-12" calcext:value-type="float">
            <text:p>-12</text:p>
          </table:table-cell>
          <table:table-cell table:style-name="Default" table:formula="of:=[.D185]-[.D$1]" office:value-type="float" office:value="364" calcext:value-type="float">
            <text:p>364</text:p>
          </table:table-cell>
          <table:table-cell table:formula="of:=SQRT([.E185]^2 + [.F185]^2 + [.G185]^2)" office:value-type="float" office:value="388.413439520313" calcext:value-type="float">
            <text:p>388.41</text:p>
          </table:table-cell>
          <table:table-cell table:style-name="ce4" table:formula="of:=[.E185]/[.$H185]" office:value-type="float" office:value="0.347567787990868" calcext:value-type="float">
            <text:p>0.35</text:p>
          </table:table-cell>
          <table:table-cell table:formula="of:=[.F185]/[.$H185]" office:value-type="float" office:value="-0.0308949144880771" calcext:value-type="float">
            <text:p>-0.03</text:p>
          </table:table-cell>
          <table:table-cell table:formula="of:=[.G185]/[.$H185]" office:value-type="float" office:value="0.937145739471673" calcext:value-type="float">
            <text:p>0.94</text:p>
          </table:table-cell>
          <table:table-cell table:style-name="ce4" table:formula="of:=DEGREES(ATAN2([.I185];[.J185]))" office:value-type="float" office:value="-5.07960786001457" calcext:value-type="float">
            <text:p>-5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86]-[.B$1]" office:value-type="float" office:value="135" calcext:value-type="float">
            <text:p>135</text:p>
          </table:table-cell>
          <table:table-cell table:style-name="Default" table:formula="of:=[.C186]-[.C$1]" office:value-type="float" office:value="-3" calcext:value-type="float">
            <text:p>-3</text:p>
          </table:table-cell>
          <table:table-cell table:style-name="Default" table:formula="of:=[.D186]-[.D$1]" office:value-type="float" office:value="364" calcext:value-type="float">
            <text:p>364</text:p>
          </table:table-cell>
          <table:table-cell table:formula="of:=SQRT([.E186]^2 + [.F186]^2 + [.G186]^2)" office:value-type="float" office:value="388.239616731729" calcext:value-type="float">
            <text:p>388.24</text:p>
          </table:table-cell>
          <table:table-cell table:style-name="ce4" table:formula="of:=[.E186]/[.$H186]" office:value-type="float" office:value="0.347723401172848" calcext:value-type="float">
            <text:p>0.35</text:p>
          </table:table-cell>
          <table:table-cell table:formula="of:=[.F186]/[.$H186]" office:value-type="float" office:value="-0.00772718669272997" calcext:value-type="float">
            <text:p>-0.01</text:p>
          </table:table-cell>
          <table:table-cell table:formula="of:=[.G186]/[.$H186]" office:value-type="float" office:value="0.937565318717902" calcext:value-type="float">
            <text:p>0.94</text:p>
          </table:table-cell>
          <table:table-cell table:style-name="ce4" table:formula="of:=DEGREES(ATAN2([.I186];[.J186]))" office:value-type="float" office:value="-1.27303002005671" calcext:value-type="float">
            <text:p>-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187]-[.B$1]" office:value-type="float" office:value="146" calcext:value-type="float">
            <text:p>146</text:p>
          </table:table-cell>
          <table:table-cell table:style-name="Default" table:formula="of:=[.C187]-[.C$1]" office:value-type="float" office:value="-6" calcext:value-type="float">
            <text:p>-6</text:p>
          </table:table-cell>
          <table:table-cell table:style-name="Default" table:formula="of:=[.D187]-[.D$1]" office:value-type="float" office:value="355" calcext:value-type="float">
            <text:p>355</text:p>
          </table:table-cell>
          <table:table-cell table:formula="of:=SQRT([.E187]^2 + [.F187]^2 + [.G187]^2)" office:value-type="float" office:value="383.897121635471" calcext:value-type="float">
            <text:p>383.90</text:p>
          </table:table-cell>
          <table:table-cell table:style-name="ce4" table:formula="of:=[.E187]/[.$H187]" office:value-type="float" office:value="0.380310223160865" calcext:value-type="float">
            <text:p>0.38</text:p>
          </table:table-cell>
          <table:table-cell table:formula="of:=[.F187]/[.$H187]" office:value-type="float" office:value="-0.0156291872531862" calcext:value-type="float">
            <text:p>-0.02</text:p>
          </table:table-cell>
          <table:table-cell table:formula="of:=[.G187]/[.$H187]" office:value-type="float" office:value="0.924726912480186" calcext:value-type="float">
            <text:p>0.92</text:p>
          </table:table-cell>
          <table:table-cell table:style-name="ce4" table:formula="of:=DEGREES(ATAN2([.I187];[.J187]))" office:value-type="float" office:value="-2.3532968661083" calcext:value-type="float">
            <text:p>-2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88]-[.B$1]" office:value-type="float" office:value="140" calcext:value-type="float">
            <text:p>140</text:p>
          </table:table-cell>
          <table:table-cell table:style-name="Default" table:formula="of:=[.C188]-[.C$1]" office:value-type="float" office:value="-15" calcext:value-type="float">
            <text:p>-15</text:p>
          </table:table-cell>
          <table:table-cell table:style-name="Default" table:formula="of:=[.D188]-[.D$1]" office:value-type="float" office:value="368" calcext:value-type="float">
            <text:p>368</text:p>
          </table:table-cell>
          <table:table-cell table:formula="of:=SQRT([.E188]^2 + [.F188]^2 + [.G188]^2)" office:value-type="float" office:value="394.016497116555" calcext:value-type="float">
            <text:p>394.02</text:p>
          </table:table-cell>
          <table:table-cell table:style-name="ce4" table:formula="of:=[.E188]/[.$H188]" office:value-type="float" office:value="0.355315071893008" calcext:value-type="float">
            <text:p>0.36</text:p>
          </table:table-cell>
          <table:table-cell table:formula="of:=[.F188]/[.$H188]" office:value-type="float" office:value="-0.0380694719885366" calcext:value-type="float">
            <text:p>-0.04</text:p>
          </table:table-cell>
          <table:table-cell table:formula="of:=[.G188]/[.$H188]" office:value-type="float" office:value="0.933971046118765" calcext:value-type="float">
            <text:p>0.93</text:p>
          </table:table-cell>
          <table:table-cell table:style-name="ce4" table:formula="of:=DEGREES(ATAN2([.I188];[.J188]))" office:value-type="float" office:value="-6.11550356628541" calcext:value-type="float">
            <text:p>-6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0" calcext:value-type="float">
            <text:p>490</text:p>
          </table:table-cell>
          <table:table-cell table:style-name="Default" table:formula="of:=[.B189]-[.B$1]" office:value-type="float" office:value="135" calcext:value-type="float">
            <text:p>135</text:p>
          </table:table-cell>
          <table:table-cell table:style-name="Default" table:formula="of:=[.C189]-[.C$1]" office:value-type="float" office:value="-5" calcext:value-type="float">
            <text:p>-5</text:p>
          </table:table-cell>
          <table:table-cell table:style-name="Default" table:formula="of:=[.D189]-[.D$1]" office:value-type="float" office:value="354" calcext:value-type="float">
            <text:p>354</text:p>
          </table:table-cell>
          <table:table-cell table:formula="of:=SQRT([.E189]^2 + [.F189]^2 + [.G189]^2)" office:value-type="float" office:value="378.901042489988" calcext:value-type="float">
            <text:p>378.90</text:p>
          </table:table-cell>
          <table:table-cell table:style-name="ce4" table:formula="of:=[.E189]/[.$H189]" office:value-type="float" office:value="0.356293556525559" calcext:value-type="float">
            <text:p>0.36</text:p>
          </table:table-cell>
          <table:table-cell table:formula="of:=[.F189]/[.$H189]" office:value-type="float" office:value="-0.0131960576490948" calcext:value-type="float">
            <text:p>-0.01</text:p>
          </table:table-cell>
          <table:table-cell table:formula="of:=[.G189]/[.$H189]" office:value-type="float" office:value="0.934280881555911" calcext:value-type="float">
            <text:p>0.93</text:p>
          </table:table-cell>
          <table:table-cell table:style-name="ce4" table:formula="of:=DEGREES(ATAN2([.I189];[.J189]))" office:value-type="float" office:value="-2.12109639666145" calcext:value-type="float">
            <text:p>-2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190]-[.B$1]" office:value-type="float" office:value="131" calcext:value-type="float">
            <text:p>131</text:p>
          </table:table-cell>
          <table:table-cell table:style-name="Default" table:formula="of:=[.C190]-[.C$1]" office:value-type="float" office:value="-6" calcext:value-type="float">
            <text:p>-6</text:p>
          </table:table-cell>
          <table:table-cell table:style-name="Default" table:formula="of:=[.D190]-[.D$1]" office:value-type="float" office:value="360" calcext:value-type="float">
            <text:p>360</text:p>
          </table:table-cell>
          <table:table-cell table:formula="of:=SQRT([.E190]^2 + [.F190]^2 + [.G190]^2)" office:value-type="float" office:value="383.140966225226" calcext:value-type="float">
            <text:p>383.14</text:p>
          </table:table-cell>
          <table:table-cell table:style-name="ce4" table:formula="of:=[.E190]/[.$H190]" office:value-type="float" office:value="0.341910710542481" calcext:value-type="float">
            <text:p>0.34</text:p>
          </table:table-cell>
          <table:table-cell table:formula="of:=[.F190]/[.$H190]" office:value-type="float" office:value="-0.0156600325439304" calcext:value-type="float">
            <text:p>-0.02</text:p>
          </table:table-cell>
          <table:table-cell table:formula="of:=[.G190]/[.$H190]" office:value-type="float" office:value="0.939601952635827" calcext:value-type="float">
            <text:p>0.94</text:p>
          </table:table-cell>
          <table:table-cell table:style-name="ce4" table:formula="of:=DEGREES(ATAN2([.I190];[.J190]))" office:value-type="float" office:value="-2.62240146054109" calcext:value-type="float">
            <text:p>-2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191]-[.B$1]" office:value-type="float" office:value="132" calcext:value-type="float">
            <text:p>132</text:p>
          </table:table-cell>
          <table:table-cell table:style-name="Default" table:formula="of:=[.C191]-[.C$1]" office:value-type="float" office:value="-8" calcext:value-type="float">
            <text:p>-8</text:p>
          </table:table-cell>
          <table:table-cell table:style-name="Default" table:formula="of:=[.D191]-[.D$1]" office:value-type="float" office:value="357" calcext:value-type="float">
            <text:p>357</text:p>
          </table:table-cell>
          <table:table-cell table:formula="of:=SQRT([.E191]^2 + [.F191]^2 + [.G191]^2)" office:value-type="float" office:value="380.705923253106" calcext:value-type="float">
            <text:p>380.71</text:p>
          </table:table-cell>
          <table:table-cell table:style-name="ce4" table:formula="of:=[.E191]/[.$H191]" office:value-type="float" office:value="0.346724313801238" calcext:value-type="float">
            <text:p>0.35</text:p>
          </table:table-cell>
          <table:table-cell table:formula="of:=[.F191]/[.$H191]" office:value-type="float" office:value="-0.0210135947758326" calcext:value-type="float">
            <text:p>-0.02</text:p>
          </table:table-cell>
          <table:table-cell table:formula="of:=[.G191]/[.$H191]" office:value-type="float" office:value="0.93773166687153" calcext:value-type="float">
            <text:p>0.94</text:p>
          </table:table-cell>
          <table:table-cell table:style-name="ce4" table:formula="of:=DEGREES(ATAN2([.I191];[.J191]))" office:value-type="float" office:value="-3.46822925891715" calcext:value-type="float">
            <text:p>-3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92]-[.B$1]" office:value-type="float" office:value="120" calcext:value-type="float">
            <text:p>120</text:p>
          </table:table-cell>
          <table:table-cell table:style-name="Default" table:formula="of:=[.C192]-[.C$1]" office:value-type="float" office:value="-10" calcext:value-type="float">
            <text:p>-10</text:p>
          </table:table-cell>
          <table:table-cell table:style-name="Default" table:formula="of:=[.D192]-[.D$1]" office:value-type="float" office:value="364" calcext:value-type="float">
            <text:p>364</text:p>
          </table:table-cell>
          <table:table-cell table:formula="of:=SQRT([.E192]^2 + [.F192]^2 + [.G192]^2)" office:value-type="float" office:value="383.40057381282" calcext:value-type="float">
            <text:p>383.40</text:p>
          </table:table-cell>
          <table:table-cell table:style-name="ce4" table:formula="of:=[.E192]/[.$H192]" office:value-type="float" office:value="0.312988576951335" calcext:value-type="float">
            <text:p>0.31</text:p>
          </table:table-cell>
          <table:table-cell table:formula="of:=[.F192]/[.$H192]" office:value-type="float" office:value="-0.0260823814126113" calcext:value-type="float">
            <text:p>-0.03</text:p>
          </table:table-cell>
          <table:table-cell table:formula="of:=[.G192]/[.$H192]" office:value-type="float" office:value="0.94939868341905" calcext:value-type="float">
            <text:p>0.95</text:p>
          </table:table-cell>
          <table:table-cell table:style-name="ce4" table:formula="of:=DEGREES(ATAN2([.I192];[.J192]))" office:value-type="float" office:value="-4.76364169072618" calcext:value-type="float">
            <text:p>-4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193]-[.B$1]" office:value-type="float" office:value="124" calcext:value-type="float">
            <text:p>124</text:p>
          </table:table-cell>
          <table:table-cell table:style-name="Default" table:formula="of:=[.C193]-[.C$1]" office:value-type="float" office:value="-6" calcext:value-type="float">
            <text:p>-6</text:p>
          </table:table-cell>
          <table:table-cell table:style-name="Default" table:formula="of:=[.D193]-[.D$1]" office:value-type="float" office:value="360" calcext:value-type="float">
            <text:p>360</text:p>
          </table:table-cell>
          <table:table-cell table:formula="of:=SQRT([.E193]^2 + [.F193]^2 + [.G193]^2)" office:value-type="float" office:value="380.80441173915" calcext:value-type="float">
            <text:p>380.80</text:p>
          </table:table-cell>
          <table:table-cell table:style-name="ce4" table:formula="of:=[.E193]/[.$H193]" office:value-type="float" office:value="0.325626479571722" calcext:value-type="float">
            <text:p>0.33</text:p>
          </table:table-cell>
          <table:table-cell table:formula="of:=[.F193]/[.$H193]" office:value-type="float" office:value="-0.0157561199792769" calcext:value-type="float">
            <text:p>-0.02</text:p>
          </table:table-cell>
          <table:table-cell table:formula="of:=[.G193]/[.$H193]" office:value-type="float" office:value="0.945367198756613" calcext:value-type="float">
            <text:p>0.95</text:p>
          </table:table-cell>
          <table:table-cell table:style-name="ce4" table:formula="of:=DEGREES(ATAN2([.I193];[.J193]))" office:value-type="float" office:value="-2.77021579720019" calcext:value-type="float">
            <text:p>-2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94]-[.B$1]" office:value-type="float" office:value="132" calcext:value-type="float">
            <text:p>132</text:p>
          </table:table-cell>
          <table:table-cell table:style-name="Default" table:formula="of:=[.C194]-[.C$1]" office:value-type="float" office:value="2" calcext:value-type="float">
            <text:p>2</text:p>
          </table:table-cell>
          <table:table-cell table:style-name="Default" table:formula="of:=[.D194]-[.D$1]" office:value-type="float" office:value="368" calcext:value-type="float">
            <text:p>368</text:p>
          </table:table-cell>
          <table:table-cell table:formula="of:=SQRT([.E194]^2 + [.F194]^2 + [.G194]^2)" office:value-type="float" office:value="390.962913842221" calcext:value-type="float">
            <text:p>390.96</text:p>
          </table:table-cell>
          <table:table-cell table:style-name="ce4" table:formula="of:=[.E194]/[.$H194]" office:value-type="float" office:value="0.337627931771735" calcext:value-type="float">
            <text:p>0.34</text:p>
          </table:table-cell>
          <table:table-cell table:formula="of:=[.F194]/[.$H194]" office:value-type="float" office:value="0.00511557472381416" calcext:value-type="float">
            <text:p>0.01</text:p>
          </table:table-cell>
          <table:table-cell table:formula="of:=[.G194]/[.$H194]" office:value-type="float" office:value="0.941265749181806" calcext:value-type="float">
            <text:p>0.94</text:p>
          </table:table-cell>
          <table:table-cell table:style-name="ce4" table:formula="of:=DEGREES(ATAN2([.I194];[.J194]))" office:value-type="float" office:value="0.868051449745543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195]-[.B$1]" office:value-type="float" office:value="132" calcext:value-type="float">
            <text:p>132</text:p>
          </table:table-cell>
          <table:table-cell table:style-name="Default" table:formula="of:=[.C195]-[.C$1]" office:value-type="float" office:value="-5" calcext:value-type="float">
            <text:p>-5</text:p>
          </table:table-cell>
          <table:table-cell table:style-name="Default" table:formula="of:=[.D195]-[.D$1]" office:value-type="float" office:value="357" calcext:value-type="float">
            <text:p>357</text:p>
          </table:table-cell>
          <table:table-cell table:formula="of:=SQRT([.E195]^2 + [.F195]^2 + [.G195]^2)" office:value-type="float" office:value="380.654699169733" calcext:value-type="float">
            <text:p>380.65</text:p>
          </table:table-cell>
          <table:table-cell table:style-name="ce4" table:formula="of:=[.E195]/[.$H195]" office:value-type="float" office:value="0.346770971927872" calcext:value-type="float">
            <text:p>0.35</text:p>
          </table:table-cell>
          <table:table-cell table:formula="of:=[.F195]/[.$H195]" office:value-type="float" office:value="-0.013135264088177" calcext:value-type="float">
            <text:p>-0.01</text:p>
          </table:table-cell>
          <table:table-cell table:formula="of:=[.G195]/[.$H195]" office:value-type="float" office:value="0.937857855895835" calcext:value-type="float">
            <text:p>0.94</text:p>
          </table:table-cell>
          <table:table-cell table:style-name="ce4" table:formula="of:=DEGREES(ATAN2([.I195];[.J195]))" office:value-type="float" office:value="-2.16925758972851" calcext:value-type="float">
            <text:p>-2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196]-[.B$1]" office:value-type="float" office:value="131" calcext:value-type="float">
            <text:p>131</text:p>
          </table:table-cell>
          <table:table-cell table:style-name="Default" table:formula="of:=[.C196]-[.C$1]" office:value-type="float" office:value="1" calcext:value-type="float">
            <text:p>1</text:p>
          </table:table-cell>
          <table:table-cell table:style-name="Default" table:formula="of:=[.D196]-[.D$1]" office:value-type="float" office:value="355" calcext:value-type="float">
            <text:p>355</text:p>
          </table:table-cell>
          <table:table-cell table:formula="of:=SQRT([.E196]^2 + [.F196]^2 + [.G196]^2)" office:value-type="float" office:value="378.400581394902" calcext:value-type="float">
            <text:p>378.40</text:p>
          </table:table-cell>
          <table:table-cell table:style-name="ce4" table:formula="of:=[.E196]/[.$H196]" office:value-type="float" office:value="0.346193971259487" calcext:value-type="float">
            <text:p>0.35</text:p>
          </table:table-cell>
          <table:table-cell table:formula="of:=[.F196]/[.$H196]" office:value-type="float" office:value="0.00264270207068311" calcext:value-type="float">
            <text:p>0.00</text:p>
          </table:table-cell>
          <table:table-cell table:formula="of:=[.G196]/[.$H196]" office:value-type="float" office:value="0.938159235092503" calcext:value-type="float">
            <text:p>0.94</text:p>
          </table:table-cell>
          <table:table-cell table:style-name="ce4" table:formula="of:=DEGREES(ATAN2([.I196];[.J196]))" office:value-type="float" office:value="0.437363867520732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197]-[.B$1]" office:value-type="float" office:value="130" calcext:value-type="float">
            <text:p>130</text:p>
          </table:table-cell>
          <table:table-cell table:style-name="Default" table:formula="of:=[.C197]-[.C$1]" office:value-type="float" office:value="-3" calcext:value-type="float">
            <text:p>-3</text:p>
          </table:table-cell>
          <table:table-cell table:style-name="Default" table:formula="of:=[.D197]-[.D$1]" office:value-type="float" office:value="357" calcext:value-type="float">
            <text:p>357</text:p>
          </table:table-cell>
          <table:table-cell table:formula="of:=SQRT([.E197]^2 + [.F197]^2 + [.G197]^2)" office:value-type="float" office:value="379.944732823078" calcext:value-type="float">
            <text:p>379.94</text:p>
          </table:table-cell>
          <table:table-cell table:style-name="ce4" table:formula="of:=[.E197]/[.$H197]" office:value-type="float" office:value="0.342155026164121" calcext:value-type="float">
            <text:p>0.34</text:p>
          </table:table-cell>
          <table:table-cell table:formula="of:=[.F197]/[.$H197]" office:value-type="float" office:value="-0.00789588521917201" calcext:value-type="float">
            <text:p>-0.01</text:p>
          </table:table-cell>
          <table:table-cell table:formula="of:=[.G197]/[.$H197]" office:value-type="float" office:value="0.939610341081469" calcext:value-type="float">
            <text:p>0.94</text:p>
          </table:table-cell>
          <table:table-cell table:style-name="ce4" table:formula="of:=DEGREES(ATAN2([.I197];[.J197]))" office:value-type="float" office:value="-1.32197565953698" calcext:value-type="float">
            <text:p>-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198]-[.B$1]" office:value-type="float" office:value="136" calcext:value-type="float">
            <text:p>136</text:p>
          </table:table-cell>
          <table:table-cell table:style-name="Default" table:formula="of:=[.C198]-[.C$1]" office:value-type="float" office:value="-9" calcext:value-type="float">
            <text:p>-9</text:p>
          </table:table-cell>
          <table:table-cell table:style-name="Default" table:formula="of:=[.D198]-[.D$1]" office:value-type="float" office:value="358" calcext:value-type="float">
            <text:p>358</text:p>
          </table:table-cell>
          <table:table-cell table:formula="of:=SQRT([.E198]^2 + [.F198]^2 + [.G198]^2)" office:value-type="float" office:value="383.067879102386" calcext:value-type="float">
            <text:p>383.07</text:p>
          </table:table-cell>
          <table:table-cell table:style-name="ce4" table:formula="of:=[.E198]/[.$H198]" office:value-type="float" office:value="0.35502846210619" calcext:value-type="float">
            <text:p>0.36</text:p>
          </table:table-cell>
          <table:table-cell table:formula="of:=[.F198]/[.$H198]" office:value-type="float" office:value="-0.0234945305805567" calcext:value-type="float">
            <text:p>-0.02</text:p>
          </table:table-cell>
          <table:table-cell table:formula="of:=[.G198]/[.$H198]" office:value-type="float" office:value="0.934560216426589" calcext:value-type="float">
            <text:p>0.93</text:p>
          </table:table-cell>
          <table:table-cell table:style-name="ce4" table:formula="of:=DEGREES(ATAN2([.I198];[.J198]))" office:value-type="float" office:value="-3.78611203538159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99]-[.B$1]" office:value-type="float" office:value="127" calcext:value-type="float">
            <text:p>127</text:p>
          </table:table-cell>
          <table:table-cell table:style-name="Default" table:formula="of:=[.C199]-[.C$1]" office:value-type="float" office:value="-10" calcext:value-type="float">
            <text:p>-10</text:p>
          </table:table-cell>
          <table:table-cell table:style-name="Default" table:formula="of:=[.D199]-[.D$1]" office:value-type="float" office:value="366" calcext:value-type="float">
            <text:p>366</text:p>
          </table:table-cell>
          <table:table-cell table:formula="of:=SQRT([.E199]^2 + [.F199]^2 + [.G199]^2)" office:value-type="float" office:value="387.537094998659" calcext:value-type="float">
            <text:p>387.54</text:p>
          </table:table-cell>
          <table:table-cell table:style-name="ce4" table:formula="of:=[.E199]/[.$H199]" office:value-type="float" office:value="0.327710564069846" calcext:value-type="float">
            <text:p>0.33</text:p>
          </table:table-cell>
          <table:table-cell table:formula="of:=[.F199]/[.$H199]" office:value-type="float" office:value="-0.0258039814228225" calcext:value-type="float">
            <text:p>-0.03</text:p>
          </table:table-cell>
          <table:table-cell table:formula="of:=[.G199]/[.$H199]" office:value-type="float" office:value="0.944425720075303" calcext:value-type="float">
            <text:p>0.94</text:p>
          </table:table-cell>
          <table:table-cell table:style-name="ce4" table:formula="of:=DEGREES(ATAN2([.I199];[.J199]))" office:value-type="float" office:value="-4.50218949204097" calcext:value-type="float">
            <text:p>-4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00]-[.B$1]" office:value-type="float" office:value="125" calcext:value-type="float">
            <text:p>125</text:p>
          </table:table-cell>
          <table:table-cell table:style-name="Default" table:formula="of:=[.C200]-[.C$1]" office:value-type="float" office:value="0" calcext:value-type="float">
            <text:p>0</text:p>
          </table:table-cell>
          <table:table-cell table:style-name="Default" table:formula="of:=[.D200]-[.D$1]" office:value-type="float" office:value="366" calcext:value-type="float">
            <text:p>366</text:p>
          </table:table-cell>
          <table:table-cell table:formula="of:=SQRT([.E200]^2 + [.F200]^2 + [.G200]^2)" office:value-type="float" office:value="386.757029671084" calcext:value-type="float">
            <text:p>386.76</text:p>
          </table:table-cell>
          <table:table-cell table:style-name="ce4" table:formula="of:=[.E200]/[.$H200]" office:value-type="float" office:value="0.323200330983785" calcext:value-type="float">
            <text:p>0.32</text:p>
          </table:table-cell>
          <table:table-cell table:formula="of:=[.F200]/[.$H200]" office:value-type="float" office:value="0" calcext:value-type="float">
            <text:p>0.00</text:p>
          </table:table-cell>
          <table:table-cell table:formula="of:=[.G200]/[.$H200]" office:value-type="float" office:value="0.946330569120523" calcext:value-type="float">
            <text:p>0.95</text:p>
          </table:table-cell>
          <table:table-cell table:style-name="ce4" table:formula="of:=DEGREES(ATAN2([.I200];[.J200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01]-[.B$1]" office:value-type="float" office:value="131" calcext:value-type="float">
            <text:p>131</text:p>
          </table:table-cell>
          <table:table-cell table:style-name="Default" table:formula="of:=[.C201]-[.C$1]" office:value-type="float" office:value="-6" calcext:value-type="float">
            <text:p>-6</text:p>
          </table:table-cell>
          <table:table-cell table:style-name="Default" table:formula="of:=[.D201]-[.D$1]" office:value-type="float" office:value="369" calcext:value-type="float">
            <text:p>369</text:p>
          </table:table-cell>
          <table:table-cell table:formula="of:=SQRT([.E201]^2 + [.F201]^2 + [.G201]^2)" office:value-type="float" office:value="391.609499374058" calcext:value-type="float">
            <text:p>391.61</text:p>
          </table:table-cell>
          <table:table-cell table:style-name="ce4" table:formula="of:=[.E201]/[.$H201]" office:value-type="float" office:value="0.334516910875217" calcext:value-type="float">
            <text:p>0.33</text:p>
          </table:table-cell>
          <table:table-cell table:formula="of:=[.F201]/[.$H201]" office:value-type="float" office:value="-0.015321385230926" calcext:value-type="float">
            <text:p>-0.02</text:p>
          </table:table-cell>
          <table:table-cell table:formula="of:=[.G201]/[.$H201]" office:value-type="float" office:value="0.942265191701947" calcext:value-type="float">
            <text:p>0.94</text:p>
          </table:table-cell>
          <table:table-cell table:style-name="ce4" table:formula="of:=DEGREES(ATAN2([.I201];[.J201]))" office:value-type="float" office:value="-2.62240146054109" calcext:value-type="float">
            <text:p>-2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02]-[.B$1]" office:value-type="float" office:value="136" calcext:value-type="float">
            <text:p>136</text:p>
          </table:table-cell>
          <table:table-cell table:style-name="Default" table:formula="of:=[.C202]-[.C$1]" office:value-type="float" office:value="-6" calcext:value-type="float">
            <text:p>-6</text:p>
          </table:table-cell>
          <table:table-cell table:style-name="Default" table:formula="of:=[.D202]-[.D$1]" office:value-type="float" office:value="369" calcext:value-type="float">
            <text:p>369</text:p>
          </table:table-cell>
          <table:table-cell table:formula="of:=SQRT([.E202]^2 + [.F202]^2 + [.G202]^2)" office:value-type="float" office:value="393.310310060644" calcext:value-type="float">
            <text:p>393.31</text:p>
          </table:table-cell>
          <table:table-cell table:style-name="ce4" table:formula="of:=[.E202]/[.$H202]" office:value-type="float" office:value="0.345782951835232" calcext:value-type="float">
            <text:p>0.35</text:p>
          </table:table-cell>
          <table:table-cell table:formula="of:=[.F202]/[.$H202]" office:value-type="float" office:value="-0.015255130228025" calcext:value-type="float">
            <text:p>-0.02</text:p>
          </table:table-cell>
          <table:table-cell table:formula="of:=[.G202]/[.$H202]" office:value-type="float" office:value="0.938190509023535" calcext:value-type="float">
            <text:p>0.94</text:p>
          </table:table-cell>
          <table:table-cell table:style-name="ce4" table:formula="of:=DEGREES(ATAN2([.I202];[.J202]))" office:value-type="float" office:value="-2.52611691161956" calcext:value-type="float">
            <text:p>-2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203]-[.B$1]" office:value-type="float" office:value="137" calcext:value-type="float">
            <text:p>137</text:p>
          </table:table-cell>
          <table:table-cell table:style-name="Default" table:formula="of:=[.C203]-[.C$1]" office:value-type="float" office:value="-8" calcext:value-type="float">
            <text:p>-8</text:p>
          </table:table-cell>
          <table:table-cell table:style-name="Default" table:formula="of:=[.D203]-[.D$1]" office:value-type="float" office:value="359" calcext:value-type="float">
            <text:p>359</text:p>
          </table:table-cell>
          <table:table-cell table:formula="of:=SQRT([.E203]^2 + [.F203]^2 + [.G203]^2)" office:value-type="float" office:value="384.335790683095" calcext:value-type="float">
            <text:p>384.34</text:p>
          </table:table-cell>
          <table:table-cell table:style-name="ce4" table:formula="of:=[.E203]/[.$H203]" office:value-type="float" office:value="0.35645912590265" calcext:value-type="float">
            <text:p>0.36</text:p>
          </table:table-cell>
          <table:table-cell table:formula="of:=[.F203]/[.$H203]" office:value-type="float" office:value="-0.0208151314395708" calcext:value-type="float">
            <text:p>-0.02</text:p>
          </table:table-cell>
          <table:table-cell table:formula="of:=[.G203]/[.$H203]" office:value-type="float" office:value="0.93407902335074" calcext:value-type="float">
            <text:p>0.93</text:p>
          </table:table-cell>
          <table:table-cell table:style-name="ce4" table:formula="of:=DEGREES(ATAN2([.I203];[.J203]))" office:value-type="float" office:value="-3.34194385726113" calcext:value-type="float">
            <text:p>-3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204]-[.B$1]" office:value-type="float" office:value="135" calcext:value-type="float">
            <text:p>135</text:p>
          </table:table-cell>
          <table:table-cell table:style-name="Default" table:formula="of:=[.C204]-[.C$1]" office:value-type="float" office:value="-8" calcext:value-type="float">
            <text:p>-8</text:p>
          </table:table-cell>
          <table:table-cell table:style-name="Default" table:formula="of:=[.D204]-[.D$1]" office:value-type="float" office:value="361" calcext:value-type="float">
            <text:p>361</text:p>
          </table:table-cell>
          <table:table-cell table:formula="of:=SQRT([.E204]^2 + [.F204]^2 + [.G204]^2)" office:value-type="float" office:value="385.499675745648" calcext:value-type="float">
            <text:p>385.50</text:p>
          </table:table-cell>
          <table:table-cell table:style-name="ce4" table:formula="of:=[.E204]/[.$H204]" office:value-type="float" office:value="0.350194847087427" calcext:value-type="float">
            <text:p>0.35</text:p>
          </table:table-cell>
          <table:table-cell table:formula="of:=[.F204]/[.$H204]" office:value-type="float" office:value="-0.0207522872348105" calcext:value-type="float">
            <text:p>-0.02</text:p>
          </table:table-cell>
          <table:table-cell table:formula="of:=[.G204]/[.$H204]" office:value-type="float" office:value="0.936446961470823" calcext:value-type="float">
            <text:p>0.94</text:p>
          </table:table-cell>
          <table:table-cell table:style-name="ce4" table:formula="of:=DEGREES(ATAN2([.I204];[.J204]))" office:value-type="float" office:value="-3.39133941979635" calcext:value-type="float">
            <text:p>-3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05]-[.B$1]" office:value-type="float" office:value="129" calcext:value-type="float">
            <text:p>129</text:p>
          </table:table-cell>
          <table:table-cell table:style-name="Default" table:formula="of:=[.C205]-[.C$1]" office:value-type="float" office:value="-11" calcext:value-type="float">
            <text:p>-11</text:p>
          </table:table-cell>
          <table:table-cell table:style-name="Default" table:formula="of:=[.D205]-[.D$1]" office:value-type="float" office:value="360" calcext:value-type="float">
            <text:p>360</text:p>
          </table:table-cell>
          <table:table-cell table:formula="of:=SQRT([.E205]^2 + [.F205]^2 + [.G205]^2)" office:value-type="float" office:value="382.572868875983" calcext:value-type="float">
            <text:p>382.57</text:p>
          </table:table-cell>
          <table:table-cell table:style-name="ce4" table:formula="of:=[.E205]/[.$H205]" office:value-type="float" office:value="0.337190664824215" calcext:value-type="float">
            <text:p>0.34</text:p>
          </table:table-cell>
          <table:table-cell table:formula="of:=[.F205]/[.$H205]" office:value-type="float" office:value="-0.0287526923493517" calcext:value-type="float">
            <text:p>-0.03</text:p>
          </table:table-cell>
          <table:table-cell table:formula="of:=[.G205]/[.$H205]" office:value-type="float" office:value="0.940997204160601" calcext:value-type="float">
            <text:p>0.94</text:p>
          </table:table-cell>
          <table:table-cell table:style-name="ce4" table:formula="of:=DEGREES(ATAN2([.I205];[.J205]))" office:value-type="float" office:value="-4.87389642220477" calcext:value-type="float">
            <text:p>-4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06]-[.B$1]" office:value-type="float" office:value="140" calcext:value-type="float">
            <text:p>140</text:p>
          </table:table-cell>
          <table:table-cell table:style-name="Default" table:formula="of:=[.C206]-[.C$1]" office:value-type="float" office:value="-10" calcext:value-type="float">
            <text:p>-10</text:p>
          </table:table-cell>
          <table:table-cell table:style-name="Default" table:formula="of:=[.D206]-[.D$1]" office:value-type="float" office:value="366" calcext:value-type="float">
            <text:p>366</text:p>
          </table:table-cell>
          <table:table-cell table:formula="of:=SQRT([.E206]^2 + [.F206]^2 + [.G206]^2)" office:value-type="float" office:value="391.989795785554" calcext:value-type="float">
            <text:p>391.99</text:p>
          </table:table-cell>
          <table:table-cell table:style-name="ce4" table:formula="of:=[.E206]/[.$H206]" office:value-type="float" office:value="0.357152154227479" calcext:value-type="float">
            <text:p>0.36</text:p>
          </table:table-cell>
          <table:table-cell table:formula="of:=[.F206]/[.$H206]" office:value-type="float" office:value="-0.0255108681591056" calcext:value-type="float">
            <text:p>-0.03</text:p>
          </table:table-cell>
          <table:table-cell table:formula="of:=[.G206]/[.$H206]" office:value-type="float" office:value="0.933697774623266" calcext:value-type="float">
            <text:p>0.93</text:p>
          </table:table-cell>
          <table:table-cell table:style-name="ce4" table:formula="of:=DEGREES(ATAN2([.I206];[.J206]))" office:value-type="float" office:value="-4.08561677997488" calcext:value-type="float">
            <text:p>-4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07]-[.B$1]" office:value-type="float" office:value="136" calcext:value-type="float">
            <text:p>136</text:p>
          </table:table-cell>
          <table:table-cell table:style-name="Default" table:formula="of:=[.C207]-[.C$1]" office:value-type="float" office:value="-9" calcext:value-type="float">
            <text:p>-9</text:p>
          </table:table-cell>
          <table:table-cell table:style-name="Default" table:formula="of:=[.D207]-[.D$1]" office:value-type="float" office:value="365" calcext:value-type="float">
            <text:p>365</text:p>
          </table:table-cell>
          <table:table-cell table:formula="of:=SQRT([.E207]^2 + [.F207]^2 + [.G207]^2)" office:value-type="float" office:value="389.617761402121" calcext:value-type="float">
            <text:p>389.62</text:p>
          </table:table-cell>
          <table:table-cell table:style-name="ce4" table:formula="of:=[.E207]/[.$H207]" office:value-type="float" office:value="0.349060062124929" calcext:value-type="float">
            <text:p>0.35</text:p>
          </table:table-cell>
          <table:table-cell table:formula="of:=[.F207]/[.$H207]" office:value-type="float" office:value="-0.0230995629347379" calcext:value-type="float">
            <text:p>-0.02</text:p>
          </table:table-cell>
          <table:table-cell table:formula="of:=[.G207]/[.$H207]" office:value-type="float" office:value="0.936815607908816" calcext:value-type="float">
            <text:p>0.94</text:p>
          </table:table-cell>
          <table:table-cell table:style-name="ce4" table:formula="of:=DEGREES(ATAN2([.I207];[.J207]))" office:value-type="float" office:value="-3.78611203538159" calcext:value-type="float">
            <text:p>-3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08]-[.B$1]" office:value-type="float" office:value="130" calcext:value-type="float">
            <text:p>130</text:p>
          </table:table-cell>
          <table:table-cell table:style-name="Default" table:formula="of:=[.C208]-[.C$1]" office:value-type="float" office:value="-8" calcext:value-type="float">
            <text:p>-8</text:p>
          </table:table-cell>
          <table:table-cell table:style-name="Default" table:formula="of:=[.D208]-[.D$1]" office:value-type="float" office:value="370" calcext:value-type="float">
            <text:p>370</text:p>
          </table:table-cell>
          <table:table-cell table:formula="of:=SQRT([.E208]^2 + [.F208]^2 + [.G208]^2)" office:value-type="float" office:value="392.255019088348" calcext:value-type="float">
            <text:p>392.26</text:p>
          </table:table-cell>
          <table:table-cell table:style-name="ce4" table:formula="of:=[.E208]/[.$H208]" office:value-type="float" office:value="0.33141704675223" calcext:value-type="float">
            <text:p>0.33</text:p>
          </table:table-cell>
          <table:table-cell table:formula="of:=[.F208]/[.$H208]" office:value-type="float" office:value="-0.0203948951847526" calcext:value-type="float">
            <text:p>-0.02</text:p>
          </table:table-cell>
          <table:table-cell table:formula="of:=[.G208]/[.$H208]" office:value-type="float" office:value="0.94326390229481" calcext:value-type="float">
            <text:p>0.94</text:p>
          </table:table-cell>
          <table:table-cell table:style-name="ce4" table:formula="of:=DEGREES(ATAN2([.I208];[.J208]))" office:value-type="float" office:value="-3.52145337692224" calcext:value-type="float">
            <text:p>-3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09]-[.B$1]" office:value-type="float" office:value="130" calcext:value-type="float">
            <text:p>130</text:p>
          </table:table-cell>
          <table:table-cell table:style-name="Default" table:formula="of:=[.C209]-[.C$1]" office:value-type="float" office:value="-8" calcext:value-type="float">
            <text:p>-8</text:p>
          </table:table-cell>
          <table:table-cell table:style-name="Default" table:formula="of:=[.D209]-[.D$1]" office:value-type="float" office:value="370" calcext:value-type="float">
            <text:p>370</text:p>
          </table:table-cell>
          <table:table-cell table:formula="of:=SQRT([.E209]^2 + [.F209]^2 + [.G209]^2)" office:value-type="float" office:value="392.255019088348" calcext:value-type="float">
            <text:p>392.26</text:p>
          </table:table-cell>
          <table:table-cell table:style-name="ce4" table:formula="of:=[.E209]/[.$H209]" office:value-type="float" office:value="0.33141704675223" calcext:value-type="float">
            <text:p>0.33</text:p>
          </table:table-cell>
          <table:table-cell table:formula="of:=[.F209]/[.$H209]" office:value-type="float" office:value="-0.0203948951847526" calcext:value-type="float">
            <text:p>-0.02</text:p>
          </table:table-cell>
          <table:table-cell table:formula="of:=[.G209]/[.$H209]" office:value-type="float" office:value="0.94326390229481" calcext:value-type="float">
            <text:p>0.94</text:p>
          </table:table-cell>
          <table:table-cell table:style-name="ce4" table:formula="of:=DEGREES(ATAN2([.I209];[.J209]))" office:value-type="float" office:value="-3.52145337692224" calcext:value-type="float">
            <text:p>-3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10]-[.B$1]" office:value-type="float" office:value="126" calcext:value-type="float">
            <text:p>126</text:p>
          </table:table-cell>
          <table:table-cell table:style-name="Default" table:formula="of:=[.C210]-[.C$1]" office:value-type="float" office:value="-6" calcext:value-type="float">
            <text:p>-6</text:p>
          </table:table-cell>
          <table:table-cell table:style-name="Default" table:formula="of:=[.D210]-[.D$1]" office:value-type="float" office:value="369" calcext:value-type="float">
            <text:p>369</text:p>
          </table:table-cell>
          <table:table-cell table:formula="of:=SQRT([.E210]^2 + [.F210]^2 + [.G210]^2)" office:value-type="float" office:value="389.965383079062" calcext:value-type="float">
            <text:p>389.97</text:p>
          </table:table-cell>
          <table:table-cell table:style-name="ce4" table:formula="of:=[.E210]/[.$H210]" office:value-type="float" office:value="0.323105602361773" calcext:value-type="float">
            <text:p>0.32</text:p>
          </table:table-cell>
          <table:table-cell table:formula="of:=[.F210]/[.$H210]" office:value-type="float" office:value="-0.0153859810648463" calcext:value-type="float">
            <text:p>-0.02</text:p>
          </table:table-cell>
          <table:table-cell table:formula="of:=[.G210]/[.$H210]" office:value-type="float" office:value="0.946237835488049" calcext:value-type="float">
            <text:p>0.95</text:p>
          </table:table-cell>
          <table:table-cell table:style-name="ce4" table:formula="of:=DEGREES(ATAN2([.I210];[.J210]))" office:value-type="float" office:value="-2.72631099390626" calcext:value-type="float">
            <text:p>-2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9" calcext:value-type="float">
            <text:p>509</text:p>
          </table:table-cell>
          <table:table-cell table:style-name="Default" table:formula="of:=[.B211]-[.B$1]" office:value-type="float" office:value="130" calcext:value-type="float">
            <text:p>130</text:p>
          </table:table-cell>
          <table:table-cell table:style-name="Default" table:formula="of:=[.C211]-[.C$1]" office:value-type="float" office:value="-8" calcext:value-type="float">
            <text:p>-8</text:p>
          </table:table-cell>
          <table:table-cell table:style-name="Default" table:formula="of:=[.D211]-[.D$1]" office:value-type="float" office:value="373" calcext:value-type="float">
            <text:p>373</text:p>
          </table:table-cell>
          <table:table-cell table:formula="of:=SQRT([.E211]^2 + [.F211]^2 + [.G211]^2)" office:value-type="float" office:value="395.086066572842" calcext:value-type="float">
            <text:p>395.09</text:p>
          </table:table-cell>
          <table:table-cell table:style-name="ce4" table:formula="of:=[.E211]/[.$H211]" office:value-type="float" office:value="0.329042229020324" calcext:value-type="float">
            <text:p>0.33</text:p>
          </table:table-cell>
          <table:table-cell table:formula="of:=[.F211]/[.$H211]" office:value-type="float" office:value="-0.0202487525550969" calcext:value-type="float">
            <text:p>-0.02</text:p>
          </table:table-cell>
          <table:table-cell table:formula="of:=[.G211]/[.$H211]" office:value-type="float" office:value="0.944098087881391" calcext:value-type="float">
            <text:p>0.94</text:p>
          </table:table-cell>
          <table:table-cell table:style-name="ce4" table:formula="of:=DEGREES(ATAN2([.I211];[.J211]))" office:value-type="float" office:value="-3.52145337692224" calcext:value-type="float">
            <text:p>-3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12]-[.B$1]" office:value-type="float" office:value="137" calcext:value-type="float">
            <text:p>137</text:p>
          </table:table-cell>
          <table:table-cell table:style-name="Default" table:formula="of:=[.C212]-[.C$1]" office:value-type="float" office:value="-10" calcext:value-type="float">
            <text:p>-10</text:p>
          </table:table-cell>
          <table:table-cell table:style-name="Default" table:formula="of:=[.D212]-[.D$1]" office:value-type="float" office:value="364" calcext:value-type="float">
            <text:p>364</text:p>
          </table:table-cell>
          <table:table-cell table:formula="of:=SQRT([.E212]^2 + [.F212]^2 + [.G212]^2)" office:value-type="float" office:value="389.05655115934" calcext:value-type="float">
            <text:p>389.06</text:p>
          </table:table-cell>
          <table:table-cell table:style-name="ce4" table:formula="of:=[.E212]/[.$H212]" office:value-type="float" office:value="0.352133898251442" calcext:value-type="float">
            <text:p>0.35</text:p>
          </table:table-cell>
          <table:table-cell table:formula="of:=[.F212]/[.$H212]" office:value-type="float" office:value="-0.0257032042519301" calcext:value-type="float">
            <text:p>-0.03</text:p>
          </table:table-cell>
          <table:table-cell table:formula="of:=[.G212]/[.$H212]" office:value-type="float" office:value="0.935596634770255" calcext:value-type="float">
            <text:p>0.94</text:p>
          </table:table-cell>
          <table:table-cell table:style-name="ce4" table:formula="of:=DEGREES(ATAN2([.I212];[.J212]))" office:value-type="float" office:value="-4.17476989191244" calcext:value-type="float">
            <text:p>-4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13]-[.B$1]" office:value-type="float" office:value="135" calcext:value-type="float">
            <text:p>135</text:p>
          </table:table-cell>
          <table:table-cell table:style-name="Default" table:formula="of:=[.C213]-[.C$1]" office:value-type="float" office:value="-10" calcext:value-type="float">
            <text:p>-10</text:p>
          </table:table-cell>
          <table:table-cell table:style-name="Default" table:formula="of:=[.D213]-[.D$1]" office:value-type="float" office:value="366" calcext:value-type="float">
            <text:p>366</text:p>
          </table:table-cell>
          <table:table-cell table:formula="of:=SQRT([.E213]^2 + [.F213]^2 + [.G213]^2)" office:value-type="float" office:value="390.231982287459" calcext:value-type="float">
            <text:p>390.23</text:p>
          </table:table-cell>
          <table:table-cell table:style-name="ce4" table:formula="of:=[.E213]/[.$H213]" office:value-type="float" office:value="0.345948067118071" calcext:value-type="float">
            <text:p>0.35</text:p>
          </table:table-cell>
          <table:table-cell table:formula="of:=[.F213]/[.$H213]" office:value-type="float" office:value="-0.0256257827494868" calcext:value-type="float">
            <text:p>-0.03</text:p>
          </table:table-cell>
          <table:table-cell table:formula="of:=[.G213]/[.$H213]" office:value-type="float" office:value="0.937903648631215" calcext:value-type="float">
            <text:p>0.94</text:p>
          </table:table-cell>
          <table:table-cell table:style-name="ce4" table:formula="of:=DEGREES(ATAN2([.I213];[.J213]))" office:value-type="float" office:value="-4.23639479905884" calcext:value-type="float">
            <text:p>-4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214]-[.B$1]" office:value-type="float" office:value="138" calcext:value-type="float">
            <text:p>138</text:p>
          </table:table-cell>
          <table:table-cell table:style-name="Default" table:formula="of:=[.C214]-[.C$1]" office:value-type="float" office:value="-4" calcext:value-type="float">
            <text:p>-4</text:p>
          </table:table-cell>
          <table:table-cell table:style-name="Default" table:formula="of:=[.D214]-[.D$1]" office:value-type="float" office:value="358" calcext:value-type="float">
            <text:p>358</text:p>
          </table:table-cell>
          <table:table-cell table:formula="of:=SQRT([.E214]^2 + [.F214]^2 + [.G214]^2)" office:value-type="float" office:value="383.697797752346" calcext:value-type="float">
            <text:p>383.70</text:p>
          </table:table-cell>
          <table:table-cell table:style-name="ce4" table:formula="of:=[.E214]/[.$H214]" office:value-type="float" office:value="0.359658045494102" calcext:value-type="float">
            <text:p>0.36</text:p>
          </table:table-cell>
          <table:table-cell table:formula="of:=[.F214]/[.$H214]" office:value-type="float" office:value="-0.010424870883887" calcext:value-type="float">
            <text:p>-0.01</text:p>
          </table:table-cell>
          <table:table-cell table:formula="of:=[.G214]/[.$H214]" office:value-type="float" office:value="0.933025944107888" calcext:value-type="float">
            <text:p>0.93</text:p>
          </table:table-cell>
          <table:table-cell table:style-name="ce4" table:formula="of:=DEGREES(ATAN2([.I214];[.J214]))" office:value-type="float" office:value="-1.66028236898281" calcext:value-type="float">
            <text:p>-1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15]-[.B$1]" office:value-type="float" office:value="138" calcext:value-type="float">
            <text:p>138</text:p>
          </table:table-cell>
          <table:table-cell table:style-name="Default" table:formula="of:=[.C215]-[.C$1]" office:value-type="float" office:value="-4" calcext:value-type="float">
            <text:p>-4</text:p>
          </table:table-cell>
          <table:table-cell table:style-name="Default" table:formula="of:=[.D215]-[.D$1]" office:value-type="float" office:value="360" calcext:value-type="float">
            <text:p>360</text:p>
          </table:table-cell>
          <table:table-cell table:formula="of:=SQRT([.E215]^2 + [.F215]^2 + [.G215]^2)" office:value-type="float" office:value="385.564521189385" calcext:value-type="float">
            <text:p>385.56</text:p>
          </table:table-cell>
          <table:table-cell table:style-name="ce4" table:formula="of:=[.E215]/[.$H215]" office:value-type="float" office:value="0.357916749119704" calcext:value-type="float">
            <text:p>0.36</text:p>
          </table:table-cell>
          <table:table-cell table:formula="of:=[.F215]/[.$H215]" office:value-type="float" office:value="-0.0103743985252088" calcext:value-type="float">
            <text:p>-0.01</text:p>
          </table:table-cell>
          <table:table-cell table:formula="of:=[.G215]/[.$H215]" office:value-type="float" office:value="0.933695867268793" calcext:value-type="float">
            <text:p>0.93</text:p>
          </table:table-cell>
          <table:table-cell table:style-name="ce4" table:formula="of:=DEGREES(ATAN2([.I215];[.J215]))" office:value-type="float" office:value="-1.66028236898281" calcext:value-type="float">
            <text:p>-1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16]-[.B$1]" office:value-type="float" office:value="134" calcext:value-type="float">
            <text:p>134</text:p>
          </table:table-cell>
          <table:table-cell table:style-name="Default" table:formula="of:=[.C216]-[.C$1]" office:value-type="float" office:value="-6" calcext:value-type="float">
            <text:p>-6</text:p>
          </table:table-cell>
          <table:table-cell table:style-name="Default" table:formula="of:=[.D216]-[.D$1]" office:value-type="float" office:value="360" calcext:value-type="float">
            <text:p>360</text:p>
          </table:table-cell>
          <table:table-cell table:formula="of:=SQRT([.E216]^2 + [.F216]^2 + [.G216]^2)" office:value-type="float" office:value="384.177042520763" calcext:value-type="float">
            <text:p>384.18</text:p>
          </table:table-cell>
          <table:table-cell table:style-name="ce4" table:formula="of:=[.E216]/[.$H216]" office:value-type="float" office:value="0.348797520853313" calcext:value-type="float">
            <text:p>0.35</text:p>
          </table:table-cell>
          <table:table-cell table:formula="of:=[.F216]/[.$H216]" office:value-type="float" office:value="-0.0156177994411931" calcext:value-type="float">
            <text:p>-0.02</text:p>
          </table:table-cell>
          <table:table-cell table:formula="of:=[.G216]/[.$H216]" office:value-type="float" office:value="0.937067966471588" calcext:value-type="float">
            <text:p>0.94</text:p>
          </table:table-cell>
          <table:table-cell table:style-name="ce4" table:formula="of:=DEGREES(ATAN2([.I216];[.J216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17]-[.B$1]" office:value-type="float" office:value="138" calcext:value-type="float">
            <text:p>138</text:p>
          </table:table-cell>
          <table:table-cell table:style-name="Default" table:formula="of:=[.C217]-[.C$1]" office:value-type="float" office:value="-4" calcext:value-type="float">
            <text:p>-4</text:p>
          </table:table-cell>
          <table:table-cell table:style-name="Default" table:formula="of:=[.D217]-[.D$1]" office:value-type="float" office:value="369" calcext:value-type="float">
            <text:p>369</text:p>
          </table:table-cell>
          <table:table-cell table:formula="of:=SQRT([.E217]^2 + [.F217]^2 + [.G217]^2)" office:value-type="float" office:value="393.980964007146" calcext:value-type="float">
            <text:p>393.98</text:p>
          </table:table-cell>
          <table:table-cell table:style-name="ce4" table:formula="of:=[.E217]/[.$H217]" office:value-type="float" office:value="0.350270730332791" calcext:value-type="float">
            <text:p>0.35</text:p>
          </table:table-cell>
          <table:table-cell table:formula="of:=[.F217]/[.$H217]" office:value-type="float" office:value="-0.0101527747922548" calcext:value-type="float">
            <text:p>-0.01</text:p>
          </table:table-cell>
          <table:table-cell table:formula="of:=[.G217]/[.$H217]" office:value-type="float" office:value="0.936593474585506" calcext:value-type="float">
            <text:p>0.94</text:p>
          </table:table-cell>
          <table:table-cell table:style-name="ce4" table:formula="of:=DEGREES(ATAN2([.I217];[.J217]))" office:value-type="float" office:value="-1.66028236898281" calcext:value-type="float">
            <text:p>-1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18]-[.B$1]" office:value-type="float" office:value="130" calcext:value-type="float">
            <text:p>130</text:p>
          </table:table-cell>
          <table:table-cell table:style-name="Default" table:formula="of:=[.C218]-[.C$1]" office:value-type="float" office:value="-15" calcext:value-type="float">
            <text:p>-15</text:p>
          </table:table-cell>
          <table:table-cell table:style-name="Default" table:formula="of:=[.D218]-[.D$1]" office:value-type="float" office:value="368" calcext:value-type="float">
            <text:p>368</text:p>
          </table:table-cell>
          <table:table-cell table:formula="of:=SQRT([.E218]^2 + [.F218]^2 + [.G218]^2)" office:value-type="float" office:value="390.575216827694" calcext:value-type="float">
            <text:p>390.58</text:p>
          </table:table-cell>
          <table:table-cell table:style-name="ce4" table:formula="of:=[.E218]/[.$H218]" office:value-type="float" office:value="0.332842419075839" calcext:value-type="float">
            <text:p>0.33</text:p>
          </table:table-cell>
          <table:table-cell table:formula="of:=[.F218]/[.$H218]" office:value-type="float" office:value="-0.0384048945087507" calcext:value-type="float">
            <text:p>-0.04</text:p>
          </table:table-cell>
          <table:table-cell table:formula="of:=[.G218]/[.$H218]" office:value-type="float" office:value="0.942200078614683" calcext:value-type="float">
            <text:p>0.94</text:p>
          </table:table-cell>
          <table:table-cell table:style-name="ce4" table:formula="of:=DEGREES(ATAN2([.I218];[.J218]))" office:value-type="float" office:value="-6.58194465517801" calcext:value-type="float">
            <text:p>-6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19]-[.B$1]" office:value-type="float" office:value="131" calcext:value-type="float">
            <text:p>131</text:p>
          </table:table-cell>
          <table:table-cell table:style-name="Default" table:formula="of:=[.C219]-[.C$1]" office:value-type="float" office:value="-6" calcext:value-type="float">
            <text:p>-6</text:p>
          </table:table-cell>
          <table:table-cell table:style-name="Default" table:formula="of:=[.D219]-[.D$1]" office:value-type="float" office:value="365" calcext:value-type="float">
            <text:p>365</text:p>
          </table:table-cell>
          <table:table-cell table:formula="of:=SQRT([.E219]^2 + [.F219]^2 + [.G219]^2)" office:value-type="float" office:value="387.842751640404" calcext:value-type="float">
            <text:p>387.84</text:p>
          </table:table-cell>
          <table:table-cell table:style-name="ce4" table:formula="of:=[.E219]/[.$H219]" office:value-type="float" office:value="0.337765755440646" calcext:value-type="float">
            <text:p>0.34</text:p>
          </table:table-cell>
          <table:table-cell table:formula="of:=[.F219]/[.$H219]" office:value-type="float" office:value="-0.0154701872720907" calcext:value-type="float">
            <text:p>-0.02</text:p>
          </table:table-cell>
          <table:table-cell table:formula="of:=[.G219]/[.$H219]" office:value-type="float" office:value="0.941103059052183" calcext:value-type="float">
            <text:p>0.94</text:p>
          </table:table-cell>
          <table:table-cell table:style-name="ce4" table:formula="of:=DEGREES(ATAN2([.I219];[.J219]))" office:value-type="float" office:value="-2.62240146054109" calcext:value-type="float">
            <text:p>-2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20]-[.B$1]" office:value-type="float" office:value="129" calcext:value-type="float">
            <text:p>129</text:p>
          </table:table-cell>
          <table:table-cell table:style-name="Default" table:formula="of:=[.C220]-[.C$1]" office:value-type="float" office:value="-4" calcext:value-type="float">
            <text:p>-4</text:p>
          </table:table-cell>
          <table:table-cell table:style-name="Default" table:formula="of:=[.D220]-[.D$1]" office:value-type="float" office:value="367" calcext:value-type="float">
            <text:p>367</text:p>
          </table:table-cell>
          <table:table-cell table:formula="of:=SQRT([.E220]^2 + [.F220]^2 + [.G220]^2)" office:value-type="float" office:value="389.032132348987" calcext:value-type="float">
            <text:p>389.03</text:p>
          </table:table-cell>
          <table:table-cell table:style-name="ce4" table:formula="of:=[.E220]/[.$H220]" office:value-type="float" office:value="0.331592146954788" calcext:value-type="float">
            <text:p>0.33</text:p>
          </table:table-cell>
          <table:table-cell table:formula="of:=[.F220]/[.$H220]" office:value-type="float" office:value="-0.0102819270373578" calcext:value-type="float">
            <text:p>-0.01</text:p>
          </table:table-cell>
          <table:table-cell table:formula="of:=[.G220]/[.$H220]" office:value-type="float" office:value="0.943366805677576" calcext:value-type="float">
            <text:p>0.94</text:p>
          </table:table-cell>
          <table:table-cell table:style-name="ce4" table:formula="of:=DEGREES(ATAN2([.I220];[.J220]))" office:value-type="float" office:value="-1.77604425335873" calcext:value-type="float">
            <text:p>-1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21]-[.B$1]" office:value-type="float" office:value="126" calcext:value-type="float">
            <text:p>126</text:p>
          </table:table-cell>
          <table:table-cell table:style-name="Default" table:formula="of:=[.C221]-[.C$1]" office:value-type="float" office:value="-6" calcext:value-type="float">
            <text:p>-6</text:p>
          </table:table-cell>
          <table:table-cell table:style-name="Default" table:formula="of:=[.D221]-[.D$1]" office:value-type="float" office:value="365" calcext:value-type="float">
            <text:p>365</text:p>
          </table:table-cell>
          <table:table-cell table:formula="of:=SQRT([.E221]^2 + [.F221]^2 + [.G221]^2)" office:value-type="float" office:value="386.182599297275" calcext:value-type="float">
            <text:p>386.18</text:p>
          </table:table-cell>
          <table:table-cell table:style-name="ce4" table:formula="of:=[.E221]/[.$H221]" office:value-type="float" office:value="0.32627052650554" calcext:value-type="float">
            <text:p>0.33</text:p>
          </table:table-cell>
          <table:table-cell table:formula="of:=[.F221]/[.$H221]" office:value-type="float" office:value="-0.015536691738359" calcext:value-type="float">
            <text:p>-0.02</text:p>
          </table:table-cell>
          <table:table-cell table:formula="of:=[.G221]/[.$H221]" office:value-type="float" office:value="0.945148747416842" calcext:value-type="float">
            <text:p>0.95</text:p>
          </table:table-cell>
          <table:table-cell table:style-name="ce4" table:formula="of:=DEGREES(ATAN2([.I221];[.J221]))" office:value-type="float" office:value="-2.72631099390627" calcext:value-type="float">
            <text:p>-2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222]-[.B$1]" office:value-type="float" office:value="132" calcext:value-type="float">
            <text:p>132</text:p>
          </table:table-cell>
          <table:table-cell table:style-name="Default" table:formula="of:=[.C222]-[.C$1]" office:value-type="float" office:value="-10" calcext:value-type="float">
            <text:p>-10</text:p>
          </table:table-cell>
          <table:table-cell table:style-name="Default" table:formula="of:=[.D222]-[.D$1]" office:value-type="float" office:value="359" calcext:value-type="float">
            <text:p>359</text:p>
          </table:table-cell>
          <table:table-cell table:formula="of:=SQRT([.E222]^2 + [.F222]^2 + [.G222]^2)" office:value-type="float" office:value="382.629063193062" calcext:value-type="float">
            <text:p>382.63</text:p>
          </table:table-cell>
          <table:table-cell table:style-name="ce4" table:formula="of:=[.E222]/[.$H222]" office:value-type="float" office:value="0.344981635473407" calcext:value-type="float">
            <text:p>0.34</text:p>
          </table:table-cell>
          <table:table-cell table:formula="of:=[.F222]/[.$H222]" office:value-type="float" office:value="-0.026134972384349" calcext:value-type="float">
            <text:p>-0.03</text:p>
          </table:table-cell>
          <table:table-cell table:formula="of:=[.G222]/[.$H222]" office:value-type="float" office:value="0.93824550859813" calcext:value-type="float">
            <text:p>0.94</text:p>
          </table:table-cell>
          <table:table-cell table:style-name="ce4" table:formula="of:=DEGREES(ATAN2([.I222];[.J222]))" office:value-type="float" office:value="-4.33231398318852" calcext:value-type="float">
            <text:p>-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23]-[.B$1]" office:value-type="float" office:value="141" calcext:value-type="float">
            <text:p>141</text:p>
          </table:table-cell>
          <table:table-cell table:style-name="Default" table:formula="of:=[.C223]-[.C$1]" office:value-type="float" office:value="-6" calcext:value-type="float">
            <text:p>-6</text:p>
          </table:table-cell>
          <table:table-cell table:style-name="Default" table:formula="of:=[.D223]-[.D$1]" office:value-type="float" office:value="365" calcext:value-type="float">
            <text:p>365</text:p>
          </table:table-cell>
          <table:table-cell table:formula="of:=SQRT([.E223]^2 + [.F223]^2 + [.G223]^2)" office:value-type="float" office:value="391.333617262816" calcext:value-type="float">
            <text:p>391.33</text:p>
          </table:table-cell>
          <table:table-cell table:style-name="ce4" table:formula="of:=[.E223]/[.$H223]" office:value-type="float" office:value="0.36030638253423" calcext:value-type="float">
            <text:p>0.36</text:p>
          </table:table-cell>
          <table:table-cell table:formula="of:=[.F223]/[.$H223]" office:value-type="float" office:value="-0.0153321864908183" calcext:value-type="float">
            <text:p>-0.02</text:p>
          </table:table-cell>
          <table:table-cell table:formula="of:=[.G223]/[.$H223]" office:value-type="float" office:value="0.932708011524779" calcext:value-type="float">
            <text:p>0.93</text:p>
          </table:table-cell>
          <table:table-cell table:style-name="ce4" table:formula="of:=DEGREES(ATAN2([.I223];[.J223]))" office:value-type="float" office:value="-2.43664824681013" calcext:value-type="float">
            <text:p>-2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24]-[.B$1]" office:value-type="float" office:value="136" calcext:value-type="float">
            <text:p>136</text:p>
          </table:table-cell>
          <table:table-cell table:style-name="Default" table:formula="of:=[.C224]-[.C$1]" office:value-type="float" office:value="-11" calcext:value-type="float">
            <text:p>-11</text:p>
          </table:table-cell>
          <table:table-cell table:style-name="Default" table:formula="of:=[.D224]-[.D$1]" office:value-type="float" office:value="362" calcext:value-type="float">
            <text:p>362</text:p>
          </table:table-cell>
          <table:table-cell table:formula="of:=SQRT([.E224]^2 + [.F224]^2 + [.G224]^2)" office:value-type="float" office:value="386.860439952187" calcext:value-type="float">
            <text:p>386.86</text:p>
          </table:table-cell>
          <table:table-cell table:style-name="ce4" table:formula="of:=[.E224]/[.$H224]" office:value-type="float" office:value="0.351547963955189" calcext:value-type="float">
            <text:p>0.35</text:p>
          </table:table-cell>
          <table:table-cell table:formula="of:=[.F224]/[.$H224]" office:value-type="float" office:value="-0.0284340264963755" calcext:value-type="float">
            <text:p>-0.03</text:p>
          </table:table-cell>
          <table:table-cell table:formula="of:=[.G224]/[.$H224]" office:value-type="float" office:value="0.935737962880723" calcext:value-type="float">
            <text:p>0.94</text:p>
          </table:table-cell>
          <table:table-cell table:style-name="ce4" table:formula="of:=DEGREES(ATAN2([.I224];[.J224]))" office:value-type="float" office:value="-4.62415132842907" calcext:value-type="float">
            <text:p>-4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225]-[.B$1]" office:value-type="float" office:value="130" calcext:value-type="float">
            <text:p>130</text:p>
          </table:table-cell>
          <table:table-cell table:style-name="Default" table:formula="of:=[.C225]-[.C$1]" office:value-type="float" office:value="-3" calcext:value-type="float">
            <text:p>-3</text:p>
          </table:table-cell>
          <table:table-cell table:style-name="Default" table:formula="of:=[.D225]-[.D$1]" office:value-type="float" office:value="357" calcext:value-type="float">
            <text:p>357</text:p>
          </table:table-cell>
          <table:table-cell table:formula="of:=SQRT([.E225]^2 + [.F225]^2 + [.G225]^2)" office:value-type="float" office:value="379.944732823078" calcext:value-type="float">
            <text:p>379.94</text:p>
          </table:table-cell>
          <table:table-cell table:style-name="ce4" table:formula="of:=[.E225]/[.$H225]" office:value-type="float" office:value="0.342155026164121" calcext:value-type="float">
            <text:p>0.34</text:p>
          </table:table-cell>
          <table:table-cell table:formula="of:=[.F225]/[.$H225]" office:value-type="float" office:value="-0.00789588521917201" calcext:value-type="float">
            <text:p>-0.01</text:p>
          </table:table-cell>
          <table:table-cell table:formula="of:=[.G225]/[.$H225]" office:value-type="float" office:value="0.939610341081469" calcext:value-type="float">
            <text:p>0.94</text:p>
          </table:table-cell>
          <table:table-cell table:style-name="ce4" table:formula="of:=DEGREES(ATAN2([.I225];[.J225]))" office:value-type="float" office:value="-1.32197565953698" calcext:value-type="float">
            <text:p>-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226]-[.B$1]" office:value-type="float" office:value="132" calcext:value-type="float">
            <text:p>132</text:p>
          </table:table-cell>
          <table:table-cell table:style-name="Default" table:formula="of:=[.C226]-[.C$1]" office:value-type="float" office:value="-10" calcext:value-type="float">
            <text:p>-10</text:p>
          </table:table-cell>
          <table:table-cell table:style-name="Default" table:formula="of:=[.D226]-[.D$1]" office:value-type="float" office:value="361" calcext:value-type="float">
            <text:p>361</text:p>
          </table:table-cell>
          <table:table-cell table:formula="of:=SQRT([.E226]^2 + [.F226]^2 + [.G226]^2)" office:value-type="float" office:value="384.506176803442" calcext:value-type="float">
            <text:p>384.51</text:p>
          </table:table-cell>
          <table:table-cell table:style-name="ce4" table:formula="of:=[.E226]/[.$H226]" office:value-type="float" office:value="0.343297475992116" calcext:value-type="float">
            <text:p>0.34</text:p>
          </table:table-cell>
          <table:table-cell table:formula="of:=[.F226]/[.$H226]" office:value-type="float" office:value="-0.0260073845448573" calcext:value-type="float">
            <text:p>-0.03</text:p>
          </table:table-cell>
          <table:table-cell table:formula="of:=[.G226]/[.$H226]" office:value-type="float" office:value="0.938866582069347" calcext:value-type="float">
            <text:p>0.94</text:p>
          </table:table-cell>
          <table:table-cell table:style-name="ce4" table:formula="of:=DEGREES(ATAN2([.I226];[.J226]))" office:value-type="float" office:value="-4.33231398318852" calcext:value-type="float">
            <text:p>-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27]-[.B$1]" office:value-type="float" office:value="132" calcext:value-type="float">
            <text:p>132</text:p>
          </table:table-cell>
          <table:table-cell table:style-name="Default" table:formula="of:=[.C227]-[.C$1]" office:value-type="float" office:value="-5" calcext:value-type="float">
            <text:p>-5</text:p>
          </table:table-cell>
          <table:table-cell table:style-name="Default" table:formula="of:=[.D227]-[.D$1]" office:value-type="float" office:value="366" calcext:value-type="float">
            <text:p>366</text:p>
          </table:table-cell>
          <table:table-cell table:formula="of:=SQRT([.E227]^2 + [.F227]^2 + [.G227]^2)" office:value-type="float" office:value="389.107954172104" calcext:value-type="float">
            <text:p>389.11</text:p>
          </table:table-cell>
          <table:table-cell table:style-name="ce4" table:formula="of:=[.E227]/[.$H227]" office:value-type="float" office:value="0.339237475319294" calcext:value-type="float">
            <text:p>0.34</text:p>
          </table:table-cell>
          <table:table-cell table:formula="of:=[.F227]/[.$H227]" office:value-type="float" office:value="-0.0128499043681551" calcext:value-type="float">
            <text:p>-0.01</text:p>
          </table:table-cell>
          <table:table-cell table:formula="of:=[.G227]/[.$H227]" office:value-type="float" office:value="0.940612999748951" calcext:value-type="float">
            <text:p>0.94</text:p>
          </table:table-cell>
          <table:table-cell table:style-name="ce4" table:formula="of:=DEGREES(ATAN2([.I227];[.J227]))" office:value-type="float" office:value="-2.16925758972851" calcext:value-type="float">
            <text:p>-2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28]-[.B$1]" office:value-type="float" office:value="138" calcext:value-type="float">
            <text:p>138</text:p>
          </table:table-cell>
          <table:table-cell table:style-name="Default" table:formula="of:=[.C228]-[.C$1]" office:value-type="float" office:value="-9" calcext:value-type="float">
            <text:p>-9</text:p>
          </table:table-cell>
          <table:table-cell table:style-name="Default" table:formula="of:=[.D228]-[.D$1]" office:value-type="float" office:value="360" calcext:value-type="float">
            <text:p>360</text:p>
          </table:table-cell>
          <table:table-cell table:formula="of:=SQRT([.E228]^2 + [.F228]^2 + [.G228]^2)" office:value-type="float" office:value="385.648803965473" calcext:value-type="float">
            <text:p>385.65</text:p>
          </table:table-cell>
          <table:table-cell table:style-name="ce4" table:formula="of:=[.E228]/[.$H228]" office:value-type="float" office:value="0.35783852712883" calcext:value-type="float">
            <text:p>0.36</text:p>
          </table:table-cell>
          <table:table-cell table:formula="of:=[.F228]/[.$H228]" office:value-type="float" office:value="-0.0233372952475324" calcext:value-type="float">
            <text:p>-0.02</text:p>
          </table:table-cell>
          <table:table-cell table:formula="of:=[.G228]/[.$H228]" office:value-type="float" office:value="0.933491809901297" calcext:value-type="float">
            <text:p>0.93</text:p>
          </table:table-cell>
          <table:table-cell table:style-name="ce4" table:formula="of:=DEGREES(ATAN2([.I228];[.J228]))" office:value-type="float" office:value="-3.73139699916045" calcext:value-type="float">
            <text:p>-3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29]-[.B$1]" office:value-type="float" office:value="126" calcext:value-type="float">
            <text:p>126</text:p>
          </table:table-cell>
          <table:table-cell table:style-name="Default" table:formula="of:=[.C229]-[.C$1]" office:value-type="float" office:value="-11" calcext:value-type="float">
            <text:p>-11</text:p>
          </table:table-cell>
          <table:table-cell table:style-name="Default" table:formula="of:=[.D229]-[.D$1]" office:value-type="float" office:value="365" calcext:value-type="float">
            <text:p>365</text:p>
          </table:table-cell>
          <table:table-cell table:formula="of:=SQRT([.E229]^2 + [.F229]^2 + [.G229]^2)" office:value-type="float" office:value="386.292635187367" calcext:value-type="float">
            <text:p>386.29</text:p>
          </table:table-cell>
          <table:table-cell table:style-name="ce4" table:formula="of:=[.E229]/[.$H229]" office:value-type="float" office:value="0.32617758798038" calcext:value-type="float">
            <text:p>0.33</text:p>
          </table:table-cell>
          <table:table-cell table:formula="of:=[.F229]/[.$H229]" office:value-type="float" office:value="-0.0284758211728903" calcext:value-type="float">
            <text:p>-0.03</text:p>
          </table:table-cell>
          <table:table-cell table:formula="of:=[.G229]/[.$H229]" office:value-type="float" office:value="0.944879520736814" calcext:value-type="float">
            <text:p>0.94</text:p>
          </table:table-cell>
          <table:table-cell table:style-name="ce4" table:formula="of:=DEGREES(ATAN2([.I229];[.J229]))" office:value-type="float" office:value="-4.9893625696422" calcext:value-type="float">
            <text:p>-4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30]-[.B$1]" office:value-type="float" office:value="134" calcext:value-type="float">
            <text:p>134</text:p>
          </table:table-cell>
          <table:table-cell table:style-name="Default" table:formula="of:=[.C230]-[.C$1]" office:value-type="float" office:value="-6" calcext:value-type="float">
            <text:p>-6</text:p>
          </table:table-cell>
          <table:table-cell table:style-name="Default" table:formula="of:=[.D230]-[.D$1]" office:value-type="float" office:value="365" calcext:value-type="float">
            <text:p>365</text:p>
          </table:table-cell>
          <table:table-cell table:formula="of:=SQRT([.E230]^2 + [.F230]^2 + [.G230]^2)" office:value-type="float" office:value="388.86630093131" calcext:value-type="float">
            <text:p>388.87</text:p>
          </table:table-cell>
          <table:table-cell table:style-name="ce4" table:formula="of:=[.E230]/[.$H230]" office:value-type="float" office:value="0.34459144358634" calcext:value-type="float">
            <text:p>0.34</text:p>
          </table:table-cell>
          <table:table-cell table:formula="of:=[.F230]/[.$H230]" office:value-type="float" office:value="-0.0154294676232689" calcext:value-type="float">
            <text:p>-0.02</text:p>
          </table:table-cell>
          <table:table-cell table:formula="of:=[.G230]/[.$H230]" office:value-type="float" office:value="0.938625947082194" calcext:value-type="float">
            <text:p>0.94</text:p>
          </table:table-cell>
          <table:table-cell table:style-name="ce4" table:formula="of:=DEGREES(ATAN2([.I230];[.J230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31]-[.B$1]" office:value-type="float" office:value="143" calcext:value-type="float">
            <text:p>143</text:p>
          </table:table-cell>
          <table:table-cell table:style-name="Default" table:formula="of:=[.C231]-[.C$1]" office:value-type="float" office:value="-11" calcext:value-type="float">
            <text:p>-11</text:p>
          </table:table-cell>
          <table:table-cell table:style-name="Default" table:formula="of:=[.D231]-[.D$1]" office:value-type="float" office:value="369" calcext:value-type="float">
            <text:p>369</text:p>
          </table:table-cell>
          <table:table-cell table:formula="of:=SQRT([.E231]^2 + [.F231]^2 + [.G231]^2)" office:value-type="float" office:value="395.892662220456" calcext:value-type="float">
            <text:p>395.89</text:p>
          </table:table-cell>
          <table:table-cell table:style-name="ce4" table:formula="of:=[.E231]/[.$H231]" office:value-type="float" office:value="0.361209018621238" calcext:value-type="float">
            <text:p>0.36</text:p>
          </table:table-cell>
          <table:table-cell table:formula="of:=[.F231]/[.$H231]" office:value-type="float" office:value="-0.0277853091247106" calcext:value-type="float">
            <text:p>-0.03</text:p>
          </table:table-cell>
          <table:table-cell table:formula="of:=[.G231]/[.$H231]" office:value-type="float" office:value="0.932070824274382" calcext:value-type="float">
            <text:p>0.93</text:p>
          </table:table-cell>
          <table:table-cell table:style-name="ce4" table:formula="of:=DEGREES(ATAN2([.I231];[.J231]))" office:value-type="float" office:value="-4.39870535499553" calcext:value-type="float">
            <text:p>-4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32]-[.B$1]" office:value-type="float" office:value="137" calcext:value-type="float">
            <text:p>137</text:p>
          </table:table-cell>
          <table:table-cell table:style-name="Default" table:formula="of:=[.C232]-[.C$1]" office:value-type="float" office:value="-20" calcext:value-type="float">
            <text:p>-20</text:p>
          </table:table-cell>
          <table:table-cell table:style-name="Default" table:formula="of:=[.D232]-[.D$1]" office:value-type="float" office:value="366" calcext:value-type="float">
            <text:p>366</text:p>
          </table:table-cell>
          <table:table-cell table:formula="of:=SQRT([.E232]^2 + [.F232]^2 + [.G232]^2)" office:value-type="float" office:value="391.311896062463" calcext:value-type="float">
            <text:p>391.31</text:p>
          </table:table-cell>
          <table:table-cell table:style-name="ce4" table:formula="of:=[.E232]/[.$H232]" office:value-type="float" office:value="0.350104357619967" calcext:value-type="float">
            <text:p>0.35</text:p>
          </table:table-cell>
          <table:table-cell table:formula="of:=[.F232]/[.$H232]" office:value-type="float" office:value="-0.0511101251999952" calcext:value-type="float">
            <text:p>-0.05</text:p>
          </table:table-cell>
          <table:table-cell table:formula="of:=[.G232]/[.$H232]" office:value-type="float" office:value="0.935315291159912" calcext:value-type="float">
            <text:p>0.94</text:p>
          </table:table-cell>
          <table:table-cell table:style-name="ce4" table:formula="of:=DEGREES(ATAN2([.I232];[.J232]))" office:value-type="float" office:value="-8.305676205556" calcext:value-type="float">
            <text:p>-8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33]-[.B$1]" office:value-type="float" office:value="136" calcext:value-type="float">
            <text:p>136</text:p>
          </table:table-cell>
          <table:table-cell table:style-name="Default" table:formula="of:=[.C233]-[.C$1]" office:value-type="float" office:value="-2" calcext:value-type="float">
            <text:p>-2</text:p>
          </table:table-cell>
          <table:table-cell table:style-name="Default" table:formula="of:=[.D233]-[.D$1]" office:value-type="float" office:value="367" calcext:value-type="float">
            <text:p>367</text:p>
          </table:table-cell>
          <table:table-cell table:formula="of:=SQRT([.E233]^2 + [.F233]^2 + [.G233]^2)" office:value-type="float" office:value="391.39366371979" calcext:value-type="float">
            <text:p>391.39</text:p>
          </table:table-cell>
          <table:table-cell table:style-name="ce4" table:formula="of:=[.E233]/[.$H233]" office:value-type="float" office:value="0.347476243502415" calcext:value-type="float">
            <text:p>0.35</text:p>
          </table:table-cell>
          <table:table-cell table:formula="of:=[.F233]/[.$H233]" office:value-type="float" office:value="-0.00510994475738845" calcext:value-type="float">
            <text:p>-0.01</text:p>
          </table:table-cell>
          <table:table-cell table:formula="of:=[.G233]/[.$H233]" office:value-type="float" office:value="0.937674862980781" calcext:value-type="float">
            <text:p>0.94</text:p>
          </table:table-cell>
          <table:table-cell table:style-name="ce4" table:formula="of:=DEGREES(ATAN2([.I233];[.J233]))" office:value-type="float" office:value="-0.842524260740415" calcext:value-type="float">
            <text:p>-0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34]-[.B$1]" office:value-type="float" office:value="130" calcext:value-type="float">
            <text:p>130</text:p>
          </table:table-cell>
          <table:table-cell table:style-name="Default" table:formula="of:=[.C234]-[.C$1]" office:value-type="float" office:value="0" calcext:value-type="float">
            <text:p>0</text:p>
          </table:table-cell>
          <table:table-cell table:style-name="Default" table:formula="of:=[.D234]-[.D$1]" office:value-type="float" office:value="368" calcext:value-type="float">
            <text:p>368</text:p>
          </table:table-cell>
          <table:table-cell table:formula="of:=SQRT([.E234]^2 + [.F234]^2 + [.G234]^2)" office:value-type="float" office:value="390.287073831558" calcext:value-type="float">
            <text:p>390.29</text:p>
          </table:table-cell>
          <table:table-cell table:style-name="ce4" table:formula="of:=[.E234]/[.$H234]" office:value-type="float" office:value="0.333088151559193" calcext:value-type="float">
            <text:p>0.33</text:p>
          </table:table-cell>
          <table:table-cell table:formula="of:=[.F234]/[.$H234]" office:value-type="float" office:value="0" calcext:value-type="float">
            <text:p>0.00</text:p>
          </table:table-cell>
          <table:table-cell table:formula="of:=[.G234]/[.$H234]" office:value-type="float" office:value="0.942895690567562" calcext:value-type="float">
            <text:p>0.94</text:p>
          </table:table-cell>
          <table:table-cell table:style-name="ce4" table:formula="of:=DEGREES(ATAN2([.I234];[.J234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35]-[.B$1]" office:value-type="float" office:value="130" calcext:value-type="float">
            <text:p>130</text:p>
          </table:table-cell>
          <table:table-cell table:style-name="Default" table:formula="of:=[.C235]-[.C$1]" office:value-type="float" office:value="0" calcext:value-type="float">
            <text:p>0</text:p>
          </table:table-cell>
          <table:table-cell table:style-name="Default" table:formula="of:=[.D235]-[.D$1]" office:value-type="float" office:value="370" calcext:value-type="float">
            <text:p>370</text:p>
          </table:table-cell>
          <table:table-cell table:formula="of:=SQRT([.E235]^2 + [.F235]^2 + [.G235]^2)" office:value-type="float" office:value="392.173431022552" calcext:value-type="float">
            <text:p>392.17</text:p>
          </table:table-cell>
          <table:table-cell table:style-name="ce4" table:formula="of:=[.E235]/[.$H235]" office:value-type="float" office:value="0.33148599501256" calcext:value-type="float">
            <text:p>0.33</text:p>
          </table:table-cell>
          <table:table-cell table:formula="of:=[.F235]/[.$H235]" office:value-type="float" office:value="0" calcext:value-type="float">
            <text:p>0.00</text:p>
          </table:table-cell>
          <table:table-cell table:formula="of:=[.G235]/[.$H235]" office:value-type="float" office:value="0.943460139651132" calcext:value-type="float">
            <text:p>0.94</text:p>
          </table:table-cell>
          <table:table-cell table:style-name="ce4" table:formula="of:=DEGREES(ATAN2([.I235];[.J235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236]-[.B$1]" office:value-type="float" office:value="144" calcext:value-type="float">
            <text:p>144</text:p>
          </table:table-cell>
          <table:table-cell table:style-name="Default" table:formula="of:=[.C236]-[.C$1]" office:value-type="float" office:value="-3" calcext:value-type="float">
            <text:p>-3</text:p>
          </table:table-cell>
          <table:table-cell table:style-name="Default" table:formula="of:=[.D236]-[.D$1]" office:value-type="float" office:value="359" calcext:value-type="float">
            <text:p>359</text:p>
          </table:table-cell>
          <table:table-cell table:formula="of:=SQRT([.E236]^2 + [.F236]^2 + [.G236]^2)" office:value-type="float" office:value="386.815201355893" calcext:value-type="float">
            <text:p>386.82</text:p>
          </table:table-cell>
          <table:table-cell table:style-name="ce4" table:formula="of:=[.E236]/[.$H236]" office:value-type="float" office:value="0.37227078846757" calcext:value-type="float">
            <text:p>0.37</text:p>
          </table:table-cell>
          <table:table-cell table:formula="of:=[.F236]/[.$H236]" office:value-type="float" office:value="-0.0077556414264077" calcext:value-type="float">
            <text:p>-0.01</text:p>
          </table:table-cell>
          <table:table-cell table:formula="of:=[.G236]/[.$H236]" office:value-type="float" office:value="0.928091757360122" calcext:value-type="float">
            <text:p>0.93</text:p>
          </table:table-cell>
          <table:table-cell table:style-name="ce4" table:formula="of:=DEGREES(ATAN2([.I236];[.J236]))" office:value-type="float" office:value="-1.19348942398204" calcext:value-type="float">
            <text:p>-1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37]-[.B$1]" office:value-type="float" office:value="144" calcext:value-type="float">
            <text:p>144</text:p>
          </table:table-cell>
          <table:table-cell table:style-name="Default" table:formula="of:=[.C237]-[.C$1]" office:value-type="float" office:value="-20" calcext:value-type="float">
            <text:p>-20</text:p>
          </table:table-cell>
          <table:table-cell table:style-name="Default" table:formula="of:=[.D237]-[.D$1]" office:value-type="float" office:value="366" calcext:value-type="float">
            <text:p>366</text:p>
          </table:table-cell>
          <table:table-cell table:formula="of:=SQRT([.E237]^2 + [.F237]^2 + [.G237]^2)" office:value-type="float" office:value="393.817216485008" calcext:value-type="float">
            <text:p>393.82</text:p>
          </table:table-cell>
          <table:table-cell table:style-name="ce4" table:formula="of:=[.E237]/[.$H237]" office:value-type="float" office:value="0.365651865820553" calcext:value-type="float">
            <text:p>0.37</text:p>
          </table:table-cell>
          <table:table-cell table:formula="of:=[.F237]/[.$H237]" office:value-type="float" office:value="-0.0507849813639657" calcext:value-type="float">
            <text:p>-0.05</text:p>
          </table:table-cell>
          <table:table-cell table:formula="of:=[.G237]/[.$H237]" office:value-type="float" office:value="0.929365158960572" calcext:value-type="float">
            <text:p>0.93</text:p>
          </table:table-cell>
          <table:table-cell table:style-name="ce4" table:formula="of:=DEGREES(ATAN2([.I237];[.J237]))" office:value-type="float" office:value="-7.90716270295846" calcext:value-type="float">
            <text:p>-7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38]-[.B$1]" office:value-type="float" office:value="136" calcext:value-type="float">
            <text:p>136</text:p>
          </table:table-cell>
          <table:table-cell table:style-name="Default" table:formula="of:=[.C238]-[.C$1]" office:value-type="float" office:value="-4" calcext:value-type="float">
            <text:p>-4</text:p>
          </table:table-cell>
          <table:table-cell table:style-name="Default" table:formula="of:=[.D238]-[.D$1]" office:value-type="float" office:value="365" calcext:value-type="float">
            <text:p>365</text:p>
          </table:table-cell>
          <table:table-cell table:formula="of:=SQRT([.E238]^2 + [.F238]^2 + [.G238]^2)" office:value-type="float" office:value="389.53433738247" calcext:value-type="float">
            <text:p>389.53</text:p>
          </table:table-cell>
          <table:table-cell table:style-name="ce4" table:formula="of:=[.E238]/[.$H238]" office:value-type="float" office:value="0.34913481803394" calcext:value-type="float">
            <text:p>0.35</text:p>
          </table:table-cell>
          <table:table-cell table:formula="of:=[.F238]/[.$H238]" office:value-type="float" office:value="-0.0102686711186453" calcext:value-type="float">
            <text:p>-0.01</text:p>
          </table:table-cell>
          <table:table-cell table:formula="of:=[.G238]/[.$H238]" office:value-type="float" office:value="0.937016239576383" calcext:value-type="float">
            <text:p>0.94</text:p>
          </table:table-cell>
          <table:table-cell table:style-name="ce4" table:formula="of:=DEGREES(ATAN2([.I238];[.J238]))" office:value-type="float" office:value="-1.68468431789629" calcext:value-type="float">
            <text:p>-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39]-[.B$1]" office:value-type="float" office:value="129" calcext:value-type="float">
            <text:p>129</text:p>
          </table:table-cell>
          <table:table-cell table:style-name="Default" table:formula="of:=[.C239]-[.C$1]" office:value-type="float" office:value="-14" calcext:value-type="float">
            <text:p>-14</text:p>
          </table:table-cell>
          <table:table-cell table:style-name="Default" table:formula="of:=[.D239]-[.D$1]" office:value-type="float" office:value="362" calcext:value-type="float">
            <text:p>362</text:p>
          </table:table-cell>
          <table:table-cell table:formula="of:=SQRT([.E239]^2 + [.F239]^2 + [.G239]^2)" office:value-type="float" office:value="384.552987246231" calcext:value-type="float">
            <text:p>384.55</text:p>
          </table:table-cell>
          <table:table-cell table:style-name="ce4" table:formula="of:=[.E239]/[.$H239]" office:value-type="float" office:value="0.335454421830822" calcext:value-type="float">
            <text:p>0.34</text:p>
          </table:table-cell>
          <table:table-cell table:formula="of:=[.F239]/[.$H239]" office:value-type="float" office:value="-0.0364059062452055" calcext:value-type="float">
            <text:p>-0.04</text:p>
          </table:table-cell>
          <table:table-cell table:formula="of:=[.G239]/[.$H239]" office:value-type="float" office:value="0.941352718626028" calcext:value-type="float">
            <text:p>0.94</text:p>
          </table:table-cell>
          <table:table-cell table:style-name="ce4" table:formula="of:=DEGREES(ATAN2([.I239];[.J239]))" office:value-type="float" office:value="-6.19390496715098" calcext:value-type="float">
            <text:p>-6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40]-[.B$1]" office:value-type="float" office:value="135" calcext:value-type="float">
            <text:p>135</text:p>
          </table:table-cell>
          <table:table-cell table:style-name="Default" table:formula="of:=[.C240]-[.C$1]" office:value-type="float" office:value="-5" calcext:value-type="float">
            <text:p>-5</text:p>
          </table:table-cell>
          <table:table-cell table:style-name="Default" table:formula="of:=[.D240]-[.D$1]" office:value-type="float" office:value="366" calcext:value-type="float">
            <text:p>366</text:p>
          </table:table-cell>
          <table:table-cell table:formula="of:=SQRT([.E240]^2 + [.F240]^2 + [.G240]^2)" office:value-type="float" office:value="390.135873767076" calcext:value-type="float">
            <text:p>390.14</text:p>
          </table:table-cell>
          <table:table-cell table:style-name="ce4" table:formula="of:=[.E240]/[.$H240]" office:value-type="float" office:value="0.346033290136757" calcext:value-type="float">
            <text:p>0.35</text:p>
          </table:table-cell>
          <table:table-cell table:formula="of:=[.F240]/[.$H240]" office:value-type="float" office:value="-0.0128160477828429" calcext:value-type="float">
            <text:p>-0.01</text:p>
          </table:table-cell>
          <table:table-cell table:formula="of:=[.G240]/[.$H240]" office:value-type="float" office:value="0.938134697704098" calcext:value-type="float">
            <text:p>0.94</text:p>
          </table:table-cell>
          <table:table-cell table:style-name="ce4" table:formula="of:=DEGREES(ATAN2([.I240];[.J240]))" office:value-type="float" office:value="-2.12109639666145" calcext:value-type="float">
            <text:p>-2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41]-[.B$1]" office:value-type="float" office:value="132" calcext:value-type="float">
            <text:p>132</text:p>
          </table:table-cell>
          <table:table-cell table:style-name="Default" table:formula="of:=[.C241]-[.C$1]" office:value-type="float" office:value="-10" calcext:value-type="float">
            <text:p>-10</text:p>
          </table:table-cell>
          <table:table-cell table:style-name="Default" table:formula="of:=[.D241]-[.D$1]" office:value-type="float" office:value="366" calcext:value-type="float">
            <text:p>366</text:p>
          </table:table-cell>
          <table:table-cell table:formula="of:=SQRT([.E241]^2 + [.F241]^2 + [.G241]^2)" office:value-type="float" office:value="389.204316522826" calcext:value-type="float">
            <text:p>389.20</text:p>
          </table:table-cell>
          <table:table-cell table:style-name="ce4" table:formula="of:=[.E241]/[.$H241]" office:value-type="float" office:value="0.339153484163012" calcext:value-type="float">
            <text:p>0.34</text:p>
          </table:table-cell>
          <table:table-cell table:formula="of:=[.F241]/[.$H241]" office:value-type="float" office:value="-0.0256934457699251" calcext:value-type="float">
            <text:p>-0.03</text:p>
          </table:table-cell>
          <table:table-cell table:formula="of:=[.G241]/[.$H241]" office:value-type="float" office:value="0.94038011517926" calcext:value-type="float">
            <text:p>0.94</text:p>
          </table:table-cell>
          <table:table-cell table:style-name="ce4" table:formula="of:=DEGREES(ATAN2([.I241];[.J241]))" office:value-type="float" office:value="-4.33231398318852" calcext:value-type="float">
            <text:p>-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242]-[.B$1]" office:value-type="float" office:value="131" calcext:value-type="float">
            <text:p>131</text:p>
          </table:table-cell>
          <table:table-cell table:style-name="Default" table:formula="of:=[.C242]-[.C$1]" office:value-type="float" office:value="1" calcext:value-type="float">
            <text:p>1</text:p>
          </table:table-cell>
          <table:table-cell table:style-name="Default" table:formula="of:=[.D242]-[.D$1]" office:value-type="float" office:value="372" calcext:value-type="float">
            <text:p>372</text:p>
          </table:table-cell>
          <table:table-cell table:formula="of:=SQRT([.E242]^2 + [.F242]^2 + [.G242]^2)" office:value-type="float" office:value="394.393204809616" calcext:value-type="float">
            <text:p>394.39</text:p>
          </table:table-cell>
          <table:table-cell table:style-name="ce4" table:formula="of:=[.E242]/[.$H242]" office:value-type="float" office:value="0.33215582419387" calcext:value-type="float">
            <text:p>0.33</text:p>
          </table:table-cell>
          <table:table-cell table:formula="of:=[.F242]/[.$H242]" office:value-type="float" office:value="0.0025355406427013" calcext:value-type="float">
            <text:p>0.00</text:p>
          </table:table-cell>
          <table:table-cell table:formula="of:=[.G242]/[.$H242]" office:value-type="float" office:value="0.943221119084883" calcext:value-type="float">
            <text:p>0.94</text:p>
          </table:table-cell>
          <table:table-cell table:style-name="ce4" table:formula="of:=DEGREES(ATAN2([.I242];[.J242]))" office:value-type="float" office:value="0.437363867520732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43]-[.B$1]" office:value-type="float" office:value="127" calcext:value-type="float">
            <text:p>127</text:p>
          </table:table-cell>
          <table:table-cell table:style-name="Default" table:formula="of:=[.C243]-[.C$1]" office:value-type="float" office:value="-12" calcext:value-type="float">
            <text:p>-12</text:p>
          </table:table-cell>
          <table:table-cell table:style-name="Default" table:formula="of:=[.D243]-[.D$1]" office:value-type="float" office:value="366" calcext:value-type="float">
            <text:p>366</text:p>
          </table:table-cell>
          <table:table-cell table:formula="of:=SQRT([.E243]^2 + [.F243]^2 + [.G243]^2)" office:value-type="float" office:value="387.593859600484" calcext:value-type="float">
            <text:p>387.59</text:p>
          </table:table-cell>
          <table:table-cell table:style-name="ce4" table:formula="of:=[.E243]/[.$H243]" office:value-type="float" office:value="0.327662569605479" calcext:value-type="float">
            <text:p>0.33</text:p>
          </table:table-cell>
          <table:table-cell table:formula="of:=[.F243]/[.$H243]" office:value-type="float" office:value="-0.0309602427973681" calcext:value-type="float">
            <text:p>-0.03</text:p>
          </table:table-cell>
          <table:table-cell table:formula="of:=[.G243]/[.$H243]" office:value-type="float" office:value="0.944287405319727" calcext:value-type="float">
            <text:p>0.94</text:p>
          </table:table-cell>
          <table:table-cell table:style-name="ce4" table:formula="of:=DEGREES(ATAN2([.I243];[.J243]))" office:value-type="float" office:value="-5.3977487764804" calcext:value-type="float">
            <text:p>-5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9" calcext:value-type="float">
            <text:p>509</text:p>
          </table:table-cell>
          <table:table-cell table:style-name="Default" table:formula="of:=[.B244]-[.B$1]" office:value-type="float" office:value="132" calcext:value-type="float">
            <text:p>132</text:p>
          </table:table-cell>
          <table:table-cell table:style-name="Default" table:formula="of:=[.C244]-[.C$1]" office:value-type="float" office:value="-10" calcext:value-type="float">
            <text:p>-10</text:p>
          </table:table-cell>
          <table:table-cell table:style-name="Default" table:formula="of:=[.D244]-[.D$1]" office:value-type="float" office:value="373" calcext:value-type="float">
            <text:p>373</text:p>
          </table:table-cell>
          <table:table-cell table:formula="of:=SQRT([.E244]^2 + [.F244]^2 + [.G244]^2)" office:value-type="float" office:value="395.794138410361" calcext:value-type="float">
            <text:p>395.79</text:p>
          </table:table-cell>
          <table:table-cell table:style-name="ce4" table:formula="of:=[.E244]/[.$H244]" office:value-type="float" office:value="0.333506707628757" calcext:value-type="float">
            <text:p>0.33</text:p>
          </table:table-cell>
          <table:table-cell table:formula="of:=[.F244]/[.$H244]" office:value-type="float" office:value="-0.0252656596688452" calcext:value-type="float">
            <text:p>-0.03</text:p>
          </table:table-cell>
          <table:table-cell table:formula="of:=[.G244]/[.$H244]" office:value-type="float" office:value="0.942409105647927" calcext:value-type="float">
            <text:p>0.94</text:p>
          </table:table-cell>
          <table:table-cell table:style-name="ce4" table:formula="of:=DEGREES(ATAN2([.I244];[.J244]))" office:value-type="float" office:value="-4.33231398318852" calcext:value-type="float">
            <text:p>-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45]-[.B$1]" office:value-type="float" office:value="127" calcext:value-type="float">
            <text:p>127</text:p>
          </table:table-cell>
          <table:table-cell table:style-name="Default" table:formula="of:=[.C245]-[.C$1]" office:value-type="float" office:value="-10" calcext:value-type="float">
            <text:p>-10</text:p>
          </table:table-cell>
          <table:table-cell table:style-name="Default" table:formula="of:=[.D245]-[.D$1]" office:value-type="float" office:value="368" calcext:value-type="float">
            <text:p>368</text:p>
          </table:table-cell>
          <table:table-cell table:formula="of:=SQRT([.E245]^2 + [.F245]^2 + [.G245]^2)" office:value-type="float" office:value="389.426501409444" calcext:value-type="float">
            <text:p>389.43</text:p>
          </table:table-cell>
          <table:table-cell table:style-name="ce4" table:formula="of:=[.E245]/[.$H245]" office:value-type="float" office:value="0.326120588969552" calcext:value-type="float">
            <text:p>0.33</text:p>
          </table:table-cell>
          <table:table-cell table:formula="of:=[.F245]/[.$H245]" office:value-type="float" office:value="-0.0256787865330356" calcext:value-type="float">
            <text:p>-0.03</text:p>
          </table:table-cell>
          <table:table-cell table:formula="of:=[.G245]/[.$H245]" office:value-type="float" office:value="0.944979344415709" calcext:value-type="float">
            <text:p>0.94</text:p>
          </table:table-cell>
          <table:table-cell table:style-name="ce4" table:formula="of:=DEGREES(ATAN2([.I245];[.J245]))" office:value-type="float" office:value="-4.50218949204097" calcext:value-type="float">
            <text:p>-4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46]-[.B$1]" office:value-type="float" office:value="137" calcext:value-type="float">
            <text:p>137</text:p>
          </table:table-cell>
          <table:table-cell table:style-name="Default" table:formula="of:=[.C246]-[.C$1]" office:value-type="float" office:value="-3" calcext:value-type="float">
            <text:p>-3</text:p>
          </table:table-cell>
          <table:table-cell table:style-name="Default" table:formula="of:=[.D246]-[.D$1]" office:value-type="float" office:value="370" calcext:value-type="float">
            <text:p>370</text:p>
          </table:table-cell>
          <table:table-cell table:formula="of:=SQRT([.E246]^2 + [.F246]^2 + [.G246]^2)" office:value-type="float" office:value="394.560515003719" calcext:value-type="float">
            <text:p>394.56</text:p>
          </table:table-cell>
          <table:table-cell table:style-name="ce4" table:formula="of:=[.E246]/[.$H246]" office:value-type="float" office:value="0.347221769007243" calcext:value-type="float">
            <text:p>0.35</text:p>
          </table:table-cell>
          <table:table-cell table:formula="of:=[.F246]/[.$H246]" office:value-type="float" office:value="-0.00760339640161845" calcext:value-type="float">
            <text:p>-0.01</text:p>
          </table:table-cell>
          <table:table-cell table:formula="of:=[.G246]/[.$H246]" office:value-type="float" office:value="0.937752222866276" calcext:value-type="float">
            <text:p>0.94</text:p>
          </table:table-cell>
          <table:table-cell table:style-name="ce4" table:formula="of:=DEGREES(ATAN2([.I246];[.J246]))" office:value-type="float" office:value="-1.25445162268154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47]-[.B$1]" office:value-type="float" office:value="130" calcext:value-type="float">
            <text:p>130</text:p>
          </table:table-cell>
          <table:table-cell table:style-name="Default" table:formula="of:=[.C247]-[.C$1]" office:value-type="float" office:value="-10" calcext:value-type="float">
            <text:p>-10</text:p>
          </table:table-cell>
          <table:table-cell table:style-name="Default" table:formula="of:=[.D247]-[.D$1]" office:value-type="float" office:value="366" calcext:value-type="float">
            <text:p>366</text:p>
          </table:table-cell>
          <table:table-cell table:formula="of:=SQRT([.E247]^2 + [.F247]^2 + [.G247]^2)" office:value-type="float" office:value="388.530565078219" calcext:value-type="float">
            <text:p>388.53</text:p>
          </table:table-cell>
          <table:table-cell table:style-name="ce4" table:formula="of:=[.E247]/[.$H247]" office:value-type="float" office:value="0.334594010573733" calcext:value-type="float">
            <text:p>0.33</text:p>
          </table:table-cell>
          <table:table-cell table:formula="of:=[.F247]/[.$H247]" office:value-type="float" office:value="-0.0257380008133641" calcext:value-type="float">
            <text:p>-0.03</text:p>
          </table:table-cell>
          <table:table-cell table:formula="of:=[.G247]/[.$H247]" office:value-type="float" office:value="0.942010829769125" calcext:value-type="float">
            <text:p>0.94</text:p>
          </table:table-cell>
          <table:table-cell table:style-name="ce4" table:formula="of:=DEGREES(ATAN2([.I247];[.J247]))" office:value-type="float" office:value="-4.39870535499553" calcext:value-type="float">
            <text:p>-4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48]-[.B$1]" office:value-type="float" office:value="140" calcext:value-type="float">
            <text:p>140</text:p>
          </table:table-cell>
          <table:table-cell table:style-name="Default" table:formula="of:=[.C248]-[.C$1]" office:value-type="float" office:value="-5" calcext:value-type="float">
            <text:p>-5</text:p>
          </table:table-cell>
          <table:table-cell table:style-name="Default" table:formula="of:=[.D248]-[.D$1]" office:value-type="float" office:value="364" calcext:value-type="float">
            <text:p>364</text:p>
          </table:table-cell>
          <table:table-cell table:formula="of:=SQRT([.E248]^2 + [.F248]^2 + [.G248]^2)" office:value-type="float" office:value="390.02692214769" calcext:value-type="float">
            <text:p>390.03</text:p>
          </table:table-cell>
          <table:table-cell table:style-name="ce4" table:formula="of:=[.E248]/[.$H248]" office:value-type="float" office:value="0.358949580272787" calcext:value-type="float">
            <text:p>0.36</text:p>
          </table:table-cell>
          <table:table-cell table:formula="of:=[.F248]/[.$H248]" office:value-type="float" office:value="-0.0128196278668852" calcext:value-type="float">
            <text:p>-0.01</text:p>
          </table:table-cell>
          <table:table-cell table:formula="of:=[.G248]/[.$H248]" office:value-type="float" office:value="0.933268908709245" calcext:value-type="float">
            <text:p>0.93</text:p>
          </table:table-cell>
          <table:table-cell table:style-name="ce4" table:formula="of:=DEGREES(ATAN2([.I248];[.J248]))" office:value-type="float" office:value="-2.04540848888723" calcext:value-type="float">
            <text:p>-2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49]-[.B$1]" office:value-type="float" office:value="130" calcext:value-type="float">
            <text:p>130</text:p>
          </table:table-cell>
          <table:table-cell table:style-name="Default" table:formula="of:=[.C249]-[.C$1]" office:value-type="float" office:value="-3" calcext:value-type="float">
            <text:p>-3</text:p>
          </table:table-cell>
          <table:table-cell table:style-name="Default" table:formula="of:=[.D249]-[.D$1]" office:value-type="float" office:value="364" calcext:value-type="float">
            <text:p>364</text:p>
          </table:table-cell>
          <table:table-cell table:formula="of:=SQRT([.E249]^2 + [.F249]^2 + [.G249]^2)" office:value-type="float" office:value="386.529429668686" calcext:value-type="float">
            <text:p>386.53</text:p>
          </table:table-cell>
          <table:table-cell table:style-name="ce4" table:formula="of:=[.E249]/[.$H249]" office:value-type="float" office:value="0.336326266570257" calcext:value-type="float">
            <text:p>0.34</text:p>
          </table:table-cell>
          <table:table-cell table:formula="of:=[.F249]/[.$H249]" office:value-type="float" office:value="-0.00776137538239054" calcext:value-type="float">
            <text:p>-0.01</text:p>
          </table:table-cell>
          <table:table-cell table:formula="of:=[.G249]/[.$H249]" office:value-type="float" office:value="0.941713546396719" calcext:value-type="float">
            <text:p>0.94</text:p>
          </table:table-cell>
          <table:table-cell table:style-name="ce4" table:formula="of:=DEGREES(ATAN2([.I249];[.J249]))" office:value-type="float" office:value="-1.32197565953698" calcext:value-type="float">
            <text:p>-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250]-[.B$1]" office:value-type="float" office:value="134" calcext:value-type="float">
            <text:p>134</text:p>
          </table:table-cell>
          <table:table-cell table:style-name="Default" table:formula="of:=[.C250]-[.C$1]" office:value-type="float" office:value="-11" calcext:value-type="float">
            <text:p>-11</text:p>
          </table:table-cell>
          <table:table-cell table:style-name="Default" table:formula="of:=[.D250]-[.D$1]" office:value-type="float" office:value="372" calcext:value-type="float">
            <text:p>372</text:p>
          </table:table-cell>
          <table:table-cell table:formula="of:=SQRT([.E250]^2 + [.F250]^2 + [.G250]^2)" office:value-type="float" office:value="395.551513712184" calcext:value-type="float">
            <text:p>395.55</text:p>
          </table:table-cell>
          <table:table-cell table:style-name="ce4" table:formula="of:=[.E250]/[.$H250]" office:value-type="float" office:value="0.338767506518766" calcext:value-type="float">
            <text:p>0.34</text:p>
          </table:table-cell>
          <table:table-cell table:formula="of:=[.F250]/[.$H250]" office:value-type="float" office:value="-0.0278092729231823" calcext:value-type="float">
            <text:p>-0.03</text:p>
          </table:table-cell>
          <table:table-cell table:formula="of:=[.G250]/[.$H250]" office:value-type="float" office:value="0.940459047947619" calcext:value-type="float">
            <text:p>0.94</text:p>
          </table:table-cell>
          <table:table-cell table:style-name="ce4" table:formula="of:=DEGREES(ATAN2([.I250];[.J250]))" office:value-type="float" office:value="-4.69286250558984" calcext:value-type="float">
            <text:p>-4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51]-[.B$1]" office:value-type="float" office:value="147" calcext:value-type="float">
            <text:p>147</text:p>
          </table:table-cell>
          <table:table-cell table:style-name="Default" table:formula="of:=[.C251]-[.C$1]" office:value-type="float" office:value="7" calcext:value-type="float">
            <text:p>7</text:p>
          </table:table-cell>
          <table:table-cell table:style-name="Default" table:formula="of:=[.D251]-[.D$1]" office:value-type="float" office:value="364" calcext:value-type="float">
            <text:p>364</text:p>
          </table:table-cell>
          <table:table-cell table:formula="of:=SQRT([.E251]^2 + [.F251]^2 + [.G251]^2)" office:value-type="float" office:value="392.624502546644" calcext:value-type="float">
            <text:p>392.62</text:p>
          </table:table-cell>
          <table:table-cell table:style-name="ce4" table:formula="of:=[.E251]/[.$H251]" office:value-type="float" office:value="0.374403530718351" calcext:value-type="float">
            <text:p>0.37</text:p>
          </table:table-cell>
          <table:table-cell table:formula="of:=[.F251]/[.$H251]" office:value-type="float" office:value="0.0178287395580167" calcext:value-type="float">
            <text:p>0.02</text:p>
          </table:table-cell>
          <table:table-cell table:formula="of:=[.G251]/[.$H251]" office:value-type="float" office:value="0.92709445701687" calcext:value-type="float">
            <text:p>0.93</text:p>
          </table:table-cell>
          <table:table-cell table:style-name="ce4" table:formula="of:=DEGREES(ATAN2([.I251];[.J251]))" office:value-type="float" office:value="2.72631099390626" calcext:value-type="float">
            <text:p>2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52]-[.B$1]" office:value-type="float" office:value="127" calcext:value-type="float">
            <text:p>127</text:p>
          </table:table-cell>
          <table:table-cell table:style-name="Default" table:formula="of:=[.C252]-[.C$1]" office:value-type="float" office:value="-5" calcext:value-type="float">
            <text:p>-5</text:p>
          </table:table-cell>
          <table:table-cell table:style-name="Default" table:formula="of:=[.D252]-[.D$1]" office:value-type="float" office:value="364" calcext:value-type="float">
            <text:p>364</text:p>
          </table:table-cell>
          <table:table-cell table:formula="of:=SQRT([.E252]^2 + [.F252]^2 + [.G252]^2)" office:value-type="float" office:value="385.55155297314" calcext:value-type="float">
            <text:p>385.55</text:p>
          </table:table-cell>
          <table:table-cell table:style-name="ce4" table:formula="of:=[.E252]/[.$H252]" office:value-type="float" office:value="0.329398232274395" calcext:value-type="float">
            <text:p>0.33</text:p>
          </table:table-cell>
          <table:table-cell table:formula="of:=[.F252]/[.$H252]" office:value-type="float" office:value="-0.0129684343415116" calcext:value-type="float">
            <text:p>-0.01</text:p>
          </table:table-cell>
          <table:table-cell table:formula="of:=[.G252]/[.$H252]" office:value-type="float" office:value="0.944102020062045" calcext:value-type="float">
            <text:p>0.94</text:p>
          </table:table-cell>
          <table:table-cell table:style-name="ce4" table:formula="of:=DEGREES(ATAN2([.I252];[.J252]))" office:value-type="float" office:value="-2.25457496593503" calcext:value-type="float">
            <text:p>-2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253]-[.B$1]" office:value-type="float" office:value="136" calcext:value-type="float">
            <text:p>136</text:p>
          </table:table-cell>
          <table:table-cell table:style-name="Default" table:formula="of:=[.C253]-[.C$1]" office:value-type="float" office:value="3" calcext:value-type="float">
            <text:p>3</text:p>
          </table:table-cell>
          <table:table-cell table:style-name="Default" table:formula="of:=[.D253]-[.D$1]" office:value-type="float" office:value="355" calcext:value-type="float">
            <text:p>355</text:p>
          </table:table-cell>
          <table:table-cell table:formula="of:=SQRT([.E253]^2 + [.F253]^2 + [.G253]^2)" office:value-type="float" office:value="380.171014150211" calcext:value-type="float">
            <text:p>380.17</text:p>
          </table:table-cell>
          <table:table-cell table:style-name="ce4" table:formula="of:=[.E253]/[.$H253]" office:value-type="float" office:value="0.35773374333653" calcext:value-type="float">
            <text:p>0.36</text:p>
          </table:table-cell>
          <table:table-cell table:formula="of:=[.F253]/[.$H253]" office:value-type="float" office:value="0.0078911855147764" calcext:value-type="float">
            <text:p>0.01</text:p>
          </table:table-cell>
          <table:table-cell table:formula="of:=[.G253]/[.$H253]" office:value-type="float" office:value="0.933790285915208" calcext:value-type="float">
            <text:p>0.93</text:p>
          </table:table-cell>
          <table:table-cell table:style-name="ce4" table:formula="of:=DEGREES(ATAN2([.I253];[.J253]))" office:value-type="float" office:value="1.26367255165827" calcext:value-type="float">
            <text:p>1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54]-[.B$1]" office:value-type="float" office:value="138" calcext:value-type="float">
            <text:p>138</text:p>
          </table:table-cell>
          <table:table-cell table:style-name="Default" table:formula="of:=[.C254]-[.C$1]" office:value-type="float" office:value="1" calcext:value-type="float">
            <text:p>1</text:p>
          </table:table-cell>
          <table:table-cell table:style-name="Default" table:formula="of:=[.D254]-[.D$1]" office:value-type="float" office:value="365" calcext:value-type="float">
            <text:p>365</text:p>
          </table:table-cell>
          <table:table-cell table:formula="of:=SQRT([.E254]^2 + [.F254]^2 + [.G254]^2)" office:value-type="float" office:value="390.217887852415" calcext:value-type="float">
            <text:p>390.22</text:p>
          </table:table-cell>
          <table:table-cell table:style-name="ce4" table:formula="of:=[.E254]/[.$H254]" office:value-type="float" office:value="0.353648575055055" calcext:value-type="float">
            <text:p>0.35</text:p>
          </table:table-cell>
          <table:table-cell table:formula="of:=[.F254]/[.$H254]" office:value-type="float" office:value="0.00256267083373228" calcext:value-type="float">
            <text:p>0.00</text:p>
          </table:table-cell>
          <table:table-cell table:formula="of:=[.G254]/[.$H254]" office:value-type="float" office:value="0.935374854312284" calcext:value-type="float">
            <text:p>0.94</text:p>
          </table:table-cell>
          <table:table-cell table:style-name="ce4" table:formula="of:=DEGREES(ATAN2([.I254];[.J254]))" office:value-type="float" office:value="0.415179541144864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255]-[.B$1]" office:value-type="float" office:value="137" calcext:value-type="float">
            <text:p>137</text:p>
          </table:table-cell>
          <table:table-cell table:style-name="Default" table:formula="of:=[.C255]-[.C$1]" office:value-type="float" office:value="-8" calcext:value-type="float">
            <text:p>-8</text:p>
          </table:table-cell>
          <table:table-cell table:style-name="Default" table:formula="of:=[.D255]-[.D$1]" office:value-type="float" office:value="361" calcext:value-type="float">
            <text:p>361</text:p>
          </table:table-cell>
          <table:table-cell table:formula="of:=SQRT([.E255]^2 + [.F255]^2 + [.G255]^2)" office:value-type="float" office:value="386.204608983373" calcext:value-type="float">
            <text:p>386.20</text:p>
          </table:table-cell>
          <table:table-cell table:style-name="ce4" table:formula="of:=[.E255]/[.$H255]" office:value-type="float" office:value="0.354734244007684" calcext:value-type="float">
            <text:p>0.35</text:p>
          </table:table-cell>
          <table:table-cell table:formula="of:=[.F255]/[.$H255]" office:value-type="float" office:value="-0.0207144084092078" calcext:value-type="float">
            <text:p>-0.02</text:p>
          </table:table-cell>
          <table:table-cell table:formula="of:=[.G255]/[.$H255]" office:value-type="float" office:value="0.934737679465503" calcext:value-type="float">
            <text:p>0.93</text:p>
          </table:table-cell>
          <table:table-cell table:style-name="ce4" table:formula="of:=DEGREES(ATAN2([.I255];[.J255]))" office:value-type="float" office:value="-3.34194385726113" calcext:value-type="float">
            <text:p>-3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9" calcext:value-type="float">
            <text:p>509</text:p>
          </table:table-cell>
          <table:table-cell table:style-name="Default" table:formula="of:=[.B256]-[.B$1]" office:value-type="float" office:value="132" calcext:value-type="float">
            <text:p>132</text:p>
          </table:table-cell>
          <table:table-cell table:style-name="Default" table:formula="of:=[.C256]-[.C$1]" office:value-type="float" office:value="-10" calcext:value-type="float">
            <text:p>-10</text:p>
          </table:table-cell>
          <table:table-cell table:style-name="Default" table:formula="of:=[.D256]-[.D$1]" office:value-type="float" office:value="373" calcext:value-type="float">
            <text:p>373</text:p>
          </table:table-cell>
          <table:table-cell table:formula="of:=SQRT([.E256]^2 + [.F256]^2 + [.G256]^2)" office:value-type="float" office:value="395.794138410361" calcext:value-type="float">
            <text:p>395.79</text:p>
          </table:table-cell>
          <table:table-cell table:style-name="ce4" table:formula="of:=[.E256]/[.$H256]" office:value-type="float" office:value="0.333506707628757" calcext:value-type="float">
            <text:p>0.33</text:p>
          </table:table-cell>
          <table:table-cell table:formula="of:=[.F256]/[.$H256]" office:value-type="float" office:value="-0.0252656596688452" calcext:value-type="float">
            <text:p>-0.03</text:p>
          </table:table-cell>
          <table:table-cell table:formula="of:=[.G256]/[.$H256]" office:value-type="float" office:value="0.942409105647927" calcext:value-type="float">
            <text:p>0.94</text:p>
          </table:table-cell>
          <table:table-cell table:style-name="ce4" table:formula="of:=DEGREES(ATAN2([.I256];[.J256]))" office:value-type="float" office:value="-4.33231398318852" calcext:value-type="float">
            <text:p>-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57]-[.B$1]" office:value-type="float" office:value="138" calcext:value-type="float">
            <text:p>138</text:p>
          </table:table-cell>
          <table:table-cell table:style-name="Default" table:formula="of:=[.C257]-[.C$1]" office:value-type="float" office:value="-6" calcext:value-type="float">
            <text:p>-6</text:p>
          </table:table-cell>
          <table:table-cell table:style-name="Default" table:formula="of:=[.D257]-[.D$1]" office:value-type="float" office:value="367" calcext:value-type="float">
            <text:p>367</text:p>
          </table:table-cell>
          <table:table-cell table:formula="of:=SQRT([.E257]^2 + [.F257]^2 + [.G257]^2)" office:value-type="float" office:value="392.133905700591" calcext:value-type="float">
            <text:p>392.13</text:p>
          </table:table-cell>
          <table:table-cell table:style-name="ce4" table:formula="of:=[.E257]/[.$H257]" office:value-type="float" office:value="0.35192060159513" calcext:value-type="float">
            <text:p>0.35</text:p>
          </table:table-cell>
          <table:table-cell table:formula="of:=[.F257]/[.$H257]" office:value-type="float" office:value="-0.0153008957215274" calcext:value-type="float">
            <text:p>-0.02</text:p>
          </table:table-cell>
          <table:table-cell table:formula="of:=[.G257]/[.$H257]" office:value-type="float" office:value="0.935904788300092" calcext:value-type="float">
            <text:p>0.94</text:p>
          </table:table-cell>
          <table:table-cell table:style-name="ce4" table:formula="of:=DEGREES(ATAN2([.I257];[.J257]))" office:value-type="float" office:value="-2.48955292199916" calcext:value-type="float">
            <text:p>-2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58]-[.B$1]" office:value-type="float" office:value="137" calcext:value-type="float">
            <text:p>137</text:p>
          </table:table-cell>
          <table:table-cell table:style-name="Default" table:formula="of:=[.C258]-[.C$1]" office:value-type="float" office:value="-17" calcext:value-type="float">
            <text:p>-17</text:p>
          </table:table-cell>
          <table:table-cell table:style-name="Default" table:formula="of:=[.D258]-[.D$1]" office:value-type="float" office:value="364" calcext:value-type="float">
            <text:p>364</text:p>
          </table:table-cell>
          <table:table-cell table:formula="of:=SQRT([.E258]^2 + [.F258]^2 + [.G258]^2)" office:value-type="float" office:value="389.299370664788" calcext:value-type="float">
            <text:p>389.30</text:p>
          </table:table-cell>
          <table:table-cell table:style-name="ce4" table:formula="of:=[.E258]/[.$H258]" office:value-type="float" office:value="0.351914260138802" calcext:value-type="float">
            <text:p>0.35</text:p>
          </table:table-cell>
          <table:table-cell table:formula="of:=[.F258]/[.$H258]" office:value-type="float" office:value="-0.0436681928639389" calcext:value-type="float">
            <text:p>-0.04</text:p>
          </table:table-cell>
          <table:table-cell table:formula="of:=[.G258]/[.$H258]" office:value-type="float" office:value="0.93501307073375" calcext:value-type="float">
            <text:p>0.94</text:p>
          </table:table-cell>
          <table:table-cell table:style-name="ce4" table:formula="of:=DEGREES(ATAN2([.I258];[.J258]))" office:value-type="float" office:value="-7.07353767496137" calcext:value-type="float">
            <text:p>-7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13" calcext:value-type="float">
            <text:p>513</text:p>
          </table:table-cell>
          <table:table-cell table:style-name="Default" table:formula="of:=[.B259]-[.B$1]" office:value-type="float" office:value="132" calcext:value-type="float">
            <text:p>132</text:p>
          </table:table-cell>
          <table:table-cell table:style-name="Default" table:formula="of:=[.C259]-[.C$1]" office:value-type="float" office:value="-10" calcext:value-type="float">
            <text:p>-10</text:p>
          </table:table-cell>
          <table:table-cell table:style-name="Default" table:formula="of:=[.D259]-[.D$1]" office:value-type="float" office:value="377" calcext:value-type="float">
            <text:p>377</text:p>
          </table:table-cell>
          <table:table-cell table:formula="of:=SQRT([.E259]^2 + [.F259]^2 + [.G259]^2)" office:value-type="float" office:value="399.566014570809" calcext:value-type="float">
            <text:p>399.57</text:p>
          </table:table-cell>
          <table:table-cell table:style-name="ce4" table:formula="of:=[.E259]/[.$H259]" office:value-type="float" office:value="0.330358426859168" calcext:value-type="float">
            <text:p>0.33</text:p>
          </table:table-cell>
          <table:table-cell table:formula="of:=[.F259]/[.$H259]" office:value-type="float" office:value="-0.025027153549937" calcext:value-type="float">
            <text:p>-0.03</text:p>
          </table:table-cell>
          <table:table-cell table:formula="of:=[.G259]/[.$H259]" office:value-type="float" office:value="0.943523688832625" calcext:value-type="float">
            <text:p>0.94</text:p>
          </table:table-cell>
          <table:table-cell table:style-name="ce4" table:formula="of:=DEGREES(ATAN2([.I259];[.J259]))" office:value-type="float" office:value="-4.33231398318852" calcext:value-type="float">
            <text:p>-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60]-[.B$1]" office:value-type="float" office:value="131" calcext:value-type="float">
            <text:p>131</text:p>
          </table:table-cell>
          <table:table-cell table:style-name="Default" table:formula="of:=[.C260]-[.C$1]" office:value-type="float" office:value="-14" calcext:value-type="float">
            <text:p>-14</text:p>
          </table:table-cell>
          <table:table-cell table:style-name="Default" table:formula="of:=[.D260]-[.D$1]" office:value-type="float" office:value="367" calcext:value-type="float">
            <text:p>367</text:p>
          </table:table-cell>
          <table:table-cell table:formula="of:=SQRT([.E260]^2 + [.F260]^2 + [.G260]^2)" office:value-type="float" office:value="389.930763084935" calcext:value-type="float">
            <text:p>389.93</text:p>
          </table:table-cell>
          <table:table-cell table:style-name="ce4" table:formula="of:=[.E260]/[.$H260]" office:value-type="float" office:value="0.335957078542852" calcext:value-type="float">
            <text:p>0.34</text:p>
          </table:table-cell>
          <table:table-cell table:formula="of:=[.F260]/[.$H260]" office:value-type="float" office:value="-0.0359038099206102" calcext:value-type="float">
            <text:p>-0.04</text:p>
          </table:table-cell>
          <table:table-cell table:formula="of:=[.G260]/[.$H260]" office:value-type="float" office:value="0.941192731490281" calcext:value-type="float">
            <text:p>0.94</text:p>
          </table:table-cell>
          <table:table-cell table:style-name="ce4" table:formula="of:=DEGREES(ATAN2([.I260];[.J260]))" office:value-type="float" office:value="-6.10005996032166" calcext:value-type="float">
            <text:p>-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12" calcext:value-type="float">
            <text:p>512</text:p>
          </table:table-cell>
          <table:table-cell table:style-name="Default" table:formula="of:=[.B261]-[.B$1]" office:value-type="float" office:value="129" calcext:value-type="float">
            <text:p>129</text:p>
          </table:table-cell>
          <table:table-cell table:style-name="Default" table:formula="of:=[.C261]-[.C$1]" office:value-type="float" office:value="-9" calcext:value-type="float">
            <text:p>-9</text:p>
          </table:table-cell>
          <table:table-cell table:style-name="Default" table:formula="of:=[.D261]-[.D$1]" office:value-type="float" office:value="376" calcext:value-type="float">
            <text:p>376</text:p>
          </table:table-cell>
          <table:table-cell table:formula="of:=SQRT([.E261]^2 + [.F261]^2 + [.G261]^2)" office:value-type="float" office:value="397.615392056193" calcext:value-type="float">
            <text:p>397.62</text:p>
          </table:table-cell>
          <table:table-cell table:style-name="ce4" table:formula="of:=[.E261]/[.$H261]" office:value-type="float" office:value="0.324434120452181" calcext:value-type="float">
            <text:p>0.32</text:p>
          </table:table-cell>
          <table:table-cell table:formula="of:=[.F261]/[.$H261]" office:value-type="float" office:value="-0.0226349386361987" calcext:value-type="float">
            <text:p>-0.02</text:p>
          </table:table-cell>
          <table:table-cell table:formula="of:=[.G261]/[.$H261]" office:value-type="float" office:value="0.945637436356744" calcext:value-type="float">
            <text:p>0.95</text:p>
          </table:table-cell>
          <table:table-cell table:style-name="ce4" table:formula="of:=DEGREES(ATAN2([.I261];[.J261]))" office:value-type="float" office:value="-3.99091309842978" calcext:value-type="float">
            <text:p>-3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62]-[.B$1]" office:value-type="float" office:value="140" calcext:value-type="float">
            <text:p>140</text:p>
          </table:table-cell>
          <table:table-cell table:style-name="Default" table:formula="of:=[.C262]-[.C$1]" office:value-type="float" office:value="-5" calcext:value-type="float">
            <text:p>-5</text:p>
          </table:table-cell>
          <table:table-cell table:style-name="Default" table:formula="of:=[.D262]-[.D$1]" office:value-type="float" office:value="366" calcext:value-type="float">
            <text:p>366</text:p>
          </table:table-cell>
          <table:table-cell table:formula="of:=SQRT([.E262]^2 + [.F262]^2 + [.G262]^2)" office:value-type="float" office:value="391.894118353414" calcext:value-type="float">
            <text:p>391.89</text:p>
          </table:table-cell>
          <table:table-cell table:style-name="ce4" table:formula="of:=[.E262]/[.$H262]" office:value-type="float" office:value="0.357239349720851" calcext:value-type="float">
            <text:p>0.36</text:p>
          </table:table-cell>
          <table:table-cell table:formula="of:=[.F262]/[.$H262]" office:value-type="float" office:value="-0.0127585482043161" calcext:value-type="float">
            <text:p>-0.01</text:p>
          </table:table-cell>
          <table:table-cell table:formula="of:=[.G262]/[.$H262]" office:value-type="float" office:value="0.933925728555939" calcext:value-type="float">
            <text:p>0.93</text:p>
          </table:table-cell>
          <table:table-cell table:style-name="ce4" table:formula="of:=DEGREES(ATAN2([.I262];[.J262]))" office:value-type="float" office:value="-2.04540848888723" calcext:value-type="float">
            <text:p>-2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263]-[.B$1]" office:value-type="float" office:value="134" calcext:value-type="float">
            <text:p>134</text:p>
          </table:table-cell>
          <table:table-cell table:style-name="Default" table:formula="of:=[.C263]-[.C$1]" office:value-type="float" office:value="3" calcext:value-type="float">
            <text:p>3</text:p>
          </table:table-cell>
          <table:table-cell table:style-name="Default" table:formula="of:=[.D263]-[.D$1]" office:value-type="float" office:value="358" calcext:value-type="float">
            <text:p>358</text:p>
          </table:table-cell>
          <table:table-cell table:formula="of:=SQRT([.E263]^2 + [.F263]^2 + [.G263]^2)" office:value-type="float" office:value="382.268230435123" calcext:value-type="float">
            <text:p>382.27</text:p>
          </table:table-cell>
          <table:table-cell table:style-name="ce4" table:formula="of:=[.E263]/[.$H263]" office:value-type="float" office:value="0.350539200831501" calcext:value-type="float">
            <text:p>0.35</text:p>
          </table:table-cell>
          <table:table-cell table:formula="of:=[.F263]/[.$H263]" office:value-type="float" office:value="0.00784789255592913" calcext:value-type="float">
            <text:p>0.01</text:p>
          </table:table-cell>
          <table:table-cell table:formula="of:=[.G263]/[.$H263]" office:value-type="float" office:value="0.936515178340876" calcext:value-type="float">
            <text:p>0.94</text:p>
          </table:table-cell>
          <table:table-cell table:style-name="ce4" table:formula="of:=DEGREES(ATAN2([.I263];[.J263]))" office:value-type="float" office:value="1.28252708271018" calcext:value-type="float">
            <text:p>1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64]-[.B$1]" office:value-type="float" office:value="137" calcext:value-type="float">
            <text:p>137</text:p>
          </table:table-cell>
          <table:table-cell table:style-name="Default" table:formula="of:=[.C264]-[.C$1]" office:value-type="float" office:value="-8" calcext:value-type="float">
            <text:p>-8</text:p>
          </table:table-cell>
          <table:table-cell table:style-name="Default" table:formula="of:=[.D264]-[.D$1]" office:value-type="float" office:value="364" calcext:value-type="float">
            <text:p>364</text:p>
          </table:table-cell>
          <table:table-cell table:formula="of:=SQRT([.E264]^2 + [.F264]^2 + [.G264]^2)" office:value-type="float" office:value="389.010282640446" calcext:value-type="float">
            <text:p>389.01</text:p>
          </table:table-cell>
          <table:table-cell table:style-name="ce4" table:formula="of:=[.E264]/[.$H264]" office:value-type="float" office:value="0.352175780727694" calcext:value-type="float">
            <text:p>0.35</text:p>
          </table:table-cell>
          <table:table-cell table:formula="of:=[.F264]/[.$H264]" office:value-type="float" office:value="-0.020565009093588" calcext:value-type="float">
            <text:p>-0.02</text:p>
          </table:table-cell>
          <table:table-cell table:formula="of:=[.G264]/[.$H264]" office:value-type="float" office:value="0.935707913758252" calcext:value-type="float">
            <text:p>0.94</text:p>
          </table:table-cell>
          <table:table-cell table:style-name="ce4" table:formula="of:=DEGREES(ATAN2([.I264];[.J264]))" office:value-type="float" office:value="-3.34194385726113" calcext:value-type="float">
            <text:p>-3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65]-[.B$1]" office:value-type="float" office:value="131" calcext:value-type="float">
            <text:p>131</text:p>
          </table:table-cell>
          <table:table-cell table:style-name="Default" table:formula="of:=[.C265]-[.C$1]" office:value-type="float" office:value="-6" calcext:value-type="float">
            <text:p>-6</text:p>
          </table:table-cell>
          <table:table-cell table:style-name="Default" table:formula="of:=[.D265]-[.D$1]" office:value-type="float" office:value="362" calcext:value-type="float">
            <text:p>362</text:p>
          </table:table-cell>
          <table:table-cell table:formula="of:=SQRT([.E265]^2 + [.F265]^2 + [.G265]^2)" office:value-type="float" office:value="385.020778660061" calcext:value-type="float">
            <text:p>385.02</text:p>
          </table:table-cell>
          <table:table-cell table:style-name="ce4" table:formula="of:=[.E265]/[.$H265]" office:value-type="float" office:value="0.34024137724697" calcext:value-type="float">
            <text:p>0.34</text:p>
          </table:table-cell>
          <table:table-cell table:formula="of:=[.F265]/[.$H265]" office:value-type="float" office:value="-0.0155835745303956" calcext:value-type="float">
            <text:p>-0.02</text:p>
          </table:table-cell>
          <table:table-cell table:formula="of:=[.G265]/[.$H265]" office:value-type="float" office:value="0.940208996667199" calcext:value-type="float">
            <text:p>0.94</text:p>
          </table:table-cell>
          <table:table-cell table:style-name="ce4" table:formula="of:=DEGREES(ATAN2([.I265];[.J265]))" office:value-type="float" office:value="-2.62240146054109" calcext:value-type="float">
            <text:p>-2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66]-[.B$1]" office:value-type="float" office:value="141" calcext:value-type="float">
            <text:p>141</text:p>
          </table:table-cell>
          <table:table-cell table:style-name="Default" table:formula="of:=[.C266]-[.C$1]" office:value-type="float" office:value="-11" calcext:value-type="float">
            <text:p>-11</text:p>
          </table:table-cell>
          <table:table-cell table:style-name="Default" table:formula="of:=[.D266]-[.D$1]" office:value-type="float" office:value="362" calcext:value-type="float">
            <text:p>362</text:p>
          </table:table-cell>
          <table:table-cell table:formula="of:=SQRT([.E266]^2 + [.F266]^2 + [.G266]^2)" office:value-type="float" office:value="388.646368823896" calcext:value-type="float">
            <text:p>388.65</text:p>
          </table:table-cell>
          <table:table-cell table:style-name="ce4" table:formula="of:=[.E266]/[.$H266]" office:value-type="float" office:value="0.362797677556303" calcext:value-type="float">
            <text:p>0.36</text:p>
          </table:table-cell>
          <table:table-cell table:formula="of:=[.F266]/[.$H266]" office:value-type="float" office:value="-0.02830336491574" calcext:value-type="float">
            <text:p>-0.03</text:p>
          </table:table-cell>
          <table:table-cell table:formula="of:=[.G266]/[.$H266]" office:value-type="float" office:value="0.931438009045261" calcext:value-type="float">
            <text:p>0.93</text:p>
          </table:table-cell>
          <table:table-cell table:style-name="ce4" table:formula="of:=DEGREES(ATAN2([.I266];[.J266]))" office:value-type="float" office:value="-4.46084825851656" calcext:value-type="float">
            <text:p>-4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67]-[.B$1]" office:value-type="float" office:value="131" calcext:value-type="float">
            <text:p>131</text:p>
          </table:table-cell>
          <table:table-cell table:style-name="Default" table:formula="of:=[.C267]-[.C$1]" office:value-type="float" office:value="1" calcext:value-type="float">
            <text:p>1</text:p>
          </table:table-cell>
          <table:table-cell table:style-name="Default" table:formula="of:=[.D267]-[.D$1]" office:value-type="float" office:value="360" calcext:value-type="float">
            <text:p>360</text:p>
          </table:table-cell>
          <table:table-cell table:formula="of:=SQRT([.E267]^2 + [.F267]^2 + [.G267]^2)" office:value-type="float" office:value="383.095288407467" calcext:value-type="float">
            <text:p>383.10</text:p>
          </table:table-cell>
          <table:table-cell table:style-name="ce4" table:formula="of:=[.E267]/[.$H267]" office:value-type="float" office:value="0.341951477776115" calcext:value-type="float">
            <text:p>0.34</text:p>
          </table:table-cell>
          <table:table-cell table:formula="of:=[.F267]/[.$H267]" office:value-type="float" office:value="0.00261031662424515" calcext:value-type="float">
            <text:p>0.00</text:p>
          </table:table-cell>
          <table:table-cell table:formula="of:=[.G267]/[.$H267]" office:value-type="float" office:value="0.939713984728254" calcext:value-type="float">
            <text:p>0.94</text:p>
          </table:table-cell>
          <table:table-cell table:style-name="ce4" table:formula="of:=DEGREES(ATAN2([.I267];[.J267]))" office:value-type="float" office:value="0.437363867520732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68]-[.B$1]" office:value-type="float" office:value="134" calcext:value-type="float">
            <text:p>134</text:p>
          </table:table-cell>
          <table:table-cell table:style-name="Default" table:formula="of:=[.C268]-[.C$1]" office:value-type="float" office:value="-2" calcext:value-type="float">
            <text:p>-2</text:p>
          </table:table-cell>
          <table:table-cell table:style-name="Default" table:formula="of:=[.D268]-[.D$1]" office:value-type="float" office:value="369" calcext:value-type="float">
            <text:p>369</text:p>
          </table:table-cell>
          <table:table-cell table:formula="of:=SQRT([.E268]^2 + [.F268]^2 + [.G268]^2)" office:value-type="float" office:value="392.582475411219" calcext:value-type="float">
            <text:p>392.58</text:p>
          </table:table-cell>
          <table:table-cell table:style-name="ce4" table:formula="of:=[.E268]/[.$H268]" office:value-type="float" office:value="0.341329550840595" calcext:value-type="float">
            <text:p>0.34</text:p>
          </table:table-cell>
          <table:table-cell table:formula="of:=[.F268]/[.$H268]" office:value-type="float" office:value="-0.00509447090806858" calcext:value-type="float">
            <text:p>-0.01</text:p>
          </table:table-cell>
          <table:table-cell table:formula="of:=[.G268]/[.$H268]" office:value-type="float" office:value="0.939929882538652" calcext:value-type="float">
            <text:p>0.94</text:p>
          </table:table-cell>
          <table:table-cell table:style-name="ce4" table:formula="of:=DEGREES(ATAN2([.I268];[.J268]))" office:value-type="float" office:value="-0.855097396266723" calcext:value-type="float">
            <text:p>-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69]-[.B$1]" office:value-type="float" office:value="130" calcext:value-type="float">
            <text:p>130</text:p>
          </table:table-cell>
          <table:table-cell table:style-name="Default" table:formula="of:=[.C269]-[.C$1]" office:value-type="float" office:value="-3" calcext:value-type="float">
            <text:p>-3</text:p>
          </table:table-cell>
          <table:table-cell table:style-name="Default" table:formula="of:=[.D269]-[.D$1]" office:value-type="float" office:value="370" calcext:value-type="float">
            <text:p>370</text:p>
          </table:table-cell>
          <table:table-cell table:formula="of:=SQRT([.E269]^2 + [.F269]^2 + [.G269]^2)" office:value-type="float" office:value="392.184905369903" calcext:value-type="float">
            <text:p>392.18</text:p>
          </table:table-cell>
          <table:table-cell table:style-name="ce4" table:formula="of:=[.E269]/[.$H269]" office:value-type="float" office:value="0.331476296563188" calcext:value-type="float">
            <text:p>0.33</text:p>
          </table:table-cell>
          <table:table-cell table:formula="of:=[.F269]/[.$H269]" office:value-type="float" office:value="-0.00764945299761204" calcext:value-type="float">
            <text:p>-0.01</text:p>
          </table:table-cell>
          <table:table-cell table:formula="of:=[.G269]/[.$H269]" office:value-type="float" office:value="0.943432536372151" calcext:value-type="float">
            <text:p>0.94</text:p>
          </table:table-cell>
          <table:table-cell table:style-name="ce4" table:formula="of:=DEGREES(ATAN2([.I269];[.J269]))" office:value-type="float" office:value="-1.32197565953698" calcext:value-type="float">
            <text:p>-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70]-[.B$1]" office:value-type="float" office:value="134" calcext:value-type="float">
            <text:p>134</text:p>
          </table:table-cell>
          <table:table-cell table:style-name="Default" table:formula="of:=[.C270]-[.C$1]" office:value-type="float" office:value="-2" calcext:value-type="float">
            <text:p>-2</text:p>
          </table:table-cell>
          <table:table-cell table:style-name="Default" table:formula="of:=[.D270]-[.D$1]" office:value-type="float" office:value="360" calcext:value-type="float">
            <text:p>360</text:p>
          </table:table-cell>
          <table:table-cell table:formula="of:=SQRT([.E270]^2 + [.F270]^2 + [.G270]^2)" office:value-type="float" office:value="384.135392797904" calcext:value-type="float">
            <text:p>384.14</text:p>
          </table:table-cell>
          <table:table-cell table:style-name="ce4" table:formula="of:=[.E270]/[.$H270]" office:value-type="float" office:value="0.348835339081859" calcext:value-type="float">
            <text:p>0.35</text:p>
          </table:table-cell>
          <table:table-cell table:formula="of:=[.F270]/[.$H270]" office:value-type="float" office:value="-0.0052064975982367" calcext:value-type="float">
            <text:p>-0.01</text:p>
          </table:table-cell>
          <table:table-cell table:formula="of:=[.G270]/[.$H270]" office:value-type="float" office:value="0.937169567682607" calcext:value-type="float">
            <text:p>0.94</text:p>
          </table:table-cell>
          <table:table-cell table:style-name="ce4" table:formula="of:=DEGREES(ATAN2([.I270];[.J270]))" office:value-type="float" office:value="-0.855097396266723" calcext:value-type="float">
            <text:p>-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71]-[.B$1]" office:value-type="float" office:value="132" calcext:value-type="float">
            <text:p>132</text:p>
          </table:table-cell>
          <table:table-cell table:style-name="Default" table:formula="of:=[.C271]-[.C$1]" office:value-type="float" office:value="-15" calcext:value-type="float">
            <text:p>-15</text:p>
          </table:table-cell>
          <table:table-cell table:style-name="Default" table:formula="of:=[.D271]-[.D$1]" office:value-type="float" office:value="364" calcext:value-type="float">
            <text:p>364</text:p>
          </table:table-cell>
          <table:table-cell table:formula="of:=SQRT([.E271]^2 + [.F271]^2 + [.G271]^2)" office:value-type="float" office:value="387.485483599063" calcext:value-type="float">
            <text:p>387.49</text:p>
          </table:table-cell>
          <table:table-cell table:style-name="ce4" table:formula="of:=[.E271]/[.$H271]" office:value-type="float" office:value="0.340657922908364" calcext:value-type="float">
            <text:p>0.34</text:p>
          </table:table-cell>
          <table:table-cell table:formula="of:=[.F271]/[.$H271]" office:value-type="float" office:value="-0.0387111276032232" calcext:value-type="float">
            <text:p>-0.04</text:p>
          </table:table-cell>
          <table:table-cell table:formula="of:=[.G271]/[.$H271]" office:value-type="float" office:value="0.939390029838217" calcext:value-type="float">
            <text:p>0.94</text:p>
          </table:table-cell>
          <table:table-cell table:style-name="ce4" table:formula="of:=DEGREES(ATAN2([.I271];[.J271]))" office:value-type="float" office:value="-6.48307369289724" calcext:value-type="float">
            <text:p>-6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72]-[.B$1]" office:value-type="float" office:value="131" calcext:value-type="float">
            <text:p>131</text:p>
          </table:table-cell>
          <table:table-cell table:style-name="Default" table:formula="of:=[.C272]-[.C$1]" office:value-type="float" office:value="-6" calcext:value-type="float">
            <text:p>-6</text:p>
          </table:table-cell>
          <table:table-cell table:style-name="Default" table:formula="of:=[.D272]-[.D$1]" office:value-type="float" office:value="369" calcext:value-type="float">
            <text:p>369</text:p>
          </table:table-cell>
          <table:table-cell table:formula="of:=SQRT([.E272]^2 + [.F272]^2 + [.G272]^2)" office:value-type="float" office:value="391.609499374058" calcext:value-type="float">
            <text:p>391.61</text:p>
          </table:table-cell>
          <table:table-cell table:style-name="ce4" table:formula="of:=[.E272]/[.$H272]" office:value-type="float" office:value="0.334516910875217" calcext:value-type="float">
            <text:p>0.33</text:p>
          </table:table-cell>
          <table:table-cell table:formula="of:=[.F272]/[.$H272]" office:value-type="float" office:value="-0.015321385230926" calcext:value-type="float">
            <text:p>-0.02</text:p>
          </table:table-cell>
          <table:table-cell table:formula="of:=[.G272]/[.$H272]" office:value-type="float" office:value="0.942265191701947" calcext:value-type="float">
            <text:p>0.94</text:p>
          </table:table-cell>
          <table:table-cell table:style-name="ce4" table:formula="of:=DEGREES(ATAN2([.I272];[.J272]))" office:value-type="float" office:value="-2.62240146054109" calcext:value-type="float">
            <text:p>-2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273]-[.B$1]" office:value-type="float" office:value="135" calcext:value-type="float">
            <text:p>135</text:p>
          </table:table-cell>
          <table:table-cell table:style-name="Default" table:formula="of:=[.C273]-[.C$1]" office:value-type="float" office:value="-8" calcext:value-type="float">
            <text:p>-8</text:p>
          </table:table-cell>
          <table:table-cell table:style-name="Default" table:formula="of:=[.D273]-[.D$1]" office:value-type="float" office:value="357" calcext:value-type="float">
            <text:p>357</text:p>
          </table:table-cell>
          <table:table-cell table:formula="of:=SQRT([.E273]^2 + [.F273]^2 + [.G273]^2)" office:value-type="float" office:value="381.756466873844" calcext:value-type="float">
            <text:p>381.76</text:p>
          </table:table-cell>
          <table:table-cell table:style-name="ce4" table:formula="of:=[.E273]/[.$H273]" office:value-type="float" office:value="0.353628587108159" calcext:value-type="float">
            <text:p>0.35</text:p>
          </table:table-cell>
          <table:table-cell table:formula="of:=[.F273]/[.$H273]" office:value-type="float" office:value="-0.0209557681249279" calcext:value-type="float">
            <text:p>-0.02</text:p>
          </table:table-cell>
          <table:table-cell table:formula="of:=[.G273]/[.$H273]" office:value-type="float" office:value="0.935151152574909" calcext:value-type="float">
            <text:p>0.94</text:p>
          </table:table-cell>
          <table:table-cell table:style-name="ce4" table:formula="of:=DEGREES(ATAN2([.I273];[.J273]))" office:value-type="float" office:value="-3.39133941979635" calcext:value-type="float">
            <text:p>-3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274]-[.B$1]" office:value-type="float" office:value="127" calcext:value-type="float">
            <text:p>127</text:p>
          </table:table-cell>
          <table:table-cell table:style-name="Default" table:formula="of:=[.C274]-[.C$1]" office:value-type="float" office:value="-10" calcext:value-type="float">
            <text:p>-10</text:p>
          </table:table-cell>
          <table:table-cell table:style-name="Default" table:formula="of:=[.D274]-[.D$1]" office:value-type="float" office:value="359" calcext:value-type="float">
            <text:p>359</text:p>
          </table:table-cell>
          <table:table-cell table:formula="of:=SQRT([.E274]^2 + [.F274]^2 + [.G274]^2)" office:value-type="float" office:value="380.933064986488" calcext:value-type="float">
            <text:p>380.93</text:p>
          </table:table-cell>
          <table:table-cell table:style-name="ce4" table:formula="of:=[.E274]/[.$H274]" office:value-type="float" office:value="0.33339190443997" calcext:value-type="float">
            <text:p>0.33</text:p>
          </table:table-cell>
          <table:table-cell table:formula="of:=[.F274]/[.$H274]" office:value-type="float" office:value="-0.0262513310582653" calcext:value-type="float">
            <text:p>-0.03</text:p>
          </table:table-cell>
          <table:table-cell table:formula="of:=[.G274]/[.$H274]" office:value-type="float" office:value="0.942422784991725" calcext:value-type="float">
            <text:p>0.94</text:p>
          </table:table-cell>
          <table:table-cell table:style-name="ce4" table:formula="of:=DEGREES(ATAN2([.I274];[.J274]))" office:value-type="float" office:value="-4.50218949204097" calcext:value-type="float">
            <text:p>-4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75]-[.B$1]" office:value-type="float" office:value="124" calcext:value-type="float">
            <text:p>124</text:p>
          </table:table-cell>
          <table:table-cell table:style-name="Default" table:formula="of:=[.C275]-[.C$1]" office:value-type="float" office:value="-4" calcext:value-type="float">
            <text:p>-4</text:p>
          </table:table-cell>
          <table:table-cell table:style-name="Default" table:formula="of:=[.D275]-[.D$1]" office:value-type="float" office:value="362" calcext:value-type="float">
            <text:p>362</text:p>
          </table:table-cell>
          <table:table-cell table:formula="of:=SQRT([.E275]^2 + [.F275]^2 + [.G275]^2)" office:value-type="float" office:value="382.669570256115" calcext:value-type="float">
            <text:p>382.67</text:p>
          </table:table-cell>
          <table:table-cell table:style-name="ce4" table:formula="of:=[.E275]/[.$H275]" office:value-type="float" office:value="0.32403935310824" calcext:value-type="float">
            <text:p>0.32</text:p>
          </table:table-cell>
          <table:table-cell table:formula="of:=[.F275]/[.$H275]" office:value-type="float" office:value="-0.0104528823583303" calcext:value-type="float">
            <text:p>-0.01</text:p>
          </table:table-cell>
          <table:table-cell table:formula="of:=[.G275]/[.$H275]" office:value-type="float" office:value="0.945985853428896" calcext:value-type="float">
            <text:p>0.95</text:p>
          </table:table-cell>
          <table:table-cell table:style-name="ce4" table:formula="of:=DEGREES(ATAN2([.I275];[.J275]))" office:value-type="float" office:value="-1.8476102659946" calcext:value-type="float">
            <text:p>-1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76]-[.B$1]" office:value-type="float" office:value="138" calcext:value-type="float">
            <text:p>138</text:p>
          </table:table-cell>
          <table:table-cell table:style-name="Default" table:formula="of:=[.C276]-[.C$1]" office:value-type="float" office:value="-2" calcext:value-type="float">
            <text:p>-2</text:p>
          </table:table-cell>
          <table:table-cell table:style-name="Default" table:formula="of:=[.D276]-[.D$1]" office:value-type="float" office:value="369" calcext:value-type="float">
            <text:p>369</text:p>
          </table:table-cell>
          <table:table-cell table:formula="of:=SQRT([.E276]^2 + [.F276]^2 + [.G276]^2)" office:value-type="float" office:value="393.965734550608" calcext:value-type="float">
            <text:p>393.97</text:p>
          </table:table-cell>
          <table:table-cell table:style-name="ce4" table:formula="of:=[.E276]/[.$H276]" office:value-type="float" office:value="0.350284270680076" calcext:value-type="float">
            <text:p>0.35</text:p>
          </table:table-cell>
          <table:table-cell table:formula="of:=[.F276]/[.$H276]" office:value-type="float" office:value="-0.00507658363304458" calcext:value-type="float">
            <text:p>-0.01</text:p>
          </table:table-cell>
          <table:table-cell table:formula="of:=[.G276]/[.$H276]" office:value-type="float" office:value="0.936629680296724" calcext:value-type="float">
            <text:p>0.94</text:p>
          </table:table-cell>
          <table:table-cell table:style-name="ce4" table:formula="of:=DEGREES(ATAN2([.I276];[.J276]))" office:value-type="float" office:value="-0.830315486258011" calcext:value-type="float">
            <text:p>-0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277]-[.B$1]" office:value-type="float" office:value="137" calcext:value-type="float">
            <text:p>137</text:p>
          </table:table-cell>
          <table:table-cell table:style-name="Default" table:formula="of:=[.C277]-[.C$1]" office:value-type="float" office:value="-5" calcext:value-type="float">
            <text:p>-5</text:p>
          </table:table-cell>
          <table:table-cell table:style-name="Default" table:formula="of:=[.D277]-[.D$1]" office:value-type="float" office:value="361" calcext:value-type="float">
            <text:p>361</text:p>
          </table:table-cell>
          <table:table-cell table:formula="of:=SQRT([.E277]^2 + [.F277]^2 + [.G277]^2)" office:value-type="float" office:value="386.15411431189" calcext:value-type="float">
            <text:p>386.15</text:p>
          </table:table-cell>
          <table:table-cell table:style-name="ce4" table:formula="of:=[.E277]/[.$H277]" office:value-type="float" office:value="0.354780630122583" calcext:value-type="float">
            <text:p>0.35</text:p>
          </table:table-cell>
          <table:table-cell table:formula="of:=[.F277]/[.$H277]" office:value-type="float" office:value="-0.0129481981796563" calcext:value-type="float">
            <text:p>-0.01</text:p>
          </table:table-cell>
          <table:table-cell table:formula="of:=[.G277]/[.$H277]" office:value-type="float" office:value="0.934859908571185" calcext:value-type="float">
            <text:p>0.93</text:p>
          </table:table-cell>
          <table:table-cell table:style-name="ce4" table:formula="of:=DEGREES(ATAN2([.I277];[.J277]))" office:value-type="float" office:value="-2.09015915371068" calcext:value-type="float">
            <text:p>-2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278]-[.B$1]" office:value-type="float" office:value="142" calcext:value-type="float">
            <text:p>142</text:p>
          </table:table-cell>
          <table:table-cell table:style-name="Default" table:formula="of:=[.C278]-[.C$1]" office:value-type="float" office:value="-3" calcext:value-type="float">
            <text:p>-3</text:p>
          </table:table-cell>
          <table:table-cell table:style-name="Default" table:formula="of:=[.D278]-[.D$1]" office:value-type="float" office:value="357" calcext:value-type="float">
            <text:p>357</text:p>
          </table:table-cell>
          <table:table-cell table:formula="of:=SQRT([.E278]^2 + [.F278]^2 + [.G278]^2)" office:value-type="float" office:value="384.216085035491" calcext:value-type="float">
            <text:p>384.22</text:p>
          </table:table-cell>
          <table:table-cell table:style-name="ce4" table:formula="of:=[.E278]/[.$H278]" office:value-type="float" office:value="0.369583693995744" calcext:value-type="float">
            <text:p>0.37</text:p>
          </table:table-cell>
          <table:table-cell table:formula="of:=[.F278]/[.$H278]" office:value-type="float" office:value="-0.0078081062111777" calcext:value-type="float">
            <text:p>-0.01</text:p>
          </table:table-cell>
          <table:table-cell table:formula="of:=[.G278]/[.$H278]" office:value-type="float" office:value="0.929164639130146" calcext:value-type="float">
            <text:p>0.93</text:p>
          </table:table-cell>
          <table:table-cell table:style-name="ce4" table:formula="of:=DEGREES(ATAN2([.I278];[.J278]))" office:value-type="float" office:value="-1.21029416892122" calcext:value-type="float">
            <text:p>-1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79]-[.B$1]" office:value-type="float" office:value="132" calcext:value-type="float">
            <text:p>132</text:p>
          </table:table-cell>
          <table:table-cell table:style-name="Default" table:formula="of:=[.C279]-[.C$1]" office:value-type="float" office:value="-15" calcext:value-type="float">
            <text:p>-15</text:p>
          </table:table-cell>
          <table:table-cell table:style-name="Default" table:formula="of:=[.D279]-[.D$1]" office:value-type="float" office:value="364" calcext:value-type="float">
            <text:p>364</text:p>
          </table:table-cell>
          <table:table-cell table:formula="of:=SQRT([.E279]^2 + [.F279]^2 + [.G279]^2)" office:value-type="float" office:value="387.485483599063" calcext:value-type="float">
            <text:p>387.49</text:p>
          </table:table-cell>
          <table:table-cell table:style-name="ce4" table:formula="of:=[.E279]/[.$H279]" office:value-type="float" office:value="0.340657922908364" calcext:value-type="float">
            <text:p>0.34</text:p>
          </table:table-cell>
          <table:table-cell table:formula="of:=[.F279]/[.$H279]" office:value-type="float" office:value="-0.0387111276032232" calcext:value-type="float">
            <text:p>-0.04</text:p>
          </table:table-cell>
          <table:table-cell table:formula="of:=[.G279]/[.$H279]" office:value-type="float" office:value="0.939390029838217" calcext:value-type="float">
            <text:p>0.94</text:p>
          </table:table-cell>
          <table:table-cell table:style-name="ce4" table:formula="of:=DEGREES(ATAN2([.I279];[.J279]))" office:value-type="float" office:value="-6.48307369289724" calcext:value-type="float">
            <text:p>-6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80]-[.B$1]" office:value-type="float" office:value="134" calcext:value-type="float">
            <text:p>134</text:p>
          </table:table-cell>
          <table:table-cell table:style-name="Default" table:formula="of:=[.C280]-[.C$1]" office:value-type="float" office:value="-14" calcext:value-type="float">
            <text:p>-14</text:p>
          </table:table-cell>
          <table:table-cell table:style-name="Default" table:formula="of:=[.D280]-[.D$1]" office:value-type="float" office:value="367" calcext:value-type="float">
            <text:p>367</text:p>
          </table:table-cell>
          <table:table-cell table:formula="of:=SQRT([.E280]^2 + [.F280]^2 + [.G280]^2)" office:value-type="float" office:value="390.948845758624" calcext:value-type="float">
            <text:p>390.95</text:p>
          </table:table-cell>
          <table:table-cell table:style-name="ce4" table:formula="of:=[.E280]/[.$H280]" office:value-type="float" office:value="0.342755839935983" calcext:value-type="float">
            <text:p>0.34</text:p>
          </table:table-cell>
          <table:table-cell table:formula="of:=[.F280]/[.$H280]" office:value-type="float" office:value="-0.0358103116351027" calcext:value-type="float">
            <text:p>-0.04</text:p>
          </table:table-cell>
          <table:table-cell table:formula="of:=[.G280]/[.$H280]" office:value-type="float" office:value="0.938741740720192" calcext:value-type="float">
            <text:p>0.94</text:p>
          </table:table-cell>
          <table:table-cell table:style-name="ce4" table:formula="of:=DEGREES(ATAN2([.I280];[.J280]))" office:value-type="float" office:value="-5.96448710125312" calcext:value-type="float">
            <text:p>-5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81]-[.B$1]" office:value-type="float" office:value="134" calcext:value-type="float">
            <text:p>134</text:p>
          </table:table-cell>
          <table:table-cell table:style-name="Default" table:formula="of:=[.C281]-[.C$1]" office:value-type="float" office:value="-6" calcext:value-type="float">
            <text:p>-6</text:p>
          </table:table-cell>
          <table:table-cell table:style-name="Default" table:formula="of:=[.D281]-[.D$1]" office:value-type="float" office:value="360" calcext:value-type="float">
            <text:p>360</text:p>
          </table:table-cell>
          <table:table-cell table:formula="of:=SQRT([.E281]^2 + [.F281]^2 + [.G281]^2)" office:value-type="float" office:value="384.177042520763" calcext:value-type="float">
            <text:p>384.18</text:p>
          </table:table-cell>
          <table:table-cell table:style-name="ce4" table:formula="of:=[.E281]/[.$H281]" office:value-type="float" office:value="0.348797520853313" calcext:value-type="float">
            <text:p>0.35</text:p>
          </table:table-cell>
          <table:table-cell table:formula="of:=[.F281]/[.$H281]" office:value-type="float" office:value="-0.0156177994411931" calcext:value-type="float">
            <text:p>-0.02</text:p>
          </table:table-cell>
          <table:table-cell table:formula="of:=[.G281]/[.$H281]" office:value-type="float" office:value="0.937067966471588" calcext:value-type="float">
            <text:p>0.94</text:p>
          </table:table-cell>
          <table:table-cell table:style-name="ce4" table:formula="of:=DEGREES(ATAN2([.I281];[.J281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82]-[.B$1]" office:value-type="float" office:value="138" calcext:value-type="float">
            <text:p>138</text:p>
          </table:table-cell>
          <table:table-cell table:style-name="Default" table:formula="of:=[.C282]-[.C$1]" office:value-type="float" office:value="-2" calcext:value-type="float">
            <text:p>-2</text:p>
          </table:table-cell>
          <table:table-cell table:style-name="Default" table:formula="of:=[.D282]-[.D$1]" office:value-type="float" office:value="362" calcext:value-type="float">
            <text:p>362</text:p>
          </table:table-cell>
          <table:table-cell table:formula="of:=SQRT([.E282]^2 + [.F282]^2 + [.G282]^2)" office:value-type="float" office:value="387.41708790398" calcext:value-type="float">
            <text:p>387.42</text:p>
          </table:table-cell>
          <table:table-cell table:style-name="ce4" table:formula="of:=[.E282]/[.$H282]" office:value-type="float" office:value="0.356205248319359" calcext:value-type="float">
            <text:p>0.36</text:p>
          </table:table-cell>
          <table:table-cell table:formula="of:=[.F282]/[.$H282]" office:value-type="float" office:value="-0.00516239490317911" calcext:value-type="float">
            <text:p>-0.01</text:p>
          </table:table-cell>
          <table:table-cell table:formula="of:=[.G282]/[.$H282]" office:value-type="float" office:value="0.93439347747542" calcext:value-type="float">
            <text:p>0.93</text:p>
          </table:table-cell>
          <table:table-cell table:style-name="ce4" table:formula="of:=DEGREES(ATAN2([.I282];[.J282]))" office:value-type="float" office:value="-0.830315486258011" calcext:value-type="float">
            <text:p>-0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283]-[.B$1]" office:value-type="float" office:value="132" calcext:value-type="float">
            <text:p>132</text:p>
          </table:table-cell>
          <table:table-cell table:style-name="Default" table:formula="of:=[.C283]-[.C$1]" office:value-type="float" office:value="-10" calcext:value-type="float">
            <text:p>-10</text:p>
          </table:table-cell>
          <table:table-cell table:style-name="Default" table:formula="of:=[.D283]-[.D$1]" office:value-type="float" office:value="357" calcext:value-type="float">
            <text:p>357</text:p>
          </table:table-cell>
          <table:table-cell table:formula="of:=SQRT([.E283]^2 + [.F283]^2 + [.G283]^2)" office:value-type="float" office:value="380.753200905784" calcext:value-type="float">
            <text:p>380.75</text:p>
          </table:table-cell>
          <table:table-cell table:style-name="ce4" table:formula="of:=[.E283]/[.$H283]" office:value-type="float" office:value="0.346681261473263" calcext:value-type="float">
            <text:p>0.35</text:p>
          </table:table-cell>
          <table:table-cell table:formula="of:=[.F283]/[.$H283]" office:value-type="float" office:value="-0.0262637319297927" calcext:value-type="float">
            <text:p>-0.03</text:p>
          </table:table-cell>
          <table:table-cell table:formula="of:=[.G283]/[.$H283]" office:value-type="float" office:value="0.937615229893599" calcext:value-type="float">
            <text:p>0.94</text:p>
          </table:table-cell>
          <table:table-cell table:style-name="ce4" table:formula="of:=DEGREES(ATAN2([.I283];[.J283]))" office:value-type="float" office:value="-4.33231398318852" calcext:value-type="float">
            <text:p>-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84]-[.B$1]" office:value-type="float" office:value="132" calcext:value-type="float">
            <text:p>132</text:p>
          </table:table-cell>
          <table:table-cell table:style-name="Default" table:formula="of:=[.C284]-[.C$1]" office:value-type="float" office:value="-8" calcext:value-type="float">
            <text:p>-8</text:p>
          </table:table-cell>
          <table:table-cell table:style-name="Default" table:formula="of:=[.D284]-[.D$1]" office:value-type="float" office:value="364" calcext:value-type="float">
            <text:p>364</text:p>
          </table:table-cell>
          <table:table-cell table:formula="of:=SQRT([.E284]^2 + [.F284]^2 + [.G284]^2)" office:value-type="float" office:value="387.277678158708" calcext:value-type="float">
            <text:p>387.28</text:p>
          </table:table-cell>
          <table:table-cell table:style-name="ce4" table:formula="of:=[.E284]/[.$H284]" office:value-type="float" office:value="0.340840713122396" calcext:value-type="float">
            <text:p>0.34</text:p>
          </table:table-cell>
          <table:table-cell table:formula="of:=[.F284]/[.$H284]" office:value-type="float" office:value="-0.0206570129165089" calcext:value-type="float">
            <text:p>-0.02</text:p>
          </table:table-cell>
          <table:table-cell table:formula="of:=[.G284]/[.$H284]" office:value-type="float" office:value="0.939894087701153" calcext:value-type="float">
            <text:p>0.94</text:p>
          </table:table-cell>
          <table:table-cell table:style-name="ce4" table:formula="of:=DEGREES(ATAN2([.I284];[.J284]))" office:value-type="float" office:value="-3.46822925891715" calcext:value-type="float">
            <text:p>-3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285]-[.B$1]" office:value-type="float" office:value="136" calcext:value-type="float">
            <text:p>136</text:p>
          </table:table-cell>
          <table:table-cell table:style-name="Default" table:formula="of:=[.C285]-[.C$1]" office:value-type="float" office:value="-11" calcext:value-type="float">
            <text:p>-11</text:p>
          </table:table-cell>
          <table:table-cell table:style-name="Default" table:formula="of:=[.D285]-[.D$1]" office:value-type="float" office:value="372" calcext:value-type="float">
            <text:p>372</text:p>
          </table:table-cell>
          <table:table-cell table:formula="of:=SQRT([.E285]^2 + [.F285]^2 + [.G285]^2)" office:value-type="float" office:value="396.233517007332" calcext:value-type="float">
            <text:p>396.23</text:p>
          </table:table-cell>
          <table:table-cell table:style-name="ce4" table:formula="of:=[.E285]/[.$H285]" office:value-type="float" office:value="0.343231943191427" calcext:value-type="float">
            <text:p>0.34</text:p>
          </table:table-cell>
          <table:table-cell table:formula="of:=[.F285]/[.$H285]" office:value-type="float" office:value="-0.0277614071698948" calcext:value-type="float">
            <text:p>-0.03</text:p>
          </table:table-cell>
          <table:table-cell table:formula="of:=[.G285]/[.$H285]" office:value-type="float" office:value="0.938840315200079" calcext:value-type="float">
            <text:p>0.94</text:p>
          </table:table-cell>
          <table:table-cell table:style-name="ce4" table:formula="of:=DEGREES(ATAN2([.I285];[.J285]))" office:value-type="float" office:value="-4.62415132842907" calcext:value-type="float">
            <text:p>-4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86]-[.B$1]" office:value-type="float" office:value="131" calcext:value-type="float">
            <text:p>131</text:p>
          </table:table-cell>
          <table:table-cell table:style-name="Default" table:formula="of:=[.C286]-[.C$1]" office:value-type="float" office:value="-6" calcext:value-type="float">
            <text:p>-6</text:p>
          </table:table-cell>
          <table:table-cell table:style-name="Default" table:formula="of:=[.D286]-[.D$1]" office:value-type="float" office:value="367" calcext:value-type="float">
            <text:p>367</text:p>
          </table:table-cell>
          <table:table-cell table:formula="of:=SQRT([.E286]^2 + [.F286]^2 + [.G286]^2)" office:value-type="float" office:value="389.725544454043" calcext:value-type="float">
            <text:p>389.73</text:p>
          </table:table-cell>
          <table:table-cell table:style-name="ce4" table:formula="of:=[.E286]/[.$H286]" office:value-type="float" office:value="0.336133984195249" calcext:value-type="float">
            <text:p>0.34</text:p>
          </table:table-cell>
          <table:table-cell table:formula="of:=[.F286]/[.$H286]" office:value-type="float" office:value="-0.0153954496577977" calcext:value-type="float">
            <text:p>-0.02</text:p>
          </table:table-cell>
          <table:table-cell table:formula="of:=[.G286]/[.$H286]" office:value-type="float" office:value="0.941688337401957" calcext:value-type="float">
            <text:p>0.94</text:p>
          </table:table-cell>
          <table:table-cell table:style-name="ce4" table:formula="of:=DEGREES(ATAN2([.I286];[.J286]))" office:value-type="float" office:value="-2.62240146054109" calcext:value-type="float">
            <text:p>-2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287]-[.B$1]" office:value-type="float" office:value="138" calcext:value-type="float">
            <text:p>138</text:p>
          </table:table-cell>
          <table:table-cell table:style-name="Default" table:formula="of:=[.C287]-[.C$1]" office:value-type="float" office:value="-16" calcext:value-type="float">
            <text:p>-16</text:p>
          </table:table-cell>
          <table:table-cell table:style-name="Default" table:formula="of:=[.D287]-[.D$1]" office:value-type="float" office:value="372" calcext:value-type="float">
            <text:p>372</text:p>
          </table:table-cell>
          <table:table-cell table:formula="of:=SQRT([.E287]^2 + [.F287]^2 + [.G287]^2)" office:value-type="float" office:value="397.094447203685" calcext:value-type="float">
            <text:p>397.09</text:p>
          </table:table-cell>
          <table:table-cell table:style-name="ce4" table:formula="of:=[.E287]/[.$H287]" office:value-type="float" office:value="0.347524376056597" calcext:value-type="float">
            <text:p>0.35</text:p>
          </table:table-cell>
          <table:table-cell table:formula="of:=[.F287]/[.$H287]" office:value-type="float" office:value="-0.0402926812819243" calcext:value-type="float">
            <text:p>-0.04</text:p>
          </table:table-cell>
          <table:table-cell table:formula="of:=[.G287]/[.$H287]" office:value-type="float" office:value="0.936804839804741" calcext:value-type="float">
            <text:p>0.94</text:p>
          </table:table-cell>
          <table:table-cell table:style-name="ce4" table:formula="of:=DEGREES(ATAN2([.I287];[.J287]))" office:value-type="float" office:value="-6.61346048231476" calcext:value-type="float">
            <text:p>-6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88]-[.B$1]" office:value-type="float" office:value="127" calcext:value-type="float">
            <text:p>127</text:p>
          </table:table-cell>
          <table:table-cell table:style-name="Default" table:formula="of:=[.C288]-[.C$1]" office:value-type="float" office:value="-15" calcext:value-type="float">
            <text:p>-15</text:p>
          </table:table-cell>
          <table:table-cell table:style-name="Default" table:formula="of:=[.D288]-[.D$1]" office:value-type="float" office:value="368" calcext:value-type="float">
            <text:p>368</text:p>
          </table:table-cell>
          <table:table-cell table:formula="of:=SQRT([.E288]^2 + [.F288]^2 + [.G288]^2)" office:value-type="float" office:value="389.586960767426" calcext:value-type="float">
            <text:p>389.59</text:p>
          </table:table-cell>
          <table:table-cell table:style-name="ce4" table:formula="of:=[.E288]/[.$H288]" office:value-type="float" office:value="0.325986269534867" calcext:value-type="float">
            <text:p>0.33</text:p>
          </table:table-cell>
          <table:table-cell table:formula="of:=[.F288]/[.$H288]" office:value-type="float" office:value="-0.0385023152993938" calcext:value-type="float">
            <text:p>-0.04</text:p>
          </table:table-cell>
          <table:table-cell table:formula="of:=[.G288]/[.$H288]" office:value-type="float" office:value="0.944590135345128" calcext:value-type="float">
            <text:p>0.94</text:p>
          </table:table-cell>
          <table:table-cell table:style-name="ce4" table:formula="of:=DEGREES(ATAN2([.I288];[.J288]))" office:value-type="float" office:value="-6.73601121411935" calcext:value-type="float">
            <text:p>-6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89]-[.B$1]" office:value-type="float" office:value="135" calcext:value-type="float">
            <text:p>135</text:p>
          </table:table-cell>
          <table:table-cell table:style-name="Default" table:formula="of:=[.C289]-[.C$1]" office:value-type="float" office:value="-17" calcext:value-type="float">
            <text:p>-17</text:p>
          </table:table-cell>
          <table:table-cell table:style-name="Default" table:formula="of:=[.D289]-[.D$1]" office:value-type="float" office:value="368" calcext:value-type="float">
            <text:p>368</text:p>
          </table:table-cell>
          <table:table-cell table:formula="of:=SQRT([.E289]^2 + [.F289]^2 + [.G289]^2)" office:value-type="float" office:value="392.349334139871" calcext:value-type="float">
            <text:p>392.35</text:p>
          </table:table-cell>
          <table:table-cell table:style-name="ce4" table:formula="of:=[.E289]/[.$H289]" office:value-type="float" office:value="0.344081124276544" calcext:value-type="float">
            <text:p>0.34</text:p>
          </table:table-cell>
          <table:table-cell table:formula="of:=[.F289]/[.$H289]" office:value-type="float" office:value="-0.0433287341681573" calcext:value-type="float">
            <text:p>-0.04</text:p>
          </table:table-cell>
          <table:table-cell table:formula="of:=[.G289]/[.$H289]" office:value-type="float" office:value="0.937939657287171" calcext:value-type="float">
            <text:p>0.94</text:p>
          </table:table-cell>
          <table:table-cell table:style-name="ce4" table:formula="of:=DEGREES(ATAN2([.I289];[.J289]))" office:value-type="float" office:value="-7.17724585085502" calcext:value-type="float">
            <text:p>-7.1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0]-[.B$1]" office:value-type="float" office:value="135" calcext:value-type="float">
            <text:p>135</text:p>
          </table:table-cell>
          <table:table-cell table:style-name="Default" table:formula="of:=[.C290]-[.C$1]" office:value-type="float" office:value="-12" calcext:value-type="float">
            <text:p>-12</text:p>
          </table:table-cell>
          <table:table-cell table:style-name="Default" table:formula="of:=[.D290]-[.D$1]" office:value-type="float" office:value="364" calcext:value-type="float">
            <text:p>364</text:p>
          </table:table-cell>
          <table:table-cell table:formula="of:=SQRT([.E290]^2 + [.F290]^2 + [.G290]^2)" office:value-type="float" office:value="388.413439520313" calcext:value-type="float">
            <text:p>388.41</text:p>
          </table:table-cell>
          <table:table-cell table:style-name="ce4" table:formula="of:=[.E290]/[.$H290]" office:value-type="float" office:value="0.347567787990868" calcext:value-type="float">
            <text:p>0.35</text:p>
          </table:table-cell>
          <table:table-cell table:formula="of:=[.F290]/[.$H290]" office:value-type="float" office:value="-0.0308949144880771" calcext:value-type="float">
            <text:p>-0.03</text:p>
          </table:table-cell>
          <table:table-cell table:formula="of:=[.G290]/[.$H290]" office:value-type="float" office:value="0.937145739471673" calcext:value-type="float">
            <text:p>0.94</text:p>
          </table:table-cell>
          <table:table-cell table:style-name="ce4" table:formula="of:=DEGREES(ATAN2([.I290];[.J290]))" office:value-type="float" office:value="-5.07960786001457" calcext:value-type="float">
            <text:p>-5.0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91]-[.B$1]" office:value-type="float" office:value="142" calcext:value-type="float">
            <text:p>142</text:p>
          </table:table-cell>
          <table:table-cell table:style-name="Default" table:formula="of:=[.C291]-[.C$1]" office:value-type="float" office:value="-8" calcext:value-type="float">
            <text:p>-8</text:p>
          </table:table-cell>
          <table:table-cell table:style-name="Default" table:formula="of:=[.D291]-[.D$1]" office:value-type="float" office:value="368" calcext:value-type="float">
            <text:p>368</text:p>
          </table:table-cell>
          <table:table-cell table:formula="of:=SQRT([.E291]^2 + [.F291]^2 + [.G291]^2)" office:value-type="float" office:value="394.527565576855" calcext:value-type="float">
            <text:p>394.53</text:p>
          </table:table-cell>
          <table:table-cell table:style-name="ce4" table:formula="of:=[.E291]/[.$H291]" office:value-type="float" office:value="0.359924153315817" calcext:value-type="float">
            <text:p>0.36</text:p>
          </table:table-cell>
          <table:table-cell table:formula="of:=[.F291]/[.$H291]" office:value-type="float" office:value="-0.020277417088215" calcext:value-type="float">
            <text:p>-0.02</text:p>
          </table:table-cell>
          <table:table-cell table:formula="of:=[.G291]/[.$H291]" office:value-type="float" office:value="0.932761186057891" calcext:value-type="float">
            <text:p>0.93</text:p>
          </table:table-cell>
          <table:table-cell table:style-name="ce4" table:formula="of:=DEGREES(ATAN2([.I291];[.J291]))" office:value-type="float" office:value="-3.22452260651991" calcext:value-type="float">
            <text:p>-3.2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92]-[.B$1]" office:value-type="float" office:value="131" calcext:value-type="float">
            <text:p>131</text:p>
          </table:table-cell>
          <table:table-cell table:style-name="Default" table:formula="of:=[.C292]-[.C$1]" office:value-type="float" office:value="-16" calcext:value-type="float">
            <text:p>-16</text:p>
          </table:table-cell>
          <table:table-cell table:style-name="Default" table:formula="of:=[.D292]-[.D$1]" office:value-type="float" office:value="360" calcext:value-type="float">
            <text:p>360</text:p>
          </table:table-cell>
          <table:table-cell table:formula="of:=SQRT([.E292]^2 + [.F292]^2 + [.G292]^2)" office:value-type="float" office:value="383.427959335258" calcext:value-type="float">
            <text:p>383.43</text:p>
          </table:table-cell>
          <table:table-cell table:style-name="ce4" table:formula="of:=[.E292]/[.$H292]" office:value-type="float" office:value="0.34165479279892" calcext:value-type="float">
            <text:p>0.34</text:p>
          </table:table-cell>
          <table:table-cell table:formula="of:=[.F292]/[.$H292]" office:value-type="float" office:value="-0.0417288296548299" calcext:value-type="float">
            <text:p>-0.04</text:p>
          </table:table-cell>
          <table:table-cell table:formula="of:=[.G292]/[.$H292]" office:value-type="float" office:value="0.938898667233672" calcext:value-type="float">
            <text:p>0.94</text:p>
          </table:table-cell>
          <table:table-cell table:style-name="ce4" table:formula="of:=DEGREES(ATAN2([.I292];[.J292]))" office:value-type="float" office:value="-6.96346852648805" calcext:value-type="float">
            <text:p>-6.9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3]-[.B$1]" office:value-type="float" office:value="140" calcext:value-type="float">
            <text:p>140</text:p>
          </table:table-cell>
          <table:table-cell table:style-name="Default" table:formula="of:=[.C293]-[.C$1]" office:value-type="float" office:value="2" calcext:value-type="float">
            <text:p>2</text:p>
          </table:table-cell>
          <table:table-cell table:style-name="Default" table:formula="of:=[.D293]-[.D$1]" office:value-type="float" office:value="364" calcext:value-type="float">
            <text:p>364</text:p>
          </table:table-cell>
          <table:table-cell table:formula="of:=SQRT([.E293]^2 + [.F293]^2 + [.G293]^2)" office:value-type="float" office:value="390" calcext:value-type="float">
            <text:p>390.00</text:p>
          </table:table-cell>
          <table:table-cell table:style-name="ce4" table:formula="of:=[.E293]/[.$H293]" office:value-type="float" office:value="0.358974358974359" calcext:value-type="float">
            <text:p>0.36</text:p>
          </table:table-cell>
          <table:table-cell table:formula="of:=[.F293]/[.$H293]" office:value-type="float" office:value="0.00512820512820513" calcext:value-type="float">
            <text:p>0.01</text:p>
          </table:table-cell>
          <table:table-cell table:formula="of:=[.G293]/[.$H293]" office:value-type="float" office:value="0.933333333333333" calcext:value-type="float">
            <text:p>0.93</text:p>
          </table:table-cell>
          <table:table-cell table:style-name="ce4" table:formula="of:=DEGREES(ATAN2([.I293];[.J293]))" office:value-type="float" office:value="0.818455461688614" calcext:value-type="float">
            <text:p>0.8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4]-[.B$1]" office:value-type="float" office:value="140" calcext:value-type="float">
            <text:p>140</text:p>
          </table:table-cell>
          <table:table-cell table:style-name="Default" table:formula="of:=[.C294]-[.C$1]" office:value-type="float" office:value="-12" calcext:value-type="float">
            <text:p>-12</text:p>
          </table:table-cell>
          <table:table-cell table:style-name="Default" table:formula="of:=[.D294]-[.D$1]" office:value-type="float" office:value="364" calcext:value-type="float">
            <text:p>364</text:p>
          </table:table-cell>
          <table:table-cell table:formula="of:=SQRT([.E294]^2 + [.F294]^2 + [.G294]^2)" office:value-type="float" office:value="390.179445896372" calcext:value-type="float">
            <text:p>390.18</text:p>
          </table:table-cell>
          <table:table-cell table:style-name="ce4" table:formula="of:=[.E294]/[.$H294]" office:value-type="float" office:value="0.358809264486942" calcext:value-type="float">
            <text:p>0.36</text:p>
          </table:table-cell>
          <table:table-cell table:formula="of:=[.F294]/[.$H294]" office:value-type="float" office:value="-0.0307550798131665" calcext:value-type="float">
            <text:p>-0.03</text:p>
          </table:table-cell>
          <table:table-cell table:formula="of:=[.G294]/[.$H294]" office:value-type="float" office:value="0.93290408766605" calcext:value-type="float">
            <text:p>0.93</text:p>
          </table:table-cell>
          <table:table-cell table:style-name="ce4" table:formula="of:=DEGREES(ATAN2([.I294];[.J294]))" office:value-type="float" office:value="-4.89909245378777" calcext:value-type="float">
            <text:p>-4.9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5]-[.B$1]" office:value-type="float" office:value="132" calcext:value-type="float">
            <text:p>132</text:p>
          </table:table-cell>
          <table:table-cell table:style-name="Default" table:formula="of:=[.C295]-[.C$1]" office:value-type="float" office:value="-3" calcext:value-type="float">
            <text:p>-3</text:p>
          </table:table-cell>
          <table:table-cell table:style-name="Default" table:formula="of:=[.D295]-[.D$1]" office:value-type="float" office:value="364" calcext:value-type="float">
            <text:p>364</text:p>
          </table:table-cell>
          <table:table-cell table:formula="of:=SQRT([.E295]^2 + [.F295]^2 + [.G295]^2)" office:value-type="float" office:value="387.206663165809" calcext:value-type="float">
            <text:p>387.21</text:p>
          </table:table-cell>
          <table:table-cell table:style-name="ce4" table:formula="of:=[.E295]/[.$H295]" office:value-type="float" office:value="0.340903224445482" calcext:value-type="float">
            <text:p>0.34</text:p>
          </table:table-cell>
          <table:table-cell table:formula="of:=[.F295]/[.$H295]" office:value-type="float" office:value="-0.00774780055557915" calcext:value-type="float">
            <text:p>-0.01</text:p>
          </table:table-cell>
          <table:table-cell table:formula="of:=[.G295]/[.$H295]" office:value-type="float" office:value="0.94006646741027" calcext:value-type="float">
            <text:p>0.94</text:p>
          </table:table-cell>
          <table:table-cell table:style-name="ce4" table:formula="of:=DEGREES(ATAN2([.I295];[.J295]))" office:value-type="float" office:value="-1.30195267257888" calcext:value-type="float">
            <text:p>-1.3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6]-[.B$1]" office:value-type="float" office:value="135" calcext:value-type="float">
            <text:p>135</text:p>
          </table:table-cell>
          <table:table-cell table:style-name="Default" table:formula="of:=[.C296]-[.C$1]" office:value-type="float" office:value="-5" calcext:value-type="float">
            <text:p>-5</text:p>
          </table:table-cell>
          <table:table-cell table:style-name="Default" table:formula="of:=[.D296]-[.D$1]" office:value-type="float" office:value="364" calcext:value-type="float">
            <text:p>364</text:p>
          </table:table-cell>
          <table:table-cell table:formula="of:=SQRT([.E296]^2 + [.F296]^2 + [.G296]^2)" office:value-type="float" office:value="388.260222016111" calcext:value-type="float">
            <text:p>388.26</text:p>
          </table:table-cell>
          <table:table-cell table:style-name="ce4" table:formula="of:=[.E296]/[.$H296]" office:value-type="float" office:value="0.347704947210374" calcext:value-type="float">
            <text:p>0.35</text:p>
          </table:table-cell>
          <table:table-cell table:formula="of:=[.F296]/[.$H296]" office:value-type="float" office:value="-0.0128779610077916" calcext:value-type="float">
            <text:p>-0.01</text:p>
          </table:table-cell>
          <table:table-cell table:formula="of:=[.G296]/[.$H296]" office:value-type="float" office:value="0.93751556136723" calcext:value-type="float">
            <text:p>0.94</text:p>
          </table:table-cell>
          <table:table-cell table:style-name="ce4" table:formula="of:=DEGREES(ATAN2([.I296];[.J296]))" office:value-type="float" office:value="-2.12109639666145" calcext:value-type="float">
            <text:p>-2.1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97]-[.B$1]" office:value-type="float" office:value="124" calcext:value-type="float">
            <text:p>124</text:p>
          </table:table-cell>
          <table:table-cell table:style-name="Default" table:formula="of:=[.C297]-[.C$1]" office:value-type="float" office:value="-11" calcext:value-type="float">
            <text:p>-11</text:p>
          </table:table-cell>
          <table:table-cell table:style-name="Default" table:formula="of:=[.D297]-[.D$1]" office:value-type="float" office:value="365" calcext:value-type="float">
            <text:p>365</text:p>
          </table:table-cell>
          <table:table-cell table:formula="of:=SQRT([.E297]^2 + [.F297]^2 + [.G297]^2)" office:value-type="float" office:value="385.644914396651" calcext:value-type="float">
            <text:p>385.64</text:p>
          </table:table-cell>
          <table:table-cell table:style-name="ce4" table:formula="of:=[.E297]/[.$H297]" office:value-type="float" office:value="0.321539310829499" calcext:value-type="float">
            <text:p>0.32</text:p>
          </table:table-cell>
          <table:table-cell table:formula="of:=[.F297]/[.$H297]" office:value-type="float" office:value="-0.0285236485413265" calcext:value-type="float">
            <text:p>-0.03</text:p>
          </table:table-cell>
          <table:table-cell table:formula="of:=[.G297]/[.$H297]" office:value-type="float" office:value="0.946466519780379" calcext:value-type="float">
            <text:p>0.95</text:p>
          </table:table-cell>
          <table:table-cell table:style-name="ce4" table:formula="of:=DEGREES(ATAN2([.I297];[.J297]))" office:value-type="float" office:value="-5.0694201326125" calcext:value-type="float">
            <text:p>-5.0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8]-[.B$1]" office:value-type="float" office:value="132" calcext:value-type="float">
            <text:p>132</text:p>
          </table:table-cell>
          <table:table-cell table:style-name="Default" table:formula="of:=[.C298]-[.C$1]" office:value-type="float" office:value="-10" calcext:value-type="float">
            <text:p>-10</text:p>
          </table:table-cell>
          <table:table-cell table:style-name="Default" table:formula="of:=[.D298]-[.D$1]" office:value-type="float" office:value="364" calcext:value-type="float">
            <text:p>364</text:p>
          </table:table-cell>
          <table:table-cell table:formula="of:=SQRT([.E298]^2 + [.F298]^2 + [.G298]^2)" office:value-type="float" office:value="387.324153649111" calcext:value-type="float">
            <text:p>387.32</text:p>
          </table:table-cell>
          <table:table-cell table:style-name="ce4" table:formula="of:=[.E298]/[.$H298]" office:value-type="float" office:value="0.340799815235853" calcext:value-type="float">
            <text:p>0.34</text:p>
          </table:table-cell>
          <table:table-cell table:formula="of:=[.F298]/[.$H298]" office:value-type="float" office:value="-0.0258181678208979" calcext:value-type="float">
            <text:p>-0.03</text:p>
          </table:table-cell>
          <table:table-cell table:formula="of:=[.G298]/[.$H298]" office:value-type="float" office:value="0.939781308680685" calcext:value-type="float">
            <text:p>0.94</text:p>
          </table:table-cell>
          <table:table-cell table:style-name="ce4" table:formula="of:=DEGREES(ATAN2([.I298];[.J298]))" office:value-type="float" office:value="-4.33231398318852" calcext:value-type="float">
            <text:p>-4.3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99]-[.B$1]" office:value-type="float" office:value="132" calcext:value-type="float">
            <text:p>132</text:p>
          </table:table-cell>
          <table:table-cell table:style-name="Default" table:formula="of:=[.C299]-[.C$1]" office:value-type="float" office:value="-8" calcext:value-type="float">
            <text:p>-8</text:p>
          </table:table-cell>
          <table:table-cell table:style-name="Default" table:formula="of:=[.D299]-[.D$1]" office:value-type="float" office:value="366" calcext:value-type="float">
            <text:p>366</text:p>
          </table:table-cell>
          <table:table-cell table:formula="of:=SQRT([.E299]^2 + [.F299]^2 + [.G299]^2)" office:value-type="float" office:value="389.158065572333" calcext:value-type="float">
            <text:p>389.16</text:p>
          </table:table-cell>
          <table:table-cell table:style-name="ce4" table:formula="of:=[.E299]/[.$H299]" office:value-type="float" office:value="0.339193792131401" calcext:value-type="float">
            <text:p>0.34</text:p>
          </table:table-cell>
          <table:table-cell table:formula="of:=[.F299]/[.$H299]" office:value-type="float" office:value="-0.0205571995231152" calcext:value-type="float">
            <text:p>-0.02</text:p>
          </table:table-cell>
          <table:table-cell table:formula="of:=[.G299]/[.$H299]" office:value-type="float" office:value="0.940491878182522" calcext:value-type="float">
            <text:p>0.94</text:p>
          </table:table-cell>
          <table:table-cell table:style-name="ce4" table:formula="of:=DEGREES(ATAN2([.I299];[.J299]))" office:value-type="float" office:value="-3.46822925891715" calcext:value-type="float">
            <text:p>-3.4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300]-[.B$1]" office:value-type="float" office:value="127" calcext:value-type="float">
            <text:p>127</text:p>
          </table:table-cell>
          <table:table-cell table:style-name="Default" table:formula="of:=[.C300]-[.C$1]" office:value-type="float" office:value="-3" calcext:value-type="float">
            <text:p>-3</text:p>
          </table:table-cell>
          <table:table-cell table:style-name="Default" table:formula="of:=[.D300]-[.D$1]" office:value-type="float" office:value="368" calcext:value-type="float">
            <text:p>368</text:p>
          </table:table-cell>
          <table:table-cell table:formula="of:=SQRT([.E300]^2 + [.F300]^2 + [.G300]^2)" office:value-type="float" office:value="389.309645398107" calcext:value-type="float">
            <text:p>389.31</text:p>
          </table:table-cell>
          <table:table-cell table:style-name="ce4" table:formula="of:=[.E300]/[.$H300]" office:value-type="float" office:value="0.32621847801929" calcext:value-type="float">
            <text:p>0.33</text:p>
          </table:table-cell>
          <table:table-cell table:formula="of:=[.F300]/[.$H300]" office:value-type="float" office:value="-0.00770594829966827" calcext:value-type="float">
            <text:p>-0.01</text:p>
          </table:table-cell>
          <table:table-cell table:formula="of:=[.G300]/[.$H300]" office:value-type="float" office:value="0.945262991425974" calcext:value-type="float">
            <text:p>0.95</text:p>
          </table:table-cell>
          <table:table-cell table:style-name="ce4" table:formula="of:=DEGREES(ATAN2([.I300];[.J300]))" office:value-type="float" office:value="-1.35319195377969" calcext:value-type="float">
            <text:p>-1.3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301]-[.B$1]" office:value-type="float" office:value="136" calcext:value-type="float">
            <text:p>136</text:p>
          </table:table-cell>
          <table:table-cell table:style-name="Default" table:formula="of:=[.C301]-[.C$1]" office:value-type="float" office:value="1" calcext:value-type="float">
            <text:p>1</text:p>
          </table:table-cell>
          <table:table-cell table:style-name="Default" table:formula="of:=[.D301]-[.D$1]" office:value-type="float" office:value="367" calcext:value-type="float">
            <text:p>367</text:p>
          </table:table-cell>
          <table:table-cell table:formula="of:=SQRT([.E301]^2 + [.F301]^2 + [.G301]^2)" office:value-type="float" office:value="391.389831242458" calcext:value-type="float">
            <text:p>391.39</text:p>
          </table:table-cell>
          <table:table-cell table:style-name="ce4" table:formula="of:=[.E301]/[.$H301]" office:value-type="float" office:value="0.34747964597923" calcext:value-type="float">
            <text:p>0.35</text:p>
          </table:table-cell>
          <table:table-cell table:formula="of:=[.F301]/[.$H301]" office:value-type="float" office:value="0.0025549973969061" calcext:value-type="float">
            <text:p>0.00</text:p>
          </table:table-cell>
          <table:table-cell table:formula="of:=[.G301]/[.$H301]" office:value-type="float" office:value="0.93768404466454" calcext:value-type="float">
            <text:p>0.94</text:p>
          </table:table-cell>
          <table:table-cell table:style-name="ce4" table:formula="of:=DEGREES(ATAN2([.I301];[.J301]))" office:value-type="float" office:value="0.421284904168598" calcext:value-type="float">
            <text:p>0.4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02]-[.B$1]" office:value-type="float" office:value="141" calcext:value-type="float">
            <text:p>141</text:p>
          </table:table-cell>
          <table:table-cell table:style-name="Default" table:formula="of:=[.C302]-[.C$1]" office:value-type="float" office:value="-16" calcext:value-type="float">
            <text:p>-16</text:p>
          </table:table-cell>
          <table:table-cell table:style-name="Default" table:formula="of:=[.D302]-[.D$1]" office:value-type="float" office:value="362" calcext:value-type="float">
            <text:p>362</text:p>
          </table:table-cell>
          <table:table-cell table:formula="of:=SQRT([.E302]^2 + [.F302]^2 + [.G302]^2)" office:value-type="float" office:value="388.82000977316" calcext:value-type="float">
            <text:p>388.82</text:p>
          </table:table-cell>
          <table:table-cell table:style-name="ce4" table:formula="of:=[.E302]/[.$H302]" office:value-type="float" office:value="0.362635657774558" calcext:value-type="float">
            <text:p>0.36</text:p>
          </table:table-cell>
          <table:table-cell table:formula="of:=[.F302]/[.$H302]" office:value-type="float" office:value="-0.0411501455630705" calcext:value-type="float">
            <text:p>-0.04</text:p>
          </table:table-cell>
          <table:table-cell table:formula="of:=[.G302]/[.$H302]" office:value-type="float" office:value="0.931022043364469" calcext:value-type="float">
            <text:p>0.93</text:p>
          </table:table-cell>
          <table:table-cell table:style-name="ce4" table:formula="of:=DEGREES(ATAN2([.I302];[.J302]))" office:value-type="float" office:value="-6.47395596867231" calcext:value-type="float">
            <text:p>-6.4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303]-[.B$1]" office:value-type="float" office:value="135" calcext:value-type="float">
            <text:p>135</text:p>
          </table:table-cell>
          <table:table-cell table:style-name="Default" table:formula="of:=[.C303]-[.C$1]" office:value-type="float" office:value="-17" calcext:value-type="float">
            <text:p>-17</text:p>
          </table:table-cell>
          <table:table-cell table:style-name="Default" table:formula="of:=[.D303]-[.D$1]" office:value-type="float" office:value="361" calcext:value-type="float">
            <text:p>361</text:p>
          </table:table-cell>
          <table:table-cell table:formula="of:=SQRT([.E303]^2 + [.F303]^2 + [.G303]^2)" office:value-type="float" office:value="385.791394408947" calcext:value-type="float">
            <text:p>385.79</text:p>
          </table:table-cell>
          <table:table-cell table:style-name="ce4" table:formula="of:=[.E303]/[.$H303]" office:value-type="float" office:value="0.349930044984096" calcext:value-type="float">
            <text:p>0.35</text:p>
          </table:table-cell>
          <table:table-cell table:formula="of:=[.F303]/[.$H303]" office:value-type="float" office:value="-0.0440652649239232" calcext:value-type="float">
            <text:p>-0.04</text:p>
          </table:table-cell>
          <table:table-cell table:formula="of:=[.G303]/[.$H303]" office:value-type="float" office:value="0.935738861031545" calcext:value-type="float">
            <text:p>0.94</text:p>
          </table:table-cell>
          <table:table-cell table:style-name="ce4" table:formula="of:=DEGREES(ATAN2([.I303];[.J303]))" office:value-type="float" office:value="-7.17724585085502" calcext:value-type="float">
            <text:p>-7.1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304]-[.B$1]" office:value-type="float" office:value="129" calcext:value-type="float">
            <text:p>129</text:p>
          </table:table-cell>
          <table:table-cell table:style-name="Default" table:formula="of:=[.C304]-[.C$1]" office:value-type="float" office:value="-9" calcext:value-type="float">
            <text:p>-9</text:p>
          </table:table-cell>
          <table:table-cell table:style-name="Default" table:formula="of:=[.D304]-[.D$1]" office:value-type="float" office:value="355" calcext:value-type="float">
            <text:p>355</text:p>
          </table:table-cell>
          <table:table-cell table:formula="of:=SQRT([.E304]^2 + [.F304]^2 + [.G304]^2)" office:value-type="float" office:value="377.818739609353" calcext:value-type="float">
            <text:p>377.82</text:p>
          </table:table-cell>
          <table:table-cell table:style-name="ce4" table:formula="of:=[.E304]/[.$H304]" office:value-type="float" office:value="0.341433567147516" calcext:value-type="float">
            <text:p>0.34</text:p>
          </table:table-cell>
          <table:table-cell table:formula="of:=[.F304]/[.$H304]" office:value-type="float" office:value="-0.0238209465451756" calcext:value-type="float">
            <text:p>-0.02</text:p>
          </table:table-cell>
          <table:table-cell table:formula="of:=[.G304]/[.$H304]" office:value-type="float" office:value="0.939604002615258" calcext:value-type="float">
            <text:p>0.94</text:p>
          </table:table-cell>
          <table:table-cell table:style-name="ce4" table:formula="of:=DEGREES(ATAN2([.I304];[.J304]))" office:value-type="float" office:value="-3.99091309842978" calcext:value-type="float">
            <text:p>-3.9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05]-[.B$1]" office:value-type="float" office:value="135" calcext:value-type="float">
            <text:p>135</text:p>
          </table:table-cell>
          <table:table-cell table:style-name="Default" table:formula="of:=[.C305]-[.C$1]" office:value-type="float" office:value="-3" calcext:value-type="float">
            <text:p>-3</text:p>
          </table:table-cell>
          <table:table-cell table:style-name="Default" table:formula="of:=[.D305]-[.D$1]" office:value-type="float" office:value="366" calcext:value-type="float">
            <text:p>366</text:p>
          </table:table-cell>
          <table:table-cell table:formula="of:=SQRT([.E305]^2 + [.F305]^2 + [.G305]^2)" office:value-type="float" office:value="390.115367551703" calcext:value-type="float">
            <text:p>390.12</text:p>
          </table:table-cell>
          <table:table-cell table:style-name="ce4" table:formula="of:=[.E305]/[.$H305]" office:value-type="float" office:value="0.346051479200209" calcext:value-type="float">
            <text:p>0.35</text:p>
          </table:table-cell>
          <table:table-cell table:formula="of:=[.F305]/[.$H305]" office:value-type="float" office:value="-0.00769003287111576" calcext:value-type="float">
            <text:p>-0.01</text:p>
          </table:table-cell>
          <table:table-cell table:formula="of:=[.G305]/[.$H305]" office:value-type="float" office:value="0.938184010276123" calcext:value-type="float">
            <text:p>0.94</text:p>
          </table:table-cell>
          <table:table-cell table:style-name="ce4" table:formula="of:=DEGREES(ATAN2([.I305];[.J305]))" office:value-type="float" office:value="-1.27303002005671" calcext:value-type="float">
            <text:p>-1.2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06]-[.B$1]" office:value-type="float" office:value="144" calcext:value-type="float">
            <text:p>144</text:p>
          </table:table-cell>
          <table:table-cell table:style-name="Default" table:formula="of:=[.C306]-[.C$1]" office:value-type="float" office:value="-12" calcext:value-type="float">
            <text:p>-12</text:p>
          </table:table-cell>
          <table:table-cell table:style-name="Default" table:formula="of:=[.D306]-[.D$1]" office:value-type="float" office:value="366" calcext:value-type="float">
            <text:p>366</text:p>
          </table:table-cell>
          <table:table-cell table:formula="of:=SQRT([.E306]^2 + [.F306]^2 + [.G306]^2)" office:value-type="float" office:value="393.49205836967" calcext:value-type="float">
            <text:p>393.49</text:p>
          </table:table-cell>
          <table:table-cell table:style-name="ce4" table:formula="of:=[.E306]/[.$H306]" office:value-type="float" office:value="0.365954018479117" calcext:value-type="float">
            <text:p>0.37</text:p>
          </table:table-cell>
          <table:table-cell table:formula="of:=[.F306]/[.$H306]" office:value-type="float" office:value="-0.0304961682065931" calcext:value-type="float">
            <text:p>-0.03</text:p>
          </table:table-cell>
          <table:table-cell table:formula="of:=[.G306]/[.$H306]" office:value-type="float" office:value="0.930133130301088" calcext:value-type="float">
            <text:p>0.93</text:p>
          </table:table-cell>
          <table:table-cell table:style-name="ce4" table:formula="of:=DEGREES(ATAN2([.I306];[.J306]))" office:value-type="float" office:value="-4.76364169072618" calcext:value-type="float">
            <text:p>-4.7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07]-[.B$1]" office:value-type="float" office:value="136" calcext:value-type="float">
            <text:p>136</text:p>
          </table:table-cell>
          <table:table-cell table:style-name="Default" table:formula="of:=[.C307]-[.C$1]" office:value-type="float" office:value="-16" calcext:value-type="float">
            <text:p>-16</text:p>
          </table:table-cell>
          <table:table-cell table:style-name="Default" table:formula="of:=[.D307]-[.D$1]" office:value-type="float" office:value="360" calcext:value-type="float">
            <text:p>360</text:p>
          </table:table-cell>
          <table:table-cell table:formula="of:=SQRT([.E307]^2 + [.F307]^2 + [.G307]^2)" office:value-type="float" office:value="385.164899750743" calcext:value-type="float">
            <text:p>385.16</text:p>
          </table:table-cell>
          <table:table-cell table:style-name="ce4" table:formula="of:=[.E307]/[.$H307]" office:value-type="float" office:value="0.353095518537674" calcext:value-type="float">
            <text:p>0.35</text:p>
          </table:table-cell>
          <table:table-cell table:formula="of:=[.F307]/[.$H307]" office:value-type="float" office:value="-0.0415406492397264" calcext:value-type="float">
            <text:p>-0.04</text:p>
          </table:table-cell>
          <table:table-cell table:formula="of:=[.G307]/[.$H307]" office:value-type="float" office:value="0.934664607893844" calcext:value-type="float">
            <text:p>0.93</text:p>
          </table:table-cell>
          <table:table-cell table:style-name="ce4" table:formula="of:=DEGREES(ATAN2([.I307];[.J307]))" office:value-type="float" office:value="-6.70983680775693" calcext:value-type="float">
            <text:p>-6.7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08]-[.B$1]" office:value-type="float" office:value="131" calcext:value-type="float">
            <text:p>131</text:p>
          </table:table-cell>
          <table:table-cell table:style-name="Default" table:formula="of:=[.C308]-[.C$1]" office:value-type="float" office:value="-14" calcext:value-type="float">
            <text:p>-14</text:p>
          </table:table-cell>
          <table:table-cell table:style-name="Default" table:formula="of:=[.D308]-[.D$1]" office:value-type="float" office:value="365" calcext:value-type="float">
            <text:p>365</text:p>
          </table:table-cell>
          <table:table-cell table:formula="of:=SQRT([.E308]^2 + [.F308]^2 + [.G308]^2)" office:value-type="float" office:value="388.048965982387" calcext:value-type="float">
            <text:p>388.05</text:p>
          </table:table-cell>
          <table:table-cell table:style-name="ce4" table:formula="of:=[.E308]/[.$H308]" office:value-type="float" office:value="0.337586262260381" calcext:value-type="float">
            <text:p>0.34</text:p>
          </table:table-cell>
          <table:table-cell table:formula="of:=[.F308]/[.$H308]" office:value-type="float" office:value="-0.036077921157598" calcext:value-type="float">
            <text:p>-0.04</text:p>
          </table:table-cell>
          <table:table-cell table:formula="of:=[.G308]/[.$H308]" office:value-type="float" office:value="0.940602944465948" calcext:value-type="float">
            <text:p>0.94</text:p>
          </table:table-cell>
          <table:table-cell table:style-name="ce4" table:formula="of:=DEGREES(ATAN2([.I308];[.J308]))" office:value-type="float" office:value="-6.10005996032166" calcext:value-type="float">
            <text:p>-6.1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09]-[.B$1]" office:value-type="float" office:value="138" calcext:value-type="float">
            <text:p>138</text:p>
          </table:table-cell>
          <table:table-cell table:style-name="Default" table:formula="of:=[.C309]-[.C$1]" office:value-type="float" office:value="-6" calcext:value-type="float">
            <text:p>-6</text:p>
          </table:table-cell>
          <table:table-cell table:style-name="Default" table:formula="of:=[.D309]-[.D$1]" office:value-type="float" office:value="369" calcext:value-type="float">
            <text:p>369</text:p>
          </table:table-cell>
          <table:table-cell table:formula="of:=SQRT([.E309]^2 + [.F309]^2 + [.G309]^2)" office:value-type="float" office:value="394.006345126573" calcext:value-type="float">
            <text:p>394.01</text:p>
          </table:table-cell>
          <table:table-cell table:style-name="ce4" table:formula="of:=[.E309]/[.$H309]" office:value-type="float" office:value="0.350248166576272" calcext:value-type="float">
            <text:p>0.35</text:p>
          </table:table-cell>
          <table:table-cell table:formula="of:=[.F309]/[.$H309]" office:value-type="float" office:value="-0.0152281811554901" calcext:value-type="float">
            <text:p>-0.02</text:p>
          </table:table-cell>
          <table:table-cell table:formula="of:=[.G309]/[.$H309]" office:value-type="float" office:value="0.93653314106264" calcext:value-type="float">
            <text:p>0.94</text:p>
          </table:table-cell>
          <table:table-cell table:style-name="ce4" table:formula="of:=DEGREES(ATAN2([.I309];[.J309]))" office:value-type="float" office:value="-2.48955292199916" calcext:value-type="float">
            <text:p>-2.4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310]-[.B$1]" office:value-type="float" office:value="136" calcext:value-type="float">
            <text:p>136</text:p>
          </table:table-cell>
          <table:table-cell table:style-name="Default" table:formula="of:=[.C310]-[.C$1]" office:value-type="float" office:value="1" calcext:value-type="float">
            <text:p>1</text:p>
          </table:table-cell>
          <table:table-cell table:style-name="Default" table:formula="of:=[.D310]-[.D$1]" office:value-type="float" office:value="367" calcext:value-type="float">
            <text:p>367</text:p>
          </table:table-cell>
          <table:table-cell table:formula="of:=SQRT([.E310]^2 + [.F310]^2 + [.G310]^2)" office:value-type="float" office:value="391.389831242458" calcext:value-type="float">
            <text:p>391.39</text:p>
          </table:table-cell>
          <table:table-cell table:style-name="ce4" table:formula="of:=[.E310]/[.$H310]" office:value-type="float" office:value="0.34747964597923" calcext:value-type="float">
            <text:p>0.35</text:p>
          </table:table-cell>
          <table:table-cell table:formula="of:=[.F310]/[.$H310]" office:value-type="float" office:value="0.0025549973969061" calcext:value-type="float">
            <text:p>0.00</text:p>
          </table:table-cell>
          <table:table-cell table:formula="of:=[.G310]/[.$H310]" office:value-type="float" office:value="0.93768404466454" calcext:value-type="float">
            <text:p>0.94</text:p>
          </table:table-cell>
          <table:table-cell table:style-name="ce4" table:formula="of:=DEGREES(ATAN2([.I310];[.J310]))" office:value-type="float" office:value="0.421284904168598" calcext:value-type="float">
            <text:p>0.4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11]-[.B$1]" office:value-type="float" office:value="134" calcext:value-type="float">
            <text:p>134</text:p>
          </table:table-cell>
          <table:table-cell table:style-name="Default" table:formula="of:=[.C311]-[.C$1]" office:value-type="float" office:value="-2" calcext:value-type="float">
            <text:p>-2</text:p>
          </table:table-cell>
          <table:table-cell table:style-name="Default" table:formula="of:=[.D311]-[.D$1]" office:value-type="float" office:value="365" calcext:value-type="float">
            <text:p>365</text:p>
          </table:table-cell>
          <table:table-cell table:formula="of:=SQRT([.E311]^2 + [.F311]^2 + [.G311]^2)" office:value-type="float" office:value="388.825153507332" calcext:value-type="float">
            <text:p>388.83</text:p>
          </table:table-cell>
          <table:table-cell table:style-name="ce4" table:formula="of:=[.E311]/[.$H311]" office:value-type="float" office:value="0.344627909977726" calcext:value-type="float">
            <text:p>0.34</text:p>
          </table:table-cell>
          <table:table-cell table:formula="of:=[.F311]/[.$H311]" office:value-type="float" office:value="-0.00514370014892128" calcext:value-type="float">
            <text:p>-0.01</text:p>
          </table:table-cell>
          <table:table-cell table:formula="of:=[.G311]/[.$H311]" office:value-type="float" office:value="0.938725277178133" calcext:value-type="float">
            <text:p>0.94</text:p>
          </table:table-cell>
          <table:table-cell table:style-name="ce4" table:formula="of:=DEGREES(ATAN2([.I311];[.J311]))" office:value-type="float" office:value="-0.855097396266723" calcext:value-type="float">
            <text:p>-0.8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312]-[.B$1]" office:value-type="float" office:value="138" calcext:value-type="float">
            <text:p>138</text:p>
          </table:table-cell>
          <table:table-cell table:style-name="Default" table:formula="of:=[.C312]-[.C$1]" office:value-type="float" office:value="3" calcext:value-type="float">
            <text:p>3</text:p>
          </table:table-cell>
          <table:table-cell table:style-name="Default" table:formula="of:=[.D312]-[.D$1]" office:value-type="float" office:value="367" calcext:value-type="float">
            <text:p>367</text:p>
          </table:table-cell>
          <table:table-cell table:formula="of:=SQRT([.E312]^2 + [.F312]^2 + [.G312]^2)" office:value-type="float" office:value="392.099477173842" calcext:value-type="float">
            <text:p>392.10</text:p>
          </table:table-cell>
          <table:table-cell table:style-name="ce4" table:formula="of:=[.E312]/[.$H312]" office:value-type="float" office:value="0.35195150219192" calcext:value-type="float">
            <text:p>0.35</text:p>
          </table:table-cell>
          <table:table-cell table:formula="of:=[.F312]/[.$H312]" office:value-type="float" office:value="0.00765111961286782" calcext:value-type="float">
            <text:p>0.01</text:p>
          </table:table-cell>
          <table:table-cell table:formula="of:=[.G312]/[.$H312]" office:value-type="float" office:value="0.935986965974164" calcext:value-type="float">
            <text:p>0.94</text:p>
          </table:table-cell>
          <table:table-cell table:style-name="ce4" table:formula="of:=DEGREES(ATAN2([.I312];[.J312]))" office:value-type="float" office:value="1.24536426676835" calcext:value-type="float">
            <text:p>1.2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13]-[.B$1]" office:value-type="float" office:value="137" calcext:value-type="float">
            <text:p>137</text:p>
          </table:table-cell>
          <table:table-cell table:style-name="Default" table:formula="of:=[.C313]-[.C$1]" office:value-type="float" office:value="-8" calcext:value-type="float">
            <text:p>-8</text:p>
          </table:table-cell>
          <table:table-cell table:style-name="Default" table:formula="of:=[.D313]-[.D$1]" office:value-type="float" office:value="366" calcext:value-type="float">
            <text:p>366</text:p>
          </table:table-cell>
          <table:table-cell table:formula="of:=SQRT([.E313]^2 + [.F313]^2 + [.G313]^2)" office:value-type="float" office:value="390.882335236577" calcext:value-type="float">
            <text:p>390.88</text:p>
          </table:table-cell>
          <table:table-cell table:style-name="ce4" table:formula="of:=[.E313]/[.$H313]" office:value-type="float" office:value="0.350489105416038" calcext:value-type="float">
            <text:p>0.35</text:p>
          </table:table-cell>
          <table:table-cell table:formula="of:=[.F313]/[.$H313]" office:value-type="float" office:value="-0.0204665171045862" calcext:value-type="float">
            <text:p>-0.02</text:p>
          </table:table-cell>
          <table:table-cell table:formula="of:=[.G313]/[.$H313]" office:value-type="float" office:value="0.936343157534818" calcext:value-type="float">
            <text:p>0.94</text:p>
          </table:table-cell>
          <table:table-cell table:style-name="ce4" table:formula="of:=DEGREES(ATAN2([.I313];[.J313]))" office:value-type="float" office:value="-3.34194385726113" calcext:value-type="float">
            <text:p>-3.3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9" calcext:value-type="float">
            <text:p>509</text:p>
          </table:table-cell>
          <table:table-cell table:style-name="Default" table:formula="of:=[.B314]-[.B$1]" office:value-type="float" office:value="137" calcext:value-type="float">
            <text:p>137</text:p>
          </table:table-cell>
          <table:table-cell table:style-name="Default" table:formula="of:=[.C314]-[.C$1]" office:value-type="float" office:value="-3" calcext:value-type="float">
            <text:p>-3</text:p>
          </table:table-cell>
          <table:table-cell table:style-name="Default" table:formula="of:=[.D314]-[.D$1]" office:value-type="float" office:value="373" calcext:value-type="float">
            <text:p>373</text:p>
          </table:table-cell>
          <table:table-cell table:formula="of:=SQRT([.E314]^2 + [.F314]^2 + [.G314]^2)" office:value-type="float" office:value="397.37513762187" calcext:value-type="float">
            <text:p>397.38</text:p>
          </table:table-cell>
          <table:table-cell table:style-name="ce4" table:formula="of:=[.E314]/[.$H314]" office:value-type="float" office:value="0.344762384531377" calcext:value-type="float">
            <text:p>0.34</text:p>
          </table:table-cell>
          <table:table-cell table:formula="of:=[.F314]/[.$H314]" office:value-type="float" office:value="-0.00754954126711045" calcext:value-type="float">
            <text:p>-0.01</text:p>
          </table:table-cell>
          <table:table-cell table:formula="of:=[.G314]/[.$H314]" office:value-type="float" office:value="0.938659630877399" calcext:value-type="float">
            <text:p>0.94</text:p>
          </table:table-cell>
          <table:table-cell table:style-name="ce4" table:formula="of:=DEGREES(ATAN2([.I314];[.J314]))" office:value-type="float" office:value="-1.25445162268154" calcext:value-type="float">
            <text:p>-1.2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15]-[.B$1]" office:value-type="float" office:value="126" calcext:value-type="float">
            <text:p>126</text:p>
          </table:table-cell>
          <table:table-cell table:style-name="Default" table:formula="of:=[.C315]-[.C$1]" office:value-type="float" office:value="-6" calcext:value-type="float">
            <text:p>-6</text:p>
          </table:table-cell>
          <table:table-cell table:style-name="Default" table:formula="of:=[.D315]-[.D$1]" office:value-type="float" office:value="365" calcext:value-type="float">
            <text:p>365</text:p>
          </table:table-cell>
          <table:table-cell table:formula="of:=SQRT([.E315]^2 + [.F315]^2 + [.G315]^2)" office:value-type="float" office:value="386.182599297275" calcext:value-type="float">
            <text:p>386.18</text:p>
          </table:table-cell>
          <table:table-cell table:style-name="ce4" table:formula="of:=[.E315]/[.$H315]" office:value-type="float" office:value="0.32627052650554" calcext:value-type="float">
            <text:p>0.33</text:p>
          </table:table-cell>
          <table:table-cell table:formula="of:=[.F315]/[.$H315]" office:value-type="float" office:value="-0.015536691738359" calcext:value-type="float">
            <text:p>-0.02</text:p>
          </table:table-cell>
          <table:table-cell table:formula="of:=[.G315]/[.$H315]" office:value-type="float" office:value="0.945148747416842" calcext:value-type="float">
            <text:p>0.95</text:p>
          </table:table-cell>
          <table:table-cell table:style-name="ce4" table:formula="of:=DEGREES(ATAN2([.I315];[.J315]))" office:value-type="float" office:value="-2.72631099390627" calcext:value-type="float">
            <text:p>-2.7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316]-[.B$1]" office:value-type="float" office:value="132" calcext:value-type="float">
            <text:p>132</text:p>
          </table:table-cell>
          <table:table-cell table:style-name="Default" table:formula="of:=[.C316]-[.C$1]" office:value-type="float" office:value="-15" calcext:value-type="float">
            <text:p>-15</text:p>
          </table:table-cell>
          <table:table-cell table:style-name="Default" table:formula="of:=[.D316]-[.D$1]" office:value-type="float" office:value="359" calcext:value-type="float">
            <text:p>359</text:p>
          </table:table-cell>
          <table:table-cell table:formula="of:=SQRT([.E316]^2 + [.F316]^2 + [.G316]^2)" office:value-type="float" office:value="382.792371919818" calcext:value-type="float">
            <text:p>382.79</text:p>
          </table:table-cell>
          <table:table-cell table:style-name="ce4" table:formula="of:=[.E316]/[.$H316]" office:value-type="float" office:value="0.34483445774528" calcext:value-type="float">
            <text:p>0.34</text:p>
          </table:table-cell>
          <table:table-cell table:formula="of:=[.F316]/[.$H316]" office:value-type="float" office:value="-0.0391857338346909" calcext:value-type="float">
            <text:p>-0.04</text:p>
          </table:table-cell>
          <table:table-cell table:formula="of:=[.G316]/[.$H316]" office:value-type="float" office:value="0.937845229776937" calcext:value-type="float">
            <text:p>0.94</text:p>
          </table:table-cell>
          <table:table-cell table:style-name="ce4" table:formula="of:=DEGREES(ATAN2([.I316];[.J316]))" office:value-type="float" office:value="-6.48307369289724" calcext:value-type="float">
            <text:p>-6.4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17]-[.B$1]" office:value-type="float" office:value="141" calcext:value-type="float">
            <text:p>141</text:p>
          </table:table-cell>
          <table:table-cell table:style-name="Default" table:formula="of:=[.C317]-[.C$1]" office:value-type="float" office:value="-2" calcext:value-type="float">
            <text:p>-2</text:p>
          </table:table-cell>
          <table:table-cell table:style-name="Default" table:formula="of:=[.D317]-[.D$1]" office:value-type="float" office:value="365" calcext:value-type="float">
            <text:p>365</text:p>
          </table:table-cell>
          <table:table-cell table:formula="of:=SQRT([.E317]^2 + [.F317]^2 + [.G317]^2)" office:value-type="float" office:value="391.292729296112" calcext:value-type="float">
            <text:p>391.29</text:p>
          </table:table-cell>
          <table:table-cell table:style-name="ce4" table:formula="of:=[.E317]/[.$H317]" office:value-type="float" office:value="0.360344032595857" calcext:value-type="float">
            <text:p>0.36</text:p>
          </table:table-cell>
          <table:table-cell table:formula="of:=[.F317]/[.$H317]" office:value-type="float" office:value="-0.0051112628737001" calcext:value-type="float">
            <text:p>-0.01</text:p>
          </table:table-cell>
          <table:table-cell table:formula="of:=[.G317]/[.$H317]" office:value-type="float" office:value="0.932805474450269" calcext:value-type="float">
            <text:p>0.93</text:p>
          </table:table-cell>
          <table:table-cell table:style-name="ce4" table:formula="of:=DEGREES(ATAN2([.I317];[.J317]))" office:value-type="float" office:value="-0.812651594253737" calcext:value-type="float">
            <text:p>-0.8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318]-[.B$1]" office:value-type="float" office:value="131" calcext:value-type="float">
            <text:p>131</text:p>
          </table:table-cell>
          <table:table-cell table:style-name="Default" table:formula="of:=[.C318]-[.C$1]" office:value-type="float" office:value="1" calcext:value-type="float">
            <text:p>1</text:p>
          </table:table-cell>
          <table:table-cell table:style-name="Default" table:formula="of:=[.D318]-[.D$1]" office:value-type="float" office:value="374" calcext:value-type="float">
            <text:p>374</text:p>
          </table:table-cell>
          <table:table-cell table:formula="of:=SQRT([.E318]^2 + [.F318]^2 + [.G318]^2)" office:value-type="float" office:value="396.280203896183" calcext:value-type="float">
            <text:p>396.28</text:p>
          </table:table-cell>
          <table:table-cell table:style-name="ce4" table:formula="of:=[.E318]/[.$H318]" office:value-type="float" office:value="0.33057417128593" calcext:value-type="float">
            <text:p>0.33</text:p>
          </table:table-cell>
          <table:table-cell table:formula="of:=[.F318]/[.$H318]" office:value-type="float" office:value="0.00252346695638115" calcext:value-type="float">
            <text:p>0.00</text:p>
          </table:table-cell>
          <table:table-cell table:formula="of:=[.G318]/[.$H318]" office:value-type="float" office:value="0.943776641686549" calcext:value-type="float">
            <text:p>0.94</text:p>
          </table:table-cell>
          <table:table-cell table:style-name="ce4" table:formula="of:=DEGREES(ATAN2([.I318];[.J318]))" office:value-type="float" office:value="0.437363867520732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319]-[.B$1]" office:value-type="float" office:value="130" calcext:value-type="float">
            <text:p>130</text:p>
          </table:table-cell>
          <table:table-cell table:style-name="Default" table:formula="of:=[.C319]-[.C$1]" office:value-type="float" office:value="-12" calcext:value-type="float">
            <text:p>-12</text:p>
          </table:table-cell>
          <table:table-cell table:style-name="Default" table:formula="of:=[.D319]-[.D$1]" office:value-type="float" office:value="359" calcext:value-type="float">
            <text:p>359</text:p>
          </table:table-cell>
          <table:table-cell table:formula="of:=SQRT([.E319]^2 + [.F319]^2 + [.G319]^2)" office:value-type="float" office:value="382.001308898281" calcext:value-type="float">
            <text:p>382.00</text:p>
          </table:table-cell>
          <table:table-cell table:style-name="ce4" table:formula="of:=[.E319]/[.$H319]" office:value-type="float" office:value="0.340312970065284" calcext:value-type="float">
            <text:p>0.34</text:p>
          </table:table-cell>
          <table:table-cell table:formula="of:=[.F319]/[.$H319]" office:value-type="float" office:value="-0.0314135049291031" calcext:value-type="float">
            <text:p>-0.03</text:p>
          </table:table-cell>
          <table:table-cell table:formula="of:=[.G319]/[.$H319]" office:value-type="float" office:value="0.939787355795668" calcext:value-type="float">
            <text:p>0.94</text:p>
          </table:table-cell>
          <table:table-cell table:style-name="ce4" table:formula="of:=DEGREES(ATAN2([.I319];[.J319]))" office:value-type="float" office:value="-5.27389595735176" calcext:value-type="float">
            <text:p>-5.2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20]-[.B$1]" office:value-type="float" office:value="147" calcext:value-type="float">
            <text:p>147</text:p>
          </table:table-cell>
          <table:table-cell table:style-name="Default" table:formula="of:=[.C320]-[.C$1]" office:value-type="float" office:value="-8" calcext:value-type="float">
            <text:p>-8</text:p>
          </table:table-cell>
          <table:table-cell table:style-name="Default" table:formula="of:=[.D320]-[.D$1]" office:value-type="float" office:value="364" calcext:value-type="float">
            <text:p>364</text:p>
          </table:table-cell>
          <table:table-cell table:formula="of:=SQRT([.E320]^2 + [.F320]^2 + [.G320]^2)" office:value-type="float" office:value="392.643604302935" calcext:value-type="float">
            <text:p>392.64</text:p>
          </table:table-cell>
          <table:table-cell table:style-name="ce4" table:formula="of:=[.E320]/[.$H320]" office:value-type="float" office:value="0.374385316325146" calcext:value-type="float">
            <text:p>0.37</text:p>
          </table:table-cell>
          <table:table-cell table:formula="of:=[.F320]/[.$H320]" office:value-type="float" office:value="-0.020374711092525" calcext:value-type="float">
            <text:p>-0.02</text:p>
          </table:table-cell>
          <table:table-cell table:formula="of:=[.G320]/[.$H320]" office:value-type="float" office:value="0.927049354709886" calcext:value-type="float">
            <text:p>0.93</text:p>
          </table:table-cell>
          <table:table-cell table:style-name="ce4" table:formula="of:=DEGREES(ATAN2([.I320];[.J320]))" office:value-type="float" office:value="-3.11506475990549" calcext:value-type="float">
            <text:p>-3.1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21]-[.B$1]" office:value-type="float" office:value="129" calcext:value-type="float">
            <text:p>129</text:p>
          </table:table-cell>
          <table:table-cell table:style-name="Default" table:formula="of:=[.C321]-[.C$1]" office:value-type="float" office:value="1" calcext:value-type="float">
            <text:p>1</text:p>
          </table:table-cell>
          <table:table-cell table:style-name="Default" table:formula="of:=[.D321]-[.D$1]" office:value-type="float" office:value="365" calcext:value-type="float">
            <text:p>365</text:p>
          </table:table-cell>
          <table:table-cell table:formula="of:=SQRT([.E321]^2 + [.F321]^2 + [.G321]^2)" office:value-type="float" office:value="387.126594281509" calcext:value-type="float">
            <text:p>387.13</text:p>
          </table:table-cell>
          <table:table-cell table:style-name="ce4" table:formula="of:=[.E321]/[.$H321]" office:value-type="float" office:value="0.33322432998802" calcext:value-type="float">
            <text:p>0.33</text:p>
          </table:table-cell>
          <table:table-cell table:formula="of:=[.F321]/[.$H321]" office:value-type="float" office:value="0.00258313434099241" calcext:value-type="float">
            <text:p>0.00</text:p>
          </table:table-cell>
          <table:table-cell table:formula="of:=[.G321]/[.$H321]" office:value-type="float" office:value="0.942844034462228" calcext:value-type="float">
            <text:p>0.94</text:p>
          </table:table-cell>
          <table:table-cell table:style-name="ce4" table:formula="of:=DEGREES(ATAN2([.I321];[.J321]))" office:value-type="float" office:value="0.444144433111928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322]-[.B$1]" office:value-type="float" office:value="136" calcext:value-type="float">
            <text:p>136</text:p>
          </table:table-cell>
          <table:table-cell table:style-name="Default" table:formula="of:=[.C322]-[.C$1]" office:value-type="float" office:value="-6" calcext:value-type="float">
            <text:p>-6</text:p>
          </table:table-cell>
          <table:table-cell table:style-name="Default" table:formula="of:=[.D322]-[.D$1]" office:value-type="float" office:value="372" calcext:value-type="float">
            <text:p>372</text:p>
          </table:table-cell>
          <table:table-cell table:formula="of:=SQRT([.E322]^2 + [.F322]^2 + [.G322]^2)" office:value-type="float" office:value="396.126242503574" calcext:value-type="float">
            <text:p>396.13</text:p>
          </table:table-cell>
          <table:table-cell table:style-name="ce4" table:formula="of:=[.E322]/[.$H322]" office:value-type="float" office:value="0.343324893449272" calcext:value-type="float">
            <text:p>0.34</text:p>
          </table:table-cell>
          <table:table-cell table:formula="of:=[.F322]/[.$H322]" office:value-type="float" office:value="-0.0151466864757032" calcext:value-type="float">
            <text:p>-0.02</text:p>
          </table:table-cell>
          <table:table-cell table:formula="of:=[.G322]/[.$H322]" office:value-type="float" office:value="0.939094561493598" calcext:value-type="float">
            <text:p>0.94</text:p>
          </table:table-cell>
          <table:table-cell table:style-name="ce4" table:formula="of:=DEGREES(ATAN2([.I322];[.J322]))" office:value-type="float" office:value="-2.52611691161956" calcext:value-type="float">
            <text:p>-2.5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23]-[.B$1]" office:value-type="float" office:value="141" calcext:value-type="float">
            <text:p>141</text:p>
          </table:table-cell>
          <table:table-cell table:style-name="Default" table:formula="of:=[.C323]-[.C$1]" office:value-type="float" office:value="-9" calcext:value-type="float">
            <text:p>-9</text:p>
          </table:table-cell>
          <table:table-cell table:style-name="Default" table:formula="of:=[.D323]-[.D$1]" office:value-type="float" office:value="369" calcext:value-type="float">
            <text:p>369</text:p>
          </table:table-cell>
          <table:table-cell table:formula="of:=SQRT([.E323]^2 + [.F323]^2 + [.G323]^2)" office:value-type="float" office:value="395.124031159837" calcext:value-type="float">
            <text:p>395.12</text:p>
          </table:table-cell>
          <table:table-cell table:style-name="ce4" table:formula="of:=[.E323]/[.$H323]" office:value-type="float" office:value="0.356849973376998" calcext:value-type="float">
            <text:p>0.36</text:p>
          </table:table-cell>
          <table:table-cell table:formula="of:=[.F323]/[.$H323]" office:value-type="float" office:value="-0.0227776578751275" calcext:value-type="float">
            <text:p>-0.02</text:p>
          </table:table-cell>
          <table:table-cell table:formula="of:=[.G323]/[.$H323]" office:value-type="float" office:value="0.933883972880228" calcext:value-type="float">
            <text:p>0.93</text:p>
          </table:table-cell>
          <table:table-cell table:style-name="ce4" table:formula="of:=DEGREES(ATAN2([.I323];[.J323]))" office:value-type="float" office:value="-3.65222278030634" calcext:value-type="float">
            <text:p>-3.6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24]-[.B$1]" office:value-type="float" office:value="129" calcext:value-type="float">
            <text:p>129</text:p>
          </table:table-cell>
          <table:table-cell table:style-name="Default" table:formula="of:=[.C324]-[.C$1]" office:value-type="float" office:value="-6" calcext:value-type="float">
            <text:p>-6</text:p>
          </table:table-cell>
          <table:table-cell table:style-name="Default" table:formula="of:=[.D324]-[.D$1]" office:value-type="float" office:value="362" calcext:value-type="float">
            <text:p>362</text:p>
          </table:table-cell>
          <table:table-cell table:formula="of:=SQRT([.E324]^2 + [.F324]^2 + [.G324]^2)" office:value-type="float" office:value="384.344897195214" calcext:value-type="float">
            <text:p>384.34</text:p>
          </table:table-cell>
          <table:table-cell table:style-name="ce4" table:formula="of:=[.E324]/[.$H324]" office:value-type="float" office:value="0.335636041850398" calcext:value-type="float">
            <text:p>0.34</text:p>
          </table:table-cell>
          <table:table-cell table:formula="of:=[.F324]/[.$H324]" office:value-type="float" office:value="-0.0156109786907162" calcext:value-type="float">
            <text:p>-0.02</text:p>
          </table:table-cell>
          <table:table-cell table:formula="of:=[.G324]/[.$H324]" office:value-type="float" office:value="0.941862381006544" calcext:value-type="float">
            <text:p>0.94</text:p>
          </table:table-cell>
          <table:table-cell table:style-name="ce4" table:formula="of:=DEGREES(ATAN2([.I324];[.J324]))" office:value-type="float" office:value="-2.66300076606714" calcext:value-type="float">
            <text:p>-2.6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325]-[.B$1]" office:value-type="float" office:value="135" calcext:value-type="float">
            <text:p>135</text:p>
          </table:table-cell>
          <table:table-cell table:style-name="Default" table:formula="of:=[.C325]-[.C$1]" office:value-type="float" office:value="-8" calcext:value-type="float">
            <text:p>-8</text:p>
          </table:table-cell>
          <table:table-cell table:style-name="Default" table:formula="of:=[.D325]-[.D$1]" office:value-type="float" office:value="359" calcext:value-type="float">
            <text:p>359</text:p>
          </table:table-cell>
          <table:table-cell table:formula="of:=SQRT([.E325]^2 + [.F325]^2 + [.G325]^2)" office:value-type="float" office:value="383.627423420172" calcext:value-type="float">
            <text:p>383.63</text:p>
          </table:table-cell>
          <table:table-cell table:style-name="ce4" table:formula="of:=[.E325]/[.$H325]" office:value-type="float" office:value="0.351903935324613" calcext:value-type="float">
            <text:p>0.35</text:p>
          </table:table-cell>
          <table:table-cell table:formula="of:=[.F325]/[.$H325]" office:value-type="float" office:value="-0.0208535665377548" calcext:value-type="float">
            <text:p>-0.02</text:p>
          </table:table-cell>
          <table:table-cell table:formula="of:=[.G325]/[.$H325]" office:value-type="float" office:value="0.935803798381748" calcext:value-type="float">
            <text:p>0.94</text:p>
          </table:table-cell>
          <table:table-cell table:style-name="ce4" table:formula="of:=DEGREES(ATAN2([.I325];[.J325]))" office:value-type="float" office:value="-3.39133941979635" calcext:value-type="float">
            <text:p>-3.3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26]-[.B$1]" office:value-type="float" office:value="129" calcext:value-type="float">
            <text:p>129</text:p>
          </table:table-cell>
          <table:table-cell table:style-name="Default" table:formula="of:=[.C326]-[.C$1]" office:value-type="float" office:value="-6" calcext:value-type="float">
            <text:p>-6</text:p>
          </table:table-cell>
          <table:table-cell table:style-name="Default" table:formula="of:=[.D326]-[.D$1]" office:value-type="float" office:value="360" calcext:value-type="float">
            <text:p>360</text:p>
          </table:table-cell>
          <table:table-cell table:formula="of:=SQRT([.E326]^2 + [.F326]^2 + [.G326]^2)" office:value-type="float" office:value="382.461762794662" calcext:value-type="float">
            <text:p>382.46</text:p>
          </table:table-cell>
          <table:table-cell table:style-name="ce4" table:formula="of:=[.E326]/[.$H326]" office:value-type="float" office:value="0.337288619540402" calcext:value-type="float">
            <text:p>0.34</text:p>
          </table:table-cell>
          <table:table-cell table:formula="of:=[.F326]/[.$H326]" office:value-type="float" office:value="-0.015687842769321" calcext:value-type="float">
            <text:p>-0.02</text:p>
          </table:table-cell>
          <table:table-cell table:formula="of:=[.G326]/[.$H326]" office:value-type="float" office:value="0.941270566159261" calcext:value-type="float">
            <text:p>0.94</text:p>
          </table:table-cell>
          <table:table-cell table:style-name="ce4" table:formula="of:=DEGREES(ATAN2([.I326];[.J326]))" office:value-type="float" office:value="-2.66300076606714" calcext:value-type="float">
            <text:p>-2.6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27]-[.B$1]" office:value-type="float" office:value="123" calcext:value-type="float">
            <text:p>123</text:p>
          </table:table-cell>
          <table:table-cell table:style-name="Default" table:formula="of:=[.C327]-[.C$1]" office:value-type="float" office:value="-10" calcext:value-type="float">
            <text:p>-10</text:p>
          </table:table-cell>
          <table:table-cell table:style-name="Default" table:formula="of:=[.D327]-[.D$1]" office:value-type="float" office:value="364" calcext:value-type="float">
            <text:p>364</text:p>
          </table:table-cell>
          <table:table-cell table:formula="of:=SQRT([.E327]^2 + [.F327]^2 + [.G327]^2)" office:value-type="float" office:value="384.350100819552" calcext:value-type="float">
            <text:p>384.35</text:p>
          </table:table-cell>
          <table:table-cell table:style-name="ce4" table:formula="of:=[.E327]/[.$H327]" office:value-type="float" office:value="0.320020730416686" calcext:value-type="float">
            <text:p>0.32</text:p>
          </table:table-cell>
          <table:table-cell table:formula="of:=[.F327]/[.$H327]" office:value-type="float" office:value="-0.0260179455623322" calcext:value-type="float">
            <text:p>-0.03</text:p>
          </table:table-cell>
          <table:table-cell table:formula="of:=[.G327]/[.$H327]" office:value-type="float" office:value="0.947053218468892" calcext:value-type="float">
            <text:p>0.95</text:p>
          </table:table-cell>
          <table:table-cell table:style-name="ce4" table:formula="of:=DEGREES(ATAN2([.I327];[.J327]))" office:value-type="float" office:value="-4.64797069138703" calcext:value-type="float">
            <text:p>-4.6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28]-[.B$1]" office:value-type="float" office:value="141" calcext:value-type="float">
            <text:p>141</text:p>
          </table:table-cell>
          <table:table-cell table:style-name="Default" table:formula="of:=[.C328]-[.C$1]" office:value-type="float" office:value="-23" calcext:value-type="float">
            <text:p>-23</text:p>
          </table:table-cell>
          <table:table-cell table:style-name="Default" table:formula="of:=[.D328]-[.D$1]" office:value-type="float" office:value="369" calcext:value-type="float">
            <text:p>369</text:p>
          </table:table-cell>
          <table:table-cell table:formula="of:=SQRT([.E328]^2 + [.F328]^2 + [.G328]^2)" office:value-type="float" office:value="395.690535646229" calcext:value-type="float">
            <text:p>395.69</text:p>
          </table:table-cell>
          <table:table-cell table:style-name="ce4" table:formula="of:=[.E328]/[.$H328]" office:value-type="float" office:value="0.356339076368666" calcext:value-type="float">
            <text:p>0.36</text:p>
          </table:table-cell>
          <table:table-cell table:formula="of:=[.F328]/[.$H328]" office:value-type="float" office:value="-0.0581262323154561" calcext:value-type="float">
            <text:p>-0.06</text:p>
          </table:table-cell>
          <table:table-cell table:formula="of:=[.G328]/[.$H328]" office:value-type="float" office:value="0.932546944539274" calcext:value-type="float">
            <text:p>0.93</text:p>
          </table:table-cell>
          <table:table-cell table:style-name="ce4" table:formula="of:=DEGREES(ATAN2([.I328];[.J328]))" office:value-type="float" office:value="-9.26452398513299" calcext:value-type="float">
            <text:p>-9.2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29]-[.B$1]" office:value-type="float" office:value="134" calcext:value-type="float">
            <text:p>134</text:p>
          </table:table-cell>
          <table:table-cell table:style-name="Default" table:formula="of:=[.C329]-[.C$1]" office:value-type="float" office:value="-6" calcext:value-type="float">
            <text:p>-6</text:p>
          </table:table-cell>
          <table:table-cell table:style-name="Default" table:formula="of:=[.D329]-[.D$1]" office:value-type="float" office:value="365" calcext:value-type="float">
            <text:p>365</text:p>
          </table:table-cell>
          <table:table-cell table:formula="of:=SQRT([.E329]^2 + [.F329]^2 + [.G329]^2)" office:value-type="float" office:value="388.86630093131" calcext:value-type="float">
            <text:p>388.87</text:p>
          </table:table-cell>
          <table:table-cell table:style-name="ce4" table:formula="of:=[.E329]/[.$H329]" office:value-type="float" office:value="0.34459144358634" calcext:value-type="float">
            <text:p>0.34</text:p>
          </table:table-cell>
          <table:table-cell table:formula="of:=[.F329]/[.$H329]" office:value-type="float" office:value="-0.0154294676232689" calcext:value-type="float">
            <text:p>-0.02</text:p>
          </table:table-cell>
          <table:table-cell table:formula="of:=[.G329]/[.$H329]" office:value-type="float" office:value="0.938625947082194" calcext:value-type="float">
            <text:p>0.94</text:p>
          </table:table-cell>
          <table:table-cell table:style-name="ce4" table:formula="of:=DEGREES(ATAN2([.I329];[.J329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330]-[.B$1]" office:value-type="float" office:value="140" calcext:value-type="float">
            <text:p>140</text:p>
          </table:table-cell>
          <table:table-cell table:style-name="Default" table:formula="of:=[.C330]-[.C$1]" office:value-type="float" office:value="-12" calcext:value-type="float">
            <text:p>-12</text:p>
          </table:table-cell>
          <table:table-cell table:style-name="Default" table:formula="of:=[.D330]-[.D$1]" office:value-type="float" office:value="368" calcext:value-type="float">
            <text:p>368</text:p>
          </table:table-cell>
          <table:table-cell table:formula="of:=SQRT([.E330]^2 + [.F330]^2 + [.G330]^2)" office:value-type="float" office:value="393.913696131526" calcext:value-type="float">
            <text:p>393.91</text:p>
          </table:table-cell>
          <table:table-cell table:style-name="ce4" table:formula="of:=[.E330]/[.$H330]" office:value-type="float" office:value="0.355407799664967" calcext:value-type="float">
            <text:p>0.36</text:p>
          </table:table-cell>
          <table:table-cell table:formula="of:=[.F330]/[.$H330]" office:value-type="float" office:value="-0.0304635256855686" calcext:value-type="float">
            <text:p>-0.03</text:p>
          </table:table-cell>
          <table:table-cell table:formula="of:=[.G330]/[.$H330]" office:value-type="float" office:value="0.93421478769077" calcext:value-type="float">
            <text:p>0.93</text:p>
          </table:table-cell>
          <table:table-cell table:style-name="ce4" table:formula="of:=DEGREES(ATAN2([.I330];[.J330]))" office:value-type="float" office:value="-4.89909245378777" calcext:value-type="float">
            <text:p>-4.9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31]-[.B$1]" office:value-type="float" office:value="141" calcext:value-type="float">
            <text:p>141</text:p>
          </table:table-cell>
          <table:table-cell table:style-name="Default" table:formula="of:=[.C331]-[.C$1]" office:value-type="float" office:value="-14" calcext:value-type="float">
            <text:p>-14</text:p>
          </table:table-cell>
          <table:table-cell table:style-name="Default" table:formula="of:=[.D331]-[.D$1]" office:value-type="float" office:value="360" calcext:value-type="float">
            <text:p>360</text:p>
          </table:table-cell>
          <table:table-cell table:formula="of:=SQRT([.E331]^2 + [.F331]^2 + [.G331]^2)" office:value-type="float" office:value="386.881118691517" calcext:value-type="float">
            <text:p>386.88</text:p>
          </table:table-cell>
          <table:table-cell table:style-name="ce4" table:formula="of:=[.E331]/[.$H331]" office:value-type="float" office:value="0.364453040450463" calcext:value-type="float">
            <text:p>0.36</text:p>
          </table:table-cell>
          <table:table-cell table:formula="of:=[.F331]/[.$H331]" office:value-type="float" office:value="-0.0361868267113935" calcext:value-type="float">
            <text:p>-0.04</text:p>
          </table:table-cell>
          <table:table-cell table:formula="of:=[.G331]/[.$H331]" office:value-type="float" office:value="0.930518401150118" calcext:value-type="float">
            <text:p>0.93</text:p>
          </table:table-cell>
          <table:table-cell table:style-name="ce4" table:formula="of:=DEGREES(ATAN2([.I331];[.J331]))" office:value-type="float" office:value="-5.67035734389389" calcext:value-type="float">
            <text:p>-5.6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32]-[.B$1]" office:value-type="float" office:value="129" calcext:value-type="float">
            <text:p>129</text:p>
          </table:table-cell>
          <table:table-cell table:style-name="Default" table:formula="of:=[.C332]-[.C$1]" office:value-type="float" office:value="-14" calcext:value-type="float">
            <text:p>-14</text:p>
          </table:table-cell>
          <table:table-cell table:style-name="Default" table:formula="of:=[.D332]-[.D$1]" office:value-type="float" office:value="365" calcext:value-type="float">
            <text:p>365</text:p>
          </table:table-cell>
          <table:table-cell table:formula="of:=SQRT([.E332]^2 + [.F332]^2 + [.G332]^2)" office:value-type="float" office:value="387.378368007301" calcext:value-type="float">
            <text:p>387.38</text:p>
          </table:table-cell>
          <table:table-cell table:style-name="ce4" table:formula="of:=[.E332]/[.$H332]" office:value-type="float" office:value="0.333007753281589" calcext:value-type="float">
            <text:p>0.33</text:p>
          </table:table-cell>
          <table:table-cell table:formula="of:=[.F332]/[.$H332]" office:value-type="float" office:value="-0.0361403763251337" calcext:value-type="float">
            <text:p>-0.04</text:p>
          </table:table-cell>
          <table:table-cell table:formula="of:=[.G332]/[.$H332]" office:value-type="float" office:value="0.942231239905272" calcext:value-type="float">
            <text:p>0.94</text:p>
          </table:table-cell>
          <table:table-cell table:style-name="ce4" table:formula="of:=DEGREES(ATAN2([.I332];[.J332]))" office:value-type="float" office:value="-6.19390496715098" calcext:value-type="float">
            <text:p>-6.1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333]-[.B$1]" office:value-type="float" office:value="131" calcext:value-type="float">
            <text:p>131</text:p>
          </table:table-cell>
          <table:table-cell table:style-name="Default" table:formula="of:=[.C333]-[.C$1]" office:value-type="float" office:value="-6" calcext:value-type="float">
            <text:p>-6</text:p>
          </table:table-cell>
          <table:table-cell table:style-name="Default" table:formula="of:=[.D333]-[.D$1]" office:value-type="float" office:value="372" calcext:value-type="float">
            <text:p>372</text:p>
          </table:table-cell>
          <table:table-cell table:formula="of:=SQRT([.E333]^2 + [.F333]^2 + [.G333]^2)" office:value-type="float" office:value="394.437574275068" calcext:value-type="float">
            <text:p>394.44</text:p>
          </table:table-cell>
          <table:table-cell table:style-name="ce4" table:formula="of:=[.E333]/[.$H333]" office:value-type="float" office:value="0.332118460673437" calcext:value-type="float">
            <text:p>0.33</text:p>
          </table:table-cell>
          <table:table-cell table:formula="of:=[.F333]/[.$H333]" office:value-type="float" office:value="-0.0152115325499284" calcext:value-type="float">
            <text:p>-0.02</text:p>
          </table:table-cell>
          <table:table-cell table:formula="of:=[.G333]/[.$H333]" office:value-type="float" office:value="0.94311501809556" calcext:value-type="float">
            <text:p>0.94</text:p>
          </table:table-cell>
          <table:table-cell table:style-name="ce4" table:formula="of:=DEGREES(ATAN2([.I333];[.J333]))" office:value-type="float" office:value="-2.62240146054109" calcext:value-type="float">
            <text:p>-2.6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34]-[.B$1]" office:value-type="float" office:value="138" calcext:value-type="float">
            <text:p>138</text:p>
          </table:table-cell>
          <table:table-cell table:style-name="Default" table:formula="of:=[.C334]-[.C$1]" office:value-type="float" office:value="-9" calcext:value-type="float">
            <text:p>-9</text:p>
          </table:table-cell>
          <table:table-cell table:style-name="Default" table:formula="of:=[.D334]-[.D$1]" office:value-type="float" office:value="365" calcext:value-type="float">
            <text:p>365</text:p>
          </table:table-cell>
          <table:table-cell table:formula="of:=SQRT([.E334]^2 + [.F334]^2 + [.G334]^2)" office:value-type="float" office:value="390.320381225475" calcext:value-type="float">
            <text:p>390.32</text:p>
          </table:table-cell>
          <table:table-cell table:style-name="ce4" table:formula="of:=[.E334]/[.$H334]" office:value-type="float" office:value="0.353555711251169" calcext:value-type="float">
            <text:p>0.35</text:p>
          </table:table-cell>
          <table:table-cell table:formula="of:=[.F334]/[.$H334]" office:value-type="float" office:value="-0.0230579811685545" calcext:value-type="float">
            <text:p>-0.02</text:p>
          </table:table-cell>
          <table:table-cell table:formula="of:=[.G334]/[.$H334]" office:value-type="float" office:value="0.935129236280265" calcext:value-type="float">
            <text:p>0.94</text:p>
          </table:table-cell>
          <table:table-cell table:style-name="ce4" table:formula="of:=DEGREES(ATAN2([.I334];[.J334]))" office:value-type="float" office:value="-3.73139699916045" calcext:value-type="float">
            <text:p>-3.7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335]-[.B$1]" office:value-type="float" office:value="137" calcext:value-type="float">
            <text:p>137</text:p>
          </table:table-cell>
          <table:table-cell table:style-name="Default" table:formula="of:=[.C335]-[.C$1]" office:value-type="float" office:value="-20" calcext:value-type="float">
            <text:p>-20</text:p>
          </table:table-cell>
          <table:table-cell table:style-name="Default" table:formula="of:=[.D335]-[.D$1]" office:value-type="float" office:value="368" calcext:value-type="float">
            <text:p>368</text:p>
          </table:table-cell>
          <table:table-cell table:formula="of:=SQRT([.E335]^2 + [.F335]^2 + [.G335]^2)" office:value-type="float" office:value="393.183163423868" calcext:value-type="float">
            <text:p>393.18</text:p>
          </table:table-cell>
          <table:table-cell table:style-name="ce4" table:formula="of:=[.E335]/[.$H335]" office:value-type="float" office:value="0.348438114203553" calcext:value-type="float">
            <text:p>0.35</text:p>
          </table:table-cell>
          <table:table-cell table:formula="of:=[.F335]/[.$H335]" office:value-type="float" office:value="-0.0508668779859202" calcext:value-type="float">
            <text:p>-0.05</text:p>
          </table:table-cell>
          <table:table-cell table:formula="of:=[.G335]/[.$H335]" office:value-type="float" office:value="0.935950554940931" calcext:value-type="float">
            <text:p>0.94</text:p>
          </table:table-cell>
          <table:table-cell table:style-name="ce4" table:formula="of:=DEGREES(ATAN2([.I335];[.J335]))" office:value-type="float" office:value="-8.305676205556" calcext:value-type="float">
            <text:p>-8.3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36]-[.B$1]" office:value-type="float" office:value="134" calcext:value-type="float">
            <text:p>134</text:p>
          </table:table-cell>
          <table:table-cell table:style-name="Default" table:formula="of:=[.C336]-[.C$1]" office:value-type="float" office:value="-6" calcext:value-type="float">
            <text:p>-6</text:p>
          </table:table-cell>
          <table:table-cell table:style-name="Default" table:formula="of:=[.D336]-[.D$1]" office:value-type="float" office:value="362" calcext:value-type="float">
            <text:p>362</text:p>
          </table:table-cell>
          <table:table-cell table:formula="of:=SQRT([.E336]^2 + [.F336]^2 + [.G336]^2)" office:value-type="float" office:value="386.051809994462" calcext:value-type="float">
            <text:p>386.05</text:p>
          </table:table-cell>
          <table:table-cell table:style-name="ce4" table:formula="of:=[.E336]/[.$H336]" office:value-type="float" office:value="0.3471036698466" calcext:value-type="float">
            <text:p>0.35</text:p>
          </table:table-cell>
          <table:table-cell table:formula="of:=[.F336]/[.$H336]" office:value-type="float" office:value="-0.0155419553662657" calcext:value-type="float">
            <text:p>-0.02</text:p>
          </table:table-cell>
          <table:table-cell table:formula="of:=[.G336]/[.$H336]" office:value-type="float" office:value="0.937697973764696" calcext:value-type="float">
            <text:p>0.94</text:p>
          </table:table-cell>
          <table:table-cell table:style-name="ce4" table:formula="of:=DEGREES(ATAN2([.I336];[.J336]))" office:value-type="float" office:value="-2.563770211465" calcext:value-type="float">
            <text:p>-2.5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37]-[.B$1]" office:value-type="float" office:value="136" calcext:value-type="float">
            <text:p>136</text:p>
          </table:table-cell>
          <table:table-cell table:style-name="Default" table:formula="of:=[.C337]-[.C$1]" office:value-type="float" office:value="-9" calcext:value-type="float">
            <text:p>-9</text:p>
          </table:table-cell>
          <table:table-cell table:style-name="Default" table:formula="of:=[.D337]-[.D$1]" office:value-type="float" office:value="369" calcext:value-type="float">
            <text:p>369</text:p>
          </table:table-cell>
          <table:table-cell table:formula="of:=SQRT([.E337]^2 + [.F337]^2 + [.G337]^2)" office:value-type="float" office:value="393.367512639262" calcext:value-type="float">
            <text:p>393.37</text:p>
          </table:table-cell>
          <table:table-cell table:style-name="ce4" table:formula="of:=[.E337]/[.$H337]" office:value-type="float" office:value="0.345732668891543" calcext:value-type="float">
            <text:p>0.35</text:p>
          </table:table-cell>
          <table:table-cell table:formula="of:=[.F337]/[.$H337]" office:value-type="float" office:value="-0.0228793677942933" calcext:value-type="float">
            <text:p>-0.02</text:p>
          </table:table-cell>
          <table:table-cell table:formula="of:=[.G337]/[.$H337]" office:value-type="float" office:value="0.938054079566026" calcext:value-type="float">
            <text:p>0.94</text:p>
          </table:table-cell>
          <table:table-cell table:style-name="ce4" table:formula="of:=DEGREES(ATAN2([.I337];[.J337]))" office:value-type="float" office:value="-3.78611203538159" calcext:value-type="float">
            <text:p>-3.7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38]-[.B$1]" office:value-type="float" office:value="130" calcext:value-type="float">
            <text:p>130</text:p>
          </table:table-cell>
          <table:table-cell table:style-name="Default" table:formula="of:=[.C338]-[.C$1]" office:value-type="float" office:value="-10" calcext:value-type="float">
            <text:p>-10</text:p>
          </table:table-cell>
          <table:table-cell table:style-name="Default" table:formula="of:=[.D338]-[.D$1]" office:value-type="float" office:value="366" calcext:value-type="float">
            <text:p>366</text:p>
          </table:table-cell>
          <table:table-cell table:formula="of:=SQRT([.E338]^2 + [.F338]^2 + [.G338]^2)" office:value-type="float" office:value="388.530565078219" calcext:value-type="float">
            <text:p>388.53</text:p>
          </table:table-cell>
          <table:table-cell table:style-name="ce4" table:formula="of:=[.E338]/[.$H338]" office:value-type="float" office:value="0.334594010573733" calcext:value-type="float">
            <text:p>0.33</text:p>
          </table:table-cell>
          <table:table-cell table:formula="of:=[.F338]/[.$H338]" office:value-type="float" office:value="-0.0257380008133641" calcext:value-type="float">
            <text:p>-0.03</text:p>
          </table:table-cell>
          <table:table-cell table:formula="of:=[.G338]/[.$H338]" office:value-type="float" office:value="0.942010829769125" calcext:value-type="float">
            <text:p>0.94</text:p>
          </table:table-cell>
          <table:table-cell table:style-name="ce4" table:formula="of:=DEGREES(ATAN2([.I338];[.J338]))" office:value-type="float" office:value="-4.39870535499553" calcext:value-type="float">
            <text:p>-4.4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339]-[.B$1]" office:value-type="float" office:value="127" calcext:value-type="float">
            <text:p>127</text:p>
          </table:table-cell>
          <table:table-cell table:style-name="Default" table:formula="of:=[.C339]-[.C$1]" office:value-type="float" office:value="-5" calcext:value-type="float">
            <text:p>-5</text:p>
          </table:table-cell>
          <table:table-cell table:style-name="Default" table:formula="of:=[.D339]-[.D$1]" office:value-type="float" office:value="368" calcext:value-type="float">
            <text:p>368</text:p>
          </table:table-cell>
          <table:table-cell table:formula="of:=SQRT([.E339]^2 + [.F339]^2 + [.G339]^2)" office:value-type="float" office:value="389.330194051271" calcext:value-type="float">
            <text:p>389.33</text:p>
          </table:table-cell>
          <table:table-cell table:style-name="ce4" table:formula="of:=[.E339]/[.$H339]" office:value-type="float" office:value="0.326201260370973" calcext:value-type="float">
            <text:p>0.33</text:p>
          </table:table-cell>
          <table:table-cell table:formula="of:=[.F339]/[.$H339]" office:value-type="float" office:value="-0.0128425693059438" calcext:value-type="float">
            <text:p>-0.01</text:p>
          </table:table-cell>
          <table:table-cell table:formula="of:=[.G339]/[.$H339]" office:value-type="float" office:value="0.945213100917465" calcext:value-type="float">
            <text:p>0.95</text:p>
          </table:table-cell>
          <table:table-cell table:style-name="ce4" table:formula="of:=DEGREES(ATAN2([.I339];[.J339]))" office:value-type="float" office:value="-2.25457496593503" calcext:value-type="float">
            <text:p>-2.2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340]-[.B$1]" office:value-type="float" office:value="132" calcext:value-type="float">
            <text:p>132</text:p>
          </table:table-cell>
          <table:table-cell table:style-name="Default" table:formula="of:=[.C340]-[.C$1]" office:value-type="float" office:value="-8" calcext:value-type="float">
            <text:p>-8</text:p>
          </table:table-cell>
          <table:table-cell table:style-name="Default" table:formula="of:=[.D340]-[.D$1]" office:value-type="float" office:value="361" calcext:value-type="float">
            <text:p>361</text:p>
          </table:table-cell>
          <table:table-cell table:formula="of:=SQRT([.E340]^2 + [.F340]^2 + [.G340]^2)" office:value-type="float" office:value="384.459360661176" calcext:value-type="float">
            <text:p>384.46</text:p>
          </table:table-cell>
          <table:table-cell table:style-name="ce4" table:formula="of:=[.E340]/[.$H340]" office:value-type="float" office:value="0.343339279795379" calcext:value-type="float">
            <text:p>0.34</text:p>
          </table:table-cell>
          <table:table-cell table:formula="of:=[.F340]/[.$H340]" office:value-type="float" office:value="-0.0208084411997199" calcext:value-type="float">
            <text:p>-0.02</text:p>
          </table:table-cell>
          <table:table-cell table:formula="of:=[.G340]/[.$H340]" office:value-type="float" office:value="0.938980909137363" calcext:value-type="float">
            <text:p>0.94</text:p>
          </table:table-cell>
          <table:table-cell table:style-name="ce4" table:formula="of:=DEGREES(ATAN2([.I340];[.J340]))" office:value-type="float" office:value="-3.46822925891715" calcext:value-type="float">
            <text:p>-3.4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341]-[.B$1]" office:value-type="float" office:value="137" calcext:value-type="float">
            <text:p>137</text:p>
          </table:table-cell>
          <table:table-cell table:style-name="Default" table:formula="of:=[.C341]-[.C$1]" office:value-type="float" office:value="-3" calcext:value-type="float">
            <text:p>-3</text:p>
          </table:table-cell>
          <table:table-cell table:style-name="Default" table:formula="of:=[.D341]-[.D$1]" office:value-type="float" office:value="361" calcext:value-type="float">
            <text:p>361</text:p>
          </table:table-cell>
          <table:table-cell table:formula="of:=SQRT([.E341]^2 + [.F341]^2 + [.G341]^2)" office:value-type="float" office:value="386.133396639037" calcext:value-type="float">
            <text:p>386.13</text:p>
          </table:table-cell>
          <table:table-cell table:style-name="ce4" table:formula="of:=[.E341]/[.$H341]" office:value-type="float" office:value="0.354799665588288" calcext:value-type="float">
            <text:p>0.35</text:p>
          </table:table-cell>
          <table:table-cell table:formula="of:=[.F341]/[.$H341]" office:value-type="float" office:value="-0.00776933574280922" calcext:value-type="float">
            <text:p>-0.01</text:p>
          </table:table-cell>
          <table:table-cell table:formula="of:=[.G341]/[.$H341]" office:value-type="float" office:value="0.934910067718042" calcext:value-type="float">
            <text:p>0.93</text:p>
          </table:table-cell>
          <table:table-cell table:style-name="ce4" table:formula="of:=DEGREES(ATAN2([.I341];[.J341]))" office:value-type="float" office:value="-1.25445162268154" calcext:value-type="float">
            <text:p>-1.2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42]-[.B$1]" office:value-type="float" office:value="125" calcext:value-type="float">
            <text:p>125</text:p>
          </table:table-cell>
          <table:table-cell table:style-name="Default" table:formula="of:=[.C342]-[.C$1]" office:value-type="float" office:value="-15" calcext:value-type="float">
            <text:p>-15</text:p>
          </table:table-cell>
          <table:table-cell table:style-name="Default" table:formula="of:=[.D342]-[.D$1]" office:value-type="float" office:value="364" calcext:value-type="float">
            <text:p>364</text:p>
          </table:table-cell>
          <table:table-cell table:formula="of:=SQRT([.E342]^2 + [.F342]^2 + [.G342]^2)" office:value-type="float" office:value="385.157110800255" calcext:value-type="float">
            <text:p>385.16</text:p>
          </table:table-cell>
          <table:table-cell table:style-name="ce4" table:formula="of:=[.E342]/[.$H342]" office:value-type="float" office:value="0.324542885214511" calcext:value-type="float">
            <text:p>0.32</text:p>
          </table:table-cell>
          <table:table-cell table:formula="of:=[.F342]/[.$H342]" office:value-type="float" office:value="-0.0389451462257414" calcext:value-type="float">
            <text:p>-0.04</text:p>
          </table:table-cell>
          <table:table-cell table:formula="of:=[.G342]/[.$H342]" office:value-type="float" office:value="0.945068881744657" calcext:value-type="float">
            <text:p>0.95</text:p>
          </table:table-cell>
          <table:table-cell table:style-name="ce4" table:formula="of:=DEGREES(ATAN2([.I342];[.J342]))" office:value-type="float" office:value="-6.84277341263094" calcext:value-type="float">
            <text:p>-6.8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343]-[.B$1]" office:value-type="float" office:value="131" calcext:value-type="float">
            <text:p>131</text:p>
          </table:table-cell>
          <table:table-cell table:style-name="Default" table:formula="of:=[.C343]-[.C$1]" office:value-type="float" office:value="-11" calcext:value-type="float">
            <text:p>-11</text:p>
          </table:table-cell>
          <table:table-cell table:style-name="Default" table:formula="of:=[.D343]-[.D$1]" office:value-type="float" office:value="372" calcext:value-type="float">
            <text:p>372</text:p>
          </table:table-cell>
          <table:table-cell table:formula="of:=SQRT([.E343]^2 + [.F343]^2 + [.G343]^2)" office:value-type="float" office:value="394.545307917861" calcext:value-type="float">
            <text:p>394.55</text:p>
          </table:table-cell>
          <table:table-cell table:style-name="ce4" table:formula="of:=[.E343]/[.$H343]" office:value-type="float" office:value="0.33202777316331" calcext:value-type="float">
            <text:p>0.33</text:p>
          </table:table-cell>
          <table:table-cell table:formula="of:=[.F343]/[.$H343]" office:value-type="float" office:value="-0.0278801946931024" calcext:value-type="float">
            <text:p>-0.03</text:p>
          </table:table-cell>
          <table:table-cell table:formula="of:=[.G343]/[.$H343]" office:value-type="float" office:value="0.942857493257644" calcext:value-type="float">
            <text:p>0.94</text:p>
          </table:table-cell>
          <table:table-cell table:style-name="ce4" table:formula="of:=DEGREES(ATAN2([.I343];[.J343]))" office:value-type="float" office:value="-4.7998361139047" calcext:value-type="float">
            <text:p>-4.8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44]-[.B$1]" office:value-type="float" office:value="131" calcext:value-type="float">
            <text:p>131</text:p>
          </table:table-cell>
          <table:table-cell table:style-name="Default" table:formula="of:=[.C344]-[.C$1]" office:value-type="float" office:value="-2" calcext:value-type="float">
            <text:p>-2</text:p>
          </table:table-cell>
          <table:table-cell table:style-name="Default" table:formula="of:=[.D344]-[.D$1]" office:value-type="float" office:value="362" calcext:value-type="float">
            <text:p>362</text:p>
          </table:table-cell>
          <table:table-cell table:formula="of:=SQRT([.E344]^2 + [.F344]^2 + [.G344]^2)" office:value-type="float" office:value="384.979220218442" calcext:value-type="float">
            <text:p>384.98</text:p>
          </table:table-cell>
          <table:table-cell table:style-name="ce4" table:formula="of:=[.E344]/[.$H344]" office:value-type="float" office:value="0.340278106246017" calcext:value-type="float">
            <text:p>0.34</text:p>
          </table:table-cell>
          <table:table-cell table:formula="of:=[.F344]/[.$H344]" office:value-type="float" office:value="-0.00519508559154225" calcext:value-type="float">
            <text:p>-0.01</text:p>
          </table:table-cell>
          <table:table-cell table:formula="of:=[.G344]/[.$H344]" office:value-type="float" office:value="0.940310492069147" calcext:value-type="float">
            <text:p>0.94</text:p>
          </table:table-cell>
          <table:table-cell table:style-name="ce4" table:formula="of:=DEGREES(ATAN2([.I344];[.J344]))" office:value-type="float" office:value="-0.874676771121319" calcext:value-type="float">
            <text:p>-0.8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345]-[.B$1]" office:value-type="float" office:value="130" calcext:value-type="float">
            <text:p>130</text:p>
          </table:table-cell>
          <table:table-cell table:style-name="Default" table:formula="of:=[.C345]-[.C$1]" office:value-type="float" office:value="-8" calcext:value-type="float">
            <text:p>-8</text:p>
          </table:table-cell>
          <table:table-cell table:style-name="Default" table:formula="of:=[.D345]-[.D$1]" office:value-type="float" office:value="370" calcext:value-type="float">
            <text:p>370</text:p>
          </table:table-cell>
          <table:table-cell table:formula="of:=SQRT([.E345]^2 + [.F345]^2 + [.G345]^2)" office:value-type="float" office:value="392.255019088348" calcext:value-type="float">
            <text:p>392.26</text:p>
          </table:table-cell>
          <table:table-cell table:style-name="ce4" table:formula="of:=[.E345]/[.$H345]" office:value-type="float" office:value="0.33141704675223" calcext:value-type="float">
            <text:p>0.33</text:p>
          </table:table-cell>
          <table:table-cell table:formula="of:=[.F345]/[.$H345]" office:value-type="float" office:value="-0.0203948951847526" calcext:value-type="float">
            <text:p>-0.02</text:p>
          </table:table-cell>
          <table:table-cell table:formula="of:=[.G345]/[.$H345]" office:value-type="float" office:value="0.94326390229481" calcext:value-type="float">
            <text:p>0.94</text:p>
          </table:table-cell>
          <table:table-cell table:style-name="ce4" table:formula="of:=DEGREES(ATAN2([.I345];[.J345]))" office:value-type="float" office:value="-3.52145337692224" calcext:value-type="float">
            <text:p>-3.5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46]-[.B$1]" office:value-type="float" office:value="135" calcext:value-type="float">
            <text:p>135</text:p>
          </table:table-cell>
          <table:table-cell table:style-name="Default" table:formula="of:=[.C346]-[.C$1]" office:value-type="float" office:value="-3" calcext:value-type="float">
            <text:p>-3</text:p>
          </table:table-cell>
          <table:table-cell table:style-name="Default" table:formula="of:=[.D346]-[.D$1]" office:value-type="float" office:value="364" calcext:value-type="float">
            <text:p>364</text:p>
          </table:table-cell>
          <table:table-cell table:formula="of:=SQRT([.E346]^2 + [.F346]^2 + [.G346]^2)" office:value-type="float" office:value="388.239616731729" calcext:value-type="float">
            <text:p>388.24</text:p>
          </table:table-cell>
          <table:table-cell table:style-name="ce4" table:formula="of:=[.E346]/[.$H346]" office:value-type="float" office:value="0.347723401172848" calcext:value-type="float">
            <text:p>0.35</text:p>
          </table:table-cell>
          <table:table-cell table:formula="of:=[.F346]/[.$H346]" office:value-type="float" office:value="-0.00772718669272997" calcext:value-type="float">
            <text:p>-0.01</text:p>
          </table:table-cell>
          <table:table-cell table:formula="of:=[.G346]/[.$H346]" office:value-type="float" office:value="0.937565318717902" calcext:value-type="float">
            <text:p>0.94</text:p>
          </table:table-cell>
          <table:table-cell table:style-name="ce4" table:formula="of:=DEGREES(ATAN2([.I346];[.J346]))" office:value-type="float" office:value="-1.27303002005671" calcext:value-type="float">
            <text:p>-1.2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47]-[.B$1]" office:value-type="float" office:value="130" calcext:value-type="float">
            <text:p>130</text:p>
          </table:table-cell>
          <table:table-cell table:style-name="Default" table:formula="of:=[.C347]-[.C$1]" office:value-type="float" office:value="0" calcext:value-type="float">
            <text:p>0</text:p>
          </table:table-cell>
          <table:table-cell table:style-name="Default" table:formula="of:=[.D347]-[.D$1]" office:value-type="float" office:value="364" calcext:value-type="float">
            <text:p>364</text:p>
          </table:table-cell>
          <table:table-cell table:formula="of:=SQRT([.E347]^2 + [.F347]^2 + [.G347]^2)" office:value-type="float" office:value="386.517787430281" calcext:value-type="float">
            <text:p>386.52</text:p>
          </table:table-cell>
          <table:table-cell table:style-name="ce4" table:formula="of:=[.E347]/[.$H347]" office:value-type="float" office:value="0.336336396998156" calcext:value-type="float">
            <text:p>0.34</text:p>
          </table:table-cell>
          <table:table-cell table:formula="of:=[.F347]/[.$H347]" office:value-type="float" office:value="0" calcext:value-type="float">
            <text:p>0.00</text:p>
          </table:table-cell>
          <table:table-cell table:formula="of:=[.G347]/[.$H347]" office:value-type="float" office:value="0.941741911594837" calcext:value-type="float">
            <text:p>0.94</text:p>
          </table:table-cell>
          <table:table-cell table:style-name="ce4" table:formula="of:=DEGREES(ATAN2([.I347];[.J347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89" calcext:value-type="float">
            <text:p>489</text:p>
          </table:table-cell>
          <table:table-cell table:style-name="Default" table:formula="of:=[.B348]-[.B$1]" office:value-type="float" office:value="129" calcext:value-type="float">
            <text:p>129</text:p>
          </table:table-cell>
          <table:table-cell table:style-name="Default" table:formula="of:=[.C348]-[.C$1]" office:value-type="float" office:value="-2" calcext:value-type="float">
            <text:p>-2</text:p>
          </table:table-cell>
          <table:table-cell table:style-name="Default" table:formula="of:=[.D348]-[.D$1]" office:value-type="float" office:value="353" calcext:value-type="float">
            <text:p>353</text:p>
          </table:table-cell>
          <table:table-cell table:formula="of:=SQRT([.E348]^2 + [.F348]^2 + [.G348]^2)" office:value-type="float" office:value="375.837730942491" calcext:value-type="float">
            <text:p>375.84</text:p>
          </table:table-cell>
          <table:table-cell table:style-name="ce4" table:formula="of:=[.E348]/[.$H348]" office:value-type="float" office:value="0.343233234397478" calcext:value-type="float">
            <text:p>0.34</text:p>
          </table:table-cell>
          <table:table-cell table:formula="of:=[.F348]/[.$H348]" office:value-type="float" office:value="-0.00532144549453454" calcext:value-type="float">
            <text:p>-0.01</text:p>
          </table:table-cell>
          <table:table-cell table:formula="of:=[.G348]/[.$H348]" office:value-type="float" office:value="0.939235129785346" calcext:value-type="float">
            <text:p>0.94</text:p>
          </table:table-cell>
          <table:table-cell table:style-name="ce4" table:formula="of:=DEGREES(ATAN2([.I348];[.J348]))" office:value-type="float" office:value="-0.888235495239771" calcext:value-type="float">
            <text:p>-0.8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49]-[.B$1]" office:value-type="float" office:value="138" calcext:value-type="float">
            <text:p>138</text:p>
          </table:table-cell>
          <table:table-cell table:style-name="Default" table:formula="of:=[.C349]-[.C$1]" office:value-type="float" office:value="-18" calcext:value-type="float">
            <text:p>-18</text:p>
          </table:table-cell>
          <table:table-cell table:style-name="Default" table:formula="of:=[.D349]-[.D$1]" office:value-type="float" office:value="362" calcext:value-type="float">
            <text:p>362</text:p>
          </table:table-cell>
          <table:table-cell table:formula="of:=SQRT([.E349]^2 + [.F349]^2 + [.G349]^2)" office:value-type="float" office:value="387.829859603409" calcext:value-type="float">
            <text:p>387.83</text:p>
          </table:table-cell>
          <table:table-cell table:style-name="ce4" table:formula="of:=[.E349]/[.$H349]" office:value-type="float" office:value="0.355826135050863" calcext:value-type="float">
            <text:p>0.36</text:p>
          </table:table-cell>
          <table:table-cell table:formula="of:=[.F349]/[.$H349]" office:value-type="float" office:value="-0.0464121045718517" calcext:value-type="float">
            <text:p>-0.05</text:p>
          </table:table-cell>
          <table:table-cell table:formula="of:=[.G349]/[.$H349]" office:value-type="float" office:value="0.933398991945018" calcext:value-type="float">
            <text:p>0.93</text:p>
          </table:table-cell>
          <table:table-cell table:style-name="ce4" table:formula="of:=DEGREES(ATAN2([.I349];[.J349]))" office:value-type="float" office:value="-7.43140797117251" calcext:value-type="float">
            <text:p>-7.4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350]-[.B$1]" office:value-type="float" office:value="137" calcext:value-type="float">
            <text:p>137</text:p>
          </table:table-cell>
          <table:table-cell table:style-name="Default" table:formula="of:=[.C350]-[.C$1]" office:value-type="float" office:value="-5" calcext:value-type="float">
            <text:p>-5</text:p>
          </table:table-cell>
          <table:table-cell table:style-name="Default" table:formula="of:=[.D350]-[.D$1]" office:value-type="float" office:value="359" calcext:value-type="float">
            <text:p>359</text:p>
          </table:table-cell>
          <table:table-cell table:formula="of:=SQRT([.E350]^2 + [.F350]^2 + [.G350]^2)" office:value-type="float" office:value="384.285050450834" calcext:value-type="float">
            <text:p>384.29</text:p>
          </table:table-cell>
          <table:table-cell table:style-name="ce4" table:formula="of:=[.E350]/[.$H350]" office:value-type="float" office:value="0.356506192055285" calcext:value-type="float">
            <text:p>0.36</text:p>
          </table:table-cell>
          <table:table-cell table:formula="of:=[.F350]/[.$H350]" office:value-type="float" office:value="-0.0130111748925287" calcext:value-type="float">
            <text:p>-0.01</text:p>
          </table:table-cell>
          <table:table-cell table:formula="of:=[.G350]/[.$H350]" office:value-type="float" office:value="0.934202357283558" calcext:value-type="float">
            <text:p>0.93</text:p>
          </table:table-cell>
          <table:table-cell table:style-name="ce4" table:formula="of:=DEGREES(ATAN2([.I350];[.J350]))" office:value-type="float" office:value="-2.09015915371068" calcext:value-type="float">
            <text:p>-2.0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51]-[.B$1]" office:value-type="float" office:value="135" calcext:value-type="float">
            <text:p>135</text:p>
          </table:table-cell>
          <table:table-cell table:style-name="Default" table:formula="of:=[.C351]-[.C$1]" office:value-type="float" office:value="-10" calcext:value-type="float">
            <text:p>-10</text:p>
          </table:table-cell>
          <table:table-cell table:style-name="Default" table:formula="of:=[.D351]-[.D$1]" office:value-type="float" office:value="366" calcext:value-type="float">
            <text:p>366</text:p>
          </table:table-cell>
          <table:table-cell table:formula="of:=SQRT([.E351]^2 + [.F351]^2 + [.G351]^2)" office:value-type="float" office:value="390.231982287459" calcext:value-type="float">
            <text:p>390.23</text:p>
          </table:table-cell>
          <table:table-cell table:style-name="ce4" table:formula="of:=[.E351]/[.$H351]" office:value-type="float" office:value="0.345948067118071" calcext:value-type="float">
            <text:p>0.35</text:p>
          </table:table-cell>
          <table:table-cell table:formula="of:=[.F351]/[.$H351]" office:value-type="float" office:value="-0.0256257827494868" calcext:value-type="float">
            <text:p>-0.03</text:p>
          </table:table-cell>
          <table:table-cell table:formula="of:=[.G351]/[.$H351]" office:value-type="float" office:value="0.937903648631215" calcext:value-type="float">
            <text:p>0.94</text:p>
          </table:table-cell>
          <table:table-cell table:style-name="ce4" table:formula="of:=DEGREES(ATAN2([.I351];[.J351]))" office:value-type="float" office:value="-4.23639479905884" calcext:value-type="float">
            <text:p>-4.2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352]-[.B$1]" office:value-type="float" office:value="131" calcext:value-type="float">
            <text:p>131</text:p>
          </table:table-cell>
          <table:table-cell table:style-name="Default" table:formula="of:=[.C352]-[.C$1]" office:value-type="float" office:value="-11" calcext:value-type="float">
            <text:p>-11</text:p>
          </table:table-cell>
          <table:table-cell table:style-name="Default" table:formula="of:=[.D352]-[.D$1]" office:value-type="float" office:value="374" calcext:value-type="float">
            <text:p>374</text:p>
          </table:table-cell>
          <table:table-cell table:formula="of:=SQRT([.E352]^2 + [.F352]^2 + [.G352]^2)" office:value-type="float" office:value="396.431583000144" calcext:value-type="float">
            <text:p>396.43</text:p>
          </table:table-cell>
          <table:table-cell table:style-name="ce4" table:formula="of:=[.E352]/[.$H352]" office:value-type="float" office:value="0.330447940117709" calcext:value-type="float">
            <text:p>0.33</text:p>
          </table:table-cell>
          <table:table-cell table:formula="of:=[.F352]/[.$H352]" office:value-type="float" office:value="-0.0277475369564488" calcext:value-type="float">
            <text:p>-0.03</text:p>
          </table:table-cell>
          <table:table-cell table:formula="of:=[.G352]/[.$H352]" office:value-type="float" office:value="0.94341625651926" calcext:value-type="float">
            <text:p>0.94</text:p>
          </table:table-cell>
          <table:table-cell table:style-name="ce4" table:formula="of:=DEGREES(ATAN2([.I352];[.J352]))" office:value-type="float" office:value="-4.7998361139047" calcext:value-type="float">
            <text:p>-4.8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53]-[.B$1]" office:value-type="float" office:value="131" calcext:value-type="float">
            <text:p>131</text:p>
          </table:table-cell>
          <table:table-cell table:style-name="Default" table:formula="of:=[.C353]-[.C$1]" office:value-type="float" office:value="-4" calcext:value-type="float">
            <text:p>-4</text:p>
          </table:table-cell>
          <table:table-cell table:style-name="Default" table:formula="of:=[.D353]-[.D$1]" office:value-type="float" office:value="365" calcext:value-type="float">
            <text:p>365</text:p>
          </table:table-cell>
          <table:table-cell table:formula="of:=SQRT([.E353]^2 + [.F353]^2 + [.G353]^2)" office:value-type="float" office:value="387.81696713785" calcext:value-type="float">
            <text:p>387.82</text:p>
          </table:table-cell>
          <table:table-cell table:style-name="ce4" table:formula="of:=[.E353]/[.$H353]" office:value-type="float" office:value="0.337788212224959" calcext:value-type="float">
            <text:p>0.34</text:p>
          </table:table-cell>
          <table:table-cell table:formula="of:=[.F353]/[.$H353]" office:value-type="float" office:value="-0.0103141438847316" calcext:value-type="float">
            <text:p>-0.01</text:p>
          </table:table-cell>
          <table:table-cell table:formula="of:=[.G353]/[.$H353]" office:value-type="float" office:value="0.941165629481757" calcext:value-type="float">
            <text:p>0.94</text:p>
          </table:table-cell>
          <table:table-cell table:style-name="ce4" table:formula="of:=DEGREES(ATAN2([.I353];[.J353]))" office:value-type="float" office:value="-1.74894604455423" calcext:value-type="float">
            <text:p>-1.7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54]-[.B$1]" office:value-type="float" office:value="143" calcext:value-type="float">
            <text:p>143</text:p>
          </table:table-cell>
          <table:table-cell table:style-name="Default" table:formula="of:=[.C354]-[.C$1]" office:value-type="float" office:value="-4" calcext:value-type="float">
            <text:p>-4</text:p>
          </table:table-cell>
          <table:table-cell table:style-name="Default" table:formula="of:=[.D354]-[.D$1]" office:value-type="float" office:value="365" calcext:value-type="float">
            <text:p>365</text:p>
          </table:table-cell>
          <table:table-cell table:formula="of:=SQRT([.E354]^2 + [.F354]^2 + [.G354]^2)" office:value-type="float" office:value="392.033161862616" calcext:value-type="float">
            <text:p>392.03</text:p>
          </table:table-cell>
          <table:table-cell table:style-name="ce4" table:formula="of:=[.E354]/[.$H354]" office:value-type="float" office:value="0.364765060487696" calcext:value-type="float">
            <text:p>0.36</text:p>
          </table:table-cell>
          <table:table-cell table:formula="of:=[.F354]/[.$H354]" office:value-type="float" office:value="-0.0102032184751803" calcext:value-type="float">
            <text:p>-0.01</text:p>
          </table:table-cell>
          <table:table-cell table:formula="of:=[.G354]/[.$H354]" office:value-type="float" office:value="0.931043685860204" calcext:value-type="float">
            <text:p>0.93</text:p>
          </table:table-cell>
          <table:table-cell table:style-name="ce4" table:formula="of:=DEGREES(ATAN2([.I354];[.J354]))" office:value-type="float" office:value="-1.60226134627098" calcext:value-type="float">
            <text:p>-1.6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55]-[.B$1]" office:value-type="float" office:value="134" calcext:value-type="float">
            <text:p>134</text:p>
          </table:table-cell>
          <table:table-cell table:style-name="Default" table:formula="of:=[.C355]-[.C$1]" office:value-type="float" office:value="-4" calcext:value-type="float">
            <text:p>-4</text:p>
          </table:table-cell>
          <table:table-cell table:style-name="Default" table:formula="of:=[.D355]-[.D$1]" office:value-type="float" office:value="369" calcext:value-type="float">
            <text:p>369</text:p>
          </table:table-cell>
          <table:table-cell table:formula="of:=SQRT([.E355]^2 + [.F355]^2 + [.G355]^2)" office:value-type="float" office:value="392.597758526459" calcext:value-type="float">
            <text:p>392.60</text:p>
          </table:table-cell>
          <table:table-cell table:style-name="ce4" table:formula="of:=[.E355]/[.$H355]" office:value-type="float" office:value="0.341316263503244" calcext:value-type="float">
            <text:p>0.34</text:p>
          </table:table-cell>
          <table:table-cell table:formula="of:=[.F355]/[.$H355]" office:value-type="float" office:value="-0.0101885451792013" calcext:value-type="float">
            <text:p>-0.01</text:p>
          </table:table-cell>
          <table:table-cell table:formula="of:=[.G355]/[.$H355]" office:value-type="float" office:value="0.939893292781322" calcext:value-type="float">
            <text:p>0.94</text:p>
          </table:table-cell>
          <table:table-cell table:style-name="ce4" table:formula="of:=DEGREES(ATAN2([.I355];[.J355]))" office:value-type="float" office:value="-1.70981404414153" calcext:value-type="float">
            <text:p>-1.7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56]-[.B$1]" office:value-type="float" office:value="138" calcext:value-type="float">
            <text:p>138</text:p>
          </table:table-cell>
          <table:table-cell table:style-name="Default" table:formula="of:=[.C356]-[.C$1]" office:value-type="float" office:value="-4" calcext:value-type="float">
            <text:p>-4</text:p>
          </table:table-cell>
          <table:table-cell table:style-name="Default" table:formula="of:=[.D356]-[.D$1]" office:value-type="float" office:value="360" calcext:value-type="float">
            <text:p>360</text:p>
          </table:table-cell>
          <table:table-cell table:formula="of:=SQRT([.E356]^2 + [.F356]^2 + [.G356]^2)" office:value-type="float" office:value="385.564521189385" calcext:value-type="float">
            <text:p>385.56</text:p>
          </table:table-cell>
          <table:table-cell table:style-name="ce4" table:formula="of:=[.E356]/[.$H356]" office:value-type="float" office:value="0.357916749119704" calcext:value-type="float">
            <text:p>0.36</text:p>
          </table:table-cell>
          <table:table-cell table:formula="of:=[.F356]/[.$H356]" office:value-type="float" office:value="-0.0103743985252088" calcext:value-type="float">
            <text:p>-0.01</text:p>
          </table:table-cell>
          <table:table-cell table:formula="of:=[.G356]/[.$H356]" office:value-type="float" office:value="0.933695867268793" calcext:value-type="float">
            <text:p>0.93</text:p>
          </table:table-cell>
          <table:table-cell table:style-name="ce4" table:formula="of:=DEGREES(ATAN2([.I356];[.J356]))" office:value-type="float" office:value="-1.66028236898281" calcext:value-type="float">
            <text:p>-1.6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57]-[.B$1]" office:value-type="float" office:value="134" calcext:value-type="float">
            <text:p>134</text:p>
          </table:table-cell>
          <table:table-cell table:style-name="Default" table:formula="of:=[.C357]-[.C$1]" office:value-type="float" office:value="-9" calcext:value-type="float">
            <text:p>-9</text:p>
          </table:table-cell>
          <table:table-cell table:style-name="Default" table:formula="of:=[.D357]-[.D$1]" office:value-type="float" office:value="360" calcext:value-type="float">
            <text:p>360</text:p>
          </table:table-cell>
          <table:table-cell table:formula="of:=SQRT([.E357]^2 + [.F357]^2 + [.G357]^2)" office:value-type="float" office:value="384.235604805177" calcext:value-type="float">
            <text:p>384.24</text:p>
          </table:table-cell>
          <table:table-cell table:style-name="ce4" table:formula="of:=[.E357]/[.$H357]" office:value-type="float" office:value="0.348744359773591" calcext:value-type="float">
            <text:p>0.35</text:p>
          </table:table-cell>
          <table:table-cell table:formula="of:=[.F357]/[.$H357]" office:value-type="float" office:value="-0.0234231286415099" calcext:value-type="float">
            <text:p>-0.02</text:p>
          </table:table-cell>
          <table:table-cell table:formula="of:=[.G357]/[.$H357]" office:value-type="float" office:value="0.936925145660394" calcext:value-type="float">
            <text:p>0.94</text:p>
          </table:table-cell>
          <table:table-cell table:style-name="ce4" table:formula="of:=DEGREES(ATAN2([.I357];[.J357]))" office:value-type="float" office:value="-3.84245312791486" calcext:value-type="float">
            <text:p>-3.8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358]-[.B$1]" office:value-type="float" office:value="134" calcext:value-type="float">
            <text:p>134</text:p>
          </table:table-cell>
          <table:table-cell table:style-name="Default" table:formula="of:=[.C358]-[.C$1]" office:value-type="float" office:value="-14" calcext:value-type="float">
            <text:p>-14</text:p>
          </table:table-cell>
          <table:table-cell table:style-name="Default" table:formula="of:=[.D358]-[.D$1]" office:value-type="float" office:value="374" calcext:value-type="float">
            <text:p>374</text:p>
          </table:table-cell>
          <table:table-cell table:formula="of:=SQRT([.E358]^2 + [.F358]^2 + [.G358]^2)" office:value-type="float" office:value="397.527357549138" calcext:value-type="float">
            <text:p>397.53</text:p>
          </table:table-cell>
          <table:table-cell table:style-name="ce4" table:formula="of:=[.E358]/[.$H358]" office:value-type="float" office:value="0.337083718781383" calcext:value-type="float">
            <text:p>0.34</text:p>
          </table:table-cell>
          <table:table-cell table:formula="of:=[.F358]/[.$H358]" office:value-type="float" office:value="-0.0352177019622341" calcext:value-type="float">
            <text:p>-0.04</text:p>
          </table:table-cell>
          <table:table-cell table:formula="of:=[.G358]/[.$H358]" office:value-type="float" office:value="0.940815752419682" calcext:value-type="float">
            <text:p>0.94</text:p>
          </table:table-cell>
          <table:table-cell table:style-name="ce4" table:formula="of:=DEGREES(ATAN2([.I358];[.J358]))" office:value-type="float" office:value="-5.96448710125312" calcext:value-type="float">
            <text:p>-5.9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59]-[.B$1]" office:value-type="float" office:value="121" calcext:value-type="float">
            <text:p>121</text:p>
          </table:table-cell>
          <table:table-cell table:style-name="Default" table:formula="of:=[.C359]-[.C$1]" office:value-type="float" office:value="-14" calcext:value-type="float">
            <text:p>-14</text:p>
          </table:table-cell>
          <table:table-cell table:style-name="Default" table:formula="of:=[.D359]-[.D$1]" office:value-type="float" office:value="362" calcext:value-type="float">
            <text:p>362</text:p>
          </table:table-cell>
          <table:table-cell table:formula="of:=SQRT([.E359]^2 + [.F359]^2 + [.G359]^2)" office:value-type="float" office:value="381.943713130613" calcext:value-type="float">
            <text:p>381.94</text:p>
          </table:table-cell>
          <table:table-cell table:style-name="ce4" table:formula="of:=[.E359]/[.$H359]" office:value-type="float" office:value="0.316800606582106" calcext:value-type="float">
            <text:p>0.32</text:p>
          </table:table-cell>
          <table:table-cell table:formula="of:=[.F359]/[.$H359]" office:value-type="float" office:value="-0.036654615637599" calcext:value-type="float">
            <text:p>-0.04</text:p>
          </table:table-cell>
          <table:table-cell table:formula="of:=[.G359]/[.$H359]" office:value-type="float" office:value="0.94778363291506" calcext:value-type="float">
            <text:p>0.95</text:p>
          </table:table-cell>
          <table:table-cell table:style-name="ce4" table:formula="of:=DEGREES(ATAN2([.I359];[.J359]))" office:value-type="float" office:value="-6.59991698191387" calcext:value-type="float">
            <text:p>-6.6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16" calcext:value-type="float">
            <text:p>516</text:p>
          </table:table-cell>
          <table:table-cell table:style-name="Default" table:formula="of:=[.B360]-[.B$1]" office:value-type="float" office:value="127" calcext:value-type="float">
            <text:p>127</text:p>
          </table:table-cell>
          <table:table-cell table:style-name="Default" table:formula="of:=[.C360]-[.C$1]" office:value-type="float" office:value="0" calcext:value-type="float">
            <text:p>0</text:p>
          </table:table-cell>
          <table:table-cell table:style-name="Default" table:formula="of:=[.D360]-[.D$1]" office:value-type="float" office:value="380" calcext:value-type="float">
            <text:p>380</text:p>
          </table:table-cell>
          <table:table-cell table:formula="of:=SQRT([.E360]^2 + [.F360]^2 + [.G360]^2)" office:value-type="float" office:value="400.660704337223" calcext:value-type="float">
            <text:p>400.66</text:p>
          </table:table-cell>
          <table:table-cell table:style-name="ce4" table:formula="of:=[.E360]/[.$H360]" office:value-type="float" office:value="0.316976430743525" calcext:value-type="float">
            <text:p>0.32</text:p>
          </table:table-cell>
          <table:table-cell table:formula="of:=[.F360]/[.$H360]" office:value-type="float" office:value="0" calcext:value-type="float">
            <text:p>0.00</text:p>
          </table:table-cell>
          <table:table-cell table:formula="of:=[.G360]/[.$H360]" office:value-type="float" office:value="0.948433414823147" calcext:value-type="float">
            <text:p>0.95</text:p>
          </table:table-cell>
          <table:table-cell table:style-name="ce4" table:formula="of:=DEGREES(ATAN2([.I360];[.J360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61]-[.B$1]" office:value-type="float" office:value="131" calcext:value-type="float">
            <text:p>131</text:p>
          </table:table-cell>
          <table:table-cell table:style-name="Default" table:formula="of:=[.C361]-[.C$1]" office:value-type="float" office:value="-6" calcext:value-type="float">
            <text:p>-6</text:p>
          </table:table-cell>
          <table:table-cell table:style-name="Default" table:formula="of:=[.D361]-[.D$1]" office:value-type="float" office:value="369" calcext:value-type="float">
            <text:p>369</text:p>
          </table:table-cell>
          <table:table-cell table:formula="of:=SQRT([.E361]^2 + [.F361]^2 + [.G361]^2)" office:value-type="float" office:value="391.609499374058" calcext:value-type="float">
            <text:p>391.61</text:p>
          </table:table-cell>
          <table:table-cell table:style-name="ce4" table:formula="of:=[.E361]/[.$H361]" office:value-type="float" office:value="0.334516910875217" calcext:value-type="float">
            <text:p>0.33</text:p>
          </table:table-cell>
          <table:table-cell table:formula="of:=[.F361]/[.$H361]" office:value-type="float" office:value="-0.015321385230926" calcext:value-type="float">
            <text:p>-0.02</text:p>
          </table:table-cell>
          <table:table-cell table:formula="of:=[.G361]/[.$H361]" office:value-type="float" office:value="0.942265191701947" calcext:value-type="float">
            <text:p>0.94</text:p>
          </table:table-cell>
          <table:table-cell table:style-name="ce4" table:formula="of:=DEGREES(ATAN2([.I361];[.J361]))" office:value-type="float" office:value="-2.62240146054109" calcext:value-type="float">
            <text:p>-2.6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62]-[.B$1]" office:value-type="float" office:value="129" calcext:value-type="float">
            <text:p>129</text:p>
          </table:table-cell>
          <table:table-cell table:style-name="Default" table:formula="of:=[.C362]-[.C$1]" office:value-type="float" office:value="-18" calcext:value-type="float">
            <text:p>-18</text:p>
          </table:table-cell>
          <table:table-cell table:style-name="Default" table:formula="of:=[.D362]-[.D$1]" office:value-type="float" office:value="365" calcext:value-type="float">
            <text:p>365</text:p>
          </table:table-cell>
          <table:table-cell table:formula="of:=SQRT([.E362]^2 + [.F362]^2 + [.G362]^2)" office:value-type="float" office:value="387.543545940324" calcext:value-type="float">
            <text:p>387.54</text:p>
          </table:table-cell>
          <table:table-cell table:style-name="ce4" table:formula="of:=[.E362]/[.$H362]" office:value-type="float" office:value="0.332865819470682" calcext:value-type="float">
            <text:p>0.33</text:p>
          </table:table-cell>
          <table:table-cell table:formula="of:=[.F362]/[.$H362]" office:value-type="float" office:value="-0.0464463934145138" calcext:value-type="float">
            <text:p>-0.05</text:p>
          </table:table-cell>
          <table:table-cell table:formula="of:=[.G362]/[.$H362]" office:value-type="float" office:value="0.941829644238753" calcext:value-type="float">
            <text:p>0.94</text:p>
          </table:table-cell>
          <table:table-cell table:style-name="ce4" table:formula="of:=DEGREES(ATAN2([.I362];[.J362]))" office:value-type="float" office:value="-7.94347181059041" calcext:value-type="float">
            <text:p>-7.9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63]-[.B$1]" office:value-type="float" office:value="138" calcext:value-type="float">
            <text:p>138</text:p>
          </table:table-cell>
          <table:table-cell table:style-name="Default" table:formula="of:=[.C363]-[.C$1]" office:value-type="float" office:value="-9" calcext:value-type="float">
            <text:p>-9</text:p>
          </table:table-cell>
          <table:table-cell table:style-name="Default" table:formula="of:=[.D363]-[.D$1]" office:value-type="float" office:value="362" calcext:value-type="float">
            <text:p>362</text:p>
          </table:table-cell>
          <table:table-cell table:formula="of:=SQRT([.E363]^2 + [.F363]^2 + [.G363]^2)" office:value-type="float" office:value="387.516451263685" calcext:value-type="float">
            <text:p>387.52</text:p>
          </table:table-cell>
          <table:table-cell table:style-name="ce4" table:formula="of:=[.E363]/[.$H363]" office:value-type="float" office:value="0.356113913486729" calcext:value-type="float">
            <text:p>0.36</text:p>
          </table:table-cell>
          <table:table-cell table:formula="of:=[.F363]/[.$H363]" office:value-type="float" office:value="-0.0232248204447866" calcext:value-type="float">
            <text:p>-0.02</text:p>
          </table:table-cell>
          <table:table-cell table:formula="of:=[.G363]/[.$H363]" office:value-type="float" office:value="0.934153889001418" calcext:value-type="float">
            <text:p>0.93</text:p>
          </table:table-cell>
          <table:table-cell table:style-name="ce4" table:formula="of:=DEGREES(ATAN2([.I363];[.J363]))" office:value-type="float" office:value="-3.73139699916045" calcext:value-type="float">
            <text:p>-3.7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64]-[.B$1]" office:value-type="float" office:value="142" calcext:value-type="float">
            <text:p>142</text:p>
          </table:table-cell>
          <table:table-cell table:style-name="Default" table:formula="of:=[.C364]-[.C$1]" office:value-type="float" office:value="-3" calcext:value-type="float">
            <text:p>-3</text:p>
          </table:table-cell>
          <table:table-cell table:style-name="Default" table:formula="of:=[.D364]-[.D$1]" office:value-type="float" office:value="366" calcext:value-type="float">
            <text:p>366</text:p>
          </table:table-cell>
          <table:table-cell table:formula="of:=SQRT([.E364]^2 + [.F364]^2 + [.G364]^2)" office:value-type="float" office:value="392.592664220818" calcext:value-type="float">
            <text:p>392.59</text:p>
          </table:table-cell>
          <table:table-cell table:style-name="ce4" table:formula="of:=[.E364]/[.$H364]" office:value-type="float" office:value="0.361698047216008" calcext:value-type="float">
            <text:p>0.36</text:p>
          </table:table-cell>
          <table:table-cell table:formula="of:=[.F364]/[.$H364]" office:value-type="float" office:value="-0.00764150803977483" calcext:value-type="float">
            <text:p>-0.01</text:p>
          </table:table-cell>
          <table:table-cell table:formula="of:=[.G364]/[.$H364]" office:value-type="float" office:value="0.932263980852529" calcext:value-type="float">
            <text:p>0.93</text:p>
          </table:table-cell>
          <table:table-cell table:style-name="ce4" table:formula="of:=DEGREES(ATAN2([.I364];[.J364]))" office:value-type="float" office:value="-1.21029416892122" calcext:value-type="float">
            <text:p>-1.2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365]-[.B$1]" office:value-type="float" office:value="131" calcext:value-type="float">
            <text:p>131</text:p>
          </table:table-cell>
          <table:table-cell table:style-name="Default" table:formula="of:=[.C365]-[.C$1]" office:value-type="float" office:value="3" calcext:value-type="float">
            <text:p>3</text:p>
          </table:table-cell>
          <table:table-cell table:style-name="Default" table:formula="of:=[.D365]-[.D$1]" office:value-type="float" office:value="367" calcext:value-type="float">
            <text:p>367</text:p>
          </table:table-cell>
          <table:table-cell table:formula="of:=SQRT([.E365]^2 + [.F365]^2 + [.G365]^2)" office:value-type="float" office:value="389.690903152742" calcext:value-type="float">
            <text:p>389.69</text:p>
          </table:table-cell>
          <table:table-cell table:style-name="ce4" table:formula="of:=[.E365]/[.$H365]" office:value-type="float" office:value="0.336163864591557" calcext:value-type="float">
            <text:p>0.34</text:p>
          </table:table-cell>
          <table:table-cell table:formula="of:=[.F365]/[.$H365]" office:value-type="float" office:value="0.00769840911278375" calcext:value-type="float">
            <text:p>0.01</text:p>
          </table:table-cell>
          <table:table-cell table:formula="of:=[.G365]/[.$H365]" office:value-type="float" office:value="0.941772048130545" calcext:value-type="float">
            <text:p>0.94</text:p>
          </table:table-cell>
          <table:table-cell table:style-name="ce4" table:formula="of:=DEGREES(ATAN2([.I365];[.J365]))" office:value-type="float" office:value="1.31188778250411" calcext:value-type="float">
            <text:p>1.31</text:p>
          </table:table-cell>
          <table:table-cell table:number-columns-repeated="5"/>
        </table:table-row>
        <table:table-row table:style-name="ro1" table:number-rows-repeated="57">
          <table:table-cell table:number-columns-repeated="4"/>
          <table:table-cell table:style-name="Default" table:number-columns-repeated="3"/>
          <table:table-cell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 table:number-rows-repeated="306">
          <table:table-cell table:number-columns-repeated="8"/>
          <table:table-cell table:style-name="ce4"/>
          <table:table-cell table:number-columns-repeated="8"/>
        </table:table-row>
        <table:table-row table:style-name="ro1" table:number-rows-repeated="104784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+X =&gt; Ea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number-columns-repeated="1012" table:default-cell-style-name="Default"/>
        <table:table-row table:style-name="ro1">
          <table:table-cell office:value-type="string" calcext:value-type="string">
            <text:p>Bias Correction </text:p>
          </table:table-cell>
          <table:table-cell table:style-name="ce1" table:formula="of:=['+X =&gt; North'.B1]" office:value-type="float" office:value="-57" calcext:value-type="float">
            <text:p>-57</text:p>
          </table:table-cell>
          <table:table-cell table:style-name="ce1" table:formula="of:=['+X =&gt; North'.C1]" office:value-type="float" office:value="298" calcext:value-type="float">
            <text:p>298</text:p>
          </table:table-cell>
          <table:table-cell table:style-name="ce1" table:formula="of:=['+X =&gt; North'.D1]" office:value-type="float" office:value="136" calcext:value-type="float">
            <text:p>136</text:p>
          </table:table-cell>
          <table:table-cell table:style-name="ce5" table:number-columns-repeated="4"/>
          <table:table-cell table:style-name="ce7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z</text:p>
          </table:table-cell>
          <table:table-cell table:style-name="ce6" office:value-type="string" calcext:value-type="string">
            <text:p>Corrected Mx</text:p>
          </table:table-cell>
          <table:table-cell table:style-name="ce6" office:value-type="string" calcext:value-type="string">
            <text:p>Corrected My</text:p>
          </table:table-cell>
          <table:table-cell table:style-name="ce6" office:value-type="string" calcext:value-type="string">
            <text:p>Corrected Mz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Mnx</text:p>
          </table:table-cell>
          <table:table-cell table:style-name="ce2" office:value-type="string" calcext:value-type="string">
            <text:p>Mny</text:p>
          </table:table-cell>
          <table:table-cell table:style-name="ce2" office:value-type="string" calcext:value-type="string">
            <text:p>Mnz</text:p>
          </table:table-cell>
          <table:table-cell table:style-name="ce8" office:value-type="string" calcext:value-type="string">
            <text:p>Bearing to North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67" calcext:value-type="float">
            <text:p>167</text:p>
          </table:table-cell>
          <table:table-cell office:value-type="float" office:value="506" calcext:value-type="float">
            <text:p>506</text:p>
          </table:table-cell>
          <table:table-cell table:formula="of:=[.B3]-[.B$1]" office:value-type="float" office:value="-5" calcext:value-type="float">
            <text:p>-5</text:p>
          </table:table-cell>
          <table:table-cell table:formula="of:=[.C3]-[.C$1]" office:value-type="float" office:value="-131" calcext:value-type="float">
            <text:p>-131</text:p>
          </table:table-cell>
          <table:table-cell table:formula="of:=[.D3]-[.D$1]" office:value-type="float" office:value="370" calcext:value-type="float">
            <text:p>370</text:p>
          </table:table-cell>
          <table:table-cell table:formula="of:=SQRT([.E3]^2 + [.F3]^2 + [.G3]^2)" office:value-type="float" office:value="392.537896259711" calcext:value-type="float">
            <text:p>392.54</text:p>
          </table:table-cell>
          <table:table-cell table:formula="of:=[.E3]/[.$H3]" office:value-type="float" office:value="-0.0127376236731342" calcext:value-type="float">
            <text:p>-0.01</text:p>
          </table:table-cell>
          <table:table-cell table:formula="of:=[.F3]/[.$H3]" office:value-type="float" office:value="-0.333725740236116" calcext:value-type="float">
            <text:p>-0.33</text:p>
          </table:table-cell>
          <table:table-cell table:formula="of:=[.G3]/[.$H3]" office:value-type="float" office:value="0.942584151811931" calcext:value-type="float">
            <text:p>0.94</text:p>
          </table:table-cell>
          <table:table-cell table:formula="of:=MOD(DEGREES(ATAN2([.I3];[.J3]))+360; 360)" office:value-type="float" office:value="267.814199193224" calcext:value-type="float">
            <text:p>267.81</text:p>
          </table:table-cell>
          <table:table-cell table:number-columns-repeated="2"/>
          <table:table-cell table:style-name="ce7" office:value-type="string" calcext:value-type="string">
            <text:p>Mx</text:p>
          </table:table-cell>
          <table:table-cell table:style-name="ce7" office:value-type="string" calcext:value-type="string">
            <text:p>My</text:p>
          </table:table-cell>
          <table:table-cell table:style-name="ce7" office:value-type="string" calcext:value-type="string">
            <text:p>M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6" calcext:value-type="float">
            <text:p>176</text:p>
          </table:table-cell>
          <table:table-cell office:value-type="float" office:value="505" calcext:value-type="float">
            <text:p>505</text:p>
          </table:table-cell>
          <table:table-cell table:formula="of:=[.B4]-[.B$1]" office:value-type="float" office:value="-6" calcext:value-type="float">
            <text:p>-6</text:p>
          </table:table-cell>
          <table:table-cell table:formula="of:=[.C4]-[.C$1]" office:value-type="float" office:value="-122" calcext:value-type="float">
            <text:p>-122</text:p>
          </table:table-cell>
          <table:table-cell table:formula="of:=[.D4]-[.D$1]" office:value-type="float" office:value="369" calcext:value-type="float">
            <text:p>369</text:p>
          </table:table-cell>
          <table:table-cell table:formula="of:=SQRT([.E4]^2 + [.F4]^2 + [.G4]^2)" office:value-type="float" office:value="388.691394296298" calcext:value-type="float">
            <text:p>388.69</text:p>
          </table:table-cell>
          <table:table-cell table:formula="of:=[.E4]/[.$H4]" office:value-type="float" office:value="-0.0154364107053686" calcext:value-type="float">
            <text:p>-0.02</text:p>
          </table:table-cell>
          <table:table-cell table:formula="of:=[.F4]/[.$H4]" office:value-type="float" office:value="-0.313873684342494" calcext:value-type="float">
            <text:p>-0.31</text:p>
          </table:table-cell>
          <table:table-cell table:formula="of:=[.G4]/[.$H4]" office:value-type="float" office:value="0.949339258380166" calcext:value-type="float">
            <text:p>0.95</text:p>
          </table:table-cell>
          <table:table-cell table:formula="of:=MOD(DEGREES(ATAN2([.I4];[.J4]))+360; 360)" office:value-type="float" office:value="267.184443315789" calcext:value-type="float">
            <text:p>267.18</text:p>
          </table:table-cell>
          <table:table-cell/>
          <table:table-cell table:style-name="ce7" office:value-type="string" calcext:value-type="string">
            <text:p>Min</text:p>
          </table:table-cell>
          <table:table-cell table:style-name="ce4" table:formula="of:=MIN([.B3:.B203])" office:value-type="float" office:value="-69" calcext:value-type="float">
            <text:p>-69.00</text:p>
          </table:table-cell>
          <table:table-cell table:style-name="ce4" table:formula="of:=MIN([.C3:.C203])" office:value-type="float" office:value="160" calcext:value-type="float">
            <text:p>160.00</text:p>
          </table:table-cell>
          <table:table-cell table:style-name="ce4" table:formula="of:=MIN([.D3:.D203])" office:value-type="float" office:value="483" calcext:value-type="float">
            <text:p>483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79" calcext:value-type="float">
            <text:p>179</text:p>
          </table:table-cell>
          <table:table-cell office:value-type="float" office:value="495" calcext:value-type="float">
            <text:p>495</text:p>
          </table:table-cell>
          <table:table-cell table:formula="of:=[.B5]-[.B$1]" office:value-type="float" office:value="-5" calcext:value-type="float">
            <text:p>-5</text:p>
          </table:table-cell>
          <table:table-cell table:formula="of:=[.C5]-[.C$1]" office:value-type="float" office:value="-119" calcext:value-type="float">
            <text:p>-119</text:p>
          </table:table-cell>
          <table:table-cell table:formula="of:=[.D5]-[.D$1]" office:value-type="float" office:value="359" calcext:value-type="float">
            <text:p>359</text:p>
          </table:table-cell>
          <table:table-cell table:formula="of:=SQRT([.E5]^2 + [.F5]^2 + [.G5]^2)" office:value-type="float" office:value="378.241986035395" calcext:value-type="float">
            <text:p>378.24</text:p>
          </table:table-cell>
          <table:table-cell table:formula="of:=[.E5]/[.$H5]" office:value-type="float" office:value="-0.0132190507257227" calcext:value-type="float">
            <text:p>-0.01</text:p>
          </table:table-cell>
          <table:table-cell table:formula="of:=[.F5]/[.$H5]" office:value-type="float" office:value="-0.314613407272201" calcext:value-type="float">
            <text:p>-0.31</text:p>
          </table:table-cell>
          <table:table-cell table:formula="of:=[.G5]/[.$H5]" office:value-type="float" office:value="0.949127842106893" calcext:value-type="float">
            <text:p>0.95</text:p>
          </table:table-cell>
          <table:table-cell table:formula="of:=MOD(DEGREES(ATAN2([.I5];[.J5]))+360; 360)" office:value-type="float" office:value="267.594029483355" calcext:value-type="float">
            <text:p>267.59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4" table:formula="of:=MAX([.B3:.B203])" office:value-type="float" office:value="-43" calcext:value-type="float">
            <text:p>-43.00</text:p>
          </table:table-cell>
          <table:table-cell table:style-name="ce4" table:formula="of:=MAX([.C3:.C203])" office:value-type="float" office:value="187" calcext:value-type="float">
            <text:p>187.00</text:p>
          </table:table-cell>
          <table:table-cell table:style-name="ce4" table:formula="of:=MAX([.D3:.D203])" office:value-type="float" office:value="515" calcext:value-type="float">
            <text:p>515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6]-[.B$1]" office:value-type="float" office:value="6" calcext:value-type="float">
            <text:p>6</text:p>
          </table:table-cell>
          <table:table-cell table:formula="of:=[.C6]-[.C$1]" office:value-type="float" office:value="-125" calcext:value-type="float">
            <text:p>-125</text:p>
          </table:table-cell>
          <table:table-cell table:formula="of:=[.D6]-[.D$1]" office:value-type="float" office:value="362" calcext:value-type="float">
            <text:p>362</text:p>
          </table:table-cell>
          <table:table-cell table:formula="of:=SQRT([.E6]^2 + [.F6]^2 + [.G6]^2)" office:value-type="float" office:value="383.020887158912" calcext:value-type="float">
            <text:p>383.02</text:p>
          </table:table-cell>
          <table:table-cell table:formula="of:=[.E6]/[.$H6]" office:value-type="float" office:value="0.0156649420466478" calcext:value-type="float">
            <text:p>0.02</text:p>
          </table:table-cell>
          <table:table-cell table:formula="of:=[.F6]/[.$H6]" office:value-type="float" office:value="-0.326352959305163" calcext:value-type="float">
            <text:p>-0.33</text:p>
          </table:table-cell>
          <table:table-cell table:formula="of:=[.G6]/[.$H6]" office:value-type="float" office:value="0.945118170147753" calcext:value-type="float">
            <text:p>0.95</text:p>
          </table:table-cell>
          <table:table-cell table:formula="of:=MOD(DEGREES(ATAN2([.I6];[.J6]))+360; 360)" office:value-type="float" office:value="272.748088180054" calcext:value-type="float">
            <text:p>272.75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4" table:formula="of:=AVERAGE([.B3:.B203])" office:value-type="float" office:value="-55.3233830845771" calcext:value-type="float">
            <text:p>-55.32</text:p>
          </table:table-cell>
          <table:table-cell table:style-name="ce4" table:formula="of:=AVERAGE([.C3:.C203])" office:value-type="float" office:value="173.65671641791" calcext:value-type="float">
            <text:p>173.66</text:p>
          </table:table-cell>
          <table:table-cell table:style-name="ce4" table:formula="of:=AVERAGE([.D3:.D203])" office:value-type="float" office:value="500.92039800995" calcext:value-type="float">
            <text:p>500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01" calcext:value-type="float">
            <text:p>501</text:p>
          </table:table-cell>
          <table:table-cell table:formula="of:=[.B7]-[.B$1]" office:value-type="float" office:value="4" calcext:value-type="float">
            <text:p>4</text:p>
          </table:table-cell>
          <table:table-cell table:formula="of:=[.C7]-[.C$1]" office:value-type="float" office:value="-130" calcext:value-type="float">
            <text:p>-130</text:p>
          </table:table-cell>
          <table:table-cell table:formula="of:=[.D7]-[.D$1]" office:value-type="float" office:value="365" calcext:value-type="float">
            <text:p>365</text:p>
          </table:table-cell>
          <table:table-cell table:formula="of:=SQRT([.E7]^2 + [.F7]^2 + [.G7]^2)" office:value-type="float" office:value="387.480322081006" calcext:value-type="float">
            <text:p>387.48</text:p>
          </table:table-cell>
          <table:table-cell table:formula="of:=[.E7]/[.$H7]" office:value-type="float" office:value="0.0103231048702488" calcext:value-type="float">
            <text:p>0.01</text:p>
          </table:table-cell>
          <table:table-cell table:formula="of:=[.F7]/[.$H7]" office:value-type="float" office:value="-0.335500908283086" calcext:value-type="float">
            <text:p>-0.34</text:p>
          </table:table-cell>
          <table:table-cell table:formula="of:=[.G7]/[.$H7]" office:value-type="float" office:value="0.941983319410202" calcext:value-type="float">
            <text:p>0.94</text:p>
          </table:table-cell>
          <table:table-cell table:formula="of:=MOD(DEGREES(ATAN2([.I7];[.J7]))+360; 360)" office:value-type="float" office:value="271.76239102366" calcext:value-type="float">
            <text:p>271.76</text:p>
          </table:table-cell>
          <table:table-cell/>
          <table:table-cell table:style-name="ce7" office:value-type="string" calcext:value-type="string">
            <text:p>Mode</text:p>
          </table:table-cell>
          <table:table-cell table:style-name="ce4" table:formula="of:=MODE([.B3:.B203])" office:value-type="float" office:value="-53" calcext:value-type="float">
            <text:p>-53.00</text:p>
          </table:table-cell>
          <table:table-cell table:style-name="ce4" table:formula="of:=MODE([.C3:.C203])" office:value-type="float" office:value="172" calcext:value-type="float">
            <text:p>172.00</text:p>
          </table:table-cell>
          <table:table-cell table:style-name="ce4" table:formula="of:=MODE([.D3:.D203])" office:value-type="float" office:value="501" calcext:value-type="float">
            <text:p>501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8]-[.B$1]" office:value-type="float" office:value="6" calcext:value-type="float">
            <text:p>6</text:p>
          </table:table-cell>
          <table:table-cell table:formula="of:=[.C8]-[.C$1]" office:value-type="float" office:value="-127" calcext:value-type="float">
            <text:p>-127</text:p>
          </table:table-cell>
          <table:table-cell table:formula="of:=[.D8]-[.D$1]" office:value-type="float" office:value="365" calcext:value-type="float">
            <text:p>365</text:p>
          </table:table-cell>
          <table:table-cell table:formula="of:=SQRT([.E8]^2 + [.F8]^2 + [.G8]^2)" office:value-type="float" office:value="386.510025743188" calcext:value-type="float">
            <text:p>386.51</text:p>
          </table:table-cell>
          <table:table-cell table:formula="of:=[.E8]/[.$H8]" office:value-type="float" office:value="0.0155235300519387" calcext:value-type="float">
            <text:p>0.02</text:p>
          </table:table-cell>
          <table:table-cell table:formula="of:=[.F8]/[.$H8]" office:value-type="float" office:value="-0.32858138609937" calcext:value-type="float">
            <text:p>-0.33</text:p>
          </table:table-cell>
          <table:table-cell table:formula="of:=[.G8]/[.$H8]" office:value-type="float" office:value="0.944348078159607" calcext:value-type="float">
            <text:p>0.94</text:p>
          </table:table-cell>
          <table:table-cell table:formula="of:=MOD(DEGREES(ATAN2([.I8];[.J8]))+360; 360)" office:value-type="float" office:value="272.704875985736" calcext:value-type="float">
            <text:p>272.70</text:p>
          </table:table-cell>
          <table:table-cell/>
          <table:table-cell table:style-name="ce7" office:value-type="string" calcext:value-type="string">
            <text:p>Median</text:p>
          </table:table-cell>
          <table:table-cell table:style-name="ce4" table:formula="of:=MEDIAN([.B3:.B203])" office:value-type="float" office:value="-56" calcext:value-type="float">
            <text:p>-56.00</text:p>
          </table:table-cell>
          <table:table-cell table:style-name="ce4" table:formula="of:=MEDIAN([.C3:.C203])" office:value-type="float" office:value="173" calcext:value-type="float">
            <text:p>173.00</text:p>
          </table:table-cell>
          <table:table-cell table:style-name="ce4" table:formula="of:=MEDIAN([.D3:.D203])" office:value-type="float" office:value="501" calcext:value-type="float">
            <text:p>501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64" calcext:value-type="float">
            <text:p>164</text:p>
          </table:table-cell>
          <table:table-cell office:value-type="float" office:value="491" calcext:value-type="float">
            <text:p>491</text:p>
          </table:table-cell>
          <table:table-cell table:formula="of:=[.B9]-[.B$1]" office:value-type="float" office:value="-1" calcext:value-type="float">
            <text:p>-1</text:p>
          </table:table-cell>
          <table:table-cell table:formula="of:=[.C9]-[.C$1]" office:value-type="float" office:value="-134" calcext:value-type="float">
            <text:p>-134</text:p>
          </table:table-cell>
          <table:table-cell table:formula="of:=[.D9]-[.D$1]" office:value-type="float" office:value="355" calcext:value-type="float">
            <text:p>355</text:p>
          </table:table-cell>
          <table:table-cell table:formula="of:=SQRT([.E9]^2 + [.F9]^2 + [.G9]^2)" office:value-type="float" office:value="379.449601396549" calcext:value-type="float">
            <text:p>379.45</text:p>
          </table:table-cell>
          <table:table-cell table:formula="of:=[.E9]/[.$H9]" office:value-type="float" office:value="-0.00263539610087753" calcext:value-type="float">
            <text:p>0.00</text:p>
          </table:table-cell>
          <table:table-cell table:formula="of:=[.F9]/[.$H9]" office:value-type="float" office:value="-0.35314307751759" calcext:value-type="float">
            <text:p>-0.35</text:p>
          </table:table-cell>
          <table:table-cell table:formula="of:=[.G9]/[.$H9]" office:value-type="float" office:value="0.935565615811525" calcext:value-type="float">
            <text:p>0.94</text:p>
          </table:table-cell>
          <table:table-cell table:formula="of:=MOD(DEGREES(ATAN2([.I9];[.J9]))+360; 360)" office:value-type="float" office:value="269.572427493167" calcext:value-type="float">
            <text:p>269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10]-[.B$1]" office:value-type="float" office:value="8" calcext:value-type="float">
            <text:p>8</text:p>
          </table:table-cell>
          <table:table-cell table:formula="of:=[.C10]-[.C$1]" office:value-type="float" office:value="-122" calcext:value-type="float">
            <text:p>-122</text:p>
          </table:table-cell>
          <table:table-cell table:formula="of:=[.D10]-[.D$1]" office:value-type="float" office:value="365" calcext:value-type="float">
            <text:p>365</text:p>
          </table:table-cell>
          <table:table-cell table:formula="of:=SQRT([.E10]^2 + [.F10]^2 + [.G10]^2)" office:value-type="float" office:value="384.932461608527" calcext:value-type="float">
            <text:p>384.93</text:p>
          </table:table-cell>
          <table:table-cell table:formula="of:=[.E10]/[.$H10]" office:value-type="float" office:value="0.0207828666009881" calcext:value-type="float">
            <text:p>0.02</text:p>
          </table:table-cell>
          <table:table-cell table:formula="of:=[.F10]/[.$H10]" office:value-type="float" office:value="-0.316938715665069" calcext:value-type="float">
            <text:p>-0.32</text:p>
          </table:table-cell>
          <table:table-cell table:formula="of:=[.G10]/[.$H10]" office:value-type="float" office:value="0.948218288670084" calcext:value-type="float">
            <text:p>0.95</text:p>
          </table:table-cell>
          <table:table-cell table:formula="of:=MOD(DEGREES(ATAN2([.I10];[.J10]))+360; 360)" office:value-type="float" office:value="273.751729070526" calcext:value-type="float">
            <text:p>273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168" calcext:value-type="float">
            <text:p>168</text:p>
          </table:table-cell>
          <table:table-cell office:value-type="float" office:value="503" calcext:value-type="float">
            <text:p>503</text:p>
          </table:table-cell>
          <table:table-cell table:formula="of:=[.B11]-[.B$1]" office:value-type="float" office:value="11" calcext:value-type="float">
            <text:p>11</text:p>
          </table:table-cell>
          <table:table-cell table:formula="of:=[.C11]-[.C$1]" office:value-type="float" office:value="-130" calcext:value-type="float">
            <text:p>-130</text:p>
          </table:table-cell>
          <table:table-cell table:formula="of:=[.D11]-[.D$1]" office:value-type="float" office:value="367" calcext:value-type="float">
            <text:p>367</text:p>
          </table:table-cell>
          <table:table-cell table:formula="of:=SQRT([.E11]^2 + [.F11]^2 + [.G11]^2)" office:value-type="float" office:value="389.499679075606" calcext:value-type="float">
            <text:p>389.50</text:p>
          </table:table-cell>
          <table:table-cell table:formula="of:=[.E11]/[.$H11]" office:value-type="float" office:value="0.0282413583140971" calcext:value-type="float">
            <text:p>0.03</text:p>
          </table:table-cell>
          <table:table-cell table:formula="of:=[.F11]/[.$H11]" office:value-type="float" office:value="-0.33376150734842" calcext:value-type="float">
            <text:p>-0.33</text:p>
          </table:table-cell>
          <table:table-cell table:formula="of:=[.G11]/[.$H11]" office:value-type="float" office:value="0.942234409206693" calcext:value-type="float">
            <text:p>0.94</text:p>
          </table:table-cell>
          <table:table-cell table:formula="of:=MOD(DEGREES(ATAN2([.I11];[.J11]))+360; 360)" office:value-type="float" office:value="274.836583445735" calcext:value-type="float">
            <text:p>274.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3" calcext:value-type="float">
            <text:p>173</text:p>
          </table:table-cell>
          <table:table-cell office:value-type="float" office:value="496" calcext:value-type="float">
            <text:p>496</text:p>
          </table:table-cell>
          <table:table-cell table:formula="of:=[.B12]-[.B$1]" office:value-type="float" office:value="-4" calcext:value-type="float">
            <text:p>-4</text:p>
          </table:table-cell>
          <table:table-cell table:formula="of:=[.C12]-[.C$1]" office:value-type="float" office:value="-125" calcext:value-type="float">
            <text:p>-125</text:p>
          </table:table-cell>
          <table:table-cell table:formula="of:=[.D12]-[.D$1]" office:value-type="float" office:value="360" calcext:value-type="float">
            <text:p>360</text:p>
          </table:table-cell>
          <table:table-cell table:formula="of:=SQRT([.E12]^2 + [.F12]^2 + [.G12]^2)" office:value-type="float" office:value="381.104972415737" calcext:value-type="float">
            <text:p>381.10</text:p>
          </table:table-cell>
          <table:table-cell table:formula="of:=[.E12]/[.$H12]" office:value-type="float" office:value="-0.0104957958817617" calcext:value-type="float">
            <text:p>-0.01</text:p>
          </table:table-cell>
          <table:table-cell table:formula="of:=[.F12]/[.$H12]" office:value-type="float" office:value="-0.327993621305053" calcext:value-type="float">
            <text:p>-0.33</text:p>
          </table:table-cell>
          <table:table-cell table:formula="of:=[.G12]/[.$H12]" office:value-type="float" office:value="0.944621629358552" calcext:value-type="float">
            <text:p>0.94</text:p>
          </table:table-cell>
          <table:table-cell table:formula="of:=MOD(DEGREES(ATAN2([.I12];[.J12]))+360; 360)" office:value-type="float" office:value="268.167160494058" calcext:value-type="float">
            <text:p>268.17</text:p>
          </table:table-cell>
          <table:table-cell/>
          <table:table-cell table:style-name="ce7" office:value-type="string" calcext:value-type="string">
            <text:p>Average Bearing</text:p>
          </table:table-cell>
          <table:table-cell table:style-name="ce4" table:formula="of:=AVERAGE([.L3:.L200])" office:value-type="float" office:value="270.749900704106" calcext:value-type="float">
            <text:p>270.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502" calcext:value-type="float">
            <text:p>502</text:p>
          </table:table-cell>
          <table:table-cell table:formula="of:=[.B13]-[.B$1]" office:value-type="float" office:value="-2" calcext:value-type="float">
            <text:p>-2</text:p>
          </table:table-cell>
          <table:table-cell table:formula="of:=[.C13]-[.C$1]" office:value-type="float" office:value="-121" calcext:value-type="float">
            <text:p>-121</text:p>
          </table:table-cell>
          <table:table-cell table:formula="of:=[.D13]-[.D$1]" office:value-type="float" office:value="366" calcext:value-type="float">
            <text:p>366</text:p>
          </table:table-cell>
          <table:table-cell table:formula="of:=SQRT([.E13]^2 + [.F13]^2 + [.G13]^2)" office:value-type="float" office:value="385.488002407338" calcext:value-type="float">
            <text:p>385.49</text:p>
          </table:table-cell>
          <table:table-cell table:formula="of:=[.E13]/[.$H13]" office:value-type="float" office:value="-0.00518822891376691" calcext:value-type="float">
            <text:p>-0.01</text:p>
          </table:table-cell>
          <table:table-cell table:formula="of:=[.F13]/[.$H13]" office:value-type="float" office:value="-0.313887849282898" calcext:value-type="float">
            <text:p>-0.31</text:p>
          </table:table-cell>
          <table:table-cell table:formula="of:=[.G13]/[.$H13]" office:value-type="float" office:value="0.949445891219344" calcext:value-type="float">
            <text:p>0.95</text:p>
          </table:table-cell>
          <table:table-cell table:formula="of:=MOD(DEGREES(ATAN2([.I13];[.J13]))+360; 360)" office:value-type="float" office:value="269.053048553227" calcext:value-type="float">
            <text:p>269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2" calcext:value-type="float">
            <text:p>172</text:p>
          </table:table-cell>
          <table:table-cell office:value-type="float" office:value="493" calcext:value-type="float">
            <text:p>493</text:p>
          </table:table-cell>
          <table:table-cell table:formula="of:=[.B14]-[.B$1]" office:value-type="float" office:value="7" calcext:value-type="float">
            <text:p>7</text:p>
          </table:table-cell>
          <table:table-cell table:formula="of:=[.C14]-[.C$1]" office:value-type="float" office:value="-126" calcext:value-type="float">
            <text:p>-126</text:p>
          </table:table-cell>
          <table:table-cell table:formula="of:=[.D14]-[.D$1]" office:value-type="float" office:value="357" calcext:value-type="float">
            <text:p>357</text:p>
          </table:table-cell>
          <table:table-cell table:formula="of:=SQRT([.E14]^2 + [.F14]^2 + [.G14]^2)" office:value-type="float" office:value="378.647593416359" calcext:value-type="float">
            <text:p>378.65</text:p>
          </table:table-cell>
          <table:table-cell table:formula="of:=[.E14]/[.$H14]" office:value-type="float" office:value="0.0184868466661634" calcext:value-type="float">
            <text:p>0.02</text:p>
          </table:table-cell>
          <table:table-cell table:formula="of:=[.F14]/[.$H14]" office:value-type="float" office:value="-0.332763239990941" calcext:value-type="float">
            <text:p>-0.33</text:p>
          </table:table-cell>
          <table:table-cell table:formula="of:=[.G14]/[.$H14]" office:value-type="float" office:value="0.942829179974333" calcext:value-type="float">
            <text:p>0.94</text:p>
          </table:table-cell>
          <table:table-cell table:formula="of:=MOD(DEGREES(ATAN2([.I14];[.J14]))+360; 360)" office:value-type="float" office:value="273.179830119864" calcext:value-type="float">
            <text:p>273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79" calcext:value-type="float">
            <text:p>179</text:p>
          </table:table-cell>
          <table:table-cell office:value-type="float" office:value="504" calcext:value-type="float">
            <text:p>504</text:p>
          </table:table-cell>
          <table:table-cell table:formula="of:=[.B15]-[.B$1]" office:value-type="float" office:value="12" calcext:value-type="float">
            <text:p>12</text:p>
          </table:table-cell>
          <table:table-cell table:formula="of:=[.C15]-[.C$1]" office:value-type="float" office:value="-119" calcext:value-type="float">
            <text:p>-119</text:p>
          </table:table-cell>
          <table:table-cell table:formula="of:=[.D15]-[.D$1]" office:value-type="float" office:value="368" calcext:value-type="float">
            <text:p>368</text:p>
          </table:table-cell>
          <table:table-cell table:formula="of:=SQRT([.E15]^2 + [.F15]^2 + [.G15]^2)" office:value-type="float" office:value="386.948316962356" calcext:value-type="float">
            <text:p>386.95</text:p>
          </table:table-cell>
          <table:table-cell table:formula="of:=[.E15]/[.$H15]" office:value-type="float" office:value="0.0310118935112655" calcext:value-type="float">
            <text:p>0.03</text:p>
          </table:table-cell>
          <table:table-cell table:formula="of:=[.F15]/[.$H15]" office:value-type="float" office:value="-0.307534610653383" calcext:value-type="float">
            <text:p>-0.31</text:p>
          </table:table-cell>
          <table:table-cell table:formula="of:=[.G15]/[.$H15]" office:value-type="float" office:value="0.951031401012142" calcext:value-type="float">
            <text:p>0.95</text:p>
          </table:table-cell>
          <table:table-cell table:formula="of:=MOD(DEGREES(ATAN2([.I15];[.J15]))+360; 360)" office:value-type="float" office:value="275.758260164367" calcext:value-type="float">
            <text:p>275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68" calcext:value-type="float">
            <text:p>168</text:p>
          </table:table-cell>
          <table:table-cell office:value-type="float" office:value="498" calcext:value-type="float">
            <text:p>498</text:p>
          </table:table-cell>
          <table:table-cell table:formula="of:=[.B16]-[.B$1]" office:value-type="float" office:value="6" calcext:value-type="float">
            <text:p>6</text:p>
          </table:table-cell>
          <table:table-cell table:formula="of:=[.C16]-[.C$1]" office:value-type="float" office:value="-130" calcext:value-type="float">
            <text:p>-130</text:p>
          </table:table-cell>
          <table:table-cell table:formula="of:=[.D16]-[.D$1]" office:value-type="float" office:value="362" calcext:value-type="float">
            <text:p>362</text:p>
          </table:table-cell>
          <table:table-cell table:formula="of:=SQRT([.E16]^2 + [.F16]^2 + [.G16]^2)" office:value-type="float" office:value="384.681686592954" calcext:value-type="float">
            <text:p>384.68</text:p>
          </table:table-cell>
          <table:table-cell table:formula="of:=[.E16]/[.$H16]" office:value-type="float" office:value="0.0155973112552894" calcext:value-type="float">
            <text:p>0.02</text:p>
          </table:table-cell>
          <table:table-cell table:formula="of:=[.F16]/[.$H16]" office:value-type="float" office:value="-0.337941743864604" calcext:value-type="float">
            <text:p>-0.34</text:p>
          </table:table-cell>
          <table:table-cell table:formula="of:=[.G16]/[.$H16]" office:value-type="float" office:value="0.941037779069127" calcext:value-type="float">
            <text:p>0.94</text:p>
          </table:table-cell>
          <table:table-cell table:formula="of:=MOD(DEGREES(ATAN2([.I16];[.J16]))+360; 360)" office:value-type="float" office:value="272.642545294065" calcext:value-type="float">
            <text:p>272.64</text:p>
          </table:table-cell>
          <table:table-cell table:number-columns-repeated="3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67" calcext:value-type="float">
            <text:p>167</text:p>
          </table:table-cell>
          <table:table-cell office:value-type="float" office:value="506" calcext:value-type="float">
            <text:p>506</text:p>
          </table:table-cell>
          <table:table-cell table:formula="of:=[.B17]-[.B$1]" office:value-type="float" office:value="7" calcext:value-type="float">
            <text:p>7</text:p>
          </table:table-cell>
          <table:table-cell table:formula="of:=[.C17]-[.C$1]" office:value-type="float" office:value="-131" calcext:value-type="float">
            <text:p>-131</text:p>
          </table:table-cell>
          <table:table-cell table:formula="of:=[.D17]-[.D$1]" office:value-type="float" office:value="370" calcext:value-type="float">
            <text:p>370</text:p>
          </table:table-cell>
          <table:table-cell table:formula="of:=SQRT([.E17]^2 + [.F17]^2 + [.G17]^2)" office:value-type="float" office:value="392.568465366234" calcext:value-type="float">
            <text:p>392.57</text:p>
          </table:table-cell>
          <table:table-cell table:formula="of:=[.E17]/[.$H17]" office:value-type="float" office:value="0.0178312845212098" calcext:value-type="float">
            <text:p>0.02</text:p>
          </table:table-cell>
          <table:table-cell table:formula="of:=[.F17]/[.$H17]" office:value-type="float" office:value="-0.33369975318264" calcext:value-type="float">
            <text:p>-0.33</text:p>
          </table:table-cell>
          <table:table-cell table:formula="of:=[.G17]/[.$H17]" office:value-type="float" office:value="0.942510753263945" calcext:value-type="float">
            <text:p>0.94</text:p>
          </table:table-cell>
          <table:table-cell table:formula="of:=MOD(DEGREES(ATAN2([.I17];[.J17]))+360; 360)" office:value-type="float" office:value="273.058697574096" calcext:value-type="float">
            <text:p>273.06</text:p>
          </table:table-cell>
          <table:table-cell table:number-columns-repeated="3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3" calcext:value-type="float">
            <text:p>183</text:p>
          </table:table-cell>
          <table:table-cell office:value-type="float" office:value="494" calcext:value-type="float">
            <text:p>494</text:p>
          </table:table-cell>
          <table:table-cell table:formula="of:=[.B18]-[.B$1]" office:value-type="float" office:value="1" calcext:value-type="float">
            <text:p>1</text:p>
          </table:table-cell>
          <table:table-cell table:formula="of:=[.C18]-[.C$1]" office:value-type="float" office:value="-115" calcext:value-type="float">
            <text:p>-115</text:p>
          </table:table-cell>
          <table:table-cell table:formula="of:=[.D18]-[.D$1]" office:value-type="float" office:value="358" calcext:value-type="float">
            <text:p>358</text:p>
          </table:table-cell>
          <table:table-cell table:formula="of:=SQRT([.E18]^2 + [.F18]^2 + [.G18]^2)" office:value-type="float" office:value="376.018616560404" calcext:value-type="float">
            <text:p>376.02</text:p>
          </table:table-cell>
          <table:table-cell table:formula="of:=[.E18]/[.$H18]" office:value-type="float" office:value="0.00265944279341116" calcext:value-type="float">
            <text:p>0.00</text:p>
          </table:table-cell>
          <table:table-cell table:formula="of:=[.F18]/[.$H18]" office:value-type="float" office:value="-0.305835921242283" calcext:value-type="float">
            <text:p>-0.31</text:p>
          </table:table-cell>
          <table:table-cell table:formula="of:=[.G18]/[.$H18]" office:value-type="float" office:value="0.952080520041195" calcext:value-type="float">
            <text:p>0.95</text:p>
          </table:table-cell>
          <table:table-cell table:formula="of:=MOD(DEGREES(ATAN2([.I18];[.J18]))+360; 360)" office:value-type="float" office:value="270.498211612614" calcext:value-type="float">
            <text:p>270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62" calcext:value-type="float">
            <text:p>162</text:p>
          </table:table-cell>
          <table:table-cell office:value-type="float" office:value="483" calcext:value-type="float">
            <text:p>483</text:p>
          </table:table-cell>
          <table:table-cell table:formula="of:=[.B19]-[.B$1]" office:value-type="float" office:value="2" calcext:value-type="float">
            <text:p>2</text:p>
          </table:table-cell>
          <table:table-cell table:formula="of:=[.C19]-[.C$1]" office:value-type="float" office:value="-136" calcext:value-type="float">
            <text:p>-136</text:p>
          </table:table-cell>
          <table:table-cell table:formula="of:=[.D19]-[.D$1]" office:value-type="float" office:value="347" calcext:value-type="float">
            <text:p>347</text:p>
          </table:table-cell>
          <table:table-cell table:formula="of:=SQRT([.E19]^2 + [.F19]^2 + [.G19]^2)" office:value-type="float" office:value="372.70497716022" calcext:value-type="float">
            <text:p>372.70</text:p>
          </table:table-cell>
          <table:table-cell table:formula="of:=[.E19]/[.$H19]" office:value-type="float" office:value="0.00536617464901799" calcext:value-type="float">
            <text:p>0.01</text:p>
          </table:table-cell>
          <table:table-cell table:formula="of:=[.F19]/[.$H19]" office:value-type="float" office:value="-0.364899876133223" calcext:value-type="float">
            <text:p>-0.36</text:p>
          </table:table-cell>
          <table:table-cell table:formula="of:=[.G19]/[.$H19]" office:value-type="float" office:value="0.931031301604621" calcext:value-type="float">
            <text:p>0.93</text:p>
          </table:table-cell>
          <table:table-cell table:formula="of:=MOD(DEGREES(ATAN2([.I19];[.J19]))+360; 360)" office:value-type="float" office:value="270.84252426074" calcext:value-type="float">
            <text:p>270.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7" calcext:value-type="float">
            <text:p>177</text:p>
          </table:table-cell>
          <table:table-cell office:value-type="float" office:value="497" calcext:value-type="float">
            <text:p>497</text:p>
          </table:table-cell>
          <table:table-cell table:formula="of:=[.B20]-[.B$1]" office:value-type="float" office:value="2" calcext:value-type="float">
            <text:p>2</text:p>
          </table:table-cell>
          <table:table-cell table:formula="of:=[.C20]-[.C$1]" office:value-type="float" office:value="-121" calcext:value-type="float">
            <text:p>-121</text:p>
          </table:table-cell>
          <table:table-cell table:formula="of:=[.D20]-[.D$1]" office:value-type="float" office:value="361" calcext:value-type="float">
            <text:p>361</text:p>
          </table:table-cell>
          <table:table-cell table:formula="of:=SQRT([.E20]^2 + [.F20]^2 + [.G20]^2)" office:value-type="float" office:value="380.744008488643" calcext:value-type="float">
            <text:p>380.74</text:p>
          </table:table-cell>
          <table:table-cell table:formula="of:=[.E20]/[.$H20]" office:value-type="float" office:value="0.00525287320459478" calcext:value-type="float">
            <text:p>0.01</text:p>
          </table:table-cell>
          <table:table-cell table:formula="of:=[.F20]/[.$H20]" office:value-type="float" office:value="-0.317798828877984" calcext:value-type="float">
            <text:p>-0.32</text:p>
          </table:table-cell>
          <table:table-cell table:formula="of:=[.G20]/[.$H20]" office:value-type="float" office:value="0.948143613429357" calcext:value-type="float">
            <text:p>0.95</text:p>
          </table:table-cell>
          <table:table-cell table:formula="of:=MOD(DEGREES(ATAN2([.I20];[.J20]))+360; 360)" office:value-type="float" office:value="270.946951446773" calcext:value-type="float">
            <text:p>270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21]-[.B$1]" office:value-type="float" office:value="8" calcext:value-type="float">
            <text:p>8</text:p>
          </table:table-cell>
          <table:table-cell table:formula="of:=[.C21]-[.C$1]" office:value-type="float" office:value="-127" calcext:value-type="float">
            <text:p>-127</text:p>
          </table:table-cell>
          <table:table-cell table:formula="of:=[.D21]-[.D$1]" office:value-type="float" office:value="365" calcext:value-type="float">
            <text:p>365</text:p>
          </table:table-cell>
          <table:table-cell table:formula="of:=SQRT([.E21]^2 + [.F21]^2 + [.G21]^2)" office:value-type="float" office:value="386.546245616226" calcext:value-type="float">
            <text:p>386.55</text:p>
          </table:table-cell>
          <table:table-cell table:formula="of:=[.E21]/[.$H21]" office:value-type="float" office:value="0.020696100636669" calcext:value-type="float">
            <text:p>0.02</text:p>
          </table:table-cell>
          <table:table-cell table:formula="of:=[.F21]/[.$H21]" office:value-type="float" office:value="-0.328550597607121" calcext:value-type="float">
            <text:p>-0.33</text:p>
          </table:table-cell>
          <table:table-cell table:formula="of:=[.G21]/[.$H21]" office:value-type="float" office:value="0.944259591548024" calcext:value-type="float">
            <text:p>0.94</text:p>
          </table:table-cell>
          <table:table-cell table:formula="of:=MOD(DEGREES(ATAN2([.I21];[.J21]))+360; 360)" office:value-type="float" office:value="273.604420539176" calcext:value-type="float">
            <text:p>273.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66" calcext:value-type="float">
            <text:p>166</text:p>
          </table:table-cell>
          <table:table-cell office:value-type="float" office:value="491" calcext:value-type="float">
            <text:p>491</text:p>
          </table:table-cell>
          <table:table-cell table:formula="of:=[.B22]-[.B$1]" office:value-type="float" office:value="8" calcext:value-type="float">
            <text:p>8</text:p>
          </table:table-cell>
          <table:table-cell table:formula="of:=[.C22]-[.C$1]" office:value-type="float" office:value="-132" calcext:value-type="float">
            <text:p>-132</text:p>
          </table:table-cell>
          <table:table-cell table:formula="of:=[.D22]-[.D$1]" office:value-type="float" office:value="355" calcext:value-type="float">
            <text:p>355</text:p>
          </table:table-cell>
          <table:table-cell table:formula="of:=SQRT([.E22]^2 + [.F22]^2 + [.G22]^2)" office:value-type="float" office:value="378.831096928433" calcext:value-type="float">
            <text:p>378.83</text:p>
          </table:table-cell>
          <table:table-cell table:formula="of:=[.E22]/[.$H22]" office:value-type="float" office:value="0.0211175905696868" calcext:value-type="float">
            <text:p>0.02</text:p>
          </table:table-cell>
          <table:table-cell table:formula="of:=[.F22]/[.$H22]" office:value-type="float" office:value="-0.348440244399833" calcext:value-type="float">
            <text:p>-0.35</text:p>
          </table:table-cell>
          <table:table-cell table:formula="of:=[.G22]/[.$H22]" office:value-type="float" office:value="0.937093081529853" calcext:value-type="float">
            <text:p>0.94</text:p>
          </table:table-cell>
          <table:table-cell table:formula="of:=MOD(DEGREES(ATAN2([.I22];[.J22]))+360; 360)" office:value-type="float" office:value="273.468229258917" calcext:value-type="float">
            <text:p>273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506" calcext:value-type="float">
            <text:p>506</text:p>
          </table:table-cell>
          <table:table-cell table:formula="of:=[.B23]-[.B$1]" office:value-type="float" office:value="-2" calcext:value-type="float">
            <text:p>-2</text:p>
          </table:table-cell>
          <table:table-cell table:formula="of:=[.C23]-[.C$1]" office:value-type="float" office:value="-126" calcext:value-type="float">
            <text:p>-126</text:p>
          </table:table-cell>
          <table:table-cell table:formula="of:=[.D23]-[.D$1]" office:value-type="float" office:value="370" calcext:value-type="float">
            <text:p>370</text:p>
          </table:table-cell>
          <table:table-cell table:formula="of:=SQRT([.E23]^2 + [.F23]^2 + [.G23]^2)" office:value-type="float" office:value="390.870822651167" calcext:value-type="float">
            <text:p>390.87</text:p>
          </table:table-cell>
          <table:table-cell table:formula="of:=[.E23]/[.$H23]" office:value-type="float" office:value="-0.00511677997972466" calcext:value-type="float">
            <text:p>-0.01</text:p>
          </table:table-cell>
          <table:table-cell table:formula="of:=[.F23]/[.$H23]" office:value-type="float" office:value="-0.322357138722654" calcext:value-type="float">
            <text:p>-0.32</text:p>
          </table:table-cell>
          <table:table-cell table:formula="of:=[.G23]/[.$H23]" office:value-type="float" office:value="0.946604296249062" calcext:value-type="float">
            <text:p>0.95</text:p>
          </table:table-cell>
          <table:table-cell table:formula="of:=MOD(DEGREES(ATAN2([.I23];[.J23]))+360; 360)" office:value-type="float" office:value="269.090619550801" calcext:value-type="float">
            <text:p>269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9" calcext:value-type="float">
            <text:p>509</text:p>
          </table:table-cell>
          <table:table-cell table:formula="of:=[.B24]-[.B$1]" office:value-type="float" office:value="0" calcext:value-type="float">
            <text:p>0</text:p>
          </table:table-cell>
          <table:table-cell table:formula="of:=[.C24]-[.C$1]" office:value-type="float" office:value="-123" calcext:value-type="float">
            <text:p>-123</text:p>
          </table:table-cell>
          <table:table-cell table:formula="of:=[.D24]-[.D$1]" office:value-type="float" office:value="373" calcext:value-type="float">
            <text:p>373</text:p>
          </table:table-cell>
          <table:table-cell table:formula="of:=SQRT([.E24]^2 + [.F24]^2 + [.G24]^2)" office:value-type="float" office:value="392.756922281454" calcext:value-type="float">
            <text:p>392.76</text:p>
          </table:table-cell>
          <table:table-cell table:formula="of:=[.E24]/[.$H24]" office:value-type="float" office:value="0" calcext:value-type="float">
            <text:p>0.00</text:p>
          </table:table-cell>
          <table:table-cell table:formula="of:=[.F24]/[.$H24]" office:value-type="float" office:value="-0.313170801129399" calcext:value-type="float">
            <text:p>-0.31</text:p>
          </table:table-cell>
          <table:table-cell table:formula="of:=[.G24]/[.$H24]" office:value-type="float" office:value="0.949696819685088" calcext:value-type="float">
            <text:p>0.95</text:p>
          </table:table-cell>
          <table:table-cell table:formula="of:=MOD(DEGREES(ATAN2([.I24];[.J24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4" calcext:value-type="float">
            <text:p>504</text:p>
          </table:table-cell>
          <table:table-cell table:formula="of:=[.B25]-[.B$1]" office:value-type="float" office:value="0" calcext:value-type="float">
            <text:p>0</text:p>
          </table:table-cell>
          <table:table-cell table:formula="of:=[.C25]-[.C$1]" office:value-type="float" office:value="-123" calcext:value-type="float">
            <text:p>-123</text:p>
          </table:table-cell>
          <table:table-cell table:formula="of:=[.D25]-[.D$1]" office:value-type="float" office:value="368" calcext:value-type="float">
            <text:p>368</text:p>
          </table:table-cell>
          <table:table-cell table:formula="of:=SQRT([.E25]^2 + [.F25]^2 + [.G25]^2)" office:value-type="float" office:value="388.011597764809" calcext:value-type="float">
            <text:p>388.01</text:p>
          </table:table-cell>
          <table:table-cell table:formula="of:=[.E25]/[.$H25]" office:value-type="float" office:value="0" calcext:value-type="float">
            <text:p>0.00</text:p>
          </table:table-cell>
          <table:table-cell table:formula="of:=[.F25]/[.$H25]" office:value-type="float" office:value="-0.317000833760015" calcext:value-type="float">
            <text:p>-0.32</text:p>
          </table:table-cell>
          <table:table-cell table:formula="of:=[.G25]/[.$H25]" office:value-type="float" office:value="0.94842525872915" calcext:value-type="float">
            <text:p>0.95</text:p>
          </table:table-cell>
          <table:table-cell table:formula="of:=MOD(DEGREES(ATAN2([.I25];[.J25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509" calcext:value-type="float">
            <text:p>509</text:p>
          </table:table-cell>
          <table:table-cell table:formula="of:=[.B26]-[.B$1]" office:value-type="float" office:value="-2" calcext:value-type="float">
            <text:p>-2</text:p>
          </table:table-cell>
          <table:table-cell table:formula="of:=[.C26]-[.C$1]" office:value-type="float" office:value="-121" calcext:value-type="float">
            <text:p>-121</text:p>
          </table:table-cell>
          <table:table-cell table:formula="of:=[.D26]-[.D$1]" office:value-type="float" office:value="373" calcext:value-type="float">
            <text:p>373</text:p>
          </table:table-cell>
          <table:table-cell table:formula="of:=SQRT([.E26]^2 + [.F26]^2 + [.G26]^2)" office:value-type="float" office:value="392.140281021983" calcext:value-type="float">
            <text:p>392.14</text:p>
          </table:table-cell>
          <table:table-cell table:formula="of:=[.E26]/[.$H26]" office:value-type="float" office:value="-0.00510021565442771" calcext:value-type="float">
            <text:p>-0.01</text:p>
          </table:table-cell>
          <table:table-cell table:formula="of:=[.F26]/[.$H26]" office:value-type="float" office:value="-0.308563047092876" calcext:value-type="float">
            <text:p>-0.31</text:p>
          </table:table-cell>
          <table:table-cell table:formula="of:=[.G26]/[.$H26]" office:value-type="float" office:value="0.951190219550768" calcext:value-type="float">
            <text:p>0.95</text:p>
          </table:table-cell>
          <table:table-cell table:formula="of:=MOD(DEGREES(ATAN2([.I26];[.J26]))+360; 360)" office:value-type="float" office:value="269.053048553227" calcext:value-type="float">
            <text:p>269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7" calcext:value-type="float">
            <text:p>177</text:p>
          </table:table-cell>
          <table:table-cell office:value-type="float" office:value="500" calcext:value-type="float">
            <text:p>500</text:p>
          </table:table-cell>
          <table:table-cell table:formula="of:=[.B27]-[.B$1]" office:value-type="float" office:value="5" calcext:value-type="float">
            <text:p>5</text:p>
          </table:table-cell>
          <table:table-cell table:formula="of:=[.C27]-[.C$1]" office:value-type="float" office:value="-121" calcext:value-type="float">
            <text:p>-121</text:p>
          </table:table-cell>
          <table:table-cell table:formula="of:=[.D27]-[.D$1]" office:value-type="float" office:value="364" calcext:value-type="float">
            <text:p>364</text:p>
          </table:table-cell>
          <table:table-cell table:formula="of:=SQRT([.E27]^2 + [.F27]^2 + [.G27]^2)" office:value-type="float" office:value="383.616996495202" calcext:value-type="float">
            <text:p>383.62</text:p>
          </table:table-cell>
          <table:table-cell table:formula="of:=[.E27]/[.$H27]" office:value-type="float" office:value="0.0130338333433632" calcext:value-type="float">
            <text:p>0.01</text:p>
          </table:table-cell>
          <table:table-cell table:formula="of:=[.F27]/[.$H27]" office:value-type="float" office:value="-0.315418766909389" calcext:value-type="float">
            <text:p>-0.32</text:p>
          </table:table-cell>
          <table:table-cell table:formula="of:=[.G27]/[.$H27]" office:value-type="float" office:value="0.948863067396839" calcext:value-type="float">
            <text:p>0.95</text:p>
          </table:table-cell>
          <table:table-cell table:formula="of:=MOD(DEGREES(ATAN2([.I27];[.J27]))+360; 360)" office:value-type="float" office:value="272.366247991456" calcext:value-type="float">
            <text:p>272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2" calcext:value-type="float">
            <text:p>172</text:p>
          </table:table-cell>
          <table:table-cell office:value-type="float" office:value="506" calcext:value-type="float">
            <text:p>506</text:p>
          </table:table-cell>
          <table:table-cell table:formula="of:=[.B28]-[.B$1]" office:value-type="float" office:value="5" calcext:value-type="float">
            <text:p>5</text:p>
          </table:table-cell>
          <table:table-cell table:formula="of:=[.C28]-[.C$1]" office:value-type="float" office:value="-126" calcext:value-type="float">
            <text:p>-126</text:p>
          </table:table-cell>
          <table:table-cell table:formula="of:=[.D28]-[.D$1]" office:value-type="float" office:value="370" calcext:value-type="float">
            <text:p>370</text:p>
          </table:table-cell>
          <table:table-cell table:formula="of:=SQRT([.E28]^2 + [.F28]^2 + [.G28]^2)" office:value-type="float" office:value="390.897684823024" calcext:value-type="float">
            <text:p>390.90</text:p>
          </table:table-cell>
          <table:table-cell table:formula="of:=[.E28]/[.$H28]" office:value-type="float" office:value="0.0127910708968863" calcext:value-type="float">
            <text:p>0.01</text:p>
          </table:table-cell>
          <table:table-cell table:formula="of:=[.F28]/[.$H28]" office:value-type="float" office:value="-0.322334986601534" calcext:value-type="float">
            <text:p>-0.32</text:p>
          </table:table-cell>
          <table:table-cell table:formula="of:=[.G28]/[.$H28]" office:value-type="float" office:value="0.946539246369584" calcext:value-type="float">
            <text:p>0.95</text:p>
          </table:table-cell>
          <table:table-cell table:formula="of:=MOD(DEGREES(ATAN2([.I28];[.J28]))+360; 360)" office:value-type="float" office:value="272.272449732783" calcext:value-type="float">
            <text:p>272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29]-[.B$1]" office:value-type="float" office:value="-6" calcext:value-type="float">
            <text:p>-6</text:p>
          </table:table-cell>
          <table:table-cell table:formula="of:=[.C29]-[.C$1]" office:value-type="float" office:value="-122" calcext:value-type="float">
            <text:p>-122</text:p>
          </table:table-cell>
          <table:table-cell table:formula="of:=[.D29]-[.D$1]" office:value-type="float" office:value="367" calcext:value-type="float">
            <text:p>367</text:p>
          </table:table-cell>
          <table:table-cell table:formula="of:=SQRT([.E29]^2 + [.F29]^2 + [.G29]^2)" office:value-type="float" office:value="386.793226414321" calcext:value-type="float">
            <text:p>386.79</text:p>
          </table:table-cell>
          <table:table-cell table:formula="of:=[.E29]/[.$H29]" office:value-type="float" office:value="-0.0155121640976541" calcext:value-type="float">
            <text:p>-0.02</text:p>
          </table:table-cell>
          <table:table-cell table:formula="of:=[.F29]/[.$H29]" office:value-type="float" office:value="-0.315414003318966" calcext:value-type="float">
            <text:p>-0.32</text:p>
          </table:table-cell>
          <table:table-cell table:formula="of:=[.G29]/[.$H29]" office:value-type="float" office:value="0.948827370639839" calcext:value-type="float">
            <text:p>0.95</text:p>
          </table:table-cell>
          <table:table-cell table:formula="of:=MOD(DEGREES(ATAN2([.I29];[.J29]))+360; 360)" office:value-type="float" office:value="267.184443315789" calcext:value-type="float">
            <text:p>267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82" calcext:value-type="float">
            <text:p>182</text:p>
          </table:table-cell>
          <table:table-cell office:value-type="float" office:value="500" calcext:value-type="float">
            <text:p>500</text:p>
          </table:table-cell>
          <table:table-cell table:formula="of:=[.B30]-[.B$1]" office:value-type="float" office:value="2" calcext:value-type="float">
            <text:p>2</text:p>
          </table:table-cell>
          <table:table-cell table:formula="of:=[.C30]-[.C$1]" office:value-type="float" office:value="-116" calcext:value-type="float">
            <text:p>-116</text:p>
          </table:table-cell>
          <table:table-cell table:formula="of:=[.D30]-[.D$1]" office:value-type="float" office:value="364" calcext:value-type="float">
            <text:p>364</text:p>
          </table:table-cell>
          <table:table-cell table:formula="of:=SQRT([.E30]^2 + [.F30]^2 + [.G30]^2)" office:value-type="float" office:value="382.041882520752" calcext:value-type="float">
            <text:p>382.04</text:p>
          </table:table-cell>
          <table:table-cell table:formula="of:=[.E30]/[.$H30]" office:value-type="float" office:value="0.00523502812519872" calcext:value-type="float">
            <text:p>0.01</text:p>
          </table:table-cell>
          <table:table-cell table:formula="of:=[.F30]/[.$H30]" office:value-type="float" office:value="-0.303631631261526" calcext:value-type="float">
            <text:p>-0.30</text:p>
          </table:table-cell>
          <table:table-cell table:formula="of:=[.G30]/[.$H30]" office:value-type="float" office:value="0.952775118786166" calcext:value-type="float">
            <text:p>0.95</text:p>
          </table:table-cell>
          <table:table-cell table:formula="of:=MOD(DEGREES(ATAN2([.I30];[.J30]))+360; 360)" office:value-type="float" office:value="270.98776039964" calcext:value-type="float">
            <text:p>270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table:formula="of:=[.B31]-[.B$1]" office:value-type="float" office:value="6" calcext:value-type="float">
            <text:p>6</text:p>
          </table:table-cell>
          <table:table-cell table:formula="of:=[.C31]-[.C$1]" office:value-type="float" office:value="-120" calcext:value-type="float">
            <text:p>-120</text:p>
          </table:table-cell>
          <table:table-cell table:formula="of:=[.D31]-[.D$1]" office:value-type="float" office:value="365" calcext:value-type="float">
            <text:p>365</text:p>
          </table:table-cell>
          <table:table-cell table:formula="of:=SQRT([.E31]^2 + [.F31]^2 + [.G31]^2)" office:value-type="float" office:value="384.266834374241" calcext:value-type="float">
            <text:p>384.27</text:p>
          </table:table-cell>
          <table:table-cell table:formula="of:=[.E31]/[.$H31]" office:value-type="float" office:value="0.0156141500209632" calcext:value-type="float">
            <text:p>0.02</text:p>
          </table:table-cell>
          <table:table-cell table:formula="of:=[.F31]/[.$H31]" office:value-type="float" office:value="-0.312283000419263" calcext:value-type="float">
            <text:p>-0.31</text:p>
          </table:table-cell>
          <table:table-cell table:formula="of:=[.G31]/[.$H31]" office:value-type="float" office:value="0.949860792941926" calcext:value-type="float">
            <text:p>0.95</text:p>
          </table:table-cell>
          <table:table-cell table:formula="of:=MOD(DEGREES(ATAN2([.I31];[.J31]))+360; 360)" office:value-type="float" office:value="272.862405226112" calcext:value-type="float">
            <text:p>272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table:formula="of:=[.B32]-[.B$1]" office:value-type="float" office:value="-2" calcext:value-type="float">
            <text:p>-2</text:p>
          </table:table-cell>
          <table:table-cell table:formula="of:=[.C32]-[.C$1]" office:value-type="float" office:value="-119" calcext:value-type="float">
            <text:p>-119</text:p>
          </table:table-cell>
          <table:table-cell table:formula="of:=[.D32]-[.D$1]" office:value-type="float" office:value="364" calcext:value-type="float">
            <text:p>364</text:p>
          </table:table-cell>
          <table:table-cell table:formula="of:=SQRT([.E32]^2 + [.F32]^2 + [.G32]^2)" office:value-type="float" office:value="382.963444730695" calcext:value-type="float">
            <text:p>382.96</text:p>
          </table:table-cell>
          <table:table-cell table:formula="of:=[.E32]/[.$H32]" office:value-type="float" office:value="-0.00522243056750868" calcext:value-type="float">
            <text:p>-0.01</text:p>
          </table:table-cell>
          <table:table-cell table:formula="of:=[.F32]/[.$H32]" office:value-type="float" office:value="-0.310734618766766" calcext:value-type="float">
            <text:p>-0.31</text:p>
          </table:table-cell>
          <table:table-cell table:formula="of:=[.G32]/[.$H32]" office:value-type="float" office:value="0.950482363286579" calcext:value-type="float">
            <text:p>0.95</text:p>
          </table:table-cell>
          <table:table-cell table:formula="of:=MOD(DEGREES(ATAN2([.I32];[.J32]))+360; 360)" office:value-type="float" office:value="269.037136374364" calcext:value-type="float">
            <text:p>269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66" calcext:value-type="float">
            <text:p>166</text:p>
          </table:table-cell>
          <table:table-cell office:value-type="float" office:value="498" calcext:value-type="float">
            <text:p>498</text:p>
          </table:table-cell>
          <table:table-cell table:formula="of:=[.B33]-[.B$1]" office:value-type="float" office:value="8" calcext:value-type="float">
            <text:p>8</text:p>
          </table:table-cell>
          <table:table-cell table:formula="of:=[.C33]-[.C$1]" office:value-type="float" office:value="-132" calcext:value-type="float">
            <text:p>-132</text:p>
          </table:table-cell>
          <table:table-cell table:formula="of:=[.D33]-[.D$1]" office:value-type="float" office:value="362" calcext:value-type="float">
            <text:p>362</text:p>
          </table:table-cell>
          <table:table-cell table:formula="of:=SQRT([.E33]^2 + [.F33]^2 + [.G33]^2)" office:value-type="float" office:value="385.398495067119" calcext:value-type="float">
            <text:p>385.40</text:p>
          </table:table-cell>
          <table:table-cell table:formula="of:=[.E33]/[.$H33]" office:value-type="float" office:value="0.0207577354410965" calcext:value-type="float">
            <text:p>0.02</text:p>
          </table:table-cell>
          <table:table-cell table:formula="of:=[.F33]/[.$H33]" office:value-type="float" office:value="-0.342502634778093" calcext:value-type="float">
            <text:p>-0.34</text:p>
          </table:table-cell>
          <table:table-cell table:formula="of:=[.G33]/[.$H33]" office:value-type="float" office:value="0.939287528709618" calcext:value-type="float">
            <text:p>0.94</text:p>
          </table:table-cell>
          <table:table-cell table:formula="of:=MOD(DEGREES(ATAN2([.I33];[.J33]))+360; 360)" office:value-type="float" office:value="273.468229258917" calcext:value-type="float">
            <text:p>273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34]-[.B$1]" office:value-type="float" office:value="-6" calcext:value-type="float">
            <text:p>-6</text:p>
          </table:table-cell>
          <table:table-cell table:formula="of:=[.C34]-[.C$1]" office:value-type="float" office:value="-127" calcext:value-type="float">
            <text:p>-127</text:p>
          </table:table-cell>
          <table:table-cell table:formula="of:=[.D34]-[.D$1]" office:value-type="float" office:value="365" calcext:value-type="float">
            <text:p>365</text:p>
          </table:table-cell>
          <table:table-cell table:formula="of:=SQRT([.E34]^2 + [.F34]^2 + [.G34]^2)" office:value-type="float" office:value="386.510025743188" calcext:value-type="float">
            <text:p>386.51</text:p>
          </table:table-cell>
          <table:table-cell table:formula="of:=[.E34]/[.$H34]" office:value-type="float" office:value="-0.0155235300519387" calcext:value-type="float">
            <text:p>-0.02</text:p>
          </table:table-cell>
          <table:table-cell table:formula="of:=[.F34]/[.$H34]" office:value-type="float" office:value="-0.32858138609937" calcext:value-type="float">
            <text:p>-0.33</text:p>
          </table:table-cell>
          <table:table-cell table:formula="of:=[.G34]/[.$H34]" office:value-type="float" office:value="0.944348078159607" calcext:value-type="float">
            <text:p>0.94</text:p>
          </table:table-cell>
          <table:table-cell table:formula="of:=MOD(DEGREES(ATAN2([.I34];[.J34]))+360; 360)" office:value-type="float" office:value="267.295124014264" calcext:value-type="float">
            <text:p>267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35]-[.B$1]" office:value-type="float" office:value="2" calcext:value-type="float">
            <text:p>2</text:p>
          </table:table-cell>
          <table:table-cell table:formula="of:=[.C35]-[.C$1]" office:value-type="float" office:value="-123" calcext:value-type="float">
            <text:p>-123</text:p>
          </table:table-cell>
          <table:table-cell table:formula="of:=[.D35]-[.D$1]" office:value-type="float" office:value="364" calcext:value-type="float">
            <text:p>364</text:p>
          </table:table-cell>
          <table:table-cell table:formula="of:=SQRT([.E35]^2 + [.F35]^2 + [.G35]^2)" office:value-type="float" office:value="384.225194384751" calcext:value-type="float">
            <text:p>384.23</text:p>
          </table:table-cell>
          <table:table-cell table:formula="of:=[.E35]/[.$H35]" office:value-type="float" office:value="0.00520528072918941" calcext:value-type="float">
            <text:p>0.01</text:p>
          </table:table-cell>
          <table:table-cell table:formula="of:=[.F35]/[.$H35]" office:value-type="float" office:value="-0.320124764845148" calcext:value-type="float">
            <text:p>-0.32</text:p>
          </table:table-cell>
          <table:table-cell table:formula="of:=[.G35]/[.$H35]" office:value-type="float" office:value="0.947361092712472" calcext:value-type="float">
            <text:p>0.95</text:p>
          </table:table-cell>
          <table:table-cell table:formula="of:=MOD(DEGREES(ATAN2([.I35];[.J35]))+360; 360)" office:value-type="float" office:value="270.931556598077" calcext:value-type="float">
            <text:p>270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1" calcext:value-type="float">
            <text:p>181</text:p>
          </table:table-cell>
          <table:table-cell office:value-type="float" office:value="515" calcext:value-type="float">
            <text:p>515</text:p>
          </table:table-cell>
          <table:table-cell table:formula="of:=[.B36]-[.B$1]" office:value-type="float" office:value="1" calcext:value-type="float">
            <text:p>1</text:p>
          </table:table-cell>
          <table:table-cell table:formula="of:=[.C36]-[.C$1]" office:value-type="float" office:value="-117" calcext:value-type="float">
            <text:p>-117</text:p>
          </table:table-cell>
          <table:table-cell table:formula="of:=[.D36]-[.D$1]" office:value-type="float" office:value="379" calcext:value-type="float">
            <text:p>379</text:p>
          </table:table-cell>
          <table:table-cell table:formula="of:=SQRT([.E36]^2 + [.F36]^2 + [.G36]^2)" office:value-type="float" office:value="396.649719525931" calcext:value-type="float">
            <text:p>396.65</text:p>
          </table:table-cell>
          <table:table-cell table:formula="of:=[.E36]/[.$H36]" office:value-type="float" office:value="0.00252111611523432" calcext:value-type="float">
            <text:p>0.00</text:p>
          </table:table-cell>
          <table:table-cell table:formula="of:=[.F36]/[.$H36]" office:value-type="float" office:value="-0.294970585482416" calcext:value-type="float">
            <text:p>-0.29</text:p>
          </table:table-cell>
          <table:table-cell table:formula="of:=[.G36]/[.$H36]" office:value-type="float" office:value="0.955503007673809" calcext:value-type="float">
            <text:p>0.96</text:p>
          </table:table-cell>
          <table:table-cell table:formula="of:=MOD(DEGREES(ATAN2([.I36];[.J36]))+360; 360)" office:value-type="float" office:value="270.489695593129" calcext:value-type="float">
            <text:p>270.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37]-[.B$1]" office:value-type="float" office:value="-1" calcext:value-type="float">
            <text:p>-1</text:p>
          </table:table-cell>
          <table:table-cell table:formula="of:=[.C37]-[.C$1]" office:value-type="float" office:value="-127" calcext:value-type="float">
            <text:p>-127</text:p>
          </table:table-cell>
          <table:table-cell table:formula="of:=[.D37]-[.D$1]" office:value-type="float" office:value="365" calcext:value-type="float">
            <text:p>365</text:p>
          </table:table-cell>
          <table:table-cell table:formula="of:=SQRT([.E37]^2 + [.F37]^2 + [.G37]^2)" office:value-type="float" office:value="386.464746128285" calcext:value-type="float">
            <text:p>386.46</text:p>
          </table:table-cell>
          <table:table-cell table:formula="of:=[.E37]/[.$H37]" office:value-type="float" office:value="-0.00258755814086094" calcext:value-type="float">
            <text:p>0.00</text:p>
          </table:table-cell>
          <table:table-cell table:formula="of:=[.F37]/[.$H37]" office:value-type="float" office:value="-0.328619883889339" calcext:value-type="float">
            <text:p>-0.33</text:p>
          </table:table-cell>
          <table:table-cell table:formula="of:=[.G37]/[.$H37]" office:value-type="float" office:value="0.944458721414242" calcext:value-type="float">
            <text:p>0.94</text:p>
          </table:table-cell>
          <table:table-cell table:formula="of:=MOD(DEGREES(ATAN2([.I37];[.J37]))+360; 360)" office:value-type="float" office:value="269.548861453213" calcext:value-type="float">
            <text:p>269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497" calcext:value-type="float">
            <text:p>497</text:p>
          </table:table-cell>
          <table:table-cell table:formula="of:=[.B38]-[.B$1]" office:value-type="float" office:value="2" calcext:value-type="float">
            <text:p>2</text:p>
          </table:table-cell>
          <table:table-cell table:formula="of:=[.C38]-[.C$1]" office:value-type="float" office:value="-123" calcext:value-type="float">
            <text:p>-123</text:p>
          </table:table-cell>
          <table:table-cell table:formula="of:=[.D38]-[.D$1]" office:value-type="float" office:value="361" calcext:value-type="float">
            <text:p>361</text:p>
          </table:table-cell>
          <table:table-cell table:formula="of:=SQRT([.E38]^2 + [.F38]^2 + [.G38]^2)" office:value-type="float" office:value="381.384320600625" calcext:value-type="float">
            <text:p>381.38</text:p>
          </table:table-cell>
          <table:table-cell table:formula="of:=[.E38]/[.$H38]" office:value-type="float" office:value="0.00524405407346136" calcext:value-type="float">
            <text:p>0.01</text:p>
          </table:table-cell>
          <table:table-cell table:formula="of:=[.F38]/[.$H38]" office:value-type="float" office:value="-0.322509325517874" calcext:value-type="float">
            <text:p>-0.32</text:p>
          </table:table-cell>
          <table:table-cell table:formula="of:=[.G38]/[.$H38]" office:value-type="float" office:value="0.946551760259776" calcext:value-type="float">
            <text:p>0.95</text:p>
          </table:table-cell>
          <table:table-cell table:formula="of:=MOD(DEGREES(ATAN2([.I38];[.J38]))+360; 360)" office:value-type="float" office:value="270.931556598077" calcext:value-type="float">
            <text:p>270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39]-[.B$1]" office:value-type="float" office:value="8" calcext:value-type="float">
            <text:p>8</text:p>
          </table:table-cell>
          <table:table-cell table:formula="of:=[.C39]-[.C$1]" office:value-type="float" office:value="-125" calcext:value-type="float">
            <text:p>-125</text:p>
          </table:table-cell>
          <table:table-cell table:formula="of:=[.D39]-[.D$1]" office:value-type="float" office:value="362" calcext:value-type="float">
            <text:p>362</text:p>
          </table:table-cell>
          <table:table-cell table:formula="of:=SQRT([.E39]^2 + [.F39]^2 + [.G39]^2)" office:value-type="float" office:value="383.057436946472" calcext:value-type="float">
            <text:p>383.06</text:p>
          </table:table-cell>
          <table:table-cell table:formula="of:=[.E39]/[.$H39]" office:value-type="float" office:value="0.0208845964818532" calcext:value-type="float">
            <text:p>0.02</text:p>
          </table:table-cell>
          <table:table-cell table:formula="of:=[.F39]/[.$H39]" office:value-type="float" office:value="-0.326321820028957" calcext:value-type="float">
            <text:p>-0.33</text:p>
          </table:table-cell>
          <table:table-cell table:formula="of:=[.G39]/[.$H39]" office:value-type="float" office:value="0.945027990803859" calcext:value-type="float">
            <text:p>0.95</text:p>
          </table:table-cell>
          <table:table-cell table:formula="of:=MOD(DEGREES(ATAN2([.I39];[.J39]))+360; 360)" office:value-type="float" office:value="273.66193557552" calcext:value-type="float">
            <text:p>273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182" calcext:value-type="float">
            <text:p>182</text:p>
          </table:table-cell>
          <table:table-cell office:value-type="float" office:value="500" calcext:value-type="float">
            <text:p>500</text:p>
          </table:table-cell>
          <table:table-cell table:formula="of:=[.B40]-[.B$1]" office:value-type="float" office:value="-7" calcext:value-type="float">
            <text:p>-7</text:p>
          </table:table-cell>
          <table:table-cell table:formula="of:=[.C40]-[.C$1]" office:value-type="float" office:value="-116" calcext:value-type="float">
            <text:p>-116</text:p>
          </table:table-cell>
          <table:table-cell table:formula="of:=[.D40]-[.D$1]" office:value-type="float" office:value="364" calcext:value-type="float">
            <text:p>364</text:p>
          </table:table-cell>
          <table:table-cell table:formula="of:=SQRT([.E40]^2 + [.F40]^2 + [.G40]^2)" office:value-type="float" office:value="382.100772048422" calcext:value-type="float">
            <text:p>382.10</text:p>
          </table:table-cell>
          <table:table-cell table:formula="of:=[.E40]/[.$H40]" office:value-type="float" office:value="-0.018319774551811" calcext:value-type="float">
            <text:p>-0.02</text:p>
          </table:table-cell>
          <table:table-cell table:formula="of:=[.F40]/[.$H40]" office:value-type="float" office:value="-0.30358483543001" calcext:value-type="float">
            <text:p>-0.30</text:p>
          </table:table-cell>
          <table:table-cell table:formula="of:=[.G40]/[.$H40]" office:value-type="float" office:value="0.95262827669417" calcext:value-type="float">
            <text:p>0.95</text:p>
          </table:table-cell>
          <table:table-cell table:formula="of:=MOD(DEGREES(ATAN2([.I40];[.J40]))+360; 360)" office:value-type="float" office:value="266.546683749469" calcext:value-type="float">
            <text:p>266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497" calcext:value-type="float">
            <text:p>497</text:p>
          </table:table-cell>
          <table:table-cell table:formula="of:=[.B41]-[.B$1]" office:value-type="float" office:value="0" calcext:value-type="float">
            <text:p>0</text:p>
          </table:table-cell>
          <table:table-cell table:formula="of:=[.C41]-[.C$1]" office:value-type="float" office:value="-126" calcext:value-type="float">
            <text:p>-126</text:p>
          </table:table-cell>
          <table:table-cell table:formula="of:=[.D41]-[.D$1]" office:value-type="float" office:value="361" calcext:value-type="float">
            <text:p>361</text:p>
          </table:table-cell>
          <table:table-cell table:formula="of:=SQRT([.E41]^2 + [.F41]^2 + [.G41]^2)" office:value-type="float" office:value="382.357162872621" calcext:value-type="float">
            <text:p>382.36</text:p>
          </table:table-cell>
          <table:table-cell table:formula="of:=[.E41]/[.$H41]" office:value-type="float" office:value="0" calcext:value-type="float">
            <text:p>0.00</text:p>
          </table:table-cell>
          <table:table-cell table:formula="of:=[.F41]/[.$H41]" office:value-type="float" office:value="-0.329534823026124" calcext:value-type="float">
            <text:p>-0.33</text:p>
          </table:table-cell>
          <table:table-cell table:formula="of:=[.G41]/[.$H41]" office:value-type="float" office:value="0.944143421527228" calcext:value-type="float">
            <text:p>0.94</text:p>
          </table:table-cell>
          <table:table-cell table:formula="of:=MOD(DEGREES(ATAN2([.I41];[.J41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81" calcext:value-type="float">
            <text:p>181</text:p>
          </table:table-cell>
          <table:table-cell office:value-type="float" office:value="501" calcext:value-type="float">
            <text:p>501</text:p>
          </table:table-cell>
          <table:table-cell table:formula="of:=[.B42]-[.B$1]" office:value-type="float" office:value="4" calcext:value-type="float">
            <text:p>4</text:p>
          </table:table-cell>
          <table:table-cell table:formula="of:=[.C42]-[.C$1]" office:value-type="float" office:value="-117" calcext:value-type="float">
            <text:p>-117</text:p>
          </table:table-cell>
          <table:table-cell table:formula="of:=[.D42]-[.D$1]" office:value-type="float" office:value="365" calcext:value-type="float">
            <text:p>365</text:p>
          </table:table-cell>
          <table:table-cell table:formula="of:=SQRT([.E42]^2 + [.F42]^2 + [.G42]^2)" office:value-type="float" office:value="383.314492290599" calcext:value-type="float">
            <text:p>383.31</text:p>
          </table:table-cell>
          <table:table-cell table:formula="of:=[.E42]/[.$H42]" office:value-type="float" office:value="0.0104352955091703" calcext:value-type="float">
            <text:p>0.01</text:p>
          </table:table-cell>
          <table:table-cell table:formula="of:=[.F42]/[.$H42]" office:value-type="float" office:value="-0.305232393643232" calcext:value-type="float">
            <text:p>-0.31</text:p>
          </table:table-cell>
          <table:table-cell table:formula="of:=[.G42]/[.$H42]" office:value-type="float" office:value="0.952220715211793" calcext:value-type="float">
            <text:p>0.95</text:p>
          </table:table-cell>
          <table:table-cell table:formula="of:=MOD(DEGREES(ATAN2([.I42];[.J42]))+360; 360)" office:value-type="float" office:value="271.958067429234" calcext:value-type="float">
            <text:p>271.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43]-[.B$1]" office:value-type="float" office:value="8" calcext:value-type="float">
            <text:p>8</text:p>
          </table:table-cell>
          <table:table-cell table:formula="of:=[.C43]-[.C$1]" office:value-type="float" office:value="-122" calcext:value-type="float">
            <text:p>-122</text:p>
          </table:table-cell>
          <table:table-cell table:formula="of:=[.D43]-[.D$1]" office:value-type="float" office:value="367" calcext:value-type="float">
            <text:p>367</text:p>
          </table:table-cell>
          <table:table-cell table:formula="of:=SQRT([.E43]^2 + [.F43]^2 + [.G43]^2)" office:value-type="float" office:value="386.829419770524" calcext:value-type="float">
            <text:p>386.83</text:p>
          </table:table-cell>
          <table:table-cell table:formula="of:=[.E43]/[.$H43]" office:value-type="float" office:value="0.0206809502874569" calcext:value-type="float">
            <text:p>0.02</text:p>
          </table:table-cell>
          <table:table-cell table:formula="of:=[.F43]/[.$H43]" office:value-type="float" office:value="-0.315384491883718" calcext:value-type="float">
            <text:p>-0.32</text:p>
          </table:table-cell>
          <table:table-cell table:formula="of:=[.G43]/[.$H43]" office:value-type="float" office:value="0.948738594437086" calcext:value-type="float">
            <text:p>0.95</text:p>
          </table:table-cell>
          <table:table-cell table:formula="of:=MOD(DEGREES(ATAN2([.I43];[.J43]))+360; 360)" office:value-type="float" office:value="273.751729070526" calcext:value-type="float">
            <text:p>273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66" calcext:value-type="float">
            <text:p>166</text:p>
          </table:table-cell>
          <table:table-cell office:value-type="float" office:value="498" calcext:value-type="float">
            <text:p>498</text:p>
          </table:table-cell>
          <table:table-cell table:formula="of:=[.B44]-[.B$1]" office:value-type="float" office:value="6" calcext:value-type="float">
            <text:p>6</text:p>
          </table:table-cell>
          <table:table-cell table:formula="of:=[.C44]-[.C$1]" office:value-type="float" office:value="-132" calcext:value-type="float">
            <text:p>-132</text:p>
          </table:table-cell>
          <table:table-cell table:formula="of:=[.D44]-[.D$1]" office:value-type="float" office:value="362" calcext:value-type="float">
            <text:p>362</text:p>
          </table:table-cell>
          <table:table-cell table:formula="of:=SQRT([.E44]^2 + [.F44]^2 + [.G44]^2)" office:value-type="float" office:value="385.362167317966" calcext:value-type="float">
            <text:p>385.36</text:p>
          </table:table-cell>
          <table:table-cell table:formula="of:=[.E44]/[.$H44]" office:value-type="float" office:value="0.0155697691907814" calcext:value-type="float">
            <text:p>0.02</text:p>
          </table:table-cell>
          <table:table-cell table:formula="of:=[.F44]/[.$H44]" office:value-type="float" office:value="-0.34253492219719" calcext:value-type="float">
            <text:p>-0.34</text:p>
          </table:table-cell>
          <table:table-cell table:formula="of:=[.G44]/[.$H44]" office:value-type="float" office:value="0.939376074510476" calcext:value-type="float">
            <text:p>0.94</text:p>
          </table:table-cell>
          <table:table-cell table:formula="of:=MOD(DEGREES(ATAN2([.I44];[.J44]))+360; 360)" office:value-type="float" office:value="272.6025622025" calcext:value-type="float">
            <text:p>272.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45]-[.B$1]" office:value-type="float" office:value="11" calcext:value-type="float">
            <text:p>11</text:p>
          </table:table-cell>
          <table:table-cell table:formula="of:=[.C45]-[.C$1]" office:value-type="float" office:value="-125" calcext:value-type="float">
            <text:p>-125</text:p>
          </table:table-cell>
          <table:table-cell table:formula="of:=[.D45]-[.D$1]" office:value-type="float" office:value="362" calcext:value-type="float">
            <text:p>362</text:p>
          </table:table-cell>
          <table:table-cell table:formula="of:=SQRT([.E45]^2 + [.F45]^2 + [.G45]^2)" office:value-type="float" office:value="383.131831097339" calcext:value-type="float">
            <text:p>383.13</text:p>
          </table:table-cell>
          <table:table-cell table:formula="of:=[.E45]/[.$H45]" office:value-type="float" office:value="0.0287107442064904" calcext:value-type="float">
            <text:p>0.03</text:p>
          </table:table-cell>
          <table:table-cell table:formula="of:=[.F45]/[.$H45]" office:value-type="float" office:value="-0.326258456891937" calcext:value-type="float">
            <text:p>-0.33</text:p>
          </table:table-cell>
          <table:table-cell table:formula="of:=[.G45]/[.$H45]" office:value-type="float" office:value="0.944844491159049" calcext:value-type="float">
            <text:p>0.94</text:p>
          </table:table-cell>
          <table:table-cell table:formula="of:=MOD(DEGREES(ATAN2([.I45];[.J45]))+360; 360)" office:value-type="float" office:value="275.029073581785" calcext:value-type="float">
            <text:p>275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46]-[.B$1]" office:value-type="float" office:value="8" calcext:value-type="float">
            <text:p>8</text:p>
          </table:table-cell>
          <table:table-cell table:formula="of:=[.C46]-[.C$1]" office:value-type="float" office:value="-127" calcext:value-type="float">
            <text:p>-127</text:p>
          </table:table-cell>
          <table:table-cell table:formula="of:=[.D46]-[.D$1]" office:value-type="float" office:value="365" calcext:value-type="float">
            <text:p>365</text:p>
          </table:table-cell>
          <table:table-cell table:formula="of:=SQRT([.E46]^2 + [.F46]^2 + [.G46]^2)" office:value-type="float" office:value="386.546245616226" calcext:value-type="float">
            <text:p>386.55</text:p>
          </table:table-cell>
          <table:table-cell table:formula="of:=[.E46]/[.$H46]" office:value-type="float" office:value="0.020696100636669" calcext:value-type="float">
            <text:p>0.02</text:p>
          </table:table-cell>
          <table:table-cell table:formula="of:=[.F46]/[.$H46]" office:value-type="float" office:value="-0.328550597607121" calcext:value-type="float">
            <text:p>-0.33</text:p>
          </table:table-cell>
          <table:table-cell table:formula="of:=[.G46]/[.$H46]" office:value-type="float" office:value="0.944259591548024" calcext:value-type="float">
            <text:p>0.94</text:p>
          </table:table-cell>
          <table:table-cell table:formula="of:=MOD(DEGREES(ATAN2([.I46];[.J46]))+360; 360)" office:value-type="float" office:value="273.604420539176" calcext:value-type="float">
            <text:p>273.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3" calcext:value-type="float">
            <text:p>173</text:p>
          </table:table-cell>
          <table:table-cell office:value-type="float" office:value="491" calcext:value-type="float">
            <text:p>491</text:p>
          </table:table-cell>
          <table:table-cell table:formula="of:=[.B47]-[.B$1]" office:value-type="float" office:value="-6" calcext:value-type="float">
            <text:p>-6</text:p>
          </table:table-cell>
          <table:table-cell table:formula="of:=[.C47]-[.C$1]" office:value-type="float" office:value="-125" calcext:value-type="float">
            <text:p>-125</text:p>
          </table:table-cell>
          <table:table-cell table:formula="of:=[.D47]-[.D$1]" office:value-type="float" office:value="355" calcext:value-type="float">
            <text:p>355</text:p>
          </table:table-cell>
          <table:table-cell table:formula="of:=SQRT([.E47]^2 + [.F47]^2 + [.G47]^2)" office:value-type="float" office:value="376.412008310043" calcext:value-type="float">
            <text:p>376.41</text:p>
          </table:table-cell>
          <table:table-cell table:formula="of:=[.E47]/[.$H47]" office:value-type="float" office:value="-0.0159399803075834" calcext:value-type="float">
            <text:p>-0.02</text:p>
          </table:table-cell>
          <table:table-cell table:formula="of:=[.F47]/[.$H47]" office:value-type="float" office:value="-0.332082923074654" calcext:value-type="float">
            <text:p>-0.33</text:p>
          </table:table-cell>
          <table:table-cell table:formula="of:=[.G47]/[.$H47]" office:value-type="float" office:value="0.943115501532017" calcext:value-type="float">
            <text:p>0.94</text:p>
          </table:table-cell>
          <table:table-cell table:formula="of:=MOD(DEGREES(ATAN2([.I47];[.J47]))+360; 360)" office:value-type="float" office:value="267.251911819946" calcext:value-type="float">
            <text:p>267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5" calcext:value-type="float">
            <text:p>-65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48]-[.B$1]" office:value-type="float" office:value="-8" calcext:value-type="float">
            <text:p>-8</text:p>
          </table:table-cell>
          <table:table-cell table:formula="of:=[.C48]-[.C$1]" office:value-type="float" office:value="-127" calcext:value-type="float">
            <text:p>-127</text:p>
          </table:table-cell>
          <table:table-cell table:formula="of:=[.D48]-[.D$1]" office:value-type="float" office:value="367" calcext:value-type="float">
            <text:p>367</text:p>
          </table:table-cell>
          <table:table-cell table:formula="of:=SQRT([.E48]^2 + [.F48]^2 + [.G48]^2)" office:value-type="float" office:value="388.435322801622" calcext:value-type="float">
            <text:p>388.44</text:p>
          </table:table-cell>
          <table:table-cell table:formula="of:=[.E48]/[.$H48]" office:value-type="float" office:value="-0.0205954493074918" calcext:value-type="float">
            <text:p>-0.02</text:p>
          </table:table-cell>
          <table:table-cell table:formula="of:=[.F48]/[.$H48]" office:value-type="float" office:value="-0.326952757756432" calcext:value-type="float">
            <text:p>-0.33</text:p>
          </table:table-cell>
          <table:table-cell table:formula="of:=[.G48]/[.$H48]" office:value-type="float" office:value="0.944816236981185" calcext:value-type="float">
            <text:p>0.94</text:p>
          </table:table-cell>
          <table:table-cell table:formula="of:=MOD(DEGREES(ATAN2([.I48];[.J48]))+360; 360)" office:value-type="float" office:value="266.395579460824" calcext:value-type="float">
            <text:p>266.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49]-[.B$1]" office:value-type="float" office:value="-1" calcext:value-type="float">
            <text:p>-1</text:p>
          </table:table-cell>
          <table:table-cell table:formula="of:=[.C49]-[.C$1]" office:value-type="float" office:value="-125" calcext:value-type="float">
            <text:p>-125</text:p>
          </table:table-cell>
          <table:table-cell table:formula="of:=[.D49]-[.D$1]" office:value-type="float" office:value="365" calcext:value-type="float">
            <text:p>365</text:p>
          </table:table-cell>
          <table:table-cell table:formula="of:=SQRT([.E49]^2 + [.F49]^2 + [.G49]^2)" office:value-type="float" office:value="385.812130446931" calcext:value-type="float">
            <text:p>385.81</text:p>
          </table:table-cell>
          <table:table-cell table:formula="of:=[.E49]/[.$H49]" office:value-type="float" office:value="-0.00259193509245441" calcext:value-type="float">
            <text:p>0.00</text:p>
          </table:table-cell>
          <table:table-cell table:formula="of:=[.F49]/[.$H49]" office:value-type="float" office:value="-0.323991886556801" calcext:value-type="float">
            <text:p>-0.32</text:p>
          </table:table-cell>
          <table:table-cell table:formula="of:=[.G49]/[.$H49]" office:value-type="float" office:value="0.94605630874586" calcext:value-type="float">
            <text:p>0.95</text:p>
          </table:table-cell>
          <table:table-cell table:formula="of:=MOD(DEGREES(ATAN2([.I49];[.J49]))+360; 360)" office:value-type="float" office:value="269.541643542" calcext:value-type="float">
            <text:p>269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50]-[.B$1]" office:value-type="float" office:value="-4" calcext:value-type="float">
            <text:p>-4</text:p>
          </table:table-cell>
          <table:table-cell table:formula="of:=[.C50]-[.C$1]" office:value-type="float" office:value="-127" calcext:value-type="float">
            <text:p>-127</text:p>
          </table:table-cell>
          <table:table-cell table:formula="of:=[.D50]-[.D$1]" office:value-type="float" office:value="362" calcext:value-type="float">
            <text:p>362</text:p>
          </table:table-cell>
          <table:table-cell table:formula="of:=SQRT([.E50]^2 + [.F50]^2 + [.G50]^2)" office:value-type="float" office:value="383.652186231227" calcext:value-type="float">
            <text:p>383.65</text:p>
          </table:table-cell>
          <table:table-cell table:formula="of:=[.E50]/[.$H50]" office:value-type="float" office:value="-0.010426110272676" calcext:value-type="float">
            <text:p>-0.01</text:p>
          </table:table-cell>
          <table:table-cell table:formula="of:=[.F50]/[.$H50]" office:value-type="float" office:value="-0.331029001157463" calcext:value-type="float">
            <text:p>-0.33</text:p>
          </table:table-cell>
          <table:table-cell table:formula="of:=[.G50]/[.$H50]" office:value-type="float" office:value="0.943562979677178" calcext:value-type="float">
            <text:p>0.94</text:p>
          </table:table-cell>
          <table:table-cell table:formula="of:=MOD(DEGREES(ATAN2([.I50];[.J50]))+360; 360)" office:value-type="float" office:value="268.196004883799" calcext:value-type="float">
            <text:p>268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170" calcext:value-type="float">
            <text:p>170</text:p>
          </table:table-cell>
          <table:table-cell office:value-type="float" office:value="488" calcext:value-type="float">
            <text:p>488</text:p>
          </table:table-cell>
          <table:table-cell table:formula="of:=[.B51]-[.B$1]" office:value-type="float" office:value="10" calcext:value-type="float">
            <text:p>10</text:p>
          </table:table-cell>
          <table:table-cell table:formula="of:=[.C51]-[.C$1]" office:value-type="float" office:value="-128" calcext:value-type="float">
            <text:p>-128</text:p>
          </table:table-cell>
          <table:table-cell table:formula="of:=[.D51]-[.D$1]" office:value-type="float" office:value="352" calcext:value-type="float">
            <text:p>352</text:p>
          </table:table-cell>
          <table:table-cell table:formula="of:=SQRT([.E51]^2 + [.F51]^2 + [.G51]^2)" office:value-type="float" office:value="374.683866746355" calcext:value-type="float">
            <text:p>374.68</text:p>
          </table:table-cell>
          <table:table-cell table:formula="of:=[.E51]/[.$H51]" office:value-type="float" office:value="0.0266891662212123" calcext:value-type="float">
            <text:p>0.03</text:p>
          </table:table-cell>
          <table:table-cell table:formula="of:=[.F51]/[.$H51]" office:value-type="float" office:value="-0.341621327631517" calcext:value-type="float">
            <text:p>-0.34</text:p>
          </table:table-cell>
          <table:table-cell table:formula="of:=[.G51]/[.$H51]" office:value-type="float" office:value="0.939458650986671" calcext:value-type="float">
            <text:p>0.94</text:p>
          </table:table-cell>
          <table:table-cell table:formula="of:=MOD(DEGREES(ATAN2([.I51];[.J51]))+360; 360)" office:value-type="float" office:value="274.467159061389" calcext:value-type="float">
            <text:p>274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52]-[.B$1]" office:value-type="float" office:value="12" calcext:value-type="float">
            <text:p>12</text:p>
          </table:table-cell>
          <table:table-cell table:formula="of:=[.C52]-[.C$1]" office:value-type="float" office:value="-123" calcext:value-type="float">
            <text:p>-123</text:p>
          </table:table-cell>
          <table:table-cell table:formula="of:=[.D52]-[.D$1]" office:value-type="float" office:value="364" calcext:value-type="float">
            <text:p>364</text:p>
          </table:table-cell>
          <table:table-cell table:formula="of:=SQRT([.E52]^2 + [.F52]^2 + [.G52]^2)" office:value-type="float" office:value="384.407336038219" calcext:value-type="float">
            <text:p>384.41</text:p>
          </table:table-cell>
          <table:table-cell table:formula="of:=[.E52]/[.$H52]" office:value-type="float" office:value="0.03121688603468" calcext:value-type="float">
            <text:p>0.03</text:p>
          </table:table-cell>
          <table:table-cell table:formula="of:=[.F52]/[.$H52]" office:value-type="float" office:value="-0.31997308185547" calcext:value-type="float">
            <text:p>-0.32</text:p>
          </table:table-cell>
          <table:table-cell table:formula="of:=[.G52]/[.$H52]" office:value-type="float" office:value="0.946912209718626" calcext:value-type="float">
            <text:p>0.95</text:p>
          </table:table-cell>
          <table:table-cell table:formula="of:=MOD(DEGREES(ATAN2([.I52];[.J52]))+360; 360)" office:value-type="float" office:value="275.572197803964" calcext:value-type="float">
            <text:p>275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7" calcext:value-type="float">
            <text:p>177</text:p>
          </table:table-cell>
          <table:table-cell office:value-type="float" office:value="500" calcext:value-type="float">
            <text:p>500</text:p>
          </table:table-cell>
          <table:table-cell table:formula="of:=[.B53]-[.B$1]" office:value-type="float" office:value="0" calcext:value-type="float">
            <text:p>0</text:p>
          </table:table-cell>
          <table:table-cell table:formula="of:=[.C53]-[.C$1]" office:value-type="float" office:value="-121" calcext:value-type="float">
            <text:p>-121</text:p>
          </table:table-cell>
          <table:table-cell table:formula="of:=[.D53]-[.D$1]" office:value-type="float" office:value="364" calcext:value-type="float">
            <text:p>364</text:p>
          </table:table-cell>
          <table:table-cell table:formula="of:=SQRT([.E53]^2 + [.F53]^2 + [.G53]^2)" office:value-type="float" office:value="383.584410527852" calcext:value-type="float">
            <text:p>383.58</text:p>
          </table:table-cell>
          <table:table-cell table:formula="of:=[.E53]/[.$H53]" office:value-type="float" office:value="0" calcext:value-type="float">
            <text:p>0.00</text:p>
          </table:table-cell>
          <table:table-cell table:formula="of:=[.F53]/[.$H53]" office:value-type="float" office:value="-0.315445562121493" calcext:value-type="float">
            <text:p>-0.32</text:p>
          </table:table-cell>
          <table:table-cell table:formula="of:=[.G53]/[.$H53]" office:value-type="float" office:value="0.948943674481186" calcext:value-type="float">
            <text:p>0.95</text:p>
          </table:table-cell>
          <table:table-cell table:formula="of:=MOD(DEGREES(ATAN2([.I53];[.J53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6" calcext:value-type="float">
            <text:p>506</text:p>
          </table:table-cell>
          <table:table-cell table:formula="of:=[.B54]-[.B$1]" office:value-type="float" office:value="0" calcext:value-type="float">
            <text:p>0</text:p>
          </table:table-cell>
          <table:table-cell table:formula="of:=[.C54]-[.C$1]" office:value-type="float" office:value="-126" calcext:value-type="float">
            <text:p>-126</text:p>
          </table:table-cell>
          <table:table-cell table:formula="of:=[.D54]-[.D$1]" office:value-type="float" office:value="370" calcext:value-type="float">
            <text:p>370</text:p>
          </table:table-cell>
          <table:table-cell table:formula="of:=SQRT([.E54]^2 + [.F54]^2 + [.G54]^2)" office:value-type="float" office:value="390.865705837696" calcext:value-type="float">
            <text:p>390.87</text:p>
          </table:table-cell>
          <table:table-cell table:formula="of:=[.E54]/[.$H54]" office:value-type="float" office:value="0" calcext:value-type="float">
            <text:p>0.00</text:p>
          </table:table-cell>
          <table:table-cell table:formula="of:=[.F54]/[.$H54]" office:value-type="float" office:value="-0.322361358692135" calcext:value-type="float">
            <text:p>-0.32</text:p>
          </table:table-cell>
          <table:table-cell table:formula="of:=[.G54]/[.$H54]" office:value-type="float" office:value="0.946616688222937" calcext:value-type="float">
            <text:p>0.95</text:p>
          </table:table-cell>
          <table:table-cell table:formula="of:=MOD(DEGREES(ATAN2([.I54];[.J54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7" calcext:value-type="float">
            <text:p>177</text:p>
          </table:table-cell>
          <table:table-cell office:value-type="float" office:value="502" calcext:value-type="float">
            <text:p>502</text:p>
          </table:table-cell>
          <table:table-cell table:formula="of:=[.B55]-[.B$1]" office:value-type="float" office:value="2" calcext:value-type="float">
            <text:p>2</text:p>
          </table:table-cell>
          <table:table-cell table:formula="of:=[.C55]-[.C$1]" office:value-type="float" office:value="-121" calcext:value-type="float">
            <text:p>-121</text:p>
          </table:table-cell>
          <table:table-cell table:formula="of:=[.D55]-[.D$1]" office:value-type="float" office:value="366" calcext:value-type="float">
            <text:p>366</text:p>
          </table:table-cell>
          <table:table-cell table:formula="of:=SQRT([.E55]^2 + [.F55]^2 + [.G55]^2)" office:value-type="float" office:value="385.488002407338" calcext:value-type="float">
            <text:p>385.49</text:p>
          </table:table-cell>
          <table:table-cell table:formula="of:=[.E55]/[.$H55]" office:value-type="float" office:value="0.00518822891376691" calcext:value-type="float">
            <text:p>0.01</text:p>
          </table:table-cell>
          <table:table-cell table:formula="of:=[.F55]/[.$H55]" office:value-type="float" office:value="-0.313887849282898" calcext:value-type="float">
            <text:p>-0.31</text:p>
          </table:table-cell>
          <table:table-cell table:formula="of:=[.G55]/[.$H55]" office:value-type="float" office:value="0.949445891219344" calcext:value-type="float">
            <text:p>0.95</text:p>
          </table:table-cell>
          <table:table-cell table:formula="of:=MOD(DEGREES(ATAN2([.I55];[.J55]))+360; 360)" office:value-type="float" office:value="270.946951446773" calcext:value-type="float">
            <text:p>270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56]-[.B$1]" office:value-type="float" office:value="10" calcext:value-type="float">
            <text:p>10</text:p>
          </table:table-cell>
          <table:table-cell table:formula="of:=[.C56]-[.C$1]" office:value-type="float" office:value="-126" calcext:value-type="float">
            <text:p>-126</text:p>
          </table:table-cell>
          <table:table-cell table:formula="of:=[.D56]-[.D$1]" office:value-type="float" office:value="368" calcext:value-type="float">
            <text:p>368</text:p>
          </table:table-cell>
          <table:table-cell table:formula="of:=SQRT([.E56]^2 + [.F56]^2 + [.G56]^2)" office:value-type="float" office:value="389.101529166874" calcext:value-type="float">
            <text:p>389.10</text:p>
          </table:table-cell>
          <table:table-cell table:formula="of:=[.E56]/[.$H56]" office:value-type="float" office:value="0.0257002331021714" calcext:value-type="float">
            <text:p>0.03</text:p>
          </table:table-cell>
          <table:table-cell table:formula="of:=[.F56]/[.$H56]" office:value-type="float" office:value="-0.323822937087359" calcext:value-type="float">
            <text:p>-0.32</text:p>
          </table:table-cell>
          <table:table-cell table:formula="of:=[.G56]/[.$H56]" office:value-type="float" office:value="0.945768578159906" calcext:value-type="float">
            <text:p>0.95</text:p>
          </table:table-cell>
          <table:table-cell table:formula="of:=MOD(DEGREES(ATAN2([.I56];[.J56]))+360; 360)" office:value-type="float" office:value="274.537772507907" calcext:value-type="float">
            <text:p>274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67" calcext:value-type="float">
            <text:p>167</text:p>
          </table:table-cell>
          <table:table-cell office:value-type="float" office:value="500" calcext:value-type="float">
            <text:p>500</text:p>
          </table:table-cell>
          <table:table-cell table:formula="of:=[.B57]-[.B$1]" office:value-type="float" office:value="-2" calcext:value-type="float">
            <text:p>-2</text:p>
          </table:table-cell>
          <table:table-cell table:formula="of:=[.C57]-[.C$1]" office:value-type="float" office:value="-131" calcext:value-type="float">
            <text:p>-131</text:p>
          </table:table-cell>
          <table:table-cell table:formula="of:=[.D57]-[.D$1]" office:value-type="float" office:value="364" calcext:value-type="float">
            <text:p>364</text:p>
          </table:table-cell>
          <table:table-cell table:formula="of:=SQRT([.E57]^2 + [.F57]^2 + [.G57]^2)" office:value-type="float" office:value="386.860439952187" calcext:value-type="float">
            <text:p>386.86</text:p>
          </table:table-cell>
          <table:table-cell table:formula="of:=[.E57]/[.$H57]" office:value-type="float" office:value="-0.00516982299934101" calcext:value-type="float">
            <text:p>-0.01</text:p>
          </table:table-cell>
          <table:table-cell table:formula="of:=[.F57]/[.$H57]" office:value-type="float" office:value="-0.338623406456836" calcext:value-type="float">
            <text:p>-0.34</text:p>
          </table:table-cell>
          <table:table-cell table:formula="of:=[.G57]/[.$H57]" office:value-type="float" office:value="0.940907785880064" calcext:value-type="float">
            <text:p>0.94</text:p>
          </table:table-cell>
          <table:table-cell table:formula="of:=MOD(DEGREES(ATAN2([.I57];[.J57]))+360; 360)" office:value-type="float" office:value="269.125323228879" calcext:value-type="float">
            <text:p>26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9" calcext:value-type="float">
            <text:p>179</text:p>
          </table:table-cell>
          <table:table-cell office:value-type="float" office:value="509" calcext:value-type="float">
            <text:p>509</text:p>
          </table:table-cell>
          <table:table-cell table:formula="of:=[.B58]-[.B$1]" office:value-type="float" office:value="-2" calcext:value-type="float">
            <text:p>-2</text:p>
          </table:table-cell>
          <table:table-cell table:formula="of:=[.C58]-[.C$1]" office:value-type="float" office:value="-119" calcext:value-type="float">
            <text:p>-119</text:p>
          </table:table-cell>
          <table:table-cell table:formula="of:=[.D58]-[.D$1]" office:value-type="float" office:value="373" calcext:value-type="float">
            <text:p>373</text:p>
          </table:table-cell>
          <table:table-cell table:formula="of:=SQRT([.E58]^2 + [.F58]^2 + [.G58]^2)" office:value-type="float" office:value="391.527776792401" calcext:value-type="float">
            <text:p>391.53</text:p>
          </table:table-cell>
          <table:table-cell table:formula="of:=[.E58]/[.$H58]" office:value-type="float" office:value="-0.00510819440803164" calcext:value-type="float">
            <text:p>-0.01</text:p>
          </table:table-cell>
          <table:table-cell table:formula="of:=[.F58]/[.$H58]" office:value-type="float" office:value="-0.303937567277882" calcext:value-type="float">
            <text:p>-0.30</text:p>
          </table:table-cell>
          <table:table-cell table:formula="of:=[.G58]/[.$H58]" office:value-type="float" office:value="0.9526782570979" calcext:value-type="float">
            <text:p>0.95</text:p>
          </table:table-cell>
          <table:table-cell table:formula="of:=MOD(DEGREES(ATAN2([.I58];[.J58]))+360; 360)" office:value-type="float" office:value="269.037136374364" calcext:value-type="float">
            <text:p>269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59]-[.B$1]" office:value-type="float" office:value="-4" calcext:value-type="float">
            <text:p>-4</text:p>
          </table:table-cell>
          <table:table-cell table:formula="of:=[.C59]-[.C$1]" office:value-type="float" office:value="-127" calcext:value-type="float">
            <text:p>-127</text:p>
          </table:table-cell>
          <table:table-cell table:formula="of:=[.D59]-[.D$1]" office:value-type="float" office:value="362" calcext:value-type="float">
            <text:p>362</text:p>
          </table:table-cell>
          <table:table-cell table:formula="of:=SQRT([.E59]^2 + [.F59]^2 + [.G59]^2)" office:value-type="float" office:value="383.652186231227" calcext:value-type="float">
            <text:p>383.65</text:p>
          </table:table-cell>
          <table:table-cell table:formula="of:=[.E59]/[.$H59]" office:value-type="float" office:value="-0.010426110272676" calcext:value-type="float">
            <text:p>-0.01</text:p>
          </table:table-cell>
          <table:table-cell table:formula="of:=[.F59]/[.$H59]" office:value-type="float" office:value="-0.331029001157463" calcext:value-type="float">
            <text:p>-0.33</text:p>
          </table:table-cell>
          <table:table-cell table:formula="of:=[.G59]/[.$H59]" office:value-type="float" office:value="0.943562979677178" calcext:value-type="float">
            <text:p>0.94</text:p>
          </table:table-cell>
          <table:table-cell table:formula="of:=MOD(DEGREES(ATAN2([.I59];[.J59]))+360; 360)" office:value-type="float" office:value="268.196004883799" calcext:value-type="float">
            <text:p>268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formula="of:=[.B60]-[.B$1]" office:value-type="float" office:value="5" calcext:value-type="float">
            <text:p>5</text:p>
          </table:table-cell>
          <table:table-cell table:formula="of:=[.C60]-[.C$1]" office:value-type="float" office:value="-128" calcext:value-type="float">
            <text:p>-128</text:p>
          </table:table-cell>
          <table:table-cell table:formula="of:=[.D60]-[.D$1]" office:value-type="float" office:value="364" calcext:value-type="float">
            <text:p>364</text:p>
          </table:table-cell>
          <table:table-cell table:formula="of:=SQRT([.E60]^2 + [.F60]^2 + [.G60]^2)" office:value-type="float" office:value="385.882106348558" calcext:value-type="float">
            <text:p>385.88</text:p>
          </table:table-cell>
          <table:table-cell table:formula="of:=[.E60]/[.$H60]" office:value-type="float" office:value="0.0129573253533648" calcext:value-type="float">
            <text:p>0.01</text:p>
          </table:table-cell>
          <table:table-cell table:formula="of:=[.F60]/[.$H60]" office:value-type="float" office:value="-0.33170752904614" calcext:value-type="float">
            <text:p>-0.33</text:p>
          </table:table-cell>
          <table:table-cell table:formula="of:=[.G60]/[.$H60]" office:value-type="float" office:value="0.94329328572496" calcext:value-type="float">
            <text:p>0.94</text:p>
          </table:table-cell>
          <table:table-cell table:formula="of:=MOD(DEGREES(ATAN2([.I60];[.J60]))+360; 360)" office:value-type="float" office:value="272.236979063438" calcext:value-type="float">
            <text:p>272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504" calcext:value-type="float">
            <text:p>504</text:p>
          </table:table-cell>
          <table:table-cell table:formula="of:=[.B61]-[.B$1]" office:value-type="float" office:value="2" calcext:value-type="float">
            <text:p>2</text:p>
          </table:table-cell>
          <table:table-cell table:formula="of:=[.C61]-[.C$1]" office:value-type="float" office:value="-123" calcext:value-type="float">
            <text:p>-123</text:p>
          </table:table-cell>
          <table:table-cell table:formula="of:=[.D61]-[.D$1]" office:value-type="float" office:value="368" calcext:value-type="float">
            <text:p>368</text:p>
          </table:table-cell>
          <table:table-cell table:formula="of:=SQRT([.E61]^2 + [.F61]^2 + [.G61]^2)" office:value-type="float" office:value="388.016752215674" calcext:value-type="float">
            <text:p>388.02</text:p>
          </table:table-cell>
          <table:table-cell table:formula="of:=[.E61]/[.$H61]" office:value-type="float" office:value="0.00515441662912617" calcext:value-type="float">
            <text:p>0.01</text:p>
          </table:table-cell>
          <table:table-cell table:formula="of:=[.F61]/[.$H61]" office:value-type="float" office:value="-0.316996622691259" calcext:value-type="float">
            <text:p>-0.32</text:p>
          </table:table-cell>
          <table:table-cell table:formula="of:=[.G61]/[.$H61]" office:value-type="float" office:value="0.948412659759215" calcext:value-type="float">
            <text:p>0.95</text:p>
          </table:table-cell>
          <table:table-cell table:formula="of:=MOD(DEGREES(ATAN2([.I61];[.J61]))+360; 360)" office:value-type="float" office:value="270.931556598077" calcext:value-type="float">
            <text:p>270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62]-[.B$1]" office:value-type="float" office:value="1" calcext:value-type="float">
            <text:p>1</text:p>
          </table:table-cell>
          <table:table-cell table:formula="of:=[.C62]-[.C$1]" office:value-type="float" office:value="-122" calcext:value-type="float">
            <text:p>-122</text:p>
          </table:table-cell>
          <table:table-cell table:formula="of:=[.D62]-[.D$1]" office:value-type="float" office:value="367" calcext:value-type="float">
            <text:p>367</text:p>
          </table:table-cell>
          <table:table-cell table:formula="of:=SQRT([.E62]^2 + [.F62]^2 + [.G62]^2)" office:value-type="float" office:value="386.74797995594" calcext:value-type="float">
            <text:p>386.75</text:p>
          </table:table-cell>
          <table:table-cell table:formula="of:=[.E62]/[.$H62]" office:value-type="float" office:value="0.00258566314971813" calcext:value-type="float">
            <text:p>0.00</text:p>
          </table:table-cell>
          <table:table-cell table:formula="of:=[.F62]/[.$H62]" office:value-type="float" office:value="-0.315450904265612" calcext:value-type="float">
            <text:p>-0.32</text:p>
          </table:table-cell>
          <table:table-cell table:formula="of:=[.G62]/[.$H62]" office:value-type="float" office:value="0.948938375946554" calcext:value-type="float">
            <text:p>0.95</text:p>
          </table:table-cell>
          <table:table-cell table:formula="of:=MOD(DEGREES(ATAN2([.I62];[.J62]))+360; 360)" office:value-type="float" office:value="270.46962701969" calcext:value-type="float">
            <text:p>270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7" calcext:value-type="float">
            <text:p>177</text:p>
          </table:table-cell>
          <table:table-cell office:value-type="float" office:value="504" calcext:value-type="float">
            <text:p>504</text:p>
          </table:table-cell>
          <table:table-cell table:formula="of:=[.B63]-[.B$1]" office:value-type="float" office:value="0" calcext:value-type="float">
            <text:p>0</text:p>
          </table:table-cell>
          <table:table-cell table:formula="of:=[.C63]-[.C$1]" office:value-type="float" office:value="-121" calcext:value-type="float">
            <text:p>-121</text:p>
          </table:table-cell>
          <table:table-cell table:formula="of:=[.D63]-[.D$1]" office:value-type="float" office:value="368" calcext:value-type="float">
            <text:p>368</text:p>
          </table:table-cell>
          <table:table-cell table:formula="of:=SQRT([.E63]^2 + [.F63]^2 + [.G63]^2)" office:value-type="float" office:value="387.382240171126" calcext:value-type="float">
            <text:p>387.38</text:p>
          </table:table-cell>
          <table:table-cell table:formula="of:=[.E63]/[.$H63]" office:value-type="float" office:value="0" calcext:value-type="float">
            <text:p>0.00</text:p>
          </table:table-cell>
          <table:table-cell table:formula="of:=[.F63]/[.$H63]" office:value-type="float" office:value="-0.312352987443483" calcext:value-type="float">
            <text:p>-0.31</text:p>
          </table:table-cell>
          <table:table-cell table:formula="of:=[.G63]/[.$H63]" office:value-type="float" office:value="0.949966110571915" calcext:value-type="float">
            <text:p>0.95</text:p>
          </table:table-cell>
          <table:table-cell table:formula="of:=MOD(DEGREES(ATAN2([.I63];[.J63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64]-[.B$1]" office:value-type="float" office:value="0" calcext:value-type="float">
            <text:p>0</text:p>
          </table:table-cell>
          <table:table-cell table:formula="of:=[.C64]-[.C$1]" office:value-type="float" office:value="-126" calcext:value-type="float">
            <text:p>-126</text:p>
          </table:table-cell>
          <table:table-cell table:formula="of:=[.D64]-[.D$1]" office:value-type="float" office:value="364" calcext:value-type="float">
            <text:p>364</text:p>
          </table:table-cell>
          <table:table-cell table:formula="of:=SQRT([.E64]^2 + [.F64]^2 + [.G64]^2)" office:value-type="float" office:value="385.190861781533" calcext:value-type="float">
            <text:p>385.19</text:p>
          </table:table-cell>
          <table:table-cell table:formula="of:=[.E64]/[.$H64]" office:value-type="float" office:value="0" calcext:value-type="float">
            <text:p>0.00</text:p>
          </table:table-cell>
          <table:table-cell table:formula="of:=[.F64]/[.$H64]" office:value-type="float" office:value="-0.327110563883166" calcext:value-type="float">
            <text:p>-0.33</text:p>
          </table:table-cell>
          <table:table-cell table:formula="of:=[.G64]/[.$H64]" office:value-type="float" office:value="0.944986073440258" calcext:value-type="float">
            <text:p>0.94</text:p>
          </table:table-cell>
          <table:table-cell table:formula="of:=MOD(DEGREES(ATAN2([.I64];[.J64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65]-[.B$1]" office:value-type="float" office:value="12" calcext:value-type="float">
            <text:p>12</text:p>
          </table:table-cell>
          <table:table-cell table:formula="of:=[.C65]-[.C$1]" office:value-type="float" office:value="-126" calcext:value-type="float">
            <text:p>-126</text:p>
          </table:table-cell>
          <table:table-cell table:formula="of:=[.D65]-[.D$1]" office:value-type="float" office:value="364" calcext:value-type="float">
            <text:p>364</text:p>
          </table:table-cell>
          <table:table-cell table:formula="of:=SQRT([.E65]^2 + [.F65]^2 + [.G65]^2)" office:value-type="float" office:value="385.377736772637" calcext:value-type="float">
            <text:p>385.38</text:p>
          </table:table-cell>
          <table:table-cell table:formula="of:=[.E65]/[.$H65]" office:value-type="float" office:value="0.0311382803285279" calcext:value-type="float">
            <text:p>0.03</text:p>
          </table:table-cell>
          <table:table-cell table:formula="of:=[.F65]/[.$H65]" office:value-type="float" office:value="-0.326951943449543" calcext:value-type="float">
            <text:p>-0.33</text:p>
          </table:table-cell>
          <table:table-cell table:formula="of:=[.G65]/[.$H65]" office:value-type="float" office:value="0.944527836632012" calcext:value-type="float">
            <text:p>0.94</text:p>
          </table:table-cell>
          <table:table-cell table:formula="of:=MOD(DEGREES(ATAN2([.I65];[.J65]))+360; 360)" office:value-type="float" office:value="275.440332031005" calcext:value-type="float">
            <text:p>275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7" calcext:value-type="float">
            <text:p>177</text:p>
          </table:table-cell>
          <table:table-cell office:value-type="float" office:value="500" calcext:value-type="float">
            <text:p>500</text:p>
          </table:table-cell>
          <table:table-cell table:formula="of:=[.B66]-[.B$1]" office:value-type="float" office:value="2" calcext:value-type="float">
            <text:p>2</text:p>
          </table:table-cell>
          <table:table-cell table:formula="of:=[.C66]-[.C$1]" office:value-type="float" office:value="-121" calcext:value-type="float">
            <text:p>-121</text:p>
          </table:table-cell>
          <table:table-cell table:formula="of:=[.D66]-[.D$1]" office:value-type="float" office:value="364" calcext:value-type="float">
            <text:p>364</text:p>
          </table:table-cell>
          <table:table-cell table:formula="of:=SQRT([.E66]^2 + [.F66]^2 + [.G66]^2)" office:value-type="float" office:value="383.58962446865" calcext:value-type="float">
            <text:p>383.59</text:p>
          </table:table-cell>
          <table:table-cell table:formula="of:=[.E66]/[.$H66]" office:value-type="float" office:value="0.0052139053624571" calcext:value-type="float">
            <text:p>0.01</text:p>
          </table:table-cell>
          <table:table-cell table:formula="of:=[.F66]/[.$H66]" office:value-type="float" office:value="-0.315441274428655" calcext:value-type="float">
            <text:p>-0.32</text:p>
          </table:table-cell>
          <table:table-cell table:formula="of:=[.G66]/[.$H66]" office:value-type="float" office:value="0.948930775967192" calcext:value-type="float">
            <text:p>0.95</text:p>
          </table:table-cell>
          <table:table-cell table:formula="of:=MOD(DEGREES(ATAN2([.I66];[.J66]))+360; 360)" office:value-type="float" office:value="270.946951446773" calcext:value-type="float">
            <text:p>270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509" calcext:value-type="float">
            <text:p>509</text:p>
          </table:table-cell>
          <table:table-cell table:formula="of:=[.B67]-[.B$1]" office:value-type="float" office:value="-2" calcext:value-type="float">
            <text:p>-2</text:p>
          </table:table-cell>
          <table:table-cell table:formula="of:=[.C67]-[.C$1]" office:value-type="float" office:value="-121" calcext:value-type="float">
            <text:p>-121</text:p>
          </table:table-cell>
          <table:table-cell table:formula="of:=[.D67]-[.D$1]" office:value-type="float" office:value="373" calcext:value-type="float">
            <text:p>373</text:p>
          </table:table-cell>
          <table:table-cell table:formula="of:=SQRT([.E67]^2 + [.F67]^2 + [.G67]^2)" office:value-type="float" office:value="392.140281021983" calcext:value-type="float">
            <text:p>392.14</text:p>
          </table:table-cell>
          <table:table-cell table:formula="of:=[.E67]/[.$H67]" office:value-type="float" office:value="-0.00510021565442771" calcext:value-type="float">
            <text:p>-0.01</text:p>
          </table:table-cell>
          <table:table-cell table:formula="of:=[.F67]/[.$H67]" office:value-type="float" office:value="-0.308563047092876" calcext:value-type="float">
            <text:p>-0.31</text:p>
          </table:table-cell>
          <table:table-cell table:formula="of:=[.G67]/[.$H67]" office:value-type="float" office:value="0.951190219550768" calcext:value-type="float">
            <text:p>0.95</text:p>
          </table:table-cell>
          <table:table-cell table:formula="of:=MOD(DEGREES(ATAN2([.I67];[.J67]))+360; 360)" office:value-type="float" office:value="269.053048553227" calcext:value-type="float">
            <text:p>269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68]-[.B$1]" office:value-type="float" office:value="-2" calcext:value-type="float">
            <text:p>-2</text:p>
          </table:table-cell>
          <table:table-cell table:formula="of:=[.C68]-[.C$1]" office:value-type="float" office:value="-126" calcext:value-type="float">
            <text:p>-126</text:p>
          </table:table-cell>
          <table:table-cell table:formula="of:=[.D68]-[.D$1]" office:value-type="float" office:value="364" calcext:value-type="float">
            <text:p>364</text:p>
          </table:table-cell>
          <table:table-cell table:formula="of:=SQRT([.E68]^2 + [.F68]^2 + [.G68]^2)" office:value-type="float" office:value="385.196053977711" calcext:value-type="float">
            <text:p>385.20</text:p>
          </table:table-cell>
          <table:table-cell table:formula="of:=[.E68]/[.$H68]" office:value-type="float" office:value="-0.00519216118479689" calcext:value-type="float">
            <text:p>-0.01</text:p>
          </table:table-cell>
          <table:table-cell table:formula="of:=[.F68]/[.$H68]" office:value-type="float" office:value="-0.327106154642204" calcext:value-type="float">
            <text:p>-0.33</text:p>
          </table:table-cell>
          <table:table-cell table:formula="of:=[.G68]/[.$H68]" office:value-type="float" office:value="0.944973335633033" calcext:value-type="float">
            <text:p>0.94</text:p>
          </table:table-cell>
          <table:table-cell table:formula="of:=MOD(DEGREES(ATAN2([.I68];[.J68]))+360; 360)" office:value-type="float" office:value="269.090619550801" calcext:value-type="float">
            <text:p>269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9" calcext:value-type="float">
            <text:p>-69</text:p>
          </table:table-cell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table:formula="of:=[.B69]-[.B$1]" office:value-type="float" office:value="-12" calcext:value-type="float">
            <text:p>-12</text:p>
          </table:table-cell>
          <table:table-cell table:formula="of:=[.C69]-[.C$1]" office:value-type="float" office:value="-119" calcext:value-type="float">
            <text:p>-119</text:p>
          </table:table-cell>
          <table:table-cell table:formula="of:=[.D69]-[.D$1]" office:value-type="float" office:value="364" calcext:value-type="float">
            <text:p>364</text:p>
          </table:table-cell>
          <table:table-cell table:formula="of:=SQRT([.E69]^2 + [.F69]^2 + [.G69]^2)" office:value-type="float" office:value="383.146186200515" calcext:value-type="float">
            <text:p>383.15</text:p>
          </table:table-cell>
          <table:table-cell table:formula="of:=[.E69]/[.$H69]" office:value-type="float" office:value="-0.0313196383839768" calcext:value-type="float">
            <text:p>-0.03</text:p>
          </table:table-cell>
          <table:table-cell table:formula="of:=[.F69]/[.$H69]" office:value-type="float" office:value="-0.310586413974437" calcext:value-type="float">
            <text:p>-0.31</text:p>
          </table:table-cell>
          <table:table-cell table:formula="of:=[.G69]/[.$H69]" office:value-type="float" office:value="0.950029030980631" calcext:value-type="float">
            <text:p>0.95</text:p>
          </table:table-cell>
          <table:table-cell table:formula="of:=MOD(DEGREES(ATAN2([.I69];[.J69]))+360; 360)" office:value-type="float" office:value="264.241739835633" calcext:value-type="float">
            <text:p>264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6" calcext:value-type="float">
            <text:p>506</text:p>
          </table:table-cell>
          <table:table-cell table:formula="of:=[.B70]-[.B$1]" office:value-type="float" office:value="0" calcext:value-type="float">
            <text:p>0</text:p>
          </table:table-cell>
          <table:table-cell table:formula="of:=[.C70]-[.C$1]" office:value-type="float" office:value="-126" calcext:value-type="float">
            <text:p>-126</text:p>
          </table:table-cell>
          <table:table-cell table:formula="of:=[.D70]-[.D$1]" office:value-type="float" office:value="370" calcext:value-type="float">
            <text:p>370</text:p>
          </table:table-cell>
          <table:table-cell table:formula="of:=SQRT([.E70]^2 + [.F70]^2 + [.G70]^2)" office:value-type="float" office:value="390.865705837696" calcext:value-type="float">
            <text:p>390.87</text:p>
          </table:table-cell>
          <table:table-cell table:formula="of:=[.E70]/[.$H70]" office:value-type="float" office:value="0" calcext:value-type="float">
            <text:p>0.00</text:p>
          </table:table-cell>
          <table:table-cell table:formula="of:=[.F70]/[.$H70]" office:value-type="float" office:value="-0.322361358692135" calcext:value-type="float">
            <text:p>-0.32</text:p>
          </table:table-cell>
          <table:table-cell table:formula="of:=[.G70]/[.$H70]" office:value-type="float" office:value="0.946616688222937" calcext:value-type="float">
            <text:p>0.95</text:p>
          </table:table-cell>
          <table:table-cell table:formula="of:=MOD(DEGREES(ATAN2([.I70];[.J70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10" calcext:value-type="float">
            <text:p>510</text:p>
          </table:table-cell>
          <table:table-cell table:formula="of:=[.B71]-[.B$1]" office:value-type="float" office:value="4" calcext:value-type="float">
            <text:p>4</text:p>
          </table:table-cell>
          <table:table-cell table:formula="of:=[.C71]-[.C$1]" office:value-type="float" office:value="-130" calcext:value-type="float">
            <text:p>-130</text:p>
          </table:table-cell>
          <table:table-cell table:formula="of:=[.D71]-[.D$1]" office:value-type="float" office:value="374" calcext:value-type="float">
            <text:p>374</text:p>
          </table:table-cell>
          <table:table-cell table:formula="of:=SQRT([.E71]^2 + [.F71]^2 + [.G71]^2)" office:value-type="float" office:value="395.969695810172" calcext:value-type="float">
            <text:p>395.97</text:p>
          </table:table-cell>
          <table:table-cell table:formula="of:=[.E71]/[.$H71]" office:value-type="float" office:value="0.0101017831473588" calcext:value-type="float">
            <text:p>0.01</text:p>
          </table:table-cell>
          <table:table-cell table:formula="of:=[.F71]/[.$H71]" office:value-type="float" office:value="-0.328307952289162" calcext:value-type="float">
            <text:p>-0.33</text:p>
          </table:table-cell>
          <table:table-cell table:formula="of:=[.G71]/[.$H71]" office:value-type="float" office:value="0.944516724278052" calcext:value-type="float">
            <text:p>0.94</text:p>
          </table:table-cell>
          <table:table-cell table:formula="of:=MOD(DEGREES(ATAN2([.I71];[.J71]))+360; 360)" office:value-type="float" office:value="271.76239102366" calcext:value-type="float">
            <text:p>271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497" calcext:value-type="float">
            <text:p>497</text:p>
          </table:table-cell>
          <table:table-cell table:formula="of:=[.B72]-[.B$1]" office:value-type="float" office:value="2" calcext:value-type="float">
            <text:p>2</text:p>
          </table:table-cell>
          <table:table-cell table:formula="of:=[.C72]-[.C$1]" office:value-type="float" office:value="-123" calcext:value-type="float">
            <text:p>-123</text:p>
          </table:table-cell>
          <table:table-cell table:formula="of:=[.D72]-[.D$1]" office:value-type="float" office:value="361" calcext:value-type="float">
            <text:p>361</text:p>
          </table:table-cell>
          <table:table-cell table:formula="of:=SQRT([.E72]^2 + [.F72]^2 + [.G72]^2)" office:value-type="float" office:value="381.384320600625" calcext:value-type="float">
            <text:p>381.38</text:p>
          </table:table-cell>
          <table:table-cell table:formula="of:=[.E72]/[.$H72]" office:value-type="float" office:value="0.00524405407346136" calcext:value-type="float">
            <text:p>0.01</text:p>
          </table:table-cell>
          <table:table-cell table:formula="of:=[.F72]/[.$H72]" office:value-type="float" office:value="-0.322509325517874" calcext:value-type="float">
            <text:p>-0.32</text:p>
          </table:table-cell>
          <table:table-cell table:formula="of:=[.G72]/[.$H72]" office:value-type="float" office:value="0.946551760259776" calcext:value-type="float">
            <text:p>0.95</text:p>
          </table:table-cell>
          <table:table-cell table:formula="of:=MOD(DEGREES(ATAN2([.I72];[.J72]))+360; 360)" office:value-type="float" office:value="270.931556598077" calcext:value-type="float">
            <text:p>270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8" calcext:value-type="float">
            <text:p>178</text:p>
          </table:table-cell>
          <table:table-cell office:value-type="float" office:value="503" calcext:value-type="float">
            <text:p>503</text:p>
          </table:table-cell>
          <table:table-cell table:formula="of:=[.B73]-[.B$1]" office:value-type="float" office:value="-6" calcext:value-type="float">
            <text:p>-6</text:p>
          </table:table-cell>
          <table:table-cell table:formula="of:=[.C73]-[.C$1]" office:value-type="float" office:value="-120" calcext:value-type="float">
            <text:p>-120</text:p>
          </table:table-cell>
          <table:table-cell table:formula="of:=[.D73]-[.D$1]" office:value-type="float" office:value="367" calcext:value-type="float">
            <text:p>367</text:p>
          </table:table-cell>
          <table:table-cell table:formula="of:=SQRT([.E73]^2 + [.F73]^2 + [.G73]^2)" office:value-type="float" office:value="386.167062292993" calcext:value-type="float">
            <text:p>386.17</text:p>
          </table:table-cell>
          <table:table-cell table:formula="of:=[.E73]/[.$H73]" office:value-type="float" office:value="-0.0155373168399528" calcext:value-type="float">
            <text:p>-0.02</text:p>
          </table:table-cell>
          <table:table-cell table:formula="of:=[.F73]/[.$H73]" office:value-type="float" office:value="-0.310746336799055" calcext:value-type="float">
            <text:p>-0.31</text:p>
          </table:table-cell>
          <table:table-cell table:formula="of:=[.G73]/[.$H73]" office:value-type="float" office:value="0.950365880043777" calcext:value-type="float">
            <text:p>0.95</text:p>
          </table:table-cell>
          <table:table-cell table:formula="of:=MOD(DEGREES(ATAN2([.I73];[.J73]))+360; 360)" office:value-type="float" office:value="267.137594773888" calcext:value-type="float">
            <text:p>267.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70" calcext:value-type="float">
            <text:p>170</text:p>
          </table:table-cell>
          <table:table-cell office:value-type="float" office:value="506" calcext:value-type="float">
            <text:p>506</text:p>
          </table:table-cell>
          <table:table-cell table:formula="of:=[.B74]-[.B$1]" office:value-type="float" office:value="-5" calcext:value-type="float">
            <text:p>-5</text:p>
          </table:table-cell>
          <table:table-cell table:formula="of:=[.C74]-[.C$1]" office:value-type="float" office:value="-128" calcext:value-type="float">
            <text:p>-128</text:p>
          </table:table-cell>
          <table:table-cell table:formula="of:=[.D74]-[.D$1]" office:value-type="float" office:value="370" calcext:value-type="float">
            <text:p>370</text:p>
          </table:table-cell>
          <table:table-cell table:formula="of:=SQRT([.E74]^2 + [.F74]^2 + [.G74]^2)" office:value-type="float" office:value="391.546932052851" calcext:value-type="float">
            <text:p>391.55</text:p>
          </table:table-cell>
          <table:table-cell table:formula="of:=[.E74]/[.$H74]" office:value-type="float" office:value="-0.012769861262315" calcext:value-type="float">
            <text:p>-0.01</text:p>
          </table:table-cell>
          <table:table-cell table:formula="of:=[.F74]/[.$H74]" office:value-type="float" office:value="-0.326908448315265" calcext:value-type="float">
            <text:p>-0.33</text:p>
          </table:table-cell>
          <table:table-cell table:formula="of:=[.G74]/[.$H74]" office:value-type="float" office:value="0.944969733411313" calcext:value-type="float">
            <text:p>0.94</text:p>
          </table:table-cell>
          <table:table-cell table:formula="of:=MOD(DEGREES(ATAN2([.I74];[.J74]))+360; 360)" office:value-type="float" office:value="267.763020936562" calcext:value-type="float">
            <text:p>267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83" calcext:value-type="float">
            <text:p>183</text:p>
          </table:table-cell>
          <table:table-cell office:value-type="float" office:value="505" calcext:value-type="float">
            <text:p>505</text:p>
          </table:table-cell>
          <table:table-cell table:formula="of:=[.B75]-[.B$1]" office:value-type="float" office:value="4" calcext:value-type="float">
            <text:p>4</text:p>
          </table:table-cell>
          <table:table-cell table:formula="of:=[.C75]-[.C$1]" office:value-type="float" office:value="-115" calcext:value-type="float">
            <text:p>-115</text:p>
          </table:table-cell>
          <table:table-cell table:formula="of:=[.D75]-[.D$1]" office:value-type="float" office:value="369" calcext:value-type="float">
            <text:p>369</text:p>
          </table:table-cell>
          <table:table-cell table:formula="of:=SQRT([.E75]^2 + [.F75]^2 + [.G75]^2)" office:value-type="float" office:value="386.525548961514" calcext:value-type="float">
            <text:p>386.53</text:p>
          </table:table-cell>
          <table:table-cell table:formula="of:=[.E75]/[.$H75]" office:value-type="float" office:value="0.0103486044085491" calcext:value-type="float">
            <text:p>0.01</text:p>
          </table:table-cell>
          <table:table-cell table:formula="of:=[.F75]/[.$H75]" office:value-type="float" office:value="-0.297522376745788" calcext:value-type="float">
            <text:p>-0.30</text:p>
          </table:table-cell>
          <table:table-cell table:formula="of:=[.G75]/[.$H75]" office:value-type="float" office:value="0.954658756688657" calcext:value-type="float">
            <text:p>0.95</text:p>
          </table:table-cell>
          <table:table-cell table:formula="of:=MOD(DEGREES(ATAN2([.I75];[.J75]))+360; 360)" office:value-type="float" office:value="271.992093572966" calcext:value-type="float">
            <text:p>27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6" calcext:value-type="float">
            <text:p>176</text:p>
          </table:table-cell>
          <table:table-cell office:value-type="float" office:value="498" calcext:value-type="float">
            <text:p>498</text:p>
          </table:table-cell>
          <table:table-cell table:formula="of:=[.B76]-[.B$1]" office:value-type="float" office:value="6" calcext:value-type="float">
            <text:p>6</text:p>
          </table:table-cell>
          <table:table-cell table:formula="of:=[.C76]-[.C$1]" office:value-type="float" office:value="-122" calcext:value-type="float">
            <text:p>-122</text:p>
          </table:table-cell>
          <table:table-cell table:formula="of:=[.D76]-[.D$1]" office:value-type="float" office:value="362" calcext:value-type="float">
            <text:p>362</text:p>
          </table:table-cell>
          <table:table-cell table:formula="of:=SQRT([.E76]^2 + [.F76]^2 + [.G76]^2)" office:value-type="float" office:value="382.052352433538" calcext:value-type="float">
            <text:p>382.05</text:p>
          </table:table-cell>
          <table:table-cell table:formula="of:=[.E76]/[.$H76]" office:value-type="float" office:value="0.0157046539872929" calcext:value-type="float">
            <text:p>0.02</text:p>
          </table:table-cell>
          <table:table-cell table:formula="of:=[.F76]/[.$H76]" office:value-type="float" office:value="-0.31932796440829" calcext:value-type="float">
            <text:p>-0.32</text:p>
          </table:table-cell>
          <table:table-cell table:formula="of:=[.G76]/[.$H76]" office:value-type="float" office:value="0.947514123900007" calcext:value-type="float">
            <text:p>0.95</text:p>
          </table:table-cell>
          <table:table-cell table:formula="of:=MOD(DEGREES(ATAN2([.I76];[.J76]))+360; 360)" office:value-type="float" office:value="272.815556684211" calcext:value-type="float">
            <text:p>272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82" calcext:value-type="float">
            <text:p>182</text:p>
          </table:table-cell>
          <table:table-cell office:value-type="float" office:value="500" calcext:value-type="float">
            <text:p>500</text:p>
          </table:table-cell>
          <table:table-cell table:formula="of:=[.B77]-[.B$1]" office:value-type="float" office:value="2" calcext:value-type="float">
            <text:p>2</text:p>
          </table:table-cell>
          <table:table-cell table:formula="of:=[.C77]-[.C$1]" office:value-type="float" office:value="-116" calcext:value-type="float">
            <text:p>-116</text:p>
          </table:table-cell>
          <table:table-cell table:formula="of:=[.D77]-[.D$1]" office:value-type="float" office:value="364" calcext:value-type="float">
            <text:p>364</text:p>
          </table:table-cell>
          <table:table-cell table:formula="of:=SQRT([.E77]^2 + [.F77]^2 + [.G77]^2)" office:value-type="float" office:value="382.041882520752" calcext:value-type="float">
            <text:p>382.04</text:p>
          </table:table-cell>
          <table:table-cell table:formula="of:=[.E77]/[.$H77]" office:value-type="float" office:value="0.00523502812519872" calcext:value-type="float">
            <text:p>0.01</text:p>
          </table:table-cell>
          <table:table-cell table:formula="of:=[.F77]/[.$H77]" office:value-type="float" office:value="-0.303631631261526" calcext:value-type="float">
            <text:p>-0.30</text:p>
          </table:table-cell>
          <table:table-cell table:formula="of:=[.G77]/[.$H77]" office:value-type="float" office:value="0.952775118786166" calcext:value-type="float">
            <text:p>0.95</text:p>
          </table:table-cell>
          <table:table-cell table:formula="of:=MOD(DEGREES(ATAN2([.I77];[.J77]))+360; 360)" office:value-type="float" office:value="270.98776039964" calcext:value-type="float">
            <text:p>270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3" calcext:value-type="float">
            <text:p>173</text:p>
          </table:table-cell>
          <table:table-cell office:value-type="float" office:value="494" calcext:value-type="float">
            <text:p>494</text:p>
          </table:table-cell>
          <table:table-cell table:formula="of:=[.B78]-[.B$1]" office:value-type="float" office:value="-1" calcext:value-type="float">
            <text:p>-1</text:p>
          </table:table-cell>
          <table:table-cell table:formula="of:=[.C78]-[.C$1]" office:value-type="float" office:value="-125" calcext:value-type="float">
            <text:p>-125</text:p>
          </table:table-cell>
          <table:table-cell table:formula="of:=[.D78]-[.D$1]" office:value-type="float" office:value="358" calcext:value-type="float">
            <text:p>358</text:p>
          </table:table-cell>
          <table:table-cell table:formula="of:=SQRT([.E78]^2 + [.F78]^2 + [.G78]^2)" office:value-type="float" office:value="379.196518971364" calcext:value-type="float">
            <text:p>379.20</text:p>
          </table:table-cell>
          <table:table-cell table:formula="of:=[.E78]/[.$H78]" office:value-type="float" office:value="-0.00263715501058046" calcext:value-type="float">
            <text:p>0.00</text:p>
          </table:table-cell>
          <table:table-cell table:formula="of:=[.F78]/[.$H78]" office:value-type="float" office:value="-0.329644376322557" calcext:value-type="float">
            <text:p>-0.33</text:p>
          </table:table-cell>
          <table:table-cell table:formula="of:=[.G78]/[.$H78]" office:value-type="float" office:value="0.944101493787804" calcext:value-type="float">
            <text:p>0.94</text:p>
          </table:table-cell>
          <table:table-cell table:formula="of:=MOD(DEGREES(ATAN2([.I78];[.J78]))+360; 360)" office:value-type="float" office:value="269.541643542" calcext:value-type="float">
            <text:p>269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82" calcext:value-type="float">
            <text:p>182</text:p>
          </table:table-cell>
          <table:table-cell office:value-type="float" office:value="497" calcext:value-type="float">
            <text:p>497</text:p>
          </table:table-cell>
          <table:table-cell table:formula="of:=[.B79]-[.B$1]" office:value-type="float" office:value="5" calcext:value-type="float">
            <text:p>5</text:p>
          </table:table-cell>
          <table:table-cell table:formula="of:=[.C79]-[.C$1]" office:value-type="float" office:value="-116" calcext:value-type="float">
            <text:p>-116</text:p>
          </table:table-cell>
          <table:table-cell table:formula="of:=[.D79]-[.D$1]" office:value-type="float" office:value="361" calcext:value-type="float">
            <text:p>361</text:p>
          </table:table-cell>
          <table:table-cell table:formula="of:=SQRT([.E79]^2 + [.F79]^2 + [.G79]^2)" office:value-type="float" office:value="379.212341571315" calcext:value-type="float">
            <text:p>379.21</text:p>
          </table:table-cell>
          <table:table-cell table:formula="of:=[.E79]/[.$H79]" office:value-type="float" office:value="0.0131852248776552" calcext:value-type="float">
            <text:p>0.01</text:p>
          </table:table-cell>
          <table:table-cell table:formula="of:=[.F79]/[.$H79]" office:value-type="float" office:value="-0.305897217161601" calcext:value-type="float">
            <text:p>-0.31</text:p>
          </table:table-cell>
          <table:table-cell table:formula="of:=[.G79]/[.$H79]" office:value-type="float" office:value="0.951973236166707" calcext:value-type="float">
            <text:p>0.95</text:p>
          </table:table-cell>
          <table:table-cell table:formula="of:=MOD(DEGREES(ATAN2([.I79];[.J79]))+360; 360)" office:value-type="float" office:value="272.468117913829" calcext:value-type="float">
            <text:p>272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80]-[.B$1]" office:value-type="float" office:value="1" calcext:value-type="float">
            <text:p>1</text:p>
          </table:table-cell>
          <table:table-cell table:formula="of:=[.C80]-[.C$1]" office:value-type="float" office:value="-125" calcext:value-type="float">
            <text:p>-125</text:p>
          </table:table-cell>
          <table:table-cell table:formula="of:=[.D80]-[.D$1]" office:value-type="float" office:value="362" calcext:value-type="float">
            <text:p>362</text:p>
          </table:table-cell>
          <table:table-cell table:formula="of:=SQRT([.E80]^2 + [.F80]^2 + [.G80]^2)" office:value-type="float" office:value="382.975195019207" calcext:value-type="float">
            <text:p>382.98</text:p>
          </table:table-cell>
          <table:table-cell table:formula="of:=[.E80]/[.$H80]" office:value-type="float" office:value="0.00261113516751352" calcext:value-type="float">
            <text:p>0.00</text:p>
          </table:table-cell>
          <table:table-cell table:formula="of:=[.F80]/[.$H80]" office:value-type="float" office:value="-0.32639189593919" calcext:value-type="float">
            <text:p>-0.33</text:p>
          </table:table-cell>
          <table:table-cell table:formula="of:=[.G80]/[.$H80]" office:value-type="float" office:value="0.945230930639893" calcext:value-type="float">
            <text:p>0.95</text:p>
          </table:table-cell>
          <table:table-cell table:formula="of:=MOD(DEGREES(ATAN2([.I80];[.J80]))+360; 360)" office:value-type="float" office:value="270.458356458" calcext:value-type="float">
            <text:p>270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81]-[.B$1]" office:value-type="float" office:value="-6" calcext:value-type="float">
            <text:p>-6</text:p>
          </table:table-cell>
          <table:table-cell table:formula="of:=[.C81]-[.C$1]" office:value-type="float" office:value="-127" calcext:value-type="float">
            <text:p>-127</text:p>
          </table:table-cell>
          <table:table-cell table:formula="of:=[.D81]-[.D$1]" office:value-type="float" office:value="362" calcext:value-type="float">
            <text:p>362</text:p>
          </table:table-cell>
          <table:table-cell table:formula="of:=SQRT([.E81]^2 + [.F81]^2 + [.G81]^2)" office:value-type="float" office:value="383.678250621533" calcext:value-type="float">
            <text:p>383.68</text:p>
          </table:table-cell>
          <table:table-cell table:formula="of:=[.E81]/[.$H81]" office:value-type="float" office:value="-0.0156381029945805" calcext:value-type="float">
            <text:p>-0.02</text:p>
          </table:table-cell>
          <table:table-cell table:formula="of:=[.F81]/[.$H81]" office:value-type="float" office:value="-0.331006513385287" calcext:value-type="float">
            <text:p>-0.33</text:p>
          </table:table-cell>
          <table:table-cell table:formula="of:=[.G81]/[.$H81]" office:value-type="float" office:value="0.943498880673023" calcext:value-type="float">
            <text:p>0.94</text:p>
          </table:table-cell>
          <table:table-cell table:formula="of:=MOD(DEGREES(ATAN2([.I81];[.J81]))+360; 360)" office:value-type="float" office:value="267.295124014264" calcext:value-type="float">
            <text:p>267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82]-[.B$1]" office:value-type="float" office:value="0" calcext:value-type="float">
            <text:p>0</text:p>
          </table:table-cell>
          <table:table-cell table:formula="of:=[.C82]-[.C$1]" office:value-type="float" office:value="-126" calcext:value-type="float">
            <text:p>-126</text:p>
          </table:table-cell>
          <table:table-cell table:formula="of:=[.D82]-[.D$1]" office:value-type="float" office:value="366" calcext:value-type="float">
            <text:p>366</text:p>
          </table:table-cell>
          <table:table-cell table:formula="of:=SQRT([.E82]^2 + [.F82]^2 + [.G82]^2)" office:value-type="float" office:value="387.081386790944" calcext:value-type="float">
            <text:p>387.08</text:p>
          </table:table-cell>
          <table:table-cell table:formula="of:=[.E82]/[.$H82]" office:value-type="float" office:value="0" calcext:value-type="float">
            <text:p>0.00</text:p>
          </table:table-cell>
          <table:table-cell table:formula="of:=[.F82]/[.$H82]" office:value-type="float" office:value="-0.325512939396517" calcext:value-type="float">
            <text:p>-0.33</text:p>
          </table:table-cell>
          <table:table-cell table:formula="of:=[.G82]/[.$H82]" office:value-type="float" office:value="0.945537585866072" calcext:value-type="float">
            <text:p>0.95</text:p>
          </table:table-cell>
          <table:table-cell table:formula="of:=MOD(DEGREES(ATAN2([.I82];[.J82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83]-[.B$1]" office:value-type="float" office:value="1" calcext:value-type="float">
            <text:p>1</text:p>
          </table:table-cell>
          <table:table-cell table:formula="of:=[.C83]-[.C$1]" office:value-type="float" office:value="-127" calcext:value-type="float">
            <text:p>-127</text:p>
          </table:table-cell>
          <table:table-cell table:formula="of:=[.D83]-[.D$1]" office:value-type="float" office:value="367" calcext:value-type="float">
            <text:p>367</text:p>
          </table:table-cell>
          <table:table-cell table:formula="of:=SQRT([.E83]^2 + [.F83]^2 + [.G83]^2)" office:value-type="float" office:value="388.35421975305" calcext:value-type="float">
            <text:p>388.35</text:p>
          </table:table-cell>
          <table:table-cell table:formula="of:=[.E83]/[.$H83]" office:value-type="float" office:value="0.00257496880202792" calcext:value-type="float">
            <text:p>0.00</text:p>
          </table:table-cell>
          <table:table-cell table:formula="of:=[.F83]/[.$H83]" office:value-type="float" office:value="-0.327021037857547" calcext:value-type="float">
            <text:p>-0.33</text:p>
          </table:table-cell>
          <table:table-cell table:formula="of:=[.G83]/[.$H83]" office:value-type="float" office:value="0.945013550344249" calcext:value-type="float">
            <text:p>0.95</text:p>
          </table:table-cell>
          <table:table-cell table:formula="of:=MOD(DEGREES(ATAN2([.I83];[.J83]))+360; 360)" office:value-type="float" office:value="270.451138546787" calcext:value-type="float">
            <text:p>270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table:formula="of:=[.B84]-[.B$1]" office:value-type="float" office:value="1" calcext:value-type="float">
            <text:p>1</text:p>
          </table:table-cell>
          <table:table-cell table:formula="of:=[.C84]-[.C$1]" office:value-type="float" office:value="-122" calcext:value-type="float">
            <text:p>-122</text:p>
          </table:table-cell>
          <table:table-cell table:formula="of:=[.D84]-[.D$1]" office:value-type="float" office:value="360" calcext:value-type="float">
            <text:p>360</text:p>
          </table:table-cell>
          <table:table-cell table:formula="of:=SQRT([.E84]^2 + [.F84]^2 + [.G84]^2)" office:value-type="float" office:value="380.111825651347" calcext:value-type="float">
            <text:p>380.11</text:p>
          </table:table-cell>
          <table:table-cell table:formula="of:=[.E84]/[.$H84]" office:value-type="float" office:value="0.0026308047593269" calcext:value-type="float">
            <text:p>0.00</text:p>
          </table:table-cell>
          <table:table-cell table:formula="of:=[.F84]/[.$H84]" office:value-type="float" office:value="-0.320958180637882" calcext:value-type="float">
            <text:p>-0.32</text:p>
          </table:table-cell>
          <table:table-cell table:formula="of:=[.G84]/[.$H84]" office:value-type="float" office:value="0.947089713357684" calcext:value-type="float">
            <text:p>0.95</text:p>
          </table:table-cell>
          <table:table-cell table:formula="of:=MOD(DEGREES(ATAN2([.I84];[.J84]))+360; 360)" office:value-type="float" office:value="270.46962701969" calcext:value-type="float">
            <text:p>270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60" calcext:value-type="float">
            <text:p>160</text:p>
          </table:table-cell>
          <table:table-cell office:value-type="float" office:value="493" calcext:value-type="float">
            <text:p>493</text:p>
          </table:table-cell>
          <table:table-cell table:formula="of:=[.B85]-[.B$1]" office:value-type="float" office:value="-2" calcext:value-type="float">
            <text:p>-2</text:p>
          </table:table-cell>
          <table:table-cell table:formula="of:=[.C85]-[.C$1]" office:value-type="float" office:value="-138" calcext:value-type="float">
            <text:p>-138</text:p>
          </table:table-cell>
          <table:table-cell table:formula="of:=[.D85]-[.D$1]" office:value-type="float" office:value="357" calcext:value-type="float">
            <text:p>357</text:p>
          </table:table-cell>
          <table:table-cell table:formula="of:=SQRT([.E85]^2 + [.F85]^2 + [.G85]^2)" office:value-type="float" office:value="382.749265185447" calcext:value-type="float">
            <text:p>382.75</text:p>
          </table:table-cell>
          <table:table-cell table:formula="of:=[.E85]/[.$H85]" office:value-type="float" office:value="-0.00522535294491283" calcext:value-type="float">
            <text:p>-0.01</text:p>
          </table:table-cell>
          <table:table-cell table:formula="of:=[.F85]/[.$H85]" office:value-type="float" office:value="-0.360549353198985" calcext:value-type="float">
            <text:p>-0.36</text:p>
          </table:table-cell>
          <table:table-cell table:formula="of:=[.G85]/[.$H85]" office:value-type="float" office:value="0.93272550066694" calcext:value-type="float">
            <text:p>0.93</text:p>
          </table:table-cell>
          <table:table-cell table:formula="of:=MOD(DEGREES(ATAN2([.I85];[.J85]))+360; 360)" office:value-type="float" office:value="269.169684513742" calcext:value-type="float">
            <text:p>269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66" calcext:value-type="float">
            <text:p>166</text:p>
          </table:table-cell>
          <table:table-cell office:value-type="float" office:value="505" calcext:value-type="float">
            <text:p>505</text:p>
          </table:table-cell>
          <table:table-cell table:formula="of:=[.B86]-[.B$1]" office:value-type="float" office:value="6" calcext:value-type="float">
            <text:p>6</text:p>
          </table:table-cell>
          <table:table-cell table:formula="of:=[.C86]-[.C$1]" office:value-type="float" office:value="-132" calcext:value-type="float">
            <text:p>-132</text:p>
          </table:table-cell>
          <table:table-cell table:formula="of:=[.D86]-[.D$1]" office:value-type="float" office:value="369" calcext:value-type="float">
            <text:p>369</text:p>
          </table:table-cell>
          <table:table-cell table:formula="of:=SQRT([.E86]^2 + [.F86]^2 + [.G86]^2)" office:value-type="float" office:value="391.945149223715" calcext:value-type="float">
            <text:p>391.95</text:p>
          </table:table-cell>
          <table:table-cell table:formula="of:=[.E86]/[.$H86]" office:value-type="float" office:value="0.0153082644647691" calcext:value-type="float">
            <text:p>0.02</text:p>
          </table:table-cell>
          <table:table-cell table:formula="of:=[.F86]/[.$H86]" office:value-type="float" office:value="-0.336781818224919" calcext:value-type="float">
            <text:p>-0.34</text:p>
          </table:table-cell>
          <table:table-cell table:formula="of:=[.G86]/[.$H86]" office:value-type="float" office:value="0.941458264583297" calcext:value-type="float">
            <text:p>0.94</text:p>
          </table:table-cell>
          <table:table-cell table:formula="of:=MOD(DEGREES(ATAN2([.I86];[.J86]))+360; 360)" office:value-type="float" office:value="272.6025622025" calcext:value-type="float">
            <text:p>272.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87]-[.B$1]" office:value-type="float" office:value="6" calcext:value-type="float">
            <text:p>6</text:p>
          </table:table-cell>
          <table:table-cell table:formula="of:=[.C87]-[.C$1]" office:value-type="float" office:value="-125" calcext:value-type="float">
            <text:p>-125</text:p>
          </table:table-cell>
          <table:table-cell table:formula="of:=[.D87]-[.D$1]" office:value-type="float" office:value="362" calcext:value-type="float">
            <text:p>362</text:p>
          </table:table-cell>
          <table:table-cell table:formula="of:=SQRT([.E87]^2 + [.F87]^2 + [.G87]^2)" office:value-type="float" office:value="383.020887158912" calcext:value-type="float">
            <text:p>383.02</text:p>
          </table:table-cell>
          <table:table-cell table:formula="of:=[.E87]/[.$H87]" office:value-type="float" office:value="0.0156649420466478" calcext:value-type="float">
            <text:p>0.02</text:p>
          </table:table-cell>
          <table:table-cell table:formula="of:=[.F87]/[.$H87]" office:value-type="float" office:value="-0.326352959305163" calcext:value-type="float">
            <text:p>-0.33</text:p>
          </table:table-cell>
          <table:table-cell table:formula="of:=[.G87]/[.$H87]" office:value-type="float" office:value="0.945118170147753" calcext:value-type="float">
            <text:p>0.95</text:p>
          </table:table-cell>
          <table:table-cell table:formula="of:=MOD(DEGREES(ATAN2([.I87];[.J87]))+360; 360)" office:value-type="float" office:value="272.748088180054" calcext:value-type="float">
            <text:p>272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5" calcext:value-type="float">
            <text:p>505</text:p>
          </table:table-cell>
          <table:table-cell table:formula="of:=[.B88]-[.B$1]" office:value-type="float" office:value="4" calcext:value-type="float">
            <text:p>4</text:p>
          </table:table-cell>
          <table:table-cell table:formula="of:=[.C88]-[.C$1]" office:value-type="float" office:value="-125" calcext:value-type="float">
            <text:p>-125</text:p>
          </table:table-cell>
          <table:table-cell table:formula="of:=[.D88]-[.D$1]" office:value-type="float" office:value="369" calcext:value-type="float">
            <text:p>369</text:p>
          </table:table-cell>
          <table:table-cell table:formula="of:=SQRT([.E88]^2 + [.F88]^2 + [.G88]^2)" office:value-type="float" office:value="389.617761402121" calcext:value-type="float">
            <text:p>389.62</text:p>
          </table:table-cell>
          <table:table-cell table:formula="of:=[.E88]/[.$H88]" office:value-type="float" office:value="0.0102664724154391" calcext:value-type="float">
            <text:p>0.01</text:p>
          </table:table-cell>
          <table:table-cell table:formula="of:=[.F88]/[.$H88]" office:value-type="float" office:value="-0.320827262982471" calcext:value-type="float">
            <text:p>-0.32</text:p>
          </table:table-cell>
          <table:table-cell table:formula="of:=[.G88]/[.$H88]" office:value-type="float" office:value="0.947082080324255" calcext:value-type="float">
            <text:p>0.95</text:p>
          </table:table-cell>
          <table:table-cell table:formula="of:=MOD(DEGREES(ATAN2([.I88];[.J88]))+360; 360)" office:value-type="float" office:value="271.832839505942" calcext:value-type="float">
            <text:p>271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3" calcext:value-type="float">
            <text:p>173</text:p>
          </table:table-cell>
          <table:table-cell office:value-type="float" office:value="503" calcext:value-type="float">
            <text:p>503</text:p>
          </table:table-cell>
          <table:table-cell table:formula="of:=[.B89]-[.B$1]" office:value-type="float" office:value="-4" calcext:value-type="float">
            <text:p>-4</text:p>
          </table:table-cell>
          <table:table-cell table:formula="of:=[.C89]-[.C$1]" office:value-type="float" office:value="-125" calcext:value-type="float">
            <text:p>-125</text:p>
          </table:table-cell>
          <table:table-cell table:formula="of:=[.D89]-[.D$1]" office:value-type="float" office:value="367" calcext:value-type="float">
            <text:p>367</text:p>
          </table:table-cell>
          <table:table-cell table:formula="of:=SQRT([.E89]^2 + [.F89]^2 + [.G89]^2)" office:value-type="float" office:value="387.724128730725" calcext:value-type="float">
            <text:p>387.72</text:p>
          </table:table-cell>
          <table:table-cell table:formula="of:=[.E89]/[.$H89]" office:value-type="float" office:value="-0.0103166135496767" calcext:value-type="float">
            <text:p>-0.01</text:p>
          </table:table-cell>
          <table:table-cell table:formula="of:=[.F89]/[.$H89]" office:value-type="float" office:value="-0.322394173427397" calcext:value-type="float">
            <text:p>-0.32</text:p>
          </table:table-cell>
          <table:table-cell table:formula="of:=[.G89]/[.$H89]" office:value-type="float" office:value="0.946549293182839" calcext:value-type="float">
            <text:p>0.95</text:p>
          </table:table-cell>
          <table:table-cell table:formula="of:=MOD(DEGREES(ATAN2([.I89];[.J89]))+360; 360)" office:value-type="float" office:value="268.167160494058" calcext:value-type="float">
            <text:p>268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3" calcext:value-type="float">
            <text:p>503</text:p>
          </table:table-cell>
          <table:table-cell table:formula="of:=[.B90]-[.B$1]" office:value-type="float" office:value="4" calcext:value-type="float">
            <text:p>4</text:p>
          </table:table-cell>
          <table:table-cell table:formula="of:=[.C90]-[.C$1]" office:value-type="float" office:value="-125" calcext:value-type="float">
            <text:p>-125</text:p>
          </table:table-cell>
          <table:table-cell table:formula="of:=[.D90]-[.D$1]" office:value-type="float" office:value="367" calcext:value-type="float">
            <text:p>367</text:p>
          </table:table-cell>
          <table:table-cell table:formula="of:=SQRT([.E90]^2 + [.F90]^2 + [.G90]^2)" office:value-type="float" office:value="387.724128730725" calcext:value-type="float">
            <text:p>387.72</text:p>
          </table:table-cell>
          <table:table-cell table:formula="of:=[.E90]/[.$H90]" office:value-type="float" office:value="0.0103166135496767" calcext:value-type="float">
            <text:p>0.01</text:p>
          </table:table-cell>
          <table:table-cell table:formula="of:=[.F90]/[.$H90]" office:value-type="float" office:value="-0.322394173427397" calcext:value-type="float">
            <text:p>-0.32</text:p>
          </table:table-cell>
          <table:table-cell table:formula="of:=[.G90]/[.$H90]" office:value-type="float" office:value="0.946549293182839" calcext:value-type="float">
            <text:p>0.95</text:p>
          </table:table-cell>
          <table:table-cell table:formula="of:=MOD(DEGREES(ATAN2([.I90];[.J90]))+360; 360)" office:value-type="float" office:value="271.832839505942" calcext:value-type="float">
            <text:p>271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91]-[.B$1]" office:value-type="float" office:value="6" calcext:value-type="float">
            <text:p>6</text:p>
          </table:table-cell>
          <table:table-cell table:formula="of:=[.C91]-[.C$1]" office:value-type="float" office:value="-122" calcext:value-type="float">
            <text:p>-122</text:p>
          </table:table-cell>
          <table:table-cell table:formula="of:=[.D91]-[.D$1]" office:value-type="float" office:value="365" calcext:value-type="float">
            <text:p>365</text:p>
          </table:table-cell>
          <table:table-cell table:formula="of:=SQRT([.E91]^2 + [.F91]^2 + [.G91]^2)" office:value-type="float" office:value="384.896089873618" calcext:value-type="float">
            <text:p>384.90</text:p>
          </table:table-cell>
          <table:table-cell table:formula="of:=[.E91]/[.$H91]" office:value-type="float" office:value="0.0155886228981181" calcext:value-type="float">
            <text:p>0.02</text:p>
          </table:table-cell>
          <table:table-cell table:formula="of:=[.F91]/[.$H91]" office:value-type="float" office:value="-0.316968665595068" calcext:value-type="float">
            <text:p>-0.32</text:p>
          </table:table-cell>
          <table:table-cell table:formula="of:=[.G91]/[.$H91]" office:value-type="float" office:value="0.948307892968851" calcext:value-type="float">
            <text:p>0.95</text:p>
          </table:table-cell>
          <table:table-cell table:formula="of:=MOD(DEGREES(ATAN2([.I91];[.J91]))+360; 360)" office:value-type="float" office:value="272.815556684211" calcext:value-type="float">
            <text:p>272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495" calcext:value-type="float">
            <text:p>495</text:p>
          </table:table-cell>
          <table:table-cell table:formula="of:=[.B92]-[.B$1]" office:value-type="float" office:value="-2" calcext:value-type="float">
            <text:p>-2</text:p>
          </table:table-cell>
          <table:table-cell table:formula="of:=[.C92]-[.C$1]" office:value-type="float" office:value="-121" calcext:value-type="float">
            <text:p>-121</text:p>
          </table:table-cell>
          <table:table-cell table:formula="of:=[.D92]-[.D$1]" office:value-type="float" office:value="359" calcext:value-type="float">
            <text:p>359</text:p>
          </table:table-cell>
          <table:table-cell table:formula="of:=SQRT([.E92]^2 + [.F92]^2 + [.G92]^2)" office:value-type="float" office:value="378.848254582227" calcext:value-type="float">
            <text:p>378.85</text:p>
          </table:table-cell>
          <table:table-cell table:formula="of:=[.E92]/[.$H92]" office:value-type="float" office:value="-0.00527915854384888" calcext:value-type="float">
            <text:p>-0.01</text:p>
          </table:table-cell>
          <table:table-cell table:formula="of:=[.F92]/[.$H92]" office:value-type="float" office:value="-0.319389091902857" calcext:value-type="float">
            <text:p>-0.32</text:p>
          </table:table-cell>
          <table:table-cell table:formula="of:=[.G92]/[.$H92]" office:value-type="float" office:value="0.947608958620874" calcext:value-type="float">
            <text:p>0.95</text:p>
          </table:table-cell>
          <table:table-cell table:formula="of:=MOD(DEGREES(ATAN2([.I92];[.J92]))+360; 360)" office:value-type="float" office:value="269.053048553227" calcext:value-type="float">
            <text:p>269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3" calcext:value-type="float">
            <text:p>173</text:p>
          </table:table-cell>
          <table:table-cell office:value-type="float" office:value="505" calcext:value-type="float">
            <text:p>505</text:p>
          </table:table-cell>
          <table:table-cell table:formula="of:=[.B93]-[.B$1]" office:value-type="float" office:value="-4" calcext:value-type="float">
            <text:p>-4</text:p>
          </table:table-cell>
          <table:table-cell table:formula="of:=[.C93]-[.C$1]" office:value-type="float" office:value="-125" calcext:value-type="float">
            <text:p>-125</text:p>
          </table:table-cell>
          <table:table-cell table:formula="of:=[.D93]-[.D$1]" office:value-type="float" office:value="369" calcext:value-type="float">
            <text:p>369</text:p>
          </table:table-cell>
          <table:table-cell table:formula="of:=SQRT([.E93]^2 + [.F93]^2 + [.G93]^2)" office:value-type="float" office:value="389.617761402121" calcext:value-type="float">
            <text:p>389.62</text:p>
          </table:table-cell>
          <table:table-cell table:formula="of:=[.E93]/[.$H93]" office:value-type="float" office:value="-0.0102664724154391" calcext:value-type="float">
            <text:p>-0.01</text:p>
          </table:table-cell>
          <table:table-cell table:formula="of:=[.F93]/[.$H93]" office:value-type="float" office:value="-0.320827262982471" calcext:value-type="float">
            <text:p>-0.32</text:p>
          </table:table-cell>
          <table:table-cell table:formula="of:=[.G93]/[.$H93]" office:value-type="float" office:value="0.947082080324255" calcext:value-type="float">
            <text:p>0.95</text:p>
          </table:table-cell>
          <table:table-cell table:formula="of:=MOD(DEGREES(ATAN2([.I93];[.J93]))+360; 360)" office:value-type="float" office:value="268.167160494058" calcext:value-type="float">
            <text:p>268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7" calcext:value-type="float">
            <text:p>167</text:p>
          </table:table-cell>
          <table:table-cell office:value-type="float" office:value="502" calcext:value-type="float">
            <text:p>502</text:p>
          </table:table-cell>
          <table:table-cell table:formula="of:=[.B94]-[.B$1]" office:value-type="float" office:value="5" calcext:value-type="float">
            <text:p>5</text:p>
          </table:table-cell>
          <table:table-cell table:formula="of:=[.C94]-[.C$1]" office:value-type="float" office:value="-131" calcext:value-type="float">
            <text:p>-131</text:p>
          </table:table-cell>
          <table:table-cell table:formula="of:=[.D94]-[.D$1]" office:value-type="float" office:value="366" calcext:value-type="float">
            <text:p>366</text:p>
          </table:table-cell>
          <table:table-cell table:formula="of:=SQRT([.E94]^2 + [.F94]^2 + [.G94]^2)" office:value-type="float" office:value="388.76985479844" calcext:value-type="float">
            <text:p>388.77</text:p>
          </table:table-cell>
          <table:table-cell table:formula="of:=[.E94]/[.$H94]" office:value-type="float" office:value="0.0128610794748792" calcext:value-type="float">
            <text:p>0.01</text:p>
          </table:table-cell>
          <table:table-cell table:formula="of:=[.F94]/[.$H94]" office:value-type="float" office:value="-0.336960282241836" calcext:value-type="float">
            <text:p>-0.34</text:p>
          </table:table-cell>
          <table:table-cell table:formula="of:=[.G94]/[.$H94]" office:value-type="float" office:value="0.941431017561161" calcext:value-type="float">
            <text:p>0.94</text:p>
          </table:table-cell>
          <table:table-cell table:formula="of:=MOD(DEGREES(ATAN2([.I94];[.J94]))+360; 360)" office:value-type="float" office:value="272.185800806776" calcext:value-type="float">
            <text:p>272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8" calcext:value-type="float">
            <text:p>178</text:p>
          </table:table-cell>
          <table:table-cell office:value-type="float" office:value="505" calcext:value-type="float">
            <text:p>505</text:p>
          </table:table-cell>
          <table:table-cell table:formula="of:=[.B95]-[.B$1]" office:value-type="float" office:value="-4" calcext:value-type="float">
            <text:p>-4</text:p>
          </table:table-cell>
          <table:table-cell table:formula="of:=[.C95]-[.C$1]" office:value-type="float" office:value="-120" calcext:value-type="float">
            <text:p>-120</text:p>
          </table:table-cell>
          <table:table-cell table:formula="of:=[.D95]-[.D$1]" office:value-type="float" office:value="369" calcext:value-type="float">
            <text:p>369</text:p>
          </table:table-cell>
          <table:table-cell table:formula="of:=SQRT([.E95]^2 + [.F95]^2 + [.G95]^2)" office:value-type="float" office:value="388.042523442986" calcext:value-type="float">
            <text:p>388.04</text:p>
          </table:table-cell>
          <table:table-cell table:formula="of:=[.E95]/[.$H95]" office:value-type="float" office:value="-0.0103081486134798" calcext:value-type="float">
            <text:p>-0.01</text:p>
          </table:table-cell>
          <table:table-cell table:formula="of:=[.F95]/[.$H95]" office:value-type="float" office:value="-0.309244458404393" calcext:value-type="float">
            <text:p>-0.31</text:p>
          </table:table-cell>
          <table:table-cell table:formula="of:=[.G95]/[.$H95]" office:value-type="float" office:value="0.950926709593508" calcext:value-type="float">
            <text:p>0.95</text:p>
          </table:table-cell>
          <table:table-cell table:formula="of:=MOD(DEGREES(ATAN2([.I95];[.J95]))+360; 360)" office:value-type="float" office:value="268.090847567004" calcext:value-type="float">
            <text:p>268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96]-[.B$1]" office:value-type="float" office:value="-5" calcext:value-type="float">
            <text:p>-5</text:p>
          </table:table-cell>
          <table:table-cell table:formula="of:=[.C96]-[.C$1]" office:value-type="float" office:value="-126" calcext:value-type="float">
            <text:p>-126</text:p>
          </table:table-cell>
          <table:table-cell table:formula="of:=[.D96]-[.D$1]" office:value-type="float" office:value="366" calcext:value-type="float">
            <text:p>366</text:p>
          </table:table-cell>
          <table:table-cell table:formula="of:=SQRT([.E96]^2 + [.F96]^2 + [.G96]^2)" office:value-type="float" office:value="387.113678394345" calcext:value-type="float">
            <text:p>387.11</text:p>
          </table:table-cell>
          <table:table-cell table:formula="of:=[.E96]/[.$H96]" office:value-type="float" office:value="-0.0129161026309864" calcext:value-type="float">
            <text:p>-0.01</text:p>
          </table:table-cell>
          <table:table-cell table:formula="of:=[.F96]/[.$H96]" office:value-type="float" office:value="-0.325485786300856" calcext:value-type="float">
            <text:p>-0.33</text:p>
          </table:table-cell>
          <table:table-cell table:formula="of:=[.G96]/[.$H96]" office:value-type="float" office:value="0.945458712588201" calcext:value-type="float">
            <text:p>0.95</text:p>
          </table:table-cell>
          <table:table-cell table:formula="of:=MOD(DEGREES(ATAN2([.I96];[.J96]))+360; 360)" office:value-type="float" office:value="267.727550267217" calcext:value-type="float">
            <text:p>267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97]-[.B$1]" office:value-type="float" office:value="-6" calcext:value-type="float">
            <text:p>-6</text:p>
          </table:table-cell>
          <table:table-cell table:formula="of:=[.C97]-[.C$1]" office:value-type="float" office:value="-125" calcext:value-type="float">
            <text:p>-125</text:p>
          </table:table-cell>
          <table:table-cell table:formula="of:=[.D97]-[.D$1]" office:value-type="float" office:value="365" calcext:value-type="float">
            <text:p>365</text:p>
          </table:table-cell>
          <table:table-cell table:formula="of:=SQRT([.E97]^2 + [.F97]^2 + [.G97]^2)" office:value-type="float" office:value="385.857486645005" calcext:value-type="float">
            <text:p>385.86</text:p>
          </table:table-cell>
          <table:table-cell table:formula="of:=[.E97]/[.$H97]" office:value-type="float" office:value="-0.0155497825172953" calcext:value-type="float">
            <text:p>-0.02</text:p>
          </table:table-cell>
          <table:table-cell table:formula="of:=[.F97]/[.$H97]" office:value-type="float" office:value="-0.323953802443652" calcext:value-type="float">
            <text:p>-0.32</text:p>
          </table:table-cell>
          <table:table-cell table:formula="of:=[.G97]/[.$H97]" office:value-type="float" office:value="0.945945103135464" calcext:value-type="float">
            <text:p>0.95</text:p>
          </table:table-cell>
          <table:table-cell table:formula="of:=MOD(DEGREES(ATAN2([.I97];[.J97]))+360; 360)" office:value-type="float" office:value="267.251911819946" calcext:value-type="float">
            <text:p>267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01" calcext:value-type="float">
            <text:p>501</text:p>
          </table:table-cell>
          <table:table-cell table:formula="of:=[.B98]-[.B$1]" office:value-type="float" office:value="4" calcext:value-type="float">
            <text:p>4</text:p>
          </table:table-cell>
          <table:table-cell table:formula="of:=[.C98]-[.C$1]" office:value-type="float" office:value="-130" calcext:value-type="float">
            <text:p>-130</text:p>
          </table:table-cell>
          <table:table-cell table:formula="of:=[.D98]-[.D$1]" office:value-type="float" office:value="365" calcext:value-type="float">
            <text:p>365</text:p>
          </table:table-cell>
          <table:table-cell table:formula="of:=SQRT([.E98]^2 + [.F98]^2 + [.G98]^2)" office:value-type="float" office:value="387.480322081006" calcext:value-type="float">
            <text:p>387.48</text:p>
          </table:table-cell>
          <table:table-cell table:formula="of:=[.E98]/[.$H98]" office:value-type="float" office:value="0.0103231048702488" calcext:value-type="float">
            <text:p>0.01</text:p>
          </table:table-cell>
          <table:table-cell table:formula="of:=[.F98]/[.$H98]" office:value-type="float" office:value="-0.335500908283086" calcext:value-type="float">
            <text:p>-0.34</text:p>
          </table:table-cell>
          <table:table-cell table:formula="of:=[.G98]/[.$H98]" office:value-type="float" office:value="0.941983319410202" calcext:value-type="float">
            <text:p>0.94</text:p>
          </table:table-cell>
          <table:table-cell table:formula="of:=MOD(DEGREES(ATAN2([.I98];[.J98]))+360; 360)" office:value-type="float" office:value="271.76239102366" calcext:value-type="float">
            <text:p>271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99]-[.B$1]" office:value-type="float" office:value="8" calcext:value-type="float">
            <text:p>8</text:p>
          </table:table-cell>
          <table:table-cell table:formula="of:=[.C99]-[.C$1]" office:value-type="float" office:value="-127" calcext:value-type="float">
            <text:p>-127</text:p>
          </table:table-cell>
          <table:table-cell table:formula="of:=[.D99]-[.D$1]" office:value-type="float" office:value="367" calcext:value-type="float">
            <text:p>367</text:p>
          </table:table-cell>
          <table:table-cell table:formula="of:=SQRT([.E99]^2 + [.F99]^2 + [.G99]^2)" office:value-type="float" office:value="388.435322801622" calcext:value-type="float">
            <text:p>388.44</text:p>
          </table:table-cell>
          <table:table-cell table:formula="of:=[.E99]/[.$H99]" office:value-type="float" office:value="0.0205954493074918" calcext:value-type="float">
            <text:p>0.02</text:p>
          </table:table-cell>
          <table:table-cell table:formula="of:=[.F99]/[.$H99]" office:value-type="float" office:value="-0.326952757756432" calcext:value-type="float">
            <text:p>-0.33</text:p>
          </table:table-cell>
          <table:table-cell table:formula="of:=[.G99]/[.$H99]" office:value-type="float" office:value="0.944816236981185" calcext:value-type="float">
            <text:p>0.94</text:p>
          </table:table-cell>
          <table:table-cell table:formula="of:=MOD(DEGREES(ATAN2([.I99];[.J99]))+360; 360)" office:value-type="float" office:value="273.604420539176" calcext:value-type="float">
            <text:p>273.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100]-[.B$1]" office:value-type="float" office:value="4" calcext:value-type="float">
            <text:p>4</text:p>
          </table:table-cell>
          <table:table-cell table:formula="of:=[.C100]-[.C$1]" office:value-type="float" office:value="-125" calcext:value-type="float">
            <text:p>-125</text:p>
          </table:table-cell>
          <table:table-cell table:formula="of:=[.D100]-[.D$1]" office:value-type="float" office:value="365" calcext:value-type="float">
            <text:p>365</text:p>
          </table:table-cell>
          <table:table-cell table:formula="of:=SQRT([.E100]^2 + [.F100]^2 + [.G100]^2)" office:value-type="float" office:value="385.83156947041" calcext:value-type="float">
            <text:p>385.83</text:p>
          </table:table-cell>
          <table:table-cell table:formula="of:=[.E100]/[.$H100]" office:value-type="float" office:value="0.0103672180207814" calcext:value-type="float">
            <text:p>0.01</text:p>
          </table:table-cell>
          <table:table-cell table:formula="of:=[.F100]/[.$H100]" office:value-type="float" office:value="-0.323975563149418" calcext:value-type="float">
            <text:p>-0.32</text:p>
          </table:table-cell>
          <table:table-cell table:formula="of:=[.G100]/[.$H100]" office:value-type="float" office:value="0.946008644396301" calcext:value-type="float">
            <text:p>0.95</text:p>
          </table:table-cell>
          <table:table-cell table:formula="of:=MOD(DEGREES(ATAN2([.I100];[.J100]))+360; 360)" office:value-type="float" office:value="271.832839505942" calcext:value-type="float">
            <text:p>271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3" calcext:value-type="float">
            <text:p>503</text:p>
          </table:table-cell>
          <table:table-cell table:formula="of:=[.B101]-[.B$1]" office:value-type="float" office:value="4" calcext:value-type="float">
            <text:p>4</text:p>
          </table:table-cell>
          <table:table-cell table:formula="of:=[.C101]-[.C$1]" office:value-type="float" office:value="-125" calcext:value-type="float">
            <text:p>-125</text:p>
          </table:table-cell>
          <table:table-cell table:formula="of:=[.D101]-[.D$1]" office:value-type="float" office:value="367" calcext:value-type="float">
            <text:p>367</text:p>
          </table:table-cell>
          <table:table-cell table:formula="of:=SQRT([.E101]^2 + [.F101]^2 + [.G101]^2)" office:value-type="float" office:value="387.724128730725" calcext:value-type="float">
            <text:p>387.72</text:p>
          </table:table-cell>
          <table:table-cell table:formula="of:=[.E101]/[.$H101]" office:value-type="float" office:value="0.0103166135496767" calcext:value-type="float">
            <text:p>0.01</text:p>
          </table:table-cell>
          <table:table-cell table:formula="of:=[.F101]/[.$H101]" office:value-type="float" office:value="-0.322394173427397" calcext:value-type="float">
            <text:p>-0.32</text:p>
          </table:table-cell>
          <table:table-cell table:formula="of:=[.G101]/[.$H101]" office:value-type="float" office:value="0.946549293182839" calcext:value-type="float">
            <text:p>0.95</text:p>
          </table:table-cell>
          <table:table-cell table:formula="of:=MOD(DEGREES(ATAN2([.I101];[.J101]))+360; 360)" office:value-type="float" office:value="271.832839505942" calcext:value-type="float">
            <text:p>271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5" calcext:value-type="float">
            <text:p>175</text:p>
          </table:table-cell>
          <table:table-cell office:value-type="float" office:value="502" calcext:value-type="float">
            <text:p>502</text:p>
          </table:table-cell>
          <table:table-cell table:formula="of:=[.B102]-[.B$1]" office:value-type="float" office:value="5" calcext:value-type="float">
            <text:p>5</text:p>
          </table:table-cell>
          <table:table-cell table:formula="of:=[.C102]-[.C$1]" office:value-type="float" office:value="-123" calcext:value-type="float">
            <text:p>-123</text:p>
          </table:table-cell>
          <table:table-cell table:formula="of:=[.D102]-[.D$1]" office:value-type="float" office:value="366" calcext:value-type="float">
            <text:p>366</text:p>
          </table:table-cell>
          <table:table-cell table:formula="of:=SQRT([.E102]^2 + [.F102]^2 + [.G102]^2)" office:value-type="float" office:value="386.147640158528" calcext:value-type="float">
            <text:p>386.15</text:p>
          </table:table-cell>
          <table:table-cell table:formula="of:=[.E102]/[.$H102]" office:value-type="float" office:value="0.0129484152692149" calcext:value-type="float">
            <text:p>0.01</text:p>
          </table:table-cell>
          <table:table-cell table:formula="of:=[.F102]/[.$H102]" office:value-type="float" office:value="-0.318531015622688" calcext:value-type="float">
            <text:p>-0.32</text:p>
          </table:table-cell>
          <table:table-cell table:formula="of:=[.G102]/[.$H102]" office:value-type="float" office:value="0.947823997706534" calcext:value-type="float">
            <text:p>0.95</text:p>
          </table:table-cell>
          <table:table-cell table:formula="of:=MOD(DEGREES(ATAN2([.I102];[.J102]))+360; 360)" office:value-type="float" office:value="272.327815089041" calcext:value-type="float">
            <text:p>272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3" calcext:value-type="float">
            <text:p>183</text:p>
          </table:table-cell>
          <table:table-cell office:value-type="float" office:value="494" calcext:value-type="float">
            <text:p>494</text:p>
          </table:table-cell>
          <table:table-cell table:formula="of:=[.B103]-[.B$1]" office:value-type="float" office:value="1" calcext:value-type="float">
            <text:p>1</text:p>
          </table:table-cell>
          <table:table-cell table:formula="of:=[.C103]-[.C$1]" office:value-type="float" office:value="-115" calcext:value-type="float">
            <text:p>-115</text:p>
          </table:table-cell>
          <table:table-cell table:formula="of:=[.D103]-[.D$1]" office:value-type="float" office:value="358" calcext:value-type="float">
            <text:p>358</text:p>
          </table:table-cell>
          <table:table-cell table:formula="of:=SQRT([.E103]^2 + [.F103]^2 + [.G103]^2)" office:value-type="float" office:value="376.018616560404" calcext:value-type="float">
            <text:p>376.02</text:p>
          </table:table-cell>
          <table:table-cell table:formula="of:=[.E103]/[.$H103]" office:value-type="float" office:value="0.00265944279341116" calcext:value-type="float">
            <text:p>0.00</text:p>
          </table:table-cell>
          <table:table-cell table:formula="of:=[.F103]/[.$H103]" office:value-type="float" office:value="-0.305835921242283" calcext:value-type="float">
            <text:p>-0.31</text:p>
          </table:table-cell>
          <table:table-cell table:formula="of:=[.G103]/[.$H103]" office:value-type="float" office:value="0.952080520041195" calcext:value-type="float">
            <text:p>0.95</text:p>
          </table:table-cell>
          <table:table-cell table:formula="of:=MOD(DEGREES(ATAN2([.I103];[.J103]))+360; 360)" office:value-type="float" office:value="270.498211612614" calcext:value-type="float">
            <text:p>270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104]-[.B$1]" office:value-type="float" office:value="1" calcext:value-type="float">
            <text:p>1</text:p>
          </table:table-cell>
          <table:table-cell table:formula="of:=[.C104]-[.C$1]" office:value-type="float" office:value="-122" calcext:value-type="float">
            <text:p>-122</text:p>
          </table:table-cell>
          <table:table-cell table:formula="of:=[.D104]-[.D$1]" office:value-type="float" office:value="367" calcext:value-type="float">
            <text:p>367</text:p>
          </table:table-cell>
          <table:table-cell table:formula="of:=SQRT([.E104]^2 + [.F104]^2 + [.G104]^2)" office:value-type="float" office:value="386.74797995594" calcext:value-type="float">
            <text:p>386.75</text:p>
          </table:table-cell>
          <table:table-cell table:formula="of:=[.E104]/[.$H104]" office:value-type="float" office:value="0.00258566314971813" calcext:value-type="float">
            <text:p>0.00</text:p>
          </table:table-cell>
          <table:table-cell table:formula="of:=[.F104]/[.$H104]" office:value-type="float" office:value="-0.315450904265612" calcext:value-type="float">
            <text:p>-0.32</text:p>
          </table:table-cell>
          <table:table-cell table:formula="of:=[.G104]/[.$H104]" office:value-type="float" office:value="0.948938375946554" calcext:value-type="float">
            <text:p>0.95</text:p>
          </table:table-cell>
          <table:table-cell table:formula="of:=MOD(DEGREES(ATAN2([.I104];[.J104]))+360; 360)" office:value-type="float" office:value="270.46962701969" calcext:value-type="float">
            <text:p>270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504" calcext:value-type="float">
            <text:p>504</text:p>
          </table:table-cell>
          <table:table-cell table:formula="of:=[.B105]-[.B$1]" office:value-type="float" office:value="0" calcext:value-type="float">
            <text:p>0</text:p>
          </table:table-cell>
          <table:table-cell table:formula="of:=[.C105]-[.C$1]" office:value-type="float" office:value="-128" calcext:value-type="float">
            <text:p>-128</text:p>
          </table:table-cell>
          <table:table-cell table:formula="of:=[.D105]-[.D$1]" office:value-type="float" office:value="368" calcext:value-type="float">
            <text:p>368</text:p>
          </table:table-cell>
          <table:table-cell table:formula="of:=SQRT([.E105]^2 + [.F105]^2 + [.G105]^2)" office:value-type="float" office:value="389.625461180349" calcext:value-type="float">
            <text:p>389.63</text:p>
          </table:table-cell>
          <table:table-cell table:formula="of:=[.E105]/[.$H105]" office:value-type="float" office:value="0" calcext:value-type="float">
            <text:p>0.00</text:p>
          </table:table-cell>
          <table:table-cell table:formula="of:=[.F105]/[.$H105]" office:value-type="float" office:value="-0.328520624941273" calcext:value-type="float">
            <text:p>-0.33</text:p>
          </table:table-cell>
          <table:table-cell table:formula="of:=[.G105]/[.$H105]" office:value-type="float" office:value="0.944496796706159" calcext:value-type="float">
            <text:p>0.94</text:p>
          </table:table-cell>
          <table:table-cell table:formula="of:=MOD(DEGREES(ATAN2([.I105];[.J105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67" calcext:value-type="float">
            <text:p>167</text:p>
          </table:table-cell>
          <table:table-cell office:value-type="float" office:value="500" calcext:value-type="float">
            <text:p>500</text:p>
          </table:table-cell>
          <table:table-cell table:formula="of:=[.B106]-[.B$1]" office:value-type="float" office:value="2" calcext:value-type="float">
            <text:p>2</text:p>
          </table:table-cell>
          <table:table-cell table:formula="of:=[.C106]-[.C$1]" office:value-type="float" office:value="-131" calcext:value-type="float">
            <text:p>-131</text:p>
          </table:table-cell>
          <table:table-cell table:formula="of:=[.D106]-[.D$1]" office:value-type="float" office:value="364" calcext:value-type="float">
            <text:p>364</text:p>
          </table:table-cell>
          <table:table-cell table:formula="of:=SQRT([.E106]^2 + [.F106]^2 + [.G106]^2)" office:value-type="float" office:value="386.860439952187" calcext:value-type="float">
            <text:p>386.86</text:p>
          </table:table-cell>
          <table:table-cell table:formula="of:=[.E106]/[.$H106]" office:value-type="float" office:value="0.00516982299934101" calcext:value-type="float">
            <text:p>0.01</text:p>
          </table:table-cell>
          <table:table-cell table:formula="of:=[.F106]/[.$H106]" office:value-type="float" office:value="-0.338623406456836" calcext:value-type="float">
            <text:p>-0.34</text:p>
          </table:table-cell>
          <table:table-cell table:formula="of:=[.G106]/[.$H106]" office:value-type="float" office:value="0.940907785880064" calcext:value-type="float">
            <text:p>0.94</text:p>
          </table:table-cell>
          <table:table-cell table:formula="of:=MOD(DEGREES(ATAN2([.I106];[.J106]))+360; 360)" office:value-type="float" office:value="270.874676771121" calcext:value-type="float">
            <text:p>27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1" calcext:value-type="float">
            <text:p>181</text:p>
          </table:table-cell>
          <table:table-cell office:value-type="float" office:value="503" calcext:value-type="float">
            <text:p>503</text:p>
          </table:table-cell>
          <table:table-cell table:formula="of:=[.B107]-[.B$1]" office:value-type="float" office:value="1" calcext:value-type="float">
            <text:p>1</text:p>
          </table:table-cell>
          <table:table-cell table:formula="of:=[.C107]-[.C$1]" office:value-type="float" office:value="-117" calcext:value-type="float">
            <text:p>-117</text:p>
          </table:table-cell>
          <table:table-cell table:formula="of:=[.D107]-[.D$1]" office:value-type="float" office:value="367" calcext:value-type="float">
            <text:p>367</text:p>
          </table:table-cell>
          <table:table-cell table:formula="of:=SQRT([.E107]^2 + [.F107]^2 + [.G107]^2)" office:value-type="float" office:value="385.199948078916" calcext:value-type="float">
            <text:p>385.20</text:p>
          </table:table-cell>
          <table:table-cell table:formula="of:=[.E107]/[.$H107]" office:value-type="float" office:value="0.00259605434784516" calcext:value-type="float">
            <text:p>0.00</text:p>
          </table:table-cell>
          <table:table-cell table:formula="of:=[.F107]/[.$H107]" office:value-type="float" office:value="-0.303738358697883" calcext:value-type="float">
            <text:p>-0.30</text:p>
          </table:table-cell>
          <table:table-cell table:formula="of:=[.G107]/[.$H107]" office:value-type="float" office:value="0.952751945659173" calcext:value-type="float">
            <text:p>0.95</text:p>
          </table:table-cell>
          <table:table-cell table:formula="of:=MOD(DEGREES(ATAN2([.I107];[.J107]))+360; 360)" office:value-type="float" office:value="270.489695593129" calcext:value-type="float">
            <text:p>270.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108]-[.B$1]" office:value-type="float" office:value="0" calcext:value-type="float">
            <text:p>0</text:p>
          </table:table-cell>
          <table:table-cell table:formula="of:=[.C108]-[.C$1]" office:value-type="float" office:value="-126" calcext:value-type="float">
            <text:p>-126</text:p>
          </table:table-cell>
          <table:table-cell table:formula="of:=[.D108]-[.D$1]" office:value-type="float" office:value="364" calcext:value-type="float">
            <text:p>364</text:p>
          </table:table-cell>
          <table:table-cell table:formula="of:=SQRT([.E108]^2 + [.F108]^2 + [.G108]^2)" office:value-type="float" office:value="385.190861781533" calcext:value-type="float">
            <text:p>385.19</text:p>
          </table:table-cell>
          <table:table-cell table:formula="of:=[.E108]/[.$H108]" office:value-type="float" office:value="0" calcext:value-type="float">
            <text:p>0.00</text:p>
          </table:table-cell>
          <table:table-cell table:formula="of:=[.F108]/[.$H108]" office:value-type="float" office:value="-0.327110563883166" calcext:value-type="float">
            <text:p>-0.33</text:p>
          </table:table-cell>
          <table:table-cell table:formula="of:=[.G108]/[.$H108]" office:value-type="float" office:value="0.944986073440258" calcext:value-type="float">
            <text:p>0.94</text:p>
          </table:table-cell>
          <table:table-cell table:formula="of:=MOD(DEGREES(ATAN2([.I108];[.J108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3" calcext:value-type="float">
            <text:p>183</text:p>
          </table:table-cell>
          <table:table-cell office:value-type="float" office:value="503" calcext:value-type="float">
            <text:p>503</text:p>
          </table:table-cell>
          <table:table-cell table:formula="of:=[.B109]-[.B$1]" office:value-type="float" office:value="1" calcext:value-type="float">
            <text:p>1</text:p>
          </table:table-cell>
          <table:table-cell table:formula="of:=[.C109]-[.C$1]" office:value-type="float" office:value="-115" calcext:value-type="float">
            <text:p>-115</text:p>
          </table:table-cell>
          <table:table-cell table:formula="of:=[.D109]-[.D$1]" office:value-type="float" office:value="367" calcext:value-type="float">
            <text:p>367</text:p>
          </table:table-cell>
          <table:table-cell table:formula="of:=SQRT([.E109]^2 + [.F109]^2 + [.G109]^2)" office:value-type="float" office:value="384.597191877424" calcext:value-type="float">
            <text:p>384.60</text:p>
          </table:table-cell>
          <table:table-cell table:formula="of:=[.E109]/[.$H109]" office:value-type="float" office:value="0.00260012298872612" calcext:value-type="float">
            <text:p>0.00</text:p>
          </table:table-cell>
          <table:table-cell table:formula="of:=[.F109]/[.$H109]" office:value-type="float" office:value="-0.299014143703504" calcext:value-type="float">
            <text:p>-0.30</text:p>
          </table:table-cell>
          <table:table-cell table:formula="of:=[.G109]/[.$H109]" office:value-type="float" office:value="0.954245136862486" calcext:value-type="float">
            <text:p>0.95</text:p>
          </table:table-cell>
          <table:table-cell table:formula="of:=MOD(DEGREES(ATAN2([.I109];[.J109]))+360; 360)" office:value-type="float" office:value="270.498211612614" calcext:value-type="float">
            <text:p>270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110]-[.B$1]" office:value-type="float" office:value="1" calcext:value-type="float">
            <text:p>1</text:p>
          </table:table-cell>
          <table:table-cell table:formula="of:=[.C110]-[.C$1]" office:value-type="float" office:value="-125" calcext:value-type="float">
            <text:p>-125</text:p>
          </table:table-cell>
          <table:table-cell table:formula="of:=[.D110]-[.D$1]" office:value-type="float" office:value="362" calcext:value-type="float">
            <text:p>362</text:p>
          </table:table-cell>
          <table:table-cell table:formula="of:=SQRT([.E110]^2 + [.F110]^2 + [.G110]^2)" office:value-type="float" office:value="382.975195019207" calcext:value-type="float">
            <text:p>382.98</text:p>
          </table:table-cell>
          <table:table-cell table:formula="of:=[.E110]/[.$H110]" office:value-type="float" office:value="0.00261113516751352" calcext:value-type="float">
            <text:p>0.00</text:p>
          </table:table-cell>
          <table:table-cell table:formula="of:=[.F110]/[.$H110]" office:value-type="float" office:value="-0.32639189593919" calcext:value-type="float">
            <text:p>-0.33</text:p>
          </table:table-cell>
          <table:table-cell table:formula="of:=[.G110]/[.$H110]" office:value-type="float" office:value="0.945230930639893" calcext:value-type="float">
            <text:p>0.95</text:p>
          </table:table-cell>
          <table:table-cell table:formula="of:=MOD(DEGREES(ATAN2([.I110];[.J110]))+360; 360)" office:value-type="float" office:value="270.458356458" calcext:value-type="float">
            <text:p>270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81" calcext:value-type="float">
            <text:p>181</text:p>
          </table:table-cell>
          <table:table-cell office:value-type="float" office:value="505" calcext:value-type="float">
            <text:p>505</text:p>
          </table:table-cell>
          <table:table-cell table:formula="of:=[.B111]-[.B$1]" office:value-type="float" office:value="6" calcext:value-type="float">
            <text:p>6</text:p>
          </table:table-cell>
          <table:table-cell table:formula="of:=[.C111]-[.C$1]" office:value-type="float" office:value="-117" calcext:value-type="float">
            <text:p>-117</text:p>
          </table:table-cell>
          <table:table-cell table:formula="of:=[.D111]-[.D$1]" office:value-type="float" office:value="369" calcext:value-type="float">
            <text:p>369</text:p>
          </table:table-cell>
          <table:table-cell table:formula="of:=SQRT([.E111]^2 + [.F111]^2 + [.G111]^2)" office:value-type="float" office:value="387.151133280015" calcext:value-type="float">
            <text:p>387.15</text:p>
          </table:table-cell>
          <table:table-cell table:formula="of:=[.E111]/[.$H111]" office:value-type="float" office:value="0.0154978236771953" calcext:value-type="float">
            <text:p>0.02</text:p>
          </table:table-cell>
          <table:table-cell table:formula="of:=[.F111]/[.$H111]" office:value-type="float" office:value="-0.302207561705308" calcext:value-type="float">
            <text:p>-0.30</text:p>
          </table:table-cell>
          <table:table-cell table:formula="of:=[.G111]/[.$H111]" office:value-type="float" office:value="0.953116156147509" calcext:value-type="float">
            <text:p>0.95</text:p>
          </table:table-cell>
          <table:table-cell table:formula="of:=MOD(DEGREES(ATAN2([.I111];[.J111]))+360; 360)" office:value-type="float" office:value="272.935673446421" calcext:value-type="float">
            <text:p>272.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82" calcext:value-type="float">
            <text:p>182</text:p>
          </table:table-cell>
          <table:table-cell office:value-type="float" office:value="511" calcext:value-type="float">
            <text:p>511</text:p>
          </table:table-cell>
          <table:table-cell table:formula="of:=[.B112]-[.B$1]" office:value-type="float" office:value="5" calcext:value-type="float">
            <text:p>5</text:p>
          </table:table-cell>
          <table:table-cell table:formula="of:=[.C112]-[.C$1]" office:value-type="float" office:value="-116" calcext:value-type="float">
            <text:p>-116</text:p>
          </table:table-cell>
          <table:table-cell table:formula="of:=[.D112]-[.D$1]" office:value-type="float" office:value="375" calcext:value-type="float">
            <text:p>375</text:p>
          </table:table-cell>
          <table:table-cell table:formula="of:=SQRT([.E112]^2 + [.F112]^2 + [.G112]^2)" office:value-type="float" office:value="392.563370680455" calcext:value-type="float">
            <text:p>392.56</text:p>
          </table:table-cell>
          <table:table-cell table:formula="of:=[.E112]/[.$H112]" office:value-type="float" office:value="0.0127367970968182" calcext:value-type="float">
            <text:p>0.01</text:p>
          </table:table-cell>
          <table:table-cell table:formula="of:=[.F112]/[.$H112]" office:value-type="float" office:value="-0.295493692646183" calcext:value-type="float">
            <text:p>-0.30</text:p>
          </table:table-cell>
          <table:table-cell table:formula="of:=[.G112]/[.$H112]" office:value-type="float" office:value="0.955259782261368" calcext:value-type="float">
            <text:p>0.96</text:p>
          </table:table-cell>
          <table:table-cell table:formula="of:=MOD(DEGREES(ATAN2([.I112];[.J112]))+360; 360)" office:value-type="float" office:value="272.468117913829" calcext:value-type="float">
            <text:p>272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113]-[.B$1]" office:value-type="float" office:value="-1" calcext:value-type="float">
            <text:p>-1</text:p>
          </table:table-cell>
          <table:table-cell table:formula="of:=[.C113]-[.C$1]" office:value-type="float" office:value="-125" calcext:value-type="float">
            <text:p>-125</text:p>
          </table:table-cell>
          <table:table-cell table:formula="of:=[.D113]-[.D$1]" office:value-type="float" office:value="365" calcext:value-type="float">
            <text:p>365</text:p>
          </table:table-cell>
          <table:table-cell table:formula="of:=SQRT([.E113]^2 + [.F113]^2 + [.G113]^2)" office:value-type="float" office:value="385.812130446931" calcext:value-type="float">
            <text:p>385.81</text:p>
          </table:table-cell>
          <table:table-cell table:formula="of:=[.E113]/[.$H113]" office:value-type="float" office:value="-0.00259193509245441" calcext:value-type="float">
            <text:p>0.00</text:p>
          </table:table-cell>
          <table:table-cell table:formula="of:=[.F113]/[.$H113]" office:value-type="float" office:value="-0.323991886556801" calcext:value-type="float">
            <text:p>-0.32</text:p>
          </table:table-cell>
          <table:table-cell table:formula="of:=[.G113]/[.$H113]" office:value-type="float" office:value="0.94605630874586" calcext:value-type="float">
            <text:p>0.95</text:p>
          </table:table-cell>
          <table:table-cell table:formula="of:=MOD(DEGREES(ATAN2([.I113];[.J113]))+360; 360)" office:value-type="float" office:value="269.541643542" calcext:value-type="float">
            <text:p>269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5" calcext:value-type="float">
            <text:p>165</text:p>
          </table:table-cell>
          <table:table-cell office:value-type="float" office:value="502" calcext:value-type="float">
            <text:p>502</text:p>
          </table:table-cell>
          <table:table-cell table:formula="of:=[.B114]-[.B$1]" office:value-type="float" office:value="5" calcext:value-type="float">
            <text:p>5</text:p>
          </table:table-cell>
          <table:table-cell table:formula="of:=[.C114]-[.C$1]" office:value-type="float" office:value="-133" calcext:value-type="float">
            <text:p>-133</text:p>
          </table:table-cell>
          <table:table-cell table:formula="of:=[.D114]-[.D$1]" office:value-type="float" office:value="366" calcext:value-type="float">
            <text:p>366</text:p>
          </table:table-cell>
          <table:table-cell table:formula="of:=SQRT([.E114]^2 + [.F114]^2 + [.G114]^2)" office:value-type="float" office:value="389.448327766342" calcext:value-type="float">
            <text:p>389.45</text:p>
          </table:table-cell>
          <table:table-cell table:formula="of:=[.E114]/[.$H114]" office:value-type="float" office:value="0.0128386736917763" calcext:value-type="float">
            <text:p>0.01</text:p>
          </table:table-cell>
          <table:table-cell table:formula="of:=[.F114]/[.$H114]" office:value-type="float" office:value="-0.341508720201249" calcext:value-type="float">
            <text:p>-0.34</text:p>
          </table:table-cell>
          <table:table-cell table:formula="of:=[.G114]/[.$H114]" office:value-type="float" office:value="0.939790914238024" calcext:value-type="float">
            <text:p>0.94</text:p>
          </table:table-cell>
          <table:table-cell table:formula="of:=MOD(DEGREES(ATAN2([.I114];[.J114]))+360; 360)" office:value-type="float" office:value="272.1529627891" calcext:value-type="float">
            <text:p>272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115]-[.B$1]" office:value-type="float" office:value="5" calcext:value-type="float">
            <text:p>5</text:p>
          </table:table-cell>
          <table:table-cell table:formula="of:=[.C115]-[.C$1]" office:value-type="float" office:value="-126" calcext:value-type="float">
            <text:p>-126</text:p>
          </table:table-cell>
          <table:table-cell table:formula="of:=[.D115]-[.D$1]" office:value-type="float" office:value="368" calcext:value-type="float">
            <text:p>368</text:p>
          </table:table-cell>
          <table:table-cell table:formula="of:=SQRT([.E115]^2 + [.F115]^2 + [.G115]^2)" office:value-type="float" office:value="389.005141354199" calcext:value-type="float">
            <text:p>389.01</text:p>
          </table:table-cell>
          <table:table-cell table:formula="of:=[.E115]/[.$H115]" office:value-type="float" office:value="0.0128533005568874" calcext:value-type="float">
            <text:p>0.01</text:p>
          </table:table-cell>
          <table:table-cell table:formula="of:=[.F115]/[.$H115]" office:value-type="float" office:value="-0.323903174033564" calcext:value-type="float">
            <text:p>-0.32</text:p>
          </table:table-cell>
          <table:table-cell table:formula="of:=[.G115]/[.$H115]" office:value-type="float" office:value="0.946002920986916" calcext:value-type="float">
            <text:p>0.95</text:p>
          </table:table-cell>
          <table:table-cell table:formula="of:=MOD(DEGREES(ATAN2([.I115];[.J115]))+360; 360)" office:value-type="float" office:value="272.272449732783" calcext:value-type="float">
            <text:p>272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168" calcext:value-type="float">
            <text:p>168</text:p>
          </table:table-cell>
          <table:table-cell office:value-type="float" office:value="496" calcext:value-type="float">
            <text:p>496</text:p>
          </table:table-cell>
          <table:table-cell table:formula="of:=[.B116]-[.B$1]" office:value-type="float" office:value="13" calcext:value-type="float">
            <text:p>13</text:p>
          </table:table-cell>
          <table:table-cell table:formula="of:=[.C116]-[.C$1]" office:value-type="float" office:value="-130" calcext:value-type="float">
            <text:p>-130</text:p>
          </table:table-cell>
          <table:table-cell table:formula="of:=[.D116]-[.D$1]" office:value-type="float" office:value="360" calcext:value-type="float">
            <text:p>360</text:p>
          </table:table-cell>
          <table:table-cell table:formula="of:=SQRT([.E116]^2 + [.F116]^2 + [.G116]^2)" office:value-type="float" office:value="382.973889449398" calcext:value-type="float">
            <text:p>382.97</text:p>
          </table:table-cell>
          <table:table-cell table:formula="of:=[.E116]/[.$H116]" office:value-type="float" office:value="0.0339448728964006" calcext:value-type="float">
            <text:p>0.03</text:p>
          </table:table-cell>
          <table:table-cell table:formula="of:=[.F116]/[.$H116]" office:value-type="float" office:value="-0.339448728964006" calcext:value-type="float">
            <text:p>-0.34</text:p>
          </table:table-cell>
          <table:table-cell table:formula="of:=[.G116]/[.$H116]" office:value-type="float" office:value="0.940011864823401" calcext:value-type="float">
            <text:p>0.94</text:p>
          </table:table-cell>
          <table:table-cell table:formula="of:=MOD(DEGREES(ATAN2([.I116];[.J116]))+360; 360)" office:value-type="float" office:value="275.7105931375" calcext:value-type="float">
            <text:p>275.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117]-[.B$1]" office:value-type="float" office:value="1" calcext:value-type="float">
            <text:p>1</text:p>
          </table:table-cell>
          <table:table-cell table:formula="of:=[.C117]-[.C$1]" office:value-type="float" office:value="-127" calcext:value-type="float">
            <text:p>-127</text:p>
          </table:table-cell>
          <table:table-cell table:formula="of:=[.D117]-[.D$1]" office:value-type="float" office:value="365" calcext:value-type="float">
            <text:p>365</text:p>
          </table:table-cell>
          <table:table-cell table:formula="of:=SQRT([.E117]^2 + [.F117]^2 + [.G117]^2)" office:value-type="float" office:value="386.464746128285" calcext:value-type="float">
            <text:p>386.46</text:p>
          </table:table-cell>
          <table:table-cell table:formula="of:=[.E117]/[.$H117]" office:value-type="float" office:value="0.00258755814086094" calcext:value-type="float">
            <text:p>0.00</text:p>
          </table:table-cell>
          <table:table-cell table:formula="of:=[.F117]/[.$H117]" office:value-type="float" office:value="-0.328619883889339" calcext:value-type="float">
            <text:p>-0.33</text:p>
          </table:table-cell>
          <table:table-cell table:formula="of:=[.G117]/[.$H117]" office:value-type="float" office:value="0.944458721414242" calcext:value-type="float">
            <text:p>0.94</text:p>
          </table:table-cell>
          <table:table-cell table:formula="of:=MOD(DEGREES(ATAN2([.I117];[.J117]))+360; 360)" office:value-type="float" office:value="270.451138546787" calcext:value-type="float">
            <text:p>270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81" calcext:value-type="float">
            <text:p>181</text:p>
          </table:table-cell>
          <table:table-cell office:value-type="float" office:value="498" calcext:value-type="float">
            <text:p>498</text:p>
          </table:table-cell>
          <table:table-cell table:formula="of:=[.B118]-[.B$1]" office:value-type="float" office:value="-6" calcext:value-type="float">
            <text:p>-6</text:p>
          </table:table-cell>
          <table:table-cell table:formula="of:=[.C118]-[.C$1]" office:value-type="float" office:value="-117" calcext:value-type="float">
            <text:p>-117</text:p>
          </table:table-cell>
          <table:table-cell table:formula="of:=[.D118]-[.D$1]" office:value-type="float" office:value="362" calcext:value-type="float">
            <text:p>362</text:p>
          </table:table-cell>
          <table:table-cell table:formula="of:=SQRT([.E118]^2 + [.F118]^2 + [.G118]^2)" office:value-type="float" office:value="380.485216532785" calcext:value-type="float">
            <text:p>380.49</text:p>
          </table:table-cell>
          <table:table-cell table:formula="of:=[.E118]/[.$H118]" office:value-type="float" office:value="-0.0157693380433429" calcext:value-type="float">
            <text:p>-0.02</text:p>
          </table:table-cell>
          <table:table-cell table:formula="of:=[.F118]/[.$H118]" office:value-type="float" office:value="-0.307502091845186" calcext:value-type="float">
            <text:p>-0.31</text:p>
          </table:table-cell>
          <table:table-cell table:formula="of:=[.G118]/[.$H118]" office:value-type="float" office:value="0.951416728615021" calcext:value-type="float">
            <text:p>0.95</text:p>
          </table:table-cell>
          <table:table-cell table:formula="of:=MOD(DEGREES(ATAN2([.I118];[.J118]))+360; 360)" office:value-type="float" office:value="267.064326553579" calcext:value-type="float">
            <text:p>267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119]-[.B$1]" office:value-type="float" office:value="2" calcext:value-type="float">
            <text:p>2</text:p>
          </table:table-cell>
          <table:table-cell table:formula="of:=[.C119]-[.C$1]" office:value-type="float" office:value="-126" calcext:value-type="float">
            <text:p>-126</text:p>
          </table:table-cell>
          <table:table-cell table:formula="of:=[.D119]-[.D$1]" office:value-type="float" office:value="366" calcext:value-type="float">
            <text:p>366</text:p>
          </table:table-cell>
          <table:table-cell table:formula="of:=SQRT([.E119]^2 + [.F119]^2 + [.G119]^2)" office:value-type="float" office:value="387.086553628513" calcext:value-type="float">
            <text:p>387.09</text:p>
          </table:table-cell>
          <table:table-cell table:formula="of:=[.E119]/[.$H119]" office:value-type="float" office:value="0.00516680308642133" calcext:value-type="float">
            <text:p>0.01</text:p>
          </table:table-cell>
          <table:table-cell table:formula="of:=[.F119]/[.$H119]" office:value-type="float" office:value="-0.325508594444544" calcext:value-type="float">
            <text:p>-0.33</text:p>
          </table:table-cell>
          <table:table-cell table:formula="of:=[.G119]/[.$H119]" office:value-type="float" office:value="0.945524964815104" calcext:value-type="float">
            <text:p>0.95</text:p>
          </table:table-cell>
          <table:table-cell table:formula="of:=MOD(DEGREES(ATAN2([.I119];[.J119]))+360; 360)" office:value-type="float" office:value="270.909380449199" calcext:value-type="float">
            <text:p>270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68" calcext:value-type="float">
            <text:p>168</text:p>
          </table:table-cell>
          <table:table-cell office:value-type="float" office:value="501" calcext:value-type="float">
            <text:p>501</text:p>
          </table:table-cell>
          <table:table-cell table:formula="of:=[.B120]-[.B$1]" office:value-type="float" office:value="-1" calcext:value-type="float">
            <text:p>-1</text:p>
          </table:table-cell>
          <table:table-cell table:formula="of:=[.C120]-[.C$1]" office:value-type="float" office:value="-130" calcext:value-type="float">
            <text:p>-130</text:p>
          </table:table-cell>
          <table:table-cell table:formula="of:=[.D120]-[.D$1]" office:value-type="float" office:value="365" calcext:value-type="float">
            <text:p>365</text:p>
          </table:table-cell>
          <table:table-cell table:formula="of:=SQRT([.E120]^2 + [.F120]^2 + [.G120]^2)" office:value-type="float" office:value="387.460965775909" calcext:value-type="float">
            <text:p>387.46</text:p>
          </table:table-cell>
          <table:table-cell table:formula="of:=[.E120]/[.$H120]" office:value-type="float" office:value="-0.00258090514485105" calcext:value-type="float">
            <text:p>0.00</text:p>
          </table:table-cell>
          <table:table-cell table:formula="of:=[.F120]/[.$H120]" office:value-type="float" office:value="-0.335517668830637" calcext:value-type="float">
            <text:p>-0.34</text:p>
          </table:table-cell>
          <table:table-cell table:formula="of:=[.G120]/[.$H120]" office:value-type="float" office:value="0.942030377870633" calcext:value-type="float">
            <text:p>0.94</text:p>
          </table:table-cell>
          <table:table-cell table:formula="of:=MOD(DEGREES(ATAN2([.I120];[.J120]))+360; 360)" office:value-type="float" office:value="269.559271927239" calcext:value-type="float">
            <text:p>26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2" calcext:value-type="float">
            <text:p>162</text:p>
          </table:table-cell>
          <table:table-cell office:value-type="float" office:value="493" calcext:value-type="float">
            <text:p>493</text:p>
          </table:table-cell>
          <table:table-cell table:formula="of:=[.B121]-[.B$1]" office:value-type="float" office:value="5" calcext:value-type="float">
            <text:p>5</text:p>
          </table:table-cell>
          <table:table-cell table:formula="of:=[.C121]-[.C$1]" office:value-type="float" office:value="-136" calcext:value-type="float">
            <text:p>-136</text:p>
          </table:table-cell>
          <table:table-cell table:formula="of:=[.D121]-[.D$1]" office:value-type="float" office:value="357" calcext:value-type="float">
            <text:p>357</text:p>
          </table:table-cell>
          <table:table-cell table:formula="of:=SQRT([.E121]^2 + [.F121]^2 + [.G121]^2)" office:value-type="float" office:value="382.060204679838" calcext:value-type="float">
            <text:p>382.06</text:p>
          </table:table-cell>
          <table:table-cell table:formula="of:=[.E121]/[.$H121]" office:value-type="float" office:value="0.0130869426827375" calcext:value-type="float">
            <text:p>0.01</text:p>
          </table:table-cell>
          <table:table-cell table:formula="of:=[.F121]/[.$H121]" office:value-type="float" office:value="-0.35596484097046" calcext:value-type="float">
            <text:p>-0.36</text:p>
          </table:table-cell>
          <table:table-cell table:formula="of:=[.G121]/[.$H121]" office:value-type="float" office:value="0.934407707547457" calcext:value-type="float">
            <text:p>0.93</text:p>
          </table:table-cell>
          <table:table-cell table:formula="of:=MOD(DEGREES(ATAN2([.I121];[.J121]))+360; 360)" office:value-type="float" office:value="272.105514188856" calcext:value-type="float">
            <text:p>272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81" calcext:value-type="float">
            <text:p>181</text:p>
          </table:table-cell>
          <table:table-cell office:value-type="float" office:value="494" calcext:value-type="float">
            <text:p>494</text:p>
          </table:table-cell>
          <table:table-cell table:formula="of:=[.B122]-[.B$1]" office:value-type="float" office:value="6" calcext:value-type="float">
            <text:p>6</text:p>
          </table:table-cell>
          <table:table-cell table:formula="of:=[.C122]-[.C$1]" office:value-type="float" office:value="-117" calcext:value-type="float">
            <text:p>-117</text:p>
          </table:table-cell>
          <table:table-cell table:formula="of:=[.D122]-[.D$1]" office:value-type="float" office:value="358" calcext:value-type="float">
            <text:p>358</text:p>
          </table:table-cell>
          <table:table-cell table:formula="of:=SQRT([.E122]^2 + [.F122]^2 + [.G122]^2)" office:value-type="float" office:value="376.681563127265" calcext:value-type="float">
            <text:p>376.68</text:p>
          </table:table-cell>
          <table:table-cell table:formula="of:=[.E122]/[.$H122]" office:value-type="float" office:value="0.0159285735945957" calcext:value-type="float">
            <text:p>0.02</text:p>
          </table:table-cell>
          <table:table-cell table:formula="of:=[.F122]/[.$H122]" office:value-type="float" office:value="-0.310607185094616" calcext:value-type="float">
            <text:p>-0.31</text:p>
          </table:table-cell>
          <table:table-cell table:formula="of:=[.G122]/[.$H122]" office:value-type="float" office:value="0.950404891144211" calcext:value-type="float">
            <text:p>0.95</text:p>
          </table:table-cell>
          <table:table-cell table:formula="of:=MOD(DEGREES(ATAN2([.I122];[.J122]))+360; 360)" office:value-type="float" office:value="272.935673446421" calcext:value-type="float">
            <text:p>272.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66" calcext:value-type="float">
            <text:p>166</text:p>
          </table:table-cell>
          <table:table-cell office:value-type="float" office:value="503" calcext:value-type="float">
            <text:p>503</text:p>
          </table:table-cell>
          <table:table-cell table:formula="of:=[.B123]-[.B$1]" office:value-type="float" office:value="6" calcext:value-type="float">
            <text:p>6</text:p>
          </table:table-cell>
          <table:table-cell table:formula="of:=[.C123]-[.C$1]" office:value-type="float" office:value="-132" calcext:value-type="float">
            <text:p>-132</text:p>
          </table:table-cell>
          <table:table-cell table:formula="of:=[.D123]-[.D$1]" office:value-type="float" office:value="367" calcext:value-type="float">
            <text:p>367</text:p>
          </table:table-cell>
          <table:table-cell table:formula="of:=SQRT([.E123]^2 + [.F123]^2 + [.G123]^2)" office:value-type="float" office:value="390.062815454127" calcext:value-type="float">
            <text:p>390.06</text:p>
          </table:table-cell>
          <table:table-cell table:formula="of:=[.E123]/[.$H123]" office:value-type="float" office:value="0.0153821378564746" calcext:value-type="float">
            <text:p>0.02</text:p>
          </table:table-cell>
          <table:table-cell table:formula="of:=[.F123]/[.$H123]" office:value-type="float" office:value="-0.338407032842442" calcext:value-type="float">
            <text:p>-0.34</text:p>
          </table:table-cell>
          <table:table-cell table:formula="of:=[.G123]/[.$H123]" office:value-type="float" office:value="0.940874098887699" calcext:value-type="float">
            <text:p>0.94</text:p>
          </table:table-cell>
          <table:table-cell table:formula="of:=MOD(DEGREES(ATAN2([.I123];[.J123]))+360; 360)" office:value-type="float" office:value="272.6025622025" calcext:value-type="float">
            <text:p>272.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124]-[.B$1]" office:value-type="float" office:value="6" calcext:value-type="float">
            <text:p>6</text:p>
          </table:table-cell>
          <table:table-cell table:formula="of:=[.C124]-[.C$1]" office:value-type="float" office:value="-127" calcext:value-type="float">
            <text:p>-127</text:p>
          </table:table-cell>
          <table:table-cell table:formula="of:=[.D124]-[.D$1]" office:value-type="float" office:value="367" calcext:value-type="float">
            <text:p>367</text:p>
          </table:table-cell>
          <table:table-cell table:formula="of:=SQRT([.E124]^2 + [.F124]^2 + [.G124]^2)" office:value-type="float" office:value="388.399279093049" calcext:value-type="float">
            <text:p>388.40</text:p>
          </table:table-cell>
          <table:table-cell table:formula="of:=[.E124]/[.$H124]" office:value-type="float" office:value="0.0154480204340508" calcext:value-type="float">
            <text:p>0.02</text:p>
          </table:table-cell>
          <table:table-cell table:formula="of:=[.F124]/[.$H124]" office:value-type="float" office:value="-0.326983099187408" calcext:value-type="float">
            <text:p>-0.33</text:p>
          </table:table-cell>
          <table:table-cell table:formula="of:=[.G124]/[.$H124]" office:value-type="float" office:value="0.944903916549438" calcext:value-type="float">
            <text:p>0.94</text:p>
          </table:table-cell>
          <table:table-cell table:formula="of:=MOD(DEGREES(ATAN2([.I124];[.J124]))+360; 360)" office:value-type="float" office:value="272.704875985736" calcext:value-type="float">
            <text:p>272.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8" calcext:value-type="float">
            <text:p>178</text:p>
          </table:table-cell>
          <table:table-cell office:value-type="float" office:value="498" calcext:value-type="float">
            <text:p>498</text:p>
          </table:table-cell>
          <table:table-cell table:formula="of:=[.B125]-[.B$1]" office:value-type="float" office:value="-4" calcext:value-type="float">
            <text:p>-4</text:p>
          </table:table-cell>
          <table:table-cell table:formula="of:=[.C125]-[.C$1]" office:value-type="float" office:value="-120" calcext:value-type="float">
            <text:p>-120</text:p>
          </table:table-cell>
          <table:table-cell table:formula="of:=[.D125]-[.D$1]" office:value-type="float" office:value="362" calcext:value-type="float">
            <text:p>362</text:p>
          </table:table-cell>
          <table:table-cell table:formula="of:=SQRT([.E125]^2 + [.F125]^2 + [.G125]^2)" office:value-type="float" office:value="381.392186600617" calcext:value-type="float">
            <text:p>381.39</text:p>
          </table:table-cell>
          <table:table-cell table:formula="of:=[.E125]/[.$H125]" office:value-type="float" office:value="-0.0104878918355731" calcext:value-type="float">
            <text:p>-0.01</text:p>
          </table:table-cell>
          <table:table-cell table:formula="of:=[.F125]/[.$H125]" office:value-type="float" office:value="-0.314636755067194" calcext:value-type="float">
            <text:p>-0.31</text:p>
          </table:table-cell>
          <table:table-cell table:formula="of:=[.G125]/[.$H125]" office:value-type="float" office:value="0.949154211119369" calcext:value-type="float">
            <text:p>0.95</text:p>
          </table:table-cell>
          <table:table-cell table:formula="of:=MOD(DEGREES(ATAN2([.I125];[.J125]))+360; 360)" office:value-type="float" office:value="268.090847567004" calcext:value-type="float">
            <text:p>268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494" calcext:value-type="float">
            <text:p>494</text:p>
          </table:table-cell>
          <table:table-cell table:formula="of:=[.B126]-[.B$1]" office:value-type="float" office:value="1" calcext:value-type="float">
            <text:p>1</text:p>
          </table:table-cell>
          <table:table-cell table:formula="of:=[.C126]-[.C$1]" office:value-type="float" office:value="-122" calcext:value-type="float">
            <text:p>-122</text:p>
          </table:table-cell>
          <table:table-cell table:formula="of:=[.D126]-[.D$1]" office:value-type="float" office:value="358" calcext:value-type="float">
            <text:p>358</text:p>
          </table:table-cell>
          <table:table-cell table:formula="of:=SQRT([.E126]^2 + [.F126]^2 + [.G126]^2)" office:value-type="float" office:value="378.218190995621" calcext:value-type="float">
            <text:p>378.22</text:p>
          </table:table-cell>
          <table:table-cell table:formula="of:=[.E126]/[.$H126]" office:value-type="float" office:value="0.00264397647656132" calcext:value-type="float">
            <text:p>0.00</text:p>
          </table:table-cell>
          <table:table-cell table:formula="of:=[.F126]/[.$H126]" office:value-type="float" office:value="-0.322565130140482" calcext:value-type="float">
            <text:p>-0.32</text:p>
          </table:table-cell>
          <table:table-cell table:formula="of:=[.G126]/[.$H126]" office:value-type="float" office:value="0.946543578608954" calcext:value-type="float">
            <text:p>0.95</text:p>
          </table:table-cell>
          <table:table-cell table:formula="of:=MOD(DEGREES(ATAN2([.I126];[.J126]))+360; 360)" office:value-type="float" office:value="270.46962701969" calcext:value-type="float">
            <text:p>270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127]-[.B$1]" office:value-type="float" office:value="4" calcext:value-type="float">
            <text:p>4</text:p>
          </table:table-cell>
          <table:table-cell table:formula="of:=[.C127]-[.C$1]" office:value-type="float" office:value="-127" calcext:value-type="float">
            <text:p>-127</text:p>
          </table:table-cell>
          <table:table-cell table:formula="of:=[.D127]-[.D$1]" office:value-type="float" office:value="367" calcext:value-type="float">
            <text:p>367</text:p>
          </table:table-cell>
          <table:table-cell table:formula="of:=SQRT([.E127]^2 + [.F127]^2 + [.G127]^2)" office:value-type="float" office:value="388.373531538904" calcext:value-type="float">
            <text:p>388.37</text:p>
          </table:table-cell>
          <table:table-cell table:formula="of:=[.E127]/[.$H127]" office:value-type="float" office:value="0.0102993630491508" calcext:value-type="float">
            <text:p>0.01</text:p>
          </table:table-cell>
          <table:table-cell table:formula="of:=[.F127]/[.$H127]" office:value-type="float" office:value="-0.327004776810539" calcext:value-type="float">
            <text:p>-0.33</text:p>
          </table:table-cell>
          <table:table-cell table:formula="of:=[.G127]/[.$H127]" office:value-type="float" office:value="0.944966559759588" calcext:value-type="float">
            <text:p>0.94</text:p>
          </table:table-cell>
          <table:table-cell table:formula="of:=MOD(DEGREES(ATAN2([.I127];[.J127]))+360; 360)" office:value-type="float" office:value="271.803995116201" calcext:value-type="float">
            <text:p>271.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495" calcext:value-type="float">
            <text:p>495</text:p>
          </table:table-cell>
          <table:table-cell table:formula="of:=[.B128]-[.B$1]" office:value-type="float" office:value="2" calcext:value-type="float">
            <text:p>2</text:p>
          </table:table-cell>
          <table:table-cell table:formula="of:=[.C128]-[.C$1]" office:value-type="float" office:value="-123" calcext:value-type="float">
            <text:p>-123</text:p>
          </table:table-cell>
          <table:table-cell table:formula="of:=[.D128]-[.D$1]" office:value-type="float" office:value="359" calcext:value-type="float">
            <text:p>359</text:p>
          </table:table-cell>
          <table:table-cell table:formula="of:=SQRT([.E128]^2 + [.F128]^2 + [.G128]^2)" office:value-type="float" office:value="379.491765391556" calcext:value-type="float">
            <text:p>379.49</text:p>
          </table:table-cell>
          <table:table-cell table:formula="of:=[.E128]/[.$H128]" office:value-type="float" office:value="0.00527020658257609" calcext:value-type="float">
            <text:p>0.01</text:p>
          </table:table-cell>
          <table:table-cell table:formula="of:=[.F128]/[.$H128]" office:value-type="float" office:value="-0.324117704828429" calcext:value-type="float">
            <text:p>-0.32</text:p>
          </table:table-cell>
          <table:table-cell table:formula="of:=[.G128]/[.$H128]" office:value-type="float" office:value="0.946002081572408" calcext:value-type="float">
            <text:p>0.95</text:p>
          </table:table-cell>
          <table:table-cell table:formula="of:=MOD(DEGREES(ATAN2([.I128];[.J128]))+360; 360)" office:value-type="float" office:value="270.931556598077" calcext:value-type="float">
            <text:p>270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table:formula="of:=[.B129]-[.B$1]" office:value-type="float" office:value="11" calcext:value-type="float">
            <text:p>11</text:p>
          </table:table-cell>
          <table:table-cell table:formula="of:=[.C129]-[.C$1]" office:value-type="float" office:value="-120" calcext:value-type="float">
            <text:p>-120</text:p>
          </table:table-cell>
          <table:table-cell table:formula="of:=[.D129]-[.D$1]" office:value-type="float" office:value="365" calcext:value-type="float">
            <text:p>365</text:p>
          </table:table-cell>
          <table:table-cell table:formula="of:=SQRT([.E129]^2 + [.F129]^2 + [.G129]^2)" office:value-type="float" office:value="384.377418691577" calcext:value-type="float">
            <text:p>384.38</text:p>
          </table:table-cell>
          <table:table-cell table:formula="of:=[.E129]/[.$H129]" office:value-type="float" office:value="0.0286177061010609" calcext:value-type="float">
            <text:p>0.03</text:p>
          </table:table-cell>
          <table:table-cell table:formula="of:=[.F129]/[.$H129]" office:value-type="float" office:value="-0.312193157466119" calcext:value-type="float">
            <text:p>-0.31</text:p>
          </table:table-cell>
          <table:table-cell table:formula="of:=[.G129]/[.$H129]" office:value-type="float" office:value="0.949587520626113" calcext:value-type="float">
            <text:p>0.95</text:p>
          </table:table-cell>
          <table:table-cell table:formula="of:=MOD(DEGREES(ATAN2([.I129];[.J129]))+360; 360)" office:value-type="float" office:value="275.237476066812" calcext:value-type="float">
            <text:p>275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130]-[.B$1]" office:value-type="float" office:value="0" calcext:value-type="float">
            <text:p>0</text:p>
          </table:table-cell>
          <table:table-cell table:formula="of:=[.C130]-[.C$1]" office:value-type="float" office:value="-126" calcext:value-type="float">
            <text:p>-126</text:p>
          </table:table-cell>
          <table:table-cell table:formula="of:=[.D130]-[.D$1]" office:value-type="float" office:value="368" calcext:value-type="float">
            <text:p>368</text:p>
          </table:table-cell>
          <table:table-cell table:formula="of:=SQRT([.E130]^2 + [.F130]^2 + [.G130]^2)" office:value-type="float" office:value="388.973006775534" calcext:value-type="float">
            <text:p>388.97</text:p>
          </table:table-cell>
          <table:table-cell table:formula="of:=[.E130]/[.$H130]" office:value-type="float" office:value="0" calcext:value-type="float">
            <text:p>0.00</text:p>
          </table:table-cell>
          <table:table-cell table:formula="of:=[.F130]/[.$H130]" office:value-type="float" office:value="-0.323929932939308" calcext:value-type="float">
            <text:p>-0.32</text:p>
          </table:table-cell>
          <table:table-cell table:formula="of:=[.G130]/[.$H130]" office:value-type="float" office:value="0.946081073981472" calcext:value-type="float">
            <text:p>0.95</text:p>
          </table:table-cell>
          <table:table-cell table:formula="of:=MOD(DEGREES(ATAN2([.I130];[.J130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131]-[.B$1]" office:value-type="float" office:value="4" calcext:value-type="float">
            <text:p>4</text:p>
          </table:table-cell>
          <table:table-cell table:formula="of:=[.C131]-[.C$1]" office:value-type="float" office:value="-122" calcext:value-type="float">
            <text:p>-122</text:p>
          </table:table-cell>
          <table:table-cell table:formula="of:=[.D131]-[.D$1]" office:value-type="float" office:value="365" calcext:value-type="float">
            <text:p>365</text:p>
          </table:table-cell>
          <table:table-cell table:formula="of:=SQRT([.E131]^2 + [.F131]^2 + [.G131]^2)" office:value-type="float" office:value="384.870107958516" calcext:value-type="float">
            <text:p>384.87</text:p>
          </table:table-cell>
          <table:table-cell table:formula="of:=[.E131]/[.$H131]" office:value-type="float" office:value="0.0103931168393861" calcext:value-type="float">
            <text:p>0.01</text:p>
          </table:table-cell>
          <table:table-cell table:formula="of:=[.F131]/[.$H131]" office:value-type="float" office:value="-0.316990063601276" calcext:value-type="float">
            <text:p>-0.32</text:p>
          </table:table-cell>
          <table:table-cell table:formula="of:=[.G131]/[.$H131]" office:value-type="float" office:value="0.948371911593981" calcext:value-type="float">
            <text:p>0.95</text:p>
          </table:table-cell>
          <table:table-cell table:formula="of:=MOD(DEGREES(ATAN2([.I131];[.J131]))+360; 360)" office:value-type="float" office:value="271.877877447285" calcext:value-type="float">
            <text:p>271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7" calcext:value-type="float">
            <text:p>177</text:p>
          </table:table-cell>
          <table:table-cell office:value-type="float" office:value="495" calcext:value-type="float">
            <text:p>495</text:p>
          </table:table-cell>
          <table:table-cell table:formula="of:=[.B132]-[.B$1]" office:value-type="float" office:value="7" calcext:value-type="float">
            <text:p>7</text:p>
          </table:table-cell>
          <table:table-cell table:formula="of:=[.C132]-[.C$1]" office:value-type="float" office:value="-121" calcext:value-type="float">
            <text:p>-121</text:p>
          </table:table-cell>
          <table:table-cell table:formula="of:=[.D132]-[.D$1]" office:value-type="float" office:value="359" calcext:value-type="float">
            <text:p>359</text:p>
          </table:table-cell>
          <table:table-cell table:formula="of:=SQRT([.E132]^2 + [.F132]^2 + [.G132]^2)" office:value-type="float" office:value="378.907640461366" calcext:value-type="float">
            <text:p>378.91</text:p>
          </table:table-cell>
          <table:table-cell table:formula="of:=[.E132]/[.$H132]" office:value-type="float" office:value="0.0184741590100338" calcext:value-type="float">
            <text:p>0.02</text:p>
          </table:table-cell>
          <table:table-cell table:formula="of:=[.F132]/[.$H132]" office:value-type="float" office:value="-0.319339034316299" calcext:value-type="float">
            <text:p>-0.32</text:p>
          </table:table-cell>
          <table:table-cell table:formula="of:=[.G132]/[.$H132]" office:value-type="float" office:value="0.947460440657448" calcext:value-type="float">
            <text:p>0.95</text:p>
          </table:table-cell>
          <table:table-cell table:formula="of:=MOD(DEGREES(ATAN2([.I132];[.J132]))+360; 360)" office:value-type="float" office:value="273.310941514611" calcext:value-type="float">
            <text:p>273.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2" calcext:value-type="float">
            <text:p>172</text:p>
          </table:table-cell>
          <table:table-cell office:value-type="float" office:value="495" calcext:value-type="float">
            <text:p>495</text:p>
          </table:table-cell>
          <table:table-cell table:formula="of:=[.B133]-[.B$1]" office:value-type="float" office:value="2" calcext:value-type="float">
            <text:p>2</text:p>
          </table:table-cell>
          <table:table-cell table:formula="of:=[.C133]-[.C$1]" office:value-type="float" office:value="-126" calcext:value-type="float">
            <text:p>-126</text:p>
          </table:table-cell>
          <table:table-cell table:formula="of:=[.D133]-[.D$1]" office:value-type="float" office:value="359" calcext:value-type="float">
            <text:p>359</text:p>
          </table:table-cell>
          <table:table-cell table:formula="of:=SQRT([.E133]^2 + [.F133]^2 + [.G133]^2)" office:value-type="float" office:value="380.474703495515" calcext:value-type="float">
            <text:p>380.47</text:p>
          </table:table-cell>
          <table:table-cell table:formula="of:=[.E133]/[.$H133]" office:value-type="float" office:value="0.00525659125725181" calcext:value-type="float">
            <text:p>0.01</text:p>
          </table:table-cell>
          <table:table-cell table:formula="of:=[.F133]/[.$H133]" office:value-type="float" office:value="-0.331165249206864" calcext:value-type="float">
            <text:p>-0.33</text:p>
          </table:table-cell>
          <table:table-cell table:formula="of:=[.G133]/[.$H133]" office:value-type="float" office:value="0.943558130676701" calcext:value-type="float">
            <text:p>0.94</text:p>
          </table:table-cell>
          <table:table-cell table:formula="of:=MOD(DEGREES(ATAN2([.I133];[.J133]))+360; 360)" office:value-type="float" office:value="270.909380449199" calcext:value-type="float">
            <text:p>270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134]-[.B$1]" office:value-type="float" office:value="7" calcext:value-type="float">
            <text:p>7</text:p>
          </table:table-cell>
          <table:table-cell table:formula="of:=[.C134]-[.C$1]" office:value-type="float" office:value="-126" calcext:value-type="float">
            <text:p>-126</text:p>
          </table:table-cell>
          <table:table-cell table:formula="of:=[.D134]-[.D$1]" office:value-type="float" office:value="364" calcext:value-type="float">
            <text:p>364</text:p>
          </table:table-cell>
          <table:table-cell table:formula="of:=SQRT([.E134]^2 + [.F134]^2 + [.G134]^2)" office:value-type="float" office:value="385.254461362876" calcext:value-type="float">
            <text:p>385.25</text:p>
          </table:table-cell>
          <table:table-cell table:formula="of:=[.E134]/[.$H134]" office:value-type="float" office:value="0.0181698090535715" calcext:value-type="float">
            <text:p>0.02</text:p>
          </table:table-cell>
          <table:table-cell table:formula="of:=[.F134]/[.$H134]" office:value-type="float" office:value="-0.327056562964287" calcext:value-type="float">
            <text:p>-0.33</text:p>
          </table:table-cell>
          <table:table-cell table:formula="of:=[.G134]/[.$H134]" office:value-type="float" office:value="0.944830070785718" calcext:value-type="float">
            <text:p>0.94</text:p>
          </table:table-cell>
          <table:table-cell table:formula="of:=MOD(DEGREES(ATAN2([.I134];[.J134]))+360; 360)" office:value-type="float" office:value="273.179830119864" calcext:value-type="float">
            <text:p>273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8" calcext:value-type="float">
            <text:p>-68</text:p>
          </table:table-cell>
          <table:table-cell office:value-type="float" office:value="176" calcext:value-type="float">
            <text:p>176</text:p>
          </table:table-cell>
          <table:table-cell office:value-type="float" office:value="498" calcext:value-type="float">
            <text:p>498</text:p>
          </table:table-cell>
          <table:table-cell table:formula="of:=[.B135]-[.B$1]" office:value-type="float" office:value="-11" calcext:value-type="float">
            <text:p>-11</text:p>
          </table:table-cell>
          <table:table-cell table:formula="of:=[.C135]-[.C$1]" office:value-type="float" office:value="-122" calcext:value-type="float">
            <text:p>-122</text:p>
          </table:table-cell>
          <table:table-cell table:formula="of:=[.D135]-[.D$1]" office:value-type="float" office:value="362" calcext:value-type="float">
            <text:p>362</text:p>
          </table:table-cell>
          <table:table-cell table:formula="of:=SQRT([.E135]^2 + [.F135]^2 + [.G135]^2)" office:value-type="float" office:value="382.163577542392" calcext:value-type="float">
            <text:p>382.16</text:p>
          </table:table-cell>
          <table:table-cell table:formula="of:=[.E135]/[.$H135]" office:value-type="float" office:value="-0.028783486042125" calcext:value-type="float">
            <text:p>-0.03</text:p>
          </table:table-cell>
          <table:table-cell table:formula="of:=[.F135]/[.$H135]" office:value-type="float" office:value="-0.319235027012659" calcext:value-type="float">
            <text:p>-0.32</text:p>
          </table:table-cell>
          <table:table-cell table:formula="of:=[.G135]/[.$H135]" office:value-type="float" office:value="0.947238358840841" calcext:value-type="float">
            <text:p>0.95</text:p>
          </table:table-cell>
          <table:table-cell table:formula="of:=MOD(DEGREES(ATAN2([.I135];[.J135]))+360; 360)" office:value-type="float" office:value="264.847918297794" calcext:value-type="float">
            <text:p>264.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formula="of:=[.B136]-[.B$1]" office:value-type="float" office:value="7" calcext:value-type="float">
            <text:p>7</text:p>
          </table:table-cell>
          <table:table-cell table:formula="of:=[.C136]-[.C$1]" office:value-type="float" office:value="-128" calcext:value-type="float">
            <text:p>-128</text:p>
          </table:table-cell>
          <table:table-cell table:formula="of:=[.D136]-[.D$1]" office:value-type="float" office:value="366" calcext:value-type="float">
            <text:p>366</text:p>
          </table:table-cell>
          <table:table-cell table:formula="of:=SQRT([.E136]^2 + [.F136]^2 + [.G136]^2)" office:value-type="float" office:value="387.800206291848" calcext:value-type="float">
            <text:p>387.80</text:p>
          </table:table-cell>
          <table:table-cell table:formula="of:=[.E136]/[.$H136]" office:value-type="float" office:value="0.0180505319141888" calcext:value-type="float">
            <text:p>0.02</text:p>
          </table:table-cell>
          <table:table-cell table:formula="of:=[.F136]/[.$H136]" office:value-type="float" office:value="-0.330066869288024" calcext:value-type="float">
            <text:p>-0.33</text:p>
          </table:table-cell>
          <table:table-cell table:formula="of:=[.G136]/[.$H136]" office:value-type="float" office:value="0.943784954370442" calcext:value-type="float">
            <text:p>0.94</text:p>
          </table:table-cell>
          <table:table-cell table:formula="of:=MOD(DEGREES(ATAN2([.I136];[.J136]))+360; 360)" office:value-type="float" office:value="273.130244862219" calcext:value-type="float">
            <text:p>273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table:formula="of:=[.B137]-[.B$1]" office:value-type="float" office:value="-1" calcext:value-type="float">
            <text:p>-1</text:p>
          </table:table-cell>
          <table:table-cell table:formula="of:=[.C137]-[.C$1]" office:value-type="float" office:value="-122" calcext:value-type="float">
            <text:p>-122</text:p>
          </table:table-cell>
          <table:table-cell table:formula="of:=[.D137]-[.D$1]" office:value-type="float" office:value="372" calcext:value-type="float">
            <text:p>372</text:p>
          </table:table-cell>
          <table:table-cell table:formula="of:=SQRT([.E137]^2 + [.F137]^2 + [.G137]^2)" office:value-type="float" office:value="391.49584927557" calcext:value-type="float">
            <text:p>391.50</text:p>
          </table:table-cell>
          <table:table-cell table:formula="of:=[.E137]/[.$H137]" office:value-type="float" office:value="-0.00255430549736457" calcext:value-type="float">
            <text:p>0.00</text:p>
          </table:table-cell>
          <table:table-cell table:formula="of:=[.F137]/[.$H137]" office:value-type="float" office:value="-0.311625270678477" calcext:value-type="float">
            <text:p>-0.31</text:p>
          </table:table-cell>
          <table:table-cell table:formula="of:=[.G137]/[.$H137]" office:value-type="float" office:value="0.95020164501962" calcext:value-type="float">
            <text:p>0.95</text:p>
          </table:table-cell>
          <table:table-cell table:formula="of:=MOD(DEGREES(ATAN2([.I137];[.J137]))+360; 360)" office:value-type="float" office:value="269.53037298031" calcext:value-type="float">
            <text:p>269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138]-[.B$1]" office:value-type="float" office:value="2" calcext:value-type="float">
            <text:p>2</text:p>
          </table:table-cell>
          <table:table-cell table:formula="of:=[.C138]-[.C$1]" office:value-type="float" office:value="-126" calcext:value-type="float">
            <text:p>-126</text:p>
          </table:table-cell>
          <table:table-cell table:formula="of:=[.D138]-[.D$1]" office:value-type="float" office:value="368" calcext:value-type="float">
            <text:p>368</text:p>
          </table:table-cell>
          <table:table-cell table:formula="of:=SQRT([.E138]^2 + [.F138]^2 + [.G138]^2)" office:value-type="float" office:value="388.978148486518" calcext:value-type="float">
            <text:p>388.98</text:p>
          </table:table-cell>
          <table:table-cell table:formula="of:=[.E138]/[.$H138]" office:value-type="float" office:value="0.00514167700109076" calcext:value-type="float">
            <text:p>0.01</text:p>
          </table:table-cell>
          <table:table-cell table:formula="of:=[.F138]/[.$H138]" office:value-type="float" office:value="-0.323925651068718" calcext:value-type="float">
            <text:p>-0.32</text:p>
          </table:table-cell>
          <table:table-cell table:formula="of:=[.G138]/[.$H138]" office:value-type="float" office:value="0.946068568200701" calcext:value-type="float">
            <text:p>0.95</text:p>
          </table:table-cell>
          <table:table-cell table:formula="of:=MOD(DEGREES(ATAN2([.I138];[.J138]))+360; 360)" office:value-type="float" office:value="270.909380449199" calcext:value-type="float">
            <text:p>270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2" calcext:value-type="float">
            <text:p>172</text:p>
          </table:table-cell>
          <table:table-cell office:value-type="float" office:value="506" calcext:value-type="float">
            <text:p>506</text:p>
          </table:table-cell>
          <table:table-cell table:formula="of:=[.B139]-[.B$1]" office:value-type="float" office:value="2" calcext:value-type="float">
            <text:p>2</text:p>
          </table:table-cell>
          <table:table-cell table:formula="of:=[.C139]-[.C$1]" office:value-type="float" office:value="-126" calcext:value-type="float">
            <text:p>-126</text:p>
          </table:table-cell>
          <table:table-cell table:formula="of:=[.D139]-[.D$1]" office:value-type="float" office:value="370" calcext:value-type="float">
            <text:p>370</text:p>
          </table:table-cell>
          <table:table-cell table:formula="of:=SQRT([.E139]^2 + [.F139]^2 + [.G139]^2)" office:value-type="float" office:value="390.870822651167" calcext:value-type="float">
            <text:p>390.87</text:p>
          </table:table-cell>
          <table:table-cell table:formula="of:=[.E139]/[.$H139]" office:value-type="float" office:value="0.00511677997972466" calcext:value-type="float">
            <text:p>0.01</text:p>
          </table:table-cell>
          <table:table-cell table:formula="of:=[.F139]/[.$H139]" office:value-type="float" office:value="-0.322357138722654" calcext:value-type="float">
            <text:p>-0.32</text:p>
          </table:table-cell>
          <table:table-cell table:formula="of:=[.G139]/[.$H139]" office:value-type="float" office:value="0.946604296249062" calcext:value-type="float">
            <text:p>0.95</text:p>
          </table:table-cell>
          <table:table-cell table:formula="of:=MOD(DEGREES(ATAN2([.I139];[.J139]))+360; 360)" office:value-type="float" office:value="270.909380449199" calcext:value-type="float">
            <text:p>270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140]-[.B$1]" office:value-type="float" office:value="4" calcext:value-type="float">
            <text:p>4</text:p>
          </table:table-cell>
          <table:table-cell table:formula="of:=[.C140]-[.C$1]" office:value-type="float" office:value="-125" calcext:value-type="float">
            <text:p>-125</text:p>
          </table:table-cell>
          <table:table-cell table:formula="of:=[.D140]-[.D$1]" office:value-type="float" office:value="365" calcext:value-type="float">
            <text:p>365</text:p>
          </table:table-cell>
          <table:table-cell table:formula="of:=SQRT([.E140]^2 + [.F140]^2 + [.G140]^2)" office:value-type="float" office:value="385.83156947041" calcext:value-type="float">
            <text:p>385.83</text:p>
          </table:table-cell>
          <table:table-cell table:formula="of:=[.E140]/[.$H140]" office:value-type="float" office:value="0.0103672180207814" calcext:value-type="float">
            <text:p>0.01</text:p>
          </table:table-cell>
          <table:table-cell table:formula="of:=[.F140]/[.$H140]" office:value-type="float" office:value="-0.323975563149418" calcext:value-type="float">
            <text:p>-0.32</text:p>
          </table:table-cell>
          <table:table-cell table:formula="of:=[.G140]/[.$H140]" office:value-type="float" office:value="0.946008644396301" calcext:value-type="float">
            <text:p>0.95</text:p>
          </table:table-cell>
          <table:table-cell table:formula="of:=MOD(DEGREES(ATAN2([.I140];[.J140]))+360; 360)" office:value-type="float" office:value="271.832839505942" calcext:value-type="float">
            <text:p>271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5" calcext:value-type="float">
            <text:p>185</text:p>
          </table:table-cell>
          <table:table-cell office:value-type="float" office:value="498" calcext:value-type="float">
            <text:p>498</text:p>
          </table:table-cell>
          <table:table-cell table:formula="of:=[.B141]-[.B$1]" office:value-type="float" office:value="1" calcext:value-type="float">
            <text:p>1</text:p>
          </table:table-cell>
          <table:table-cell table:formula="of:=[.C141]-[.C$1]" office:value-type="float" office:value="-113" calcext:value-type="float">
            <text:p>-113</text:p>
          </table:table-cell>
          <table:table-cell table:formula="of:=[.D141]-[.D$1]" office:value-type="float" office:value="362" calcext:value-type="float">
            <text:p>362</text:p>
          </table:table-cell>
          <table:table-cell table:formula="of:=SQRT([.E141]^2 + [.F141]^2 + [.G141]^2)" office:value-type="float" office:value="379.228163511098" calcext:value-type="float">
            <text:p>379.23</text:p>
          </table:table-cell>
          <table:table-cell table:formula="of:=[.E141]/[.$H141]" office:value-type="float" office:value="0.00263693495425409" calcext:value-type="float">
            <text:p>0.00</text:p>
          </table:table-cell>
          <table:table-cell table:formula="of:=[.F141]/[.$H141]" office:value-type="float" office:value="-0.297973649830712" calcext:value-type="float">
            <text:p>-0.30</text:p>
          </table:table-cell>
          <table:table-cell table:formula="of:=[.G141]/[.$H141]" office:value-type="float" office:value="0.954570453439981" calcext:value-type="float">
            <text:p>0.95</text:p>
          </table:table-cell>
          <table:table-cell table:formula="of:=MOD(DEGREES(ATAN2([.I141];[.J141]))+360; 360)" office:value-type="float" office:value="270.507029060915" calcext:value-type="float">
            <text:p>270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table:formula="of:=[.B142]-[.B$1]" office:value-type="float" office:value="4" calcext:value-type="float">
            <text:p>4</text:p>
          </table:table-cell>
          <table:table-cell table:formula="of:=[.C142]-[.C$1]" office:value-type="float" office:value="-122" calcext:value-type="float">
            <text:p>-122</text:p>
          </table:table-cell>
          <table:table-cell table:formula="of:=[.D142]-[.D$1]" office:value-type="float" office:value="360" calcext:value-type="float">
            <text:p>360</text:p>
          </table:table-cell>
          <table:table-cell table:formula="of:=SQRT([.E142]^2 + [.F142]^2 + [.G142]^2)" office:value-type="float" office:value="380.131556174964" calcext:value-type="float">
            <text:p>380.13</text:p>
          </table:table-cell>
          <table:table-cell table:formula="of:=[.E142]/[.$H142]" office:value-type="float" office:value="0.0105226728352931" calcext:value-type="float">
            <text:p>0.01</text:p>
          </table:table-cell>
          <table:table-cell table:formula="of:=[.F142]/[.$H142]" office:value-type="float" office:value="-0.32094152147644" calcext:value-type="float">
            <text:p>-0.32</text:p>
          </table:table-cell>
          <table:table-cell table:formula="of:=[.G142]/[.$H142]" office:value-type="float" office:value="0.947040555176381" calcext:value-type="float">
            <text:p>0.95</text:p>
          </table:table-cell>
          <table:table-cell table:formula="of:=MOD(DEGREES(ATAN2([.I142];[.J142]))+360; 360)" office:value-type="float" office:value="271.877877447285" calcext:value-type="float">
            <text:p>271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3" calcext:value-type="float">
            <text:p>173</text:p>
          </table:table-cell>
          <table:table-cell office:value-type="float" office:value="491" calcext:value-type="float">
            <text:p>491</text:p>
          </table:table-cell>
          <table:table-cell table:formula="of:=[.B143]-[.B$1]" office:value-type="float" office:value="-4" calcext:value-type="float">
            <text:p>-4</text:p>
          </table:table-cell>
          <table:table-cell table:formula="of:=[.C143]-[.C$1]" office:value-type="float" office:value="-125" calcext:value-type="float">
            <text:p>-125</text:p>
          </table:table-cell>
          <table:table-cell table:formula="of:=[.D143]-[.D$1]" office:value-type="float" office:value="355" calcext:value-type="float">
            <text:p>355</text:p>
          </table:table-cell>
          <table:table-cell table:formula="of:=SQRT([.E143]^2 + [.F143]^2 + [.G143]^2)" office:value-type="float" office:value="376.385440738613" calcext:value-type="float">
            <text:p>376.39</text:p>
          </table:table-cell>
          <table:table-cell table:formula="of:=[.E143]/[.$H143]" office:value-type="float" office:value="-0.0106274036321662" calcext:value-type="float">
            <text:p>-0.01</text:p>
          </table:table-cell>
          <table:table-cell table:formula="of:=[.F143]/[.$H143]" office:value-type="float" office:value="-0.332106363505193" calcext:value-type="float">
            <text:p>-0.33</text:p>
          </table:table-cell>
          <table:table-cell table:formula="of:=[.G143]/[.$H143]" office:value-type="float" office:value="0.943182072354747" calcext:value-type="float">
            <text:p>0.94</text:p>
          </table:table-cell>
          <table:table-cell table:formula="of:=MOD(DEGREES(ATAN2([.I143];[.J143]))+360; 360)" office:value-type="float" office:value="268.167160494058" calcext:value-type="float">
            <text:p>268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170" calcext:value-type="float">
            <text:p>170</text:p>
          </table:table-cell>
          <table:table-cell office:value-type="float" office:value="506" calcext:value-type="float">
            <text:p>506</text:p>
          </table:table-cell>
          <table:table-cell table:formula="of:=[.B144]-[.B$1]" office:value-type="float" office:value="-7" calcext:value-type="float">
            <text:p>-7</text:p>
          </table:table-cell>
          <table:table-cell table:formula="of:=[.C144]-[.C$1]" office:value-type="float" office:value="-128" calcext:value-type="float">
            <text:p>-128</text:p>
          </table:table-cell>
          <table:table-cell table:formula="of:=[.D144]-[.D$1]" office:value-type="float" office:value="370" calcext:value-type="float">
            <text:p>370</text:p>
          </table:table-cell>
          <table:table-cell table:formula="of:=SQRT([.E144]^2 + [.F144]^2 + [.G144]^2)" office:value-type="float" office:value="391.577578520528" calcext:value-type="float">
            <text:p>391.58</text:p>
          </table:table-cell>
          <table:table-cell table:formula="of:=[.E144]/[.$H144]" office:value-type="float" office:value="-0.017876406576821" calcext:value-type="float">
            <text:p>-0.02</text:p>
          </table:table-cell>
          <table:table-cell table:formula="of:=[.F144]/[.$H144]" office:value-type="float" office:value="-0.326882863119012" calcext:value-type="float">
            <text:p>-0.33</text:p>
          </table:table-cell>
          <table:table-cell table:formula="of:=[.G144]/[.$H144]" office:value-type="float" office:value="0.944895776203395" calcext:value-type="float">
            <text:p>0.94</text:p>
          </table:table-cell>
          <table:table-cell table:formula="of:=MOD(DEGREES(ATAN2([.I144];[.J144]))+360; 360)" office:value-type="float" office:value="266.869755137781" calcext:value-type="float">
            <text:p>266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182" calcext:value-type="float">
            <text:p>182</text:p>
          </table:table-cell>
          <table:table-cell office:value-type="float" office:value="509" calcext:value-type="float">
            <text:p>509</text:p>
          </table:table-cell>
          <table:table-cell table:formula="of:=[.B145]-[.B$1]" office:value-type="float" office:value="-7" calcext:value-type="float">
            <text:p>-7</text:p>
          </table:table-cell>
          <table:table-cell table:formula="of:=[.C145]-[.C$1]" office:value-type="float" office:value="-116" calcext:value-type="float">
            <text:p>-116</text:p>
          </table:table-cell>
          <table:table-cell table:formula="of:=[.D145]-[.D$1]" office:value-type="float" office:value="373" calcext:value-type="float">
            <text:p>373</text:p>
          </table:table-cell>
          <table:table-cell table:formula="of:=SQRT([.E145]^2 + [.F145]^2 + [.G145]^2)" office:value-type="float" office:value="390.684015541972" calcext:value-type="float">
            <text:p>390.68</text:p>
          </table:table-cell>
          <table:table-cell table:formula="of:=[.E145]/[.$H145]" office:value-type="float" office:value="-0.017917293059173" calcext:value-type="float">
            <text:p>-0.02</text:p>
          </table:table-cell>
          <table:table-cell table:formula="of:=[.F145]/[.$H145]" office:value-type="float" office:value="-0.296915142123438" calcext:value-type="float">
            <text:p>-0.30</text:p>
          </table:table-cell>
          <table:table-cell table:formula="of:=[.G145]/[.$H145]" office:value-type="float" office:value="0.954735758724502" calcext:value-type="float">
            <text:p>0.95</text:p>
          </table:table-cell>
          <table:table-cell table:formula="of:=MOD(DEGREES(ATAN2([.I145];[.J145]))+360; 360)" office:value-type="float" office:value="266.546683749469" calcext:value-type="float">
            <text:p>266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2" calcext:value-type="float">
            <text:p>172</text:p>
          </table:table-cell>
          <table:table-cell office:value-type="float" office:value="511" calcext:value-type="float">
            <text:p>511</text:p>
          </table:table-cell>
          <table:table-cell table:formula="of:=[.B146]-[.B$1]" office:value-type="float" office:value="7" calcext:value-type="float">
            <text:p>7</text:p>
          </table:table-cell>
          <table:table-cell table:formula="of:=[.C146]-[.C$1]" office:value-type="float" office:value="-126" calcext:value-type="float">
            <text:p>-126</text:p>
          </table:table-cell>
          <table:table-cell table:formula="of:=[.D146]-[.D$1]" office:value-type="float" office:value="375" calcext:value-type="float">
            <text:p>375</text:p>
          </table:table-cell>
          <table:table-cell table:formula="of:=SQRT([.E146]^2 + [.F146]^2 + [.G146]^2)" office:value-type="float" office:value="395.663998867726" calcext:value-type="float">
            <text:p>395.66</text:p>
          </table:table-cell>
          <table:table-cell table:formula="of:=[.E146]/[.$H146]" office:value-type="float" office:value="0.0176917789337214" calcext:value-type="float">
            <text:p>0.02</text:p>
          </table:table-cell>
          <table:table-cell table:formula="of:=[.F146]/[.$H146]" office:value-type="float" office:value="-0.318452020806985" calcext:value-type="float">
            <text:p>-0.32</text:p>
          </table:table-cell>
          <table:table-cell table:formula="of:=[.G146]/[.$H146]" office:value-type="float" office:value="0.94777387144936" calcext:value-type="float">
            <text:p>0.95</text:p>
          </table:table-cell>
          <table:table-cell table:formula="of:=MOD(DEGREES(ATAN2([.I146];[.J146]))+360; 360)" office:value-type="float" office:value="273.179830119864" calcext:value-type="float">
            <text:p>273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147]-[.B$1]" office:value-type="float" office:value="5" calcext:value-type="float">
            <text:p>5</text:p>
          </table:table-cell>
          <table:table-cell table:formula="of:=[.C147]-[.C$1]" office:value-type="float" office:value="-126" calcext:value-type="float">
            <text:p>-126</text:p>
          </table:table-cell>
          <table:table-cell table:formula="of:=[.D147]-[.D$1]" office:value-type="float" office:value="368" calcext:value-type="float">
            <text:p>368</text:p>
          </table:table-cell>
          <table:table-cell table:formula="of:=SQRT([.E147]^2 + [.F147]^2 + [.G147]^2)" office:value-type="float" office:value="389.005141354199" calcext:value-type="float">
            <text:p>389.01</text:p>
          </table:table-cell>
          <table:table-cell table:formula="of:=[.E147]/[.$H147]" office:value-type="float" office:value="0.0128533005568874" calcext:value-type="float">
            <text:p>0.01</text:p>
          </table:table-cell>
          <table:table-cell table:formula="of:=[.F147]/[.$H147]" office:value-type="float" office:value="-0.323903174033564" calcext:value-type="float">
            <text:p>-0.32</text:p>
          </table:table-cell>
          <table:table-cell table:formula="of:=[.G147]/[.$H147]" office:value-type="float" office:value="0.946002920986916" calcext:value-type="float">
            <text:p>0.95</text:p>
          </table:table-cell>
          <table:table-cell table:formula="of:=MOD(DEGREES(ATAN2([.I147];[.J147]))+360; 360)" office:value-type="float" office:value="272.272449732783" calcext:value-type="float">
            <text:p>272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8" calcext:value-type="float">
            <text:p>178</text:p>
          </table:table-cell>
          <table:table-cell office:value-type="float" office:value="505" calcext:value-type="float">
            <text:p>505</text:p>
          </table:table-cell>
          <table:table-cell table:formula="of:=[.B148]-[.B$1]" office:value-type="float" office:value="1" calcext:value-type="float">
            <text:p>1</text:p>
          </table:table-cell>
          <table:table-cell table:formula="of:=[.C148]-[.C$1]" office:value-type="float" office:value="-120" calcext:value-type="float">
            <text:p>-120</text:p>
          </table:table-cell>
          <table:table-cell table:formula="of:=[.D148]-[.D$1]" office:value-type="float" office:value="369" calcext:value-type="float">
            <text:p>369</text:p>
          </table:table-cell>
          <table:table-cell table:formula="of:=SQRT([.E148]^2 + [.F148]^2 + [.G148]^2)" office:value-type="float" office:value="388.023195182968" calcext:value-type="float">
            <text:p>388.02</text:p>
          </table:table-cell>
          <table:table-cell table:formula="of:=[.E148]/[.$H148]" office:value-type="float" office:value="0.00257716552106752" calcext:value-type="float">
            <text:p>0.00</text:p>
          </table:table-cell>
          <table:table-cell table:formula="of:=[.F148]/[.$H148]" office:value-type="float" office:value="-0.309259862528103" calcext:value-type="float">
            <text:p>-0.31</text:p>
          </table:table-cell>
          <table:table-cell table:formula="of:=[.G148]/[.$H148]" office:value-type="float" office:value="0.950974077273916" calcext:value-type="float">
            <text:p>0.95</text:p>
          </table:table-cell>
          <table:table-cell table:formula="of:=MOD(DEGREES(ATAN2([.I148];[.J148]))+360; 360)" office:value-type="float" office:value="270.47745377731" calcext:value-type="float">
            <text:p>270.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67" calcext:value-type="float">
            <text:p>167</text:p>
          </table:table-cell>
          <table:table-cell office:value-type="float" office:value="502" calcext:value-type="float">
            <text:p>502</text:p>
          </table:table-cell>
          <table:table-cell table:formula="of:=[.B149]-[.B$1]" office:value-type="float" office:value="2" calcext:value-type="float">
            <text:p>2</text:p>
          </table:table-cell>
          <table:table-cell table:formula="of:=[.C149]-[.C$1]" office:value-type="float" office:value="-131" calcext:value-type="float">
            <text:p>-131</text:p>
          </table:table-cell>
          <table:table-cell table:formula="of:=[.D149]-[.D$1]" office:value-type="float" office:value="366" calcext:value-type="float">
            <text:p>366</text:p>
          </table:table-cell>
          <table:table-cell table:formula="of:=SQRT([.E149]^2 + [.F149]^2 + [.G149]^2)" office:value-type="float" office:value="388.742845593331" calcext:value-type="float">
            <text:p>388.74</text:p>
          </table:table-cell>
          <table:table-cell table:formula="of:=[.E149]/[.$H149]" office:value-type="float" office:value="0.00514478921649976" calcext:value-type="float">
            <text:p>0.01</text:p>
          </table:table-cell>
          <table:table-cell table:formula="of:=[.F149]/[.$H149]" office:value-type="float" office:value="-0.336983693680735" calcext:value-type="float">
            <text:p>-0.34</text:p>
          </table:table-cell>
          <table:table-cell table:formula="of:=[.G149]/[.$H149]" office:value-type="float" office:value="0.941496426619457" calcext:value-type="float">
            <text:p>0.94</text:p>
          </table:table-cell>
          <table:table-cell table:formula="of:=MOD(DEGREES(ATAN2([.I149];[.J149]))+360; 360)" office:value-type="float" office:value="270.874676771121" calcext:value-type="float">
            <text:p>27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494" calcext:value-type="float">
            <text:p>494</text:p>
          </table:table-cell>
          <table:table-cell table:formula="of:=[.B150]-[.B$1]" office:value-type="float" office:value="4" calcext:value-type="float">
            <text:p>4</text:p>
          </table:table-cell>
          <table:table-cell table:formula="of:=[.C150]-[.C$1]" office:value-type="float" office:value="-130" calcext:value-type="float">
            <text:p>-130</text:p>
          </table:table-cell>
          <table:table-cell table:formula="of:=[.D150]-[.D$1]" office:value-type="float" office:value="358" calcext:value-type="float">
            <text:p>358</text:p>
          </table:table-cell>
          <table:table-cell table:formula="of:=SQRT([.E150]^2 + [.F150]^2 + [.G150]^2)" office:value-type="float" office:value="380.893685954493" calcext:value-type="float">
            <text:p>380.89</text:p>
          </table:table-cell>
          <table:table-cell table:formula="of:=[.E150]/[.$H150]" office:value-type="float" office:value="0.0105016180301763" calcext:value-type="float">
            <text:p>0.01</text:p>
          </table:table-cell>
          <table:table-cell table:formula="of:=[.F150]/[.$H150]" office:value-type="float" office:value="-0.341302585980729" calcext:value-type="float">
            <text:p>-0.34</text:p>
          </table:table-cell>
          <table:table-cell table:formula="of:=[.G150]/[.$H150]" office:value-type="float" office:value="0.939894813700776" calcext:value-type="float">
            <text:p>0.94</text:p>
          </table:table-cell>
          <table:table-cell table:formula="of:=MOD(DEGREES(ATAN2([.I150];[.J150]))+360; 360)" office:value-type="float" office:value="271.76239102366" calcext:value-type="float">
            <text:p>271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151]-[.B$1]" office:value-type="float" office:value="-2" calcext:value-type="float">
            <text:p>-2</text:p>
          </table:table-cell>
          <table:table-cell table:formula="of:=[.C151]-[.C$1]" office:value-type="float" office:value="-126" calcext:value-type="float">
            <text:p>-126</text:p>
          </table:table-cell>
          <table:table-cell table:formula="of:=[.D151]-[.D$1]" office:value-type="float" office:value="366" calcext:value-type="float">
            <text:p>366</text:p>
          </table:table-cell>
          <table:table-cell table:formula="of:=SQRT([.E151]^2 + [.F151]^2 + [.G151]^2)" office:value-type="float" office:value="387.086553628513" calcext:value-type="float">
            <text:p>387.09</text:p>
          </table:table-cell>
          <table:table-cell table:formula="of:=[.E151]/[.$H151]" office:value-type="float" office:value="-0.00516680308642133" calcext:value-type="float">
            <text:p>-0.01</text:p>
          </table:table-cell>
          <table:table-cell table:formula="of:=[.F151]/[.$H151]" office:value-type="float" office:value="-0.325508594444544" calcext:value-type="float">
            <text:p>-0.33</text:p>
          </table:table-cell>
          <table:table-cell table:formula="of:=[.G151]/[.$H151]" office:value-type="float" office:value="0.945524964815104" calcext:value-type="float">
            <text:p>0.95</text:p>
          </table:table-cell>
          <table:table-cell table:formula="of:=MOD(DEGREES(ATAN2([.I151];[.J151]))+360; 360)" office:value-type="float" office:value="269.090619550801" calcext:value-type="float">
            <text:p>269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81" calcext:value-type="float">
            <text:p>181</text:p>
          </table:table-cell>
          <table:table-cell office:value-type="float" office:value="501" calcext:value-type="float">
            <text:p>501</text:p>
          </table:table-cell>
          <table:table-cell table:formula="of:=[.B152]-[.B$1]" office:value-type="float" office:value="-4" calcext:value-type="float">
            <text:p>-4</text:p>
          </table:table-cell>
          <table:table-cell table:formula="of:=[.C152]-[.C$1]" office:value-type="float" office:value="-117" calcext:value-type="float">
            <text:p>-117</text:p>
          </table:table-cell>
          <table:table-cell table:formula="of:=[.D152]-[.D$1]" office:value-type="float" office:value="365" calcext:value-type="float">
            <text:p>365</text:p>
          </table:table-cell>
          <table:table-cell table:formula="of:=SQRT([.E152]^2 + [.F152]^2 + [.G152]^2)" office:value-type="float" office:value="383.314492290599" calcext:value-type="float">
            <text:p>383.31</text:p>
          </table:table-cell>
          <table:table-cell table:formula="of:=[.E152]/[.$H152]" office:value-type="float" office:value="-0.0104352955091703" calcext:value-type="float">
            <text:p>-0.01</text:p>
          </table:table-cell>
          <table:table-cell table:formula="of:=[.F152]/[.$H152]" office:value-type="float" office:value="-0.305232393643232" calcext:value-type="float">
            <text:p>-0.31</text:p>
          </table:table-cell>
          <table:table-cell table:formula="of:=[.G152]/[.$H152]" office:value-type="float" office:value="0.952220715211793" calcext:value-type="float">
            <text:p>0.95</text:p>
          </table:table-cell>
          <table:table-cell table:formula="of:=MOD(DEGREES(ATAN2([.I152];[.J152]))+360; 360)" office:value-type="float" office:value="268.041932570766" calcext:value-type="float">
            <text:p>268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5" calcext:value-type="float">
            <text:p>-65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153]-[.B$1]" office:value-type="float" office:value="-8" calcext:value-type="float">
            <text:p>-8</text:p>
          </table:table-cell>
          <table:table-cell table:formula="of:=[.C153]-[.C$1]" office:value-type="float" office:value="-127" calcext:value-type="float">
            <text:p>-127</text:p>
          </table:table-cell>
          <table:table-cell table:formula="of:=[.D153]-[.D$1]" office:value-type="float" office:value="362" calcext:value-type="float">
            <text:p>362</text:p>
          </table:table-cell>
          <table:table-cell table:formula="of:=SQRT([.E153]^2 + [.F153]^2 + [.G153]^2)" office:value-type="float" office:value="383.714737793585" calcext:value-type="float">
            <text:p>383.71</text:p>
          </table:table-cell>
          <table:table-cell table:formula="of:=[.E153]/[.$H153]" office:value-type="float" office:value="-0.020848821304079" calcext:value-type="float">
            <text:p>-0.02</text:p>
          </table:table-cell>
          <table:table-cell table:formula="of:=[.F153]/[.$H153]" office:value-type="float" office:value="-0.330975038202254" calcext:value-type="float">
            <text:p>-0.33</text:p>
          </table:table-cell>
          <table:table-cell table:formula="of:=[.G153]/[.$H153]" office:value-type="float" office:value="0.943409164009576" calcext:value-type="float">
            <text:p>0.94</text:p>
          </table:table-cell>
          <table:table-cell table:formula="of:=MOD(DEGREES(ATAN2([.I153];[.J153]))+360; 360)" office:value-type="float" office:value="266.395579460824" calcext:value-type="float">
            <text:p>266.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1" calcext:value-type="float">
            <text:p>181</text:p>
          </table:table-cell>
          <table:table-cell office:value-type="float" office:value="498" calcext:value-type="float">
            <text:p>498</text:p>
          </table:table-cell>
          <table:table-cell table:formula="of:=[.B154]-[.B$1]" office:value-type="float" office:value="1" calcext:value-type="float">
            <text:p>1</text:p>
          </table:table-cell>
          <table:table-cell table:formula="of:=[.C154]-[.C$1]" office:value-type="float" office:value="-117" calcext:value-type="float">
            <text:p>-117</text:p>
          </table:table-cell>
          <table:table-cell table:formula="of:=[.D154]-[.D$1]" office:value-type="float" office:value="362" calcext:value-type="float">
            <text:p>362</text:p>
          </table:table-cell>
          <table:table-cell table:formula="of:=SQRT([.E154]^2 + [.F154]^2 + [.G154]^2)" office:value-type="float" office:value="380.439219849899" calcext:value-type="float">
            <text:p>380.44</text:p>
          </table:table-cell>
          <table:table-cell table:formula="of:=[.E154]/[.$H154]" office:value-type="float" office:value="0.00262854077030898" calcext:value-type="float">
            <text:p>0.00</text:p>
          </table:table-cell>
          <table:table-cell table:formula="of:=[.F154]/[.$H154]" office:value-type="float" office:value="-0.30753927012615" calcext:value-type="float">
            <text:p>-0.31</text:p>
          </table:table-cell>
          <table:table-cell table:formula="of:=[.G154]/[.$H154]" office:value-type="float" office:value="0.951531758851849" calcext:value-type="float">
            <text:p>0.95</text:p>
          </table:table-cell>
          <table:table-cell table:formula="of:=MOD(DEGREES(ATAN2([.I154];[.J154]))+360; 360)" office:value-type="float" office:value="270.489695593129" calcext:value-type="float">
            <text:p>270.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formula="of:=[.B155]-[.B$1]" office:value-type="float" office:value="0" calcext:value-type="float">
            <text:p>0</text:p>
          </table:table-cell>
          <table:table-cell table:formula="of:=[.C155]-[.C$1]" office:value-type="float" office:value="-128" calcext:value-type="float">
            <text:p>-128</text:p>
          </table:table-cell>
          <table:table-cell table:formula="of:=[.D155]-[.D$1]" office:value-type="float" office:value="366" calcext:value-type="float">
            <text:p>366</text:p>
          </table:table-cell>
          <table:table-cell table:formula="of:=SQRT([.E155]^2 + [.F155]^2 + [.G155]^2)" office:value-type="float" office:value="387.737024283212" calcext:value-type="float">
            <text:p>387.74</text:p>
          </table:table-cell>
          <table:table-cell table:formula="of:=[.E155]/[.$H155]" office:value-type="float" office:value="0" calcext:value-type="float">
            <text:p>0.00</text:p>
          </table:table-cell>
          <table:table-cell table:formula="of:=[.F155]/[.$H155]" office:value-type="float" office:value="-0.330120653906153" calcext:value-type="float">
            <text:p>-0.33</text:p>
          </table:table-cell>
          <table:table-cell table:formula="of:=[.G155]/[.$H155]" office:value-type="float" office:value="0.943938744762908" calcext:value-type="float">
            <text:p>0.94</text:p>
          </table:table-cell>
          <table:table-cell table:formula="of:=MOD(DEGREES(ATAN2([.I155];[.J155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156]-[.B$1]" office:value-type="float" office:value="1" calcext:value-type="float">
            <text:p>1</text:p>
          </table:table-cell>
          <table:table-cell table:formula="of:=[.C156]-[.C$1]" office:value-type="float" office:value="-122" calcext:value-type="float">
            <text:p>-122</text:p>
          </table:table-cell>
          <table:table-cell table:formula="of:=[.D156]-[.D$1]" office:value-type="float" office:value="367" calcext:value-type="float">
            <text:p>367</text:p>
          </table:table-cell>
          <table:table-cell table:formula="of:=SQRT([.E156]^2 + [.F156]^2 + [.G156]^2)" office:value-type="float" office:value="386.74797995594" calcext:value-type="float">
            <text:p>386.75</text:p>
          </table:table-cell>
          <table:table-cell table:formula="of:=[.E156]/[.$H156]" office:value-type="float" office:value="0.00258566314971813" calcext:value-type="float">
            <text:p>0.00</text:p>
          </table:table-cell>
          <table:table-cell table:formula="of:=[.F156]/[.$H156]" office:value-type="float" office:value="-0.315450904265612" calcext:value-type="float">
            <text:p>-0.32</text:p>
          </table:table-cell>
          <table:table-cell table:formula="of:=[.G156]/[.$H156]" office:value-type="float" office:value="0.948938375946554" calcext:value-type="float">
            <text:p>0.95</text:p>
          </table:table-cell>
          <table:table-cell table:formula="of:=MOD(DEGREES(ATAN2([.I156];[.J156]))+360; 360)" office:value-type="float" office:value="270.46962701969" calcext:value-type="float">
            <text:p>270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formula="of:=[.B157]-[.B$1]" office:value-type="float" office:value="0" calcext:value-type="float">
            <text:p>0</text:p>
          </table:table-cell>
          <table:table-cell table:formula="of:=[.C157]-[.C$1]" office:value-type="float" office:value="-128" calcext:value-type="float">
            <text:p>-128</text:p>
          </table:table-cell>
          <table:table-cell table:formula="of:=[.D157]-[.D$1]" office:value-type="float" office:value="364" calcext:value-type="float">
            <text:p>364</text:p>
          </table:table-cell>
          <table:table-cell table:formula="of:=SQRT([.E157]^2 + [.F157]^2 + [.G157]^2)" office:value-type="float" office:value="385.849711675414" calcext:value-type="float">
            <text:p>385.85</text:p>
          </table:table-cell>
          <table:table-cell table:formula="of:=[.E157]/[.$H157]" office:value-type="float" office:value="0" calcext:value-type="float">
            <text:p>0.00</text:p>
          </table:table-cell>
          <table:table-cell table:formula="of:=[.F157]/[.$H157]" office:value-type="float" office:value="-0.331735378119646" calcext:value-type="float">
            <text:p>-0.33</text:p>
          </table:table-cell>
          <table:table-cell table:formula="of:=[.G157]/[.$H157]" office:value-type="float" office:value="0.943372481527745" calcext:value-type="float">
            <text:p>0.94</text:p>
          </table:table-cell>
          <table:table-cell table:formula="of:=MOD(DEGREES(ATAN2([.I157];[.J157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158]-[.B$1]" office:value-type="float" office:value="1" calcext:value-type="float">
            <text:p>1</text:p>
          </table:table-cell>
          <table:table-cell table:formula="of:=[.C158]-[.C$1]" office:value-type="float" office:value="-125" calcext:value-type="float">
            <text:p>-125</text:p>
          </table:table-cell>
          <table:table-cell table:formula="of:=[.D158]-[.D$1]" office:value-type="float" office:value="362" calcext:value-type="float">
            <text:p>362</text:p>
          </table:table-cell>
          <table:table-cell table:formula="of:=SQRT([.E158]^2 + [.F158]^2 + [.G158]^2)" office:value-type="float" office:value="382.975195019207" calcext:value-type="float">
            <text:p>382.98</text:p>
          </table:table-cell>
          <table:table-cell table:formula="of:=[.E158]/[.$H158]" office:value-type="float" office:value="0.00261113516751352" calcext:value-type="float">
            <text:p>0.00</text:p>
          </table:table-cell>
          <table:table-cell table:formula="of:=[.F158]/[.$H158]" office:value-type="float" office:value="-0.32639189593919" calcext:value-type="float">
            <text:p>-0.33</text:p>
          </table:table-cell>
          <table:table-cell table:formula="of:=[.G158]/[.$H158]" office:value-type="float" office:value="0.945230930639893" calcext:value-type="float">
            <text:p>0.95</text:p>
          </table:table-cell>
          <table:table-cell table:formula="of:=MOD(DEGREES(ATAN2([.I158];[.J158]))+360; 360)" office:value-type="float" office:value="270.458356458" calcext:value-type="float">
            <text:p>270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159]-[.B$1]" office:value-type="float" office:value="4" calcext:value-type="float">
            <text:p>4</text:p>
          </table:table-cell>
          <table:table-cell table:formula="of:=[.C159]-[.C$1]" office:value-type="float" office:value="-122" calcext:value-type="float">
            <text:p>-122</text:p>
          </table:table-cell>
          <table:table-cell table:formula="of:=[.D159]-[.D$1]" office:value-type="float" office:value="367" calcext:value-type="float">
            <text:p>367</text:p>
          </table:table-cell>
          <table:table-cell table:formula="of:=SQRT([.E159]^2 + [.F159]^2 + [.G159]^2)" office:value-type="float" office:value="386.767371943394" calcext:value-type="float">
            <text:p>386.77</text:p>
          </table:table-cell>
          <table:table-cell table:formula="of:=[.E159]/[.$H159]" office:value-type="float" office:value="0.010342134032406" calcext:value-type="float">
            <text:p>0.01</text:p>
          </table:table-cell>
          <table:table-cell table:formula="of:=[.F159]/[.$H159]" office:value-type="float" office:value="-0.315435087988382" calcext:value-type="float">
            <text:p>-0.32</text:p>
          </table:table-cell>
          <table:table-cell table:formula="of:=[.G159]/[.$H159]" office:value-type="float" office:value="0.948890797473248" calcext:value-type="float">
            <text:p>0.95</text:p>
          </table:table-cell>
          <table:table-cell table:formula="of:=MOD(DEGREES(ATAN2([.I159];[.J159]))+360; 360)" office:value-type="float" office:value="271.877877447285" calcext:value-type="float">
            <text:p>271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8" calcext:value-type="float">
            <text:p>178</text:p>
          </table:table-cell>
          <table:table-cell office:value-type="float" office:value="487" calcext:value-type="float">
            <text:p>487</text:p>
          </table:table-cell>
          <table:table-cell table:formula="of:=[.B160]-[.B$1]" office:value-type="float" office:value="4" calcext:value-type="float">
            <text:p>4</text:p>
          </table:table-cell>
          <table:table-cell table:formula="of:=[.C160]-[.C$1]" office:value-type="float" office:value="-120" calcext:value-type="float">
            <text:p>-120</text:p>
          </table:table-cell>
          <table:table-cell table:formula="of:=[.D160]-[.D$1]" office:value-type="float" office:value="351" calcext:value-type="float">
            <text:p>351</text:p>
          </table:table-cell>
          <table:table-cell table:formula="of:=SQRT([.E160]^2 + [.F160]^2 + [.G160]^2)" office:value-type="float" office:value="370.967653576427" calcext:value-type="float">
            <text:p>370.97</text:p>
          </table:table-cell>
          <table:table-cell table:formula="of:=[.E160]/[.$H160]" office:value-type="float" office:value="0.0107826112639115" calcext:value-type="float">
            <text:p>0.01</text:p>
          </table:table-cell>
          <table:table-cell table:formula="of:=[.F160]/[.$H160]" office:value-type="float" office:value="-0.323478337917345" calcext:value-type="float">
            <text:p>-0.32</text:p>
          </table:table-cell>
          <table:table-cell table:formula="of:=[.G160]/[.$H160]" office:value-type="float" office:value="0.946174138408234" calcext:value-type="float">
            <text:p>0.95</text:p>
          </table:table-cell>
          <table:table-cell table:formula="of:=MOD(DEGREES(ATAN2([.I160];[.J160]))+360; 360)" office:value-type="float" office:value="271.909152432996" calcext:value-type="float">
            <text:p>27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161]-[.B$1]" office:value-type="float" office:value="7" calcext:value-type="float">
            <text:p>7</text:p>
          </table:table-cell>
          <table:table-cell table:formula="of:=[.C161]-[.C$1]" office:value-type="float" office:value="-126" calcext:value-type="float">
            <text:p>-126</text:p>
          </table:table-cell>
          <table:table-cell table:formula="of:=[.D161]-[.D$1]" office:value-type="float" office:value="368" calcext:value-type="float">
            <text:p>368</text:p>
          </table:table-cell>
          <table:table-cell table:formula="of:=SQRT([.E161]^2 + [.F161]^2 + [.G161]^2)" office:value-type="float" office:value="389.035988052519" calcext:value-type="float">
            <text:p>389.04</text:p>
          </table:table-cell>
          <table:table-cell table:formula="of:=[.E161]/[.$H161]" office:value-type="float" office:value="0.0179931939845499" calcext:value-type="float">
            <text:p>0.02</text:p>
          </table:table-cell>
          <table:table-cell table:formula="of:=[.F161]/[.$H161]" office:value-type="float" office:value="-0.323877491721897" calcext:value-type="float">
            <text:p>-0.32</text:p>
          </table:table-cell>
          <table:table-cell table:formula="of:=[.G161]/[.$H161]" office:value-type="float" office:value="0.945927912330621" calcext:value-type="float">
            <text:p>0.95</text:p>
          </table:table-cell>
          <table:table-cell table:formula="of:=MOD(DEGREES(ATAN2([.I161];[.J161]))+360; 360)" office:value-type="float" office:value="273.179830119864" calcext:value-type="float">
            <text:p>273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177" calcext:value-type="float">
            <text:p>177</text:p>
          </table:table-cell>
          <table:table-cell office:value-type="float" office:value="497" calcext:value-type="float">
            <text:p>497</text:p>
          </table:table-cell>
          <table:table-cell table:formula="of:=[.B162]-[.B$1]" office:value-type="float" office:value="10" calcext:value-type="float">
            <text:p>10</text:p>
          </table:table-cell>
          <table:table-cell table:formula="of:=[.C162]-[.C$1]" office:value-type="float" office:value="-121" calcext:value-type="float">
            <text:p>-121</text:p>
          </table:table-cell>
          <table:table-cell table:formula="of:=[.D162]-[.D$1]" office:value-type="float" office:value="361" calcext:value-type="float">
            <text:p>361</text:p>
          </table:table-cell>
          <table:table-cell table:formula="of:=SQRT([.E162]^2 + [.F162]^2 + [.G162]^2)" office:value-type="float" office:value="380.870056580981" calcext:value-type="float">
            <text:p>380.87</text:p>
          </table:table-cell>
          <table:table-cell table:formula="of:=[.E162]/[.$H162]" office:value-type="float" office:value="0.0262556738898527" calcext:value-type="float">
            <text:p>0.03</text:p>
          </table:table-cell>
          <table:table-cell table:formula="of:=[.F162]/[.$H162]" office:value-type="float" office:value="-0.317693654067218" calcext:value-type="float">
            <text:p>-0.32</text:p>
          </table:table-cell>
          <table:table-cell table:formula="of:=[.G162]/[.$H162]" office:value-type="float" office:value="0.947829827423683" calcext:value-type="float">
            <text:p>0.95</text:p>
          </table:table-cell>
          <table:table-cell table:formula="of:=MOD(DEGREES(ATAN2([.I162];[.J162]))+360; 360)" office:value-type="float" office:value="274.724451697171" calcext:value-type="float">
            <text:p>274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table:formula="of:=[.B163]-[.B$1]" office:value-type="float" office:value="-4" calcext:value-type="float">
            <text:p>-4</text:p>
          </table:table-cell>
          <table:table-cell table:formula="of:=[.C163]-[.C$1]" office:value-type="float" office:value="-122" calcext:value-type="float">
            <text:p>-122</text:p>
          </table:table-cell>
          <table:table-cell table:formula="of:=[.D163]-[.D$1]" office:value-type="float" office:value="360" calcext:value-type="float">
            <text:p>360</text:p>
          </table:table-cell>
          <table:table-cell table:formula="of:=SQRT([.E163]^2 + [.F163]^2 + [.G163]^2)" office:value-type="float" office:value="380.131556174964" calcext:value-type="float">
            <text:p>380.13</text:p>
          </table:table-cell>
          <table:table-cell table:formula="of:=[.E163]/[.$H163]" office:value-type="float" office:value="-0.0105226728352931" calcext:value-type="float">
            <text:p>-0.01</text:p>
          </table:table-cell>
          <table:table-cell table:formula="of:=[.F163]/[.$H163]" office:value-type="float" office:value="-0.32094152147644" calcext:value-type="float">
            <text:p>-0.32</text:p>
          </table:table-cell>
          <table:table-cell table:formula="of:=[.G163]/[.$H163]" office:value-type="float" office:value="0.947040555176381" calcext:value-type="float">
            <text:p>0.95</text:p>
          </table:table-cell>
          <table:table-cell table:formula="of:=MOD(DEGREES(ATAN2([.I163];[.J163]))+360; 360)" office:value-type="float" office:value="268.122122552715" calcext:value-type="float">
            <text:p>268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497" calcext:value-type="float">
            <text:p>497</text:p>
          </table:table-cell>
          <table:table-cell table:formula="of:=[.B164]-[.B$1]" office:value-type="float" office:value="-2" calcext:value-type="float">
            <text:p>-2</text:p>
          </table:table-cell>
          <table:table-cell table:formula="of:=[.C164]-[.C$1]" office:value-type="float" office:value="-121" calcext:value-type="float">
            <text:p>-121</text:p>
          </table:table-cell>
          <table:table-cell table:formula="of:=[.D164]-[.D$1]" office:value-type="float" office:value="361" calcext:value-type="float">
            <text:p>361</text:p>
          </table:table-cell>
          <table:table-cell table:formula="of:=SQRT([.E164]^2 + [.F164]^2 + [.G164]^2)" office:value-type="float" office:value="380.744008488643" calcext:value-type="float">
            <text:p>380.74</text:p>
          </table:table-cell>
          <table:table-cell table:formula="of:=[.E164]/[.$H164]" office:value-type="float" office:value="-0.00525287320459478" calcext:value-type="float">
            <text:p>-0.01</text:p>
          </table:table-cell>
          <table:table-cell table:formula="of:=[.F164]/[.$H164]" office:value-type="float" office:value="-0.317798828877984" calcext:value-type="float">
            <text:p>-0.32</text:p>
          </table:table-cell>
          <table:table-cell table:formula="of:=[.G164]/[.$H164]" office:value-type="float" office:value="0.948143613429357" calcext:value-type="float">
            <text:p>0.95</text:p>
          </table:table-cell>
          <table:table-cell table:formula="of:=MOD(DEGREES(ATAN2([.I164];[.J164]))+360; 360)" office:value-type="float" office:value="269.053048553227" calcext:value-type="float">
            <text:p>269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167" calcext:value-type="float">
            <text:p>167</text:p>
          </table:table-cell>
          <table:table-cell office:value-type="float" office:value="502" calcext:value-type="float">
            <text:p>502</text:p>
          </table:table-cell>
          <table:table-cell table:formula="of:=[.B165]-[.B$1]" office:value-type="float" office:value="10" calcext:value-type="float">
            <text:p>10</text:p>
          </table:table-cell>
          <table:table-cell table:formula="of:=[.C165]-[.C$1]" office:value-type="float" office:value="-131" calcext:value-type="float">
            <text:p>-131</text:p>
          </table:table-cell>
          <table:table-cell table:formula="of:=[.D165]-[.D$1]" office:value-type="float" office:value="366" calcext:value-type="float">
            <text:p>366</text:p>
          </table:table-cell>
          <table:table-cell table:formula="of:=SQRT([.E165]^2 + [.F165]^2 + [.G165]^2)" office:value-type="float" office:value="388.86630093131" calcext:value-type="float">
            <text:p>388.87</text:p>
          </table:table-cell>
          <table:table-cell table:formula="of:=[.E165]/[.$H165]" office:value-type="float" office:value="0.0257157793721149" calcext:value-type="float">
            <text:p>0.03</text:p>
          </table:table-cell>
          <table:table-cell table:formula="of:=[.F165]/[.$H165]" office:value-type="float" office:value="-0.336876709774705" calcext:value-type="float">
            <text:p>-0.34</text:p>
          </table:table-cell>
          <table:table-cell table:formula="of:=[.G165]/[.$H165]" office:value-type="float" office:value="0.941197525019405" calcext:value-type="float">
            <text:p>0.94</text:p>
          </table:table-cell>
          <table:table-cell table:formula="of:=MOD(DEGREES(ATAN2([.I165];[.J165]))+360; 360)" office:value-type="float" office:value="274.365257735028" calcext:value-type="float">
            <text:p>274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10" calcext:value-type="float">
            <text:p>510</text:p>
          </table:table-cell>
          <table:table-cell table:formula="of:=[.B166]-[.B$1]" office:value-type="float" office:value="4" calcext:value-type="float">
            <text:p>4</text:p>
          </table:table-cell>
          <table:table-cell table:formula="of:=[.C166]-[.C$1]" office:value-type="float" office:value="-130" calcext:value-type="float">
            <text:p>-130</text:p>
          </table:table-cell>
          <table:table-cell table:formula="of:=[.D166]-[.D$1]" office:value-type="float" office:value="374" calcext:value-type="float">
            <text:p>374</text:p>
          </table:table-cell>
          <table:table-cell table:formula="of:=SQRT([.E166]^2 + [.F166]^2 + [.G166]^2)" office:value-type="float" office:value="395.969695810172" calcext:value-type="float">
            <text:p>395.97</text:p>
          </table:table-cell>
          <table:table-cell table:formula="of:=[.E166]/[.$H166]" office:value-type="float" office:value="0.0101017831473588" calcext:value-type="float">
            <text:p>0.01</text:p>
          </table:table-cell>
          <table:table-cell table:formula="of:=[.F166]/[.$H166]" office:value-type="float" office:value="-0.328307952289162" calcext:value-type="float">
            <text:p>-0.33</text:p>
          </table:table-cell>
          <table:table-cell table:formula="of:=[.G166]/[.$H166]" office:value-type="float" office:value="0.944516724278052" calcext:value-type="float">
            <text:p>0.94</text:p>
          </table:table-cell>
          <table:table-cell table:formula="of:=MOD(DEGREES(ATAN2([.I166];[.J166]))+360; 360)" office:value-type="float" office:value="271.76239102366" calcext:value-type="float">
            <text:p>271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68" calcext:value-type="float">
            <text:p>168</text:p>
          </table:table-cell>
          <table:table-cell office:value-type="float" office:value="505" calcext:value-type="float">
            <text:p>505</text:p>
          </table:table-cell>
          <table:table-cell table:formula="of:=[.B167]-[.B$1]" office:value-type="float" office:value="1" calcext:value-type="float">
            <text:p>1</text:p>
          </table:table-cell>
          <table:table-cell table:formula="of:=[.C167]-[.C$1]" office:value-type="float" office:value="-130" calcext:value-type="float">
            <text:p>-130</text:p>
          </table:table-cell>
          <table:table-cell table:formula="of:=[.D167]-[.D$1]" office:value-type="float" office:value="369" calcext:value-type="float">
            <text:p>369</text:p>
          </table:table-cell>
          <table:table-cell table:formula="of:=SQRT([.E167]^2 + [.F167]^2 + [.G167]^2)" office:value-type="float" office:value="391.231389333729" calcext:value-type="float">
            <text:p>391.23</text:p>
          </table:table-cell>
          <table:table-cell table:formula="of:=[.E167]/[.$H167]" office:value-type="float" office:value="0.00255603212641759" calcext:value-type="float">
            <text:p>0.00</text:p>
          </table:table-cell>
          <table:table-cell table:formula="of:=[.F167]/[.$H167]" office:value-type="float" office:value="-0.332284176434287" calcext:value-type="float">
            <text:p>-0.33</text:p>
          </table:table-cell>
          <table:table-cell table:formula="of:=[.G167]/[.$H167]" office:value-type="float" office:value="0.943175854648091" calcext:value-type="float">
            <text:p>0.94</text:p>
          </table:table-cell>
          <table:table-cell table:formula="of:=MOD(DEGREES(ATAN2([.I167];[.J167]))+360; 360)" office:value-type="float" office:value="270.440728072761" calcext:value-type="float">
            <text:p>270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7" calcext:value-type="float">
            <text:p>167</text:p>
          </table:table-cell>
          <table:table-cell office:value-type="float" office:value="506" calcext:value-type="float">
            <text:p>506</text:p>
          </table:table-cell>
          <table:table-cell table:formula="of:=[.B168]-[.B$1]" office:value-type="float" office:value="5" calcext:value-type="float">
            <text:p>5</text:p>
          </table:table-cell>
          <table:table-cell table:formula="of:=[.C168]-[.C$1]" office:value-type="float" office:value="-131" calcext:value-type="float">
            <text:p>-131</text:p>
          </table:table-cell>
          <table:table-cell table:formula="of:=[.D168]-[.D$1]" office:value-type="float" office:value="370" calcext:value-type="float">
            <text:p>370</text:p>
          </table:table-cell>
          <table:table-cell table:formula="of:=SQRT([.E168]^2 + [.F168]^2 + [.G168]^2)" office:value-type="float" office:value="392.537896259711" calcext:value-type="float">
            <text:p>392.54</text:p>
          </table:table-cell>
          <table:table-cell table:formula="of:=[.E168]/[.$H168]" office:value-type="float" office:value="0.0127376236731342" calcext:value-type="float">
            <text:p>0.01</text:p>
          </table:table-cell>
          <table:table-cell table:formula="of:=[.F168]/[.$H168]" office:value-type="float" office:value="-0.333725740236116" calcext:value-type="float">
            <text:p>-0.33</text:p>
          </table:table-cell>
          <table:table-cell table:formula="of:=[.G168]/[.$H168]" office:value-type="float" office:value="0.942584151811931" calcext:value-type="float">
            <text:p>0.94</text:p>
          </table:table-cell>
          <table:table-cell table:formula="of:=MOD(DEGREES(ATAN2([.I168];[.J168]))+360; 360)" office:value-type="float" office:value="272.185800806776" calcext:value-type="float">
            <text:p>272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7" calcext:value-type="float">
            <text:p>177</text:p>
          </table:table-cell>
          <table:table-cell office:value-type="float" office:value="497" calcext:value-type="float">
            <text:p>497</text:p>
          </table:table-cell>
          <table:table-cell table:formula="of:=[.B169]-[.B$1]" office:value-type="float" office:value="0" calcext:value-type="float">
            <text:p>0</text:p>
          </table:table-cell>
          <table:table-cell table:formula="of:=[.C169]-[.C$1]" office:value-type="float" office:value="-121" calcext:value-type="float">
            <text:p>-121</text:p>
          </table:table-cell>
          <table:table-cell table:formula="of:=[.D169]-[.D$1]" office:value-type="float" office:value="361" calcext:value-type="float">
            <text:p>361</text:p>
          </table:table-cell>
          <table:table-cell table:formula="of:=SQRT([.E169]^2 + [.F169]^2 + [.G169]^2)" office:value-type="float" office:value="380.738755579203" calcext:value-type="float">
            <text:p>380.74</text:p>
          </table:table-cell>
          <table:table-cell table:formula="of:=[.E169]/[.$H169]" office:value-type="float" office:value="0" calcext:value-type="float">
            <text:p>0.00</text:p>
          </table:table-cell>
          <table:table-cell table:formula="of:=[.F169]/[.$H169]" office:value-type="float" office:value="-0.317803213428923" calcext:value-type="float">
            <text:p>-0.32</text:p>
          </table:table-cell>
          <table:table-cell table:formula="of:=[.G169]/[.$H169]" office:value-type="float" office:value="0.948156694610258" calcext:value-type="float">
            <text:p>0.95</text:p>
          </table:table-cell>
          <table:table-cell table:formula="of:=MOD(DEGREES(ATAN2([.I169];[.J169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7" calcext:value-type="float">
            <text:p>-67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170]-[.B$1]" office:value-type="float" office:value="-10" calcext:value-type="float">
            <text:p>-10</text:p>
          </table:table-cell>
          <table:table-cell table:formula="of:=[.C170]-[.C$1]" office:value-type="float" office:value="-123" calcext:value-type="float">
            <text:p>-123</text:p>
          </table:table-cell>
          <table:table-cell table:formula="of:=[.D170]-[.D$1]" office:value-type="float" office:value="364" calcext:value-type="float">
            <text:p>364</text:p>
          </table:table-cell>
          <table:table-cell table:formula="of:=SQRT([.E170]^2 + [.F170]^2 + [.G170]^2)" office:value-type="float" office:value="384.350100819552" calcext:value-type="float">
            <text:p>384.35</text:p>
          </table:table-cell>
          <table:table-cell table:formula="of:=[.E170]/[.$H170]" office:value-type="float" office:value="-0.0260179455623322" calcext:value-type="float">
            <text:p>-0.03</text:p>
          </table:table-cell>
          <table:table-cell table:formula="of:=[.F170]/[.$H170]" office:value-type="float" office:value="-0.320020730416686" calcext:value-type="float">
            <text:p>-0.32</text:p>
          </table:table-cell>
          <table:table-cell table:formula="of:=[.G170]/[.$H170]" office:value-type="float" office:value="0.947053218468892" calcext:value-type="float">
            <text:p>0.95</text:p>
          </table:table-cell>
          <table:table-cell table:formula="of:=MOD(DEGREES(ATAN2([.I170];[.J170]))+360; 360)" office:value-type="float" office:value="265.352029308613" calcext:value-type="float">
            <text:p>265.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497" calcext:value-type="float">
            <text:p>497</text:p>
          </table:table-cell>
          <table:table-cell table:formula="of:=[.B171]-[.B$1]" office:value-type="float" office:value="-2" calcext:value-type="float">
            <text:p>-2</text:p>
          </table:table-cell>
          <table:table-cell table:formula="of:=[.C171]-[.C$1]" office:value-type="float" office:value="-126" calcext:value-type="float">
            <text:p>-126</text:p>
          </table:table-cell>
          <table:table-cell table:formula="of:=[.D171]-[.D$1]" office:value-type="float" office:value="361" calcext:value-type="float">
            <text:p>361</text:p>
          </table:table-cell>
          <table:table-cell table:formula="of:=SQRT([.E171]^2 + [.F171]^2 + [.G171]^2)" office:value-type="float" office:value="382.36239354832" calcext:value-type="float">
            <text:p>382.36</text:p>
          </table:table-cell>
          <table:table-cell table:formula="of:=[.E171]/[.$H171]" office:value-type="float" office:value="-0.00523063992104458" calcext:value-type="float">
            <text:p>-0.01</text:p>
          </table:table-cell>
          <table:table-cell table:formula="of:=[.F171]/[.$H171]" office:value-type="float" office:value="-0.329530315025809" calcext:value-type="float">
            <text:p>-0.33</text:p>
          </table:table-cell>
          <table:table-cell table:formula="of:=[.G171]/[.$H171]" office:value-type="float" office:value="0.944130505748547" calcext:value-type="float">
            <text:p>0.94</text:p>
          </table:table-cell>
          <table:table-cell table:formula="of:=MOD(DEGREES(ATAN2([.I171];[.J171]))+360; 360)" office:value-type="float" office:value="269.090619550801" calcext:value-type="float">
            <text:p>269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81" calcext:value-type="float">
            <text:p>181</text:p>
          </table:table-cell>
          <table:table-cell office:value-type="float" office:value="498" calcext:value-type="float">
            <text:p>498</text:p>
          </table:table-cell>
          <table:table-cell table:formula="of:=[.B172]-[.B$1]" office:value-type="float" office:value="4" calcext:value-type="float">
            <text:p>4</text:p>
          </table:table-cell>
          <table:table-cell table:formula="of:=[.C172]-[.C$1]" office:value-type="float" office:value="-117" calcext:value-type="float">
            <text:p>-117</text:p>
          </table:table-cell>
          <table:table-cell table:formula="of:=[.D172]-[.D$1]" office:value-type="float" office:value="362" calcext:value-type="float">
            <text:p>362</text:p>
          </table:table-cell>
          <table:table-cell table:formula="of:=SQRT([.E172]^2 + [.F172]^2 + [.G172]^2)" office:value-type="float" office:value="380.45893339492" calcext:value-type="float">
            <text:p>380.46</text:p>
          </table:table-cell>
          <table:table-cell table:formula="of:=[.E172]/[.$H172]" office:value-type="float" office:value="0.0105136182880689" calcext:value-type="float">
            <text:p>0.01</text:p>
          </table:table-cell>
          <table:table-cell table:formula="of:=[.F172]/[.$H172]" office:value-type="float" office:value="-0.307523334926014" calcext:value-type="float">
            <text:p>-0.31</text:p>
          </table:table-cell>
          <table:table-cell table:formula="of:=[.G172]/[.$H172]" office:value-type="float" office:value="0.951482455070232" calcext:value-type="float">
            <text:p>0.95</text:p>
          </table:table-cell>
          <table:table-cell table:formula="of:=MOD(DEGREES(ATAN2([.I172];[.J172]))+360; 360)" office:value-type="float" office:value="271.958067429234" calcext:value-type="float">
            <text:p>271.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173]-[.B$1]" office:value-type="float" office:value="-5" calcext:value-type="float">
            <text:p>-5</text:p>
          </table:table-cell>
          <table:table-cell table:formula="of:=[.C173]-[.C$1]" office:value-type="float" office:value="-126" calcext:value-type="float">
            <text:p>-126</text:p>
          </table:table-cell>
          <table:table-cell table:formula="of:=[.D173]-[.D$1]" office:value-type="float" office:value="364" calcext:value-type="float">
            <text:p>364</text:p>
          </table:table-cell>
          <table:table-cell table:formula="of:=SQRT([.E173]^2 + [.F173]^2 + [.G173]^2)" office:value-type="float" office:value="385.223311859498" calcext:value-type="float">
            <text:p>385.22</text:p>
          </table:table-cell>
          <table:table-cell table:formula="of:=[.E173]/[.$H173]" office:value-type="float" office:value="-0.0129794844861924" calcext:value-type="float">
            <text:p>-0.01</text:p>
          </table:table-cell>
          <table:table-cell table:formula="of:=[.F173]/[.$H173]" office:value-type="float" office:value="-0.327083009052048" calcext:value-type="float">
            <text:p>-0.33</text:p>
          </table:table-cell>
          <table:table-cell table:formula="of:=[.G173]/[.$H173]" office:value-type="float" office:value="0.944906470594805" calcext:value-type="float">
            <text:p>0.94</text:p>
          </table:table-cell>
          <table:table-cell table:formula="of:=MOD(DEGREES(ATAN2([.I173];[.J173]))+360; 360)" office:value-type="float" office:value="267.727550267217" calcext:value-type="float">
            <text:p>267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8" calcext:value-type="float">
            <text:p>178</text:p>
          </table:table-cell>
          <table:table-cell office:value-type="float" office:value="503" calcext:value-type="float">
            <text:p>503</text:p>
          </table:table-cell>
          <table:table-cell table:formula="of:=[.B174]-[.B$1]" office:value-type="float" office:value="8" calcext:value-type="float">
            <text:p>8</text:p>
          </table:table-cell>
          <table:table-cell table:formula="of:=[.C174]-[.C$1]" office:value-type="float" office:value="-120" calcext:value-type="float">
            <text:p>-120</text:p>
          </table:table-cell>
          <table:table-cell table:formula="of:=[.D174]-[.D$1]" office:value-type="float" office:value="367" calcext:value-type="float">
            <text:p>367</text:p>
          </table:table-cell>
          <table:table-cell table:formula="of:=SQRT([.E174]^2 + [.F174]^2 + [.G174]^2)" office:value-type="float" office:value="386.203314330677" calcext:value-type="float">
            <text:p>386.20</text:p>
          </table:table-cell>
          <table:table-cell table:formula="of:=[.E174]/[.$H174]" office:value-type="float" office:value="0.0207144778492247" calcext:value-type="float">
            <text:p>0.02</text:p>
          </table:table-cell>
          <table:table-cell table:formula="of:=[.F174]/[.$H174]" office:value-type="float" office:value="-0.310717167738371" calcext:value-type="float">
            <text:p>-0.31</text:p>
          </table:table-cell>
          <table:table-cell table:formula="of:=[.G174]/[.$H174]" office:value-type="float" office:value="0.950276671333186" calcext:value-type="float">
            <text:p>0.95</text:p>
          </table:table-cell>
          <table:table-cell table:formula="of:=MOD(DEGREES(ATAN2([.I174];[.J174]))+360; 360)" office:value-type="float" office:value="273.81407483429" calcext:value-type="float">
            <text:p>273.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187" calcext:value-type="float">
            <text:p>187</text:p>
          </table:table-cell>
          <table:table-cell office:value-type="float" office:value="504" calcext:value-type="float">
            <text:p>504</text:p>
          </table:table-cell>
          <table:table-cell table:formula="of:=[.B175]-[.B$1]" office:value-type="float" office:value="-7" calcext:value-type="float">
            <text:p>-7</text:p>
          </table:table-cell>
          <table:table-cell table:formula="of:=[.C175]-[.C$1]" office:value-type="float" office:value="-111" calcext:value-type="float">
            <text:p>-111</text:p>
          </table:table-cell>
          <table:table-cell table:formula="of:=[.D175]-[.D$1]" office:value-type="float" office:value="368" calcext:value-type="float">
            <text:p>368</text:p>
          </table:table-cell>
          <table:table-cell table:formula="of:=SQRT([.E175]^2 + [.F175]^2 + [.G175]^2)" office:value-type="float" office:value="384.439852252599" calcext:value-type="float">
            <text:p>384.44</text:p>
          </table:table-cell>
          <table:table-cell table:formula="of:=[.E175]/[.$H175]" office:value-type="float" office:value="-0.0182083099839519" calcext:value-type="float">
            <text:p>-0.02</text:p>
          </table:table-cell>
          <table:table-cell table:formula="of:=[.F175]/[.$H175]" office:value-type="float" office:value="-0.288731772602666" calcext:value-type="float">
            <text:p>-0.29</text:p>
          </table:table-cell>
          <table:table-cell table:formula="of:=[.G175]/[.$H175]" office:value-type="float" office:value="0.957236867727759" calcext:value-type="float">
            <text:p>0.96</text:p>
          </table:table-cell>
          <table:table-cell table:formula="of:=MOD(DEGREES(ATAN2([.I175];[.J175]))+360; 360)" office:value-type="float" office:value="266.391531147434" calcext:value-type="float">
            <text:p>266.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05" calcext:value-type="float">
            <text:p>505</text:p>
          </table:table-cell>
          <table:table-cell table:formula="of:=[.B176]-[.B$1]" office:value-type="float" office:value="4" calcext:value-type="float">
            <text:p>4</text:p>
          </table:table-cell>
          <table:table-cell table:formula="of:=[.C176]-[.C$1]" office:value-type="float" office:value="-130" calcext:value-type="float">
            <text:p>-130</text:p>
          </table:table-cell>
          <table:table-cell table:formula="of:=[.D176]-[.D$1]" office:value-type="float" office:value="369" calcext:value-type="float">
            <text:p>369</text:p>
          </table:table-cell>
          <table:table-cell table:formula="of:=SQRT([.E176]^2 + [.F176]^2 + [.G176]^2)" office:value-type="float" office:value="391.250559105032" calcext:value-type="float">
            <text:p>391.25</text:p>
          </table:table-cell>
          <table:table-cell table:formula="of:=[.E176]/[.$H176]" office:value-type="float" office:value="0.0102236275627307" calcext:value-type="float">
            <text:p>0.01</text:p>
          </table:table-cell>
          <table:table-cell table:formula="of:=[.F176]/[.$H176]" office:value-type="float" office:value="-0.332267895788748" calcext:value-type="float">
            <text:p>-0.33</text:p>
          </table:table-cell>
          <table:table-cell table:formula="of:=[.G176]/[.$H176]" office:value-type="float" office:value="0.943129642661907" calcext:value-type="float">
            <text:p>0.94</text:p>
          </table:table-cell>
          <table:table-cell table:formula="of:=MOD(DEGREES(ATAN2([.I176];[.J176]))+360; 360)" office:value-type="float" office:value="271.76239102366" calcext:value-type="float">
            <text:p>271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81" calcext:value-type="float">
            <text:p>181</text:p>
          </table:table-cell>
          <table:table-cell office:value-type="float" office:value="503" calcext:value-type="float">
            <text:p>503</text:p>
          </table:table-cell>
          <table:table-cell table:formula="of:=[.B177]-[.B$1]" office:value-type="float" office:value="4" calcext:value-type="float">
            <text:p>4</text:p>
          </table:table-cell>
          <table:table-cell table:formula="of:=[.C177]-[.C$1]" office:value-type="float" office:value="-117" calcext:value-type="float">
            <text:p>-117</text:p>
          </table:table-cell>
          <table:table-cell table:formula="of:=[.D177]-[.D$1]" office:value-type="float" office:value="367" calcext:value-type="float">
            <text:p>367</text:p>
          </table:table-cell>
          <table:table-cell table:formula="of:=SQRT([.E177]^2 + [.F177]^2 + [.G177]^2)" office:value-type="float" office:value="385.219417994472" calcext:value-type="float">
            <text:p>385.22</text:p>
          </table:table-cell>
          <table:table-cell table:formula="of:=[.E177]/[.$H177]" office:value-type="float" office:value="0.0103836925480672" calcext:value-type="float">
            <text:p>0.01</text:p>
          </table:table-cell>
          <table:table-cell table:formula="of:=[.F177]/[.$H177]" office:value-type="float" office:value="-0.303723007030967" calcext:value-type="float">
            <text:p>-0.30</text:p>
          </table:table-cell>
          <table:table-cell table:formula="of:=[.G177]/[.$H177]" office:value-type="float" office:value="0.952703791285169" calcext:value-type="float">
            <text:p>0.95</text:p>
          </table:table-cell>
          <table:table-cell table:formula="of:=MOD(DEGREES(ATAN2([.I177];[.J177]))+360; 360)" office:value-type="float" office:value="271.958067429234" calcext:value-type="float">
            <text:p>271.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7" calcext:value-type="float">
            <text:p>177</text:p>
          </table:table-cell>
          <table:table-cell office:value-type="float" office:value="497" calcext:value-type="float">
            <text:p>497</text:p>
          </table:table-cell>
          <table:table-cell table:formula="of:=[.B178]-[.B$1]" office:value-type="float" office:value="7" calcext:value-type="float">
            <text:p>7</text:p>
          </table:table-cell>
          <table:table-cell table:formula="of:=[.C178]-[.C$1]" office:value-type="float" office:value="-121" calcext:value-type="float">
            <text:p>-121</text:p>
          </table:table-cell>
          <table:table-cell table:formula="of:=[.D178]-[.D$1]" office:value-type="float" office:value="361" calcext:value-type="float">
            <text:p>361</text:p>
          </table:table-cell>
          <table:table-cell table:formula="of:=SQRT([.E178]^2 + [.F178]^2 + [.G178]^2)" office:value-type="float" office:value="380.803098726888" calcext:value-type="float">
            <text:p>380.80</text:p>
          </table:table-cell>
          <table:table-cell table:formula="of:=[.E178]/[.$H178]" office:value-type="float" office:value="0.0183822033575951" calcext:value-type="float">
            <text:p>0.02</text:p>
          </table:table-cell>
          <table:table-cell table:formula="of:=[.F178]/[.$H178]" office:value-type="float" office:value="-0.317749515181286" calcext:value-type="float">
            <text:p>-0.32</text:p>
          </table:table-cell>
          <table:table-cell table:formula="of:=[.G178]/[.$H178]" office:value-type="float" office:value="0.947996487441688" calcext:value-type="float">
            <text:p>0.95</text:p>
          </table:table-cell>
          <table:table-cell table:formula="of:=MOD(DEGREES(ATAN2([.I178];[.J178]))+360; 360)" office:value-type="float" office:value="273.310941514611" calcext:value-type="float">
            <text:p>273.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494" calcext:value-type="float">
            <text:p>494</text:p>
          </table:table-cell>
          <table:table-cell table:formula="of:=[.B179]-[.B$1]" office:value-type="float" office:value="4" calcext:value-type="float">
            <text:p>4</text:p>
          </table:table-cell>
          <table:table-cell table:formula="of:=[.C179]-[.C$1]" office:value-type="float" office:value="-122" calcext:value-type="float">
            <text:p>-122</text:p>
          </table:table-cell>
          <table:table-cell table:formula="of:=[.D179]-[.D$1]" office:value-type="float" office:value="358" calcext:value-type="float">
            <text:p>358</text:p>
          </table:table-cell>
          <table:table-cell table:formula="of:=SQRT([.E179]^2 + [.F179]^2 + [.G179]^2)" office:value-type="float" office:value="378.238020299388" calcext:value-type="float">
            <text:p>378.24</text:p>
          </table:table-cell>
          <table:table-cell table:formula="of:=[.E179]/[.$H179]" office:value-type="float" office:value="0.0105753514594695" calcext:value-type="float">
            <text:p>0.01</text:p>
          </table:table-cell>
          <table:table-cell table:formula="of:=[.F179]/[.$H179]" office:value-type="float" office:value="-0.322548219513821" calcext:value-type="float">
            <text:p>-0.32</text:p>
          </table:table-cell>
          <table:table-cell table:formula="of:=[.G179]/[.$H179]" office:value-type="float" office:value="0.946493955622524" calcext:value-type="float">
            <text:p>0.95</text:p>
          </table:table-cell>
          <table:table-cell table:formula="of:=MOD(DEGREES(ATAN2([.I179];[.J179]))+360; 360)" office:value-type="float" office:value="271.877877447285" calcext:value-type="float">
            <text:p>271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7" calcext:value-type="float">
            <text:p>-67</text:p>
          </table:table-cell>
          <table:table-cell office:value-type="float" office:value="179" calcext:value-type="float">
            <text:p>179</text:p>
          </table:table-cell>
          <table:table-cell office:value-type="float" office:value="493" calcext:value-type="float">
            <text:p>493</text:p>
          </table:table-cell>
          <table:table-cell table:formula="of:=[.B180]-[.B$1]" office:value-type="float" office:value="-10" calcext:value-type="float">
            <text:p>-10</text:p>
          </table:table-cell>
          <table:table-cell table:formula="of:=[.C180]-[.C$1]" office:value-type="float" office:value="-119" calcext:value-type="float">
            <text:p>-119</text:p>
          </table:table-cell>
          <table:table-cell table:formula="of:=[.D180]-[.D$1]" office:value-type="float" office:value="357" calcext:value-type="float">
            <text:p>357</text:p>
          </table:table-cell>
          <table:table-cell table:formula="of:=SQRT([.E180]^2 + [.F180]^2 + [.G180]^2)" office:value-type="float" office:value="376.443886920747" calcext:value-type="float">
            <text:p>376.44</text:p>
          </table:table-cell>
          <table:table-cell table:formula="of:=[.E180]/[.$H180]" office:value-type="float" office:value="-0.0265643840886844" calcext:value-type="float">
            <text:p>-0.03</text:p>
          </table:table-cell>
          <table:table-cell table:formula="of:=[.F180]/[.$H180]" office:value-type="float" office:value="-0.316116170655344" calcext:value-type="float">
            <text:p>-0.32</text:p>
          </table:table-cell>
          <table:table-cell table:formula="of:=[.G180]/[.$H180]" office:value-type="float" office:value="0.948348511966033" calcext:value-type="float">
            <text:p>0.95</text:p>
          </table:table-cell>
          <table:table-cell table:formula="of:=MOD(DEGREES(ATAN2([.I180];[.J180]))+360; 360)" office:value-type="float" office:value="265.196514240931" calcext:value-type="float">
            <text:p>265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6" calcext:value-type="float">
            <text:p>506</text:p>
          </table:table-cell>
          <table:table-cell table:formula="of:=[.B181]-[.B$1]" office:value-type="float" office:value="0" calcext:value-type="float">
            <text:p>0</text:p>
          </table:table-cell>
          <table:table-cell table:formula="of:=[.C181]-[.C$1]" office:value-type="float" office:value="-123" calcext:value-type="float">
            <text:p>-123</text:p>
          </table:table-cell>
          <table:table-cell table:formula="of:=[.D181]-[.D$1]" office:value-type="float" office:value="370" calcext:value-type="float">
            <text:p>370</text:p>
          </table:table-cell>
          <table:table-cell table:formula="of:=SQRT([.E181]^2 + [.F181]^2 + [.G181]^2)" office:value-type="float" office:value="389.908963733844" calcext:value-type="float">
            <text:p>389.91</text:p>
          </table:table-cell>
          <table:table-cell table:formula="of:=[.E181]/[.$H181]" office:value-type="float" office:value="0" calcext:value-type="float">
            <text:p>0.00</text:p>
          </table:table-cell>
          <table:table-cell table:formula="of:=[.F181]/[.$H181]" office:value-type="float" office:value="-0.315458251644507" calcext:value-type="float">
            <text:p>-0.32</text:p>
          </table:table-cell>
          <table:table-cell table:formula="of:=[.G181]/[.$H181]" office:value-type="float" office:value="0.948939456166404" calcext:value-type="float">
            <text:p>0.95</text:p>
          </table:table-cell>
          <table:table-cell table:formula="of:=MOD(DEGREES(ATAN2([.I181];[.J181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182]-[.B$1]" office:value-type="float" office:value="6" calcext:value-type="float">
            <text:p>6</text:p>
          </table:table-cell>
          <table:table-cell table:formula="of:=[.C182]-[.C$1]" office:value-type="float" office:value="-122" calcext:value-type="float">
            <text:p>-122</text:p>
          </table:table-cell>
          <table:table-cell table:formula="of:=[.D182]-[.D$1]" office:value-type="float" office:value="365" calcext:value-type="float">
            <text:p>365</text:p>
          </table:table-cell>
          <table:table-cell table:formula="of:=SQRT([.E182]^2 + [.F182]^2 + [.G182]^2)" office:value-type="float" office:value="384.896089873618" calcext:value-type="float">
            <text:p>384.90</text:p>
          </table:table-cell>
          <table:table-cell table:formula="of:=[.E182]/[.$H182]" office:value-type="float" office:value="0.0155886228981181" calcext:value-type="float">
            <text:p>0.02</text:p>
          </table:table-cell>
          <table:table-cell table:formula="of:=[.F182]/[.$H182]" office:value-type="float" office:value="-0.316968665595068" calcext:value-type="float">
            <text:p>-0.32</text:p>
          </table:table-cell>
          <table:table-cell table:formula="of:=[.G182]/[.$H182]" office:value-type="float" office:value="0.948307892968851" calcext:value-type="float">
            <text:p>0.95</text:p>
          </table:table-cell>
          <table:table-cell table:formula="of:=MOD(DEGREES(ATAN2([.I182];[.J182]))+360; 360)" office:value-type="float" office:value="272.815556684211" calcext:value-type="float">
            <text:p>272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183]-[.B$1]" office:value-type="float" office:value="0" calcext:value-type="float">
            <text:p>0</text:p>
          </table:table-cell>
          <table:table-cell table:formula="of:=[.C183]-[.C$1]" office:value-type="float" office:value="-126" calcext:value-type="float">
            <text:p>-126</text:p>
          </table:table-cell>
          <table:table-cell table:formula="of:=[.D183]-[.D$1]" office:value-type="float" office:value="366" calcext:value-type="float">
            <text:p>366</text:p>
          </table:table-cell>
          <table:table-cell table:formula="of:=SQRT([.E183]^2 + [.F183]^2 + [.G183]^2)" office:value-type="float" office:value="387.081386790944" calcext:value-type="float">
            <text:p>387.08</text:p>
          </table:table-cell>
          <table:table-cell table:formula="of:=[.E183]/[.$H183]" office:value-type="float" office:value="0" calcext:value-type="float">
            <text:p>0.00</text:p>
          </table:table-cell>
          <table:table-cell table:formula="of:=[.F183]/[.$H183]" office:value-type="float" office:value="-0.325512939396517" calcext:value-type="float">
            <text:p>-0.33</text:p>
          </table:table-cell>
          <table:table-cell table:formula="of:=[.G183]/[.$H183]" office:value-type="float" office:value="0.945537585866072" calcext:value-type="float">
            <text:p>0.95</text:p>
          </table:table-cell>
          <table:table-cell table:formula="of:=MOD(DEGREES(ATAN2([.I183];[.J183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184]-[.B$1]" office:value-type="float" office:value="4" calcext:value-type="float">
            <text:p>4</text:p>
          </table:table-cell>
          <table:table-cell table:formula="of:=[.C184]-[.C$1]" office:value-type="float" office:value="-125" calcext:value-type="float">
            <text:p>-125</text:p>
          </table:table-cell>
          <table:table-cell table:formula="of:=[.D184]-[.D$1]" office:value-type="float" office:value="365" calcext:value-type="float">
            <text:p>365</text:p>
          </table:table-cell>
          <table:table-cell table:formula="of:=SQRT([.E184]^2 + [.F184]^2 + [.G184]^2)" office:value-type="float" office:value="385.83156947041" calcext:value-type="float">
            <text:p>385.83</text:p>
          </table:table-cell>
          <table:table-cell table:formula="of:=[.E184]/[.$H184]" office:value-type="float" office:value="0.0103672180207814" calcext:value-type="float">
            <text:p>0.01</text:p>
          </table:table-cell>
          <table:table-cell table:formula="of:=[.F184]/[.$H184]" office:value-type="float" office:value="-0.323975563149418" calcext:value-type="float">
            <text:p>-0.32</text:p>
          </table:table-cell>
          <table:table-cell table:formula="of:=[.G184]/[.$H184]" office:value-type="float" office:value="0.946008644396301" calcext:value-type="float">
            <text:p>0.95</text:p>
          </table:table-cell>
          <table:table-cell table:formula="of:=MOD(DEGREES(ATAN2([.I184];[.J184]))+360; 360)" office:value-type="float" office:value="271.832839505942" calcext:value-type="float">
            <text:p>271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185]-[.B$1]" office:value-type="float" office:value="1" calcext:value-type="float">
            <text:p>1</text:p>
          </table:table-cell>
          <table:table-cell table:formula="of:=[.C185]-[.C$1]" office:value-type="float" office:value="-125" calcext:value-type="float">
            <text:p>-125</text:p>
          </table:table-cell>
          <table:table-cell table:formula="of:=[.D185]-[.D$1]" office:value-type="float" office:value="365" calcext:value-type="float">
            <text:p>365</text:p>
          </table:table-cell>
          <table:table-cell table:formula="of:=SQRT([.E185]^2 + [.F185]^2 + [.G185]^2)" office:value-type="float" office:value="385.812130446931" calcext:value-type="float">
            <text:p>385.81</text:p>
          </table:table-cell>
          <table:table-cell table:formula="of:=[.E185]/[.$H185]" office:value-type="float" office:value="0.00259193509245441" calcext:value-type="float">
            <text:p>0.00</text:p>
          </table:table-cell>
          <table:table-cell table:formula="of:=[.F185]/[.$H185]" office:value-type="float" office:value="-0.323991886556801" calcext:value-type="float">
            <text:p>-0.32</text:p>
          </table:table-cell>
          <table:table-cell table:formula="of:=[.G185]/[.$H185]" office:value-type="float" office:value="0.94605630874586" calcext:value-type="float">
            <text:p>0.95</text:p>
          </table:table-cell>
          <table:table-cell table:formula="of:=MOD(DEGREES(ATAN2([.I185];[.J185]))+360; 360)" office:value-type="float" office:value="270.458356458" calcext:value-type="float">
            <text:p>270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167" calcext:value-type="float">
            <text:p>167</text:p>
          </table:table-cell>
          <table:table-cell office:value-type="float" office:value="506" calcext:value-type="float">
            <text:p>506</text:p>
          </table:table-cell>
          <table:table-cell table:formula="of:=[.B186]-[.B$1]" office:value-type="float" office:value="14" calcext:value-type="float">
            <text:p>14</text:p>
          </table:table-cell>
          <table:table-cell table:formula="of:=[.C186]-[.C$1]" office:value-type="float" office:value="-131" calcext:value-type="float">
            <text:p>-131</text:p>
          </table:table-cell>
          <table:table-cell table:formula="of:=[.D186]-[.D$1]" office:value-type="float" office:value="370" calcext:value-type="float">
            <text:p>370</text:p>
          </table:table-cell>
          <table:table-cell table:formula="of:=SQRT([.E186]^2 + [.F186]^2 + [.G186]^2)" office:value-type="float" office:value="392.755649227354" calcext:value-type="float">
            <text:p>392.76</text:p>
          </table:table-cell>
          <table:table-cell table:formula="of:=[.E186]/[.$H186]" office:value-type="float" office:value="0.0356455725781193" calcext:value-type="float">
            <text:p>0.04</text:p>
          </table:table-cell>
          <table:table-cell table:formula="of:=[.F186]/[.$H186]" office:value-type="float" office:value="-0.333540714838116" calcext:value-type="float">
            <text:p>-0.33</text:p>
          </table:table-cell>
          <table:table-cell table:formula="of:=[.G186]/[.$H186]" office:value-type="float" office:value="0.942061560993153" calcext:value-type="float">
            <text:p>0.94</text:p>
          </table:table-cell>
          <table:table-cell table:formula="of:=MOD(DEGREES(ATAN2([.I186];[.J186]))+360; 360)" office:value-type="float" office:value="276.100059960322" calcext:value-type="float">
            <text:p>276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1" calcext:value-type="float">
            <text:p>171</text:p>
          </table:table-cell>
          <table:table-cell office:value-type="float" office:value="510" calcext:value-type="float">
            <text:p>510</text:p>
          </table:table-cell>
          <table:table-cell table:formula="of:=[.B187]-[.B$1]" office:value-type="float" office:value="-4" calcext:value-type="float">
            <text:p>-4</text:p>
          </table:table-cell>
          <table:table-cell table:formula="of:=[.C187]-[.C$1]" office:value-type="float" office:value="-127" calcext:value-type="float">
            <text:p>-127</text:p>
          </table:table-cell>
          <table:table-cell table:formula="of:=[.D187]-[.D$1]" office:value-type="float" office:value="374" calcext:value-type="float">
            <text:p>374</text:p>
          </table:table-cell>
          <table:table-cell table:formula="of:=SQRT([.E187]^2 + [.F187]^2 + [.G187]^2)" office:value-type="float" office:value="394.994936676409" calcext:value-type="float">
            <text:p>394.99</text:p>
          </table:table-cell>
          <table:table-cell table:formula="of:=[.E187]/[.$H187]" office:value-type="float" office:value="-0.0101267120881525" calcext:value-type="float">
            <text:p>-0.01</text:p>
          </table:table-cell>
          <table:table-cell table:formula="of:=[.F187]/[.$H187]" office:value-type="float" office:value="-0.32152310879884" calcext:value-type="float">
            <text:p>-0.32</text:p>
          </table:table-cell>
          <table:table-cell table:formula="of:=[.G187]/[.$H187]" office:value-type="float" office:value="0.946847580242255" calcext:value-type="float">
            <text:p>0.95</text:p>
          </table:table-cell>
          <table:table-cell table:formula="of:=MOD(DEGREES(ATAN2([.I187];[.J187]))+360; 360)" office:value-type="float" office:value="268.196004883799" calcext:value-type="float">
            <text:p>268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503" calcext:value-type="float">
            <text:p>503</text:p>
          </table:table-cell>
          <table:table-cell table:formula="of:=[.B188]-[.B$1]" office:value-type="float" office:value="1" calcext:value-type="float">
            <text:p>1</text:p>
          </table:table-cell>
          <table:table-cell table:formula="of:=[.C188]-[.C$1]" office:value-type="float" office:value="-125" calcext:value-type="float">
            <text:p>-125</text:p>
          </table:table-cell>
          <table:table-cell table:formula="of:=[.D188]-[.D$1]" office:value-type="float" office:value="367" calcext:value-type="float">
            <text:p>367</text:p>
          </table:table-cell>
          <table:table-cell table:formula="of:=SQRT([.E188]^2 + [.F188]^2 + [.G188]^2)" office:value-type="float" office:value="387.704784597766" calcext:value-type="float">
            <text:p>387.70</text:p>
          </table:table-cell>
          <table:table-cell table:formula="of:=[.E188]/[.$H188]" office:value-type="float" office:value="0.00257928207163467" calcext:value-type="float">
            <text:p>0.00</text:p>
          </table:table-cell>
          <table:table-cell table:formula="of:=[.F188]/[.$H188]" office:value-type="float" office:value="-0.322410258954334" calcext:value-type="float">
            <text:p>-0.32</text:p>
          </table:table-cell>
          <table:table-cell table:formula="of:=[.G188]/[.$H188]" office:value-type="float" office:value="0.946596520289925" calcext:value-type="float">
            <text:p>0.95</text:p>
          </table:table-cell>
          <table:table-cell table:formula="of:=MOD(DEGREES(ATAN2([.I188];[.J188]))+360; 360)" office:value-type="float" office:value="270.458356458" calcext:value-type="float">
            <text:p>270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5" calcext:value-type="float">
            <text:p>175</text:p>
          </table:table-cell>
          <table:table-cell office:value-type="float" office:value="511" calcext:value-type="float">
            <text:p>511</text:p>
          </table:table-cell>
          <table:table-cell table:formula="of:=[.B189]-[.B$1]" office:value-type="float" office:value="-2" calcext:value-type="float">
            <text:p>-2</text:p>
          </table:table-cell>
          <table:table-cell table:formula="of:=[.C189]-[.C$1]" office:value-type="float" office:value="-123" calcext:value-type="float">
            <text:p>-123</text:p>
          </table:table-cell>
          <table:table-cell table:formula="of:=[.D189]-[.D$1]" office:value-type="float" office:value="375" calcext:value-type="float">
            <text:p>375</text:p>
          </table:table-cell>
          <table:table-cell table:formula="of:=SQRT([.E189]^2 + [.F189]^2 + [.G189]^2)" office:value-type="float" office:value="394.661880601611" calcext:value-type="float">
            <text:p>394.66</text:p>
          </table:table-cell>
          <table:table-cell table:formula="of:=[.E189]/[.$H189]" office:value-type="float" office:value="-0.00506762902196498" calcext:value-type="float">
            <text:p>-0.01</text:p>
          </table:table-cell>
          <table:table-cell table:formula="of:=[.F189]/[.$H189]" office:value-type="float" office:value="-0.311659184850846" calcext:value-type="float">
            <text:p>-0.31</text:p>
          </table:table-cell>
          <table:table-cell table:formula="of:=[.G189]/[.$H189]" office:value-type="float" office:value="0.950180441618434" calcext:value-type="float">
            <text:p>0.95</text:p>
          </table:table-cell>
          <table:table-cell table:formula="of:=MOD(DEGREES(ATAN2([.I189];[.J189]))+360; 360)" office:value-type="float" office:value="269.068443401923" calcext:value-type="float">
            <text:p>269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190]-[.B$1]" office:value-type="float" office:value="0" calcext:value-type="float">
            <text:p>0</text:p>
          </table:table-cell>
          <table:table-cell table:formula="of:=[.C190]-[.C$1]" office:value-type="float" office:value="-126" calcext:value-type="float">
            <text:p>-126</text:p>
          </table:table-cell>
          <table:table-cell table:formula="of:=[.D190]-[.D$1]" office:value-type="float" office:value="364" calcext:value-type="float">
            <text:p>364</text:p>
          </table:table-cell>
          <table:table-cell table:formula="of:=SQRT([.E190]^2 + [.F190]^2 + [.G190]^2)" office:value-type="float" office:value="385.190861781533" calcext:value-type="float">
            <text:p>385.19</text:p>
          </table:table-cell>
          <table:table-cell table:formula="of:=[.E190]/[.$H190]" office:value-type="float" office:value="0" calcext:value-type="float">
            <text:p>0.00</text:p>
          </table:table-cell>
          <table:table-cell table:formula="of:=[.F190]/[.$H190]" office:value-type="float" office:value="-0.327110563883166" calcext:value-type="float">
            <text:p>-0.33</text:p>
          </table:table-cell>
          <table:table-cell table:formula="of:=[.G190]/[.$H190]" office:value-type="float" office:value="0.944986073440258" calcext:value-type="float">
            <text:p>0.94</text:p>
          </table:table-cell>
          <table:table-cell table:formula="of:=MOD(DEGREES(ATAN2([.I190];[.J190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5" calcext:value-type="float">
            <text:p>175</text:p>
          </table:table-cell>
          <table:table-cell office:value-type="float" office:value="506" calcext:value-type="float">
            <text:p>506</text:p>
          </table:table-cell>
          <table:table-cell table:formula="of:=[.B191]-[.B$1]" office:value-type="float" office:value="-2" calcext:value-type="float">
            <text:p>-2</text:p>
          </table:table-cell>
          <table:table-cell table:formula="of:=[.C191]-[.C$1]" office:value-type="float" office:value="-123" calcext:value-type="float">
            <text:p>-123</text:p>
          </table:table-cell>
          <table:table-cell table:formula="of:=[.D191]-[.D$1]" office:value-type="float" office:value="370" calcext:value-type="float">
            <text:p>370</text:p>
          </table:table-cell>
          <table:table-cell table:formula="of:=SQRT([.E191]^2 + [.F191]^2 + [.G191]^2)" office:value-type="float" office:value="389.91409310257" calcext:value-type="float">
            <text:p>389.91</text:p>
          </table:table-cell>
          <table:table-cell table:formula="of:=[.E191]/[.$H191]" office:value-type="float" office:value="-0.00512933498783252" calcext:value-type="float">
            <text:p>-0.01</text:p>
          </table:table-cell>
          <table:table-cell table:formula="of:=[.F191]/[.$H191]" office:value-type="float" office:value="-0.3154541017517" calcext:value-type="float">
            <text:p>-0.32</text:p>
          </table:table-cell>
          <table:table-cell table:formula="of:=[.G191]/[.$H191]" office:value-type="float" office:value="0.948926972749016" calcext:value-type="float">
            <text:p>0.95</text:p>
          </table:table-cell>
          <table:table-cell table:formula="of:=MOD(DEGREES(ATAN2([.I191];[.J191]))+360; 360)" office:value-type="float" office:value="269.068443401923" calcext:value-type="float">
            <text:p>269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504" calcext:value-type="float">
            <text:p>504</text:p>
          </table:table-cell>
          <table:table-cell table:formula="of:=[.B192]-[.B$1]" office:value-type="float" office:value="-2" calcext:value-type="float">
            <text:p>-2</text:p>
          </table:table-cell>
          <table:table-cell table:formula="of:=[.C192]-[.C$1]" office:value-type="float" office:value="-121" calcext:value-type="float">
            <text:p>-121</text:p>
          </table:table-cell>
          <table:table-cell table:formula="of:=[.D192]-[.D$1]" office:value-type="float" office:value="368" calcext:value-type="float">
            <text:p>368</text:p>
          </table:table-cell>
          <table:table-cell table:formula="of:=SQRT([.E192]^2 + [.F192]^2 + [.G192]^2)" office:value-type="float" office:value="387.387402996019" calcext:value-type="float">
            <text:p>387.39</text:p>
          </table:table-cell>
          <table:table-cell table:formula="of:=[.E192]/[.$H192]" office:value-type="float" office:value="-0.00516279048965501" calcext:value-type="float">
            <text:p>-0.01</text:p>
          </table:table-cell>
          <table:table-cell table:formula="of:=[.F192]/[.$H192]" office:value-type="float" office:value="-0.312348824624128" calcext:value-type="float">
            <text:p>-0.31</text:p>
          </table:table-cell>
          <table:table-cell table:formula="of:=[.G192]/[.$H192]" office:value-type="float" office:value="0.949953450096522" calcext:value-type="float">
            <text:p>0.95</text:p>
          </table:table-cell>
          <table:table-cell table:formula="of:=MOD(DEGREES(ATAN2([.I192];[.J192]))+360; 360)" office:value-type="float" office:value="269.053048553227" calcext:value-type="float">
            <text:p>269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0" calcext:value-type="float">
            <text:p>170</text:p>
          </table:table-cell>
          <table:table-cell office:value-type="float" office:value="504" calcext:value-type="float">
            <text:p>504</text:p>
          </table:table-cell>
          <table:table-cell table:formula="of:=[.B193]-[.B$1]" office:value-type="float" office:value="-2" calcext:value-type="float">
            <text:p>-2</text:p>
          </table:table-cell>
          <table:table-cell table:formula="of:=[.C193]-[.C$1]" office:value-type="float" office:value="-128" calcext:value-type="float">
            <text:p>-128</text:p>
          </table:table-cell>
          <table:table-cell table:formula="of:=[.D193]-[.D$1]" office:value-type="float" office:value="368" calcext:value-type="float">
            <text:p>368</text:p>
          </table:table-cell>
          <table:table-cell table:formula="of:=SQRT([.E193]^2 + [.F193]^2 + [.G193]^2)" office:value-type="float" office:value="389.630594281301" calcext:value-type="float">
            <text:p>389.63</text:p>
          </table:table-cell>
          <table:table-cell table:formula="of:=[.E193]/[.$H193]" office:value-type="float" office:value="-0.00513306713937372" calcext:value-type="float">
            <text:p>-0.01</text:p>
          </table:table-cell>
          <table:table-cell table:formula="of:=[.F193]/[.$H193]" office:value-type="float" office:value="-0.328516296919918" calcext:value-type="float">
            <text:p>-0.33</text:p>
          </table:table-cell>
          <table:table-cell table:formula="of:=[.G193]/[.$H193]" office:value-type="float" office:value="0.944484353644764" calcext:value-type="float">
            <text:p>0.94</text:p>
          </table:table-cell>
          <table:table-cell table:formula="of:=MOD(DEGREES(ATAN2([.I193];[.J193]))+360; 360)" office:value-type="float" office:value="269.104826289789" calcext:value-type="float">
            <text:p>269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67" calcext:value-type="float">
            <text:p>167</text:p>
          </table:table-cell>
          <table:table-cell office:value-type="float" office:value="506" calcext:value-type="float">
            <text:p>506</text:p>
          </table:table-cell>
          <table:table-cell table:formula="of:=[.B194]-[.B$1]" office:value-type="float" office:value="2" calcext:value-type="float">
            <text:p>2</text:p>
          </table:table-cell>
          <table:table-cell table:formula="of:=[.C194]-[.C$1]" office:value-type="float" office:value="-131" calcext:value-type="float">
            <text:p>-131</text:p>
          </table:table-cell>
          <table:table-cell table:formula="of:=[.D194]-[.D$1]" office:value-type="float" office:value="370" calcext:value-type="float">
            <text:p>370</text:p>
          </table:table-cell>
          <table:table-cell table:formula="of:=SQRT([.E194]^2 + [.F194]^2 + [.G194]^2)" office:value-type="float" office:value="392.511146338547" calcext:value-type="float">
            <text:p>392.51</text:p>
          </table:table-cell>
          <table:table-cell table:formula="of:=[.E194]/[.$H194]" office:value-type="float" office:value="0.00509539670059451" calcext:value-type="float">
            <text:p>0.01</text:p>
          </table:table-cell>
          <table:table-cell table:formula="of:=[.F194]/[.$H194]" office:value-type="float" office:value="-0.33374848388894" calcext:value-type="float">
            <text:p>-0.33</text:p>
          </table:table-cell>
          <table:table-cell table:formula="of:=[.G194]/[.$H194]" office:value-type="float" office:value="0.942648389609984" calcext:value-type="float">
            <text:p>0.94</text:p>
          </table:table-cell>
          <table:table-cell table:formula="of:=MOD(DEGREES(ATAN2([.I194];[.J194]))+360; 360)" office:value-type="float" office:value="270.874676771121" calcext:value-type="float">
            <text:p>27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67" calcext:value-type="float">
            <text:p>167</text:p>
          </table:table-cell>
          <table:table-cell office:value-type="float" office:value="495" calcext:value-type="float">
            <text:p>495</text:p>
          </table:table-cell>
          <table:table-cell table:formula="of:=[.B195]-[.B$1]" office:value-type="float" office:value="2" calcext:value-type="float">
            <text:p>2</text:p>
          </table:table-cell>
          <table:table-cell table:formula="of:=[.C195]-[.C$1]" office:value-type="float" office:value="-131" calcext:value-type="float">
            <text:p>-131</text:p>
          </table:table-cell>
          <table:table-cell table:formula="of:=[.D195]-[.D$1]" office:value-type="float" office:value="359" calcext:value-type="float">
            <text:p>359</text:p>
          </table:table-cell>
          <table:table-cell table:formula="of:=SQRT([.E195]^2 + [.F195]^2 + [.G195]^2)" office:value-type="float" office:value="382.159652501412" calcext:value-type="float">
            <text:p>382.16</text:p>
          </table:table-cell>
          <table:table-cell table:formula="of:=[.E195]/[.$H195]" office:value-type="float" office:value="0.00523341484876562" calcext:value-type="float">
            <text:p>0.01</text:p>
          </table:table-cell>
          <table:table-cell table:formula="of:=[.F195]/[.$H195]" office:value-type="float" office:value="-0.342788672594148" calcext:value-type="float">
            <text:p>-0.34</text:p>
          </table:table-cell>
          <table:table-cell table:formula="of:=[.G195]/[.$H195]" office:value-type="float" office:value="0.939397965353429" calcext:value-type="float">
            <text:p>0.94</text:p>
          </table:table-cell>
          <table:table-cell table:formula="of:=MOD(DEGREES(ATAN2([.I195];[.J195]))+360; 360)" office:value-type="float" office:value="270.874676771121" calcext:value-type="float">
            <text:p>27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503" calcext:value-type="float">
            <text:p>503</text:p>
          </table:table-cell>
          <table:table-cell table:formula="of:=[.B196]-[.B$1]" office:value-type="float" office:value="1" calcext:value-type="float">
            <text:p>1</text:p>
          </table:table-cell>
          <table:table-cell table:formula="of:=[.C196]-[.C$1]" office:value-type="float" office:value="-125" calcext:value-type="float">
            <text:p>-125</text:p>
          </table:table-cell>
          <table:table-cell table:formula="of:=[.D196]-[.D$1]" office:value-type="float" office:value="367" calcext:value-type="float">
            <text:p>367</text:p>
          </table:table-cell>
          <table:table-cell table:formula="of:=SQRT([.E196]^2 + [.F196]^2 + [.G196]^2)" office:value-type="float" office:value="387.704784597766" calcext:value-type="float">
            <text:p>387.70</text:p>
          </table:table-cell>
          <table:table-cell table:formula="of:=[.E196]/[.$H196]" office:value-type="float" office:value="0.00257928207163467" calcext:value-type="float">
            <text:p>0.00</text:p>
          </table:table-cell>
          <table:table-cell table:formula="of:=[.F196]/[.$H196]" office:value-type="float" office:value="-0.322410258954334" calcext:value-type="float">
            <text:p>-0.32</text:p>
          </table:table-cell>
          <table:table-cell table:formula="of:=[.G196]/[.$H196]" office:value-type="float" office:value="0.946596520289925" calcext:value-type="float">
            <text:p>0.95</text:p>
          </table:table-cell>
          <table:table-cell table:formula="of:=MOD(DEGREES(ATAN2([.I196];[.J196]))+360; 360)" office:value-type="float" office:value="270.458356458" calcext:value-type="float">
            <text:p>270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82" calcext:value-type="float">
            <text:p>182</text:p>
          </table:table-cell>
          <table:table-cell office:value-type="float" office:value="493" calcext:value-type="float">
            <text:p>493</text:p>
          </table:table-cell>
          <table:table-cell table:formula="of:=[.B197]-[.B$1]" office:value-type="float" office:value="12" calcext:value-type="float">
            <text:p>12</text:p>
          </table:table-cell>
          <table:table-cell table:formula="of:=[.C197]-[.C$1]" office:value-type="float" office:value="-116" calcext:value-type="float">
            <text:p>-116</text:p>
          </table:table-cell>
          <table:table-cell table:formula="of:=[.D197]-[.D$1]" office:value-type="float" office:value="357" calcext:value-type="float">
            <text:p>357</text:p>
          </table:table-cell>
          <table:table-cell table:formula="of:=SQRT([.E197]^2 + [.F197]^2 + [.G197]^2)" office:value-type="float" office:value="375.564907838845" calcext:value-type="float">
            <text:p>375.56</text:p>
          </table:table-cell>
          <table:table-cell table:formula="of:=[.E197]/[.$H197]" office:value-type="float" office:value="0.031951867039583" calcext:value-type="float">
            <text:p>0.03</text:p>
          </table:table-cell>
          <table:table-cell table:formula="of:=[.F197]/[.$H197]" office:value-type="float" office:value="-0.308868048049302" calcext:value-type="float">
            <text:p>-0.31</text:p>
          </table:table-cell>
          <table:table-cell table:formula="of:=[.G197]/[.$H197]" office:value-type="float" office:value="0.950568044427593" calcext:value-type="float">
            <text:p>0.95</text:p>
          </table:table-cell>
          <table:table-cell table:formula="of:=MOD(DEGREES(ATAN2([.I197];[.J197]))+360; 360)" office:value-type="float" office:value="275.906141113771" calcext:value-type="float">
            <text:p>275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1" calcext:value-type="float">
            <text:p>171</text:p>
          </table:table-cell>
          <table:table-cell office:value-type="float" office:value="505" calcext:value-type="float">
            <text:p>505</text:p>
          </table:table-cell>
          <table:table-cell table:formula="of:=[.B198]-[.B$1]" office:value-type="float" office:value="-4" calcext:value-type="float">
            <text:p>-4</text:p>
          </table:table-cell>
          <table:table-cell table:formula="of:=[.C198]-[.C$1]" office:value-type="float" office:value="-127" calcext:value-type="float">
            <text:p>-127</text:p>
          </table:table-cell>
          <table:table-cell table:formula="of:=[.D198]-[.D$1]" office:value-type="float" office:value="369" calcext:value-type="float">
            <text:p>369</text:p>
          </table:table-cell>
          <table:table-cell table:formula="of:=SQRT([.E198]^2 + [.F198]^2 + [.G198]^2)" office:value-type="float" office:value="390.26401320132" calcext:value-type="float">
            <text:p>390.26</text:p>
          </table:table-cell>
          <table:table-cell table:formula="of:=[.E198]/[.$H198]" office:value-type="float" office:value="-0.010249471805479" calcext:value-type="float">
            <text:p>-0.01</text:p>
          </table:table-cell>
          <table:table-cell table:formula="of:=[.F198]/[.$H198]" office:value-type="float" office:value="-0.325420729823957" calcext:value-type="float">
            <text:p>-0.33</text:p>
          </table:table-cell>
          <table:table-cell table:formula="of:=[.G198]/[.$H198]" office:value-type="float" office:value="0.945513774055435" calcext:value-type="float">
            <text:p>0.95</text:p>
          </table:table-cell>
          <table:table-cell table:formula="of:=MOD(DEGREES(ATAN2([.I198];[.J198]))+360; 360)" office:value-type="float" office:value="268.196004883799" calcext:value-type="float">
            <text:p>268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199]-[.B$1]" office:value-type="float" office:value="10" calcext:value-type="float">
            <text:p>10</text:p>
          </table:table-cell>
          <table:table-cell table:formula="of:=[.C199]-[.C$1]" office:value-type="float" office:value="-123" calcext:value-type="float">
            <text:p>-123</text:p>
          </table:table-cell>
          <table:table-cell table:formula="of:=[.D199]-[.D$1]" office:value-type="float" office:value="364" calcext:value-type="float">
            <text:p>364</text:p>
          </table:table-cell>
          <table:table-cell table:formula="of:=SQRT([.E199]^2 + [.F199]^2 + [.G199]^2)" office:value-type="float" office:value="384.350100819552" calcext:value-type="float">
            <text:p>384.35</text:p>
          </table:table-cell>
          <table:table-cell table:formula="of:=[.E199]/[.$H199]" office:value-type="float" office:value="0.0260179455623322" calcext:value-type="float">
            <text:p>0.03</text:p>
          </table:table-cell>
          <table:table-cell table:formula="of:=[.F199]/[.$H199]" office:value-type="float" office:value="-0.320020730416686" calcext:value-type="float">
            <text:p>-0.32</text:p>
          </table:table-cell>
          <table:table-cell table:formula="of:=[.G199]/[.$H199]" office:value-type="float" office:value="0.947053218468892" calcext:value-type="float">
            <text:p>0.95</text:p>
          </table:table-cell>
          <table:table-cell table:formula="of:=MOD(DEGREES(ATAN2([.I199];[.J199]))+360; 360)" office:value-type="float" office:value="274.647970691387" calcext:value-type="float">
            <text:p>274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6" calcext:value-type="float">
            <text:p>176</text:p>
          </table:table-cell>
          <table:table-cell office:value-type="float" office:value="505" calcext:value-type="float">
            <text:p>505</text:p>
          </table:table-cell>
          <table:table-cell table:formula="of:=[.B200]-[.B$1]" office:value-type="float" office:value="-1" calcext:value-type="float">
            <text:p>-1</text:p>
          </table:table-cell>
          <table:table-cell table:formula="of:=[.C200]-[.C$1]" office:value-type="float" office:value="-122" calcext:value-type="float">
            <text:p>-122</text:p>
          </table:table-cell>
          <table:table-cell table:formula="of:=[.D200]-[.D$1]" office:value-type="float" office:value="369" calcext:value-type="float">
            <text:p>369</text:p>
          </table:table-cell>
          <table:table-cell table:formula="of:=SQRT([.E200]^2 + [.F200]^2 + [.G200]^2)" office:value-type="float" office:value="388.646368823896" calcext:value-type="float">
            <text:p>388.65</text:p>
          </table:table-cell>
          <table:table-cell table:formula="of:=[.E200]/[.$H200]" office:value-type="float" office:value="-0.00257303317415818" calcext:value-type="float">
            <text:p>0.00</text:p>
          </table:table-cell>
          <table:table-cell table:formula="of:=[.F200]/[.$H200]" office:value-type="float" office:value="-0.313910047247298" calcext:value-type="float">
            <text:p>-0.31</text:p>
          </table:table-cell>
          <table:table-cell table:formula="of:=[.G200]/[.$H200]" office:value-type="float" office:value="0.949449241264368" calcext:value-type="float">
            <text:p>0.95</text:p>
          </table:table-cell>
          <table:table-cell table:formula="of:=MOD(DEGREES(ATAN2([.I200];[.J200]))+360; 360)" office:value-type="float" office:value="269.53037298031" calcext:value-type="float">
            <text:p>269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201]-[.B$1]" office:value-type="float" office:value="4" calcext:value-type="float">
            <text:p>4</text:p>
          </table:table-cell>
          <table:table-cell table:formula="of:=[.C201]-[.C$1]" office:value-type="float" office:value="-127" calcext:value-type="float">
            <text:p>-127</text:p>
          </table:table-cell>
          <table:table-cell table:formula="of:=[.D201]-[.D$1]" office:value-type="float" office:value="362" calcext:value-type="float">
            <text:p>362</text:p>
          </table:table-cell>
          <table:table-cell table:formula="of:=SQRT([.E201]^2 + [.F201]^2 + [.G201]^2)" office:value-type="float" office:value="383.652186231227" calcext:value-type="float">
            <text:p>383.65</text:p>
          </table:table-cell>
          <table:table-cell table:formula="of:=[.E201]/[.$H201]" office:value-type="float" office:value="0.010426110272676" calcext:value-type="float">
            <text:p>0.01</text:p>
          </table:table-cell>
          <table:table-cell table:formula="of:=[.F201]/[.$H201]" office:value-type="float" office:value="-0.331029001157463" calcext:value-type="float">
            <text:p>-0.33</text:p>
          </table:table-cell>
          <table:table-cell table:formula="of:=[.G201]/[.$H201]" office:value-type="float" office:value="0.943562979677178" calcext:value-type="float">
            <text:p>0.94</text:p>
          </table:table-cell>
          <table:table-cell table:formula="of:=MOD(DEGREES(ATAN2([.I201];[.J201]))+360; 360)" office:value-type="float" office:value="271.803995116201" calcext:value-type="float">
            <text:p>271.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65" calcext:value-type="float">
            <text:p>165</text:p>
          </table:table-cell>
          <table:table-cell office:value-type="float" office:value="506" calcext:value-type="float">
            <text:p>506</text:p>
          </table:table-cell>
          <table:table-cell table:formula="of:=[.B202]-[.B$1]" office:value-type="float" office:value="0" calcext:value-type="float">
            <text:p>0</text:p>
          </table:table-cell>
          <table:table-cell table:formula="of:=[.C202]-[.C$1]" office:value-type="float" office:value="-133" calcext:value-type="float">
            <text:p>-133</text:p>
          </table:table-cell>
          <table:table-cell table:formula="of:=[.D202]-[.D$1]" office:value-type="float" office:value="370" calcext:value-type="float">
            <text:p>370</text:p>
          </table:table-cell>
          <table:table-cell table:formula="of:=SQRT([.E202]^2 + [.F202]^2 + [.G202]^2)" office:value-type="float" office:value="393.178076703165" calcext:value-type="float">
            <text:p>393.18</text:p>
          </table:table-cell>
          <table:table-cell table:formula="of:=[.E202]/[.$H202]" office:value-type="float" office:value="0" calcext:value-type="float">
            <text:p>0.00</text:p>
          </table:table-cell>
          <table:table-cell table:formula="of:=[.F202]/[.$H202]" office:value-type="float" office:value="-0.338269114888646" calcext:value-type="float">
            <text:p>-0.34</text:p>
          </table:table-cell>
          <table:table-cell table:formula="of:=[.G202]/[.$H202]" office:value-type="float" office:value="0.941049417359392" calcext:value-type="float">
            <text:p>0.94</text:p>
          </table:table-cell>
          <table:table-cell table:formula="of:=MOD(DEGREES(ATAN2([.I202];[.J202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5" calcext:value-type="float">
            <text:p>175</text:p>
          </table:table-cell>
          <table:table-cell office:value-type="float" office:value="506" calcext:value-type="float">
            <text:p>506</text:p>
          </table:table-cell>
          <table:table-cell table:formula="of:=[.B203]-[.B$1]" office:value-type="float" office:value="5" calcext:value-type="float">
            <text:p>5</text:p>
          </table:table-cell>
          <table:table-cell table:formula="of:=[.C203]-[.C$1]" office:value-type="float" office:value="-123" calcext:value-type="float">
            <text:p>-123</text:p>
          </table:table-cell>
          <table:table-cell table:formula="of:=[.D203]-[.D$1]" office:value-type="float" office:value="370" calcext:value-type="float">
            <text:p>370</text:p>
          </table:table-cell>
          <table:table-cell table:formula="of:=SQRT([.E203]^2 + [.F203]^2 + [.G203]^2)" office:value-type="float" office:value="389.941021181409" calcext:value-type="float">
            <text:p>389.94</text:p>
          </table:table-cell>
          <table:table-cell table:formula="of:=[.E203]/[.$H203]" office:value-type="float" office:value="0.0128224519309393" calcext:value-type="float">
            <text:p>0.01</text:p>
          </table:table-cell>
          <table:table-cell table:formula="of:=[.F203]/[.$H203]" office:value-type="float" office:value="-0.315432317501107" calcext:value-type="float">
            <text:p>-0.32</text:p>
          </table:table-cell>
          <table:table-cell table:formula="of:=[.G203]/[.$H203]" office:value-type="float" office:value="0.948861442889508" calcext:value-type="float">
            <text:p>0.95</text:p>
          </table:table-cell>
          <table:table-cell table:formula="of:=MOD(DEGREES(ATAN2([.I203];[.J203]))+360; 360)" office:value-type="float" office:value="272.327815089041" calcext:value-type="float">
            <text:p>272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7" calcext:value-type="float">
            <text:p>177</text:p>
          </table:table-cell>
          <table:table-cell office:value-type="float" office:value="495" calcext:value-type="float">
            <text:p>495</text:p>
          </table:table-cell>
          <table:table-cell table:formula="of:=[.B204]-[.B$1]" office:value-type="float" office:value="2" calcext:value-type="float">
            <text:p>2</text:p>
          </table:table-cell>
          <table:table-cell table:formula="of:=[.C204]-[.C$1]" office:value-type="float" office:value="-121" calcext:value-type="float">
            <text:p>-121</text:p>
          </table:table-cell>
          <table:table-cell table:formula="of:=[.D204]-[.D$1]" office:value-type="float" office:value="359" calcext:value-type="float">
            <text:p>359</text:p>
          </table:table-cell>
          <table:table-cell table:formula="of:=SQRT([.E204]^2 + [.F204]^2 + [.G204]^2)" office:value-type="float" office:value="378.848254582227" calcext:value-type="float">
            <text:p>378.85</text:p>
          </table:table-cell>
          <table:table-cell table:formula="of:=[.E204]/[.$H204]" office:value-type="float" office:value="0.00527915854384888" calcext:value-type="float">
            <text:p>0.01</text:p>
          </table:table-cell>
          <table:table-cell table:formula="of:=[.F204]/[.$H204]" office:value-type="float" office:value="-0.319389091902857" calcext:value-type="float">
            <text:p>-0.32</text:p>
          </table:table-cell>
          <table:table-cell table:formula="of:=[.G204]/[.$H204]" office:value-type="float" office:value="0.947608958620874" calcext:value-type="float">
            <text:p>0.95</text:p>
          </table:table-cell>
          <table:table-cell table:formula="of:=MOD(DEGREES(ATAN2([.I204];[.J204]))+360; 360)" office:value-type="float" office:value="270.946951446773" calcext:value-type="float">
            <text:p>270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67" calcext:value-type="float">
            <text:p>167</text:p>
          </table:table-cell>
          <table:table-cell office:value-type="float" office:value="500" calcext:value-type="float">
            <text:p>500</text:p>
          </table:table-cell>
          <table:table-cell table:formula="of:=[.B205]-[.B$1]" office:value-type="float" office:value="0" calcext:value-type="float">
            <text:p>0</text:p>
          </table:table-cell>
          <table:table-cell table:formula="of:=[.C205]-[.C$1]" office:value-type="float" office:value="-131" calcext:value-type="float">
            <text:p>-131</text:p>
          </table:table-cell>
          <table:table-cell table:formula="of:=[.D205]-[.D$1]" office:value-type="float" office:value="364" calcext:value-type="float">
            <text:p>364</text:p>
          </table:table-cell>
          <table:table-cell table:formula="of:=SQRT([.E205]^2 + [.F205]^2 + [.G205]^2)" office:value-type="float" office:value="386.855270094644" calcext:value-type="float">
            <text:p>386.86</text:p>
          </table:table-cell>
          <table:table-cell table:formula="of:=[.E205]/[.$H205]" office:value-type="float" office:value="0" calcext:value-type="float">
            <text:p>0.00</text:p>
          </table:table-cell>
          <table:table-cell table:formula="of:=[.F205]/[.$H205]" office:value-type="float" office:value="-0.338627931753265" calcext:value-type="float">
            <text:p>-0.34</text:p>
          </table:table-cell>
          <table:table-cell table:formula="of:=[.G205]/[.$H205]" office:value-type="float" office:value="0.940920359986171" calcext:value-type="float">
            <text:p>0.94</text:p>
          </table:table-cell>
          <table:table-cell table:formula="of:=MOD(DEGREES(ATAN2([.I205];[.J205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494" calcext:value-type="float">
            <text:p>494</text:p>
          </table:table-cell>
          <table:table-cell table:formula="of:=[.B206]-[.B$1]" office:value-type="float" office:value="1" calcext:value-type="float">
            <text:p>1</text:p>
          </table:table-cell>
          <table:table-cell table:formula="of:=[.C206]-[.C$1]" office:value-type="float" office:value="-125" calcext:value-type="float">
            <text:p>-125</text:p>
          </table:table-cell>
          <table:table-cell table:formula="of:=[.D206]-[.D$1]" office:value-type="float" office:value="358" calcext:value-type="float">
            <text:p>358</text:p>
          </table:table-cell>
          <table:table-cell table:formula="of:=SQRT([.E206]^2 + [.F206]^2 + [.G206]^2)" office:value-type="float" office:value="379.196518971364" calcext:value-type="float">
            <text:p>379.20</text:p>
          </table:table-cell>
          <table:table-cell table:formula="of:=[.E206]/[.$H206]" office:value-type="float" office:value="0.00263715501058046" calcext:value-type="float">
            <text:p>0.00</text:p>
          </table:table-cell>
          <table:table-cell table:formula="of:=[.F206]/[.$H206]" office:value-type="float" office:value="-0.329644376322557" calcext:value-type="float">
            <text:p>-0.33</text:p>
          </table:table-cell>
          <table:table-cell table:formula="of:=[.G206]/[.$H206]" office:value-type="float" office:value="0.944101493787804" calcext:value-type="float">
            <text:p>0.94</text:p>
          </table:table-cell>
          <table:table-cell table:formula="of:=MOD(DEGREES(ATAN2([.I206];[.J206]))+360; 360)" office:value-type="float" office:value="270.458356458" calcext:value-type="float">
            <text:p>270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68" calcext:value-type="float">
            <text:p>168</text:p>
          </table:table-cell>
          <table:table-cell office:value-type="float" office:value="505" calcext:value-type="float">
            <text:p>505</text:p>
          </table:table-cell>
          <table:table-cell table:formula="of:=[.B207]-[.B$1]" office:value-type="float" office:value="-4" calcext:value-type="float">
            <text:p>-4</text:p>
          </table:table-cell>
          <table:table-cell table:formula="of:=[.C207]-[.C$1]" office:value-type="float" office:value="-130" calcext:value-type="float">
            <text:p>-130</text:p>
          </table:table-cell>
          <table:table-cell table:formula="of:=[.D207]-[.D$1]" office:value-type="float" office:value="369" calcext:value-type="float">
            <text:p>369</text:p>
          </table:table-cell>
          <table:table-cell table:formula="of:=SQRT([.E207]^2 + [.F207]^2 + [.G207]^2)" office:value-type="float" office:value="391.250559105032" calcext:value-type="float">
            <text:p>391.25</text:p>
          </table:table-cell>
          <table:table-cell table:formula="of:=[.E207]/[.$H207]" office:value-type="float" office:value="-0.0102236275627307" calcext:value-type="float">
            <text:p>-0.01</text:p>
          </table:table-cell>
          <table:table-cell table:formula="of:=[.F207]/[.$H207]" office:value-type="float" office:value="-0.332267895788748" calcext:value-type="float">
            <text:p>-0.33</text:p>
          </table:table-cell>
          <table:table-cell table:formula="of:=[.G207]/[.$H207]" office:value-type="float" office:value="0.943129642661907" calcext:value-type="float">
            <text:p>0.94</text:p>
          </table:table-cell>
          <table:table-cell table:formula="of:=MOD(DEGREES(ATAN2([.I207];[.J207]))+360; 360)" office:value-type="float" office:value="268.237608976339" calcext:value-type="float">
            <text:p>268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66" calcext:value-type="float">
            <text:p>166</text:p>
          </table:table-cell>
          <table:table-cell office:value-type="float" office:value="505" calcext:value-type="float">
            <text:p>505</text:p>
          </table:table-cell>
          <table:table-cell table:formula="of:=[.B208]-[.B$1]" office:value-type="float" office:value="1" calcext:value-type="float">
            <text:p>1</text:p>
          </table:table-cell>
          <table:table-cell table:formula="of:=[.C208]-[.C$1]" office:value-type="float" office:value="-132" calcext:value-type="float">
            <text:p>-132</text:p>
          </table:table-cell>
          <table:table-cell table:formula="of:=[.D208]-[.D$1]" office:value-type="float" office:value="369" calcext:value-type="float">
            <text:p>369</text:p>
          </table:table-cell>
          <table:table-cell table:formula="of:=SQRT([.E208]^2 + [.F208]^2 + [.G208]^2)" office:value-type="float" office:value="391.900497575596" calcext:value-type="float">
            <text:p>391.90</text:p>
          </table:table-cell>
          <table:table-cell table:formula="of:=[.E208]/[.$H208]" office:value-type="float" office:value="0.00255166810500694" calcext:value-type="float">
            <text:p>0.00</text:p>
          </table:table-cell>
          <table:table-cell table:formula="of:=[.F208]/[.$H208]" office:value-type="float" office:value="-0.336820189860916" calcext:value-type="float">
            <text:p>-0.34</text:p>
          </table:table-cell>
          <table:table-cell table:formula="of:=[.G208]/[.$H208]" office:value-type="float" office:value="0.941565530747562" calcext:value-type="float">
            <text:p>0.94</text:p>
          </table:table-cell>
          <table:table-cell table:formula="of:=MOD(DEGREES(ATAN2([.I208];[.J208]))+360; 360)" office:value-type="float" office:value="270.434050632139" calcext:value-type="float">
            <text:p>270.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209]-[.B$1]" office:value-type="float" office:value="1" calcext:value-type="float">
            <text:p>1</text:p>
          </table:table-cell>
          <table:table-cell table:formula="of:=[.C209]-[.C$1]" office:value-type="float" office:value="-125" calcext:value-type="float">
            <text:p>-125</text:p>
          </table:table-cell>
          <table:table-cell table:formula="of:=[.D209]-[.D$1]" office:value-type="float" office:value="362" calcext:value-type="float">
            <text:p>362</text:p>
          </table:table-cell>
          <table:table-cell table:formula="of:=SQRT([.E209]^2 + [.F209]^2 + [.G209]^2)" office:value-type="float" office:value="382.975195019207" calcext:value-type="float">
            <text:p>382.98</text:p>
          </table:table-cell>
          <table:table-cell table:formula="of:=[.E209]/[.$H209]" office:value-type="float" office:value="0.00261113516751352" calcext:value-type="float">
            <text:p>0.00</text:p>
          </table:table-cell>
          <table:table-cell table:formula="of:=[.F209]/[.$H209]" office:value-type="float" office:value="-0.32639189593919" calcext:value-type="float">
            <text:p>-0.33</text:p>
          </table:table-cell>
          <table:table-cell table:formula="of:=[.G209]/[.$H209]" office:value-type="float" office:value="0.945230930639893" calcext:value-type="float">
            <text:p>0.95</text:p>
          </table:table-cell>
          <table:table-cell table:formula="of:=MOD(DEGREES(ATAN2([.I209];[.J209]))+360; 360)" office:value-type="float" office:value="270.458356458" calcext:value-type="float">
            <text:p>270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table:formula="of:=[.B210]-[.B$1]" office:value-type="float" office:value="4" calcext:value-type="float">
            <text:p>4</text:p>
          </table:table-cell>
          <table:table-cell table:formula="of:=[.C210]-[.C$1]" office:value-type="float" office:value="-120" calcext:value-type="float">
            <text:p>-120</text:p>
          </table:table-cell>
          <table:table-cell table:formula="of:=[.D210]-[.D$1]" office:value-type="float" office:value="365" calcext:value-type="float">
            <text:p>365</text:p>
          </table:table-cell>
          <table:table-cell table:formula="of:=SQRT([.E210]^2 + [.F210]^2 + [.G210]^2)" office:value-type="float" office:value="384.240809909619" calcext:value-type="float">
            <text:p>384.24</text:p>
          </table:table-cell>
          <table:table-cell table:formula="of:=[.E210]/[.$H210]" office:value-type="float" office:value="0.0104101383737476" calcext:value-type="float">
            <text:p>0.01</text:p>
          </table:table-cell>
          <table:table-cell table:formula="of:=[.F210]/[.$H210]" office:value-type="float" office:value="-0.312304151212429" calcext:value-type="float">
            <text:p>-0.31</text:p>
          </table:table-cell>
          <table:table-cell table:formula="of:=[.G210]/[.$H210]" office:value-type="float" office:value="0.949925126604473" calcext:value-type="float">
            <text:p>0.95</text:p>
          </table:table-cell>
          <table:table-cell table:formula="of:=MOD(DEGREES(ATAN2([.I210];[.J210]))+360; 360)" office:value-type="float" office:value="271.909152432996" calcext:value-type="float">
            <text:p>27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1" calcext:value-type="float">
            <text:p>171</text:p>
          </table:table-cell>
          <table:table-cell office:value-type="float" office:value="508" calcext:value-type="float">
            <text:p>508</text:p>
          </table:table-cell>
          <table:table-cell table:formula="of:=[.B211]-[.B$1]" office:value-type="float" office:value="1" calcext:value-type="float">
            <text:p>1</text:p>
          </table:table-cell>
          <table:table-cell table:formula="of:=[.C211]-[.C$1]" office:value-type="float" office:value="-127" calcext:value-type="float">
            <text:p>-127</text:p>
          </table:table-cell>
          <table:table-cell table:formula="of:=[.D211]-[.D$1]" office:value-type="float" office:value="372" calcext:value-type="float">
            <text:p>372</text:p>
          </table:table-cell>
          <table:table-cell table:formula="of:=SQRT([.E211]^2 + [.F211]^2 + [.G211]^2)" office:value-type="float" office:value="393.08268850205" calcext:value-type="float">
            <text:p>393.08</text:p>
          </table:table-cell>
          <table:table-cell table:formula="of:=[.E211]/[.$H211]" office:value-type="float" office:value="0.00254399399732096" calcext:value-type="float">
            <text:p>0.00</text:p>
          </table:table-cell>
          <table:table-cell table:formula="of:=[.F211]/[.$H211]" office:value-type="float" office:value="-0.323087237659762" calcext:value-type="float">
            <text:p>-0.32</text:p>
          </table:table-cell>
          <table:table-cell table:formula="of:=[.G211]/[.$H211]" office:value-type="float" office:value="0.946365767003396" calcext:value-type="float">
            <text:p>0.95</text:p>
          </table:table-cell>
          <table:table-cell table:formula="of:=MOD(DEGREES(ATAN2([.I211];[.J211]))+360; 360)" office:value-type="float" office:value="270.451138546787" calcext:value-type="float">
            <text:p>270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7" calcext:value-type="float">
            <text:p>177</text:p>
          </table:table-cell>
          <table:table-cell office:value-type="float" office:value="495" calcext:value-type="float">
            <text:p>495</text:p>
          </table:table-cell>
          <table:table-cell table:formula="of:=[.B212]-[.B$1]" office:value-type="float" office:value="0" calcext:value-type="float">
            <text:p>0</text:p>
          </table:table-cell>
          <table:table-cell table:formula="of:=[.C212]-[.C$1]" office:value-type="float" office:value="-121" calcext:value-type="float">
            <text:p>-121</text:p>
          </table:table-cell>
          <table:table-cell table:formula="of:=[.D212]-[.D$1]" office:value-type="float" office:value="359" calcext:value-type="float">
            <text:p>359</text:p>
          </table:table-cell>
          <table:table-cell table:formula="of:=SQRT([.E212]^2 + [.F212]^2 + [.G212]^2)" office:value-type="float" office:value="378.842975386901" calcext:value-type="float">
            <text:p>378.84</text:p>
          </table:table-cell>
          <table:table-cell table:formula="of:=[.E212]/[.$H212]" office:value-type="float" office:value="0" calcext:value-type="float">
            <text:p>0.00</text:p>
          </table:table-cell>
          <table:table-cell table:formula="of:=[.F212]/[.$H212]" office:value-type="float" office:value="-0.319393542605419" calcext:value-type="float">
            <text:p>-0.32</text:p>
          </table:table-cell>
          <table:table-cell table:formula="of:=[.G212]/[.$H212]" office:value-type="float" office:value="0.947622163597897" calcext:value-type="float">
            <text:p>0.95</text:p>
          </table:table-cell>
          <table:table-cell table:formula="of:=MOD(DEGREES(ATAN2([.I212];[.J212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01" calcext:value-type="float">
            <text:p>501</text:p>
          </table:table-cell>
          <table:table-cell table:formula="of:=[.B213]-[.B$1]" office:value-type="float" office:value="4" calcext:value-type="float">
            <text:p>4</text:p>
          </table:table-cell>
          <table:table-cell table:formula="of:=[.C213]-[.C$1]" office:value-type="float" office:value="-130" calcext:value-type="float">
            <text:p>-130</text:p>
          </table:table-cell>
          <table:table-cell table:formula="of:=[.D213]-[.D$1]" office:value-type="float" office:value="365" calcext:value-type="float">
            <text:p>365</text:p>
          </table:table-cell>
          <table:table-cell table:formula="of:=SQRT([.E213]^2 + [.F213]^2 + [.G213]^2)" office:value-type="float" office:value="387.480322081006" calcext:value-type="float">
            <text:p>387.48</text:p>
          </table:table-cell>
          <table:table-cell table:formula="of:=[.E213]/[.$H213]" office:value-type="float" office:value="0.0103231048702488" calcext:value-type="float">
            <text:p>0.01</text:p>
          </table:table-cell>
          <table:table-cell table:formula="of:=[.F213]/[.$H213]" office:value-type="float" office:value="-0.335500908283086" calcext:value-type="float">
            <text:p>-0.34</text:p>
          </table:table-cell>
          <table:table-cell table:formula="of:=[.G213]/[.$H213]" office:value-type="float" office:value="0.941983319410202" calcext:value-type="float">
            <text:p>0.94</text:p>
          </table:table-cell>
          <table:table-cell table:formula="of:=MOD(DEGREES(ATAN2([.I213];[.J213]))+360; 360)" office:value-type="float" office:value="271.76239102366" calcext:value-type="float">
            <text:p>271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8" calcext:value-type="float">
            <text:p>178</text:p>
          </table:table-cell>
          <table:table-cell office:value-type="float" office:value="512" calcext:value-type="float">
            <text:p>512</text:p>
          </table:table-cell>
          <table:table-cell table:formula="of:=[.B214]-[.B$1]" office:value-type="float" office:value="4" calcext:value-type="float">
            <text:p>4</text:p>
          </table:table-cell>
          <table:table-cell table:formula="of:=[.C214]-[.C$1]" office:value-type="float" office:value="-120" calcext:value-type="float">
            <text:p>-120</text:p>
          </table:table-cell>
          <table:table-cell table:formula="of:=[.D214]-[.D$1]" office:value-type="float" office:value="376" calcext:value-type="float">
            <text:p>376</text:p>
          </table:table-cell>
          <table:table-cell table:formula="of:=SQRT([.E214]^2 + [.F214]^2 + [.G214]^2)" office:value-type="float" office:value="394.70495309788" calcext:value-type="float">
            <text:p>394.70</text:p>
          </table:table-cell>
          <table:table-cell table:formula="of:=[.E214]/[.$H214]" office:value-type="float" office:value="0.0101341520257235" calcext:value-type="float">
            <text:p>0.01</text:p>
          </table:table-cell>
          <table:table-cell table:formula="of:=[.F214]/[.$H214]" office:value-type="float" office:value="-0.304024560771706" calcext:value-type="float">
            <text:p>-0.30</text:p>
          </table:table-cell>
          <table:table-cell table:formula="of:=[.G214]/[.$H214]" office:value-type="float" office:value="0.952610290418013" calcext:value-type="float">
            <text:p>0.95</text:p>
          </table:table-cell>
          <table:table-cell table:formula="of:=MOD(DEGREES(ATAN2([.I214];[.J214]))+360; 360)" office:value-type="float" office:value="271.909152432996" calcext:value-type="float">
            <text:p>27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215]-[.B$1]" office:value-type="float" office:value="0" calcext:value-type="float">
            <text:p>0</text:p>
          </table:table-cell>
          <table:table-cell table:formula="of:=[.C215]-[.C$1]" office:value-type="float" office:value="-126" calcext:value-type="float">
            <text:p>-126</text:p>
          </table:table-cell>
          <table:table-cell table:formula="of:=[.D215]-[.D$1]" office:value-type="float" office:value="364" calcext:value-type="float">
            <text:p>364</text:p>
          </table:table-cell>
          <table:table-cell table:formula="of:=SQRT([.E215]^2 + [.F215]^2 + [.G215]^2)" office:value-type="float" office:value="385.190861781533" calcext:value-type="float">
            <text:p>385.19</text:p>
          </table:table-cell>
          <table:table-cell table:formula="of:=[.E215]/[.$H215]" office:value-type="float" office:value="0" calcext:value-type="float">
            <text:p>0.00</text:p>
          </table:table-cell>
          <table:table-cell table:formula="of:=[.F215]/[.$H215]" office:value-type="float" office:value="-0.327110563883166" calcext:value-type="float">
            <text:p>-0.33</text:p>
          </table:table-cell>
          <table:table-cell table:formula="of:=[.G215]/[.$H215]" office:value-type="float" office:value="0.944986073440258" calcext:value-type="float">
            <text:p>0.94</text:p>
          </table:table-cell>
          <table:table-cell table:formula="of:=MOD(DEGREES(ATAN2([.I215];[.J215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3" calcext:value-type="float">
            <text:p>173</text:p>
          </table:table-cell>
          <table:table-cell office:value-type="float" office:value="489" calcext:value-type="float">
            <text:p>489</text:p>
          </table:table-cell>
          <table:table-cell table:formula="of:=[.B216]-[.B$1]" office:value-type="float" office:value="6" calcext:value-type="float">
            <text:p>6</text:p>
          </table:table-cell>
          <table:table-cell table:formula="of:=[.C216]-[.C$1]" office:value-type="float" office:value="-125" calcext:value-type="float">
            <text:p>-125</text:p>
          </table:table-cell>
          <table:table-cell table:formula="of:=[.D216]-[.D$1]" office:value-type="float" office:value="353" calcext:value-type="float">
            <text:p>353</text:p>
          </table:table-cell>
          <table:table-cell table:formula="of:=SQRT([.E216]^2 + [.F216]^2 + [.G216]^2)" office:value-type="float" office:value="374.526367563086" calcext:value-type="float">
            <text:p>374.53</text:p>
          </table:table-cell>
          <table:table-cell table:formula="of:=[.E216]/[.$H216]" office:value-type="float" office:value="0.0160202338730913" calcext:value-type="float">
            <text:p>0.02</text:p>
          </table:table-cell>
          <table:table-cell table:formula="of:=[.F216]/[.$H216]" office:value-type="float" office:value="-0.333754872356069" calcext:value-type="float">
            <text:p>-0.33</text:p>
          </table:table-cell>
          <table:table-cell table:formula="of:=[.G216]/[.$H216]" office:value-type="float" office:value="0.942523759533538" calcext:value-type="float">
            <text:p>0.94</text:p>
          </table:table-cell>
          <table:table-cell table:formula="of:=MOD(DEGREES(ATAN2([.I216];[.J216]))+360; 360)" office:value-type="float" office:value="272.748088180054" calcext:value-type="float">
            <text:p>272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64" calcext:value-type="float">
            <text:p>164</text:p>
          </table:table-cell>
          <table:table-cell office:value-type="float" office:value="494" calcext:value-type="float">
            <text:p>494</text:p>
          </table:table-cell>
          <table:table-cell table:formula="of:=[.B217]-[.B$1]" office:value-type="float" office:value="8" calcext:value-type="float">
            <text:p>8</text:p>
          </table:table-cell>
          <table:table-cell table:formula="of:=[.C217]-[.C$1]" office:value-type="float" office:value="-134" calcext:value-type="float">
            <text:p>-134</text:p>
          </table:table-cell>
          <table:table-cell table:formula="of:=[.D217]-[.D$1]" office:value-type="float" office:value="358" calcext:value-type="float">
            <text:p>358</text:p>
          </table:table-cell>
          <table:table-cell table:formula="of:=SQRT([.E217]^2 + [.F217]^2 + [.G217]^2)" office:value-type="float" office:value="382.340162682395" calcext:value-type="float">
            <text:p>382.34</text:p>
          </table:table-cell>
          <table:table-cell table:formula="of:=[.E217]/[.$H217]" office:value-type="float" office:value="0.0209237762098394" calcext:value-type="float">
            <text:p>0.02</text:p>
          </table:table-cell>
          <table:table-cell table:formula="of:=[.F217]/[.$H217]" office:value-type="float" office:value="-0.350473251514809" calcext:value-type="float">
            <text:p>-0.35</text:p>
          </table:table-cell>
          <table:table-cell table:formula="of:=[.G217]/[.$H217]" office:value-type="float" office:value="0.936338985390311" calcext:value-type="float">
            <text:p>0.94</text:p>
          </table:table-cell>
          <table:table-cell table:formula="of:=MOD(DEGREES(ATAN2([.I217];[.J217]))+360; 360)" office:value-type="float" office:value="273.416588191771" calcext:value-type="float">
            <text:p>273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218]-[.B$1]" office:value-type="float" office:value="2" calcext:value-type="float">
            <text:p>2</text:p>
          </table:table-cell>
          <table:table-cell table:formula="of:=[.C218]-[.C$1]" office:value-type="float" office:value="-123" calcext:value-type="float">
            <text:p>-123</text:p>
          </table:table-cell>
          <table:table-cell table:formula="of:=[.D218]-[.D$1]" office:value-type="float" office:value="364" calcext:value-type="float">
            <text:p>364</text:p>
          </table:table-cell>
          <table:table-cell table:formula="of:=SQRT([.E218]^2 + [.F218]^2 + [.G218]^2)" office:value-type="float" office:value="384.225194384751" calcext:value-type="float">
            <text:p>384.23</text:p>
          </table:table-cell>
          <table:table-cell table:formula="of:=[.E218]/[.$H218]" office:value-type="float" office:value="0.00520528072918941" calcext:value-type="float">
            <text:p>0.01</text:p>
          </table:table-cell>
          <table:table-cell table:formula="of:=[.F218]/[.$H218]" office:value-type="float" office:value="-0.320124764845148" calcext:value-type="float">
            <text:p>-0.32</text:p>
          </table:table-cell>
          <table:table-cell table:formula="of:=[.G218]/[.$H218]" office:value-type="float" office:value="0.947361092712472" calcext:value-type="float">
            <text:p>0.95</text:p>
          </table:table-cell>
          <table:table-cell table:formula="of:=MOD(DEGREES(ATAN2([.I218];[.J218]))+360; 360)" office:value-type="float" office:value="270.931556598077" calcext:value-type="float">
            <text:p>270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table:formula="of:=[.B219]-[.B$1]" office:value-type="float" office:value="-2" calcext:value-type="float">
            <text:p>-2</text:p>
          </table:table-cell>
          <table:table-cell table:formula="of:=[.C219]-[.C$1]" office:value-type="float" office:value="-114" calcext:value-type="float">
            <text:p>-114</text:p>
          </table:table-cell>
          <table:table-cell table:formula="of:=[.D219]-[.D$1]" office:value-type="float" office:value="364" calcext:value-type="float">
            <text:p>364</text:p>
          </table:table-cell>
          <table:table-cell table:formula="of:=SQRT([.E219]^2 + [.F219]^2 + [.G219]^2)" office:value-type="float" office:value="381.439379194126" calcext:value-type="float">
            <text:p>381.44</text:p>
          </table:table-cell>
          <table:table-cell table:formula="of:=[.E219]/[.$H219]" office:value-type="float" office:value="-0.00524329712423882" calcext:value-type="float">
            <text:p>-0.01</text:p>
          </table:table-cell>
          <table:table-cell table:formula="of:=[.F219]/[.$H219]" office:value-type="float" office:value="-0.298867936081613" calcext:value-type="float">
            <text:p>-0.30</text:p>
          </table:table-cell>
          <table:table-cell table:formula="of:=[.G219]/[.$H219]" office:value-type="float" office:value="0.954280076611465" calcext:value-type="float">
            <text:p>0.95</text:p>
          </table:table-cell>
          <table:table-cell table:formula="of:=MOD(DEGREES(ATAN2([.I219];[.J219]))+360; 360)" office:value-type="float" office:value="268.994913994746" calcext:value-type="float">
            <text:p>268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495" calcext:value-type="float">
            <text:p>495</text:p>
          </table:table-cell>
          <table:table-cell table:formula="of:=[.B220]-[.B$1]" office:value-type="float" office:value="-2" calcext:value-type="float">
            <text:p>-2</text:p>
          </table:table-cell>
          <table:table-cell table:formula="of:=[.C220]-[.C$1]" office:value-type="float" office:value="-126" calcext:value-type="float">
            <text:p>-126</text:p>
          </table:table-cell>
          <table:table-cell table:formula="of:=[.D220]-[.D$1]" office:value-type="float" office:value="359" calcext:value-type="float">
            <text:p>359</text:p>
          </table:table-cell>
          <table:table-cell table:formula="of:=SQRT([.E220]^2 + [.F220]^2 + [.G220]^2)" office:value-type="float" office:value="380.474703495515" calcext:value-type="float">
            <text:p>380.47</text:p>
          </table:table-cell>
          <table:table-cell table:formula="of:=[.E220]/[.$H220]" office:value-type="float" office:value="-0.00525659125725181" calcext:value-type="float">
            <text:p>-0.01</text:p>
          </table:table-cell>
          <table:table-cell table:formula="of:=[.F220]/[.$H220]" office:value-type="float" office:value="-0.331165249206864" calcext:value-type="float">
            <text:p>-0.33</text:p>
          </table:table-cell>
          <table:table-cell table:formula="of:=[.G220]/[.$H220]" office:value-type="float" office:value="0.943558130676701" calcext:value-type="float">
            <text:p>0.94</text:p>
          </table:table-cell>
          <table:table-cell table:formula="of:=MOD(DEGREES(ATAN2([.I220];[.J220]))+360; 360)" office:value-type="float" office:value="269.090619550801" calcext:value-type="float">
            <text:p>269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221]-[.B$1]" office:value-type="float" office:value="4" calcext:value-type="float">
            <text:p>4</text:p>
          </table:table-cell>
          <table:table-cell table:formula="of:=[.C221]-[.C$1]" office:value-type="float" office:value="-122" calcext:value-type="float">
            <text:p>-122</text:p>
          </table:table-cell>
          <table:table-cell table:formula="of:=[.D221]-[.D$1]" office:value-type="float" office:value="365" calcext:value-type="float">
            <text:p>365</text:p>
          </table:table-cell>
          <table:table-cell table:formula="of:=SQRT([.E221]^2 + [.F221]^2 + [.G221]^2)" office:value-type="float" office:value="384.870107958516" calcext:value-type="float">
            <text:p>384.87</text:p>
          </table:table-cell>
          <table:table-cell table:formula="of:=[.E221]/[.$H221]" office:value-type="float" office:value="0.0103931168393861" calcext:value-type="float">
            <text:p>0.01</text:p>
          </table:table-cell>
          <table:table-cell table:formula="of:=[.F221]/[.$H221]" office:value-type="float" office:value="-0.316990063601276" calcext:value-type="float">
            <text:p>-0.32</text:p>
          </table:table-cell>
          <table:table-cell table:formula="of:=[.G221]/[.$H221]" office:value-type="float" office:value="0.948371911593981" calcext:value-type="float">
            <text:p>0.95</text:p>
          </table:table-cell>
          <table:table-cell table:formula="of:=MOD(DEGREES(ATAN2([.I221];[.J221]))+360; 360)" office:value-type="float" office:value="271.877877447285" calcext:value-type="float">
            <text:p>271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6" calcext:value-type="float">
            <text:p>506</text:p>
          </table:table-cell>
          <table:table-cell table:formula="of:=[.B222]-[.B$1]" office:value-type="float" office:value="0" calcext:value-type="float">
            <text:p>0</text:p>
          </table:table-cell>
          <table:table-cell table:formula="of:=[.C222]-[.C$1]" office:value-type="float" office:value="-123" calcext:value-type="float">
            <text:p>-123</text:p>
          </table:table-cell>
          <table:table-cell table:formula="of:=[.D222]-[.D$1]" office:value-type="float" office:value="370" calcext:value-type="float">
            <text:p>370</text:p>
          </table:table-cell>
          <table:table-cell table:formula="of:=SQRT([.E222]^2 + [.F222]^2 + [.G222]^2)" office:value-type="float" office:value="389.908963733844" calcext:value-type="float">
            <text:p>389.91</text:p>
          </table:table-cell>
          <table:table-cell table:formula="of:=[.E222]/[.$H222]" office:value-type="float" office:value="0" calcext:value-type="float">
            <text:p>0.00</text:p>
          </table:table-cell>
          <table:table-cell table:formula="of:=[.F222]/[.$H222]" office:value-type="float" office:value="-0.315458251644507" calcext:value-type="float">
            <text:p>-0.32</text:p>
          </table:table-cell>
          <table:table-cell table:formula="of:=[.G222]/[.$H222]" office:value-type="float" office:value="0.948939456166404" calcext:value-type="float">
            <text:p>0.95</text:p>
          </table:table-cell>
          <table:table-cell table:formula="of:=MOD(DEGREES(ATAN2([.I222];[.J222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table:formula="of:=[.B223]-[.B$1]" office:value-type="float" office:value="11" calcext:value-type="float">
            <text:p>11</text:p>
          </table:table-cell>
          <table:table-cell table:formula="of:=[.C223]-[.C$1]" office:value-type="float" office:value="-120" calcext:value-type="float">
            <text:p>-120</text:p>
          </table:table-cell>
          <table:table-cell table:formula="of:=[.D223]-[.D$1]" office:value-type="float" office:value="365" calcext:value-type="float">
            <text:p>365</text:p>
          </table:table-cell>
          <table:table-cell table:formula="of:=SQRT([.E223]^2 + [.F223]^2 + [.G223]^2)" office:value-type="float" office:value="384.377418691577" calcext:value-type="float">
            <text:p>384.38</text:p>
          </table:table-cell>
          <table:table-cell table:formula="of:=[.E223]/[.$H223]" office:value-type="float" office:value="0.0286177061010609" calcext:value-type="float">
            <text:p>0.03</text:p>
          </table:table-cell>
          <table:table-cell table:formula="of:=[.F223]/[.$H223]" office:value-type="float" office:value="-0.312193157466119" calcext:value-type="float">
            <text:p>-0.31</text:p>
          </table:table-cell>
          <table:table-cell table:formula="of:=[.G223]/[.$H223]" office:value-type="float" office:value="0.949587520626113" calcext:value-type="float">
            <text:p>0.95</text:p>
          </table:table-cell>
          <table:table-cell table:formula="of:=MOD(DEGREES(ATAN2([.I223];[.J223]))+360; 360)" office:value-type="float" office:value="275.237476066812" calcext:value-type="float">
            <text:p>275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66" calcext:value-type="float">
            <text:p>166</text:p>
          </table:table-cell>
          <table:table-cell office:value-type="float" office:value="496" calcext:value-type="float">
            <text:p>496</text:p>
          </table:table-cell>
          <table:table-cell table:formula="of:=[.B224]-[.B$1]" office:value-type="float" office:value="-6" calcext:value-type="float">
            <text:p>-6</text:p>
          </table:table-cell>
          <table:table-cell table:formula="of:=[.C224]-[.C$1]" office:value-type="float" office:value="-132" calcext:value-type="float">
            <text:p>-132</text:p>
          </table:table-cell>
          <table:table-cell table:formula="of:=[.D224]-[.D$1]" office:value-type="float" office:value="360" calcext:value-type="float">
            <text:p>360</text:p>
          </table:table-cell>
          <table:table-cell table:formula="of:=SQRT([.E224]^2 + [.F224]^2 + [.G224]^2)" office:value-type="float" office:value="383.484028350595" calcext:value-type="float">
            <text:p>383.48</text:p>
          </table:table-cell>
          <table:table-cell table:formula="of:=[.E224]/[.$H224]" office:value-type="float" office:value="-0.0156460231885188" calcext:value-type="float">
            <text:p>-0.02</text:p>
          </table:table-cell>
          <table:table-cell table:formula="of:=[.F224]/[.$H224]" office:value-type="float" office:value="-0.344212510147413" calcext:value-type="float">
            <text:p>-0.34</text:p>
          </table:table-cell>
          <table:table-cell table:formula="of:=[.G224]/[.$H224]" office:value-type="float" office:value="0.938761391311126" calcext:value-type="float">
            <text:p>0.94</text:p>
          </table:table-cell>
          <table:table-cell table:formula="of:=MOD(DEGREES(ATAN2([.I224];[.J224]))+360; 360)" office:value-type="float" office:value="267.3974377975" calcext:value-type="float">
            <text:p>267.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4" calcext:value-type="float">
            <text:p>504</text:p>
          </table:table-cell>
          <table:table-cell table:formula="of:=[.B225]-[.B$1]" office:value-type="float" office:value="0" calcext:value-type="float">
            <text:p>0</text:p>
          </table:table-cell>
          <table:table-cell table:formula="of:=[.C225]-[.C$1]" office:value-type="float" office:value="-123" calcext:value-type="float">
            <text:p>-123</text:p>
          </table:table-cell>
          <table:table-cell table:formula="of:=[.D225]-[.D$1]" office:value-type="float" office:value="368" calcext:value-type="float">
            <text:p>368</text:p>
          </table:table-cell>
          <table:table-cell table:formula="of:=SQRT([.E225]^2 + [.F225]^2 + [.G225]^2)" office:value-type="float" office:value="388.011597764809" calcext:value-type="float">
            <text:p>388.01</text:p>
          </table:table-cell>
          <table:table-cell table:formula="of:=[.E225]/[.$H225]" office:value-type="float" office:value="0" calcext:value-type="float">
            <text:p>0.00</text:p>
          </table:table-cell>
          <table:table-cell table:formula="of:=[.F225]/[.$H225]" office:value-type="float" office:value="-0.317000833760015" calcext:value-type="float">
            <text:p>-0.32</text:p>
          </table:table-cell>
          <table:table-cell table:formula="of:=[.G225]/[.$H225]" office:value-type="float" office:value="0.94842525872915" calcext:value-type="float">
            <text:p>0.95</text:p>
          </table:table-cell>
          <table:table-cell table:formula="of:=MOD(DEGREES(ATAN2([.I225];[.J225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226]-[.B$1]" office:value-type="float" office:value="7" calcext:value-type="float">
            <text:p>7</text:p>
          </table:table-cell>
          <table:table-cell table:formula="of:=[.C226]-[.C$1]" office:value-type="float" office:value="-126" calcext:value-type="float">
            <text:p>-126</text:p>
          </table:table-cell>
          <table:table-cell table:formula="of:=[.D226]-[.D$1]" office:value-type="float" office:value="366" calcext:value-type="float">
            <text:p>366</text:p>
          </table:table-cell>
          <table:table-cell table:formula="of:=SQRT([.E226]^2 + [.F226]^2 + [.G226]^2)" office:value-type="float" office:value="387.144675799629" calcext:value-type="float">
            <text:p>387.14</text:p>
          </table:table-cell>
          <table:table-cell table:formula="of:=[.E226]/[.$H226]" office:value-type="float" office:value="0.0180810958733756" calcext:value-type="float">
            <text:p>0.02</text:p>
          </table:table-cell>
          <table:table-cell table:formula="of:=[.F226]/[.$H226]" office:value-type="float" office:value="-0.32545972572076" calcext:value-type="float">
            <text:p>-0.33</text:p>
          </table:table-cell>
          <table:table-cell table:formula="of:=[.G226]/[.$H226]" office:value-type="float" office:value="0.945383012807923" calcext:value-type="float">
            <text:p>0.95</text:p>
          </table:table-cell>
          <table:table-cell table:formula="of:=MOD(DEGREES(ATAN2([.I226];[.J226]))+360; 360)" office:value-type="float" office:value="273.179830119864" calcext:value-type="float">
            <text:p>273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0" calcext:value-type="float">
            <text:p>170</text:p>
          </table:table-cell>
          <table:table-cell office:value-type="float" office:value="504" calcext:value-type="float">
            <text:p>504</text:p>
          </table:table-cell>
          <table:table-cell table:formula="of:=[.B227]-[.B$1]" office:value-type="float" office:value="5" calcext:value-type="float">
            <text:p>5</text:p>
          </table:table-cell>
          <table:table-cell table:formula="of:=[.C227]-[.C$1]" office:value-type="float" office:value="-128" calcext:value-type="float">
            <text:p>-128</text:p>
          </table:table-cell>
          <table:table-cell table:formula="of:=[.D227]-[.D$1]" office:value-type="float" office:value="368" calcext:value-type="float">
            <text:p>368</text:p>
          </table:table-cell>
          <table:table-cell table:formula="of:=SQRT([.E227]^2 + [.F227]^2 + [.G227]^2)" office:value-type="float" office:value="389.657541951904" calcext:value-type="float">
            <text:p>389.66</text:p>
          </table:table-cell>
          <table:table-cell table:formula="of:=[.E227]/[.$H227]" office:value-type="float" office:value="0.012831780375541" calcext:value-type="float">
            <text:p>0.01</text:p>
          </table:table-cell>
          <table:table-cell table:formula="of:=[.F227]/[.$H227]" office:value-type="float" office:value="-0.32849357761385" calcext:value-type="float">
            <text:p>-0.33</text:p>
          </table:table-cell>
          <table:table-cell table:formula="of:=[.G227]/[.$H227]" office:value-type="float" office:value="0.94441903563982" calcext:value-type="float">
            <text:p>0.94</text:p>
          </table:table-cell>
          <table:table-cell table:formula="of:=MOD(DEGREES(ATAN2([.I227];[.J227]))+360; 360)" office:value-type="float" office:value="272.236979063438" calcext:value-type="float">
            <text:p>272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2" calcext:value-type="float">
            <text:p>172</text:p>
          </table:table-cell>
          <table:table-cell office:value-type="float" office:value="493" calcext:value-type="float">
            <text:p>493</text:p>
          </table:table-cell>
          <table:table-cell table:formula="of:=[.B228]-[.B$1]" office:value-type="float" office:value="5" calcext:value-type="float">
            <text:p>5</text:p>
          </table:table-cell>
          <table:table-cell table:formula="of:=[.C228]-[.C$1]" office:value-type="float" office:value="-126" calcext:value-type="float">
            <text:p>-126</text:p>
          </table:table-cell>
          <table:table-cell table:formula="of:=[.D228]-[.D$1]" office:value-type="float" office:value="357" calcext:value-type="float">
            <text:p>357</text:p>
          </table:table-cell>
          <table:table-cell table:formula="of:=SQRT([.E228]^2 + [.F228]^2 + [.G228]^2)" office:value-type="float" office:value="378.615900352851" calcext:value-type="float">
            <text:p>378.62</text:p>
          </table:table-cell>
          <table:table-cell table:formula="of:=[.E228]/[.$H228]" office:value-type="float" office:value="0.0132059958267475" calcext:value-type="float">
            <text:p>0.01</text:p>
          </table:table-cell>
          <table:table-cell table:formula="of:=[.F228]/[.$H228]" office:value-type="float" office:value="-0.332791094834037" calcext:value-type="float">
            <text:p>-0.33</text:p>
          </table:table-cell>
          <table:table-cell table:formula="of:=[.G228]/[.$H228]" office:value-type="float" office:value="0.942908102029772" calcext:value-type="float">
            <text:p>0.94</text:p>
          </table:table-cell>
          <table:table-cell table:formula="of:=MOD(DEGREES(ATAN2([.I228];[.J228]))+360; 360)" office:value-type="float" office:value="272.272449732783" calcext:value-type="float">
            <text:p>272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67" calcext:value-type="float">
            <text:p>167</text:p>
          </table:table-cell>
          <table:table-cell office:value-type="float" office:value="504" calcext:value-type="float">
            <text:p>504</text:p>
          </table:table-cell>
          <table:table-cell table:formula="of:=[.B229]-[.B$1]" office:value-type="float" office:value="12" calcext:value-type="float">
            <text:p>12</text:p>
          </table:table-cell>
          <table:table-cell table:formula="of:=[.C229]-[.C$1]" office:value-type="float" office:value="-131" calcext:value-type="float">
            <text:p>-131</text:p>
          </table:table-cell>
          <table:table-cell table:formula="of:=[.D229]-[.D$1]" office:value-type="float" office:value="368" calcext:value-type="float">
            <text:p>368</text:p>
          </table:table-cell>
          <table:table-cell table:formula="of:=SQRT([.E229]^2 + [.F229]^2 + [.G229]^2)" office:value-type="float" office:value="390.805578261109" calcext:value-type="float">
            <text:p>390.81</text:p>
          </table:table-cell>
          <table:table-cell table:formula="of:=[.E229]/[.$H229]" office:value-type="float" office:value="0.0307058053096223" calcext:value-type="float">
            <text:p>0.03</text:p>
          </table:table-cell>
          <table:table-cell table:formula="of:=[.F229]/[.$H229]" office:value-type="float" office:value="-0.335205041296711" calcext:value-type="float">
            <text:p>-0.34</text:p>
          </table:table-cell>
          <table:table-cell table:formula="of:=[.G229]/[.$H229]" office:value-type="float" office:value="0.941644696161752" calcext:value-type="float">
            <text:p>0.94</text:p>
          </table:table-cell>
          <table:table-cell table:formula="of:=MOD(DEGREES(ATAN2([.I229];[.J229]))+360; 360)" office:value-type="float" office:value="275.233861647216" calcext:value-type="float">
            <text:p>275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82" calcext:value-type="float">
            <text:p>182</text:p>
          </table:table-cell>
          <table:table-cell office:value-type="float" office:value="509" calcext:value-type="float">
            <text:p>509</text:p>
          </table:table-cell>
          <table:table-cell table:formula="of:=[.B230]-[.B$1]" office:value-type="float" office:value="-5" calcext:value-type="float">
            <text:p>-5</text:p>
          </table:table-cell>
          <table:table-cell table:formula="of:=[.C230]-[.C$1]" office:value-type="float" office:value="-116" calcext:value-type="float">
            <text:p>-116</text:p>
          </table:table-cell>
          <table:table-cell table:formula="of:=[.D230]-[.D$1]" office:value-type="float" office:value="373" calcext:value-type="float">
            <text:p>373</text:p>
          </table:table-cell>
          <table:table-cell table:formula="of:=SQRT([.E230]^2 + [.F230]^2 + [.G230]^2)" office:value-type="float" office:value="390.653298974935" calcext:value-type="float">
            <text:p>390.65</text:p>
          </table:table-cell>
          <table:table-cell table:formula="of:=[.E230]/[.$H230]" office:value-type="float" office:value="-0.0127990727663631" calcext:value-type="float">
            <text:p>-0.01</text:p>
          </table:table-cell>
          <table:table-cell table:formula="of:=[.F230]/[.$H230]" office:value-type="float" office:value="-0.296938488179624" calcext:value-type="float">
            <text:p>-0.30</text:p>
          </table:table-cell>
          <table:table-cell table:formula="of:=[.G230]/[.$H230]" office:value-type="float" office:value="0.954810828370689" calcext:value-type="float">
            <text:p>0.95</text:p>
          </table:table-cell>
          <table:table-cell table:formula="of:=MOD(DEGREES(ATAN2([.I230];[.J230]))+360; 360)" office:value-type="float" office:value="267.531882086171" calcext:value-type="float">
            <text:p>267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9" calcext:value-type="float">
            <text:p>179</text:p>
          </table:table-cell>
          <table:table-cell office:value-type="float" office:value="488" calcext:value-type="float">
            <text:p>488</text:p>
          </table:table-cell>
          <table:table-cell table:formula="of:=[.B231]-[.B$1]" office:value-type="float" office:value="5" calcext:value-type="float">
            <text:p>5</text:p>
          </table:table-cell>
          <table:table-cell table:formula="of:=[.C231]-[.C$1]" office:value-type="float" office:value="-119" calcext:value-type="float">
            <text:p>-119</text:p>
          </table:table-cell>
          <table:table-cell table:formula="of:=[.D231]-[.D$1]" office:value-type="float" office:value="352" calcext:value-type="float">
            <text:p>352</text:p>
          </table:table-cell>
          <table:table-cell table:formula="of:=SQRT([.E231]^2 + [.F231]^2 + [.G231]^2)" office:value-type="float" office:value="371.604628604112" calcext:value-type="float">
            <text:p>371.60</text:p>
          </table:table-cell>
          <table:table-cell table:formula="of:=[.E231]/[.$H231]" office:value-type="float" office:value="0.013455160714176" calcext:value-type="float">
            <text:p>0.01</text:p>
          </table:table-cell>
          <table:table-cell table:formula="of:=[.F231]/[.$H231]" office:value-type="float" office:value="-0.320232824997388" calcext:value-type="float">
            <text:p>-0.32</text:p>
          </table:table-cell>
          <table:table-cell table:formula="of:=[.G231]/[.$H231]" office:value-type="float" office:value="0.947243314277988" calcext:value-type="float">
            <text:p>0.95</text:p>
          </table:table-cell>
          <table:table-cell table:formula="of:=MOD(DEGREES(ATAN2([.I231];[.J231]))+360; 360)" office:value-type="float" office:value="272.405970516645" calcext:value-type="float">
            <text:p>272.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6" calcext:value-type="float">
            <text:p>166</text:p>
          </table:table-cell>
          <table:table-cell office:value-type="float" office:value="503" calcext:value-type="float">
            <text:p>503</text:p>
          </table:table-cell>
          <table:table-cell table:formula="of:=[.B232]-[.B$1]" office:value-type="float" office:value="4" calcext:value-type="float">
            <text:p>4</text:p>
          </table:table-cell>
          <table:table-cell table:formula="of:=[.C232]-[.C$1]" office:value-type="float" office:value="-132" calcext:value-type="float">
            <text:p>-132</text:p>
          </table:table-cell>
          <table:table-cell table:formula="of:=[.D232]-[.D$1]" office:value-type="float" office:value="367" calcext:value-type="float">
            <text:p>367</text:p>
          </table:table-cell>
          <table:table-cell table:formula="of:=SQRT([.E232]^2 + [.F232]^2 + [.G232]^2)" office:value-type="float" office:value="390.037177715151" calcext:value-type="float">
            <text:p>390.04</text:p>
          </table:table-cell>
          <table:table-cell table:formula="of:=[.E232]/[.$H232]" office:value-type="float" office:value="0.010255432631915" calcext:value-type="float">
            <text:p>0.01</text:p>
          </table:table-cell>
          <table:table-cell table:formula="of:=[.F232]/[.$H232]" office:value-type="float" office:value="-0.338429276853196" calcext:value-type="float">
            <text:p>-0.34</text:p>
          </table:table-cell>
          <table:table-cell table:formula="of:=[.G232]/[.$H232]" office:value-type="float" office:value="0.940935943978205" calcext:value-type="float">
            <text:p>0.94</text:p>
          </table:table-cell>
          <table:table-cell table:formula="of:=MOD(DEGREES(ATAN2([.I232];[.J232]))+360; 360)" office:value-type="float" office:value="271.735704588928" calcext:value-type="float">
            <text:p>271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506" calcext:value-type="float">
            <text:p>506</text:p>
          </table:table-cell>
          <table:table-cell table:formula="of:=[.B233]-[.B$1]" office:value-type="float" office:value="-2" calcext:value-type="float">
            <text:p>-2</text:p>
          </table:table-cell>
          <table:table-cell table:formula="of:=[.C233]-[.C$1]" office:value-type="float" office:value="-121" calcext:value-type="float">
            <text:p>-121</text:p>
          </table:table-cell>
          <table:table-cell table:formula="of:=[.D233]-[.D$1]" office:value-type="float" office:value="370" calcext:value-type="float">
            <text:p>370</text:p>
          </table:table-cell>
          <table:table-cell table:formula="of:=SQRT([.E233]^2 + [.F233]^2 + [.G233]^2)" office:value-type="float" office:value="389.28781126565" calcext:value-type="float">
            <text:p>389.29</text:p>
          </table:table-cell>
          <table:table-cell table:formula="of:=[.E233]/[.$H233]" office:value-type="float" office:value="-0.00513758700406677" calcext:value-type="float">
            <text:p>-0.01</text:p>
          </table:table-cell>
          <table:table-cell table:formula="of:=[.F233]/[.$H233]" office:value-type="float" office:value="-0.31082401374604" calcext:value-type="float">
            <text:p>-0.31</text:p>
          </table:table-cell>
          <table:table-cell table:formula="of:=[.G233]/[.$H233]" office:value-type="float" office:value="0.950453595752353" calcext:value-type="float">
            <text:p>0.95</text:p>
          </table:table-cell>
          <table:table-cell table:formula="of:=MOD(DEGREES(ATAN2([.I233];[.J233]))+360; 360)" office:value-type="float" office:value="269.053048553227" calcext:value-type="float">
            <text:p>269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6" calcext:value-type="float">
            <text:p>166</text:p>
          </table:table-cell>
          <table:table-cell office:value-type="float" office:value="510" calcext:value-type="float">
            <text:p>510</text:p>
          </table:table-cell>
          <table:table-cell table:formula="of:=[.B234]-[.B$1]" office:value-type="float" office:value="4" calcext:value-type="float">
            <text:p>4</text:p>
          </table:table-cell>
          <table:table-cell table:formula="of:=[.C234]-[.C$1]" office:value-type="float" office:value="-132" calcext:value-type="float">
            <text:p>-132</text:p>
          </table:table-cell>
          <table:table-cell table:formula="of:=[.D234]-[.D$1]" office:value-type="float" office:value="374" calcext:value-type="float">
            <text:p>374</text:p>
          </table:table-cell>
          <table:table-cell table:formula="of:=SQRT([.E234]^2 + [.F234]^2 + [.G234]^2)" office:value-type="float" office:value="396.630810704363" calcext:value-type="float">
            <text:p>396.63</text:p>
          </table:table-cell>
          <table:table-cell table:formula="of:=[.E234]/[.$H234]" office:value-type="float" office:value="0.0100849452237373" calcext:value-type="float">
            <text:p>0.01</text:p>
          </table:table-cell>
          <table:table-cell table:formula="of:=[.F234]/[.$H234]" office:value-type="float" office:value="-0.33280319238333" calcext:value-type="float">
            <text:p>-0.33</text:p>
          </table:table-cell>
          <table:table-cell table:formula="of:=[.G234]/[.$H234]" office:value-type="float" office:value="0.942942378419434" calcext:value-type="float">
            <text:p>0.94</text:p>
          </table:table-cell>
          <table:table-cell table:formula="of:=MOD(DEGREES(ATAN2([.I234];[.J234]))+360; 360)" office:value-type="float" office:value="271.735704588928" calcext:value-type="float">
            <text:p>271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235]-[.B$1]" office:value-type="float" office:value="6" calcext:value-type="float">
            <text:p>6</text:p>
          </table:table-cell>
          <table:table-cell table:formula="of:=[.C235]-[.C$1]" office:value-type="float" office:value="-122" calcext:value-type="float">
            <text:p>-122</text:p>
          </table:table-cell>
          <table:table-cell table:formula="of:=[.D235]-[.D$1]" office:value-type="float" office:value="367" calcext:value-type="float">
            <text:p>367</text:p>
          </table:table-cell>
          <table:table-cell table:formula="of:=SQRT([.E235]^2 + [.F235]^2 + [.G235]^2)" office:value-type="float" office:value="386.793226414321" calcext:value-type="float">
            <text:p>386.79</text:p>
          </table:table-cell>
          <table:table-cell table:formula="of:=[.E235]/[.$H235]" office:value-type="float" office:value="0.0155121640976541" calcext:value-type="float">
            <text:p>0.02</text:p>
          </table:table-cell>
          <table:table-cell table:formula="of:=[.F235]/[.$H235]" office:value-type="float" office:value="-0.315414003318966" calcext:value-type="float">
            <text:p>-0.32</text:p>
          </table:table-cell>
          <table:table-cell table:formula="of:=[.G235]/[.$H235]" office:value-type="float" office:value="0.948827370639839" calcext:value-type="float">
            <text:p>0.95</text:p>
          </table:table-cell>
          <table:table-cell table:formula="of:=MOD(DEGREES(ATAN2([.I235];[.J235]))+360; 360)" office:value-type="float" office:value="272.815556684211" calcext:value-type="float">
            <text:p>272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8" calcext:value-type="float">
            <text:p>178</text:p>
          </table:table-cell>
          <table:table-cell office:value-type="float" office:value="498" calcext:value-type="float">
            <text:p>498</text:p>
          </table:table-cell>
          <table:table-cell table:formula="of:=[.B236]-[.B$1]" office:value-type="float" office:value="1" calcext:value-type="float">
            <text:p>1</text:p>
          </table:table-cell>
          <table:table-cell table:formula="of:=[.C236]-[.C$1]" office:value-type="float" office:value="-120" calcext:value-type="float">
            <text:p>-120</text:p>
          </table:table-cell>
          <table:table-cell table:formula="of:=[.D236]-[.D$1]" office:value-type="float" office:value="362" calcext:value-type="float">
            <text:p>362</text:p>
          </table:table-cell>
          <table:table-cell table:formula="of:=SQRT([.E236]^2 + [.F236]^2 + [.G236]^2)" office:value-type="float" office:value="381.372521296435" calcext:value-type="float">
            <text:p>381.37</text:p>
          </table:table-cell>
          <table:table-cell table:formula="of:=[.E236]/[.$H236]" office:value-type="float" office:value="0.00262210815976098" calcext:value-type="float">
            <text:p>0.00</text:p>
          </table:table-cell>
          <table:table-cell table:formula="of:=[.F236]/[.$H236]" office:value-type="float" office:value="-0.314652979171317" calcext:value-type="float">
            <text:p>-0.31</text:p>
          </table:table-cell>
          <table:table-cell table:formula="of:=[.G236]/[.$H236]" office:value-type="float" office:value="0.949203153833474" calcext:value-type="float">
            <text:p>0.95</text:p>
          </table:table-cell>
          <table:table-cell table:formula="of:=MOD(DEGREES(ATAN2([.I236];[.J236]))+360; 360)" office:value-type="float" office:value="270.47745377731" calcext:value-type="float">
            <text:p>270.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5" calcext:value-type="float">
            <text:p>175</text:p>
          </table:table-cell>
          <table:table-cell office:value-type="float" office:value="502" calcext:value-type="float">
            <text:p>502</text:p>
          </table:table-cell>
          <table:table-cell table:formula="of:=[.B237]-[.B$1]" office:value-type="float" office:value="5" calcext:value-type="float">
            <text:p>5</text:p>
          </table:table-cell>
          <table:table-cell table:formula="of:=[.C237]-[.C$1]" office:value-type="float" office:value="-123" calcext:value-type="float">
            <text:p>-123</text:p>
          </table:table-cell>
          <table:table-cell table:formula="of:=[.D237]-[.D$1]" office:value-type="float" office:value="366" calcext:value-type="float">
            <text:p>366</text:p>
          </table:table-cell>
          <table:table-cell table:formula="of:=SQRT([.E237]^2 + [.F237]^2 + [.G237]^2)" office:value-type="float" office:value="386.147640158528" calcext:value-type="float">
            <text:p>386.15</text:p>
          </table:table-cell>
          <table:table-cell table:formula="of:=[.E237]/[.$H237]" office:value-type="float" office:value="0.0129484152692149" calcext:value-type="float">
            <text:p>0.01</text:p>
          </table:table-cell>
          <table:table-cell table:formula="of:=[.F237]/[.$H237]" office:value-type="float" office:value="-0.318531015622688" calcext:value-type="float">
            <text:p>-0.32</text:p>
          </table:table-cell>
          <table:table-cell table:formula="of:=[.G237]/[.$H237]" office:value-type="float" office:value="0.947823997706534" calcext:value-type="float">
            <text:p>0.95</text:p>
          </table:table-cell>
          <table:table-cell table:formula="of:=MOD(DEGREES(ATAN2([.I237];[.J237]))+360; 360)" office:value-type="float" office:value="272.327815089041" calcext:value-type="float">
            <text:p>272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504" calcext:value-type="float">
            <text:p>504</text:p>
          </table:table-cell>
          <table:table-cell table:formula="of:=[.B238]-[.B$1]" office:value-type="float" office:value="0" calcext:value-type="float">
            <text:p>0</text:p>
          </table:table-cell>
          <table:table-cell table:formula="of:=[.C238]-[.C$1]" office:value-type="float" office:value="-128" calcext:value-type="float">
            <text:p>-128</text:p>
          </table:table-cell>
          <table:table-cell table:formula="of:=[.D238]-[.D$1]" office:value-type="float" office:value="368" calcext:value-type="float">
            <text:p>368</text:p>
          </table:table-cell>
          <table:table-cell table:formula="of:=SQRT([.E238]^2 + [.F238]^2 + [.G238]^2)" office:value-type="float" office:value="389.625461180349" calcext:value-type="float">
            <text:p>389.63</text:p>
          </table:table-cell>
          <table:table-cell table:formula="of:=[.E238]/[.$H238]" office:value-type="float" office:value="0" calcext:value-type="float">
            <text:p>0.00</text:p>
          </table:table-cell>
          <table:table-cell table:formula="of:=[.F238]/[.$H238]" office:value-type="float" office:value="-0.328520624941273" calcext:value-type="float">
            <text:p>-0.33</text:p>
          </table:table-cell>
          <table:table-cell table:formula="of:=[.G238]/[.$H238]" office:value-type="float" office:value="0.944496796706159" calcext:value-type="float">
            <text:p>0.94</text:p>
          </table:table-cell>
          <table:table-cell table:formula="of:=MOD(DEGREES(ATAN2([.I238];[.J238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formula="of:=[.B239]-[.B$1]" office:value-type="float" office:value="2" calcext:value-type="float">
            <text:p>2</text:p>
          </table:table-cell>
          <table:table-cell table:formula="of:=[.C239]-[.C$1]" office:value-type="float" office:value="-128" calcext:value-type="float">
            <text:p>-128</text:p>
          </table:table-cell>
          <table:table-cell table:formula="of:=[.D239]-[.D$1]" office:value-type="float" office:value="366" calcext:value-type="float">
            <text:p>366</text:p>
          </table:table-cell>
          <table:table-cell table:formula="of:=SQRT([.E239]^2 + [.F239]^2 + [.G239]^2)" office:value-type="float" office:value="387.74218238412" calcext:value-type="float">
            <text:p>387.74</text:p>
          </table:table-cell>
          <table:table-cell table:formula="of:=[.E239]/[.$H239]" office:value-type="float" office:value="0.00515806659905443" calcext:value-type="float">
            <text:p>0.01</text:p>
          </table:table-cell>
          <table:table-cell table:formula="of:=[.F239]/[.$H239]" office:value-type="float" office:value="-0.330116262339484" calcext:value-type="float">
            <text:p>-0.33</text:p>
          </table:table-cell>
          <table:table-cell table:formula="of:=[.G239]/[.$H239]" office:value-type="float" office:value="0.943926187626961" calcext:value-type="float">
            <text:p>0.94</text:p>
          </table:table-cell>
          <table:table-cell table:formula="of:=MOD(DEGREES(ATAN2([.I239];[.J239]))+360; 360)" office:value-type="float" office:value="270.895173710211" calcext:value-type="float">
            <text:p>270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7" calcext:value-type="float">
            <text:p>177</text:p>
          </table:table-cell>
          <table:table-cell office:value-type="float" office:value="500" calcext:value-type="float">
            <text:p>500</text:p>
          </table:table-cell>
          <table:table-cell table:formula="of:=[.B240]-[.B$1]" office:value-type="float" office:value="2" calcext:value-type="float">
            <text:p>2</text:p>
          </table:table-cell>
          <table:table-cell table:formula="of:=[.C240]-[.C$1]" office:value-type="float" office:value="-121" calcext:value-type="float">
            <text:p>-121</text:p>
          </table:table-cell>
          <table:table-cell table:formula="of:=[.D240]-[.D$1]" office:value-type="float" office:value="364" calcext:value-type="float">
            <text:p>364</text:p>
          </table:table-cell>
          <table:table-cell table:formula="of:=SQRT([.E240]^2 + [.F240]^2 + [.G240]^2)" office:value-type="float" office:value="383.58962446865" calcext:value-type="float">
            <text:p>383.59</text:p>
          </table:table-cell>
          <table:table-cell table:formula="of:=[.E240]/[.$H240]" office:value-type="float" office:value="0.0052139053624571" calcext:value-type="float">
            <text:p>0.01</text:p>
          </table:table-cell>
          <table:table-cell table:formula="of:=[.F240]/[.$H240]" office:value-type="float" office:value="-0.315441274428655" calcext:value-type="float">
            <text:p>-0.32</text:p>
          </table:table-cell>
          <table:table-cell table:formula="of:=[.G240]/[.$H240]" office:value-type="float" office:value="0.948930775967192" calcext:value-type="float">
            <text:p>0.95</text:p>
          </table:table-cell>
          <table:table-cell table:formula="of:=MOD(DEGREES(ATAN2([.I240];[.J240]))+360; 360)" office:value-type="float" office:value="270.946951446773" calcext:value-type="float">
            <text:p>270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8" calcext:value-type="float">
            <text:p>178</text:p>
          </table:table-cell>
          <table:table-cell office:value-type="float" office:value="508" calcext:value-type="float">
            <text:p>508</text:p>
          </table:table-cell>
          <table:table-cell table:formula="of:=[.B241]-[.B$1]" office:value-type="float" office:value="-1" calcext:value-type="float">
            <text:p>-1</text:p>
          </table:table-cell>
          <table:table-cell table:formula="of:=[.C241]-[.C$1]" office:value-type="float" office:value="-120" calcext:value-type="float">
            <text:p>-120</text:p>
          </table:table-cell>
          <table:table-cell table:formula="of:=[.D241]-[.D$1]" office:value-type="float" office:value="372" calcext:value-type="float">
            <text:p>372</text:p>
          </table:table-cell>
          <table:table-cell table:formula="of:=SQRT([.E241]^2 + [.F241]^2 + [.G241]^2)" office:value-type="float" office:value="390.877218573813" calcext:value-type="float">
            <text:p>390.88</text:p>
          </table:table-cell>
          <table:table-cell table:formula="of:=[.E241]/[.$H241]" office:value-type="float" office:value="-0.00255834812693532" calcext:value-type="float">
            <text:p>0.00</text:p>
          </table:table-cell>
          <table:table-cell table:formula="of:=[.F241]/[.$H241]" office:value-type="float" office:value="-0.307001775232238" calcext:value-type="float">
            <text:p>-0.31</text:p>
          </table:table-cell>
          <table:table-cell table:formula="of:=[.G241]/[.$H241]" office:value-type="float" office:value="0.951705503219938" calcext:value-type="float">
            <text:p>0.95</text:p>
          </table:table-cell>
          <table:table-cell table:formula="of:=MOD(DEGREES(ATAN2([.I241];[.J241]))+360; 360)" office:value-type="float" office:value="269.52254622269" calcext:value-type="float">
            <text:p>269.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0" calcext:value-type="float">
            <text:p>170</text:p>
          </table:table-cell>
          <table:table-cell office:value-type="float" office:value="509" calcext:value-type="float">
            <text:p>509</text:p>
          </table:table-cell>
          <table:table-cell table:formula="of:=[.B242]-[.B$1]" office:value-type="float" office:value="2" calcext:value-type="float">
            <text:p>2</text:p>
          </table:table-cell>
          <table:table-cell table:formula="of:=[.C242]-[.C$1]" office:value-type="float" office:value="-128" calcext:value-type="float">
            <text:p>-128</text:p>
          </table:table-cell>
          <table:table-cell table:formula="of:=[.D242]-[.D$1]" office:value-type="float" office:value="373" calcext:value-type="float">
            <text:p>373</text:p>
          </table:table-cell>
          <table:table-cell table:formula="of:=SQRT([.E242]^2 + [.F242]^2 + [.G242]^2)" office:value-type="float" office:value="394.356437756505" calcext:value-type="float">
            <text:p>394.36</text:p>
          </table:table-cell>
          <table:table-cell table:formula="of:=[.E242]/[.$H242]" office:value-type="float" office:value="0.00507155407777291" calcext:value-type="float">
            <text:p>0.01</text:p>
          </table:table-cell>
          <table:table-cell table:formula="of:=[.F242]/[.$H242]" office:value-type="float" office:value="-0.324579460977466" calcext:value-type="float">
            <text:p>-0.32</text:p>
          </table:table-cell>
          <table:table-cell table:formula="of:=[.G242]/[.$H242]" office:value-type="float" office:value="0.945844835504647" calcext:value-type="float">
            <text:p>0.95</text:p>
          </table:table-cell>
          <table:table-cell table:formula="of:=MOD(DEGREES(ATAN2([.I242];[.J242]))+360; 360)" office:value-type="float" office:value="270.895173710211" calcext:value-type="float">
            <text:p>270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243]-[.B$1]" office:value-type="float" office:value="-2" calcext:value-type="float">
            <text:p>-2</text:p>
          </table:table-cell>
          <table:table-cell table:formula="of:=[.C243]-[.C$1]" office:value-type="float" office:value="-123" calcext:value-type="float">
            <text:p>-123</text:p>
          </table:table-cell>
          <table:table-cell table:formula="of:=[.D243]-[.D$1]" office:value-type="float" office:value="364" calcext:value-type="float">
            <text:p>364</text:p>
          </table:table-cell>
          <table:table-cell table:formula="of:=SQRT([.E243]^2 + [.F243]^2 + [.G243]^2)" office:value-type="float" office:value="384.225194384751" calcext:value-type="float">
            <text:p>384.23</text:p>
          </table:table-cell>
          <table:table-cell table:formula="of:=[.E243]/[.$H243]" office:value-type="float" office:value="-0.00520528072918941" calcext:value-type="float">
            <text:p>-0.01</text:p>
          </table:table-cell>
          <table:table-cell table:formula="of:=[.F243]/[.$H243]" office:value-type="float" office:value="-0.320124764845148" calcext:value-type="float">
            <text:p>-0.32</text:p>
          </table:table-cell>
          <table:table-cell table:formula="of:=[.G243]/[.$H243]" office:value-type="float" office:value="0.947361092712472" calcext:value-type="float">
            <text:p>0.95</text:p>
          </table:table-cell>
          <table:table-cell table:formula="of:=MOD(DEGREES(ATAN2([.I243];[.J243]))+360; 360)" office:value-type="float" office:value="269.068443401923" calcext:value-type="float">
            <text:p>269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0" calcext:value-type="float">
            <text:p>170</text:p>
          </table:table-cell>
          <table:table-cell office:value-type="float" office:value="495" calcext:value-type="float">
            <text:p>495</text:p>
          </table:table-cell>
          <table:table-cell table:formula="of:=[.B244]-[.B$1]" office:value-type="float" office:value="-2" calcext:value-type="float">
            <text:p>-2</text:p>
          </table:table-cell>
          <table:table-cell table:formula="of:=[.C244]-[.C$1]" office:value-type="float" office:value="-128" calcext:value-type="float">
            <text:p>-128</text:p>
          </table:table-cell>
          <table:table-cell table:formula="of:=[.D244]-[.D$1]" office:value-type="float" office:value="359" calcext:value-type="float">
            <text:p>359</text:p>
          </table:table-cell>
          <table:table-cell table:formula="of:=SQRT([.E244]^2 + [.F244]^2 + [.G244]^2)" office:value-type="float" office:value="381.141705931009" calcext:value-type="float">
            <text:p>381.14</text:p>
          </table:table-cell>
          <table:table-cell table:formula="of:=[.E244]/[.$H244]" office:value-type="float" office:value="-0.00524739216117698" calcext:value-type="float">
            <text:p>-0.01</text:p>
          </table:table-cell>
          <table:table-cell table:formula="of:=[.F244]/[.$H244]" office:value-type="float" office:value="-0.335833098315327" calcext:value-type="float">
            <text:p>-0.34</text:p>
          </table:table-cell>
          <table:table-cell table:formula="of:=[.G244]/[.$H244]" office:value-type="float" office:value="0.941906892931268" calcext:value-type="float">
            <text:p>0.94</text:p>
          </table:table-cell>
          <table:table-cell table:formula="of:=MOD(DEGREES(ATAN2([.I244];[.J244]))+360; 360)" office:value-type="float" office:value="269.104826289789" calcext:value-type="float">
            <text:p>269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5" calcext:value-type="float">
            <text:p>175</text:p>
          </table:table-cell>
          <table:table-cell office:value-type="float" office:value="493" calcext:value-type="float">
            <text:p>493</text:p>
          </table:table-cell>
          <table:table-cell table:formula="of:=[.B245]-[.B$1]" office:value-type="float" office:value="7" calcext:value-type="float">
            <text:p>7</text:p>
          </table:table-cell>
          <table:table-cell table:formula="of:=[.C245]-[.C$1]" office:value-type="float" office:value="-123" calcext:value-type="float">
            <text:p>-123</text:p>
          </table:table-cell>
          <table:table-cell table:formula="of:=[.D245]-[.D$1]" office:value-type="float" office:value="357" calcext:value-type="float">
            <text:p>357</text:p>
          </table:table-cell>
          <table:table-cell table:formula="of:=SQRT([.E245]^2 + [.F245]^2 + [.G245]^2)" office:value-type="float" office:value="377.659899909959" calcext:value-type="float">
            <text:p>377.66</text:p>
          </table:table-cell>
          <table:table-cell table:formula="of:=[.E245]/[.$H245]" office:value-type="float" office:value="0.0185351952952086" calcext:value-type="float">
            <text:p>0.02</text:p>
          </table:table-cell>
          <table:table-cell table:formula="of:=[.F245]/[.$H245]" office:value-type="float" office:value="-0.325689860187236" calcext:value-type="float">
            <text:p>-0.33</text:p>
          </table:table-cell>
          <table:table-cell table:formula="of:=[.G245]/[.$H245]" office:value-type="float" office:value="0.945294960055636" calcext:value-type="float">
            <text:p>0.95</text:p>
          </table:table-cell>
          <table:table-cell table:formula="of:=MOD(DEGREES(ATAN2([.I245];[.J245]))+360; 360)" office:value-type="float" office:value="273.257221940667" calcext:value-type="float">
            <text:p>273.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66" calcext:value-type="float">
            <text:p>166</text:p>
          </table:table-cell>
          <table:table-cell office:value-type="float" office:value="508" calcext:value-type="float">
            <text:p>508</text:p>
          </table:table-cell>
          <table:table-cell table:formula="of:=[.B246]-[.B$1]" office:value-type="float" office:value="-6" calcext:value-type="float">
            <text:p>-6</text:p>
          </table:table-cell>
          <table:table-cell table:formula="of:=[.C246]-[.C$1]" office:value-type="float" office:value="-132" calcext:value-type="float">
            <text:p>-132</text:p>
          </table:table-cell>
          <table:table-cell table:formula="of:=[.D246]-[.D$1]" office:value-type="float" office:value="372" calcext:value-type="float">
            <text:p>372</text:p>
          </table:table-cell>
          <table:table-cell table:formula="of:=SQRT([.E246]^2 + [.F246]^2 + [.G246]^2)" office:value-type="float" office:value="394.770819590304" calcext:value-type="float">
            <text:p>394.77</text:p>
          </table:table-cell>
          <table:table-cell table:formula="of:=[.E246]/[.$H246]" office:value-type="float" office:value="-0.0151986917529184" calcext:value-type="float">
            <text:p>-0.02</text:p>
          </table:table-cell>
          <table:table-cell table:formula="of:=[.F246]/[.$H246]" office:value-type="float" office:value="-0.334371218564206" calcext:value-type="float">
            <text:p>-0.33</text:p>
          </table:table-cell>
          <table:table-cell table:formula="of:=[.G246]/[.$H246]" office:value-type="float" office:value="0.942318888680943" calcext:value-type="float">
            <text:p>0.94</text:p>
          </table:table-cell>
          <table:table-cell table:formula="of:=MOD(DEGREES(ATAN2([.I246];[.J246]))+360; 360)" office:value-type="float" office:value="267.3974377975" calcext:value-type="float">
            <text:p>267.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0" calcext:value-type="float">
            <text:p>170</text:p>
          </table:table-cell>
          <table:table-cell office:value-type="float" office:value="495" calcext:value-type="float">
            <text:p>495</text:p>
          </table:table-cell>
          <table:table-cell table:formula="of:=[.B247]-[.B$1]" office:value-type="float" office:value="7" calcext:value-type="float">
            <text:p>7</text:p>
          </table:table-cell>
          <table:table-cell table:formula="of:=[.C247]-[.C$1]" office:value-type="float" office:value="-128" calcext:value-type="float">
            <text:p>-128</text:p>
          </table:table-cell>
          <table:table-cell table:formula="of:=[.D247]-[.D$1]" office:value-type="float" office:value="359" calcext:value-type="float">
            <text:p>359</text:p>
          </table:table-cell>
          <table:table-cell table:formula="of:=SQRT([.E247]^2 + [.F247]^2 + [.G247]^2)" office:value-type="float" office:value="381.200734521853" calcext:value-type="float">
            <text:p>381.20</text:p>
          </table:table-cell>
          <table:table-cell table:formula="of:=[.E247]/[.$H247]" office:value-type="float" office:value="0.0183630286252733" calcext:value-type="float">
            <text:p>0.02</text:p>
          </table:table-cell>
          <table:table-cell table:formula="of:=[.F247]/[.$H247]" office:value-type="float" office:value="-0.335781094862141" calcext:value-type="float">
            <text:p>-0.34</text:p>
          </table:table-cell>
          <table:table-cell table:formula="of:=[.G247]/[.$H247]" office:value-type="float" office:value="0.941761039496161" calcext:value-type="float">
            <text:p>0.94</text:p>
          </table:table-cell>
          <table:table-cell table:formula="of:=MOD(DEGREES(ATAN2([.I247];[.J247]))+360; 360)" office:value-type="float" office:value="273.130244862219" calcext:value-type="float">
            <text:p>273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75" calcext:value-type="float">
            <text:p>175</text:p>
          </table:table-cell>
          <table:table-cell office:value-type="float" office:value="502" calcext:value-type="float">
            <text:p>502</text:p>
          </table:table-cell>
          <table:table-cell table:formula="of:=[.B248]-[.B$1]" office:value-type="float" office:value="12" calcext:value-type="float">
            <text:p>12</text:p>
          </table:table-cell>
          <table:table-cell table:formula="of:=[.C248]-[.C$1]" office:value-type="float" office:value="-123" calcext:value-type="float">
            <text:p>-123</text:p>
          </table:table-cell>
          <table:table-cell table:formula="of:=[.D248]-[.D$1]" office:value-type="float" office:value="366" calcext:value-type="float">
            <text:p>366</text:p>
          </table:table-cell>
          <table:table-cell table:formula="of:=SQRT([.E248]^2 + [.F248]^2 + [.G248]^2)" office:value-type="float" office:value="386.301695569667" calcext:value-type="float">
            <text:p>386.30</text:p>
          </table:table-cell>
          <table:table-cell table:formula="of:=[.E248]/[.$H248]" office:value-type="float" office:value="0.0310638035960571" calcext:value-type="float">
            <text:p>0.03</text:p>
          </table:table-cell>
          <table:table-cell table:formula="of:=[.F248]/[.$H248]" office:value-type="float" office:value="-0.318403986859585" calcext:value-type="float">
            <text:p>-0.32</text:p>
          </table:table-cell>
          <table:table-cell table:formula="of:=[.G248]/[.$H248]" office:value-type="float" office:value="0.947446009679742" calcext:value-type="float">
            <text:p>0.95</text:p>
          </table:table-cell>
          <table:table-cell table:formula="of:=MOD(DEGREES(ATAN2([.I248];[.J248]))+360; 360)" office:value-type="float" office:value="275.572197803964" calcext:value-type="float">
            <text:p>275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table:formula="of:=[.B249]-[.B$1]" office:value-type="float" office:value="-5" calcext:value-type="float">
            <text:p>-5</text:p>
          </table:table-cell>
          <table:table-cell table:formula="of:=[.C249]-[.C$1]" office:value-type="float" office:value="-119" calcext:value-type="float">
            <text:p>-119</text:p>
          </table:table-cell>
          <table:table-cell table:formula="of:=[.D249]-[.D$1]" office:value-type="float" office:value="364" calcext:value-type="float">
            <text:p>364</text:p>
          </table:table-cell>
          <table:table-cell table:formula="of:=SQRT([.E249]^2 + [.F249]^2 + [.G249]^2)" office:value-type="float" office:value="382.990861509775" calcext:value-type="float">
            <text:p>382.99</text:p>
          </table:table-cell>
          <table:table-cell table:formula="of:=[.E249]/[.$H249]" office:value-type="float" office:value="-0.0130551417866465" calcext:value-type="float">
            <text:p>-0.01</text:p>
          </table:table-cell>
          <table:table-cell table:formula="of:=[.F249]/[.$H249]" office:value-type="float" office:value="-0.310712374522186" calcext:value-type="float">
            <text:p>-0.31</text:p>
          </table:table-cell>
          <table:table-cell table:formula="of:=[.G249]/[.$H249]" office:value-type="float" office:value="0.950414322067863" calcext:value-type="float">
            <text:p>0.95</text:p>
          </table:table-cell>
          <table:table-cell table:formula="of:=MOD(DEGREES(ATAN2([.I249];[.J249]))+360; 360)" office:value-type="float" office:value="267.594029483355" calcext:value-type="float">
            <text:p>267.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8" calcext:value-type="float">
            <text:p>178</text:p>
          </table:table-cell>
          <table:table-cell office:value-type="float" office:value="498" calcext:value-type="float">
            <text:p>498</text:p>
          </table:table-cell>
          <table:table-cell table:formula="of:=[.B250]-[.B$1]" office:value-type="float" office:value="1" calcext:value-type="float">
            <text:p>1</text:p>
          </table:table-cell>
          <table:table-cell table:formula="of:=[.C250]-[.C$1]" office:value-type="float" office:value="-120" calcext:value-type="float">
            <text:p>-120</text:p>
          </table:table-cell>
          <table:table-cell table:formula="of:=[.D250]-[.D$1]" office:value-type="float" office:value="362" calcext:value-type="float">
            <text:p>362</text:p>
          </table:table-cell>
          <table:table-cell table:formula="of:=SQRT([.E250]^2 + [.F250]^2 + [.G250]^2)" office:value-type="float" office:value="381.372521296435" calcext:value-type="float">
            <text:p>381.37</text:p>
          </table:table-cell>
          <table:table-cell table:formula="of:=[.E250]/[.$H250]" office:value-type="float" office:value="0.00262210815976098" calcext:value-type="float">
            <text:p>0.00</text:p>
          </table:table-cell>
          <table:table-cell table:formula="of:=[.F250]/[.$H250]" office:value-type="float" office:value="-0.314652979171317" calcext:value-type="float">
            <text:p>-0.31</text:p>
          </table:table-cell>
          <table:table-cell table:formula="of:=[.G250]/[.$H250]" office:value-type="float" office:value="0.949203153833474" calcext:value-type="float">
            <text:p>0.95</text:p>
          </table:table-cell>
          <table:table-cell table:formula="of:=MOD(DEGREES(ATAN2([.I250];[.J250]))+360; 360)" office:value-type="float" office:value="270.47745377731" calcext:value-type="float">
            <text:p>270.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498" calcext:value-type="float">
            <text:p>498</text:p>
          </table:table-cell>
          <table:table-cell table:formula="of:=[.B251]-[.B$1]" office:value-type="float" office:value="4" calcext:value-type="float">
            <text:p>4</text:p>
          </table:table-cell>
          <table:table-cell table:formula="of:=[.C251]-[.C$1]" office:value-type="float" office:value="-122" calcext:value-type="float">
            <text:p>-122</text:p>
          </table:table-cell>
          <table:table-cell table:formula="of:=[.D251]-[.D$1]" office:value-type="float" office:value="362" calcext:value-type="float">
            <text:p>362</text:p>
          </table:table-cell>
          <table:table-cell table:formula="of:=SQRT([.E251]^2 + [.F251]^2 + [.G251]^2)" office:value-type="float" office:value="382.026177113559" calcext:value-type="float">
            <text:p>382.03</text:p>
          </table:table-cell>
          <table:table-cell table:formula="of:=[.E251]/[.$H251]" office:value-type="float" office:value="0.0104704866829348" calcext:value-type="float">
            <text:p>0.01</text:p>
          </table:table-cell>
          <table:table-cell table:formula="of:=[.F251]/[.$H251]" office:value-type="float" office:value="-0.319349843829511" calcext:value-type="float">
            <text:p>-0.32</text:p>
          </table:table-cell>
          <table:table-cell table:formula="of:=[.G251]/[.$H251]" office:value-type="float" office:value="0.947579044805598" calcext:value-type="float">
            <text:p>0.95</text:p>
          </table:table-cell>
          <table:table-cell table:formula="of:=MOD(DEGREES(ATAN2([.I251];[.J251]))+360; 360)" office:value-type="float" office:value="271.877877447285" calcext:value-type="float">
            <text:p>271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82" calcext:value-type="float">
            <text:p>182</text:p>
          </table:table-cell>
          <table:table-cell office:value-type="float" office:value="500" calcext:value-type="float">
            <text:p>500</text:p>
          </table:table-cell>
          <table:table-cell table:formula="of:=[.B252]-[.B$1]" office:value-type="float" office:value="5" calcext:value-type="float">
            <text:p>5</text:p>
          </table:table-cell>
          <table:table-cell table:formula="of:=[.C252]-[.C$1]" office:value-type="float" office:value="-116" calcext:value-type="float">
            <text:p>-116</text:p>
          </table:table-cell>
          <table:table-cell table:formula="of:=[.D252]-[.D$1]" office:value-type="float" office:value="364" calcext:value-type="float">
            <text:p>364</text:p>
          </table:table-cell>
          <table:table-cell table:formula="of:=SQRT([.E252]^2 + [.F252]^2 + [.G252]^2)" office:value-type="float" office:value="382.069365429892" calcext:value-type="float">
            <text:p>382.07</text:p>
          </table:table-cell>
          <table:table-cell table:formula="of:=[.E252]/[.$H252]" office:value-type="float" office:value="0.0130866289014671" calcext:value-type="float">
            <text:p>0.01</text:p>
          </table:table-cell>
          <table:table-cell table:formula="of:=[.F252]/[.$H252]" office:value-type="float" office:value="-0.303609790514036" calcext:value-type="float">
            <text:p>-0.30</text:p>
          </table:table-cell>
          <table:table-cell table:formula="of:=[.G252]/[.$H252]" office:value-type="float" office:value="0.952706584026802" calcext:value-type="float">
            <text:p>0.95</text:p>
          </table:table-cell>
          <table:table-cell table:formula="of:=MOD(DEGREES(ATAN2([.I252];[.J252]))+360; 360)" office:value-type="float" office:value="272.468117913829" calcext:value-type="float">
            <text:p>272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formula="of:=[.B253]-[.B$1]" office:value-type="float" office:value="0" calcext:value-type="float">
            <text:p>0</text:p>
          </table:table-cell>
          <table:table-cell table:formula="of:=[.C253]-[.C$1]" office:value-type="float" office:value="-128" calcext:value-type="float">
            <text:p>-128</text:p>
          </table:table-cell>
          <table:table-cell table:formula="of:=[.D253]-[.D$1]" office:value-type="float" office:value="364" calcext:value-type="float">
            <text:p>364</text:p>
          </table:table-cell>
          <table:table-cell table:formula="of:=SQRT([.E253]^2 + [.F253]^2 + [.G253]^2)" office:value-type="float" office:value="385.849711675414" calcext:value-type="float">
            <text:p>385.85</text:p>
          </table:table-cell>
          <table:table-cell table:formula="of:=[.E253]/[.$H253]" office:value-type="float" office:value="0" calcext:value-type="float">
            <text:p>0.00</text:p>
          </table:table-cell>
          <table:table-cell table:formula="of:=[.F253]/[.$H253]" office:value-type="float" office:value="-0.331735378119646" calcext:value-type="float">
            <text:p>-0.33</text:p>
          </table:table-cell>
          <table:table-cell table:formula="of:=[.G253]/[.$H253]" office:value-type="float" office:value="0.943372481527745" calcext:value-type="float">
            <text:p>0.94</text:p>
          </table:table-cell>
          <table:table-cell table:formula="of:=MOD(DEGREES(ATAN2([.I253];[.J253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254]-[.B$1]" office:value-type="float" office:value="-1" calcext:value-type="float">
            <text:p>-1</text:p>
          </table:table-cell>
          <table:table-cell table:formula="of:=[.C254]-[.C$1]" office:value-type="float" office:value="-122" calcext:value-type="float">
            <text:p>-122</text:p>
          </table:table-cell>
          <table:table-cell table:formula="of:=[.D254]-[.D$1]" office:value-type="float" office:value="365" calcext:value-type="float">
            <text:p>365</text:p>
          </table:table-cell>
          <table:table-cell table:formula="of:=SQRT([.E254]^2 + [.F254]^2 + [.G254]^2)" office:value-type="float" office:value="384.850620371073" calcext:value-type="float">
            <text:p>384.85</text:p>
          </table:table-cell>
          <table:table-cell table:formula="of:=[.E254]/[.$H254]" office:value-type="float" office:value="-0.00259841077828015" calcext:value-type="float">
            <text:p>0.00</text:p>
          </table:table-cell>
          <table:table-cell table:formula="of:=[.F254]/[.$H254]" office:value-type="float" office:value="-0.317006114950179" calcext:value-type="float">
            <text:p>-0.32</text:p>
          </table:table-cell>
          <table:table-cell table:formula="of:=[.G254]/[.$H254]" office:value-type="float" office:value="0.948419934072255" calcext:value-type="float">
            <text:p>0.95</text:p>
          </table:table-cell>
          <table:table-cell table:formula="of:=MOD(DEGREES(ATAN2([.I254];[.J254]))+360; 360)" office:value-type="float" office:value="269.53037298031" calcext:value-type="float">
            <text:p>269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6" calcext:value-type="float">
            <text:p>166</text:p>
          </table:table-cell>
          <table:table-cell office:value-type="float" office:value="498" calcext:value-type="float">
            <text:p>498</text:p>
          </table:table-cell>
          <table:table-cell table:formula="of:=[.B255]-[.B$1]" office:value-type="float" office:value="4" calcext:value-type="float">
            <text:p>4</text:p>
          </table:table-cell>
          <table:table-cell table:formula="of:=[.C255]-[.C$1]" office:value-type="float" office:value="-132" calcext:value-type="float">
            <text:p>-132</text:p>
          </table:table-cell>
          <table:table-cell table:formula="of:=[.D255]-[.D$1]" office:value-type="float" office:value="362" calcext:value-type="float">
            <text:p>362</text:p>
          </table:table-cell>
          <table:table-cell table:formula="of:=SQRT([.E255]^2 + [.F255]^2 + [.G255]^2)" office:value-type="float" office:value="385.336216828888" calcext:value-type="float">
            <text:p>385.34</text:p>
          </table:table-cell>
          <table:table-cell table:formula="of:=[.E255]/[.$H255]" office:value-type="float" office:value="0.0103805451585057" calcext:value-type="float">
            <text:p>0.01</text:p>
          </table:table-cell>
          <table:table-cell table:formula="of:=[.F255]/[.$H255]" office:value-type="float" office:value="-0.342557990230686" calcext:value-type="float">
            <text:p>-0.34</text:p>
          </table:table-cell>
          <table:table-cell table:formula="of:=[.G255]/[.$H255]" office:value-type="float" office:value="0.939439336844761" calcext:value-type="float">
            <text:p>0.94</text:p>
          </table:table-cell>
          <table:table-cell table:formula="of:=MOD(DEGREES(ATAN2([.I255];[.J255]))+360; 360)" office:value-type="float" office:value="271.735704588928" calcext:value-type="float">
            <text:p>271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68" calcext:value-type="float">
            <text:p>168</text:p>
          </table:table-cell>
          <table:table-cell office:value-type="float" office:value="501" calcext:value-type="float">
            <text:p>501</text:p>
          </table:table-cell>
          <table:table-cell table:formula="of:=[.B256]-[.B$1]" office:value-type="float" office:value="-4" calcext:value-type="float">
            <text:p>-4</text:p>
          </table:table-cell>
          <table:table-cell table:formula="of:=[.C256]-[.C$1]" office:value-type="float" office:value="-130" calcext:value-type="float">
            <text:p>-130</text:p>
          </table:table-cell>
          <table:table-cell table:formula="of:=[.D256]-[.D$1]" office:value-type="float" office:value="365" calcext:value-type="float">
            <text:p>365</text:p>
          </table:table-cell>
          <table:table-cell table:formula="of:=SQRT([.E256]^2 + [.F256]^2 + [.G256]^2)" office:value-type="float" office:value="387.480322081006" calcext:value-type="float">
            <text:p>387.48</text:p>
          </table:table-cell>
          <table:table-cell table:formula="of:=[.E256]/[.$H256]" office:value-type="float" office:value="-0.0103231048702488" calcext:value-type="float">
            <text:p>-0.01</text:p>
          </table:table-cell>
          <table:table-cell table:formula="of:=[.F256]/[.$H256]" office:value-type="float" office:value="-0.335500908283086" calcext:value-type="float">
            <text:p>-0.34</text:p>
          </table:table-cell>
          <table:table-cell table:formula="of:=[.G256]/[.$H256]" office:value-type="float" office:value="0.941983319410202" calcext:value-type="float">
            <text:p>0.94</text:p>
          </table:table-cell>
          <table:table-cell table:formula="of:=MOD(DEGREES(ATAN2([.I256];[.J256]))+360; 360)" office:value-type="float" office:value="268.237608976339" calcext:value-type="float">
            <text:p>268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7" calcext:value-type="float">
            <text:p>177</text:p>
          </table:table-cell>
          <table:table-cell office:value-type="float" office:value="500" calcext:value-type="float">
            <text:p>500</text:p>
          </table:table-cell>
          <table:table-cell table:formula="of:=[.B257]-[.B$1]" office:value-type="float" office:value="5" calcext:value-type="float">
            <text:p>5</text:p>
          </table:table-cell>
          <table:table-cell table:formula="of:=[.C257]-[.C$1]" office:value-type="float" office:value="-121" calcext:value-type="float">
            <text:p>-121</text:p>
          </table:table-cell>
          <table:table-cell table:formula="of:=[.D257]-[.D$1]" office:value-type="float" office:value="364" calcext:value-type="float">
            <text:p>364</text:p>
          </table:table-cell>
          <table:table-cell table:formula="of:=SQRT([.E257]^2 + [.F257]^2 + [.G257]^2)" office:value-type="float" office:value="383.616996495202" calcext:value-type="float">
            <text:p>383.62</text:p>
          </table:table-cell>
          <table:table-cell table:formula="of:=[.E257]/[.$H257]" office:value-type="float" office:value="0.0130338333433632" calcext:value-type="float">
            <text:p>0.01</text:p>
          </table:table-cell>
          <table:table-cell table:formula="of:=[.F257]/[.$H257]" office:value-type="float" office:value="-0.315418766909389" calcext:value-type="float">
            <text:p>-0.32</text:p>
          </table:table-cell>
          <table:table-cell table:formula="of:=[.G257]/[.$H257]" office:value-type="float" office:value="0.948863067396839" calcext:value-type="float">
            <text:p>0.95</text:p>
          </table:table-cell>
          <table:table-cell table:formula="of:=MOD(DEGREES(ATAN2([.I257];[.J257]))+360; 360)" office:value-type="float" office:value="272.366247991456" calcext:value-type="float">
            <text:p>272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7" calcext:value-type="float">
            <text:p>167</text:p>
          </table:table-cell>
          <table:table-cell office:value-type="float" office:value="497" calcext:value-type="float">
            <text:p>497</text:p>
          </table:table-cell>
          <table:table-cell table:formula="of:=[.B258]-[.B$1]" office:value-type="float" office:value="5" calcext:value-type="float">
            <text:p>5</text:p>
          </table:table-cell>
          <table:table-cell table:formula="of:=[.C258]-[.C$1]" office:value-type="float" office:value="-131" calcext:value-type="float">
            <text:p>-131</text:p>
          </table:table-cell>
          <table:table-cell table:formula="of:=[.D258]-[.D$1]" office:value-type="float" office:value="361" calcext:value-type="float">
            <text:p>361</text:p>
          </table:table-cell>
          <table:table-cell table:formula="of:=SQRT([.E258]^2 + [.F258]^2 + [.G258]^2)" office:value-type="float" office:value="384.066400509079" calcext:value-type="float">
            <text:p>384.07</text:p>
          </table:table-cell>
          <table:table-cell table:formula="of:=[.E258]/[.$H258]" office:value-type="float" office:value="0.0130185821862379" calcext:value-type="float">
            <text:p>0.01</text:p>
          </table:table-cell>
          <table:table-cell table:formula="of:=[.F258]/[.$H258]" office:value-type="float" office:value="-0.341086853279433" calcext:value-type="float">
            <text:p>-0.34</text:p>
          </table:table-cell>
          <table:table-cell table:formula="of:=[.G258]/[.$H258]" office:value-type="float" office:value="0.939941633846376" calcext:value-type="float">
            <text:p>0.94</text:p>
          </table:table-cell>
          <table:table-cell table:formula="of:=MOD(DEGREES(ATAN2([.I258];[.J258]))+360; 360)" office:value-type="float" office:value="272.185800806776" calcext:value-type="float">
            <text:p>272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table:formula="of:=[.B259]-[.B$1]" office:value-type="float" office:value="1" calcext:value-type="float">
            <text:p>1</text:p>
          </table:table-cell>
          <table:table-cell table:formula="of:=[.C259]-[.C$1]" office:value-type="float" office:value="-122" calcext:value-type="float">
            <text:p>-122</text:p>
          </table:table-cell>
          <table:table-cell table:formula="of:=[.D259]-[.D$1]" office:value-type="float" office:value="360" calcext:value-type="float">
            <text:p>360</text:p>
          </table:table-cell>
          <table:table-cell table:formula="of:=SQRT([.E259]^2 + [.F259]^2 + [.G259]^2)" office:value-type="float" office:value="380.111825651347" calcext:value-type="float">
            <text:p>380.11</text:p>
          </table:table-cell>
          <table:table-cell table:formula="of:=[.E259]/[.$H259]" office:value-type="float" office:value="0.0026308047593269" calcext:value-type="float">
            <text:p>0.00</text:p>
          </table:table-cell>
          <table:table-cell table:formula="of:=[.F259]/[.$H259]" office:value-type="float" office:value="-0.320958180637882" calcext:value-type="float">
            <text:p>-0.32</text:p>
          </table:table-cell>
          <table:table-cell table:formula="of:=[.G259]/[.$H259]" office:value-type="float" office:value="0.947089713357684" calcext:value-type="float">
            <text:p>0.95</text:p>
          </table:table-cell>
          <table:table-cell table:formula="of:=MOD(DEGREES(ATAN2([.I259];[.J259]))+360; 360)" office:value-type="float" office:value="270.46962701969" calcext:value-type="float">
            <text:p>270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260]-[.B$1]" office:value-type="float" office:value="-2" calcext:value-type="float">
            <text:p>-2</text:p>
          </table:table-cell>
          <table:table-cell table:formula="of:=[.C260]-[.C$1]" office:value-type="float" office:value="-126" calcext:value-type="float">
            <text:p>-126</text:p>
          </table:table-cell>
          <table:table-cell table:formula="of:=[.D260]-[.D$1]" office:value-type="float" office:value="364" calcext:value-type="float">
            <text:p>364</text:p>
          </table:table-cell>
          <table:table-cell table:formula="of:=SQRT([.E260]^2 + [.F260]^2 + [.G260]^2)" office:value-type="float" office:value="385.196053977711" calcext:value-type="float">
            <text:p>385.20</text:p>
          </table:table-cell>
          <table:table-cell table:formula="of:=[.E260]/[.$H260]" office:value-type="float" office:value="-0.00519216118479689" calcext:value-type="float">
            <text:p>-0.01</text:p>
          </table:table-cell>
          <table:table-cell table:formula="of:=[.F260]/[.$H260]" office:value-type="float" office:value="-0.327106154642204" calcext:value-type="float">
            <text:p>-0.33</text:p>
          </table:table-cell>
          <table:table-cell table:formula="of:=[.G260]/[.$H260]" office:value-type="float" office:value="0.944973335633033" calcext:value-type="float">
            <text:p>0.94</text:p>
          </table:table-cell>
          <table:table-cell table:formula="of:=MOD(DEGREES(ATAN2([.I260];[.J260]))+360; 360)" office:value-type="float" office:value="269.090619550801" calcext:value-type="float">
            <text:p>269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7" calcext:value-type="float">
            <text:p>167</text:p>
          </table:table-cell>
          <table:table-cell office:value-type="float" office:value="502" calcext:value-type="float">
            <text:p>502</text:p>
          </table:table-cell>
          <table:table-cell table:formula="of:=[.B261]-[.B$1]" office:value-type="float" office:value="5" calcext:value-type="float">
            <text:p>5</text:p>
          </table:table-cell>
          <table:table-cell table:formula="of:=[.C261]-[.C$1]" office:value-type="float" office:value="-131" calcext:value-type="float">
            <text:p>-131</text:p>
          </table:table-cell>
          <table:table-cell table:formula="of:=[.D261]-[.D$1]" office:value-type="float" office:value="366" calcext:value-type="float">
            <text:p>366</text:p>
          </table:table-cell>
          <table:table-cell table:formula="of:=SQRT([.E261]^2 + [.F261]^2 + [.G261]^2)" office:value-type="float" office:value="388.76985479844" calcext:value-type="float">
            <text:p>388.77</text:p>
          </table:table-cell>
          <table:table-cell table:formula="of:=[.E261]/[.$H261]" office:value-type="float" office:value="0.0128610794748792" calcext:value-type="float">
            <text:p>0.01</text:p>
          </table:table-cell>
          <table:table-cell table:formula="of:=[.F261]/[.$H261]" office:value-type="float" office:value="-0.336960282241836" calcext:value-type="float">
            <text:p>-0.34</text:p>
          </table:table-cell>
          <table:table-cell table:formula="of:=[.G261]/[.$H261]" office:value-type="float" office:value="0.941431017561161" calcext:value-type="float">
            <text:p>0.94</text:p>
          </table:table-cell>
          <table:table-cell table:formula="of:=MOD(DEGREES(ATAN2([.I261];[.J261]))+360; 360)" office:value-type="float" office:value="272.185800806776" calcext:value-type="float">
            <text:p>272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7" calcext:value-type="float">
            <text:p>177</text:p>
          </table:table-cell>
          <table:table-cell office:value-type="float" office:value="502" calcext:value-type="float">
            <text:p>502</text:p>
          </table:table-cell>
          <table:table-cell table:formula="of:=[.B262]-[.B$1]" office:value-type="float" office:value="0" calcext:value-type="float">
            <text:p>0</text:p>
          </table:table-cell>
          <table:table-cell table:formula="of:=[.C262]-[.C$1]" office:value-type="float" office:value="-121" calcext:value-type="float">
            <text:p>-121</text:p>
          </table:table-cell>
          <table:table-cell table:formula="of:=[.D262]-[.D$1]" office:value-type="float" office:value="366" calcext:value-type="float">
            <text:p>366</text:p>
          </table:table-cell>
          <table:table-cell table:formula="of:=SQRT([.E262]^2 + [.F262]^2 + [.G262]^2)" office:value-type="float" office:value="385.48281414351" calcext:value-type="float">
            <text:p>385.48</text:p>
          </table:table-cell>
          <table:table-cell table:formula="of:=[.E262]/[.$H262]" office:value-type="float" office:value="0" calcext:value-type="float">
            <text:p>0.00</text:p>
          </table:table-cell>
          <table:table-cell table:formula="of:=[.F262]/[.$H262]" office:value-type="float" office:value="-0.31389207394069" calcext:value-type="float">
            <text:p>-0.31</text:p>
          </table:table-cell>
          <table:table-cell table:formula="of:=[.G262]/[.$H262]" office:value-type="float" office:value="0.949458669936302" calcext:value-type="float">
            <text:p>0.95</text:p>
          </table:table-cell>
          <table:table-cell table:formula="of:=MOD(DEGREES(ATAN2([.I262];[.J262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66" calcext:value-type="float">
            <text:p>166</text:p>
          </table:table-cell>
          <table:table-cell office:value-type="float" office:value="498" calcext:value-type="float">
            <text:p>498</text:p>
          </table:table-cell>
          <table:table-cell table:formula="of:=[.B263]-[.B$1]" office:value-type="float" office:value="-4" calcext:value-type="float">
            <text:p>-4</text:p>
          </table:table-cell>
          <table:table-cell table:formula="of:=[.C263]-[.C$1]" office:value-type="float" office:value="-132" calcext:value-type="float">
            <text:p>-132</text:p>
          </table:table-cell>
          <table:table-cell table:formula="of:=[.D263]-[.D$1]" office:value-type="float" office:value="362" calcext:value-type="float">
            <text:p>362</text:p>
          </table:table-cell>
          <table:table-cell table:formula="of:=SQRT([.E263]^2 + [.F263]^2 + [.G263]^2)" office:value-type="float" office:value="385.336216828888" calcext:value-type="float">
            <text:p>385.34</text:p>
          </table:table-cell>
          <table:table-cell table:formula="of:=[.E263]/[.$H263]" office:value-type="float" office:value="-0.0103805451585057" calcext:value-type="float">
            <text:p>-0.01</text:p>
          </table:table-cell>
          <table:table-cell table:formula="of:=[.F263]/[.$H263]" office:value-type="float" office:value="-0.342557990230686" calcext:value-type="float">
            <text:p>-0.34</text:p>
          </table:table-cell>
          <table:table-cell table:formula="of:=[.G263]/[.$H263]" office:value-type="float" office:value="0.939439336844761" calcext:value-type="float">
            <text:p>0.94</text:p>
          </table:table-cell>
          <table:table-cell table:formula="of:=MOD(DEGREES(ATAN2([.I263];[.J263]))+360; 360)" office:value-type="float" office:value="268.264295411072" calcext:value-type="float">
            <text:p>268.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formula="of:=[.B264]-[.B$1]" office:value-type="float" office:value="2" calcext:value-type="float">
            <text:p>2</text:p>
          </table:table-cell>
          <table:table-cell table:formula="of:=[.C264]-[.C$1]" office:value-type="float" office:value="-128" calcext:value-type="float">
            <text:p>-128</text:p>
          </table:table-cell>
          <table:table-cell table:formula="of:=[.D264]-[.D$1]" office:value-type="float" office:value="366" calcext:value-type="float">
            <text:p>366</text:p>
          </table:table-cell>
          <table:table-cell table:formula="of:=SQRT([.E264]^2 + [.F264]^2 + [.G264]^2)" office:value-type="float" office:value="387.74218238412" calcext:value-type="float">
            <text:p>387.74</text:p>
          </table:table-cell>
          <table:table-cell table:formula="of:=[.E264]/[.$H264]" office:value-type="float" office:value="0.00515806659905443" calcext:value-type="float">
            <text:p>0.01</text:p>
          </table:table-cell>
          <table:table-cell table:formula="of:=[.F264]/[.$H264]" office:value-type="float" office:value="-0.330116262339484" calcext:value-type="float">
            <text:p>-0.33</text:p>
          </table:table-cell>
          <table:table-cell table:formula="of:=[.G264]/[.$H264]" office:value-type="float" office:value="0.943926187626961" calcext:value-type="float">
            <text:p>0.94</text:p>
          </table:table-cell>
          <table:table-cell table:formula="of:=MOD(DEGREES(ATAN2([.I264];[.J264]))+360; 360)" office:value-type="float" office:value="270.895173710211" calcext:value-type="float">
            <text:p>270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2" calcext:value-type="float">
            <text:p>502</text:p>
          </table:table-cell>
          <table:table-cell table:formula="of:=[.B265]-[.B$1]" office:value-type="float" office:value="0" calcext:value-type="float">
            <text:p>0</text:p>
          </table:table-cell>
          <table:table-cell table:formula="of:=[.C265]-[.C$1]" office:value-type="float" office:value="-123" calcext:value-type="float">
            <text:p>-123</text:p>
          </table:table-cell>
          <table:table-cell table:formula="of:=[.D265]-[.D$1]" office:value-type="float" office:value="366" calcext:value-type="float">
            <text:p>366</text:p>
          </table:table-cell>
          <table:table-cell table:formula="of:=SQRT([.E265]^2 + [.F265]^2 + [.G265]^2)" office:value-type="float" office:value="386.115267763397" calcext:value-type="float">
            <text:p>386.12</text:p>
          </table:table-cell>
          <table:table-cell table:formula="of:=[.E265]/[.$H265]" office:value-type="float" office:value="0" calcext:value-type="float">
            <text:p>0.00</text:p>
          </table:table-cell>
          <table:table-cell table:formula="of:=[.F265]/[.$H265]" office:value-type="float" office:value="-0.318557721668162" calcext:value-type="float">
            <text:p>-0.32</text:p>
          </table:table-cell>
          <table:table-cell table:formula="of:=[.G265]/[.$H265]" office:value-type="float" office:value="0.947903464475993" calcext:value-type="float">
            <text:p>0.95</text:p>
          </table:table-cell>
          <table:table-cell table:formula="of:=MOD(DEGREES(ATAN2([.I265];[.J265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0" calcext:value-type="float">
            <text:p>170</text:p>
          </table:table-cell>
          <table:table-cell office:value-type="float" office:value="497" calcext:value-type="float">
            <text:p>497</text:p>
          </table:table-cell>
          <table:table-cell table:formula="of:=[.B266]-[.B$1]" office:value-type="float" office:value="5" calcext:value-type="float">
            <text:p>5</text:p>
          </table:table-cell>
          <table:table-cell table:formula="of:=[.C266]-[.C$1]" office:value-type="float" office:value="-128" calcext:value-type="float">
            <text:p>-128</text:p>
          </table:table-cell>
          <table:table-cell table:formula="of:=[.D266]-[.D$1]" office:value-type="float" office:value="361" calcext:value-type="float">
            <text:p>361</text:p>
          </table:table-cell>
          <table:table-cell table:formula="of:=SQRT([.E266]^2 + [.F266]^2 + [.G266]^2)" office:value-type="float" office:value="383.053521064616" calcext:value-type="float">
            <text:p>383.05</text:p>
          </table:table-cell>
          <table:table-cell table:formula="of:=[.E266]/[.$H266]" office:value-type="float" office:value="0.0130530062381454" calcext:value-type="float">
            <text:p>0.01</text:p>
          </table:table-cell>
          <table:table-cell table:formula="of:=[.F266]/[.$H266]" office:value-type="float" office:value="-0.334156959696523" calcext:value-type="float">
            <text:p>-0.33</text:p>
          </table:table-cell>
          <table:table-cell table:formula="of:=[.G266]/[.$H266]" office:value-type="float" office:value="0.9424270503941" calcext:value-type="float">
            <text:p>0.94</text:p>
          </table:table-cell>
          <table:table-cell table:formula="of:=MOD(DEGREES(ATAN2([.I266];[.J266]))+360; 360)" office:value-type="float" office:value="272.236979063438" calcext:value-type="float">
            <text:p>272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81" calcext:value-type="float">
            <text:p>181</text:p>
          </table:table-cell>
          <table:table-cell office:value-type="float" office:value="501" calcext:value-type="float">
            <text:p>501</text:p>
          </table:table-cell>
          <table:table-cell table:formula="of:=[.B267]-[.B$1]" office:value-type="float" office:value="6" calcext:value-type="float">
            <text:p>6</text:p>
          </table:table-cell>
          <table:table-cell table:formula="of:=[.C267]-[.C$1]" office:value-type="float" office:value="-117" calcext:value-type="float">
            <text:p>-117</text:p>
          </table:table-cell>
          <table:table-cell table:formula="of:=[.D267]-[.D$1]" office:value-type="float" office:value="365" calcext:value-type="float">
            <text:p>365</text:p>
          </table:table-cell>
          <table:table-cell table:formula="of:=SQRT([.E267]^2 + [.F267]^2 + [.G267]^2)" office:value-type="float" office:value="383.340579641655" calcext:value-type="float">
            <text:p>383.34</text:p>
          </table:table-cell>
          <table:table-cell table:formula="of:=[.E267]/[.$H267]" office:value-type="float" office:value="0.0156518780391285" calcext:value-type="float">
            <text:p>0.02</text:p>
          </table:table-cell>
          <table:table-cell table:formula="of:=[.F267]/[.$H267]" office:value-type="float" office:value="-0.305211621763005" calcext:value-type="float">
            <text:p>-0.31</text:p>
          </table:table-cell>
          <table:table-cell table:formula="of:=[.G267]/[.$H267]" office:value-type="float" office:value="0.952155914046982" calcext:value-type="float">
            <text:p>0.95</text:p>
          </table:table-cell>
          <table:table-cell table:formula="of:=MOD(DEGREES(ATAN2([.I267];[.J267]))+360; 360)" office:value-type="float" office:value="272.935673446421" calcext:value-type="float">
            <text:p>272.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268]-[.B$1]" office:value-type="float" office:value="1" calcext:value-type="float">
            <text:p>1</text:p>
          </table:table-cell>
          <table:table-cell table:formula="of:=[.C268]-[.C$1]" office:value-type="float" office:value="-127" calcext:value-type="float">
            <text:p>-127</text:p>
          </table:table-cell>
          <table:table-cell table:formula="of:=[.D268]-[.D$1]" office:value-type="float" office:value="362" calcext:value-type="float">
            <text:p>362</text:p>
          </table:table-cell>
          <table:table-cell table:formula="of:=SQRT([.E268]^2 + [.F268]^2 + [.G268]^2)" office:value-type="float" office:value="383.632636776383" calcext:value-type="float">
            <text:p>383.63</text:p>
          </table:table-cell>
          <table:table-cell table:formula="of:=[.E268]/[.$H268]" office:value-type="float" office:value="0.00260666039365909" calcext:value-type="float">
            <text:p>0.00</text:p>
          </table:table-cell>
          <table:table-cell table:formula="of:=[.F268]/[.$H268]" office:value-type="float" office:value="-0.331045869994704" calcext:value-type="float">
            <text:p>-0.33</text:p>
          </table:table-cell>
          <table:table-cell table:formula="of:=[.G268]/[.$H268]" office:value-type="float" office:value="0.94361106250459" calcext:value-type="float">
            <text:p>0.94</text:p>
          </table:table-cell>
          <table:table-cell table:formula="of:=MOD(DEGREES(ATAN2([.I268];[.J268]))+360; 360)" office:value-type="float" office:value="270.451138546787" calcext:value-type="float">
            <text:p>270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64" calcext:value-type="float">
            <text:p>164</text:p>
          </table:table-cell>
          <table:table-cell office:value-type="float" office:value="503" calcext:value-type="float">
            <text:p>503</text:p>
          </table:table-cell>
          <table:table-cell table:formula="of:=[.B269]-[.B$1]" office:value-type="float" office:value="8" calcext:value-type="float">
            <text:p>8</text:p>
          </table:table-cell>
          <table:table-cell table:formula="of:=[.C269]-[.C$1]" office:value-type="float" office:value="-134" calcext:value-type="float">
            <text:p>-134</text:p>
          </table:table-cell>
          <table:table-cell table:formula="of:=[.D269]-[.D$1]" office:value-type="float" office:value="367" calcext:value-type="float">
            <text:p>367</text:p>
          </table:table-cell>
          <table:table-cell table:formula="of:=SQRT([.E269]^2 + [.F269]^2 + [.G269]^2)" office:value-type="float" office:value="390.779989252265" calcext:value-type="float">
            <text:p>390.78</text:p>
          </table:table-cell>
          <table:table-cell table:formula="of:=[.E269]/[.$H269]" office:value-type="float" office:value="0.0204718773223459" calcext:value-type="float">
            <text:p>0.02</text:p>
          </table:table-cell>
          <table:table-cell table:formula="of:=[.F269]/[.$H269]" office:value-type="float" office:value="-0.342903945149293" calcext:value-type="float">
            <text:p>-0.34</text:p>
          </table:table-cell>
          <table:table-cell table:formula="of:=[.G269]/[.$H269]" office:value-type="float" office:value="0.939147372162617" calcext:value-type="float">
            <text:p>0.94</text:p>
          </table:table-cell>
          <table:table-cell table:formula="of:=MOD(DEGREES(ATAN2([.I269];[.J269]))+360; 360)" office:value-type="float" office:value="273.416588191771" calcext:value-type="float">
            <text:p>273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68" calcext:value-type="float">
            <text:p>168</text:p>
          </table:table-cell>
          <table:table-cell office:value-type="float" office:value="498" calcext:value-type="float">
            <text:p>498</text:p>
          </table:table-cell>
          <table:table-cell table:formula="of:=[.B270]-[.B$1]" office:value-type="float" office:value="6" calcext:value-type="float">
            <text:p>6</text:p>
          </table:table-cell>
          <table:table-cell table:formula="of:=[.C270]-[.C$1]" office:value-type="float" office:value="-130" calcext:value-type="float">
            <text:p>-130</text:p>
          </table:table-cell>
          <table:table-cell table:formula="of:=[.D270]-[.D$1]" office:value-type="float" office:value="362" calcext:value-type="float">
            <text:p>362</text:p>
          </table:table-cell>
          <table:table-cell table:formula="of:=SQRT([.E270]^2 + [.F270]^2 + [.G270]^2)" office:value-type="float" office:value="384.681686592954" calcext:value-type="float">
            <text:p>384.68</text:p>
          </table:table-cell>
          <table:table-cell table:formula="of:=[.E270]/[.$H270]" office:value-type="float" office:value="0.0155973112552894" calcext:value-type="float">
            <text:p>0.02</text:p>
          </table:table-cell>
          <table:table-cell table:formula="of:=[.F270]/[.$H270]" office:value-type="float" office:value="-0.337941743864604" calcext:value-type="float">
            <text:p>-0.34</text:p>
          </table:table-cell>
          <table:table-cell table:formula="of:=[.G270]/[.$H270]" office:value-type="float" office:value="0.941037779069127" calcext:value-type="float">
            <text:p>0.94</text:p>
          </table:table-cell>
          <table:table-cell table:formula="of:=MOD(DEGREES(ATAN2([.I270];[.J270]))+360; 360)" office:value-type="float" office:value="272.642545294065" calcext:value-type="float">
            <text:p>272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9" calcext:value-type="float">
            <text:p>179</text:p>
          </table:table-cell>
          <table:table-cell office:value-type="float" office:value="504" calcext:value-type="float">
            <text:p>504</text:p>
          </table:table-cell>
          <table:table-cell table:formula="of:=[.B271]-[.B$1]" office:value-type="float" office:value="5" calcext:value-type="float">
            <text:p>5</text:p>
          </table:table-cell>
          <table:table-cell table:formula="of:=[.C271]-[.C$1]" office:value-type="float" office:value="-119" calcext:value-type="float">
            <text:p>-119</text:p>
          </table:table-cell>
          <table:table-cell table:formula="of:=[.D271]-[.D$1]" office:value-type="float" office:value="368" calcext:value-type="float">
            <text:p>368</text:p>
          </table:table-cell>
          <table:table-cell table:formula="of:=SQRT([.E271]^2 + [.F271]^2 + [.G271]^2)" office:value-type="float" office:value="386.794519092502" calcext:value-type="float">
            <text:p>386.79</text:p>
          </table:table-cell>
          <table:table-cell table:formula="of:=[.E271]/[.$H271]" office:value-type="float" office:value="0.0129267602129705" calcext:value-type="float">
            <text:p>0.01</text:p>
          </table:table-cell>
          <table:table-cell table:formula="of:=[.F271]/[.$H271]" office:value-type="float" office:value="-0.307656893068697" calcext:value-type="float">
            <text:p>-0.31</text:p>
          </table:table-cell>
          <table:table-cell table:formula="of:=[.G271]/[.$H271]" office:value-type="float" office:value="0.951409551674626" calcext:value-type="float">
            <text:p>0.95</text:p>
          </table:table-cell>
          <table:table-cell table:formula="of:=MOD(DEGREES(ATAN2([.I271];[.J271]))+360; 360)" office:value-type="float" office:value="272.405970516645" calcext:value-type="float">
            <text:p>272.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9" calcext:value-type="float">
            <text:p>179</text:p>
          </table:table-cell>
          <table:table-cell office:value-type="float" office:value="509" calcext:value-type="float">
            <text:p>509</text:p>
          </table:table-cell>
          <table:table-cell table:formula="of:=[.B272]-[.B$1]" office:value-type="float" office:value="-2" calcext:value-type="float">
            <text:p>-2</text:p>
          </table:table-cell>
          <table:table-cell table:formula="of:=[.C272]-[.C$1]" office:value-type="float" office:value="-119" calcext:value-type="float">
            <text:p>-119</text:p>
          </table:table-cell>
          <table:table-cell table:formula="of:=[.D272]-[.D$1]" office:value-type="float" office:value="373" calcext:value-type="float">
            <text:p>373</text:p>
          </table:table-cell>
          <table:table-cell table:formula="of:=SQRT([.E272]^2 + [.F272]^2 + [.G272]^2)" office:value-type="float" office:value="391.527776792401" calcext:value-type="float">
            <text:p>391.53</text:p>
          </table:table-cell>
          <table:table-cell table:formula="of:=[.E272]/[.$H272]" office:value-type="float" office:value="-0.00510819440803164" calcext:value-type="float">
            <text:p>-0.01</text:p>
          </table:table-cell>
          <table:table-cell table:formula="of:=[.F272]/[.$H272]" office:value-type="float" office:value="-0.303937567277882" calcext:value-type="float">
            <text:p>-0.30</text:p>
          </table:table-cell>
          <table:table-cell table:formula="of:=[.G272]/[.$H272]" office:value-type="float" office:value="0.9526782570979" calcext:value-type="float">
            <text:p>0.95</text:p>
          </table:table-cell>
          <table:table-cell table:formula="of:=MOD(DEGREES(ATAN2([.I272];[.J272]))+360; 360)" office:value-type="float" office:value="269.037136374364" calcext:value-type="float">
            <text:p>269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table:formula="of:=[.B273]-[.B$1]" office:value-type="float" office:value="-2" calcext:value-type="float">
            <text:p>-2</text:p>
          </table:table-cell>
          <table:table-cell table:formula="of:=[.C273]-[.C$1]" office:value-type="float" office:value="-119" calcext:value-type="float">
            <text:p>-119</text:p>
          </table:table-cell>
          <table:table-cell table:formula="of:=[.D273]-[.D$1]" office:value-type="float" office:value="364" calcext:value-type="float">
            <text:p>364</text:p>
          </table:table-cell>
          <table:table-cell table:formula="of:=SQRT([.E273]^2 + [.F273]^2 + [.G273]^2)" office:value-type="float" office:value="382.963444730695" calcext:value-type="float">
            <text:p>382.96</text:p>
          </table:table-cell>
          <table:table-cell table:formula="of:=[.E273]/[.$H273]" office:value-type="float" office:value="-0.00522243056750868" calcext:value-type="float">
            <text:p>-0.01</text:p>
          </table:table-cell>
          <table:table-cell table:formula="of:=[.F273]/[.$H273]" office:value-type="float" office:value="-0.310734618766766" calcext:value-type="float">
            <text:p>-0.31</text:p>
          </table:table-cell>
          <table:table-cell table:formula="of:=[.G273]/[.$H273]" office:value-type="float" office:value="0.950482363286579" calcext:value-type="float">
            <text:p>0.95</text:p>
          </table:table-cell>
          <table:table-cell table:formula="of:=MOD(DEGREES(ATAN2([.I273];[.J273]))+360; 360)" office:value-type="float" office:value="269.037136374364" calcext:value-type="float">
            <text:p>269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8" calcext:value-type="float">
            <text:p>178</text:p>
          </table:table-cell>
          <table:table-cell office:value-type="float" office:value="496" calcext:value-type="float">
            <text:p>496</text:p>
          </table:table-cell>
          <table:table-cell table:formula="of:=[.B274]-[.B$1]" office:value-type="float" office:value="4" calcext:value-type="float">
            <text:p>4</text:p>
          </table:table-cell>
          <table:table-cell table:formula="of:=[.C274]-[.C$1]" office:value-type="float" office:value="-120" calcext:value-type="float">
            <text:p>-120</text:p>
          </table:table-cell>
          <table:table-cell table:formula="of:=[.D274]-[.D$1]" office:value-type="float" office:value="360" calcext:value-type="float">
            <text:p>360</text:p>
          </table:table-cell>
          <table:table-cell table:formula="of:=SQRT([.E274]^2 + [.F274]^2 + [.G274]^2)" office:value-type="float" office:value="379.494400485699" calcext:value-type="float">
            <text:p>379.49</text:p>
          </table:table-cell>
          <table:table-cell table:formula="of:=[.E274]/[.$H274]" office:value-type="float" office:value="0.0105403399757166" calcext:value-type="float">
            <text:p>0.01</text:p>
          </table:table-cell>
          <table:table-cell table:formula="of:=[.F274]/[.$H274]" office:value-type="float" office:value="-0.316210199271497" calcext:value-type="float">
            <text:p>-0.32</text:p>
          </table:table-cell>
          <table:table-cell table:formula="of:=[.G274]/[.$H274]" office:value-type="float" office:value="0.94863059781449" calcext:value-type="float">
            <text:p>0.95</text:p>
          </table:table-cell>
          <table:table-cell table:formula="of:=MOD(DEGREES(ATAN2([.I274];[.J274]))+360; 360)" office:value-type="float" office:value="271.909152432996" calcext:value-type="float">
            <text:p>27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5" calcext:value-type="float">
            <text:p>185</text:p>
          </table:table-cell>
          <table:table-cell office:value-type="float" office:value="501" calcext:value-type="float">
            <text:p>501</text:p>
          </table:table-cell>
          <table:table-cell table:formula="of:=[.B275]-[.B$1]" office:value-type="float" office:value="1" calcext:value-type="float">
            <text:p>1</text:p>
          </table:table-cell>
          <table:table-cell table:formula="of:=[.C275]-[.C$1]" office:value-type="float" office:value="-113" calcext:value-type="float">
            <text:p>-113</text:p>
          </table:table-cell>
          <table:table-cell table:formula="of:=[.D275]-[.D$1]" office:value-type="float" office:value="365" calcext:value-type="float">
            <text:p>365</text:p>
          </table:table-cell>
          <table:table-cell table:formula="of:=SQRT([.E275]^2 + [.F275]^2 + [.G275]^2)" office:value-type="float" office:value="382.092920635806" calcext:value-type="float">
            <text:p>382.09</text:p>
          </table:table-cell>
          <table:table-cell table:formula="of:=[.E275]/[.$H275]" office:value-type="float" office:value="0.00261716442779414" calcext:value-type="float">
            <text:p>0.00</text:p>
          </table:table-cell>
          <table:table-cell table:formula="of:=[.F275]/[.$H275]" office:value-type="float" office:value="-0.295739580340738" calcext:value-type="float">
            <text:p>-0.30</text:p>
          </table:table-cell>
          <table:table-cell table:formula="of:=[.G275]/[.$H275]" office:value-type="float" office:value="0.955265016144861" calcext:value-type="float">
            <text:p>0.96</text:p>
          </table:table-cell>
          <table:table-cell table:formula="of:=MOD(DEGREES(ATAN2([.I275];[.J275]))+360; 360)" office:value-type="float" office:value="270.507029060915" calcext:value-type="float">
            <text:p>270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495" calcext:value-type="float">
            <text:p>495</text:p>
          </table:table-cell>
          <table:table-cell table:formula="of:=[.B276]-[.B$1]" office:value-type="float" office:value="0" calcext:value-type="float">
            <text:p>0</text:p>
          </table:table-cell>
          <table:table-cell table:formula="of:=[.C276]-[.C$1]" office:value-type="float" office:value="-128" calcext:value-type="float">
            <text:p>-128</text:p>
          </table:table-cell>
          <table:table-cell table:formula="of:=[.D276]-[.D$1]" office:value-type="float" office:value="359" calcext:value-type="float">
            <text:p>359</text:p>
          </table:table-cell>
          <table:table-cell table:formula="of:=SQRT([.E276]^2 + [.F276]^2 + [.G276]^2)" office:value-type="float" office:value="381.136458502726" calcext:value-type="float">
            <text:p>381.14</text:p>
          </table:table-cell>
          <table:table-cell table:formula="of:=[.E276]/[.$H276]" office:value-type="float" office:value="0" calcext:value-type="float">
            <text:p>0.00</text:p>
          </table:table-cell>
          <table:table-cell table:formula="of:=[.F276]/[.$H276]" office:value-type="float" office:value="-0.335837722013898" calcext:value-type="float">
            <text:p>-0.34</text:p>
          </table:table-cell>
          <table:table-cell table:formula="of:=[.G276]/[.$H276]" office:value-type="float" office:value="0.941919860960855" calcext:value-type="float">
            <text:p>0.94</text:p>
          </table:table-cell>
          <table:table-cell table:formula="of:=MOD(DEGREES(ATAN2([.I276];[.J276]))+360; 360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173" calcext:value-type="float">
            <text:p>173</text:p>
          </table:table-cell>
          <table:table-cell office:value-type="float" office:value="496" calcext:value-type="float">
            <text:p>496</text:p>
          </table:table-cell>
          <table:table-cell table:formula="of:=[.B277]-[.B$1]" office:value-type="float" office:value="11" calcext:value-type="float">
            <text:p>11</text:p>
          </table:table-cell>
          <table:table-cell table:formula="of:=[.C277]-[.C$1]" office:value-type="float" office:value="-125" calcext:value-type="float">
            <text:p>-125</text:p>
          </table:table-cell>
          <table:table-cell table:formula="of:=[.D277]-[.D$1]" office:value-type="float" office:value="360" calcext:value-type="float">
            <text:p>360</text:p>
          </table:table-cell>
          <table:table-cell table:formula="of:=SQRT([.E277]^2 + [.F277]^2 + [.G277]^2)" office:value-type="float" office:value="381.242704848237" calcext:value-type="float">
            <text:p>381.24</text:p>
          </table:table-cell>
          <table:table-cell table:formula="of:=[.E277]/[.$H277]" office:value-type="float" office:value="0.0288530111136915" calcext:value-type="float">
            <text:p>0.03</text:p>
          </table:table-cell>
          <table:table-cell table:formula="of:=[.F277]/[.$H277]" office:value-type="float" office:value="-0.327875126291949" calcext:value-type="float">
            <text:p>-0.33</text:p>
          </table:table-cell>
          <table:table-cell table:formula="of:=[.G277]/[.$H277]" office:value-type="float" office:value="0.944280363720813" calcext:value-type="float">
            <text:p>0.94</text:p>
          </table:table-cell>
          <table:table-cell table:formula="of:=MOD(DEGREES(ATAN2([.I277];[.J277]))+360; 360)" office:value-type="float" office:value="275.029073581785" calcext:value-type="float">
            <text:p>275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278]-[.B$1]" office:value-type="float" office:value="-1" calcext:value-type="float">
            <text:p>-1</text:p>
          </table:table-cell>
          <table:table-cell table:formula="of:=[.C278]-[.C$1]" office:value-type="float" office:value="-127" calcext:value-type="float">
            <text:p>-127</text:p>
          </table:table-cell>
          <table:table-cell table:formula="of:=[.D278]-[.D$1]" office:value-type="float" office:value="362" calcext:value-type="float">
            <text:p>362</text:p>
          </table:table-cell>
          <table:table-cell table:formula="of:=SQRT([.E278]^2 + [.F278]^2 + [.G278]^2)" office:value-type="float" office:value="383.632636776383" calcext:value-type="float">
            <text:p>383.63</text:p>
          </table:table-cell>
          <table:table-cell table:formula="of:=[.E278]/[.$H278]" office:value-type="float" office:value="-0.00260666039365909" calcext:value-type="float">
            <text:p>0.00</text:p>
          </table:table-cell>
          <table:table-cell table:formula="of:=[.F278]/[.$H278]" office:value-type="float" office:value="-0.331045869994704" calcext:value-type="float">
            <text:p>-0.33</text:p>
          </table:table-cell>
          <table:table-cell table:formula="of:=[.G278]/[.$H278]" office:value-type="float" office:value="0.94361106250459" calcext:value-type="float">
            <text:p>0.94</text:p>
          </table:table-cell>
          <table:table-cell table:formula="of:=MOD(DEGREES(ATAN2([.I278];[.J278]))+360; 360)" office:value-type="float" office:value="269.548861453213" calcext:value-type="float">
            <text:p>269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82" calcext:value-type="float">
            <text:p>182</text:p>
          </table:table-cell>
          <table:table-cell office:value-type="float" office:value="504" calcext:value-type="float">
            <text:p>504</text:p>
          </table:table-cell>
          <table:table-cell table:formula="of:=[.B279]-[.B$1]" office:value-type="float" office:value="2" calcext:value-type="float">
            <text:p>2</text:p>
          </table:table-cell>
          <table:table-cell table:formula="of:=[.C279]-[.C$1]" office:value-type="float" office:value="-116" calcext:value-type="float">
            <text:p>-116</text:p>
          </table:table-cell>
          <table:table-cell table:formula="of:=[.D279]-[.D$1]" office:value-type="float" office:value="368" calcext:value-type="float">
            <text:p>368</text:p>
          </table:table-cell>
          <table:table-cell table:formula="of:=SQRT([.E279]^2 + [.F279]^2 + [.G279]^2)" office:value-type="float" office:value="385.854895005882" calcext:value-type="float">
            <text:p>385.85</text:p>
          </table:table-cell>
          <table:table-cell table:formula="of:=[.E279]/[.$H279]" office:value-type="float" office:value="0.0051832956530706" calcext:value-type="float">
            <text:p>0.01</text:p>
          </table:table-cell>
          <table:table-cell table:formula="of:=[.F279]/[.$H279]" office:value-type="float" office:value="-0.300631147878095" calcext:value-type="float">
            <text:p>-0.30</text:p>
          </table:table-cell>
          <table:table-cell table:formula="of:=[.G279]/[.$H279]" office:value-type="float" office:value="0.953726400164991" calcext:value-type="float">
            <text:p>0.95</text:p>
          </table:table-cell>
          <table:table-cell table:formula="of:=MOD(DEGREES(ATAN2([.I279];[.J279]))+360; 360)" office:value-type="float" office:value="270.98776039964" calcext:value-type="float">
            <text:p>270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1" calcext:value-type="float">
            <text:p>171</text:p>
          </table:table-cell>
          <table:table-cell office:value-type="float" office:value="508" calcext:value-type="float">
            <text:p>508</text:p>
          </table:table-cell>
          <table:table-cell table:formula="of:=[.B280]-[.B$1]" office:value-type="float" office:value="1" calcext:value-type="float">
            <text:p>1</text:p>
          </table:table-cell>
          <table:table-cell table:formula="of:=[.C280]-[.C$1]" office:value-type="float" office:value="-127" calcext:value-type="float">
            <text:p>-127</text:p>
          </table:table-cell>
          <table:table-cell table:formula="of:=[.D280]-[.D$1]" office:value-type="float" office:value="372" calcext:value-type="float">
            <text:p>372</text:p>
          </table:table-cell>
          <table:table-cell table:formula="of:=SQRT([.E280]^2 + [.F280]^2 + [.G280]^2)" office:value-type="float" office:value="393.08268850205" calcext:value-type="float">
            <text:p>393.08</text:p>
          </table:table-cell>
          <table:table-cell table:formula="of:=[.E280]/[.$H280]" office:value-type="float" office:value="0.00254399399732096" calcext:value-type="float">
            <text:p>0.00</text:p>
          </table:table-cell>
          <table:table-cell table:formula="of:=[.F280]/[.$H280]" office:value-type="float" office:value="-0.323087237659762" calcext:value-type="float">
            <text:p>-0.32</text:p>
          </table:table-cell>
          <table:table-cell table:formula="of:=[.G280]/[.$H280]" office:value-type="float" office:value="0.946365767003396" calcext:value-type="float">
            <text:p>0.95</text:p>
          </table:table-cell>
          <table:table-cell table:formula="of:=MOD(DEGREES(ATAN2([.I280];[.J280]))+360; 360)" office:value-type="float" office:value="270.451138546787" calcext:value-type="float">
            <text:p>270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281]-[.B$1]" office:value-type="float" office:value="4" calcext:value-type="float">
            <text:p>4</text:p>
          </table:table-cell>
          <table:table-cell table:formula="of:=[.C281]-[.C$1]" office:value-type="float" office:value="-127" calcext:value-type="float">
            <text:p>-127</text:p>
          </table:table-cell>
          <table:table-cell table:formula="of:=[.D281]-[.D$1]" office:value-type="float" office:value="365" calcext:value-type="float">
            <text:p>365</text:p>
          </table:table-cell>
          <table:table-cell table:formula="of:=SQRT([.E281]^2 + [.F281]^2 + [.G281]^2)" office:value-type="float" office:value="386.484152327104" calcext:value-type="float">
            <text:p>386.48</text:p>
          </table:table-cell>
          <table:table-cell table:formula="of:=[.E281]/[.$H281]" office:value-type="float" office:value="0.0103497128560515" calcext:value-type="float">
            <text:p>0.01</text:p>
          </table:table-cell>
          <table:table-cell table:formula="of:=[.F281]/[.$H281]" office:value-type="float" office:value="-0.328603383179636" calcext:value-type="float">
            <text:p>-0.33</text:p>
          </table:table-cell>
          <table:table-cell table:formula="of:=[.G281]/[.$H281]" office:value-type="float" office:value="0.944411298114701" calcext:value-type="float">
            <text:p>0.94</text:p>
          </table:table-cell>
          <table:table-cell table:formula="of:=MOD(DEGREES(ATAN2([.I281];[.J281]))+360; 360)" office:value-type="float" office:value="271.803995116201" calcext:value-type="float">
            <text:p>271.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5" calcext:value-type="float">
            <text:p>-65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282]-[.B$1]" office:value-type="float" office:value="-8" calcext:value-type="float">
            <text:p>-8</text:p>
          </table:table-cell>
          <table:table-cell table:formula="of:=[.C282]-[.C$1]" office:value-type="float" office:value="-125" calcext:value-type="float">
            <text:p>-125</text:p>
          </table:table-cell>
          <table:table-cell table:formula="of:=[.D282]-[.D$1]" office:value-type="float" office:value="362" calcext:value-type="float">
            <text:p>362</text:p>
          </table:table-cell>
          <table:table-cell table:formula="of:=SQRT([.E282]^2 + [.F282]^2 + [.G282]^2)" office:value-type="float" office:value="383.057436946472" calcext:value-type="float">
            <text:p>383.06</text:p>
          </table:table-cell>
          <table:table-cell table:formula="of:=[.E282]/[.$H282]" office:value-type="float" office:value="-0.0208845964818532" calcext:value-type="float">
            <text:p>-0.02</text:p>
          </table:table-cell>
          <table:table-cell table:formula="of:=[.F282]/[.$H282]" office:value-type="float" office:value="-0.326321820028957" calcext:value-type="float">
            <text:p>-0.33</text:p>
          </table:table-cell>
          <table:table-cell table:formula="of:=[.G282]/[.$H282]" office:value-type="float" office:value="0.945027990803859" calcext:value-type="float">
            <text:p>0.95</text:p>
          </table:table-cell>
          <table:table-cell table:formula="of:=MOD(DEGREES(ATAN2([.I282];[.J282]))+360; 360)" office:value-type="float" office:value="266.33806442448" calcext:value-type="float">
            <text:p>266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1" calcext:value-type="float">
            <text:p>181</text:p>
          </table:table-cell>
          <table:table-cell office:value-type="float" office:value="498" calcext:value-type="float">
            <text:p>498</text:p>
          </table:table-cell>
          <table:table-cell table:formula="of:=[.B283]-[.B$1]" office:value-type="float" office:value="1" calcext:value-type="float">
            <text:p>1</text:p>
          </table:table-cell>
          <table:table-cell table:formula="of:=[.C283]-[.C$1]" office:value-type="float" office:value="-117" calcext:value-type="float">
            <text:p>-117</text:p>
          </table:table-cell>
          <table:table-cell table:formula="of:=[.D283]-[.D$1]" office:value-type="float" office:value="362" calcext:value-type="float">
            <text:p>362</text:p>
          </table:table-cell>
          <table:table-cell table:formula="of:=SQRT([.E283]^2 + [.F283]^2 + [.G283]^2)" office:value-type="float" office:value="380.439219849899" calcext:value-type="float">
            <text:p>380.44</text:p>
          </table:table-cell>
          <table:table-cell table:formula="of:=[.E283]/[.$H283]" office:value-type="float" office:value="0.00262854077030898" calcext:value-type="float">
            <text:p>0.00</text:p>
          </table:table-cell>
          <table:table-cell table:formula="of:=[.F283]/[.$H283]" office:value-type="float" office:value="-0.30753927012615" calcext:value-type="float">
            <text:p>-0.31</text:p>
          </table:table-cell>
          <table:table-cell table:formula="of:=[.G283]/[.$H283]" office:value-type="float" office:value="0.951531758851849" calcext:value-type="float">
            <text:p>0.95</text:p>
          </table:table-cell>
          <table:table-cell table:formula="of:=MOD(DEGREES(ATAN2([.I283];[.J283]))+360; 360)" office:value-type="float" office:value="270.489695593129" calcext:value-type="float">
            <text:p>270.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284]-[.B$1]" office:value-type="float" office:value="4" calcext:value-type="float">
            <text:p>4</text:p>
          </table:table-cell>
          <table:table-cell table:formula="of:=[.C284]-[.C$1]" office:value-type="float" office:value="-127" calcext:value-type="float">
            <text:p>-127</text:p>
          </table:table-cell>
          <table:table-cell table:formula="of:=[.D284]-[.D$1]" office:value-type="float" office:value="367" calcext:value-type="float">
            <text:p>367</text:p>
          </table:table-cell>
          <table:table-cell table:formula="of:=SQRT([.E284]^2 + [.F284]^2 + [.G284]^2)" office:value-type="float" office:value="388.373531538904" calcext:value-type="float">
            <text:p>388.37</text:p>
          </table:table-cell>
          <table:table-cell table:formula="of:=[.E284]/[.$H284]" office:value-type="float" office:value="0.0102993630491508" calcext:value-type="float">
            <text:p>0.01</text:p>
          </table:table-cell>
          <table:table-cell table:formula="of:=[.F284]/[.$H284]" office:value-type="float" office:value="-0.327004776810539" calcext:value-type="float">
            <text:p>-0.33</text:p>
          </table:table-cell>
          <table:table-cell table:formula="of:=[.G284]/[.$H284]" office:value-type="float" office:value="0.944966559759588" calcext:value-type="float">
            <text:p>0.94</text:p>
          </table:table-cell>
          <table:table-cell table:formula="of:=MOD(DEGREES(ATAN2([.I284];[.J284]))+360; 360)" office:value-type="float" office:value="271.803995116201" calcext:value-type="float">
            <text:p>271.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9" calcext:value-type="float">
            <text:p>179</text:p>
          </table:table-cell>
          <table:table-cell office:value-type="float" office:value="504" calcext:value-type="float">
            <text:p>504</text:p>
          </table:table-cell>
          <table:table-cell table:formula="of:=[.B285]-[.B$1]" office:value-type="float" office:value="5" calcext:value-type="float">
            <text:p>5</text:p>
          </table:table-cell>
          <table:table-cell table:formula="of:=[.C285]-[.C$1]" office:value-type="float" office:value="-119" calcext:value-type="float">
            <text:p>-119</text:p>
          </table:table-cell>
          <table:table-cell table:formula="of:=[.D285]-[.D$1]" office:value-type="float" office:value="368" calcext:value-type="float">
            <text:p>368</text:p>
          </table:table-cell>
          <table:table-cell table:formula="of:=SQRT([.E285]^2 + [.F285]^2 + [.G285]^2)" office:value-type="float" office:value="386.794519092502" calcext:value-type="float">
            <text:p>386.79</text:p>
          </table:table-cell>
          <table:table-cell table:formula="of:=[.E285]/[.$H285]" office:value-type="float" office:value="0.0129267602129705" calcext:value-type="float">
            <text:p>0.01</text:p>
          </table:table-cell>
          <table:table-cell table:formula="of:=[.F285]/[.$H285]" office:value-type="float" office:value="-0.307656893068697" calcext:value-type="float">
            <text:p>-0.31</text:p>
          </table:table-cell>
          <table:table-cell table:formula="of:=[.G285]/[.$H285]" office:value-type="float" office:value="0.951409551674626" calcext:value-type="float">
            <text:p>0.95</text:p>
          </table:table-cell>
          <table:table-cell table:formula="of:=MOD(DEGREES(ATAN2([.I285];[.J285]))+360; 360)" office:value-type="float" office:value="272.405970516645" calcext:value-type="float">
            <text:p>272.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286]-[.B$1]" office:value-type="float" office:value="4" calcext:value-type="float">
            <text:p>4</text:p>
          </table:table-cell>
          <table:table-cell table:formula="of:=[.C286]-[.C$1]" office:value-type="float" office:value="-122" calcext:value-type="float">
            <text:p>-122</text:p>
          </table:table-cell>
          <table:table-cell table:formula="of:=[.D286]-[.D$1]" office:value-type="float" office:value="367" calcext:value-type="float">
            <text:p>367</text:p>
          </table:table-cell>
          <table:table-cell table:formula="of:=SQRT([.E286]^2 + [.F286]^2 + [.G286]^2)" office:value-type="float" office:value="386.767371943394" calcext:value-type="float">
            <text:p>386.77</text:p>
          </table:table-cell>
          <table:table-cell table:formula="of:=[.E286]/[.$H286]" office:value-type="float" office:value="0.010342134032406" calcext:value-type="float">
            <text:p>0.01</text:p>
          </table:table-cell>
          <table:table-cell table:formula="of:=[.F286]/[.$H286]" office:value-type="float" office:value="-0.315435087988382" calcext:value-type="float">
            <text:p>-0.32</text:p>
          </table:table-cell>
          <table:table-cell table:formula="of:=[.G286]/[.$H286]" office:value-type="float" office:value="0.948890797473248" calcext:value-type="float">
            <text:p>0.95</text:p>
          </table:table-cell>
          <table:table-cell table:formula="of:=MOD(DEGREES(ATAN2([.I286];[.J286]))+360; 360)" office:value-type="float" office:value="271.877877447285" calcext:value-type="float">
            <text:p>271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table:formula="of:=[.B287]-[.B$1]" office:value-type="float" office:value="4" calcext:value-type="float">
            <text:p>4</text:p>
          </table:table-cell>
          <table:table-cell table:formula="of:=[.C287]-[.C$1]" office:value-type="float" office:value="-120" calcext:value-type="float">
            <text:p>-120</text:p>
          </table:table-cell>
          <table:table-cell table:formula="of:=[.D287]-[.D$1]" office:value-type="float" office:value="365" calcext:value-type="float">
            <text:p>365</text:p>
          </table:table-cell>
          <table:table-cell table:formula="of:=SQRT([.E287]^2 + [.F287]^2 + [.G287]^2)" office:value-type="float" office:value="384.240809909619" calcext:value-type="float">
            <text:p>384.24</text:p>
          </table:table-cell>
          <table:table-cell table:formula="of:=[.E287]/[.$H287]" office:value-type="float" office:value="0.0104101383737476" calcext:value-type="float">
            <text:p>0.01</text:p>
          </table:table-cell>
          <table:table-cell table:formula="of:=[.F287]/[.$H287]" office:value-type="float" office:value="-0.312304151212429" calcext:value-type="float">
            <text:p>-0.31</text:p>
          </table:table-cell>
          <table:table-cell table:formula="of:=[.G287]/[.$H287]" office:value-type="float" office:value="0.949925126604473" calcext:value-type="float">
            <text:p>0.95</text:p>
          </table:table-cell>
          <table:table-cell table:formula="of:=MOD(DEGREES(ATAN2([.I287];[.J287]))+360; 360)" office:value-type="float" office:value="271.909152432996" calcext:value-type="float">
            <text:p>27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175" calcext:value-type="float">
            <text:p>175</text:p>
          </table:table-cell>
          <table:table-cell office:value-type="float" office:value="495" calcext:value-type="float">
            <text:p>495</text:p>
          </table:table-cell>
          <table:table-cell table:formula="of:=[.B288]-[.B$1]" office:value-type="float" office:value="-7" calcext:value-type="float">
            <text:p>-7</text:p>
          </table:table-cell>
          <table:table-cell table:formula="of:=[.C288]-[.C$1]" office:value-type="float" office:value="-123" calcext:value-type="float">
            <text:p>-123</text:p>
          </table:table-cell>
          <table:table-cell table:formula="of:=[.D288]-[.D$1]" office:value-type="float" office:value="359" calcext:value-type="float">
            <text:p>359</text:p>
          </table:table-cell>
          <table:table-cell table:formula="of:=SQRT([.E288]^2 + [.F288]^2 + [.G288]^2)" office:value-type="float" office:value="379.551050584767" calcext:value-type="float">
            <text:p>379.55</text:p>
          </table:table-cell>
          <table:table-cell table:formula="of:=[.E288]/[.$H288]" office:value-type="float" office:value="-0.0184428418501681" calcext:value-type="float">
            <text:p>-0.02</text:p>
          </table:table-cell>
          <table:table-cell table:formula="of:=[.F288]/[.$H288]" office:value-type="float" office:value="-0.324067078224382" calcext:value-type="float">
            <text:p>-0.32</text:p>
          </table:table-cell>
          <table:table-cell table:formula="of:=[.G288]/[.$H288]" office:value-type="float" office:value="0.945854317744335" calcext:value-type="float">
            <text:p>0.95</text:p>
          </table:table-cell>
          <table:table-cell table:formula="of:=MOD(DEGREES(ATAN2([.I288];[.J288]))+360; 360)" office:value-type="float" office:value="266.742778059333" calcext:value-type="float">
            <text:p>266.74</text:p>
          </table:table-cell>
          <table:table-cell table:number-columns-repeated="1012"/>
        </table:table-row>
        <table:table-row table:style-name="ro1" table:number-rows-repeated="76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</table:table>
      <table:table table:name="+X =&gt; South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ce4"/>
        <table:table-column table:style-name="co9" table:number-columns-repeated="2" table:default-cell-style-name="Default"/>
        <table:table-column table:style-name="co8" table:number-columns-repeated="1010" table:default-cell-style-name="Default"/>
        <table:table-row table:style-name="ro1">
          <table:table-cell office:value-type="string" calcext:value-type="string">
            <text:p>Bias Correction </text:p>
          </table:table-cell>
          <table:table-cell table:style-name="ce5" table:formula="of:=['+X =&gt; East'.B1]" office:value-type="float" office:value="-57" calcext:value-type="float">
            <text:p>-57.00</text:p>
          </table:table-cell>
          <table:table-cell table:style-name="ce5" table:formula="of:=['+X =&gt; East'.C1]" office:value-type="float" office:value="298" calcext:value-type="float">
            <text:p>298.00</text:p>
          </table:table-cell>
          <table:table-cell table:style-name="ce5" table:formula="of:=['+X =&gt; East'.D1]" office:value-type="float" office:value="136" calcext:value-type="float">
            <text:p>136.00</text:p>
          </table:table-cell>
          <table:table-cell table:style-name="ce5" table:number-columns-repeated="4"/>
          <table:table-cell table:style-name="ce7"/>
          <table:table-cell table:number-columns-repeated="1015"/>
        </table:table-row>
        <table:table-row table:style-name="ro2">
          <table:table-cell table:style-name="ce9"/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z</text:p>
          </table:table-cell>
          <table:table-cell table:style-name="ce6" office:value-type="string" calcext:value-type="string">
            <text:p>Corrected Mx</text:p>
          </table:table-cell>
          <table:table-cell table:style-name="ce6" office:value-type="string" calcext:value-type="string">
            <text:p>Corrected My</text:p>
          </table:table-cell>
          <table:table-cell table:style-name="ce6" office:value-type="string" calcext:value-type="string">
            <text:p>Corrected Mz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Mnx</text:p>
          </table:table-cell>
          <table:table-cell table:style-name="ce2" office:value-type="string" calcext:value-type="string">
            <text:p>Mny</text:p>
          </table:table-cell>
          <table:table-cell table:style-name="ce2" office:value-type="string" calcext:value-type="string">
            <text:p>Mnz</text:p>
          </table:table-cell>
          <table:table-cell table:style-name="ce8" office:value-type="string" calcext:value-type="string">
            <text:p>Bearing to North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2" calcext:value-type="float">
            <text:p>302</text:p>
          </table:table-cell>
          <table:table-cell office:value-type="float" office:value="506" calcext:value-type="float">
            <text:p>506</text:p>
          </table:table-cell>
          <table:table-cell table:formula="of:=[.B3]-[.B$1]" office:value-type="float" office:value="-135" calcext:value-type="float">
            <text:p>-135</text:p>
          </table:table-cell>
          <table:table-cell table:formula="of:=[.C3]-[.C$1]" office:value-type="float" office:value="4" calcext:value-type="float">
            <text:p>4</text:p>
          </table:table-cell>
          <table:table-cell table:formula="of:=[.D3]-[.D$1]" office:value-type="float" office:value="370" calcext:value-type="float">
            <text:p>370</text:p>
          </table:table-cell>
          <table:table-cell table:style-name="ce4" table:formula="of:=SQRT([.E3]^2 + [.F3]^2 + [.G3]^2)" office:value-type="float" office:value="393.879423174149" calcext:value-type="float">
            <text:p>393.88</text:p>
          </table:table-cell>
          <table:table-cell table:style-name="ce4" table:formula="of:=[.E3]/[.$H3]" office:value-type="float" office:value="-0.342744484878337" calcext:value-type="float">
            <text:p>-0.34</text:p>
          </table:table-cell>
          <table:table-cell table:style-name="ce4" table:formula="of:=[.F3]/[.$H3]" office:value-type="float" office:value="0.0101553921445433" calcext:value-type="float">
            <text:p>0.01</text:p>
          </table:table-cell>
          <table:table-cell table:style-name="ce4" table:formula="of:=[.G3]/[.$H3]" office:value-type="float" office:value="0.939373773370257" calcext:value-type="float">
            <text:p>0.94</text:p>
          </table:table-cell>
          <table:table-cell table:formula="of:=MOD(DEGREES(ATAN2([.I3];[.J3]))+360; 360)" office:value-type="float" office:value="178.3028438104" calcext:value-type="float">
            <text:p>178.30</text:p>
          </table:table-cell>
          <table:table-cell table:number-columns-repeated="2"/>
          <table:table-cell table:style-name="ce7" office:value-type="string" calcext:value-type="string">
            <text:p>Mx</text:p>
          </table:table-cell>
          <table:table-cell table:style-name="ce7" office:value-type="string" calcext:value-type="string">
            <text:p>My</text:p>
          </table:table-cell>
          <table:table-cell table:style-name="ce7" office:value-type="string" calcext:value-type="string">
            <text:p>M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494" calcext:value-type="float">
            <text:p>494</text:p>
          </table:table-cell>
          <table:table-cell table:formula="of:=[.B4]-[.B$1]" office:value-type="float" office:value="-131" calcext:value-type="float">
            <text:p>-131</text:p>
          </table:table-cell>
          <table:table-cell table:formula="of:=[.C4]-[.C$1]" office:value-type="float" office:value="1" calcext:value-type="float">
            <text:p>1</text:p>
          </table:table-cell>
          <table:table-cell table:formula="of:=[.D4]-[.D$1]" office:value-type="float" office:value="358" calcext:value-type="float">
            <text:p>358</text:p>
          </table:table-cell>
          <table:table-cell table:style-name="ce4" table:formula="of:=SQRT([.E4]^2 + [.F4]^2 + [.G4]^2)" office:value-type="float" office:value="381.216473935742" calcext:value-type="float">
            <text:p>381.22</text:p>
          </table:table-cell>
          <table:table-cell table:style-name="ce4" table:formula="of:=[.E4]/[.$H4]" office:value-type="float" office:value="-0.343636775839025" calcext:value-type="float">
            <text:p>-0.34</text:p>
          </table:table-cell>
          <table:table-cell table:style-name="ce4" table:formula="of:=[.F4]/[.$H4]" office:value-type="float" office:value="0.00262318149495439" calcext:value-type="float">
            <text:p>0.00</text:p>
          </table:table-cell>
          <table:table-cell table:style-name="ce4" table:formula="of:=[.G4]/[.$H4]" office:value-type="float" office:value="0.939098975193672" calcext:value-type="float">
            <text:p>0.94</text:p>
          </table:table-cell>
          <table:table-cell table:formula="of:=MOD(DEGREES(ATAN2([.I4];[.J4]))+360; 360)" office:value-type="float" office:value="179.562636132479" calcext:value-type="float">
            <text:p>179.56</text:p>
          </table:table-cell>
          <table:table-cell/>
          <table:table-cell table:style-name="ce7" office:value-type="string" calcext:value-type="string">
            <text:p>Min</text:p>
          </table:table-cell>
          <table:table-cell table:style-name="ce4" table:formula="of:=MIN([.B3:.B203])" office:value-type="float" office:value="-200" calcext:value-type="float">
            <text:p>-200.00</text:p>
          </table:table-cell>
          <table:table-cell table:style-name="ce4" table:formula="of:=MIN([.C3:.C203])" office:value-type="float" office:value="286" calcext:value-type="float">
            <text:p>286.00</text:p>
          </table:table-cell>
          <table:table-cell table:style-name="ce4" table:formula="of:=MIN([.D3:.D203])" office:value-type="float" office:value="490" calcext:value-type="float">
            <text:p>49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3" calcext:value-type="float">
            <text:p>293</text:p>
          </table:table-cell>
          <table:table-cell office:value-type="float" office:value="504" calcext:value-type="float">
            <text:p>504</text:p>
          </table:table-cell>
          <table:table-cell table:formula="of:=[.B5]-[.B$1]" office:value-type="float" office:value="-132" calcext:value-type="float">
            <text:p>-132</text:p>
          </table:table-cell>
          <table:table-cell table:formula="of:=[.C5]-[.C$1]" office:value-type="float" office:value="-5" calcext:value-type="float">
            <text:p>-5</text:p>
          </table:table-cell>
          <table:table-cell table:formula="of:=[.D5]-[.D$1]" office:value-type="float" office:value="368" calcext:value-type="float">
            <text:p>368</text:p>
          </table:table-cell>
          <table:table-cell table:style-name="ce4" table:formula="of:=SQRT([.E5]^2 + [.F5]^2 + [.G5]^2)" office:value-type="float" office:value="390.989769687136" calcext:value-type="float">
            <text:p>390.99</text:p>
          </table:table-cell>
          <table:table-cell table:style-name="ce4" table:formula="of:=[.E5]/[.$H5]" office:value-type="float" office:value="-0.337604741181909" calcext:value-type="float">
            <text:p>-0.34</text:p>
          </table:table-cell>
          <table:table-cell table:style-name="ce4" table:formula="of:=[.F5]/[.$H5]" office:value-type="float" office:value="-0.0127880583781026" calcext:value-type="float">
            <text:p>-0.01</text:p>
          </table:table-cell>
          <table:table-cell table:style-name="ce4" table:formula="of:=[.G5]/[.$H5]" office:value-type="float" office:value="0.941201096628353" calcext:value-type="float">
            <text:p>0.94</text:p>
          </table:table-cell>
          <table:table-cell table:formula="of:=MOD(DEGREES(ATAN2([.I5];[.J5]))+360; 360)" office:value-type="float" office:value="182.169257589729" calcext:value-type="float">
            <text:p>182.17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4" table:formula="of:=MAX([.B3:.B203])" office:value-type="float" office:value="-174" calcext:value-type="float">
            <text:p>-174.00</text:p>
          </table:table-cell>
          <table:table-cell table:style-name="ce4" table:formula="of:=MAX([.C3:.C203])" office:value-type="float" office:value="315" calcext:value-type="float">
            <text:p>315.00</text:p>
          </table:table-cell>
          <table:table-cell table:style-name="ce4" table:formula="of:=MAX([.D3:.D203])" office:value-type="float" office:value="515" calcext:value-type="float">
            <text:p>515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6" calcext:value-type="float">
            <text:p>-176</text:p>
          </table:table-cell>
          <table:table-cell office:value-type="float" office:value="299" calcext:value-type="float">
            <text:p>299</text:p>
          </table:table-cell>
          <table:table-cell office:value-type="float" office:value="498" calcext:value-type="float">
            <text:p>498</text:p>
          </table:table-cell>
          <table:table-cell table:formula="of:=[.B6]-[.B$1]" office:value-type="float" office:value="-119" calcext:value-type="float">
            <text:p>-119</text:p>
          </table:table-cell>
          <table:table-cell table:formula="of:=[.C6]-[.C$1]" office:value-type="float" office:value="1" calcext:value-type="float">
            <text:p>1</text:p>
          </table:table-cell>
          <table:table-cell table:formula="of:=[.D6]-[.D$1]" office:value-type="float" office:value="362" calcext:value-type="float">
            <text:p>362</text:p>
          </table:table-cell>
          <table:table-cell table:style-name="ce4" table:formula="of:=SQRT([.E6]^2 + [.F6]^2 + [.G6]^2)" office:value-type="float" office:value="381.059050542039" calcext:value-type="float">
            <text:p>381.06</text:p>
          </table:table-cell>
          <table:table-cell table:style-name="ce4" table:formula="of:=[.E6]/[.$H6]" office:value-type="float" office:value="-0.312287557087879" calcext:value-type="float">
            <text:p>-0.31</text:p>
          </table:table-cell>
          <table:table-cell table:style-name="ce4" table:formula="of:=[.F6]/[.$H6]" office:value-type="float" office:value="0.00262426518561243" calcext:value-type="float">
            <text:p>0.00</text:p>
          </table:table-cell>
          <table:table-cell table:style-name="ce4" table:formula="of:=[.G6]/[.$H6]" office:value-type="float" office:value="0.9499839971917" calcext:value-type="float">
            <text:p>0.95</text:p>
          </table:table-cell>
          <table:table-cell table:formula="of:=MOD(DEGREES(ATAN2([.I6];[.J6]))+360; 360)" office:value-type="float" office:value="179.518534194162" calcext:value-type="float">
            <text:p>179.52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4" table:formula="of:=AVERAGE([.B3:.B203])" office:value-type="float" office:value="-187.940298507463" calcext:value-type="float">
            <text:p>-187.94</text:p>
          </table:table-cell>
          <table:table-cell table:style-name="ce4" table:formula="of:=AVERAGE([.C3:.C203])" office:value-type="float" office:value="299.945273631841" calcext:value-type="float">
            <text:p>299.95</text:p>
          </table:table-cell>
          <table:table-cell table:style-name="ce4" table:formula="of:=AVERAGE([.D3:.D203])" office:value-type="float" office:value="501.965174129353" calcext:value-type="float">
            <text:p>501.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" calcext:value-type="float">
            <text:p>-175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7]-[.B$1]" office:value-type="float" office:value="-118" calcext:value-type="float">
            <text:p>-118</text:p>
          </table:table-cell>
          <table:table-cell table:formula="of:=[.C7]-[.C$1]" office:value-type="float" office:value="2" calcext:value-type="float">
            <text:p>2</text:p>
          </table:table-cell>
          <table:table-cell table:formula="of:=[.D7]-[.D$1]" office:value-type="float" office:value="361" calcext:value-type="float">
            <text:p>361</text:p>
          </table:table-cell>
          <table:table-cell table:style-name="ce4" table:formula="of:=SQRT([.E7]^2 + [.F7]^2 + [.G7]^2)" office:value-type="float" office:value="379.801263820962" calcext:value-type="float">
            <text:p>379.80</text:p>
          </table:table-cell>
          <table:table-cell table:style-name="ce4" table:formula="of:=[.E7]/[.$H7]" office:value-type="float" office:value="-0.310688802909369" calcext:value-type="float">
            <text:p>-0.31</text:p>
          </table:table-cell>
          <table:table-cell table:style-name="ce4" table:formula="of:=[.F7]/[.$H7]" office:value-type="float" office:value="0.00526591191371811" calcext:value-type="float">
            <text:p>0.01</text:p>
          </table:table-cell>
          <table:table-cell table:style-name="ce4" table:formula="of:=[.G7]/[.$H7]" office:value-type="float" office:value="0.950497100426119" calcext:value-type="float">
            <text:p>0.95</text:p>
          </table:table-cell>
          <table:table-cell table:formula="of:=MOD(DEGREES(ATAN2([.I7];[.J7]))+360; 360)" office:value-type="float" office:value="179.028978068921" calcext:value-type="float">
            <text:p>179.03</text:p>
          </table:table-cell>
          <table:table-cell/>
          <table:table-cell table:style-name="ce7" office:value-type="string" calcext:value-type="string">
            <text:p>Mode</text:p>
          </table:table-cell>
          <table:table-cell table:style-name="ce4" table:formula="of:=MODE([.B3:.B203])" office:value-type="float" office:value="-189" calcext:value-type="float">
            <text:p>-189.00</text:p>
          </table:table-cell>
          <table:table-cell table:style-name="ce4" table:formula="of:=MODE([.C3:.C203])" office:value-type="float" office:value="299" calcext:value-type="float">
            <text:p>299.00</text:p>
          </table:table-cell>
          <table:table-cell table:style-name="ce4" table:formula="of:=MODE([.D3:.D203])" office:value-type="float" office:value="501" calcext:value-type="float">
            <text:p>501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8]-[.B$1]" office:value-type="float" office:value="-130" calcext:value-type="float">
            <text:p>-130</text:p>
          </table:table-cell>
          <table:table-cell table:formula="of:=[.C8]-[.C$1]" office:value-type="float" office:value="7" calcext:value-type="float">
            <text:p>7</text:p>
          </table:table-cell>
          <table:table-cell table:formula="of:=[.D8]-[.D$1]" office:value-type="float" office:value="368" calcext:value-type="float">
            <text:p>368</text:p>
          </table:table-cell>
          <table:table-cell table:style-name="ce4" table:formula="of:=SQRT([.E8]^2 + [.F8]^2 + [.G8]^2)" office:value-type="float" office:value="390.349843089503" calcext:value-type="float">
            <text:p>390.35</text:p>
          </table:table-cell>
          <table:table-cell table:style-name="ce4" table:formula="of:=[.E8]/[.$H8]" office:value-type="float" office:value="-0.333034590128405" calcext:value-type="float">
            <text:p>-0.33</text:p>
          </table:table-cell>
          <table:table-cell table:style-name="ce4" table:formula="of:=[.F8]/[.$H8]" office:value-type="float" office:value="0.0179326317761449" calcext:value-type="float">
            <text:p>0.02</text:p>
          </table:table-cell>
          <table:table-cell table:style-name="ce4" table:formula="of:=[.G8]/[.$H8]" office:value-type="float" office:value="0.942744070517331" calcext:value-type="float">
            <text:p>0.94</text:p>
          </table:table-cell>
          <table:table-cell table:formula="of:=MOD(DEGREES(ATAN2([.I8];[.J8]))+360; 360)" office:value-type="float" office:value="176.917819175472" calcext:value-type="float">
            <text:p>176.92</text:p>
          </table:table-cell>
          <table:table-cell table:style-name="ce5"/>
          <table:table-cell table:style-name="ce7" office:value-type="string" calcext:value-type="string">
            <text:p>Median</text:p>
          </table:table-cell>
          <table:table-cell table:style-name="ce4" table:formula="of:=MEDIAN([.B3:.B203])" office:value-type="float" office:value="-188" calcext:value-type="float">
            <text:p>-188.00</text:p>
          </table:table-cell>
          <table:table-cell table:style-name="ce4" table:formula="of:=MEDIAN([.C3:.C203])" office:value-type="float" office:value="300" calcext:value-type="float">
            <text:p>300.00</text:p>
          </table:table-cell>
          <table:table-cell table:style-name="ce4" table:formula="of:=MEDIAN([.D3:.D203])" office:value-type="float" office:value="502" calcext:value-type="float">
            <text:p>502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table:formula="of:=[.B9]-[.B$1]" office:value-type="float" office:value="-129" calcext:value-type="float">
            <text:p>-129</text:p>
          </table:table-cell>
          <table:table-cell table:formula="of:=[.C9]-[.C$1]" office:value-type="float" office:value="1" calcext:value-type="float">
            <text:p>1</text:p>
          </table:table-cell>
          <table:table-cell table:formula="of:=[.D9]-[.D$1]" office:value-type="float" office:value="374" calcext:value-type="float">
            <text:p>374</text:p>
          </table:table-cell>
          <table:table-cell table:style-name="ce4" table:formula="of:=SQRT([.E9]^2 + [.F9]^2 + [.G9]^2)" office:value-type="float" office:value="395.62355844919" calcext:value-type="float">
            <text:p>395.62</text:p>
          </table:table-cell>
          <table:table-cell table:style-name="ce4" table:formula="of:=[.E9]/[.$H9]" office:value-type="float" office:value="-0.326067538813079" calcext:value-type="float">
            <text:p>-0.33</text:p>
          </table:table-cell>
          <table:table-cell table:style-name="ce4" table:formula="of:=[.F9]/[.$H9]" office:value-type="float" office:value="0.00252765533963627" calcext:value-type="float">
            <text:p>0.00</text:p>
          </table:table-cell>
          <table:table-cell table:style-name="ce4" table:formula="of:=[.G9]/[.$H9]" office:value-type="float" office:value="0.945343097023967" calcext:value-type="float">
            <text:p>0.95</text:p>
          </table:table-cell>
          <table:table-cell table:formula="of:=MOD(DEGREES(ATAN2([.I9];[.J9]))+360; 360)" office:value-type="float" office:value="179.555855566888" calcext:value-type="float">
            <text:p>179.56</text:p>
          </table:table-cell>
          <table:table-cell table:style-name="ce4"/>
          <table:table-cell/>
          <table:table-cell table:style-name="ce4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" calcext:value-type="float">
            <text:p>-177</text:p>
          </table:table-cell>
          <table:table-cell office:value-type="float" office:value="305" calcext:value-type="float">
            <text:p>305</text:p>
          </table:table-cell>
          <table:table-cell office:value-type="float" office:value="506" calcext:value-type="float">
            <text:p>506</text:p>
          </table:table-cell>
          <table:table-cell table:formula="of:=[.B10]-[.B$1]" office:value-type="float" office:value="-120" calcext:value-type="float">
            <text:p>-120</text:p>
          </table:table-cell>
          <table:table-cell table:formula="of:=[.C10]-[.C$1]" office:value-type="float" office:value="7" calcext:value-type="float">
            <text:p>7</text:p>
          </table:table-cell>
          <table:table-cell table:formula="of:=[.D10]-[.D$1]" office:value-type="float" office:value="370" calcext:value-type="float">
            <text:p>370</text:p>
          </table:table-cell>
          <table:table-cell table:style-name="ce4" table:formula="of:=SQRT([.E10]^2 + [.F10]^2 + [.G10]^2)" office:value-type="float" office:value="389.035988052519" calcext:value-type="float">
            <text:p>389.04</text:p>
          </table:table-cell>
          <table:table-cell table:style-name="ce4" table:formula="of:=[.E10]/[.$H10]" office:value-type="float" office:value="-0.308454754020855" calcext:value-type="float">
            <text:p>-0.31</text:p>
          </table:table-cell>
          <table:table-cell table:style-name="ce4" table:formula="of:=[.F10]/[.$H10]" office:value-type="float" office:value="0.0179931939845499" calcext:value-type="float">
            <text:p>0.02</text:p>
          </table:table-cell>
          <table:table-cell table:style-name="ce4" table:formula="of:=[.G10]/[.$H10]" office:value-type="float" office:value="0.951068824897635" calcext:value-type="float">
            <text:p>0.95</text:p>
          </table:table-cell>
          <table:table-cell table:formula="of:=MOD(DEGREES(ATAN2([.I10];[.J10]))+360; 360)" office:value-type="float" office:value="176.661529456236" calcext:value-type="float">
            <text:p>176.66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2" calcext:value-type="float">
            <text:p>292</text:p>
          </table:table-cell>
          <table:table-cell office:value-type="float" office:value="510" calcext:value-type="float">
            <text:p>510</text:p>
          </table:table-cell>
          <table:table-cell table:formula="of:=[.B11]-[.B$1]" office:value-type="float" office:value="-126" calcext:value-type="float">
            <text:p>-126</text:p>
          </table:table-cell>
          <table:table-cell table:formula="of:=[.C11]-[.C$1]" office:value-type="float" office:value="-6" calcext:value-type="float">
            <text:p>-6</text:p>
          </table:table-cell>
          <table:table-cell table:formula="of:=[.D11]-[.D$1]" office:value-type="float" office:value="374" calcext:value-type="float">
            <text:p>374</text:p>
          </table:table-cell>
          <table:table-cell table:style-name="ce4" table:formula="of:=SQRT([.E11]^2 + [.F11]^2 + [.G11]^2)" office:value-type="float" office:value="394.699885989343" calcext:value-type="float">
            <text:p>394.70</text:p>
          </table:table-cell>
          <table:table-cell table:style-name="ce4" table:formula="of:=[.E11]/[.$H11]" office:value-type="float" office:value="-0.319229886991663" calcext:value-type="float">
            <text:p>-0.32</text:p>
          </table:table-cell>
          <table:table-cell table:style-name="ce4" table:formula="of:=[.F11]/[.$H11]" office:value-type="float" office:value="-0.0152014231900792" calcext:value-type="float">
            <text:p>-0.02</text:p>
          </table:table-cell>
          <table:table-cell table:style-name="ce4" table:formula="of:=[.G11]/[.$H11]" office:value-type="float" office:value="0.947555378848269" calcext:value-type="float">
            <text:p>0.95</text:p>
          </table:table-cell>
          <table:table-cell table:formula="of:=MOD(DEGREES(ATAN2([.I11];[.J11]))+360; 360)" office:value-type="float" office:value="182.726310993906" calcext:value-type="float">
            <text:p>182.73</text:p>
          </table:table-cell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2" calcext:value-type="float">
            <text:p>292</text:p>
          </table:table-cell>
          <table:table-cell office:value-type="float" office:value="503" calcext:value-type="float">
            <text:p>503</text:p>
          </table:table-cell>
          <table:table-cell table:formula="of:=[.B12]-[.B$1]" office:value-type="float" office:value="-136" calcext:value-type="float">
            <text:p>-136</text:p>
          </table:table-cell>
          <table:table-cell table:formula="of:=[.C12]-[.C$1]" office:value-type="float" office:value="-6" calcext:value-type="float">
            <text:p>-6</text:p>
          </table:table-cell>
          <table:table-cell table:formula="of:=[.D12]-[.D$1]" office:value-type="float" office:value="367" calcext:value-type="float">
            <text:p>367</text:p>
          </table:table-cell>
          <table:table-cell table:style-name="ce4" table:formula="of:=SQRT([.E12]^2 + [.F12]^2 + [.G12]^2)" office:value-type="float" office:value="391.434541143216" calcext:value-type="float">
            <text:p>391.43</text:p>
          </table:table-cell>
          <table:table-cell table:style-name="ce4" table:formula="of:=[.E12]/[.$H12]" office:value-type="float" office:value="-0.347439956634387" calcext:value-type="float">
            <text:p>-0.35</text:p>
          </table:table-cell>
          <table:table-cell table:style-name="ce4" table:formula="of:=[.F12]/[.$H12]" office:value-type="float" office:value="-0.0153282333809288" calcext:value-type="float">
            <text:p>-0.02</text:p>
          </table:table-cell>
          <table:table-cell table:style-name="ce4" table:formula="of:=[.G12]/[.$H12]" office:value-type="float" office:value="0.937576941800146" calcext:value-type="float">
            <text:p>0.94</text:p>
          </table:table-cell>
          <table:table-cell table:formula="of:=MOD(DEGREES(ATAN2([.I12];[.J12]))+360; 360)" office:value-type="float" office:value="182.52611691162" calcext:value-type="float">
            <text:p>182.53</text:p>
          </table:table-cell>
          <table:table-cell table:style-name="ce4"/>
          <table:table-cell table:style-name="ce7" office:value-type="string" calcext:value-type="string">
            <text:p>Average Bearing</text:p>
          </table:table-cell>
          <table:table-cell table:style-name="ce4" table:formula="of:=AVERAGE([.L3:.L200])" office:value-type="float" office:value="179.174864169981" calcext:value-type="float">
            <text:p>179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table:formula="of:=[.B13]-[.B$1]" office:value-type="float" office:value="-129" calcext:value-type="float">
            <text:p>-129</text:p>
          </table:table-cell>
          <table:table-cell table:formula="of:=[.C13]-[.C$1]" office:value-type="float" office:value="-2" calcext:value-type="float">
            <text:p>-2</text:p>
          </table:table-cell>
          <table:table-cell table:formula="of:=[.D13]-[.D$1]" office:value-type="float" office:value="369" calcext:value-type="float">
            <text:p>369</text:p>
          </table:table-cell>
          <table:table-cell table:style-name="ce4" table:formula="of:=SQRT([.E13]^2 + [.F13]^2 + [.G13]^2)" office:value-type="float" office:value="390.904080306154" calcext:value-type="float">
            <text:p>390.90</text:p>
          </table:table-cell>
          <table:table-cell table:style-name="ce4" table:formula="of:=[.E13]/[.$H13]" office:value-type="float" office:value="-0.330004229935303" calcext:value-type="float">
            <text:p>-0.33</text:p>
          </table:table-cell>
          <table:table-cell table:style-name="ce4" table:formula="of:=[.F13]/[.$H13]" office:value-type="float" office:value="-0.00511634465015973" calcext:value-type="float">
            <text:p>-0.01</text:p>
          </table:table-cell>
          <table:table-cell table:style-name="ce4" table:formula="of:=[.G13]/[.$H13]" office:value-type="float" office:value="0.94396558795447" calcext:value-type="float">
            <text:p>0.94</text:p>
          </table:table-cell>
          <table:table-cell table:formula="of:=MOD(DEGREES(ATAN2([.I13];[.J13]))+360; 360)" office:value-type="float" office:value="180.88823549524" calcext:value-type="float">
            <text:p>180.89</text:p>
          </table:table-cell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510" calcext:value-type="float">
            <text:p>510</text:p>
          </table:table-cell>
          <table:table-cell table:formula="of:=[.B14]-[.B$1]" office:value-type="float" office:value="-131" calcext:value-type="float">
            <text:p>-131</text:p>
          </table:table-cell>
          <table:table-cell table:formula="of:=[.C14]-[.C$1]" office:value-type="float" office:value="6" calcext:value-type="float">
            <text:p>6</text:p>
          </table:table-cell>
          <table:table-cell table:formula="of:=[.D14]-[.D$1]" office:value-type="float" office:value="374" calcext:value-type="float">
            <text:p>374</text:p>
          </table:table-cell>
          <table:table-cell table:style-name="ce4" table:formula="of:=SQRT([.E14]^2 + [.F14]^2 + [.G14]^2)" office:value-type="float" office:value="396.324362107605" calcext:value-type="float">
            <text:p>396.32</text:p>
          </table:table-cell>
          <table:table-cell table:style-name="ce4" table:formula="of:=[.E14]/[.$H14]" office:value-type="float" office:value="-0.330537338919459" calcext:value-type="float">
            <text:p>-0.33</text:p>
          </table:table-cell>
          <table:table-cell table:style-name="ce4" table:formula="of:=[.F14]/[.$H14]" office:value-type="float" office:value="0.0151391147596699" calcext:value-type="float">
            <text:p>0.02</text:p>
          </table:table-cell>
          <table:table-cell table:style-name="ce4" table:formula="of:=[.G14]/[.$H14]" office:value-type="float" office:value="0.94367148668609" calcext:value-type="float">
            <text:p>0.94</text:p>
          </table:table-cell>
          <table:table-cell table:formula="of:=MOD(DEGREES(ATAN2([.I14];[.J14]))+360; 360)" office:value-type="float" office:value="177.377598539459" calcext:value-type="float">
            <text:p>177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6" calcext:value-type="float">
            <text:p>306</text:p>
          </table:table-cell>
          <table:table-cell office:value-type="float" office:value="496" calcext:value-type="float">
            <text:p>496</text:p>
          </table:table-cell>
          <table:table-cell table:formula="of:=[.B15]-[.B$1]" office:value-type="float" office:value="-136" calcext:value-type="float">
            <text:p>-136</text:p>
          </table:table-cell>
          <table:table-cell table:formula="of:=[.C15]-[.C$1]" office:value-type="float" office:value="8" calcext:value-type="float">
            <text:p>8</text:p>
          </table:table-cell>
          <table:table-cell table:formula="of:=[.D15]-[.D$1]" office:value-type="float" office:value="360" calcext:value-type="float">
            <text:p>360</text:p>
          </table:table-cell>
          <table:table-cell table:style-name="ce4" table:formula="of:=SQRT([.E15]^2 + [.F15]^2 + [.G15]^2)" office:value-type="float" office:value="384.915575159021" calcext:value-type="float">
            <text:p>384.92</text:p>
          </table:table-cell>
          <table:table-cell table:style-name="ce4" table:formula="of:=[.E15]/[.$H15]" office:value-type="float" office:value="-0.353324232057417" calcext:value-type="float">
            <text:p>-0.35</text:p>
          </table:table-cell>
          <table:table-cell table:style-name="ce4" table:formula="of:=[.F15]/[.$H15]" office:value-type="float" office:value="0.0207837783563186" calcext:value-type="float">
            <text:p>0.02</text:p>
          </table:table-cell>
          <table:table-cell table:style-name="ce4" table:formula="of:=[.G15]/[.$H15]" office:value-type="float" office:value="0.935270026034338" calcext:value-type="float">
            <text:p>0.94</text:p>
          </table:table-cell>
          <table:table-cell table:formula="of:=MOD(DEGREES(ATAN2([.I15];[.J15]))+360; 360)" office:value-type="float" office:value="176.63353933657" calcext:value-type="float">
            <text:p>176.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16]-[.B$1]" office:value-type="float" office:value="-134" calcext:value-type="float">
            <text:p>-134</text:p>
          </table:table-cell>
          <table:table-cell table:formula="of:=[.C16]-[.C$1]" office:value-type="float" office:value="6" calcext:value-type="float">
            <text:p>6</text:p>
          </table:table-cell>
          <table:table-cell table:formula="of:=[.D16]-[.D$1]" office:value-type="float" office:value="369" calcext:value-type="float">
            <text:p>369</text:p>
          </table:table-cell>
          <table:table-cell table:style-name="ce4" table:formula="of:=SQRT([.E16]^2 + [.F16]^2 + [.G16]^2)" office:value-type="float" office:value="392.623229063182" calcext:value-type="float">
            <text:p>392.62</text:p>
          </table:table-cell>
          <table:table-cell table:style-name="ce4" table:formula="of:=[.E16]/[.$H16]" office:value-type="float" office:value="-0.341294121388921" calcext:value-type="float">
            <text:p>-0.34</text:p>
          </table:table-cell>
          <table:table-cell table:style-name="ce4" table:formula="of:=[.F16]/[.$H16]" office:value-type="float" office:value="0.0152818263308472" calcext:value-type="float">
            <text:p>0.02</text:p>
          </table:table-cell>
          <table:table-cell table:style-name="ce4" table:formula="of:=[.G16]/[.$H16]" office:value-type="float" office:value="0.939832319347105" calcext:value-type="float">
            <text:p>0.94</text:p>
          </table:table-cell>
          <table:table-cell table:formula="of:=MOD(DEGREES(ATAN2([.I16];[.J16]))+360; 360)" office:value-type="float" office:value="177.436229788535" calcext:value-type="float">
            <text:p>177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1" calcext:value-type="float">
            <text:p>501</text:p>
          </table:table-cell>
          <table:table-cell table:formula="of:=[.B17]-[.B$1]" office:value-type="float" office:value="-129" calcext:value-type="float">
            <text:p>-129</text:p>
          </table:table-cell>
          <table:table-cell table:formula="of:=[.C17]-[.C$1]" office:value-type="float" office:value="3" calcext:value-type="float">
            <text:p>3</text:p>
          </table:table-cell>
          <table:table-cell table:formula="of:=[.D17]-[.D$1]" office:value-type="float" office:value="365" calcext:value-type="float">
            <text:p>365</text:p>
          </table:table-cell>
          <table:table-cell table:style-name="ce4" table:formula="of:=SQRT([.E17]^2 + [.F17]^2 + [.G17]^2)" office:value-type="float" office:value="387.136926680987" calcext:value-type="float">
            <text:p>387.14</text:p>
          </table:table-cell>
          <table:table-cell table:style-name="ce4" table:formula="of:=[.E17]/[.$H17]" office:value-type="float" office:value="-0.333215436476046" calcext:value-type="float">
            <text:p>-0.33</text:p>
          </table:table-cell>
          <table:table-cell table:style-name="ce4" table:formula="of:=[.F17]/[.$H17]" office:value-type="float" office:value="0.00774919619711734" calcext:value-type="float">
            <text:p>0.01</text:p>
          </table:table-cell>
          <table:table-cell table:style-name="ce4" table:formula="of:=[.G17]/[.$H17]" office:value-type="float" office:value="0.942818870649276" calcext:value-type="float">
            <text:p>0.94</text:p>
          </table:table-cell>
          <table:table-cell table:formula="of:=MOD(DEGREES(ATAN2([.I17];[.J17]))+360; 360)" office:value-type="float" office:value="178.66778014613" calcext:value-type="float">
            <text:p>178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8" calcext:value-type="float">
            <text:p>-198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18]-[.B$1]" office:value-type="float" office:value="-141" calcext:value-type="float">
            <text:p>-141</text:p>
          </table:table-cell>
          <table:table-cell table:formula="of:=[.C18]-[.C$1]" office:value-type="float" office:value="-4" calcext:value-type="float">
            <text:p>-4</text:p>
          </table:table-cell>
          <table:table-cell table:formula="of:=[.D18]-[.D$1]" office:value-type="float" office:value="369" calcext:value-type="float">
            <text:p>369</text:p>
          </table:table-cell>
          <table:table-cell table:style-name="ce4" table:formula="of:=SQRT([.E18]^2 + [.F18]^2 + [.G18]^2)" office:value-type="float" office:value="395.041769943382" calcext:value-type="float">
            <text:p>395.04</text:p>
          </table:table-cell>
          <table:table-cell table:style-name="ce4" table:formula="of:=[.E18]/[.$H18]" office:value-type="float" office:value="-0.356924281754328" calcext:value-type="float">
            <text:p>-0.36</text:p>
          </table:table-cell>
          <table:table-cell table:style-name="ce4" table:formula="of:=[.F18]/[.$H18]" office:value-type="float" office:value="-0.0101255115391299" calcext:value-type="float">
            <text:p>-0.01</text:p>
          </table:table-cell>
          <table:table-cell table:style-name="ce4" table:formula="of:=[.G18]/[.$H18]" office:value-type="float" office:value="0.93407843948473" calcext:value-type="float">
            <text:p>0.93</text:p>
          </table:table-cell>
          <table:table-cell table:formula="of:=MOD(DEGREES(ATAN2([.I18];[.J18]))+360; 360)" office:value-type="float" office:value="181.624976357525" calcext:value-type="float">
            <text:p>181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93" calcext:value-type="float">
            <text:p>293</text:p>
          </table:table-cell>
          <table:table-cell office:value-type="float" office:value="509" calcext:value-type="float">
            <text:p>509</text:p>
          </table:table-cell>
          <table:table-cell table:formula="of:=[.B19]-[.B$1]" office:value-type="float" office:value="-137" calcext:value-type="float">
            <text:p>-137</text:p>
          </table:table-cell>
          <table:table-cell table:formula="of:=[.C19]-[.C$1]" office:value-type="float" office:value="-5" calcext:value-type="float">
            <text:p>-5</text:p>
          </table:table-cell>
          <table:table-cell table:formula="of:=[.D19]-[.D$1]" office:value-type="float" office:value="373" calcext:value-type="float">
            <text:p>373</text:p>
          </table:table-cell>
          <table:table-cell table:style-name="ce4" table:formula="of:=SQRT([.E19]^2 + [.F19]^2 + [.G19]^2)" office:value-type="float" office:value="397.395269221967" calcext:value-type="float">
            <text:p>397.40</text:p>
          </table:table-cell>
          <table:table-cell table:style-name="ce4" table:formula="of:=[.E19]/[.$H19]" office:value-type="float" office:value="-0.344744919254381" calcext:value-type="float">
            <text:p>-0.34</text:p>
          </table:table-cell>
          <table:table-cell table:style-name="ce4" table:formula="of:=[.F19]/[.$H19]" office:value-type="float" office:value="-0.0125819313596489" calcext:value-type="float">
            <text:p>-0.01</text:p>
          </table:table-cell>
          <table:table-cell table:style-name="ce4" table:formula="of:=[.G19]/[.$H19]" office:value-type="float" office:value="0.93861207942981" calcext:value-type="float">
            <text:p>0.94</text:p>
          </table:table-cell>
          <table:table-cell table:formula="of:=MOD(DEGREES(ATAN2([.I19];[.J19]))+360; 360)" office:value-type="float" office:value="182.090159153711" calcext:value-type="float">
            <text:p>182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3" calcext:value-type="float">
            <text:p>293</text:p>
          </table:table-cell>
          <table:table-cell office:value-type="float" office:value="500" calcext:value-type="float">
            <text:p>500</text:p>
          </table:table-cell>
          <table:table-cell table:formula="of:=[.B20]-[.B$1]" office:value-type="float" office:value="-128" calcext:value-type="float">
            <text:p>-128</text:p>
          </table:table-cell>
          <table:table-cell table:formula="of:=[.C20]-[.C$1]" office:value-type="float" office:value="-5" calcext:value-type="float">
            <text:p>-5</text:p>
          </table:table-cell>
          <table:table-cell table:formula="of:=[.D20]-[.D$1]" office:value-type="float" office:value="364" calcext:value-type="float">
            <text:p>364</text:p>
          </table:table-cell>
          <table:table-cell table:style-name="ce4" table:formula="of:=SQRT([.E20]^2 + [.F20]^2 + [.G20]^2)" office:value-type="float" office:value="385.882106348558" calcext:value-type="float">
            <text:p>385.88</text:p>
          </table:table-cell>
          <table:table-cell table:style-name="ce4" table:formula="of:=[.E20]/[.$H20]" office:value-type="float" office:value="-0.33170752904614" calcext:value-type="float">
            <text:p>-0.33</text:p>
          </table:table-cell>
          <table:table-cell table:style-name="ce4" table:formula="of:=[.F20]/[.$H20]" office:value-type="float" office:value="-0.0129573253533648" calcext:value-type="float">
            <text:p>-0.01</text:p>
          </table:table-cell>
          <table:table-cell table:style-name="ce4" table:formula="of:=[.G20]/[.$H20]" office:value-type="float" office:value="0.94329328572496" calcext:value-type="float">
            <text:p>0.94</text:p>
          </table:table-cell>
          <table:table-cell table:formula="of:=MOD(DEGREES(ATAN2([.I20];[.J20]))+360; 360)" office:value-type="float" office:value="182.236979063438" calcext:value-type="float">
            <text:p>182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5" calcext:value-type="float">
            <text:p>305</text:p>
          </table:table-cell>
          <table:table-cell office:value-type="float" office:value="497" calcext:value-type="float">
            <text:p>497</text:p>
          </table:table-cell>
          <table:table-cell table:formula="of:=[.B21]-[.B$1]" office:value-type="float" office:value="-137" calcext:value-type="float">
            <text:p>-137</text:p>
          </table:table-cell>
          <table:table-cell table:formula="of:=[.C21]-[.C$1]" office:value-type="float" office:value="7" calcext:value-type="float">
            <text:p>7</text:p>
          </table:table-cell>
          <table:table-cell table:formula="of:=[.D21]-[.D$1]" office:value-type="float" office:value="361" calcext:value-type="float">
            <text:p>361</text:p>
          </table:table-cell>
          <table:table-cell table:style-name="ce4" table:formula="of:=SQRT([.E21]^2 + [.F21]^2 + [.G21]^2)" office:value-type="float" office:value="386.185188737217" calcext:value-type="float">
            <text:p>386.19</text:p>
          </table:table-cell>
          <table:table-cell table:style-name="ce4" table:formula="of:=[.E21]/[.$H21]" office:value-type="float" office:value="-0.354752082667838" calcext:value-type="float">
            <text:p>-0.35</text:p>
          </table:table-cell>
          <table:table-cell table:style-name="ce4" table:formula="of:=[.F21]/[.$H21]" office:value-type="float" office:value="0.0181260188224443" calcext:value-type="float">
            <text:p>0.02</text:p>
          </table:table-cell>
          <table:table-cell table:style-name="ce4" table:formula="of:=[.G21]/[.$H21]" office:value-type="float" office:value="0.934784684986056" calcext:value-type="float">
            <text:p>0.93</text:p>
          </table:table-cell>
          <table:table-cell table:formula="of:=MOD(DEGREES(ATAN2([.I21];[.J21]))+360; 360)" office:value-type="float" office:value="177.075022050844" calcext:value-type="float">
            <text:p>177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6" calcext:value-type="float">
            <text:p>296</text:p>
          </table:table-cell>
          <table:table-cell office:value-type="float" office:value="510" calcext:value-type="float">
            <text:p>510</text:p>
          </table:table-cell>
          <table:table-cell table:formula="of:=[.B22]-[.B$1]" office:value-type="float" office:value="-136" calcext:value-type="float">
            <text:p>-136</text:p>
          </table:table-cell>
          <table:table-cell table:formula="of:=[.C22]-[.C$1]" office:value-type="float" office:value="-2" calcext:value-type="float">
            <text:p>-2</text:p>
          </table:table-cell>
          <table:table-cell table:formula="of:=[.D22]-[.D$1]" office:value-type="float" office:value="374" calcext:value-type="float">
            <text:p>374</text:p>
          </table:table-cell>
          <table:table-cell table:style-name="ce4" table:formula="of:=SQRT([.E22]^2 + [.F22]^2 + [.G22]^2)" office:value-type="float" office:value="397.964822566015" calcext:value-type="float">
            <text:p>397.96</text:p>
          </table:table-cell>
          <table:table-cell table:style-name="ce4" table:formula="of:=[.E22]/[.$H22]" office:value-type="float" office:value="-0.341738747467912" calcext:value-type="float">
            <text:p>-0.34</text:p>
          </table:table-cell>
          <table:table-cell table:style-name="ce4" table:formula="of:=[.F22]/[.$H22]" office:value-type="float" office:value="-0.00502556981570459" calcext:value-type="float">
            <text:p>-0.01</text:p>
          </table:table-cell>
          <table:table-cell table:style-name="ce4" table:formula="of:=[.G22]/[.$H22]" office:value-type="float" office:value="0.939781555536759" calcext:value-type="float">
            <text:p>0.94</text:p>
          </table:table-cell>
          <table:table-cell table:formula="of:=MOD(DEGREES(ATAN2([.I22];[.J22]))+360; 360)" office:value-type="float" office:value="180.84252426074" calcext:value-type="float">
            <text:p>180.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510" calcext:value-type="float">
            <text:p>510</text:p>
          </table:table-cell>
          <table:table-cell table:formula="of:=[.B23]-[.B$1]" office:value-type="float" office:value="-129" calcext:value-type="float">
            <text:p>-129</text:p>
          </table:table-cell>
          <table:table-cell table:formula="of:=[.C23]-[.C$1]" office:value-type="float" office:value="6" calcext:value-type="float">
            <text:p>6</text:p>
          </table:table-cell>
          <table:table-cell table:formula="of:=[.D23]-[.D$1]" office:value-type="float" office:value="374" calcext:value-type="float">
            <text:p>374</text:p>
          </table:table-cell>
          <table:table-cell table:style-name="ce4" table:formula="of:=SQRT([.E23]^2 + [.F23]^2 + [.G23]^2)" office:value-type="float" office:value="395.66778994505" calcext:value-type="float">
            <text:p>395.67</text:p>
          </table:table-cell>
          <table:table-cell table:style-name="ce4" table:formula="of:=[.E23]/[.$H23]" office:value-type="float" office:value="-0.326031087892991" calcext:value-type="float">
            <text:p>-0.33</text:p>
          </table:table-cell>
          <table:table-cell table:style-name="ce4" table:formula="of:=[.F23]/[.$H23]" office:value-type="float" office:value="0.0151642366461856" calcext:value-type="float">
            <text:p>0.02</text:p>
          </table:table-cell>
          <table:table-cell table:style-name="ce4" table:formula="of:=[.G23]/[.$H23]" office:value-type="float" office:value="0.945237417612237" calcext:value-type="float">
            <text:p>0.95</text:p>
          </table:table-cell>
          <table:table-cell table:formula="of:=MOD(DEGREES(ATAN2([.I23];[.J23]))+360; 360)" office:value-type="float" office:value="177.336999233933" calcext:value-type="float">
            <text:p>17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88" calcext:value-type="float">
            <text:p>288</text:p>
          </table:table-cell>
          <table:table-cell office:value-type="float" office:value="500" calcext:value-type="float">
            <text:p>500</text:p>
          </table:table-cell>
          <table:table-cell table:formula="of:=[.B24]-[.B$1]" office:value-type="float" office:value="-125" calcext:value-type="float">
            <text:p>-125</text:p>
          </table:table-cell>
          <table:table-cell table:formula="of:=[.C24]-[.C$1]" office:value-type="float" office:value="-10" calcext:value-type="float">
            <text:p>-10</text:p>
          </table:table-cell>
          <table:table-cell table:formula="of:=[.D24]-[.D$1]" office:value-type="float" office:value="364" calcext:value-type="float">
            <text:p>364</text:p>
          </table:table-cell>
          <table:table-cell table:style-name="ce4" table:formula="of:=SQRT([.E24]^2 + [.F24]^2 + [.G24]^2)" office:value-type="float" office:value="384.994805159758" calcext:value-type="float">
            <text:p>384.99</text:p>
          </table:table-cell>
          <table:table-cell table:style-name="ce4" table:formula="of:=[.E24]/[.$H24]" office:value-type="float" office:value="-0.324679705608313" calcext:value-type="float">
            <text:p>-0.32</text:p>
          </table:table-cell>
          <table:table-cell table:style-name="ce4" table:formula="of:=[.F24]/[.$H24]" office:value-type="float" office:value="-0.025974376448665" calcext:value-type="float">
            <text:p>-0.03</text:p>
          </table:table-cell>
          <table:table-cell table:style-name="ce4" table:formula="of:=[.G24]/[.$H24]" office:value-type="float" office:value="0.945467302731407" calcext:value-type="float">
            <text:p>0.95</text:p>
          </table:table-cell>
          <table:table-cell table:formula="of:=MOD(DEGREES(ATAN2([.I24];[.J24]))+360; 360)" office:value-type="float" office:value="184.573921259901" calcext:value-type="float">
            <text:p>184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8" calcext:value-type="float">
            <text:p>-198</text:p>
          </table:table-cell>
          <table:table-cell office:value-type="float" office:value="296" calcext:value-type="float">
            <text:p>296</text:p>
          </table:table-cell>
          <table:table-cell office:value-type="float" office:value="498" calcext:value-type="float">
            <text:p>498</text:p>
          </table:table-cell>
          <table:table-cell table:formula="of:=[.B25]-[.B$1]" office:value-type="float" office:value="-141" calcext:value-type="float">
            <text:p>-141</text:p>
          </table:table-cell>
          <table:table-cell table:formula="of:=[.C25]-[.C$1]" office:value-type="float" office:value="-2" calcext:value-type="float">
            <text:p>-2</text:p>
          </table:table-cell>
          <table:table-cell table:formula="of:=[.D25]-[.D$1]" office:value-type="float" office:value="362" calcext:value-type="float">
            <text:p>362</text:p>
          </table:table-cell>
          <table:table-cell table:style-name="ce4" table:formula="of:=SQRT([.E25]^2 + [.F25]^2 + [.G25]^2)" office:value-type="float" office:value="388.4958172233" calcext:value-type="float">
            <text:p>388.50</text:p>
          </table:table-cell>
          <table:table-cell table:style-name="ce4" table:formula="of:=[.E25]/[.$H25]" office:value-type="float" office:value="-0.362938270501264" calcext:value-type="float">
            <text:p>-0.36</text:p>
          </table:table-cell>
          <table:table-cell table:style-name="ce4" table:formula="of:=[.F25]/[.$H25]" office:value-type="float" office:value="-0.00514806057448602" calcext:value-type="float">
            <text:p>-0.01</text:p>
          </table:table-cell>
          <table:table-cell table:style-name="ce4" table:formula="of:=[.G25]/[.$H25]" office:value-type="float" office:value="0.93179896398197" calcext:value-type="float">
            <text:p>0.93</text:p>
          </table:table-cell>
          <table:table-cell table:formula="of:=MOD(DEGREES(ATAN2([.I25];[.J25]))+360; 360)" office:value-type="float" office:value="180.812651594254" calcext:value-type="float">
            <text:p>180.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495" calcext:value-type="float">
            <text:p>495</text:p>
          </table:table-cell>
          <table:table-cell table:formula="of:=[.B26]-[.B$1]" office:value-type="float" office:value="-132" calcext:value-type="float">
            <text:p>-132</text:p>
          </table:table-cell>
          <table:table-cell table:formula="of:=[.C26]-[.C$1]" office:value-type="float" office:value="2" calcext:value-type="float">
            <text:p>2</text:p>
          </table:table-cell>
          <table:table-cell table:formula="of:=[.D26]-[.D$1]" office:value-type="float" office:value="359" calcext:value-type="float">
            <text:p>359</text:p>
          </table:table-cell>
          <table:table-cell table:style-name="ce4" table:formula="of:=SQRT([.E26]^2 + [.F26]^2 + [.G26]^2)" office:value-type="float" office:value="382.50359475435" calcext:value-type="float">
            <text:p>382.50</text:p>
          </table:table-cell>
          <table:table-cell table:style-name="ce4" table:formula="of:=[.E26]/[.$H26]" office:value-type="float" office:value="-0.345094795997336" calcext:value-type="float">
            <text:p>-0.35</text:p>
          </table:table-cell>
          <table:table-cell table:style-name="ce4" table:formula="of:=[.F26]/[.$H26]" office:value-type="float" office:value="0.00522870903026266" calcext:value-type="float">
            <text:p>0.01</text:p>
          </table:table-cell>
          <table:table-cell table:style-name="ce4" table:formula="of:=[.G26]/[.$H26]" office:value-type="float" office:value="0.938553270932148" calcext:value-type="float">
            <text:p>0.94</text:p>
          </table:table-cell>
          <table:table-cell table:formula="of:=MOD(DEGREES(ATAN2([.I26];[.J26]))+360; 360)" office:value-type="float" office:value="179.131948550255" calcext:value-type="float">
            <text:p>17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9" calcext:value-type="float">
            <text:p>309</text:p>
          </table:table-cell>
          <table:table-cell office:value-type="float" office:value="501" calcext:value-type="float">
            <text:p>501</text:p>
          </table:table-cell>
          <table:table-cell table:formula="of:=[.B27]-[.B$1]" office:value-type="float" office:value="-136" calcext:value-type="float">
            <text:p>-136</text:p>
          </table:table-cell>
          <table:table-cell table:formula="of:=[.C27]-[.C$1]" office:value-type="float" office:value="11" calcext:value-type="float">
            <text:p>11</text:p>
          </table:table-cell>
          <table:table-cell table:formula="of:=[.D27]-[.D$1]" office:value-type="float" office:value="365" calcext:value-type="float">
            <text:p>365</text:p>
          </table:table-cell>
          <table:table-cell table:style-name="ce4" table:formula="of:=SQRT([.E27]^2 + [.F27]^2 + [.G27]^2)" office:value-type="float" office:value="389.66909038311" calcext:value-type="float">
            <text:p>389.67</text:p>
          </table:table-cell>
          <table:table-cell table:style-name="ce4" table:formula="of:=[.E27]/[.$H27]" office:value-type="float" office:value="-0.349014082349435" calcext:value-type="float">
            <text:p>-0.35</text:p>
          </table:table-cell>
          <table:table-cell table:style-name="ce4" table:formula="of:=[.F27]/[.$H27]" office:value-type="float" office:value="0.0282290801900278" calcext:value-type="float">
            <text:p>0.03</text:p>
          </table:table-cell>
          <table:table-cell table:style-name="ce4" table:formula="of:=[.G27]/[.$H27]" office:value-type="float" office:value="0.936692206305469" calcext:value-type="float">
            <text:p>0.94</text:p>
          </table:table-cell>
          <table:table-cell table:formula="of:=MOD(DEGREES(ATAN2([.I27];[.J27]))+360; 360)" office:value-type="float" office:value="175.375848671571" calcext:value-type="float">
            <text:p>175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28]-[.B$1]" office:value-type="float" office:value="-132" calcext:value-type="float">
            <text:p>-132</text:p>
          </table:table-cell>
          <table:table-cell table:formula="of:=[.C28]-[.C$1]" office:value-type="float" office:value="2" calcext:value-type="float">
            <text:p>2</text:p>
          </table:table-cell>
          <table:table-cell table:formula="of:=[.D28]-[.D$1]" office:value-type="float" office:value="366" calcext:value-type="float">
            <text:p>366</text:p>
          </table:table-cell>
          <table:table-cell table:style-name="ce4" table:formula="of:=SQRT([.E28]^2 + [.F28]^2 + [.G28]^2)" office:value-type="float" office:value="389.080968437162" calcext:value-type="float">
            <text:p>389.08</text:p>
          </table:table-cell>
          <table:table-cell table:style-name="ce4" table:formula="of:=[.E28]/[.$H28]" office:value-type="float" office:value="-0.339261004027542" calcext:value-type="float">
            <text:p>-0.34</text:p>
          </table:table-cell>
          <table:table-cell table:style-name="ce4" table:formula="of:=[.F28]/[.$H28]" office:value-type="float" office:value="0.00514031824284154" calcext:value-type="float">
            <text:p>0.01</text:p>
          </table:table-cell>
          <table:table-cell table:style-name="ce4" table:formula="of:=[.G28]/[.$H28]" office:value-type="float" office:value="0.940678238440003" calcext:value-type="float">
            <text:p>0.94</text:p>
          </table:table-cell>
          <table:table-cell table:formula="of:=MOD(DEGREES(ATAN2([.I28];[.J28]))+360; 360)" office:value-type="float" office:value="179.131948550255" calcext:value-type="float">
            <text:p>17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5" calcext:value-type="float">
            <text:p>305</text:p>
          </table:table-cell>
          <table:table-cell office:value-type="float" office:value="500" calcext:value-type="float">
            <text:p>500</text:p>
          </table:table-cell>
          <table:table-cell table:formula="of:=[.B29]-[.B$1]" office:value-type="float" office:value="-137" calcext:value-type="float">
            <text:p>-137</text:p>
          </table:table-cell>
          <table:table-cell table:formula="of:=[.C29]-[.C$1]" office:value-type="float" office:value="7" calcext:value-type="float">
            <text:p>7</text:p>
          </table:table-cell>
          <table:table-cell table:formula="of:=[.D29]-[.D$1]" office:value-type="float" office:value="364" calcext:value-type="float">
            <text:p>364</text:p>
          </table:table-cell>
          <table:table-cell table:style-name="ce4" table:formula="of:=SQRT([.E29]^2 + [.F29]^2 + [.G29]^2)" office:value-type="float" office:value="388.991002466638" calcext:value-type="float">
            <text:p>388.99</text:p>
          </table:table-cell>
          <table:table-cell table:style-name="ce4" table:formula="of:=[.E29]/[.$H29]" office:value-type="float" office:value="-0.352193236170674" calcext:value-type="float">
            <text:p>-0.35</text:p>
          </table:table-cell>
          <table:table-cell table:style-name="ce4" table:formula="of:=[.F29]/[.$H29]" office:value-type="float" office:value="0.0179952748408374" calcext:value-type="float">
            <text:p>0.02</text:p>
          </table:table-cell>
          <table:table-cell table:style-name="ce4" table:formula="of:=[.G29]/[.$H29]" office:value-type="float" office:value="0.935754291723543" calcext:value-type="float">
            <text:p>0.94</text:p>
          </table:table-cell>
          <table:table-cell table:formula="of:=MOD(DEGREES(ATAN2([.I29];[.J29]))+360; 360)" office:value-type="float" office:value="177.075022050844" calcext:value-type="float">
            <text:p>177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493" calcext:value-type="float">
            <text:p>493</text:p>
          </table:table-cell>
          <table:table-cell table:formula="of:=[.B30]-[.B$1]" office:value-type="float" office:value="-130" calcext:value-type="float">
            <text:p>-130</text:p>
          </table:table-cell>
          <table:table-cell table:formula="of:=[.C30]-[.C$1]" office:value-type="float" office:value="4" calcext:value-type="float">
            <text:p>4</text:p>
          </table:table-cell>
          <table:table-cell table:formula="of:=[.D30]-[.D$1]" office:value-type="float" office:value="357" calcext:value-type="float">
            <text:p>357</text:p>
          </table:table-cell>
          <table:table-cell table:style-name="ce4" table:formula="of:=SQRT([.E30]^2 + [.F30]^2 + [.G30]^2)" office:value-type="float" office:value="379.953944577497" calcext:value-type="float">
            <text:p>379.95</text:p>
          </table:table-cell>
          <table:table-cell table:style-name="ce4" table:formula="of:=[.E30]/[.$H30]" office:value-type="float" office:value="-0.3421467308217" calcext:value-type="float">
            <text:p>-0.34</text:p>
          </table:table-cell>
          <table:table-cell table:style-name="ce4" table:formula="of:=[.F30]/[.$H30]" office:value-type="float" office:value="0.0105275917175908" calcext:value-type="float">
            <text:p>0.01</text:p>
          </table:table-cell>
          <table:table-cell table:style-name="ce4" table:formula="of:=[.G30]/[.$H30]" office:value-type="float" office:value="0.939587560794975" calcext:value-type="float">
            <text:p>0.94</text:p>
          </table:table-cell>
          <table:table-cell table:formula="of:=MOD(DEGREES(ATAN2([.I30];[.J30]))+360; 360)" office:value-type="float" office:value="178.23760897634" calcext:value-type="float">
            <text:p>178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1" calcext:value-type="float">
            <text:p>301</text:p>
          </table:table-cell>
          <table:table-cell office:value-type="float" office:value="496" calcext:value-type="float">
            <text:p>496</text:p>
          </table:table-cell>
          <table:table-cell table:formula="of:=[.B31]-[.B$1]" office:value-type="float" office:value="-124" calcext:value-type="float">
            <text:p>-124</text:p>
          </table:table-cell>
          <table:table-cell table:formula="of:=[.C31]-[.C$1]" office:value-type="float" office:value="3" calcext:value-type="float">
            <text:p>3</text:p>
          </table:table-cell>
          <table:table-cell table:formula="of:=[.D31]-[.D$1]" office:value-type="float" office:value="360" calcext:value-type="float">
            <text:p>360</text:p>
          </table:table-cell>
          <table:table-cell table:style-name="ce4" table:formula="of:=SQRT([.E31]^2 + [.F31]^2 + [.G31]^2)" office:value-type="float" office:value="380.768958818862" calcext:value-type="float">
            <text:p>380.77</text:p>
          </table:table-cell>
          <table:table-cell table:style-name="ce4" table:formula="of:=[.E31]/[.$H31]" office:value-type="float" office:value="-0.325656798244914" calcext:value-type="float">
            <text:p>-0.33</text:p>
          </table:table-cell>
          <table:table-cell table:style-name="ce4" table:formula="of:=[.F31]/[.$H31]" office:value-type="float" office:value="0.00787879350592534" calcext:value-type="float">
            <text:p>0.01</text:p>
          </table:table-cell>
          <table:table-cell table:style-name="ce4" table:formula="of:=[.G31]/[.$H31]" office:value-type="float" office:value="0.945455220711041" calcext:value-type="float">
            <text:p>0.95</text:p>
          </table:table-cell>
          <table:table-cell table:formula="of:=MOD(DEGREES(ATAN2([.I31];[.J31]))+360; 360)" office:value-type="float" office:value="178.614082149188" calcext:value-type="float">
            <text:p>178.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32]-[.B$1]" office:value-type="float" office:value="-124" calcext:value-type="float">
            <text:p>-124</text:p>
          </table:table-cell>
          <table:table-cell table:formula="of:=[.C32]-[.C$1]" office:value-type="float" office:value="-4" calcext:value-type="float">
            <text:p>-4</text:p>
          </table:table-cell>
          <table:table-cell table:formula="of:=[.D32]-[.D$1]" office:value-type="float" office:value="369" calcext:value-type="float">
            <text:p>369</text:p>
          </table:table-cell>
          <table:table-cell table:style-name="ce4" table:formula="of:=SQRT([.E32]^2 + [.F32]^2 + [.G32]^2)" office:value-type="float" office:value="389.298086304056" calcext:value-type="float">
            <text:p>389.30</text:p>
          </table:table-cell>
          <table:table-cell table:style-name="ce4" table:formula="of:=[.E32]/[.$H32]" office:value-type="float" office:value="-0.318521987038877" calcext:value-type="float">
            <text:p>-0.32</text:p>
          </table:table-cell>
          <table:table-cell table:style-name="ce4" table:formula="of:=[.F32]/[.$H32]" office:value-type="float" office:value="-0.0102749028077057" calcext:value-type="float">
            <text:p>-0.01</text:p>
          </table:table-cell>
          <table:table-cell table:style-name="ce4" table:formula="of:=[.G32]/[.$H32]" office:value-type="float" office:value="0.947859784010851" calcext:value-type="float">
            <text:p>0.95</text:p>
          </table:table-cell>
          <table:table-cell table:formula="of:=MOD(DEGREES(ATAN2([.I32];[.J32]))+360; 360)" office:value-type="float" office:value="181.847610265995" calcext:value-type="float">
            <text:p>181.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495" calcext:value-type="float">
            <text:p>495</text:p>
          </table:table-cell>
          <table:table-cell table:formula="of:=[.B33]-[.B$1]" office:value-type="float" office:value="-125" calcext:value-type="float">
            <text:p>-125</text:p>
          </table:table-cell>
          <table:table-cell table:formula="of:=[.C33]-[.C$1]" office:value-type="float" office:value="2" calcext:value-type="float">
            <text:p>2</text:p>
          </table:table-cell>
          <table:table-cell table:formula="of:=[.D33]-[.D$1]" office:value-type="float" office:value="359" calcext:value-type="float">
            <text:p>359</text:p>
          </table:table-cell>
          <table:table-cell table:style-name="ce4" table:formula="of:=SQRT([.E33]^2 + [.F33]^2 + [.G33]^2)" office:value-type="float" office:value="380.14470928845" calcext:value-type="float">
            <text:p>380.14</text:p>
          </table:table-cell>
          <table:table-cell table:style-name="ce4" table:formula="of:=[.E33]/[.$H33]" office:value-type="float" office:value="-0.328822148370744" calcext:value-type="float">
            <text:p>-0.33</text:p>
          </table:table-cell>
          <table:table-cell table:style-name="ce4" table:formula="of:=[.F33]/[.$H33]" office:value-type="float" office:value="0.0052611543739319" calcext:value-type="float">
            <text:p>0.01</text:p>
          </table:table-cell>
          <table:table-cell table:style-name="ce4" table:formula="of:=[.G33]/[.$H33]" office:value-type="float" office:value="0.944377210120777" calcext:value-type="float">
            <text:p>0.94</text:p>
          </table:table-cell>
          <table:table-cell table:formula="of:=MOD(DEGREES(ATAN2([.I33];[.J33]))+360; 360)" office:value-type="float" office:value="179.083345743615" calcext:value-type="float">
            <text:p>179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table:formula="of:=[.B34]-[.B$1]" office:value-type="float" office:value="-128" calcext:value-type="float">
            <text:p>-128</text:p>
          </table:table-cell>
          <table:table-cell table:formula="of:=[.C34]-[.C$1]" office:value-type="float" office:value="-3" calcext:value-type="float">
            <text:p>-3</text:p>
          </table:table-cell>
          <table:table-cell table:formula="of:=[.D34]-[.D$1]" office:value-type="float" office:value="361" calcext:value-type="float">
            <text:p>361</text:p>
          </table:table-cell>
          <table:table-cell table:style-name="ce4" table:formula="of:=SQRT([.E34]^2 + [.F34]^2 + [.G34]^2)" office:value-type="float" office:value="383.032635685264" calcext:value-type="float">
            <text:p>383.03</text:p>
          </table:table-cell>
          <table:table-cell table:style-name="ce4" table:formula="of:=[.E34]/[.$H34]" office:value-type="float" office:value="-0.334175180062665" calcext:value-type="float">
            <text:p>-0.33</text:p>
          </table:table-cell>
          <table:table-cell table:style-name="ce4" table:formula="of:=[.F34]/[.$H34]" office:value-type="float" office:value="-0.0078322307827187" calcext:value-type="float">
            <text:p>-0.01</text:p>
          </table:table-cell>
          <table:table-cell table:style-name="ce4" table:formula="of:=[.G34]/[.$H34]" office:value-type="float" office:value="0.942478437520484" calcext:value-type="float">
            <text:p>0.94</text:p>
          </table:table-cell>
          <table:table-cell table:formula="of:=MOD(DEGREES(ATAN2([.I34];[.J34]))+360; 360)" office:value-type="float" office:value="181.342624026538" calcext:value-type="float">
            <text:p>18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1" calcext:value-type="float">
            <text:p>301</text:p>
          </table:table-cell>
          <table:table-cell office:value-type="float" office:value="508" calcext:value-type="float">
            <text:p>508</text:p>
          </table:table-cell>
          <table:table-cell table:formula="of:=[.B35]-[.B$1]" office:value-type="float" office:value="-126" calcext:value-type="float">
            <text:p>-126</text:p>
          </table:table-cell>
          <table:table-cell table:formula="of:=[.C35]-[.C$1]" office:value-type="float" office:value="3" calcext:value-type="float">
            <text:p>3</text:p>
          </table:table-cell>
          <table:table-cell table:formula="of:=[.D35]-[.D$1]" office:value-type="float" office:value="372" calcext:value-type="float">
            <text:p>372</text:p>
          </table:table-cell>
          <table:table-cell table:style-name="ce4" table:formula="of:=SQRT([.E35]^2 + [.F35]^2 + [.G35]^2)" office:value-type="float" office:value="392.770925604225" calcext:value-type="float">
            <text:p>392.77</text:p>
          </table:table-cell>
          <table:table-cell table:style-name="ce4" table:formula="of:=[.E35]/[.$H35]" office:value-type="float" office:value="-0.320797675658314" calcext:value-type="float">
            <text:p>-0.32</text:p>
          </table:table-cell>
          <table:table-cell table:style-name="ce4" table:formula="of:=[.F35]/[.$H35]" office:value-type="float" office:value="0.00763803989662652" calcext:value-type="float">
            <text:p>0.01</text:p>
          </table:table-cell>
          <table:table-cell table:style-name="ce4" table:formula="of:=[.G35]/[.$H35]" office:value-type="float" office:value="0.947116947181688" calcext:value-type="float">
            <text:p>0.95</text:p>
          </table:table-cell>
          <table:table-cell table:formula="of:=MOD(DEGREES(ATAN2([.I35];[.J35]))+360; 360)" office:value-type="float" office:value="178.636072468397" calcext:value-type="float">
            <text:p>178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1" calcext:value-type="float">
            <text:p>301</text:p>
          </table:table-cell>
          <table:table-cell office:value-type="float" office:value="496" calcext:value-type="float">
            <text:p>496</text:p>
          </table:table-cell>
          <table:table-cell table:formula="of:=[.B36]-[.B$1]" office:value-type="float" office:value="-124" calcext:value-type="float">
            <text:p>-124</text:p>
          </table:table-cell>
          <table:table-cell table:formula="of:=[.C36]-[.C$1]" office:value-type="float" office:value="3" calcext:value-type="float">
            <text:p>3</text:p>
          </table:table-cell>
          <table:table-cell table:formula="of:=[.D36]-[.D$1]" office:value-type="float" office:value="360" calcext:value-type="float">
            <text:p>360</text:p>
          </table:table-cell>
          <table:table-cell table:style-name="ce4" table:formula="of:=SQRT([.E36]^2 + [.F36]^2 + [.G36]^2)" office:value-type="float" office:value="380.768958818862" calcext:value-type="float">
            <text:p>380.77</text:p>
          </table:table-cell>
          <table:table-cell table:style-name="ce4" table:formula="of:=[.E36]/[.$H36]" office:value-type="float" office:value="-0.325656798244914" calcext:value-type="float">
            <text:p>-0.33</text:p>
          </table:table-cell>
          <table:table-cell table:style-name="ce4" table:formula="of:=[.F36]/[.$H36]" office:value-type="float" office:value="0.00787879350592534" calcext:value-type="float">
            <text:p>0.01</text:p>
          </table:table-cell>
          <table:table-cell table:style-name="ce4" table:formula="of:=[.G36]/[.$H36]" office:value-type="float" office:value="0.945455220711041" calcext:value-type="float">
            <text:p>0.95</text:p>
          </table:table-cell>
          <table:table-cell table:formula="of:=MOD(DEGREES(ATAN2([.I36];[.J36]))+360; 360)" office:value-type="float" office:value="178.614082149188" calcext:value-type="float">
            <text:p>178.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1" calcext:value-type="float">
            <text:p>301</text:p>
          </table:table-cell>
          <table:table-cell office:value-type="float" office:value="496" calcext:value-type="float">
            <text:p>496</text:p>
          </table:table-cell>
          <table:table-cell table:formula="of:=[.B37]-[.B$1]" office:value-type="float" office:value="-138" calcext:value-type="float">
            <text:p>-138</text:p>
          </table:table-cell>
          <table:table-cell table:formula="of:=[.C37]-[.C$1]" office:value-type="float" office:value="3" calcext:value-type="float">
            <text:p>3</text:p>
          </table:table-cell>
          <table:table-cell table:formula="of:=[.D37]-[.D$1]" office:value-type="float" office:value="360" calcext:value-type="float">
            <text:p>360</text:p>
          </table:table-cell>
          <table:table-cell table:style-name="ce4" table:formula="of:=SQRT([.E37]^2 + [.F37]^2 + [.G37]^2)" office:value-type="float" office:value="385.555443483813" calcext:value-type="float">
            <text:p>385.56</text:p>
          </table:table-cell>
          <table:table-cell table:style-name="ce4" table:formula="of:=[.E37]/[.$H37]" office:value-type="float" office:value="-0.357925176086364" calcext:value-type="float">
            <text:p>-0.36</text:p>
          </table:table-cell>
          <table:table-cell table:style-name="ce4" table:formula="of:=[.F37]/[.$H37]" office:value-type="float" office:value="0.007780982088834" calcext:value-type="float">
            <text:p>0.01</text:p>
          </table:table-cell>
          <table:table-cell table:style-name="ce4" table:formula="of:=[.G37]/[.$H37]" office:value-type="float" office:value="0.93371785066008" calcext:value-type="float">
            <text:p>0.93</text:p>
          </table:table-cell>
          <table:table-cell table:formula="of:=MOD(DEGREES(ATAN2([.I37];[.J37]))+360; 360)" office:value-type="float" office:value="178.754635733232" calcext:value-type="float">
            <text:p>178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" calcext:value-type="float">
            <text:p>-180</text:p>
          </table:table-cell>
          <table:table-cell office:value-type="float" office:value="310" calcext:value-type="float">
            <text:p>310</text:p>
          </table:table-cell>
          <table:table-cell office:value-type="float" office:value="504" calcext:value-type="float">
            <text:p>504</text:p>
          </table:table-cell>
          <table:table-cell table:formula="of:=[.B38]-[.B$1]" office:value-type="float" office:value="-123" calcext:value-type="float">
            <text:p>-123</text:p>
          </table:table-cell>
          <table:table-cell table:formula="of:=[.C38]-[.C$1]" office:value-type="float" office:value="12" calcext:value-type="float">
            <text:p>12</text:p>
          </table:table-cell>
          <table:table-cell table:formula="of:=[.D38]-[.D$1]" office:value-type="float" office:value="368" calcext:value-type="float">
            <text:p>368</text:p>
          </table:table-cell>
          <table:table-cell table:style-name="ce4" table:formula="of:=SQRT([.E38]^2 + [.F38]^2 + [.G38]^2)" office:value-type="float" office:value="388.197114878511" calcext:value-type="float">
            <text:p>388.20</text:p>
          </table:table-cell>
          <table:table-cell table:style-name="ce4" table:formula="of:=[.E38]/[.$H38]" office:value-type="float" office:value="-0.316849340929527" calcext:value-type="float">
            <text:p>-0.32</text:p>
          </table:table-cell>
          <table:table-cell table:style-name="ce4" table:formula="of:=[.F38]/[.$H38]" office:value-type="float" office:value="0.0309121308223928" calcext:value-type="float">
            <text:p>0.03</text:p>
          </table:table-cell>
          <table:table-cell table:style-name="ce4" table:formula="of:=[.G38]/[.$H38]" office:value-type="float" office:value="0.947972011886714" calcext:value-type="float">
            <text:p>0.95</text:p>
          </table:table-cell>
          <table:table-cell table:formula="of:=MOD(DEGREES(ATAN2([.I38];[.J38]))+360; 360)" office:value-type="float" office:value="174.427802196036" calcext:value-type="float">
            <text:p>174.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39]-[.B$1]" office:value-type="float" office:value="-126" calcext:value-type="float">
            <text:p>-126</text:p>
          </table:table-cell>
          <table:table-cell table:formula="of:=[.C39]-[.C$1]" office:value-type="float" office:value="1" calcext:value-type="float">
            <text:p>1</text:p>
          </table:table-cell>
          <table:table-cell table:formula="of:=[.D39]-[.D$1]" office:value-type="float" office:value="365" calcext:value-type="float">
            <text:p>365</text:p>
          </table:table-cell>
          <table:table-cell table:style-name="ce4" table:formula="of:=SQRT([.E39]^2 + [.F39]^2 + [.G39]^2)" office:value-type="float" office:value="386.137281287368" calcext:value-type="float">
            <text:p>386.14</text:p>
          </table:table-cell>
          <table:table-cell table:style-name="ce4" table:formula="of:=[.E39]/[.$H39]" office:value-type="float" office:value="-0.326308818407589" calcext:value-type="float">
            <text:p>-0.33</text:p>
          </table:table-cell>
          <table:table-cell table:style-name="ce4" table:formula="of:=[.F39]/[.$H39]" office:value-type="float" office:value="0.00258975252704436" calcext:value-type="float">
            <text:p>0.00</text:p>
          </table:table-cell>
          <table:table-cell table:style-name="ce4" table:formula="of:=[.G39]/[.$H39]" office:value-type="float" office:value="0.945259672371191" calcext:value-type="float">
            <text:p>0.95</text:p>
          </table:table-cell>
          <table:table-cell table:formula="of:=MOD(DEGREES(ATAN2([.I39];[.J39]))+360; 360)" office:value-type="float" office:value="179.545281138307" calcext:value-type="float">
            <text:p>179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4" calcext:value-type="float">
            <text:p>294</text:p>
          </table:table-cell>
          <table:table-cell office:value-type="float" office:value="503" calcext:value-type="float">
            <text:p>503</text:p>
          </table:table-cell>
          <table:table-cell table:formula="of:=[.B40]-[.B$1]" office:value-type="float" office:value="-131" calcext:value-type="float">
            <text:p>-131</text:p>
          </table:table-cell>
          <table:table-cell table:formula="of:=[.C40]-[.C$1]" office:value-type="float" office:value="-4" calcext:value-type="float">
            <text:p>-4</text:p>
          </table:table-cell>
          <table:table-cell table:formula="of:=[.D40]-[.D$1]" office:value-type="float" office:value="367" calcext:value-type="float">
            <text:p>367</text:p>
          </table:table-cell>
          <table:table-cell table:style-name="ce4" table:formula="of:=SQRT([.E40]^2 + [.F40]^2 + [.G40]^2)" office:value-type="float" office:value="389.699884526542" calcext:value-type="float">
            <text:p>389.70</text:p>
          </table:table-cell>
          <table:table-cell table:style-name="ce4" table:formula="of:=[.E40]/[.$H40]" office:value-type="float" office:value="-0.336156117056991" calcext:value-type="float">
            <text:p>-0.34</text:p>
          </table:table-cell>
          <table:table-cell table:style-name="ce4" table:formula="of:=[.F40]/[.$H40]" office:value-type="float" office:value="-0.0102643089177707" calcext:value-type="float">
            <text:p>-0.01</text:p>
          </table:table-cell>
          <table:table-cell table:style-name="ce4" table:formula="of:=[.G40]/[.$H40]" office:value-type="float" office:value="0.941750343205463" calcext:value-type="float">
            <text:p>0.94</text:p>
          </table:table-cell>
          <table:table-cell table:formula="of:=MOD(DEGREES(ATAN2([.I40];[.J40]))+360; 360)" office:value-type="float" office:value="181.748946044554" calcext:value-type="float">
            <text:p>181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41]-[.B$1]" office:value-type="float" office:value="-129" calcext:value-type="float">
            <text:p>-129</text:p>
          </table:table-cell>
          <table:table-cell table:formula="of:=[.C41]-[.C$1]" office:value-type="float" office:value="-2" calcext:value-type="float">
            <text:p>-2</text:p>
          </table:table-cell>
          <table:table-cell table:formula="of:=[.D41]-[.D$1]" office:value-type="float" office:value="365" calcext:value-type="float">
            <text:p>365</text:p>
          </table:table-cell>
          <table:table-cell table:style-name="ce4" table:formula="of:=SQRT([.E41]^2 + [.F41]^2 + [.G41]^2)" office:value-type="float" office:value="387.13046896363" calcext:value-type="float">
            <text:p>387.13</text:p>
          </table:table-cell>
          <table:table-cell table:style-name="ce4" table:formula="of:=[.E41]/[.$H41]" office:value-type="float" office:value="-0.333220994837581" calcext:value-type="float">
            <text:p>-0.33</text:p>
          </table:table-cell>
          <table:table-cell table:style-name="ce4" table:formula="of:=[.F41]/[.$H41]" office:value-type="float" office:value="-0.00516621697422606" calcext:value-type="float">
            <text:p>-0.01</text:p>
          </table:table-cell>
          <table:table-cell table:style-name="ce4" table:formula="of:=[.G41]/[.$H41]" office:value-type="float" office:value="0.942834597796256" calcext:value-type="float">
            <text:p>0.94</text:p>
          </table:table-cell>
          <table:table-cell table:formula="of:=MOD(DEGREES(ATAN2([.I41];[.J41]))+360; 360)" office:value-type="float" office:value="180.88823549524" calcext:value-type="float">
            <text:p>180.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42]-[.B$1]" office:value-type="float" office:value="-131" calcext:value-type="float">
            <text:p>-131</text:p>
          </table:table-cell>
          <table:table-cell table:formula="of:=[.C42]-[.C$1]" office:value-type="float" office:value="3" calcext:value-type="float">
            <text:p>3</text:p>
          </table:table-cell>
          <table:table-cell table:formula="of:=[.D42]-[.D$1]" office:value-type="float" office:value="367" calcext:value-type="float">
            <text:p>367</text:p>
          </table:table-cell>
          <table:table-cell table:style-name="ce4" table:formula="of:=SQRT([.E42]^2 + [.F42]^2 + [.G42]^2)" office:value-type="float" office:value="389.690903152742" calcext:value-type="float">
            <text:p>389.69</text:p>
          </table:table-cell>
          <table:table-cell table:style-name="ce4" table:formula="of:=[.E42]/[.$H42]" office:value-type="float" office:value="-0.336163864591557" calcext:value-type="float">
            <text:p>-0.34</text:p>
          </table:table-cell>
          <table:table-cell table:style-name="ce4" table:formula="of:=[.F42]/[.$H42]" office:value-type="float" office:value="0.00769840911278375" calcext:value-type="float">
            <text:p>0.01</text:p>
          </table:table-cell>
          <table:table-cell table:style-name="ce4" table:formula="of:=[.G42]/[.$H42]" office:value-type="float" office:value="0.941772048130545" calcext:value-type="float">
            <text:p>0.94</text:p>
          </table:table-cell>
          <table:table-cell table:formula="of:=MOD(DEGREES(ATAN2([.I42];[.J42]))+360; 360)" office:value-type="float" office:value="178.688112217496" calcext:value-type="float">
            <text:p>178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7" calcext:value-type="float">
            <text:p>307</text:p>
          </table:table-cell>
          <table:table-cell office:value-type="float" office:value="502" calcext:value-type="float">
            <text:p>502</text:p>
          </table:table-cell>
          <table:table-cell table:formula="of:=[.B43]-[.B$1]" office:value-type="float" office:value="-132" calcext:value-type="float">
            <text:p>-132</text:p>
          </table:table-cell>
          <table:table-cell table:formula="of:=[.C43]-[.C$1]" office:value-type="float" office:value="9" calcext:value-type="float">
            <text:p>9</text:p>
          </table:table-cell>
          <table:table-cell table:formula="of:=[.D43]-[.D$1]" office:value-type="float" office:value="366" calcext:value-type="float">
            <text:p>366</text:p>
          </table:table-cell>
          <table:table-cell table:style-name="ce4" table:formula="of:=SQRT([.E43]^2 + [.F43]^2 + [.G43]^2)" office:value-type="float" office:value="389.179906983904" calcext:value-type="float">
            <text:p>389.18</text:p>
          </table:table-cell>
          <table:table-cell table:style-name="ce4" table:formula="of:=[.E43]/[.$H43]" office:value-type="float" office:value="-0.339174756022179" calcext:value-type="float">
            <text:p>-0.34</text:p>
          </table:table-cell>
          <table:table-cell table:style-name="ce4" table:formula="of:=[.F43]/[.$H43]" office:value-type="float" office:value="0.0231255515469668" calcext:value-type="float">
            <text:p>0.02</text:p>
          </table:table-cell>
          <table:table-cell table:style-name="ce4" table:formula="of:=[.G43]/[.$H43]" office:value-type="float" office:value="0.940439096243315" calcext:value-type="float">
            <text:p>0.94</text:p>
          </table:table-cell>
          <table:table-cell table:formula="of:=MOD(DEGREES(ATAN2([.I43];[.J43]))+360; 360)" office:value-type="float" office:value="176.099506257618" calcext:value-type="float">
            <text:p>176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292" calcext:value-type="float">
            <text:p>292</text:p>
          </table:table-cell>
          <table:table-cell office:value-type="float" office:value="505" calcext:value-type="float">
            <text:p>505</text:p>
          </table:table-cell>
          <table:table-cell table:formula="of:=[.B44]-[.B$1]" office:value-type="float" office:value="-138" calcext:value-type="float">
            <text:p>-138</text:p>
          </table:table-cell>
          <table:table-cell table:formula="of:=[.C44]-[.C$1]" office:value-type="float" office:value="-6" calcext:value-type="float">
            <text:p>-6</text:p>
          </table:table-cell>
          <table:table-cell table:formula="of:=[.D44]-[.D$1]" office:value-type="float" office:value="369" calcext:value-type="float">
            <text:p>369</text:p>
          </table:table-cell>
          <table:table-cell table:style-name="ce4" table:formula="of:=SQRT([.E44]^2 + [.F44]^2 + [.G44]^2)" office:value-type="float" office:value="394.006345126573" calcext:value-type="float">
            <text:p>394.01</text:p>
          </table:table-cell>
          <table:table-cell table:style-name="ce4" table:formula="of:=[.E44]/[.$H44]" office:value-type="float" office:value="-0.350248166576272" calcext:value-type="float">
            <text:p>-0.35</text:p>
          </table:table-cell>
          <table:table-cell table:style-name="ce4" table:formula="of:=[.F44]/[.$H44]" office:value-type="float" office:value="-0.0152281811554901" calcext:value-type="float">
            <text:p>-0.02</text:p>
          </table:table-cell>
          <table:table-cell table:style-name="ce4" table:formula="of:=[.G44]/[.$H44]" office:value-type="float" office:value="0.93653314106264" calcext:value-type="float">
            <text:p>0.94</text:p>
          </table:table-cell>
          <table:table-cell table:formula="of:=MOD(DEGREES(ATAN2([.I44];[.J44]))+360; 360)" office:value-type="float" office:value="182.489552921999" calcext:value-type="float">
            <text:p>182.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0" calcext:value-type="float">
            <text:p>-200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45]-[.B$1]" office:value-type="float" office:value="-143" calcext:value-type="float">
            <text:p>-143</text:p>
          </table:table-cell>
          <table:table-cell table:formula="of:=[.C45]-[.C$1]" office:value-type="float" office:value="-2" calcext:value-type="float">
            <text:p>-2</text:p>
          </table:table-cell>
          <table:table-cell table:formula="of:=[.D45]-[.D$1]" office:value-type="float" office:value="365" calcext:value-type="float">
            <text:p>365</text:p>
          </table:table-cell>
          <table:table-cell table:style-name="ce4" table:formula="of:=SQRT([.E45]^2 + [.F45]^2 + [.G45]^2)" office:value-type="float" office:value="392.017856736144" calcext:value-type="float">
            <text:p>392.02</text:p>
          </table:table-cell>
          <table:table-cell table:style-name="ce4" table:formula="of:=[.E45]/[.$H45]" office:value-type="float" office:value="-0.364779301612909" calcext:value-type="float">
            <text:p>-0.36</text:p>
          </table:table-cell>
          <table:table-cell table:style-name="ce4" table:formula="of:=[.F45]/[.$H45]" office:value-type="float" office:value="-0.00510180841416656" calcext:value-type="float">
            <text:p>-0.01</text:p>
          </table:table-cell>
          <table:table-cell table:style-name="ce4" table:formula="of:=[.G45]/[.$H45]" office:value-type="float" office:value="0.931080035585397" calcext:value-type="float">
            <text:p>0.93</text:p>
          </table:table-cell>
          <table:table-cell table:formula="of:=MOD(DEGREES(ATAN2([.I45];[.J45]))+360; 360)" office:value-type="float" office:value="180.801287330107" calcext:value-type="float">
            <text:p>180.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46]-[.B$1]" office:value-type="float" office:value="-132" calcext:value-type="float">
            <text:p>-132</text:p>
          </table:table-cell>
          <table:table-cell table:formula="of:=[.C46]-[.C$1]" office:value-type="float" office:value="7" calcext:value-type="float">
            <text:p>7</text:p>
          </table:table-cell>
          <table:table-cell table:formula="of:=[.D46]-[.D$1]" office:value-type="float" office:value="368" calcext:value-type="float">
            <text:p>368</text:p>
          </table:table-cell>
          <table:table-cell table:style-name="ce4" table:formula="of:=SQRT([.E46]^2 + [.F46]^2 + [.G46]^2)" office:value-type="float" office:value="391.020459822757" calcext:value-type="float">
            <text:p>391.02</text:p>
          </table:table-cell>
          <table:table-cell table:style-name="ce4" table:formula="of:=[.E46]/[.$H46]" office:value-type="float" office:value="-0.337578243501206" calcext:value-type="float">
            <text:p>-0.34</text:p>
          </table:table-cell>
          <table:table-cell table:style-name="ce4" table:formula="of:=[.F46]/[.$H46]" office:value-type="float" office:value="0.0179018765493064" calcext:value-type="float">
            <text:p>0.02</text:p>
          </table:table-cell>
          <table:table-cell table:style-name="ce4" table:formula="of:=[.G46]/[.$H46]" office:value-type="float" office:value="0.941127224306392" calcext:value-type="float">
            <text:p>0.94</text:p>
          </table:table-cell>
          <table:table-cell table:formula="of:=MOD(DEGREES(ATAN2([.I46];[.J46]))+360; 360)" office:value-type="float" office:value="176.964430874944" calcext:value-type="float">
            <text:p>176.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47]-[.B$1]" office:value-type="float" office:value="-136" calcext:value-type="float">
            <text:p>-136</text:p>
          </table:table-cell>
          <table:table-cell table:formula="of:=[.C47]-[.C$1]" office:value-type="float" office:value="1" calcext:value-type="float">
            <text:p>1</text:p>
          </table:table-cell>
          <table:table-cell table:formula="of:=[.D47]-[.D$1]" office:value-type="float" office:value="365" calcext:value-type="float">
            <text:p>365</text:p>
          </table:table-cell>
          <table:table-cell table:style-name="ce4" table:formula="of:=SQRT([.E47]^2 + [.F47]^2 + [.G47]^2)" office:value-type="float" office:value="389.515083148265" calcext:value-type="float">
            <text:p>389.52</text:p>
          </table:table-cell>
          <table:table-cell table:style-name="ce4" table:formula="of:=[.E47]/[.$H47]" office:value-type="float" office:value="-0.349152076219428" calcext:value-type="float">
            <text:p>-0.35</text:p>
          </table:table-cell>
          <table:table-cell table:style-name="ce4" table:formula="of:=[.F47]/[.$H47]" office:value-type="float" office:value="0.00256729467808403" calcext:value-type="float">
            <text:p>0.00</text:p>
          </table:table-cell>
          <table:table-cell table:style-name="ce4" table:formula="of:=[.G47]/[.$H47]" office:value-type="float" office:value="0.937062557500671" calcext:value-type="float">
            <text:p>0.94</text:p>
          </table:table-cell>
          <table:table-cell table:formula="of:=MOD(DEGREES(ATAN2([.I47];[.J47]))+360; 360)" office:value-type="float" office:value="179.578715095831" calcext:value-type="float">
            <text:p>179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48]-[.B$1]" office:value-type="float" office:value="-136" calcext:value-type="float">
            <text:p>-136</text:p>
          </table:table-cell>
          <table:table-cell table:formula="of:=[.C48]-[.C$1]" office:value-type="float" office:value="-4" calcext:value-type="float">
            <text:p>-4</text:p>
          </table:table-cell>
          <table:table-cell table:formula="of:=[.D48]-[.D$1]" office:value-type="float" office:value="369" calcext:value-type="float">
            <text:p>369</text:p>
          </table:table-cell>
          <table:table-cell table:style-name="ce4" table:formula="of:=SQRT([.E48]^2 + [.F48]^2 + [.G48]^2)" office:value-type="float" office:value="393.284884021748" calcext:value-type="float">
            <text:p>393.28</text:p>
          </table:table-cell>
          <table:table-cell table:style-name="ce4" table:formula="of:=[.E48]/[.$H48]" office:value-type="float" office:value="-0.345805306853541" calcext:value-type="float">
            <text:p>-0.35</text:p>
          </table:table-cell>
          <table:table-cell table:style-name="ce4" table:formula="of:=[.F48]/[.$H48]" office:value-type="float" office:value="-0.0101707443192218" calcext:value-type="float">
            <text:p>-0.01</text:p>
          </table:table-cell>
          <table:table-cell table:style-name="ce4" table:formula="of:=[.G48]/[.$H48]" office:value-type="float" office:value="0.938251163448211" calcext:value-type="float">
            <text:p>0.94</text:p>
          </table:table-cell>
          <table:table-cell table:formula="of:=MOD(DEGREES(ATAN2([.I48];[.J48]))+360; 360)" office:value-type="float" office:value="181.684684317896" calcext:value-type="float">
            <text:p>18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49]-[.B$1]" office:value-type="float" office:value="-129" calcext:value-type="float">
            <text:p>-129</text:p>
          </table:table-cell>
          <table:table-cell table:formula="of:=[.C49]-[.C$1]" office:value-type="float" office:value="-4" calcext:value-type="float">
            <text:p>-4</text:p>
          </table:table-cell>
          <table:table-cell table:formula="of:=[.D49]-[.D$1]" office:value-type="float" office:value="369" calcext:value-type="float">
            <text:p>369</text:p>
          </table:table-cell>
          <table:table-cell table:style-name="ce4" table:formula="of:=SQRT([.E49]^2 + [.F49]^2 + [.G49]^2)" office:value-type="float" office:value="390.919429038773" calcext:value-type="float">
            <text:p>390.92</text:p>
          </table:table-cell>
          <table:table-cell table:style-name="ce4" table:formula="of:=[.E49]/[.$H49]" office:value-type="float" office:value="-0.329991272925975" calcext:value-type="float">
            <text:p>-0.33</text:p>
          </table:table-cell>
          <table:table-cell table:style-name="ce4" table:formula="of:=[.F49]/[.$H49]" office:value-type="float" office:value="-0.0102322875325884" calcext:value-type="float">
            <text:p>-0.01</text:p>
          </table:table-cell>
          <table:table-cell table:style-name="ce4" table:formula="of:=[.G49]/[.$H49]" office:value-type="float" office:value="0.943928524881278" calcext:value-type="float">
            <text:p>0.94</text:p>
          </table:table-cell>
          <table:table-cell table:formula="of:=MOD(DEGREES(ATAN2([.I49];[.J49]))+360; 360)" office:value-type="float" office:value="181.776044253359" calcext:value-type="float">
            <text:p>181.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B50]-[.B$1]" office:value-type="float" office:value="-130" calcext:value-type="float">
            <text:p>-130</text:p>
          </table:table-cell>
          <table:table-cell table:formula="of:=[.C50]-[.C$1]" office:value-type="float" office:value="2" calcext:value-type="float">
            <text:p>2</text:p>
          </table:table-cell>
          <table:table-cell table:formula="of:=[.D50]-[.D$1]" office:value-type="float" office:value="364" calcext:value-type="float">
            <text:p>364</text:p>
          </table:table-cell>
          <table:table-cell table:style-name="ce4" table:formula="of:=SQRT([.E50]^2 + [.F50]^2 + [.G50]^2)" office:value-type="float" office:value="386.522961801754" calcext:value-type="float">
            <text:p>386.52</text:p>
          </table:table-cell>
          <table:table-cell table:style-name="ce4" table:formula="of:=[.E50]/[.$H50]" office:value-type="float" office:value="-0.336331894472744" calcext:value-type="float">
            <text:p>-0.34</text:p>
          </table:table-cell>
          <table:table-cell table:style-name="ce4" table:formula="of:=[.F50]/[.$H50]" office:value-type="float" office:value="0.00517433683804222" calcext:value-type="float">
            <text:p>0.01</text:p>
          </table:table-cell>
          <table:table-cell table:style-name="ce4" table:formula="of:=[.G50]/[.$H50]" office:value-type="float" office:value="0.941729304523684" calcext:value-type="float">
            <text:p>0.94</text:p>
          </table:table-cell>
          <table:table-cell table:formula="of:=MOD(DEGREES(ATAN2([.I50];[.J50]))+360; 360)" office:value-type="float" office:value="179.118596003418" calcext:value-type="float">
            <text:p>179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1" calcext:value-type="float">
            <text:p>301</text:p>
          </table:table-cell>
          <table:table-cell office:value-type="float" office:value="498" calcext:value-type="float">
            <text:p>498</text:p>
          </table:table-cell>
          <table:table-cell table:formula="of:=[.B51]-[.B$1]" office:value-type="float" office:value="-124" calcext:value-type="float">
            <text:p>-124</text:p>
          </table:table-cell>
          <table:table-cell table:formula="of:=[.C51]-[.C$1]" office:value-type="float" office:value="3" calcext:value-type="float">
            <text:p>3</text:p>
          </table:table-cell>
          <table:table-cell table:formula="of:=[.D51]-[.D$1]" office:value-type="float" office:value="362" calcext:value-type="float">
            <text:p>362</text:p>
          </table:table-cell>
          <table:table-cell table:style-name="ce4" table:formula="of:=SQRT([.E51]^2 + [.F51]^2 + [.G51]^2)" office:value-type="float" office:value="382.660423874746" calcext:value-type="float">
            <text:p>382.66</text:p>
          </table:table-cell>
          <table:table-cell table:style-name="ce4" table:formula="of:=[.E51]/[.$H51]" office:value-type="float" office:value="-0.324047098323887" calcext:value-type="float">
            <text:p>-0.32</text:p>
          </table:table-cell>
          <table:table-cell table:style-name="ce4" table:formula="of:=[.F51]/[.$H51]" office:value-type="float" office:value="0.00783984915299727" calcext:value-type="float">
            <text:p>0.01</text:p>
          </table:table-cell>
          <table:table-cell table:style-name="ce4" table:formula="of:=[.G51]/[.$H51]" office:value-type="float" office:value="0.94600846446167" calcext:value-type="float">
            <text:p>0.95</text:p>
          </table:table-cell>
          <table:table-cell table:formula="of:=MOD(DEGREES(ATAN2([.I51];[.J51]))+360; 360)" office:value-type="float" office:value="178.614082149188" calcext:value-type="float">
            <text:p>178.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52]-[.B$1]" office:value-type="float" office:value="-125" calcext:value-type="float">
            <text:p>-125</text:p>
          </table:table-cell>
          <table:table-cell table:formula="of:=[.C52]-[.C$1]" office:value-type="float" office:value="4" calcext:value-type="float">
            <text:p>4</text:p>
          </table:table-cell>
          <table:table-cell table:formula="of:=[.D52]-[.D$1]" office:value-type="float" office:value="366" calcext:value-type="float">
            <text:p>366</text:p>
          </table:table-cell>
          <table:table-cell table:style-name="ce4" table:formula="of:=SQRT([.E52]^2 + [.F52]^2 + [.G52]^2)" office:value-type="float" office:value="386.777713939157" calcext:value-type="float">
            <text:p>386.78</text:p>
          </table:table-cell>
          <table:table-cell table:style-name="ce4" table:formula="of:=[.E52]/[.$H52]" office:value-type="float" office:value="-0.323183046734858" calcext:value-type="float">
            <text:p>-0.32</text:p>
          </table:table-cell>
          <table:table-cell table:style-name="ce4" table:formula="of:=[.F52]/[.$H52]" office:value-type="float" office:value="0.0103418574955155" calcext:value-type="float">
            <text:p>0.01</text:p>
          </table:table-cell>
          <table:table-cell table:style-name="ce4" table:formula="of:=[.G52]/[.$H52]" office:value-type="float" office:value="0.946279960839665" calcext:value-type="float">
            <text:p>0.95</text:p>
          </table:table-cell>
          <table:table-cell table:formula="of:=MOD(DEGREES(ATAN2([.I52];[.J52]))+360; 360)" office:value-type="float" office:value="178.167160494058" calcext:value-type="float">
            <text:p>178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9" calcext:value-type="float">
            <text:p>309</text:p>
          </table:table-cell>
          <table:table-cell office:value-type="float" office:value="503" calcext:value-type="float">
            <text:p>503</text:p>
          </table:table-cell>
          <table:table-cell table:formula="of:=[.B53]-[.B$1]" office:value-type="float" office:value="-129" calcext:value-type="float">
            <text:p>-129</text:p>
          </table:table-cell>
          <table:table-cell table:formula="of:=[.C53]-[.C$1]" office:value-type="float" office:value="11" calcext:value-type="float">
            <text:p>11</text:p>
          </table:table-cell>
          <table:table-cell table:formula="of:=[.D53]-[.D$1]" office:value-type="float" office:value="367" calcext:value-type="float">
            <text:p>367</text:p>
          </table:table-cell>
          <table:table-cell table:style-name="ce4" table:formula="of:=SQRT([.E53]^2 + [.F53]^2 + [.G53]^2)" office:value-type="float" office:value="389.1670592432" calcext:value-type="float">
            <text:p>389.17</text:p>
          </table:table-cell>
          <table:table-cell table:style-name="ce4" table:formula="of:=[.E53]/[.$H53]" office:value-type="float" office:value="-0.331477181678383" calcext:value-type="float">
            <text:p>-0.33</text:p>
          </table:table-cell>
          <table:table-cell table:style-name="ce4" table:formula="of:=[.F53]/[.$H53]" office:value-type="float" office:value="0.0282654961121102" calcext:value-type="float">
            <text:p>0.03</text:p>
          </table:table-cell>
          <table:table-cell table:style-name="ce4" table:formula="of:=[.G53]/[.$H53]" office:value-type="float" office:value="0.943039733922221" calcext:value-type="float">
            <text:p>0.94</text:p>
          </table:table-cell>
          <table:table-cell table:formula="of:=MOD(DEGREES(ATAN2([.I53];[.J53]))+360; 360)" office:value-type="float" office:value="175.126103577795" calcext:value-type="float">
            <text:p>175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500" calcext:value-type="float">
            <text:p>500</text:p>
          </table:table-cell>
          <table:table-cell table:formula="of:=[.B54]-[.B$1]" office:value-type="float" office:value="-132" calcext:value-type="float">
            <text:p>-132</text:p>
          </table:table-cell>
          <table:table-cell table:formula="of:=[.C54]-[.C$1]" office:value-type="float" office:value="4" calcext:value-type="float">
            <text:p>4</text:p>
          </table:table-cell>
          <table:table-cell table:formula="of:=[.D54]-[.D$1]" office:value-type="float" office:value="364" calcext:value-type="float">
            <text:p>364</text:p>
          </table:table-cell>
          <table:table-cell table:style-name="ce4" table:formula="of:=SQRT([.E54]^2 + [.F54]^2 + [.G54]^2)" office:value-type="float" office:value="387.215702160953" calcext:value-type="float">
            <text:p>387.22</text:p>
          </table:table-cell>
          <table:table-cell table:style-name="ce4" table:formula="of:=[.E54]/[.$H54]" office:value-type="float" office:value="-0.3408952665487" calcext:value-type="float">
            <text:p>-0.34</text:p>
          </table:table-cell>
          <table:table-cell table:style-name="ce4" table:formula="of:=[.F54]/[.$H54]" office:value-type="float" office:value="0.0103301595923848" calcext:value-type="float">
            <text:p>0.01</text:p>
          </table:table-cell>
          <table:table-cell table:style-name="ce4" table:formula="of:=[.G54]/[.$H54]" office:value-type="float" office:value="0.94004452290702" calcext:value-type="float">
            <text:p>0.94</text:p>
          </table:table-cell>
          <table:table-cell table:formula="of:=MOD(DEGREES(ATAN2([.I54];[.J54]))+360; 360)" office:value-type="float" office:value="178.264295411072" calcext:value-type="float">
            <text:p>178.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8" calcext:value-type="float">
            <text:p>298</text:p>
          </table:table-cell>
          <table:table-cell office:value-type="float" office:value="509" calcext:value-type="float">
            <text:p>509</text:p>
          </table:table-cell>
          <table:table-cell table:formula="of:=[.B55]-[.B$1]" office:value-type="float" office:value="-135" calcext:value-type="float">
            <text:p>-135</text:p>
          </table:table-cell>
          <table:table-cell table:formula="of:=[.C55]-[.C$1]" office:value-type="float" office:value="0" calcext:value-type="float">
            <text:p>0</text:p>
          </table:table-cell>
          <table:table-cell table:formula="of:=[.D55]-[.D$1]" office:value-type="float" office:value="373" calcext:value-type="float">
            <text:p>373</text:p>
          </table:table-cell>
          <table:table-cell table:style-name="ce4" table:formula="of:=SQRT([.E55]^2 + [.F55]^2 + [.G55]^2)" office:value-type="float" office:value="396.678711301728" calcext:value-type="float">
            <text:p>396.68</text:p>
          </table:table-cell>
          <table:table-cell table:style-name="ce4" table:formula="of:=[.E55]/[.$H55]" office:value-type="float" office:value="-0.340325800588058" calcext:value-type="float">
            <text:p>-0.34</text:p>
          </table:table-cell>
          <table:table-cell table:style-name="ce4" table:formula="of:=[.F55]/[.$H55]" office:value-type="float" office:value="0" calcext:value-type="float">
            <text:p>0.00</text:p>
          </table:table-cell>
          <table:table-cell table:style-name="ce4" table:formula="of:=[.G55]/[.$H55]" office:value-type="float" office:value="0.940307582365524" calcext:value-type="float">
            <text:p>0.94</text:p>
          </table:table-cell>
          <table:table-cell table:formula="of:=MOD(DEGREES(ATAN2([.I55];[.J55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56]-[.B$1]" office:value-type="float" office:value="-132" calcext:value-type="float">
            <text:p>-132</text:p>
          </table:table-cell>
          <table:table-cell table:formula="of:=[.C56]-[.C$1]" office:value-type="float" office:value="0" calcext:value-type="float">
            <text:p>0</text:p>
          </table:table-cell>
          <table:table-cell table:formula="of:=[.D56]-[.D$1]" office:value-type="float" office:value="368" calcext:value-type="float">
            <text:p>368</text:p>
          </table:table-cell>
          <table:table-cell table:style-name="ce4" table:formula="of:=SQRT([.E56]^2 + [.F56]^2 + [.G56]^2)" office:value-type="float" office:value="390.957798234029" calcext:value-type="float">
            <text:p>390.96</text:p>
          </table:table-cell>
          <table:table-cell table:style-name="ce4" table:formula="of:=[.E56]/[.$H56]" office:value-type="float" office:value="-0.3376323495688" calcext:value-type="float">
            <text:p>-0.34</text:p>
          </table:table-cell>
          <table:table-cell table:style-name="ce4" table:formula="of:=[.F56]/[.$H56]" office:value-type="float" office:value="0" calcext:value-type="float">
            <text:p>0.00</text:p>
          </table:table-cell>
          <table:table-cell table:style-name="ce4" table:formula="of:=[.G56]/[.$H56]" office:value-type="float" office:value="0.941278065464532" calcext:value-type="float">
            <text:p>0.94</text:p>
          </table:table-cell>
          <table:table-cell table:formula="of:=MOD(DEGREES(ATAN2([.I56];[.J56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3" calcext:value-type="float">
            <text:p>293</text:p>
          </table:table-cell>
          <table:table-cell office:value-type="float" office:value="506" calcext:value-type="float">
            <text:p>506</text:p>
          </table:table-cell>
          <table:table-cell table:formula="of:=[.B57]-[.B$1]" office:value-type="float" office:value="-128" calcext:value-type="float">
            <text:p>-128</text:p>
          </table:table-cell>
          <table:table-cell table:formula="of:=[.C57]-[.C$1]" office:value-type="float" office:value="-5" calcext:value-type="float">
            <text:p>-5</text:p>
          </table:table-cell>
          <table:table-cell table:formula="of:=[.D57]-[.D$1]" office:value-type="float" office:value="370" calcext:value-type="float">
            <text:p>370</text:p>
          </table:table-cell>
          <table:table-cell table:style-name="ce4" table:formula="of:=SQRT([.E57]^2 + [.F57]^2 + [.G57]^2)" office:value-type="float" office:value="391.546932052851" calcext:value-type="float">
            <text:p>391.55</text:p>
          </table:table-cell>
          <table:table-cell table:style-name="ce4" table:formula="of:=[.E57]/[.$H57]" office:value-type="float" office:value="-0.326908448315265" calcext:value-type="float">
            <text:p>-0.33</text:p>
          </table:table-cell>
          <table:table-cell table:style-name="ce4" table:formula="of:=[.F57]/[.$H57]" office:value-type="float" office:value="-0.012769861262315" calcext:value-type="float">
            <text:p>-0.01</text:p>
          </table:table-cell>
          <table:table-cell table:style-name="ce4" table:formula="of:=[.G57]/[.$H57]" office:value-type="float" office:value="0.944969733411313" calcext:value-type="float">
            <text:p>0.94</text:p>
          </table:table-cell>
          <table:table-cell table:formula="of:=MOD(DEGREES(ATAN2([.I57];[.J57]))+360; 360)" office:value-type="float" office:value="182.236979063438" calcext:value-type="float">
            <text:p>182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4" calcext:value-type="float">
            <text:p>294</text:p>
          </table:table-cell>
          <table:table-cell office:value-type="float" office:value="498" calcext:value-type="float">
            <text:p>498</text:p>
          </table:table-cell>
          <table:table-cell table:formula="of:=[.B58]-[.B$1]" office:value-type="float" office:value="-131" calcext:value-type="float">
            <text:p>-131</text:p>
          </table:table-cell>
          <table:table-cell table:formula="of:=[.C58]-[.C$1]" office:value-type="float" office:value="-4" calcext:value-type="float">
            <text:p>-4</text:p>
          </table:table-cell>
          <table:table-cell table:formula="of:=[.D58]-[.D$1]" office:value-type="float" office:value="362" calcext:value-type="float">
            <text:p>362</text:p>
          </table:table-cell>
          <table:table-cell table:style-name="ce4" table:formula="of:=SQRT([.E58]^2 + [.F58]^2 + [.G58]^2)" office:value-type="float" office:value="384.994805159758" calcext:value-type="float">
            <text:p>384.99</text:p>
          </table:table-cell>
          <table:table-cell table:style-name="ce4" table:formula="of:=[.E58]/[.$H58]" office:value-type="float" office:value="-0.340264331477512" calcext:value-type="float">
            <text:p>-0.34</text:p>
          </table:table-cell>
          <table:table-cell table:style-name="ce4" table:formula="of:=[.F58]/[.$H58]" office:value-type="float" office:value="-0.010389750579466" calcext:value-type="float">
            <text:p>-0.01</text:p>
          </table:table-cell>
          <table:table-cell table:style-name="ce4" table:formula="of:=[.G58]/[.$H58]" office:value-type="float" office:value="0.940272427441674" calcext:value-type="float">
            <text:p>0.94</text:p>
          </table:table-cell>
          <table:table-cell table:formula="of:=MOD(DEGREES(ATAN2([.I58];[.J58]))+360; 360)" office:value-type="float" office:value="181.748946044554" calcext:value-type="float">
            <text:p>181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5" calcext:value-type="float">
            <text:p>295</text:p>
          </table:table-cell>
          <table:table-cell office:value-type="float" office:value="504" calcext:value-type="float">
            <text:p>504</text:p>
          </table:table-cell>
          <table:table-cell table:formula="of:=[.B59]-[.B$1]" office:value-type="float" office:value="-125" calcext:value-type="float">
            <text:p>-125</text:p>
          </table:table-cell>
          <table:table-cell table:formula="of:=[.C59]-[.C$1]" office:value-type="float" office:value="-3" calcext:value-type="float">
            <text:p>-3</text:p>
          </table:table-cell>
          <table:table-cell table:formula="of:=[.D59]-[.D$1]" office:value-type="float" office:value="368" calcext:value-type="float">
            <text:p>368</text:p>
          </table:table-cell>
          <table:table-cell table:style-name="ce4" table:formula="of:=SQRT([.E59]^2 + [.F59]^2 + [.G59]^2)" office:value-type="float" office:value="388.661806716328" calcext:value-type="float">
            <text:p>388.66</text:p>
          </table:table-cell>
          <table:table-cell table:style-name="ce4" table:formula="of:=[.E59]/[.$H59]" office:value-type="float" office:value="-0.32161637145693" calcext:value-type="float">
            <text:p>-0.32</text:p>
          </table:table-cell>
          <table:table-cell table:style-name="ce4" table:formula="of:=[.F59]/[.$H59]" office:value-type="float" office:value="-0.00771879291496632" calcext:value-type="float">
            <text:p>-0.01</text:p>
          </table:table-cell>
          <table:table-cell table:style-name="ce4" table:formula="of:=[.G59]/[.$H59]" office:value-type="float" office:value="0.946838597569202" calcext:value-type="float">
            <text:p>0.95</text:p>
          </table:table-cell>
          <table:table-cell table:formula="of:=MOD(DEGREES(ATAN2([.I59];[.J59]))+360; 360)" office:value-type="float" office:value="181.374834780569" calcext:value-type="float">
            <text:p>181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4" calcext:value-type="float">
            <text:p>304</text:p>
          </table:table-cell>
          <table:table-cell office:value-type="float" office:value="496" calcext:value-type="float">
            <text:p>496</text:p>
          </table:table-cell>
          <table:table-cell table:formula="of:=[.B60]-[.B$1]" office:value-type="float" office:value="-124" calcext:value-type="float">
            <text:p>-124</text:p>
          </table:table-cell>
          <table:table-cell table:formula="of:=[.C60]-[.C$1]" office:value-type="float" office:value="6" calcext:value-type="float">
            <text:p>6</text:p>
          </table:table-cell>
          <table:table-cell table:formula="of:=[.D60]-[.D$1]" office:value-type="float" office:value="360" calcext:value-type="float">
            <text:p>360</text:p>
          </table:table-cell>
          <table:table-cell table:style-name="ce4" table:formula="of:=SQRT([.E60]^2 + [.F60]^2 + [.G60]^2)" office:value-type="float" office:value="380.80441173915" calcext:value-type="float">
            <text:p>380.80</text:p>
          </table:table-cell>
          <table:table-cell table:style-name="ce4" table:formula="of:=[.E60]/[.$H60]" office:value-type="float" office:value="-0.325626479571722" calcext:value-type="float">
            <text:p>-0.33</text:p>
          </table:table-cell>
          <table:table-cell table:style-name="ce4" table:formula="of:=[.F60]/[.$H60]" office:value-type="float" office:value="0.0157561199792769" calcext:value-type="float">
            <text:p>0.02</text:p>
          </table:table-cell>
          <table:table-cell table:style-name="ce4" table:formula="of:=[.G60]/[.$H60]" office:value-type="float" office:value="0.945367198756613" calcext:value-type="float">
            <text:p>0.95</text:p>
          </table:table-cell>
          <table:table-cell table:formula="of:=MOD(DEGREES(ATAN2([.I60];[.J60]))+360; 360)" office:value-type="float" office:value="177.2297842028" calcext:value-type="float">
            <text:p>177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6" calcext:value-type="float">
            <text:p>296</text:p>
          </table:table-cell>
          <table:table-cell office:value-type="float" office:value="498" calcext:value-type="float">
            <text:p>498</text:p>
          </table:table-cell>
          <table:table-cell table:formula="of:=[.B61]-[.B$1]" office:value-type="float" office:value="-126" calcext:value-type="float">
            <text:p>-126</text:p>
          </table:table-cell>
          <table:table-cell table:formula="of:=[.C61]-[.C$1]" office:value-type="float" office:value="-2" calcext:value-type="float">
            <text:p>-2</text:p>
          </table:table-cell>
          <table:table-cell table:formula="of:=[.D61]-[.D$1]" office:value-type="float" office:value="362" calcext:value-type="float">
            <text:p>362</text:p>
          </table:table-cell>
          <table:table-cell table:style-name="ce4" table:formula="of:=SQRT([.E61]^2 + [.F61]^2 + [.G61]^2)" office:value-type="float" office:value="383.306665739066" calcext:value-type="float">
            <text:p>383.31</text:p>
          </table:table-cell>
          <table:table-cell table:style-name="ce4" table:formula="of:=[.E61]/[.$H61]" office:value-type="float" office:value="-0.328718520344684" calcext:value-type="float">
            <text:p>-0.33</text:p>
          </table:table-cell>
          <table:table-cell table:style-name="ce4" table:formula="of:=[.F61]/[.$H61]" office:value-type="float" office:value="-0.00521775429118545" calcext:value-type="float">
            <text:p>-0.01</text:p>
          </table:table-cell>
          <table:table-cell table:style-name="ce4" table:formula="of:=[.G61]/[.$H61]" office:value-type="float" office:value="0.944413526704567" calcext:value-type="float">
            <text:p>0.94</text:p>
          </table:table-cell>
          <table:table-cell table:formula="of:=MOD(DEGREES(ATAN2([.I61];[.J61]))+360; 360)" office:value-type="float" office:value="180.909380449199" calcext:value-type="float">
            <text:p>180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6" calcext:value-type="float">
            <text:p>306</text:p>
          </table:table-cell>
          <table:table-cell office:value-type="float" office:value="510" calcext:value-type="float">
            <text:p>510</text:p>
          </table:table-cell>
          <table:table-cell table:formula="of:=[.B62]-[.B$1]" office:value-type="float" office:value="-129" calcext:value-type="float">
            <text:p>-129</text:p>
          </table:table-cell>
          <table:table-cell table:formula="of:=[.C62]-[.C$1]" office:value-type="float" office:value="8" calcext:value-type="float">
            <text:p>8</text:p>
          </table:table-cell>
          <table:table-cell table:formula="of:=[.D62]-[.D$1]" office:value-type="float" office:value="374" calcext:value-type="float">
            <text:p>374</text:p>
          </table:table-cell>
          <table:table-cell table:style-name="ce4" table:formula="of:=SQRT([.E62]^2 + [.F62]^2 + [.G62]^2)" office:value-type="float" office:value="395.703171581932" calcext:value-type="float">
            <text:p>395.70</text:p>
          </table:table-cell>
          <table:table-cell table:style-name="ce4" table:formula="of:=[.E62]/[.$H62]" office:value-type="float" office:value="-0.326001935956912" calcext:value-type="float">
            <text:p>-0.33</text:p>
          </table:table-cell>
          <table:table-cell table:style-name="ce4" table:formula="of:=[.F62]/[.$H62]" office:value-type="float" office:value="0.0202171743229093" calcext:value-type="float">
            <text:p>0.02</text:p>
          </table:table-cell>
          <table:table-cell table:style-name="ce4" table:formula="of:=[.G62]/[.$H62]" office:value-type="float" office:value="0.945152899596008" calcext:value-type="float">
            <text:p>0.95</text:p>
          </table:table-cell>
          <table:table-cell table:formula="of:=MOD(DEGREES(ATAN2([.I62];[.J62]))+360; 360)" office:value-type="float" office:value="176.451318026096" calcext:value-type="float">
            <text:p>176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table:formula="of:=[.B63]-[.B$1]" office:value-type="float" office:value="-129" calcext:value-type="float">
            <text:p>-129</text:p>
          </table:table-cell>
          <table:table-cell table:formula="of:=[.C63]-[.C$1]" office:value-type="float" office:value="-2" calcext:value-type="float">
            <text:p>-2</text:p>
          </table:table-cell>
          <table:table-cell table:formula="of:=[.D63]-[.D$1]" office:value-type="float" office:value="360" calcext:value-type="float">
            <text:p>360</text:p>
          </table:table-cell>
          <table:table-cell table:style-name="ce4" table:formula="of:=SQRT([.E63]^2 + [.F63]^2 + [.G63]^2)" office:value-type="float" office:value="382.41992625908" calcext:value-type="float">
            <text:p>382.42</text:p>
          </table:table-cell>
          <table:table-cell table:style-name="ce4" table:formula="of:=[.E63]/[.$H63]" office:value-type="float" office:value="-0.337325518735145" calcext:value-type="float">
            <text:p>-0.34</text:p>
          </table:table-cell>
          <table:table-cell table:style-name="ce4" table:formula="of:=[.F63]/[.$H63]" office:value-type="float" office:value="-0.00522985300364566" calcext:value-type="float">
            <text:p>-0.01</text:p>
          </table:table-cell>
          <table:table-cell table:style-name="ce4" table:formula="of:=[.G63]/[.$H63]" office:value-type="float" office:value="0.941373540656219" calcext:value-type="float">
            <text:p>0.94</text:p>
          </table:table-cell>
          <table:table-cell table:formula="of:=MOD(DEGREES(ATAN2([.I63];[.J63]))+360; 360)" office:value-type="float" office:value="180.88823549524" calcext:value-type="float">
            <text:p>180.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2" calcext:value-type="float">
            <text:p>302</text:p>
          </table:table-cell>
          <table:table-cell office:value-type="float" office:value="506" calcext:value-type="float">
            <text:p>506</text:p>
          </table:table-cell>
          <table:table-cell table:formula="of:=[.B64]-[.B$1]" office:value-type="float" office:value="-135" calcext:value-type="float">
            <text:p>-135</text:p>
          </table:table-cell>
          <table:table-cell table:formula="of:=[.C64]-[.C$1]" office:value-type="float" office:value="4" calcext:value-type="float">
            <text:p>4</text:p>
          </table:table-cell>
          <table:table-cell table:formula="of:=[.D64]-[.D$1]" office:value-type="float" office:value="370" calcext:value-type="float">
            <text:p>370</text:p>
          </table:table-cell>
          <table:table-cell table:style-name="ce4" table:formula="of:=SQRT([.E64]^2 + [.F64]^2 + [.G64]^2)" office:value-type="float" office:value="393.879423174149" calcext:value-type="float">
            <text:p>393.88</text:p>
          </table:table-cell>
          <table:table-cell table:style-name="ce4" table:formula="of:=[.E64]/[.$H64]" office:value-type="float" office:value="-0.342744484878337" calcext:value-type="float">
            <text:p>-0.34</text:p>
          </table:table-cell>
          <table:table-cell table:style-name="ce4" table:formula="of:=[.F64]/[.$H64]" office:value-type="float" office:value="0.0101553921445433" calcext:value-type="float">
            <text:p>0.01</text:p>
          </table:table-cell>
          <table:table-cell table:style-name="ce4" table:formula="of:=[.G64]/[.$H64]" office:value-type="float" office:value="0.939373773370257" calcext:value-type="float">
            <text:p>0.94</text:p>
          </table:table-cell>
          <table:table-cell table:formula="of:=MOD(DEGREES(ATAN2([.I64];[.J64]))+360; 360)" office:value-type="float" office:value="178.3028438104" calcext:value-type="float">
            <text:p>178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formula="of:=[.B65]-[.B$1]" office:value-type="float" office:value="-134" calcext:value-type="float">
            <text:p>-134</text:p>
          </table:table-cell>
          <table:table-cell table:formula="of:=[.C65]-[.C$1]" office:value-type="float" office:value="6" calcext:value-type="float">
            <text:p>6</text:p>
          </table:table-cell>
          <table:table-cell table:formula="of:=[.D65]-[.D$1]" office:value-type="float" office:value="376" calcext:value-type="float">
            <text:p>376</text:p>
          </table:table-cell>
          <table:table-cell table:style-name="ce4" table:formula="of:=SQRT([.E65]^2 + [.F65]^2 + [.G65]^2)" office:value-type="float" office:value="399.209218330439" calcext:value-type="float">
            <text:p>399.21</text:p>
          </table:table-cell>
          <table:table-cell table:style-name="ce4" table:formula="of:=[.E65]/[.$H65]" office:value-type="float" office:value="-0.335663591538319" calcext:value-type="float">
            <text:p>-0.34</text:p>
          </table:table-cell>
          <table:table-cell table:style-name="ce4" table:formula="of:=[.F65]/[.$H65]" office:value-type="float" office:value="0.0150297130539546" calcext:value-type="float">
            <text:p>0.02</text:p>
          </table:table-cell>
          <table:table-cell table:style-name="ce4" table:formula="of:=[.G65]/[.$H65]" office:value-type="float" office:value="0.94186201804782" calcext:value-type="float">
            <text:p>0.94</text:p>
          </table:table-cell>
          <table:table-cell table:formula="of:=MOD(DEGREES(ATAN2([.I65];[.J65]))+360; 360)" office:value-type="float" office:value="177.436229788535" calcext:value-type="float">
            <text:p>177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1" calcext:value-type="float">
            <text:p>501</text:p>
          </table:table-cell>
          <table:table-cell table:formula="of:=[.B66]-[.B$1]" office:value-type="float" office:value="-129" calcext:value-type="float">
            <text:p>-129</text:p>
          </table:table-cell>
          <table:table-cell table:formula="of:=[.C66]-[.C$1]" office:value-type="float" office:value="3" calcext:value-type="float">
            <text:p>3</text:p>
          </table:table-cell>
          <table:table-cell table:formula="of:=[.D66]-[.D$1]" office:value-type="float" office:value="365" calcext:value-type="float">
            <text:p>365</text:p>
          </table:table-cell>
          <table:table-cell table:style-name="ce4" table:formula="of:=SQRT([.E66]^2 + [.F66]^2 + [.G66]^2)" office:value-type="float" office:value="387.136926680987" calcext:value-type="float">
            <text:p>387.14</text:p>
          </table:table-cell>
          <table:table-cell table:style-name="ce4" table:formula="of:=[.E66]/[.$H66]" office:value-type="float" office:value="-0.333215436476046" calcext:value-type="float">
            <text:p>-0.33</text:p>
          </table:table-cell>
          <table:table-cell table:style-name="ce4" table:formula="of:=[.F66]/[.$H66]" office:value-type="float" office:value="0.00774919619711734" calcext:value-type="float">
            <text:p>0.01</text:p>
          </table:table-cell>
          <table:table-cell table:style-name="ce4" table:formula="of:=[.G66]/[.$H66]" office:value-type="float" office:value="0.942818870649276" calcext:value-type="float">
            <text:p>0.94</text:p>
          </table:table-cell>
          <table:table-cell table:formula="of:=MOD(DEGREES(ATAN2([.I66];[.J66]))+360; 360)" office:value-type="float" office:value="178.66778014613" calcext:value-type="float">
            <text:p>178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497" calcext:value-type="float">
            <text:p>497</text:p>
          </table:table-cell>
          <table:table-cell table:formula="of:=[.B67]-[.B$1]" office:value-type="float" office:value="-132" calcext:value-type="float">
            <text:p>-132</text:p>
          </table:table-cell>
          <table:table-cell table:formula="of:=[.C67]-[.C$1]" office:value-type="float" office:value="0" calcext:value-type="float">
            <text:p>0</text:p>
          </table:table-cell>
          <table:table-cell table:formula="of:=[.D67]-[.D$1]" office:value-type="float" office:value="361" calcext:value-type="float">
            <text:p>361</text:p>
          </table:table-cell>
          <table:table-cell table:style-name="ce4" table:formula="of:=SQRT([.E67]^2 + [.F67]^2 + [.G67]^2)" office:value-type="float" office:value="384.376117884553" calcext:value-type="float">
            <text:p>384.38</text:p>
          </table:table-cell>
          <table:table-cell table:style-name="ce4" table:formula="of:=[.E67]/[.$H67]" office:value-type="float" office:value="-0.343413635390443" calcext:value-type="float">
            <text:p>-0.34</text:p>
          </table:table-cell>
          <table:table-cell table:style-name="ce4" table:formula="of:=[.F67]/[.$H67]" office:value-type="float" office:value="0" calcext:value-type="float">
            <text:p>0.00</text:p>
          </table:table-cell>
          <table:table-cell table:style-name="ce4" table:formula="of:=[.G67]/[.$H67]" office:value-type="float" office:value="0.939184260423864" calcext:value-type="float">
            <text:p>0.94</text:p>
          </table:table-cell>
          <table:table-cell table:formula="of:=MOD(DEGREES(ATAN2([.I67];[.J67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4" calcext:value-type="float">
            <text:p>304</text:p>
          </table:table-cell>
          <table:table-cell office:value-type="float" office:value="498" calcext:value-type="float">
            <text:p>498</text:p>
          </table:table-cell>
          <table:table-cell table:formula="of:=[.B68]-[.B$1]" office:value-type="float" office:value="-124" calcext:value-type="float">
            <text:p>-124</text:p>
          </table:table-cell>
          <table:table-cell table:formula="of:=[.C68]-[.C$1]" office:value-type="float" office:value="6" calcext:value-type="float">
            <text:p>6</text:p>
          </table:table-cell>
          <table:table-cell table:formula="of:=[.D68]-[.D$1]" office:value-type="float" office:value="362" calcext:value-type="float">
            <text:p>362</text:p>
          </table:table-cell>
          <table:table-cell table:style-name="ce4" table:formula="of:=SQRT([.E68]^2 + [.F68]^2 + [.G68]^2)" office:value-type="float" office:value="382.695701569798" calcext:value-type="float">
            <text:p>382.70</text:p>
          </table:table-cell>
          <table:table-cell table:style-name="ce4" table:formula="of:=[.E68]/[.$H68]" office:value-type="float" office:value="-0.324017226980492" calcext:value-type="float">
            <text:p>-0.32</text:p>
          </table:table-cell>
          <table:table-cell table:style-name="ce4" table:formula="of:=[.F68]/[.$H68]" office:value-type="float" office:value="0.0156782529184109" calcext:value-type="float">
            <text:p>0.02</text:p>
          </table:table-cell>
          <table:table-cell table:style-name="ce4" table:formula="of:=[.G68]/[.$H68]" office:value-type="float" office:value="0.945921259410792" calcext:value-type="float">
            <text:p>0.95</text:p>
          </table:table-cell>
          <table:table-cell table:formula="of:=MOD(DEGREES(ATAN2([.I68];[.J68]))+360; 360)" office:value-type="float" office:value="177.2297842028" calcext:value-type="float">
            <text:p>177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5" calcext:value-type="float">
            <text:p>305</text:p>
          </table:table-cell>
          <table:table-cell office:value-type="float" office:value="506" calcext:value-type="float">
            <text:p>506</text:p>
          </table:table-cell>
          <table:table-cell table:formula="of:=[.B69]-[.B$1]" office:value-type="float" office:value="-135" calcext:value-type="float">
            <text:p>-135</text:p>
          </table:table-cell>
          <table:table-cell table:formula="of:=[.C69]-[.C$1]" office:value-type="float" office:value="7" calcext:value-type="float">
            <text:p>7</text:p>
          </table:table-cell>
          <table:table-cell table:formula="of:=[.D69]-[.D$1]" office:value-type="float" office:value="370" calcext:value-type="float">
            <text:p>370</text:p>
          </table:table-cell>
          <table:table-cell table:style-name="ce4" table:formula="of:=SQRT([.E69]^2 + [.F69]^2 + [.G69]^2)" office:value-type="float" office:value="393.921311939326" calcext:value-type="float">
            <text:p>393.92</text:p>
          </table:table-cell>
          <table:table-cell table:style-name="ce4" table:formula="of:=[.E69]/[.$H69]" office:value-type="float" office:value="-0.342708038149491" calcext:value-type="float">
            <text:p>-0.34</text:p>
          </table:table-cell>
          <table:table-cell table:style-name="ce4" table:formula="of:=[.F69]/[.$H69]" office:value-type="float" office:value="0.0177700464225662" calcext:value-type="float">
            <text:p>0.02</text:p>
          </table:table-cell>
          <table:table-cell table:style-name="ce4" table:formula="of:=[.G69]/[.$H69]" office:value-type="float" office:value="0.939273882335641" calcext:value-type="float">
            <text:p>0.94</text:p>
          </table:table-cell>
          <table:table-cell table:formula="of:=MOD(DEGREES(ATAN2([.I69];[.J69]))+360; 360)" office:value-type="float" office:value="177.031765970128" calcext:value-type="float">
            <text:p>177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4" calcext:value-type="float">
            <text:p>-174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70]-[.B$1]" office:value-type="float" office:value="-117" calcext:value-type="float">
            <text:p>-117</text:p>
          </table:table-cell>
          <table:table-cell table:formula="of:=[.C70]-[.C$1]" office:value-type="float" office:value="-2" calcext:value-type="float">
            <text:p>-2</text:p>
          </table:table-cell>
          <table:table-cell table:formula="of:=[.D70]-[.D$1]" office:value-type="float" office:value="365" calcext:value-type="float">
            <text:p>365</text:p>
          </table:table-cell>
          <table:table-cell table:style-name="ce4" table:formula="of:=SQRT([.E70]^2 + [.F70]^2 + [.G70]^2)" office:value-type="float" office:value="383.298839027723" calcext:value-type="float">
            <text:p>383.30</text:p>
          </table:table-cell>
          <table:table-cell table:style-name="ce4" table:formula="of:=[.E70]/[.$H70]" office:value-type="float" office:value="-0.30524485880725" calcext:value-type="float">
            <text:p>-0.31</text:p>
          </table:table-cell>
          <table:table-cell table:style-name="ce4" table:formula="of:=[.F70]/[.$H70]" office:value-type="float" office:value="-0.00521786083431196" calcext:value-type="float">
            <text:p>-0.01</text:p>
          </table:table-cell>
          <table:table-cell table:style-name="ce4" table:formula="of:=[.G70]/[.$H70]" office:value-type="float" office:value="0.952259602261933" calcext:value-type="float">
            <text:p>0.95</text:p>
          </table:table-cell>
          <table:table-cell table:formula="of:=MOD(DEGREES(ATAN2([.I70];[.J70]))+360; 360)" office:value-type="float" office:value="180.979319654339" calcext:value-type="float">
            <text:p>180.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9" calcext:value-type="float">
            <text:p>299</text:p>
          </table:table-cell>
          <table:table-cell office:value-type="float" office:value="494" calcext:value-type="float">
            <text:p>494</text:p>
          </table:table-cell>
          <table:table-cell table:formula="of:=[.B71]-[.B$1]" office:value-type="float" office:value="-126" calcext:value-type="float">
            <text:p>-126</text:p>
          </table:table-cell>
          <table:table-cell table:formula="of:=[.C71]-[.C$1]" office:value-type="float" office:value="1" calcext:value-type="float">
            <text:p>1</text:p>
          </table:table-cell>
          <table:table-cell table:formula="of:=[.D71]-[.D$1]" office:value-type="float" office:value="358" calcext:value-type="float">
            <text:p>358</text:p>
          </table:table-cell>
          <table:table-cell table:style-name="ce4" table:formula="of:=SQRT([.E71]^2 + [.F71]^2 + [.G71]^2)" office:value-type="float" office:value="379.527337618781" calcext:value-type="float">
            <text:p>379.53</text:p>
          </table:table-cell>
          <table:table-cell table:style-name="ce4" table:formula="of:=[.E71]/[.$H71]" office:value-type="float" office:value="-0.331991894946344" calcext:value-type="float">
            <text:p>-0.33</text:p>
          </table:table-cell>
          <table:table-cell table:style-name="ce4" table:formula="of:=[.F71]/[.$H71]" office:value-type="float" office:value="0.00263485630909797" calcext:value-type="float">
            <text:p>0.00</text:p>
          </table:table-cell>
          <table:table-cell table:style-name="ce4" table:formula="of:=[.G71]/[.$H71]" office:value-type="float" office:value="0.943278558657073" calcext:value-type="float">
            <text:p>0.94</text:p>
          </table:table-cell>
          <table:table-cell table:formula="of:=MOD(DEGREES(ATAN2([.I71];[.J71]))+360; 360)" office:value-type="float" office:value="179.545281138307" calcext:value-type="float">
            <text:p>179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2" calcext:value-type="float">
            <text:p>502</text:p>
          </table:table-cell>
          <table:table-cell table:formula="of:=[.B72]-[.B$1]" office:value-type="float" office:value="-130" calcext:value-type="float">
            <text:p>-130</text:p>
          </table:table-cell>
          <table:table-cell table:formula="of:=[.C72]-[.C$1]" office:value-type="float" office:value="0" calcext:value-type="float">
            <text:p>0</text:p>
          </table:table-cell>
          <table:table-cell table:formula="of:=[.D72]-[.D$1]" office:value-type="float" office:value="366" calcext:value-type="float">
            <text:p>366</text:p>
          </table:table-cell>
          <table:table-cell table:style-name="ce4" table:formula="of:=SQRT([.E72]^2 + [.F72]^2 + [.G72]^2)" office:value-type="float" office:value="388.401853754588" calcext:value-type="float">
            <text:p>388.40</text:p>
          </table:table-cell>
          <table:table-cell table:style-name="ce4" table:formula="of:=[.E72]/[.$H72]" office:value-type="float" office:value="-0.334704890677841" calcext:value-type="float">
            <text:p>-0.33</text:p>
          </table:table-cell>
          <table:table-cell table:style-name="ce4" table:formula="of:=[.F72]/[.$H72]" office:value-type="float" office:value="0" calcext:value-type="float">
            <text:p>0.00</text:p>
          </table:table-cell>
          <table:table-cell table:style-name="ce4" table:formula="of:=[.G72]/[.$H72]" office:value-type="float" office:value="0.942322999908383" calcext:value-type="float">
            <text:p>0.94</text:p>
          </table:table-cell>
          <table:table-cell table:formula="of:=MOD(DEGREES(ATAN2([.I72];[.J72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73]-[.B$1]" office:value-type="float" office:value="-136" calcext:value-type="float">
            <text:p>-136</text:p>
          </table:table-cell>
          <table:table-cell table:formula="of:=[.C73]-[.C$1]" office:value-type="float" office:value="1" calcext:value-type="float">
            <text:p>1</text:p>
          </table:table-cell>
          <table:table-cell table:formula="of:=[.D73]-[.D$1]" office:value-type="float" office:value="365" calcext:value-type="float">
            <text:p>365</text:p>
          </table:table-cell>
          <table:table-cell table:style-name="ce4" table:formula="of:=SQRT([.E73]^2 + [.F73]^2 + [.G73]^2)" office:value-type="float" office:value="389.515083148265" calcext:value-type="float">
            <text:p>389.52</text:p>
          </table:table-cell>
          <table:table-cell table:style-name="ce4" table:formula="of:=[.E73]/[.$H73]" office:value-type="float" office:value="-0.349152076219428" calcext:value-type="float">
            <text:p>-0.35</text:p>
          </table:table-cell>
          <table:table-cell table:style-name="ce4" table:formula="of:=[.F73]/[.$H73]" office:value-type="float" office:value="0.00256729467808403" calcext:value-type="float">
            <text:p>0.00</text:p>
          </table:table-cell>
          <table:table-cell table:style-name="ce4" table:formula="of:=[.G73]/[.$H73]" office:value-type="float" office:value="0.937062557500671" calcext:value-type="float">
            <text:p>0.94</text:p>
          </table:table-cell>
          <table:table-cell table:formula="of:=MOD(DEGREES(ATAN2([.I73];[.J73]))+360; 360)" office:value-type="float" office:value="179.578715095831" calcext:value-type="float">
            <text:p>179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6" calcext:value-type="float">
            <text:p>306</text:p>
          </table:table-cell>
          <table:table-cell office:value-type="float" office:value="501" calcext:value-type="float">
            <text:p>501</text:p>
          </table:table-cell>
          <table:table-cell table:formula="of:=[.B74]-[.B$1]" office:value-type="float" office:value="-134" calcext:value-type="float">
            <text:p>-134</text:p>
          </table:table-cell>
          <table:table-cell table:formula="of:=[.C74]-[.C$1]" office:value-type="float" office:value="8" calcext:value-type="float">
            <text:p>8</text:p>
          </table:table-cell>
          <table:table-cell table:formula="of:=[.D74]-[.D$1]" office:value-type="float" office:value="365" calcext:value-type="float">
            <text:p>365</text:p>
          </table:table-cell>
          <table:table-cell table:style-name="ce4" table:formula="of:=SQRT([.E74]^2 + [.F74]^2 + [.G74]^2)" office:value-type="float" office:value="388.902301356009" calcext:value-type="float">
            <text:p>388.90</text:p>
          </table:table-cell>
          <table:table-cell table:style-name="ce4" table:formula="of:=[.E74]/[.$H74]" office:value-type="float" office:value="-0.344559544987968" calcext:value-type="float">
            <text:p>-0.34</text:p>
          </table:table-cell>
          <table:table-cell table:style-name="ce4" table:formula="of:=[.F74]/[.$H74]" office:value-type="float" office:value="0.0205707191037593" calcext:value-type="float">
            <text:p>0.02</text:p>
          </table:table-cell>
          <table:table-cell table:style-name="ce4" table:formula="of:=[.G74]/[.$H74]" office:value-type="float" office:value="0.938539059109017" calcext:value-type="float">
            <text:p>0.94</text:p>
          </table:table-cell>
          <table:table-cell table:formula="of:=MOD(DEGREES(ATAN2([.I74];[.J74]))+360; 360)" office:value-type="float" office:value="176.583411808229" calcext:value-type="float">
            <text:p>176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0" calcext:value-type="float">
            <text:p>300</text:p>
          </table:table-cell>
          <table:table-cell office:value-type="float" office:value="490" calcext:value-type="float">
            <text:p>490</text:p>
          </table:table-cell>
          <table:table-cell table:formula="of:=[.B75]-[.B$1]" office:value-type="float" office:value="-137" calcext:value-type="float">
            <text:p>-137</text:p>
          </table:table-cell>
          <table:table-cell table:formula="of:=[.C75]-[.C$1]" office:value-type="float" office:value="2" calcext:value-type="float">
            <text:p>2</text:p>
          </table:table-cell>
          <table:table-cell table:formula="of:=[.D75]-[.D$1]" office:value-type="float" office:value="354" calcext:value-type="float">
            <text:p>354</text:p>
          </table:table-cell>
          <table:table-cell table:style-name="ce4" table:formula="of:=SQRT([.E75]^2 + [.F75]^2 + [.G75]^2)" office:value-type="float" office:value="379.590568902864" calcext:value-type="float">
            <text:p>379.59</text:p>
          </table:table-cell>
          <table:table-cell table:style-name="ce4" table:formula="of:=[.E75]/[.$H75]" office:value-type="float" office:value="-0.360915183946674" calcext:value-type="float">
            <text:p>-0.36</text:p>
          </table:table-cell>
          <table:table-cell table:style-name="ce4" table:formula="of:=[.F75]/[.$H75]" office:value-type="float" office:value="0.00526883480214123" calcext:value-type="float">
            <text:p>0.01</text:p>
          </table:table-cell>
          <table:table-cell table:style-name="ce4" table:formula="of:=[.G75]/[.$H75]" office:value-type="float" office:value="0.932583759978998" calcext:value-type="float">
            <text:p>0.93</text:p>
          </table:table-cell>
          <table:table-cell table:formula="of:=MOD(DEGREES(ATAN2([.I75];[.J75]))+360; 360)" office:value-type="float" office:value="179.163624674578" calcext:value-type="float">
            <text:p>179.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10" calcext:value-type="float">
            <text:p>310</text:p>
          </table:table-cell>
          <table:table-cell office:value-type="float" office:value="506" calcext:value-type="float">
            <text:p>506</text:p>
          </table:table-cell>
          <table:table-cell table:formula="of:=[.B76]-[.B$1]" office:value-type="float" office:value="-128" calcext:value-type="float">
            <text:p>-128</text:p>
          </table:table-cell>
          <table:table-cell table:formula="of:=[.C76]-[.C$1]" office:value-type="float" office:value="12" calcext:value-type="float">
            <text:p>12</text:p>
          </table:table-cell>
          <table:table-cell table:formula="of:=[.D76]-[.D$1]" office:value-type="float" office:value="370" calcext:value-type="float">
            <text:p>370</text:p>
          </table:table-cell>
          <table:table-cell table:style-name="ce4" table:formula="of:=SQRT([.E76]^2 + [.F76]^2 + [.G76]^2)" office:value-type="float" office:value="391.698863924827" calcext:value-type="float">
            <text:p>391.70</text:p>
          </table:table-cell>
          <table:table-cell table:style-name="ce4" table:formula="of:=[.E76]/[.$H76]" office:value-type="float" office:value="-0.326781647302825" calcext:value-type="float">
            <text:p>-0.33</text:p>
          </table:table-cell>
          <table:table-cell table:style-name="ce4" table:formula="of:=[.F76]/[.$H76]" office:value-type="float" office:value="0.0306357794346398" calcext:value-type="float">
            <text:p>0.03</text:p>
          </table:table-cell>
          <table:table-cell table:style-name="ce4" table:formula="of:=[.G76]/[.$H76]" office:value-type="float" office:value="0.944603199234729" calcext:value-type="float">
            <text:p>0.94</text:p>
          </table:table-cell>
          <table:table-cell table:formula="of:=MOD(DEGREES(ATAN2([.I76];[.J76]))+360; 360)" office:value-type="float" office:value="174.644174957145" calcext:value-type="float">
            <text:p>174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77]-[.B$1]" office:value-type="float" office:value="-131" calcext:value-type="float">
            <text:p>-131</text:p>
          </table:table-cell>
          <table:table-cell table:formula="of:=[.C77]-[.C$1]" office:value-type="float" office:value="6" calcext:value-type="float">
            <text:p>6</text:p>
          </table:table-cell>
          <table:table-cell table:formula="of:=[.D77]-[.D$1]" office:value-type="float" office:value="365" calcext:value-type="float">
            <text:p>365</text:p>
          </table:table-cell>
          <table:table-cell table:style-name="ce4" table:formula="of:=SQRT([.E77]^2 + [.F77]^2 + [.G77]^2)" office:value-type="float" office:value="387.842751640404" calcext:value-type="float">
            <text:p>387.84</text:p>
          </table:table-cell>
          <table:table-cell table:style-name="ce4" table:formula="of:=[.E77]/[.$H77]" office:value-type="float" office:value="-0.337765755440646" calcext:value-type="float">
            <text:p>-0.34</text:p>
          </table:table-cell>
          <table:table-cell table:style-name="ce4" table:formula="of:=[.F77]/[.$H77]" office:value-type="float" office:value="0.0154701872720907" calcext:value-type="float">
            <text:p>0.02</text:p>
          </table:table-cell>
          <table:table-cell table:style-name="ce4" table:formula="of:=[.G77]/[.$H77]" office:value-type="float" office:value="0.941103059052183" calcext:value-type="float">
            <text:p>0.94</text:p>
          </table:table-cell>
          <table:table-cell table:formula="of:=MOD(DEGREES(ATAN2([.I77];[.J77]))+360; 360)" office:value-type="float" office:value="177.377598539459" calcext:value-type="float">
            <text:p>177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78]-[.B$1]" office:value-type="float" office:value="-130" calcext:value-type="float">
            <text:p>-130</text:p>
          </table:table-cell>
          <table:table-cell table:formula="of:=[.C78]-[.C$1]" office:value-type="float" office:value="7" calcext:value-type="float">
            <text:p>7</text:p>
          </table:table-cell>
          <table:table-cell table:formula="of:=[.D78]-[.D$1]" office:value-type="float" office:value="368" calcext:value-type="float">
            <text:p>368</text:p>
          </table:table-cell>
          <table:table-cell table:style-name="ce4" table:formula="of:=SQRT([.E78]^2 + [.F78]^2 + [.G78]^2)" office:value-type="float" office:value="390.349843089503" calcext:value-type="float">
            <text:p>390.35</text:p>
          </table:table-cell>
          <table:table-cell table:style-name="ce4" table:formula="of:=[.E78]/[.$H78]" office:value-type="float" office:value="-0.333034590128405" calcext:value-type="float">
            <text:p>-0.33</text:p>
          </table:table-cell>
          <table:table-cell table:style-name="ce4" table:formula="of:=[.F78]/[.$H78]" office:value-type="float" office:value="0.0179326317761449" calcext:value-type="float">
            <text:p>0.02</text:p>
          </table:table-cell>
          <table:table-cell table:style-name="ce4" table:formula="of:=[.G78]/[.$H78]" office:value-type="float" office:value="0.942744070517331" calcext:value-type="float">
            <text:p>0.94</text:p>
          </table:table-cell>
          <table:table-cell table:formula="of:=MOD(DEGREES(ATAN2([.I78];[.J78]))+360; 360)" office:value-type="float" office:value="176.917819175472" calcext:value-type="float">
            <text:p>176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79]-[.B$1]" office:value-type="float" office:value="-132" calcext:value-type="float">
            <text:p>-132</text:p>
          </table:table-cell>
          <table:table-cell table:formula="of:=[.C79]-[.C$1]" office:value-type="float" office:value="4" calcext:value-type="float">
            <text:p>4</text:p>
          </table:table-cell>
          <table:table-cell table:formula="of:=[.D79]-[.D$1]" office:value-type="float" office:value="361" calcext:value-type="float">
            <text:p>361</text:p>
          </table:table-cell>
          <table:table-cell table:style-name="ce4" table:formula="of:=SQRT([.E79]^2 + [.F79]^2 + [.G79]^2)" office:value-type="float" office:value="384.3969302687" calcext:value-type="float">
            <text:p>384.40</text:p>
          </table:table-cell>
          <table:table-cell table:style-name="ce4" table:formula="of:=[.E79]/[.$H79]" office:value-type="float" office:value="-0.343395041962821" calcext:value-type="float">
            <text:p>-0.34</text:p>
          </table:table-cell>
          <table:table-cell table:style-name="ce4" table:formula="of:=[.F79]/[.$H79]" office:value-type="float" office:value="0.0104059103625097" calcext:value-type="float">
            <text:p>0.01</text:p>
          </table:table-cell>
          <table:table-cell table:style-name="ce4" table:formula="of:=[.G79]/[.$H79]" office:value-type="float" office:value="0.939133410216503" calcext:value-type="float">
            <text:p>0.94</text:p>
          </table:table-cell>
          <table:table-cell table:formula="of:=MOD(DEGREES(ATAN2([.I79];[.J79]))+360; 360)" office:value-type="float" office:value="178.264295411072" calcext:value-type="float">
            <text:p>178.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80]-[.B$1]" office:value-type="float" office:value="-130" calcext:value-type="float">
            <text:p>-130</text:p>
          </table:table-cell>
          <table:table-cell table:formula="of:=[.C80]-[.C$1]" office:value-type="float" office:value="2" calcext:value-type="float">
            <text:p>2</text:p>
          </table:table-cell>
          <table:table-cell table:formula="of:=[.D80]-[.D$1]" office:value-type="float" office:value="366" calcext:value-type="float">
            <text:p>366</text:p>
          </table:table-cell>
          <table:table-cell table:style-name="ce4" table:formula="of:=SQRT([.E80]^2 + [.F80]^2 + [.G80]^2)" office:value-type="float" office:value="388.407003026464" calcext:value-type="float">
            <text:p>388.41</text:p>
          </table:table-cell>
          <table:table-cell table:style-name="ce4" table:formula="of:=[.E80]/[.$H80]" office:value-type="float" office:value="-0.334700453357022" calcext:value-type="float">
            <text:p>-0.33</text:p>
          </table:table-cell>
          <table:table-cell table:style-name="ce4" table:formula="of:=[.F80]/[.$H80]" office:value-type="float" office:value="0.00514923774395419" calcext:value-type="float">
            <text:p>0.01</text:p>
          </table:table-cell>
          <table:table-cell table:style-name="ce4" table:formula="of:=[.G80]/[.$H80]" office:value-type="float" office:value="0.942310507143617" calcext:value-type="float">
            <text:p>0.94</text:p>
          </table:table-cell>
          <table:table-cell table:formula="of:=MOD(DEGREES(ATAN2([.I80];[.J80]))+360; 360)" office:value-type="float" office:value="179.118596003418" calcext:value-type="float">
            <text:p>179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1" calcext:value-type="float">
            <text:p>301</text:p>
          </table:table-cell>
          <table:table-cell office:value-type="float" office:value="510" calcext:value-type="float">
            <text:p>510</text:p>
          </table:table-cell>
          <table:table-cell table:formula="of:=[.B81]-[.B$1]" office:value-type="float" office:value="-136" calcext:value-type="float">
            <text:p>-136</text:p>
          </table:table-cell>
          <table:table-cell table:formula="of:=[.C81]-[.C$1]" office:value-type="float" office:value="3" calcext:value-type="float">
            <text:p>3</text:p>
          </table:table-cell>
          <table:table-cell table:formula="of:=[.D81]-[.D$1]" office:value-type="float" office:value="374" calcext:value-type="float">
            <text:p>374</text:p>
          </table:table-cell>
          <table:table-cell table:style-name="ce4" table:formula="of:=SQRT([.E81]^2 + [.F81]^2 + [.G81]^2)" office:value-type="float" office:value="397.971104478705" calcext:value-type="float">
            <text:p>397.97</text:p>
          </table:table-cell>
          <table:table-cell table:style-name="ce4" table:formula="of:=[.E81]/[.$H81]" office:value-type="float" office:value="-0.341733353174332" calcext:value-type="float">
            <text:p>-0.34</text:p>
          </table:table-cell>
          <table:table-cell table:style-name="ce4" table:formula="of:=[.F81]/[.$H81]" office:value-type="float" office:value="0.00753823573178673" calcext:value-type="float">
            <text:p>0.01</text:p>
          </table:table-cell>
          <table:table-cell table:style-name="ce4" table:formula="of:=[.G81]/[.$H81]" office:value-type="float" office:value="0.939766721229412" calcext:value-type="float">
            <text:p>0.94</text:p>
          </table:table-cell>
          <table:table-cell table:formula="of:=MOD(DEGREES(ATAN2([.I81];[.J81]))+360; 360)" office:value-type="float" office:value="178.736327448342" calcext:value-type="float">
            <text:p>178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93" calcext:value-type="float">
            <text:p>293</text:p>
          </table:table-cell>
          <table:table-cell office:value-type="float" office:value="506" calcext:value-type="float">
            <text:p>506</text:p>
          </table:table-cell>
          <table:table-cell table:formula="of:=[.B82]-[.B$1]" office:value-type="float" office:value="-137" calcext:value-type="float">
            <text:p>-137</text:p>
          </table:table-cell>
          <table:table-cell table:formula="of:=[.C82]-[.C$1]" office:value-type="float" office:value="-5" calcext:value-type="float">
            <text:p>-5</text:p>
          </table:table-cell>
          <table:table-cell table:formula="of:=[.D82]-[.D$1]" office:value-type="float" office:value="370" calcext:value-type="float">
            <text:p>370</text:p>
          </table:table-cell>
          <table:table-cell table:style-name="ce4" table:formula="of:=SQRT([.E82]^2 + [.F82]^2 + [.G82]^2)" office:value-type="float" office:value="394.580790206518" calcext:value-type="float">
            <text:p>394.58</text:p>
          </table:table-cell>
          <table:table-cell table:style-name="ce4" table:formula="of:=[.E82]/[.$H82]" office:value-type="float" office:value="-0.347203927308008" calcext:value-type="float">
            <text:p>-0.35</text:p>
          </table:table-cell>
          <table:table-cell table:style-name="ce4" table:formula="of:=[.F82]/[.$H82]" office:value-type="float" office:value="-0.0126716761791244" calcext:value-type="float">
            <text:p>-0.01</text:p>
          </table:table-cell>
          <table:table-cell table:style-name="ce4" table:formula="of:=[.G82]/[.$H82]" office:value-type="float" office:value="0.937704037255203" calcext:value-type="float">
            <text:p>0.94</text:p>
          </table:table-cell>
          <table:table-cell table:formula="of:=MOD(DEGREES(ATAN2([.I82];[.J82]))+360; 360)" office:value-type="float" office:value="182.090159153711" calcext:value-type="float">
            <text:p>182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6" calcext:value-type="float">
            <text:p>306</text:p>
          </table:table-cell>
          <table:table-cell office:value-type="float" office:value="498" calcext:value-type="float">
            <text:p>498</text:p>
          </table:table-cell>
          <table:table-cell table:formula="of:=[.B83]-[.B$1]" office:value-type="float" office:value="-126" calcext:value-type="float">
            <text:p>-126</text:p>
          </table:table-cell>
          <table:table-cell table:formula="of:=[.C83]-[.C$1]" office:value-type="float" office:value="8" calcext:value-type="float">
            <text:p>8</text:p>
          </table:table-cell>
          <table:table-cell table:formula="of:=[.D83]-[.D$1]" office:value-type="float" office:value="362" calcext:value-type="float">
            <text:p>362</text:p>
          </table:table-cell>
          <table:table-cell table:style-name="ce4" table:formula="of:=SQRT([.E83]^2 + [.F83]^2 + [.G83]^2)" office:value-type="float" office:value="383.384924064575" calcext:value-type="float">
            <text:p>383.38</text:p>
          </table:table-cell>
          <table:table-cell table:style-name="ce4" table:formula="of:=[.E83]/[.$H83]" office:value-type="float" office:value="-0.328651420781421" calcext:value-type="float">
            <text:p>-0.33</text:p>
          </table:table-cell>
          <table:table-cell table:style-name="ce4" table:formula="of:=[.F83]/[.$H83]" office:value-type="float" office:value="0.0208667568750109" calcext:value-type="float">
            <text:p>0.02</text:p>
          </table:table-cell>
          <table:table-cell table:style-name="ce4" table:formula="of:=[.G83]/[.$H83]" office:value-type="float" office:value="0.944220748594243" calcext:value-type="float">
            <text:p>0.94</text:p>
          </table:table-cell>
          <table:table-cell table:formula="of:=MOD(DEGREES(ATAN2([.I83];[.J83]))+360; 360)" office:value-type="float" office:value="176.367049260512" calcext:value-type="float">
            <text:p>176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84]-[.B$1]" office:value-type="float" office:value="-128" calcext:value-type="float">
            <text:p>-128</text:p>
          </table:table-cell>
          <table:table-cell table:formula="of:=[.C84]-[.C$1]" office:value-type="float" office:value="2" calcext:value-type="float">
            <text:p>2</text:p>
          </table:table-cell>
          <table:table-cell table:formula="of:=[.D84]-[.D$1]" office:value-type="float" office:value="366" calcext:value-type="float">
            <text:p>366</text:p>
          </table:table-cell>
          <table:table-cell table:style-name="ce4" table:formula="of:=SQRT([.E84]^2 + [.F84]^2 + [.G84]^2)" office:value-type="float" office:value="387.74218238412" calcext:value-type="float">
            <text:p>387.74</text:p>
          </table:table-cell>
          <table:table-cell table:style-name="ce4" table:formula="of:=[.E84]/[.$H84]" office:value-type="float" office:value="-0.330116262339484" calcext:value-type="float">
            <text:p>-0.33</text:p>
          </table:table-cell>
          <table:table-cell table:style-name="ce4" table:formula="of:=[.F84]/[.$H84]" office:value-type="float" office:value="0.00515806659905443" calcext:value-type="float">
            <text:p>0.01</text:p>
          </table:table-cell>
          <table:table-cell table:style-name="ce4" table:formula="of:=[.G84]/[.$H84]" office:value-type="float" office:value="0.943926187626961" calcext:value-type="float">
            <text:p>0.94</text:p>
          </table:table-cell>
          <table:table-cell table:formula="of:=MOD(DEGREES(ATAN2([.I84];[.J84]))+360; 360)" office:value-type="float" office:value="179.104826289789" calcext:value-type="float">
            <text:p>179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85]-[.B$1]" office:value-type="float" office:value="-129" calcext:value-type="float">
            <text:p>-129</text:p>
          </table:table-cell>
          <table:table-cell table:formula="of:=[.C85]-[.C$1]" office:value-type="float" office:value="3" calcext:value-type="float">
            <text:p>3</text:p>
          </table:table-cell>
          <table:table-cell table:formula="of:=[.D85]-[.D$1]" office:value-type="float" office:value="367" calcext:value-type="float">
            <text:p>367</text:p>
          </table:table-cell>
          <table:table-cell table:style-name="ce4" table:formula="of:=SQRT([.E85]^2 + [.F85]^2 + [.G85]^2)" office:value-type="float" office:value="389.023135558799" calcext:value-type="float">
            <text:p>389.02</text:p>
          </table:table-cell>
          <table:table-cell table:style-name="ce4" table:formula="of:=[.E85]/[.$H85]" office:value-type="float" office:value="-0.331599815560332" calcext:value-type="float">
            <text:p>-0.33</text:p>
          </table:table-cell>
          <table:table-cell table:style-name="ce4" table:formula="of:=[.F85]/[.$H85]" office:value-type="float" office:value="0.00771162361768215" calcext:value-type="float">
            <text:p>0.01</text:p>
          </table:table-cell>
          <table:table-cell table:style-name="ce4" table:formula="of:=[.G85]/[.$H85]" office:value-type="float" office:value="0.943388622563116" calcext:value-type="float">
            <text:p>0.94</text:p>
          </table:table-cell>
          <table:table-cell table:formula="of:=MOD(DEGREES(ATAN2([.I85];[.J85]))+360; 360)" office:value-type="float" office:value="178.66778014613" calcext:value-type="float">
            <text:p>178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7" calcext:value-type="float">
            <text:p>-197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86]-[.B$1]" office:value-type="float" office:value="-140" calcext:value-type="float">
            <text:p>-140</text:p>
          </table:table-cell>
          <table:table-cell table:formula="of:=[.C86]-[.C$1]" office:value-type="float" office:value="2" calcext:value-type="float">
            <text:p>2</text:p>
          </table:table-cell>
          <table:table-cell table:formula="of:=[.D86]-[.D$1]" office:value-type="float" office:value="361" calcext:value-type="float">
            <text:p>361</text:p>
          </table:table-cell>
          <table:table-cell table:style-name="ce4" table:formula="of:=SQRT([.E86]^2 + [.F86]^2 + [.G86]^2)" office:value-type="float" office:value="387.201497930987" calcext:value-type="float">
            <text:p>387.20</text:p>
          </table:table-cell>
          <table:table-cell table:style-name="ce4" table:formula="of:=[.E86]/[.$H86]" office:value-type="float" office:value="-0.361568849160168" calcext:value-type="float">
            <text:p>-0.36</text:p>
          </table:table-cell>
          <table:table-cell table:style-name="ce4" table:formula="of:=[.F86]/[.$H86]" office:value-type="float" office:value="0.00516526927371668" calcext:value-type="float">
            <text:p>0.01</text:p>
          </table:table-cell>
          <table:table-cell table:style-name="ce4" table:formula="of:=[.G86]/[.$H86]" office:value-type="float" office:value="0.932331103905861" calcext:value-type="float">
            <text:p>0.93</text:p>
          </table:table-cell>
          <table:table-cell table:formula="of:=MOD(DEGREES(ATAN2([.I86];[.J86]))+360; 360)" office:value-type="float" office:value="179.181544538311" calcext:value-type="float">
            <text:p>179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87]-[.B$1]" office:value-type="float" office:value="-129" calcext:value-type="float">
            <text:p>-129</text:p>
          </table:table-cell>
          <table:table-cell table:formula="of:=[.C87]-[.C$1]" office:value-type="float" office:value="6" calcext:value-type="float">
            <text:p>6</text:p>
          </table:table-cell>
          <table:table-cell table:formula="of:=[.D87]-[.D$1]" office:value-type="float" office:value="369" calcext:value-type="float">
            <text:p>369</text:p>
          </table:table-cell>
          <table:table-cell table:style-name="ce4" table:formula="of:=SQRT([.E87]^2 + [.F87]^2 + [.G87]^2)" office:value-type="float" office:value="390.945008920692" calcext:value-type="float">
            <text:p>390.95</text:p>
          </table:table-cell>
          <table:table-cell table:style-name="ce4" table:formula="of:=[.E87]/[.$H87]" office:value-type="float" office:value="-0.329969681301569" calcext:value-type="float">
            <text:p>-0.33</text:p>
          </table:table-cell>
          <table:table-cell table:style-name="ce4" table:formula="of:=[.F87]/[.$H87]" office:value-type="float" office:value="0.0153474270372823" calcext:value-type="float">
            <text:p>0.02</text:p>
          </table:table-cell>
          <table:table-cell table:style-name="ce4" table:formula="of:=[.G87]/[.$H87]" office:value-type="float" office:value="0.943866762792861" calcext:value-type="float">
            <text:p>0.94</text:p>
          </table:table-cell>
          <table:table-cell table:formula="of:=MOD(DEGREES(ATAN2([.I87];[.J87]))+360; 360)" office:value-type="float" office:value="177.336999233933" calcext:value-type="float">
            <text:p>17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4" calcext:value-type="float">
            <text:p>304</text:p>
          </table:table-cell>
          <table:table-cell office:value-type="float" office:value="496" calcext:value-type="float">
            <text:p>496</text:p>
          </table:table-cell>
          <table:table-cell table:formula="of:=[.B88]-[.B$1]" office:value-type="float" office:value="-126" calcext:value-type="float">
            <text:p>-126</text:p>
          </table:table-cell>
          <table:table-cell table:formula="of:=[.C88]-[.C$1]" office:value-type="float" office:value="6" calcext:value-type="float">
            <text:p>6</text:p>
          </table:table-cell>
          <table:table-cell table:formula="of:=[.D88]-[.D$1]" office:value-type="float" office:value="360" calcext:value-type="float">
            <text:p>360</text:p>
          </table:table-cell>
          <table:table-cell table:style-name="ce4" table:formula="of:=SQRT([.E88]^2 + [.F88]^2 + [.G88]^2)" office:value-type="float" office:value="381.460351806056" calcext:value-type="float">
            <text:p>381.46</text:p>
          </table:table-cell>
          <table:table-cell table:style-name="ce4" table:formula="of:=[.E88]/[.$H88]" office:value-type="float" office:value="-0.330309557476793" calcext:value-type="float">
            <text:p>-0.33</text:p>
          </table:table-cell>
          <table:table-cell table:style-name="ce4" table:formula="of:=[.F88]/[.$H88]" office:value-type="float" office:value="0.0157290265465139" calcext:value-type="float">
            <text:p>0.02</text:p>
          </table:table-cell>
          <table:table-cell table:style-name="ce4" table:formula="of:=[.G88]/[.$H88]" office:value-type="float" office:value="0.943741592790836" calcext:value-type="float">
            <text:p>0.94</text:p>
          </table:table-cell>
          <table:table-cell table:formula="of:=MOD(DEGREES(ATAN2([.I88];[.J88]))+360; 360)" office:value-type="float" office:value="177.273689006094" calcext:value-type="float">
            <text:p>177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89]-[.B$1]" office:value-type="float" office:value="-128" calcext:value-type="float">
            <text:p>-128</text:p>
          </table:table-cell>
          <table:table-cell table:formula="of:=[.C89]-[.C$1]" office:value-type="float" office:value="4" calcext:value-type="float">
            <text:p>4</text:p>
          </table:table-cell>
          <table:table-cell table:formula="of:=[.D89]-[.D$1]" office:value-type="float" office:value="366" calcext:value-type="float">
            <text:p>366</text:p>
          </table:table-cell>
          <table:table-cell table:style-name="ce4" table:formula="of:=SQRT([.E89]^2 + [.F89]^2 + [.G89]^2)" office:value-type="float" office:value="387.757656275153" calcext:value-type="float">
            <text:p>387.76</text:p>
          </table:table-cell>
          <table:table-cell table:style-name="ce4" table:formula="of:=[.E89]/[.$H89]" office:value-type="float" office:value="-0.330103088690971" calcext:value-type="float">
            <text:p>-0.33</text:p>
          </table:table-cell>
          <table:table-cell table:style-name="ce4" table:formula="of:=[.F89]/[.$H89]" office:value-type="float" office:value="0.0103157215215928" calcext:value-type="float">
            <text:p>0.01</text:p>
          </table:table-cell>
          <table:table-cell table:style-name="ce4" table:formula="of:=[.G89]/[.$H89]" office:value-type="float" office:value="0.943888519225745" calcext:value-type="float">
            <text:p>0.94</text:p>
          </table:table-cell>
          <table:table-cell table:formula="of:=MOD(DEGREES(ATAN2([.I89];[.J89]))+360; 360)" office:value-type="float" office:value="178.210089391754" calcext:value-type="float">
            <text:p>178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" calcext:value-type="float">
            <text:p>-175</text:p>
          </table:table-cell>
          <table:table-cell office:value-type="float" office:value="298" calcext:value-type="float">
            <text:p>298</text:p>
          </table:table-cell>
          <table:table-cell office:value-type="float" office:value="500" calcext:value-type="float">
            <text:p>500</text:p>
          </table:table-cell>
          <table:table-cell table:formula="of:=[.B90]-[.B$1]" office:value-type="float" office:value="-118" calcext:value-type="float">
            <text:p>-118</text:p>
          </table:table-cell>
          <table:table-cell table:formula="of:=[.C90]-[.C$1]" office:value-type="float" office:value="0" calcext:value-type="float">
            <text:p>0</text:p>
          </table:table-cell>
          <table:table-cell table:formula="of:=[.D90]-[.D$1]" office:value-type="float" office:value="364" calcext:value-type="float">
            <text:p>364</text:p>
          </table:table-cell>
          <table:table-cell table:style-name="ce4" table:formula="of:=SQRT([.E90]^2 + [.F90]^2 + [.G90]^2)" office:value-type="float" office:value="382.648663920312" calcext:value-type="float">
            <text:p>382.65</text:p>
          </table:table-cell>
          <table:table-cell table:style-name="ce4" table:formula="of:=[.E90]/[.$H90]" office:value-type="float" office:value="-0.30837687708371" calcext:value-type="float">
            <text:p>-0.31</text:p>
          </table:table-cell>
          <table:table-cell table:style-name="ce4" table:formula="of:=[.F90]/[.$H90]" office:value-type="float" office:value="0" calcext:value-type="float">
            <text:p>0.00</text:p>
          </table:table-cell>
          <table:table-cell table:style-name="ce4" table:formula="of:=[.G90]/[.$H90]" office:value-type="float" office:value="0.951264264902292" calcext:value-type="float">
            <text:p>0.95</text:p>
          </table:table-cell>
          <table:table-cell table:formula="of:=MOD(DEGREES(ATAN2([.I90];[.J90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8" calcext:value-type="float">
            <text:p>-198</text:p>
          </table:table-cell>
          <table:table-cell office:value-type="float" office:value="296" calcext:value-type="float">
            <text:p>296</text:p>
          </table:table-cell>
          <table:table-cell office:value-type="float" office:value="503" calcext:value-type="float">
            <text:p>503</text:p>
          </table:table-cell>
          <table:table-cell table:formula="of:=[.B91]-[.B$1]" office:value-type="float" office:value="-141" calcext:value-type="float">
            <text:p>-141</text:p>
          </table:table-cell>
          <table:table-cell table:formula="of:=[.C91]-[.C$1]" office:value-type="float" office:value="-2" calcext:value-type="float">
            <text:p>-2</text:p>
          </table:table-cell>
          <table:table-cell table:formula="of:=[.D91]-[.D$1]" office:value-type="float" office:value="367" calcext:value-type="float">
            <text:p>367</text:p>
          </table:table-cell>
          <table:table-cell table:style-name="ce4" table:formula="of:=SQRT([.E91]^2 + [.F91]^2 + [.G91]^2)" office:value-type="float" office:value="393.159000914388" calcext:value-type="float">
            <text:p>393.16</text:p>
          </table:table-cell>
          <table:table-cell table:style-name="ce4" table:formula="of:=[.E91]/[.$H91]" office:value-type="float" office:value="-0.358633529111809" calcext:value-type="float">
            <text:p>-0.36</text:p>
          </table:table-cell>
          <table:table-cell table:style-name="ce4" table:formula="of:=[.F91]/[.$H91]" office:value-type="float" office:value="-0.00508700041293346" calcext:value-type="float">
            <text:p>-0.01</text:p>
          </table:table-cell>
          <table:table-cell table:style-name="ce4" table:formula="of:=[.G91]/[.$H91]" office:value-type="float" office:value="0.93346457577329" calcext:value-type="float">
            <text:p>0.93</text:p>
          </table:table-cell>
          <table:table-cell table:formula="of:=MOD(DEGREES(ATAN2([.I91];[.J91]))+360; 360)" office:value-type="float" office:value="180.812651594254" calcext:value-type="float">
            <text:p>180.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8" calcext:value-type="float">
            <text:p>-198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92]-[.B$1]" office:value-type="float" office:value="-141" calcext:value-type="float">
            <text:p>-141</text:p>
          </table:table-cell>
          <table:table-cell table:formula="of:=[.C92]-[.C$1]" office:value-type="float" office:value="6" calcext:value-type="float">
            <text:p>6</text:p>
          </table:table-cell>
          <table:table-cell table:formula="of:=[.D92]-[.D$1]" office:value-type="float" office:value="369" calcext:value-type="float">
            <text:p>369</text:p>
          </table:table-cell>
          <table:table-cell table:style-name="ce4" table:formula="of:=SQRT([.E92]^2 + [.F92]^2 + [.G92]^2)" office:value-type="float" office:value="395.067082911244" calcext:value-type="float">
            <text:p>395.07</text:p>
          </table:table-cell>
          <table:table-cell table:style-name="ce4" table:formula="of:=[.E92]/[.$H92]" office:value-type="float" office:value="-0.356901412694201" calcext:value-type="float">
            <text:p>-0.36</text:p>
          </table:table-cell>
          <table:table-cell table:style-name="ce4" table:formula="of:=[.F92]/[.$H92]" office:value-type="float" office:value="0.0151872941572" calcext:value-type="float">
            <text:p>0.02</text:p>
          </table:table-cell>
          <table:table-cell table:style-name="ce4" table:formula="of:=[.G92]/[.$H92]" office:value-type="float" office:value="0.934018590667802" calcext:value-type="float">
            <text:p>0.93</text:p>
          </table:table-cell>
          <table:table-cell table:formula="of:=MOD(DEGREES(ATAN2([.I92];[.J92]))+360; 360)" office:value-type="float" office:value="177.56335175319" calcext:value-type="float">
            <text:p>177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table:formula="of:=[.B93]-[.B$1]" office:value-type="float" office:value="-136" calcext:value-type="float">
            <text:p>-136</text:p>
          </table:table-cell>
          <table:table-cell table:formula="of:=[.C93]-[.C$1]" office:value-type="float" office:value="-2" calcext:value-type="float">
            <text:p>-2</text:p>
          </table:table-cell>
          <table:table-cell table:formula="of:=[.D93]-[.D$1]" office:value-type="float" office:value="369" calcext:value-type="float">
            <text:p>369</text:p>
          </table:table-cell>
          <table:table-cell table:style-name="ce4" table:formula="of:=SQRT([.E93]^2 + [.F93]^2 + [.G93]^2)" office:value-type="float" office:value="393.269627609354" calcext:value-type="float">
            <text:p>393.27</text:p>
          </table:table-cell>
          <table:table-cell table:style-name="ce4" table:formula="of:=[.E93]/[.$H93]" office:value-type="float" office:value="-0.345818721945883" calcext:value-type="float">
            <text:p>-0.35</text:p>
          </table:table-cell>
          <table:table-cell table:style-name="ce4" table:formula="of:=[.F93]/[.$H93]" office:value-type="float" office:value="-0.00508556944038063" calcext:value-type="float">
            <text:p>-0.01</text:p>
          </table:table-cell>
          <table:table-cell table:style-name="ce4" table:formula="of:=[.G93]/[.$H93]" office:value-type="float" office:value="0.938287561750226" calcext:value-type="float">
            <text:p>0.94</text:p>
          </table:table-cell>
          <table:table-cell table:formula="of:=MOD(DEGREES(ATAN2([.I93];[.J93]))+360; 360)" office:value-type="float" office:value="180.84252426074" calcext:value-type="float">
            <text:p>180.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6" calcext:value-type="float">
            <text:p>306</text:p>
          </table:table-cell>
          <table:table-cell office:value-type="float" office:value="505" calcext:value-type="float">
            <text:p>505</text:p>
          </table:table-cell>
          <table:table-cell table:formula="of:=[.B94]-[.B$1]" office:value-type="float" office:value="-134" calcext:value-type="float">
            <text:p>-134</text:p>
          </table:table-cell>
          <table:table-cell table:formula="of:=[.C94]-[.C$1]" office:value-type="float" office:value="8" calcext:value-type="float">
            <text:p>8</text:p>
          </table:table-cell>
          <table:table-cell table:formula="of:=[.D94]-[.D$1]" office:value-type="float" office:value="369" calcext:value-type="float">
            <text:p>369</text:p>
          </table:table-cell>
          <table:table-cell table:style-name="ce4" table:formula="of:=SQRT([.E94]^2 + [.F94]^2 + [.G94]^2)" office:value-type="float" office:value="392.65888503891" calcext:value-type="float">
            <text:p>392.66</text:p>
          </table:table-cell>
          <table:table-cell table:style-name="ce4" table:formula="of:=[.E94]/[.$H94]" office:value-type="float" office:value="-0.34126312966717" calcext:value-type="float">
            <text:p>-0.34</text:p>
          </table:table-cell>
          <table:table-cell table:style-name="ce4" table:formula="of:=[.F94]/[.$H94]" office:value-type="float" office:value="0.0203739181890848" calcext:value-type="float">
            <text:p>0.02</text:p>
          </table:table-cell>
          <table:table-cell table:style-name="ce4" table:formula="of:=[.G94]/[.$H94]" office:value-type="float" office:value="0.939746976471536" calcext:value-type="float">
            <text:p>0.94</text:p>
          </table:table-cell>
          <table:table-cell table:formula="of:=MOD(DEGREES(ATAN2([.I94];[.J94]))+360; 360)" office:value-type="float" office:value="176.583411808229" calcext:value-type="float">
            <text:p>176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2" calcext:value-type="float">
            <text:p>292</text:p>
          </table:table-cell>
          <table:table-cell office:value-type="float" office:value="505" calcext:value-type="float">
            <text:p>505</text:p>
          </table:table-cell>
          <table:table-cell table:formula="of:=[.B95]-[.B$1]" office:value-type="float" office:value="-136" calcext:value-type="float">
            <text:p>-136</text:p>
          </table:table-cell>
          <table:table-cell table:formula="of:=[.C95]-[.C$1]" office:value-type="float" office:value="-6" calcext:value-type="float">
            <text:p>-6</text:p>
          </table:table-cell>
          <table:table-cell table:formula="of:=[.D95]-[.D$1]" office:value-type="float" office:value="369" calcext:value-type="float">
            <text:p>369</text:p>
          </table:table-cell>
          <table:table-cell table:style-name="ce4" table:formula="of:=SQRT([.E95]^2 + [.F95]^2 + [.G95]^2)" office:value-type="float" office:value="393.310310060644" calcext:value-type="float">
            <text:p>393.31</text:p>
          </table:table-cell>
          <table:table-cell table:style-name="ce4" table:formula="of:=[.E95]/[.$H95]" office:value-type="float" office:value="-0.345782951835232" calcext:value-type="float">
            <text:p>-0.35</text:p>
          </table:table-cell>
          <table:table-cell table:style-name="ce4" table:formula="of:=[.F95]/[.$H95]" office:value-type="float" office:value="-0.015255130228025" calcext:value-type="float">
            <text:p>-0.02</text:p>
          </table:table-cell>
          <table:table-cell table:style-name="ce4" table:formula="of:=[.G95]/[.$H95]" office:value-type="float" office:value="0.938190509023535" calcext:value-type="float">
            <text:p>0.94</text:p>
          </table:table-cell>
          <table:table-cell table:formula="of:=MOD(DEGREES(ATAN2([.I95];[.J95]))+360; 360)" office:value-type="float" office:value="182.52611691162" calcext:value-type="float">
            <text:p>182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6" calcext:value-type="float">
            <text:p>306</text:p>
          </table:table-cell>
          <table:table-cell office:value-type="float" office:value="503" calcext:value-type="float">
            <text:p>503</text:p>
          </table:table-cell>
          <table:table-cell table:formula="of:=[.B96]-[.B$1]" office:value-type="float" office:value="-131" calcext:value-type="float">
            <text:p>-131</text:p>
          </table:table-cell>
          <table:table-cell table:formula="of:=[.C96]-[.C$1]" office:value-type="float" office:value="8" calcext:value-type="float">
            <text:p>8</text:p>
          </table:table-cell>
          <table:table-cell table:formula="of:=[.D96]-[.D$1]" office:value-type="float" office:value="367" calcext:value-type="float">
            <text:p>367</text:p>
          </table:table-cell>
          <table:table-cell table:style-name="ce4" table:formula="of:=SQRT([.E96]^2 + [.F96]^2 + [.G96]^2)" office:value-type="float" office:value="389.761465514486" calcext:value-type="float">
            <text:p>389.76</text:p>
          </table:table-cell>
          <table:table-cell table:style-name="ce4" table:formula="of:=[.E96]/[.$H96]" office:value-type="float" office:value="-0.336103005532062" calcext:value-type="float">
            <text:p>-0.34</text:p>
          </table:table-cell>
          <table:table-cell table:style-name="ce4" table:formula="of:=[.F96]/[.$H96]" office:value-type="float" office:value="0.0205253743836374" calcext:value-type="float">
            <text:p>0.02</text:p>
          </table:table-cell>
          <table:table-cell table:style-name="ce4" table:formula="of:=[.G96]/[.$H96]" office:value-type="float" office:value="0.941601549849365" calcext:value-type="float">
            <text:p>0.94</text:p>
          </table:table-cell>
          <table:table-cell table:formula="of:=MOD(DEGREES(ATAN2([.I96];[.J96]))+360; 360)" office:value-type="float" office:value="176.505361072747" calcext:value-type="float">
            <text:p>176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" calcext:value-type="float">
            <text:p>-179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97]-[.B$1]" office:value-type="float" office:value="-122" calcext:value-type="float">
            <text:p>-122</text:p>
          </table:table-cell>
          <table:table-cell table:formula="of:=[.C97]-[.C$1]" office:value-type="float" office:value="6" calcext:value-type="float">
            <text:p>6</text:p>
          </table:table-cell>
          <table:table-cell table:formula="of:=[.D97]-[.D$1]" office:value-type="float" office:value="365" calcext:value-type="float">
            <text:p>365</text:p>
          </table:table-cell>
          <table:table-cell table:style-name="ce4" table:formula="of:=SQRT([.E97]^2 + [.F97]^2 + [.G97]^2)" office:value-type="float" office:value="384.896089873618" calcext:value-type="float">
            <text:p>384.90</text:p>
          </table:table-cell>
          <table:table-cell table:style-name="ce4" table:formula="of:=[.E97]/[.$H97]" office:value-type="float" office:value="-0.316968665595068" calcext:value-type="float">
            <text:p>-0.32</text:p>
          </table:table-cell>
          <table:table-cell table:style-name="ce4" table:formula="of:=[.F97]/[.$H97]" office:value-type="float" office:value="0.0155886228981181" calcext:value-type="float">
            <text:p>0.02</text:p>
          </table:table-cell>
          <table:table-cell table:style-name="ce4" table:formula="of:=[.G97]/[.$H97]" office:value-type="float" office:value="0.948307892968851" calcext:value-type="float">
            <text:p>0.95</text:p>
          </table:table-cell>
          <table:table-cell table:formula="of:=MOD(DEGREES(ATAN2([.I97];[.J97]))+360; 360)" office:value-type="float" office:value="177.184443315789" calcext:value-type="float">
            <text:p>177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98]-[.B$1]" office:value-type="float" office:value="-131" calcext:value-type="float">
            <text:p>-131</text:p>
          </table:table-cell>
          <table:table-cell table:formula="of:=[.C98]-[.C$1]" office:value-type="float" office:value="1" calcext:value-type="float">
            <text:p>1</text:p>
          </table:table-cell>
          <table:table-cell table:formula="of:=[.D98]-[.D$1]" office:value-type="float" office:value="367" calcext:value-type="float">
            <text:p>367</text:p>
          </table:table-cell>
          <table:table-cell table:style-name="ce4" table:formula="of:=SQRT([.E98]^2 + [.F98]^2 + [.G98]^2)" office:value-type="float" office:value="389.68063847207" calcext:value-type="float">
            <text:p>389.68</text:p>
          </table:table-cell>
          <table:table-cell table:style-name="ce4" table:formula="of:=[.E98]/[.$H98]" office:value-type="float" office:value="-0.336172719572747" calcext:value-type="float">
            <text:p>-0.34</text:p>
          </table:table-cell>
          <table:table-cell table:style-name="ce4" table:formula="of:=[.F98]/[.$H98]" office:value-type="float" office:value="0.00256620396620417" calcext:value-type="float">
            <text:p>0.00</text:p>
          </table:table-cell>
          <table:table-cell table:style-name="ce4" table:formula="of:=[.G98]/[.$H98]" office:value-type="float" office:value="0.941796855596931" calcext:value-type="float">
            <text:p>0.94</text:p>
          </table:table-cell>
          <table:table-cell table:formula="of:=MOD(DEGREES(ATAN2([.I98];[.J98]))+360; 360)" office:value-type="float" office:value="179.562636132479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1" calcext:value-type="float">
            <text:p>301</text:p>
          </table:table-cell>
          <table:table-cell office:value-type="float" office:value="498" calcext:value-type="float">
            <text:p>498</text:p>
          </table:table-cell>
          <table:table-cell table:formula="of:=[.B99]-[.B$1]" office:value-type="float" office:value="-131" calcext:value-type="float">
            <text:p>-131</text:p>
          </table:table-cell>
          <table:table-cell table:formula="of:=[.C99]-[.C$1]" office:value-type="float" office:value="3" calcext:value-type="float">
            <text:p>3</text:p>
          </table:table-cell>
          <table:table-cell table:formula="of:=[.D99]-[.D$1]" office:value-type="float" office:value="362" calcext:value-type="float">
            <text:p>362</text:p>
          </table:table-cell>
          <table:table-cell table:style-name="ce4" table:formula="of:=SQRT([.E99]^2 + [.F99]^2 + [.G99]^2)" office:value-type="float" office:value="384.985714020663" calcext:value-type="float">
            <text:p>384.99</text:p>
          </table:table-cell>
          <table:table-cell table:style-name="ce4" table:formula="of:=[.E99]/[.$H99]" office:value-type="float" office:value="-0.340272366555837" calcext:value-type="float">
            <text:p>-0.34</text:p>
          </table:table-cell>
          <table:table-cell table:style-name="ce4" table:formula="of:=[.F99]/[.$H99]" office:value-type="float" office:value="0.00779249694402681" calcext:value-type="float">
            <text:p>0.01</text:p>
          </table:table-cell>
          <table:table-cell table:style-name="ce4" table:formula="of:=[.G99]/[.$H99]" office:value-type="float" office:value="0.940294631245902" calcext:value-type="float">
            <text:p>0.94</text:p>
          </table:table-cell>
          <table:table-cell table:formula="of:=MOD(DEGREES(ATAN2([.I99];[.J99]))+360; 360)" office:value-type="float" office:value="178.688112217496" calcext:value-type="float">
            <text:p>178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13" calcext:value-type="float">
            <text:p>313</text:p>
          </table:table-cell>
          <table:table-cell office:value-type="float" office:value="508" calcext:value-type="float">
            <text:p>508</text:p>
          </table:table-cell>
          <table:table-cell table:formula="of:=[.B100]-[.B$1]" office:value-type="float" office:value="-131" calcext:value-type="float">
            <text:p>-131</text:p>
          </table:table-cell>
          <table:table-cell table:formula="of:=[.C100]-[.C$1]" office:value-type="float" office:value="15" calcext:value-type="float">
            <text:p>15</text:p>
          </table:table-cell>
          <table:table-cell table:formula="of:=[.D100]-[.D$1]" office:value-type="float" office:value="372" calcext:value-type="float">
            <text:p>372</text:p>
          </table:table-cell>
          <table:table-cell table:style-name="ce4" table:formula="of:=SQRT([.E100]^2 + [.F100]^2 + [.G100]^2)" office:value-type="float" office:value="394.67708319587" calcext:value-type="float">
            <text:p>394.68</text:p>
          </table:table-cell>
          <table:table-cell table:style-name="ce4" table:formula="of:=[.E100]/[.$H100]" office:value-type="float" office:value="-0.331916915315266" calcext:value-type="float">
            <text:p>-0.33</text:p>
          </table:table-cell>
          <table:table-cell table:style-name="ce4" table:formula="of:=[.F100]/[.$H100]" office:value-type="float" office:value="0.0380057536620534" calcext:value-type="float">
            <text:p>0.04</text:p>
          </table:table-cell>
          <table:table-cell table:style-name="ce4" table:formula="of:=[.G100]/[.$H100]" office:value-type="float" office:value="0.942542690818924" calcext:value-type="float">
            <text:p>0.94</text:p>
          </table:table-cell>
          <table:table-cell table:formula="of:=MOD(DEGREES(ATAN2([.I100];[.J100]))+360; 360)" office:value-type="float" office:value="173.467863312148" calcext:value-type="float">
            <text:p>173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86" calcext:value-type="float">
            <text:p>286</text:p>
          </table:table-cell>
          <table:table-cell office:value-type="float" office:value="500" calcext:value-type="float">
            <text:p>500</text:p>
          </table:table-cell>
          <table:table-cell table:formula="of:=[.B101]-[.B$1]" office:value-type="float" office:value="-137" calcext:value-type="float">
            <text:p>-137</text:p>
          </table:table-cell>
          <table:table-cell table:formula="of:=[.C101]-[.C$1]" office:value-type="float" office:value="-12" calcext:value-type="float">
            <text:p>-12</text:p>
          </table:table-cell>
          <table:table-cell table:formula="of:=[.D101]-[.D$1]" office:value-type="float" office:value="364" calcext:value-type="float">
            <text:p>364</text:p>
          </table:table-cell>
          <table:table-cell table:style-name="ce4" table:formula="of:=SQRT([.E101]^2 + [.F101]^2 + [.G101]^2)" office:value-type="float" office:value="389.113094099903" calcext:value-type="float">
            <text:p>389.11</text:p>
          </table:table-cell>
          <table:table-cell table:style-name="ce4" table:formula="of:=[.E101]/[.$H101]" office:value-type="float" office:value="-0.352082728844961" calcext:value-type="float">
            <text:p>-0.35</text:p>
          </table:table-cell>
          <table:table-cell table:style-name="ce4" table:formula="of:=[.F101]/[.$H101]" office:value-type="float" office:value="-0.0308393631105075" calcext:value-type="float">
            <text:p>-0.03</text:p>
          </table:table-cell>
          <table:table-cell table:style-name="ce4" table:formula="of:=[.G101]/[.$H101]" office:value-type="float" office:value="0.935460681018729" calcext:value-type="float">
            <text:p>0.94</text:p>
          </table:table-cell>
          <table:table-cell table:formula="of:=MOD(DEGREES(ATAN2([.I101];[.J101]))+360; 360)" office:value-type="float" office:value="185.005832552951" calcext:value-type="float">
            <text:p>185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102]-[.B$1]" office:value-type="float" office:value="-132" calcext:value-type="float">
            <text:p>-132</text:p>
          </table:table-cell>
          <table:table-cell table:formula="of:=[.C102]-[.C$1]" office:value-type="float" office:value="-3" calcext:value-type="float">
            <text:p>-3</text:p>
          </table:table-cell>
          <table:table-cell table:formula="of:=[.D102]-[.D$1]" office:value-type="float" office:value="364" calcext:value-type="float">
            <text:p>364</text:p>
          </table:table-cell>
          <table:table-cell table:style-name="ce4" table:formula="of:=SQRT([.E102]^2 + [.F102]^2 + [.G102]^2)" office:value-type="float" office:value="387.206663165809" calcext:value-type="float">
            <text:p>387.21</text:p>
          </table:table-cell>
          <table:table-cell table:style-name="ce4" table:formula="of:=[.E102]/[.$H102]" office:value-type="float" office:value="-0.340903224445482" calcext:value-type="float">
            <text:p>-0.34</text:p>
          </table:table-cell>
          <table:table-cell table:style-name="ce4" table:formula="of:=[.F102]/[.$H102]" office:value-type="float" office:value="-0.00774780055557915" calcext:value-type="float">
            <text:p>-0.01</text:p>
          </table:table-cell>
          <table:table-cell table:style-name="ce4" table:formula="of:=[.G102]/[.$H102]" office:value-type="float" office:value="0.94006646741027" calcext:value-type="float">
            <text:p>0.94</text:p>
          </table:table-cell>
          <table:table-cell table:formula="of:=MOD(DEGREES(ATAN2([.I102];[.J102]))+360; 360)" office:value-type="float" office:value="181.301952672579" calcext:value-type="float">
            <text:p>181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103]-[.B$1]" office:value-type="float" office:value="-129" calcext:value-type="float">
            <text:p>-129</text:p>
          </table:table-cell>
          <table:table-cell table:formula="of:=[.C103]-[.C$1]" office:value-type="float" office:value="1" calcext:value-type="float">
            <text:p>1</text:p>
          </table:table-cell>
          <table:table-cell table:formula="of:=[.D103]-[.D$1]" office:value-type="float" office:value="365" calcext:value-type="float">
            <text:p>365</text:p>
          </table:table-cell>
          <table:table-cell table:style-name="ce4" table:formula="of:=SQRT([.E103]^2 + [.F103]^2 + [.G103]^2)" office:value-type="float" office:value="387.126594281509" calcext:value-type="float">
            <text:p>387.13</text:p>
          </table:table-cell>
          <table:table-cell table:style-name="ce4" table:formula="of:=[.E103]/[.$H103]" office:value-type="float" office:value="-0.33322432998802" calcext:value-type="float">
            <text:p>-0.33</text:p>
          </table:table-cell>
          <table:table-cell table:style-name="ce4" table:formula="of:=[.F103]/[.$H103]" office:value-type="float" office:value="0.00258313434099241" calcext:value-type="float">
            <text:p>0.00</text:p>
          </table:table-cell>
          <table:table-cell table:style-name="ce4" table:formula="of:=[.G103]/[.$H103]" office:value-type="float" office:value="0.942844034462228" calcext:value-type="float">
            <text:p>0.94</text:p>
          </table:table-cell>
          <table:table-cell table:formula="of:=MOD(DEGREES(ATAN2([.I103];[.J103]))+360; 360)" office:value-type="float" office:value="179.555855566888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7" calcext:value-type="float">
            <text:p>307</text:p>
          </table:table-cell>
          <table:table-cell office:value-type="float" office:value="497" calcext:value-type="float">
            <text:p>497</text:p>
          </table:table-cell>
          <table:table-cell table:formula="of:=[.B104]-[.B$1]" office:value-type="float" office:value="-130" calcext:value-type="float">
            <text:p>-130</text:p>
          </table:table-cell>
          <table:table-cell table:formula="of:=[.C104]-[.C$1]" office:value-type="float" office:value="9" calcext:value-type="float">
            <text:p>9</text:p>
          </table:table-cell>
          <table:table-cell table:formula="of:=[.D104]-[.D$1]" office:value-type="float" office:value="361" calcext:value-type="float">
            <text:p>361</text:p>
          </table:table-cell>
          <table:table-cell table:style-name="ce4" table:formula="of:=SQRT([.E104]^2 + [.F104]^2 + [.G104]^2)" office:value-type="float" office:value="383.799426784356" calcext:value-type="float">
            <text:p>383.80</text:p>
          </table:table-cell>
          <table:table-cell table:style-name="ce4" table:formula="of:=[.E104]/[.$H104]" office:value-type="float" office:value="-0.33871858821989" calcext:value-type="float">
            <text:p>-0.34</text:p>
          </table:table-cell>
          <table:table-cell table:style-name="ce4" table:formula="of:=[.F104]/[.$H104]" office:value-type="float" office:value="0.0234497484152232" calcext:value-type="float">
            <text:p>0.02</text:p>
          </table:table-cell>
          <table:table-cell table:style-name="ce4" table:formula="of:=[.G104]/[.$H104]" office:value-type="float" office:value="0.940595464210618" calcext:value-type="float">
            <text:p>0.94</text:p>
          </table:table-cell>
          <table:table-cell table:formula="of:=MOD(DEGREES(ATAN2([.I104];[.J104]))+360; 360)" office:value-type="float" office:value="176.039688169542" calcext:value-type="float">
            <text:p>176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105]-[.B$1]" office:value-type="float" office:value="-135" calcext:value-type="float">
            <text:p>-135</text:p>
          </table:table-cell>
          <table:table-cell table:formula="of:=[.C105]-[.C$1]" office:value-type="float" office:value="2" calcext:value-type="float">
            <text:p>2</text:p>
          </table:table-cell>
          <table:table-cell table:formula="of:=[.D105]-[.D$1]" office:value-type="float" office:value="361" calcext:value-type="float">
            <text:p>361</text:p>
          </table:table-cell>
          <table:table-cell table:style-name="ce4" table:formula="of:=SQRT([.E105]^2 + [.F105]^2 + [.G105]^2)" office:value-type="float" office:value="385.421846812035" calcext:value-type="float">
            <text:p>385.42</text:p>
          </table:table-cell>
          <table:table-cell table:style-name="ce4" table:formula="of:=[.E105]/[.$H105]" office:value-type="float" office:value="-0.350265562568999" calcext:value-type="float">
            <text:p>-0.35</text:p>
          </table:table-cell>
          <table:table-cell table:style-name="ce4" table:formula="of:=[.F105]/[.$H105]" office:value-type="float" office:value="0.00518911944546665" calcext:value-type="float">
            <text:p>0.01</text:p>
          </table:table-cell>
          <table:table-cell table:style-name="ce4" table:formula="of:=[.G105]/[.$H105]" office:value-type="float" office:value="0.93663605990673" calcext:value-type="float">
            <text:p>0.94</text:p>
          </table:table-cell>
          <table:table-cell table:formula="of:=MOD(DEGREES(ATAN2([.I105];[.J105]))+360; 360)" office:value-type="float" office:value="179.151235728446" calcext:value-type="float">
            <text:p>179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106]-[.B$1]" office:value-type="float" office:value="-131" calcext:value-type="float">
            <text:p>-131</text:p>
          </table:table-cell>
          <table:table-cell table:formula="of:=[.C106]-[.C$1]" office:value-type="float" office:value="1" calcext:value-type="float">
            <text:p>1</text:p>
          </table:table-cell>
          <table:table-cell table:formula="of:=[.D106]-[.D$1]" office:value-type="float" office:value="365" calcext:value-type="float">
            <text:p>365</text:p>
          </table:table-cell>
          <table:table-cell table:style-name="ce4" table:formula="of:=SQRT([.E106]^2 + [.F106]^2 + [.G106]^2)" office:value-type="float" office:value="387.797627635859" calcext:value-type="float">
            <text:p>387.80</text:p>
          </table:table-cell>
          <table:table-cell table:style-name="ce4" table:formula="of:=[.E106]/[.$H106]" office:value-type="float" office:value="-0.33780505775298" calcext:value-type="float">
            <text:p>-0.34</text:p>
          </table:table-cell>
          <table:table-cell table:style-name="ce4" table:formula="of:=[.F106]/[.$H106]" office:value-type="float" office:value="0.00257866456299985" calcext:value-type="float">
            <text:p>0.00</text:p>
          </table:table-cell>
          <table:table-cell table:style-name="ce4" table:formula="of:=[.G106]/[.$H106]" office:value-type="float" office:value="0.941212565494946" calcext:value-type="float">
            <text:p>0.94</text:p>
          </table:table-cell>
          <table:table-cell table:formula="of:=MOD(DEGREES(ATAN2([.I106];[.J106]))+360; 360)" office:value-type="float" office:value="179.562636132479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7" calcext:value-type="float">
            <text:p>307</text:p>
          </table:table-cell>
          <table:table-cell office:value-type="float" office:value="504" calcext:value-type="float">
            <text:p>504</text:p>
          </table:table-cell>
          <table:table-cell table:formula="of:=[.B107]-[.B$1]" office:value-type="float" office:value="-135" calcext:value-type="float">
            <text:p>-135</text:p>
          </table:table-cell>
          <table:table-cell table:formula="of:=[.C107]-[.C$1]" office:value-type="float" office:value="9" calcext:value-type="float">
            <text:p>9</text:p>
          </table:table-cell>
          <table:table-cell table:formula="of:=[.D107]-[.D$1]" office:value-type="float" office:value="368" calcext:value-type="float">
            <text:p>368</text:p>
          </table:table-cell>
          <table:table-cell table:style-name="ce4" table:formula="of:=SQRT([.E107]^2 + [.F107]^2 + [.G107]^2)" office:value-type="float" office:value="392.084174636008" calcext:value-type="float">
            <text:p>392.08</text:p>
          </table:table-cell>
          <table:table-cell table:style-name="ce4" table:formula="of:=[.E107]/[.$H107]" office:value-type="float" office:value="-0.344313820177331" calcext:value-type="float">
            <text:p>-0.34</text:p>
          </table:table-cell>
          <table:table-cell table:style-name="ce4" table:formula="of:=[.F107]/[.$H107]" office:value-type="float" office:value="0.0229542546784888" calcext:value-type="float">
            <text:p>0.02</text:p>
          </table:table-cell>
          <table:table-cell table:style-name="ce4" table:formula="of:=[.G107]/[.$H107]" office:value-type="float" office:value="0.938573969075985" calcext:value-type="float">
            <text:p>0.94</text:p>
          </table:table-cell>
          <table:table-cell table:formula="of:=MOD(DEGREES(ATAN2([.I107];[.J107]))+360; 360)" office:value-type="float" office:value="176.18592516571" calcext:value-type="float">
            <text:p>176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88" calcext:value-type="float">
            <text:p>288</text:p>
          </table:table-cell>
          <table:table-cell office:value-type="float" office:value="495" calcext:value-type="float">
            <text:p>495</text:p>
          </table:table-cell>
          <table:table-cell table:formula="of:=[.B108]-[.B$1]" office:value-type="float" office:value="-128" calcext:value-type="float">
            <text:p>-128</text:p>
          </table:table-cell>
          <table:table-cell table:formula="of:=[.C108]-[.C$1]" office:value-type="float" office:value="-10" calcext:value-type="float">
            <text:p>-10</text:p>
          </table:table-cell>
          <table:table-cell table:formula="of:=[.D108]-[.D$1]" office:value-type="float" office:value="359" calcext:value-type="float">
            <text:p>359</text:p>
          </table:table-cell>
          <table:table-cell table:style-name="ce4" table:formula="of:=SQRT([.E108]^2 + [.F108]^2 + [.G108]^2)" office:value-type="float" office:value="381.267622543536" calcext:value-type="float">
            <text:p>381.27</text:p>
          </table:table-cell>
          <table:table-cell table:style-name="ce4" table:formula="of:=[.E108]/[.$H108]" office:value-type="float" office:value="-0.335722186809566" calcext:value-type="float">
            <text:p>-0.34</text:p>
          </table:table-cell>
          <table:table-cell table:style-name="ce4" table:formula="of:=[.F108]/[.$H108]" office:value-type="float" office:value="-0.0262282958444973" calcext:value-type="float">
            <text:p>-0.03</text:p>
          </table:table-cell>
          <table:table-cell table:style-name="ce4" table:formula="of:=[.G108]/[.$H108]" office:value-type="float" office:value="0.941595820817455" calcext:value-type="float">
            <text:p>0.94</text:p>
          </table:table-cell>
          <table:table-cell table:formula="of:=MOD(DEGREES(ATAN2([.I108];[.J108]))+360; 360)" office:value-type="float" office:value="184.467159061389" calcext:value-type="float">
            <text:p>184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7" calcext:value-type="float">
            <text:p>307</text:p>
          </table:table-cell>
          <table:table-cell office:value-type="float" office:value="502" calcext:value-type="float">
            <text:p>502</text:p>
          </table:table-cell>
          <table:table-cell table:formula="of:=[.B109]-[.B$1]" office:value-type="float" office:value="-132" calcext:value-type="float">
            <text:p>-132</text:p>
          </table:table-cell>
          <table:table-cell table:formula="of:=[.C109]-[.C$1]" office:value-type="float" office:value="9" calcext:value-type="float">
            <text:p>9</text:p>
          </table:table-cell>
          <table:table-cell table:formula="of:=[.D109]-[.D$1]" office:value-type="float" office:value="366" calcext:value-type="float">
            <text:p>366</text:p>
          </table:table-cell>
          <table:table-cell table:style-name="ce4" table:formula="of:=SQRT([.E109]^2 + [.F109]^2 + [.G109]^2)" office:value-type="float" office:value="389.179906983904" calcext:value-type="float">
            <text:p>389.18</text:p>
          </table:table-cell>
          <table:table-cell table:style-name="ce4" table:formula="of:=[.E109]/[.$H109]" office:value-type="float" office:value="-0.339174756022179" calcext:value-type="float">
            <text:p>-0.34</text:p>
          </table:table-cell>
          <table:table-cell table:style-name="ce4" table:formula="of:=[.F109]/[.$H109]" office:value-type="float" office:value="0.0231255515469668" calcext:value-type="float">
            <text:p>0.02</text:p>
          </table:table-cell>
          <table:table-cell table:style-name="ce4" table:formula="of:=[.G109]/[.$H109]" office:value-type="float" office:value="0.940439096243315" calcext:value-type="float">
            <text:p>0.94</text:p>
          </table:table-cell>
          <table:table-cell table:formula="of:=MOD(DEGREES(ATAN2([.I109];[.J109]))+360; 360)" office:value-type="float" office:value="176.099506257618" calcext:value-type="float">
            <text:p>176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110]-[.B$1]" office:value-type="float" office:value="-137" calcext:value-type="float">
            <text:p>-137</text:p>
          </table:table-cell>
          <table:table-cell table:formula="of:=[.C110]-[.C$1]" office:value-type="float" office:value="4" calcext:value-type="float">
            <text:p>4</text:p>
          </table:table-cell>
          <table:table-cell table:formula="of:=[.D110]-[.D$1]" office:value-type="float" office:value="366" calcext:value-type="float">
            <text:p>366</text:p>
          </table:table-cell>
          <table:table-cell table:style-name="ce4" table:formula="of:=SQRT([.E110]^2 + [.F110]^2 + [.G110]^2)" office:value-type="float" office:value="390.820930862204" calcext:value-type="float">
            <text:p>390.82</text:p>
          </table:table-cell>
          <table:table-cell table:style-name="ce4" table:formula="of:=[.E110]/[.$H110]" office:value-type="float" office:value="-0.350544172999535" calcext:value-type="float">
            <text:p>-0.35</text:p>
          </table:table-cell>
          <table:table-cell table:style-name="ce4" table:formula="of:=[.F110]/[.$H110]" office:value-type="float" office:value="0.0102348663649499" calcext:value-type="float">
            <text:p>0.01</text:p>
          </table:table-cell>
          <table:table-cell table:style-name="ce4" table:formula="of:=[.G110]/[.$H110]" office:value-type="float" office:value="0.936490272392919" calcext:value-type="float">
            <text:p>0.94</text:p>
          </table:table-cell>
          <table:table-cell table:formula="of:=MOD(DEGREES(ATAN2([.I110];[.J110]))+360; 360)" office:value-type="float" office:value="178.327605638911" calcext:value-type="float">
            <text:p>178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0" calcext:value-type="float">
            <text:p>290</text:p>
          </table:table-cell>
          <table:table-cell office:value-type="float" office:value="497" calcext:value-type="float">
            <text:p>497</text:p>
          </table:table-cell>
          <table:table-cell table:formula="of:=[.B111]-[.B$1]" office:value-type="float" office:value="-132" calcext:value-type="float">
            <text:p>-132</text:p>
          </table:table-cell>
          <table:table-cell table:formula="of:=[.C111]-[.C$1]" office:value-type="float" office:value="-8" calcext:value-type="float">
            <text:p>-8</text:p>
          </table:table-cell>
          <table:table-cell table:formula="of:=[.D111]-[.D$1]" office:value-type="float" office:value="361" calcext:value-type="float">
            <text:p>361</text:p>
          </table:table-cell>
          <table:table-cell table:style-name="ce4" table:formula="of:=SQRT([.E111]^2 + [.F111]^2 + [.G111]^2)" office:value-type="float" office:value="384.459360661176" calcext:value-type="float">
            <text:p>384.46</text:p>
          </table:table-cell>
          <table:table-cell table:style-name="ce4" table:formula="of:=[.E111]/[.$H111]" office:value-type="float" office:value="-0.343339279795379" calcext:value-type="float">
            <text:p>-0.34</text:p>
          </table:table-cell>
          <table:table-cell table:style-name="ce4" table:formula="of:=[.F111]/[.$H111]" office:value-type="float" office:value="-0.0208084411997199" calcext:value-type="float">
            <text:p>-0.02</text:p>
          </table:table-cell>
          <table:table-cell table:style-name="ce4" table:formula="of:=[.G111]/[.$H111]" office:value-type="float" office:value="0.938980909137363" calcext:value-type="float">
            <text:p>0.94</text:p>
          </table:table-cell>
          <table:table-cell table:formula="of:=MOD(DEGREES(ATAN2([.I111];[.J111]))+360; 360)" office:value-type="float" office:value="183.468229258917" calcext:value-type="float">
            <text:p>183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4" calcext:value-type="float">
            <text:p>504</text:p>
          </table:table-cell>
          <table:table-cell table:formula="of:=[.B112]-[.B$1]" office:value-type="float" office:value="-132" calcext:value-type="float">
            <text:p>-132</text:p>
          </table:table-cell>
          <table:table-cell table:formula="of:=[.C112]-[.C$1]" office:value-type="float" office:value="2" calcext:value-type="float">
            <text:p>2</text:p>
          </table:table-cell>
          <table:table-cell table:formula="of:=[.D112]-[.D$1]" office:value-type="float" office:value="368" calcext:value-type="float">
            <text:p>368</text:p>
          </table:table-cell>
          <table:table-cell table:style-name="ce4" table:formula="of:=SQRT([.E112]^2 + [.F112]^2 + [.G112]^2)" office:value-type="float" office:value="390.962913842221" calcext:value-type="float">
            <text:p>390.96</text:p>
          </table:table-cell>
          <table:table-cell table:style-name="ce4" table:formula="of:=[.E112]/[.$H112]" office:value-type="float" office:value="-0.337627931771735" calcext:value-type="float">
            <text:p>-0.34</text:p>
          </table:table-cell>
          <table:table-cell table:style-name="ce4" table:formula="of:=[.F112]/[.$H112]" office:value-type="float" office:value="0.00511557472381416" calcext:value-type="float">
            <text:p>0.01</text:p>
          </table:table-cell>
          <table:table-cell table:style-name="ce4" table:formula="of:=[.G112]/[.$H112]" office:value-type="float" office:value="0.941265749181806" calcext:value-type="float">
            <text:p>0.94</text:p>
          </table:table-cell>
          <table:table-cell table:formula="of:=MOD(DEGREES(ATAN2([.I112];[.J112]))+360; 360)" office:value-type="float" office:value="179.131948550255" calcext:value-type="float">
            <text:p>17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3" calcext:value-type="float">
            <text:p>293</text:p>
          </table:table-cell>
          <table:table-cell office:value-type="float" office:value="509" calcext:value-type="float">
            <text:p>509</text:p>
          </table:table-cell>
          <table:table-cell table:formula="of:=[.B113]-[.B$1]" office:value-type="float" office:value="-130" calcext:value-type="float">
            <text:p>-130</text:p>
          </table:table-cell>
          <table:table-cell table:formula="of:=[.C113]-[.C$1]" office:value-type="float" office:value="-5" calcext:value-type="float">
            <text:p>-5</text:p>
          </table:table-cell>
          <table:table-cell table:formula="of:=[.D113]-[.D$1]" office:value-type="float" office:value="373" calcext:value-type="float">
            <text:p>373</text:p>
          </table:table-cell>
          <table:table-cell table:style-name="ce4" table:formula="of:=SQRT([.E113]^2 + [.F113]^2 + [.G113]^2)" office:value-type="float" office:value="395.036707155171" calcext:value-type="float">
            <text:p>395.04</text:p>
          </table:table-cell>
          <table:table-cell table:style-name="ce4" table:formula="of:=[.E113]/[.$H113]" office:value-type="float" office:value="-0.329083342497931" calcext:value-type="float">
            <text:p>-0.33</text:p>
          </table:table-cell>
          <table:table-cell table:style-name="ce4" table:formula="of:=[.F113]/[.$H113]" office:value-type="float" office:value="-0.0126570516345358" calcext:value-type="float">
            <text:p>-0.01</text:p>
          </table:table-cell>
          <table:table-cell table:style-name="ce4" table:formula="of:=[.G113]/[.$H113]" office:value-type="float" office:value="0.944216051936372" calcext:value-type="float">
            <text:p>0.94</text:p>
          </table:table-cell>
          <table:table-cell table:formula="of:=MOD(DEGREES(ATAN2([.I113];[.J113]))+360; 360)" office:value-type="float" office:value="182.202598161766" calcext:value-type="float">
            <text:p>182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7" calcext:value-type="float">
            <text:p>307</text:p>
          </table:table-cell>
          <table:table-cell office:value-type="float" office:value="502" calcext:value-type="float">
            <text:p>502</text:p>
          </table:table-cell>
          <table:table-cell table:formula="of:=[.B114]-[.B$1]" office:value-type="float" office:value="-135" calcext:value-type="float">
            <text:p>-135</text:p>
          </table:table-cell>
          <table:table-cell table:formula="of:=[.C114]-[.C$1]" office:value-type="float" office:value="9" calcext:value-type="float">
            <text:p>9</text:p>
          </table:table-cell>
          <table:table-cell table:formula="of:=[.D114]-[.D$1]" office:value-type="float" office:value="366" calcext:value-type="float">
            <text:p>366</text:p>
          </table:table-cell>
          <table:table-cell table:style-name="ce4" table:formula="of:=SQRT([.E114]^2 + [.F114]^2 + [.G114]^2)" office:value-type="float" office:value="390.207637034438" calcext:value-type="float">
            <text:p>390.21</text:p>
          </table:table-cell>
          <table:table-cell table:style-name="ce4" table:formula="of:=[.E114]/[.$H114]" office:value-type="float" office:value="-0.345969650994005" calcext:value-type="float">
            <text:p>-0.35</text:p>
          </table:table-cell>
          <table:table-cell table:style-name="ce4" table:formula="of:=[.F114]/[.$H114]" office:value-type="float" office:value="0.0230646433996003" calcext:value-type="float">
            <text:p>0.02</text:p>
          </table:table-cell>
          <table:table-cell table:style-name="ce4" table:formula="of:=[.G114]/[.$H114]" office:value-type="float" office:value="0.93796216491708" calcext:value-type="float">
            <text:p>0.94</text:p>
          </table:table-cell>
          <table:table-cell table:formula="of:=MOD(DEGREES(ATAN2([.I114];[.J114]))+360; 360)" office:value-type="float" office:value="176.18592516571" calcext:value-type="float">
            <text:p>176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115]-[.B$1]" office:value-type="float" office:value="-129" calcext:value-type="float">
            <text:p>-129</text:p>
          </table:table-cell>
          <table:table-cell table:formula="of:=[.C115]-[.C$1]" office:value-type="float" office:value="-2" calcext:value-type="float">
            <text:p>-2</text:p>
          </table:table-cell>
          <table:table-cell table:formula="of:=[.D115]-[.D$1]" office:value-type="float" office:value="365" calcext:value-type="float">
            <text:p>365</text:p>
          </table:table-cell>
          <table:table-cell table:style-name="ce4" table:formula="of:=SQRT([.E115]^2 + [.F115]^2 + [.G115]^2)" office:value-type="float" office:value="387.13046896363" calcext:value-type="float">
            <text:p>387.13</text:p>
          </table:table-cell>
          <table:table-cell table:style-name="ce4" table:formula="of:=[.E115]/[.$H115]" office:value-type="float" office:value="-0.333220994837581" calcext:value-type="float">
            <text:p>-0.33</text:p>
          </table:table-cell>
          <table:table-cell table:style-name="ce4" table:formula="of:=[.F115]/[.$H115]" office:value-type="float" office:value="-0.00516621697422606" calcext:value-type="float">
            <text:p>-0.01</text:p>
          </table:table-cell>
          <table:table-cell table:style-name="ce4" table:formula="of:=[.G115]/[.$H115]" office:value-type="float" office:value="0.942834597796256" calcext:value-type="float">
            <text:p>0.94</text:p>
          </table:table-cell>
          <table:table-cell table:formula="of:=MOD(DEGREES(ATAN2([.I115];[.J115]))+360; 360)" office:value-type="float" office:value="180.88823549524" calcext:value-type="float">
            <text:p>180.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11" calcext:value-type="float">
            <text:p>311</text:p>
          </table:table-cell>
          <table:table-cell office:value-type="float" office:value="505" calcext:value-type="float">
            <text:p>505</text:p>
          </table:table-cell>
          <table:table-cell table:formula="of:=[.B116]-[.B$1]" office:value-type="float" office:value="-129" calcext:value-type="float">
            <text:p>-129</text:p>
          </table:table-cell>
          <table:table-cell table:formula="of:=[.C116]-[.C$1]" office:value-type="float" office:value="13" calcext:value-type="float">
            <text:p>13</text:p>
          </table:table-cell>
          <table:table-cell table:formula="of:=[.D116]-[.D$1]" office:value-type="float" office:value="369" calcext:value-type="float">
            <text:p>369</text:p>
          </table:table-cell>
          <table:table-cell table:style-name="ce4" table:formula="of:=SQRT([.E116]^2 + [.F116]^2 + [.G116]^2)" office:value-type="float" office:value="391.115072580948" calcext:value-type="float">
            <text:p>391.12</text:p>
          </table:table-cell>
          <table:table-cell table:style-name="ce4" table:formula="of:=[.E116]/[.$H116]" office:value-type="float" office:value="-0.329826204724701" calcext:value-type="float">
            <text:p>-0.33</text:p>
          </table:table-cell>
          <table:table-cell table:style-name="ce4" table:formula="of:=[.F116]/[.$H116]" office:value-type="float" office:value="0.0332382997009389" calcext:value-type="float">
            <text:p>0.03</text:p>
          </table:table-cell>
          <table:table-cell table:style-name="ce4" table:formula="of:=[.G116]/[.$H116]" office:value-type="float" office:value="0.943456353049726" calcext:value-type="float">
            <text:p>0.94</text:p>
          </table:table-cell>
          <table:table-cell table:formula="of:=MOD(DEGREES(ATAN2([.I116];[.J116]))+360; 360)" office:value-type="float" office:value="174.245434668898" calcext:value-type="float">
            <text:p>174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1" calcext:value-type="float">
            <text:p>301</text:p>
          </table:table-cell>
          <table:table-cell office:value-type="float" office:value="508" calcext:value-type="float">
            <text:p>508</text:p>
          </table:table-cell>
          <table:table-cell table:formula="of:=[.B117]-[.B$1]" office:value-type="float" office:value="-138" calcext:value-type="float">
            <text:p>-138</text:p>
          </table:table-cell>
          <table:table-cell table:formula="of:=[.C117]-[.C$1]" office:value-type="float" office:value="3" calcext:value-type="float">
            <text:p>3</text:p>
          </table:table-cell>
          <table:table-cell table:formula="of:=[.D117]-[.D$1]" office:value-type="float" office:value="372" calcext:value-type="float">
            <text:p>372</text:p>
          </table:table-cell>
          <table:table-cell table:style-name="ce4" table:formula="of:=SQRT([.E117]^2 + [.F117]^2 + [.G117]^2)" office:value-type="float" office:value="396.783316181515" calcext:value-type="float">
            <text:p>396.78</text:p>
          </table:table-cell>
          <table:table-cell table:style-name="ce4" table:formula="of:=[.E117]/[.$H117]" office:value-type="float" office:value="-0.347796881502119" calcext:value-type="float">
            <text:p>-0.35</text:p>
          </table:table-cell>
          <table:table-cell table:style-name="ce4" table:formula="of:=[.F117]/[.$H117]" office:value-type="float" office:value="0.00756080177178519" calcext:value-type="float">
            <text:p>0.01</text:p>
          </table:table-cell>
          <table:table-cell table:style-name="ce4" table:formula="of:=[.G117]/[.$H117]" office:value-type="float" office:value="0.937539419701363" calcext:value-type="float">
            <text:p>0.94</text:p>
          </table:table-cell>
          <table:table-cell table:formula="of:=MOD(DEGREES(ATAN2([.I117];[.J117]))+360; 360)" office:value-type="float" office:value="178.754635733232" calcext:value-type="float">
            <text:p>178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1" calcext:value-type="float">
            <text:p>301</text:p>
          </table:table-cell>
          <table:table-cell office:value-type="float" office:value="496" calcext:value-type="float">
            <text:p>496</text:p>
          </table:table-cell>
          <table:table-cell table:formula="of:=[.B118]-[.B$1]" office:value-type="float" office:value="-131" calcext:value-type="float">
            <text:p>-131</text:p>
          </table:table-cell>
          <table:table-cell table:formula="of:=[.C118]-[.C$1]" office:value-type="float" office:value="3" calcext:value-type="float">
            <text:p>3</text:p>
          </table:table-cell>
          <table:table-cell table:formula="of:=[.D118]-[.D$1]" office:value-type="float" office:value="360" calcext:value-type="float">
            <text:p>360</text:p>
          </table:table-cell>
          <table:table-cell table:style-name="ce4" table:formula="of:=SQRT([.E118]^2 + [.F118]^2 + [.G118]^2)" office:value-type="float" office:value="383.105729531679" calcext:value-type="float">
            <text:p>383.11</text:p>
          </table:table-cell>
          <table:table-cell table:style-name="ce4" table:formula="of:=[.E118]/[.$H118]" office:value-type="float" office:value="-0.341942158265653" calcext:value-type="float">
            <text:p>-0.34</text:p>
          </table:table-cell>
          <table:table-cell table:style-name="ce4" table:formula="of:=[.F118]/[.$H118]" office:value-type="float" office:value="0.00783073644883176" calcext:value-type="float">
            <text:p>0.01</text:p>
          </table:table-cell>
          <table:table-cell table:style-name="ce4" table:formula="of:=[.G118]/[.$H118]" office:value-type="float" office:value="0.939688373859811" calcext:value-type="float">
            <text:p>0.94</text:p>
          </table:table-cell>
          <table:table-cell table:formula="of:=MOD(DEGREES(ATAN2([.I118];[.J118]))+360; 360)" office:value-type="float" office:value="178.688112217496" calcext:value-type="float">
            <text:p>178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119]-[.B$1]" office:value-type="float" office:value="-128" calcext:value-type="float">
            <text:p>-128</text:p>
          </table:table-cell>
          <table:table-cell table:formula="of:=[.C119]-[.C$1]" office:value-type="float" office:value="2" calcext:value-type="float">
            <text:p>2</text:p>
          </table:table-cell>
          <table:table-cell table:formula="of:=[.D119]-[.D$1]" office:value-type="float" office:value="366" calcext:value-type="float">
            <text:p>366</text:p>
          </table:table-cell>
          <table:table-cell table:style-name="ce4" table:formula="of:=SQRT([.E119]^2 + [.F119]^2 + [.G119]^2)" office:value-type="float" office:value="387.74218238412" calcext:value-type="float">
            <text:p>387.74</text:p>
          </table:table-cell>
          <table:table-cell table:style-name="ce4" table:formula="of:=[.E119]/[.$H119]" office:value-type="float" office:value="-0.330116262339484" calcext:value-type="float">
            <text:p>-0.33</text:p>
          </table:table-cell>
          <table:table-cell table:style-name="ce4" table:formula="of:=[.F119]/[.$H119]" office:value-type="float" office:value="0.00515806659905443" calcext:value-type="float">
            <text:p>0.01</text:p>
          </table:table-cell>
          <table:table-cell table:style-name="ce4" table:formula="of:=[.G119]/[.$H119]" office:value-type="float" office:value="0.943926187626961" calcext:value-type="float">
            <text:p>0.94</text:p>
          </table:table-cell>
          <table:table-cell table:formula="of:=MOD(DEGREES(ATAN2([.I119];[.J119]))+360; 360)" office:value-type="float" office:value="179.104826289789" calcext:value-type="float">
            <text:p>179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2" calcext:value-type="float">
            <text:p>292</text:p>
          </table:table-cell>
          <table:table-cell office:value-type="float" office:value="496" calcext:value-type="float">
            <text:p>496</text:p>
          </table:table-cell>
          <table:table-cell table:formula="of:=[.B120]-[.B$1]" office:value-type="float" office:value="-124" calcext:value-type="float">
            <text:p>-124</text:p>
          </table:table-cell>
          <table:table-cell table:formula="of:=[.C120]-[.C$1]" office:value-type="float" office:value="-6" calcext:value-type="float">
            <text:p>-6</text:p>
          </table:table-cell>
          <table:table-cell table:formula="of:=[.D120]-[.D$1]" office:value-type="float" office:value="360" calcext:value-type="float">
            <text:p>360</text:p>
          </table:table-cell>
          <table:table-cell table:style-name="ce4" table:formula="of:=SQRT([.E120]^2 + [.F120]^2 + [.G120]^2)" office:value-type="float" office:value="380.80441173915" calcext:value-type="float">
            <text:p>380.80</text:p>
          </table:table-cell>
          <table:table-cell table:style-name="ce4" table:formula="of:=[.E120]/[.$H120]" office:value-type="float" office:value="-0.325626479571722" calcext:value-type="float">
            <text:p>-0.33</text:p>
          </table:table-cell>
          <table:table-cell table:style-name="ce4" table:formula="of:=[.F120]/[.$H120]" office:value-type="float" office:value="-0.0157561199792769" calcext:value-type="float">
            <text:p>-0.02</text:p>
          </table:table-cell>
          <table:table-cell table:style-name="ce4" table:formula="of:=[.G120]/[.$H120]" office:value-type="float" office:value="0.945367198756613" calcext:value-type="float">
            <text:p>0.95</text:p>
          </table:table-cell>
          <table:table-cell table:formula="of:=MOD(DEGREES(ATAN2([.I120];[.J120]))+360; 360)" office:value-type="float" office:value="182.7702157972" calcext:value-type="float">
            <text:p>182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121]-[.B$1]" office:value-type="float" office:value="-124" calcext:value-type="float">
            <text:p>-124</text:p>
          </table:table-cell>
          <table:table-cell table:formula="of:=[.C121]-[.C$1]" office:value-type="float" office:value="-4" calcext:value-type="float">
            <text:p>-4</text:p>
          </table:table-cell>
          <table:table-cell table:formula="of:=[.D121]-[.D$1]" office:value-type="float" office:value="369" calcext:value-type="float">
            <text:p>369</text:p>
          </table:table-cell>
          <table:table-cell table:style-name="ce4" table:formula="of:=SQRT([.E121]^2 + [.F121]^2 + [.G121]^2)" office:value-type="float" office:value="389.298086304056" calcext:value-type="float">
            <text:p>389.30</text:p>
          </table:table-cell>
          <table:table-cell table:style-name="ce4" table:formula="of:=[.E121]/[.$H121]" office:value-type="float" office:value="-0.318521987038877" calcext:value-type="float">
            <text:p>-0.32</text:p>
          </table:table-cell>
          <table:table-cell table:style-name="ce4" table:formula="of:=[.F121]/[.$H121]" office:value-type="float" office:value="-0.0102749028077057" calcext:value-type="float">
            <text:p>-0.01</text:p>
          </table:table-cell>
          <table:table-cell table:style-name="ce4" table:formula="of:=[.G121]/[.$H121]" office:value-type="float" office:value="0.947859784010851" calcext:value-type="float">
            <text:p>0.95</text:p>
          </table:table-cell>
          <table:table-cell table:formula="of:=MOD(DEGREES(ATAN2([.I121];[.J121]))+360; 360)" office:value-type="float" office:value="181.847610265995" calcext:value-type="float">
            <text:p>181.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22]-[.B$1]" office:value-type="float" office:value="-129" calcext:value-type="float">
            <text:p>-129</text:p>
          </table:table-cell>
          <table:table-cell table:formula="of:=[.C122]-[.C$1]" office:value-type="float" office:value="1" calcext:value-type="float">
            <text:p>1</text:p>
          </table:table-cell>
          <table:table-cell table:formula="of:=[.D122]-[.D$1]" office:value-type="float" office:value="367" calcext:value-type="float">
            <text:p>367</text:p>
          </table:table-cell>
          <table:table-cell table:style-name="ce4" table:formula="of:=SQRT([.E122]^2 + [.F122]^2 + [.G122]^2)" office:value-type="float" office:value="389.01285325809" calcext:value-type="float">
            <text:p>389.01</text:p>
          </table:table-cell>
          <table:table-cell table:style-name="ce4" table:formula="of:=[.E122]/[.$H122]" office:value-type="float" office:value="-0.331608580332474" calcext:value-type="float">
            <text:p>-0.33</text:p>
          </table:table-cell>
          <table:table-cell table:style-name="ce4" table:formula="of:=[.F122]/[.$H122]" office:value-type="float" office:value="0.00257060914986414" calcext:value-type="float">
            <text:p>0.00</text:p>
          </table:table-cell>
          <table:table-cell table:style-name="ce4" table:formula="of:=[.G122]/[.$H122]" office:value-type="float" office:value="0.943413558000138" calcext:value-type="float">
            <text:p>0.94</text:p>
          </table:table-cell>
          <table:table-cell table:formula="of:=MOD(DEGREES(ATAN2([.I122];[.J122]))+360; 360)" office:value-type="float" office:value="179.555855566888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508" calcext:value-type="float">
            <text:p>508</text:p>
          </table:table-cell>
          <table:table-cell table:formula="of:=[.B123]-[.B$1]" office:value-type="float" office:value="-129" calcext:value-type="float">
            <text:p>-129</text:p>
          </table:table-cell>
          <table:table-cell table:formula="of:=[.C123]-[.C$1]" office:value-type="float" office:value="-2" calcext:value-type="float">
            <text:p>-2</text:p>
          </table:table-cell>
          <table:table-cell table:formula="of:=[.D123]-[.D$1]" office:value-type="float" office:value="372" calcext:value-type="float">
            <text:p>372</text:p>
          </table:table-cell>
          <table:table-cell table:style-name="ce4" table:formula="of:=SQRT([.E123]^2 + [.F123]^2 + [.G123]^2)" office:value-type="float" office:value="393.737222014886" calcext:value-type="float">
            <text:p>393.74</text:p>
          </table:table-cell>
          <table:table-cell table:style-name="ce4" table:formula="of:=[.E123]/[.$H123]" office:value-type="float" office:value="-0.327629679865834" calcext:value-type="float">
            <text:p>-0.33</text:p>
          </table:table-cell>
          <table:table-cell table:style-name="ce4" table:formula="of:=[.F123]/[.$H123]" office:value-type="float" office:value="-0.00507952992040052" calcext:value-type="float">
            <text:p>-0.01</text:p>
          </table:table-cell>
          <table:table-cell table:style-name="ce4" table:formula="of:=[.G123]/[.$H123]" office:value-type="float" office:value="0.944792565194498" calcext:value-type="float">
            <text:p>0.94</text:p>
          </table:table-cell>
          <table:table-cell table:formula="of:=MOD(DEGREES(ATAN2([.I123];[.J123]))+360; 360)" office:value-type="float" office:value="180.88823549524" calcext:value-type="float">
            <text:p>180.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4" calcext:value-type="float">
            <text:p>294</text:p>
          </table:table-cell>
          <table:table-cell office:value-type="float" office:value="496" calcext:value-type="float">
            <text:p>496</text:p>
          </table:table-cell>
          <table:table-cell table:formula="of:=[.B124]-[.B$1]" office:value-type="float" office:value="-131" calcext:value-type="float">
            <text:p>-131</text:p>
          </table:table-cell>
          <table:table-cell table:formula="of:=[.C124]-[.C$1]" office:value-type="float" office:value="-4" calcext:value-type="float">
            <text:p>-4</text:p>
          </table:table-cell>
          <table:table-cell table:formula="of:=[.D124]-[.D$1]" office:value-type="float" office:value="360" calcext:value-type="float">
            <text:p>360</text:p>
          </table:table-cell>
          <table:table-cell table:style-name="ce4" table:formula="of:=SQRT([.E124]^2 + [.F124]^2 + [.G124]^2)" office:value-type="float" office:value="383.114865281941" calcext:value-type="float">
            <text:p>383.11</text:p>
          </table:table-cell>
          <table:table-cell table:style-name="ce4" table:formula="of:=[.E124]/[.$H124]" office:value-type="float" office:value="-0.34193400431903" calcext:value-type="float">
            <text:p>-0.34</text:p>
          </table:table-cell>
          <table:table-cell table:style-name="ce4" table:formula="of:=[.F124]/[.$H124]" office:value-type="float" office:value="-0.0104407329563063" calcext:value-type="float">
            <text:p>-0.01</text:p>
          </table:table-cell>
          <table:table-cell table:style-name="ce4" table:formula="of:=[.G124]/[.$H124]" office:value-type="float" office:value="0.939665966067564" calcext:value-type="float">
            <text:p>0.94</text:p>
          </table:table-cell>
          <table:table-cell table:formula="of:=MOD(DEGREES(ATAN2([.I124];[.J124]))+360; 360)" office:value-type="float" office:value="181.748946044554" calcext:value-type="float">
            <text:p>181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6" calcext:value-type="float">
            <text:p>296</text:p>
          </table:table-cell>
          <table:table-cell office:value-type="float" office:value="508" calcext:value-type="float">
            <text:p>508</text:p>
          </table:table-cell>
          <table:table-cell table:formula="of:=[.B125]-[.B$1]" office:value-type="float" office:value="-131" calcext:value-type="float">
            <text:p>-131</text:p>
          </table:table-cell>
          <table:table-cell table:formula="of:=[.C125]-[.C$1]" office:value-type="float" office:value="-2" calcext:value-type="float">
            <text:p>-2</text:p>
          </table:table-cell>
          <table:table-cell table:formula="of:=[.D125]-[.D$1]" office:value-type="float" office:value="372" calcext:value-type="float">
            <text:p>372</text:p>
          </table:table-cell>
          <table:table-cell table:style-name="ce4" table:formula="of:=SQRT([.E125]^2 + [.F125]^2 + [.G125]^2)" office:value-type="float" office:value="394.397008102242" calcext:value-type="float">
            <text:p>394.40</text:p>
          </table:table-cell>
          <table:table-cell table:style-name="ce4" table:formula="of:=[.E125]/[.$H125]" office:value-type="float" office:value="-0.332152621112278" calcext:value-type="float">
            <text:p>-0.33</text:p>
          </table:table-cell>
          <table:table-cell table:style-name="ce4" table:formula="of:=[.F125]/[.$H125]" office:value-type="float" office:value="-0.00507103238339356" calcext:value-type="float">
            <text:p>-0.01</text:p>
          </table:table-cell>
          <table:table-cell table:style-name="ce4" table:formula="of:=[.G125]/[.$H125]" office:value-type="float" office:value="0.943212023311201" calcext:value-type="float">
            <text:p>0.94</text:p>
          </table:table-cell>
          <table:table-cell table:formula="of:=MOD(DEGREES(ATAN2([.I125];[.J125]))+360; 360)" office:value-type="float" office:value="180.874676771121" calcext:value-type="float">
            <text:p>18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5" calcext:value-type="float">
            <text:p>305</text:p>
          </table:table-cell>
          <table:table-cell office:value-type="float" office:value="502" calcext:value-type="float">
            <text:p>502</text:p>
          </table:table-cell>
          <table:table-cell table:formula="of:=[.B126]-[.B$1]" office:value-type="float" office:value="-130" calcext:value-type="float">
            <text:p>-130</text:p>
          </table:table-cell>
          <table:table-cell table:formula="of:=[.C126]-[.C$1]" office:value-type="float" office:value="7" calcext:value-type="float">
            <text:p>7</text:p>
          </table:table-cell>
          <table:table-cell table:formula="of:=[.D126]-[.D$1]" office:value-type="float" office:value="366" calcext:value-type="float">
            <text:p>366</text:p>
          </table:table-cell>
          <table:table-cell table:style-name="ce4" table:formula="of:=SQRT([.E126]^2 + [.F126]^2 + [.G126]^2)" office:value-type="float" office:value="388.464927631826" calcext:value-type="float">
            <text:p>388.46</text:p>
          </table:table-cell>
          <table:table-cell table:style-name="ce4" table:formula="of:=[.E126]/[.$H126]" office:value-type="float" office:value="-0.334650545655461" calcext:value-type="float">
            <text:p>-0.33</text:p>
          </table:table-cell>
          <table:table-cell table:style-name="ce4" table:formula="of:=[.F126]/[.$H126]" office:value-type="float" office:value="0.0180196447660633" calcext:value-type="float">
            <text:p>0.02</text:p>
          </table:table-cell>
          <table:table-cell table:style-name="ce4" table:formula="of:=[.G126]/[.$H126]" office:value-type="float" office:value="0.942169997768453" calcext:value-type="float">
            <text:p>0.94</text:p>
          </table:table-cell>
          <table:table-cell table:formula="of:=MOD(DEGREES(ATAN2([.I126];[.J126]))+360; 360)" office:value-type="float" office:value="176.917819175472" calcext:value-type="float">
            <text:p>176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127]-[.B$1]" office:value-type="float" office:value="-128" calcext:value-type="float">
            <text:p>-128</text:p>
          </table:table-cell>
          <table:table-cell table:formula="of:=[.C127]-[.C$1]" office:value-type="float" office:value="2" calcext:value-type="float">
            <text:p>2</text:p>
          </table:table-cell>
          <table:table-cell table:formula="of:=[.D127]-[.D$1]" office:value-type="float" office:value="366" calcext:value-type="float">
            <text:p>366</text:p>
          </table:table-cell>
          <table:table-cell table:style-name="ce4" table:formula="of:=SQRT([.E127]^2 + [.F127]^2 + [.G127]^2)" office:value-type="float" office:value="387.74218238412" calcext:value-type="float">
            <text:p>387.74</text:p>
          </table:table-cell>
          <table:table-cell table:style-name="ce4" table:formula="of:=[.E127]/[.$H127]" office:value-type="float" office:value="-0.330116262339484" calcext:value-type="float">
            <text:p>-0.33</text:p>
          </table:table-cell>
          <table:table-cell table:style-name="ce4" table:formula="of:=[.F127]/[.$H127]" office:value-type="float" office:value="0.00515806659905443" calcext:value-type="float">
            <text:p>0.01</text:p>
          </table:table-cell>
          <table:table-cell table:style-name="ce4" table:formula="of:=[.G127]/[.$H127]" office:value-type="float" office:value="0.943926187626961" calcext:value-type="float">
            <text:p>0.94</text:p>
          </table:table-cell>
          <table:table-cell table:formula="of:=MOD(DEGREES(ATAN2([.I127];[.J127]))+360; 360)" office:value-type="float" office:value="179.104826289789" calcext:value-type="float">
            <text:p>179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28]-[.B$1]" office:value-type="float" office:value="-136" calcext:value-type="float">
            <text:p>-136</text:p>
          </table:table-cell>
          <table:table-cell table:formula="of:=[.C128]-[.C$1]" office:value-type="float" office:value="1" calcext:value-type="float">
            <text:p>1</text:p>
          </table:table-cell>
          <table:table-cell table:formula="of:=[.D128]-[.D$1]" office:value-type="float" office:value="367" calcext:value-type="float">
            <text:p>367</text:p>
          </table:table-cell>
          <table:table-cell table:style-name="ce4" table:formula="of:=SQRT([.E128]^2 + [.F128]^2 + [.G128]^2)" office:value-type="float" office:value="391.389831242458" calcext:value-type="float">
            <text:p>391.39</text:p>
          </table:table-cell>
          <table:table-cell table:style-name="ce4" table:formula="of:=[.E128]/[.$H128]" office:value-type="float" office:value="-0.34747964597923" calcext:value-type="float">
            <text:p>-0.35</text:p>
          </table:table-cell>
          <table:table-cell table:style-name="ce4" table:formula="of:=[.F128]/[.$H128]" office:value-type="float" office:value="0.0025549973969061" calcext:value-type="float">
            <text:p>0.00</text:p>
          </table:table-cell>
          <table:table-cell table:style-name="ce4" table:formula="of:=[.G128]/[.$H128]" office:value-type="float" office:value="0.93768404466454" calcext:value-type="float">
            <text:p>0.94</text:p>
          </table:table-cell>
          <table:table-cell table:formula="of:=MOD(DEGREES(ATAN2([.I128];[.J128]))+360; 360)" office:value-type="float" office:value="179.578715095831" calcext:value-type="float">
            <text:p>179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9" calcext:value-type="float">
            <text:p>309</text:p>
          </table:table-cell>
          <table:table-cell office:value-type="float" office:value="505" calcext:value-type="float">
            <text:p>505</text:p>
          </table:table-cell>
          <table:table-cell table:formula="of:=[.B129]-[.B$1]" office:value-type="float" office:value="-134" calcext:value-type="float">
            <text:p>-134</text:p>
          </table:table-cell>
          <table:table-cell table:formula="of:=[.C129]-[.C$1]" office:value-type="float" office:value="11" calcext:value-type="float">
            <text:p>11</text:p>
          </table:table-cell>
          <table:table-cell table:formula="of:=[.D129]-[.D$1]" office:value-type="float" office:value="369" calcext:value-type="float">
            <text:p>369</text:p>
          </table:table-cell>
          <table:table-cell table:style-name="ce4" table:formula="of:=SQRT([.E129]^2 + [.F129]^2 + [.G129]^2)" office:value-type="float" office:value="392.731460415384" calcext:value-type="float">
            <text:p>392.73</text:p>
          </table:table-cell>
          <table:table-cell table:style-name="ce4" table:formula="of:=[.E129]/[.$H129]" office:value-type="float" office:value="-0.341200065455085" calcext:value-type="float">
            <text:p>-0.34</text:p>
          </table:table-cell>
          <table:table-cell table:style-name="ce4" table:formula="of:=[.F129]/[.$H129]" office:value-type="float" office:value="0.0280089605970592" calcext:value-type="float">
            <text:p>0.03</text:p>
          </table:table-cell>
          <table:table-cell table:style-name="ce4" table:formula="of:=[.G129]/[.$H129]" office:value-type="float" office:value="0.939573314574077" calcext:value-type="float">
            <text:p>0.94</text:p>
          </table:table-cell>
          <table:table-cell table:formula="of:=MOD(DEGREES(ATAN2([.I129];[.J129]))+360; 360)" office:value-type="float" office:value="175.30713749441" calcext:value-type="float">
            <text:p>175.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30]-[.B$1]" office:value-type="float" office:value="-129" calcext:value-type="float">
            <text:p>-129</text:p>
          </table:table-cell>
          <table:table-cell table:formula="of:=[.C130]-[.C$1]" office:value-type="float" office:value="1" calcext:value-type="float">
            <text:p>1</text:p>
          </table:table-cell>
          <table:table-cell table:formula="of:=[.D130]-[.D$1]" office:value-type="float" office:value="367" calcext:value-type="float">
            <text:p>367</text:p>
          </table:table-cell>
          <table:table-cell table:style-name="ce4" table:formula="of:=SQRT([.E130]^2 + [.F130]^2 + [.G130]^2)" office:value-type="float" office:value="389.01285325809" calcext:value-type="float">
            <text:p>389.01</text:p>
          </table:table-cell>
          <table:table-cell table:style-name="ce4" table:formula="of:=[.E130]/[.$H130]" office:value-type="float" office:value="-0.331608580332474" calcext:value-type="float">
            <text:p>-0.33</text:p>
          </table:table-cell>
          <table:table-cell table:style-name="ce4" table:formula="of:=[.F130]/[.$H130]" office:value-type="float" office:value="0.00257060914986414" calcext:value-type="float">
            <text:p>0.00</text:p>
          </table:table-cell>
          <table:table-cell table:style-name="ce4" table:formula="of:=[.G130]/[.$H130]" office:value-type="float" office:value="0.943413558000138" calcext:value-type="float">
            <text:p>0.94</text:p>
          </table:table-cell>
          <table:table-cell table:formula="of:=MOD(DEGREES(ATAN2([.I130];[.J130]))+360; 360)" office:value-type="float" office:value="179.555855566888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504" calcext:value-type="float">
            <text:p>504</text:p>
          </table:table-cell>
          <table:table-cell table:formula="of:=[.B131]-[.B$1]" office:value-type="float" office:value="-130" calcext:value-type="float">
            <text:p>-130</text:p>
          </table:table-cell>
          <table:table-cell table:formula="of:=[.C131]-[.C$1]" office:value-type="float" office:value="4" calcext:value-type="float">
            <text:p>4</text:p>
          </table:table-cell>
          <table:table-cell table:formula="of:=[.D131]-[.D$1]" office:value-type="float" office:value="368" calcext:value-type="float">
            <text:p>368</text:p>
          </table:table-cell>
          <table:table-cell table:style-name="ce4" table:formula="of:=SQRT([.E131]^2 + [.F131]^2 + [.G131]^2)" office:value-type="float" office:value="390.307571025723" calcext:value-type="float">
            <text:p>390.31</text:p>
          </table:table-cell>
          <table:table-cell table:style-name="ce4" table:formula="of:=[.E131]/[.$H131]" office:value-type="float" office:value="-0.333070659270999" calcext:value-type="float">
            <text:p>-0.33</text:p>
          </table:table-cell>
          <table:table-cell table:style-name="ce4" table:formula="of:=[.F131]/[.$H131]" office:value-type="float" office:value="0.0102483279775692" calcext:value-type="float">
            <text:p>0.01</text:p>
          </table:table-cell>
          <table:table-cell table:style-name="ce4" table:formula="of:=[.G131]/[.$H131]" office:value-type="float" office:value="0.942846173936367" calcext:value-type="float">
            <text:p>0.94</text:p>
          </table:table-cell>
          <table:table-cell table:formula="of:=MOD(DEGREES(ATAN2([.I131];[.J131]))+360; 360)" office:value-type="float" office:value="178.23760897634" calcext:value-type="float">
            <text:p>178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132]-[.B$1]" office:value-type="float" office:value="-132" calcext:value-type="float">
            <text:p>-132</text:p>
          </table:table-cell>
          <table:table-cell table:formula="of:=[.C132]-[.C$1]" office:value-type="float" office:value="4" calcext:value-type="float">
            <text:p>4</text:p>
          </table:table-cell>
          <table:table-cell table:formula="of:=[.D132]-[.D$1]" office:value-type="float" office:value="366" calcext:value-type="float">
            <text:p>366</text:p>
          </table:table-cell>
          <table:table-cell table:style-name="ce4" table:formula="of:=SQRT([.E132]^2 + [.F132]^2 + [.G132]^2)" office:value-type="float" office:value="389.096389086303" calcext:value-type="float">
            <text:p>389.10</text:p>
          </table:table-cell>
          <table:table-cell table:style-name="ce4" table:formula="of:=[.E132]/[.$H132]" office:value-type="float" office:value="-0.339247558451954" calcext:value-type="float">
            <text:p>-0.34</text:p>
          </table:table-cell>
          <table:table-cell table:style-name="ce4" table:formula="of:=[.F132]/[.$H132]" office:value-type="float" office:value="0.0102802290439986" calcext:value-type="float">
            <text:p>0.01</text:p>
          </table:table-cell>
          <table:table-cell table:style-name="ce4" table:formula="of:=[.G132]/[.$H132]" office:value-type="float" office:value="0.940640957525873" calcext:value-type="float">
            <text:p>0.94</text:p>
          </table:table-cell>
          <table:table-cell table:formula="of:=MOD(DEGREES(ATAN2([.I132];[.J132]))+360; 360)" office:value-type="float" office:value="178.264295411072" calcext:value-type="float">
            <text:p>178.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498" calcext:value-type="float">
            <text:p>498</text:p>
          </table:table-cell>
          <table:table-cell table:formula="of:=[.B133]-[.B$1]" office:value-type="float" office:value="-131" calcext:value-type="float">
            <text:p>-131</text:p>
          </table:table-cell>
          <table:table-cell table:formula="of:=[.C133]-[.C$1]" office:value-type="float" office:value="1" calcext:value-type="float">
            <text:p>1</text:p>
          </table:table-cell>
          <table:table-cell table:formula="of:=[.D133]-[.D$1]" office:value-type="float" office:value="362" calcext:value-type="float">
            <text:p>362</text:p>
          </table:table-cell>
          <table:table-cell table:style-name="ce4" table:formula="of:=SQRT([.E133]^2 + [.F133]^2 + [.G133]^2)" office:value-type="float" office:value="384.975323884532" calcext:value-type="float">
            <text:p>384.98</text:p>
          </table:table-cell>
          <table:table-cell table:style-name="ce4" table:formula="of:=[.E133]/[.$H133]" office:value-type="float" office:value="-0.340281550199544" calcext:value-type="float">
            <text:p>-0.34</text:p>
          </table:table-cell>
          <table:table-cell table:style-name="ce4" table:formula="of:=[.F133]/[.$H133]" office:value-type="float" office:value="0.0025975690854927" calcext:value-type="float">
            <text:p>0.00</text:p>
          </table:table-cell>
          <table:table-cell table:style-name="ce4" table:formula="of:=[.G133]/[.$H133]" office:value-type="float" office:value="0.940320008948359" calcext:value-type="float">
            <text:p>0.94</text:p>
          </table:table-cell>
          <table:table-cell table:formula="of:=MOD(DEGREES(ATAN2([.I133];[.J133]))+360; 360)" office:value-type="float" office:value="179.562636132479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134]-[.B$1]" office:value-type="float" office:value="-129" calcext:value-type="float">
            <text:p>-129</text:p>
          </table:table-cell>
          <table:table-cell table:formula="of:=[.C134]-[.C$1]" office:value-type="float" office:value="6" calcext:value-type="float">
            <text:p>6</text:p>
          </table:table-cell>
          <table:table-cell table:formula="of:=[.D134]-[.D$1]" office:value-type="float" office:value="365" calcext:value-type="float">
            <text:p>365</text:p>
          </table:table-cell>
          <table:table-cell table:style-name="ce4" table:formula="of:=SQRT([.E134]^2 + [.F134]^2 + [.G134]^2)" office:value-type="float" office:value="387.171796493495" calcext:value-type="float">
            <text:p>387.17</text:p>
          </table:table-cell>
          <table:table-cell table:style-name="ce4" table:formula="of:=[.E134]/[.$H134]" office:value-type="float" office:value="-0.333185426129477" calcext:value-type="float">
            <text:p>-0.33</text:p>
          </table:table-cell>
          <table:table-cell table:style-name="ce4" table:formula="of:=[.F134]/[.$H134]" office:value-type="float" office:value="0.0154969965641617" calcext:value-type="float">
            <text:p>0.02</text:p>
          </table:table-cell>
          <table:table-cell table:style-name="ce4" table:formula="of:=[.G134]/[.$H134]" office:value-type="float" office:value="0.94273395765317" calcext:value-type="float">
            <text:p>0.94</text:p>
          </table:table-cell>
          <table:table-cell table:formula="of:=MOD(DEGREES(ATAN2([.I134];[.J134]))+360; 360)" office:value-type="float" office:value="177.336999233933" calcext:value-type="float">
            <text:p>17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4" calcext:value-type="float">
            <text:p>504</text:p>
          </table:table-cell>
          <table:table-cell table:formula="of:=[.B135]-[.B$1]" office:value-type="float" office:value="-132" calcext:value-type="float">
            <text:p>-132</text:p>
          </table:table-cell>
          <table:table-cell table:formula="of:=[.C135]-[.C$1]" office:value-type="float" office:value="2" calcext:value-type="float">
            <text:p>2</text:p>
          </table:table-cell>
          <table:table-cell table:formula="of:=[.D135]-[.D$1]" office:value-type="float" office:value="368" calcext:value-type="float">
            <text:p>368</text:p>
          </table:table-cell>
          <table:table-cell table:style-name="ce4" table:formula="of:=SQRT([.E135]^2 + [.F135]^2 + [.G135]^2)" office:value-type="float" office:value="390.962913842221" calcext:value-type="float">
            <text:p>390.96</text:p>
          </table:table-cell>
          <table:table-cell table:style-name="ce4" table:formula="of:=[.E135]/[.$H135]" office:value-type="float" office:value="-0.337627931771735" calcext:value-type="float">
            <text:p>-0.34</text:p>
          </table:table-cell>
          <table:table-cell table:style-name="ce4" table:formula="of:=[.F135]/[.$H135]" office:value-type="float" office:value="0.00511557472381416" calcext:value-type="float">
            <text:p>0.01</text:p>
          </table:table-cell>
          <table:table-cell table:style-name="ce4" table:formula="of:=[.G135]/[.$H135]" office:value-type="float" office:value="0.941265749181806" calcext:value-type="float">
            <text:p>0.94</text:p>
          </table:table-cell>
          <table:table-cell table:formula="of:=MOD(DEGREES(ATAN2([.I135];[.J135]))+360; 360)" office:value-type="float" office:value="179.131948550255" calcext:value-type="float">
            <text:p>17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136]-[.B$1]" office:value-type="float" office:value="-126" calcext:value-type="float">
            <text:p>-126</text:p>
          </table:table-cell>
          <table:table-cell table:formula="of:=[.C136]-[.C$1]" office:value-type="float" office:value="-2" calcext:value-type="float">
            <text:p>-2</text:p>
          </table:table-cell>
          <table:table-cell table:formula="of:=[.D136]-[.D$1]" office:value-type="float" office:value="365" calcext:value-type="float">
            <text:p>365</text:p>
          </table:table-cell>
          <table:table-cell table:style-name="ce4" table:formula="of:=SQRT([.E136]^2 + [.F136]^2 + [.G136]^2)" office:value-type="float" office:value="386.141165896619" calcext:value-type="float">
            <text:p>386.14</text:p>
          </table:table-cell>
          <table:table-cell table:style-name="ce4" table:formula="of:=[.E136]/[.$H136]" office:value-type="float" office:value="-0.326305535716267" calcext:value-type="float">
            <text:p>-0.33</text:p>
          </table:table-cell>
          <table:table-cell table:style-name="ce4" table:formula="of:=[.F136]/[.$H136]" office:value-type="float" office:value="-0.00517945294787725" calcext:value-type="float">
            <text:p>-0.01</text:p>
          </table:table-cell>
          <table:table-cell table:style-name="ce4" table:formula="of:=[.G136]/[.$H136]" office:value-type="float" office:value="0.945250162987598" calcext:value-type="float">
            <text:p>0.95</text:p>
          </table:table-cell>
          <table:table-cell table:formula="of:=MOD(DEGREES(ATAN2([.I136];[.J136]))+360; 360)" office:value-type="float" office:value="180.909380449199" calcext:value-type="float">
            <text:p>180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table:formula="of:=[.B137]-[.B$1]" office:value-type="float" office:value="-128" calcext:value-type="float">
            <text:p>-128</text:p>
          </table:table-cell>
          <table:table-cell table:formula="of:=[.C137]-[.C$1]" office:value-type="float" office:value="2" calcext:value-type="float">
            <text:p>2</text:p>
          </table:table-cell>
          <table:table-cell table:formula="of:=[.D137]-[.D$1]" office:value-type="float" office:value="370" calcext:value-type="float">
            <text:p>370</text:p>
          </table:table-cell>
          <table:table-cell table:style-name="ce4" table:formula="of:=SQRT([.E137]^2 + [.F137]^2 + [.G137]^2)" office:value-type="float" office:value="391.520114425811" calcext:value-type="float">
            <text:p>391.52</text:p>
          </table:table-cell>
          <table:table-cell table:style-name="ce4" table:formula="of:=[.E137]/[.$H137]" office:value-type="float" office:value="-0.32693084029085" calcext:value-type="float">
            <text:p>-0.33</text:p>
          </table:table-cell>
          <table:table-cell table:style-name="ce4" table:formula="of:=[.F137]/[.$H137]" office:value-type="float" office:value="0.00510829437954453" calcext:value-type="float">
            <text:p>0.01</text:p>
          </table:table-cell>
          <table:table-cell table:style-name="ce4" table:formula="of:=[.G137]/[.$H137]" office:value-type="float" office:value="0.945034460215738" calcext:value-type="float">
            <text:p>0.95</text:p>
          </table:table-cell>
          <table:table-cell table:formula="of:=MOD(DEGREES(ATAN2([.I137];[.J137]))+360; 360)" office:value-type="float" office:value="179.104826289789" calcext:value-type="float">
            <text:p>179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5" calcext:value-type="float">
            <text:p>305</text:p>
          </table:table-cell>
          <table:table-cell office:value-type="float" office:value="500" calcext:value-type="float">
            <text:p>500</text:p>
          </table:table-cell>
          <table:table-cell table:formula="of:=[.B138]-[.B$1]" office:value-type="float" office:value="-137" calcext:value-type="float">
            <text:p>-137</text:p>
          </table:table-cell>
          <table:table-cell table:formula="of:=[.C138]-[.C$1]" office:value-type="float" office:value="7" calcext:value-type="float">
            <text:p>7</text:p>
          </table:table-cell>
          <table:table-cell table:formula="of:=[.D138]-[.D$1]" office:value-type="float" office:value="364" calcext:value-type="float">
            <text:p>364</text:p>
          </table:table-cell>
          <table:table-cell table:style-name="ce4" table:formula="of:=SQRT([.E138]^2 + [.F138]^2 + [.G138]^2)" office:value-type="float" office:value="388.991002466638" calcext:value-type="float">
            <text:p>388.99</text:p>
          </table:table-cell>
          <table:table-cell table:style-name="ce4" table:formula="of:=[.E138]/[.$H138]" office:value-type="float" office:value="-0.352193236170674" calcext:value-type="float">
            <text:p>-0.35</text:p>
          </table:table-cell>
          <table:table-cell table:style-name="ce4" table:formula="of:=[.F138]/[.$H138]" office:value-type="float" office:value="0.0179952748408374" calcext:value-type="float">
            <text:p>0.02</text:p>
          </table:table-cell>
          <table:table-cell table:style-name="ce4" table:formula="of:=[.G138]/[.$H138]" office:value-type="float" office:value="0.935754291723543" calcext:value-type="float">
            <text:p>0.94</text:p>
          </table:table-cell>
          <table:table-cell table:formula="of:=MOD(DEGREES(ATAN2([.I138];[.J138]))+360; 360)" office:value-type="float" office:value="177.075022050844" calcext:value-type="float">
            <text:p>177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139]-[.B$1]" office:value-type="float" office:value="-128" calcext:value-type="float">
            <text:p>-128</text:p>
          </table:table-cell>
          <table:table-cell table:formula="of:=[.C139]-[.C$1]" office:value-type="float" office:value="0" calcext:value-type="float">
            <text:p>0</text:p>
          </table:table-cell>
          <table:table-cell table:formula="of:=[.D139]-[.D$1]" office:value-type="float" office:value="370" calcext:value-type="float">
            <text:p>370</text:p>
          </table:table-cell>
          <table:table-cell table:style-name="ce4" table:formula="of:=SQRT([.E139]^2 + [.F139]^2 + [.G139]^2)" office:value-type="float" office:value="391.515006098106" calcext:value-type="float">
            <text:p>391.52</text:p>
          </table:table-cell>
          <table:table-cell table:style-name="ce4" table:formula="of:=[.E139]/[.$H139]" office:value-type="float" office:value="-0.326935105950768" calcext:value-type="float">
            <text:p>-0.33</text:p>
          </table:table-cell>
          <table:table-cell table:style-name="ce4" table:formula="of:=[.F139]/[.$H139]" office:value-type="float" office:value="0" calcext:value-type="float">
            <text:p>0.00</text:p>
          </table:table-cell>
          <table:table-cell table:style-name="ce4" table:formula="of:=[.G139]/[.$H139]" office:value-type="float" office:value="0.94504679063894" calcext:value-type="float">
            <text:p>0.95</text:p>
          </table:table-cell>
          <table:table-cell table:formula="of:=MOD(DEGREES(ATAN2([.I139];[.J139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5" calcext:value-type="float">
            <text:p>295</text:p>
          </table:table-cell>
          <table:table-cell office:value-type="float" office:value="504" calcext:value-type="float">
            <text:p>504</text:p>
          </table:table-cell>
          <table:table-cell table:formula="of:=[.B140]-[.B$1]" office:value-type="float" office:value="-135" calcext:value-type="float">
            <text:p>-135</text:p>
          </table:table-cell>
          <table:table-cell table:formula="of:=[.C140]-[.C$1]" office:value-type="float" office:value="-3" calcext:value-type="float">
            <text:p>-3</text:p>
          </table:table-cell>
          <table:table-cell table:formula="of:=[.D140]-[.D$1]" office:value-type="float" office:value="368" calcext:value-type="float">
            <text:p>368</text:p>
          </table:table-cell>
          <table:table-cell table:style-name="ce4" table:formula="of:=SQRT([.E140]^2 + [.F140]^2 + [.G140]^2)" office:value-type="float" office:value="391.992346864068" calcext:value-type="float">
            <text:p>391.99</text:p>
          </table:table-cell>
          <table:table-cell table:style-name="ce4" table:formula="of:=[.E140]/[.$H140]" office:value-type="float" office:value="-0.344394478820818" calcext:value-type="float">
            <text:p>-0.34</text:p>
          </table:table-cell>
          <table:table-cell table:style-name="ce4" table:formula="of:=[.F140]/[.$H140]" office:value-type="float" office:value="-0.00765321064046262" calcext:value-type="float">
            <text:p>-0.01</text:p>
          </table:table-cell>
          <table:table-cell table:style-name="ce4" table:formula="of:=[.G140]/[.$H140]" office:value-type="float" office:value="0.938793838563414" calcext:value-type="float">
            <text:p>0.94</text:p>
          </table:table-cell>
          <table:table-cell table:formula="of:=MOD(DEGREES(ATAN2([.I140];[.J140]))+360; 360)" office:value-type="float" office:value="181.273030020057" calcext:value-type="float">
            <text:p>181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141]-[.B$1]" office:value-type="float" office:value="-136" calcext:value-type="float">
            <text:p>-136</text:p>
          </table:table-cell>
          <table:table-cell table:formula="of:=[.C141]-[.C$1]" office:value-type="float" office:value="3" calcext:value-type="float">
            <text:p>3</text:p>
          </table:table-cell>
          <table:table-cell table:formula="of:=[.D141]-[.D$1]" office:value-type="float" office:value="367" calcext:value-type="float">
            <text:p>367</text:p>
          </table:table-cell>
          <table:table-cell table:style-name="ce4" table:formula="of:=SQRT([.E141]^2 + [.F141]^2 + [.G141]^2)" office:value-type="float" office:value="391.400051098617" calcext:value-type="float">
            <text:p>391.40</text:p>
          </table:table-cell>
          <table:table-cell table:style-name="ce4" table:formula="of:=[.E141]/[.$H141]" office:value-type="float" office:value="-0.347470572929827" calcext:value-type="float">
            <text:p>-0.35</text:p>
          </table:table-cell>
          <table:table-cell table:style-name="ce4" table:formula="of:=[.F141]/[.$H141]" office:value-type="float" office:value="0.00766479204992265" calcext:value-type="float">
            <text:p>0.01</text:p>
          </table:table-cell>
          <table:table-cell table:style-name="ce4" table:formula="of:=[.G141]/[.$H141]" office:value-type="float" office:value="0.937659560773871" calcext:value-type="float">
            <text:p>0.94</text:p>
          </table:table-cell>
          <table:table-cell table:formula="of:=MOD(DEGREES(ATAN2([.I141];[.J141]))+360; 360)" office:value-type="float" office:value="178.736327448342" calcext:value-type="float">
            <text:p>178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98" calcext:value-type="float">
            <text:p>298</text:p>
          </table:table-cell>
          <table:table-cell office:value-type="float" office:value="502" calcext:value-type="float">
            <text:p>502</text:p>
          </table:table-cell>
          <table:table-cell table:formula="of:=[.B142]-[.B$1]" office:value-type="float" office:value="-137" calcext:value-type="float">
            <text:p>-137</text:p>
          </table:table-cell>
          <table:table-cell table:formula="of:=[.C142]-[.C$1]" office:value-type="float" office:value="0" calcext:value-type="float">
            <text:p>0</text:p>
          </table:table-cell>
          <table:table-cell table:formula="of:=[.D142]-[.D$1]" office:value-type="float" office:value="366" calcext:value-type="float">
            <text:p>366</text:p>
          </table:table-cell>
          <table:table-cell table:style-name="ce4" table:formula="of:=SQRT([.E142]^2 + [.F142]^2 + [.G142]^2)" office:value-type="float" office:value="390.800460593383" calcext:value-type="float">
            <text:p>390.80</text:p>
          </table:table-cell>
          <table:table-cell table:style-name="ce4" table:formula="of:=[.E142]/[.$H142]" office:value-type="float" office:value="-0.35056253462952" calcext:value-type="float">
            <text:p>-0.35</text:p>
          </table:table-cell>
          <table:table-cell table:style-name="ce4" table:formula="of:=[.F142]/[.$H142]" office:value-type="float" office:value="0" calcext:value-type="float">
            <text:p>0.00</text:p>
          </table:table-cell>
          <table:table-cell table:style-name="ce4" table:formula="of:=[.G142]/[.$H142]" office:value-type="float" office:value="0.936539326090542" calcext:value-type="float">
            <text:p>0.94</text:p>
          </table:table-cell>
          <table:table-cell table:formula="of:=MOD(DEGREES(ATAN2([.I142];[.J142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6" calcext:value-type="float">
            <text:p>306</text:p>
          </table:table-cell>
          <table:table-cell office:value-type="float" office:value="503" calcext:value-type="float">
            <text:p>503</text:p>
          </table:table-cell>
          <table:table-cell table:formula="of:=[.B143]-[.B$1]" office:value-type="float" office:value="-129" calcext:value-type="float">
            <text:p>-129</text:p>
          </table:table-cell>
          <table:table-cell table:formula="of:=[.C143]-[.C$1]" office:value-type="float" office:value="8" calcext:value-type="float">
            <text:p>8</text:p>
          </table:table-cell>
          <table:table-cell table:formula="of:=[.D143]-[.D$1]" office:value-type="float" office:value="367" calcext:value-type="float">
            <text:p>367</text:p>
          </table:table-cell>
          <table:table-cell table:style-name="ce4" table:formula="of:=SQRT([.E143]^2 + [.F143]^2 + [.G143]^2)" office:value-type="float" office:value="389.093819020554" calcext:value-type="float">
            <text:p>389.09</text:p>
          </table:table-cell>
          <table:table-cell table:style-name="ce4" table:formula="of:=[.E143]/[.$H143]" office:value-type="float" office:value="-0.331539576559517" calcext:value-type="float">
            <text:p>-0.33</text:p>
          </table:table-cell>
          <table:table-cell table:style-name="ce4" table:formula="of:=[.F143]/[.$H143]" office:value-type="float" office:value="0.0205605938951639" calcext:value-type="float">
            <text:p>0.02</text:p>
          </table:table-cell>
          <table:table-cell table:style-name="ce4" table:formula="of:=[.G143]/[.$H143]" office:value-type="float" office:value="0.943217244940642" calcext:value-type="float">
            <text:p>0.94</text:p>
          </table:table-cell>
          <table:table-cell table:formula="of:=MOD(DEGREES(ATAN2([.I143];[.J143]))+360; 360)" office:value-type="float" office:value="176.451318026096" calcext:value-type="float">
            <text:p>176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15" calcext:value-type="float">
            <text:p>315</text:p>
          </table:table-cell>
          <table:table-cell office:value-type="float" office:value="500" calcext:value-type="float">
            <text:p>500</text:p>
          </table:table-cell>
          <table:table-cell table:formula="of:=[.B144]-[.B$1]" office:value-type="float" office:value="-130" calcext:value-type="float">
            <text:p>-130</text:p>
          </table:table-cell>
          <table:table-cell table:formula="of:=[.C144]-[.C$1]" office:value-type="float" office:value="17" calcext:value-type="float">
            <text:p>17</text:p>
          </table:table-cell>
          <table:table-cell table:formula="of:=[.D144]-[.D$1]" office:value-type="float" office:value="364" calcext:value-type="float">
            <text:p>364</text:p>
          </table:table-cell>
          <table:table-cell table:style-name="ce4" table:formula="of:=SQRT([.E144]^2 + [.F144]^2 + [.G144]^2)" office:value-type="float" office:value="386.891457646715" calcext:value-type="float">
            <text:p>386.89</text:p>
          </table:table-cell>
          <table:table-cell table:style-name="ce4" table:formula="of:=[.E144]/[.$H144]" office:value-type="float" office:value="-0.336011554224358" calcext:value-type="float">
            <text:p>-0.34</text:p>
          </table:table-cell>
          <table:table-cell table:style-name="ce4" table:formula="of:=[.F144]/[.$H144]" office:value-type="float" office:value="0.0439399724754929" calcext:value-type="float">
            <text:p>0.04</text:p>
          </table:table-cell>
          <table:table-cell table:style-name="ce4" table:formula="of:=[.G144]/[.$H144]" office:value-type="float" office:value="0.940832351828201" calcext:value-type="float">
            <text:p>0.94</text:p>
          </table:table-cell>
          <table:table-cell table:formula="of:=MOD(DEGREES(ATAN2([.I144];[.J144]))+360; 360)" office:value-type="float" office:value="172.549750931344" calcext:value-type="float">
            <text:p>172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5" calcext:value-type="float">
            <text:p>295</text:p>
          </table:table-cell>
          <table:table-cell office:value-type="float" office:value="509" calcext:value-type="float">
            <text:p>509</text:p>
          </table:table-cell>
          <table:table-cell table:formula="of:=[.B145]-[.B$1]" office:value-type="float" office:value="-125" calcext:value-type="float">
            <text:p>-125</text:p>
          </table:table-cell>
          <table:table-cell table:formula="of:=[.C145]-[.C$1]" office:value-type="float" office:value="-3" calcext:value-type="float">
            <text:p>-3</text:p>
          </table:table-cell>
          <table:table-cell table:formula="of:=[.D145]-[.D$1]" office:value-type="float" office:value="373" calcext:value-type="float">
            <text:p>373</text:p>
          </table:table-cell>
          <table:table-cell table:style-name="ce4" table:formula="of:=SQRT([.E145]^2 + [.F145]^2 + [.G145]^2)" office:value-type="float" office:value="393.399288255584" calcext:value-type="float">
            <text:p>393.40</text:p>
          </table:table-cell>
          <table:table-cell table:style-name="ce4" table:formula="of:=[.E145]/[.$H145]" office:value-type="float" office:value="-0.317743330330557" calcext:value-type="float">
            <text:p>-0.32</text:p>
          </table:table-cell>
          <table:table-cell table:style-name="ce4" table:formula="of:=[.F145]/[.$H145]" office:value-type="float" office:value="-0.00762583992793337" calcext:value-type="float">
            <text:p>-0.01</text:p>
          </table:table-cell>
          <table:table-cell table:style-name="ce4" table:formula="of:=[.G145]/[.$H145]" office:value-type="float" office:value="0.948146097706382" calcext:value-type="float">
            <text:p>0.95</text:p>
          </table:table-cell>
          <table:table-cell table:formula="of:=MOD(DEGREES(ATAN2([.I145];[.J145]))+360; 360)" office:value-type="float" office:value="181.374834780569" calcext:value-type="float">
            <text:p>181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table:formula="of:=[.B146]-[.B$1]" office:value-type="float" office:value="-138" calcext:value-type="float">
            <text:p>-138</text:p>
          </table:table-cell>
          <table:table-cell table:formula="of:=[.C146]-[.C$1]" office:value-type="float" office:value="-2" calcext:value-type="float">
            <text:p>-2</text:p>
          </table:table-cell>
          <table:table-cell table:formula="of:=[.D146]-[.D$1]" office:value-type="float" office:value="369" calcext:value-type="float">
            <text:p>369</text:p>
          </table:table-cell>
          <table:table-cell table:style-name="ce4" table:formula="of:=SQRT([.E146]^2 + [.F146]^2 + [.G146]^2)" office:value-type="float" office:value="393.965734550608" calcext:value-type="float">
            <text:p>393.97</text:p>
          </table:table-cell>
          <table:table-cell table:style-name="ce4" table:formula="of:=[.E146]/[.$H146]" office:value-type="float" office:value="-0.350284270680076" calcext:value-type="float">
            <text:p>-0.35</text:p>
          </table:table-cell>
          <table:table-cell table:style-name="ce4" table:formula="of:=[.F146]/[.$H146]" office:value-type="float" office:value="-0.00507658363304458" calcext:value-type="float">
            <text:p>-0.01</text:p>
          </table:table-cell>
          <table:table-cell table:style-name="ce4" table:formula="of:=[.G146]/[.$H146]" office:value-type="float" office:value="0.936629680296724" calcext:value-type="float">
            <text:p>0.94</text:p>
          </table:table-cell>
          <table:table-cell table:formula="of:=MOD(DEGREES(ATAN2([.I146];[.J146]))+360; 360)" office:value-type="float" office:value="180.830315486258" calcext:value-type="float">
            <text:p>180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0" calcext:value-type="float">
            <text:p>-200</text:p>
          </table:table-cell>
          <table:table-cell office:value-type="float" office:value="287" calcext:value-type="float">
            <text:p>287</text:p>
          </table:table-cell>
          <table:table-cell office:value-type="float" office:value="505" calcext:value-type="float">
            <text:p>505</text:p>
          </table:table-cell>
          <table:table-cell table:formula="of:=[.B147]-[.B$1]" office:value-type="float" office:value="-143" calcext:value-type="float">
            <text:p>-143</text:p>
          </table:table-cell>
          <table:table-cell table:formula="of:=[.C147]-[.C$1]" office:value-type="float" office:value="-11" calcext:value-type="float">
            <text:p>-11</text:p>
          </table:table-cell>
          <table:table-cell table:formula="of:=[.D147]-[.D$1]" office:value-type="float" office:value="369" calcext:value-type="float">
            <text:p>369</text:p>
          </table:table-cell>
          <table:table-cell table:style-name="ce4" table:formula="of:=SQRT([.E147]^2 + [.F147]^2 + [.G147]^2)" office:value-type="float" office:value="395.892662220456" calcext:value-type="float">
            <text:p>395.89</text:p>
          </table:table-cell>
          <table:table-cell table:style-name="ce4" table:formula="of:=[.E147]/[.$H147]" office:value-type="float" office:value="-0.361209018621238" calcext:value-type="float">
            <text:p>-0.36</text:p>
          </table:table-cell>
          <table:table-cell table:style-name="ce4" table:formula="of:=[.F147]/[.$H147]" office:value-type="float" office:value="-0.0277853091247106" calcext:value-type="float">
            <text:p>-0.03</text:p>
          </table:table-cell>
          <table:table-cell table:style-name="ce4" table:formula="of:=[.G147]/[.$H147]" office:value-type="float" office:value="0.932070824274382" calcext:value-type="float">
            <text:p>0.93</text:p>
          </table:table-cell>
          <table:table-cell table:formula="of:=MOD(DEGREES(ATAN2([.I147];[.J147]))+360; 360)" office:value-type="float" office:value="184.398705354996" calcext:value-type="float">
            <text:p>184.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9" calcext:value-type="float">
            <text:p>509</text:p>
          </table:table-cell>
          <table:table-cell table:formula="of:=[.B148]-[.B$1]" office:value-type="float" office:value="-132" calcext:value-type="float">
            <text:p>-132</text:p>
          </table:table-cell>
          <table:table-cell table:formula="of:=[.C148]-[.C$1]" office:value-type="float" office:value="2" calcext:value-type="float">
            <text:p>2</text:p>
          </table:table-cell>
          <table:table-cell table:formula="of:=[.D148]-[.D$1]" office:value-type="float" office:value="373" calcext:value-type="float">
            <text:p>373</text:p>
          </table:table-cell>
          <table:table-cell table:style-name="ce4" table:formula="of:=SQRT([.E148]^2 + [.F148]^2 + [.G148]^2)" office:value-type="float" office:value="395.672844658311" calcext:value-type="float">
            <text:p>395.67</text:p>
          </table:table-cell>
          <table:table-cell table:style-name="ce4" table:formula="of:=[.E148]/[.$H148]" office:value-type="float" office:value="-0.333608944313554" calcext:value-type="float">
            <text:p>-0.33</text:p>
          </table:table-cell>
          <table:table-cell table:style-name="ce4" table:formula="of:=[.F148]/[.$H148]" office:value-type="float" office:value="0.00505468097444779" calcext:value-type="float">
            <text:p>0.01</text:p>
          </table:table-cell>
          <table:table-cell table:style-name="ce4" table:formula="of:=[.G148]/[.$H148]" office:value-type="float" office:value="0.942698001734512" calcext:value-type="float">
            <text:p>0.94</text:p>
          </table:table-cell>
          <table:table-cell table:formula="of:=MOD(DEGREES(ATAN2([.I148];[.J148]))+360; 360)" office:value-type="float" office:value="179.131948550255" calcext:value-type="float">
            <text:p>17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89" calcext:value-type="float">
            <text:p>289</text:p>
          </table:table-cell>
          <table:table-cell office:value-type="float" office:value="496" calcext:value-type="float">
            <text:p>496</text:p>
          </table:table-cell>
          <table:table-cell table:formula="of:=[.B149]-[.B$1]" office:value-type="float" office:value="-131" calcext:value-type="float">
            <text:p>-131</text:p>
          </table:table-cell>
          <table:table-cell table:formula="of:=[.C149]-[.C$1]" office:value-type="float" office:value="-9" calcext:value-type="float">
            <text:p>-9</text:p>
          </table:table-cell>
          <table:table-cell table:formula="of:=[.D149]-[.D$1]" office:value-type="float" office:value="360" calcext:value-type="float">
            <text:p>360</text:p>
          </table:table-cell>
          <table:table-cell table:style-name="ce4" table:formula="of:=SQRT([.E149]^2 + [.F149]^2 + [.G149]^2)" office:value-type="float" office:value="383.199686847471" calcext:value-type="float">
            <text:p>383.20</text:p>
          </table:table-cell>
          <table:table-cell table:style-name="ce4" table:formula="of:=[.E149]/[.$H149]" office:value-type="float" office:value="-0.341858316946233" calcext:value-type="float">
            <text:p>-0.34</text:p>
          </table:table-cell>
          <table:table-cell table:style-name="ce4" table:formula="of:=[.F149]/[.$H149]" office:value-type="float" office:value="-0.0234864492558481" calcext:value-type="float">
            <text:p>-0.02</text:p>
          </table:table-cell>
          <table:table-cell table:style-name="ce4" table:formula="of:=[.G149]/[.$H149]" office:value-type="float" office:value="0.939457970233923" calcext:value-type="float">
            <text:p>0.94</text:p>
          </table:table-cell>
          <table:table-cell table:formula="of:=MOD(DEGREES(ATAN2([.I149];[.J149]))+360; 360)" office:value-type="float" office:value="183.930175545725" calcext:value-type="float">
            <text:p>183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515" calcext:value-type="float">
            <text:p>515</text:p>
          </table:table-cell>
          <table:table-cell table:formula="of:=[.B150]-[.B$1]" office:value-type="float" office:value="-131" calcext:value-type="float">
            <text:p>-131</text:p>
          </table:table-cell>
          <table:table-cell table:formula="of:=[.C150]-[.C$1]" office:value-type="float" office:value="6" calcext:value-type="float">
            <text:p>6</text:p>
          </table:table-cell>
          <table:table-cell table:formula="of:=[.D150]-[.D$1]" office:value-type="float" office:value="379" calcext:value-type="float">
            <text:p>379</text:p>
          </table:table-cell>
          <table:table-cell table:style-name="ce4" table:formula="of:=SQRT([.E150]^2 + [.F150]^2 + [.G150]^2)" office:value-type="float" office:value="401.046132009773" calcext:value-type="float">
            <text:p>401.05</text:p>
          </table:table-cell>
          <table:table-cell table:style-name="ce4" table:formula="of:=[.E150]/[.$H150]" office:value-type="float" office:value="-0.326645713657719" calcext:value-type="float">
            <text:p>-0.33</text:p>
          </table:table-cell>
          <table:table-cell table:style-name="ce4" table:formula="of:=[.F150]/[.$H150]" office:value-type="float" office:value="0.0149608723812696" calcext:value-type="float">
            <text:p>0.01</text:p>
          </table:table-cell>
          <table:table-cell table:style-name="ce4" table:formula="of:=[.G150]/[.$H150]" office:value-type="float" office:value="0.945028438750195" calcext:value-type="float">
            <text:p>0.95</text:p>
          </table:table-cell>
          <table:table-cell table:formula="of:=MOD(DEGREES(ATAN2([.I150];[.J150]))+360; 360)" office:value-type="float" office:value="177.377598539459" calcext:value-type="float">
            <text:p>177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490" calcext:value-type="float">
            <text:p>490</text:p>
          </table:table-cell>
          <table:table-cell table:formula="of:=[.B151]-[.B$1]" office:value-type="float" office:value="-132" calcext:value-type="float">
            <text:p>-132</text:p>
          </table:table-cell>
          <table:table-cell table:formula="of:=[.C151]-[.C$1]" office:value-type="float" office:value="0" calcext:value-type="float">
            <text:p>0</text:p>
          </table:table-cell>
          <table:table-cell table:formula="of:=[.D151]-[.D$1]" office:value-type="float" office:value="354" calcext:value-type="float">
            <text:p>354</text:p>
          </table:table-cell>
          <table:table-cell table:style-name="ce4" table:formula="of:=SQRT([.E151]^2 + [.F151]^2 + [.G151]^2)" office:value-type="float" office:value="377.809475794348" calcext:value-type="float">
            <text:p>377.81</text:p>
          </table:table-cell>
          <table:table-cell table:style-name="ce4" table:formula="of:=[.E151]/[.$H151]" office:value-type="float" office:value="-0.349382449242356" calcext:value-type="float">
            <text:p>-0.35</text:p>
          </table:table-cell>
          <table:table-cell table:style-name="ce4" table:formula="of:=[.F151]/[.$H151]" office:value-type="float" office:value="0" calcext:value-type="float">
            <text:p>0.00</text:p>
          </table:table-cell>
          <table:table-cell table:style-name="ce4" table:formula="of:=[.G151]/[.$H151]" office:value-type="float" office:value="0.936980204786319" calcext:value-type="float">
            <text:p>0.94</text:p>
          </table:table-cell>
          <table:table-cell table:formula="of:=MOD(DEGREES(ATAN2([.I151];[.J151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2" calcext:value-type="float">
            <text:p>292</text:p>
          </table:table-cell>
          <table:table-cell office:value-type="float" office:value="508" calcext:value-type="float">
            <text:p>508</text:p>
          </table:table-cell>
          <table:table-cell table:formula="of:=[.B152]-[.B$1]" office:value-type="float" office:value="-131" calcext:value-type="float">
            <text:p>-131</text:p>
          </table:table-cell>
          <table:table-cell table:formula="of:=[.C152]-[.C$1]" office:value-type="float" office:value="-6" calcext:value-type="float">
            <text:p>-6</text:p>
          </table:table-cell>
          <table:table-cell table:formula="of:=[.D152]-[.D$1]" office:value-type="float" office:value="372" calcext:value-type="float">
            <text:p>372</text:p>
          </table:table-cell>
          <table:table-cell table:style-name="ce4" table:formula="of:=SQRT([.E152]^2 + [.F152]^2 + [.G152]^2)" office:value-type="float" office:value="394.437574275068" calcext:value-type="float">
            <text:p>394.44</text:p>
          </table:table-cell>
          <table:table-cell table:style-name="ce4" table:formula="of:=[.E152]/[.$H152]" office:value-type="float" office:value="-0.332118460673437" calcext:value-type="float">
            <text:p>-0.33</text:p>
          </table:table-cell>
          <table:table-cell table:style-name="ce4" table:formula="of:=[.F152]/[.$H152]" office:value-type="float" office:value="-0.0152115325499284" calcext:value-type="float">
            <text:p>-0.02</text:p>
          </table:table-cell>
          <table:table-cell table:style-name="ce4" table:formula="of:=[.G152]/[.$H152]" office:value-type="float" office:value="0.94311501809556" calcext:value-type="float">
            <text:p>0.94</text:p>
          </table:table-cell>
          <table:table-cell table:formula="of:=MOD(DEGREES(ATAN2([.I152];[.J152]))+360; 360)" office:value-type="float" office:value="182.622401460541" calcext:value-type="float">
            <text:p>182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0" calcext:value-type="float">
            <text:p>290</text:p>
          </table:table-cell>
          <table:table-cell office:value-type="float" office:value="493" calcext:value-type="float">
            <text:p>493</text:p>
          </table:table-cell>
          <table:table-cell table:formula="of:=[.B153]-[.B$1]" office:value-type="float" office:value="-125" calcext:value-type="float">
            <text:p>-125</text:p>
          </table:table-cell>
          <table:table-cell table:formula="of:=[.C153]-[.C$1]" office:value-type="float" office:value="-8" calcext:value-type="float">
            <text:p>-8</text:p>
          </table:table-cell>
          <table:table-cell table:formula="of:=[.D153]-[.D$1]" office:value-type="float" office:value="357" calcext:value-type="float">
            <text:p>357</text:p>
          </table:table-cell>
          <table:table-cell table:style-name="ce4" table:formula="of:=SQRT([.E153]^2 + [.F153]^2 + [.G153]^2)" office:value-type="float" office:value="378.335829654026" calcext:value-type="float">
            <text:p>378.34</text:p>
          </table:table-cell>
          <table:table-cell table:style-name="ce4" table:formula="of:=[.E153]/[.$H153]" office:value-type="float" office:value="-0.330394295761805" calcext:value-type="float">
            <text:p>-0.33</text:p>
          </table:table-cell>
          <table:table-cell table:style-name="ce4" table:formula="of:=[.F153]/[.$H153]" office:value-type="float" office:value="-0.0211452349287555" calcext:value-type="float">
            <text:p>-0.02</text:p>
          </table:table-cell>
          <table:table-cell table:style-name="ce4" table:formula="of:=[.G153]/[.$H153]" office:value-type="float" office:value="0.943606108695715" calcext:value-type="float">
            <text:p>0.94</text:p>
          </table:table-cell>
          <table:table-cell table:formula="of:=MOD(DEGREES(ATAN2([.I153];[.J153]))+360; 360)" office:value-type="float" office:value="183.66193557552" calcext:value-type="float">
            <text:p>183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6" calcext:value-type="float">
            <text:p>306</text:p>
          </table:table-cell>
          <table:table-cell office:value-type="float" office:value="501" calcext:value-type="float">
            <text:p>501</text:p>
          </table:table-cell>
          <table:table-cell table:formula="of:=[.B154]-[.B$1]" office:value-type="float" office:value="-138" calcext:value-type="float">
            <text:p>-138</text:p>
          </table:table-cell>
          <table:table-cell table:formula="of:=[.C154]-[.C$1]" office:value-type="float" office:value="8" calcext:value-type="float">
            <text:p>8</text:p>
          </table:table-cell>
          <table:table-cell table:formula="of:=[.D154]-[.D$1]" office:value-type="float" office:value="365" calcext:value-type="float">
            <text:p>365</text:p>
          </table:table-cell>
          <table:table-cell table:style-name="ce4" table:formula="of:=SQRT([.E154]^2 + [.F154]^2 + [.G154]^2)" office:value-type="float" office:value="390.298603635729" calcext:value-type="float">
            <text:p>390.30</text:p>
          </table:table-cell>
          <table:table-cell table:style-name="ce4" table:formula="of:=[.E154]/[.$H154]" office:value-type="float" office:value="-0.353575438688469" calcext:value-type="float">
            <text:p>-0.35</text:p>
          </table:table-cell>
          <table:table-cell table:style-name="ce4" table:formula="of:=[.F154]/[.$H154]" office:value-type="float" office:value="0.020497126880491" calcext:value-type="float">
            <text:p>0.02</text:p>
          </table:table-cell>
          <table:table-cell table:style-name="ce4" table:formula="of:=[.G154]/[.$H154]" office:value-type="float" office:value="0.935181413922401" calcext:value-type="float">
            <text:p>0.94</text:p>
          </table:table-cell>
          <table:table-cell table:formula="of:=MOD(DEGREES(ATAN2([.I154];[.J154]))+360; 360)" office:value-type="float" office:value="176.682218831665" calcext:value-type="float">
            <text:p>17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155]-[.B$1]" office:value-type="float" office:value="-126" calcext:value-type="float">
            <text:p>-126</text:p>
          </table:table-cell>
          <table:table-cell table:formula="of:=[.C155]-[.C$1]" office:value-type="float" office:value="-4" calcext:value-type="float">
            <text:p>-4</text:p>
          </table:table-cell>
          <table:table-cell table:formula="of:=[.D155]-[.D$1]" office:value-type="float" office:value="369" calcext:value-type="float">
            <text:p>369</text:p>
          </table:table-cell>
          <table:table-cell table:style-name="ce4" table:formula="of:=SQRT([.E155]^2 + [.F155]^2 + [.G155]^2)" office:value-type="float" office:value="389.939738934108" calcext:value-type="float">
            <text:p>389.94</text:p>
          </table:table-cell>
          <table:table-cell table:style-name="ce4" table:formula="of:=[.E155]/[.$H155]" office:value-type="float" office:value="-0.32312685120121" calcext:value-type="float">
            <text:p>-0.32</text:p>
          </table:table-cell>
          <table:table-cell table:style-name="ce4" table:formula="of:=[.F155]/[.$H155]" office:value-type="float" office:value="-0.0102579952762289" calcext:value-type="float">
            <text:p>-0.01</text:p>
          </table:table-cell>
          <table:table-cell table:style-name="ce4" table:formula="of:=[.G155]/[.$H155]" office:value-type="float" office:value="0.946300064232115" calcext:value-type="float">
            <text:p>0.95</text:p>
          </table:table-cell>
          <table:table-cell table:formula="of:=MOD(DEGREES(ATAN2([.I155];[.J155]))+360; 360)" office:value-type="float" office:value="181.818302964452" calcext:value-type="float">
            <text:p>181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5" calcext:value-type="float">
            <text:p>305</text:p>
          </table:table-cell>
          <table:table-cell office:value-type="float" office:value="502" calcext:value-type="float">
            <text:p>502</text:p>
          </table:table-cell>
          <table:table-cell table:formula="of:=[.B156]-[.B$1]" office:value-type="float" office:value="-125" calcext:value-type="float">
            <text:p>-125</text:p>
          </table:table-cell>
          <table:table-cell table:formula="of:=[.C156]-[.C$1]" office:value-type="float" office:value="7" calcext:value-type="float">
            <text:p>7</text:p>
          </table:table-cell>
          <table:table-cell table:formula="of:=[.D156]-[.D$1]" office:value-type="float" office:value="366" calcext:value-type="float">
            <text:p>366</text:p>
          </table:table-cell>
          <table:table-cell table:style-name="ce4" table:formula="of:=SQRT([.E156]^2 + [.F156]^2 + [.G156]^2)" office:value-type="float" office:value="386.820371748955" calcext:value-type="float">
            <text:p>386.82</text:p>
          </table:table-cell>
          <table:table-cell table:style-name="ce4" table:formula="of:=[.E156]/[.$H156]" office:value-type="float" office:value="-0.32314740672739" calcext:value-type="float">
            <text:p>-0.32</text:p>
          </table:table-cell>
          <table:table-cell table:style-name="ce4" table:formula="of:=[.F156]/[.$H156]" office:value-type="float" office:value="0.0180962547767339" calcext:value-type="float">
            <text:p>0.02</text:p>
          </table:table-cell>
          <table:table-cell table:style-name="ce4" table:formula="of:=[.G156]/[.$H156]" office:value-type="float" office:value="0.946175606897799" calcext:value-type="float">
            <text:p>0.95</text:p>
          </table:table-cell>
          <table:table-cell table:formula="of:=MOD(DEGREES(ATAN2([.I156];[.J156]))+360; 360)" office:value-type="float" office:value="176.794784068986" calcext:value-type="float">
            <text:p>176.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table:formula="of:=[.B157]-[.B$1]" office:value-type="float" office:value="-132" calcext:value-type="float">
            <text:p>-132</text:p>
          </table:table-cell>
          <table:table-cell table:formula="of:=[.C157]-[.C$1]" office:value-type="float" office:value="-3" calcext:value-type="float">
            <text:p>-3</text:p>
          </table:table-cell>
          <table:table-cell table:formula="of:=[.D157]-[.D$1]" office:value-type="float" office:value="361" calcext:value-type="float">
            <text:p>361</text:p>
          </table:table-cell>
          <table:table-cell table:style-name="ce4" table:formula="of:=SQRT([.E157]^2 + [.F157]^2 + [.G157]^2)" office:value-type="float" office:value="384.387824989294" calcext:value-type="float">
            <text:p>384.39</text:p>
          </table:table-cell>
          <table:table-cell table:style-name="ce4" table:formula="of:=[.E157]/[.$H157]" office:value-type="float" office:value="-0.343403176215783" calcext:value-type="float">
            <text:p>-0.34</text:p>
          </table:table-cell>
          <table:table-cell table:style-name="ce4" table:formula="of:=[.F157]/[.$H157]" office:value-type="float" office:value="-0.00780461764126779" calcext:value-type="float">
            <text:p>-0.01</text:p>
          </table:table-cell>
          <table:table-cell table:style-name="ce4" table:formula="of:=[.G157]/[.$H157]" office:value-type="float" office:value="0.939155656165891" calcext:value-type="float">
            <text:p>0.94</text:p>
          </table:table-cell>
          <table:table-cell table:formula="of:=MOD(DEGREES(ATAN2([.I157];[.J157]))+360; 360)" office:value-type="float" office:value="181.301952672579" calcext:value-type="float">
            <text:p>181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" calcext:value-type="float">
            <text:p>-179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58]-[.B$1]" office:value-type="float" office:value="-122" calcext:value-type="float">
            <text:p>-122</text:p>
          </table:table-cell>
          <table:table-cell table:formula="of:=[.C158]-[.C$1]" office:value-type="float" office:value="1" calcext:value-type="float">
            <text:p>1</text:p>
          </table:table-cell>
          <table:table-cell table:formula="of:=[.D158]-[.D$1]" office:value-type="float" office:value="367" calcext:value-type="float">
            <text:p>367</text:p>
          </table:table-cell>
          <table:table-cell table:style-name="ce4" table:formula="of:=SQRT([.E158]^2 + [.F158]^2 + [.G158]^2)" office:value-type="float" office:value="386.74797995594" calcext:value-type="float">
            <text:p>386.75</text:p>
          </table:table-cell>
          <table:table-cell table:style-name="ce4" table:formula="of:=[.E158]/[.$H158]" office:value-type="float" office:value="-0.315450904265612" calcext:value-type="float">
            <text:p>-0.32</text:p>
          </table:table-cell>
          <table:table-cell table:style-name="ce4" table:formula="of:=[.F158]/[.$H158]" office:value-type="float" office:value="0.00258566314971813" calcext:value-type="float">
            <text:p>0.00</text:p>
          </table:table-cell>
          <table:table-cell table:style-name="ce4" table:formula="of:=[.G158]/[.$H158]" office:value-type="float" office:value="0.948938375946554" calcext:value-type="float">
            <text:p>0.95</text:p>
          </table:table-cell>
          <table:table-cell table:formula="of:=MOD(DEGREES(ATAN2([.I158];[.J158]))+360; 360)" office:value-type="float" office:value="179.53037298031" calcext:value-type="float">
            <text:p>179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0" calcext:value-type="float">
            <text:p>290</text:p>
          </table:table-cell>
          <table:table-cell office:value-type="float" office:value="495" calcext:value-type="float">
            <text:p>495</text:p>
          </table:table-cell>
          <table:table-cell table:formula="of:=[.B159]-[.B$1]" office:value-type="float" office:value="-132" calcext:value-type="float">
            <text:p>-132</text:p>
          </table:table-cell>
          <table:table-cell table:formula="of:=[.C159]-[.C$1]" office:value-type="float" office:value="-8" calcext:value-type="float">
            <text:p>-8</text:p>
          </table:table-cell>
          <table:table-cell table:formula="of:=[.D159]-[.D$1]" office:value-type="float" office:value="359" calcext:value-type="float">
            <text:p>359</text:p>
          </table:table-cell>
          <table:table-cell table:style-name="ce4" table:formula="of:=SQRT([.E159]^2 + [.F159]^2 + [.G159]^2)" office:value-type="float" office:value="382.582017350528" calcext:value-type="float">
            <text:p>382.58</text:p>
          </table:table-cell>
          <table:table-cell table:style-name="ce4" table:formula="of:=[.E159]/[.$H159]" office:value-type="float" office:value="-0.345024057623334" calcext:value-type="float">
            <text:p>-0.35</text:p>
          </table:table-cell>
          <table:table-cell table:style-name="ce4" table:formula="of:=[.F159]/[.$H159]" office:value-type="float" office:value="-0.0209105489468687" calcext:value-type="float">
            <text:p>-0.02</text:p>
          </table:table-cell>
          <table:table-cell table:style-name="ce4" table:formula="of:=[.G159]/[.$H159]" office:value-type="float" office:value="0.938360883990734" calcext:value-type="float">
            <text:p>0.94</text:p>
          </table:table-cell>
          <table:table-cell table:formula="of:=MOD(DEGREES(ATAN2([.I159];[.J159]))+360; 360)" office:value-type="float" office:value="183.468229258917" calcext:value-type="float">
            <text:p>183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11" calcext:value-type="float">
            <text:p>311</text:p>
          </table:table-cell>
          <table:table-cell office:value-type="float" office:value="503" calcext:value-type="float">
            <text:p>503</text:p>
          </table:table-cell>
          <table:table-cell table:formula="of:=[.B160]-[.B$1]" office:value-type="float" office:value="-136" calcext:value-type="float">
            <text:p>-136</text:p>
          </table:table-cell>
          <table:table-cell table:formula="of:=[.C160]-[.C$1]" office:value-type="float" office:value="13" calcext:value-type="float">
            <text:p>13</text:p>
          </table:table-cell>
          <table:table-cell table:formula="of:=[.D160]-[.D$1]" office:value-type="float" office:value="367" calcext:value-type="float">
            <text:p>367</text:p>
          </table:table-cell>
          <table:table-cell table:style-name="ce4" table:formula="of:=SQRT([.E160]^2 + [.F160]^2 + [.G160]^2)" office:value-type="float" office:value="391.604392212345" calcext:value-type="float">
            <text:p>391.60</text:p>
          </table:table-cell>
          <table:table-cell table:style-name="ce4" table:formula="of:=[.E160]/[.$H160]" office:value-type="float" office:value="-0.34728926106185" calcext:value-type="float">
            <text:p>-0.35</text:p>
          </table:table-cell>
          <table:table-cell table:style-name="ce4" table:formula="of:=[.F160]/[.$H160]" office:value-type="float" office:value="0.0331967676015003" calcext:value-type="float">
            <text:p>0.03</text:p>
          </table:table-cell>
          <table:table-cell table:style-name="ce4" table:formula="of:=[.G160]/[.$H160]" office:value-type="float" office:value="0.937170285365433" calcext:value-type="float">
            <text:p>0.94</text:p>
          </table:table-cell>
          <table:table-cell table:formula="of:=MOD(DEGREES(ATAN2([.I160];[.J160]))+360; 360)" office:value-type="float" office:value="174.539787407852" calcext:value-type="float">
            <text:p>174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6" calcext:value-type="float">
            <text:p>296</text:p>
          </table:table-cell>
          <table:table-cell office:value-type="float" office:value="503" calcext:value-type="float">
            <text:p>503</text:p>
          </table:table-cell>
          <table:table-cell table:formula="of:=[.B161]-[.B$1]" office:value-type="float" office:value="-124" calcext:value-type="float">
            <text:p>-124</text:p>
          </table:table-cell>
          <table:table-cell table:formula="of:=[.C161]-[.C$1]" office:value-type="float" office:value="-2" calcext:value-type="float">
            <text:p>-2</text:p>
          </table:table-cell>
          <table:table-cell table:formula="of:=[.D161]-[.D$1]" office:value-type="float" office:value="367" calcext:value-type="float">
            <text:p>367</text:p>
          </table:table-cell>
          <table:table-cell table:style-name="ce4" table:formula="of:=SQRT([.E161]^2 + [.F161]^2 + [.G161]^2)" office:value-type="float" office:value="387.387402996019" calcext:value-type="float">
            <text:p>387.39</text:p>
          </table:table-cell>
          <table:table-cell table:style-name="ce4" table:formula="of:=[.E161]/[.$H161]" office:value-type="float" office:value="-0.320093010358611" calcext:value-type="float">
            <text:p>-0.32</text:p>
          </table:table-cell>
          <table:table-cell table:style-name="ce4" table:formula="of:=[.F161]/[.$H161]" office:value-type="float" office:value="-0.00516279048965501" calcext:value-type="float">
            <text:p>-0.01</text:p>
          </table:table-cell>
          <table:table-cell table:style-name="ce4" table:formula="of:=[.G161]/[.$H161]" office:value-type="float" office:value="0.947372054851695" calcext:value-type="float">
            <text:p>0.95</text:p>
          </table:table-cell>
          <table:table-cell table:formula="of:=MOD(DEGREES(ATAN2([.I161];[.J161]))+360; 360)" office:value-type="float" office:value="180.924045352773" calcext:value-type="float">
            <text:p>180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2" calcext:value-type="float">
            <text:p>292</text:p>
          </table:table-cell>
          <table:table-cell office:value-type="float" office:value="498" calcext:value-type="float">
            <text:p>498</text:p>
          </table:table-cell>
          <table:table-cell table:formula="of:=[.B162]-[.B$1]" office:value-type="float" office:value="-134" calcext:value-type="float">
            <text:p>-134</text:p>
          </table:table-cell>
          <table:table-cell table:formula="of:=[.C162]-[.C$1]" office:value-type="float" office:value="-6" calcext:value-type="float">
            <text:p>-6</text:p>
          </table:table-cell>
          <table:table-cell table:formula="of:=[.D162]-[.D$1]" office:value-type="float" office:value="362" calcext:value-type="float">
            <text:p>362</text:p>
          </table:table-cell>
          <table:table-cell table:style-name="ce4" table:formula="of:=SQRT([.E162]^2 + [.F162]^2 + [.G162]^2)" office:value-type="float" office:value="386.051809994462" calcext:value-type="float">
            <text:p>386.05</text:p>
          </table:table-cell>
          <table:table-cell table:style-name="ce4" table:formula="of:=[.E162]/[.$H162]" office:value-type="float" office:value="-0.3471036698466" calcext:value-type="float">
            <text:p>-0.35</text:p>
          </table:table-cell>
          <table:table-cell table:style-name="ce4" table:formula="of:=[.F162]/[.$H162]" office:value-type="float" office:value="-0.0155419553662657" calcext:value-type="float">
            <text:p>-0.02</text:p>
          </table:table-cell>
          <table:table-cell table:style-name="ce4" table:formula="of:=[.G162]/[.$H162]" office:value-type="float" office:value="0.937697973764696" calcext:value-type="float">
            <text:p>0.94</text:p>
          </table:table-cell>
          <table:table-cell table:formula="of:=MOD(DEGREES(ATAN2([.I162];[.J162]))+360; 360)" office:value-type="float" office:value="182.563770211465" calcext:value-type="float">
            <text:p>182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163]-[.B$1]" office:value-type="float" office:value="-129" calcext:value-type="float">
            <text:p>-129</text:p>
          </table:table-cell>
          <table:table-cell table:formula="of:=[.C163]-[.C$1]" office:value-type="float" office:value="6" calcext:value-type="float">
            <text:p>6</text:p>
          </table:table-cell>
          <table:table-cell table:formula="of:=[.D163]-[.D$1]" office:value-type="float" office:value="365" calcext:value-type="float">
            <text:p>365</text:p>
          </table:table-cell>
          <table:table-cell table:style-name="ce4" table:formula="of:=SQRT([.E163]^2 + [.F163]^2 + [.G163]^2)" office:value-type="float" office:value="387.171796493495" calcext:value-type="float">
            <text:p>387.17</text:p>
          </table:table-cell>
          <table:table-cell table:style-name="ce4" table:formula="of:=[.E163]/[.$H163]" office:value-type="float" office:value="-0.333185426129477" calcext:value-type="float">
            <text:p>-0.33</text:p>
          </table:table-cell>
          <table:table-cell table:style-name="ce4" table:formula="of:=[.F163]/[.$H163]" office:value-type="float" office:value="0.0154969965641617" calcext:value-type="float">
            <text:p>0.02</text:p>
          </table:table-cell>
          <table:table-cell table:style-name="ce4" table:formula="of:=[.G163]/[.$H163]" office:value-type="float" office:value="0.94273395765317" calcext:value-type="float">
            <text:p>0.94</text:p>
          </table:table-cell>
          <table:table-cell table:formula="of:=MOD(DEGREES(ATAN2([.I163];[.J163]))+360; 360)" office:value-type="float" office:value="177.336999233933" calcext:value-type="float">
            <text:p>17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164]-[.B$1]" office:value-type="float" office:value="-132" calcext:value-type="float">
            <text:p>-132</text:p>
          </table:table-cell>
          <table:table-cell table:formula="of:=[.C164]-[.C$1]" office:value-type="float" office:value="0" calcext:value-type="float">
            <text:p>0</text:p>
          </table:table-cell>
          <table:table-cell table:formula="of:=[.D164]-[.D$1]" office:value-type="float" office:value="368" calcext:value-type="float">
            <text:p>368</text:p>
          </table:table-cell>
          <table:table-cell table:style-name="ce4" table:formula="of:=SQRT([.E164]^2 + [.F164]^2 + [.G164]^2)" office:value-type="float" office:value="390.957798234029" calcext:value-type="float">
            <text:p>390.96</text:p>
          </table:table-cell>
          <table:table-cell table:style-name="ce4" table:formula="of:=[.E164]/[.$H164]" office:value-type="float" office:value="-0.3376323495688" calcext:value-type="float">
            <text:p>-0.34</text:p>
          </table:table-cell>
          <table:table-cell table:style-name="ce4" table:formula="of:=[.F164]/[.$H164]" office:value-type="float" office:value="0" calcext:value-type="float">
            <text:p>0.00</text:p>
          </table:table-cell>
          <table:table-cell table:style-name="ce4" table:formula="of:=[.G164]/[.$H164]" office:value-type="float" office:value="0.941278065464532" calcext:value-type="float">
            <text:p>0.94</text:p>
          </table:table-cell>
          <table:table-cell table:formula="of:=MOD(DEGREES(ATAN2([.I164];[.J164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65]-[.B$1]" office:value-type="float" office:value="-131" calcext:value-type="float">
            <text:p>-131</text:p>
          </table:table-cell>
          <table:table-cell table:formula="of:=[.C165]-[.C$1]" office:value-type="float" office:value="1" calcext:value-type="float">
            <text:p>1</text:p>
          </table:table-cell>
          <table:table-cell table:formula="of:=[.D165]-[.D$1]" office:value-type="float" office:value="367" calcext:value-type="float">
            <text:p>367</text:p>
          </table:table-cell>
          <table:table-cell table:style-name="ce4" table:formula="of:=SQRT([.E165]^2 + [.F165]^2 + [.G165]^2)" office:value-type="float" office:value="389.68063847207" calcext:value-type="float">
            <text:p>389.68</text:p>
          </table:table-cell>
          <table:table-cell table:style-name="ce4" table:formula="of:=[.E165]/[.$H165]" office:value-type="float" office:value="-0.336172719572747" calcext:value-type="float">
            <text:p>-0.34</text:p>
          </table:table-cell>
          <table:table-cell table:style-name="ce4" table:formula="of:=[.F165]/[.$H165]" office:value-type="float" office:value="0.00256620396620417" calcext:value-type="float">
            <text:p>0.00</text:p>
          </table:table-cell>
          <table:table-cell table:style-name="ce4" table:formula="of:=[.G165]/[.$H165]" office:value-type="float" office:value="0.941796855596931" calcext:value-type="float">
            <text:p>0.94</text:p>
          </table:table-cell>
          <table:table-cell table:formula="of:=MOD(DEGREES(ATAN2([.I165];[.J165]))+360; 360)" office:value-type="float" office:value="179.562636132479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166]-[.B$1]" office:value-type="float" office:value="-134" calcext:value-type="float">
            <text:p>-134</text:p>
          </table:table-cell>
          <table:table-cell table:formula="of:=[.C166]-[.C$1]" office:value-type="float" office:value="6" calcext:value-type="float">
            <text:p>6</text:p>
          </table:table-cell>
          <table:table-cell table:formula="of:=[.D166]-[.D$1]" office:value-type="float" office:value="365" calcext:value-type="float">
            <text:p>365</text:p>
          </table:table-cell>
          <table:table-cell table:style-name="ce4" table:formula="of:=SQRT([.E166]^2 + [.F166]^2 + [.G166]^2)" office:value-type="float" office:value="388.86630093131" calcext:value-type="float">
            <text:p>388.87</text:p>
          </table:table-cell>
          <table:table-cell table:style-name="ce4" table:formula="of:=[.E166]/[.$H166]" office:value-type="float" office:value="-0.34459144358634" calcext:value-type="float">
            <text:p>-0.34</text:p>
          </table:table-cell>
          <table:table-cell table:style-name="ce4" table:formula="of:=[.F166]/[.$H166]" office:value-type="float" office:value="0.0154294676232689" calcext:value-type="float">
            <text:p>0.02</text:p>
          </table:table-cell>
          <table:table-cell table:style-name="ce4" table:formula="of:=[.G166]/[.$H166]" office:value-type="float" office:value="0.938625947082194" calcext:value-type="float">
            <text:p>0.94</text:p>
          </table:table-cell>
          <table:table-cell table:formula="of:=MOD(DEGREES(ATAN2([.I166];[.J166]))+360; 360)" office:value-type="float" office:value="177.436229788535" calcext:value-type="float">
            <text:p>177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7" calcext:value-type="float">
            <text:p>307</text:p>
          </table:table-cell>
          <table:table-cell office:value-type="float" office:value="504" calcext:value-type="float">
            <text:p>504</text:p>
          </table:table-cell>
          <table:table-cell table:formula="of:=[.B167]-[.B$1]" office:value-type="float" office:value="-130" calcext:value-type="float">
            <text:p>-130</text:p>
          </table:table-cell>
          <table:table-cell table:formula="of:=[.C167]-[.C$1]" office:value-type="float" office:value="9" calcext:value-type="float">
            <text:p>9</text:p>
          </table:table-cell>
          <table:table-cell table:formula="of:=[.D167]-[.D$1]" office:value-type="float" office:value="368" calcext:value-type="float">
            <text:p>368</text:p>
          </table:table-cell>
          <table:table-cell table:style-name="ce4" table:formula="of:=SQRT([.E167]^2 + [.F167]^2 + [.G167]^2)" office:value-type="float" office:value="390.390829810332" calcext:value-type="float">
            <text:p>390.39</text:p>
          </table:table-cell>
          <table:table-cell table:style-name="ce4" table:formula="of:=[.E167]/[.$H167]" office:value-type="float" office:value="-0.332999625178591" calcext:value-type="float">
            <text:p>-0.33</text:p>
          </table:table-cell>
          <table:table-cell table:style-name="ce4" table:formula="of:=[.F167]/[.$H167]" office:value-type="float" office:value="0.0230538202046717" calcext:value-type="float">
            <text:p>0.02</text:p>
          </table:table-cell>
          <table:table-cell table:style-name="ce4" table:formula="of:=[.G167]/[.$H167]" office:value-type="float" office:value="0.942645092813243" calcext:value-type="float">
            <text:p>0.94</text:p>
          </table:table-cell>
          <table:table-cell table:formula="of:=MOD(DEGREES(ATAN2([.I167];[.J167]))+360; 360)" office:value-type="float" office:value="176.039688169542" calcext:value-type="float">
            <text:p>176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168]-[.B$1]" office:value-type="float" office:value="-125" calcext:value-type="float">
            <text:p>-125</text:p>
          </table:table-cell>
          <table:table-cell table:formula="of:=[.C168]-[.C$1]" office:value-type="float" office:value="2" calcext:value-type="float">
            <text:p>2</text:p>
          </table:table-cell>
          <table:table-cell table:formula="of:=[.D168]-[.D$1]" office:value-type="float" office:value="361" calcext:value-type="float">
            <text:p>361</text:p>
          </table:table-cell>
          <table:table-cell table:style-name="ce4" table:formula="of:=SQRT([.E168]^2 + [.F168]^2 + [.G168]^2)" office:value-type="float" office:value="382.034029897861" calcext:value-type="float">
            <text:p>382.03</text:p>
          </table:table-cell>
          <table:table-cell table:style-name="ce4" table:formula="of:=[.E168]/[.$H168]" office:value-type="float" office:value="-0.327195983125952" calcext:value-type="float">
            <text:p>-0.33</text:p>
          </table:table-cell>
          <table:table-cell table:style-name="ce4" table:formula="of:=[.F168]/[.$H168]" office:value-type="float" office:value="0.00523513573001523" calcext:value-type="float">
            <text:p>0.01</text:p>
          </table:table-cell>
          <table:table-cell table:style-name="ce4" table:formula="of:=[.G168]/[.$H168]" office:value-type="float" office:value="0.944941999267749" calcext:value-type="float">
            <text:p>0.94</text:p>
          </table:table-cell>
          <table:table-cell table:formula="of:=MOD(DEGREES(ATAN2([.I168];[.J168]))+360; 360)" office:value-type="float" office:value="179.083345743615" calcext:value-type="float">
            <text:p>179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169]-[.B$1]" office:value-type="float" office:value="-131" calcext:value-type="float">
            <text:p>-131</text:p>
          </table:table-cell>
          <table:table-cell table:formula="of:=[.C169]-[.C$1]" office:value-type="float" office:value="1" calcext:value-type="float">
            <text:p>1</text:p>
          </table:table-cell>
          <table:table-cell table:formula="of:=[.D169]-[.D$1]" office:value-type="float" office:value="365" calcext:value-type="float">
            <text:p>365</text:p>
          </table:table-cell>
          <table:table-cell table:style-name="ce4" table:formula="of:=SQRT([.E169]^2 + [.F169]^2 + [.G169]^2)" office:value-type="float" office:value="387.797627635859" calcext:value-type="float">
            <text:p>387.80</text:p>
          </table:table-cell>
          <table:table-cell table:style-name="ce4" table:formula="of:=[.E169]/[.$H169]" office:value-type="float" office:value="-0.33780505775298" calcext:value-type="float">
            <text:p>-0.34</text:p>
          </table:table-cell>
          <table:table-cell table:style-name="ce4" table:formula="of:=[.F169]/[.$H169]" office:value-type="float" office:value="0.00257866456299985" calcext:value-type="float">
            <text:p>0.00</text:p>
          </table:table-cell>
          <table:table-cell table:style-name="ce4" table:formula="of:=[.G169]/[.$H169]" office:value-type="float" office:value="0.941212565494946" calcext:value-type="float">
            <text:p>0.94</text:p>
          </table:table-cell>
          <table:table-cell table:formula="of:=MOD(DEGREES(ATAN2([.I169];[.J169]))+360; 360)" office:value-type="float" office:value="179.562636132479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table:formula="of:=[.B170]-[.B$1]" office:value-type="float" office:value="-132" calcext:value-type="float">
            <text:p>-132</text:p>
          </table:table-cell>
          <table:table-cell table:formula="of:=[.C170]-[.C$1]" office:value-type="float" office:value="2" calcext:value-type="float">
            <text:p>2</text:p>
          </table:table-cell>
          <table:table-cell table:formula="of:=[.D170]-[.D$1]" office:value-type="float" office:value="370" calcext:value-type="float">
            <text:p>370</text:p>
          </table:table-cell>
          <table:table-cell table:style-name="ce4" table:formula="of:=SQRT([.E170]^2 + [.F170]^2 + [.G170]^2)" office:value-type="float" office:value="392.846025816731" calcext:value-type="float">
            <text:p>392.85</text:p>
          </table:table-cell>
          <table:table-cell table:style-name="ce4" table:formula="of:=[.E170]/[.$H170]" office:value-type="float" office:value="-0.336009508370539" calcext:value-type="float">
            <text:p>-0.34</text:p>
          </table:table-cell>
          <table:table-cell table:style-name="ce4" table:formula="of:=[.F170]/[.$H170]" office:value-type="float" office:value="0.00509105315712938" calcext:value-type="float">
            <text:p>0.01</text:p>
          </table:table-cell>
          <table:table-cell table:style-name="ce4" table:formula="of:=[.G170]/[.$H170]" office:value-type="float" office:value="0.941844834068935" calcext:value-type="float">
            <text:p>0.94</text:p>
          </table:table-cell>
          <table:table-cell table:formula="of:=MOD(DEGREES(ATAN2([.I170];[.J170]))+360; 360)" office:value-type="float" office:value="179.131948550255" calcext:value-type="float">
            <text:p>17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171]-[.B$1]" office:value-type="float" office:value="-135" calcext:value-type="float">
            <text:p>-135</text:p>
          </table:table-cell>
          <table:table-cell table:formula="of:=[.C171]-[.C$1]" office:value-type="float" office:value="7" calcext:value-type="float">
            <text:p>7</text:p>
          </table:table-cell>
          <table:table-cell table:formula="of:=[.D171]-[.D$1]" office:value-type="float" office:value="368" calcext:value-type="float">
            <text:p>368</text:p>
          </table:table-cell>
          <table:table-cell table:style-name="ce4" table:formula="of:=SQRT([.E171]^2 + [.F171]^2 + [.G171]^2)" office:value-type="float" office:value="392.043364948318" calcext:value-type="float">
            <text:p>392.04</text:p>
          </table:table-cell>
          <table:table-cell table:style-name="ce4" table:formula="of:=[.E171]/[.$H171]" office:value-type="float" office:value="-0.344349661466141" calcext:value-type="float">
            <text:p>-0.34</text:p>
          </table:table-cell>
          <table:table-cell table:style-name="ce4" table:formula="of:=[.F171]/[.$H171]" office:value-type="float" office:value="0.0178551676315777" calcext:value-type="float">
            <text:p>0.02</text:p>
          </table:table-cell>
          <table:table-cell table:style-name="ce4" table:formula="of:=[.G171]/[.$H171]" office:value-type="float" office:value="0.938671669774369" calcext:value-type="float">
            <text:p>0.94</text:p>
          </table:table-cell>
          <table:table-cell table:formula="of:=MOD(DEGREES(ATAN2([.I171];[.J171]))+360; 360)" office:value-type="float" office:value="177.031765970128" calcext:value-type="float">
            <text:p>177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172]-[.B$1]" office:value-type="float" office:value="-130" calcext:value-type="float">
            <text:p>-130</text:p>
          </table:table-cell>
          <table:table-cell table:formula="of:=[.C172]-[.C$1]" office:value-type="float" office:value="4" calcext:value-type="float">
            <text:p>4</text:p>
          </table:table-cell>
          <table:table-cell table:formula="of:=[.D172]-[.D$1]" office:value-type="float" office:value="361" calcext:value-type="float">
            <text:p>361</text:p>
          </table:table-cell>
          <table:table-cell table:style-name="ce4" table:formula="of:=SQRT([.E172]^2 + [.F172]^2 + [.G172]^2)" office:value-type="float" office:value="383.714737793585" calcext:value-type="float">
            <text:p>383.71</text:p>
          </table:table-cell>
          <table:table-cell table:style-name="ce4" table:formula="of:=[.E172]/[.$H172]" office:value-type="float" office:value="-0.338793346191284" calcext:value-type="float">
            <text:p>-0.34</text:p>
          </table:table-cell>
          <table:table-cell table:style-name="ce4" table:formula="of:=[.F172]/[.$H172]" office:value-type="float" office:value="0.0104244106520395" calcext:value-type="float">
            <text:p>0.01</text:p>
          </table:table-cell>
          <table:table-cell table:style-name="ce4" table:formula="of:=[.G172]/[.$H172]" office:value-type="float" office:value="0.940803061346566" calcext:value-type="float">
            <text:p>0.94</text:p>
          </table:table-cell>
          <table:table-cell table:formula="of:=MOD(DEGREES(ATAN2([.I172];[.J172]))+360; 360)" office:value-type="float" office:value="178.23760897634" calcext:value-type="float">
            <text:p>178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173]-[.B$1]" office:value-type="float" office:value="-137" calcext:value-type="float">
            <text:p>-137</text:p>
          </table:table-cell>
          <table:table-cell table:formula="of:=[.C173]-[.C$1]" office:value-type="float" office:value="7" calcext:value-type="float">
            <text:p>7</text:p>
          </table:table-cell>
          <table:table-cell table:formula="of:=[.D173]-[.D$1]" office:value-type="float" office:value="368" calcext:value-type="float">
            <text:p>368</text:p>
          </table:table-cell>
          <table:table-cell table:style-name="ce4" table:formula="of:=SQRT([.E173]^2 + [.F173]^2 + [.G173]^2)" office:value-type="float" office:value="392.736552920657" calcext:value-type="float">
            <text:p>392.74</text:p>
          </table:table-cell>
          <table:table-cell table:style-name="ce4" table:formula="of:=[.E173]/[.$H173]" office:value-type="float" office:value="-0.348834349594339" calcext:value-type="float">
            <text:p>-0.35</text:p>
          </table:table-cell>
          <table:table-cell table:style-name="ce4" table:formula="of:=[.F173]/[.$H173]" office:value-type="float" office:value="0.0178236528989808" calcext:value-type="float">
            <text:p>0.02</text:p>
          </table:table-cell>
          <table:table-cell table:style-name="ce4" table:formula="of:=[.G173]/[.$H173]" office:value-type="float" office:value="0.937014895260706" calcext:value-type="float">
            <text:p>0.94</text:p>
          </table:table-cell>
          <table:table-cell table:formula="of:=MOD(DEGREES(ATAN2([.I173];[.J173]))+360; 360)" office:value-type="float" office:value="177.075022050844" calcext:value-type="float">
            <text:p>177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174]-[.B$1]" office:value-type="float" office:value="-130" calcext:value-type="float">
            <text:p>-130</text:p>
          </table:table-cell>
          <table:table-cell table:formula="of:=[.C174]-[.C$1]" office:value-type="float" office:value="0" calcext:value-type="float">
            <text:p>0</text:p>
          </table:table-cell>
          <table:table-cell table:formula="of:=[.D174]-[.D$1]" office:value-type="float" office:value="370" calcext:value-type="float">
            <text:p>370</text:p>
          </table:table-cell>
          <table:table-cell table:style-name="ce4" table:formula="of:=SQRT([.E174]^2 + [.F174]^2 + [.G174]^2)" office:value-type="float" office:value="392.173431022552" calcext:value-type="float">
            <text:p>392.17</text:p>
          </table:table-cell>
          <table:table-cell table:style-name="ce4" table:formula="of:=[.E174]/[.$H174]" office:value-type="float" office:value="-0.33148599501256" calcext:value-type="float">
            <text:p>-0.33</text:p>
          </table:table-cell>
          <table:table-cell table:style-name="ce4" table:formula="of:=[.F174]/[.$H174]" office:value-type="float" office:value="0" calcext:value-type="float">
            <text:p>0.00</text:p>
          </table:table-cell>
          <table:table-cell table:style-name="ce4" table:formula="of:=[.G174]/[.$H174]" office:value-type="float" office:value="0.943460139651132" calcext:value-type="float">
            <text:p>0.94</text:p>
          </table:table-cell>
          <table:table-cell table:formula="of:=MOD(DEGREES(ATAN2([.I174];[.J174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6" calcext:value-type="float">
            <text:p>306</text:p>
          </table:table-cell>
          <table:table-cell office:value-type="float" office:value="498" calcext:value-type="float">
            <text:p>498</text:p>
          </table:table-cell>
          <table:table-cell table:formula="of:=[.B175]-[.B$1]" office:value-type="float" office:value="-124" calcext:value-type="float">
            <text:p>-124</text:p>
          </table:table-cell>
          <table:table-cell table:formula="of:=[.C175]-[.C$1]" office:value-type="float" office:value="8" calcext:value-type="float">
            <text:p>8</text:p>
          </table:table-cell>
          <table:table-cell table:formula="of:=[.D175]-[.D$1]" office:value-type="float" office:value="362" calcext:value-type="float">
            <text:p>362</text:p>
          </table:table-cell>
          <table:table-cell table:style-name="ce4" table:formula="of:=SQRT([.E175]^2 + [.F175]^2 + [.G175]^2)" office:value-type="float" office:value="382.73228241161" calcext:value-type="float">
            <text:p>382.73</text:p>
          </table:table-cell>
          <table:table-cell table:style-name="ce4" table:formula="of:=[.E175]/[.$H175]" office:value-type="float" office:value="-0.323986258014797" calcext:value-type="float">
            <text:p>-0.32</text:p>
          </table:table-cell>
          <table:table-cell table:style-name="ce4" table:formula="of:=[.F175]/[.$H175]" office:value-type="float" office:value="0.0209023392267611" calcext:value-type="float">
            <text:p>0.02</text:p>
          </table:table-cell>
          <table:table-cell table:style-name="ce4" table:formula="of:=[.G175]/[.$H175]" office:value-type="float" office:value="0.945830850010941" calcext:value-type="float">
            <text:p>0.95</text:p>
          </table:table-cell>
          <table:table-cell table:formula="of:=MOD(DEGREES(ATAN2([.I175];[.J175]))+360; 360)" office:value-type="float" office:value="176.308614013549" calcext:value-type="float">
            <text:p>176.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13" calcext:value-type="float">
            <text:p>313</text:p>
          </table:table-cell>
          <table:table-cell office:value-type="float" office:value="501" calcext:value-type="float">
            <text:p>501</text:p>
          </table:table-cell>
          <table:table-cell table:formula="of:=[.B176]-[.B$1]" office:value-type="float" office:value="-131" calcext:value-type="float">
            <text:p>-131</text:p>
          </table:table-cell>
          <table:table-cell table:formula="of:=[.C176]-[.C$1]" office:value-type="float" office:value="15" calcext:value-type="float">
            <text:p>15</text:p>
          </table:table-cell>
          <table:table-cell table:formula="of:=[.D176]-[.D$1]" office:value-type="float" office:value="365" calcext:value-type="float">
            <text:p>365</text:p>
          </table:table-cell>
          <table:table-cell table:style-name="ce4" table:formula="of:=SQRT([.E176]^2 + [.F176]^2 + [.G176]^2)" office:value-type="float" office:value="388.086330601839" calcext:value-type="float">
            <text:p>388.09</text:p>
          </table:table-cell>
          <table:table-cell table:style-name="ce4" table:formula="of:=[.E176]/[.$H176]" office:value-type="float" office:value="-0.337553759744248" calcext:value-type="float">
            <text:p>-0.34</text:p>
          </table:table-cell>
          <table:table-cell table:style-name="ce4" table:formula="of:=[.F176]/[.$H176]" office:value-type="float" office:value="0.0386511938638452" calcext:value-type="float">
            <text:p>0.04</text:p>
          </table:table-cell>
          <table:table-cell table:style-name="ce4" table:formula="of:=[.G176]/[.$H176]" office:value-type="float" office:value="0.940512384020233" calcext:value-type="float">
            <text:p>0.94</text:p>
          </table:table-cell>
          <table:table-cell table:formula="of:=MOD(DEGREES(ATAN2([.I176];[.J176]))+360; 360)" office:value-type="float" office:value="173.467863312148" calcext:value-type="float">
            <text:p>173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7" calcext:value-type="float">
            <text:p>307</text:p>
          </table:table-cell>
          <table:table-cell office:value-type="float" office:value="497" calcext:value-type="float">
            <text:p>497</text:p>
          </table:table-cell>
          <table:table-cell table:formula="of:=[.B177]-[.B$1]" office:value-type="float" office:value="-135" calcext:value-type="float">
            <text:p>-135</text:p>
          </table:table-cell>
          <table:table-cell table:formula="of:=[.C177]-[.C$1]" office:value-type="float" office:value="9" calcext:value-type="float">
            <text:p>9</text:p>
          </table:table-cell>
          <table:table-cell table:formula="of:=[.D177]-[.D$1]" office:value-type="float" office:value="361" calcext:value-type="float">
            <text:p>361</text:p>
          </table:table-cell>
          <table:table-cell table:style-name="ce4" table:formula="of:=SQRT([.E177]^2 + [.F177]^2 + [.G177]^2)" office:value-type="float" office:value="385.521724420298" calcext:value-type="float">
            <text:p>385.52</text:p>
          </table:table-cell>
          <table:table-cell table:style-name="ce4" table:formula="of:=[.E177]/[.$H177]" office:value-type="float" office:value="-0.350174818819866" calcext:value-type="float">
            <text:p>-0.35</text:p>
          </table:table-cell>
          <table:table-cell table:style-name="ce4" table:formula="of:=[.F177]/[.$H177]" office:value-type="float" office:value="0.0233449879213244" calcext:value-type="float">
            <text:p>0.02</text:p>
          </table:table-cell>
          <table:table-cell table:style-name="ce4" table:formula="of:=[.G177]/[.$H177]" office:value-type="float" office:value="0.936393404399789" calcext:value-type="float">
            <text:p>0.94</text:p>
          </table:table-cell>
          <table:table-cell table:formula="of:=MOD(DEGREES(ATAN2([.I177];[.J177]))+360; 360)" office:value-type="float" office:value="176.18592516571" calcext:value-type="float">
            <text:p>176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178]-[.B$1]" office:value-type="float" office:value="-136" calcext:value-type="float">
            <text:p>-136</text:p>
          </table:table-cell>
          <table:table-cell table:formula="of:=[.C178]-[.C$1]" office:value-type="float" office:value="3" calcext:value-type="float">
            <text:p>3</text:p>
          </table:table-cell>
          <table:table-cell table:formula="of:=[.D178]-[.D$1]" office:value-type="float" office:value="367" calcext:value-type="float">
            <text:p>367</text:p>
          </table:table-cell>
          <table:table-cell table:style-name="ce4" table:formula="of:=SQRT([.E178]^2 + [.F178]^2 + [.G178]^2)" office:value-type="float" office:value="391.400051098617" calcext:value-type="float">
            <text:p>391.40</text:p>
          </table:table-cell>
          <table:table-cell table:style-name="ce4" table:formula="of:=[.E178]/[.$H178]" office:value-type="float" office:value="-0.347470572929827" calcext:value-type="float">
            <text:p>-0.35</text:p>
          </table:table-cell>
          <table:table-cell table:style-name="ce4" table:formula="of:=[.F178]/[.$H178]" office:value-type="float" office:value="0.00766479204992265" calcext:value-type="float">
            <text:p>0.01</text:p>
          </table:table-cell>
          <table:table-cell table:style-name="ce4" table:formula="of:=[.G178]/[.$H178]" office:value-type="float" office:value="0.937659560773871" calcext:value-type="float">
            <text:p>0.94</text:p>
          </table:table-cell>
          <table:table-cell table:formula="of:=MOD(DEGREES(ATAN2([.I178];[.J178]))+360; 360)" office:value-type="float" office:value="178.736327448342" calcext:value-type="float">
            <text:p>178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509" calcext:value-type="float">
            <text:p>509</text:p>
          </table:table-cell>
          <table:table-cell table:formula="of:=[.B179]-[.B$1]" office:value-type="float" office:value="-130" calcext:value-type="float">
            <text:p>-130</text:p>
          </table:table-cell>
          <table:table-cell table:formula="of:=[.C179]-[.C$1]" office:value-type="float" office:value="4" calcext:value-type="float">
            <text:p>4</text:p>
          </table:table-cell>
          <table:table-cell table:formula="of:=[.D179]-[.D$1]" office:value-type="float" office:value="373" calcext:value-type="float">
            <text:p>373</text:p>
          </table:table-cell>
          <table:table-cell table:style-name="ce4" table:formula="of:=SQRT([.E179]^2 + [.F179]^2 + [.G179]^2)" office:value-type="float" office:value="395.025315644453" calcext:value-type="float">
            <text:p>395.03</text:p>
          </table:table-cell>
          <table:table-cell table:style-name="ce4" table:formula="of:=[.E179]/[.$H179]" office:value-type="float" office:value="-0.32909283241231" calcext:value-type="float">
            <text:p>-0.33</text:p>
          </table:table-cell>
          <table:table-cell table:style-name="ce4" table:formula="of:=[.F179]/[.$H179]" office:value-type="float" office:value="0.0101259333049942" calcext:value-type="float">
            <text:p>0.01</text:p>
          </table:table-cell>
          <table:table-cell table:style-name="ce4" table:formula="of:=[.G179]/[.$H179]" office:value-type="float" office:value="0.944243280690705" calcext:value-type="float">
            <text:p>0.94</text:p>
          </table:table-cell>
          <table:table-cell table:formula="of:=MOD(DEGREES(ATAN2([.I179];[.J179]))+360; 360)" office:value-type="float" office:value="178.23760897634" calcext:value-type="float">
            <text:p>178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3" calcext:value-type="float">
            <text:p>293</text:p>
          </table:table-cell>
          <table:table-cell office:value-type="float" office:value="504" calcext:value-type="float">
            <text:p>504</text:p>
          </table:table-cell>
          <table:table-cell table:formula="of:=[.B180]-[.B$1]" office:value-type="float" office:value="-135" calcext:value-type="float">
            <text:p>-135</text:p>
          </table:table-cell>
          <table:table-cell table:formula="of:=[.C180]-[.C$1]" office:value-type="float" office:value="-5" calcext:value-type="float">
            <text:p>-5</text:p>
          </table:table-cell>
          <table:table-cell table:formula="of:=[.D180]-[.D$1]" office:value-type="float" office:value="368" calcext:value-type="float">
            <text:p>368</text:p>
          </table:table-cell>
          <table:table-cell table:style-name="ce4" table:formula="of:=SQRT([.E180]^2 + [.F180]^2 + [.G180]^2)" office:value-type="float" office:value="392.012754894531" calcext:value-type="float">
            <text:p>392.01</text:p>
          </table:table-cell>
          <table:table-cell table:style-name="ce4" table:formula="of:=[.E180]/[.$H180]" office:value-type="float" office:value="-0.344376549779154" calcext:value-type="float">
            <text:p>-0.34</text:p>
          </table:table-cell>
          <table:table-cell table:style-name="ce4" table:formula="of:=[.F180]/[.$H180]" office:value-type="float" office:value="-0.0127546870288576" calcext:value-type="float">
            <text:p>-0.01</text:p>
          </table:table-cell>
          <table:table-cell table:style-name="ce4" table:formula="of:=[.G180]/[.$H180]" office:value-type="float" office:value="0.938744965323917" calcext:value-type="float">
            <text:p>0.94</text:p>
          </table:table-cell>
          <table:table-cell table:formula="of:=MOD(DEGREES(ATAN2([.I180];[.J180]))+360; 360)" office:value-type="float" office:value="182.121096396661" calcext:value-type="float">
            <text:p>182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" calcext:value-type="float">
            <text:p>-175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181]-[.B$1]" office:value-type="float" office:value="-118" calcext:value-type="float">
            <text:p>-118</text:p>
          </table:table-cell>
          <table:table-cell table:formula="of:=[.C181]-[.C$1]" office:value-type="float" office:value="0" calcext:value-type="float">
            <text:p>0</text:p>
          </table:table-cell>
          <table:table-cell table:formula="of:=[.D181]-[.D$1]" office:value-type="float" office:value="370" calcext:value-type="float">
            <text:p>370</text:p>
          </table:table-cell>
          <table:table-cell table:style-name="ce4" table:formula="of:=SQRT([.E181]^2 + [.F181]^2 + [.G181]^2)" office:value-type="float" office:value="388.360657121702" calcext:value-type="float">
            <text:p>388.36</text:p>
          </table:table-cell>
          <table:table-cell table:style-name="ce4" table:formula="of:=[.E181]/[.$H181]" office:value-type="float" office:value="-0.303841282159078" calcext:value-type="float">
            <text:p>-0.30</text:p>
          </table:table-cell>
          <table:table-cell table:style-name="ce4" table:formula="of:=[.F181]/[.$H181]" office:value-type="float" office:value="0" calcext:value-type="float">
            <text:p>0.00</text:p>
          </table:table-cell>
          <table:table-cell table:style-name="ce4" table:formula="of:=[.G181]/[.$H181]" office:value-type="float" office:value="0.952722664397109" calcext:value-type="float">
            <text:p>0.95</text:p>
          </table:table-cell>
          <table:table-cell table:formula="of:=MOD(DEGREES(ATAN2([.I181];[.J181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0" calcext:value-type="float">
            <text:p>300</text:p>
          </table:table-cell>
          <table:table-cell office:value-type="float" office:value="490" calcext:value-type="float">
            <text:p>490</text:p>
          </table:table-cell>
          <table:table-cell table:formula="of:=[.B182]-[.B$1]" office:value-type="float" office:value="-130" calcext:value-type="float">
            <text:p>-130</text:p>
          </table:table-cell>
          <table:table-cell table:formula="of:=[.C182]-[.C$1]" office:value-type="float" office:value="2" calcext:value-type="float">
            <text:p>2</text:p>
          </table:table-cell>
          <table:table-cell table:formula="of:=[.D182]-[.D$1]" office:value-type="float" office:value="354" calcext:value-type="float">
            <text:p>354</text:p>
          </table:table-cell>
          <table:table-cell table:style-name="ce4" table:formula="of:=SQRT([.E182]^2 + [.F182]^2 + [.G182]^2)" office:value-type="float" office:value="377.120670343061" calcext:value-type="float">
            <text:p>377.12</text:p>
          </table:table-cell>
          <table:table-cell table:style-name="ce4" table:formula="of:=[.E182]/[.$H182]" office:value-type="float" office:value="-0.344717248942469" calcext:value-type="float">
            <text:p>-0.34</text:p>
          </table:table-cell>
          <table:table-cell table:style-name="ce4" table:formula="of:=[.F182]/[.$H182]" office:value-type="float" office:value="0.00530334229142261" calcext:value-type="float">
            <text:p>0.01</text:p>
          </table:table-cell>
          <table:table-cell table:style-name="ce4" table:formula="of:=[.G182]/[.$H182]" office:value-type="float" office:value="0.938691585581801" calcext:value-type="float">
            <text:p>0.94</text:p>
          </table:table-cell>
          <table:table-cell table:formula="of:=MOD(DEGREES(ATAN2([.I182];[.J182]))+360; 360)" office:value-type="float" office:value="179.118596003418" calcext:value-type="float">
            <text:p>179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183]-[.B$1]" office:value-type="float" office:value="-138" calcext:value-type="float">
            <text:p>-138</text:p>
          </table:table-cell>
          <table:table-cell table:formula="of:=[.C183]-[.C$1]" office:value-type="float" office:value="6" calcext:value-type="float">
            <text:p>6</text:p>
          </table:table-cell>
          <table:table-cell table:formula="of:=[.D183]-[.D$1]" office:value-type="float" office:value="369" calcext:value-type="float">
            <text:p>369</text:p>
          </table:table-cell>
          <table:table-cell table:style-name="ce4" table:formula="of:=SQRT([.E183]^2 + [.F183]^2 + [.G183]^2)" office:value-type="float" office:value="394.006345126573" calcext:value-type="float">
            <text:p>394.01</text:p>
          </table:table-cell>
          <table:table-cell table:style-name="ce4" table:formula="of:=[.E183]/[.$H183]" office:value-type="float" office:value="-0.350248166576272" calcext:value-type="float">
            <text:p>-0.35</text:p>
          </table:table-cell>
          <table:table-cell table:style-name="ce4" table:formula="of:=[.F183]/[.$H183]" office:value-type="float" office:value="0.0152281811554901" calcext:value-type="float">
            <text:p>0.02</text:p>
          </table:table-cell>
          <table:table-cell table:style-name="ce4" table:formula="of:=[.G183]/[.$H183]" office:value-type="float" office:value="0.93653314106264" calcext:value-type="float">
            <text:p>0.94</text:p>
          </table:table-cell>
          <table:table-cell table:formula="of:=MOD(DEGREES(ATAN2([.I183];[.J183]))+360; 360)" office:value-type="float" office:value="177.510447078001" calcext:value-type="float">
            <text:p>177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2" calcext:value-type="float">
            <text:p>292</text:p>
          </table:table-cell>
          <table:table-cell office:value-type="float" office:value="505" calcext:value-type="float">
            <text:p>505</text:p>
          </table:table-cell>
          <table:table-cell table:formula="of:=[.B184]-[.B$1]" office:value-type="float" office:value="-131" calcext:value-type="float">
            <text:p>-131</text:p>
          </table:table-cell>
          <table:table-cell table:formula="of:=[.C184]-[.C$1]" office:value-type="float" office:value="-6" calcext:value-type="float">
            <text:p>-6</text:p>
          </table:table-cell>
          <table:table-cell table:formula="of:=[.D184]-[.D$1]" office:value-type="float" office:value="369" calcext:value-type="float">
            <text:p>369</text:p>
          </table:table-cell>
          <table:table-cell table:style-name="ce4" table:formula="of:=SQRT([.E184]^2 + [.F184]^2 + [.G184]^2)" office:value-type="float" office:value="391.609499374058" calcext:value-type="float">
            <text:p>391.61</text:p>
          </table:table-cell>
          <table:table-cell table:style-name="ce4" table:formula="of:=[.E184]/[.$H184]" office:value-type="float" office:value="-0.334516910875217" calcext:value-type="float">
            <text:p>-0.33</text:p>
          </table:table-cell>
          <table:table-cell table:style-name="ce4" table:formula="of:=[.F184]/[.$H184]" office:value-type="float" office:value="-0.015321385230926" calcext:value-type="float">
            <text:p>-0.02</text:p>
          </table:table-cell>
          <table:table-cell table:style-name="ce4" table:formula="of:=[.G184]/[.$H184]" office:value-type="float" office:value="0.942265191701947" calcext:value-type="float">
            <text:p>0.94</text:p>
          </table:table-cell>
          <table:table-cell table:formula="of:=MOD(DEGREES(ATAN2([.I184];[.J184]))+360; 360)" office:value-type="float" office:value="182.622401460541" calcext:value-type="float">
            <text:p>182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185]-[.B$1]" office:value-type="float" office:value="-126" calcext:value-type="float">
            <text:p>-126</text:p>
          </table:table-cell>
          <table:table-cell table:formula="of:=[.C185]-[.C$1]" office:value-type="float" office:value="1" calcext:value-type="float">
            <text:p>1</text:p>
          </table:table-cell>
          <table:table-cell table:formula="of:=[.D185]-[.D$1]" office:value-type="float" office:value="365" calcext:value-type="float">
            <text:p>365</text:p>
          </table:table-cell>
          <table:table-cell table:style-name="ce4" table:formula="of:=SQRT([.E185]^2 + [.F185]^2 + [.G185]^2)" office:value-type="float" office:value="386.137281287368" calcext:value-type="float">
            <text:p>386.14</text:p>
          </table:table-cell>
          <table:table-cell table:style-name="ce4" table:formula="of:=[.E185]/[.$H185]" office:value-type="float" office:value="-0.326308818407589" calcext:value-type="float">
            <text:p>-0.33</text:p>
          </table:table-cell>
          <table:table-cell table:style-name="ce4" table:formula="of:=[.F185]/[.$H185]" office:value-type="float" office:value="0.00258975252704436" calcext:value-type="float">
            <text:p>0.00</text:p>
          </table:table-cell>
          <table:table-cell table:style-name="ce4" table:formula="of:=[.G185]/[.$H185]" office:value-type="float" office:value="0.945259672371191" calcext:value-type="float">
            <text:p>0.95</text:p>
          </table:table-cell>
          <table:table-cell table:formula="of:=MOD(DEGREES(ATAN2([.I185];[.J185]))+360; 360)" office:value-type="float" office:value="179.545281138307" calcext:value-type="float">
            <text:p>179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186]-[.B$1]" office:value-type="float" office:value="-128" calcext:value-type="float">
            <text:p>-128</text:p>
          </table:table-cell>
          <table:table-cell table:formula="of:=[.C186]-[.C$1]" office:value-type="float" office:value="-3" calcext:value-type="float">
            <text:p>-3</text:p>
          </table:table-cell>
          <table:table-cell table:formula="of:=[.D186]-[.D$1]" office:value-type="float" office:value="364" calcext:value-type="float">
            <text:p>364</text:p>
          </table:table-cell>
          <table:table-cell table:style-name="ce4" table:formula="of:=SQRT([.E186]^2 + [.F186]^2 + [.G186]^2)" office:value-type="float" office:value="385.861374071052" calcext:value-type="float">
            <text:p>385.86</text:p>
          </table:table-cell>
          <table:table-cell table:style-name="ce4" table:formula="of:=[.E186]/[.$H186]" office:value-type="float" office:value="-0.331725351645149" calcext:value-type="float">
            <text:p>-0.33</text:p>
          </table:table-cell>
          <table:table-cell table:style-name="ce4" table:formula="of:=[.F186]/[.$H186]" office:value-type="float" office:value="-0.00777481292918318" calcext:value-type="float">
            <text:p>-0.01</text:p>
          </table:table-cell>
          <table:table-cell table:style-name="ce4" table:formula="of:=[.G186]/[.$H186]" office:value-type="float" office:value="0.943343968740893" calcext:value-type="float">
            <text:p>0.94</text:p>
          </table:table-cell>
          <table:table-cell table:formula="of:=MOD(DEGREES(ATAN2([.I186];[.J186]))+360; 360)" office:value-type="float" office:value="181.342624026538" calcext:value-type="float">
            <text:p>18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2" calcext:value-type="float">
            <text:p>302</text:p>
          </table:table-cell>
          <table:table-cell office:value-type="float" office:value="504" calcext:value-type="float">
            <text:p>504</text:p>
          </table:table-cell>
          <table:table-cell table:formula="of:=[.B187]-[.B$1]" office:value-type="float" office:value="-135" calcext:value-type="float">
            <text:p>-135</text:p>
          </table:table-cell>
          <table:table-cell table:formula="of:=[.C187]-[.C$1]" office:value-type="float" office:value="4" calcext:value-type="float">
            <text:p>4</text:p>
          </table:table-cell>
          <table:table-cell table:formula="of:=[.D187]-[.D$1]" office:value-type="float" office:value="368" calcext:value-type="float">
            <text:p>368</text:p>
          </table:table-cell>
          <table:table-cell table:style-name="ce4" table:formula="of:=SQRT([.E187]^2 + [.F187]^2 + [.G187]^2)" office:value-type="float" office:value="392.001275508129" calcext:value-type="float">
            <text:p>392.00</text:p>
          </table:table-cell>
          <table:table-cell table:style-name="ce4" table:formula="of:=[.E187]/[.$H187]" office:value-type="float" office:value="-0.344386634520531" calcext:value-type="float">
            <text:p>-0.34</text:p>
          </table:table-cell>
          <table:table-cell table:style-name="ce4" table:formula="of:=[.F187]/[.$H187]" office:value-type="float" office:value="0.010204048430238" calcext:value-type="float">
            <text:p>0.01</text:p>
          </table:table-cell>
          <table:table-cell table:style-name="ce4" table:formula="of:=[.G187]/[.$H187]" office:value-type="float" office:value="0.938772455581892" calcext:value-type="float">
            <text:p>0.94</text:p>
          </table:table-cell>
          <table:table-cell table:formula="of:=MOD(DEGREES(ATAN2([.I187];[.J187]))+360; 360)" office:value-type="float" office:value="178.3028438104" calcext:value-type="float">
            <text:p>178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188]-[.B$1]" office:value-type="float" office:value="-130" calcext:value-type="float">
            <text:p>-130</text:p>
          </table:table-cell>
          <table:table-cell table:formula="of:=[.C188]-[.C$1]" office:value-type="float" office:value="0" calcext:value-type="float">
            <text:p>0</text:p>
          </table:table-cell>
          <table:table-cell table:formula="of:=[.D188]-[.D$1]" office:value-type="float" office:value="370" calcext:value-type="float">
            <text:p>370</text:p>
          </table:table-cell>
          <table:table-cell table:style-name="ce4" table:formula="of:=SQRT([.E188]^2 + [.F188]^2 + [.G188]^2)" office:value-type="float" office:value="392.173431022552" calcext:value-type="float">
            <text:p>392.17</text:p>
          </table:table-cell>
          <table:table-cell table:style-name="ce4" table:formula="of:=[.E188]/[.$H188]" office:value-type="float" office:value="-0.33148599501256" calcext:value-type="float">
            <text:p>-0.33</text:p>
          </table:table-cell>
          <table:table-cell table:style-name="ce4" table:formula="of:=[.F188]/[.$H188]" office:value-type="float" office:value="0" calcext:value-type="float">
            <text:p>0.00</text:p>
          </table:table-cell>
          <table:table-cell table:style-name="ce4" table:formula="of:=[.G188]/[.$H188]" office:value-type="float" office:value="0.943460139651132" calcext:value-type="float">
            <text:p>0.94</text:p>
          </table:table-cell>
          <table:table-cell table:formula="of:=MOD(DEGREES(ATAN2([.I188];[.J188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0" calcext:value-type="float">
            <text:p>-200</text:p>
          </table:table-cell>
          <table:table-cell office:value-type="float" office:value="304" calcext:value-type="float">
            <text:p>304</text:p>
          </table:table-cell>
          <table:table-cell office:value-type="float" office:value="496" calcext:value-type="float">
            <text:p>496</text:p>
          </table:table-cell>
          <table:table-cell table:formula="of:=[.B189]-[.B$1]" office:value-type="float" office:value="-143" calcext:value-type="float">
            <text:p>-143</text:p>
          </table:table-cell>
          <table:table-cell table:formula="of:=[.C189]-[.C$1]" office:value-type="float" office:value="6" calcext:value-type="float">
            <text:p>6</text:p>
          </table:table-cell>
          <table:table-cell table:formula="of:=[.D189]-[.D$1]" office:value-type="float" office:value="360" calcext:value-type="float">
            <text:p>360</text:p>
          </table:table-cell>
          <table:table-cell table:style-name="ce4" table:formula="of:=SQRT([.E189]^2 + [.F189]^2 + [.G189]^2)" office:value-type="float" office:value="387.408053607562" calcext:value-type="float">
            <text:p>387.41</text:p>
          </table:table-cell>
          <table:table-cell table:style-name="ce4" table:formula="of:=[.E189]/[.$H189]" office:value-type="float" office:value="-0.369119843194733" calcext:value-type="float">
            <text:p>-0.37</text:p>
          </table:table-cell>
          <table:table-cell table:style-name="ce4" table:formula="of:=[.F189]/[.$H189]" office:value-type="float" office:value="0.0154875458683105" calcext:value-type="float">
            <text:p>0.02</text:p>
          </table:table-cell>
          <table:table-cell table:style-name="ce4" table:formula="of:=[.G189]/[.$H189]" office:value-type="float" office:value="0.929252752098627" calcext:value-type="float">
            <text:p>0.93</text:p>
          </table:table-cell>
          <table:table-cell table:formula="of:=MOD(DEGREES(ATAN2([.I189];[.J189]))+360; 360)" office:value-type="float" office:value="177.597390531014" calcext:value-type="float">
            <text:p>177.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3" calcext:value-type="float">
            <text:p>293</text:p>
          </table:table-cell>
          <table:table-cell office:value-type="float" office:value="500" calcext:value-type="float">
            <text:p>500</text:p>
          </table:table-cell>
          <table:table-cell table:formula="of:=[.B190]-[.B$1]" office:value-type="float" office:value="-130" calcext:value-type="float">
            <text:p>-130</text:p>
          </table:table-cell>
          <table:table-cell table:formula="of:=[.C190]-[.C$1]" office:value-type="float" office:value="-5" calcext:value-type="float">
            <text:p>-5</text:p>
          </table:table-cell>
          <table:table-cell table:formula="of:=[.D190]-[.D$1]" office:value-type="float" office:value="364" calcext:value-type="float">
            <text:p>364</text:p>
          </table:table-cell>
          <table:table-cell table:style-name="ce4" table:formula="of:=SQRT([.E190]^2 + [.F190]^2 + [.G190]^2)" office:value-type="float" office:value="386.550126115618" calcext:value-type="float">
            <text:p>386.55</text:p>
          </table:table-cell>
          <table:table-cell table:style-name="ce4" table:formula="of:=[.E190]/[.$H190]" office:value-type="float" office:value="-0.336308259180639" calcext:value-type="float">
            <text:p>-0.34</text:p>
          </table:table-cell>
          <table:table-cell table:style-name="ce4" table:formula="of:=[.F190]/[.$H190]" office:value-type="float" office:value="-0.0129349330454092" calcext:value-type="float">
            <text:p>-0.01</text:p>
          </table:table-cell>
          <table:table-cell table:style-name="ce4" table:formula="of:=[.G190]/[.$H190]" office:value-type="float" office:value="0.94166312570579" calcext:value-type="float">
            <text:p>0.94</text:p>
          </table:table-cell>
          <table:table-cell table:formula="of:=MOD(DEGREES(ATAN2([.I190];[.J190]))+360; 360)" office:value-type="float" office:value="182.202598161766" calcext:value-type="float">
            <text:p>182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191]-[.B$1]" office:value-type="float" office:value="-129" calcext:value-type="float">
            <text:p>-129</text:p>
          </table:table-cell>
          <table:table-cell table:formula="of:=[.C191]-[.C$1]" office:value-type="float" office:value="6" calcext:value-type="float">
            <text:p>6</text:p>
          </table:table-cell>
          <table:table-cell table:formula="of:=[.D191]-[.D$1]" office:value-type="float" office:value="369" calcext:value-type="float">
            <text:p>369</text:p>
          </table:table-cell>
          <table:table-cell table:style-name="ce4" table:formula="of:=SQRT([.E191]^2 + [.F191]^2 + [.G191]^2)" office:value-type="float" office:value="390.945008920692" calcext:value-type="float">
            <text:p>390.95</text:p>
          </table:table-cell>
          <table:table-cell table:style-name="ce4" table:formula="of:=[.E191]/[.$H191]" office:value-type="float" office:value="-0.329969681301569" calcext:value-type="float">
            <text:p>-0.33</text:p>
          </table:table-cell>
          <table:table-cell table:style-name="ce4" table:formula="of:=[.F191]/[.$H191]" office:value-type="float" office:value="0.0153474270372823" calcext:value-type="float">
            <text:p>0.02</text:p>
          </table:table-cell>
          <table:table-cell table:style-name="ce4" table:formula="of:=[.G191]/[.$H191]" office:value-type="float" office:value="0.943866762792861" calcext:value-type="float">
            <text:p>0.94</text:p>
          </table:table-cell>
          <table:table-cell table:formula="of:=MOD(DEGREES(ATAN2([.I191];[.J191]))+360; 360)" office:value-type="float" office:value="177.336999233933" calcext:value-type="float">
            <text:p>17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506" calcext:value-type="float">
            <text:p>506</text:p>
          </table:table-cell>
          <table:table-cell table:formula="of:=[.B192]-[.B$1]" office:value-type="float" office:value="-130" calcext:value-type="float">
            <text:p>-130</text:p>
          </table:table-cell>
          <table:table-cell table:formula="of:=[.C192]-[.C$1]" office:value-type="float" office:value="4" calcext:value-type="float">
            <text:p>4</text:p>
          </table:table-cell>
          <table:table-cell table:formula="of:=[.D192]-[.D$1]" office:value-type="float" office:value="370" calcext:value-type="float">
            <text:p>370</text:p>
          </table:table-cell>
          <table:table-cell table:style-name="ce4" table:formula="of:=SQRT([.E192]^2 + [.F192]^2 + [.G192]^2)" office:value-type="float" office:value="392.193829630197" calcext:value-type="float">
            <text:p>392.19</text:p>
          </table:table-cell>
          <table:table-cell table:style-name="ce4" table:formula="of:=[.E192]/[.$H192]" office:value-type="float" office:value="-0.331468753913283" calcext:value-type="float">
            <text:p>-0.33</text:p>
          </table:table-cell>
          <table:table-cell table:style-name="ce4" table:formula="of:=[.F192]/[.$H192]" office:value-type="float" office:value="0.0101990385819472" calcext:value-type="float">
            <text:p>0.01</text:p>
          </table:table-cell>
          <table:table-cell table:style-name="ce4" table:formula="of:=[.G192]/[.$H192]" office:value-type="float" office:value="0.943411068830114" calcext:value-type="float">
            <text:p>0.94</text:p>
          </table:table-cell>
          <table:table-cell table:formula="of:=MOD(DEGREES(ATAN2([.I192];[.J192]))+360; 360)" office:value-type="float" office:value="178.23760897634" calcext:value-type="float">
            <text:p>178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193]-[.B$1]" office:value-type="float" office:value="-132" calcext:value-type="float">
            <text:p>-132</text:p>
          </table:table-cell>
          <table:table-cell table:formula="of:=[.C193]-[.C$1]" office:value-type="float" office:value="-3" calcext:value-type="float">
            <text:p>-3</text:p>
          </table:table-cell>
          <table:table-cell table:formula="of:=[.D193]-[.D$1]" office:value-type="float" office:value="364" calcext:value-type="float">
            <text:p>364</text:p>
          </table:table-cell>
          <table:table-cell table:style-name="ce4" table:formula="of:=SQRT([.E193]^2 + [.F193]^2 + [.G193]^2)" office:value-type="float" office:value="387.206663165809" calcext:value-type="float">
            <text:p>387.21</text:p>
          </table:table-cell>
          <table:table-cell table:style-name="ce4" table:formula="of:=[.E193]/[.$H193]" office:value-type="float" office:value="-0.340903224445482" calcext:value-type="float">
            <text:p>-0.34</text:p>
          </table:table-cell>
          <table:table-cell table:style-name="ce4" table:formula="of:=[.F193]/[.$H193]" office:value-type="float" office:value="-0.00774780055557915" calcext:value-type="float">
            <text:p>-0.01</text:p>
          </table:table-cell>
          <table:table-cell table:style-name="ce4" table:formula="of:=[.G193]/[.$H193]" office:value-type="float" office:value="0.94006646741027" calcext:value-type="float">
            <text:p>0.94</text:p>
          </table:table-cell>
          <table:table-cell table:formula="of:=MOD(DEGREES(ATAN2([.I193];[.J193]))+360; 360)" office:value-type="float" office:value="181.301952672579" calcext:value-type="float">
            <text:p>181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94]-[.B$1]" office:value-type="float" office:value="-126" calcext:value-type="float">
            <text:p>-126</text:p>
          </table:table-cell>
          <table:table-cell table:formula="of:=[.C194]-[.C$1]" office:value-type="float" office:value="1" calcext:value-type="float">
            <text:p>1</text:p>
          </table:table-cell>
          <table:table-cell table:formula="of:=[.D194]-[.D$1]" office:value-type="float" office:value="367" calcext:value-type="float">
            <text:p>367</text:p>
          </table:table-cell>
          <table:table-cell table:style-name="ce4" table:formula="of:=SQRT([.E194]^2 + [.F194]^2 + [.G194]^2)" office:value-type="float" office:value="388.028349479777" calcext:value-type="float">
            <text:p>388.03</text:p>
          </table:table-cell>
          <table:table-cell table:style-name="ce4" table:formula="of:=[.E194]/[.$H194]" office:value-type="float" office:value="-0.324718542263538" calcext:value-type="float">
            <text:p>-0.32</text:p>
          </table:table-cell>
          <table:table-cell table:style-name="ce4" table:formula="of:=[.F194]/[.$H194]" office:value-type="float" office:value="0.00257713128780586" calcext:value-type="float">
            <text:p>0.00</text:p>
          </table:table-cell>
          <table:table-cell table:style-name="ce4" table:formula="of:=[.G194]/[.$H194]" office:value-type="float" office:value="0.94580718262475" calcext:value-type="float">
            <text:p>0.95</text:p>
          </table:table-cell>
          <table:table-cell table:formula="of:=MOD(DEGREES(ATAN2([.I194];[.J194]))+360; 360)" office:value-type="float" office:value="179.545281138307" calcext:value-type="float">
            <text:p>179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0" calcext:value-type="float">
            <text:p>300</text:p>
          </table:table-cell>
          <table:table-cell office:value-type="float" office:value="504" calcext:value-type="float">
            <text:p>504</text:p>
          </table:table-cell>
          <table:table-cell table:formula="of:=[.B195]-[.B$1]" office:value-type="float" office:value="-130" calcext:value-type="float">
            <text:p>-130</text:p>
          </table:table-cell>
          <table:table-cell table:formula="of:=[.C195]-[.C$1]" office:value-type="float" office:value="2" calcext:value-type="float">
            <text:p>2</text:p>
          </table:table-cell>
          <table:table-cell table:formula="of:=[.D195]-[.D$1]" office:value-type="float" office:value="368" calcext:value-type="float">
            <text:p>368</text:p>
          </table:table-cell>
          <table:table-cell table:style-name="ce4" table:formula="of:=SQRT([.E195]^2 + [.F195]^2 + [.G195]^2)" office:value-type="float" office:value="390.292198231018" calcext:value-type="float">
            <text:p>390.29</text:p>
          </table:table-cell>
          <table:table-cell table:style-name="ce4" table:formula="of:=[.E195]/[.$H195]" office:value-type="float" office:value="-0.333083778228771" calcext:value-type="float">
            <text:p>-0.33</text:p>
          </table:table-cell>
          <table:table-cell table:style-name="ce4" table:formula="of:=[.F195]/[.$H195]" office:value-type="float" office:value="0.00512436581890418" calcext:value-type="float">
            <text:p>0.01</text:p>
          </table:table-cell>
          <table:table-cell table:style-name="ce4" table:formula="of:=[.G195]/[.$H195]" office:value-type="float" office:value="0.942883310678369" calcext:value-type="float">
            <text:p>0.94</text:p>
          </table:table-cell>
          <table:table-cell table:formula="of:=MOD(DEGREES(ATAN2([.I195];[.J195]))+360; 360)" office:value-type="float" office:value="179.118596003418" calcext:value-type="float">
            <text:p>179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494" calcext:value-type="float">
            <text:p>494</text:p>
          </table:table-cell>
          <table:table-cell table:formula="of:=[.B196]-[.B$1]" office:value-type="float" office:value="-136" calcext:value-type="float">
            <text:p>-136</text:p>
          </table:table-cell>
          <table:table-cell table:formula="of:=[.C196]-[.C$1]" office:value-type="float" office:value="1" calcext:value-type="float">
            <text:p>1</text:p>
          </table:table-cell>
          <table:table-cell table:formula="of:=[.D196]-[.D$1]" office:value-type="float" office:value="358" calcext:value-type="float">
            <text:p>358</text:p>
          </table:table-cell>
          <table:table-cell table:style-name="ce4" table:formula="of:=SQRT([.E196]^2 + [.F196]^2 + [.G196]^2)" office:value-type="float" office:value="382.963444730695" calcext:value-type="float">
            <text:p>382.96</text:p>
          </table:table-cell>
          <table:table-cell table:style-name="ce4" table:formula="of:=[.E196]/[.$H196]" office:value-type="float" office:value="-0.35512527859059" calcext:value-type="float">
            <text:p>-0.36</text:p>
          </table:table-cell>
          <table:table-cell table:style-name="ce4" table:formula="of:=[.F196]/[.$H196]" office:value-type="float" office:value="0.00261121528375434" calcext:value-type="float">
            <text:p>0.00</text:p>
          </table:table-cell>
          <table:table-cell table:style-name="ce4" table:formula="of:=[.G196]/[.$H196]" office:value-type="float" office:value="0.934815071584053" calcext:value-type="float">
            <text:p>0.93</text:p>
          </table:table-cell>
          <table:table-cell table:formula="of:=MOD(DEGREES(ATAN2([.I196];[.J196]))+360; 360)" office:value-type="float" office:value="179.578715095831" calcext:value-type="float">
            <text:p>179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7" calcext:value-type="float">
            <text:p>307</text:p>
          </table:table-cell>
          <table:table-cell office:value-type="float" office:value="500" calcext:value-type="float">
            <text:p>500</text:p>
          </table:table-cell>
          <table:table-cell table:formula="of:=[.B197]-[.B$1]" office:value-type="float" office:value="-135" calcext:value-type="float">
            <text:p>-135</text:p>
          </table:table-cell>
          <table:table-cell table:formula="of:=[.C197]-[.C$1]" office:value-type="float" office:value="9" calcext:value-type="float">
            <text:p>9</text:p>
          </table:table-cell>
          <table:table-cell table:formula="of:=[.D197]-[.D$1]" office:value-type="float" office:value="364" calcext:value-type="float">
            <text:p>364</text:p>
          </table:table-cell>
          <table:table-cell table:style-name="ce4" table:formula="of:=SQRT([.E197]^2 + [.F197]^2 + [.G197]^2)" office:value-type="float" office:value="388.332331901427" calcext:value-type="float">
            <text:p>388.33</text:p>
          </table:table-cell>
          <table:table-cell table:style-name="ce4" table:formula="of:=[.E197]/[.$H197]" office:value-type="float" office:value="-0.347640381471682" calcext:value-type="float">
            <text:p>-0.35</text:p>
          </table:table-cell>
          <table:table-cell table:style-name="ce4" table:formula="of:=[.F197]/[.$H197]" office:value-type="float" office:value="0.0231760254314455" calcext:value-type="float">
            <text:p>0.02</text:p>
          </table:table-cell>
          <table:table-cell table:style-name="ce4" table:formula="of:=[.G197]/[.$H197]" office:value-type="float" office:value="0.937341473005129" calcext:value-type="float">
            <text:p>0.94</text:p>
          </table:table-cell>
          <table:table-cell table:formula="of:=MOD(DEGREES(ATAN2([.I197];[.J197]))+360; 360)" office:value-type="float" office:value="176.18592516571" calcext:value-type="float">
            <text:p>176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506" calcext:value-type="float">
            <text:p>506</text:p>
          </table:table-cell>
          <table:table-cell table:formula="of:=[.B198]-[.B$1]" office:value-type="float" office:value="-132" calcext:value-type="float">
            <text:p>-132</text:p>
          </table:table-cell>
          <table:table-cell table:formula="of:=[.C198]-[.C$1]" office:value-type="float" office:value="-3" calcext:value-type="float">
            <text:p>-3</text:p>
          </table:table-cell>
          <table:table-cell table:formula="of:=[.D198]-[.D$1]" office:value-type="float" office:value="370" calcext:value-type="float">
            <text:p>370</text:p>
          </table:table-cell>
          <table:table-cell table:style-name="ce4" table:formula="of:=SQRT([.E198]^2 + [.F198]^2 + [.G198]^2)" office:value-type="float" office:value="392.852389581634" calcext:value-type="float">
            <text:p>392.85</text:p>
          </table:table-cell>
          <table:table-cell table:style-name="ce4" table:formula="of:=[.E198]/[.$H198]" office:value-type="float" office:value="-0.336004065396096" calcext:value-type="float">
            <text:p>-0.34</text:p>
          </table:table-cell>
          <table:table-cell table:style-name="ce4" table:formula="of:=[.F198]/[.$H198]" office:value-type="float" office:value="-0.00763645603172946" calcext:value-type="float">
            <text:p>-0.01</text:p>
          </table:table-cell>
          <table:table-cell table:style-name="ce4" table:formula="of:=[.G198]/[.$H198]" office:value-type="float" office:value="0.941829577246633" calcext:value-type="float">
            <text:p>0.94</text:p>
          </table:table-cell>
          <table:table-cell table:formula="of:=MOD(DEGREES(ATAN2([.I198];[.J198]))+360; 360)" office:value-type="float" office:value="181.301952672579" calcext:value-type="float">
            <text:p>181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498" calcext:value-type="float">
            <text:p>498</text:p>
          </table:table-cell>
          <table:table-cell table:formula="of:=[.B199]-[.B$1]" office:value-type="float" office:value="-129" calcext:value-type="float">
            <text:p>-129</text:p>
          </table:table-cell>
          <table:table-cell table:formula="of:=[.C199]-[.C$1]" office:value-type="float" office:value="6" calcext:value-type="float">
            <text:p>6</text:p>
          </table:table-cell>
          <table:table-cell table:formula="of:=[.D199]-[.D$1]" office:value-type="float" office:value="362" calcext:value-type="float">
            <text:p>362</text:p>
          </table:table-cell>
          <table:table-cell table:style-name="ce4" table:formula="of:=SQRT([.E199]^2 + [.F199]^2 + [.G199]^2)" office:value-type="float" office:value="384.344897195214" calcext:value-type="float">
            <text:p>384.34</text:p>
          </table:table-cell>
          <table:table-cell table:style-name="ce4" table:formula="of:=[.E199]/[.$H199]" office:value-type="float" office:value="-0.335636041850398" calcext:value-type="float">
            <text:p>-0.34</text:p>
          </table:table-cell>
          <table:table-cell table:style-name="ce4" table:formula="of:=[.F199]/[.$H199]" office:value-type="float" office:value="0.0156109786907162" calcext:value-type="float">
            <text:p>0.02</text:p>
          </table:table-cell>
          <table:table-cell table:style-name="ce4" table:formula="of:=[.G199]/[.$H199]" office:value-type="float" office:value="0.941862381006544" calcext:value-type="float">
            <text:p>0.94</text:p>
          </table:table-cell>
          <table:table-cell table:formula="of:=MOD(DEGREES(ATAN2([.I199];[.J199]))+360; 360)" office:value-type="float" office:value="177.336999233933" calcext:value-type="float">
            <text:p>17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200]-[.B$1]" office:value-type="float" office:value="-130" calcext:value-type="float">
            <text:p>-130</text:p>
          </table:table-cell>
          <table:table-cell table:formula="of:=[.C200]-[.C$1]" office:value-type="float" office:value="0" calcext:value-type="float">
            <text:p>0</text:p>
          </table:table-cell>
          <table:table-cell table:formula="of:=[.D200]-[.D$1]" office:value-type="float" office:value="370" calcext:value-type="float">
            <text:p>370</text:p>
          </table:table-cell>
          <table:table-cell table:style-name="ce4" table:formula="of:=SQRT([.E200]^2 + [.F200]^2 + [.G200]^2)" office:value-type="float" office:value="392.173431022552" calcext:value-type="float">
            <text:p>392.17</text:p>
          </table:table-cell>
          <table:table-cell table:style-name="ce4" table:formula="of:=[.E200]/[.$H200]" office:value-type="float" office:value="-0.33148599501256" calcext:value-type="float">
            <text:p>-0.33</text:p>
          </table:table-cell>
          <table:table-cell table:style-name="ce4" table:formula="of:=[.F200]/[.$H200]" office:value-type="float" office:value="0" calcext:value-type="float">
            <text:p>0.00</text:p>
          </table:table-cell>
          <table:table-cell table:style-name="ce4" table:formula="of:=[.G200]/[.$H200]" office:value-type="float" office:value="0.943460139651132" calcext:value-type="float">
            <text:p>0.94</text:p>
          </table:table-cell>
          <table:table-cell table:formula="of:=MOD(DEGREES(ATAN2([.I200];[.J200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201]-[.B$1]" office:value-type="float" office:value="-132" calcext:value-type="float">
            <text:p>-132</text:p>
          </table:table-cell>
          <table:table-cell table:formula="of:=[.C201]-[.C$1]" office:value-type="float" office:value="4" calcext:value-type="float">
            <text:p>4</text:p>
          </table:table-cell>
          <table:table-cell table:formula="of:=[.D201]-[.D$1]" office:value-type="float" office:value="366" calcext:value-type="float">
            <text:p>366</text:p>
          </table:table-cell>
          <table:table-cell table:style-name="ce4" table:formula="of:=SQRT([.E201]^2 + [.F201]^2 + [.G201]^2)" office:value-type="float" office:value="389.096389086303" calcext:value-type="float">
            <text:p>389.10</text:p>
          </table:table-cell>
          <table:table-cell table:style-name="ce4" table:formula="of:=[.E201]/[.$H201]" office:value-type="float" office:value="-0.339247558451954" calcext:value-type="float">
            <text:p>-0.34</text:p>
          </table:table-cell>
          <table:table-cell table:style-name="ce4" table:formula="of:=[.F201]/[.$H201]" office:value-type="float" office:value="0.0102802290439986" calcext:value-type="float">
            <text:p>0.01</text:p>
          </table:table-cell>
          <table:table-cell table:style-name="ce4" table:formula="of:=[.G201]/[.$H201]" office:value-type="float" office:value="0.940640957525873" calcext:value-type="float">
            <text:p>0.94</text:p>
          </table:table-cell>
          <table:table-cell table:formula="of:=MOD(DEGREES(ATAN2([.I201];[.J201]))+360; 360)" office:value-type="float" office:value="178.264295411072" calcext:value-type="float">
            <text:p>178.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7" calcext:value-type="float">
            <text:p>-197</text:p>
          </table:table-cell>
          <table:table-cell office:value-type="float" office:value="310" calcext:value-type="float">
            <text:p>310</text:p>
          </table:table-cell>
          <table:table-cell office:value-type="float" office:value="493" calcext:value-type="float">
            <text:p>493</text:p>
          </table:table-cell>
          <table:table-cell table:formula="of:=[.B202]-[.B$1]" office:value-type="float" office:value="-140" calcext:value-type="float">
            <text:p>-140</text:p>
          </table:table-cell>
          <table:table-cell table:formula="of:=[.C202]-[.C$1]" office:value-type="float" office:value="12" calcext:value-type="float">
            <text:p>12</text:p>
          </table:table-cell>
          <table:table-cell table:formula="of:=[.D202]-[.D$1]" office:value-type="float" office:value="357" calcext:value-type="float">
            <text:p>357</text:p>
          </table:table-cell>
          <table:table-cell table:style-name="ce4" table:formula="of:=SQRT([.E202]^2 + [.F202]^2 + [.G202]^2)" office:value-type="float" office:value="383.657399250946" calcext:value-type="float">
            <text:p>383.66</text:p>
          </table:table-cell>
          <table:table-cell table:style-name="ce4" table:formula="of:=[.E202]/[.$H202]" office:value-type="float" office:value="-0.364908901205441" calcext:value-type="float">
            <text:p>-0.36</text:p>
          </table:table-cell>
          <table:table-cell table:style-name="ce4" table:formula="of:=[.F202]/[.$H202]" office:value-type="float" office:value="0.0312779058176092" calcext:value-type="float">
            <text:p>0.03</text:p>
          </table:table-cell>
          <table:table-cell table:style-name="ce4" table:formula="of:=[.G202]/[.$H202]" office:value-type="float" office:value="0.930517698073875" calcext:value-type="float">
            <text:p>0.93</text:p>
          </table:table-cell>
          <table:table-cell table:formula="of:=MOD(DEGREES(ATAN2([.I202];[.J202]))+360; 360)" office:value-type="float" office:value="175.100907546212" calcext:value-type="float">
            <text:p>175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05" calcext:value-type="float">
            <text:p>505</text:p>
          </table:table-cell>
          <table:table-cell table:formula="of:=[.B203]-[.B$1]" office:value-type="float" office:value="-129" calcext:value-type="float">
            <text:p>-129</text:p>
          </table:table-cell>
          <table:table-cell table:formula="of:=[.C203]-[.C$1]" office:value-type="float" office:value="1" calcext:value-type="float">
            <text:p>1</text:p>
          </table:table-cell>
          <table:table-cell table:formula="of:=[.D203]-[.D$1]" office:value-type="float" office:value="369" calcext:value-type="float">
            <text:p>369</text:p>
          </table:table-cell>
          <table:table-cell table:style-name="ce4" table:formula="of:=SQRT([.E203]^2 + [.F203]^2 + [.G203]^2)" office:value-type="float" office:value="390.900243028832" calcext:value-type="float">
            <text:p>390.90</text:p>
          </table:table-cell>
          <table:table-cell table:style-name="ce4" table:formula="of:=[.E203]/[.$H203]" office:value-type="float" office:value="-0.33000746942612" calcext:value-type="float">
            <text:p>-0.33</text:p>
          </table:table-cell>
          <table:table-cell table:style-name="ce4" table:formula="of:=[.F203]/[.$H203]" office:value-type="float" office:value="0.00255819743741178" calcext:value-type="float">
            <text:p>0.00</text:p>
          </table:table-cell>
          <table:table-cell table:style-name="ce4" table:formula="of:=[.G203]/[.$H203]" office:value-type="float" office:value="0.943974854404947" calcext:value-type="float">
            <text:p>0.94</text:p>
          </table:table-cell>
          <table:table-cell table:formula="of:=MOD(DEGREES(ATAN2([.I203];[.J203]))+360; 360)" office:value-type="float" office:value="179.555855566888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8" calcext:value-type="float">
            <text:p>298</text:p>
          </table:table-cell>
          <table:table-cell office:value-type="float" office:value="502" calcext:value-type="float">
            <text:p>502</text:p>
          </table:table-cell>
          <table:table-cell table:formula="of:=[.B204]-[.B$1]" office:value-type="float" office:value="-125" calcext:value-type="float">
            <text:p>-125</text:p>
          </table:table-cell>
          <table:table-cell table:formula="of:=[.C204]-[.C$1]" office:value-type="float" office:value="0" calcext:value-type="float">
            <text:p>0</text:p>
          </table:table-cell>
          <table:table-cell table:formula="of:=[.D204]-[.D$1]" office:value-type="float" office:value="366" calcext:value-type="float">
            <text:p>366</text:p>
          </table:table-cell>
          <table:table-cell table:style-name="ce4" table:formula="of:=SQRT([.E204]^2 + [.F204]^2 + [.G204]^2)" office:value-type="float" office:value="386.757029671084" calcext:value-type="float">
            <text:p>386.76</text:p>
          </table:table-cell>
          <table:table-cell table:style-name="ce4" table:formula="of:=[.E204]/[.$H204]" office:value-type="float" office:value="-0.323200330983785" calcext:value-type="float">
            <text:p>-0.32</text:p>
          </table:table-cell>
          <table:table-cell table:style-name="ce4" table:formula="of:=[.F204]/[.$H204]" office:value-type="float" office:value="0" calcext:value-type="float">
            <text:p>0.00</text:p>
          </table:table-cell>
          <table:table-cell table:style-name="ce4" table:formula="of:=[.G204]/[.$H204]" office:value-type="float" office:value="0.946330569120523" calcext:value-type="float">
            <text:p>0.95</text:p>
          </table:table-cell>
          <table:table-cell table:formula="of:=MOD(DEGREES(ATAN2([.I204];[.J204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table:formula="of:=[.B205]-[.B$1]" office:value-type="float" office:value="-129" calcext:value-type="float">
            <text:p>-129</text:p>
          </table:table-cell>
          <table:table-cell table:formula="of:=[.C205]-[.C$1]" office:value-type="float" office:value="-2" calcext:value-type="float">
            <text:p>-2</text:p>
          </table:table-cell>
          <table:table-cell table:formula="of:=[.D205]-[.D$1]" office:value-type="float" office:value="360" calcext:value-type="float">
            <text:p>360</text:p>
          </table:table-cell>
          <table:table-cell table:style-name="ce4" table:formula="of:=SQRT([.E205]^2 + [.F205]^2 + [.G205]^2)" office:value-type="float" office:value="382.41992625908" calcext:value-type="float">
            <text:p>382.42</text:p>
          </table:table-cell>
          <table:table-cell table:style-name="ce4" table:formula="of:=[.E205]/[.$H205]" office:value-type="float" office:value="-0.337325518735145" calcext:value-type="float">
            <text:p>-0.34</text:p>
          </table:table-cell>
          <table:table-cell table:style-name="ce4" table:formula="of:=[.F205]/[.$H205]" office:value-type="float" office:value="-0.00522985300364566" calcext:value-type="float">
            <text:p>-0.01</text:p>
          </table:table-cell>
          <table:table-cell table:style-name="ce4" table:formula="of:=[.G205]/[.$H205]" office:value-type="float" office:value="0.941373540656219" calcext:value-type="float">
            <text:p>0.94</text:p>
          </table:table-cell>
          <table:table-cell table:formula="of:=MOD(DEGREES(ATAN2([.I205];[.J205]))+360; 360)" office:value-type="float" office:value="180.88823549524" calcext:value-type="float">
            <text:p>180.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9" calcext:value-type="float">
            <text:p>299</text:p>
          </table:table-cell>
          <table:table-cell office:value-type="float" office:value="496" calcext:value-type="float">
            <text:p>496</text:p>
          </table:table-cell>
          <table:table-cell table:formula="of:=[.B206]-[.B$1]" office:value-type="float" office:value="-124" calcext:value-type="float">
            <text:p>-124</text:p>
          </table:table-cell>
          <table:table-cell table:formula="of:=[.C206]-[.C$1]" office:value-type="float" office:value="1" calcext:value-type="float">
            <text:p>1</text:p>
          </table:table-cell>
          <table:table-cell table:formula="of:=[.D206]-[.D$1]" office:value-type="float" office:value="360" calcext:value-type="float">
            <text:p>360</text:p>
          </table:table-cell>
          <table:table-cell table:style-name="ce4" table:formula="of:=SQRT([.E206]^2 + [.F206]^2 + [.G206]^2)" office:value-type="float" office:value="380.758453615937" calcext:value-type="float">
            <text:p>380.76</text:p>
          </table:table-cell>
          <table:table-cell table:style-name="ce4" table:formula="of:=[.E206]/[.$H206]" office:value-type="float" office:value="-0.325665783181996" calcext:value-type="float">
            <text:p>-0.33</text:p>
          </table:table-cell>
          <table:table-cell table:style-name="ce4" table:formula="of:=[.F206]/[.$H206]" office:value-type="float" office:value="0.00262633696114513" calcext:value-type="float">
            <text:p>0.00</text:p>
          </table:table-cell>
          <table:table-cell table:style-name="ce4" table:formula="of:=[.G206]/[.$H206]" office:value-type="float" office:value="0.945481306012247" calcext:value-type="float">
            <text:p>0.95</text:p>
          </table:table-cell>
          <table:table-cell table:formula="of:=MOD(DEGREES(ATAN2([.I206];[.J206]))+360; 360)" office:value-type="float" office:value="179.537947278569" calcext:value-type="float">
            <text:p>179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table:formula="of:=[.B207]-[.B$1]" office:value-type="float" office:value="-132" calcext:value-type="float">
            <text:p>-132</text:p>
          </table:table-cell>
          <table:table-cell table:formula="of:=[.C207]-[.C$1]" office:value-type="float" office:value="2" calcext:value-type="float">
            <text:p>2</text:p>
          </table:table-cell>
          <table:table-cell table:formula="of:=[.D207]-[.D$1]" office:value-type="float" office:value="370" calcext:value-type="float">
            <text:p>370</text:p>
          </table:table-cell>
          <table:table-cell table:style-name="ce4" table:formula="of:=SQRT([.E207]^2 + [.F207]^2 + [.G207]^2)" office:value-type="float" office:value="392.846025816731" calcext:value-type="float">
            <text:p>392.85</text:p>
          </table:table-cell>
          <table:table-cell table:style-name="ce4" table:formula="of:=[.E207]/[.$H207]" office:value-type="float" office:value="-0.336009508370539" calcext:value-type="float">
            <text:p>-0.34</text:p>
          </table:table-cell>
          <table:table-cell table:style-name="ce4" table:formula="of:=[.F207]/[.$H207]" office:value-type="float" office:value="0.00509105315712938" calcext:value-type="float">
            <text:p>0.01</text:p>
          </table:table-cell>
          <table:table-cell table:style-name="ce4" table:formula="of:=[.G207]/[.$H207]" office:value-type="float" office:value="0.941844834068935" calcext:value-type="float">
            <text:p>0.94</text:p>
          </table:table-cell>
          <table:table-cell table:formula="of:=MOD(DEGREES(ATAN2([.I207];[.J207]))+360; 360)" office:value-type="float" office:value="179.131948550255" calcext:value-type="float">
            <text:p>17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208]-[.B$1]" office:value-type="float" office:value="-130" calcext:value-type="float">
            <text:p>-130</text:p>
          </table:table-cell>
          <table:table-cell table:formula="of:=[.C208]-[.C$1]" office:value-type="float" office:value="0" calcext:value-type="float">
            <text:p>0</text:p>
          </table:table-cell>
          <table:table-cell table:formula="of:=[.D208]-[.D$1]" office:value-type="float" office:value="368" calcext:value-type="float">
            <text:p>368</text:p>
          </table:table-cell>
          <table:table-cell table:style-name="ce4" table:formula="of:=SQRT([.E208]^2 + [.F208]^2 + [.G208]^2)" office:value-type="float" office:value="390.287073831558" calcext:value-type="float">
            <text:p>390.29</text:p>
          </table:table-cell>
          <table:table-cell table:style-name="ce4" table:formula="of:=[.E208]/[.$H208]" office:value-type="float" office:value="-0.333088151559193" calcext:value-type="float">
            <text:p>-0.33</text:p>
          </table:table-cell>
          <table:table-cell table:style-name="ce4" table:formula="of:=[.F208]/[.$H208]" office:value-type="float" office:value="0" calcext:value-type="float">
            <text:p>0.00</text:p>
          </table:table-cell>
          <table:table-cell table:style-name="ce4" table:formula="of:=[.G208]/[.$H208]" office:value-type="float" office:value="0.942895690567562" calcext:value-type="float">
            <text:p>0.94</text:p>
          </table:table-cell>
          <table:table-cell table:formula="of:=MOD(DEGREES(ATAN2([.I208];[.J208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209]-[.B$1]" office:value-type="float" office:value="-125" calcext:value-type="float">
            <text:p>-125</text:p>
          </table:table-cell>
          <table:table-cell table:formula="of:=[.C209]-[.C$1]" office:value-type="float" office:value="2" calcext:value-type="float">
            <text:p>2</text:p>
          </table:table-cell>
          <table:table-cell table:formula="of:=[.D209]-[.D$1]" office:value-type="float" office:value="366" calcext:value-type="float">
            <text:p>366</text:p>
          </table:table-cell>
          <table:table-cell table:style-name="ce4" table:formula="of:=SQRT([.E209]^2 + [.F209]^2 + [.G209]^2)" office:value-type="float" office:value="386.762200841809" calcext:value-type="float">
            <text:p>386.76</text:p>
          </table:table-cell>
          <table:table-cell table:style-name="ce4" table:formula="of:=[.E209]/[.$H209]" office:value-type="float" office:value="-0.323196009661571" calcext:value-type="float">
            <text:p>-0.32</text:p>
          </table:table-cell>
          <table:table-cell table:style-name="ce4" table:formula="of:=[.F209]/[.$H209]" office:value-type="float" office:value="0.00517113615458514" calcext:value-type="float">
            <text:p>0.01</text:p>
          </table:table-cell>
          <table:table-cell table:style-name="ce4" table:formula="of:=[.G209]/[.$H209]" office:value-type="float" office:value="0.946317916289081" calcext:value-type="float">
            <text:p>0.95</text:p>
          </table:table-cell>
          <table:table-cell table:formula="of:=MOD(DEGREES(ATAN2([.I209];[.J209]))+360; 360)" office:value-type="float" office:value="179.083345743615" calcext:value-type="float">
            <text:p>179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" calcext:value-type="float">
            <text:p>-180</text:p>
          </table:table-cell>
          <table:table-cell office:value-type="float" office:value="305" calcext:value-type="float">
            <text:p>305</text:p>
          </table:table-cell>
          <table:table-cell office:value-type="float" office:value="500" calcext:value-type="float">
            <text:p>500</text:p>
          </table:table-cell>
          <table:table-cell table:formula="of:=[.B210]-[.B$1]" office:value-type="float" office:value="-123" calcext:value-type="float">
            <text:p>-123</text:p>
          </table:table-cell>
          <table:table-cell table:formula="of:=[.C210]-[.C$1]" office:value-type="float" office:value="7" calcext:value-type="float">
            <text:p>7</text:p>
          </table:table-cell>
          <table:table-cell table:formula="of:=[.D210]-[.D$1]" office:value-type="float" office:value="364" calcext:value-type="float">
            <text:p>364</text:p>
          </table:table-cell>
          <table:table-cell table:style-name="ce4" table:formula="of:=SQRT([.E210]^2 + [.F210]^2 + [.G210]^2)" office:value-type="float" office:value="384.283749331142" calcext:value-type="float">
            <text:p>384.28</text:p>
          </table:table-cell>
          <table:table-cell table:style-name="ce4" table:formula="of:=[.E210]/[.$H210]" office:value-type="float" office:value="-0.320075986075616" calcext:value-type="float">
            <text:p>-0.32</text:p>
          </table:table-cell>
          <table:table-cell table:style-name="ce4" table:formula="of:=[.F210]/[.$H210]" office:value-type="float" office:value="0.0182157065246285" calcext:value-type="float">
            <text:p>0.02</text:p>
          </table:table-cell>
          <table:table-cell table:style-name="ce4" table:formula="of:=[.G210]/[.$H210]" office:value-type="float" office:value="0.947216739280684" calcext:value-type="float">
            <text:p>0.95</text:p>
          </table:table-cell>
          <table:table-cell table:formula="of:=MOD(DEGREES(ATAN2([.I210];[.J210]))+360; 360)" office:value-type="float" office:value="176.742778059333" calcext:value-type="float">
            <text:p>176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5" calcext:value-type="float">
            <text:p>295</text:p>
          </table:table-cell>
          <table:table-cell office:value-type="float" office:value="509" calcext:value-type="float">
            <text:p>509</text:p>
          </table:table-cell>
          <table:table-cell table:formula="of:=[.B211]-[.B$1]" office:value-type="float" office:value="-135" calcext:value-type="float">
            <text:p>-135</text:p>
          </table:table-cell>
          <table:table-cell table:formula="of:=[.C211]-[.C$1]" office:value-type="float" office:value="-3" calcext:value-type="float">
            <text:p>-3</text:p>
          </table:table-cell>
          <table:table-cell table:formula="of:=[.D211]-[.D$1]" office:value-type="float" office:value="373" calcext:value-type="float">
            <text:p>373</text:p>
          </table:table-cell>
          <table:table-cell table:style-name="ce4" table:formula="of:=SQRT([.E211]^2 + [.F211]^2 + [.G211]^2)" office:value-type="float" office:value="396.690055332876" calcext:value-type="float">
            <text:p>396.69</text:p>
          </table:table-cell>
          <table:table-cell table:style-name="ce4" table:formula="of:=[.E211]/[.$H211]" office:value-type="float" office:value="-0.340316068389254" calcext:value-type="float">
            <text:p>-0.34</text:p>
          </table:table-cell>
          <table:table-cell table:style-name="ce4" table:formula="of:=[.F211]/[.$H211]" office:value-type="float" office:value="-0.00756257929753898" calcext:value-type="float">
            <text:p>-0.01</text:p>
          </table:table-cell>
          <table:table-cell table:style-name="ce4" table:formula="of:=[.G211]/[.$H211]" office:value-type="float" office:value="0.94028069266068" calcext:value-type="float">
            <text:p>0.94</text:p>
          </table:table-cell>
          <table:table-cell table:formula="of:=MOD(DEGREES(ATAN2([.I211];[.J211]))+360; 360)" office:value-type="float" office:value="181.273030020057" calcext:value-type="float">
            <text:p>181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212]-[.B$1]" office:value-type="float" office:value="-128" calcext:value-type="float">
            <text:p>-128</text:p>
          </table:table-cell>
          <table:table-cell table:formula="of:=[.C212]-[.C$1]" office:value-type="float" office:value="4" calcext:value-type="float">
            <text:p>4</text:p>
          </table:table-cell>
          <table:table-cell table:formula="of:=[.D212]-[.D$1]" office:value-type="float" office:value="361" calcext:value-type="float">
            <text:p>361</text:p>
          </table:table-cell>
          <table:table-cell table:style-name="ce4" table:formula="of:=SQRT([.E212]^2 + [.F212]^2 + [.G212]^2)" office:value-type="float" office:value="383.041773178853" calcext:value-type="float">
            <text:p>383.04</text:p>
          </table:table-cell>
          <table:table-cell table:style-name="ce4" table:formula="of:=[.E212]/[.$H212]" office:value-type="float" office:value="-0.334167208285748" calcext:value-type="float">
            <text:p>-0.33</text:p>
          </table:table-cell>
          <table:table-cell table:style-name="ce4" table:formula="of:=[.F212]/[.$H212]" office:value-type="float" office:value="0.0104427252589296" calcext:value-type="float">
            <text:p>0.01</text:p>
          </table:table-cell>
          <table:table-cell table:style-name="ce4" table:formula="of:=[.G212]/[.$H212]" office:value-type="float" office:value="0.942455954618398" calcext:value-type="float">
            <text:p>0.94</text:p>
          </table:table-cell>
          <table:table-cell table:formula="of:=MOD(DEGREES(ATAN2([.I212];[.J212]))+360; 360)" office:value-type="float" office:value="178.210089391754" calcext:value-type="float">
            <text:p>178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5" calcext:value-type="float">
            <text:p>305</text:p>
          </table:table-cell>
          <table:table-cell office:value-type="float" office:value="502" calcext:value-type="float">
            <text:p>502</text:p>
          </table:table-cell>
          <table:table-cell table:formula="of:=[.B213]-[.B$1]" office:value-type="float" office:value="-132" calcext:value-type="float">
            <text:p>-132</text:p>
          </table:table-cell>
          <table:table-cell table:formula="of:=[.C213]-[.C$1]" office:value-type="float" office:value="7" calcext:value-type="float">
            <text:p>7</text:p>
          </table:table-cell>
          <table:table-cell table:formula="of:=[.D213]-[.D$1]" office:value-type="float" office:value="366" calcext:value-type="float">
            <text:p>366</text:p>
          </table:table-cell>
          <table:table-cell table:style-name="ce4" table:formula="of:=SQRT([.E213]^2 + [.F213]^2 + [.G213]^2)" office:value-type="float" office:value="389.138792720541" calcext:value-type="float">
            <text:p>389.14</text:p>
          </table:table-cell>
          <table:table-cell table:style-name="ce4" table:formula="of:=[.E213]/[.$H213]" office:value-type="float" office:value="-0.339210591360383" calcext:value-type="float">
            <text:p>-0.34</text:p>
          </table:table-cell>
          <table:table-cell table:style-name="ce4" table:formula="of:=[.F213]/[.$H213]" office:value-type="float" office:value="0.0179884404509294" calcext:value-type="float">
            <text:p>0.02</text:p>
          </table:table-cell>
          <table:table-cell table:style-name="ce4" table:formula="of:=[.G213]/[.$H213]" office:value-type="float" office:value="0.940538457862879" calcext:value-type="float">
            <text:p>0.94</text:p>
          </table:table-cell>
          <table:table-cell table:formula="of:=MOD(DEGREES(ATAN2([.I213];[.J213]))+360; 360)" office:value-type="float" office:value="176.964430874944" calcext:value-type="float">
            <text:p>176.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214]-[.B$1]" office:value-type="float" office:value="-128" calcext:value-type="float">
            <text:p>-128</text:p>
          </table:table-cell>
          <table:table-cell table:formula="of:=[.C214]-[.C$1]" office:value-type="float" office:value="4" calcext:value-type="float">
            <text:p>4</text:p>
          </table:table-cell>
          <table:table-cell table:formula="of:=[.D214]-[.D$1]" office:value-type="float" office:value="361" calcext:value-type="float">
            <text:p>361</text:p>
          </table:table-cell>
          <table:table-cell table:style-name="ce4" table:formula="of:=SQRT([.E214]^2 + [.F214]^2 + [.G214]^2)" office:value-type="float" office:value="383.041773178853" calcext:value-type="float">
            <text:p>383.04</text:p>
          </table:table-cell>
          <table:table-cell table:style-name="ce4" table:formula="of:=[.E214]/[.$H214]" office:value-type="float" office:value="-0.334167208285748" calcext:value-type="float">
            <text:p>-0.33</text:p>
          </table:table-cell>
          <table:table-cell table:style-name="ce4" table:formula="of:=[.F214]/[.$H214]" office:value-type="float" office:value="0.0104427252589296" calcext:value-type="float">
            <text:p>0.01</text:p>
          </table:table-cell>
          <table:table-cell table:style-name="ce4" table:formula="of:=[.G214]/[.$H214]" office:value-type="float" office:value="0.942455954618398" calcext:value-type="float">
            <text:p>0.94</text:p>
          </table:table-cell>
          <table:table-cell table:formula="of:=MOD(DEGREES(ATAN2([.I214];[.J214]))+360; 360)" office:value-type="float" office:value="178.210089391754" calcext:value-type="float">
            <text:p>178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table:formula="of:=[.B215]-[.B$1]" office:value-type="float" office:value="-131" calcext:value-type="float">
            <text:p>-131</text:p>
          </table:table-cell>
          <table:table-cell table:formula="of:=[.C215]-[.C$1]" office:value-type="float" office:value="-2" calcext:value-type="float">
            <text:p>-2</text:p>
          </table:table-cell>
          <table:table-cell table:formula="of:=[.D215]-[.D$1]" office:value-type="float" office:value="369" calcext:value-type="float">
            <text:p>369</text:p>
          </table:table-cell>
          <table:table-cell table:style-name="ce4" table:formula="of:=SQRT([.E215]^2 + [.F215]^2 + [.G215]^2)" office:value-type="float" office:value="391.568640215225" calcext:value-type="float">
            <text:p>391.57</text:p>
          </table:table-cell>
          <table:table-cell table:style-name="ce4" table:formula="of:=[.E215]/[.$H215]" office:value-type="float" office:value="-0.334551816835986" calcext:value-type="float">
            <text:p>-0.33</text:p>
          </table:table-cell>
          <table:table-cell table:style-name="ce4" table:formula="of:=[.F215]/[.$H215]" office:value-type="float" office:value="-0.00510766132574025" calcext:value-type="float">
            <text:p>-0.01</text:p>
          </table:table-cell>
          <table:table-cell table:style-name="ce4" table:formula="of:=[.G215]/[.$H215]" office:value-type="float" office:value="0.942363514599076" calcext:value-type="float">
            <text:p>0.94</text:p>
          </table:table-cell>
          <table:table-cell table:formula="of:=MOD(DEGREES(ATAN2([.I215];[.J215]))+360; 360)" office:value-type="float" office:value="180.874676771121" calcext:value-type="float">
            <text:p>18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9" calcext:value-type="float">
            <text:p>299</text:p>
          </table:table-cell>
          <table:table-cell office:value-type="float" office:value="512" calcext:value-type="float">
            <text:p>512</text:p>
          </table:table-cell>
          <table:table-cell table:formula="of:=[.B216]-[.B$1]" office:value-type="float" office:value="-134" calcext:value-type="float">
            <text:p>-134</text:p>
          </table:table-cell>
          <table:table-cell table:formula="of:=[.C216]-[.C$1]" office:value-type="float" office:value="1" calcext:value-type="float">
            <text:p>1</text:p>
          </table:table-cell>
          <table:table-cell table:formula="of:=[.D216]-[.D$1]" office:value-type="float" office:value="376" calcext:value-type="float">
            <text:p>376</text:p>
          </table:table-cell>
          <table:table-cell table:style-name="ce4" table:formula="of:=SQRT([.E216]^2 + [.F216]^2 + [.G216]^2)" office:value-type="float" office:value="399.165379260276" calcext:value-type="float">
            <text:p>399.17</text:p>
          </table:table-cell>
          <table:table-cell table:style-name="ce4" table:formula="of:=[.E216]/[.$H216]" office:value-type="float" office:value="-0.335700456408133" calcext:value-type="float">
            <text:p>-0.34</text:p>
          </table:table-cell>
          <table:table-cell table:style-name="ce4" table:formula="of:=[.F216]/[.$H216]" office:value-type="float" office:value="0.00250522728662785" calcext:value-type="float">
            <text:p>0.00</text:p>
          </table:table-cell>
          <table:table-cell table:style-name="ce4" table:formula="of:=[.G216]/[.$H216]" office:value-type="float" office:value="0.941965459772073" calcext:value-type="float">
            <text:p>0.94</text:p>
          </table:table-cell>
          <table:table-cell table:formula="of:=MOD(DEGREES(ATAN2([.I216];[.J216]))+360; 360)" office:value-type="float" office:value="179.572427493167" calcext:value-type="float">
            <text:p>179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1" calcext:value-type="float">
            <text:p>-201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table:formula="of:=[.B217]-[.B$1]" office:value-type="float" office:value="-144" calcext:value-type="float">
            <text:p>-144</text:p>
          </table:table-cell>
          <table:table-cell table:formula="of:=[.C217]-[.C$1]" office:value-type="float" office:value="-3" calcext:value-type="float">
            <text:p>-3</text:p>
          </table:table-cell>
          <table:table-cell table:formula="of:=[.D217]-[.D$1]" office:value-type="float" office:value="361" calcext:value-type="float">
            <text:p>361</text:p>
          </table:table-cell>
          <table:table-cell table:style-name="ce4" table:formula="of:=SQRT([.E217]^2 + [.F217]^2 + [.G217]^2)" office:value-type="float" office:value="388.672098303956" calcext:value-type="float">
            <text:p>388.67</text:p>
          </table:table-cell>
          <table:table-cell table:style-name="ce4" table:formula="of:=[.E217]/[.$H217]" office:value-type="float" office:value="-0.370492249452356" calcext:value-type="float">
            <text:p>-0.37</text:p>
          </table:table-cell>
          <table:table-cell table:style-name="ce4" table:formula="of:=[.F217]/[.$H217]" office:value-type="float" office:value="-0.00771858853025742" calcext:value-type="float">
            <text:p>-0.01</text:p>
          </table:table-cell>
          <table:table-cell table:style-name="ce4" table:formula="of:=[.G217]/[.$H217]" office:value-type="float" office:value="0.92880348647431" calcext:value-type="float">
            <text:p>0.93</text:p>
          </table:table-cell>
          <table:table-cell table:formula="of:=MOD(DEGREES(ATAN2([.I217];[.J217]))+360; 360)" office:value-type="float" office:value="181.193489423982" calcext:value-type="float">
            <text:p>181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7" calcext:value-type="float">
            <text:p>-197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table:formula="of:=[.B218]-[.B$1]" office:value-type="float" office:value="-140" calcext:value-type="float">
            <text:p>-140</text:p>
          </table:table-cell>
          <table:table-cell table:formula="of:=[.C218]-[.C$1]" office:value-type="float" office:value="2" calcext:value-type="float">
            <text:p>2</text:p>
          </table:table-cell>
          <table:table-cell table:formula="of:=[.D218]-[.D$1]" office:value-type="float" office:value="370" calcext:value-type="float">
            <text:p>370</text:p>
          </table:table-cell>
          <table:table-cell table:style-name="ce4" table:formula="of:=SQRT([.E218]^2 + [.F218]^2 + [.G218]^2)" office:value-type="float" office:value="395.605864466138" calcext:value-type="float">
            <text:p>395.61</text:p>
          </table:table-cell>
          <table:table-cell table:style-name="ce4" table:formula="of:=[.E218]/[.$H218]" office:value-type="float" office:value="-0.353887574919869" calcext:value-type="float">
            <text:p>-0.35</text:p>
          </table:table-cell>
          <table:table-cell table:style-name="ce4" table:formula="of:=[.F218]/[.$H218]" office:value-type="float" office:value="0.00505553678456956" calcext:value-type="float">
            <text:p>0.01</text:p>
          </table:table-cell>
          <table:table-cell table:style-name="ce4" table:formula="of:=[.G218]/[.$H218]" office:value-type="float" office:value="0.935274305145369" calcext:value-type="float">
            <text:p>0.94</text:p>
          </table:table-cell>
          <table:table-cell table:formula="of:=MOD(DEGREES(ATAN2([.I218];[.J218]))+360; 360)" office:value-type="float" office:value="179.181544538311" calcext:value-type="float">
            <text:p>179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4" calcext:value-type="float">
            <text:p>294</text:p>
          </table:table-cell>
          <table:table-cell office:value-type="float" office:value="496" calcext:value-type="float">
            <text:p>496</text:p>
          </table:table-cell>
          <table:table-cell table:formula="of:=[.B219]-[.B$1]" office:value-type="float" office:value="-134" calcext:value-type="float">
            <text:p>-134</text:p>
          </table:table-cell>
          <table:table-cell table:formula="of:=[.C219]-[.C$1]" office:value-type="float" office:value="-4" calcext:value-type="float">
            <text:p>-4</text:p>
          </table:table-cell>
          <table:table-cell table:formula="of:=[.D219]-[.D$1]" office:value-type="float" office:value="360" calcext:value-type="float">
            <text:p>360</text:p>
          </table:table-cell>
          <table:table-cell table:style-name="ce4" table:formula="of:=SQRT([.E219]^2 + [.F219]^2 + [.G219]^2)" office:value-type="float" office:value="384.151011973156" calcext:value-type="float">
            <text:p>384.15</text:p>
          </table:table-cell>
          <table:table-cell table:style-name="ce4" table:formula="of:=[.E219]/[.$H219]" office:value-type="float" office:value="-0.348821155804644" calcext:value-type="float">
            <text:p>-0.35</text:p>
          </table:table-cell>
          <table:table-cell table:style-name="ce4" table:formula="of:=[.F219]/[.$H219]" office:value-type="float" office:value="-0.010412571815064" calcext:value-type="float">
            <text:p>-0.01</text:p>
          </table:table-cell>
          <table:table-cell table:style-name="ce4" table:formula="of:=[.G219]/[.$H219]" office:value-type="float" office:value="0.93713146335576" calcext:value-type="float">
            <text:p>0.94</text:p>
          </table:table-cell>
          <table:table-cell table:formula="of:=MOD(DEGREES(ATAN2([.I219];[.J219]))+360; 360)" office:value-type="float" office:value="181.709814044142" calcext:value-type="float">
            <text:p>181.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498" calcext:value-type="float">
            <text:p>498</text:p>
          </table:table-cell>
          <table:table-cell table:formula="of:=[.B220]-[.B$1]" office:value-type="float" office:value="-129" calcext:value-type="float">
            <text:p>-129</text:p>
          </table:table-cell>
          <table:table-cell table:formula="of:=[.C220]-[.C$1]" office:value-type="float" office:value="6" calcext:value-type="float">
            <text:p>6</text:p>
          </table:table-cell>
          <table:table-cell table:formula="of:=[.D220]-[.D$1]" office:value-type="float" office:value="362" calcext:value-type="float">
            <text:p>362</text:p>
          </table:table-cell>
          <table:table-cell table:style-name="ce4" table:formula="of:=SQRT([.E220]^2 + [.F220]^2 + [.G220]^2)" office:value-type="float" office:value="384.344897195214" calcext:value-type="float">
            <text:p>384.34</text:p>
          </table:table-cell>
          <table:table-cell table:style-name="ce4" table:formula="of:=[.E220]/[.$H220]" office:value-type="float" office:value="-0.335636041850398" calcext:value-type="float">
            <text:p>-0.34</text:p>
          </table:table-cell>
          <table:table-cell table:style-name="ce4" table:formula="of:=[.F220]/[.$H220]" office:value-type="float" office:value="0.0156109786907162" calcext:value-type="float">
            <text:p>0.02</text:p>
          </table:table-cell>
          <table:table-cell table:style-name="ce4" table:formula="of:=[.G220]/[.$H220]" office:value-type="float" office:value="0.941862381006544" calcext:value-type="float">
            <text:p>0.94</text:p>
          </table:table-cell>
          <table:table-cell table:formula="of:=MOD(DEGREES(ATAN2([.I220];[.J220]))+360; 360)" office:value-type="float" office:value="177.336999233933" calcext:value-type="float">
            <text:p>17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508" calcext:value-type="float">
            <text:p>508</text:p>
          </table:table-cell>
          <table:table-cell table:formula="of:=[.B221]-[.B$1]" office:value-type="float" office:value="-131" calcext:value-type="float">
            <text:p>-131</text:p>
          </table:table-cell>
          <table:table-cell table:formula="of:=[.C221]-[.C$1]" office:value-type="float" office:value="6" calcext:value-type="float">
            <text:p>6</text:p>
          </table:table-cell>
          <table:table-cell table:formula="of:=[.D221]-[.D$1]" office:value-type="float" office:value="372" calcext:value-type="float">
            <text:p>372</text:p>
          </table:table-cell>
          <table:table-cell table:style-name="ce4" table:formula="of:=SQRT([.E221]^2 + [.F221]^2 + [.G221]^2)" office:value-type="float" office:value="394.437574275068" calcext:value-type="float">
            <text:p>394.44</text:p>
          </table:table-cell>
          <table:table-cell table:style-name="ce4" table:formula="of:=[.E221]/[.$H221]" office:value-type="float" office:value="-0.332118460673437" calcext:value-type="float">
            <text:p>-0.33</text:p>
          </table:table-cell>
          <table:table-cell table:style-name="ce4" table:formula="of:=[.F221]/[.$H221]" office:value-type="float" office:value="0.0152115325499284" calcext:value-type="float">
            <text:p>0.02</text:p>
          </table:table-cell>
          <table:table-cell table:style-name="ce4" table:formula="of:=[.G221]/[.$H221]" office:value-type="float" office:value="0.94311501809556" calcext:value-type="float">
            <text:p>0.94</text:p>
          </table:table-cell>
          <table:table-cell table:formula="of:=MOD(DEGREES(ATAN2([.I221];[.J221]))+360; 360)" office:value-type="float" office:value="177.377598539459" calcext:value-type="float">
            <text:p>177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222]-[.B$1]" office:value-type="float" office:value="-132" calcext:value-type="float">
            <text:p>-132</text:p>
          </table:table-cell>
          <table:table-cell table:formula="of:=[.C222]-[.C$1]" office:value-type="float" office:value="0" calcext:value-type="float">
            <text:p>0</text:p>
          </table:table-cell>
          <table:table-cell table:formula="of:=[.D222]-[.D$1]" office:value-type="float" office:value="368" calcext:value-type="float">
            <text:p>368</text:p>
          </table:table-cell>
          <table:table-cell table:style-name="ce4" table:formula="of:=SQRT([.E222]^2 + [.F222]^2 + [.G222]^2)" office:value-type="float" office:value="390.957798234029" calcext:value-type="float">
            <text:p>390.96</text:p>
          </table:table-cell>
          <table:table-cell table:style-name="ce4" table:formula="of:=[.E222]/[.$H222]" office:value-type="float" office:value="-0.3376323495688" calcext:value-type="float">
            <text:p>-0.34</text:p>
          </table:table-cell>
          <table:table-cell table:style-name="ce4" table:formula="of:=[.F222]/[.$H222]" office:value-type="float" office:value="0" calcext:value-type="float">
            <text:p>0.00</text:p>
          </table:table-cell>
          <table:table-cell table:style-name="ce4" table:formula="of:=[.G222]/[.$H222]" office:value-type="float" office:value="0.941278065464532" calcext:value-type="float">
            <text:p>0.94</text:p>
          </table:table-cell>
          <table:table-cell table:formula="of:=MOD(DEGREES(ATAN2([.I222];[.J222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8" calcext:value-type="float">
            <text:p>508</text:p>
          </table:table-cell>
          <table:table-cell table:formula="of:=[.B223]-[.B$1]" office:value-type="float" office:value="-129" calcext:value-type="float">
            <text:p>-129</text:p>
          </table:table-cell>
          <table:table-cell table:formula="of:=[.C223]-[.C$1]" office:value-type="float" office:value="3" calcext:value-type="float">
            <text:p>3</text:p>
          </table:table-cell>
          <table:table-cell table:formula="of:=[.D223]-[.D$1]" office:value-type="float" office:value="372" calcext:value-type="float">
            <text:p>372</text:p>
          </table:table-cell>
          <table:table-cell table:style-name="ce4" table:formula="of:=SQRT([.E223]^2 + [.F223]^2 + [.G223]^2)" office:value-type="float" office:value="393.743571376092" calcext:value-type="float">
            <text:p>393.74</text:p>
          </table:table-cell>
          <table:table-cell table:style-name="ce4" table:formula="of:=[.E223]/[.$H223]" office:value-type="float" office:value="-0.327624396632454" calcext:value-type="float">
            <text:p>-0.33</text:p>
          </table:table-cell>
          <table:table-cell table:style-name="ce4" table:formula="of:=[.F223]/[.$H223]" office:value-type="float" office:value="0.00761917201470824" calcext:value-type="float">
            <text:p>0.01</text:p>
          </table:table-cell>
          <table:table-cell table:style-name="ce4" table:formula="of:=[.G223]/[.$H223]" office:value-type="float" office:value="0.944777329823822" calcext:value-type="float">
            <text:p>0.94</text:p>
          </table:table-cell>
          <table:table-cell table:formula="of:=MOD(DEGREES(ATAN2([.I223];[.J223]))+360; 360)" office:value-type="float" office:value="178.66778014613" calcext:value-type="float">
            <text:p>178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6" calcext:value-type="float">
            <text:p>306</text:p>
          </table:table-cell>
          <table:table-cell office:value-type="float" office:value="498" calcext:value-type="float">
            <text:p>498</text:p>
          </table:table-cell>
          <table:table-cell table:formula="of:=[.B224]-[.B$1]" office:value-type="float" office:value="-136" calcext:value-type="float">
            <text:p>-136</text:p>
          </table:table-cell>
          <table:table-cell table:formula="of:=[.C224]-[.C$1]" office:value-type="float" office:value="8" calcext:value-type="float">
            <text:p>8</text:p>
          </table:table-cell>
          <table:table-cell table:formula="of:=[.D224]-[.D$1]" office:value-type="float" office:value="362" calcext:value-type="float">
            <text:p>362</text:p>
          </table:table-cell>
          <table:table-cell table:style-name="ce4" table:formula="of:=SQRT([.E224]^2 + [.F224]^2 + [.G224]^2)" office:value-type="float" office:value="386.78676295861" calcext:value-type="float">
            <text:p>386.79</text:p>
          </table:table-cell>
          <table:table-cell table:style-name="ce4" table:formula="of:=[.E224]/[.$H224]" office:value-type="float" office:value="-0.351614928493696" calcext:value-type="float">
            <text:p>-0.35</text:p>
          </table:table-cell>
          <table:table-cell table:style-name="ce4" table:formula="of:=[.F224]/[.$H224]" office:value-type="float" office:value="0.0206832310878645" calcext:value-type="float">
            <text:p>0.02</text:p>
          </table:table-cell>
          <table:table-cell table:style-name="ce4" table:formula="of:=[.G224]/[.$H224]" office:value-type="float" office:value="0.935916206725869" calcext:value-type="float">
            <text:p>0.94</text:p>
          </table:table-cell>
          <table:table-cell table:formula="of:=MOD(DEGREES(ATAN2([.I224];[.J224]))+360; 360)" office:value-type="float" office:value="176.63353933657" calcext:value-type="float">
            <text:p>176.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0" calcext:value-type="float">
            <text:p>290</text:p>
          </table:table-cell>
          <table:table-cell office:value-type="float" office:value="504" calcext:value-type="float">
            <text:p>504</text:p>
          </table:table-cell>
          <table:table-cell table:formula="of:=[.B225]-[.B$1]" office:value-type="float" office:value="-130" calcext:value-type="float">
            <text:p>-130</text:p>
          </table:table-cell>
          <table:table-cell table:formula="of:=[.C225]-[.C$1]" office:value-type="float" office:value="-8" calcext:value-type="float">
            <text:p>-8</text:p>
          </table:table-cell>
          <table:table-cell table:formula="of:=[.D225]-[.D$1]" office:value-type="float" office:value="368" calcext:value-type="float">
            <text:p>368</text:p>
          </table:table-cell>
          <table:table-cell table:style-name="ce4" table:formula="of:=SQRT([.E225]^2 + [.F225]^2 + [.G225]^2)" office:value-type="float" office:value="390.369056150715" calcext:value-type="float">
            <text:p>390.37</text:p>
          </table:table-cell>
          <table:table-cell table:style-name="ce4" table:formula="of:=[.E225]/[.$H225]" office:value-type="float" office:value="-0.333018198936878" calcext:value-type="float">
            <text:p>-0.33</text:p>
          </table:table-cell>
          <table:table-cell table:style-name="ce4" table:formula="of:=[.F225]/[.$H225]" office:value-type="float" office:value="-0.0204934276268848" calcext:value-type="float">
            <text:p>-0.02</text:p>
          </table:table-cell>
          <table:table-cell table:style-name="ce4" table:formula="of:=[.G225]/[.$H225]" office:value-type="float" office:value="0.9426976708367" calcext:value-type="float">
            <text:p>0.94</text:p>
          </table:table-cell>
          <table:table-cell table:formula="of:=MOD(DEGREES(ATAN2([.I225];[.J225]))+360; 360)" office:value-type="float" office:value="183.521453376922" calcext:value-type="float">
            <text:p>183.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495" calcext:value-type="float">
            <text:p>495</text:p>
          </table:table-cell>
          <table:table-cell table:formula="of:=[.B226]-[.B$1]" office:value-type="float" office:value="-135" calcext:value-type="float">
            <text:p>-135</text:p>
          </table:table-cell>
          <table:table-cell table:formula="of:=[.C226]-[.C$1]" office:value-type="float" office:value="2" calcext:value-type="float">
            <text:p>2</text:p>
          </table:table-cell>
          <table:table-cell table:formula="of:=[.D226]-[.D$1]" office:value-type="float" office:value="359" calcext:value-type="float">
            <text:p>359</text:p>
          </table:table-cell>
          <table:table-cell table:style-name="ce4" table:formula="of:=SQRT([.E226]^2 + [.F226]^2 + [.G226]^2)" office:value-type="float" office:value="383.549214573567" calcext:value-type="float">
            <text:p>383.55</text:p>
          </table:table-cell>
          <table:table-cell table:style-name="ce4" table:formula="of:=[.E226]/[.$H226]" office:value-type="float" office:value="-0.351975691437914" calcext:value-type="float">
            <text:p>-0.35</text:p>
          </table:table-cell>
          <table:table-cell table:style-name="ce4" table:formula="of:=[.F226]/[.$H226]" office:value-type="float" office:value="0.0052144546879691" calcext:value-type="float">
            <text:p>0.01</text:p>
          </table:table-cell>
          <table:table-cell table:style-name="ce4" table:formula="of:=[.G226]/[.$H226]" office:value-type="float" office:value="0.935994616490453" calcext:value-type="float">
            <text:p>0.94</text:p>
          </table:table-cell>
          <table:table-cell table:formula="of:=MOD(DEGREES(ATAN2([.I226];[.J226]))+360; 360)" office:value-type="float" office:value="179.151235728446" calcext:value-type="float">
            <text:p>179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6" calcext:value-type="float">
            <text:p>-176</text:p>
          </table:table-cell>
          <table:table-cell office:value-type="float" office:value="304" calcext:value-type="float">
            <text:p>304</text:p>
          </table:table-cell>
          <table:table-cell office:value-type="float" office:value="496" calcext:value-type="float">
            <text:p>496</text:p>
          </table:table-cell>
          <table:table-cell table:formula="of:=[.B227]-[.B$1]" office:value-type="float" office:value="-119" calcext:value-type="float">
            <text:p>-119</text:p>
          </table:table-cell>
          <table:table-cell table:formula="of:=[.C227]-[.C$1]" office:value-type="float" office:value="6" calcext:value-type="float">
            <text:p>6</text:p>
          </table:table-cell>
          <table:table-cell table:formula="of:=[.D227]-[.D$1]" office:value-type="float" office:value="360" calcext:value-type="float">
            <text:p>360</text:p>
          </table:table-cell>
          <table:table-cell table:style-name="ce4" table:formula="of:=SQRT([.E227]^2 + [.F227]^2 + [.G227]^2)" office:value-type="float" office:value="379.205748901569" calcext:value-type="float">
            <text:p>379.21</text:p>
          </table:table-cell>
          <table:table-cell table:style-name="ce4" table:formula="of:=[.E227]/[.$H227]" office:value-type="float" office:value="-0.313813807793534" calcext:value-type="float">
            <text:p>-0.31</text:p>
          </table:table-cell>
          <table:table-cell table:style-name="ce4" table:formula="of:=[.F227]/[.$H227]" office:value-type="float" office:value="0.0158225449307664" calcext:value-type="float">
            <text:p>0.02</text:p>
          </table:table-cell>
          <table:table-cell table:style-name="ce4" table:formula="of:=[.G227]/[.$H227]" office:value-type="float" office:value="0.949352695845984" calcext:value-type="float">
            <text:p>0.95</text:p>
          </table:table-cell>
          <table:table-cell table:formula="of:=MOD(DEGREES(ATAN2([.I227];[.J227]))+360; 360)" office:value-type="float" office:value="177.113581456135" calcext:value-type="float">
            <text:p>177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2" calcext:value-type="float">
            <text:p>292</text:p>
          </table:table-cell>
          <table:table-cell office:value-type="float" office:value="510" calcext:value-type="float">
            <text:p>510</text:p>
          </table:table-cell>
          <table:table-cell table:formula="of:=[.B228]-[.B$1]" office:value-type="float" office:value="-126" calcext:value-type="float">
            <text:p>-126</text:p>
          </table:table-cell>
          <table:table-cell table:formula="of:=[.C228]-[.C$1]" office:value-type="float" office:value="-6" calcext:value-type="float">
            <text:p>-6</text:p>
          </table:table-cell>
          <table:table-cell table:formula="of:=[.D228]-[.D$1]" office:value-type="float" office:value="374" calcext:value-type="float">
            <text:p>374</text:p>
          </table:table-cell>
          <table:table-cell table:style-name="ce4" table:formula="of:=SQRT([.E228]^2 + [.F228]^2 + [.G228]^2)" office:value-type="float" office:value="394.699885989343" calcext:value-type="float">
            <text:p>394.70</text:p>
          </table:table-cell>
          <table:table-cell table:style-name="ce4" table:formula="of:=[.E228]/[.$H228]" office:value-type="float" office:value="-0.319229886991663" calcext:value-type="float">
            <text:p>-0.32</text:p>
          </table:table-cell>
          <table:table-cell table:style-name="ce4" table:formula="of:=[.F228]/[.$H228]" office:value-type="float" office:value="-0.0152014231900792" calcext:value-type="float">
            <text:p>-0.02</text:p>
          </table:table-cell>
          <table:table-cell table:style-name="ce4" table:formula="of:=[.G228]/[.$H228]" office:value-type="float" office:value="0.947555378848269" calcext:value-type="float">
            <text:p>0.95</text:p>
          </table:table-cell>
          <table:table-cell table:formula="of:=MOD(DEGREES(ATAN2([.I228];[.J228]))+360; 360)" office:value-type="float" office:value="182.726310993906" calcext:value-type="float">
            <text:p>182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229]-[.B$1]" office:value-type="float" office:value="-132" calcext:value-type="float">
            <text:p>-132</text:p>
          </table:table-cell>
          <table:table-cell table:formula="of:=[.C229]-[.C$1]" office:value-type="float" office:value="4" calcext:value-type="float">
            <text:p>4</text:p>
          </table:table-cell>
          <table:table-cell table:formula="of:=[.D229]-[.D$1]" office:value-type="float" office:value="361" calcext:value-type="float">
            <text:p>361</text:p>
          </table:table-cell>
          <table:table-cell table:style-name="ce4" table:formula="of:=SQRT([.E229]^2 + [.F229]^2 + [.G229]^2)" office:value-type="float" office:value="384.3969302687" calcext:value-type="float">
            <text:p>384.40</text:p>
          </table:table-cell>
          <table:table-cell table:style-name="ce4" table:formula="of:=[.E229]/[.$H229]" office:value-type="float" office:value="-0.343395041962821" calcext:value-type="float">
            <text:p>-0.34</text:p>
          </table:table-cell>
          <table:table-cell table:style-name="ce4" table:formula="of:=[.F229]/[.$H229]" office:value-type="float" office:value="0.0104059103625097" calcext:value-type="float">
            <text:p>0.01</text:p>
          </table:table-cell>
          <table:table-cell table:style-name="ce4" table:formula="of:=[.G229]/[.$H229]" office:value-type="float" office:value="0.939133410216503" calcext:value-type="float">
            <text:p>0.94</text:p>
          </table:table-cell>
          <table:table-cell table:formula="of:=MOD(DEGREES(ATAN2([.I229];[.J229]))+360; 360)" office:value-type="float" office:value="178.264295411072" calcext:value-type="float">
            <text:p>178.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230]-[.B$1]" office:value-type="float" office:value="-134" calcext:value-type="float">
            <text:p>-134</text:p>
          </table:table-cell>
          <table:table-cell table:formula="of:=[.C230]-[.C$1]" office:value-type="float" office:value="-2" calcext:value-type="float">
            <text:p>-2</text:p>
          </table:table-cell>
          <table:table-cell table:formula="of:=[.D230]-[.D$1]" office:value-type="float" office:value="365" calcext:value-type="float">
            <text:p>365</text:p>
          </table:table-cell>
          <table:table-cell table:style-name="ce4" table:formula="of:=SQRT([.E230]^2 + [.F230]^2 + [.G230]^2)" office:value-type="float" office:value="388.825153507332" calcext:value-type="float">
            <text:p>388.83</text:p>
          </table:table-cell>
          <table:table-cell table:style-name="ce4" table:formula="of:=[.E230]/[.$H230]" office:value-type="float" office:value="-0.344627909977726" calcext:value-type="float">
            <text:p>-0.34</text:p>
          </table:table-cell>
          <table:table-cell table:style-name="ce4" table:formula="of:=[.F230]/[.$H230]" office:value-type="float" office:value="-0.00514370014892128" calcext:value-type="float">
            <text:p>-0.01</text:p>
          </table:table-cell>
          <table:table-cell table:style-name="ce4" table:formula="of:=[.G230]/[.$H230]" office:value-type="float" office:value="0.938725277178133" calcext:value-type="float">
            <text:p>0.94</text:p>
          </table:table-cell>
          <table:table-cell table:formula="of:=MOD(DEGREES(ATAN2([.I230];[.J230]))+360; 360)" office:value-type="float" office:value="180.855097396267" calcext:value-type="float">
            <text:p>180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table:formula="of:=[.B231]-[.B$1]" office:value-type="float" office:value="-128" calcext:value-type="float">
            <text:p>-128</text:p>
          </table:table-cell>
          <table:table-cell table:formula="of:=[.C231]-[.C$1]" office:value-type="float" office:value="2" calcext:value-type="float">
            <text:p>2</text:p>
          </table:table-cell>
          <table:table-cell table:formula="of:=[.D231]-[.D$1]" office:value-type="float" office:value="370" calcext:value-type="float">
            <text:p>370</text:p>
          </table:table-cell>
          <table:table-cell table:style-name="ce4" table:formula="of:=SQRT([.E231]^2 + [.F231]^2 + [.G231]^2)" office:value-type="float" office:value="391.520114425811" calcext:value-type="float">
            <text:p>391.52</text:p>
          </table:table-cell>
          <table:table-cell table:style-name="ce4" table:formula="of:=[.E231]/[.$H231]" office:value-type="float" office:value="-0.32693084029085" calcext:value-type="float">
            <text:p>-0.33</text:p>
          </table:table-cell>
          <table:table-cell table:style-name="ce4" table:formula="of:=[.F231]/[.$H231]" office:value-type="float" office:value="0.00510829437954453" calcext:value-type="float">
            <text:p>0.01</text:p>
          </table:table-cell>
          <table:table-cell table:style-name="ce4" table:formula="of:=[.G231]/[.$H231]" office:value-type="float" office:value="0.945034460215738" calcext:value-type="float">
            <text:p>0.95</text:p>
          </table:table-cell>
          <table:table-cell table:formula="of:=MOD(DEGREES(ATAN2([.I231];[.J231]))+360; 360)" office:value-type="float" office:value="179.104826289789" calcext:value-type="float">
            <text:p>179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1" calcext:value-type="float">
            <text:p>501</text:p>
          </table:table-cell>
          <table:table-cell table:formula="of:=[.B232]-[.B$1]" office:value-type="float" office:value="-129" calcext:value-type="float">
            <text:p>-129</text:p>
          </table:table-cell>
          <table:table-cell table:formula="of:=[.C232]-[.C$1]" office:value-type="float" office:value="3" calcext:value-type="float">
            <text:p>3</text:p>
          </table:table-cell>
          <table:table-cell table:formula="of:=[.D232]-[.D$1]" office:value-type="float" office:value="365" calcext:value-type="float">
            <text:p>365</text:p>
          </table:table-cell>
          <table:table-cell table:style-name="ce4" table:formula="of:=SQRT([.E232]^2 + [.F232]^2 + [.G232]^2)" office:value-type="float" office:value="387.136926680987" calcext:value-type="float">
            <text:p>387.14</text:p>
          </table:table-cell>
          <table:table-cell table:style-name="ce4" table:formula="of:=[.E232]/[.$H232]" office:value-type="float" office:value="-0.333215436476046" calcext:value-type="float">
            <text:p>-0.33</text:p>
          </table:table-cell>
          <table:table-cell table:style-name="ce4" table:formula="of:=[.F232]/[.$H232]" office:value-type="float" office:value="0.00774919619711734" calcext:value-type="float">
            <text:p>0.01</text:p>
          </table:table-cell>
          <table:table-cell table:style-name="ce4" table:formula="of:=[.G232]/[.$H232]" office:value-type="float" office:value="0.942818870649276" calcext:value-type="float">
            <text:p>0.94</text:p>
          </table:table-cell>
          <table:table-cell table:formula="of:=MOD(DEGREES(ATAN2([.I232];[.J232]))+360; 360)" office:value-type="float" office:value="178.66778014613" calcext:value-type="float">
            <text:p>178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233]-[.B$1]" office:value-type="float" office:value="-135" calcext:value-type="float">
            <text:p>-135</text:p>
          </table:table-cell>
          <table:table-cell table:formula="of:=[.C233]-[.C$1]" office:value-type="float" office:value="4" calcext:value-type="float">
            <text:p>4</text:p>
          </table:table-cell>
          <table:table-cell table:formula="of:=[.D233]-[.D$1]" office:value-type="float" office:value="361" calcext:value-type="float">
            <text:p>361</text:p>
          </table:table-cell>
          <table:table-cell table:style-name="ce4" table:formula="of:=SQRT([.E233]^2 + [.F233]^2 + [.G233]^2)" office:value-type="float" office:value="385.437413855998" calcext:value-type="float">
            <text:p>385.44</text:p>
          </table:table-cell>
          <table:table-cell table:style-name="ce4" table:formula="of:=[.E233]/[.$H233]" office:value-type="float" office:value="-0.350251416045555" calcext:value-type="float">
            <text:p>-0.35</text:p>
          </table:table-cell>
          <table:table-cell table:style-name="ce4" table:formula="of:=[.F233]/[.$H233]" office:value-type="float" office:value="0.0103778197346831" calcext:value-type="float">
            <text:p>0.01</text:p>
          </table:table-cell>
          <table:table-cell table:style-name="ce4" table:formula="of:=[.G233]/[.$H233]" office:value-type="float" office:value="0.936598231055151" calcext:value-type="float">
            <text:p>0.94</text:p>
          </table:table-cell>
          <table:table-cell table:formula="of:=MOD(DEGREES(ATAN2([.I233];[.J233]))+360; 360)" office:value-type="float" office:value="178.3028438104" calcext:value-type="float">
            <text:p>178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7" calcext:value-type="float">
            <text:p>307</text:p>
          </table:table-cell>
          <table:table-cell office:value-type="float" office:value="504" calcext:value-type="float">
            <text:p>504</text:p>
          </table:table-cell>
          <table:table-cell table:formula="of:=[.B234]-[.B$1]" office:value-type="float" office:value="-132" calcext:value-type="float">
            <text:p>-132</text:p>
          </table:table-cell>
          <table:table-cell table:formula="of:=[.C234]-[.C$1]" office:value-type="float" office:value="9" calcext:value-type="float">
            <text:p>9</text:p>
          </table:table-cell>
          <table:table-cell table:formula="of:=[.D234]-[.D$1]" office:value-type="float" office:value="368" calcext:value-type="float">
            <text:p>368</text:p>
          </table:table-cell>
          <table:table-cell table:style-name="ce4" table:formula="of:=SQRT([.E234]^2 + [.F234]^2 + [.G234]^2)" office:value-type="float" office:value="391.061376256976" calcext:value-type="float">
            <text:p>391.06</text:p>
          </table:table-cell>
          <table:table-cell table:style-name="ce4" table:formula="of:=[.E234]/[.$H234]" office:value-type="float" office:value="-0.337542922963734" calcext:value-type="float">
            <text:p>-0.34</text:p>
          </table:table-cell>
          <table:table-cell table:style-name="ce4" table:formula="of:=[.F234]/[.$H234]" office:value-type="float" office:value="0.0230142902020727" calcext:value-type="float">
            <text:p>0.02</text:p>
          </table:table-cell>
          <table:table-cell table:style-name="ce4" table:formula="of:=[.G234]/[.$H234]" office:value-type="float" office:value="0.941028754929197" calcext:value-type="float">
            <text:p>0.94</text:p>
          </table:table-cell>
          <table:table-cell table:formula="of:=MOD(DEGREES(ATAN2([.I234];[.J234]))+360; 360)" office:value-type="float" office:value="176.099506257618" calcext:value-type="float">
            <text:p>176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235]-[.B$1]" office:value-type="float" office:value="-135" calcext:value-type="float">
            <text:p>-135</text:p>
          </table:table-cell>
          <table:table-cell table:formula="of:=[.C235]-[.C$1]" office:value-type="float" office:value="2" calcext:value-type="float">
            <text:p>2</text:p>
          </table:table-cell>
          <table:table-cell table:formula="of:=[.D235]-[.D$1]" office:value-type="float" office:value="366" calcext:value-type="float">
            <text:p>366</text:p>
          </table:table-cell>
          <table:table-cell table:style-name="ce4" table:formula="of:=SQRT([.E235]^2 + [.F235]^2 + [.G235]^2)" office:value-type="float" office:value="390.108959138341" calcext:value-type="float">
            <text:p>390.11</text:p>
          </table:table-cell>
          <table:table-cell table:style-name="ce4" table:formula="of:=[.E235]/[.$H235]" office:value-type="float" office:value="-0.346057163870789" calcext:value-type="float">
            <text:p>-0.35</text:p>
          </table:table-cell>
          <table:table-cell table:style-name="ce4" table:formula="of:=[.F235]/[.$H235]" office:value-type="float" office:value="0.00512677279808577" calcext:value-type="float">
            <text:p>0.01</text:p>
          </table:table-cell>
          <table:table-cell table:style-name="ce4" table:formula="of:=[.G235]/[.$H235]" office:value-type="float" office:value="0.938199422049695" calcext:value-type="float">
            <text:p>0.94</text:p>
          </table:table-cell>
          <table:table-cell table:formula="of:=MOD(DEGREES(ATAN2([.I235];[.J235]))+360; 360)" office:value-type="float" office:value="179.151235728446" calcext:value-type="float">
            <text:p>179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17" calcext:value-type="float">
            <text:p>317</text:p>
          </table:table-cell>
          <table:table-cell office:value-type="float" office:value="502" calcext:value-type="float">
            <text:p>502</text:p>
          </table:table-cell>
          <table:table-cell table:formula="of:=[.B236]-[.B$1]" office:value-type="float" office:value="-130" calcext:value-type="float">
            <text:p>-130</text:p>
          </table:table-cell>
          <table:table-cell table:formula="of:=[.C236]-[.C$1]" office:value-type="float" office:value="19" calcext:value-type="float">
            <text:p>19</text:p>
          </table:table-cell>
          <table:table-cell table:formula="of:=[.D236]-[.D$1]" office:value-type="float" office:value="366" calcext:value-type="float">
            <text:p>366</text:p>
          </table:table-cell>
          <table:table-cell table:style-name="ce4" table:formula="of:=SQRT([.E236]^2 + [.F236]^2 + [.G236]^2)" office:value-type="float" office:value="388.86630093131" calcext:value-type="float">
            <text:p>388.87</text:p>
          </table:table-cell>
          <table:table-cell table:style-name="ce4" table:formula="of:=[.E236]/[.$H236]" office:value-type="float" office:value="-0.334305131837494" calcext:value-type="float">
            <text:p>-0.33</text:p>
          </table:table-cell>
          <table:table-cell table:style-name="ce4" table:formula="of:=[.F236]/[.$H236]" office:value-type="float" office:value="0.0488599808070183" calcext:value-type="float">
            <text:p>0.05</text:p>
          </table:table-cell>
          <table:table-cell table:style-name="ce4" table:formula="of:=[.G236]/[.$H236]" office:value-type="float" office:value="0.941197525019405" calcext:value-type="float">
            <text:p>0.94</text:p>
          </table:table-cell>
          <table:table-cell table:formula="of:=MOD(DEGREES(ATAN2([.I236];[.J236]))+360; 360)" office:value-type="float" office:value="171.684874243208" calcext:value-type="float">
            <text:p>17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10" calcext:value-type="float">
            <text:p>310</text:p>
          </table:table-cell>
          <table:table-cell office:value-type="float" office:value="506" calcext:value-type="float">
            <text:p>506</text:p>
          </table:table-cell>
          <table:table-cell table:formula="of:=[.B237]-[.B$1]" office:value-type="float" office:value="-132" calcext:value-type="float">
            <text:p>-132</text:p>
          </table:table-cell>
          <table:table-cell table:formula="of:=[.C237]-[.C$1]" office:value-type="float" office:value="12" calcext:value-type="float">
            <text:p>12</text:p>
          </table:table-cell>
          <table:table-cell table:formula="of:=[.D237]-[.D$1]" office:value-type="float" office:value="370" calcext:value-type="float">
            <text:p>370</text:p>
          </table:table-cell>
          <table:table-cell table:style-name="ce4" table:formula="of:=SQRT([.E237]^2 + [.F237]^2 + [.G237]^2)" office:value-type="float" office:value="393.024172284606" calcext:value-type="float">
            <text:p>393.02</text:p>
          </table:table-cell>
          <table:table-cell table:style-name="ce4" table:formula="of:=[.E237]/[.$H237]" office:value-type="float" office:value="-0.335857204997592" calcext:value-type="float">
            <text:p>-0.34</text:p>
          </table:table-cell>
          <table:table-cell table:style-name="ce4" table:formula="of:=[.F237]/[.$H237]" office:value-type="float" office:value="0.0305324731815993" calcext:value-type="float">
            <text:p>0.03</text:p>
          </table:table-cell>
          <table:table-cell table:style-name="ce4" table:formula="of:=[.G237]/[.$H237]" office:value-type="float" office:value="0.941417923099311" calcext:value-type="float">
            <text:p>0.94</text:p>
          </table:table-cell>
          <table:table-cell table:formula="of:=MOD(DEGREES(ATAN2([.I237];[.J237]))+360; 360)" office:value-type="float" office:value="174.805571092265" calcext:value-type="float">
            <text:p>174.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8" calcext:value-type="float">
            <text:p>-198</text:p>
          </table:table-cell>
          <table:table-cell office:value-type="float" office:value="299" calcext:value-type="float">
            <text:p>299</text:p>
          </table:table-cell>
          <table:table-cell office:value-type="float" office:value="496" calcext:value-type="float">
            <text:p>496</text:p>
          </table:table-cell>
          <table:table-cell table:formula="of:=[.B238]-[.B$1]" office:value-type="float" office:value="-141" calcext:value-type="float">
            <text:p>-141</text:p>
          </table:table-cell>
          <table:table-cell table:formula="of:=[.C238]-[.C$1]" office:value-type="float" office:value="1" calcext:value-type="float">
            <text:p>1</text:p>
          </table:table-cell>
          <table:table-cell table:formula="of:=[.D238]-[.D$1]" office:value-type="float" office:value="360" calcext:value-type="float">
            <text:p>360</text:p>
          </table:table-cell>
          <table:table-cell table:style-name="ce4" table:formula="of:=SQRT([.E238]^2 + [.F238]^2 + [.G238]^2)" office:value-type="float" office:value="386.62902115594" calcext:value-type="float">
            <text:p>386.63</text:p>
          </table:table-cell>
          <table:table-cell table:style-name="ce4" table:formula="of:=[.E238]/[.$H238]" office:value-type="float" office:value="-0.364690678362528" calcext:value-type="float">
            <text:p>-0.36</text:p>
          </table:table-cell>
          <table:table-cell table:style-name="ce4" table:formula="of:=[.F238]/[.$H238]" office:value-type="float" office:value="0.00258645871179098" calcext:value-type="float">
            <text:p>0.00</text:p>
          </table:table-cell>
          <table:table-cell table:style-name="ce4" table:formula="of:=[.G238]/[.$H238]" office:value-type="float" office:value="0.931125136244754" calcext:value-type="float">
            <text:p>0.93</text:p>
          </table:table-cell>
          <table:table-cell table:formula="of:=MOD(DEGREES(ATAN2([.I238];[.J238]))+360; 360)" office:value-type="float" office:value="179.593653766691" calcext:value-type="float">
            <text:p>179.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239]-[.B$1]" office:value-type="float" office:value="-125" calcext:value-type="float">
            <text:p>-125</text:p>
          </table:table-cell>
          <table:table-cell table:formula="of:=[.C239]-[.C$1]" office:value-type="float" office:value="0" calcext:value-type="float">
            <text:p>0</text:p>
          </table:table-cell>
          <table:table-cell table:formula="of:=[.D239]-[.D$1]" office:value-type="float" office:value="370" calcext:value-type="float">
            <text:p>370</text:p>
          </table:table-cell>
          <table:table-cell table:style-name="ce4" table:formula="of:=SQRT([.E239]^2 + [.F239]^2 + [.G239]^2)" office:value-type="float" office:value="390.54449170357" calcext:value-type="float">
            <text:p>390.54</text:p>
          </table:table-cell>
          <table:table-cell table:style-name="ce4" table:formula="of:=[.E239]/[.$H239]" office:value-type="float" office:value="-0.320065965992108" calcext:value-type="float">
            <text:p>-0.32</text:p>
          </table:table-cell>
          <table:table-cell table:style-name="ce4" table:formula="of:=[.F239]/[.$H239]" office:value-type="float" office:value="0" calcext:value-type="float">
            <text:p>0.00</text:p>
          </table:table-cell>
          <table:table-cell table:style-name="ce4" table:formula="of:=[.G239]/[.$H239]" office:value-type="float" office:value="0.94739525933664" calcext:value-type="float">
            <text:p>0.95</text:p>
          </table:table-cell>
          <table:table-cell table:formula="of:=MOD(DEGREES(ATAN2([.I239];[.J239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4" calcext:value-type="float">
            <text:p>304</text:p>
          </table:table-cell>
          <table:table-cell office:value-type="float" office:value="503" calcext:value-type="float">
            <text:p>503</text:p>
          </table:table-cell>
          <table:table-cell table:formula="of:=[.B240]-[.B$1]" office:value-type="float" office:value="-126" calcext:value-type="float">
            <text:p>-126</text:p>
          </table:table-cell>
          <table:table-cell table:formula="of:=[.C240]-[.C$1]" office:value-type="float" office:value="6" calcext:value-type="float">
            <text:p>6</text:p>
          </table:table-cell>
          <table:table-cell table:formula="of:=[.D240]-[.D$1]" office:value-type="float" office:value="367" calcext:value-type="float">
            <text:p>367</text:p>
          </table:table-cell>
          <table:table-cell table:style-name="ce4" table:formula="of:=SQRT([.E240]^2 + [.F240]^2 + [.G240]^2)" office:value-type="float" office:value="388.073446656686" calcext:value-type="float">
            <text:p>388.07</text:p>
          </table:table-cell>
          <table:table-cell table:style-name="ce4" table:formula="of:=[.E240]/[.$H240]" office:value-type="float" office:value="-0.324680807423208" calcext:value-type="float">
            <text:p>-0.32</text:p>
          </table:table-cell>
          <table:table-cell table:style-name="ce4" table:formula="of:=[.F240]/[.$H240]" office:value-type="float" office:value="0.0154609908296766" calcext:value-type="float">
            <text:p>0.02</text:p>
          </table:table-cell>
          <table:table-cell table:style-name="ce4" table:formula="of:=[.G240]/[.$H240]" office:value-type="float" office:value="0.945697272415216" calcext:value-type="float">
            <text:p>0.95</text:p>
          </table:table-cell>
          <table:table-cell table:formula="of:=MOD(DEGREES(ATAN2([.I240];[.J240]))+360; 360)" office:value-type="float" office:value="177.273689006094" calcext:value-type="float">
            <text:p>177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B241]-[.B$1]" office:value-type="float" office:value="-137" calcext:value-type="float">
            <text:p>-137</text:p>
          </table:table-cell>
          <table:table-cell table:formula="of:=[.C241]-[.C$1]" office:value-type="float" office:value="2" calcext:value-type="float">
            <text:p>2</text:p>
          </table:table-cell>
          <table:table-cell table:formula="of:=[.D241]-[.D$1]" office:value-type="float" office:value="364" calcext:value-type="float">
            <text:p>364</text:p>
          </table:table-cell>
          <table:table-cell table:style-name="ce4" table:formula="of:=SQRT([.E241]^2 + [.F241]^2 + [.G241]^2)" office:value-type="float" office:value="388.933156210678" calcext:value-type="float">
            <text:p>388.93</text:p>
          </table:table-cell>
          <table:table-cell table:style-name="ce4" table:formula="of:=[.E241]/[.$H241]" office:value-type="float" office:value="-0.352245618076823" calcext:value-type="float">
            <text:p>-0.35</text:p>
          </table:table-cell>
          <table:table-cell table:style-name="ce4" table:formula="of:=[.F241]/[.$H241]" office:value-type="float" office:value="0.00514227179674194" calcext:value-type="float">
            <text:p>0.01</text:p>
          </table:table-cell>
          <table:table-cell table:style-name="ce4" table:formula="of:=[.G241]/[.$H241]" office:value-type="float" office:value="0.935893467007034" calcext:value-type="float">
            <text:p>0.94</text:p>
          </table:table-cell>
          <table:table-cell table:formula="of:=MOD(DEGREES(ATAN2([.I241];[.J241]))+360; 360)" office:value-type="float" office:value="179.163624674578" calcext:value-type="float">
            <text:p>179.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9" calcext:value-type="float">
            <text:p>299</text:p>
          </table:table-cell>
          <table:table-cell office:value-type="float" office:value="494" calcext:value-type="float">
            <text:p>494</text:p>
          </table:table-cell>
          <table:table-cell table:formula="of:=[.B242]-[.B$1]" office:value-type="float" office:value="-134" calcext:value-type="float">
            <text:p>-134</text:p>
          </table:table-cell>
          <table:table-cell table:formula="of:=[.C242]-[.C$1]" office:value-type="float" office:value="1" calcext:value-type="float">
            <text:p>1</text:p>
          </table:table-cell>
          <table:table-cell table:formula="of:=[.D242]-[.D$1]" office:value-type="float" office:value="358" calcext:value-type="float">
            <text:p>358</text:p>
          </table:table-cell>
          <table:table-cell table:style-name="ce4" table:formula="of:=SQRT([.E242]^2 + [.F242]^2 + [.G242]^2)" office:value-type="float" office:value="382.257766435163" calcext:value-type="float">
            <text:p>382.26</text:p>
          </table:table-cell>
          <table:table-cell table:style-name="ce4" table:formula="of:=[.E242]/[.$H242]" office:value-type="float" office:value="-0.350548796561151" calcext:value-type="float">
            <text:p>-0.35</text:p>
          </table:table-cell>
          <table:table-cell table:style-name="ce4" table:formula="of:=[.F242]/[.$H242]" office:value-type="float" office:value="0.00261603579523247" calcext:value-type="float">
            <text:p>0.00</text:p>
          </table:table-cell>
          <table:table-cell table:style-name="ce4" table:formula="of:=[.G242]/[.$H242]" office:value-type="float" office:value="0.936540814693224" calcext:value-type="float">
            <text:p>0.94</text:p>
          </table:table-cell>
          <table:table-cell table:formula="of:=MOD(DEGREES(ATAN2([.I242];[.J242]))+360; 360)" office:value-type="float" office:value="179.572427493167" calcext:value-type="float">
            <text:p>179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9" calcext:value-type="float">
            <text:p>299</text:p>
          </table:table-cell>
          <table:table-cell office:value-type="float" office:value="498" calcext:value-type="float">
            <text:p>498</text:p>
          </table:table-cell>
          <table:table-cell table:formula="of:=[.B243]-[.B$1]" office:value-type="float" office:value="-126" calcext:value-type="float">
            <text:p>-126</text:p>
          </table:table-cell>
          <table:table-cell table:formula="of:=[.C243]-[.C$1]" office:value-type="float" office:value="1" calcext:value-type="float">
            <text:p>1</text:p>
          </table:table-cell>
          <table:table-cell table:formula="of:=[.D243]-[.D$1]" office:value-type="float" office:value="362" calcext:value-type="float">
            <text:p>362</text:p>
          </table:table-cell>
          <table:table-cell table:style-name="ce4" table:formula="of:=SQRT([.E243]^2 + [.F243]^2 + [.G243]^2)" office:value-type="float" office:value="383.302752403371" calcext:value-type="float">
            <text:p>383.30</text:p>
          </table:table-cell>
          <table:table-cell table:style-name="ce4" table:formula="of:=[.E243]/[.$H243]" office:value-type="float" office:value="-0.328721876401772" calcext:value-type="float">
            <text:p>-0.33</text:p>
          </table:table-cell>
          <table:table-cell table:style-name="ce4" table:formula="of:=[.F243]/[.$H243]" office:value-type="float" office:value="0.00260890378096644" calcext:value-type="float">
            <text:p>0.00</text:p>
          </table:table-cell>
          <table:table-cell table:style-name="ce4" table:formula="of:=[.G243]/[.$H243]" office:value-type="float" office:value="0.944423168709853" calcext:value-type="float">
            <text:p>0.94</text:p>
          </table:table-cell>
          <table:table-cell table:formula="of:=MOD(DEGREES(ATAN2([.I243];[.J243]))+360; 360)" office:value-type="float" office:value="179.545281138307" calcext:value-type="float">
            <text:p>179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244]-[.B$1]" office:value-type="float" office:value="-136" calcext:value-type="float">
            <text:p>-136</text:p>
          </table:table-cell>
          <table:table-cell table:formula="of:=[.C244]-[.C$1]" office:value-type="float" office:value="1" calcext:value-type="float">
            <text:p>1</text:p>
          </table:table-cell>
          <table:table-cell table:formula="of:=[.D244]-[.D$1]" office:value-type="float" office:value="365" calcext:value-type="float">
            <text:p>365</text:p>
          </table:table-cell>
          <table:table-cell table:style-name="ce4" table:formula="of:=SQRT([.E244]^2 + [.F244]^2 + [.G244]^2)" office:value-type="float" office:value="389.515083148265" calcext:value-type="float">
            <text:p>389.52</text:p>
          </table:table-cell>
          <table:table-cell table:style-name="ce4" table:formula="of:=[.E244]/[.$H244]" office:value-type="float" office:value="-0.349152076219428" calcext:value-type="float">
            <text:p>-0.35</text:p>
          </table:table-cell>
          <table:table-cell table:style-name="ce4" table:formula="of:=[.F244]/[.$H244]" office:value-type="float" office:value="0.00256729467808403" calcext:value-type="float">
            <text:p>0.00</text:p>
          </table:table-cell>
          <table:table-cell table:style-name="ce4" table:formula="of:=[.G244]/[.$H244]" office:value-type="float" office:value="0.937062557500671" calcext:value-type="float">
            <text:p>0.94</text:p>
          </table:table-cell>
          <table:table-cell table:formula="of:=MOD(DEGREES(ATAN2([.I244];[.J244]))+360; 360)" office:value-type="float" office:value="179.578715095831" calcext:value-type="float">
            <text:p>179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502" calcext:value-type="float">
            <text:p>502</text:p>
          </table:table-cell>
          <table:table-cell table:formula="of:=[.B245]-[.B$1]" office:value-type="float" office:value="-132" calcext:value-type="float">
            <text:p>-132</text:p>
          </table:table-cell>
          <table:table-cell table:formula="of:=[.C245]-[.C$1]" office:value-type="float" office:value="0" calcext:value-type="float">
            <text:p>0</text:p>
          </table:table-cell>
          <table:table-cell table:formula="of:=[.D245]-[.D$1]" office:value-type="float" office:value="366" calcext:value-type="float">
            <text:p>366</text:p>
          </table:table-cell>
          <table:table-cell table:style-name="ce4" table:formula="of:=SQRT([.E245]^2 + [.F245]^2 + [.G245]^2)" office:value-type="float" office:value="389.075828084963" calcext:value-type="float">
            <text:p>389.08</text:p>
          </table:table-cell>
          <table:table-cell table:style-name="ce4" table:formula="of:=[.E245]/[.$H245]" office:value-type="float" office:value="-0.339265486241347" calcext:value-type="float">
            <text:p>-0.34</text:p>
          </table:table-cell>
          <table:table-cell table:style-name="ce4" table:formula="of:=[.F245]/[.$H245]" office:value-type="float" office:value="0" calcext:value-type="float">
            <text:p>0.00</text:p>
          </table:table-cell>
          <table:table-cell table:style-name="ce4" table:formula="of:=[.G245]/[.$H245]" office:value-type="float" office:value="0.940690666396463" calcext:value-type="float">
            <text:p>0.94</text:p>
          </table:table-cell>
          <table:table-cell table:formula="of:=MOD(DEGREES(ATAN2([.I245];[.J245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494" calcext:value-type="float">
            <text:p>494</text:p>
          </table:table-cell>
          <table:table-cell table:formula="of:=[.B246]-[.B$1]" office:value-type="float" office:value="-129" calcext:value-type="float">
            <text:p>-129</text:p>
          </table:table-cell>
          <table:table-cell table:formula="of:=[.C246]-[.C$1]" office:value-type="float" office:value="6" calcext:value-type="float">
            <text:p>6</text:p>
          </table:table-cell>
          <table:table-cell table:formula="of:=[.D246]-[.D$1]" office:value-type="float" office:value="358" calcext:value-type="float">
            <text:p>358</text:p>
          </table:table-cell>
          <table:table-cell table:style-name="ce4" table:formula="of:=SQRT([.E246]^2 + [.F246]^2 + [.G246]^2)" office:value-type="float" office:value="380.57982079979" calcext:value-type="float">
            <text:p>380.58</text:p>
          </table:table-cell>
          <table:table-cell table:style-name="ce4" table:formula="of:=[.E246]/[.$H246]" office:value-type="float" office:value="-0.338956489413722" calcext:value-type="float">
            <text:p>-0.34</text:p>
          </table:table-cell>
          <table:table-cell table:style-name="ce4" table:formula="of:=[.F246]/[.$H246]" office:value-type="float" office:value="0.0157654181122661" calcext:value-type="float">
            <text:p>0.02</text:p>
          </table:table-cell>
          <table:table-cell table:style-name="ce4" table:formula="of:=[.G246]/[.$H246]" office:value-type="float" office:value="0.940669947365212" calcext:value-type="float">
            <text:p>0.94</text:p>
          </table:table-cell>
          <table:table-cell table:formula="of:=MOD(DEGREES(ATAN2([.I246];[.J246]))+360; 360)" office:value-type="float" office:value="177.336999233933" calcext:value-type="float">
            <text:p>17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247]-[.B$1]" office:value-type="float" office:value="-128" calcext:value-type="float">
            <text:p>-128</text:p>
          </table:table-cell>
          <table:table-cell table:formula="of:=[.C247]-[.C$1]" office:value-type="float" office:value="4" calcext:value-type="float">
            <text:p>4</text:p>
          </table:table-cell>
          <table:table-cell table:formula="of:=[.D247]-[.D$1]" office:value-type="float" office:value="366" calcext:value-type="float">
            <text:p>366</text:p>
          </table:table-cell>
          <table:table-cell table:style-name="ce4" table:formula="of:=SQRT([.E247]^2 + [.F247]^2 + [.G247]^2)" office:value-type="float" office:value="387.757656275153" calcext:value-type="float">
            <text:p>387.76</text:p>
          </table:table-cell>
          <table:table-cell table:style-name="ce4" table:formula="of:=[.E247]/[.$H247]" office:value-type="float" office:value="-0.330103088690971" calcext:value-type="float">
            <text:p>-0.33</text:p>
          </table:table-cell>
          <table:table-cell table:style-name="ce4" table:formula="of:=[.F247]/[.$H247]" office:value-type="float" office:value="0.0103157215215928" calcext:value-type="float">
            <text:p>0.01</text:p>
          </table:table-cell>
          <table:table-cell table:style-name="ce4" table:formula="of:=[.G247]/[.$H247]" office:value-type="float" office:value="0.943888519225745" calcext:value-type="float">
            <text:p>0.94</text:p>
          </table:table-cell>
          <table:table-cell table:formula="of:=MOD(DEGREES(ATAN2([.I247];[.J247]))+360; 360)" office:value-type="float" office:value="178.210089391754" calcext:value-type="float">
            <text:p>178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0" calcext:value-type="float">
            <text:p>500</text:p>
          </table:table-cell>
          <table:table-cell table:formula="of:=[.B248]-[.B$1]" office:value-type="float" office:value="-130" calcext:value-type="float">
            <text:p>-130</text:p>
          </table:table-cell>
          <table:table-cell table:formula="of:=[.C248]-[.C$1]" office:value-type="float" office:value="0" calcext:value-type="float">
            <text:p>0</text:p>
          </table:table-cell>
          <table:table-cell table:formula="of:=[.D248]-[.D$1]" office:value-type="float" office:value="364" calcext:value-type="float">
            <text:p>364</text:p>
          </table:table-cell>
          <table:table-cell table:style-name="ce4" table:formula="of:=SQRT([.E248]^2 + [.F248]^2 + [.G248]^2)" office:value-type="float" office:value="386.517787430281" calcext:value-type="float">
            <text:p>386.52</text:p>
          </table:table-cell>
          <table:table-cell table:style-name="ce4" table:formula="of:=[.E248]/[.$H248]" office:value-type="float" office:value="-0.336336396998156" calcext:value-type="float">
            <text:p>-0.34</text:p>
          </table:table-cell>
          <table:table-cell table:style-name="ce4" table:formula="of:=[.F248]/[.$H248]" office:value-type="float" office:value="0" calcext:value-type="float">
            <text:p>0.00</text:p>
          </table:table-cell>
          <table:table-cell table:style-name="ce4" table:formula="of:=[.G248]/[.$H248]" office:value-type="float" office:value="0.941741911594837" calcext:value-type="float">
            <text:p>0.94</text:p>
          </table:table-cell>
          <table:table-cell table:formula="of:=MOD(DEGREES(ATAN2([.I248];[.J248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249]-[.B$1]" office:value-type="float" office:value="-136" calcext:value-type="float">
            <text:p>-136</text:p>
          </table:table-cell>
          <table:table-cell table:formula="of:=[.C249]-[.C$1]" office:value-type="float" office:value="-4" calcext:value-type="float">
            <text:p>-4</text:p>
          </table:table-cell>
          <table:table-cell table:formula="of:=[.D249]-[.D$1]" office:value-type="float" office:value="369" calcext:value-type="float">
            <text:p>369</text:p>
          </table:table-cell>
          <table:table-cell table:style-name="ce4" table:formula="of:=SQRT([.E249]^2 + [.F249]^2 + [.G249]^2)" office:value-type="float" office:value="393.284884021748" calcext:value-type="float">
            <text:p>393.28</text:p>
          </table:table-cell>
          <table:table-cell table:style-name="ce4" table:formula="of:=[.E249]/[.$H249]" office:value-type="float" office:value="-0.345805306853541" calcext:value-type="float">
            <text:p>-0.35</text:p>
          </table:table-cell>
          <table:table-cell table:style-name="ce4" table:formula="of:=[.F249]/[.$H249]" office:value-type="float" office:value="-0.0101707443192218" calcext:value-type="float">
            <text:p>-0.01</text:p>
          </table:table-cell>
          <table:table-cell table:style-name="ce4" table:formula="of:=[.G249]/[.$H249]" office:value-type="float" office:value="0.938251163448211" calcext:value-type="float">
            <text:p>0.94</text:p>
          </table:table-cell>
          <table:table-cell table:formula="of:=MOD(DEGREES(ATAN2([.I249];[.J249]))+360; 360)" office:value-type="float" office:value="181.684684317896" calcext:value-type="float">
            <text:p>18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511" calcext:value-type="float">
            <text:p>511</text:p>
          </table:table-cell>
          <table:table-cell table:formula="of:=[.B250]-[.B$1]" office:value-type="float" office:value="-135" calcext:value-type="float">
            <text:p>-135</text:p>
          </table:table-cell>
          <table:table-cell table:formula="of:=[.C250]-[.C$1]" office:value-type="float" office:value="2" calcext:value-type="float">
            <text:p>2</text:p>
          </table:table-cell>
          <table:table-cell table:formula="of:=[.D250]-[.D$1]" office:value-type="float" office:value="375" calcext:value-type="float">
            <text:p>375</text:p>
          </table:table-cell>
          <table:table-cell table:style-name="ce4" table:formula="of:=SQRT([.E250]^2 + [.F250]^2 + [.G250]^2)" office:value-type="float" office:value="398.5649257022" calcext:value-type="float">
            <text:p>398.56</text:p>
          </table:table-cell>
          <table:table-cell table:style-name="ce4" table:formula="of:=[.E250]/[.$H250]" office:value-type="float" office:value="-0.338715203707788" calcext:value-type="float">
            <text:p>-0.34</text:p>
          </table:table-cell>
          <table:table-cell table:style-name="ce4" table:formula="of:=[.F250]/[.$H250]" office:value-type="float" office:value="0.00501800301789316" calcext:value-type="float">
            <text:p>0.01</text:p>
          </table:table-cell>
          <table:table-cell table:style-name="ce4" table:formula="of:=[.G250]/[.$H250]" office:value-type="float" office:value="0.940875565854967" calcext:value-type="float">
            <text:p>0.94</text:p>
          </table:table-cell>
          <table:table-cell table:formula="of:=MOD(DEGREES(ATAN2([.I250];[.J250]))+360; 360)" office:value-type="float" office:value="179.151235728446" calcext:value-type="float">
            <text:p>179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" calcext:value-type="float">
            <text:p>-180</text:p>
          </table:table-cell>
          <table:table-cell office:value-type="float" office:value="302" calcext:value-type="float">
            <text:p>302</text:p>
          </table:table-cell>
          <table:table-cell office:value-type="float" office:value="500" calcext:value-type="float">
            <text:p>500</text:p>
          </table:table-cell>
          <table:table-cell table:formula="of:=[.B251]-[.B$1]" office:value-type="float" office:value="-123" calcext:value-type="float">
            <text:p>-123</text:p>
          </table:table-cell>
          <table:table-cell table:formula="of:=[.C251]-[.C$1]" office:value-type="float" office:value="4" calcext:value-type="float">
            <text:p>4</text:p>
          </table:table-cell>
          <table:table-cell table:formula="of:=[.D251]-[.D$1]" office:value-type="float" office:value="364" calcext:value-type="float">
            <text:p>364</text:p>
          </table:table-cell>
          <table:table-cell table:style-name="ce4" table:formula="of:=SQRT([.E251]^2 + [.F251]^2 + [.G251]^2)" office:value-type="float" office:value="384.240809909619" calcext:value-type="float">
            <text:p>384.24</text:p>
          </table:table-cell>
          <table:table-cell table:style-name="ce4" table:formula="of:=[.E251]/[.$H251]" office:value-type="float" office:value="-0.32011175499274" calcext:value-type="float">
            <text:p>-0.32</text:p>
          </table:table-cell>
          <table:table-cell table:style-name="ce4" table:formula="of:=[.F251]/[.$H251]" office:value-type="float" office:value="0.0104101383737476" calcext:value-type="float">
            <text:p>0.01</text:p>
          </table:table-cell>
          <table:table-cell table:style-name="ce4" table:formula="of:=[.G251]/[.$H251]" office:value-type="float" office:value="0.947322592011036" calcext:value-type="float">
            <text:p>0.95</text:p>
          </table:table-cell>
          <table:table-cell table:formula="of:=MOD(DEGREES(ATAN2([.I251];[.J251]))+360; 360)" office:value-type="float" office:value="178.137379050693" calcext:value-type="float">
            <text:p>178.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3" calcext:value-type="float">
            <text:p>293</text:p>
          </table:table-cell>
          <table:table-cell office:value-type="float" office:value="502" calcext:value-type="float">
            <text:p>502</text:p>
          </table:table-cell>
          <table:table-cell table:formula="of:=[.B252]-[.B$1]" office:value-type="float" office:value="-128" calcext:value-type="float">
            <text:p>-128</text:p>
          </table:table-cell>
          <table:table-cell table:formula="of:=[.C252]-[.C$1]" office:value-type="float" office:value="-5" calcext:value-type="float">
            <text:p>-5</text:p>
          </table:table-cell>
          <table:table-cell table:formula="of:=[.D252]-[.D$1]" office:value-type="float" office:value="366" calcext:value-type="float">
            <text:p>366</text:p>
          </table:table-cell>
          <table:table-cell table:style-name="ce4" table:formula="of:=SQRT([.E252]^2 + [.F252]^2 + [.G252]^2)" office:value-type="float" office:value="387.769261288205" calcext:value-type="float">
            <text:p>387.77</text:p>
          </table:table-cell>
          <table:table-cell table:style-name="ce4" table:formula="of:=[.E252]/[.$H252]" office:value-type="float" office:value="-0.33009320948951" calcext:value-type="float">
            <text:p>-0.33</text:p>
          </table:table-cell>
          <table:table-cell table:style-name="ce4" table:formula="of:=[.F252]/[.$H252]" office:value-type="float" office:value="-0.012894265995684" calcext:value-type="float">
            <text:p>-0.01</text:p>
          </table:table-cell>
          <table:table-cell table:style-name="ce4" table:formula="of:=[.G252]/[.$H252]" office:value-type="float" office:value="0.943860270884068" calcext:value-type="float">
            <text:p>0.94</text:p>
          </table:table-cell>
          <table:table-cell table:formula="of:=MOD(DEGREES(ATAN2([.I252];[.J252]))+360; 360)" office:value-type="float" office:value="182.236979063438" calcext:value-type="float">
            <text:p>182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12" calcext:value-type="float">
            <text:p>312</text:p>
          </table:table-cell>
          <table:table-cell office:value-type="float" office:value="502" calcext:value-type="float">
            <text:p>502</text:p>
          </table:table-cell>
          <table:table-cell table:formula="of:=[.B253]-[.B$1]" office:value-type="float" office:value="-128" calcext:value-type="float">
            <text:p>-128</text:p>
          </table:table-cell>
          <table:table-cell table:formula="of:=[.C253]-[.C$1]" office:value-type="float" office:value="14" calcext:value-type="float">
            <text:p>14</text:p>
          </table:table-cell>
          <table:table-cell table:formula="of:=[.D253]-[.D$1]" office:value-type="float" office:value="366" calcext:value-type="float">
            <text:p>366</text:p>
          </table:table-cell>
          <table:table-cell table:style-name="ce4" table:formula="of:=SQRT([.E253]^2 + [.F253]^2 + [.G253]^2)" office:value-type="float" office:value="387.989690584685" calcext:value-type="float">
            <text:p>387.99</text:p>
          </table:table-cell>
          <table:table-cell table:style-name="ce4" table:formula="of:=[.E253]/[.$H253]" office:value-type="float" office:value="-0.329905673027314" calcext:value-type="float">
            <text:p>-0.33</text:p>
          </table:table-cell>
          <table:table-cell table:style-name="ce4" table:formula="of:=[.F253]/[.$H253]" office:value-type="float" office:value="0.0360834329873625" calcext:value-type="float">
            <text:p>0.04</text:p>
          </table:table-cell>
          <table:table-cell table:style-name="ce4" table:formula="of:=[.G253]/[.$H253]" office:value-type="float" office:value="0.943324033812476" calcext:value-type="float">
            <text:p>0.94</text:p>
          </table:table-cell>
          <table:table-cell table:formula="of:=MOD(DEGREES(ATAN2([.I253];[.J253]))+360; 360)" office:value-type="float" office:value="173.758085652585" calcext:value-type="float">
            <text:p>173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254]-[.B$1]" office:value-type="float" office:value="-125" calcext:value-type="float">
            <text:p>-125</text:p>
          </table:table-cell>
          <table:table-cell table:formula="of:=[.C254]-[.C$1]" office:value-type="float" office:value="2" calcext:value-type="float">
            <text:p>2</text:p>
          </table:table-cell>
          <table:table-cell table:formula="of:=[.D254]-[.D$1]" office:value-type="float" office:value="361" calcext:value-type="float">
            <text:p>361</text:p>
          </table:table-cell>
          <table:table-cell table:style-name="ce4" table:formula="of:=SQRT([.E254]^2 + [.F254]^2 + [.G254]^2)" office:value-type="float" office:value="382.034029897861" calcext:value-type="float">
            <text:p>382.03</text:p>
          </table:table-cell>
          <table:table-cell table:style-name="ce4" table:formula="of:=[.E254]/[.$H254]" office:value-type="float" office:value="-0.327195983125952" calcext:value-type="float">
            <text:p>-0.33</text:p>
          </table:table-cell>
          <table:table-cell table:style-name="ce4" table:formula="of:=[.F254]/[.$H254]" office:value-type="float" office:value="0.00523513573001523" calcext:value-type="float">
            <text:p>0.01</text:p>
          </table:table-cell>
          <table:table-cell table:style-name="ce4" table:formula="of:=[.G254]/[.$H254]" office:value-type="float" office:value="0.944941999267749" calcext:value-type="float">
            <text:p>0.94</text:p>
          </table:table-cell>
          <table:table-cell table:formula="of:=MOD(DEGREES(ATAN2([.I254];[.J254]))+360; 360)" office:value-type="float" office:value="179.083345743615" calcext:value-type="float">
            <text:p>179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" calcext:value-type="float">
            <text:p>-180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255]-[.B$1]" office:value-type="float" office:value="-123" calcext:value-type="float">
            <text:p>-123</text:p>
          </table:table-cell>
          <table:table-cell table:formula="of:=[.C255]-[.C$1]" office:value-type="float" office:value="0" calcext:value-type="float">
            <text:p>0</text:p>
          </table:table-cell>
          <table:table-cell table:formula="of:=[.D255]-[.D$1]" office:value-type="float" office:value="368" calcext:value-type="float">
            <text:p>368</text:p>
          </table:table-cell>
          <table:table-cell table:style-name="ce4" table:formula="of:=SQRT([.E255]^2 + [.F255]^2 + [.G255]^2)" office:value-type="float" office:value="388.011597764809" calcext:value-type="float">
            <text:p>388.01</text:p>
          </table:table-cell>
          <table:table-cell table:style-name="ce4" table:formula="of:=[.E255]/[.$H255]" office:value-type="float" office:value="-0.317000833760015" calcext:value-type="float">
            <text:p>-0.32</text:p>
          </table:table-cell>
          <table:table-cell table:style-name="ce4" table:formula="of:=[.F255]/[.$H255]" office:value-type="float" office:value="0" calcext:value-type="float">
            <text:p>0.00</text:p>
          </table:table-cell>
          <table:table-cell table:style-name="ce4" table:formula="of:=[.G255]/[.$H255]" office:value-type="float" office:value="0.94842525872915" calcext:value-type="float">
            <text:p>0.95</text:p>
          </table:table-cell>
          <table:table-cell table:formula="of:=MOD(DEGREES(ATAN2([.I255];[.J255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498" calcext:value-type="float">
            <text:p>498</text:p>
          </table:table-cell>
          <table:table-cell table:formula="of:=[.B256]-[.B$1]" office:value-type="float" office:value="-129" calcext:value-type="float">
            <text:p>-129</text:p>
          </table:table-cell>
          <table:table-cell table:formula="of:=[.C256]-[.C$1]" office:value-type="float" office:value="6" calcext:value-type="float">
            <text:p>6</text:p>
          </table:table-cell>
          <table:table-cell table:formula="of:=[.D256]-[.D$1]" office:value-type="float" office:value="362" calcext:value-type="float">
            <text:p>362</text:p>
          </table:table-cell>
          <table:table-cell table:style-name="ce4" table:formula="of:=SQRT([.E256]^2 + [.F256]^2 + [.G256]^2)" office:value-type="float" office:value="384.344897195214" calcext:value-type="float">
            <text:p>384.34</text:p>
          </table:table-cell>
          <table:table-cell table:style-name="ce4" table:formula="of:=[.E256]/[.$H256]" office:value-type="float" office:value="-0.335636041850398" calcext:value-type="float">
            <text:p>-0.34</text:p>
          </table:table-cell>
          <table:table-cell table:style-name="ce4" table:formula="of:=[.F256]/[.$H256]" office:value-type="float" office:value="0.0156109786907162" calcext:value-type="float">
            <text:p>0.02</text:p>
          </table:table-cell>
          <table:table-cell table:style-name="ce4" table:formula="of:=[.G256]/[.$H256]" office:value-type="float" office:value="0.941862381006544" calcext:value-type="float">
            <text:p>0.94</text:p>
          </table:table-cell>
          <table:table-cell table:formula="of:=MOD(DEGREES(ATAN2([.I256];[.J256]))+360; 360)" office:value-type="float" office:value="177.336999233933" calcext:value-type="float">
            <text:p>17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498" calcext:value-type="float">
            <text:p>498</text:p>
          </table:table-cell>
          <table:table-cell table:formula="of:=[.B257]-[.B$1]" office:value-type="float" office:value="-131" calcext:value-type="float">
            <text:p>-131</text:p>
          </table:table-cell>
          <table:table-cell table:formula="of:=[.C257]-[.C$1]" office:value-type="float" office:value="6" calcext:value-type="float">
            <text:p>6</text:p>
          </table:table-cell>
          <table:table-cell table:formula="of:=[.D257]-[.D$1]" office:value-type="float" office:value="362" calcext:value-type="float">
            <text:p>362</text:p>
          </table:table-cell>
          <table:table-cell table:style-name="ce4" table:formula="of:=SQRT([.E257]^2 + [.F257]^2 + [.G257]^2)" office:value-type="float" office:value="385.020778660061" calcext:value-type="float">
            <text:p>385.02</text:p>
          </table:table-cell>
          <table:table-cell table:style-name="ce4" table:formula="of:=[.E257]/[.$H257]" office:value-type="float" office:value="-0.34024137724697" calcext:value-type="float">
            <text:p>-0.34</text:p>
          </table:table-cell>
          <table:table-cell table:style-name="ce4" table:formula="of:=[.F257]/[.$H257]" office:value-type="float" office:value="0.0155835745303956" calcext:value-type="float">
            <text:p>0.02</text:p>
          </table:table-cell>
          <table:table-cell table:style-name="ce4" table:formula="of:=[.G257]/[.$H257]" office:value-type="float" office:value="0.940208996667199" calcext:value-type="float">
            <text:p>0.94</text:p>
          </table:table-cell>
          <table:table-cell table:formula="of:=MOD(DEGREES(ATAN2([.I257];[.J257]))+360; 360)" office:value-type="float" office:value="177.377598539459" calcext:value-type="float">
            <text:p>177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258]-[.B$1]" office:value-type="float" office:value="-132" calcext:value-type="float">
            <text:p>-132</text:p>
          </table:table-cell>
          <table:table-cell table:formula="of:=[.C258]-[.C$1]" office:value-type="float" office:value="2" calcext:value-type="float">
            <text:p>2</text:p>
          </table:table-cell>
          <table:table-cell table:formula="of:=[.D258]-[.D$1]" office:value-type="float" office:value="361" calcext:value-type="float">
            <text:p>361</text:p>
          </table:table-cell>
          <table:table-cell table:style-name="ce4" table:formula="of:=SQRT([.E258]^2 + [.F258]^2 + [.G258]^2)" office:value-type="float" office:value="384.381321086236" calcext:value-type="float">
            <text:p>384.38</text:p>
          </table:table-cell>
          <table:table-cell table:style-name="ce4" table:formula="of:=[.E258]/[.$H258]" office:value-type="float" office:value="-0.343408986750388" calcext:value-type="float">
            <text:p>-0.34</text:p>
          </table:table-cell>
          <table:table-cell table:style-name="ce4" table:formula="of:=[.F258]/[.$H258]" office:value-type="float" office:value="0.00520316646591498" calcext:value-type="float">
            <text:p>0.01</text:p>
          </table:table-cell>
          <table:table-cell table:style-name="ce4" table:formula="of:=[.G258]/[.$H258]" office:value-type="float" office:value="0.939171547097653" calcext:value-type="float">
            <text:p>0.94</text:p>
          </table:table-cell>
          <table:table-cell table:formula="of:=MOD(DEGREES(ATAN2([.I258];[.J258]))+360; 360)" office:value-type="float" office:value="179.131948550255" calcext:value-type="float">
            <text:p>17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" calcext:value-type="float">
            <text:p>-180</text:p>
          </table:table-cell>
          <table:table-cell office:value-type="float" office:value="302" calcext:value-type="float">
            <text:p>302</text:p>
          </table:table-cell>
          <table:table-cell office:value-type="float" office:value="500" calcext:value-type="float">
            <text:p>500</text:p>
          </table:table-cell>
          <table:table-cell table:formula="of:=[.B259]-[.B$1]" office:value-type="float" office:value="-123" calcext:value-type="float">
            <text:p>-123</text:p>
          </table:table-cell>
          <table:table-cell table:formula="of:=[.C259]-[.C$1]" office:value-type="float" office:value="4" calcext:value-type="float">
            <text:p>4</text:p>
          </table:table-cell>
          <table:table-cell table:formula="of:=[.D259]-[.D$1]" office:value-type="float" office:value="364" calcext:value-type="float">
            <text:p>364</text:p>
          </table:table-cell>
          <table:table-cell table:style-name="ce4" table:formula="of:=SQRT([.E259]^2 + [.F259]^2 + [.G259]^2)" office:value-type="float" office:value="384.240809909619" calcext:value-type="float">
            <text:p>384.24</text:p>
          </table:table-cell>
          <table:table-cell table:style-name="ce4" table:formula="of:=[.E259]/[.$H259]" office:value-type="float" office:value="-0.32011175499274" calcext:value-type="float">
            <text:p>-0.32</text:p>
          </table:table-cell>
          <table:table-cell table:style-name="ce4" table:formula="of:=[.F259]/[.$H259]" office:value-type="float" office:value="0.0104101383737476" calcext:value-type="float">
            <text:p>0.01</text:p>
          </table:table-cell>
          <table:table-cell table:style-name="ce4" table:formula="of:=[.G259]/[.$H259]" office:value-type="float" office:value="0.947322592011036" calcext:value-type="float">
            <text:p>0.95</text:p>
          </table:table-cell>
          <table:table-cell table:formula="of:=MOD(DEGREES(ATAN2([.I259];[.J259]))+360; 360)" office:value-type="float" office:value="178.137379050693" calcext:value-type="float">
            <text:p>178.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9" calcext:value-type="float">
            <text:p>309</text:p>
          </table:table-cell>
          <table:table-cell office:value-type="float" office:value="498" calcext:value-type="float">
            <text:p>498</text:p>
          </table:table-cell>
          <table:table-cell table:formula="of:=[.B260]-[.B$1]" office:value-type="float" office:value="-134" calcext:value-type="float">
            <text:p>-134</text:p>
          </table:table-cell>
          <table:table-cell table:formula="of:=[.C260]-[.C$1]" office:value-type="float" office:value="11" calcext:value-type="float">
            <text:p>11</text:p>
          </table:table-cell>
          <table:table-cell table:formula="of:=[.D260]-[.D$1]" office:value-type="float" office:value="362" calcext:value-type="float">
            <text:p>362</text:p>
          </table:table-cell>
          <table:table-cell table:style-name="ce4" table:formula="of:=SQRT([.E260]^2 + [.F260]^2 + [.G260]^2)" office:value-type="float" office:value="386.161883152649" calcext:value-type="float">
            <text:p>386.16</text:p>
          </table:table-cell>
          <table:table-cell table:style-name="ce4" table:formula="of:=[.E260]/[.$H260]" office:value-type="float" office:value="-0.347004730000838" calcext:value-type="float">
            <text:p>-0.35</text:p>
          </table:table-cell>
          <table:table-cell table:style-name="ce4" table:formula="of:=[.F260]/[.$H260]" office:value-type="float" office:value="0.0284854629105165" calcext:value-type="float">
            <text:p>0.03</text:p>
          </table:table-cell>
          <table:table-cell table:style-name="ce4" table:formula="of:=[.G260]/[.$H260]" office:value-type="float" office:value="0.937430688509726" calcext:value-type="float">
            <text:p>0.94</text:p>
          </table:table-cell>
          <table:table-cell table:formula="of:=MOD(DEGREES(ATAN2([.I260];[.J260]))+360; 360)" office:value-type="float" office:value="175.30713749441" calcext:value-type="float">
            <text:p>175.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3" calcext:value-type="float">
            <text:p>293</text:p>
          </table:table-cell>
          <table:table-cell office:value-type="float" office:value="500" calcext:value-type="float">
            <text:p>500</text:p>
          </table:table-cell>
          <table:table-cell table:formula="of:=[.B261]-[.B$1]" office:value-type="float" office:value="-130" calcext:value-type="float">
            <text:p>-130</text:p>
          </table:table-cell>
          <table:table-cell table:formula="of:=[.C261]-[.C$1]" office:value-type="float" office:value="-5" calcext:value-type="float">
            <text:p>-5</text:p>
          </table:table-cell>
          <table:table-cell table:formula="of:=[.D261]-[.D$1]" office:value-type="float" office:value="364" calcext:value-type="float">
            <text:p>364</text:p>
          </table:table-cell>
          <table:table-cell table:style-name="ce4" table:formula="of:=SQRT([.E261]^2 + [.F261]^2 + [.G261]^2)" office:value-type="float" office:value="386.550126115618" calcext:value-type="float">
            <text:p>386.55</text:p>
          </table:table-cell>
          <table:table-cell table:style-name="ce4" table:formula="of:=[.E261]/[.$H261]" office:value-type="float" office:value="-0.336308259180639" calcext:value-type="float">
            <text:p>-0.34</text:p>
          </table:table-cell>
          <table:table-cell table:style-name="ce4" table:formula="of:=[.F261]/[.$H261]" office:value-type="float" office:value="-0.0129349330454092" calcext:value-type="float">
            <text:p>-0.01</text:p>
          </table:table-cell>
          <table:table-cell table:style-name="ce4" table:formula="of:=[.G261]/[.$H261]" office:value-type="float" office:value="0.94166312570579" calcext:value-type="float">
            <text:p>0.94</text:p>
          </table:table-cell>
          <table:table-cell table:formula="of:=MOD(DEGREES(ATAN2([.I261];[.J261]))+360; 360)" office:value-type="float" office:value="182.202598161766" calcext:value-type="float">
            <text:p>182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262]-[.B$1]" office:value-type="float" office:value="-135" calcext:value-type="float">
            <text:p>-135</text:p>
          </table:table-cell>
          <table:table-cell table:formula="of:=[.C262]-[.C$1]" office:value-type="float" office:value="2" calcext:value-type="float">
            <text:p>2</text:p>
          </table:table-cell>
          <table:table-cell table:formula="of:=[.D262]-[.D$1]" office:value-type="float" office:value="361" calcext:value-type="float">
            <text:p>361</text:p>
          </table:table-cell>
          <table:table-cell table:style-name="ce4" table:formula="of:=SQRT([.E262]^2 + [.F262]^2 + [.G262]^2)" office:value-type="float" office:value="385.421846812035" calcext:value-type="float">
            <text:p>385.42</text:p>
          </table:table-cell>
          <table:table-cell table:style-name="ce4" table:formula="of:=[.E262]/[.$H262]" office:value-type="float" office:value="-0.350265562568999" calcext:value-type="float">
            <text:p>-0.35</text:p>
          </table:table-cell>
          <table:table-cell table:style-name="ce4" table:formula="of:=[.F262]/[.$H262]" office:value-type="float" office:value="0.00518911944546665" calcext:value-type="float">
            <text:p>0.01</text:p>
          </table:table-cell>
          <table:table-cell table:style-name="ce4" table:formula="of:=[.G262]/[.$H262]" office:value-type="float" office:value="0.93663605990673" calcext:value-type="float">
            <text:p>0.94</text:p>
          </table:table-cell>
          <table:table-cell table:formula="of:=MOD(DEGREES(ATAN2([.I262];[.J262]))+360; 360)" office:value-type="float" office:value="179.151235728446" calcext:value-type="float">
            <text:p>179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9" calcext:value-type="float">
            <text:p>309</text:p>
          </table:table-cell>
          <table:table-cell office:value-type="float" office:value="501" calcext:value-type="float">
            <text:p>501</text:p>
          </table:table-cell>
          <table:table-cell table:formula="of:=[.B263]-[.B$1]" office:value-type="float" office:value="-131" calcext:value-type="float">
            <text:p>-131</text:p>
          </table:table-cell>
          <table:table-cell table:formula="of:=[.C263]-[.C$1]" office:value-type="float" office:value="11" calcext:value-type="float">
            <text:p>11</text:p>
          </table:table-cell>
          <table:table-cell table:formula="of:=[.D263]-[.D$1]" office:value-type="float" office:value="365" calcext:value-type="float">
            <text:p>365</text:p>
          </table:table-cell>
          <table:table-cell table:style-name="ce4" table:formula="of:=SQRT([.E263]^2 + [.F263]^2 + [.G263]^2)" office:value-type="float" office:value="387.952316657602" calcext:value-type="float">
            <text:p>387.95</text:p>
          </table:table-cell>
          <table:table-cell table:style-name="ce4" table:formula="of:=[.E263]/[.$H263]" office:value-type="float" office:value="-0.337670364050481" calcext:value-type="float">
            <text:p>-0.34</text:p>
          </table:table-cell>
          <table:table-cell table:style-name="ce4" table:formula="of:=[.F263]/[.$H263]" office:value-type="float" office:value="0.0283540000347732" calcext:value-type="float">
            <text:p>0.03</text:p>
          </table:table-cell>
          <table:table-cell table:style-name="ce4" table:formula="of:=[.G263]/[.$H263]" office:value-type="float" office:value="0.940837273881112" calcext:value-type="float">
            <text:p>0.94</text:p>
          </table:table-cell>
          <table:table-cell table:formula="of:=MOD(DEGREES(ATAN2([.I263];[.J263]))+360; 360)" office:value-type="float" office:value="175.200163886095" calcext:value-type="float">
            <text:p>175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490" calcext:value-type="float">
            <text:p>490</text:p>
          </table:table-cell>
          <table:table-cell table:formula="of:=[.B264]-[.B$1]" office:value-type="float" office:value="-132" calcext:value-type="float">
            <text:p>-132</text:p>
          </table:table-cell>
          <table:table-cell table:formula="of:=[.C264]-[.C$1]" office:value-type="float" office:value="0" calcext:value-type="float">
            <text:p>0</text:p>
          </table:table-cell>
          <table:table-cell table:formula="of:=[.D264]-[.D$1]" office:value-type="float" office:value="354" calcext:value-type="float">
            <text:p>354</text:p>
          </table:table-cell>
          <table:table-cell table:style-name="ce4" table:formula="of:=SQRT([.E264]^2 + [.F264]^2 + [.G264]^2)" office:value-type="float" office:value="377.809475794348" calcext:value-type="float">
            <text:p>377.81</text:p>
          </table:table-cell>
          <table:table-cell table:style-name="ce4" table:formula="of:=[.E264]/[.$H264]" office:value-type="float" office:value="-0.349382449242356" calcext:value-type="float">
            <text:p>-0.35</text:p>
          </table:table-cell>
          <table:table-cell table:style-name="ce4" table:formula="of:=[.F264]/[.$H264]" office:value-type="float" office:value="0" calcext:value-type="float">
            <text:p>0.00</text:p>
          </table:table-cell>
          <table:table-cell table:style-name="ce4" table:formula="of:=[.G264]/[.$H264]" office:value-type="float" office:value="0.936980204786319" calcext:value-type="float">
            <text:p>0.94</text:p>
          </table:table-cell>
          <table:table-cell table:formula="of:=MOD(DEGREES(ATAN2([.I264];[.J264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265]-[.B$1]" office:value-type="float" office:value="-128" calcext:value-type="float">
            <text:p>-128</text:p>
          </table:table-cell>
          <table:table-cell table:formula="of:=[.C265]-[.C$1]" office:value-type="float" office:value="0" calcext:value-type="float">
            <text:p>0</text:p>
          </table:table-cell>
          <table:table-cell table:formula="of:=[.D265]-[.D$1]" office:value-type="float" office:value="368" calcext:value-type="float">
            <text:p>368</text:p>
          </table:table-cell>
          <table:table-cell table:style-name="ce4" table:formula="of:=SQRT([.E265]^2 + [.F265]^2 + [.G265]^2)" office:value-type="float" office:value="389.625461180349" calcext:value-type="float">
            <text:p>389.63</text:p>
          </table:table-cell>
          <table:table-cell table:style-name="ce4" table:formula="of:=[.E265]/[.$H265]" office:value-type="float" office:value="-0.328520624941273" calcext:value-type="float">
            <text:p>-0.33</text:p>
          </table:table-cell>
          <table:table-cell table:style-name="ce4" table:formula="of:=[.F265]/[.$H265]" office:value-type="float" office:value="0" calcext:value-type="float">
            <text:p>0.00</text:p>
          </table:table-cell>
          <table:table-cell table:style-name="ce4" table:formula="of:=[.G265]/[.$H265]" office:value-type="float" office:value="0.944496796706159" calcext:value-type="float">
            <text:p>0.94</text:p>
          </table:table-cell>
          <table:table-cell table:formula="of:=MOD(DEGREES(ATAN2([.I265];[.J265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7" calcext:value-type="float">
            <text:p>307</text:p>
          </table:table-cell>
          <table:table-cell office:value-type="float" office:value="500" calcext:value-type="float">
            <text:p>500</text:p>
          </table:table-cell>
          <table:table-cell table:formula="of:=[.B266]-[.B$1]" office:value-type="float" office:value="-125" calcext:value-type="float">
            <text:p>-125</text:p>
          </table:table-cell>
          <table:table-cell table:formula="of:=[.C266]-[.C$1]" office:value-type="float" office:value="9" calcext:value-type="float">
            <text:p>9</text:p>
          </table:table-cell>
          <table:table-cell table:formula="of:=[.D266]-[.D$1]" office:value-type="float" office:value="364" calcext:value-type="float">
            <text:p>364</text:p>
          </table:table-cell>
          <table:table-cell table:style-name="ce4" table:formula="of:=SQRT([.E266]^2 + [.F266]^2 + [.G266]^2)" office:value-type="float" office:value="384.970128711307" calcext:value-type="float">
            <text:p>384.97</text:p>
          </table:table-cell>
          <table:table-cell table:style-name="ce4" table:formula="of:=[.E266]/[.$H266]" office:value-type="float" office:value="-0.324700517462067" calcext:value-type="float">
            <text:p>-0.32</text:p>
          </table:table-cell>
          <table:table-cell table:style-name="ce4" table:formula="of:=[.F266]/[.$H266]" office:value-type="float" office:value="0.0233784372572689" calcext:value-type="float">
            <text:p>0.02</text:p>
          </table:table-cell>
          <table:table-cell table:style-name="ce4" table:formula="of:=[.G266]/[.$H266]" office:value-type="float" office:value="0.945527906849541" calcext:value-type="float">
            <text:p>0.95</text:p>
          </table:table-cell>
          <table:table-cell table:formula="of:=MOD(DEGREES(ATAN2([.I266];[.J266]))+360; 360)" office:value-type="float" office:value="175.881810296011" calcext:value-type="float">
            <text:p>175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267]-[.B$1]" office:value-type="float" office:value="-134" calcext:value-type="float">
            <text:p>-134</text:p>
          </table:table-cell>
          <table:table-cell table:formula="of:=[.C267]-[.C$1]" office:value-type="float" office:value="6" calcext:value-type="float">
            <text:p>6</text:p>
          </table:table-cell>
          <table:table-cell table:formula="of:=[.D267]-[.D$1]" office:value-type="float" office:value="369" calcext:value-type="float">
            <text:p>369</text:p>
          </table:table-cell>
          <table:table-cell table:style-name="ce4" table:formula="of:=SQRT([.E267]^2 + [.F267]^2 + [.G267]^2)" office:value-type="float" office:value="392.623229063182" calcext:value-type="float">
            <text:p>392.62</text:p>
          </table:table-cell>
          <table:table-cell table:style-name="ce4" table:formula="of:=[.E267]/[.$H267]" office:value-type="float" office:value="-0.341294121388921" calcext:value-type="float">
            <text:p>-0.34</text:p>
          </table:table-cell>
          <table:table-cell table:style-name="ce4" table:formula="of:=[.F267]/[.$H267]" office:value-type="float" office:value="0.0152818263308472" calcext:value-type="float">
            <text:p>0.02</text:p>
          </table:table-cell>
          <table:table-cell table:style-name="ce4" table:formula="of:=[.G267]/[.$H267]" office:value-type="float" office:value="0.939832319347105" calcext:value-type="float">
            <text:p>0.94</text:p>
          </table:table-cell>
          <table:table-cell table:formula="of:=MOD(DEGREES(ATAN2([.I267];[.J267]))+360; 360)" office:value-type="float" office:value="177.436229788535" calcext:value-type="float">
            <text:p>177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8" calcext:value-type="float">
            <text:p>298</text:p>
          </table:table-cell>
          <table:table-cell office:value-type="float" office:value="502" calcext:value-type="float">
            <text:p>502</text:p>
          </table:table-cell>
          <table:table-cell table:formula="of:=[.B268]-[.B$1]" office:value-type="float" office:value="-135" calcext:value-type="float">
            <text:p>-135</text:p>
          </table:table-cell>
          <table:table-cell table:formula="of:=[.C268]-[.C$1]" office:value-type="float" office:value="0" calcext:value-type="float">
            <text:p>0</text:p>
          </table:table-cell>
          <table:table-cell table:formula="of:=[.D268]-[.D$1]" office:value-type="float" office:value="366" calcext:value-type="float">
            <text:p>366</text:p>
          </table:table-cell>
          <table:table-cell table:style-name="ce4" table:formula="of:=SQRT([.E268]^2 + [.F268]^2 + [.G268]^2)" office:value-type="float" office:value="390.103832331855" calcext:value-type="float">
            <text:p>390.10</text:p>
          </table:table-cell>
          <table:table-cell table:style-name="ce4" table:formula="of:=[.E268]/[.$H268]" office:value-type="float" office:value="-0.346061711808967" calcext:value-type="float">
            <text:p>-0.35</text:p>
          </table:table-cell>
          <table:table-cell table:style-name="ce4" table:formula="of:=[.F268]/[.$H268]" office:value-type="float" office:value="0" calcext:value-type="float">
            <text:p>0.00</text:p>
          </table:table-cell>
          <table:table-cell table:style-name="ce4" table:formula="of:=[.G268]/[.$H268]" office:value-type="float" office:value="0.938211752015422" calcext:value-type="float">
            <text:p>0.94</text:p>
          </table:table-cell>
          <table:table-cell table:formula="of:=MOD(DEGREES(ATAN2([.I268];[.J268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269]-[.B$1]" office:value-type="float" office:value="-130" calcext:value-type="float">
            <text:p>-130</text:p>
          </table:table-cell>
          <table:table-cell table:formula="of:=[.C269]-[.C$1]" office:value-type="float" office:value="4" calcext:value-type="float">
            <text:p>4</text:p>
          </table:table-cell>
          <table:table-cell table:formula="of:=[.D269]-[.D$1]" office:value-type="float" office:value="366" calcext:value-type="float">
            <text:p>366</text:p>
          </table:table-cell>
          <table:table-cell table:style-name="ce4" table:formula="of:=SQRT([.E269]^2 + [.F269]^2 + [.G269]^2)" office:value-type="float" office:value="388.422450432516" calcext:value-type="float">
            <text:p>388.42</text:p>
          </table:table-cell>
          <table:table-cell table:style-name="ce4" table:formula="of:=[.E269]/[.$H269]" office:value-type="float" office:value="-0.334687142453384" calcext:value-type="float">
            <text:p>-0.33</text:p>
          </table:table-cell>
          <table:table-cell table:style-name="ce4" table:formula="of:=[.F269]/[.$H269]" office:value-type="float" office:value="0.0102980659216426" calcext:value-type="float">
            <text:p>0.01</text:p>
          </table:table-cell>
          <table:table-cell table:style-name="ce4" table:formula="of:=[.G269]/[.$H269]" office:value-type="float" office:value="0.942273031830298" calcext:value-type="float">
            <text:p>0.94</text:p>
          </table:table-cell>
          <table:table-cell table:formula="of:=MOD(DEGREES(ATAN2([.I269];[.J269]))+360; 360)" office:value-type="float" office:value="178.23760897634" calcext:value-type="float">
            <text:p>178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497" calcext:value-type="float">
            <text:p>497</text:p>
          </table:table-cell>
          <table:table-cell table:formula="of:=[.B270]-[.B$1]" office:value-type="float" office:value="-132" calcext:value-type="float">
            <text:p>-132</text:p>
          </table:table-cell>
          <table:table-cell table:formula="of:=[.C270]-[.C$1]" office:value-type="float" office:value="0" calcext:value-type="float">
            <text:p>0</text:p>
          </table:table-cell>
          <table:table-cell table:formula="of:=[.D270]-[.D$1]" office:value-type="float" office:value="361" calcext:value-type="float">
            <text:p>361</text:p>
          </table:table-cell>
          <table:table-cell table:style-name="ce4" table:formula="of:=SQRT([.E270]^2 + [.F270]^2 + [.G270]^2)" office:value-type="float" office:value="384.376117884553" calcext:value-type="float">
            <text:p>384.38</text:p>
          </table:table-cell>
          <table:table-cell table:style-name="ce4" table:formula="of:=[.E270]/[.$H270]" office:value-type="float" office:value="-0.343413635390443" calcext:value-type="float">
            <text:p>-0.34</text:p>
          </table:table-cell>
          <table:table-cell table:style-name="ce4" table:formula="of:=[.F270]/[.$H270]" office:value-type="float" office:value="0" calcext:value-type="float">
            <text:p>0.00</text:p>
          </table:table-cell>
          <table:table-cell table:style-name="ce4" table:formula="of:=[.G270]/[.$H270]" office:value-type="float" office:value="0.939184260423864" calcext:value-type="float">
            <text:p>0.94</text:p>
          </table:table-cell>
          <table:table-cell table:formula="of:=MOD(DEGREES(ATAN2([.I270];[.J270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271]-[.B$1]" office:value-type="float" office:value="-132" calcext:value-type="float">
            <text:p>-132</text:p>
          </table:table-cell>
          <table:table-cell table:formula="of:=[.C271]-[.C$1]" office:value-type="float" office:value="-3" calcext:value-type="float">
            <text:p>-3</text:p>
          </table:table-cell>
          <table:table-cell table:formula="of:=[.D271]-[.D$1]" office:value-type="float" office:value="364" calcext:value-type="float">
            <text:p>364</text:p>
          </table:table-cell>
          <table:table-cell table:style-name="ce4" table:formula="of:=SQRT([.E271]^2 + [.F271]^2 + [.G271]^2)" office:value-type="float" office:value="387.206663165809" calcext:value-type="float">
            <text:p>387.21</text:p>
          </table:table-cell>
          <table:table-cell table:style-name="ce4" table:formula="of:=[.E271]/[.$H271]" office:value-type="float" office:value="-0.340903224445482" calcext:value-type="float">
            <text:p>-0.34</text:p>
          </table:table-cell>
          <table:table-cell table:style-name="ce4" table:formula="of:=[.F271]/[.$H271]" office:value-type="float" office:value="-0.00774780055557915" calcext:value-type="float">
            <text:p>-0.01</text:p>
          </table:table-cell>
          <table:table-cell table:style-name="ce4" table:formula="of:=[.G271]/[.$H271]" office:value-type="float" office:value="0.94006646741027" calcext:value-type="float">
            <text:p>0.94</text:p>
          </table:table-cell>
          <table:table-cell table:formula="of:=MOD(DEGREES(ATAN2([.I271];[.J271]))+360; 360)" office:value-type="float" office:value="181.301952672579" calcext:value-type="float">
            <text:p>181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table:formula="of:=[.B272]-[.B$1]" office:value-type="float" office:value="-135" calcext:value-type="float">
            <text:p>-135</text:p>
          </table:table-cell>
          <table:table-cell table:formula="of:=[.C272]-[.C$1]" office:value-type="float" office:value="-3" calcext:value-type="float">
            <text:p>-3</text:p>
          </table:table-cell>
          <table:table-cell table:formula="of:=[.D272]-[.D$1]" office:value-type="float" office:value="361" calcext:value-type="float">
            <text:p>361</text:p>
          </table:table-cell>
          <table:table-cell table:style-name="ce4" table:formula="of:=SQRT([.E272]^2 + [.F272]^2 + [.G272]^2)" office:value-type="float" office:value="385.428333156762" calcext:value-type="float">
            <text:p>385.43</text:p>
          </table:table-cell>
          <table:table-cell table:style-name="ce4" table:formula="of:=[.E272]/[.$H272]" office:value-type="float" office:value="-0.350259667975921" calcext:value-type="float">
            <text:p>-0.35</text:p>
          </table:table-cell>
          <table:table-cell table:style-name="ce4" table:formula="of:=[.F272]/[.$H272]" office:value-type="float" office:value="-0.00778354817724268" calcext:value-type="float">
            <text:p>-0.01</text:p>
          </table:table-cell>
          <table:table-cell table:style-name="ce4" table:formula="of:=[.G272]/[.$H272]" office:value-type="float" office:value="0.936620297328203" calcext:value-type="float">
            <text:p>0.94</text:p>
          </table:table-cell>
          <table:table-cell table:formula="of:=MOD(DEGREES(ATAN2([.I272];[.J272]))+360; 360)" office:value-type="float" office:value="181.273030020057" calcext:value-type="float">
            <text:p>181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3" calcext:value-type="float">
            <text:p>293</text:p>
          </table:table-cell>
          <table:table-cell office:value-type="float" office:value="511" calcext:value-type="float">
            <text:p>511</text:p>
          </table:table-cell>
          <table:table-cell table:formula="of:=[.B273]-[.B$1]" office:value-type="float" office:value="-132" calcext:value-type="float">
            <text:p>-132</text:p>
          </table:table-cell>
          <table:table-cell table:formula="of:=[.C273]-[.C$1]" office:value-type="float" office:value="-5" calcext:value-type="float">
            <text:p>-5</text:p>
          </table:table-cell>
          <table:table-cell table:formula="of:=[.D273]-[.D$1]" office:value-type="float" office:value="375" calcext:value-type="float">
            <text:p>375</text:p>
          </table:table-cell>
          <table:table-cell table:style-name="ce4" table:formula="of:=SQRT([.E273]^2 + [.F273]^2 + [.G273]^2)" office:value-type="float" office:value="397.585210992562" calcext:value-type="float">
            <text:p>397.59</text:p>
          </table:table-cell>
          <table:table-cell table:style-name="ce4" table:formula="of:=[.E273]/[.$H273]" office:value-type="float" office:value="-0.332004300840228" calcext:value-type="float">
            <text:p>-0.33</text:p>
          </table:table-cell>
          <table:table-cell table:style-name="ce4" table:formula="of:=[.F273]/[.$H273]" office:value-type="float" office:value="-0.0125759204863723" calcext:value-type="float">
            <text:p>-0.01</text:p>
          </table:table-cell>
          <table:table-cell table:style-name="ce4" table:formula="of:=[.G273]/[.$H273]" office:value-type="float" office:value="0.94319403647792" calcext:value-type="float">
            <text:p>0.94</text:p>
          </table:table-cell>
          <table:table-cell table:formula="of:=MOD(DEGREES(ATAN2([.I273];[.J273]))+360; 360)" office:value-type="float" office:value="182.169257589729" calcext:value-type="float">
            <text:p>182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7" calcext:value-type="float">
            <text:p>307</text:p>
          </table:table-cell>
          <table:table-cell office:value-type="float" office:value="500" calcext:value-type="float">
            <text:p>500</text:p>
          </table:table-cell>
          <table:table-cell table:formula="of:=[.B274]-[.B$1]" office:value-type="float" office:value="-135" calcext:value-type="float">
            <text:p>-135</text:p>
          </table:table-cell>
          <table:table-cell table:formula="of:=[.C274]-[.C$1]" office:value-type="float" office:value="9" calcext:value-type="float">
            <text:p>9</text:p>
          </table:table-cell>
          <table:table-cell table:formula="of:=[.D274]-[.D$1]" office:value-type="float" office:value="364" calcext:value-type="float">
            <text:p>364</text:p>
          </table:table-cell>
          <table:table-cell table:style-name="ce4" table:formula="of:=SQRT([.E274]^2 + [.F274]^2 + [.G274]^2)" office:value-type="float" office:value="388.332331901427" calcext:value-type="float">
            <text:p>388.33</text:p>
          </table:table-cell>
          <table:table-cell table:style-name="ce4" table:formula="of:=[.E274]/[.$H274]" office:value-type="float" office:value="-0.347640381471682" calcext:value-type="float">
            <text:p>-0.35</text:p>
          </table:table-cell>
          <table:table-cell table:style-name="ce4" table:formula="of:=[.F274]/[.$H274]" office:value-type="float" office:value="0.0231760254314455" calcext:value-type="float">
            <text:p>0.02</text:p>
          </table:table-cell>
          <table:table-cell table:style-name="ce4" table:formula="of:=[.G274]/[.$H274]" office:value-type="float" office:value="0.937341473005129" calcext:value-type="float">
            <text:p>0.94</text:p>
          </table:table-cell>
          <table:table-cell table:formula="of:=MOD(DEGREES(ATAN2([.I274];[.J274]))+360; 360)" office:value-type="float" office:value="176.18592516571" calcext:value-type="float">
            <text:p>176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498" calcext:value-type="float">
            <text:p>498</text:p>
          </table:table-cell>
          <table:table-cell table:formula="of:=[.B275]-[.B$1]" office:value-type="float" office:value="-131" calcext:value-type="float">
            <text:p>-131</text:p>
          </table:table-cell>
          <table:table-cell table:formula="of:=[.C275]-[.C$1]" office:value-type="float" office:value="1" calcext:value-type="float">
            <text:p>1</text:p>
          </table:table-cell>
          <table:table-cell table:formula="of:=[.D275]-[.D$1]" office:value-type="float" office:value="362" calcext:value-type="float">
            <text:p>362</text:p>
          </table:table-cell>
          <table:table-cell table:style-name="ce4" table:formula="of:=SQRT([.E275]^2 + [.F275]^2 + [.G275]^2)" office:value-type="float" office:value="384.975323884532" calcext:value-type="float">
            <text:p>384.98</text:p>
          </table:table-cell>
          <table:table-cell table:style-name="ce4" table:formula="of:=[.E275]/[.$H275]" office:value-type="float" office:value="-0.340281550199544" calcext:value-type="float">
            <text:p>-0.34</text:p>
          </table:table-cell>
          <table:table-cell table:style-name="ce4" table:formula="of:=[.F275]/[.$H275]" office:value-type="float" office:value="0.0025975690854927" calcext:value-type="float">
            <text:p>0.00</text:p>
          </table:table-cell>
          <table:table-cell table:style-name="ce4" table:formula="of:=[.G275]/[.$H275]" office:value-type="float" office:value="0.940320008948359" calcext:value-type="float">
            <text:p>0.94</text:p>
          </table:table-cell>
          <table:table-cell table:formula="of:=MOD(DEGREES(ATAN2([.I275];[.J275]))+360; 360)" office:value-type="float" office:value="179.562636132479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B276]-[.B$1]" office:value-type="float" office:value="-132" calcext:value-type="float">
            <text:p>-132</text:p>
          </table:table-cell>
          <table:table-cell table:formula="of:=[.C276]-[.C$1]" office:value-type="float" office:value="2" calcext:value-type="float">
            <text:p>2</text:p>
          </table:table-cell>
          <table:table-cell table:formula="of:=[.D276]-[.D$1]" office:value-type="float" office:value="364" calcext:value-type="float">
            <text:p>364</text:p>
          </table:table-cell>
          <table:table-cell table:style-name="ce4" table:formula="of:=SQRT([.E276]^2 + [.F276]^2 + [.G276]^2)" office:value-type="float" office:value="387.200206611515" calcext:value-type="float">
            <text:p>387.20</text:p>
          </table:table-cell>
          <table:table-cell table:style-name="ce4" table:formula="of:=[.E276]/[.$H276]" office:value-type="float" office:value="-0.340908908998693" calcext:value-type="float">
            <text:p>-0.34</text:p>
          </table:table-cell>
          <table:table-cell table:style-name="ce4" table:formula="of:=[.F276]/[.$H276]" office:value-type="float" office:value="0.00516528649998019" calcext:value-type="float">
            <text:p>0.01</text:p>
          </table:table-cell>
          <table:table-cell table:style-name="ce4" table:formula="of:=[.G276]/[.$H276]" office:value-type="float" office:value="0.940082142996395" calcext:value-type="float">
            <text:p>0.94</text:p>
          </table:table-cell>
          <table:table-cell table:formula="of:=MOD(DEGREES(ATAN2([.I276];[.J276]))+360; 360)" office:value-type="float" office:value="179.131948550255" calcext:value-type="float">
            <text:p>17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6" calcext:value-type="float">
            <text:p>306</text:p>
          </table:table-cell>
          <table:table-cell office:value-type="float" office:value="503" calcext:value-type="float">
            <text:p>503</text:p>
          </table:table-cell>
          <table:table-cell table:formula="of:=[.B277]-[.B$1]" office:value-type="float" office:value="-126" calcext:value-type="float">
            <text:p>-126</text:p>
          </table:table-cell>
          <table:table-cell table:formula="of:=[.C277]-[.C$1]" office:value-type="float" office:value="8" calcext:value-type="float">
            <text:p>8</text:p>
          </table:table-cell>
          <table:table-cell table:formula="of:=[.D277]-[.D$1]" office:value-type="float" office:value="367" calcext:value-type="float">
            <text:p>367</text:p>
          </table:table-cell>
          <table:table-cell table:style-name="ce4" table:formula="of:=SQRT([.E277]^2 + [.F277]^2 + [.G277]^2)" office:value-type="float" office:value="388.1095206253" calcext:value-type="float">
            <text:p>388.11</text:p>
          </table:table-cell>
          <table:table-cell table:style-name="ce4" table:formula="of:=[.E277]/[.$H277]" office:value-type="float" office:value="-0.324650629020891" calcext:value-type="float">
            <text:p>-0.32</text:p>
          </table:table-cell>
          <table:table-cell table:style-name="ce4" table:formula="of:=[.F277]/[.$H277]" office:value-type="float" office:value="0.0206127383505328" calcext:value-type="float">
            <text:p>0.02</text:p>
          </table:table-cell>
          <table:table-cell table:style-name="ce4" table:formula="of:=[.G277]/[.$H277]" office:value-type="float" office:value="0.94560937183069" calcext:value-type="float">
            <text:p>0.95</text:p>
          </table:table-cell>
          <table:table-cell table:formula="of:=MOD(DEGREES(ATAN2([.I277];[.J277]))+360; 360)" office:value-type="float" office:value="176.367049260512" calcext:value-type="float">
            <text:p>176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278]-[.B$1]" office:value-type="float" office:value="-126" calcext:value-type="float">
            <text:p>-126</text:p>
          </table:table-cell>
          <table:table-cell table:formula="of:=[.C278]-[.C$1]" office:value-type="float" office:value="6" calcext:value-type="float">
            <text:p>6</text:p>
          </table:table-cell>
          <table:table-cell table:formula="of:=[.D278]-[.D$1]" office:value-type="float" office:value="365" calcext:value-type="float">
            <text:p>365</text:p>
          </table:table-cell>
          <table:table-cell table:style-name="ce4" table:formula="of:=SQRT([.E278]^2 + [.F278]^2 + [.G278]^2)" office:value-type="float" office:value="386.182599297275" calcext:value-type="float">
            <text:p>386.18</text:p>
          </table:table-cell>
          <table:table-cell table:style-name="ce4" table:formula="of:=[.E278]/[.$H278]" office:value-type="float" office:value="-0.32627052650554" calcext:value-type="float">
            <text:p>-0.33</text:p>
          </table:table-cell>
          <table:table-cell table:style-name="ce4" table:formula="of:=[.F278]/[.$H278]" office:value-type="float" office:value="0.015536691738359" calcext:value-type="float">
            <text:p>0.02</text:p>
          </table:table-cell>
          <table:table-cell table:style-name="ce4" table:formula="of:=[.G278]/[.$H278]" office:value-type="float" office:value="0.945148747416842" calcext:value-type="float">
            <text:p>0.95</text:p>
          </table:table-cell>
          <table:table-cell table:formula="of:=MOD(DEGREES(ATAN2([.I278];[.J278]))+360; 360)" office:value-type="float" office:value="177.273689006094" calcext:value-type="float">
            <text:p>177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279]-[.B$1]" office:value-type="float" office:value="-138" calcext:value-type="float">
            <text:p>-138</text:p>
          </table:table-cell>
          <table:table-cell table:formula="of:=[.C279]-[.C$1]" office:value-type="float" office:value="3" calcext:value-type="float">
            <text:p>3</text:p>
          </table:table-cell>
          <table:table-cell table:formula="of:=[.D279]-[.D$1]" office:value-type="float" office:value="367" calcext:value-type="float">
            <text:p>367</text:p>
          </table:table-cell>
          <table:table-cell table:style-name="ce4" table:formula="of:=SQRT([.E279]^2 + [.F279]^2 + [.G279]^2)" office:value-type="float" office:value="392.099477173842" calcext:value-type="float">
            <text:p>392.10</text:p>
          </table:table-cell>
          <table:table-cell table:style-name="ce4" table:formula="of:=[.E279]/[.$H279]" office:value-type="float" office:value="-0.35195150219192" calcext:value-type="float">
            <text:p>-0.35</text:p>
          </table:table-cell>
          <table:table-cell table:style-name="ce4" table:formula="of:=[.F279]/[.$H279]" office:value-type="float" office:value="0.00765111961286782" calcext:value-type="float">
            <text:p>0.01</text:p>
          </table:table-cell>
          <table:table-cell table:style-name="ce4" table:formula="of:=[.G279]/[.$H279]" office:value-type="float" office:value="0.935986965974164" calcext:value-type="float">
            <text:p>0.94</text:p>
          </table:table-cell>
          <table:table-cell table:formula="of:=MOD(DEGREES(ATAN2([.I279];[.J279]))+360; 360)" office:value-type="float" office:value="178.754635733232" calcext:value-type="float">
            <text:p>178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511" calcext:value-type="float">
            <text:p>511</text:p>
          </table:table-cell>
          <table:table-cell table:formula="of:=[.B280]-[.B$1]" office:value-type="float" office:value="-125" calcext:value-type="float">
            <text:p>-125</text:p>
          </table:table-cell>
          <table:table-cell table:formula="of:=[.C280]-[.C$1]" office:value-type="float" office:value="2" calcext:value-type="float">
            <text:p>2</text:p>
          </table:table-cell>
          <table:table-cell table:formula="of:=[.D280]-[.D$1]" office:value-type="float" office:value="375" calcext:value-type="float">
            <text:p>375</text:p>
          </table:table-cell>
          <table:table-cell table:style-name="ce4" table:formula="of:=SQRT([.E280]^2 + [.F280]^2 + [.G280]^2)" office:value-type="float" office:value="395.289767132922" calcext:value-type="float">
            <text:p>395.29</text:p>
          </table:table-cell>
          <table:table-cell table:style-name="ce4" table:formula="of:=[.E280]/[.$H280]" office:value-type="float" office:value="-0.316223718379147" calcext:value-type="float">
            <text:p>-0.32</text:p>
          </table:table-cell>
          <table:table-cell table:style-name="ce4" table:formula="of:=[.F280]/[.$H280]" office:value-type="float" office:value="0.00505957949406636" calcext:value-type="float">
            <text:p>0.01</text:p>
          </table:table-cell>
          <table:table-cell table:style-name="ce4" table:formula="of:=[.G280]/[.$H280]" office:value-type="float" office:value="0.948671155137442" calcext:value-type="float">
            <text:p>0.95</text:p>
          </table:table-cell>
          <table:table-cell table:formula="of:=MOD(DEGREES(ATAN2([.I280];[.J280]))+360; 360)" office:value-type="float" office:value="179.083345743615" calcext:value-type="float">
            <text:p>179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89" calcext:value-type="float">
            <text:p>289</text:p>
          </table:table-cell>
          <table:table-cell office:value-type="float" office:value="501" calcext:value-type="float">
            <text:p>501</text:p>
          </table:table-cell>
          <table:table-cell table:formula="of:=[.B281]-[.B$1]" office:value-type="float" office:value="-134" calcext:value-type="float">
            <text:p>-134</text:p>
          </table:table-cell>
          <table:table-cell table:formula="of:=[.C281]-[.C$1]" office:value-type="float" office:value="-9" calcext:value-type="float">
            <text:p>-9</text:p>
          </table:table-cell>
          <table:table-cell table:formula="of:=[.D281]-[.D$1]" office:value-type="float" office:value="365" calcext:value-type="float">
            <text:p>365</text:p>
          </table:table-cell>
          <table:table-cell table:style-name="ce4" table:formula="of:=SQRT([.E281]^2 + [.F281]^2 + [.G281]^2)" office:value-type="float" office:value="388.924157130924" calcext:value-type="float">
            <text:p>388.92</text:p>
          </table:table-cell>
          <table:table-cell table:style-name="ce4" table:formula="of:=[.E281]/[.$H281]" office:value-type="float" office:value="-0.344540182303182" calcext:value-type="float">
            <text:p>-0.34</text:p>
          </table:table-cell>
          <table:table-cell table:style-name="ce4" table:formula="of:=[.F281]/[.$H281]" office:value-type="float" office:value="-0.0231407585129003" calcext:value-type="float">
            <text:p>-0.02</text:p>
          </table:table-cell>
          <table:table-cell table:style-name="ce4" table:formula="of:=[.G281]/[.$H281]" office:value-type="float" office:value="0.938486317467622" calcext:value-type="float">
            <text:p>0.94</text:p>
          </table:table-cell>
          <table:table-cell table:formula="of:=MOD(DEGREES(ATAN2([.I281];[.J281]))+360; 360)" office:value-type="float" office:value="183.842453127915" calcext:value-type="float">
            <text:p>183.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5" calcext:value-type="float">
            <text:p>295</text:p>
          </table:table-cell>
          <table:table-cell office:value-type="float" office:value="495" calcext:value-type="float">
            <text:p>495</text:p>
          </table:table-cell>
          <table:table-cell table:formula="of:=[.B282]-[.B$1]" office:value-type="float" office:value="-135" calcext:value-type="float">
            <text:p>-135</text:p>
          </table:table-cell>
          <table:table-cell table:formula="of:=[.C282]-[.C$1]" office:value-type="float" office:value="-3" calcext:value-type="float">
            <text:p>-3</text:p>
          </table:table-cell>
          <table:table-cell table:formula="of:=[.D282]-[.D$1]" office:value-type="float" office:value="359" calcext:value-type="float">
            <text:p>359</text:p>
          </table:table-cell>
          <table:table-cell table:style-name="ce4" table:formula="of:=SQRT([.E282]^2 + [.F282]^2 + [.G282]^2)" office:value-type="float" office:value="383.555732586543" calcext:value-type="float">
            <text:p>383.56</text:p>
          </table:table-cell>
          <table:table-cell table:style-name="ce4" table:formula="of:=[.E282]/[.$H282]" office:value-type="float" office:value="-0.351969710085194" calcext:value-type="float">
            <text:p>-0.35</text:p>
          </table:table-cell>
          <table:table-cell table:style-name="ce4" table:formula="of:=[.F282]/[.$H282]" office:value-type="float" office:value="-0.00782154911300432" calcext:value-type="float">
            <text:p>-0.01</text:p>
          </table:table-cell>
          <table:table-cell table:style-name="ce4" table:formula="of:=[.G282]/[.$H282]" office:value-type="float" office:value="0.93597871052285" calcext:value-type="float">
            <text:p>0.94</text:p>
          </table:table-cell>
          <table:table-cell table:formula="of:=MOD(DEGREES(ATAN2([.I282];[.J282]))+360; 360)" office:value-type="float" office:value="181.273030020057" calcext:value-type="float">
            <text:p>181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6" calcext:value-type="float">
            <text:p>306</text:p>
          </table:table-cell>
          <table:table-cell office:value-type="float" office:value="501" calcext:value-type="float">
            <text:p>501</text:p>
          </table:table-cell>
          <table:table-cell table:formula="of:=[.B283]-[.B$1]" office:value-type="float" office:value="-134" calcext:value-type="float">
            <text:p>-134</text:p>
          </table:table-cell>
          <table:table-cell table:formula="of:=[.C283]-[.C$1]" office:value-type="float" office:value="8" calcext:value-type="float">
            <text:p>8</text:p>
          </table:table-cell>
          <table:table-cell table:formula="of:=[.D283]-[.D$1]" office:value-type="float" office:value="365" calcext:value-type="float">
            <text:p>365</text:p>
          </table:table-cell>
          <table:table-cell table:style-name="ce4" table:formula="of:=SQRT([.E283]^2 + [.F283]^2 + [.G283]^2)" office:value-type="float" office:value="388.902301356009" calcext:value-type="float">
            <text:p>388.90</text:p>
          </table:table-cell>
          <table:table-cell table:style-name="ce4" table:formula="of:=[.E283]/[.$H283]" office:value-type="float" office:value="-0.344559544987968" calcext:value-type="float">
            <text:p>-0.34</text:p>
          </table:table-cell>
          <table:table-cell table:style-name="ce4" table:formula="of:=[.F283]/[.$H283]" office:value-type="float" office:value="0.0205707191037593" calcext:value-type="float">
            <text:p>0.02</text:p>
          </table:table-cell>
          <table:table-cell table:style-name="ce4" table:formula="of:=[.G283]/[.$H283]" office:value-type="float" office:value="0.938539059109017" calcext:value-type="float">
            <text:p>0.94</text:p>
          </table:table-cell>
          <table:table-cell table:formula="of:=MOD(DEGREES(ATAN2([.I283];[.J283]))+360; 360)" office:value-type="float" office:value="176.583411808229" calcext:value-type="float">
            <text:p>176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6" calcext:value-type="float">
            <text:p>306</text:p>
          </table:table-cell>
          <table:table-cell office:value-type="float" office:value="501" calcext:value-type="float">
            <text:p>501</text:p>
          </table:table-cell>
          <table:table-cell table:formula="of:=[.B284]-[.B$1]" office:value-type="float" office:value="-131" calcext:value-type="float">
            <text:p>-131</text:p>
          </table:table-cell>
          <table:table-cell table:formula="of:=[.C284]-[.C$1]" office:value-type="float" office:value="8" calcext:value-type="float">
            <text:p>8</text:p>
          </table:table-cell>
          <table:table-cell table:formula="of:=[.D284]-[.D$1]" office:value-type="float" office:value="365" calcext:value-type="float">
            <text:p>365</text:p>
          </table:table-cell>
          <table:table-cell table:style-name="ce4" table:formula="of:=SQRT([.E284]^2 + [.F284]^2 + [.G284]^2)" office:value-type="float" office:value="387.878847064389" calcext:value-type="float">
            <text:p>387.88</text:p>
          </table:table-cell>
          <table:table-cell table:style-name="ce4" table:formula="of:=[.E284]/[.$H284]" office:value-type="float" office:value="-0.337734323465836" calcext:value-type="float">
            <text:p>-0.34</text:p>
          </table:table-cell>
          <table:table-cell table:style-name="ce4" table:formula="of:=[.F284]/[.$H284]" office:value-type="float" office:value="0.0206249968528755" calcext:value-type="float">
            <text:p>0.02</text:p>
          </table:table-cell>
          <table:table-cell table:style-name="ce4" table:formula="of:=[.G284]/[.$H284]" office:value-type="float" office:value="0.941015481412443" calcext:value-type="float">
            <text:p>0.94</text:p>
          </table:table-cell>
          <table:table-cell table:formula="of:=MOD(DEGREES(ATAN2([.I284];[.J284]))+360; 360)" office:value-type="float" office:value="176.505361072747" calcext:value-type="float">
            <text:p>176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90" calcext:value-type="float">
            <text:p>290</text:p>
          </table:table-cell>
          <table:table-cell office:value-type="float" office:value="504" calcext:value-type="float">
            <text:p>504</text:p>
          </table:table-cell>
          <table:table-cell table:formula="of:=[.B285]-[.B$1]" office:value-type="float" office:value="-137" calcext:value-type="float">
            <text:p>-137</text:p>
          </table:table-cell>
          <table:table-cell table:formula="of:=[.C285]-[.C$1]" office:value-type="float" office:value="-8" calcext:value-type="float">
            <text:p>-8</text:p>
          </table:table-cell>
          <table:table-cell table:formula="of:=[.D285]-[.D$1]" office:value-type="float" office:value="368" calcext:value-type="float">
            <text:p>368</text:p>
          </table:table-cell>
          <table:table-cell table:style-name="ce4" table:formula="of:=SQRT([.E285]^2 + [.F285]^2 + [.G285]^2)" office:value-type="float" office:value="392.755649227354" calcext:value-type="float">
            <text:p>392.76</text:p>
          </table:table-cell>
          <table:table-cell table:style-name="ce4" table:formula="of:=[.E285]/[.$H285]" office:value-type="float" office:value="-0.348817388800167" calcext:value-type="float">
            <text:p>-0.35</text:p>
          </table:table-cell>
          <table:table-cell table:style-name="ce4" table:formula="of:=[.F285]/[.$H285]" office:value-type="float" office:value="-0.0203688986160682" calcext:value-type="float">
            <text:p>-0.02</text:p>
          </table:table-cell>
          <table:table-cell table:style-name="ce4" table:formula="of:=[.G285]/[.$H285]" office:value-type="float" office:value="0.936969336339136" calcext:value-type="float">
            <text:p>0.94</text:p>
          </table:table-cell>
          <table:table-cell table:formula="of:=MOD(DEGREES(ATAN2([.I285];[.J285]))+360; 360)" office:value-type="float" office:value="183.341943857261" calcext:value-type="float">
            <text:p>183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table:formula="of:=[.B286]-[.B$1]" office:value-type="float" office:value="-134" calcext:value-type="float">
            <text:p>-134</text:p>
          </table:table-cell>
          <table:table-cell table:formula="of:=[.C286]-[.C$1]" office:value-type="float" office:value="-2" calcext:value-type="float">
            <text:p>-2</text:p>
          </table:table-cell>
          <table:table-cell table:formula="of:=[.D286]-[.D$1]" office:value-type="float" office:value="360" calcext:value-type="float">
            <text:p>360</text:p>
          </table:table-cell>
          <table:table-cell table:style-name="ce4" table:formula="of:=SQRT([.E286]^2 + [.F286]^2 + [.G286]^2)" office:value-type="float" office:value="384.135392797904" calcext:value-type="float">
            <text:p>384.14</text:p>
          </table:table-cell>
          <table:table-cell table:style-name="ce4" table:formula="of:=[.E286]/[.$H286]" office:value-type="float" office:value="-0.348835339081859" calcext:value-type="float">
            <text:p>-0.35</text:p>
          </table:table-cell>
          <table:table-cell table:style-name="ce4" table:formula="of:=[.F286]/[.$H286]" office:value-type="float" office:value="-0.0052064975982367" calcext:value-type="float">
            <text:p>-0.01</text:p>
          </table:table-cell>
          <table:table-cell table:style-name="ce4" table:formula="of:=[.G286]/[.$H286]" office:value-type="float" office:value="0.937169567682607" calcext:value-type="float">
            <text:p>0.94</text:p>
          </table:table-cell>
          <table:table-cell table:formula="of:=MOD(DEGREES(ATAN2([.I286];[.J286]))+360; 360)" office:value-type="float" office:value="180.855097396267" calcext:value-type="float">
            <text:p>180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6" calcext:value-type="float">
            <text:p>296</text:p>
          </table:table-cell>
          <table:table-cell office:value-type="float" office:value="503" calcext:value-type="float">
            <text:p>503</text:p>
          </table:table-cell>
          <table:table-cell table:formula="of:=[.B287]-[.B$1]" office:value-type="float" office:value="-131" calcext:value-type="float">
            <text:p>-131</text:p>
          </table:table-cell>
          <table:table-cell table:formula="of:=[.C287]-[.C$1]" office:value-type="float" office:value="-2" calcext:value-type="float">
            <text:p>-2</text:p>
          </table:table-cell>
          <table:table-cell table:formula="of:=[.D287]-[.D$1]" office:value-type="float" office:value="367" calcext:value-type="float">
            <text:p>367</text:p>
          </table:table-cell>
          <table:table-cell table:style-name="ce4" table:formula="of:=SQRT([.E287]^2 + [.F287]^2 + [.G287]^2)" office:value-type="float" office:value="389.684487759007" calcext:value-type="float">
            <text:p>389.68</text:p>
          </table:table-cell>
          <table:table-cell table:style-name="ce4" table:formula="of:=[.E287]/[.$H287]" office:value-type="float" office:value="-0.336169398872799" calcext:value-type="float">
            <text:p>-0.34</text:p>
          </table:table-cell>
          <table:table-cell table:style-name="ce4" table:formula="of:=[.F287]/[.$H287]" office:value-type="float" office:value="-0.00513235723469922" calcext:value-type="float">
            <text:p>-0.01</text:p>
          </table:table-cell>
          <table:table-cell table:style-name="ce4" table:formula="of:=[.G287]/[.$H287]" office:value-type="float" office:value="0.941787552567306" calcext:value-type="float">
            <text:p>0.94</text:p>
          </table:table-cell>
          <table:table-cell table:formula="of:=MOD(DEGREES(ATAN2([.I287];[.J287]))+360; 360)" office:value-type="float" office:value="180.874676771121" calcext:value-type="float">
            <text:p>18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8" calcext:value-type="float">
            <text:p>298</text:p>
          </table:table-cell>
          <table:table-cell office:value-type="float" office:value="500" calcext:value-type="float">
            <text:p>500</text:p>
          </table:table-cell>
          <table:table-cell table:formula="of:=[.B288]-[.B$1]" office:value-type="float" office:value="-128" calcext:value-type="float">
            <text:p>-128</text:p>
          </table:table-cell>
          <table:table-cell table:formula="of:=[.C288]-[.C$1]" office:value-type="float" office:value="0" calcext:value-type="float">
            <text:p>0</text:p>
          </table:table-cell>
          <table:table-cell table:formula="of:=[.D288]-[.D$1]" office:value-type="float" office:value="364" calcext:value-type="float">
            <text:p>364</text:p>
          </table:table-cell>
          <table:table-cell table:style-name="ce4" table:formula="of:=SQRT([.E288]^2 + [.F288]^2 + [.G288]^2)" office:value-type="float" office:value="385.849711675414" calcext:value-type="float">
            <text:p>385.85</text:p>
          </table:table-cell>
          <table:table-cell table:style-name="ce4" table:formula="of:=[.E288]/[.$H288]" office:value-type="float" office:value="-0.331735378119646" calcext:value-type="float">
            <text:p>-0.33</text:p>
          </table:table-cell>
          <table:table-cell table:style-name="ce4" table:formula="of:=[.F288]/[.$H288]" office:value-type="float" office:value="0" calcext:value-type="float">
            <text:p>0.00</text:p>
          </table:table-cell>
          <table:table-cell table:style-name="ce4" table:formula="of:=[.G288]/[.$H288]" office:value-type="float" office:value="0.943372481527745" calcext:value-type="float">
            <text:p>0.94</text:p>
          </table:table-cell>
          <table:table-cell table:formula="of:=MOD(DEGREES(ATAN2([.I288];[.J288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table:formula="of:=[.B289]-[.B$1]" office:value-type="float" office:value="-126" calcext:value-type="float">
            <text:p>-126</text:p>
          </table:table-cell>
          <table:table-cell table:formula="of:=[.C289]-[.C$1]" office:value-type="float" office:value="-2" calcext:value-type="float">
            <text:p>-2</text:p>
          </table:table-cell>
          <table:table-cell table:formula="of:=[.D289]-[.D$1]" office:value-type="float" office:value="360" calcext:value-type="float">
            <text:p>360</text:p>
          </table:table-cell>
          <table:table-cell table:style-name="ce4" table:formula="of:=SQRT([.E289]^2 + [.F289]^2 + [.G289]^2)" office:value-type="float" office:value="381.418405428999" calcext:value-type="float">
            <text:p>381.42</text:p>
          </table:table-cell>
          <table:table-cell table:style-name="ce4" table:formula="of:=[.E289]/[.$H289]" office:value-type="float" office:value="-0.330345883173315" calcext:value-type="float">
            <text:p>-0.33</text:p>
          </table:table-cell>
          <table:table-cell table:style-name="ce4" table:formula="of:=[.F289]/[.$H289]" office:value-type="float" office:value="-0.00524358544719547" calcext:value-type="float">
            <text:p>-0.01</text:p>
          </table:table-cell>
          <table:table-cell table:style-name="ce4" table:formula="of:=[.G289]/[.$H289]" office:value-type="float" office:value="0.943845380495185" calcext:value-type="float">
            <text:p>0.94</text:p>
          </table:table-cell>
          <table:table-cell table:formula="of:=MOD(DEGREES(ATAN2([.I289];[.J289]))+360; 360)" office:value-type="float" office:value="180.909380449199" calcext:value-type="float">
            <text:p>180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497" calcext:value-type="float">
            <text:p>497</text:p>
          </table:table-cell>
          <table:table-cell table:formula="of:=[.B290]-[.B$1]" office:value-type="float" office:value="-130" calcext:value-type="float">
            <text:p>-130</text:p>
          </table:table-cell>
          <table:table-cell table:formula="of:=[.C290]-[.C$1]" office:value-type="float" office:value="0" calcext:value-type="float">
            <text:p>0</text:p>
          </table:table-cell>
          <table:table-cell table:formula="of:=[.D290]-[.D$1]" office:value-type="float" office:value="361" calcext:value-type="float">
            <text:p>361</text:p>
          </table:table-cell>
          <table:table-cell table:style-name="ce4" table:formula="of:=SQRT([.E290]^2 + [.F290]^2 + [.G290]^2)" office:value-type="float" office:value="383.693888405849" calcext:value-type="float">
            <text:p>383.69</text:p>
          </table:table-cell>
          <table:table-cell table:style-name="ce4" table:formula="of:=[.E290]/[.$H290]" office:value-type="float" office:value="-0.338811755746533" calcext:value-type="float">
            <text:p>-0.34</text:p>
          </table:table-cell>
          <table:table-cell table:style-name="ce4" table:formula="of:=[.F290]/[.$H290]" office:value-type="float" office:value="0" calcext:value-type="float">
            <text:p>0.00</text:p>
          </table:table-cell>
          <table:table-cell table:style-name="ce4" table:formula="of:=[.G290]/[.$H290]" office:value-type="float" office:value="0.940854183265373" calcext:value-type="float">
            <text:p>0.94</text:p>
          </table:table-cell>
          <table:table-cell table:formula="of:=MOD(DEGREES(ATAN2([.I290];[.J290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1" calcext:value-type="float">
            <text:p>301</text:p>
          </table:table-cell>
          <table:table-cell office:value-type="float" office:value="505" calcext:value-type="float">
            <text:p>505</text:p>
          </table:table-cell>
          <table:table-cell table:formula="of:=[.B291]-[.B$1]" office:value-type="float" office:value="-138" calcext:value-type="float">
            <text:p>-138</text:p>
          </table:table-cell>
          <table:table-cell table:formula="of:=[.C291]-[.C$1]" office:value-type="float" office:value="3" calcext:value-type="float">
            <text:p>3</text:p>
          </table:table-cell>
          <table:table-cell table:formula="of:=[.D291]-[.D$1]" office:value-type="float" office:value="369" calcext:value-type="float">
            <text:p>369</text:p>
          </table:table-cell>
          <table:table-cell table:style-name="ce4" table:formula="of:=SQRT([.E291]^2 + [.F291]^2 + [.G291]^2)" office:value-type="float" office:value="393.972080229044" calcext:value-type="float">
            <text:p>393.97</text:p>
          </table:table-cell>
          <table:table-cell table:style-name="ce4" table:formula="of:=[.E291]/[.$H291]" office:value-type="float" office:value="-0.350278628677877" calcext:value-type="float">
            <text:p>-0.35</text:p>
          </table:table-cell>
          <table:table-cell table:style-name="ce4" table:formula="of:=[.F291]/[.$H291]" office:value-type="float" office:value="0.00761475279734516" calcext:value-type="float">
            <text:p>0.01</text:p>
          </table:table-cell>
          <table:table-cell table:style-name="ce4" table:formula="of:=[.G291]/[.$H291]" office:value-type="float" office:value="0.936614594073454" calcext:value-type="float">
            <text:p>0.94</text:p>
          </table:table-cell>
          <table:table-cell table:formula="of:=MOD(DEGREES(ATAN2([.I291];[.J291]))+360; 360)" office:value-type="float" office:value="178.754635733232" calcext:value-type="float">
            <text:p>178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table:formula="of:=[.B292]-[.B$1]" office:value-type="float" office:value="-126" calcext:value-type="float">
            <text:p>-126</text:p>
          </table:table-cell>
          <table:table-cell table:formula="of:=[.C292]-[.C$1]" office:value-type="float" office:value="-2" calcext:value-type="float">
            <text:p>-2</text:p>
          </table:table-cell>
          <table:table-cell table:formula="of:=[.D292]-[.D$1]" office:value-type="float" office:value="369" calcext:value-type="float">
            <text:p>369</text:p>
          </table:table-cell>
          <table:table-cell table:style-name="ce4" table:formula="of:=SQRT([.E292]^2 + [.F292]^2 + [.G292]^2)" office:value-type="float" office:value="389.924351637596" calcext:value-type="float">
            <text:p>389.92</text:p>
          </table:table-cell>
          <table:table-cell table:style-name="ce4" table:formula="of:=[.E292]/[.$H292]" office:value-type="float" office:value="-0.323139602517329" calcext:value-type="float">
            <text:p>-0.32</text:p>
          </table:table-cell>
          <table:table-cell table:style-name="ce4" table:formula="of:=[.F292]/[.$H292]" office:value-type="float" office:value="-0.0051292000399576" calcext:value-type="float">
            <text:p>-0.01</text:p>
          </table:table-cell>
          <table:table-cell table:style-name="ce4" table:formula="of:=[.G292]/[.$H292]" office:value-type="float" office:value="0.946337407372177" calcext:value-type="float">
            <text:p>0.95</text:p>
          </table:table-cell>
          <table:table-cell table:formula="of:=MOD(DEGREES(ATAN2([.I292];[.J292]))+360; 360)" office:value-type="float" office:value="180.909380449199" calcext:value-type="float">
            <text:p>180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2" calcext:value-type="float">
            <text:p>292</text:p>
          </table:table-cell>
          <table:table-cell office:value-type="float" office:value="501" calcext:value-type="float">
            <text:p>501</text:p>
          </table:table-cell>
          <table:table-cell table:formula="of:=[.B293]-[.B$1]" office:value-type="float" office:value="-134" calcext:value-type="float">
            <text:p>-134</text:p>
          </table:table-cell>
          <table:table-cell table:formula="of:=[.C293]-[.C$1]" office:value-type="float" office:value="-6" calcext:value-type="float">
            <text:p>-6</text:p>
          </table:table-cell>
          <table:table-cell table:formula="of:=[.D293]-[.D$1]" office:value-type="float" office:value="365" calcext:value-type="float">
            <text:p>365</text:p>
          </table:table-cell>
          <table:table-cell table:style-name="ce4" table:formula="of:=SQRT([.E293]^2 + [.F293]^2 + [.G293]^2)" office:value-type="float" office:value="388.86630093131" calcext:value-type="float">
            <text:p>388.87</text:p>
          </table:table-cell>
          <table:table-cell table:style-name="ce4" table:formula="of:=[.E293]/[.$H293]" office:value-type="float" office:value="-0.34459144358634" calcext:value-type="float">
            <text:p>-0.34</text:p>
          </table:table-cell>
          <table:table-cell table:style-name="ce4" table:formula="of:=[.F293]/[.$H293]" office:value-type="float" office:value="-0.0154294676232689" calcext:value-type="float">
            <text:p>-0.02</text:p>
          </table:table-cell>
          <table:table-cell table:style-name="ce4" table:formula="of:=[.G293]/[.$H293]" office:value-type="float" office:value="0.938625947082194" calcext:value-type="float">
            <text:p>0.94</text:p>
          </table:table-cell>
          <table:table-cell table:formula="of:=MOD(DEGREES(ATAN2([.I293];[.J293]))+360; 360)" office:value-type="float" office:value="182.563770211465" calcext:value-type="float">
            <text:p>182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11" calcext:value-type="float">
            <text:p>311</text:p>
          </table:table-cell>
          <table:table-cell office:value-type="float" office:value="505" calcext:value-type="float">
            <text:p>505</text:p>
          </table:table-cell>
          <table:table-cell table:formula="of:=[.B294]-[.B$1]" office:value-type="float" office:value="-131" calcext:value-type="float">
            <text:p>-131</text:p>
          </table:table-cell>
          <table:table-cell table:formula="of:=[.C294]-[.C$1]" office:value-type="float" office:value="13" calcext:value-type="float">
            <text:p>13</text:p>
          </table:table-cell>
          <table:table-cell table:formula="of:=[.D294]-[.D$1]" office:value-type="float" office:value="369" calcext:value-type="float">
            <text:p>369</text:p>
          </table:table-cell>
          <table:table-cell table:style-name="ce4" table:formula="of:=SQRT([.E294]^2 + [.F294]^2 + [.G294]^2)" office:value-type="float" office:value="391.779274592212" calcext:value-type="float">
            <text:p>391.78</text:p>
          </table:table-cell>
          <table:table-cell table:style-name="ce4" table:formula="of:=[.E294]/[.$H294]" office:value-type="float" office:value="-0.334371949961755" calcext:value-type="float">
            <text:p>-0.33</text:p>
          </table:table-cell>
          <table:table-cell table:style-name="ce4" table:formula="of:=[.F294]/[.$H294]" office:value-type="float" office:value="0.0331819492328459" calcext:value-type="float">
            <text:p>0.03</text:p>
          </table:table-cell>
          <table:table-cell table:style-name="ce4" table:formula="of:=[.G294]/[.$H294]" office:value-type="float" office:value="0.941856866686166" calcext:value-type="float">
            <text:p>0.94</text:p>
          </table:table-cell>
          <table:table-cell table:formula="of:=MOD(DEGREES(ATAN2([.I294];[.J294]))+360; 360)" office:value-type="float" office:value="174.332714321761" calcext:value-type="float">
            <text:p>174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295]-[.B$1]" office:value-type="float" office:value="-128" calcext:value-type="float">
            <text:p>-128</text:p>
          </table:table-cell>
          <table:table-cell table:formula="of:=[.C295]-[.C$1]" office:value-type="float" office:value="2" calcext:value-type="float">
            <text:p>2</text:p>
          </table:table-cell>
          <table:table-cell table:formula="of:=[.D295]-[.D$1]" office:value-type="float" office:value="366" calcext:value-type="float">
            <text:p>366</text:p>
          </table:table-cell>
          <table:table-cell table:style-name="ce4" table:formula="of:=SQRT([.E295]^2 + [.F295]^2 + [.G295]^2)" office:value-type="float" office:value="387.74218238412" calcext:value-type="float">
            <text:p>387.74</text:p>
          </table:table-cell>
          <table:table-cell table:style-name="ce4" table:formula="of:=[.E295]/[.$H295]" office:value-type="float" office:value="-0.330116262339484" calcext:value-type="float">
            <text:p>-0.33</text:p>
          </table:table-cell>
          <table:table-cell table:style-name="ce4" table:formula="of:=[.F295]/[.$H295]" office:value-type="float" office:value="0.00515806659905443" calcext:value-type="float">
            <text:p>0.01</text:p>
          </table:table-cell>
          <table:table-cell table:style-name="ce4" table:formula="of:=[.G295]/[.$H295]" office:value-type="float" office:value="0.943926187626961" calcext:value-type="float">
            <text:p>0.94</text:p>
          </table:table-cell>
          <table:table-cell table:formula="of:=MOD(DEGREES(ATAN2([.I295];[.J295]))+360; 360)" office:value-type="float" office:value="179.104826289789" calcext:value-type="float">
            <text:p>179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296]-[.B$1]" office:value-type="float" office:value="-128" calcext:value-type="float">
            <text:p>-128</text:p>
          </table:table-cell>
          <table:table-cell table:formula="of:=[.C296]-[.C$1]" office:value-type="float" office:value="7" calcext:value-type="float">
            <text:p>7</text:p>
          </table:table-cell>
          <table:table-cell table:formula="of:=[.D296]-[.D$1]" office:value-type="float" office:value="368" calcext:value-type="float">
            <text:p>368</text:p>
          </table:table-cell>
          <table:table-cell table:style-name="ce4" table:formula="of:=SQRT([.E296]^2 + [.F296]^2 + [.G296]^2)" office:value-type="float" office:value="389.688337007922" calcext:value-type="float">
            <text:p>389.69</text:p>
          </table:table-cell>
          <table:table-cell table:style-name="ce4" table:formula="of:=[.E296]/[.$H296]" office:value-type="float" office:value="-0.328467618463515" calcext:value-type="float">
            <text:p>-0.33</text:p>
          </table:table-cell>
          <table:table-cell table:style-name="ce4" table:formula="of:=[.F296]/[.$H296]" office:value-type="float" office:value="0.0179630728847235" calcext:value-type="float">
            <text:p>0.02</text:p>
          </table:table-cell>
          <table:table-cell table:style-name="ce4" table:formula="of:=[.G296]/[.$H296]" office:value-type="float" office:value="0.944344403082607" calcext:value-type="float">
            <text:p>0.94</text:p>
          </table:table-cell>
          <table:table-cell table:formula="of:=MOD(DEGREES(ATAN2([.I296];[.J296]))+360; 360)" office:value-type="float" office:value="176.869755137781" calcext:value-type="float">
            <text:p>176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6" calcext:value-type="float">
            <text:p>306</text:p>
          </table:table-cell>
          <table:table-cell office:value-type="float" office:value="503" calcext:value-type="float">
            <text:p>503</text:p>
          </table:table-cell>
          <table:table-cell table:formula="of:=[.B297]-[.B$1]" office:value-type="float" office:value="-129" calcext:value-type="float">
            <text:p>-129</text:p>
          </table:table-cell>
          <table:table-cell table:formula="of:=[.C297]-[.C$1]" office:value-type="float" office:value="8" calcext:value-type="float">
            <text:p>8</text:p>
          </table:table-cell>
          <table:table-cell table:formula="of:=[.D297]-[.D$1]" office:value-type="float" office:value="367" calcext:value-type="float">
            <text:p>367</text:p>
          </table:table-cell>
          <table:table-cell table:style-name="ce4" table:formula="of:=SQRT([.E297]^2 + [.F297]^2 + [.G297]^2)" office:value-type="float" office:value="389.093819020554" calcext:value-type="float">
            <text:p>389.09</text:p>
          </table:table-cell>
          <table:table-cell table:style-name="ce4" table:formula="of:=[.E297]/[.$H297]" office:value-type="float" office:value="-0.331539576559517" calcext:value-type="float">
            <text:p>-0.33</text:p>
          </table:table-cell>
          <table:table-cell table:style-name="ce4" table:formula="of:=[.F297]/[.$H297]" office:value-type="float" office:value="0.0205605938951639" calcext:value-type="float">
            <text:p>0.02</text:p>
          </table:table-cell>
          <table:table-cell table:style-name="ce4" table:formula="of:=[.G297]/[.$H297]" office:value-type="float" office:value="0.943217244940642" calcext:value-type="float">
            <text:p>0.94</text:p>
          </table:table-cell>
          <table:table-cell table:formula="of:=MOD(DEGREES(ATAN2([.I297];[.J297]))+360; 360)" office:value-type="float" office:value="176.451318026096" calcext:value-type="float">
            <text:p>176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4" calcext:value-type="float">
            <text:p>304</text:p>
          </table:table-cell>
          <table:table-cell office:value-type="float" office:value="503" calcext:value-type="float">
            <text:p>503</text:p>
          </table:table-cell>
          <table:table-cell table:formula="of:=[.B298]-[.B$1]" office:value-type="float" office:value="-134" calcext:value-type="float">
            <text:p>-134</text:p>
          </table:table-cell>
          <table:table-cell table:formula="of:=[.C298]-[.C$1]" office:value-type="float" office:value="6" calcext:value-type="float">
            <text:p>6</text:p>
          </table:table-cell>
          <table:table-cell table:formula="of:=[.D298]-[.D$1]" office:value-type="float" office:value="367" calcext:value-type="float">
            <text:p>367</text:p>
          </table:table-cell>
          <table:table-cell table:style-name="ce4" table:formula="of:=SQRT([.E298]^2 + [.F298]^2 + [.G298]^2)" office:value-type="float" office:value="390.744161824588" calcext:value-type="float">
            <text:p>390.74</text:p>
          </table:table-cell>
          <table:table-cell table:style-name="ce4" table:formula="of:=[.E298]/[.$H298]" office:value-type="float" office:value="-0.342935386095813" calcext:value-type="float">
            <text:p>-0.34</text:p>
          </table:table-cell>
          <table:table-cell table:style-name="ce4" table:formula="of:=[.F298]/[.$H298]" office:value-type="float" office:value="0.0153553157953349" calcext:value-type="float">
            <text:p>0.02</text:p>
          </table:table-cell>
          <table:table-cell table:style-name="ce4" table:formula="of:=[.G298]/[.$H298]" office:value-type="float" office:value="0.939233482814652" calcext:value-type="float">
            <text:p>0.94</text:p>
          </table:table-cell>
          <table:table-cell table:formula="of:=MOD(DEGREES(ATAN2([.I298];[.J298]))+360; 360)" office:value-type="float" office:value="177.436229788535" calcext:value-type="float">
            <text:p>177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299]-[.B$1]" office:value-type="float" office:value="-131" calcext:value-type="float">
            <text:p>-131</text:p>
          </table:table-cell>
          <table:table-cell table:formula="of:=[.C299]-[.C$1]" office:value-type="float" office:value="-2" calcext:value-type="float">
            <text:p>-2</text:p>
          </table:table-cell>
          <table:table-cell table:formula="of:=[.D299]-[.D$1]" office:value-type="float" office:value="365" calcext:value-type="float">
            <text:p>365</text:p>
          </table:table-cell>
          <table:table-cell table:style-name="ce4" table:formula="of:=SQRT([.E299]^2 + [.F299]^2 + [.G299]^2)" office:value-type="float" office:value="387.801495613413" calcext:value-type="float">
            <text:p>387.80</text:p>
          </table:table-cell>
          <table:table-cell table:style-name="ce4" table:formula="of:=[.E299]/[.$H299]" office:value-type="float" office:value="-0.337801688445755" calcext:value-type="float">
            <text:p>-0.34</text:p>
          </table:table-cell>
          <table:table-cell table:style-name="ce4" table:formula="of:=[.F299]/[.$H299]" office:value-type="float" office:value="-0.00515727768619473" calcext:value-type="float">
            <text:p>-0.01</text:p>
          </table:table-cell>
          <table:table-cell table:style-name="ce4" table:formula="of:=[.G299]/[.$H299]" office:value-type="float" office:value="0.941203177730539" calcext:value-type="float">
            <text:p>0.94</text:p>
          </table:table-cell>
          <table:table-cell table:formula="of:=MOD(DEGREES(ATAN2([.I299];[.J299]))+360; 360)" office:value-type="float" office:value="180.874676771121" calcext:value-type="float">
            <text:p>18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300]-[.B$1]" office:value-type="float" office:value="-136" calcext:value-type="float">
            <text:p>-136</text:p>
          </table:table-cell>
          <table:table-cell table:formula="of:=[.C300]-[.C$1]" office:value-type="float" office:value="1" calcext:value-type="float">
            <text:p>1</text:p>
          </table:table-cell>
          <table:table-cell table:formula="of:=[.D300]-[.D$1]" office:value-type="float" office:value="365" calcext:value-type="float">
            <text:p>365</text:p>
          </table:table-cell>
          <table:table-cell table:style-name="ce4" table:formula="of:=SQRT([.E300]^2 + [.F300]^2 + [.G300]^2)" office:value-type="float" office:value="389.515083148265" calcext:value-type="float">
            <text:p>389.52</text:p>
          </table:table-cell>
          <table:table-cell table:style-name="ce4" table:formula="of:=[.E300]/[.$H300]" office:value-type="float" office:value="-0.349152076219428" calcext:value-type="float">
            <text:p>-0.35</text:p>
          </table:table-cell>
          <table:table-cell table:style-name="ce4" table:formula="of:=[.F300]/[.$H300]" office:value-type="float" office:value="0.00256729467808403" calcext:value-type="float">
            <text:p>0.00</text:p>
          </table:table-cell>
          <table:table-cell table:style-name="ce4" table:formula="of:=[.G300]/[.$H300]" office:value-type="float" office:value="0.937062557500671" calcext:value-type="float">
            <text:p>0.94</text:p>
          </table:table-cell>
          <table:table-cell table:formula="of:=MOD(DEGREES(ATAN2([.I300];[.J300]))+360; 360)" office:value-type="float" office:value="179.578715095831" calcext:value-type="float">
            <text:p>179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301]-[.B$1]" office:value-type="float" office:value="-132" calcext:value-type="float">
            <text:p>-132</text:p>
          </table:table-cell>
          <table:table-cell table:formula="of:=[.C301]-[.C$1]" office:value-type="float" office:value="-3" calcext:value-type="float">
            <text:p>-3</text:p>
          </table:table-cell>
          <table:table-cell table:formula="of:=[.D301]-[.D$1]" office:value-type="float" office:value="364" calcext:value-type="float">
            <text:p>364</text:p>
          </table:table-cell>
          <table:table-cell table:style-name="ce4" table:formula="of:=SQRT([.E301]^2 + [.F301]^2 + [.G301]^2)" office:value-type="float" office:value="387.206663165809" calcext:value-type="float">
            <text:p>387.21</text:p>
          </table:table-cell>
          <table:table-cell table:style-name="ce4" table:formula="of:=[.E301]/[.$H301]" office:value-type="float" office:value="-0.340903224445482" calcext:value-type="float">
            <text:p>-0.34</text:p>
          </table:table-cell>
          <table:table-cell table:style-name="ce4" table:formula="of:=[.F301]/[.$H301]" office:value-type="float" office:value="-0.00774780055557915" calcext:value-type="float">
            <text:p>-0.01</text:p>
          </table:table-cell>
          <table:table-cell table:style-name="ce4" table:formula="of:=[.G301]/[.$H301]" office:value-type="float" office:value="0.94006646741027" calcext:value-type="float">
            <text:p>0.94</text:p>
          </table:table-cell>
          <table:table-cell table:formula="of:=MOD(DEGREES(ATAN2([.I301];[.J301]))+360; 360)" office:value-type="float" office:value="181.301952672579" calcext:value-type="float">
            <text:p>181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3" calcext:value-type="float">
            <text:p>293</text:p>
          </table:table-cell>
          <table:table-cell office:value-type="float" office:value="502" calcext:value-type="float">
            <text:p>502</text:p>
          </table:table-cell>
          <table:table-cell table:formula="of:=[.B302]-[.B$1]" office:value-type="float" office:value="-128" calcext:value-type="float">
            <text:p>-128</text:p>
          </table:table-cell>
          <table:table-cell table:formula="of:=[.C302]-[.C$1]" office:value-type="float" office:value="-5" calcext:value-type="float">
            <text:p>-5</text:p>
          </table:table-cell>
          <table:table-cell table:formula="of:=[.D302]-[.D$1]" office:value-type="float" office:value="366" calcext:value-type="float">
            <text:p>366</text:p>
          </table:table-cell>
          <table:table-cell table:style-name="ce4" table:formula="of:=SQRT([.E302]^2 + [.F302]^2 + [.G302]^2)" office:value-type="float" office:value="387.769261288205" calcext:value-type="float">
            <text:p>387.77</text:p>
          </table:table-cell>
          <table:table-cell table:style-name="ce4" table:formula="of:=[.E302]/[.$H302]" office:value-type="float" office:value="-0.33009320948951" calcext:value-type="float">
            <text:p>-0.33</text:p>
          </table:table-cell>
          <table:table-cell table:style-name="ce4" table:formula="of:=[.F302]/[.$H302]" office:value-type="float" office:value="-0.012894265995684" calcext:value-type="float">
            <text:p>-0.01</text:p>
          </table:table-cell>
          <table:table-cell table:style-name="ce4" table:formula="of:=[.G302]/[.$H302]" office:value-type="float" office:value="0.943860270884068" calcext:value-type="float">
            <text:p>0.94</text:p>
          </table:table-cell>
          <table:table-cell table:formula="of:=MOD(DEGREES(ATAN2([.I302];[.J302]))+360; 360)" office:value-type="float" office:value="182.236979063438" calcext:value-type="float">
            <text:p>182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7" calcext:value-type="float">
            <text:p>-197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B303]-[.B$1]" office:value-type="float" office:value="-140" calcext:value-type="float">
            <text:p>-140</text:p>
          </table:table-cell>
          <table:table-cell table:formula="of:=[.C303]-[.C$1]" office:value-type="float" office:value="2" calcext:value-type="float">
            <text:p>2</text:p>
          </table:table-cell>
          <table:table-cell table:formula="of:=[.D303]-[.D$1]" office:value-type="float" office:value="364" calcext:value-type="float">
            <text:p>364</text:p>
          </table:table-cell>
          <table:table-cell table:style-name="ce4" table:formula="of:=SQRT([.E303]^2 + [.F303]^2 + [.G303]^2)" office:value-type="float" office:value="390" calcext:value-type="float">
            <text:p>390.00</text:p>
          </table:table-cell>
          <table:table-cell table:style-name="ce4" table:formula="of:=[.E303]/[.$H303]" office:value-type="float" office:value="-0.358974358974359" calcext:value-type="float">
            <text:p>-0.36</text:p>
          </table:table-cell>
          <table:table-cell table:style-name="ce4" table:formula="of:=[.F303]/[.$H303]" office:value-type="float" office:value="0.00512820512820513" calcext:value-type="float">
            <text:p>0.01</text:p>
          </table:table-cell>
          <table:table-cell table:style-name="ce4" table:formula="of:=[.G303]/[.$H303]" office:value-type="float" office:value="0.933333333333333" calcext:value-type="float">
            <text:p>0.93</text:p>
          </table:table-cell>
          <table:table-cell table:formula="of:=MOD(DEGREES(ATAN2([.I303];[.J303]))+360; 360)" office:value-type="float" office:value="179.181544538311" calcext:value-type="float">
            <text:p>179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B304]-[.B$1]" office:value-type="float" office:value="-135" calcext:value-type="float">
            <text:p>-135</text:p>
          </table:table-cell>
          <table:table-cell table:formula="of:=[.C304]-[.C$1]" office:value-type="float" office:value="2" calcext:value-type="float">
            <text:p>2</text:p>
          </table:table-cell>
          <table:table-cell table:formula="of:=[.D304]-[.D$1]" office:value-type="float" office:value="364" calcext:value-type="float">
            <text:p>364</text:p>
          </table:table-cell>
          <table:table-cell table:style-name="ce4" table:formula="of:=SQRT([.E304]^2 + [.F304]^2 + [.G304]^2)" office:value-type="float" office:value="388.233177356083" calcext:value-type="float">
            <text:p>388.23</text:p>
          </table:table-cell>
          <table:table-cell table:style-name="ce4" table:formula="of:=[.E304]/[.$H304]" office:value-type="float" office:value="-0.347729168638721" calcext:value-type="float">
            <text:p>-0.35</text:p>
          </table:table-cell>
          <table:table-cell table:style-name="ce4" table:formula="of:=[.F304]/[.$H304]" office:value-type="float" office:value="0.00515154323909216" calcext:value-type="float">
            <text:p>0.01</text:p>
          </table:table-cell>
          <table:table-cell table:style-name="ce4" table:formula="of:=[.G304]/[.$H304]" office:value-type="float" office:value="0.937580869514774" calcext:value-type="float">
            <text:p>0.94</text:p>
          </table:table-cell>
          <table:table-cell table:formula="of:=MOD(DEGREES(ATAN2([.I304];[.J304]))+360; 360)" office:value-type="float" office:value="179.151235728446" calcext:value-type="float">
            <text:p>179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299" calcext:value-type="float">
            <text:p>299</text:p>
          </table:table-cell>
          <table:table-cell office:value-type="float" office:value="498" calcext:value-type="float">
            <text:p>498</text:p>
          </table:table-cell>
          <table:table-cell table:formula="of:=[.B305]-[.B$1]" office:value-type="float" office:value="-138" calcext:value-type="float">
            <text:p>-138</text:p>
          </table:table-cell>
          <table:table-cell table:formula="of:=[.C305]-[.C$1]" office:value-type="float" office:value="1" calcext:value-type="float">
            <text:p>1</text:p>
          </table:table-cell>
          <table:table-cell table:formula="of:=[.D305]-[.D$1]" office:value-type="float" office:value="362" calcext:value-type="float">
            <text:p>362</text:p>
          </table:table-cell>
          <table:table-cell table:style-name="ce4" table:formula="of:=SQRT([.E305]^2 + [.F305]^2 + [.G305]^2)" office:value-type="float" office:value="387.413216088455" calcext:value-type="float">
            <text:p>387.41</text:p>
          </table:table-cell>
          <table:table-cell table:style-name="ce4" table:formula="of:=[.E305]/[.$H305]" office:value-type="float" office:value="-0.356208808241822" calcext:value-type="float">
            <text:p>-0.36</text:p>
          </table:table-cell>
          <table:table-cell table:style-name="ce4" table:formula="of:=[.F305]/[.$H305]" office:value-type="float" office:value="0.00258122324812914" calcext:value-type="float">
            <text:p>0.00</text:p>
          </table:table-cell>
          <table:table-cell table:style-name="ce4" table:formula="of:=[.G305]/[.$H305]" office:value-type="float" office:value="0.93440281582275" calcext:value-type="float">
            <text:p>0.93</text:p>
          </table:table-cell>
          <table:table-cell table:formula="of:=MOD(DEGREES(ATAN2([.I305];[.J305]))+360; 360)" office:value-type="float" office:value="179.584820458855" calcext:value-type="float">
            <text:p>179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306]-[.B$1]" office:value-type="float" office:value="-132" calcext:value-type="float">
            <text:p>-132</text:p>
          </table:table-cell>
          <table:table-cell table:formula="of:=[.C306]-[.C$1]" office:value-type="float" office:value="4" calcext:value-type="float">
            <text:p>4</text:p>
          </table:table-cell>
          <table:table-cell table:formula="of:=[.D306]-[.D$1]" office:value-type="float" office:value="366" calcext:value-type="float">
            <text:p>366</text:p>
          </table:table-cell>
          <table:table-cell table:style-name="ce4" table:formula="of:=SQRT([.E306]^2 + [.F306]^2 + [.G306]^2)" office:value-type="float" office:value="389.096389086303" calcext:value-type="float">
            <text:p>389.10</text:p>
          </table:table-cell>
          <table:table-cell table:style-name="ce4" table:formula="of:=[.E306]/[.$H306]" office:value-type="float" office:value="-0.339247558451954" calcext:value-type="float">
            <text:p>-0.34</text:p>
          </table:table-cell>
          <table:table-cell table:style-name="ce4" table:formula="of:=[.F306]/[.$H306]" office:value-type="float" office:value="0.0102802290439986" calcext:value-type="float">
            <text:p>0.01</text:p>
          </table:table-cell>
          <table:table-cell table:style-name="ce4" table:formula="of:=[.G306]/[.$H306]" office:value-type="float" office:value="0.940640957525873" calcext:value-type="float">
            <text:p>0.94</text:p>
          </table:table-cell>
          <table:table-cell table:formula="of:=MOD(DEGREES(ATAN2([.I306];[.J306]))+360; 360)" office:value-type="float" office:value="178.264295411072" calcext:value-type="float">
            <text:p>178.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6" calcext:value-type="float">
            <text:p>306</text:p>
          </table:table-cell>
          <table:table-cell office:value-type="float" office:value="510" calcext:value-type="float">
            <text:p>510</text:p>
          </table:table-cell>
          <table:table-cell table:formula="of:=[.B307]-[.B$1]" office:value-type="float" office:value="-126" calcext:value-type="float">
            <text:p>-126</text:p>
          </table:table-cell>
          <table:table-cell table:formula="of:=[.C307]-[.C$1]" office:value-type="float" office:value="8" calcext:value-type="float">
            <text:p>8</text:p>
          </table:table-cell>
          <table:table-cell table:formula="of:=[.D307]-[.D$1]" office:value-type="float" office:value="374" calcext:value-type="float">
            <text:p>374</text:p>
          </table:table-cell>
          <table:table-cell table:style-name="ce4" table:formula="of:=SQRT([.E307]^2 + [.F307]^2 + [.G307]^2)" office:value-type="float" office:value="394.735354383161" calcext:value-type="float">
            <text:p>394.74</text:p>
          </table:table-cell>
          <table:table-cell table:style-name="ce4" table:formula="of:=[.E307]/[.$H307]" office:value-type="float" office:value="-0.319201203036134" calcext:value-type="float">
            <text:p>-0.32</text:p>
          </table:table-cell>
          <table:table-cell table:style-name="ce4" table:formula="of:=[.F307]/[.$H307]" office:value-type="float" office:value="0.0202667430499133" calcext:value-type="float">
            <text:p>0.02</text:p>
          </table:table-cell>
          <table:table-cell table:style-name="ce4" table:formula="of:=[.G307]/[.$H307]" office:value-type="float" office:value="0.947470237583447" calcext:value-type="float">
            <text:p>0.95</text:p>
          </table:table-cell>
          <table:table-cell table:formula="of:=MOD(DEGREES(ATAN2([.I307];[.J307]))+360; 360)" office:value-type="float" office:value="176.367049260512" calcext:value-type="float">
            <text:p>176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8" calcext:value-type="float">
            <text:p>508</text:p>
          </table:table-cell>
          <table:table-cell table:formula="of:=[.B308]-[.B$1]" office:value-type="float" office:value="-129" calcext:value-type="float">
            <text:p>-129</text:p>
          </table:table-cell>
          <table:table-cell table:formula="of:=[.C308]-[.C$1]" office:value-type="float" office:value="3" calcext:value-type="float">
            <text:p>3</text:p>
          </table:table-cell>
          <table:table-cell table:formula="of:=[.D308]-[.D$1]" office:value-type="float" office:value="372" calcext:value-type="float">
            <text:p>372</text:p>
          </table:table-cell>
          <table:table-cell table:style-name="ce4" table:formula="of:=SQRT([.E308]^2 + [.F308]^2 + [.G308]^2)" office:value-type="float" office:value="393.743571376092" calcext:value-type="float">
            <text:p>393.74</text:p>
          </table:table-cell>
          <table:table-cell table:style-name="ce4" table:formula="of:=[.E308]/[.$H308]" office:value-type="float" office:value="-0.327624396632454" calcext:value-type="float">
            <text:p>-0.33</text:p>
          </table:table-cell>
          <table:table-cell table:style-name="ce4" table:formula="of:=[.F308]/[.$H308]" office:value-type="float" office:value="0.00761917201470824" calcext:value-type="float">
            <text:p>0.01</text:p>
          </table:table-cell>
          <table:table-cell table:style-name="ce4" table:formula="of:=[.G308]/[.$H308]" office:value-type="float" office:value="0.944777329823822" calcext:value-type="float">
            <text:p>0.94</text:p>
          </table:table-cell>
          <table:table-cell table:formula="of:=MOD(DEGREES(ATAN2([.I308];[.J308]))+360; 360)" office:value-type="float" office:value="178.66778014613" calcext:value-type="float">
            <text:p>178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6" calcext:value-type="float">
            <text:p>296</text:p>
          </table:table-cell>
          <table:table-cell office:value-type="float" office:value="503" calcext:value-type="float">
            <text:p>503</text:p>
          </table:table-cell>
          <table:table-cell table:formula="of:=[.B309]-[.B$1]" office:value-type="float" office:value="-136" calcext:value-type="float">
            <text:p>-136</text:p>
          </table:table-cell>
          <table:table-cell table:formula="of:=[.C309]-[.C$1]" office:value-type="float" office:value="-2" calcext:value-type="float">
            <text:p>-2</text:p>
          </table:table-cell>
          <table:table-cell table:formula="of:=[.D309]-[.D$1]" office:value-type="float" office:value="367" calcext:value-type="float">
            <text:p>367</text:p>
          </table:table-cell>
          <table:table-cell table:style-name="ce4" table:formula="of:=SQRT([.E309]^2 + [.F309]^2 + [.G309]^2)" office:value-type="float" office:value="391.39366371979" calcext:value-type="float">
            <text:p>391.39</text:p>
          </table:table-cell>
          <table:table-cell table:style-name="ce4" table:formula="of:=[.E309]/[.$H309]" office:value-type="float" office:value="-0.347476243502415" calcext:value-type="float">
            <text:p>-0.35</text:p>
          </table:table-cell>
          <table:table-cell table:style-name="ce4" table:formula="of:=[.F309]/[.$H309]" office:value-type="float" office:value="-0.00510994475738845" calcext:value-type="float">
            <text:p>-0.01</text:p>
          </table:table-cell>
          <table:table-cell table:style-name="ce4" table:formula="of:=[.G309]/[.$H309]" office:value-type="float" office:value="0.937674862980781" calcext:value-type="float">
            <text:p>0.94</text:p>
          </table:table-cell>
          <table:table-cell table:formula="of:=MOD(DEGREES(ATAN2([.I309];[.J309]))+360; 360)" office:value-type="float" office:value="180.84252426074" calcext:value-type="float">
            <text:p>180.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9" calcext:value-type="float">
            <text:p>-199</text:p>
          </table:table-cell>
          <table:table-cell office:value-type="float" office:value="302" calcext:value-type="float">
            <text:p>302</text:p>
          </table:table-cell>
          <table:table-cell office:value-type="float" office:value="495" calcext:value-type="float">
            <text:p>495</text:p>
          </table:table-cell>
          <table:table-cell table:formula="of:=[.B310]-[.B$1]" office:value-type="float" office:value="-142" calcext:value-type="float">
            <text:p>-142</text:p>
          </table:table-cell>
          <table:table-cell table:formula="of:=[.C310]-[.C$1]" office:value-type="float" office:value="4" calcext:value-type="float">
            <text:p>4</text:p>
          </table:table-cell>
          <table:table-cell table:formula="of:=[.D310]-[.D$1]" office:value-type="float" office:value="359" calcext:value-type="float">
            <text:p>359</text:p>
          </table:table-cell>
          <table:table-cell table:style-name="ce4" table:formula="of:=SQRT([.E310]^2 + [.F310]^2 + [.G310]^2)" office:value-type="float" office:value="386.084187710401" calcext:value-type="float">
            <text:p>386.08</text:p>
          </table:table-cell>
          <table:table-cell table:style-name="ce4" table:formula="of:=[.E310]/[.$H310]" office:value-type="float" office:value="-0.367795430426986" calcext:value-type="float">
            <text:p>-0.37</text:p>
          </table:table-cell>
          <table:table-cell table:style-name="ce4" table:formula="of:=[.F310]/[.$H310]" office:value-type="float" office:value="0.0103604346599151" calcext:value-type="float">
            <text:p>0.01</text:p>
          </table:table-cell>
          <table:table-cell table:style-name="ce4" table:formula="of:=[.G310]/[.$H310]" office:value-type="float" office:value="0.929849010727379" calcext:value-type="float">
            <text:p>0.93</text:p>
          </table:table-cell>
          <table:table-cell table:formula="of:=MOD(DEGREES(ATAN2([.I310];[.J310]))+360; 360)" office:value-type="float" office:value="178.386461067119" calcext:value-type="float">
            <text:p>178.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10" calcext:value-type="float">
            <text:p>310</text:p>
          </table:table-cell>
          <table:table-cell office:value-type="float" office:value="506" calcext:value-type="float">
            <text:p>506</text:p>
          </table:table-cell>
          <table:table-cell table:formula="of:=[.B311]-[.B$1]" office:value-type="float" office:value="-130" calcext:value-type="float">
            <text:p>-130</text:p>
          </table:table-cell>
          <table:table-cell table:formula="of:=[.C311]-[.C$1]" office:value-type="float" office:value="12" calcext:value-type="float">
            <text:p>12</text:p>
          </table:table-cell>
          <table:table-cell table:formula="of:=[.D311]-[.D$1]" office:value-type="float" office:value="370" calcext:value-type="float">
            <text:p>370</text:p>
          </table:table-cell>
          <table:table-cell table:style-name="ce4" table:formula="of:=SQRT([.E311]^2 + [.F311]^2 + [.G311]^2)" office:value-type="float" office:value="392.356980312572" calcext:value-type="float">
            <text:p>392.36</text:p>
          </table:table-cell>
          <table:table-cell table:style-name="ce4" table:formula="of:=[.E311]/[.$H311]" office:value-type="float" office:value="-0.331330921897796" calcext:value-type="float">
            <text:p>-0.33</text:p>
          </table:table-cell>
          <table:table-cell table:style-name="ce4" table:formula="of:=[.F311]/[.$H311]" office:value-type="float" office:value="0.0305843927905658" calcext:value-type="float">
            <text:p>0.03</text:p>
          </table:table-cell>
          <table:table-cell table:style-name="ce4" table:formula="of:=[.G311]/[.$H311]" office:value-type="float" office:value="0.943018777709113" calcext:value-type="float">
            <text:p>0.94</text:p>
          </table:table-cell>
          <table:table-cell table:formula="of:=MOD(DEGREES(ATAN2([.I311];[.J311]))+360; 360)" office:value-type="float" office:value="174.726104042648" calcext:value-type="float">
            <text:p>174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312]-[.B$1]" office:value-type="float" office:value="-132" calcext:value-type="float">
            <text:p>-132</text:p>
          </table:table-cell>
          <table:table-cell table:formula="of:=[.C312]-[.C$1]" office:value-type="float" office:value="0" calcext:value-type="float">
            <text:p>0</text:p>
          </table:table-cell>
          <table:table-cell table:formula="of:=[.D312]-[.D$1]" office:value-type="float" office:value="368" calcext:value-type="float">
            <text:p>368</text:p>
          </table:table-cell>
          <table:table-cell table:style-name="ce4" table:formula="of:=SQRT([.E312]^2 + [.F312]^2 + [.G312]^2)" office:value-type="float" office:value="390.957798234029" calcext:value-type="float">
            <text:p>390.96</text:p>
          </table:table-cell>
          <table:table-cell table:style-name="ce4" table:formula="of:=[.E312]/[.$H312]" office:value-type="float" office:value="-0.3376323495688" calcext:value-type="float">
            <text:p>-0.34</text:p>
          </table:table-cell>
          <table:table-cell table:style-name="ce4" table:formula="of:=[.F312]/[.$H312]" office:value-type="float" office:value="0" calcext:value-type="float">
            <text:p>0.00</text:p>
          </table:table-cell>
          <table:table-cell table:style-name="ce4" table:formula="of:=[.G312]/[.$H312]" office:value-type="float" office:value="0.941278065464532" calcext:value-type="float">
            <text:p>0.94</text:p>
          </table:table-cell>
          <table:table-cell table:formula="of:=MOD(DEGREES(ATAN2([.I312];[.J312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494" calcext:value-type="float">
            <text:p>494</text:p>
          </table:table-cell>
          <table:table-cell table:formula="of:=[.B313]-[.B$1]" office:value-type="float" office:value="-131" calcext:value-type="float">
            <text:p>-131</text:p>
          </table:table-cell>
          <table:table-cell table:formula="of:=[.C313]-[.C$1]" office:value-type="float" office:value="6" calcext:value-type="float">
            <text:p>6</text:p>
          </table:table-cell>
          <table:table-cell table:formula="of:=[.D313]-[.D$1]" office:value-type="float" office:value="358" calcext:value-type="float">
            <text:p>358</text:p>
          </table:table-cell>
          <table:table-cell table:style-name="ce4" table:formula="of:=SQRT([.E313]^2 + [.F313]^2 + [.G313]^2)" office:value-type="float" office:value="381.26237684828" calcext:value-type="float">
            <text:p>381.26</text:p>
          </table:table-cell>
          <table:table-cell table:style-name="ce4" table:formula="of:=[.E313]/[.$H313]" office:value-type="float" office:value="-0.3435954029425" calcext:value-type="float">
            <text:p>-0.34</text:p>
          </table:table-cell>
          <table:table-cell table:style-name="ce4" table:formula="of:=[.F313]/[.$H313]" office:value-type="float" office:value="0.0157371940279008" calcext:value-type="float">
            <text:p>0.02</text:p>
          </table:table-cell>
          <table:table-cell table:style-name="ce4" table:formula="of:=[.G313]/[.$H313]" office:value-type="float" office:value="0.938985910331411" calcext:value-type="float">
            <text:p>0.94</text:p>
          </table:table-cell>
          <table:table-cell table:formula="of:=MOD(DEGREES(ATAN2([.I313];[.J313]))+360; 360)" office:value-type="float" office:value="177.377598539459" calcext:value-type="float">
            <text:p>177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7" calcext:value-type="float">
            <text:p>307</text:p>
          </table:table-cell>
          <table:table-cell office:value-type="float" office:value="495" calcext:value-type="float">
            <text:p>495</text:p>
          </table:table-cell>
          <table:table-cell table:formula="of:=[.B314]-[.B$1]" office:value-type="float" office:value="-128" calcext:value-type="float">
            <text:p>-128</text:p>
          </table:table-cell>
          <table:table-cell table:formula="of:=[.C314]-[.C$1]" office:value-type="float" office:value="9" calcext:value-type="float">
            <text:p>9</text:p>
          </table:table-cell>
          <table:table-cell table:formula="of:=[.D314]-[.D$1]" office:value-type="float" office:value="359" calcext:value-type="float">
            <text:p>359</text:p>
          </table:table-cell>
          <table:table-cell table:style-name="ce4" table:formula="of:=SQRT([.E314]^2 + [.F314]^2 + [.G314]^2)" office:value-type="float" office:value="381.242704848237" calcext:value-type="float">
            <text:p>381.24</text:p>
          </table:table-cell>
          <table:table-cell table:style-name="ce4" table:formula="of:=[.E314]/[.$H314]" office:value-type="float" office:value="-0.335744129322956" calcext:value-type="float">
            <text:p>-0.34</text:p>
          </table:table-cell>
          <table:table-cell table:style-name="ce4" table:formula="of:=[.F314]/[.$H314]" office:value-type="float" office:value="0.0236070090930203" calcext:value-type="float">
            <text:p>0.02</text:p>
          </table:table-cell>
          <table:table-cell table:style-name="ce4" table:formula="of:=[.G314]/[.$H314]" office:value-type="float" office:value="0.941657362710478" calcext:value-type="float">
            <text:p>0.94</text:p>
          </table:table-cell>
          <table:table-cell table:formula="of:=MOD(DEGREES(ATAN2([.I314];[.J314]))+360; 360)" office:value-type="float" office:value="175.97800982298" calcext:value-type="float">
            <text:p>175.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315]-[.B$1]" office:value-type="float" office:value="-136" calcext:value-type="float">
            <text:p>-136</text:p>
          </table:table-cell>
          <table:table-cell table:formula="of:=[.C315]-[.C$1]" office:value-type="float" office:value="-2" calcext:value-type="float">
            <text:p>-2</text:p>
          </table:table-cell>
          <table:table-cell table:formula="of:=[.D315]-[.D$1]" office:value-type="float" office:value="365" calcext:value-type="float">
            <text:p>365</text:p>
          </table:table-cell>
          <table:table-cell table:style-name="ce4" table:formula="of:=SQRT([.E315]^2 + [.F315]^2 + [.G315]^2)" office:value-type="float" office:value="389.518934071246" calcext:value-type="float">
            <text:p>389.52</text:p>
          </table:table-cell>
          <table:table-cell table:style-name="ce4" table:formula="of:=[.E315]/[.$H315]" office:value-type="float" office:value="-0.349148624377588" calcext:value-type="float">
            <text:p>-0.35</text:p>
          </table:table-cell>
          <table:table-cell table:style-name="ce4" table:formula="of:=[.F315]/[.$H315]" office:value-type="float" office:value="-0.00513453859378806" calcext:value-type="float">
            <text:p>-0.01</text:p>
          </table:table-cell>
          <table:table-cell table:style-name="ce4" table:formula="of:=[.G315]/[.$H315]" office:value-type="float" office:value="0.93705329336632" calcext:value-type="float">
            <text:p>0.94</text:p>
          </table:table-cell>
          <table:table-cell table:formula="of:=MOD(DEGREES(ATAN2([.I315];[.J315]))+360; 360)" office:value-type="float" office:value="180.84252426074" calcext:value-type="float">
            <text:p>180.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316]-[.B$1]" office:value-type="float" office:value="-131" calcext:value-type="float">
            <text:p>-131</text:p>
          </table:table-cell>
          <table:table-cell table:formula="of:=[.C316]-[.C$1]" office:value-type="float" office:value="-2" calcext:value-type="float">
            <text:p>-2</text:p>
          </table:table-cell>
          <table:table-cell table:formula="of:=[.D316]-[.D$1]" office:value-type="float" office:value="365" calcext:value-type="float">
            <text:p>365</text:p>
          </table:table-cell>
          <table:table-cell table:style-name="ce4" table:formula="of:=SQRT([.E316]^2 + [.F316]^2 + [.G316]^2)" office:value-type="float" office:value="387.801495613413" calcext:value-type="float">
            <text:p>387.80</text:p>
          </table:table-cell>
          <table:table-cell table:style-name="ce4" table:formula="of:=[.E316]/[.$H316]" office:value-type="float" office:value="-0.337801688445755" calcext:value-type="float">
            <text:p>-0.34</text:p>
          </table:table-cell>
          <table:table-cell table:style-name="ce4" table:formula="of:=[.F316]/[.$H316]" office:value-type="float" office:value="-0.00515727768619473" calcext:value-type="float">
            <text:p>-0.01</text:p>
          </table:table-cell>
          <table:table-cell table:style-name="ce4" table:formula="of:=[.G316]/[.$H316]" office:value-type="float" office:value="0.941203177730539" calcext:value-type="float">
            <text:p>0.94</text:p>
          </table:table-cell>
          <table:table-cell table:formula="of:=MOD(DEGREES(ATAN2([.I316];[.J316]))+360; 360)" office:value-type="float" office:value="180.874676771121" calcext:value-type="float">
            <text:p>18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table:formula="of:=[.B317]-[.B$1]" office:value-type="float" office:value="-134" calcext:value-type="float">
            <text:p>-134</text:p>
          </table:table-cell>
          <table:table-cell table:formula="of:=[.C317]-[.C$1]" office:value-type="float" office:value="1" calcext:value-type="float">
            <text:p>1</text:p>
          </table:table-cell>
          <table:table-cell table:formula="of:=[.D317]-[.D$1]" office:value-type="float" office:value="374" calcext:value-type="float">
            <text:p>374</text:p>
          </table:table-cell>
          <table:table-cell table:style-name="ce4" table:formula="of:=SQRT([.E317]^2 + [.F317]^2 + [.G317]^2)" office:value-type="float" office:value="397.282015701693" calcext:value-type="float">
            <text:p>397.28</text:p>
          </table:table-cell>
          <table:table-cell table:style-name="ce4" table:formula="of:=[.E317]/[.$H317]" office:value-type="float" office:value="-0.337291885119251" calcext:value-type="float">
            <text:p>-0.34</text:p>
          </table:table-cell>
          <table:table-cell table:style-name="ce4" table:formula="of:=[.F317]/[.$H317]" office:value-type="float" office:value="0.00251710362029292" calcext:value-type="float">
            <text:p>0.00</text:p>
          </table:table-cell>
          <table:table-cell table:style-name="ce4" table:formula="of:=[.G317]/[.$H317]" office:value-type="float" office:value="0.941396753989553" calcext:value-type="float">
            <text:p>0.94</text:p>
          </table:table-cell>
          <table:table-cell table:formula="of:=MOD(DEGREES(ATAN2([.I317];[.J317]))+360; 360)" office:value-type="float" office:value="179.572427493167" calcext:value-type="float">
            <text:p>179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318]-[.B$1]" office:value-type="float" office:value="-129" calcext:value-type="float">
            <text:p>-129</text:p>
          </table:table-cell>
          <table:table-cell table:formula="of:=[.C318]-[.C$1]" office:value-type="float" office:value="1" calcext:value-type="float">
            <text:p>1</text:p>
          </table:table-cell>
          <table:table-cell table:formula="of:=[.D318]-[.D$1]" office:value-type="float" office:value="365" calcext:value-type="float">
            <text:p>365</text:p>
          </table:table-cell>
          <table:table-cell table:style-name="ce4" table:formula="of:=SQRT([.E318]^2 + [.F318]^2 + [.G318]^2)" office:value-type="float" office:value="387.126594281509" calcext:value-type="float">
            <text:p>387.13</text:p>
          </table:table-cell>
          <table:table-cell table:style-name="ce4" table:formula="of:=[.E318]/[.$H318]" office:value-type="float" office:value="-0.33322432998802" calcext:value-type="float">
            <text:p>-0.33</text:p>
          </table:table-cell>
          <table:table-cell table:style-name="ce4" table:formula="of:=[.F318]/[.$H318]" office:value-type="float" office:value="0.00258313434099241" calcext:value-type="float">
            <text:p>0.00</text:p>
          </table:table-cell>
          <table:table-cell table:style-name="ce4" table:formula="of:=[.G318]/[.$H318]" office:value-type="float" office:value="0.942844034462228" calcext:value-type="float">
            <text:p>0.94</text:p>
          </table:table-cell>
          <table:table-cell table:formula="of:=MOD(DEGREES(ATAN2([.I318];[.J318]))+360; 360)" office:value-type="float" office:value="179.555855566888" calcext:value-type="float">
            <text:p>179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6" calcext:value-type="float">
            <text:p>306</text:p>
          </table:table-cell>
          <table:table-cell office:value-type="float" office:value="496" calcext:value-type="float">
            <text:p>496</text:p>
          </table:table-cell>
          <table:table-cell table:formula="of:=[.B319]-[.B$1]" office:value-type="float" office:value="-134" calcext:value-type="float">
            <text:p>-134</text:p>
          </table:table-cell>
          <table:table-cell table:formula="of:=[.C319]-[.C$1]" office:value-type="float" office:value="8" calcext:value-type="float">
            <text:p>8</text:p>
          </table:table-cell>
          <table:table-cell table:formula="of:=[.D319]-[.D$1]" office:value-type="float" office:value="360" calcext:value-type="float">
            <text:p>360</text:p>
          </table:table-cell>
          <table:table-cell table:style-name="ce4" table:formula="of:=SQRT([.E319]^2 + [.F319]^2 + [.G319]^2)" office:value-type="float" office:value="384.213482324606" calcext:value-type="float">
            <text:p>384.21</text:p>
          </table:table-cell>
          <table:table-cell table:style-name="ce4" table:formula="of:=[.E319]/[.$H319]" office:value-type="float" office:value="-0.348764439991174" calcext:value-type="float">
            <text:p>-0.35</text:p>
          </table:table-cell>
          <table:table-cell table:style-name="ce4" table:formula="of:=[.F319]/[.$H319]" office:value-type="float" office:value="0.0208217576114134" calcext:value-type="float">
            <text:p>0.02</text:p>
          </table:table-cell>
          <table:table-cell table:style-name="ce4" table:formula="of:=[.G319]/[.$H319]" office:value-type="float" office:value="0.936979092513603" calcext:value-type="float">
            <text:p>0.94</text:p>
          </table:table-cell>
          <table:table-cell table:formula="of:=MOD(DEGREES(ATAN2([.I319];[.J319]))+360; 360)" office:value-type="float" office:value="176.583411808229" calcext:value-type="float">
            <text:p>176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5" calcext:value-type="float">
            <text:p>305</text:p>
          </table:table-cell>
          <table:table-cell office:value-type="float" office:value="495" calcext:value-type="float">
            <text:p>495</text:p>
          </table:table-cell>
          <table:table-cell table:formula="of:=[.B320]-[.B$1]" office:value-type="float" office:value="-125" calcext:value-type="float">
            <text:p>-125</text:p>
          </table:table-cell>
          <table:table-cell table:formula="of:=[.C320]-[.C$1]" office:value-type="float" office:value="7" calcext:value-type="float">
            <text:p>7</text:p>
          </table:table-cell>
          <table:table-cell table:formula="of:=[.D320]-[.D$1]" office:value-type="float" office:value="359" calcext:value-type="float">
            <text:p>359</text:p>
          </table:table-cell>
          <table:table-cell table:style-name="ce4" table:formula="of:=SQRT([.E320]^2 + [.F320]^2 + [.G320]^2)" office:value-type="float" office:value="380.203892668131" calcext:value-type="float">
            <text:p>380.20</text:p>
          </table:table-cell>
          <table:table-cell table:style-name="ce4" table:formula="of:=[.E320]/[.$H320]" office:value-type="float" office:value="-0.328770963187136" calcext:value-type="float">
            <text:p>-0.33</text:p>
          </table:table-cell>
          <table:table-cell table:style-name="ce4" table:formula="of:=[.F320]/[.$H320]" office:value-type="float" office:value="0.0184111739384796" calcext:value-type="float">
            <text:p>0.02</text:p>
          </table:table-cell>
          <table:table-cell table:style-name="ce4" table:formula="of:=[.G320]/[.$H320]" office:value-type="float" office:value="0.944230206273454" calcext:value-type="float">
            <text:p>0.94</text:p>
          </table:table-cell>
          <table:table-cell table:formula="of:=MOD(DEGREES(ATAN2([.I320];[.J320]))+360; 360)" office:value-type="float" office:value="176.794784068986" calcext:value-type="float">
            <text:p>176.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" calcext:value-type="float">
            <text:p>-179</text:p>
          </table:table-cell>
          <table:table-cell office:value-type="float" office:value="311" calcext:value-type="float">
            <text:p>311</text:p>
          </table:table-cell>
          <table:table-cell office:value-type="float" office:value="498" calcext:value-type="float">
            <text:p>498</text:p>
          </table:table-cell>
          <table:table-cell table:formula="of:=[.B321]-[.B$1]" office:value-type="float" office:value="-122" calcext:value-type="float">
            <text:p>-122</text:p>
          </table:table-cell>
          <table:table-cell table:formula="of:=[.C321]-[.C$1]" office:value-type="float" office:value="13" calcext:value-type="float">
            <text:p>13</text:p>
          </table:table-cell>
          <table:table-cell table:formula="of:=[.D321]-[.D$1]" office:value-type="float" office:value="362" calcext:value-type="float">
            <text:p>362</text:p>
          </table:table-cell>
          <table:table-cell table:style-name="ce4" table:formula="of:=SQRT([.E321]^2 + [.F321]^2 + [.G321]^2)" office:value-type="float" office:value="382.226372716483" calcext:value-type="float">
            <text:p>382.23</text:p>
          </table:table-cell>
          <table:table-cell table:style-name="ce4" table:formula="of:=[.E321]/[.$H321]" office:value-type="float" office:value="-0.319182580555459" calcext:value-type="float">
            <text:p>-0.32</text:p>
          </table:table-cell>
          <table:table-cell table:style-name="ce4" table:formula="of:=[.F321]/[.$H321]" office:value-type="float" office:value="0.0340112585837785" calcext:value-type="float">
            <text:p>0.03</text:p>
          </table:table-cell>
          <table:table-cell table:style-name="ce4" table:formula="of:=[.G321]/[.$H321]" office:value-type="float" office:value="0.947082739025216" calcext:value-type="float">
            <text:p>0.95</text:p>
          </table:table-cell>
          <table:table-cell table:formula="of:=MOD(DEGREES(ATAN2([.I321];[.J321]))+360; 360)" office:value-type="float" office:value="173.917663306718" calcext:value-type="float">
            <text:p>173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495" calcext:value-type="float">
            <text:p>495</text:p>
          </table:table-cell>
          <table:table-cell table:formula="of:=[.B322]-[.B$1]" office:value-type="float" office:value="-130" calcext:value-type="float">
            <text:p>-130</text:p>
          </table:table-cell>
          <table:table-cell table:formula="of:=[.C322]-[.C$1]" office:value-type="float" office:value="0" calcext:value-type="float">
            <text:p>0</text:p>
          </table:table-cell>
          <table:table-cell table:formula="of:=[.D322]-[.D$1]" office:value-type="float" office:value="359" calcext:value-type="float">
            <text:p>359</text:p>
          </table:table-cell>
          <table:table-cell table:style-name="ce4" table:formula="of:=SQRT([.E322]^2 + [.F322]^2 + [.G322]^2)" office:value-type="float" office:value="381.812781347089" calcext:value-type="float">
            <text:p>381.81</text:p>
          </table:table-cell>
          <table:table-cell table:style-name="ce4" table:formula="of:=[.E322]/[.$H322]" office:value-type="float" office:value="-0.340481006270512" calcext:value-type="float">
            <text:p>-0.34</text:p>
          </table:table-cell>
          <table:table-cell table:style-name="ce4" table:formula="of:=[.F322]/[.$H322]" office:value-type="float" office:value="0" calcext:value-type="float">
            <text:p>0.00</text:p>
          </table:table-cell>
          <table:table-cell table:style-name="ce4" table:formula="of:=[.G322]/[.$H322]" office:value-type="float" office:value="0.940251394239338" calcext:value-type="float">
            <text:p>0.94</text:p>
          </table:table-cell>
          <table:table-cell table:formula="of:=MOD(DEGREES(ATAN2([.I322];[.J322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323]-[.B$1]" office:value-type="float" office:value="-132" calcext:value-type="float">
            <text:p>-132</text:p>
          </table:table-cell>
          <table:table-cell table:formula="of:=[.C323]-[.C$1]" office:value-type="float" office:value="2" calcext:value-type="float">
            <text:p>2</text:p>
          </table:table-cell>
          <table:table-cell table:formula="of:=[.D323]-[.D$1]" office:value-type="float" office:value="366" calcext:value-type="float">
            <text:p>366</text:p>
          </table:table-cell>
          <table:table-cell table:style-name="ce4" table:formula="of:=SQRT([.E323]^2 + [.F323]^2 + [.G323]^2)" office:value-type="float" office:value="389.080968437162" calcext:value-type="float">
            <text:p>389.08</text:p>
          </table:table-cell>
          <table:table-cell table:style-name="ce4" table:formula="of:=[.E323]/[.$H323]" office:value-type="float" office:value="-0.339261004027542" calcext:value-type="float">
            <text:p>-0.34</text:p>
          </table:table-cell>
          <table:table-cell table:style-name="ce4" table:formula="of:=[.F323]/[.$H323]" office:value-type="float" office:value="0.00514031824284154" calcext:value-type="float">
            <text:p>0.01</text:p>
          </table:table-cell>
          <table:table-cell table:style-name="ce4" table:formula="of:=[.G323]/[.$H323]" office:value-type="float" office:value="0.940678238440003" calcext:value-type="float">
            <text:p>0.94</text:p>
          </table:table-cell>
          <table:table-cell table:formula="of:=MOD(DEGREES(ATAN2([.I323];[.J323]))+360; 360)" office:value-type="float" office:value="179.131948550255" calcext:value-type="float">
            <text:p>179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1" calcext:value-type="float">
            <text:p>301</text:p>
          </table:table-cell>
          <table:table-cell office:value-type="float" office:value="498" calcext:value-type="float">
            <text:p>498</text:p>
          </table:table-cell>
          <table:table-cell table:formula="of:=[.B324]-[.B$1]" office:value-type="float" office:value="-134" calcext:value-type="float">
            <text:p>-134</text:p>
          </table:table-cell>
          <table:table-cell table:formula="of:=[.C324]-[.C$1]" office:value-type="float" office:value="3" calcext:value-type="float">
            <text:p>3</text:p>
          </table:table-cell>
          <table:table-cell table:formula="of:=[.D324]-[.D$1]" office:value-type="float" office:value="362" calcext:value-type="float">
            <text:p>362</text:p>
          </table:table-cell>
          <table:table-cell table:style-name="ce4" table:formula="of:=SQRT([.E324]^2 + [.F324]^2 + [.G324]^2)" office:value-type="float" office:value="386.016839010943" calcext:value-type="float">
            <text:p>386.02</text:p>
          </table:table-cell>
          <table:table-cell table:style-name="ce4" table:formula="of:=[.E324]/[.$H324]" office:value-type="float" office:value="-0.347135115512931" calcext:value-type="float">
            <text:p>-0.35</text:p>
          </table:table-cell>
          <table:table-cell table:style-name="ce4" table:formula="of:=[.F324]/[.$H324]" office:value-type="float" office:value="0.007771681690588" calcext:value-type="float">
            <text:p>0.01</text:p>
          </table:table-cell>
          <table:table-cell table:style-name="ce4" table:formula="of:=[.G324]/[.$H324]" office:value-type="float" office:value="0.937782923997619" calcext:value-type="float">
            <text:p>0.94</text:p>
          </table:table-cell>
          <table:table-cell table:formula="of:=MOD(DEGREES(ATAN2([.I324];[.J324]))+360; 360)" office:value-type="float" office:value="178.71747291729" calcext:value-type="float">
            <text:p>178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325]-[.B$1]" office:value-type="float" office:value="-130" calcext:value-type="float">
            <text:p>-130</text:p>
          </table:table-cell>
          <table:table-cell table:formula="of:=[.C325]-[.C$1]" office:value-type="float" office:value="0" calcext:value-type="float">
            <text:p>0</text:p>
          </table:table-cell>
          <table:table-cell table:formula="of:=[.D325]-[.D$1]" office:value-type="float" office:value="368" calcext:value-type="float">
            <text:p>368</text:p>
          </table:table-cell>
          <table:table-cell table:style-name="ce4" table:formula="of:=SQRT([.E325]^2 + [.F325]^2 + [.G325]^2)" office:value-type="float" office:value="390.287073831558" calcext:value-type="float">
            <text:p>390.29</text:p>
          </table:table-cell>
          <table:table-cell table:style-name="ce4" table:formula="of:=[.E325]/[.$H325]" office:value-type="float" office:value="-0.333088151559193" calcext:value-type="float">
            <text:p>-0.33</text:p>
          </table:table-cell>
          <table:table-cell table:style-name="ce4" table:formula="of:=[.F325]/[.$H325]" office:value-type="float" office:value="0" calcext:value-type="float">
            <text:p>0.00</text:p>
          </table:table-cell>
          <table:table-cell table:style-name="ce4" table:formula="of:=[.G325]/[.$H325]" office:value-type="float" office:value="0.942895690567562" calcext:value-type="float">
            <text:p>0.94</text:p>
          </table:table-cell>
          <table:table-cell table:formula="of:=MOD(DEGREES(ATAN2([.I325];[.J325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326]-[.B$1]" office:value-type="float" office:value="-137" calcext:value-type="float">
            <text:p>-137</text:p>
          </table:table-cell>
          <table:table-cell table:formula="of:=[.C326]-[.C$1]" office:value-type="float" office:value="-3" calcext:value-type="float">
            <text:p>-3</text:p>
          </table:table-cell>
          <table:table-cell table:formula="of:=[.D326]-[.D$1]" office:value-type="float" office:value="364" calcext:value-type="float">
            <text:p>364</text:p>
          </table:table-cell>
          <table:table-cell table:style-name="ce4" table:formula="of:=SQRT([.E326]^2 + [.F326]^2 + [.G326]^2)" office:value-type="float" office:value="388.939583997309" calcext:value-type="float">
            <text:p>388.94</text:p>
          </table:table-cell>
          <table:table-cell table:style-name="ce4" table:formula="of:=[.E326]/[.$H326]" office:value-type="float" office:value="-0.352239796710812" calcext:value-type="float">
            <text:p>-0.35</text:p>
          </table:table-cell>
          <table:table-cell table:style-name="ce4" table:formula="of:=[.F326]/[.$H326]" office:value-type="float" office:value="-0.00771328021994479" calcext:value-type="float">
            <text:p>-0.01</text:p>
          </table:table-cell>
          <table:table-cell table:style-name="ce4" table:formula="of:=[.G326]/[.$H326]" office:value-type="float" office:value="0.935878000019967" calcext:value-type="float">
            <text:p>0.94</text:p>
          </table:table-cell>
          <table:table-cell table:formula="of:=MOD(DEGREES(ATAN2([.I326];[.J326]))+360; 360)" office:value-type="float" office:value="181.254451622682" calcext:value-type="float">
            <text:p>181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8" calcext:value-type="float">
            <text:p>298</text:p>
          </table:table-cell>
          <table:table-cell office:value-type="float" office:value="500" calcext:value-type="float">
            <text:p>500</text:p>
          </table:table-cell>
          <table:table-cell table:formula="of:=[.B327]-[.B$1]" office:value-type="float" office:value="-125" calcext:value-type="float">
            <text:p>-125</text:p>
          </table:table-cell>
          <table:table-cell table:formula="of:=[.C327]-[.C$1]" office:value-type="float" office:value="0" calcext:value-type="float">
            <text:p>0</text:p>
          </table:table-cell>
          <table:table-cell table:formula="of:=[.D327]-[.D$1]" office:value-type="float" office:value="364" calcext:value-type="float">
            <text:p>364</text:p>
          </table:table-cell>
          <table:table-cell table:style-name="ce4" table:formula="of:=SQRT([.E327]^2 + [.F327]^2 + [.G327]^2)" office:value-type="float" office:value="384.864911365014" calcext:value-type="float">
            <text:p>384.86</text:p>
          </table:table-cell>
          <table:table-cell table:style-name="ce4" table:formula="of:=[.E327]/[.$H327]" office:value-type="float" office:value="-0.324789286601" calcext:value-type="float">
            <text:p>-0.32</text:p>
          </table:table-cell>
          <table:table-cell table:style-name="ce4" table:formula="of:=[.F327]/[.$H327]" office:value-type="float" office:value="0" calcext:value-type="float">
            <text:p>0.00</text:p>
          </table:table-cell>
          <table:table-cell table:style-name="ce4" table:formula="of:=[.G327]/[.$H327]" office:value-type="float" office:value="0.945786402582112" calcext:value-type="float">
            <text:p>0.95</text:p>
          </table:table-cell>
          <table:table-cell table:formula="of:=MOD(DEGREES(ATAN2([.I327];[.J327]))+360; 360)" office:value-type="float" office:value="180" calcext:value-type="float">
            <text:p>18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328]-[.B$1]" office:value-type="float" office:value="-125" calcext:value-type="float">
            <text:p>-125</text:p>
          </table:table-cell>
          <table:table-cell table:formula="of:=[.C328]-[.C$1]" office:value-type="float" office:value="7" calcext:value-type="float">
            <text:p>7</text:p>
          </table:table-cell>
          <table:table-cell table:formula="of:=[.D328]-[.D$1]" office:value-type="float" office:value="368" calcext:value-type="float">
            <text:p>368</text:p>
          </table:table-cell>
          <table:table-cell table:style-name="ce4" table:formula="of:=SQRT([.E328]^2 + [.F328]^2 + [.G328]^2)" office:value-type="float" office:value="388.713261929665" calcext:value-type="float">
            <text:p>388.71</text:p>
          </table:table-cell>
          <table:table-cell table:style-name="ce4" table:formula="of:=[.E328]/[.$H328]" office:value-type="float" office:value="-0.321573798072827" calcext:value-type="float">
            <text:p>-0.32</text:p>
          </table:table-cell>
          <table:table-cell table:style-name="ce4" table:formula="of:=[.F328]/[.$H328]" office:value-type="float" office:value="0.0180081326920783" calcext:value-type="float">
            <text:p>0.02</text:p>
          </table:table-cell>
          <table:table-cell table:style-name="ce4" table:formula="of:=[.G328]/[.$H328]" office:value-type="float" office:value="0.946713261526404" calcext:value-type="float">
            <text:p>0.95</text:p>
          </table:table-cell>
          <table:table-cell table:formula="of:=MOD(DEGREES(ATAN2([.I328];[.J328]))+360; 360)" office:value-type="float" office:value="176.794784068986" calcext:value-type="float">
            <text:p>176.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329]-[.B$1]" office:value-type="float" office:value="-125" calcext:value-type="float">
            <text:p>-125</text:p>
          </table:table-cell>
          <table:table-cell table:formula="of:=[.C329]-[.C$1]" office:value-type="float" office:value="2" calcext:value-type="float">
            <text:p>2</text:p>
          </table:table-cell>
          <table:table-cell table:formula="of:=[.D329]-[.D$1]" office:value-type="float" office:value="361" calcext:value-type="float">
            <text:p>361</text:p>
          </table:table-cell>
          <table:table-cell table:style-name="ce4" table:formula="of:=SQRT([.E329]^2 + [.F329]^2 + [.G329]^2)" office:value-type="float" office:value="382.034029897861" calcext:value-type="float">
            <text:p>382.03</text:p>
          </table:table-cell>
          <table:table-cell table:style-name="ce4" table:formula="of:=[.E329]/[.$H329]" office:value-type="float" office:value="-0.327195983125952" calcext:value-type="float">
            <text:p>-0.33</text:p>
          </table:table-cell>
          <table:table-cell table:style-name="ce4" table:formula="of:=[.F329]/[.$H329]" office:value-type="float" office:value="0.00523513573001523" calcext:value-type="float">
            <text:p>0.01</text:p>
          </table:table-cell>
          <table:table-cell table:style-name="ce4" table:formula="of:=[.G329]/[.$H329]" office:value-type="float" office:value="0.944941999267749" calcext:value-type="float">
            <text:p>0.94</text:p>
          </table:table-cell>
          <table:table-cell table:formula="of:=MOD(DEGREES(ATAN2([.I329];[.J329]))+360; 360)" office:value-type="float" office:value="179.083345743615" calcext:value-type="float">
            <text:p>179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1" calcext:value-type="float">
            <text:p>301</text:p>
          </table:table-cell>
          <table:table-cell office:value-type="float" office:value="496" calcext:value-type="float">
            <text:p>496</text:p>
          </table:table-cell>
          <table:table-cell table:formula="of:=[.B330]-[.B$1]" office:value-type="float" office:value="-134" calcext:value-type="float">
            <text:p>-134</text:p>
          </table:table-cell>
          <table:table-cell table:formula="of:=[.C330]-[.C$1]" office:value-type="float" office:value="3" calcext:value-type="float">
            <text:p>3</text:p>
          </table:table-cell>
          <table:table-cell table:formula="of:=[.D330]-[.D$1]" office:value-type="float" office:value="360" calcext:value-type="float">
            <text:p>360</text:p>
          </table:table-cell>
          <table:table-cell table:style-name="ce4" table:formula="of:=SQRT([.E330]^2 + [.F330]^2 + [.G330]^2)" office:value-type="float" office:value="384.141900864772" calcext:value-type="float">
            <text:p>384.14</text:p>
          </table:table-cell>
          <table:table-cell table:style-name="ce4" table:formula="of:=[.E330]/[.$H330]" office:value-type="float" office:value="-0.348829429172767" calcext:value-type="float">
            <text:p>-0.35</text:p>
          </table:table-cell>
          <table:table-cell table:style-name="ce4" table:formula="of:=[.F330]/[.$H330]" office:value-type="float" office:value="0.00780961408595748" calcext:value-type="float">
            <text:p>0.01</text:p>
          </table:table-cell>
          <table:table-cell table:style-name="ce4" table:formula="of:=[.G330]/[.$H330]" office:value-type="float" office:value="0.937153690314897" calcext:value-type="float">
            <text:p>0.94</text:p>
          </table:table-cell>
          <table:table-cell table:formula="of:=MOD(DEGREES(ATAN2([.I330];[.J330]))+360; 360)" office:value-type="float" office:value="178.71747291729" calcext:value-type="float">
            <text:p>178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4" calcext:value-type="float">
            <text:p>-174</text:p>
          </table:table-cell>
          <table:table-cell office:value-type="float" office:value="301" calcext:value-type="float">
            <text:p>301</text:p>
          </table:table-cell>
          <table:table-cell office:value-type="float" office:value="498" calcext:value-type="float">
            <text:p>498</text:p>
          </table:table-cell>
          <table:table-cell table:formula="of:=[.B331]-[.B$1]" office:value-type="float" office:value="-117" calcext:value-type="float">
            <text:p>-117</text:p>
          </table:table-cell>
          <table:table-cell table:formula="of:=[.C331]-[.C$1]" office:value-type="float" office:value="3" calcext:value-type="float">
            <text:p>3</text:p>
          </table:table-cell>
          <table:table-cell table:formula="of:=[.D331]-[.D$1]" office:value-type="float" office:value="362" calcext:value-type="float">
            <text:p>362</text:p>
          </table:table-cell>
          <table:table-cell table:style-name="ce4" table:formula="of:=SQRT([.E331]^2 + [.F331]^2 + [.G331]^2)" office:value-type="float" office:value="380.449733867695" calcext:value-type="float">
            <text:p>380.45</text:p>
          </table:table-cell>
          <table:table-cell table:style-name="ce4" table:formula="of:=[.E331]/[.$H331]" office:value-type="float" office:value="-0.307530771044481" calcext:value-type="float">
            <text:p>-0.31</text:p>
          </table:table-cell>
          <table:table-cell table:style-name="ce4" table:formula="of:=[.F331]/[.$H331]" office:value-type="float" office:value="0.00788540438575593" calcext:value-type="float">
            <text:p>0.01</text:p>
          </table:table-cell>
          <table:table-cell table:style-name="ce4" table:formula="of:=[.G331]/[.$H331]" office:value-type="float" office:value="0.951505462547883" calcext:value-type="float">
            <text:p>0.95</text:p>
          </table:table-cell>
          <table:table-cell table:formula="of:=MOD(DEGREES(ATAN2([.I331];[.J331]))+360; 360)" office:value-type="float" office:value="178.531199285614" calcext:value-type="float">
            <text:p>178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3" calcext:value-type="float">
            <text:p>293</text:p>
          </table:table-cell>
          <table:table-cell office:value-type="float" office:value="504" calcext:value-type="float">
            <text:p>504</text:p>
          </table:table-cell>
          <table:table-cell table:formula="of:=[.B332]-[.B$1]" office:value-type="float" office:value="-132" calcext:value-type="float">
            <text:p>-132</text:p>
          </table:table-cell>
          <table:table-cell table:formula="of:=[.C332]-[.C$1]" office:value-type="float" office:value="-5" calcext:value-type="float">
            <text:p>-5</text:p>
          </table:table-cell>
          <table:table-cell table:formula="of:=[.D332]-[.D$1]" office:value-type="float" office:value="368" calcext:value-type="float">
            <text:p>368</text:p>
          </table:table-cell>
          <table:table-cell table:style-name="ce4" table:formula="of:=SQRT([.E332]^2 + [.F332]^2 + [.G332]^2)" office:value-type="float" office:value="390.989769687136" calcext:value-type="float">
            <text:p>390.99</text:p>
          </table:table-cell>
          <table:table-cell table:style-name="ce4" table:formula="of:=[.E332]/[.$H332]" office:value-type="float" office:value="-0.337604741181909" calcext:value-type="float">
            <text:p>-0.34</text:p>
          </table:table-cell>
          <table:table-cell table:style-name="ce4" table:formula="of:=[.F332]/[.$H332]" office:value-type="float" office:value="-0.0127880583781026" calcext:value-type="float">
            <text:p>-0.01</text:p>
          </table:table-cell>
          <table:table-cell table:style-name="ce4" table:formula="of:=[.G332]/[.$H332]" office:value-type="float" office:value="0.941201096628353" calcext:value-type="float">
            <text:p>0.94</text:p>
          </table:table-cell>
          <table:table-cell table:formula="of:=MOD(DEGREES(ATAN2([.I332];[.J332]))+360; 360)" office:value-type="float" office:value="182.169257589729" calcext:value-type="float">
            <text:p>182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9" calcext:value-type="float">
            <text:p>309</text:p>
          </table:table-cell>
          <table:table-cell office:value-type="float" office:value="501" calcext:value-type="float">
            <text:p>501</text:p>
          </table:table-cell>
          <table:table-cell table:formula="of:=[.B333]-[.B$1]" office:value-type="float" office:value="-136" calcext:value-type="float">
            <text:p>-136</text:p>
          </table:table-cell>
          <table:table-cell table:formula="of:=[.C333]-[.C$1]" office:value-type="float" office:value="11" calcext:value-type="float">
            <text:p>11</text:p>
          </table:table-cell>
          <table:table-cell table:formula="of:=[.D333]-[.D$1]" office:value-type="float" office:value="365" calcext:value-type="float">
            <text:p>365</text:p>
          </table:table-cell>
          <table:table-cell table:style-name="ce4" table:formula="of:=SQRT([.E333]^2 + [.F333]^2 + [.G333]^2)" office:value-type="float" office:value="389.66909038311" calcext:value-type="float">
            <text:p>389.67</text:p>
          </table:table-cell>
          <table:table-cell table:style-name="ce4" table:formula="of:=[.E333]/[.$H333]" office:value-type="float" office:value="-0.349014082349435" calcext:value-type="float">
            <text:p>-0.35</text:p>
          </table:table-cell>
          <table:table-cell table:style-name="ce4" table:formula="of:=[.F333]/[.$H333]" office:value-type="float" office:value="0.0282290801900278" calcext:value-type="float">
            <text:p>0.03</text:p>
          </table:table-cell>
          <table:table-cell table:style-name="ce4" table:formula="of:=[.G333]/[.$H333]" office:value-type="float" office:value="0.936692206305469" calcext:value-type="float">
            <text:p>0.94</text:p>
          </table:table-cell>
          <table:table-cell table:formula="of:=MOD(DEGREES(ATAN2([.I333];[.J333]))+360; 360)" office:value-type="float" office:value="175.375848671571" calcext:value-type="float">
            <text:p>175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9" calcext:value-type="float">
            <text:p>-199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334]-[.B$1]" office:value-type="float" office:value="-142" calcext:value-type="float">
            <text:p>-142</text:p>
          </table:table-cell>
          <table:table-cell table:formula="of:=[.C334]-[.C$1]" office:value-type="float" office:value="2" calcext:value-type="float">
            <text:p>2</text:p>
          </table:table-cell>
          <table:table-cell table:formula="of:=[.D334]-[.D$1]" office:value-type="float" office:value="366" calcext:value-type="float">
            <text:p>366</text:p>
          </table:table-cell>
          <table:table-cell table:style-name="ce4" table:formula="of:=SQRT([.E334]^2 + [.F334]^2 + [.G334]^2)" office:value-type="float" office:value="392.586296245806" calcext:value-type="float">
            <text:p>392.59</text:p>
          </table:table-cell>
          <table:table-cell table:style-name="ce4" table:formula="of:=[.E334]/[.$H334]" office:value-type="float" office:value="-0.361703914165896" calcext:value-type="float">
            <text:p>-0.36</text:p>
          </table:table-cell>
          <table:table-cell table:style-name="ce4" table:formula="of:=[.F334]/[.$H334]" office:value-type="float" office:value="0.00509442132628022" calcext:value-type="float">
            <text:p>0.01</text:p>
          </table:table-cell>
          <table:table-cell table:style-name="ce4" table:formula="of:=[.G334]/[.$H334]" office:value-type="float" office:value="0.93227910270928" calcext:value-type="float">
            <text:p>0.93</text:p>
          </table:table-cell>
          <table:table-cell table:formula="of:=MOD(DEGREES(ATAN2([.I334];[.J334]))+360; 360)" office:value-type="float" office:value="179.193070544898" calcext:value-type="float">
            <text:p>179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2" calcext:value-type="float">
            <text:p>292</text:p>
          </table:table-cell>
          <table:table-cell office:value-type="float" office:value="498" calcext:value-type="float">
            <text:p>498</text:p>
          </table:table-cell>
          <table:table-cell table:formula="of:=[.B335]-[.B$1]" office:value-type="float" office:value="-124" calcext:value-type="float">
            <text:p>-124</text:p>
          </table:table-cell>
          <table:table-cell table:formula="of:=[.C335]-[.C$1]" office:value-type="float" office:value="-6" calcext:value-type="float">
            <text:p>-6</text:p>
          </table:table-cell>
          <table:table-cell table:formula="of:=[.D335]-[.D$1]" office:value-type="float" office:value="362" calcext:value-type="float">
            <text:p>362</text:p>
          </table:table-cell>
          <table:table-cell table:style-name="ce4" table:formula="of:=SQRT([.E335]^2 + [.F335]^2 + [.G335]^2)" office:value-type="float" office:value="382.695701569798" calcext:value-type="float">
            <text:p>382.70</text:p>
          </table:table-cell>
          <table:table-cell table:style-name="ce4" table:formula="of:=[.E335]/[.$H335]" office:value-type="float" office:value="-0.324017226980492" calcext:value-type="float">
            <text:p>-0.32</text:p>
          </table:table-cell>
          <table:table-cell table:style-name="ce4" table:formula="of:=[.F335]/[.$H335]" office:value-type="float" office:value="-0.0156782529184109" calcext:value-type="float">
            <text:p>-0.02</text:p>
          </table:table-cell>
          <table:table-cell table:style-name="ce4" table:formula="of:=[.G335]/[.$H335]" office:value-type="float" office:value="0.945921259410792" calcext:value-type="float">
            <text:p>0.95</text:p>
          </table:table-cell>
          <table:table-cell table:formula="of:=MOD(DEGREES(ATAN2([.I335];[.J335]))+360; 360)" office:value-type="float" office:value="182.7702157972" calcext:value-type="float">
            <text:p>182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336]-[.B$1]" office:value-type="float" office:value="-137" calcext:value-type="float">
            <text:p>-137</text:p>
          </table:table-cell>
          <table:table-cell table:formula="of:=[.C336]-[.C$1]" office:value-type="float" office:value="2" calcext:value-type="float">
            <text:p>2</text:p>
          </table:table-cell>
          <table:table-cell table:formula="of:=[.D336]-[.D$1]" office:value-type="float" office:value="366" calcext:value-type="float">
            <text:p>366</text:p>
          </table:table-cell>
          <table:table-cell table:style-name="ce4" table:formula="of:=SQRT([.E336]^2 + [.F336]^2 + [.G336]^2)" office:value-type="float" office:value="390.805578261109" calcext:value-type="float">
            <text:p>390.81</text:p>
          </table:table-cell>
          <table:table-cell table:style-name="ce4" table:formula="of:=[.E336]/[.$H336]" office:value-type="float" office:value="-0.350557943951522" calcext:value-type="float">
            <text:p>-0.35</text:p>
          </table:table-cell>
          <table:table-cell table:style-name="ce4" table:formula="of:=[.F336]/[.$H336]" office:value-type="float" office:value="0.00511763421827039" calcext:value-type="float">
            <text:p>0.01</text:p>
          </table:table-cell>
          <table:table-cell table:style-name="ce4" table:formula="of:=[.G336]/[.$H336]" office:value-type="float" office:value="0.936527061943482" calcext:value-type="float">
            <text:p>0.94</text:p>
          </table:table-cell>
          <table:table-cell table:formula="of:=MOD(DEGREES(ATAN2([.I336];[.J336]))+360; 360)" office:value-type="float" office:value="179.163624674578" calcext:value-type="float">
            <text:p>179.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4" calcext:value-type="float">
            <text:p>294</text:p>
          </table:table-cell>
          <table:table-cell office:value-type="float" office:value="508" calcext:value-type="float">
            <text:p>508</text:p>
          </table:table-cell>
          <table:table-cell table:formula="of:=[.B337]-[.B$1]" office:value-type="float" office:value="-126" calcext:value-type="float">
            <text:p>-126</text:p>
          </table:table-cell>
          <table:table-cell table:formula="of:=[.C337]-[.C$1]" office:value-type="float" office:value="-4" calcext:value-type="float">
            <text:p>-4</text:p>
          </table:table-cell>
          <table:table-cell table:formula="of:=[.D337]-[.D$1]" office:value-type="float" office:value="372" calcext:value-type="float">
            <text:p>372</text:p>
          </table:table-cell>
          <table:table-cell table:style-name="ce4" table:formula="of:=SQRT([.E337]^2 + [.F337]^2 + [.G337]^2)" office:value-type="float" office:value="392.779836549688" calcext:value-type="float">
            <text:p>392.78</text:p>
          </table:table-cell>
          <table:table-cell table:style-name="ce4" table:formula="of:=[.E337]/[.$H337]" office:value-type="float" office:value="-0.320790397762845" calcext:value-type="float">
            <text:p>-0.32</text:p>
          </table:table-cell>
          <table:table-cell table:style-name="ce4" table:formula="of:=[.F337]/[.$H337]" office:value-type="float" office:value="-0.0101838221512014" calcext:value-type="float">
            <text:p>-0.01</text:p>
          </table:table-cell>
          <table:table-cell table:style-name="ce4" table:formula="of:=[.G337]/[.$H337]" office:value-type="float" office:value="0.947095460061734" calcext:value-type="float">
            <text:p>0.95</text:p>
          </table:table-cell>
          <table:table-cell table:formula="of:=MOD(DEGREES(ATAN2([.I337];[.J337]))+360; 360)" office:value-type="float" office:value="181.818302964452" calcext:value-type="float">
            <text:p>181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0" calcext:value-type="float">
            <text:p>290</text:p>
          </table:table-cell>
          <table:table-cell office:value-type="float" office:value="502" calcext:value-type="float">
            <text:p>502</text:p>
          </table:table-cell>
          <table:table-cell table:formula="of:=[.B338]-[.B$1]" office:value-type="float" office:value="-132" calcext:value-type="float">
            <text:p>-132</text:p>
          </table:table-cell>
          <table:table-cell table:formula="of:=[.C338]-[.C$1]" office:value-type="float" office:value="-8" calcext:value-type="float">
            <text:p>-8</text:p>
          </table:table-cell>
          <table:table-cell table:formula="of:=[.D338]-[.D$1]" office:value-type="float" office:value="366" calcext:value-type="float">
            <text:p>366</text:p>
          </table:table-cell>
          <table:table-cell table:style-name="ce4" table:formula="of:=SQRT([.E338]^2 + [.F338]^2 + [.G338]^2)" office:value-type="float" office:value="389.158065572333" calcext:value-type="float">
            <text:p>389.16</text:p>
          </table:table-cell>
          <table:table-cell table:style-name="ce4" table:formula="of:=[.E338]/[.$H338]" office:value-type="float" office:value="-0.339193792131401" calcext:value-type="float">
            <text:p>-0.34</text:p>
          </table:table-cell>
          <table:table-cell table:style-name="ce4" table:formula="of:=[.F338]/[.$H338]" office:value-type="float" office:value="-0.0205571995231152" calcext:value-type="float">
            <text:p>-0.02</text:p>
          </table:table-cell>
          <table:table-cell table:style-name="ce4" table:formula="of:=[.G338]/[.$H338]" office:value-type="float" office:value="0.940491878182522" calcext:value-type="float">
            <text:p>0.94</text:p>
          </table:table-cell>
          <table:table-cell table:formula="of:=MOD(DEGREES(ATAN2([.I338];[.J338]))+360; 360)" office:value-type="float" office:value="183.468229258917" calcext:value-type="float">
            <text:p>183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1" calcext:value-type="float">
            <text:p>301</text:p>
          </table:table-cell>
          <table:table-cell office:value-type="float" office:value="494" calcext:value-type="float">
            <text:p>494</text:p>
          </table:table-cell>
          <table:table-cell table:formula="of:=[.B339]-[.B$1]" office:value-type="float" office:value="-131" calcext:value-type="float">
            <text:p>-131</text:p>
          </table:table-cell>
          <table:table-cell table:formula="of:=[.C339]-[.C$1]" office:value-type="float" office:value="3" calcext:value-type="float">
            <text:p>3</text:p>
          </table:table-cell>
          <table:table-cell table:formula="of:=[.D339]-[.D$1]" office:value-type="float" office:value="358" calcext:value-type="float">
            <text:p>358</text:p>
          </table:table-cell>
          <table:table-cell table:style-name="ce4" table:formula="of:=SQRT([.E339]^2 + [.F339]^2 + [.G339]^2)" office:value-type="float" office:value="381.226966517323" calcext:value-type="float">
            <text:p>381.23</text:p>
          </table:table-cell>
          <table:table-cell table:style-name="ce4" table:formula="of:=[.E339]/[.$H339]" office:value-type="float" office:value="-0.34362731785934" calcext:value-type="float">
            <text:p>-0.34</text:p>
          </table:table-cell>
          <table:table-cell table:style-name="ce4" table:formula="of:=[.F339]/[.$H339]" office:value-type="float" office:value="0.00786932788990855" calcext:value-type="float">
            <text:p>0.01</text:p>
          </table:table-cell>
          <table:table-cell table:style-name="ce4" table:formula="of:=[.G339]/[.$H339]" office:value-type="float" office:value="0.939073128195753" calcext:value-type="float">
            <text:p>0.94</text:p>
          </table:table-cell>
          <table:table-cell table:formula="of:=MOD(DEGREES(ATAN2([.I339];[.J339]))+360; 360)" office:value-type="float" office:value="178.688112217496" calcext:value-type="float">
            <text:p>178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table:formula="of:=[.B340]-[.B$1]" office:value-type="float" office:value="-134" calcext:value-type="float">
            <text:p>-134</text:p>
          </table:table-cell>
          <table:table-cell table:formula="of:=[.C340]-[.C$1]" office:value-type="float" office:value="1" calcext:value-type="float">
            <text:p>1</text:p>
          </table:table-cell>
          <table:table-cell table:formula="of:=[.D340]-[.D$1]" office:value-type="float" office:value="374" calcext:value-type="float">
            <text:p>374</text:p>
          </table:table-cell>
          <table:table-cell table:style-name="ce4" table:formula="of:=SQRT([.E340]^2 + [.F340]^2 + [.G340]^2)" office:value-type="float" office:value="397.282015701693" calcext:value-type="float">
            <text:p>397.28</text:p>
          </table:table-cell>
          <table:table-cell table:style-name="ce4" table:formula="of:=[.E340]/[.$H340]" office:value-type="float" office:value="-0.337291885119251" calcext:value-type="float">
            <text:p>-0.34</text:p>
          </table:table-cell>
          <table:table-cell table:style-name="ce4" table:formula="of:=[.F340]/[.$H340]" office:value-type="float" office:value="0.00251710362029292" calcext:value-type="float">
            <text:p>0.00</text:p>
          </table:table-cell>
          <table:table-cell table:style-name="ce4" table:formula="of:=[.G340]/[.$H340]" office:value-type="float" office:value="0.941396753989553" calcext:value-type="float">
            <text:p>0.94</text:p>
          </table:table-cell>
          <table:table-cell table:formula="of:=MOD(DEGREES(ATAN2([.I340];[.J340]))+360; 360)" office:value-type="float" office:value="179.572427493167" calcext:value-type="float">
            <text:p>179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341]-[.B$1]" office:value-type="float" office:value="-136" calcext:value-type="float">
            <text:p>-136</text:p>
          </table:table-cell>
          <table:table-cell table:formula="of:=[.C341]-[.C$1]" office:value-type="float" office:value="3" calcext:value-type="float">
            <text:p>3</text:p>
          </table:table-cell>
          <table:table-cell table:formula="of:=[.D341]-[.D$1]" office:value-type="float" office:value="367" calcext:value-type="float">
            <text:p>367</text:p>
          </table:table-cell>
          <table:table-cell table:style-name="ce4" table:formula="of:=SQRT([.E341]^2 + [.F341]^2 + [.G341]^2)" office:value-type="float" office:value="391.400051098617" calcext:value-type="float">
            <text:p>391.40</text:p>
          </table:table-cell>
          <table:table-cell table:style-name="ce4" table:formula="of:=[.E341]/[.$H341]" office:value-type="float" office:value="-0.347470572929827" calcext:value-type="float">
            <text:p>-0.35</text:p>
          </table:table-cell>
          <table:table-cell table:style-name="ce4" table:formula="of:=[.F341]/[.$H341]" office:value-type="float" office:value="0.00766479204992265" calcext:value-type="float">
            <text:p>0.01</text:p>
          </table:table-cell>
          <table:table-cell table:style-name="ce4" table:formula="of:=[.G341]/[.$H341]" office:value-type="float" office:value="0.937659560773871" calcext:value-type="float">
            <text:p>0.94</text:p>
          </table:table-cell>
          <table:table-cell table:formula="of:=MOD(DEGREES(ATAN2([.I341];[.J341]))+360; 360)" office:value-type="float" office:value="178.736327448342" calcext:value-type="float">
            <text:p>178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table:formula="of:=[.B342]-[.B$1]" office:value-type="float" office:value="-129" calcext:value-type="float">
            <text:p>-129</text:p>
          </table:table-cell>
          <table:table-cell table:formula="of:=[.C342]-[.C$1]" office:value-type="float" office:value="-2" calcext:value-type="float">
            <text:p>-2</text:p>
          </table:table-cell>
          <table:table-cell table:formula="of:=[.D342]-[.D$1]" office:value-type="float" office:value="360" calcext:value-type="float">
            <text:p>360</text:p>
          </table:table-cell>
          <table:table-cell table:style-name="ce4" table:formula="of:=SQRT([.E342]^2 + [.F342]^2 + [.G342]^2)" office:value-type="float" office:value="382.41992625908" calcext:value-type="float">
            <text:p>382.42</text:p>
          </table:table-cell>
          <table:table-cell table:style-name="ce4" table:formula="of:=[.E342]/[.$H342]" office:value-type="float" office:value="-0.337325518735145" calcext:value-type="float">
            <text:p>-0.34</text:p>
          </table:table-cell>
          <table:table-cell table:style-name="ce4" table:formula="of:=[.F342]/[.$H342]" office:value-type="float" office:value="-0.00522985300364566" calcext:value-type="float">
            <text:p>-0.01</text:p>
          </table:table-cell>
          <table:table-cell table:style-name="ce4" table:formula="of:=[.G342]/[.$H342]" office:value-type="float" office:value="0.941373540656219" calcext:value-type="float">
            <text:p>0.94</text:p>
          </table:table-cell>
          <table:table-cell table:formula="of:=MOD(DEGREES(ATAN2([.I342];[.J342]))+360; 360)" office:value-type="float" office:value="180.88823549524" calcext:value-type="float">
            <text:p>180.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6" calcext:value-type="float">
            <text:p>-176</text:p>
          </table:table-cell>
          <table:table-cell office:value-type="float" office:value="292" calcext:value-type="float">
            <text:p>292</text:p>
          </table:table-cell>
          <table:table-cell office:value-type="float" office:value="503" calcext:value-type="float">
            <text:p>503</text:p>
          </table:table-cell>
          <table:table-cell table:formula="of:=[.B343]-[.B$1]" office:value-type="float" office:value="-119" calcext:value-type="float">
            <text:p>-119</text:p>
          </table:table-cell>
          <table:table-cell table:formula="of:=[.C343]-[.C$1]" office:value-type="float" office:value="-6" calcext:value-type="float">
            <text:p>-6</text:p>
          </table:table-cell>
          <table:table-cell table:formula="of:=[.D343]-[.D$1]" office:value-type="float" office:value="367" calcext:value-type="float">
            <text:p>367</text:p>
          </table:table-cell>
          <table:table-cell table:style-name="ce4" table:formula="of:=SQRT([.E343]^2 + [.F343]^2 + [.G343]^2)" office:value-type="float" office:value="385.857486645005" calcext:value-type="float">
            <text:p>385.86</text:p>
          </table:table-cell>
          <table:table-cell table:style-name="ce4" table:formula="of:=[.E343]/[.$H343]" office:value-type="float" office:value="-0.308404019926357" calcext:value-type="float">
            <text:p>-0.31</text:p>
          </table:table-cell>
          <table:table-cell table:style-name="ce4" table:formula="of:=[.F343]/[.$H343]" office:value-type="float" office:value="-0.0155497825172953" calcext:value-type="float">
            <text:p>-0.02</text:p>
          </table:table-cell>
          <table:table-cell table:style-name="ce4" table:formula="of:=[.G343]/[.$H343]" office:value-type="float" office:value="0.951128363974563" calcext:value-type="float">
            <text:p>0.95</text:p>
          </table:table-cell>
          <table:table-cell table:formula="of:=MOD(DEGREES(ATAN2([.I343];[.J343]))+360; 360)" office:value-type="float" office:value="182.886418543865" calcext:value-type="float">
            <text:p>182.89</text:p>
          </table:table-cell>
          <table:table-cell table:number-columns-repeated="1012"/>
        </table:table-row>
        <table:table-row table:style-name="ro1" table:number-rows-repeated="22">
          <table:table-cell table:number-columns-repeated="7"/>
          <table:table-cell table:style-name="ce4" table:number-columns-repeated="4"/>
          <table:table-cell table:style-name="Default"/>
          <table:table-cell table:number-columns-repeated="1012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+X =&gt; W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default-cell-style-name="ce4"/>
        <table:table-column table:style-name="co6" table:number-columns-repeated="3" table:default-cell-style-name="ce4"/>
        <table:table-column table:style-name="co10" table:default-cell-style-name="ce4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Bias Correction </text:p>
          </table:table-cell>
          <table:table-cell table:style-name="ce5" table:formula="of:=['+X =&gt; South'.B1]" office:value-type="float" office:value="-57" calcext:value-type="float">
            <text:p>-57.00</text:p>
          </table:table-cell>
          <table:table-cell table:style-name="ce5" table:formula="of:=['+X =&gt; South'.C1]" office:value-type="float" office:value="298" calcext:value-type="float">
            <text:p>298.00</text:p>
          </table:table-cell>
          <table:table-cell table:style-name="ce5" table:formula="of:=['+X =&gt; South'.D1]" office:value-type="float" office:value="136" calcext:value-type="float">
            <text:p>136.00</text:p>
          </table:table-cell>
          <table:table-cell table:style-name="ce5" table:number-columns-repeated="4"/>
          <table:table-cell table:style-name="ce7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z</text:p>
          </table:table-cell>
          <table:table-cell table:style-name="ce6" office:value-type="string" calcext:value-type="string">
            <text:p>Corrected Mx</text:p>
          </table:table-cell>
          <table:table-cell table:style-name="ce6" office:value-type="string" calcext:value-type="string">
            <text:p>Corrected My</text:p>
          </table:table-cell>
          <table:table-cell table:style-name="ce6" office:value-type="string" calcext:value-type="string">
            <text:p>Corrected Mz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Mnx</text:p>
          </table:table-cell>
          <table:table-cell table:style-name="ce2" office:value-type="string" calcext:value-type="string">
            <text:p>Mny</text:p>
          </table:table-cell>
          <table:table-cell table:style-name="ce2" office:value-type="string" calcext:value-type="string">
            <text:p>Mnz</text:p>
          </table:table-cell>
          <table:table-cell table:style-name="ce8" office:value-type="string" calcext:value-type="string">
            <text:p>Bearing to No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[.B3]-[.B$1]" office:value-type="float" office:value="-4" calcext:value-type="float">
            <text:p>-4</text:p>
          </table:table-cell>
          <table:table-cell table:formula="of:=[.C3]-[.C$1]" office:value-type="float" office:value="129" calcext:value-type="float">
            <text:p>129</text:p>
          </table:table-cell>
          <table:table-cell table:formula="of:=[.D3]-[.D$1]" office:value-type="float" office:value="365" calcext:value-type="float">
            <text:p>365</text:p>
          </table:table-cell>
          <table:table-cell table:formula="of:=SQRT([.E3]^2 + [.F3]^2 + [.G3]^2)" office:value-type="float" office:value="387.145967304323" calcext:value-type="float">
            <text:p>387.15</text:p>
          </table:table-cell>
          <table:table-cell table:formula="of:=[.E3]/[.$H3]" office:value-type="float" office:value="-0.0103320203174317" calcext:value-type="float">
            <text:p>-0.01</text:p>
          </table:table-cell>
          <table:table-cell table:formula="of:=[.F3]/[.$H3]" office:value-type="float" office:value="0.333207655237171" calcext:value-type="float">
            <text:p>0.33</text:p>
          </table:table-cell>
          <table:table-cell table:formula="of:=[.G3]/[.$H3]" office:value-type="float" office:value="0.942796853965639" calcext:value-type="float">
            <text:p>0.94</text:p>
          </table:table-cell>
          <table:table-cell table:formula="of:=MOD(DEGREES(ATAN2([.I3];[.J3]))+360; 360)" office:value-type="float" office:value="91.7760442533588" calcext:value-type="float">
            <text:p>91.78</text:p>
          </table:table-cell>
          <table:table-cell table:number-columns-repeated="2"/>
          <table:table-cell table:style-name="ce7" office:value-type="string" calcext:value-type="string">
            <text:p>Mx</text:p>
          </table:table-cell>
          <table:table-cell table:style-name="ce7" office:value-type="string" calcext:value-type="string">
            <text:p>My</text:p>
          </table:table-cell>
          <table:table-cell table:style-name="ce7"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4]-[.B$1]" office:value-type="float" office:value="11" calcext:value-type="float">
            <text:p>11</text:p>
          </table:table-cell>
          <table:table-cell table:formula="of:=[.C4]-[.C$1]" office:value-type="float" office:value="131" calcext:value-type="float">
            <text:p>131</text:p>
          </table:table-cell>
          <table:table-cell table:formula="of:=[.D4]-[.D$1]" office:value-type="float" office:value="367" calcext:value-type="float">
            <text:p>367</text:p>
          </table:table-cell>
          <table:table-cell table:formula="of:=SQRT([.E4]^2 + [.F4]^2 + [.G4]^2)" office:value-type="float" office:value="389.834580302979" calcext:value-type="float">
            <text:p>389.83</text:p>
          </table:table-cell>
          <table:table-cell table:formula="of:=[.E4]/[.$H4]" office:value-type="float" office:value="0.028217096573246" calcext:value-type="float">
            <text:p>0.03</text:p>
          </table:table-cell>
          <table:table-cell table:formula="of:=[.F4]/[.$H4]" office:value-type="float" office:value="0.336039968281384" calcext:value-type="float">
            <text:p>0.34</text:p>
          </table:table-cell>
          <table:table-cell table:formula="of:=[.G4]/[.$H4]" office:value-type="float" office:value="0.94142494930739" calcext:value-type="float">
            <text:p>0.94</text:p>
          </table:table-cell>
          <table:table-cell table:formula="of:=MOD(DEGREES(ATAN2([.I4];[.J4]))+360; 360)" office:value-type="float" office:value="85.2001638860953" calcext:value-type="float">
            <text:p>85.20</text:p>
          </table:table-cell>
          <table:table-cell/>
          <table:table-cell table:style-name="ce7" office:value-type="string" calcext:value-type="string">
            <text:p>Min</text:p>
          </table:table-cell>
          <table:table-cell table:style-name="ce4" table:formula="of:=MIN([.B3:.B203])" office:value-type="float" office:value="-64" calcext:value-type="float">
            <text:p>-64.00</text:p>
          </table:table-cell>
          <table:table-cell table:style-name="ce4" table:formula="of:=MIN([.C3:.C203])" office:value-type="float" office:value="415" calcext:value-type="float">
            <text:p>415.00</text:p>
          </table:table-cell>
          <table:table-cell table:style-name="ce4" table:formula="of:=MIN([.D3:.D203])" office:value-type="float" office:value="490" calcext:value-type="float">
            <text:p>4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  <table:table-cell table:formula="of:=[.B5]-[.B$1]" office:value-type="float" office:value="11" calcext:value-type="float">
            <text:p>11</text:p>
          </table:table-cell>
          <table:table-cell table:formula="of:=[.C5]-[.C$1]" office:value-type="float" office:value="131" calcext:value-type="float">
            <text:p>131</text:p>
          </table:table-cell>
          <table:table-cell table:formula="of:=[.D5]-[.D$1]" office:value-type="float" office:value="374" calcext:value-type="float">
            <text:p>374</text:p>
          </table:table-cell>
          <table:table-cell table:formula="of:=SQRT([.E5]^2 + [.F5]^2 + [.G5]^2)" office:value-type="float" office:value="396.431583000144" calcext:value-type="float">
            <text:p>396.43</text:p>
          </table:table-cell>
          <table:table-cell table:formula="of:=[.E5]/[.$H5]" office:value-type="float" office:value="0.0277475369564488" calcext:value-type="float">
            <text:p>0.03</text:p>
          </table:table-cell>
          <table:table-cell table:formula="of:=[.F5]/[.$H5]" office:value-type="float" office:value="0.330447940117709" calcext:value-type="float">
            <text:p>0.33</text:p>
          </table:table-cell>
          <table:table-cell table:formula="of:=[.G5]/[.$H5]" office:value-type="float" office:value="0.94341625651926" calcext:value-type="float">
            <text:p>0.94</text:p>
          </table:table-cell>
          <table:table-cell table:formula="of:=MOD(DEGREES(ATAN2([.I5];[.J5]))+360; 360)" office:value-type="float" office:value="85.2001638860953" calcext:value-type="float">
            <text:p>85.20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4" table:formula="of:=MAX([.B3:.B203])" office:value-type="float" office:value="-37" calcext:value-type="float">
            <text:p>-37.00</text:p>
          </table:table-cell>
          <table:table-cell table:style-name="ce4" table:formula="of:=MAX([.C3:.C203])" office:value-type="float" office:value="442" calcext:value-type="float">
            <text:p>442.00</text:p>
          </table:table-cell>
          <table:table-cell table:style-name="ce4" table:formula="of:=MAX([.D3:.D203])" office:value-type="float" office:value="513" calcext:value-type="float">
            <text:p>513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  <table:table-cell table:formula="of:=[.B6]-[.B$1]" office:value-type="float" office:value="8" calcext:value-type="float">
            <text:p>8</text:p>
          </table:table-cell>
          <table:table-cell table:formula="of:=[.C6]-[.C$1]" office:value-type="float" office:value="124" calcext:value-type="float">
            <text:p>124</text:p>
          </table:table-cell>
          <table:table-cell table:formula="of:=[.D6]-[.D$1]" office:value-type="float" office:value="367" calcext:value-type="float">
            <text:p>367</text:p>
          </table:table-cell>
          <table:table-cell table:formula="of:=SQRT([.E6]^2 + [.F6]^2 + [.G6]^2)" office:value-type="float" office:value="387.464837114286" calcext:value-type="float">
            <text:p>387.46</text:p>
          </table:table-cell>
          <table:table-cell table:formula="of:=[.E6]/[.$H6]" office:value-type="float" office:value="0.0206470348627799" calcext:value-type="float">
            <text:p>0.02</text:p>
          </table:table-cell>
          <table:table-cell table:formula="of:=[.F6]/[.$H6]" office:value-type="float" office:value="0.320029040373089" calcext:value-type="float">
            <text:p>0.32</text:p>
          </table:table-cell>
          <table:table-cell table:formula="of:=[.G6]/[.$H6]" office:value-type="float" office:value="0.947182724330029" calcext:value-type="float">
            <text:p>0.95</text:p>
          </table:table-cell>
          <table:table-cell table:formula="of:=MOD(DEGREES(ATAN2([.I6];[.J6]))+360; 360)" office:value-type="float" office:value="86.3086140135487" calcext:value-type="float">
            <text:p>86.31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4" table:formula="of:=AVERAGE([.B3:.B203])" office:value-type="float" office:value="-50.8009950248756" calcext:value-type="float">
            <text:p>-50.80</text:p>
          </table:table-cell>
          <table:table-cell table:style-name="ce4" table:formula="of:=AVERAGE([.C3:.C203])" office:value-type="float" office:value="426.293532338308" calcext:value-type="float">
            <text:p>426.29</text:p>
          </table:table-cell>
          <table:table-cell table:style-name="ce4" table:formula="of:=AVERAGE([.D3:.D203])" office:value-type="float" office:value="502.199004975124" calcext:value-type="float">
            <text:p>502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7]-[.B$1]" office:value-type="float" office:value="-5" calcext:value-type="float">
            <text:p>-5</text:p>
          </table:table-cell>
          <table:table-cell table:formula="of:=[.C7]-[.C$1]" office:value-type="float" office:value="123" calcext:value-type="float">
            <text:p>123</text:p>
          </table:table-cell>
          <table:table-cell table:formula="of:=[.D7]-[.D$1]" office:value-type="float" office:value="364" calcext:value-type="float">
            <text:p>364</text:p>
          </table:table-cell>
          <table:table-cell table:formula="of:=SQRT([.E7]^2 + [.F7]^2 + [.G7]^2)" office:value-type="float" office:value="384.252521136817" calcext:value-type="float">
            <text:p>384.25</text:p>
          </table:table-cell>
          <table:table-cell table:formula="of:=[.E7]/[.$H7]" office:value-type="float" office:value="-0.0130122763676538" calcext:value-type="float">
            <text:p>-0.01</text:p>
          </table:table-cell>
          <table:table-cell table:formula="of:=[.F7]/[.$H7]" office:value-type="float" office:value="0.320101998644284" calcext:value-type="float">
            <text:p>0.32</text:p>
          </table:table-cell>
          <table:table-cell table:formula="of:=[.G7]/[.$H7]" office:value-type="float" office:value="0.947293719565197" calcext:value-type="float">
            <text:p>0.95</text:p>
          </table:table-cell>
          <table:table-cell table:formula="of:=MOD(DEGREES(ATAN2([.I7];[.J7]))+360; 360)" office:value-type="float" office:value="92.3278150890412" calcext:value-type="float">
            <text:p>92.33</text:p>
          </table:table-cell>
          <table:table-cell/>
          <table:table-cell table:style-name="ce7" office:value-type="string" calcext:value-type="string">
            <text:p>Mode</text:p>
          </table:table-cell>
          <table:table-cell table:style-name="ce4" table:formula="of:=MODE([.B3:.B203])" office:value-type="float" office:value="-47" calcext:value-type="float">
            <text:p>-47.00</text:p>
          </table:table-cell>
          <table:table-cell table:style-name="ce4" table:formula="of:=MODE([.C3:.C203])" office:value-type="float" office:value="424" calcext:value-type="float">
            <text:p>424.00</text:p>
          </table:table-cell>
          <table:table-cell table:style-name="ce4" table:formula="of:=MODE([.D3:.D203])" office:value-type="float" office:value="501" calcext:value-type="float">
            <text:p>501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497" calcext:value-type="float">
            <text:p>497</text:p>
          </table:table-cell>
          <table:table-cell table:formula="of:=[.B8]-[.B$1]" office:value-type="float" office:value="5" calcext:value-type="float">
            <text:p>5</text:p>
          </table:table-cell>
          <table:table-cell table:formula="of:=[.C8]-[.C$1]" office:value-type="float" office:value="123" calcext:value-type="float">
            <text:p>123</text:p>
          </table:table-cell>
          <table:table-cell table:formula="of:=[.D8]-[.D$1]" office:value-type="float" office:value="361" calcext:value-type="float">
            <text:p>361</text:p>
          </table:table-cell>
          <table:table-cell table:formula="of:=SQRT([.E8]^2 + [.F8]^2 + [.G8]^2)" office:value-type="float" office:value="381.411850890871" calcext:value-type="float">
            <text:p>381.41</text:p>
          </table:table-cell>
          <table:table-cell table:formula="of:=[.E8]/[.$H8]" office:value-type="float" office:value="0.0131091888946854" calcext:value-type="float">
            <text:p>0.01</text:p>
          </table:table-cell>
          <table:table-cell table:formula="of:=[.F8]/[.$H8]" office:value-type="float" office:value="0.32248604680926" calcext:value-type="float">
            <text:p>0.32</text:p>
          </table:table-cell>
          <table:table-cell table:formula="of:=[.G8]/[.$H8]" office:value-type="float" office:value="0.946483438196284" calcext:value-type="float">
            <text:p>0.95</text:p>
          </table:table-cell>
          <table:table-cell table:formula="of:=MOD(DEGREES(ATAN2([.I8];[.J8]))+360; 360)" office:value-type="float" office:value="87.6721849109588" calcext:value-type="float">
            <text:p>87.67</text:p>
          </table:table-cell>
          <table:table-cell/>
          <table:table-cell table:style-name="ce7" office:value-type="string" calcext:value-type="string">
            <text:p>Median</text:p>
          </table:table-cell>
          <table:table-cell table:style-name="ce4" table:formula="of:=MEDIAN([.B3:.B203])" office:value-type="float" office:value="-50" calcext:value-type="float">
            <text:p>-50.00</text:p>
          </table:table-cell>
          <table:table-cell table:style-name="ce4" table:formula="of:=MEDIAN([.C3:.C203])" office:value-type="float" office:value="426" calcext:value-type="float">
            <text:p>426.00</text:p>
          </table:table-cell>
          <table:table-cell table:style-name="ce4" table:formula="of:=MEDIAN([.D3:.D203])" office:value-type="float" office:value="502" calcext:value-type="float">
            <text:p>502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table:formula="of:=[.B9]-[.B$1]" office:value-type="float" office:value="4" calcext:value-type="float">
            <text:p>4</text:p>
          </table:table-cell>
          <table:table-cell table:formula="of:=[.C9]-[.C$1]" office:value-type="float" office:value="126" calcext:value-type="float">
            <text:p>126</text:p>
          </table:table-cell>
          <table:table-cell table:formula="of:=[.D9]-[.D$1]" office:value-type="float" office:value="362" calcext:value-type="float">
            <text:p>362</text:p>
          </table:table-cell>
          <table:table-cell table:formula="of:=SQRT([.E9]^2 + [.F9]^2 + [.G9]^2)" office:value-type="float" office:value="383.322318682333" calcext:value-type="float">
            <text:p>383.32</text:p>
          </table:table-cell>
          <table:table-cell table:formula="of:=[.E9]/[.$H9]" office:value-type="float" office:value="0.0104350824490209" calcext:value-type="float">
            <text:p>0.01</text:p>
          </table:table-cell>
          <table:table-cell table:formula="of:=[.F9]/[.$H9]" office:value-type="float" office:value="0.328705097144158" calcext:value-type="float">
            <text:p>0.33</text:p>
          </table:table-cell>
          <table:table-cell table:formula="of:=[.G9]/[.$H9]" office:value-type="float" office:value="0.944374961636389" calcext:value-type="float">
            <text:p>0.94</text:p>
          </table:table-cell>
          <table:table-cell table:formula="of:=MOD(DEGREES(ATAN2([.I9];[.J9]))+360; 360)" office:value-type="float" office:value="88.1816970355482" calcext:value-type="float">
            <text:p>88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497" calcext:value-type="float">
            <text:p>497</text:p>
          </table:table-cell>
          <table:table-cell table:formula="of:=[.B10]-[.B$1]" office:value-type="float" office:value="10" calcext:value-type="float">
            <text:p>10</text:p>
          </table:table-cell>
          <table:table-cell table:formula="of:=[.C10]-[.C$1]" office:value-type="float" office:value="128" calcext:value-type="float">
            <text:p>128</text:p>
          </table:table-cell>
          <table:table-cell table:formula="of:=[.D10]-[.D$1]" office:value-type="float" office:value="361" calcext:value-type="float">
            <text:p>361</text:p>
          </table:table-cell>
          <table:table-cell table:formula="of:=SQRT([.E10]^2 + [.F10]^2 + [.G10]^2)" office:value-type="float" office:value="383.151406104689" calcext:value-type="float">
            <text:p>383.15</text:p>
          </table:table-cell>
          <table:table-cell table:formula="of:=[.E10]/[.$H10]" office:value-type="float" office:value="0.0260993430812771" calcext:value-type="float">
            <text:p>0.03</text:p>
          </table:table-cell>
          <table:table-cell table:formula="of:=[.F10]/[.$H10]" office:value-type="float" office:value="0.334071591440347" calcext:value-type="float">
            <text:p>0.33</text:p>
          </table:table-cell>
          <table:table-cell table:formula="of:=[.G10]/[.$H10]" office:value-type="float" office:value="0.942186285234104" calcext:value-type="float">
            <text:p>0.94</text:p>
          </table:table-cell>
          <table:table-cell table:formula="of:=MOD(DEGREES(ATAN2([.I10];[.J10]))+360; 360)" office:value-type="float" office:value="85.5328409386107" calcext:value-type="float">
            <text:p>85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11]-[.B$1]" office:value-type="float" office:value="10" calcext:value-type="float">
            <text:p>10</text:p>
          </table:table-cell>
          <table:table-cell table:formula="of:=[.C11]-[.C$1]" office:value-type="float" office:value="128" calcext:value-type="float">
            <text:p>128</text:p>
          </table:table-cell>
          <table:table-cell table:formula="of:=[.D11]-[.D$1]" office:value-type="float" office:value="366" calcext:value-type="float">
            <text:p>366</text:p>
          </table:table-cell>
          <table:table-cell table:formula="of:=SQRT([.E11]^2 + [.F11]^2 + [.G11]^2)" office:value-type="float" office:value="387.865956227148" calcext:value-type="float">
            <text:p>387.87</text:p>
          </table:table-cell>
          <table:table-cell table:formula="of:=[.E11]/[.$H11]" office:value-type="float" office:value="0.0257821029132643" calcext:value-type="float">
            <text:p>0.03</text:p>
          </table:table-cell>
          <table:table-cell table:formula="of:=[.F11]/[.$H11]" office:value-type="float" office:value="0.330010917289783" calcext:value-type="float">
            <text:p>0.33</text:p>
          </table:table-cell>
          <table:table-cell table:formula="of:=[.G11]/[.$H11]" office:value-type="float" office:value="0.943624966625473" calcext:value-type="float">
            <text:p>0.94</text:p>
          </table:table-cell>
          <table:table-cell table:formula="of:=MOD(DEGREES(ATAN2([.I11];[.J11]))+360; 360)" office:value-type="float" office:value="85.5328409386107" calcext:value-type="float">
            <text:p>85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12]-[.B$1]" office:value-type="float" office:value="1" calcext:value-type="float">
            <text:p>1</text:p>
          </table:table-cell>
          <table:table-cell table:formula="of:=[.C12]-[.C$1]" office:value-type="float" office:value="131" calcext:value-type="float">
            <text:p>131</text:p>
          </table:table-cell>
          <table:table-cell table:formula="of:=[.D12]-[.D$1]" office:value-type="float" office:value="362" calcext:value-type="float">
            <text:p>362</text:p>
          </table:table-cell>
          <table:table-cell table:formula="of:=SQRT([.E12]^2 + [.F12]^2 + [.G12]^2)" office:value-type="float" office:value="384.975323884532" calcext:value-type="float">
            <text:p>384.98</text:p>
          </table:table-cell>
          <table:table-cell table:formula="of:=[.E12]/[.$H12]" office:value-type="float" office:value="0.0025975690854927" calcext:value-type="float">
            <text:p>0.00</text:p>
          </table:table-cell>
          <table:table-cell table:formula="of:=[.F12]/[.$H12]" office:value-type="float" office:value="0.340281550199544" calcext:value-type="float">
            <text:p>0.34</text:p>
          </table:table-cell>
          <table:table-cell table:formula="of:=[.G12]/[.$H12]" office:value-type="float" office:value="0.940320008948359" calcext:value-type="float">
            <text:p>0.94</text:p>
          </table:table-cell>
          <table:table-cell table:formula="of:=MOD(DEGREES(ATAN2([.I12];[.J12]))+360; 360)" office:value-type="float" office:value="89.5626361324793" calcext:value-type="float">
            <text:p>89.56</text:p>
          </table:table-cell>
          <table:table-cell/>
          <table:table-cell table:style-name="ce7" office:value-type="string" calcext:value-type="string">
            <text:p>Average Bearing</text:p>
          </table:table-cell>
          <table:table-cell table:style-name="ce4" table:formula="of:=AVERAGE([.L3:.L200])" office:value-type="float" office:value="87.2134114529151" calcext:value-type="float">
            <text:p>87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13]-[.B$1]" office:value-type="float" office:value="4" calcext:value-type="float">
            <text:p>4</text:p>
          </table:table-cell>
          <table:table-cell table:formula="of:=[.C13]-[.C$1]" office:value-type="float" office:value="131" calcext:value-type="float">
            <text:p>131</text:p>
          </table:table-cell>
          <table:table-cell table:formula="of:=[.D13]-[.D$1]" office:value-type="float" office:value="365" calcext:value-type="float">
            <text:p>365</text:p>
          </table:table-cell>
          <table:table-cell table:formula="of:=SQRT([.E13]^2 + [.F13]^2 + [.G13]^2)" office:value-type="float" office:value="387.81696713785" calcext:value-type="float">
            <text:p>387.82</text:p>
          </table:table-cell>
          <table:table-cell table:formula="of:=[.E13]/[.$H13]" office:value-type="float" office:value="0.0103141438847316" calcext:value-type="float">
            <text:p>0.01</text:p>
          </table:table-cell>
          <table:table-cell table:formula="of:=[.F13]/[.$H13]" office:value-type="float" office:value="0.337788212224959" calcext:value-type="float">
            <text:p>0.34</text:p>
          </table:table-cell>
          <table:table-cell table:formula="of:=[.G13]/[.$H13]" office:value-type="float" office:value="0.941165629481757" calcext:value-type="float">
            <text:p>0.94</text:p>
          </table:table-cell>
          <table:table-cell table:formula="of:=MOD(DEGREES(ATAN2([.I13];[.J13]))+360; 360)" office:value-type="float" office:value="88.2510539554457" calcext:value-type="float">
            <text:p>88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1" calcext:value-type="float">
            <text:p>-41</text:p>
          </table:table-cell>
          <table:table-cell office:value-type="float" office:value="434" calcext:value-type="float">
            <text:p>434</text:p>
          </table:table-cell>
          <table:table-cell office:value-type="float" office:value="503" calcext:value-type="float">
            <text:p>503</text:p>
          </table:table-cell>
          <table:table-cell table:formula="of:=[.B14]-[.B$1]" office:value-type="float" office:value="16" calcext:value-type="float">
            <text:p>16</text:p>
          </table:table-cell>
          <table:table-cell table:formula="of:=[.C14]-[.C$1]" office:value-type="float" office:value="136" calcext:value-type="float">
            <text:p>136</text:p>
          </table:table-cell>
          <table:table-cell table:formula="of:=[.D14]-[.D$1]" office:value-type="float" office:value="367" calcext:value-type="float">
            <text:p>367</text:p>
          </table:table-cell>
          <table:table-cell table:formula="of:=SQRT([.E14]^2 + [.F14]^2 + [.G14]^2)" office:value-type="float" office:value="391.715457953857" calcext:value-type="float">
            <text:p>391.72</text:p>
          </table:table-cell>
          <table:table-cell table:formula="of:=[.E14]/[.$H14]" office:value-type="float" office:value="0.0408459755036901" calcext:value-type="float">
            <text:p>0.04</text:p>
          </table:table-cell>
          <table:table-cell table:formula="of:=[.F14]/[.$H14]" office:value-type="float" office:value="0.347190791781366" calcext:value-type="float">
            <text:p>0.35</text:p>
          </table:table-cell>
          <table:table-cell table:formula="of:=[.G14]/[.$H14]" office:value-type="float" office:value="0.936904563115892" calcext:value-type="float">
            <text:p>0.94</text:p>
          </table:table-cell>
          <table:table-cell table:formula="of:=MOD(DEGREES(ATAN2([.I14];[.J14]))+360; 360)" office:value-type="float" office:value="83.2901631922431" calcext:value-type="float">
            <text:p>83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15]-[.B$1]" office:value-type="float" office:value="8" calcext:value-type="float">
            <text:p>8</text:p>
          </table:table-cell>
          <table:table-cell table:formula="of:=[.C15]-[.C$1]" office:value-type="float" office:value="131" calcext:value-type="float">
            <text:p>131</text:p>
          </table:table-cell>
          <table:table-cell table:formula="of:=[.D15]-[.D$1]" office:value-type="float" office:value="365" calcext:value-type="float">
            <text:p>365</text:p>
          </table:table-cell>
          <table:table-cell table:formula="of:=SQRT([.E15]^2 + [.F15]^2 + [.G15]^2)" office:value-type="float" office:value="387.878847064389" calcext:value-type="float">
            <text:p>387.88</text:p>
          </table:table-cell>
          <table:table-cell table:formula="of:=[.E15]/[.$H15]" office:value-type="float" office:value="0.0206249968528755" calcext:value-type="float">
            <text:p>0.02</text:p>
          </table:table-cell>
          <table:table-cell table:formula="of:=[.F15]/[.$H15]" office:value-type="float" office:value="0.337734323465836" calcext:value-type="float">
            <text:p>0.34</text:p>
          </table:table-cell>
          <table:table-cell table:formula="of:=[.G15]/[.$H15]" office:value-type="float" office:value="0.941015481412443" calcext:value-type="float">
            <text:p>0.94</text:p>
          </table:table-cell>
          <table:table-cell table:formula="of:=MOD(DEGREES(ATAN2([.I15];[.J15]))+360; 360)" office:value-type="float" office:value="86.5053610727467" calcext:value-type="float">
            <text:p>86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16]-[.B$1]" office:value-type="float" office:value="4" calcext:value-type="float">
            <text:p>4</text:p>
          </table:table-cell>
          <table:table-cell table:formula="of:=[.C16]-[.C$1]" office:value-type="float" office:value="126" calcext:value-type="float">
            <text:p>126</text:p>
          </table:table-cell>
          <table:table-cell table:formula="of:=[.D16]-[.D$1]" office:value-type="float" office:value="365" calcext:value-type="float">
            <text:p>365</text:p>
          </table:table-cell>
          <table:table-cell table:formula="of:=SQRT([.E16]^2 + [.F16]^2 + [.G16]^2)" office:value-type="float" office:value="386.156703942842" calcext:value-type="float">
            <text:p>386.16</text:p>
          </table:table-cell>
          <table:table-cell table:formula="of:=[.E16]/[.$H16]" office:value-type="float" office:value="0.0103584890775121" calcext:value-type="float">
            <text:p>0.01</text:p>
          </table:table-cell>
          <table:table-cell table:formula="of:=[.F16]/[.$H16]" office:value-type="float" office:value="0.326292405941631" calcext:value-type="float">
            <text:p>0.33</text:p>
          </table:table-cell>
          <table:table-cell table:formula="of:=[.G16]/[.$H16]" office:value-type="float" office:value="0.945212128322978" calcext:value-type="float">
            <text:p>0.95</text:p>
          </table:table-cell>
          <table:table-cell table:formula="of:=MOD(DEGREES(ATAN2([.I16];[.J16]))+360; 360)" office:value-type="float" office:value="88.1816970355482" calcext:value-type="float">
            <text:p>88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  <table:table-cell table:formula="of:=[.B17]-[.B$1]" office:value-type="float" office:value="6" calcext:value-type="float">
            <text:p>6</text:p>
          </table:table-cell>
          <table:table-cell table:formula="of:=[.C17]-[.C$1]" office:value-type="float" office:value="122" calcext:value-type="float">
            <text:p>122</text:p>
          </table:table-cell>
          <table:table-cell table:formula="of:=[.D17]-[.D$1]" office:value-type="float" office:value="365" calcext:value-type="float">
            <text:p>365</text:p>
          </table:table-cell>
          <table:table-cell table:formula="of:=SQRT([.E17]^2 + [.F17]^2 + [.G17]^2)" office:value-type="float" office:value="384.896089873618" calcext:value-type="float">
            <text:p>384.90</text:p>
          </table:table-cell>
          <table:table-cell table:formula="of:=[.E17]/[.$H17]" office:value-type="float" office:value="0.0155886228981181" calcext:value-type="float">
            <text:p>0.02</text:p>
          </table:table-cell>
          <table:table-cell table:formula="of:=[.F17]/[.$H17]" office:value-type="float" office:value="0.316968665595068" calcext:value-type="float">
            <text:p>0.32</text:p>
          </table:table-cell>
          <table:table-cell table:formula="of:=[.G17]/[.$H17]" office:value-type="float" office:value="0.948307892968851" calcext:value-type="float">
            <text:p>0.95</text:p>
          </table:table-cell>
          <table:table-cell table:formula="of:=MOD(DEGREES(ATAN2([.I17];[.J17]))+360; 360)" office:value-type="float" office:value="87.1844433157888" calcext:value-type="float">
            <text:p>87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  <table:table-cell table:formula="of:=[.B18]-[.B$1]" office:value-type="float" office:value="1" calcext:value-type="float">
            <text:p>1</text:p>
          </table:table-cell>
          <table:table-cell table:formula="of:=[.C18]-[.C$1]" office:value-type="float" office:value="119" calcext:value-type="float">
            <text:p>119</text:p>
          </table:table-cell>
          <table:table-cell table:formula="of:=[.D18]-[.D$1]" office:value-type="float" office:value="365" calcext:value-type="float">
            <text:p>365</text:p>
          </table:table-cell>
          <table:table-cell table:formula="of:=SQRT([.E18]^2 + [.F18]^2 + [.G18]^2)" office:value-type="float" office:value="383.910145737255" calcext:value-type="float">
            <text:p>383.91</text:p>
          </table:table-cell>
          <table:table-cell table:formula="of:=[.E18]/[.$H18]" office:value-type="float" office:value="0.00260477617250676" calcext:value-type="float">
            <text:p>0.00</text:p>
          </table:table-cell>
          <table:table-cell table:formula="of:=[.F18]/[.$H18]" office:value-type="float" office:value="0.309968364528305" calcext:value-type="float">
            <text:p>0.31</text:p>
          </table:table-cell>
          <table:table-cell table:formula="of:=[.G18]/[.$H18]" office:value-type="float" office:value="0.950743302964969" calcext:value-type="float">
            <text:p>0.95</text:p>
          </table:table-cell>
          <table:table-cell table:formula="of:=MOD(DEGREES(ATAN2([.I18];[.J18]))+360; 360)" office:value-type="float" office:value="89.5185341941616" calcext:value-type="float">
            <text:p>89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  <table:table-cell table:formula="of:=[.B19]-[.B$1]" office:value-type="float" office:value="2" calcext:value-type="float">
            <text:p>2</text:p>
          </table:table-cell>
          <table:table-cell table:formula="of:=[.C19]-[.C$1]" office:value-type="float" office:value="125" calcext:value-type="float">
            <text:p>125</text:p>
          </table:table-cell>
          <table:table-cell table:formula="of:=[.D19]-[.D$1]" office:value-type="float" office:value="366" calcext:value-type="float">
            <text:p>366</text:p>
          </table:table-cell>
          <table:table-cell table:formula="of:=SQRT([.E19]^2 + [.F19]^2 + [.G19]^2)" office:value-type="float" office:value="386.762200841809" calcext:value-type="float">
            <text:p>386.76</text:p>
          </table:table-cell>
          <table:table-cell table:formula="of:=[.E19]/[.$H19]" office:value-type="float" office:value="0.00517113615458514" calcext:value-type="float">
            <text:p>0.01</text:p>
          </table:table-cell>
          <table:table-cell table:formula="of:=[.F19]/[.$H19]" office:value-type="float" office:value="0.323196009661571" calcext:value-type="float">
            <text:p>0.32</text:p>
          </table:table-cell>
          <table:table-cell table:formula="of:=[.G19]/[.$H19]" office:value-type="float" office:value="0.946317916289081" calcext:value-type="float">
            <text:p>0.95</text:p>
          </table:table-cell>
          <table:table-cell table:formula="of:=MOD(DEGREES(ATAN2([.I19];[.J19]))+360; 360)" office:value-type="float" office:value="89.0833457436147" calcext:value-type="float">
            <text:p>89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table:formula="of:=[.B20]-[.B$1]" office:value-type="float" office:value="1" calcext:value-type="float">
            <text:p>1</text:p>
          </table:table-cell>
          <table:table-cell table:formula="of:=[.C20]-[.C$1]" office:value-type="float" office:value="126" calcext:value-type="float">
            <text:p>126</text:p>
          </table:table-cell>
          <table:table-cell table:formula="of:=[.D20]-[.D$1]" office:value-type="float" office:value="367" calcext:value-type="float">
            <text:p>367</text:p>
          </table:table-cell>
          <table:table-cell table:formula="of:=SQRT([.E20]^2 + [.F20]^2 + [.G20]^2)" office:value-type="float" office:value="388.028349479777" calcext:value-type="float">
            <text:p>388.03</text:p>
          </table:table-cell>
          <table:table-cell table:formula="of:=[.E20]/[.$H20]" office:value-type="float" office:value="0.00257713128780586" calcext:value-type="float">
            <text:p>0.00</text:p>
          </table:table-cell>
          <table:table-cell table:formula="of:=[.F20]/[.$H20]" office:value-type="float" office:value="0.324718542263538" calcext:value-type="float">
            <text:p>0.32</text:p>
          </table:table-cell>
          <table:table-cell table:formula="of:=[.G20]/[.$H20]" office:value-type="float" office:value="0.94580718262475" calcext:value-type="float">
            <text:p>0.95</text:p>
          </table:table-cell>
          <table:table-cell table:formula="of:=MOD(DEGREES(ATAN2([.I20];[.J20]))+360; 360)" office:value-type="float" office:value="89.5452811383069" calcext:value-type="float">
            <text:p>89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  <table:table-cell table:formula="of:=[.B21]-[.B$1]" office:value-type="float" office:value="10" calcext:value-type="float">
            <text:p>10</text:p>
          </table:table-cell>
          <table:table-cell table:formula="of:=[.C21]-[.C$1]" office:value-type="float" office:value="135" calcext:value-type="float">
            <text:p>135</text:p>
          </table:table-cell>
          <table:table-cell table:formula="of:=[.D21]-[.D$1]" office:value-type="float" office:value="373" calcext:value-type="float">
            <text:p>373</text:p>
          </table:table-cell>
          <table:table-cell table:formula="of:=SQRT([.E21]^2 + [.F21]^2 + [.G21]^2)" office:value-type="float" office:value="396.80473787494" calcext:value-type="float">
            <text:p>396.80</text:p>
          </table:table-cell>
          <table:table-cell table:formula="of:=[.E21]/[.$H21]" office:value-type="float" office:value="0.0252013119942929" calcext:value-type="float">
            <text:p>0.03</text:p>
          </table:table-cell>
          <table:table-cell table:formula="of:=[.F21]/[.$H21]" office:value-type="float" office:value="0.340217711922955" calcext:value-type="float">
            <text:p>0.34</text:p>
          </table:table-cell>
          <table:table-cell table:formula="of:=[.G21]/[.$H21]" office:value-type="float" office:value="0.940008937387127" calcext:value-type="float">
            <text:p>0.94</text:p>
          </table:table-cell>
          <table:table-cell table:formula="of:=MOD(DEGREES(ATAN2([.I21];[.J21]))+360; 360)" office:value-type="float" office:value="85.7636052009411" calcext:value-type="float">
            <text:p>85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22]-[.B$1]" office:value-type="float" office:value="0" calcext:value-type="float">
            <text:p>0</text:p>
          </table:table-cell>
          <table:table-cell table:formula="of:=[.C22]-[.C$1]" office:value-type="float" office:value="125" calcext:value-type="float">
            <text:p>125</text:p>
          </table:table-cell>
          <table:table-cell table:formula="of:=[.D22]-[.D$1]" office:value-type="float" office:value="364" calcext:value-type="float">
            <text:p>364</text:p>
          </table:table-cell>
          <table:table-cell table:formula="of:=SQRT([.E22]^2 + [.F22]^2 + [.G22]^2)" office:value-type="float" office:value="384.864911365014" calcext:value-type="float">
            <text:p>384.86</text:p>
          </table:table-cell>
          <table:table-cell table:formula="of:=[.E22]/[.$H22]" office:value-type="float" office:value="0" calcext:value-type="float">
            <text:p>0.00</text:p>
          </table:table-cell>
          <table:table-cell table:formula="of:=[.F22]/[.$H22]" office:value-type="float" office:value="0.324789286601" calcext:value-type="float">
            <text:p>0.32</text:p>
          </table:table-cell>
          <table:table-cell table:formula="of:=[.G22]/[.$H22]" office:value-type="float" office:value="0.945786402582112" calcext:value-type="float">
            <text:p>0.95</text:p>
          </table:table-cell>
          <table:table-cell table:formula="of:=MOD(DEGREES(ATAN2([.I22];[.J22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1" calcext:value-type="float">
            <text:p>421</text:p>
          </table:table-cell>
          <table:table-cell office:value-type="float" office:value="495" calcext:value-type="float">
            <text:p>495</text:p>
          </table:table-cell>
          <table:table-cell table:formula="of:=[.B23]-[.B$1]" office:value-type="float" office:value="2" calcext:value-type="float">
            <text:p>2</text:p>
          </table:table-cell>
          <table:table-cell table:formula="of:=[.C23]-[.C$1]" office:value-type="float" office:value="123" calcext:value-type="float">
            <text:p>123</text:p>
          </table:table-cell>
          <table:table-cell table:formula="of:=[.D23]-[.D$1]" office:value-type="float" office:value="359" calcext:value-type="float">
            <text:p>359</text:p>
          </table:table-cell>
          <table:table-cell table:formula="of:=SQRT([.E23]^2 + [.F23]^2 + [.G23]^2)" office:value-type="float" office:value="379.491765391556" calcext:value-type="float">
            <text:p>379.49</text:p>
          </table:table-cell>
          <table:table-cell table:formula="of:=[.E23]/[.$H23]" office:value-type="float" office:value="0.00527020658257609" calcext:value-type="float">
            <text:p>0.01</text:p>
          </table:table-cell>
          <table:table-cell table:formula="of:=[.F23]/[.$H23]" office:value-type="float" office:value="0.324117704828429" calcext:value-type="float">
            <text:p>0.32</text:p>
          </table:table-cell>
          <table:table-cell table:formula="of:=[.G23]/[.$H23]" office:value-type="float" office:value="0.946002081572408" calcext:value-type="float">
            <text:p>0.95</text:p>
          </table:table-cell>
          <table:table-cell table:formula="of:=MOD(DEGREES(ATAN2([.I23];[.J23]))+360; 360)" office:value-type="float" office:value="89.0684434019225" calcext:value-type="float">
            <text:p>89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table:formula="of:=[.B24]-[.B$1]" office:value-type="float" office:value="5" calcext:value-type="float">
            <text:p>5</text:p>
          </table:table-cell>
          <table:table-cell table:formula="of:=[.C24]-[.C$1]" office:value-type="float" office:value="128" calcext:value-type="float">
            <text:p>128</text:p>
          </table:table-cell>
          <table:table-cell table:formula="of:=[.D24]-[.D$1]" office:value-type="float" office:value="364" calcext:value-type="float">
            <text:p>364</text:p>
          </table:table-cell>
          <table:table-cell table:formula="of:=SQRT([.E24]^2 + [.F24]^2 + [.G24]^2)" office:value-type="float" office:value="385.882106348558" calcext:value-type="float">
            <text:p>385.88</text:p>
          </table:table-cell>
          <table:table-cell table:formula="of:=[.E24]/[.$H24]" office:value-type="float" office:value="0.0129573253533648" calcext:value-type="float">
            <text:p>0.01</text:p>
          </table:table-cell>
          <table:table-cell table:formula="of:=[.F24]/[.$H24]" office:value-type="float" office:value="0.33170752904614" calcext:value-type="float">
            <text:p>0.33</text:p>
          </table:table-cell>
          <table:table-cell table:formula="of:=[.G24]/[.$H24]" office:value-type="float" office:value="0.94329328572496" calcext:value-type="float">
            <text:p>0.94</text:p>
          </table:table-cell>
          <table:table-cell table:formula="of:=MOD(DEGREES(ATAN2([.I24];[.J24]))+360; 360)" office:value-type="float" office:value="87.7630209365623" calcext:value-type="float">
            <text:p>87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  <table:table-cell table:formula="of:=[.B25]-[.B$1]" office:value-type="float" office:value="7" calcext:value-type="float">
            <text:p>7</text:p>
          </table:table-cell>
          <table:table-cell table:formula="of:=[.C25]-[.C$1]" office:value-type="float" office:value="125" calcext:value-type="float">
            <text:p>125</text:p>
          </table:table-cell>
          <table:table-cell table:formula="of:=[.D25]-[.D$1]" office:value-type="float" office:value="366" calcext:value-type="float">
            <text:p>366</text:p>
          </table:table-cell>
          <table:table-cell table:formula="of:=SQRT([.E25]^2 + [.F25]^2 + [.G25]^2)" office:value-type="float" office:value="386.820371748955" calcext:value-type="float">
            <text:p>386.82</text:p>
          </table:table-cell>
          <table:table-cell table:formula="of:=[.E25]/[.$H25]" office:value-type="float" office:value="0.0180962547767339" calcext:value-type="float">
            <text:p>0.02</text:p>
          </table:table-cell>
          <table:table-cell table:formula="of:=[.F25]/[.$H25]" office:value-type="float" office:value="0.32314740672739" calcext:value-type="float">
            <text:p>0.32</text:p>
          </table:table-cell>
          <table:table-cell table:formula="of:=[.G25]/[.$H25]" office:value-type="float" office:value="0.946175606897799" calcext:value-type="float">
            <text:p>0.95</text:p>
          </table:table-cell>
          <table:table-cell table:formula="of:=MOD(DEGREES(ATAN2([.I25];[.J25]))+360; 360)" office:value-type="float" office:value="86.7947840689865" calcext:value-type="float">
            <text:p>86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6" calcext:value-type="float">
            <text:p>436</text:p>
          </table:table-cell>
          <table:table-cell office:value-type="float" office:value="501" calcext:value-type="float">
            <text:p>501</text:p>
          </table:table-cell>
          <table:table-cell table:formula="of:=[.B26]-[.B$1]" office:value-type="float" office:value="6" calcext:value-type="float">
            <text:p>6</text:p>
          </table:table-cell>
          <table:table-cell table:formula="of:=[.C26]-[.C$1]" office:value-type="float" office:value="138" calcext:value-type="float">
            <text:p>138</text:p>
          </table:table-cell>
          <table:table-cell table:formula="of:=[.D26]-[.D$1]" office:value-type="float" office:value="365" calcext:value-type="float">
            <text:p>365</text:p>
          </table:table-cell>
          <table:table-cell table:formula="of:=SQRT([.E26]^2 + [.F26]^2 + [.G26]^2)" office:value-type="float" office:value="390.262732015241" calcext:value-type="float">
            <text:p>390.26</text:p>
          </table:table-cell>
          <table:table-cell table:formula="of:=[.E26]/[.$H26]" office:value-type="float" office:value="0.0153742581799117" calcext:value-type="float">
            <text:p>0.02</text:p>
          </table:table-cell>
          <table:table-cell table:formula="of:=[.F26]/[.$H26]" office:value-type="float" office:value="0.353607938137968" calcext:value-type="float">
            <text:p>0.35</text:p>
          </table:table-cell>
          <table:table-cell table:formula="of:=[.G26]/[.$H26]" office:value-type="float" office:value="0.935267372611293" calcext:value-type="float">
            <text:p>0.94</text:p>
          </table:table-cell>
          <table:table-cell table:formula="of:=MOD(DEGREES(ATAN2([.I26];[.J26]))+360; 360)" office:value-type="float" office:value="87.5104470780009" calcext:value-type="float">
            <text:p>87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17" calcext:value-type="float">
            <text:p>417</text:p>
          </table:table-cell>
          <table:table-cell office:value-type="float" office:value="494" calcext:value-type="float">
            <text:p>494</text:p>
          </table:table-cell>
          <table:table-cell table:formula="of:=[.B27]-[.B$1]" office:value-type="float" office:value="11" calcext:value-type="float">
            <text:p>11</text:p>
          </table:table-cell>
          <table:table-cell table:formula="of:=[.C27]-[.C$1]" office:value-type="float" office:value="119" calcext:value-type="float">
            <text:p>119</text:p>
          </table:table-cell>
          <table:table-cell table:formula="of:=[.D27]-[.D$1]" office:value-type="float" office:value="358" calcext:value-type="float">
            <text:p>358</text:p>
          </table:table-cell>
          <table:table-cell table:formula="of:=SQRT([.E27]^2 + [.F27]^2 + [.G27]^2)" office:value-type="float" office:value="377.420190238943" calcext:value-type="float">
            <text:p>377.42</text:p>
          </table:table-cell>
          <table:table-cell table:formula="of:=[.E27]/[.$H27]" office:value-type="float" office:value="0.0291452346336743" calcext:value-type="float">
            <text:p>0.03</text:p>
          </table:table-cell>
          <table:table-cell table:formula="of:=[.F27]/[.$H27]" office:value-type="float" office:value="0.315298447400659" calcext:value-type="float">
            <text:p>0.32</text:p>
          </table:table-cell>
          <table:table-cell table:formula="of:=[.G27]/[.$H27]" office:value-type="float" office:value="0.948544908986855" calcext:value-type="float">
            <text:p>0.95</text:p>
          </table:table-cell>
          <table:table-cell table:formula="of:=MOD(DEGREES(ATAN2([.I27];[.J27]))+360; 360)" office:value-type="float" office:value="84.7187593715549" calcext:value-type="float">
            <text:p>84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496" calcext:value-type="float">
            <text:p>496</text:p>
          </table:table-cell>
          <table:table-cell table:formula="of:=[.B28]-[.B$1]" office:value-type="float" office:value="11" calcext:value-type="float">
            <text:p>11</text:p>
          </table:table-cell>
          <table:table-cell table:formula="of:=[.C28]-[.C$1]" office:value-type="float" office:value="134" calcext:value-type="float">
            <text:p>134</text:p>
          </table:table-cell>
          <table:table-cell table:formula="of:=[.D28]-[.D$1]" office:value-type="float" office:value="360" calcext:value-type="float">
            <text:p>360</text:p>
          </table:table-cell>
          <table:table-cell table:formula="of:=SQRT([.E28]^2 + [.F28]^2 + [.G28]^2)" office:value-type="float" office:value="384.287652677002" calcext:value-type="float">
            <text:p>384.29</text:p>
          </table:table-cell>
          <table:table-cell table:formula="of:=[.E28]/[.$H28]" office:value-type="float" office:value="0.0286243909305242" calcext:value-type="float">
            <text:p>0.03</text:p>
          </table:table-cell>
          <table:table-cell table:formula="of:=[.F28]/[.$H28]" office:value-type="float" office:value="0.348697125880931" calcext:value-type="float">
            <text:p>0.35</text:p>
          </table:table-cell>
          <table:table-cell table:formula="of:=[.G28]/[.$H28]" office:value-type="float" office:value="0.936798248635337" calcext:value-type="float">
            <text:p>0.94</text:p>
          </table:table-cell>
          <table:table-cell table:formula="of:=MOD(DEGREES(ATAN2([.I28];[.J28]))+360; 360)" office:value-type="float" office:value="85.3071374944102" calcext:value-type="float">
            <text:p>85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29]-[.B$1]" office:value-type="float" office:value="10" calcext:value-type="float">
            <text:p>10</text:p>
          </table:table-cell>
          <table:table-cell table:formula="of:=[.C29]-[.C$1]" office:value-type="float" office:value="123" calcext:value-type="float">
            <text:p>123</text:p>
          </table:table-cell>
          <table:table-cell table:formula="of:=[.D29]-[.D$1]" office:value-type="float" office:value="366" calcext:value-type="float">
            <text:p>366</text:p>
          </table:table-cell>
          <table:table-cell table:formula="of:=SQRT([.E29]^2 + [.F29]^2 + [.G29]^2)" office:value-type="float" office:value="386.244741064522" calcext:value-type="float">
            <text:p>386.24</text:p>
          </table:table-cell>
          <table:table-cell table:formula="of:=[.E29]/[.$H29]" office:value-type="float" office:value="0.0258903201437492" calcext:value-type="float">
            <text:p>0.03</text:p>
          </table:table-cell>
          <table:table-cell table:formula="of:=[.F29]/[.$H29]" office:value-type="float" office:value="0.318450937768115" calcext:value-type="float">
            <text:p>0.32</text:p>
          </table:table-cell>
          <table:table-cell table:formula="of:=[.G29]/[.$H29]" office:value-type="float" office:value="0.947585717261221" calcext:value-type="float">
            <text:p>0.95</text:p>
          </table:table-cell>
          <table:table-cell table:formula="of:=MOD(DEGREES(ATAN2([.I29];[.J29]))+360; 360)" office:value-type="float" office:value="85.3520293086129" calcext:value-type="float">
            <text:p>85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494" calcext:value-type="float">
            <text:p>494</text:p>
          </table:table-cell>
          <table:table-cell table:formula="of:=[.B30]-[.B$1]" office:value-type="float" office:value="8" calcext:value-type="float">
            <text:p>8</text:p>
          </table:table-cell>
          <table:table-cell table:formula="of:=[.C30]-[.C$1]" office:value-type="float" office:value="124" calcext:value-type="float">
            <text:p>124</text:p>
          </table:table-cell>
          <table:table-cell table:formula="of:=[.D30]-[.D$1]" office:value-type="float" office:value="358" calcext:value-type="float">
            <text:p>358</text:p>
          </table:table-cell>
          <table:table-cell table:formula="of:=SQRT([.E30]^2 + [.F30]^2 + [.G30]^2)" office:value-type="float" office:value="378.951184191315" calcext:value-type="float">
            <text:p>378.95</text:p>
          </table:table-cell>
          <table:table-cell table:formula="of:=[.E30]/[.$H30]" office:value-type="float" office:value="0.0211108985371614" calcext:value-type="float">
            <text:p>0.02</text:p>
          </table:table-cell>
          <table:table-cell table:formula="of:=[.F30]/[.$H30]" office:value-type="float" office:value="0.327218927326001" calcext:value-type="float">
            <text:p>0.33</text:p>
          </table:table-cell>
          <table:table-cell table:formula="of:=[.G30]/[.$H30]" office:value-type="float" office:value="0.944712709537971" calcext:value-type="float">
            <text:p>0.94</text:p>
          </table:table-cell>
          <table:table-cell table:formula="of:=MOD(DEGREES(ATAN2([.I30];[.J30]))+360; 360)" office:value-type="float" office:value="86.3086140135487" calcext:value-type="float">
            <text:p>86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31]-[.B$1]" office:value-type="float" office:value="7" calcext:value-type="float">
            <text:p>7</text:p>
          </table:table-cell>
          <table:table-cell table:formula="of:=[.C31]-[.C$1]" office:value-type="float" office:value="123" calcext:value-type="float">
            <text:p>123</text:p>
          </table:table-cell>
          <table:table-cell table:formula="of:=[.D31]-[.D$1]" office:value-type="float" office:value="364" calcext:value-type="float">
            <text:p>364</text:p>
          </table:table-cell>
          <table:table-cell table:formula="of:=SQRT([.E31]^2 + [.F31]^2 + [.G31]^2)" office:value-type="float" office:value="384.283749331142" calcext:value-type="float">
            <text:p>384.28</text:p>
          </table:table-cell>
          <table:table-cell table:formula="of:=[.E31]/[.$H31]" office:value-type="float" office:value="0.0182157065246285" calcext:value-type="float">
            <text:p>0.02</text:p>
          </table:table-cell>
          <table:table-cell table:formula="of:=[.F31]/[.$H31]" office:value-type="float" office:value="0.320075986075616" calcext:value-type="float">
            <text:p>0.32</text:p>
          </table:table-cell>
          <table:table-cell table:formula="of:=[.G31]/[.$H31]" office:value-type="float" office:value="0.947216739280684" calcext:value-type="float">
            <text:p>0.95</text:p>
          </table:table-cell>
          <table:table-cell table:formula="of:=MOD(DEGREES(ATAN2([.I31];[.J31]))+360; 360)" office:value-type="float" office:value="86.742778059333" calcext:value-type="float">
            <text:p>86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8" calcext:value-type="float">
            <text:p>438</text:p>
          </table:table-cell>
          <table:table-cell office:value-type="float" office:value="504" calcext:value-type="float">
            <text:p>504</text:p>
          </table:table-cell>
          <table:table-cell table:formula="of:=[.B32]-[.B$1]" office:value-type="float" office:value="7" calcext:value-type="float">
            <text:p>7</text:p>
          </table:table-cell>
          <table:table-cell table:formula="of:=[.C32]-[.C$1]" office:value-type="float" office:value="140" calcext:value-type="float">
            <text:p>140</text:p>
          </table:table-cell>
          <table:table-cell table:formula="of:=[.D32]-[.D$1]" office:value-type="float" office:value="368" calcext:value-type="float">
            <text:p>368</text:p>
          </table:table-cell>
          <table:table-cell table:formula="of:=SQRT([.E32]^2 + [.F32]^2 + [.G32]^2)" office:value-type="float" office:value="393.793092880005" calcext:value-type="float">
            <text:p>393.79</text:p>
          </table:table-cell>
          <table:table-cell table:formula="of:=[.E32]/[.$H32]" office:value-type="float" office:value="0.0177758323509575" calcext:value-type="float">
            <text:p>0.02</text:p>
          </table:table-cell>
          <table:table-cell table:formula="of:=[.F32]/[.$H32]" office:value-type="float" office:value="0.35551664701915" calcext:value-type="float">
            <text:p>0.36</text:p>
          </table:table-cell>
          <table:table-cell table:formula="of:=[.G32]/[.$H32]" office:value-type="float" office:value="0.934500900736052" calcext:value-type="float">
            <text:p>0.93</text:p>
          </table:table-cell>
          <table:table-cell table:formula="of:=MOD(DEGREES(ATAN2([.I32];[.J32]))+360; 360)" office:value-type="float" office:value="87.1375947738883" calcext:value-type="float">
            <text:p>87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494" calcext:value-type="float">
            <text:p>494</text:p>
          </table:table-cell>
          <table:table-cell table:formula="of:=[.B33]-[.B$1]" office:value-type="float" office:value="1" calcext:value-type="float">
            <text:p>1</text:p>
          </table:table-cell>
          <table:table-cell table:formula="of:=[.C33]-[.C$1]" office:value-type="float" office:value="124" calcext:value-type="float">
            <text:p>124</text:p>
          </table:table-cell>
          <table:table-cell table:formula="of:=[.D33]-[.D$1]" office:value-type="float" office:value="358" calcext:value-type="float">
            <text:p>358</text:p>
          </table:table-cell>
          <table:table-cell table:formula="of:=SQRT([.E33]^2 + [.F33]^2 + [.G33]^2)" office:value-type="float" office:value="378.868050909548" calcext:value-type="float">
            <text:p>378.87</text:p>
          </table:table-cell>
          <table:table-cell table:formula="of:=[.E33]/[.$H33]" office:value-type="float" office:value="0.00263944135062141" calcext:value-type="float">
            <text:p>0.00</text:p>
          </table:table-cell>
          <table:table-cell table:formula="of:=[.F33]/[.$H33]" office:value-type="float" office:value="0.327290727477055" calcext:value-type="float">
            <text:p>0.33</text:p>
          </table:table-cell>
          <table:table-cell table:formula="of:=[.G33]/[.$H33]" office:value-type="float" office:value="0.944920003522466" calcext:value-type="float">
            <text:p>0.94</text:p>
          </table:table-cell>
          <table:table-cell table:formula="of:=MOD(DEGREES(ATAN2([.I33];[.J33]))+360; 360)" office:value-type="float" office:value="89.5379472785692" calcext:value-type="float">
            <text:p>89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29" calcext:value-type="float">
            <text:p>429</text:p>
          </table:table-cell>
          <table:table-cell office:value-type="float" office:value="496" calcext:value-type="float">
            <text:p>496</text:p>
          </table:table-cell>
          <table:table-cell table:formula="of:=[.B34]-[.B$1]" office:value-type="float" office:value="13" calcext:value-type="float">
            <text:p>13</text:p>
          </table:table-cell>
          <table:table-cell table:formula="of:=[.C34]-[.C$1]" office:value-type="float" office:value="131" calcext:value-type="float">
            <text:p>131</text:p>
          </table:table-cell>
          <table:table-cell table:formula="of:=[.D34]-[.D$1]" office:value-type="float" office:value="360" calcext:value-type="float">
            <text:p>360</text:p>
          </table:table-cell>
          <table:table-cell table:formula="of:=SQRT([.E34]^2 + [.F34]^2 + [.G34]^2)" office:value-type="float" office:value="383.314492290599" calcext:value-type="float">
            <text:p>383.31</text:p>
          </table:table-cell>
          <table:table-cell table:formula="of:=[.E34]/[.$H34]" office:value-type="float" office:value="0.0339147104048036" calcext:value-type="float">
            <text:p>0.03</text:p>
          </table:table-cell>
          <table:table-cell table:formula="of:=[.F34]/[.$H34]" office:value-type="float" office:value="0.341755927925329" calcext:value-type="float">
            <text:p>0.34</text:p>
          </table:table-cell>
          <table:table-cell table:formula="of:=[.G34]/[.$H34]" office:value-type="float" office:value="0.93917659582533" calcext:value-type="float">
            <text:p>0.94</text:p>
          </table:table-cell>
          <table:table-cell table:formula="of:=MOD(DEGREES(ATAN2([.I34];[.J34]))+360; 360)" office:value-type="float" office:value="84.3327143217609" calcext:value-type="float">
            <text:p>8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table:formula="of:=[.B35]-[.B$1]" office:value-type="float" office:value="6" calcext:value-type="float">
            <text:p>6</text:p>
          </table:table-cell>
          <table:table-cell table:formula="of:=[.C35]-[.C$1]" office:value-type="float" office:value="126" calcext:value-type="float">
            <text:p>126</text:p>
          </table:table-cell>
          <table:table-cell table:formula="of:=[.D35]-[.D$1]" office:value-type="float" office:value="362" calcext:value-type="float">
            <text:p>362</text:p>
          </table:table-cell>
          <table:table-cell table:formula="of:=SQRT([.E35]^2 + [.F35]^2 + [.G35]^2)" office:value-type="float" office:value="383.348405500792" calcext:value-type="float">
            <text:p>383.35</text:p>
          </table:table-cell>
          <table:table-cell table:formula="of:=[.E35]/[.$H35]" office:value-type="float" office:value="0.0156515585141454" calcext:value-type="float">
            <text:p>0.02</text:p>
          </table:table-cell>
          <table:table-cell table:formula="of:=[.F35]/[.$H35]" office:value-type="float" office:value="0.328682728797054" calcext:value-type="float">
            <text:p>0.33</text:p>
          </table:table-cell>
          <table:table-cell table:formula="of:=[.G35]/[.$H35]" office:value-type="float" office:value="0.944310697020107" calcext:value-type="float">
            <text:p>0.94</text:p>
          </table:table-cell>
          <table:table-cell table:formula="of:=MOD(DEGREES(ATAN2([.I35];[.J35]))+360; 360)" office:value-type="float" office:value="87.2736890060937" calcext:value-type="float">
            <text:p>87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36]-[.B$1]" office:value-type="float" office:value="8" calcext:value-type="float">
            <text:p>8</text:p>
          </table:table-cell>
          <table:table-cell table:formula="of:=[.C36]-[.C$1]" office:value-type="float" office:value="131" calcext:value-type="float">
            <text:p>131</text:p>
          </table:table-cell>
          <table:table-cell table:formula="of:=[.D36]-[.D$1]" office:value-type="float" office:value="362" calcext:value-type="float">
            <text:p>362</text:p>
          </table:table-cell>
          <table:table-cell table:formula="of:=SQRT([.E36]^2 + [.F36]^2 + [.G36]^2)" office:value-type="float" office:value="385.057138617115" calcext:value-type="float">
            <text:p>385.06</text:p>
          </table:table-cell>
          <table:table-cell table:formula="of:=[.E36]/[.$H36]" office:value-type="float" office:value="0.0207761373512799" calcext:value-type="float">
            <text:p>0.02</text:p>
          </table:table-cell>
          <table:table-cell table:formula="of:=[.F36]/[.$H36]" office:value-type="float" office:value="0.340209249127208" calcext:value-type="float">
            <text:p>0.34</text:p>
          </table:table-cell>
          <table:table-cell table:formula="of:=[.G36]/[.$H36]" office:value-type="float" office:value="0.940120215145415" calcext:value-type="float">
            <text:p>0.94</text:p>
          </table:table-cell>
          <table:table-cell table:formula="of:=MOD(DEGREES(ATAN2([.I36];[.J36]))+360; 360)" office:value-type="float" office:value="86.5053610727467" calcext:value-type="float">
            <text:p>86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3" calcext:value-type="float">
            <text:p>433</text:p>
          </table:table-cell>
          <table:table-cell office:value-type="float" office:value="497" calcext:value-type="float">
            <text:p>497</text:p>
          </table:table-cell>
          <table:table-cell table:formula="of:=[.B37]-[.B$1]" office:value-type="float" office:value="10" calcext:value-type="float">
            <text:p>10</text:p>
          </table:table-cell>
          <table:table-cell table:formula="of:=[.C37]-[.C$1]" office:value-type="float" office:value="135" calcext:value-type="float">
            <text:p>135</text:p>
          </table:table-cell>
          <table:table-cell table:formula="of:=[.D37]-[.D$1]" office:value-type="float" office:value="361" calcext:value-type="float">
            <text:p>361</text:p>
          </table:table-cell>
          <table:table-cell table:formula="of:=SQRT([.E37]^2 + [.F37]^2 + [.G37]^2)" office:value-type="float" office:value="385.546365564506" calcext:value-type="float">
            <text:p>385.55</text:p>
          </table:table-cell>
          <table:table-cell table:formula="of:=[.E37]/[.$H37]" office:value-type="float" office:value="0.0259372176556723" calcext:value-type="float">
            <text:p>0.03</text:p>
          </table:table-cell>
          <table:table-cell table:formula="of:=[.F37]/[.$H37]" office:value-type="float" office:value="0.350152438351576" calcext:value-type="float">
            <text:p>0.35</text:p>
          </table:table-cell>
          <table:table-cell table:formula="of:=[.G37]/[.$H37]" office:value-type="float" office:value="0.93633355736977" calcext:value-type="float">
            <text:p>0.94</text:p>
          </table:table-cell>
          <table:table-cell table:formula="of:=MOD(DEGREES(ATAN2([.I37];[.J37]))+360; 360)" office:value-type="float" office:value="85.7636052009411" calcext:value-type="float">
            <text:p>85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38]-[.B$1]" office:value-type="float" office:value="4" calcext:value-type="float">
            <text:p>4</text:p>
          </table:table-cell>
          <table:table-cell table:formula="of:=[.C38]-[.C$1]" office:value-type="float" office:value="131" calcext:value-type="float">
            <text:p>131</text:p>
          </table:table-cell>
          <table:table-cell table:formula="of:=[.D38]-[.D$1]" office:value-type="float" office:value="367" calcext:value-type="float">
            <text:p>367</text:p>
          </table:table-cell>
          <table:table-cell table:formula="of:=SQRT([.E38]^2 + [.F38]^2 + [.G38]^2)" office:value-type="float" office:value="389.699884526542" calcext:value-type="float">
            <text:p>389.70</text:p>
          </table:table-cell>
          <table:table-cell table:formula="of:=[.E38]/[.$H38]" office:value-type="float" office:value="0.0102643089177707" calcext:value-type="float">
            <text:p>0.01</text:p>
          </table:table-cell>
          <table:table-cell table:formula="of:=[.F38]/[.$H38]" office:value-type="float" office:value="0.336156117056991" calcext:value-type="float">
            <text:p>0.34</text:p>
          </table:table-cell>
          <table:table-cell table:formula="of:=[.G38]/[.$H38]" office:value-type="float" office:value="0.941750343205463" calcext:value-type="float">
            <text:p>0.94</text:p>
          </table:table-cell>
          <table:table-cell table:formula="of:=MOD(DEGREES(ATAN2([.I38];[.J38]))+360; 360)" office:value-type="float" office:value="88.2510539554457" calcext:value-type="float">
            <text:p>88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39]-[.B$1]" office:value-type="float" office:value="6" calcext:value-type="float">
            <text:p>6</text:p>
          </table:table-cell>
          <table:table-cell table:formula="of:=[.C39]-[.C$1]" office:value-type="float" office:value="126" calcext:value-type="float">
            <text:p>126</text:p>
          </table:table-cell>
          <table:table-cell table:formula="of:=[.D39]-[.D$1]" office:value-type="float" office:value="365" calcext:value-type="float">
            <text:p>365</text:p>
          </table:table-cell>
          <table:table-cell table:formula="of:=SQRT([.E39]^2 + [.F39]^2 + [.G39]^2)" office:value-type="float" office:value="386.182599297275" calcext:value-type="float">
            <text:p>386.18</text:p>
          </table:table-cell>
          <table:table-cell table:formula="of:=[.E39]/[.$H39]" office:value-type="float" office:value="0.015536691738359" calcext:value-type="float">
            <text:p>0.02</text:p>
          </table:table-cell>
          <table:table-cell table:formula="of:=[.F39]/[.$H39]" office:value-type="float" office:value="0.32627052650554" calcext:value-type="float">
            <text:p>0.33</text:p>
          </table:table-cell>
          <table:table-cell table:formula="of:=[.G39]/[.$H39]" office:value-type="float" office:value="0.945148747416842" calcext:value-type="float">
            <text:p>0.95</text:p>
          </table:table-cell>
          <table:table-cell table:formula="of:=MOD(DEGREES(ATAN2([.I39];[.J39]))+360; 360)" office:value-type="float" office:value="87.2736890060937" calcext:value-type="float">
            <text:p>87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39" calcext:value-type="float">
            <text:p>439</text:p>
          </table:table-cell>
          <table:table-cell office:value-type="float" office:value="505" calcext:value-type="float">
            <text:p>505</text:p>
          </table:table-cell>
          <table:table-cell table:formula="of:=[.B40]-[.B$1]" office:value-type="float" office:value="4" calcext:value-type="float">
            <text:p>4</text:p>
          </table:table-cell>
          <table:table-cell table:formula="of:=[.C40]-[.C$1]" office:value-type="float" office:value="141" calcext:value-type="float">
            <text:p>141</text:p>
          </table:table-cell>
          <table:table-cell table:formula="of:=[.D40]-[.D$1]" office:value-type="float" office:value="369" calcext:value-type="float">
            <text:p>369</text:p>
          </table:table-cell>
          <table:table-cell table:formula="of:=SQRT([.E40]^2 + [.F40]^2 + [.G40]^2)" office:value-type="float" office:value="395.041769943382" calcext:value-type="float">
            <text:p>395.04</text:p>
          </table:table-cell>
          <table:table-cell table:formula="of:=[.E40]/[.$H40]" office:value-type="float" office:value="0.0101255115391299" calcext:value-type="float">
            <text:p>0.01</text:p>
          </table:table-cell>
          <table:table-cell table:formula="of:=[.F40]/[.$H40]" office:value-type="float" office:value="0.356924281754328" calcext:value-type="float">
            <text:p>0.36</text:p>
          </table:table-cell>
          <table:table-cell table:formula="of:=[.G40]/[.$H40]" office:value-type="float" office:value="0.93407843948473" calcext:value-type="float">
            <text:p>0.93</text:p>
          </table:table-cell>
          <table:table-cell table:formula="of:=MOD(DEGREES(ATAN2([.I40];[.J40]))+360; 360)" office:value-type="float" office:value="88.3750236424752" calcext:value-type="float">
            <text:p>88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  <table:table-cell table:formula="of:=[.B41]-[.B$1]" office:value-type="float" office:value="11" calcext:value-type="float">
            <text:p>11</text:p>
          </table:table-cell>
          <table:table-cell table:formula="of:=[.C41]-[.C$1]" office:value-type="float" office:value="134" calcext:value-type="float">
            <text:p>134</text:p>
          </table:table-cell>
          <table:table-cell table:formula="of:=[.D41]-[.D$1]" office:value-type="float" office:value="372" calcext:value-type="float">
            <text:p>372</text:p>
          </table:table-cell>
          <table:table-cell table:formula="of:=SQRT([.E41]^2 + [.F41]^2 + [.G41]^2)" office:value-type="float" office:value="395.551513712184" calcext:value-type="float">
            <text:p>395.55</text:p>
          </table:table-cell>
          <table:table-cell table:formula="of:=[.E41]/[.$H41]" office:value-type="float" office:value="0.0278092729231823" calcext:value-type="float">
            <text:p>0.03</text:p>
          </table:table-cell>
          <table:table-cell table:formula="of:=[.F41]/[.$H41]" office:value-type="float" office:value="0.338767506518766" calcext:value-type="float">
            <text:p>0.34</text:p>
          </table:table-cell>
          <table:table-cell table:formula="of:=[.G41]/[.$H41]" office:value-type="float" office:value="0.940459047947619" calcext:value-type="float">
            <text:p>0.94</text:p>
          </table:table-cell>
          <table:table-cell table:formula="of:=MOD(DEGREES(ATAN2([.I41];[.J41]))+360; 360)" office:value-type="float" office:value="85.3071374944102" calcext:value-type="float">
            <text:p>85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42]-[.B$1]" office:value-type="float" office:value="-1" calcext:value-type="float">
            <text:p>-1</text:p>
          </table:table-cell>
          <table:table-cell table:formula="of:=[.C42]-[.C$1]" office:value-type="float" office:value="131" calcext:value-type="float">
            <text:p>131</text:p>
          </table:table-cell>
          <table:table-cell table:formula="of:=[.D42]-[.D$1]" office:value-type="float" office:value="365" calcext:value-type="float">
            <text:p>365</text:p>
          </table:table-cell>
          <table:table-cell table:formula="of:=SQRT([.E42]^2 + [.F42]^2 + [.G42]^2)" office:value-type="float" office:value="387.797627635859" calcext:value-type="float">
            <text:p>387.80</text:p>
          </table:table-cell>
          <table:table-cell table:formula="of:=[.E42]/[.$H42]" office:value-type="float" office:value="-0.00257866456299985" calcext:value-type="float">
            <text:p>0.00</text:p>
          </table:table-cell>
          <table:table-cell table:formula="of:=[.F42]/[.$H42]" office:value-type="float" office:value="0.33780505775298" calcext:value-type="float">
            <text:p>0.34</text:p>
          </table:table-cell>
          <table:table-cell table:formula="of:=[.G42]/[.$H42]" office:value-type="float" office:value="0.941212565494946" calcext:value-type="float">
            <text:p>0.94</text:p>
          </table:table-cell>
          <table:table-cell table:formula="of:=MOD(DEGREES(ATAN2([.I42];[.J42]))+360; 360)" office:value-type="float" office:value="90.4373638675207" calcext:value-type="float">
            <text:p>9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30" calcext:value-type="float">
            <text:p>430</text:p>
          </table:table-cell>
          <table:table-cell office:value-type="float" office:value="495" calcext:value-type="float">
            <text:p>495</text:p>
          </table:table-cell>
          <table:table-cell table:formula="of:=[.B43]-[.B$1]" office:value-type="float" office:value="5" calcext:value-type="float">
            <text:p>5</text:p>
          </table:table-cell>
          <table:table-cell table:formula="of:=[.C43]-[.C$1]" office:value-type="float" office:value="132" calcext:value-type="float">
            <text:p>132</text:p>
          </table:table-cell>
          <table:table-cell table:formula="of:=[.D43]-[.D$1]" office:value-type="float" office:value="359" calcext:value-type="float">
            <text:p>359</text:p>
          </table:table-cell>
          <table:table-cell table:formula="of:=SQRT([.E43]^2 + [.F43]^2 + [.G43]^2)" office:value-type="float" office:value="382.531044491816" calcext:value-type="float">
            <text:p>382.53</text:p>
          </table:table-cell>
          <table:table-cell table:formula="of:=[.E43]/[.$H43]" office:value-type="float" office:value="0.013070834568845" calcext:value-type="float">
            <text:p>0.01</text:p>
          </table:table-cell>
          <table:table-cell table:formula="of:=[.F43]/[.$H43]" office:value-type="float" office:value="0.345070032617507" calcext:value-type="float">
            <text:p>0.35</text:p>
          </table:table-cell>
          <table:table-cell table:formula="of:=[.G43]/[.$H43]" office:value-type="float" office:value="0.938485922043068" calcext:value-type="float">
            <text:p>0.94</text:p>
          </table:table-cell>
          <table:table-cell table:formula="of:=MOD(DEGREES(ATAN2([.I43];[.J43]))+360; 360)" office:value-type="float" office:value="87.8307424102715" calcext:value-type="float">
            <text:p>87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8" calcext:value-type="float">
            <text:p>428</text:p>
          </table:table-cell>
          <table:table-cell office:value-type="float" office:value="493" calcext:value-type="float">
            <text:p>493</text:p>
          </table:table-cell>
          <table:table-cell table:formula="of:=[.B44]-[.B$1]" office:value-type="float" office:value="2" calcext:value-type="float">
            <text:p>2</text:p>
          </table:table-cell>
          <table:table-cell table:formula="of:=[.C44]-[.C$1]" office:value-type="float" office:value="130" calcext:value-type="float">
            <text:p>130</text:p>
          </table:table-cell>
          <table:table-cell table:formula="of:=[.D44]-[.D$1]" office:value-type="float" office:value="357" calcext:value-type="float">
            <text:p>357</text:p>
          </table:table-cell>
          <table:table-cell table:formula="of:=SQRT([.E44]^2 + [.F44]^2 + [.G44]^2)" office:value-type="float" office:value="379.938152861752" calcext:value-type="float">
            <text:p>379.94</text:p>
          </table:table-cell>
          <table:table-cell table:formula="of:=[.E44]/[.$H44]" office:value-type="float" office:value="0.00526401464274039" calcext:value-type="float">
            <text:p>0.01</text:p>
          </table:table-cell>
          <table:table-cell table:formula="of:=[.F44]/[.$H44]" office:value-type="float" office:value="0.342160951778125" calcext:value-type="float">
            <text:p>0.34</text:p>
          </table:table-cell>
          <table:table-cell table:formula="of:=[.G44]/[.$H44]" office:value-type="float" office:value="0.93962661372916" calcext:value-type="float">
            <text:p>0.94</text:p>
          </table:table-cell>
          <table:table-cell table:formula="of:=MOD(DEGREES(ATAN2([.I44];[.J44]))+360; 360)" office:value-type="float" office:value="89.1185960034179" calcext:value-type="float">
            <text:p>89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  <table:table-cell table:formula="of:=[.B45]-[.B$1]" office:value-type="float" office:value="2" calcext:value-type="float">
            <text:p>2</text:p>
          </table:table-cell>
          <table:table-cell table:formula="of:=[.C45]-[.C$1]" office:value-type="float" office:value="128" calcext:value-type="float">
            <text:p>128</text:p>
          </table:table-cell>
          <table:table-cell table:formula="of:=[.D45]-[.D$1]" office:value-type="float" office:value="373" calcext:value-type="float">
            <text:p>373</text:p>
          </table:table-cell>
          <table:table-cell table:formula="of:=SQRT([.E45]^2 + [.F45]^2 + [.G45]^2)" office:value-type="float" office:value="394.356437756505" calcext:value-type="float">
            <text:p>394.36</text:p>
          </table:table-cell>
          <table:table-cell table:formula="of:=[.E45]/[.$H45]" office:value-type="float" office:value="0.00507155407777291" calcext:value-type="float">
            <text:p>0.01</text:p>
          </table:table-cell>
          <table:table-cell table:formula="of:=[.F45]/[.$H45]" office:value-type="float" office:value="0.324579460977466" calcext:value-type="float">
            <text:p>0.32</text:p>
          </table:table-cell>
          <table:table-cell table:formula="of:=[.G45]/[.$H45]" office:value-type="float" office:value="0.945844835504647" calcext:value-type="float">
            <text:p>0.95</text:p>
          </table:table-cell>
          <table:table-cell table:formula="of:=MOD(DEGREES(ATAN2([.I45];[.J45]))+360; 360)" office:value-type="float" office:value="89.1048262897889" calcext:value-type="float">
            <text:p>89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46]-[.B$1]" office:value-type="float" office:value="8" calcext:value-type="float">
            <text:p>8</text:p>
          </table:table-cell>
          <table:table-cell table:formula="of:=[.C46]-[.C$1]" office:value-type="float" office:value="126" calcext:value-type="float">
            <text:p>126</text:p>
          </table:table-cell>
          <table:table-cell table:formula="of:=[.D46]-[.D$1]" office:value-type="float" office:value="365" calcext:value-type="float">
            <text:p>365</text:p>
          </table:table-cell>
          <table:table-cell table:formula="of:=SQRT([.E46]^2 + [.F46]^2 + [.G46]^2)" office:value-type="float" office:value="386.218849876595" calcext:value-type="float">
            <text:p>386.22</text:p>
          </table:table-cell>
          <table:table-cell table:formula="of:=[.E46]/[.$H46]" office:value-type="float" office:value="0.0207136446151092" calcext:value-type="float">
            <text:p>0.02</text:p>
          </table:table-cell>
          <table:table-cell table:formula="of:=[.F46]/[.$H46]" office:value-type="float" office:value="0.32623990268797" calcext:value-type="float">
            <text:p>0.33</text:p>
          </table:table-cell>
          <table:table-cell table:formula="of:=[.G46]/[.$H46]" office:value-type="float" office:value="0.945060035564357" calcext:value-type="float">
            <text:p>0.95</text:p>
          </table:table-cell>
          <table:table-cell table:formula="of:=MOD(DEGREES(ATAN2([.I46];[.J46]))+360; 360)" office:value-type="float" office:value="86.3670492605118" calcext:value-type="float">
            <text:p>86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495" calcext:value-type="float">
            <text:p>495</text:p>
          </table:table-cell>
          <table:table-cell table:formula="of:=[.B47]-[.B$1]" office:value-type="float" office:value="10" calcext:value-type="float">
            <text:p>10</text:p>
          </table:table-cell>
          <table:table-cell table:formula="of:=[.C47]-[.C$1]" office:value-type="float" office:value="128" calcext:value-type="float">
            <text:p>128</text:p>
          </table:table-cell>
          <table:table-cell table:formula="of:=[.D47]-[.D$1]" office:value-type="float" office:value="359" calcext:value-type="float">
            <text:p>359</text:p>
          </table:table-cell>
          <table:table-cell table:formula="of:=SQRT([.E47]^2 + [.F47]^2 + [.G47]^2)" office:value-type="float" office:value="381.267622543536" calcext:value-type="float">
            <text:p>381.27</text:p>
          </table:table-cell>
          <table:table-cell table:formula="of:=[.E47]/[.$H47]" office:value-type="float" office:value="0.0262282958444973" calcext:value-type="float">
            <text:p>0.03</text:p>
          </table:table-cell>
          <table:table-cell table:formula="of:=[.F47]/[.$H47]" office:value-type="float" office:value="0.335722186809566" calcext:value-type="float">
            <text:p>0.34</text:p>
          </table:table-cell>
          <table:table-cell table:formula="of:=[.G47]/[.$H47]" office:value-type="float" office:value="0.941595820817455" calcext:value-type="float">
            <text:p>0.94</text:p>
          </table:table-cell>
          <table:table-cell table:formula="of:=MOD(DEGREES(ATAN2([.I47];[.J47]))+360; 360)" office:value-type="float" office:value="85.5328409386107" calcext:value-type="float">
            <text:p>85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48]-[.B$1]" office:value-type="float" office:value="2" calcext:value-type="float">
            <text:p>2</text:p>
          </table:table-cell>
          <table:table-cell table:formula="of:=[.C48]-[.C$1]" office:value-type="float" office:value="130" calcext:value-type="float">
            <text:p>130</text:p>
          </table:table-cell>
          <table:table-cell table:formula="of:=[.D48]-[.D$1]" office:value-type="float" office:value="368" calcext:value-type="float">
            <text:p>368</text:p>
          </table:table-cell>
          <table:table-cell table:formula="of:=SQRT([.E48]^2 + [.F48]^2 + [.G48]^2)" office:value-type="float" office:value="390.292198231018" calcext:value-type="float">
            <text:p>390.29</text:p>
          </table:table-cell>
          <table:table-cell table:formula="of:=[.E48]/[.$H48]" office:value-type="float" office:value="0.00512436581890418" calcext:value-type="float">
            <text:p>0.01</text:p>
          </table:table-cell>
          <table:table-cell table:formula="of:=[.F48]/[.$H48]" office:value-type="float" office:value="0.333083778228771" calcext:value-type="float">
            <text:p>0.33</text:p>
          </table:table-cell>
          <table:table-cell table:formula="of:=[.G48]/[.$H48]" office:value-type="float" office:value="0.942883310678369" calcext:value-type="float">
            <text:p>0.94</text:p>
          </table:table-cell>
          <table:table-cell table:formula="of:=MOD(DEGREES(ATAN2([.I48];[.J48]))+360; 360)" office:value-type="float" office:value="89.1185960034179" calcext:value-type="float">
            <text:p>89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table:formula="of:=[.B49]-[.B$1]" office:value-type="float" office:value="4" calcext:value-type="float">
            <text:p>4</text:p>
          </table:table-cell>
          <table:table-cell table:formula="of:=[.C49]-[.C$1]" office:value-type="float" office:value="126" calcext:value-type="float">
            <text:p>126</text:p>
          </table:table-cell>
          <table:table-cell table:formula="of:=[.D49]-[.D$1]" office:value-type="float" office:value="362" calcext:value-type="float">
            <text:p>362</text:p>
          </table:table-cell>
          <table:table-cell table:formula="of:=SQRT([.E49]^2 + [.F49]^2 + [.G49]^2)" office:value-type="float" office:value="383.322318682333" calcext:value-type="float">
            <text:p>383.32</text:p>
          </table:table-cell>
          <table:table-cell table:formula="of:=[.E49]/[.$H49]" office:value-type="float" office:value="0.0104350824490209" calcext:value-type="float">
            <text:p>0.01</text:p>
          </table:table-cell>
          <table:table-cell table:formula="of:=[.F49]/[.$H49]" office:value-type="float" office:value="0.328705097144158" calcext:value-type="float">
            <text:p>0.33</text:p>
          </table:table-cell>
          <table:table-cell table:formula="of:=[.G49]/[.$H49]" office:value-type="float" office:value="0.944374961636389" calcext:value-type="float">
            <text:p>0.94</text:p>
          </table:table-cell>
          <table:table-cell table:formula="of:=MOD(DEGREES(ATAN2([.I49];[.J49]))+360; 360)" office:value-type="float" office:value="88.1816970355482" calcext:value-type="float">
            <text:p>88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50]-[.B$1]" office:value-type="float" office:value="6" calcext:value-type="float">
            <text:p>6</text:p>
          </table:table-cell>
          <table:table-cell table:formula="of:=[.C50]-[.C$1]" office:value-type="float" office:value="124" calcext:value-type="float">
            <text:p>124</text:p>
          </table:table-cell>
          <table:table-cell table:formula="of:=[.D50]-[.D$1]" office:value-type="float" office:value="360" calcext:value-type="float">
            <text:p>360</text:p>
          </table:table-cell>
          <table:table-cell table:formula="of:=SQRT([.E50]^2 + [.F50]^2 + [.G50]^2)" office:value-type="float" office:value="380.80441173915" calcext:value-type="float">
            <text:p>380.80</text:p>
          </table:table-cell>
          <table:table-cell table:formula="of:=[.E50]/[.$H50]" office:value-type="float" office:value="0.0157561199792769" calcext:value-type="float">
            <text:p>0.02</text:p>
          </table:table-cell>
          <table:table-cell table:formula="of:=[.F50]/[.$H50]" office:value-type="float" office:value="0.325626479571722" calcext:value-type="float">
            <text:p>0.33</text:p>
          </table:table-cell>
          <table:table-cell table:formula="of:=[.G50]/[.$H50]" office:value-type="float" office:value="0.945367198756613" calcext:value-type="float">
            <text:p>0.95</text:p>
          </table:table-cell>
          <table:table-cell table:formula="of:=MOD(DEGREES(ATAN2([.I50];[.J50]))+360; 360)" office:value-type="float" office:value="87.2297842027998" calcext:value-type="float">
            <text:p>87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  <table:table-cell table:formula="of:=[.B51]-[.B$1]" office:value-type="float" office:value="6" calcext:value-type="float">
            <text:p>6</text:p>
          </table:table-cell>
          <table:table-cell table:formula="of:=[.C51]-[.C$1]" office:value-type="float" office:value="131" calcext:value-type="float">
            <text:p>131</text:p>
          </table:table-cell>
          <table:table-cell table:formula="of:=[.D51]-[.D$1]" office:value-type="float" office:value="372" calcext:value-type="float">
            <text:p>372</text:p>
          </table:table-cell>
          <table:table-cell table:formula="of:=SQRT([.E51]^2 + [.F51]^2 + [.G51]^2)" office:value-type="float" office:value="394.437574275068" calcext:value-type="float">
            <text:p>394.44</text:p>
          </table:table-cell>
          <table:table-cell table:formula="of:=[.E51]/[.$H51]" office:value-type="float" office:value="0.0152115325499284" calcext:value-type="float">
            <text:p>0.02</text:p>
          </table:table-cell>
          <table:table-cell table:formula="of:=[.F51]/[.$H51]" office:value-type="float" office:value="0.332118460673437" calcext:value-type="float">
            <text:p>0.33</text:p>
          </table:table-cell>
          <table:table-cell table:formula="of:=[.G51]/[.$H51]" office:value-type="float" office:value="0.94311501809556" calcext:value-type="float">
            <text:p>0.94</text:p>
          </table:table-cell>
          <table:table-cell table:formula="of:=MOD(DEGREES(ATAN2([.I51];[.J51]))+360; 360)" office:value-type="float" office:value="87.3775985394589" calcext:value-type="float">
            <text:p>87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52]-[.B$1]" office:value-type="float" office:value="10" calcext:value-type="float">
            <text:p>10</text:p>
          </table:table-cell>
          <table:table-cell table:formula="of:=[.C52]-[.C$1]" office:value-type="float" office:value="130" calcext:value-type="float">
            <text:p>130</text:p>
          </table:table-cell>
          <table:table-cell table:formula="of:=[.D52]-[.D$1]" office:value-type="float" office:value="364" calcext:value-type="float">
            <text:p>364</text:p>
          </table:table-cell>
          <table:table-cell table:formula="of:=SQRT([.E52]^2 + [.F52]^2 + [.G52]^2)" office:value-type="float" office:value="386.647125943023" calcext:value-type="float">
            <text:p>386.65</text:p>
          </table:table-cell>
          <table:table-cell table:formula="of:=[.E52]/[.$H52]" office:value-type="float" office:value="0.0258633760062492" calcext:value-type="float">
            <text:p>0.03</text:p>
          </table:table-cell>
          <table:table-cell table:formula="of:=[.F52]/[.$H52]" office:value-type="float" office:value="0.33622388808124" calcext:value-type="float">
            <text:p>0.34</text:p>
          </table:table-cell>
          <table:table-cell table:formula="of:=[.G52]/[.$H52]" office:value-type="float" office:value="0.941426886627471" calcext:value-type="float">
            <text:p>0.94</text:p>
          </table:table-cell>
          <table:table-cell table:formula="of:=MOD(DEGREES(ATAN2([.I52];[.J52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  <table:table-cell table:formula="of:=[.B53]-[.B$1]" office:value-type="float" office:value="10" calcext:value-type="float">
            <text:p>10</text:p>
          </table:table-cell>
          <table:table-cell table:formula="of:=[.C53]-[.C$1]" office:value-type="float" office:value="130" calcext:value-type="float">
            <text:p>130</text:p>
          </table:table-cell>
          <table:table-cell table:formula="of:=[.D53]-[.D$1]" office:value-type="float" office:value="370" calcext:value-type="float">
            <text:p>370</text:p>
          </table:table-cell>
          <table:table-cell table:formula="of:=SQRT([.E53]^2 + [.F53]^2 + [.G53]^2)" office:value-type="float" office:value="392.300904918661" calcext:value-type="float">
            <text:p>392.30</text:p>
          </table:table-cell>
          <table:table-cell table:formula="of:=[.E53]/[.$H53]" office:value-type="float" office:value="0.0254906370967291" calcext:value-type="float">
            <text:p>0.03</text:p>
          </table:table-cell>
          <table:table-cell table:formula="of:=[.F53]/[.$H53]" office:value-type="float" office:value="0.331378282257478" calcext:value-type="float">
            <text:p>0.33</text:p>
          </table:table-cell>
          <table:table-cell table:formula="of:=[.G53]/[.$H53]" office:value-type="float" office:value="0.943153572578976" calcext:value-type="float">
            <text:p>0.94</text:p>
          </table:table-cell>
          <table:table-cell table:formula="of:=MOD(DEGREES(ATAN2([.I53];[.J53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0" calcext:value-type="float">
            <text:p>430</text:p>
          </table:table-cell>
          <table:table-cell office:value-type="float" office:value="506" calcext:value-type="float">
            <text:p>506</text:p>
          </table:table-cell>
          <table:table-cell table:formula="of:=[.B54]-[.B$1]" office:value-type="float" office:value="7" calcext:value-type="float">
            <text:p>7</text:p>
          </table:table-cell>
          <table:table-cell table:formula="of:=[.C54]-[.C$1]" office:value-type="float" office:value="132" calcext:value-type="float">
            <text:p>132</text:p>
          </table:table-cell>
          <table:table-cell table:formula="of:=[.D54]-[.D$1]" office:value-type="float" office:value="370" calcext:value-type="float">
            <text:p>370</text:p>
          </table:table-cell>
          <table:table-cell table:formula="of:=SQRT([.E54]^2 + [.F54]^2 + [.G54]^2)" office:value-type="float" office:value="392.903295990247" calcext:value-type="float">
            <text:p>392.90</text:p>
          </table:table-cell>
          <table:table-cell table:formula="of:=[.E54]/[.$H54]" office:value-type="float" office:value="0.0178160887715581" calcext:value-type="float">
            <text:p>0.02</text:p>
          </table:table-cell>
          <table:table-cell table:formula="of:=[.F54]/[.$H54]" office:value-type="float" office:value="0.335960531120809" calcext:value-type="float">
            <text:p>0.34</text:p>
          </table:table-cell>
          <table:table-cell table:formula="of:=[.G54]/[.$H54]" office:value-type="float" office:value="0.941707549353783" calcext:value-type="float">
            <text:p>0.94</text:p>
          </table:table-cell>
          <table:table-cell table:formula="of:=MOD(DEGREES(ATAN2([.I54];[.J54]))+360; 360)" office:value-type="float" office:value="86.9644308749444" calcext:value-type="float">
            <text:p>86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55]-[.B$1]" office:value-type="float" office:value="6" calcext:value-type="float">
            <text:p>6</text:p>
          </table:table-cell>
          <table:table-cell table:formula="of:=[.C55]-[.C$1]" office:value-type="float" office:value="126" calcext:value-type="float">
            <text:p>126</text:p>
          </table:table-cell>
          <table:table-cell table:formula="of:=[.D55]-[.D$1]" office:value-type="float" office:value="365" calcext:value-type="float">
            <text:p>365</text:p>
          </table:table-cell>
          <table:table-cell table:formula="of:=SQRT([.E55]^2 + [.F55]^2 + [.G55]^2)" office:value-type="float" office:value="386.182599297275" calcext:value-type="float">
            <text:p>386.18</text:p>
          </table:table-cell>
          <table:table-cell table:formula="of:=[.E55]/[.$H55]" office:value-type="float" office:value="0.015536691738359" calcext:value-type="float">
            <text:p>0.02</text:p>
          </table:table-cell>
          <table:table-cell table:formula="of:=[.F55]/[.$H55]" office:value-type="float" office:value="0.32627052650554" calcext:value-type="float">
            <text:p>0.33</text:p>
          </table:table-cell>
          <table:table-cell table:formula="of:=[.G55]/[.$H55]" office:value-type="float" office:value="0.945148747416842" calcext:value-type="float">
            <text:p>0.95</text:p>
          </table:table-cell>
          <table:table-cell table:formula="of:=MOD(DEGREES(ATAN2([.I55];[.J55]))+360; 360)" office:value-type="float" office:value="87.2736890060937" calcext:value-type="float">
            <text:p>87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2" calcext:value-type="float">
            <text:p>432</text:p>
          </table:table-cell>
          <table:table-cell office:value-type="float" office:value="503" calcext:value-type="float">
            <text:p>503</text:p>
          </table:table-cell>
          <table:table-cell table:formula="of:=[.B56]-[.B$1]" office:value-type="float" office:value="6" calcext:value-type="float">
            <text:p>6</text:p>
          </table:table-cell>
          <table:table-cell table:formula="of:=[.C56]-[.C$1]" office:value-type="float" office:value="134" calcext:value-type="float">
            <text:p>134</text:p>
          </table:table-cell>
          <table:table-cell table:formula="of:=[.D56]-[.D$1]" office:value-type="float" office:value="367" calcext:value-type="float">
            <text:p>367</text:p>
          </table:table-cell>
          <table:table-cell table:formula="of:=SQRT([.E56]^2 + [.F56]^2 + [.G56]^2)" office:value-type="float" office:value="390.744161824588" calcext:value-type="float">
            <text:p>390.74</text:p>
          </table:table-cell>
          <table:table-cell table:formula="of:=[.E56]/[.$H56]" office:value-type="float" office:value="0.0153553157953349" calcext:value-type="float">
            <text:p>0.02</text:p>
          </table:table-cell>
          <table:table-cell table:formula="of:=[.F56]/[.$H56]" office:value-type="float" office:value="0.342935386095813" calcext:value-type="float">
            <text:p>0.34</text:p>
          </table:table-cell>
          <table:table-cell table:formula="of:=[.G56]/[.$H56]" office:value-type="float" office:value="0.939233482814652" calcext:value-type="float">
            <text:p>0.94</text:p>
          </table:table-cell>
          <table:table-cell table:formula="of:=MOD(DEGREES(ATAN2([.I56];[.J56]))+360; 360)" office:value-type="float" office:value="87.436229788535" calcext:value-type="float">
            <text:p>87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  <table:table-cell table:formula="of:=[.B57]-[.B$1]" office:value-type="float" office:value="4" calcext:value-type="float">
            <text:p>4</text:p>
          </table:table-cell>
          <table:table-cell table:formula="of:=[.C57]-[.C$1]" office:value-type="float" office:value="124" calcext:value-type="float">
            <text:p>124</text:p>
          </table:table-cell>
          <table:table-cell table:formula="of:=[.D57]-[.D$1]" office:value-type="float" office:value="365" calcext:value-type="float">
            <text:p>365</text:p>
          </table:table-cell>
          <table:table-cell table:formula="of:=SQRT([.E57]^2 + [.F57]^2 + [.G57]^2)" office:value-type="float" office:value="385.508754764402" calcext:value-type="float">
            <text:p>385.51</text:p>
          </table:table-cell>
          <table:table-cell table:formula="of:=[.E57]/[.$H57]" office:value-type="float" office:value="0.0103758992514827" calcext:value-type="float">
            <text:p>0.01</text:p>
          </table:table-cell>
          <table:table-cell table:formula="of:=[.F57]/[.$H57]" office:value-type="float" office:value="0.321652876795965" calcext:value-type="float">
            <text:p>0.32</text:p>
          </table:table-cell>
          <table:table-cell table:formula="of:=[.G57]/[.$H57]" office:value-type="float" office:value="0.946800806697799" calcext:value-type="float">
            <text:p>0.95</text:p>
          </table:table-cell>
          <table:table-cell table:formula="of:=MOD(DEGREES(ATAN2([.I57];[.J57]))+360; 360)" office:value-type="float" office:value="88.1523897340054" calcext:value-type="float">
            <text:p>88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4" calcext:value-type="float">
            <text:p>434</text:p>
          </table:table-cell>
          <table:table-cell office:value-type="float" office:value="496" calcext:value-type="float">
            <text:p>496</text:p>
          </table:table-cell>
          <table:table-cell table:formula="of:=[.B58]-[.B$1]" office:value-type="float" office:value="11" calcext:value-type="float">
            <text:p>11</text:p>
          </table:table-cell>
          <table:table-cell table:formula="of:=[.C58]-[.C$1]" office:value-type="float" office:value="136" calcext:value-type="float">
            <text:p>136</text:p>
          </table:table-cell>
          <table:table-cell table:formula="of:=[.D58]-[.D$1]" office:value-type="float" office:value="360" calcext:value-type="float">
            <text:p>360</text:p>
          </table:table-cell>
          <table:table-cell table:formula="of:=SQRT([.E58]^2 + [.F58]^2 + [.G58]^2)" office:value-type="float" office:value="384.98961024942" calcext:value-type="float">
            <text:p>384.99</text:p>
          </table:table-cell>
          <table:table-cell table:formula="of:=[.E58]/[.$H58]" office:value-type="float" office:value="0.0285721996312408" calcext:value-type="float">
            <text:p>0.03</text:p>
          </table:table-cell>
          <table:table-cell table:formula="of:=[.F58]/[.$H58]" office:value-type="float" office:value="0.353256286349886" calcext:value-type="float">
            <text:p>0.35</text:p>
          </table:table-cell>
          <table:table-cell table:formula="of:=[.G58]/[.$H58]" office:value-type="float" office:value="0.935090169749699" calcext:value-type="float">
            <text:p>0.94</text:p>
          </table:table-cell>
          <table:table-cell table:formula="of:=MOD(DEGREES(ATAN2([.I58];[.J58]))+360; 360)" office:value-type="float" office:value="85.3758486715709" calcext:value-type="float">
            <text:p>85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  <table:table-cell table:formula="of:=[.B59]-[.B$1]" office:value-type="float" office:value="0" calcext:value-type="float">
            <text:p>0</text:p>
          </table:table-cell>
          <table:table-cell table:formula="of:=[.C59]-[.C$1]" office:value-type="float" office:value="123" calcext:value-type="float">
            <text:p>123</text:p>
          </table:table-cell>
          <table:table-cell table:formula="of:=[.D59]-[.D$1]" office:value-type="float" office:value="368" calcext:value-type="float">
            <text:p>368</text:p>
          </table:table-cell>
          <table:table-cell table:formula="of:=SQRT([.E59]^2 + [.F59]^2 + [.G59]^2)" office:value-type="float" office:value="388.011597764809" calcext:value-type="float">
            <text:p>388.01</text:p>
          </table:table-cell>
          <table:table-cell table:formula="of:=[.E59]/[.$H59]" office:value-type="float" office:value="0" calcext:value-type="float">
            <text:p>0.00</text:p>
          </table:table-cell>
          <table:table-cell table:formula="of:=[.F59]/[.$H59]" office:value-type="float" office:value="0.317000833760015" calcext:value-type="float">
            <text:p>0.32</text:p>
          </table:table-cell>
          <table:table-cell table:formula="of:=[.G59]/[.$H59]" office:value-type="float" office:value="0.94842525872915" calcext:value-type="float">
            <text:p>0.95</text:p>
          </table:table-cell>
          <table:table-cell table:formula="of:=MOD(DEGREES(ATAN2([.I59];[.J59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60]-[.B$1]" office:value-type="float" office:value="6" calcext:value-type="float">
            <text:p>6</text:p>
          </table:table-cell>
          <table:table-cell table:formula="of:=[.C60]-[.C$1]" office:value-type="float" office:value="126" calcext:value-type="float">
            <text:p>126</text:p>
          </table:table-cell>
          <table:table-cell table:formula="of:=[.D60]-[.D$1]" office:value-type="float" office:value="365" calcext:value-type="float">
            <text:p>365</text:p>
          </table:table-cell>
          <table:table-cell table:formula="of:=SQRT([.E60]^2 + [.F60]^2 + [.G60]^2)" office:value-type="float" office:value="386.182599297275" calcext:value-type="float">
            <text:p>386.18</text:p>
          </table:table-cell>
          <table:table-cell table:formula="of:=[.E60]/[.$H60]" office:value-type="float" office:value="0.015536691738359" calcext:value-type="float">
            <text:p>0.02</text:p>
          </table:table-cell>
          <table:table-cell table:formula="of:=[.F60]/[.$H60]" office:value-type="float" office:value="0.32627052650554" calcext:value-type="float">
            <text:p>0.33</text:p>
          </table:table-cell>
          <table:table-cell table:formula="of:=[.G60]/[.$H60]" office:value-type="float" office:value="0.945148747416842" calcext:value-type="float">
            <text:p>0.95</text:p>
          </table:table-cell>
          <table:table-cell table:formula="of:=MOD(DEGREES(ATAN2([.I60];[.J60]))+360; 360)" office:value-type="float" office:value="87.2736890060937" calcext:value-type="float">
            <text:p>87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  <table:table-cell table:formula="of:=[.B61]-[.B$1]" office:value-type="float" office:value="1" calcext:value-type="float">
            <text:p>1</text:p>
          </table:table-cell>
          <table:table-cell table:formula="of:=[.C61]-[.C$1]" office:value-type="float" office:value="124" calcext:value-type="float">
            <text:p>124</text:p>
          </table:table-cell>
          <table:table-cell table:formula="of:=[.D61]-[.D$1]" office:value-type="float" office:value="372" calcext:value-type="float">
            <text:p>372</text:p>
          </table:table-cell>
          <table:table-cell table:formula="of:=SQRT([.E61]^2 + [.F61]^2 + [.G61]^2)" office:value-type="float" office:value="392.123704970766" calcext:value-type="float">
            <text:p>392.12</text:p>
          </table:table-cell>
          <table:table-cell table:formula="of:=[.E61]/[.$H61]" office:value-type="float" office:value="0.00255021562665933" calcext:value-type="float">
            <text:p>0.00</text:p>
          </table:table-cell>
          <table:table-cell table:formula="of:=[.F61]/[.$H61]" office:value-type="float" office:value="0.316226737705757" calcext:value-type="float">
            <text:p>0.32</text:p>
          </table:table-cell>
          <table:table-cell table:formula="of:=[.G61]/[.$H61]" office:value-type="float" office:value="0.948680213117271" calcext:value-type="float">
            <text:p>0.95</text:p>
          </table:table-cell>
          <table:table-cell table:formula="of:=MOD(DEGREES(ATAN2([.I61];[.J61]))+360; 360)" office:value-type="float" office:value="89.5379472785692" calcext:value-type="float">
            <text:p>89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62]-[.B$1]" office:value-type="float" office:value="8" calcext:value-type="float">
            <text:p>8</text:p>
          </table:table-cell>
          <table:table-cell table:formula="of:=[.C62]-[.C$1]" office:value-type="float" office:value="126" calcext:value-type="float">
            <text:p>126</text:p>
          </table:table-cell>
          <table:table-cell table:formula="of:=[.D62]-[.D$1]" office:value-type="float" office:value="365" calcext:value-type="float">
            <text:p>365</text:p>
          </table:table-cell>
          <table:table-cell table:formula="of:=SQRT([.E62]^2 + [.F62]^2 + [.G62]^2)" office:value-type="float" office:value="386.218849876595" calcext:value-type="float">
            <text:p>386.22</text:p>
          </table:table-cell>
          <table:table-cell table:formula="of:=[.E62]/[.$H62]" office:value-type="float" office:value="0.0207136446151092" calcext:value-type="float">
            <text:p>0.02</text:p>
          </table:table-cell>
          <table:table-cell table:formula="of:=[.F62]/[.$H62]" office:value-type="float" office:value="0.32623990268797" calcext:value-type="float">
            <text:p>0.33</text:p>
          </table:table-cell>
          <table:table-cell table:formula="of:=[.G62]/[.$H62]" office:value-type="float" office:value="0.945060035564357" calcext:value-type="float">
            <text:p>0.95</text:p>
          </table:table-cell>
          <table:table-cell table:formula="of:=MOD(DEGREES(ATAN2([.I62];[.J62]))+360; 360)" office:value-type="float" office:value="86.3670492605118" calcext:value-type="float">
            <text:p>86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63]-[.B$1]" office:value-type="float" office:value="-5" calcext:value-type="float">
            <text:p>-5</text:p>
          </table:table-cell>
          <table:table-cell table:formula="of:=[.C63]-[.C$1]" office:value-type="float" office:value="128" calcext:value-type="float">
            <text:p>128</text:p>
          </table:table-cell>
          <table:table-cell table:formula="of:=[.D63]-[.D$1]" office:value-type="float" office:value="366" calcext:value-type="float">
            <text:p>366</text:p>
          </table:table-cell>
          <table:table-cell table:formula="of:=SQRT([.E63]^2 + [.F63]^2 + [.G63]^2)" office:value-type="float" office:value="387.769261288205" calcext:value-type="float">
            <text:p>387.77</text:p>
          </table:table-cell>
          <table:table-cell table:formula="of:=[.E63]/[.$H63]" office:value-type="float" office:value="-0.012894265995684" calcext:value-type="float">
            <text:p>-0.01</text:p>
          </table:table-cell>
          <table:table-cell table:formula="of:=[.F63]/[.$H63]" office:value-type="float" office:value="0.33009320948951" calcext:value-type="float">
            <text:p>0.33</text:p>
          </table:table-cell>
          <table:table-cell table:formula="of:=[.G63]/[.$H63]" office:value-type="float" office:value="0.943860270884068" calcext:value-type="float">
            <text:p>0.94</text:p>
          </table:table-cell>
          <table:table-cell table:formula="of:=MOD(DEGREES(ATAN2([.I63];[.J63]))+360; 360)" office:value-type="float" office:value="92.2369790634377" calcext:value-type="float">
            <text:p>92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64]-[.B$1]" office:value-type="float" office:value="11" calcext:value-type="float">
            <text:p>11</text:p>
          </table:table-cell>
          <table:table-cell table:formula="of:=[.C64]-[.C$1]" office:value-type="float" office:value="124" calcext:value-type="float">
            <text:p>124</text:p>
          </table:table-cell>
          <table:table-cell table:formula="of:=[.D64]-[.D$1]" office:value-type="float" office:value="360" calcext:value-type="float">
            <text:p>360</text:p>
          </table:table-cell>
          <table:table-cell table:formula="of:=SQRT([.E64]^2 + [.F64]^2 + [.G64]^2)" office:value-type="float" office:value="380.916001239118" calcext:value-type="float">
            <text:p>380.92</text:p>
          </table:table-cell>
          <table:table-cell table:formula="of:=[.E64]/[.$H64]" office:value-type="float" office:value="0.0288777577319331" calcext:value-type="float">
            <text:p>0.03</text:p>
          </table:table-cell>
          <table:table-cell table:formula="of:=[.F64]/[.$H64]" office:value-type="float" office:value="0.325531087159974" calcext:value-type="float">
            <text:p>0.33</text:p>
          </table:table-cell>
          <table:table-cell table:formula="of:=[.G64]/[.$H64]" office:value-type="float" office:value="0.945090253045084" calcext:value-type="float">
            <text:p>0.95</text:p>
          </table:table-cell>
          <table:table-cell table:formula="of:=MOD(DEGREES(ATAN2([.I64];[.J64]))+360; 360)" office:value-type="float" office:value="84.9305798673875" calcext:value-type="float">
            <text:p>84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0" calcext:value-type="float">
            <text:p>430</text:p>
          </table:table-cell>
          <table:table-cell office:value-type="float" office:value="506" calcext:value-type="float">
            <text:p>506</text:p>
          </table:table-cell>
          <table:table-cell table:formula="of:=[.B65]-[.B$1]" office:value-type="float" office:value="10" calcext:value-type="float">
            <text:p>10</text:p>
          </table:table-cell>
          <table:table-cell table:formula="of:=[.C65]-[.C$1]" office:value-type="float" office:value="132" calcext:value-type="float">
            <text:p>132</text:p>
          </table:table-cell>
          <table:table-cell table:formula="of:=[.D65]-[.D$1]" office:value-type="float" office:value="370" calcext:value-type="float">
            <text:p>370</text:p>
          </table:table-cell>
          <table:table-cell table:formula="of:=SQRT([.E65]^2 + [.F65]^2 + [.G65]^2)" office:value-type="float" office:value="392.968192097019" calcext:value-type="float">
            <text:p>392.97</text:p>
          </table:table-cell>
          <table:table-cell table:formula="of:=[.E65]/[.$H65]" office:value-type="float" office:value="0.0254473522313254" calcext:value-type="float">
            <text:p>0.03</text:p>
          </table:table-cell>
          <table:table-cell table:formula="of:=[.F65]/[.$H65]" office:value-type="float" office:value="0.335905049453495" calcext:value-type="float">
            <text:p>0.34</text:p>
          </table:table-cell>
          <table:table-cell table:formula="of:=[.G65]/[.$H65]" office:value-type="float" office:value="0.94155203255904" calcext:value-type="float">
            <text:p>0.94</text:p>
          </table:table-cell>
          <table:table-cell table:formula="of:=MOD(DEGREES(ATAN2([.I65];[.J65]))+360; 360)" office:value-type="float" office:value="85.6676860168114" calcext:value-type="float">
            <text:p>85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  <table:table-cell table:formula="of:=[.B66]-[.B$1]" office:value-type="float" office:value="2" calcext:value-type="float">
            <text:p>2</text:p>
          </table:table-cell>
          <table:table-cell table:formula="of:=[.C66]-[.C$1]" office:value-type="float" office:value="132" calcext:value-type="float">
            <text:p>132</text:p>
          </table:table-cell>
          <table:table-cell table:formula="of:=[.D66]-[.D$1]" office:value-type="float" office:value="375" calcext:value-type="float">
            <text:p>375</text:p>
          </table:table-cell>
          <table:table-cell table:formula="of:=SQRT([.E66]^2 + [.F66]^2 + [.G66]^2)" office:value-type="float" office:value="397.558800682364" calcext:value-type="float">
            <text:p>397.56</text:p>
          </table:table-cell>
          <table:table-cell table:formula="of:=[.E66]/[.$H66]" office:value-type="float" office:value="0.00503070236796979" calcext:value-type="float">
            <text:p>0.01</text:p>
          </table:table-cell>
          <table:table-cell table:formula="of:=[.F66]/[.$H66]" office:value-type="float" office:value="0.332026356286006" calcext:value-type="float">
            <text:p>0.33</text:p>
          </table:table-cell>
          <table:table-cell table:formula="of:=[.G66]/[.$H66]" office:value-type="float" office:value="0.943256693994335" calcext:value-type="float">
            <text:p>0.94</text:p>
          </table:table-cell>
          <table:table-cell table:formula="of:=MOD(DEGREES(ATAN2([.I66];[.J66]))+360; 360)" office:value-type="float" office:value="89.1319485502545" calcext:value-type="float">
            <text:p>89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67]-[.B$1]" office:value-type="float" office:value="8" calcext:value-type="float">
            <text:p>8</text:p>
          </table:table-cell>
          <table:table-cell table:formula="of:=[.C67]-[.C$1]" office:value-type="float" office:value="131" calcext:value-type="float">
            <text:p>131</text:p>
          </table:table-cell>
          <table:table-cell table:formula="of:=[.D67]-[.D$1]" office:value-type="float" office:value="369" calcext:value-type="float">
            <text:p>369</text:p>
          </table:table-cell>
          <table:table-cell table:formula="of:=SQRT([.E67]^2 + [.F67]^2 + [.G67]^2)" office:value-type="float" office:value="391.645247641281" calcext:value-type="float">
            <text:p>391.65</text:p>
          </table:table-cell>
          <table:table-cell table:formula="of:=[.E67]/[.$H67]" office:value-type="float" office:value="0.0204266489844591" calcext:value-type="float">
            <text:p>0.02</text:p>
          </table:table-cell>
          <table:table-cell table:formula="of:=[.F67]/[.$H67]" office:value-type="float" office:value="0.334486377120518" calcext:value-type="float">
            <text:p>0.33</text:p>
          </table:table-cell>
          <table:table-cell table:formula="of:=[.G67]/[.$H67]" office:value-type="float" office:value="0.942179184408176" calcext:value-type="float">
            <text:p>0.94</text:p>
          </table:table-cell>
          <table:table-cell table:formula="of:=MOD(DEGREES(ATAN2([.I67];[.J67]))+360; 360)" office:value-type="float" office:value="86.5053610727467" calcext:value-type="float">
            <text:p>86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table:formula="of:=[.B68]-[.B$1]" office:value-type="float" office:value="10" calcext:value-type="float">
            <text:p>10</text:p>
          </table:table-cell>
          <table:table-cell table:formula="of:=[.C68]-[.C$1]" office:value-type="float" office:value="128" calcext:value-type="float">
            <text:p>128</text:p>
          </table:table-cell>
          <table:table-cell table:formula="of:=[.D68]-[.D$1]" office:value-type="float" office:value="364" calcext:value-type="float">
            <text:p>364</text:p>
          </table:table-cell>
          <table:table-cell table:formula="of:=SQRT([.E68]^2 + [.F68]^2 + [.G68]^2)" office:value-type="float" office:value="385.979274054968" calcext:value-type="float">
            <text:p>385.98</text:p>
          </table:table-cell>
          <table:table-cell table:formula="of:=[.E68]/[.$H68]" office:value-type="float" office:value="0.0259081268663557" calcext:value-type="float">
            <text:p>0.03</text:p>
          </table:table-cell>
          <table:table-cell table:formula="of:=[.F68]/[.$H68]" office:value-type="float" office:value="0.331624023889354" calcext:value-type="float">
            <text:p>0.33</text:p>
          </table:table-cell>
          <table:table-cell table:formula="of:=[.G68]/[.$H68]" office:value-type="float" office:value="0.943055817935349" calcext:value-type="float">
            <text:p>0.94</text:p>
          </table:table-cell>
          <table:table-cell table:formula="of:=MOD(DEGREES(ATAN2([.I68];[.J68]))+360; 360)" office:value-type="float" office:value="85.5328409386107" calcext:value-type="float">
            <text:p>85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69]-[.B$1]" office:value-type="float" office:value="7" calcext:value-type="float">
            <text:p>7</text:p>
          </table:table-cell>
          <table:table-cell table:formula="of:=[.C69]-[.C$1]" office:value-type="float" office:value="130" calcext:value-type="float">
            <text:p>130</text:p>
          </table:table-cell>
          <table:table-cell table:formula="of:=[.D69]-[.D$1]" office:value-type="float" office:value="366" calcext:value-type="float">
            <text:p>366</text:p>
          </table:table-cell>
          <table:table-cell table:formula="of:=SQRT([.E69]^2 + [.F69]^2 + [.G69]^2)" office:value-type="float" office:value="388.464927631826" calcext:value-type="float">
            <text:p>388.46</text:p>
          </table:table-cell>
          <table:table-cell table:formula="of:=[.E69]/[.$H69]" office:value-type="float" office:value="0.0180196447660633" calcext:value-type="float">
            <text:p>0.02</text:p>
          </table:table-cell>
          <table:table-cell table:formula="of:=[.F69]/[.$H69]" office:value-type="float" office:value="0.334650545655461" calcext:value-type="float">
            <text:p>0.33</text:p>
          </table:table-cell>
          <table:table-cell table:formula="of:=[.G69]/[.$H69]" office:value-type="float" office:value="0.942169997768453" calcext:value-type="float">
            <text:p>0.94</text:p>
          </table:table-cell>
          <table:table-cell table:formula="of:=MOD(DEGREES(ATAN2([.I69];[.J69]))+360; 360)" office:value-type="float" office:value="86.9178191754719" calcext:value-type="float">
            <text:p>8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  <table:table-cell table:formula="of:=[.B70]-[.B$1]" office:value-type="float" office:value="-2" calcext:value-type="float">
            <text:p>-2</text:p>
          </table:table-cell>
          <table:table-cell table:formula="of:=[.C70]-[.C$1]" office:value-type="float" office:value="118" calcext:value-type="float">
            <text:p>118</text:p>
          </table:table-cell>
          <table:table-cell table:formula="of:=[.D70]-[.D$1]" office:value-type="float" office:value="361" calcext:value-type="float">
            <text:p>361</text:p>
          </table:table-cell>
          <table:table-cell table:formula="of:=SQRT([.E70]^2 + [.F70]^2 + [.G70]^2)" office:value-type="float" office:value="379.801263820962" calcext:value-type="float">
            <text:p>379.80</text:p>
          </table:table-cell>
          <table:table-cell table:formula="of:=[.E70]/[.$H70]" office:value-type="float" office:value="-0.00526591191371811" calcext:value-type="float">
            <text:p>-0.01</text:p>
          </table:table-cell>
          <table:table-cell table:formula="of:=[.F70]/[.$H70]" office:value-type="float" office:value="0.310688802909369" calcext:value-type="float">
            <text:p>0.31</text:p>
          </table:table-cell>
          <table:table-cell table:formula="of:=[.G70]/[.$H70]" office:value-type="float" office:value="0.950497100426119" calcext:value-type="float">
            <text:p>0.95</text:p>
          </table:table-cell>
          <table:table-cell table:formula="of:=MOD(DEGREES(ATAN2([.I70];[.J70]))+360; 360)" office:value-type="float" office:value="90.9710219310792" calcext:value-type="float">
            <text:p>90.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71]-[.B$1]" office:value-type="float" office:value="7" calcext:value-type="float">
            <text:p>7</text:p>
          </table:table-cell>
          <table:table-cell table:formula="of:=[.C71]-[.C$1]" office:value-type="float" office:value="130" calcext:value-type="float">
            <text:p>130</text:p>
          </table:table-cell>
          <table:table-cell table:formula="of:=[.D71]-[.D$1]" office:value-type="float" office:value="366" calcext:value-type="float">
            <text:p>366</text:p>
          </table:table-cell>
          <table:table-cell table:formula="of:=SQRT([.E71]^2 + [.F71]^2 + [.G71]^2)" office:value-type="float" office:value="388.464927631826" calcext:value-type="float">
            <text:p>388.46</text:p>
          </table:table-cell>
          <table:table-cell table:formula="of:=[.E71]/[.$H71]" office:value-type="float" office:value="0.0180196447660633" calcext:value-type="float">
            <text:p>0.02</text:p>
          </table:table-cell>
          <table:table-cell table:formula="of:=[.F71]/[.$H71]" office:value-type="float" office:value="0.334650545655461" calcext:value-type="float">
            <text:p>0.33</text:p>
          </table:table-cell>
          <table:table-cell table:formula="of:=[.G71]/[.$H71]" office:value-type="float" office:value="0.942169997768453" calcext:value-type="float">
            <text:p>0.94</text:p>
          </table:table-cell>
          <table:table-cell table:formula="of:=MOD(DEGREES(ATAN2([.I71];[.J71]))+360; 360)" office:value-type="float" office:value="86.9178191754719" calcext:value-type="float">
            <text:p>8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423" calcext:value-type="float">
            <text:p>423</text:p>
          </table:table-cell>
          <table:table-cell office:value-type="float" office:value="497" calcext:value-type="float">
            <text:p>497</text:p>
          </table:table-cell>
          <table:table-cell table:formula="of:=[.B72]-[.B$1]" office:value-type="float" office:value="-2" calcext:value-type="float">
            <text:p>-2</text:p>
          </table:table-cell>
          <table:table-cell table:formula="of:=[.C72]-[.C$1]" office:value-type="float" office:value="125" calcext:value-type="float">
            <text:p>125</text:p>
          </table:table-cell>
          <table:table-cell table:formula="of:=[.D72]-[.D$1]" office:value-type="float" office:value="361" calcext:value-type="float">
            <text:p>361</text:p>
          </table:table-cell>
          <table:table-cell table:formula="of:=SQRT([.E72]^2 + [.F72]^2 + [.G72]^2)" office:value-type="float" office:value="382.034029897861" calcext:value-type="float">
            <text:p>382.03</text:p>
          </table:table-cell>
          <table:table-cell table:formula="of:=[.E72]/[.$H72]" office:value-type="float" office:value="-0.00523513573001523" calcext:value-type="float">
            <text:p>-0.01</text:p>
          </table:table-cell>
          <table:table-cell table:formula="of:=[.F72]/[.$H72]" office:value-type="float" office:value="0.327195983125952" calcext:value-type="float">
            <text:p>0.33</text:p>
          </table:table-cell>
          <table:table-cell table:formula="of:=[.G72]/[.$H72]" office:value-type="float" office:value="0.944941999267749" calcext:value-type="float">
            <text:p>0.94</text:p>
          </table:table-cell>
          <table:table-cell table:formula="of:=MOD(DEGREES(ATAN2([.I72];[.J72]))+360; 360)" office:value-type="float" office:value="90.9166542563853" calcext:value-type="float">
            <text:p>90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table:formula="of:=[.B73]-[.B$1]" office:value-type="float" office:value="11" calcext:value-type="float">
            <text:p>11</text:p>
          </table:table-cell>
          <table:table-cell table:formula="of:=[.C73]-[.C$1]" office:value-type="float" office:value="134" calcext:value-type="float">
            <text:p>134</text:p>
          </table:table-cell>
          <table:table-cell table:formula="of:=[.D73]-[.D$1]" office:value-type="float" office:value="365" calcext:value-type="float">
            <text:p>365</text:p>
          </table:table-cell>
          <table:table-cell table:formula="of:=SQRT([.E73]^2 + [.F73]^2 + [.G73]^2)" office:value-type="float" office:value="388.975577639522" calcext:value-type="float">
            <text:p>388.98</text:p>
          </table:table-cell>
          <table:table-cell table:formula="of:=[.E73]/[.$H73]" office:value-type="float" office:value="0.0282794104111958" calcext:value-type="float">
            <text:p>0.03</text:p>
          </table:table-cell>
          <table:table-cell table:formula="of:=[.F73]/[.$H73]" office:value-type="float" office:value="0.344494635918203" calcext:value-type="float">
            <text:p>0.34</text:p>
          </table:table-cell>
          <table:table-cell table:formula="of:=[.G73]/[.$H73]" office:value-type="float" office:value="0.938362254553315" calcext:value-type="float">
            <text:p>0.94</text:p>
          </table:table-cell>
          <table:table-cell table:formula="of:=MOD(DEGREES(ATAN2([.I73];[.J73]))+360; 360)" office:value-type="float" office:value="85.3071374944102" calcext:value-type="float">
            <text:p>85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74]-[.B$1]" office:value-type="float" office:value="-2" calcext:value-type="float">
            <text:p>-2</text:p>
          </table:table-cell>
          <table:table-cell table:formula="of:=[.C74]-[.C$1]" office:value-type="float" office:value="130" calcext:value-type="float">
            <text:p>130</text:p>
          </table:table-cell>
          <table:table-cell table:formula="of:=[.D74]-[.D$1]" office:value-type="float" office:value="366" calcext:value-type="float">
            <text:p>366</text:p>
          </table:table-cell>
          <table:table-cell table:formula="of:=SQRT([.E74]^2 + [.F74]^2 + [.G74]^2)" office:value-type="float" office:value="388.407003026464" calcext:value-type="float">
            <text:p>388.41</text:p>
          </table:table-cell>
          <table:table-cell table:formula="of:=[.E74]/[.$H74]" office:value-type="float" office:value="-0.00514923774395419" calcext:value-type="float">
            <text:p>-0.01</text:p>
          </table:table-cell>
          <table:table-cell table:formula="of:=[.F74]/[.$H74]" office:value-type="float" office:value="0.334700453357022" calcext:value-type="float">
            <text:p>0.33</text:p>
          </table:table-cell>
          <table:table-cell table:formula="of:=[.G74]/[.$H74]" office:value-type="float" office:value="0.942310507143617" calcext:value-type="float">
            <text:p>0.94</text:p>
          </table:table-cell>
          <table:table-cell table:formula="of:=MOD(DEGREES(ATAN2([.I74];[.J74]))+360; 360)" office:value-type="float" office:value="90.8814039965822" calcext:value-type="float">
            <text:p>90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table:formula="of:=[.B75]-[.B$1]" office:value-type="float" office:value="14" calcext:value-type="float">
            <text:p>14</text:p>
          </table:table-cell>
          <table:table-cell table:formula="of:=[.C75]-[.C$1]" office:value-type="float" office:value="132" calcext:value-type="float">
            <text:p>132</text:p>
          </table:table-cell>
          <table:table-cell table:formula="of:=[.D75]-[.D$1]" office:value-type="float" office:value="364" calcext:value-type="float">
            <text:p>364</text:p>
          </table:table-cell>
          <table:table-cell table:formula="of:=SQRT([.E75]^2 + [.F75]^2 + [.G75]^2)" office:value-type="float" office:value="387.448061035283" calcext:value-type="float">
            <text:p>387.45</text:p>
          </table:table-cell>
          <table:table-cell table:formula="of:=[.E75]/[.$H75]" office:value-type="float" office:value="0.0361338754995734" calcext:value-type="float">
            <text:p>0.04</text:p>
          </table:table-cell>
          <table:table-cell table:formula="of:=[.F75]/[.$H75]" office:value-type="float" office:value="0.340690826138835" calcext:value-type="float">
            <text:p>0.34</text:p>
          </table:table-cell>
          <table:table-cell table:formula="of:=[.G75]/[.$H75]" office:value-type="float" office:value="0.939480762988907" calcext:value-type="float">
            <text:p>0.94</text:p>
          </table:table-cell>
          <table:table-cell table:formula="of:=MOD(DEGREES(ATAN2([.I75];[.J75]))+360; 360)" office:value-type="float" office:value="83.9458081058851" calcext:value-type="float">
            <text:p>83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table:formula="of:=[.B76]-[.B$1]" office:value-type="float" office:value="6" calcext:value-type="float">
            <text:p>6</text:p>
          </table:table-cell>
          <table:table-cell table:formula="of:=[.C76]-[.C$1]" office:value-type="float" office:value="126" calcext:value-type="float">
            <text:p>126</text:p>
          </table:table-cell>
          <table:table-cell table:formula="of:=[.D76]-[.D$1]" office:value-type="float" office:value="367" calcext:value-type="float">
            <text:p>367</text:p>
          </table:table-cell>
          <table:table-cell table:formula="of:=SQRT([.E76]^2 + [.F76]^2 + [.G76]^2)" office:value-type="float" office:value="388.073446656686" calcext:value-type="float">
            <text:p>388.07</text:p>
          </table:table-cell>
          <table:table-cell table:formula="of:=[.E76]/[.$H76]" office:value-type="float" office:value="0.0154609908296766" calcext:value-type="float">
            <text:p>0.02</text:p>
          </table:table-cell>
          <table:table-cell table:formula="of:=[.F76]/[.$H76]" office:value-type="float" office:value="0.324680807423208" calcext:value-type="float">
            <text:p>0.32</text:p>
          </table:table-cell>
          <table:table-cell table:formula="of:=[.G76]/[.$H76]" office:value-type="float" office:value="0.945697272415216" calcext:value-type="float">
            <text:p>0.95</text:p>
          </table:table-cell>
          <table:table-cell table:formula="of:=MOD(DEGREES(ATAN2([.I76];[.J76]))+360; 360)" office:value-type="float" office:value="87.2736890060937" calcext:value-type="float">
            <text:p>87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6" calcext:value-type="float">
            <text:p>426</text:p>
          </table:table-cell>
          <table:table-cell office:value-type="float" office:value="497" calcext:value-type="float">
            <text:p>497</text:p>
          </table:table-cell>
          <table:table-cell table:formula="of:=[.B77]-[.B$1]" office:value-type="float" office:value="12" calcext:value-type="float">
            <text:p>12</text:p>
          </table:table-cell>
          <table:table-cell table:formula="of:=[.C77]-[.C$1]" office:value-type="float" office:value="128" calcext:value-type="float">
            <text:p>128</text:p>
          </table:table-cell>
          <table:table-cell table:formula="of:=[.D77]-[.D$1]" office:value-type="float" office:value="361" calcext:value-type="float">
            <text:p>361</text:p>
          </table:table-cell>
          <table:table-cell table:formula="of:=SQRT([.E77]^2 + [.F77]^2 + [.G77]^2)" office:value-type="float" office:value="383.208820357778" calcext:value-type="float">
            <text:p>383.21</text:p>
          </table:table-cell>
          <table:table-cell table:formula="of:=[.E77]/[.$H77]" office:value-type="float" office:value="0.0313145192973281" calcext:value-type="float">
            <text:p>0.03</text:p>
          </table:table-cell>
          <table:table-cell table:formula="of:=[.F77]/[.$H77]" office:value-type="float" office:value="0.3340215391715" calcext:value-type="float">
            <text:p>0.33</text:p>
          </table:table-cell>
          <table:table-cell table:formula="of:=[.G77]/[.$H77]" office:value-type="float" office:value="0.942045122194621" calcext:value-type="float">
            <text:p>0.94</text:p>
          </table:table-cell>
          <table:table-cell table:formula="of:=MOD(DEGREES(ATAN2([.I77];[.J77]))+360; 360)" office:value-type="float" office:value="84.6441749571448" calcext:value-type="float">
            <text:p>84.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41" calcext:value-type="float">
            <text:p>441</text:p>
          </table:table-cell>
          <table:table-cell office:value-type="float" office:value="508" calcext:value-type="float">
            <text:p>508</text:p>
          </table:table-cell>
          <table:table-cell table:formula="of:=[.B78]-[.B$1]" office:value-type="float" office:value="6" calcext:value-type="float">
            <text:p>6</text:p>
          </table:table-cell>
          <table:table-cell table:formula="of:=[.C78]-[.C$1]" office:value-type="float" office:value="143" calcext:value-type="float">
            <text:p>143</text:p>
          </table:table-cell>
          <table:table-cell table:formula="of:=[.D78]-[.D$1]" office:value-type="float" office:value="372" calcext:value-type="float">
            <text:p>372</text:p>
          </table:table-cell>
          <table:table-cell table:formula="of:=SQRT([.E78]^2 + [.F78]^2 + [.G78]^2)" office:value-type="float" office:value="398.583742769321" calcext:value-type="float">
            <text:p>398.58</text:p>
          </table:table-cell>
          <table:table-cell table:formula="of:=[.E78]/[.$H78]" office:value-type="float" office:value="0.0150532983566078" calcext:value-type="float">
            <text:p>0.02</text:p>
          </table:table-cell>
          <table:table-cell table:formula="of:=[.F78]/[.$H78]" office:value-type="float" office:value="0.358770277499152" calcext:value-type="float">
            <text:p>0.36</text:p>
          </table:table-cell>
          <table:table-cell table:formula="of:=[.G78]/[.$H78]" office:value-type="float" office:value="0.933304498109683" calcext:value-type="float">
            <text:p>0.93</text:p>
          </table:table-cell>
          <table:table-cell table:formula="of:=MOD(DEGREES(ATAN2([.I78];[.J78]))+360; 360)" office:value-type="float" office:value="87.597390531014" calcext:value-type="float">
            <text:p>87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0" calcext:value-type="float">
            <text:p>430</text:p>
          </table:table-cell>
          <table:table-cell office:value-type="float" office:value="506" calcext:value-type="float">
            <text:p>506</text:p>
          </table:table-cell>
          <table:table-cell table:formula="of:=[.B79]-[.B$1]" office:value-type="float" office:value="7" calcext:value-type="float">
            <text:p>7</text:p>
          </table:table-cell>
          <table:table-cell table:formula="of:=[.C79]-[.C$1]" office:value-type="float" office:value="132" calcext:value-type="float">
            <text:p>132</text:p>
          </table:table-cell>
          <table:table-cell table:formula="of:=[.D79]-[.D$1]" office:value-type="float" office:value="370" calcext:value-type="float">
            <text:p>370</text:p>
          </table:table-cell>
          <table:table-cell table:formula="of:=SQRT([.E79]^2 + [.F79]^2 + [.G79]^2)" office:value-type="float" office:value="392.903295990247" calcext:value-type="float">
            <text:p>392.90</text:p>
          </table:table-cell>
          <table:table-cell table:formula="of:=[.E79]/[.$H79]" office:value-type="float" office:value="0.0178160887715581" calcext:value-type="float">
            <text:p>0.02</text:p>
          </table:table-cell>
          <table:table-cell table:formula="of:=[.F79]/[.$H79]" office:value-type="float" office:value="0.335960531120809" calcext:value-type="float">
            <text:p>0.34</text:p>
          </table:table-cell>
          <table:table-cell table:formula="of:=[.G79]/[.$H79]" office:value-type="float" office:value="0.941707549353783" calcext:value-type="float">
            <text:p>0.94</text:p>
          </table:table-cell>
          <table:table-cell table:formula="of:=MOD(DEGREES(ATAN2([.I79];[.J79]))+360; 360)" office:value-type="float" office:value="86.9644308749444" calcext:value-type="float">
            <text:p>86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80]-[.B$1]" office:value-type="float" office:value="12" calcext:value-type="float">
            <text:p>12</text:p>
          </table:table-cell>
          <table:table-cell table:formula="of:=[.C80]-[.C$1]" office:value-type="float" office:value="130" calcext:value-type="float">
            <text:p>130</text:p>
          </table:table-cell>
          <table:table-cell table:formula="of:=[.D80]-[.D$1]" office:value-type="float" office:value="366" calcext:value-type="float">
            <text:p>366</text:p>
          </table:table-cell>
          <table:table-cell table:formula="of:=SQRT([.E80]^2 + [.F80]^2 + [.G80]^2)" office:value-type="float" office:value="388.587184554509" calcext:value-type="float">
            <text:p>388.59</text:p>
          </table:table-cell>
          <table:table-cell table:formula="of:=[.E80]/[.$H80]" office:value-type="float" office:value="0.0308811007592987" calcext:value-type="float">
            <text:p>0.03</text:p>
          </table:table-cell>
          <table:table-cell table:formula="of:=[.F80]/[.$H80]" office:value-type="float" office:value="0.334545258225736" calcext:value-type="float">
            <text:p>0.33</text:p>
          </table:table-cell>
          <table:table-cell table:formula="of:=[.G80]/[.$H80]" office:value-type="float" office:value="0.941873573158611" calcext:value-type="float">
            <text:p>0.94</text:p>
          </table:table-cell>
          <table:table-cell table:formula="of:=MOD(DEGREES(ATAN2([.I80];[.J80]))+360; 360)" office:value-type="float" office:value="84.7261040426482" calcext:value-type="float">
            <text:p>84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81]-[.B$1]" office:value-type="float" office:value="5" calcext:value-type="float">
            <text:p>5</text:p>
          </table:table-cell>
          <table:table-cell table:formula="of:=[.C81]-[.C$1]" office:value-type="float" office:value="130" calcext:value-type="float">
            <text:p>130</text:p>
          </table:table-cell>
          <table:table-cell table:formula="of:=[.D81]-[.D$1]" office:value-type="float" office:value="361" calcext:value-type="float">
            <text:p>361</text:p>
          </table:table-cell>
          <table:table-cell table:formula="of:=SQRT([.E81]^2 + [.F81]^2 + [.G81]^2)" office:value-type="float" office:value="383.726465076361" calcext:value-type="float">
            <text:p>383.73</text:p>
          </table:table-cell>
          <table:table-cell table:formula="of:=[.E81]/[.$H81]" office:value-type="float" office:value="0.0130301150821198" calcext:value-type="float">
            <text:p>0.01</text:p>
          </table:table-cell>
          <table:table-cell table:formula="of:=[.F81]/[.$H81]" office:value-type="float" office:value="0.338782992135114" calcext:value-type="float">
            <text:p>0.34</text:p>
          </table:table-cell>
          <table:table-cell table:formula="of:=[.G81]/[.$H81]" office:value-type="float" office:value="0.940774308929047" calcext:value-type="float">
            <text:p>0.94</text:p>
          </table:table-cell>
          <table:table-cell table:formula="of:=MOD(DEGREES(ATAN2([.I81];[.J81]))+360; 360)" office:value-type="float" office:value="87.7974018382342" calcext:value-type="float">
            <text:p>87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82]-[.B$1]" office:value-type="float" office:value="14" calcext:value-type="float">
            <text:p>14</text:p>
          </table:table-cell>
          <table:table-cell table:formula="of:=[.C82]-[.C$1]" office:value-type="float" office:value="130" calcext:value-type="float">
            <text:p>130</text:p>
          </table:table-cell>
          <table:table-cell table:formula="of:=[.D82]-[.D$1]" office:value-type="float" office:value="364" calcext:value-type="float">
            <text:p>364</text:p>
          </table:table-cell>
          <table:table-cell table:formula="of:=SQRT([.E82]^2 + [.F82]^2 + [.G82]^2)" office:value-type="float" office:value="386.771250224212" calcext:value-type="float">
            <text:p>386.77</text:p>
          </table:table-cell>
          <table:table-cell table:formula="of:=[.E82]/[.$H82]" office:value-type="float" office:value="0.0361971061496535" calcext:value-type="float">
            <text:p>0.04</text:p>
          </table:table-cell>
          <table:table-cell table:formula="of:=[.F82]/[.$H82]" office:value-type="float" office:value="0.336115985675354" calcext:value-type="float">
            <text:p>0.34</text:p>
          </table:table-cell>
          <table:table-cell table:formula="of:=[.G82]/[.$H82]" office:value-type="float" office:value="0.941124759890991" calcext:value-type="float">
            <text:p>0.94</text:p>
          </table:table-cell>
          <table:table-cell table:formula="of:=MOD(DEGREES(ATAN2([.I82];[.J82]))+360; 360)" office:value-type="float" office:value="83.8533743403533" calcext:value-type="float">
            <text:p>83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4" calcext:value-type="float">
            <text:p>434</text:p>
          </table:table-cell>
          <table:table-cell office:value-type="float" office:value="505" calcext:value-type="float">
            <text:p>505</text:p>
          </table:table-cell>
          <table:table-cell table:formula="of:=[.B83]-[.B$1]" office:value-type="float" office:value="6" calcext:value-type="float">
            <text:p>6</text:p>
          </table:table-cell>
          <table:table-cell table:formula="of:=[.C83]-[.C$1]" office:value-type="float" office:value="136" calcext:value-type="float">
            <text:p>136</text:p>
          </table:table-cell>
          <table:table-cell table:formula="of:=[.D83]-[.D$1]" office:value-type="float" office:value="369" calcext:value-type="float">
            <text:p>369</text:p>
          </table:table-cell>
          <table:table-cell table:formula="of:=SQRT([.E83]^2 + [.F83]^2 + [.G83]^2)" office:value-type="float" office:value="393.310310060644" calcext:value-type="float">
            <text:p>393.31</text:p>
          </table:table-cell>
          <table:table-cell table:formula="of:=[.E83]/[.$H83]" office:value-type="float" office:value="0.015255130228025" calcext:value-type="float">
            <text:p>0.02</text:p>
          </table:table-cell>
          <table:table-cell table:formula="of:=[.F83]/[.$H83]" office:value-type="float" office:value="0.345782951835232" calcext:value-type="float">
            <text:p>0.35</text:p>
          </table:table-cell>
          <table:table-cell table:formula="of:=[.G83]/[.$H83]" office:value-type="float" office:value="0.938190509023535" calcext:value-type="float">
            <text:p>0.94</text:p>
          </table:table-cell>
          <table:table-cell table:formula="of:=MOD(DEGREES(ATAN2([.I83];[.J83]))+360; 360)" office:value-type="float" office:value="87.4738830883804" calcext:value-type="float">
            <text:p>87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8" calcext:value-type="float">
            <text:p>508</text:p>
          </table:table-cell>
          <table:table-cell table:formula="of:=[.B84]-[.B$1]" office:value-type="float" office:value="11" calcext:value-type="float">
            <text:p>11</text:p>
          </table:table-cell>
          <table:table-cell table:formula="of:=[.C84]-[.C$1]" office:value-type="float" office:value="126" calcext:value-type="float">
            <text:p>126</text:p>
          </table:table-cell>
          <table:table-cell table:formula="of:=[.D84]-[.D$1]" office:value-type="float" office:value="372" calcext:value-type="float">
            <text:p>372</text:p>
          </table:table-cell>
          <table:table-cell table:formula="of:=SQRT([.E84]^2 + [.F84]^2 + [.G84]^2)" office:value-type="float" office:value="392.91347648051" calcext:value-type="float">
            <text:p>392.91</text:p>
          </table:table-cell>
          <table:table-cell table:formula="of:=[.E84]/[.$H84]" office:value-type="float" office:value="0.0279959855246799" calcext:value-type="float">
            <text:p>0.03</text:p>
          </table:table-cell>
          <table:table-cell table:formula="of:=[.F84]/[.$H84]" office:value-type="float" office:value="0.320681288737242" calcext:value-type="float">
            <text:p>0.32</text:p>
          </table:table-cell>
          <table:table-cell table:formula="of:=[.G84]/[.$H84]" office:value-type="float" office:value="0.946773328652811" calcext:value-type="float">
            <text:p>0.95</text:p>
          </table:table-cell>
          <table:table-cell table:formula="of:=MOD(DEGREES(ATAN2([.I84];[.J84]))+360; 360)" office:value-type="float" office:value="85.0106374303578" calcext:value-type="float">
            <text:p>85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85]-[.B$1]" office:value-type="float" office:value="5" calcext:value-type="float">
            <text:p>5</text:p>
          </table:table-cell>
          <table:table-cell table:formula="of:=[.C85]-[.C$1]" office:value-type="float" office:value="128" calcext:value-type="float">
            <text:p>128</text:p>
          </table:table-cell>
          <table:table-cell table:formula="of:=[.D85]-[.D$1]" office:value-type="float" office:value="368" calcext:value-type="float">
            <text:p>368</text:p>
          </table:table-cell>
          <table:table-cell table:formula="of:=SQRT([.E85]^2 + [.F85]^2 + [.G85]^2)" office:value-type="float" office:value="389.657541951904" calcext:value-type="float">
            <text:p>389.66</text:p>
          </table:table-cell>
          <table:table-cell table:formula="of:=[.E85]/[.$H85]" office:value-type="float" office:value="0.012831780375541" calcext:value-type="float">
            <text:p>0.01</text:p>
          </table:table-cell>
          <table:table-cell table:formula="of:=[.F85]/[.$H85]" office:value-type="float" office:value="0.32849357761385" calcext:value-type="float">
            <text:p>0.33</text:p>
          </table:table-cell>
          <table:table-cell table:formula="of:=[.G85]/[.$H85]" office:value-type="float" office:value="0.94441903563982" calcext:value-type="float">
            <text:p>0.94</text:p>
          </table:table-cell>
          <table:table-cell table:formula="of:=MOD(DEGREES(ATAN2([.I85];[.J85]))+360; 360)" office:value-type="float" office:value="87.7630209365623" calcext:value-type="float">
            <text:p>87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86]-[.B$1]" office:value-type="float" office:value="14" calcext:value-type="float">
            <text:p>14</text:p>
          </table:table-cell>
          <table:table-cell table:formula="of:=[.C86]-[.C$1]" office:value-type="float" office:value="128" calcext:value-type="float">
            <text:p>128</text:p>
          </table:table-cell>
          <table:table-cell table:formula="of:=[.D86]-[.D$1]" office:value-type="float" office:value="368" calcext:value-type="float">
            <text:p>368</text:p>
          </table:table-cell>
          <table:table-cell table:formula="of:=SQRT([.E86]^2 + [.F86]^2 + [.G86]^2)" office:value-type="float" office:value="389.87690365037" calcext:value-type="float">
            <text:p>389.88</text:p>
          </table:table-cell>
          <table:table-cell table:formula="of:=[.E86]/[.$H86]" office:value-type="float" office:value="0.0359087698422751" calcext:value-type="float">
            <text:p>0.04</text:p>
          </table:table-cell>
          <table:table-cell table:formula="of:=[.F86]/[.$H86]" office:value-type="float" office:value="0.328308752843658" calcext:value-type="float">
            <text:p>0.33</text:p>
          </table:table-cell>
          <table:table-cell table:formula="of:=[.G86]/[.$H86]" office:value-type="float" office:value="0.943887664425517" calcext:value-type="float">
            <text:p>0.94</text:p>
          </table:table-cell>
          <table:table-cell table:formula="of:=MOD(DEGREES(ATAN2([.I86];[.J86]))+360; 360)" office:value-type="float" office:value="83.758085652585" calcext:value-type="float">
            <text:p>83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87]-[.B$1]" office:value-type="float" office:value="1" calcext:value-type="float">
            <text:p>1</text:p>
          </table:table-cell>
          <table:table-cell table:formula="of:=[.C87]-[.C$1]" office:value-type="float" office:value="124" calcext:value-type="float">
            <text:p>124</text:p>
          </table:table-cell>
          <table:table-cell table:formula="of:=[.D87]-[.D$1]" office:value-type="float" office:value="360" calcext:value-type="float">
            <text:p>360</text:p>
          </table:table-cell>
          <table:table-cell table:formula="of:=SQRT([.E87]^2 + [.F87]^2 + [.G87]^2)" office:value-type="float" office:value="380.758453615937" calcext:value-type="float">
            <text:p>380.76</text:p>
          </table:table-cell>
          <table:table-cell table:formula="of:=[.E87]/[.$H87]" office:value-type="float" office:value="0.00262633696114513" calcext:value-type="float">
            <text:p>0.00</text:p>
          </table:table-cell>
          <table:table-cell table:formula="of:=[.F87]/[.$H87]" office:value-type="float" office:value="0.325665783181996" calcext:value-type="float">
            <text:p>0.33</text:p>
          </table:table-cell>
          <table:table-cell table:formula="of:=[.G87]/[.$H87]" office:value-type="float" office:value="0.945481306012247" calcext:value-type="float">
            <text:p>0.95</text:p>
          </table:table-cell>
          <table:table-cell table:formula="of:=MOD(DEGREES(ATAN2([.I87];[.J87]))+360; 360)" office:value-type="float" office:value="89.5379472785692" calcext:value-type="float">
            <text:p>89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88]-[.B$1]" office:value-type="float" office:value="-1" calcext:value-type="float">
            <text:p>-1</text:p>
          </table:table-cell>
          <table:table-cell table:formula="of:=[.C88]-[.C$1]" office:value-type="float" office:value="126" calcext:value-type="float">
            <text:p>126</text:p>
          </table:table-cell>
          <table:table-cell table:formula="of:=[.D88]-[.D$1]" office:value-type="float" office:value="369" calcext:value-type="float">
            <text:p>369</text:p>
          </table:table-cell>
          <table:table-cell table:formula="of:=SQRT([.E88]^2 + [.F88]^2 + [.G88]^2)" office:value-type="float" office:value="389.92050471859" calcext:value-type="float">
            <text:p>389.92</text:p>
          </table:table-cell>
          <table:table-cell table:formula="of:=[.E88]/[.$H88]" office:value-type="float" office:value="-0.00256462532208126" calcext:value-type="float">
            <text:p>0.00</text:p>
          </table:table-cell>
          <table:table-cell table:formula="of:=[.F88]/[.$H88]" office:value-type="float" office:value="0.323142790582238" calcext:value-type="float">
            <text:p>0.32</text:p>
          </table:table-cell>
          <table:table-cell table:formula="of:=[.G88]/[.$H88]" office:value-type="float" office:value="0.946346743847984" calcext:value-type="float">
            <text:p>0.95</text:p>
          </table:table-cell>
          <table:table-cell table:formula="of:=MOD(DEGREES(ATAN2([.I88];[.J88]))+360; 360)" office:value-type="float" office:value="90.4547188616932" calcext:value-type="float">
            <text:p>9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89]-[.B$1]" office:value-type="float" office:value="8" calcext:value-type="float">
            <text:p>8</text:p>
          </table:table-cell>
          <table:table-cell table:formula="of:=[.C89]-[.C$1]" office:value-type="float" office:value="131" calcext:value-type="float">
            <text:p>131</text:p>
          </table:table-cell>
          <table:table-cell table:formula="of:=[.D89]-[.D$1]" office:value-type="float" office:value="362" calcext:value-type="float">
            <text:p>362</text:p>
          </table:table-cell>
          <table:table-cell table:formula="of:=SQRT([.E89]^2 + [.F89]^2 + [.G89]^2)" office:value-type="float" office:value="385.057138617115" calcext:value-type="float">
            <text:p>385.06</text:p>
          </table:table-cell>
          <table:table-cell table:formula="of:=[.E89]/[.$H89]" office:value-type="float" office:value="0.0207761373512799" calcext:value-type="float">
            <text:p>0.02</text:p>
          </table:table-cell>
          <table:table-cell table:formula="of:=[.F89]/[.$H89]" office:value-type="float" office:value="0.340209249127208" calcext:value-type="float">
            <text:p>0.34</text:p>
          </table:table-cell>
          <table:table-cell table:formula="of:=[.G89]/[.$H89]" office:value-type="float" office:value="0.940120215145415" calcext:value-type="float">
            <text:p>0.94</text:p>
          </table:table-cell>
          <table:table-cell table:formula="of:=MOD(DEGREES(ATAN2([.I89];[.J89]))+360; 360)" office:value-type="float" office:value="86.5053610727467" calcext:value-type="float">
            <text:p>86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90]-[.B$1]" office:value-type="float" office:value="7" calcext:value-type="float">
            <text:p>7</text:p>
          </table:table-cell>
          <table:table-cell table:formula="of:=[.C90]-[.C$1]" office:value-type="float" office:value="130" calcext:value-type="float">
            <text:p>130</text:p>
          </table:table-cell>
          <table:table-cell table:formula="of:=[.D90]-[.D$1]" office:value-type="float" office:value="361" calcext:value-type="float">
            <text:p>361</text:p>
          </table:table-cell>
          <table:table-cell table:formula="of:=SQRT([.E90]^2 + [.F90]^2 + [.G90]^2)" office:value-type="float" office:value="383.757736078375" calcext:value-type="float">
            <text:p>383.76</text:p>
          </table:table-cell>
          <table:table-cell table:formula="of:=[.E90]/[.$H90]" office:value-type="float" office:value="0.0182406746285641" calcext:value-type="float">
            <text:p>0.02</text:p>
          </table:table-cell>
          <table:table-cell table:formula="of:=[.F90]/[.$H90]" office:value-type="float" office:value="0.338755385959047" calcext:value-type="float">
            <text:p>0.34</text:p>
          </table:table-cell>
          <table:table-cell table:formula="of:=[.G90]/[.$H90]" office:value-type="float" office:value="0.94069764870166" calcext:value-type="float">
            <text:p>0.94</text:p>
          </table:table-cell>
          <table:table-cell table:formula="of:=MOD(DEGREES(ATAN2([.I90];[.J90]))+360; 360)" office:value-type="float" office:value="86.9178191754718" calcext:value-type="float">
            <text:p>8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32" calcext:value-type="float">
            <text:p>432</text:p>
          </table:table-cell>
          <table:table-cell office:value-type="float" office:value="503" calcext:value-type="float">
            <text:p>503</text:p>
          </table:table-cell>
          <table:table-cell table:formula="of:=[.B91]-[.B$1]" office:value-type="float" office:value="1" calcext:value-type="float">
            <text:p>1</text:p>
          </table:table-cell>
          <table:table-cell table:formula="of:=[.C91]-[.C$1]" office:value-type="float" office:value="134" calcext:value-type="float">
            <text:p>134</text:p>
          </table:table-cell>
          <table:table-cell table:formula="of:=[.D91]-[.D$1]" office:value-type="float" office:value="367" calcext:value-type="float">
            <text:p>367</text:p>
          </table:table-cell>
          <table:table-cell table:formula="of:=SQRT([.E91]^2 + [.F91]^2 + [.G91]^2)" office:value-type="float" office:value="390.699372919896" calcext:value-type="float">
            <text:p>390.70</text:p>
          </table:table-cell>
          <table:table-cell table:formula="of:=[.E91]/[.$H91]" office:value-type="float" office:value="0.00255951268241484" calcext:value-type="float">
            <text:p>0.00</text:p>
          </table:table-cell>
          <table:table-cell table:formula="of:=[.F91]/[.$H91]" office:value-type="float" office:value="0.342974699443589" calcext:value-type="float">
            <text:p>0.34</text:p>
          </table:table-cell>
          <table:table-cell table:formula="of:=[.G91]/[.$H91]" office:value-type="float" office:value="0.939341154446247" calcext:value-type="float">
            <text:p>0.94</text:p>
          </table:table-cell>
          <table:table-cell table:formula="of:=MOD(DEGREES(ATAN2([.I91];[.J91]))+360; 360)" office:value-type="float" office:value="89.5724274931666" calcext:value-type="float">
            <text:p>89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  <table:table-cell table:formula="of:=[.B92]-[.B$1]" office:value-type="float" office:value="10" calcext:value-type="float">
            <text:p>10</text:p>
          </table:table-cell>
          <table:table-cell table:formula="of:=[.C92]-[.C$1]" office:value-type="float" office:value="123" calcext:value-type="float">
            <text:p>123</text:p>
          </table:table-cell>
          <table:table-cell table:formula="of:=[.D92]-[.D$1]" office:value-type="float" office:value="368" calcext:value-type="float">
            <text:p>368</text:p>
          </table:table-cell>
          <table:table-cell table:formula="of:=SQRT([.E92]^2 + [.F92]^2 + [.G92]^2)" office:value-type="float" office:value="388.140438501324" calcext:value-type="float">
            <text:p>388.14</text:p>
          </table:table-cell>
          <table:table-cell table:formula="of:=[.E92]/[.$H92]" office:value-type="float" office:value="0.0257638705171038" calcext:value-type="float">
            <text:p>0.03</text:p>
          </table:table-cell>
          <table:table-cell table:formula="of:=[.F92]/[.$H92]" office:value-type="float" office:value="0.316895607360377" calcext:value-type="float">
            <text:p>0.32</text:p>
          </table:table-cell>
          <table:table-cell table:formula="of:=[.G92]/[.$H92]" office:value-type="float" office:value="0.94811043502942" calcext:value-type="float">
            <text:p>0.95</text:p>
          </table:table-cell>
          <table:table-cell table:formula="of:=MOD(DEGREES(ATAN2([.I92];[.J92]))+360; 360)" office:value-type="float" office:value="85.3520293086129" calcext:value-type="float">
            <text:p>85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93]-[.B$1]" office:value-type="float" office:value="7" calcext:value-type="float">
            <text:p>7</text:p>
          </table:table-cell>
          <table:table-cell table:formula="of:=[.C93]-[.C$1]" office:value-type="float" office:value="125" calcext:value-type="float">
            <text:p>125</text:p>
          </table:table-cell>
          <table:table-cell table:formula="of:=[.D93]-[.D$1]" office:value-type="float" office:value="364" calcext:value-type="float">
            <text:p>364</text:p>
          </table:table-cell>
          <table:table-cell table:formula="of:=SQRT([.E93]^2 + [.F93]^2 + [.G93]^2)" office:value-type="float" office:value="384.928564801315" calcext:value-type="float">
            <text:p>384.93</text:p>
          </table:table-cell>
          <table:table-cell table:formula="of:=[.E93]/[.$H93]" office:value-type="float" office:value="0.0181851923709874" calcext:value-type="float">
            <text:p>0.02</text:p>
          </table:table-cell>
          <table:table-cell table:formula="of:=[.F93]/[.$H93]" office:value-type="float" office:value="0.324735578053346" calcext:value-type="float">
            <text:p>0.32</text:p>
          </table:table-cell>
          <table:table-cell table:formula="of:=[.G93]/[.$H93]" office:value-type="float" office:value="0.945630003291345" calcext:value-type="float">
            <text:p>0.95</text:p>
          </table:table-cell>
          <table:table-cell table:formula="of:=MOD(DEGREES(ATAN2([.I93];[.J93]))+360; 360)" office:value-type="float" office:value="86.7947840689865" calcext:value-type="float">
            <text:p>86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94]-[.B$1]" office:value-type="float" office:value="1" calcext:value-type="float">
            <text:p>1</text:p>
          </table:table-cell>
          <table:table-cell table:formula="of:=[.C94]-[.C$1]" office:value-type="float" office:value="131" calcext:value-type="float">
            <text:p>131</text:p>
          </table:table-cell>
          <table:table-cell table:formula="of:=[.D94]-[.D$1]" office:value-type="float" office:value="367" calcext:value-type="float">
            <text:p>367</text:p>
          </table:table-cell>
          <table:table-cell table:formula="of:=SQRT([.E94]^2 + [.F94]^2 + [.G94]^2)" office:value-type="float" office:value="389.68063847207" calcext:value-type="float">
            <text:p>389.68</text:p>
          </table:table-cell>
          <table:table-cell table:formula="of:=[.E94]/[.$H94]" office:value-type="float" office:value="0.00256620396620417" calcext:value-type="float">
            <text:p>0.00</text:p>
          </table:table-cell>
          <table:table-cell table:formula="of:=[.F94]/[.$H94]" office:value-type="float" office:value="0.336172719572747" calcext:value-type="float">
            <text:p>0.34</text:p>
          </table:table-cell>
          <table:table-cell table:formula="of:=[.G94]/[.$H94]" office:value-type="float" office:value="0.941796855596931" calcext:value-type="float">
            <text:p>0.94</text:p>
          </table:table-cell>
          <table:table-cell table:formula="of:=MOD(DEGREES(ATAN2([.I94];[.J94]))+360; 360)" office:value-type="float" office:value="89.5626361324793" calcext:value-type="float">
            <text:p>89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18" calcext:value-type="float">
            <text:p>418</text:p>
          </table:table-cell>
          <table:table-cell office:value-type="float" office:value="504" calcext:value-type="float">
            <text:p>504</text:p>
          </table:table-cell>
          <table:table-cell table:formula="of:=[.B95]-[.B$1]" office:value-type="float" office:value="7" calcext:value-type="float">
            <text:p>7</text:p>
          </table:table-cell>
          <table:table-cell table:formula="of:=[.C95]-[.C$1]" office:value-type="float" office:value="120" calcext:value-type="float">
            <text:p>120</text:p>
          </table:table-cell>
          <table:table-cell table:formula="of:=[.D95]-[.D$1]" office:value-type="float" office:value="368" calcext:value-type="float">
            <text:p>368</text:p>
          </table:table-cell>
          <table:table-cell table:formula="of:=SQRT([.E95]^2 + [.F95]^2 + [.G95]^2)" office:value-type="float" office:value="387.134343606971" calcext:value-type="float">
            <text:p>387.13</text:p>
          </table:table-cell>
          <table:table-cell table:formula="of:=[.E95]/[.$H95]" office:value-type="float" office:value="0.0180815784380695" calcext:value-type="float">
            <text:p>0.02</text:p>
          </table:table-cell>
          <table:table-cell table:formula="of:=[.F95]/[.$H95]" office:value-type="float" office:value="0.309969916081192" calcext:value-type="float">
            <text:p>0.31</text:p>
          </table:table-cell>
          <table:table-cell table:formula="of:=[.G95]/[.$H95]" office:value-type="float" office:value="0.950574409315655" calcext:value-type="float">
            <text:p>0.95</text:p>
          </table:table-cell>
          <table:table-cell table:formula="of:=MOD(DEGREES(ATAN2([.I95];[.J95]))+360; 360)" office:value-type="float" office:value="86.6615294562357" calcext:value-type="float">
            <text:p>86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96]-[.B$1]" office:value-type="float" office:value="5" calcext:value-type="float">
            <text:p>5</text:p>
          </table:table-cell>
          <table:table-cell table:formula="of:=[.C96]-[.C$1]" office:value-type="float" office:value="123" calcext:value-type="float">
            <text:p>123</text:p>
          </table:table-cell>
          <table:table-cell table:formula="of:=[.D96]-[.D$1]" office:value-type="float" office:value="366" calcext:value-type="float">
            <text:p>366</text:p>
          </table:table-cell>
          <table:table-cell table:formula="of:=SQRT([.E96]^2 + [.F96]^2 + [.G96]^2)" office:value-type="float" office:value="386.147640158528" calcext:value-type="float">
            <text:p>386.15</text:p>
          </table:table-cell>
          <table:table-cell table:formula="of:=[.E96]/[.$H96]" office:value-type="float" office:value="0.0129484152692149" calcext:value-type="float">
            <text:p>0.01</text:p>
          </table:table-cell>
          <table:table-cell table:formula="of:=[.F96]/[.$H96]" office:value-type="float" office:value="0.318531015622688" calcext:value-type="float">
            <text:p>0.32</text:p>
          </table:table-cell>
          <table:table-cell table:formula="of:=[.G96]/[.$H96]" office:value-type="float" office:value="0.947823997706534" calcext:value-type="float">
            <text:p>0.95</text:p>
          </table:table-cell>
          <table:table-cell table:formula="of:=MOD(DEGREES(ATAN2([.I96];[.J96]))+360; 360)" office:value-type="float" office:value="87.6721849109588" calcext:value-type="float">
            <text:p>87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97]-[.B$1]" office:value-type="float" office:value="10" calcext:value-type="float">
            <text:p>10</text:p>
          </table:table-cell>
          <table:table-cell table:formula="of:=[.C97]-[.C$1]" office:value-type="float" office:value="130" calcext:value-type="float">
            <text:p>130</text:p>
          </table:table-cell>
          <table:table-cell table:formula="of:=[.D97]-[.D$1]" office:value-type="float" office:value="368" calcext:value-type="float">
            <text:p>368</text:p>
          </table:table-cell>
          <table:table-cell table:formula="of:=SQRT([.E97]^2 + [.F97]^2 + [.G97]^2)" office:value-type="float" office:value="390.415163639939" calcext:value-type="float">
            <text:p>390.42</text:p>
          </table:table-cell>
          <table:table-cell table:formula="of:=[.E97]/[.$H97]" office:value-type="float" office:value="0.0256137592268894" calcext:value-type="float">
            <text:p>0.03</text:p>
          </table:table-cell>
          <table:table-cell table:formula="of:=[.F97]/[.$H97]" office:value-type="float" office:value="0.332978869949562" calcext:value-type="float">
            <text:p>0.33</text:p>
          </table:table-cell>
          <table:table-cell table:formula="of:=[.G97]/[.$H97]" office:value-type="float" office:value="0.942586339549529" calcext:value-type="float">
            <text:p>0.94</text:p>
          </table:table-cell>
          <table:table-cell table:formula="of:=MOD(DEGREES(ATAN2([.I97];[.J97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  <table:table-cell table:formula="of:=[.B98]-[.B$1]" office:value-type="float" office:value="14" calcext:value-type="float">
            <text:p>14</text:p>
          </table:table-cell>
          <table:table-cell table:formula="of:=[.C98]-[.C$1]" office:value-type="float" office:value="123" calcext:value-type="float">
            <text:p>123</text:p>
          </table:table-cell>
          <table:table-cell table:formula="of:=[.D98]-[.D$1]" office:value-type="float" office:value="368" calcext:value-type="float">
            <text:p>368</text:p>
          </table:table-cell>
          <table:table-cell table:formula="of:=SQRT([.E98]^2 + [.F98]^2 + [.G98]^2)" office:value-type="float" office:value="388.264085385192" calcext:value-type="float">
            <text:p>388.26</text:p>
          </table:table-cell>
          <table:table-cell table:formula="of:=[.E98]/[.$H98]" office:value-type="float" office:value="0.036057932028688" calcext:value-type="float">
            <text:p>0.04</text:p>
          </table:table-cell>
          <table:table-cell table:formula="of:=[.F98]/[.$H98]" office:value-type="float" office:value="0.316794688537759" calcext:value-type="float">
            <text:p>0.32</text:p>
          </table:table-cell>
          <table:table-cell table:formula="of:=[.G98]/[.$H98]" office:value-type="float" office:value="0.9478084990398" calcext:value-type="float">
            <text:p>0.95</text:p>
          </table:table-cell>
          <table:table-cell table:formula="of:=MOD(DEGREES(ATAN2([.I98];[.J98]))+360; 360)" office:value-type="float" office:value="83.5064746874608" calcext:value-type="float">
            <text:p>83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  <table:table-cell table:formula="of:=[.B99]-[.B$1]" office:value-type="float" office:value="10" calcext:value-type="float">
            <text:p>10</text:p>
          </table:table-cell>
          <table:table-cell table:formula="of:=[.C99]-[.C$1]" office:value-type="float" office:value="123" calcext:value-type="float">
            <text:p>123</text:p>
          </table:table-cell>
          <table:table-cell table:formula="of:=[.D99]-[.D$1]" office:value-type="float" office:value="368" calcext:value-type="float">
            <text:p>368</text:p>
          </table:table-cell>
          <table:table-cell table:formula="of:=SQRT([.E99]^2 + [.F99]^2 + [.G99]^2)" office:value-type="float" office:value="388.140438501324" calcext:value-type="float">
            <text:p>388.14</text:p>
          </table:table-cell>
          <table:table-cell table:formula="of:=[.E99]/[.$H99]" office:value-type="float" office:value="0.0257638705171038" calcext:value-type="float">
            <text:p>0.03</text:p>
          </table:table-cell>
          <table:table-cell table:formula="of:=[.F99]/[.$H99]" office:value-type="float" office:value="0.316895607360377" calcext:value-type="float">
            <text:p>0.32</text:p>
          </table:table-cell>
          <table:table-cell table:formula="of:=[.G99]/[.$H99]" office:value-type="float" office:value="0.94811043502942" calcext:value-type="float">
            <text:p>0.95</text:p>
          </table:table-cell>
          <table:table-cell table:formula="of:=MOD(DEGREES(ATAN2([.I99];[.J99]))+360; 360)" office:value-type="float" office:value="85.3520293086129" calcext:value-type="float">
            <text:p>85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18" calcext:value-type="float">
            <text:p>418</text:p>
          </table:table-cell>
          <table:table-cell office:value-type="float" office:value="506" calcext:value-type="float">
            <text:p>506</text:p>
          </table:table-cell>
          <table:table-cell table:formula="of:=[.B100]-[.B$1]" office:value-type="float" office:value="7" calcext:value-type="float">
            <text:p>7</text:p>
          </table:table-cell>
          <table:table-cell table:formula="of:=[.C100]-[.C$1]" office:value-type="float" office:value="120" calcext:value-type="float">
            <text:p>120</text:p>
          </table:table-cell>
          <table:table-cell table:formula="of:=[.D100]-[.D$1]" office:value-type="float" office:value="370" calcext:value-type="float">
            <text:p>370</text:p>
          </table:table-cell>
          <table:table-cell table:formula="of:=SQRT([.E100]^2 + [.F100]^2 + [.G100]^2)" office:value-type="float" office:value="389.035988052519" calcext:value-type="float">
            <text:p>389.04</text:p>
          </table:table-cell>
          <table:table-cell table:formula="of:=[.E100]/[.$H100]" office:value-type="float" office:value="0.0179931939845499" calcext:value-type="float">
            <text:p>0.02</text:p>
          </table:table-cell>
          <table:table-cell table:formula="of:=[.F100]/[.$H100]" office:value-type="float" office:value="0.308454754020855" calcext:value-type="float">
            <text:p>0.31</text:p>
          </table:table-cell>
          <table:table-cell table:formula="of:=[.G100]/[.$H100]" office:value-type="float" office:value="0.951068824897635" calcext:value-type="float">
            <text:p>0.95</text:p>
          </table:table-cell>
          <table:table-cell table:formula="of:=MOD(DEGREES(ATAN2([.I100];[.J100]))+360; 360)" office:value-type="float" office:value="86.6615294562357" calcext:value-type="float">
            <text:p>86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6" calcext:value-type="float">
            <text:p>436</text:p>
          </table:table-cell>
          <table:table-cell office:value-type="float" office:value="501" calcext:value-type="float">
            <text:p>501</text:p>
          </table:table-cell>
          <table:table-cell table:formula="of:=[.B101]-[.B$1]" office:value-type="float" office:value="11" calcext:value-type="float">
            <text:p>11</text:p>
          </table:table-cell>
          <table:table-cell table:formula="of:=[.C101]-[.C$1]" office:value-type="float" office:value="138" calcext:value-type="float">
            <text:p>138</text:p>
          </table:table-cell>
          <table:table-cell table:formula="of:=[.D101]-[.D$1]" office:value-type="float" office:value="365" calcext:value-type="float">
            <text:p>365</text:p>
          </table:table-cell>
          <table:table-cell table:formula="of:=SQRT([.E101]^2 + [.F101]^2 + [.G101]^2)" office:value-type="float" office:value="390.371617820763" calcext:value-type="float">
            <text:p>390.37</text:p>
          </table:table-cell>
          <table:table-cell table:formula="of:=[.E101]/[.$H101]" office:value-type="float" office:value="0.0281782780761756" calcext:value-type="float">
            <text:p>0.03</text:p>
          </table:table-cell>
          <table:table-cell table:formula="of:=[.F101]/[.$H101]" office:value-type="float" office:value="0.353509306773839" calcext:value-type="float">
            <text:p>0.35</text:p>
          </table:table-cell>
          <table:table-cell table:formula="of:=[.G101]/[.$H101]" office:value-type="float" office:value="0.935006499800371" calcext:value-type="float">
            <text:p>0.94</text:p>
          </table:table-cell>
          <table:table-cell table:formula="of:=MOD(DEGREES(ATAN2([.I101];[.J101]))+360; 360)" office:value-type="float" office:value="85.442580980286" calcext:value-type="float">
            <text:p>85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3" calcext:value-type="float">
            <text:p>423</text:p>
          </table:table-cell>
          <table:table-cell office:value-type="float" office:value="493" calcext:value-type="float">
            <text:p>493</text:p>
          </table:table-cell>
          <table:table-cell table:formula="of:=[.B102]-[.B$1]" office:value-type="float" office:value="0" calcext:value-type="float">
            <text:p>0</text:p>
          </table:table-cell>
          <table:table-cell table:formula="of:=[.C102]-[.C$1]" office:value-type="float" office:value="125" calcext:value-type="float">
            <text:p>125</text:p>
          </table:table-cell>
          <table:table-cell table:formula="of:=[.D102]-[.D$1]" office:value-type="float" office:value="357" calcext:value-type="float">
            <text:p>357</text:p>
          </table:table-cell>
          <table:table-cell table:formula="of:=SQRT([.E102]^2 + [.F102]^2 + [.G102]^2)" office:value-type="float" office:value="378.251239257719" calcext:value-type="float">
            <text:p>378.25</text:p>
          </table:table-cell>
          <table:table-cell table:formula="of:=[.E102]/[.$H102]" office:value-type="float" office:value="0" calcext:value-type="float">
            <text:p>0.00</text:p>
          </table:table-cell>
          <table:table-cell table:formula="of:=[.F102]/[.$H102]" office:value-type="float" office:value="0.330468183647727" calcext:value-type="float">
            <text:p>0.33</text:p>
          </table:table-cell>
          <table:table-cell table:formula="of:=[.G102]/[.$H102]" office:value-type="float" office:value="0.943817132497907" calcext:value-type="float">
            <text:p>0.94</text:p>
          </table:table-cell>
          <table:table-cell table:formula="of:=MOD(DEGREES(ATAN2([.I102];[.J102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103]-[.B$1]" office:value-type="float" office:value="7" calcext:value-type="float">
            <text:p>7</text:p>
          </table:table-cell>
          <table:table-cell table:formula="of:=[.C103]-[.C$1]" office:value-type="float" office:value="130" calcext:value-type="float">
            <text:p>130</text:p>
          </table:table-cell>
          <table:table-cell table:formula="of:=[.D103]-[.D$1]" office:value-type="float" office:value="368" calcext:value-type="float">
            <text:p>368</text:p>
          </table:table-cell>
          <table:table-cell table:formula="of:=SQRT([.E103]^2 + [.F103]^2 + [.G103]^2)" office:value-type="float" office:value="390.349843089503" calcext:value-type="float">
            <text:p>390.35</text:p>
          </table:table-cell>
          <table:table-cell table:formula="of:=[.E103]/[.$H103]" office:value-type="float" office:value="0.0179326317761449" calcext:value-type="float">
            <text:p>0.02</text:p>
          </table:table-cell>
          <table:table-cell table:formula="of:=[.F103]/[.$H103]" office:value-type="float" office:value="0.333034590128405" calcext:value-type="float">
            <text:p>0.33</text:p>
          </table:table-cell>
          <table:table-cell table:formula="of:=[.G103]/[.$H103]" office:value-type="float" office:value="0.942744070517331" calcext:value-type="float">
            <text:p>0.94</text:p>
          </table:table-cell>
          <table:table-cell table:formula="of:=MOD(DEGREES(ATAN2([.I103];[.J103]))+360; 360)" office:value-type="float" office:value="86.9178191754718" calcext:value-type="float">
            <text:p>8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table:formula="of:=[.B104]-[.B$1]" office:value-type="float" office:value="10" calcext:value-type="float">
            <text:p>10</text:p>
          </table:table-cell>
          <table:table-cell table:formula="of:=[.C104]-[.C$1]" office:value-type="float" office:value="128" calcext:value-type="float">
            <text:p>128</text:p>
          </table:table-cell>
          <table:table-cell table:formula="of:=[.D104]-[.D$1]" office:value-type="float" office:value="364" calcext:value-type="float">
            <text:p>364</text:p>
          </table:table-cell>
          <table:table-cell table:formula="of:=SQRT([.E104]^2 + [.F104]^2 + [.G104]^2)" office:value-type="float" office:value="385.979274054968" calcext:value-type="float">
            <text:p>385.98</text:p>
          </table:table-cell>
          <table:table-cell table:formula="of:=[.E104]/[.$H104]" office:value-type="float" office:value="0.0259081268663557" calcext:value-type="float">
            <text:p>0.03</text:p>
          </table:table-cell>
          <table:table-cell table:formula="of:=[.F104]/[.$H104]" office:value-type="float" office:value="0.331624023889354" calcext:value-type="float">
            <text:p>0.33</text:p>
          </table:table-cell>
          <table:table-cell table:formula="of:=[.G104]/[.$H104]" office:value-type="float" office:value="0.943055817935349" calcext:value-type="float">
            <text:p>0.94</text:p>
          </table:table-cell>
          <table:table-cell table:formula="of:=MOD(DEGREES(ATAN2([.I104];[.J104]))+360; 360)" office:value-type="float" office:value="85.5328409386107" calcext:value-type="float">
            <text:p>85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  <table:table-cell table:formula="of:=[.B105]-[.B$1]" office:value-type="float" office:value="10" calcext:value-type="float">
            <text:p>10</text:p>
          </table:table-cell>
          <table:table-cell table:formula="of:=[.C105]-[.C$1]" office:value-type="float" office:value="130" calcext:value-type="float">
            <text:p>130</text:p>
          </table:table-cell>
          <table:table-cell table:formula="of:=[.D105]-[.D$1]" office:value-type="float" office:value="375" calcext:value-type="float">
            <text:p>375</text:p>
          </table:table-cell>
          <table:table-cell table:formula="of:=SQRT([.E105]^2 + [.F105]^2 + [.G105]^2)" office:value-type="float" office:value="397.020150622106" calcext:value-type="float">
            <text:p>397.02</text:p>
          </table:table-cell>
          <table:table-cell table:formula="of:=[.E105]/[.$H105]" office:value-type="float" office:value="0.0251876384217038" calcext:value-type="float">
            <text:p>0.03</text:p>
          </table:table-cell>
          <table:table-cell table:formula="of:=[.F105]/[.$H105]" office:value-type="float" office:value="0.32743929948215" calcext:value-type="float">
            <text:p>0.33</text:p>
          </table:table-cell>
          <table:table-cell table:formula="of:=[.G105]/[.$H105]" office:value-type="float" office:value="0.944536440813893" calcext:value-type="float">
            <text:p>0.94</text:p>
          </table:table-cell>
          <table:table-cell table:formula="of:=MOD(DEGREES(ATAN2([.I105];[.J105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[.B106]-[.B$1]" office:value-type="float" office:value="5" calcext:value-type="float">
            <text:p>5</text:p>
          </table:table-cell>
          <table:table-cell table:formula="of:=[.C106]-[.C$1]" office:value-type="float" office:value="128" calcext:value-type="float">
            <text:p>128</text:p>
          </table:table-cell>
          <table:table-cell table:formula="of:=[.D106]-[.D$1]" office:value-type="float" office:value="370" calcext:value-type="float">
            <text:p>370</text:p>
          </table:table-cell>
          <table:table-cell table:formula="of:=SQRT([.E106]^2 + [.F106]^2 + [.G106]^2)" office:value-type="float" office:value="391.546932052851" calcext:value-type="float">
            <text:p>391.55</text:p>
          </table:table-cell>
          <table:table-cell table:formula="of:=[.E106]/[.$H106]" office:value-type="float" office:value="0.012769861262315" calcext:value-type="float">
            <text:p>0.01</text:p>
          </table:table-cell>
          <table:table-cell table:formula="of:=[.F106]/[.$H106]" office:value-type="float" office:value="0.326908448315265" calcext:value-type="float">
            <text:p>0.33</text:p>
          </table:table-cell>
          <table:table-cell table:formula="of:=[.G106]/[.$H106]" office:value-type="float" office:value="0.944969733411313" calcext:value-type="float">
            <text:p>0.94</text:p>
          </table:table-cell>
          <table:table-cell table:formula="of:=MOD(DEGREES(ATAN2([.I106];[.J106]))+360; 360)" office:value-type="float" office:value="87.7630209365623" calcext:value-type="float">
            <text:p>87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[.B107]-[.B$1]" office:value-type="float" office:value="4" calcext:value-type="float">
            <text:p>4</text:p>
          </table:table-cell>
          <table:table-cell table:formula="of:=[.C107]-[.C$1]" office:value-type="float" office:value="129" calcext:value-type="float">
            <text:p>129</text:p>
          </table:table-cell>
          <table:table-cell table:formula="of:=[.D107]-[.D$1]" office:value-type="float" office:value="365" calcext:value-type="float">
            <text:p>365</text:p>
          </table:table-cell>
          <table:table-cell table:formula="of:=SQRT([.E107]^2 + [.F107]^2 + [.G107]^2)" office:value-type="float" office:value="387.145967304323" calcext:value-type="float">
            <text:p>387.15</text:p>
          </table:table-cell>
          <table:table-cell table:formula="of:=[.E107]/[.$H107]" office:value-type="float" office:value="0.0103320203174317" calcext:value-type="float">
            <text:p>0.01</text:p>
          </table:table-cell>
          <table:table-cell table:formula="of:=[.F107]/[.$H107]" office:value-type="float" office:value="0.333207655237171" calcext:value-type="float">
            <text:p>0.33</text:p>
          </table:table-cell>
          <table:table-cell table:formula="of:=[.G107]/[.$H107]" office:value-type="float" office:value="0.942796853965639" calcext:value-type="float">
            <text:p>0.94</text:p>
          </table:table-cell>
          <table:table-cell table:formula="of:=MOD(DEGREES(ATAN2([.I107];[.J107]))+360; 360)" office:value-type="float" office:value="88.2239557466412" calcext:value-type="float">
            <text:p>88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12" calcext:value-type="float">
            <text:p>512</text:p>
          </table:table-cell>
          <table:table-cell table:formula="of:=[.B108]-[.B$1]" office:value-type="float" office:value="8" calcext:value-type="float">
            <text:p>8</text:p>
          </table:table-cell>
          <table:table-cell table:formula="of:=[.C108]-[.C$1]" office:value-type="float" office:value="124" calcext:value-type="float">
            <text:p>124</text:p>
          </table:table-cell>
          <table:table-cell table:formula="of:=[.D108]-[.D$1]" office:value-type="float" office:value="376" calcext:value-type="float">
            <text:p>376</text:p>
          </table:table-cell>
          <table:table-cell table:formula="of:=SQRT([.E108]^2 + [.F108]^2 + [.G108]^2)" office:value-type="float" office:value="396" calcext:value-type="float">
            <text:p>396.00</text:p>
          </table:table-cell>
          <table:table-cell table:formula="of:=[.E108]/[.$H108]" office:value-type="float" office:value="0.0202020202020202" calcext:value-type="float">
            <text:p>0.02</text:p>
          </table:table-cell>
          <table:table-cell table:formula="of:=[.F108]/[.$H108]" office:value-type="float" office:value="0.313131313131313" calcext:value-type="float">
            <text:p>0.31</text:p>
          </table:table-cell>
          <table:table-cell table:formula="of:=[.G108]/[.$H108]" office:value-type="float" office:value="0.94949494949495" calcext:value-type="float">
            <text:p>0.95</text:p>
          </table:table-cell>
          <table:table-cell table:formula="of:=MOD(DEGREES(ATAN2([.I108];[.J108]))+360; 360)" office:value-type="float" office:value="86.3086140135487" calcext:value-type="float">
            <text:p>86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417" calcext:value-type="float">
            <text:p>417</text:p>
          </table:table-cell>
          <table:table-cell office:value-type="float" office:value="505" calcext:value-type="float">
            <text:p>505</text:p>
          </table:table-cell>
          <table:table-cell table:formula="of:=[.B109]-[.B$1]" office:value-type="float" office:value="-4" calcext:value-type="float">
            <text:p>-4</text:p>
          </table:table-cell>
          <table:table-cell table:formula="of:=[.C109]-[.C$1]" office:value-type="float" office:value="119" calcext:value-type="float">
            <text:p>119</text:p>
          </table:table-cell>
          <table:table-cell table:formula="of:=[.D109]-[.D$1]" office:value-type="float" office:value="369" calcext:value-type="float">
            <text:p>369</text:p>
          </table:table-cell>
          <table:table-cell table:formula="of:=SQRT([.E109]^2 + [.F109]^2 + [.G109]^2)" office:value-type="float" office:value="387.734445207026" calcext:value-type="float">
            <text:p>387.73</text:p>
          </table:table-cell>
          <table:table-cell table:formula="of:=[.E109]/[.$H109]" office:value-type="float" office:value="-0.0103163390548504" calcext:value-type="float">
            <text:p>-0.01</text:p>
          </table:table-cell>
          <table:table-cell table:formula="of:=[.F109]/[.$H109]" office:value-type="float" office:value="0.3069110868818" calcext:value-type="float">
            <text:p>0.31</text:p>
          </table:table-cell>
          <table:table-cell table:formula="of:=[.G109]/[.$H109]" office:value-type="float" office:value="0.951682277809952" calcext:value-type="float">
            <text:p>0.95</text:p>
          </table:table-cell>
          <table:table-cell table:formula="of:=MOD(DEGREES(ATAN2([.I109];[.J109]))+360; 360)" office:value-type="float" office:value="91.9251837083232" calcext:value-type="float">
            <text:p>91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  <table:table-cell table:formula="of:=[.B110]-[.B$1]" office:value-type="float" office:value="0" calcext:value-type="float">
            <text:p>0</text:p>
          </table:table-cell>
          <table:table-cell table:formula="of:=[.C110]-[.C$1]" office:value-type="float" office:value="120" calcext:value-type="float">
            <text:p>120</text:p>
          </table:table-cell>
          <table:table-cell table:formula="of:=[.D110]-[.D$1]" office:value-type="float" office:value="364" calcext:value-type="float">
            <text:p>364</text:p>
          </table:table-cell>
          <table:table-cell table:formula="of:=SQRT([.E110]^2 + [.F110]^2 + [.G110]^2)" office:value-type="float" office:value="383.270139718711" calcext:value-type="float">
            <text:p>383.27</text:p>
          </table:table-cell>
          <table:table-cell table:formula="of:=[.E110]/[.$H110]" office:value-type="float" office:value="0" calcext:value-type="float">
            <text:p>0.00</text:p>
          </table:table-cell>
          <table:table-cell table:formula="of:=[.F110]/[.$H110]" office:value-type="float" office:value="0.313095092897324" calcext:value-type="float">
            <text:p>0.31</text:p>
          </table:table-cell>
          <table:table-cell table:formula="of:=[.G110]/[.$H110]" office:value-type="float" office:value="0.949721781788549" calcext:value-type="float">
            <text:p>0.95</text:p>
          </table:table-cell>
          <table:table-cell table:formula="of:=MOD(DEGREES(ATAN2([.I110];[.J110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111]-[.B$1]" office:value-type="float" office:value="10" calcext:value-type="float">
            <text:p>10</text:p>
          </table:table-cell>
          <table:table-cell table:formula="of:=[.C111]-[.C$1]" office:value-type="float" office:value="123" calcext:value-type="float">
            <text:p>123</text:p>
          </table:table-cell>
          <table:table-cell table:formula="of:=[.D111]-[.D$1]" office:value-type="float" office:value="366" calcext:value-type="float">
            <text:p>366</text:p>
          </table:table-cell>
          <table:table-cell table:formula="of:=SQRT([.E111]^2 + [.F111]^2 + [.G111]^2)" office:value-type="float" office:value="386.244741064522" calcext:value-type="float">
            <text:p>386.24</text:p>
          </table:table-cell>
          <table:table-cell table:formula="of:=[.E111]/[.$H111]" office:value-type="float" office:value="0.0258903201437492" calcext:value-type="float">
            <text:p>0.03</text:p>
          </table:table-cell>
          <table:table-cell table:formula="of:=[.F111]/[.$H111]" office:value-type="float" office:value="0.318450937768115" calcext:value-type="float">
            <text:p>0.32</text:p>
          </table:table-cell>
          <table:table-cell table:formula="of:=[.G111]/[.$H111]" office:value-type="float" office:value="0.947585717261221" calcext:value-type="float">
            <text:p>0.95</text:p>
          </table:table-cell>
          <table:table-cell table:formula="of:=MOD(DEGREES(ATAN2([.I111];[.J111]))+360; 360)" office:value-type="float" office:value="85.3520293086129" calcext:value-type="float">
            <text:p>85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112]-[.B$1]" office:value-type="float" office:value="5" calcext:value-type="float">
            <text:p>5</text:p>
          </table:table-cell>
          <table:table-cell table:formula="of:=[.C112]-[.C$1]" office:value-type="float" office:value="128" calcext:value-type="float">
            <text:p>128</text:p>
          </table:table-cell>
          <table:table-cell table:formula="of:=[.D112]-[.D$1]" office:value-type="float" office:value="368" calcext:value-type="float">
            <text:p>368</text:p>
          </table:table-cell>
          <table:table-cell table:formula="of:=SQRT([.E112]^2 + [.F112]^2 + [.G112]^2)" office:value-type="float" office:value="389.657541951904" calcext:value-type="float">
            <text:p>389.66</text:p>
          </table:table-cell>
          <table:table-cell table:formula="of:=[.E112]/[.$H112]" office:value-type="float" office:value="0.012831780375541" calcext:value-type="float">
            <text:p>0.01</text:p>
          </table:table-cell>
          <table:table-cell table:formula="of:=[.F112]/[.$H112]" office:value-type="float" office:value="0.32849357761385" calcext:value-type="float">
            <text:p>0.33</text:p>
          </table:table-cell>
          <table:table-cell table:formula="of:=[.G112]/[.$H112]" office:value-type="float" office:value="0.94441903563982" calcext:value-type="float">
            <text:p>0.94</text:p>
          </table:table-cell>
          <table:table-cell table:formula="of:=MOD(DEGREES(ATAN2([.I112];[.J112]))+360; 360)" office:value-type="float" office:value="87.7630209365623" calcext:value-type="float">
            <text:p>87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  <table:table-cell table:formula="of:=[.B113]-[.B$1]" office:value-type="float" office:value="13" calcext:value-type="float">
            <text:p>13</text:p>
          </table:table-cell>
          <table:table-cell table:formula="of:=[.C113]-[.C$1]" office:value-type="float" office:value="136" calcext:value-type="float">
            <text:p>136</text:p>
          </table:table-cell>
          <table:table-cell table:formula="of:=[.D113]-[.D$1]" office:value-type="float" office:value="372" calcext:value-type="float">
            <text:p>372</text:p>
          </table:table-cell>
          <table:table-cell table:formula="of:=SQRT([.E113]^2 + [.F113]^2 + [.G113]^2)" office:value-type="float" office:value="396.294082721405" calcext:value-type="float">
            <text:p>396.29</text:p>
          </table:table-cell>
          <table:table-cell table:formula="of:=[.E113]/[.$H113]" office:value-type="float" office:value="0.032803921549187" calcext:value-type="float">
            <text:p>0.03</text:p>
          </table:table-cell>
          <table:table-cell table:formula="of:=[.F113]/[.$H113]" office:value-type="float" office:value="0.34317948697611" calcext:value-type="float">
            <text:p>0.34</text:p>
          </table:table-cell>
          <table:table-cell table:formula="of:=[.G113]/[.$H113]" office:value-type="float" office:value="0.938696832022889" calcext:value-type="float">
            <text:p>0.94</text:p>
          </table:table-cell>
          <table:table-cell table:formula="of:=MOD(DEGREES(ATAN2([.I113];[.J113]))+360; 360)" office:value-type="float" office:value="84.5397874078517" calcext:value-type="float">
            <text:p>84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4" calcext:value-type="float">
            <text:p>424</text:p>
          </table:table-cell>
          <table:table-cell office:value-type="float" office:value="510" calcext:value-type="float">
            <text:p>510</text:p>
          </table:table-cell>
          <table:table-cell table:formula="of:=[.B114]-[.B$1]" office:value-type="float" office:value="1" calcext:value-type="float">
            <text:p>1</text:p>
          </table:table-cell>
          <table:table-cell table:formula="of:=[.C114]-[.C$1]" office:value-type="float" office:value="126" calcext:value-type="float">
            <text:p>126</text:p>
          </table:table-cell>
          <table:table-cell table:formula="of:=[.D114]-[.D$1]" office:value-type="float" office:value="374" calcext:value-type="float">
            <text:p>374</text:p>
          </table:table-cell>
          <table:table-cell table:formula="of:=SQRT([.E114]^2 + [.F114]^2 + [.G114]^2)" office:value-type="float" office:value="394.655546014496" calcext:value-type="float">
            <text:p>394.66</text:p>
          </table:table-cell>
          <table:table-cell table:formula="of:=[.E114]/[.$H114]" office:value-type="float" office:value="0.00253385518105267" calcext:value-type="float">
            <text:p>0.00</text:p>
          </table:table-cell>
          <table:table-cell table:formula="of:=[.F114]/[.$H114]" office:value-type="float" office:value="0.319265752812636" calcext:value-type="float">
            <text:p>0.32</text:p>
          </table:table-cell>
          <table:table-cell table:formula="of:=[.G114]/[.$H114]" office:value-type="float" office:value="0.947661837713697" calcext:value-type="float">
            <text:p>0.95</text:p>
          </table:table-cell>
          <table:table-cell table:formula="of:=MOD(DEGREES(ATAN2([.I114];[.J114]))+360; 360)" office:value-type="float" office:value="89.5452811383069" calcext:value-type="float">
            <text:p>89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  <table:table-cell table:formula="of:=[.B115]-[.B$1]" office:value-type="float" office:value="4" calcext:value-type="float">
            <text:p>4</text:p>
          </table:table-cell>
          <table:table-cell table:formula="of:=[.C115]-[.C$1]" office:value-type="float" office:value="122" calcext:value-type="float">
            <text:p>122</text:p>
          </table:table-cell>
          <table:table-cell table:formula="of:=[.D115]-[.D$1]" office:value-type="float" office:value="365" calcext:value-type="float">
            <text:p>365</text:p>
          </table:table-cell>
          <table:table-cell table:formula="of:=SQRT([.E115]^2 + [.F115]^2 + [.G115]^2)" office:value-type="float" office:value="384.870107958516" calcext:value-type="float">
            <text:p>384.87</text:p>
          </table:table-cell>
          <table:table-cell table:formula="of:=[.E115]/[.$H115]" office:value-type="float" office:value="0.0103931168393861" calcext:value-type="float">
            <text:p>0.01</text:p>
          </table:table-cell>
          <table:table-cell table:formula="of:=[.F115]/[.$H115]" office:value-type="float" office:value="0.316990063601276" calcext:value-type="float">
            <text:p>0.32</text:p>
          </table:table-cell>
          <table:table-cell table:formula="of:=[.G115]/[.$H115]" office:value-type="float" office:value="0.948371911593981" calcext:value-type="float">
            <text:p>0.95</text:p>
          </table:table-cell>
          <table:table-cell table:formula="of:=MOD(DEGREES(ATAN2([.I115];[.J115]))+360; 360)" office:value-type="float" office:value="88.1221225527147" calcext:value-type="float">
            <text:p>88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  <table:table-cell table:formula="of:=[.B116]-[.B$1]" office:value-type="float" office:value="1" calcext:value-type="float">
            <text:p>1</text:p>
          </table:table-cell>
          <table:table-cell table:formula="of:=[.C116]-[.C$1]" office:value-type="float" office:value="126" calcext:value-type="float">
            <text:p>126</text:p>
          </table:table-cell>
          <table:table-cell table:formula="of:=[.D116]-[.D$1]" office:value-type="float" office:value="376" calcext:value-type="float">
            <text:p>376</text:p>
          </table:table-cell>
          <table:table-cell table:formula="of:=SQRT([.E116]^2 + [.F116]^2 + [.G116]^2)" office:value-type="float" office:value="396.55138380795" calcext:value-type="float">
            <text:p>396.55</text:p>
          </table:table-cell>
          <table:table-cell table:formula="of:=[.E116]/[.$H116]" office:value-type="float" office:value="0.00252174129465225" calcext:value-type="float">
            <text:p>0.00</text:p>
          </table:table-cell>
          <table:table-cell table:formula="of:=[.F116]/[.$H116]" office:value-type="float" office:value="0.317739403126183" calcext:value-type="float">
            <text:p>0.32</text:p>
          </table:table-cell>
          <table:table-cell table:formula="of:=[.G116]/[.$H116]" office:value-type="float" office:value="0.948174726789245" calcext:value-type="float">
            <text:p>0.95</text:p>
          </table:table-cell>
          <table:table-cell table:formula="of:=MOD(DEGREES(ATAN2([.I116];[.J116]))+360; 360)" office:value-type="float" office:value="89.5452811383069" calcext:value-type="float">
            <text:p>89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  <table:table-cell table:formula="of:=[.B117]-[.B$1]" office:value-type="float" office:value="4" calcext:value-type="float">
            <text:p>4</text:p>
          </table:table-cell>
          <table:table-cell table:formula="of:=[.C117]-[.C$1]" office:value-type="float" office:value="124" calcext:value-type="float">
            <text:p>124</text:p>
          </table:table-cell>
          <table:table-cell table:formula="of:=[.D117]-[.D$1]" office:value-type="float" office:value="365" calcext:value-type="float">
            <text:p>365</text:p>
          </table:table-cell>
          <table:table-cell table:formula="of:=SQRT([.E117]^2 + [.F117]^2 + [.G117]^2)" office:value-type="float" office:value="385.508754764402" calcext:value-type="float">
            <text:p>385.51</text:p>
          </table:table-cell>
          <table:table-cell table:formula="of:=[.E117]/[.$H117]" office:value-type="float" office:value="0.0103758992514827" calcext:value-type="float">
            <text:p>0.01</text:p>
          </table:table-cell>
          <table:table-cell table:formula="of:=[.F117]/[.$H117]" office:value-type="float" office:value="0.321652876795965" calcext:value-type="float">
            <text:p>0.32</text:p>
          </table:table-cell>
          <table:table-cell table:formula="of:=[.G117]/[.$H117]" office:value-type="float" office:value="0.946800806697799" calcext:value-type="float">
            <text:p>0.95</text:p>
          </table:table-cell>
          <table:table-cell table:formula="of:=MOD(DEGREES(ATAN2([.I117];[.J117]))+360; 360)" office:value-type="float" office:value="88.1523897340054" calcext:value-type="float">
            <text:p>88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17" calcext:value-type="float">
            <text:p>417</text:p>
          </table:table-cell>
          <table:table-cell office:value-type="float" office:value="508" calcext:value-type="float">
            <text:p>508</text:p>
          </table:table-cell>
          <table:table-cell table:formula="of:=[.B118]-[.B$1]" office:value-type="float" office:value="8" calcext:value-type="float">
            <text:p>8</text:p>
          </table:table-cell>
          <table:table-cell table:formula="of:=[.C118]-[.C$1]" office:value-type="float" office:value="119" calcext:value-type="float">
            <text:p>119</text:p>
          </table:table-cell>
          <table:table-cell table:formula="of:=[.D118]-[.D$1]" office:value-type="float" office:value="372" calcext:value-type="float">
            <text:p>372</text:p>
          </table:table-cell>
          <table:table-cell table:formula="of:=SQRT([.E118]^2 + [.F118]^2 + [.G118]^2)" office:value-type="float" office:value="390.652019065562" calcext:value-type="float">
            <text:p>390.65</text:p>
          </table:table-cell>
          <table:table-cell table:formula="of:=[.E118]/[.$H118]" office:value-type="float" office:value="0.0204785835207917" calcext:value-type="float">
            <text:p>0.02</text:p>
          </table:table-cell>
          <table:table-cell table:formula="of:=[.F118]/[.$H118]" office:value-type="float" office:value="0.304618929871776" calcext:value-type="float">
            <text:p>0.30</text:p>
          </table:table-cell>
          <table:table-cell table:formula="of:=[.G118]/[.$H118]" office:value-type="float" office:value="0.952254133716812" calcext:value-type="float">
            <text:p>0.95</text:p>
          </table:table-cell>
          <table:table-cell table:formula="of:=MOD(DEGREES(ATAN2([.I118];[.J118]))+360; 360)" office:value-type="float" office:value="86.1539699099527" calcext:value-type="float">
            <text:p>86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table:formula="of:=[.B119]-[.B$1]" office:value-type="float" office:value="6" calcext:value-type="float">
            <text:p>6</text:p>
          </table:table-cell>
          <table:table-cell table:formula="of:=[.C119]-[.C$1]" office:value-type="float" office:value="126" calcext:value-type="float">
            <text:p>126</text:p>
          </table:table-cell>
          <table:table-cell table:formula="of:=[.D119]-[.D$1]" office:value-type="float" office:value="362" calcext:value-type="float">
            <text:p>362</text:p>
          </table:table-cell>
          <table:table-cell table:formula="of:=SQRT([.E119]^2 + [.F119]^2 + [.G119]^2)" office:value-type="float" office:value="383.348405500792" calcext:value-type="float">
            <text:p>383.35</text:p>
          </table:table-cell>
          <table:table-cell table:formula="of:=[.E119]/[.$H119]" office:value-type="float" office:value="0.0156515585141454" calcext:value-type="float">
            <text:p>0.02</text:p>
          </table:table-cell>
          <table:table-cell table:formula="of:=[.F119]/[.$H119]" office:value-type="float" office:value="0.328682728797054" calcext:value-type="float">
            <text:p>0.33</text:p>
          </table:table-cell>
          <table:table-cell table:formula="of:=[.G119]/[.$H119]" office:value-type="float" office:value="0.944310697020107" calcext:value-type="float">
            <text:p>0.94</text:p>
          </table:table-cell>
          <table:table-cell table:formula="of:=MOD(DEGREES(ATAN2([.I119];[.J119]))+360; 360)" office:value-type="float" office:value="87.2736890060937" calcext:value-type="float">
            <text:p>87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[.B120]-[.B$1]" office:value-type="float" office:value="4" calcext:value-type="float">
            <text:p>4</text:p>
          </table:table-cell>
          <table:table-cell table:formula="of:=[.C120]-[.C$1]" office:value-type="float" office:value="129" calcext:value-type="float">
            <text:p>129</text:p>
          </table:table-cell>
          <table:table-cell table:formula="of:=[.D120]-[.D$1]" office:value-type="float" office:value="365" calcext:value-type="float">
            <text:p>365</text:p>
          </table:table-cell>
          <table:table-cell table:formula="of:=SQRT([.E120]^2 + [.F120]^2 + [.G120]^2)" office:value-type="float" office:value="387.145967304323" calcext:value-type="float">
            <text:p>387.15</text:p>
          </table:table-cell>
          <table:table-cell table:formula="of:=[.E120]/[.$H120]" office:value-type="float" office:value="0.0103320203174317" calcext:value-type="float">
            <text:p>0.01</text:p>
          </table:table-cell>
          <table:table-cell table:formula="of:=[.F120]/[.$H120]" office:value-type="float" office:value="0.333207655237171" calcext:value-type="float">
            <text:p>0.33</text:p>
          </table:table-cell>
          <table:table-cell table:formula="of:=[.G120]/[.$H120]" office:value-type="float" office:value="0.942796853965639" calcext:value-type="float">
            <text:p>0.94</text:p>
          </table:table-cell>
          <table:table-cell table:formula="of:=MOD(DEGREES(ATAN2([.I120];[.J120]))+360; 360)" office:value-type="float" office:value="88.2239557466412" calcext:value-type="float">
            <text:p>88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42" calcext:value-type="float">
            <text:p>442</text:p>
          </table:table-cell>
          <table:table-cell office:value-type="float" office:value="500" calcext:value-type="float">
            <text:p>500</text:p>
          </table:table-cell>
          <table:table-cell table:formula="of:=[.B121]-[.B$1]" office:value-type="float" office:value="12" calcext:value-type="float">
            <text:p>12</text:p>
          </table:table-cell>
          <table:table-cell table:formula="of:=[.C121]-[.C$1]" office:value-type="float" office:value="144" calcext:value-type="float">
            <text:p>144</text:p>
          </table:table-cell>
          <table:table-cell table:formula="of:=[.D121]-[.D$1]" office:value-type="float" office:value="364" calcext:value-type="float">
            <text:p>364</text:p>
          </table:table-cell>
          <table:table-cell table:formula="of:=SQRT([.E121]^2 + [.F121]^2 + [.G121]^2)" office:value-type="float" office:value="391.632480777578" calcext:value-type="float">
            <text:p>391.63</text:p>
          </table:table-cell>
          <table:table-cell table:formula="of:=[.E121]/[.$H121]" office:value-type="float" office:value="0.0306409723120367" calcext:value-type="float">
            <text:p>0.03</text:p>
          </table:table-cell>
          <table:table-cell table:formula="of:=[.F121]/[.$H121]" office:value-type="float" office:value="0.36769166774444" calcext:value-type="float">
            <text:p>0.37</text:p>
          </table:table-cell>
          <table:table-cell table:formula="of:=[.G121]/[.$H121]" office:value-type="float" office:value="0.929442826798446" calcext:value-type="float">
            <text:p>0.93</text:p>
          </table:table-cell>
          <table:table-cell table:formula="of:=MOD(DEGREES(ATAN2([.I121];[.J121]))+360; 360)" office:value-type="float" office:value="85.2363583092738" calcext:value-type="float">
            <text:p>85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490" calcext:value-type="float">
            <text:p>490</text:p>
          </table:table-cell>
          <table:table-cell table:formula="of:=[.B122]-[.B$1]" office:value-type="float" office:value="10" calcext:value-type="float">
            <text:p>10</text:p>
          </table:table-cell>
          <table:table-cell table:formula="of:=[.C122]-[.C$1]" office:value-type="float" office:value="130" calcext:value-type="float">
            <text:p>130</text:p>
          </table:table-cell>
          <table:table-cell table:formula="of:=[.D122]-[.D$1]" office:value-type="float" office:value="354" calcext:value-type="float">
            <text:p>354</text:p>
          </table:table-cell>
          <table:table-cell table:formula="of:=SQRT([.E122]^2 + [.F122]^2 + [.G122]^2)" office:value-type="float" office:value="377.24792908643" calcext:value-type="float">
            <text:p>377.25</text:p>
          </table:table-cell>
          <table:table-cell table:formula="of:=[.E122]/[.$H122]" office:value-type="float" office:value="0.0265077664553831" calcext:value-type="float">
            <text:p>0.03</text:p>
          </table:table-cell>
          <table:table-cell table:formula="of:=[.F122]/[.$H122]" office:value-type="float" office:value="0.34460096391998" calcext:value-type="float">
            <text:p>0.34</text:p>
          </table:table-cell>
          <table:table-cell table:formula="of:=[.G122]/[.$H122]" office:value-type="float" office:value="0.938374932520561" calcext:value-type="float">
            <text:p>0.94</text:p>
          </table:table-cell>
          <table:table-cell table:formula="of:=MOD(DEGREES(ATAN2([.I122];[.J122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18" calcext:value-type="float">
            <text:p>418</text:p>
          </table:table-cell>
          <table:table-cell office:value-type="float" office:value="506" calcext:value-type="float">
            <text:p>506</text:p>
          </table:table-cell>
          <table:table-cell table:formula="of:=[.B123]-[.B$1]" office:value-type="float" office:value="10" calcext:value-type="float">
            <text:p>10</text:p>
          </table:table-cell>
          <table:table-cell table:formula="of:=[.C123]-[.C$1]" office:value-type="float" office:value="120" calcext:value-type="float">
            <text:p>120</text:p>
          </table:table-cell>
          <table:table-cell table:formula="of:=[.D123]-[.D$1]" office:value-type="float" office:value="370" calcext:value-type="float">
            <text:p>370</text:p>
          </table:table-cell>
          <table:table-cell table:formula="of:=SQRT([.E123]^2 + [.F123]^2 + [.G123]^2)" office:value-type="float" office:value="389.101529166874" calcext:value-type="float">
            <text:p>389.10</text:p>
          </table:table-cell>
          <table:table-cell table:formula="of:=[.E123]/[.$H123]" office:value-type="float" office:value="0.0257002331021714" calcext:value-type="float">
            <text:p>0.03</text:p>
          </table:table-cell>
          <table:table-cell table:formula="of:=[.F123]/[.$H123]" office:value-type="float" office:value="0.308402797226056" calcext:value-type="float">
            <text:p>0.31</text:p>
          </table:table-cell>
          <table:table-cell table:formula="of:=[.G123]/[.$H123]" office:value-type="float" office:value="0.95090862478034" calcext:value-type="float">
            <text:p>0.95</text:p>
          </table:table-cell>
          <table:table-cell table:formula="of:=MOD(DEGREES(ATAN2([.I123];[.J123]))+360; 360)" office:value-type="float" office:value="85.2363583092738" calcext:value-type="float">
            <text:p>85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" calcext:value-type="float">
            <text:p>-37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table:formula="of:=[.B124]-[.B$1]" office:value-type="float" office:value="20" calcext:value-type="float">
            <text:p>20</text:p>
          </table:table-cell>
          <table:table-cell table:formula="of:=[.C124]-[.C$1]" office:value-type="float" office:value="126" calcext:value-type="float">
            <text:p>126</text:p>
          </table:table-cell>
          <table:table-cell table:formula="of:=[.D124]-[.D$1]" office:value-type="float" office:value="367" calcext:value-type="float">
            <text:p>367</text:p>
          </table:table-cell>
          <table:table-cell table:formula="of:=SQRT([.E124]^2 + [.F124]^2 + [.G124]^2)" office:value-type="float" office:value="388.542147005959" calcext:value-type="float">
            <text:p>388.54</text:p>
          </table:table-cell>
          <table:table-cell table:formula="of:=[.E124]/[.$H124]" office:value-type="float" office:value="0.0514744671951722" calcext:value-type="float">
            <text:p>0.05</text:p>
          </table:table-cell>
          <table:table-cell table:formula="of:=[.F124]/[.$H124]" office:value-type="float" office:value="0.324289143329585" calcext:value-type="float">
            <text:p>0.32</text:p>
          </table:table-cell>
          <table:table-cell table:formula="of:=[.G124]/[.$H124]" office:value-type="float" office:value="0.94455647303141" calcext:value-type="float">
            <text:p>0.94</text:p>
          </table:table-cell>
          <table:table-cell table:formula="of:=MOD(DEGREES(ATAN2([.I124];[.J124]))+360; 360)" office:value-type="float" office:value="80.9806775686183" calcext:value-type="float">
            <text:p>80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[.B125]-[.B$1]" office:value-type="float" office:value="7" calcext:value-type="float">
            <text:p>7</text:p>
          </table:table-cell>
          <table:table-cell table:formula="of:=[.C125]-[.C$1]" office:value-type="float" office:value="128" calcext:value-type="float">
            <text:p>128</text:p>
          </table:table-cell>
          <table:table-cell table:formula="of:=[.D125]-[.D$1]" office:value-type="float" office:value="370" calcext:value-type="float">
            <text:p>370</text:p>
          </table:table-cell>
          <table:table-cell table:formula="of:=SQRT([.E125]^2 + [.F125]^2 + [.G125]^2)" office:value-type="float" office:value="391.577578520528" calcext:value-type="float">
            <text:p>391.58</text:p>
          </table:table-cell>
          <table:table-cell table:formula="of:=[.E125]/[.$H125]" office:value-type="float" office:value="0.017876406576821" calcext:value-type="float">
            <text:p>0.02</text:p>
          </table:table-cell>
          <table:table-cell table:formula="of:=[.F125]/[.$H125]" office:value-type="float" office:value="0.326882863119012" calcext:value-type="float">
            <text:p>0.33</text:p>
          </table:table-cell>
          <table:table-cell table:formula="of:=[.G125]/[.$H125]" office:value-type="float" office:value="0.944895776203395" calcext:value-type="float">
            <text:p>0.94</text:p>
          </table:table-cell>
          <table:table-cell table:formula="of:=MOD(DEGREES(ATAN2([.I125];[.J125]))+360; 360)" office:value-type="float" office:value="86.8697551377809" calcext:value-type="float">
            <text:p>86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126]-[.B$1]" office:value-type="float" office:value="7" calcext:value-type="float">
            <text:p>7</text:p>
          </table:table-cell>
          <table:table-cell table:formula="of:=[.C126]-[.C$1]" office:value-type="float" office:value="130" calcext:value-type="float">
            <text:p>130</text:p>
          </table:table-cell>
          <table:table-cell table:formula="of:=[.D126]-[.D$1]" office:value-type="float" office:value="361" calcext:value-type="float">
            <text:p>361</text:p>
          </table:table-cell>
          <table:table-cell table:formula="of:=SQRT([.E126]^2 + [.F126]^2 + [.G126]^2)" office:value-type="float" office:value="383.757736078375" calcext:value-type="float">
            <text:p>383.76</text:p>
          </table:table-cell>
          <table:table-cell table:formula="of:=[.E126]/[.$H126]" office:value-type="float" office:value="0.0182406746285641" calcext:value-type="float">
            <text:p>0.02</text:p>
          </table:table-cell>
          <table:table-cell table:formula="of:=[.F126]/[.$H126]" office:value-type="float" office:value="0.338755385959047" calcext:value-type="float">
            <text:p>0.34</text:p>
          </table:table-cell>
          <table:table-cell table:formula="of:=[.G126]/[.$H126]" office:value-type="float" office:value="0.94069764870166" calcext:value-type="float">
            <text:p>0.94</text:p>
          </table:table-cell>
          <table:table-cell table:formula="of:=MOD(DEGREES(ATAN2([.I126];[.J126]))+360; 360)" office:value-type="float" office:value="86.9178191754718" calcext:value-type="float">
            <text:p>8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  <table:table-cell table:formula="of:=[.B127]-[.B$1]" office:value-type="float" office:value="4" calcext:value-type="float">
            <text:p>4</text:p>
          </table:table-cell>
          <table:table-cell table:formula="of:=[.C127]-[.C$1]" office:value-type="float" office:value="124" calcext:value-type="float">
            <text:p>124</text:p>
          </table:table-cell>
          <table:table-cell table:formula="of:=[.D127]-[.D$1]" office:value-type="float" office:value="367" calcext:value-type="float">
            <text:p>367</text:p>
          </table:table-cell>
          <table:table-cell table:formula="of:=SQRT([.E127]^2 + [.F127]^2 + [.G127]^2)" office:value-type="float" office:value="387.402891057875" calcext:value-type="float">
            <text:p>387.40</text:p>
          </table:table-cell>
          <table:table-cell table:formula="of:=[.E127]/[.$H127]" office:value-type="float" office:value="0.0103251681707311" calcext:value-type="float">
            <text:p>0.01</text:p>
          </table:table-cell>
          <table:table-cell table:formula="of:=[.F127]/[.$H127]" office:value-type="float" office:value="0.320080213292666" calcext:value-type="float">
            <text:p>0.32</text:p>
          </table:table-cell>
          <table:table-cell table:formula="of:=[.G127]/[.$H127]" office:value-type="float" office:value="0.947334179664583" calcext:value-type="float">
            <text:p>0.95</text:p>
          </table:table-cell>
          <table:table-cell table:formula="of:=MOD(DEGREES(ATAN2([.I127];[.J127]))+360; 360)" office:value-type="float" office:value="88.1523897340054" calcext:value-type="float">
            <text:p>88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  <table:table-cell table:formula="of:=[.B128]-[.B$1]" office:value-type="float" office:value="12" calcext:value-type="float">
            <text:p>12</text:p>
          </table:table-cell>
          <table:table-cell table:formula="of:=[.C128]-[.C$1]" office:value-type="float" office:value="130" calcext:value-type="float">
            <text:p>130</text:p>
          </table:table-cell>
          <table:table-cell table:formula="of:=[.D128]-[.D$1]" office:value-type="float" office:value="370" calcext:value-type="float">
            <text:p>370</text:p>
          </table:table-cell>
          <table:table-cell table:formula="of:=SQRT([.E128]^2 + [.F128]^2 + [.G128]^2)" office:value-type="float" office:value="392.356980312572" calcext:value-type="float">
            <text:p>392.36</text:p>
          </table:table-cell>
          <table:table-cell table:formula="of:=[.E128]/[.$H128]" office:value-type="float" office:value="0.0305843927905658" calcext:value-type="float">
            <text:p>0.03</text:p>
          </table:table-cell>
          <table:table-cell table:formula="of:=[.F128]/[.$H128]" office:value-type="float" office:value="0.331330921897796" calcext:value-type="float">
            <text:p>0.33</text:p>
          </table:table-cell>
          <table:table-cell table:formula="of:=[.G128]/[.$H128]" office:value-type="float" office:value="0.943018777709113" calcext:value-type="float">
            <text:p>0.94</text:p>
          </table:table-cell>
          <table:table-cell table:formula="of:=MOD(DEGREES(ATAN2([.I128];[.J128]))+360; 360)" office:value-type="float" office:value="84.7261040426482" calcext:value-type="float">
            <text:p>84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503" calcext:value-type="float">
            <text:p>503</text:p>
          </table:table-cell>
          <table:table-cell table:formula="of:=[.B129]-[.B$1]" office:value-type="float" office:value="1" calcext:value-type="float">
            <text:p>1</text:p>
          </table:table-cell>
          <table:table-cell table:formula="of:=[.C129]-[.C$1]" office:value-type="float" office:value="129" calcext:value-type="float">
            <text:p>129</text:p>
          </table:table-cell>
          <table:table-cell table:formula="of:=[.D129]-[.D$1]" office:value-type="float" office:value="367" calcext:value-type="float">
            <text:p>367</text:p>
          </table:table-cell>
          <table:table-cell table:formula="of:=SQRT([.E129]^2 + [.F129]^2 + [.G129]^2)" office:value-type="float" office:value="389.01285325809" calcext:value-type="float">
            <text:p>389.01</text:p>
          </table:table-cell>
          <table:table-cell table:formula="of:=[.E129]/[.$H129]" office:value-type="float" office:value="0.00257060914986414" calcext:value-type="float">
            <text:p>0.00</text:p>
          </table:table-cell>
          <table:table-cell table:formula="of:=[.F129]/[.$H129]" office:value-type="float" office:value="0.331608580332474" calcext:value-type="float">
            <text:p>0.33</text:p>
          </table:table-cell>
          <table:table-cell table:formula="of:=[.G129]/[.$H129]" office:value-type="float" office:value="0.943413558000138" calcext:value-type="float">
            <text:p>0.94</text:p>
          </table:table-cell>
          <table:table-cell table:formula="of:=MOD(DEGREES(ATAN2([.I129];[.J129]))+360; 360)" office:value-type="float" office:value="89.5558555668881" calcext:value-type="float">
            <text:p>89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table:formula="of:=[.B130]-[.B$1]" office:value-type="float" office:value="4" calcext:value-type="float">
            <text:p>4</text:p>
          </table:table-cell>
          <table:table-cell table:formula="of:=[.C130]-[.C$1]" office:value-type="float" office:value="134" calcext:value-type="float">
            <text:p>134</text:p>
          </table:table-cell>
          <table:table-cell table:formula="of:=[.D130]-[.D$1]" office:value-type="float" office:value="365" calcext:value-type="float">
            <text:p>365</text:p>
          </table:table-cell>
          <table:table-cell table:formula="of:=SQRT([.E130]^2 + [.F130]^2 + [.G130]^2)" office:value-type="float" office:value="388.840584301587" calcext:value-type="float">
            <text:p>388.84</text:p>
          </table:table-cell>
          <table:table-cell table:formula="of:=[.E130]/[.$H130]" office:value-type="float" office:value="0.0102869920514716" calcext:value-type="float">
            <text:p>0.01</text:p>
          </table:table-cell>
          <table:table-cell table:formula="of:=[.F130]/[.$H130]" office:value-type="float" office:value="0.344614233724298" calcext:value-type="float">
            <text:p>0.34</text:p>
          </table:table-cell>
          <table:table-cell table:formula="of:=[.G130]/[.$H130]" office:value-type="float" office:value="0.938688024696783" calcext:value-type="float">
            <text:p>0.94</text:p>
          </table:table-cell>
          <table:table-cell table:formula="of:=MOD(DEGREES(ATAN2([.I130];[.J130]))+360; 360)" office:value-type="float" office:value="88.2901859558585" calcext:value-type="float">
            <text:p>88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131]-[.B$1]" office:value-type="float" office:value="10" calcext:value-type="float">
            <text:p>10</text:p>
          </table:table-cell>
          <table:table-cell table:formula="of:=[.C131]-[.C$1]" office:value-type="float" office:value="128" calcext:value-type="float">
            <text:p>128</text:p>
          </table:table-cell>
          <table:table-cell table:formula="of:=[.D131]-[.D$1]" office:value-type="float" office:value="366" calcext:value-type="float">
            <text:p>366</text:p>
          </table:table-cell>
          <table:table-cell table:formula="of:=SQRT([.E131]^2 + [.F131]^2 + [.G131]^2)" office:value-type="float" office:value="387.865956227148" calcext:value-type="float">
            <text:p>387.87</text:p>
          </table:table-cell>
          <table:table-cell table:formula="of:=[.E131]/[.$H131]" office:value-type="float" office:value="0.0257821029132643" calcext:value-type="float">
            <text:p>0.03</text:p>
          </table:table-cell>
          <table:table-cell table:formula="of:=[.F131]/[.$H131]" office:value-type="float" office:value="0.330010917289783" calcext:value-type="float">
            <text:p>0.33</text:p>
          </table:table-cell>
          <table:table-cell table:formula="of:=[.G131]/[.$H131]" office:value-type="float" office:value="0.943624966625473" calcext:value-type="float">
            <text:p>0.94</text:p>
          </table:table-cell>
          <table:table-cell table:formula="of:=MOD(DEGREES(ATAN2([.I131];[.J131]))+360; 360)" office:value-type="float" office:value="85.5328409386107" calcext:value-type="float">
            <text:p>85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  <table:table-cell table:formula="of:=[.B132]-[.B$1]" office:value-type="float" office:value="6" calcext:value-type="float">
            <text:p>6</text:p>
          </table:table-cell>
          <table:table-cell table:formula="of:=[.C132]-[.C$1]" office:value-type="float" office:value="124" calcext:value-type="float">
            <text:p>124</text:p>
          </table:table-cell>
          <table:table-cell table:formula="of:=[.D132]-[.D$1]" office:value-type="float" office:value="369" calcext:value-type="float">
            <text:p>369</text:p>
          </table:table-cell>
          <table:table-cell table:formula="of:=SQRT([.E132]^2 + [.F132]^2 + [.G132]^2)" office:value-type="float" office:value="389.323772713663" calcext:value-type="float">
            <text:p>389.32</text:p>
          </table:table-cell>
          <table:table-cell table:formula="of:=[.E132]/[.$H132]" office:value-type="float" office:value="0.0154113373508605" calcext:value-type="float">
            <text:p>0.02</text:p>
          </table:table-cell>
          <table:table-cell table:formula="of:=[.F132]/[.$H132]" office:value-type="float" office:value="0.318500971917784" calcext:value-type="float">
            <text:p>0.32</text:p>
          </table:table-cell>
          <table:table-cell table:formula="of:=[.G132]/[.$H132]" office:value-type="float" office:value="0.947797247077921" calcext:value-type="float">
            <text:p>0.95</text:p>
          </table:table-cell>
          <table:table-cell table:formula="of:=MOD(DEGREES(ATAN2([.I132];[.J132]))+360; 360)" office:value-type="float" office:value="87.2297842027998" calcext:value-type="float">
            <text:p>87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498" calcext:value-type="float">
            <text:p>498</text:p>
          </table:table-cell>
          <table:table-cell table:formula="of:=[.B133]-[.B$1]" office:value-type="float" office:value="1" calcext:value-type="float">
            <text:p>1</text:p>
          </table:table-cell>
          <table:table-cell table:formula="of:=[.C133]-[.C$1]" office:value-type="float" office:value="124" calcext:value-type="float">
            <text:p>124</text:p>
          </table:table-cell>
          <table:table-cell table:formula="of:=[.D133]-[.D$1]" office:value-type="float" office:value="362" calcext:value-type="float">
            <text:p>362</text:p>
          </table:table-cell>
          <table:table-cell table:formula="of:=SQRT([.E133]^2 + [.F133]^2 + [.G133]^2)" office:value-type="float" office:value="382.649970599764" calcext:value-type="float">
            <text:p>382.65</text:p>
          </table:table-cell>
          <table:table-cell table:formula="of:=[.E133]/[.$H133]" office:value-type="float" office:value="0.00261335444095972" calcext:value-type="float">
            <text:p>0.00</text:p>
          </table:table-cell>
          <table:table-cell table:formula="of:=[.F133]/[.$H133]" office:value-type="float" office:value="0.324055950679006" calcext:value-type="float">
            <text:p>0.32</text:p>
          </table:table-cell>
          <table:table-cell table:formula="of:=[.G133]/[.$H133]" office:value-type="float" office:value="0.94603430762742" calcext:value-type="float">
            <text:p>0.95</text:p>
          </table:table-cell>
          <table:table-cell table:formula="of:=MOD(DEGREES(ATAN2([.I133];[.J133]))+360; 360)" office:value-type="float" office:value="89.5379472785692" calcext:value-type="float">
            <text:p>89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4" calcext:value-type="float">
            <text:p>434</text:p>
          </table:table-cell>
          <table:table-cell office:value-type="float" office:value="505" calcext:value-type="float">
            <text:p>505</text:p>
          </table:table-cell>
          <table:table-cell table:formula="of:=[.B134]-[.B$1]" office:value-type="float" office:value="6" calcext:value-type="float">
            <text:p>6</text:p>
          </table:table-cell>
          <table:table-cell table:formula="of:=[.C134]-[.C$1]" office:value-type="float" office:value="136" calcext:value-type="float">
            <text:p>136</text:p>
          </table:table-cell>
          <table:table-cell table:formula="of:=[.D134]-[.D$1]" office:value-type="float" office:value="369" calcext:value-type="float">
            <text:p>369</text:p>
          </table:table-cell>
          <table:table-cell table:formula="of:=SQRT([.E134]^2 + [.F134]^2 + [.G134]^2)" office:value-type="float" office:value="393.310310060644" calcext:value-type="float">
            <text:p>393.31</text:p>
          </table:table-cell>
          <table:table-cell table:formula="of:=[.E134]/[.$H134]" office:value-type="float" office:value="0.015255130228025" calcext:value-type="float">
            <text:p>0.02</text:p>
          </table:table-cell>
          <table:table-cell table:formula="of:=[.F134]/[.$H134]" office:value-type="float" office:value="0.345782951835232" calcext:value-type="float">
            <text:p>0.35</text:p>
          </table:table-cell>
          <table:table-cell table:formula="of:=[.G134]/[.$H134]" office:value-type="float" office:value="0.938190509023535" calcext:value-type="float">
            <text:p>0.94</text:p>
          </table:table-cell>
          <table:table-cell table:formula="of:=MOD(DEGREES(ATAN2([.I134];[.J134]))+360; 360)" office:value-type="float" office:value="87.4738830883804" calcext:value-type="float">
            <text:p>87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  <table:table-cell table:formula="of:=[.B135]-[.B$1]" office:value-type="float" office:value="12" calcext:value-type="float">
            <text:p>12</text:p>
          </table:table-cell>
          <table:table-cell table:formula="of:=[.C135]-[.C$1]" office:value-type="float" office:value="130" calcext:value-type="float">
            <text:p>130</text:p>
          </table:table-cell>
          <table:table-cell table:formula="of:=[.D135]-[.D$1]" office:value-type="float" office:value="375" calcext:value-type="float">
            <text:p>375</text:p>
          </table:table-cell>
          <table:table-cell table:formula="of:=SQRT([.E135]^2 + [.F135]^2 + [.G135]^2)" office:value-type="float" office:value="397.075559560142" calcext:value-type="float">
            <text:p>397.08</text:p>
          </table:table-cell>
          <table:table-cell table:formula="of:=[.E135]/[.$H135]" office:value-type="float" office:value="0.0302209484091464" calcext:value-type="float">
            <text:p>0.03</text:p>
          </table:table-cell>
          <table:table-cell table:formula="of:=[.F135]/[.$H135]" office:value-type="float" office:value="0.327393607765753" calcext:value-type="float">
            <text:p>0.33</text:p>
          </table:table-cell>
          <table:table-cell table:formula="of:=[.G135]/[.$H135]" office:value-type="float" office:value="0.944404637785825" calcext:value-type="float">
            <text:p>0.94</text:p>
          </table:table-cell>
          <table:table-cell table:formula="of:=MOD(DEGREES(ATAN2([.I135];[.J135]))+360; 360)" office:value-type="float" office:value="84.7261040426482" calcext:value-type="float">
            <text:p>84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  <table:table-cell table:formula="of:=[.B136]-[.B$1]" office:value-type="float" office:value="8" calcext:value-type="float">
            <text:p>8</text:p>
          </table:table-cell>
          <table:table-cell table:formula="of:=[.C136]-[.C$1]" office:value-type="float" office:value="124" calcext:value-type="float">
            <text:p>124</text:p>
          </table:table-cell>
          <table:table-cell table:formula="of:=[.D136]-[.D$1]" office:value-type="float" office:value="372" calcext:value-type="float">
            <text:p>372</text:p>
          </table:table-cell>
          <table:table-cell table:formula="of:=SQRT([.E136]^2 + [.F136]^2 + [.G136]^2)" office:value-type="float" office:value="392.204028536169" calcext:value-type="float">
            <text:p>392.20</text:p>
          </table:table-cell>
          <table:table-cell table:formula="of:=[.E136]/[.$H136]" office:value-type="float" office:value="0.02039754673061" calcext:value-type="float">
            <text:p>0.02</text:p>
          </table:table-cell>
          <table:table-cell table:formula="of:=[.F136]/[.$H136]" office:value-type="float" office:value="0.316161974324455" calcext:value-type="float">
            <text:p>0.32</text:p>
          </table:table-cell>
          <table:table-cell table:formula="of:=[.G136]/[.$H136]" office:value-type="float" office:value="0.948485922973365" calcext:value-type="float">
            <text:p>0.95</text:p>
          </table:table-cell>
          <table:table-cell table:formula="of:=MOD(DEGREES(ATAN2([.I136];[.J136]))+360; 360)" office:value-type="float" office:value="86.3086140135487" calcext:value-type="float">
            <text:p>86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434" calcext:value-type="float">
            <text:p>434</text:p>
          </table:table-cell>
          <table:table-cell office:value-type="float" office:value="503" calcext:value-type="float">
            <text:p>503</text:p>
          </table:table-cell>
          <table:table-cell table:formula="of:=[.B137]-[.B$1]" office:value-type="float" office:value="-4" calcext:value-type="float">
            <text:p>-4</text:p>
          </table:table-cell>
          <table:table-cell table:formula="of:=[.C137]-[.C$1]" office:value-type="float" office:value="136" calcext:value-type="float">
            <text:p>136</text:p>
          </table:table-cell>
          <table:table-cell table:formula="of:=[.D137]-[.D$1]" office:value-type="float" office:value="367" calcext:value-type="float">
            <text:p>367</text:p>
          </table:table-cell>
          <table:table-cell table:formula="of:=SQRT([.E137]^2 + [.F137]^2 + [.G137]^2)" office:value-type="float" office:value="391.40899325386" calcext:value-type="float">
            <text:p>391.41</text:p>
          </table:table-cell>
          <table:table-cell table:formula="of:=[.E137]/[.$H137]" office:value-type="float" office:value="-0.0102194892527819" calcext:value-type="float">
            <text:p>-0.01</text:p>
          </table:table-cell>
          <table:table-cell table:formula="of:=[.F137]/[.$H137]" office:value-type="float" office:value="0.347462634594584" calcext:value-type="float">
            <text:p>0.35</text:p>
          </table:table-cell>
          <table:table-cell table:formula="of:=[.G137]/[.$H137]" office:value-type="float" office:value="0.937638138942739" calcext:value-type="float">
            <text:p>0.94</text:p>
          </table:table-cell>
          <table:table-cell table:formula="of:=MOD(DEGREES(ATAN2([.I137];[.J137]))+360; 360)" office:value-type="float" office:value="91.6846843178963" calcext:value-type="float">
            <text:p>9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138]-[.B$1]" office:value-type="float" office:value="6" calcext:value-type="float">
            <text:p>6</text:p>
          </table:table-cell>
          <table:table-cell table:formula="of:=[.C138]-[.C$1]" office:value-type="float" office:value="129" calcext:value-type="float">
            <text:p>129</text:p>
          </table:table-cell>
          <table:table-cell table:formula="of:=[.D138]-[.D$1]" office:value-type="float" office:value="372" calcext:value-type="float">
            <text:p>372</text:p>
          </table:table-cell>
          <table:table-cell table:formula="of:=SQRT([.E138]^2 + [.F138]^2 + [.G138]^2)" office:value-type="float" office:value="393.777856157504" calcext:value-type="float">
            <text:p>393.78</text:p>
          </table:table-cell>
          <table:table-cell table:formula="of:=[.E138]/[.$H138]" office:value-type="float" office:value="0.0152370172831661" calcext:value-type="float">
            <text:p>0.02</text:p>
          </table:table-cell>
          <table:table-cell table:formula="of:=[.F138]/[.$H138]" office:value-type="float" office:value="0.327595871588072" calcext:value-type="float">
            <text:p>0.33</text:p>
          </table:table-cell>
          <table:table-cell table:formula="of:=[.G138]/[.$H138]" office:value-type="float" office:value="0.944695071556301" calcext:value-type="float">
            <text:p>0.94</text:p>
          </table:table-cell>
          <table:table-cell table:formula="of:=MOD(DEGREES(ATAN2([.I138];[.J138]))+360; 360)" office:value-type="float" office:value="87.3369992339328" calcext:value-type="float">
            <text:p>87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  <table:table-cell table:formula="of:=[.B139]-[.B$1]" office:value-type="float" office:value="5" calcext:value-type="float">
            <text:p>5</text:p>
          </table:table-cell>
          <table:table-cell table:formula="of:=[.C139]-[.C$1]" office:value-type="float" office:value="123" calcext:value-type="float">
            <text:p>123</text:p>
          </table:table-cell>
          <table:table-cell table:formula="of:=[.D139]-[.D$1]" office:value-type="float" office:value="368" calcext:value-type="float">
            <text:p>368</text:p>
          </table:table-cell>
          <table:table-cell table:formula="of:=SQRT([.E139]^2 + [.F139]^2 + [.G139]^2)" office:value-type="float" office:value="388.043811959423" calcext:value-type="float">
            <text:p>388.04</text:p>
          </table:table-cell>
          <table:table-cell table:formula="of:=[.E139]/[.$H139]" office:value-type="float" office:value="0.0128851429810272" calcext:value-type="float">
            <text:p>0.01</text:p>
          </table:table-cell>
          <table:table-cell table:formula="of:=[.F139]/[.$H139]" office:value-type="float" office:value="0.316974517333269" calcext:value-type="float">
            <text:p>0.32</text:p>
          </table:table-cell>
          <table:table-cell table:formula="of:=[.G139]/[.$H139]" office:value-type="float" office:value="0.948346523403603" calcext:value-type="float">
            <text:p>0.95</text:p>
          </table:table-cell>
          <table:table-cell table:formula="of:=MOD(DEGREES(ATAN2([.I139];[.J139]))+360; 360)" office:value-type="float" office:value="87.6721849109588" calcext:value-type="float">
            <text:p>87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140]-[.B$1]" office:value-type="float" office:value="12" calcext:value-type="float">
            <text:p>12</text:p>
          </table:table-cell>
          <table:table-cell table:formula="of:=[.C140]-[.C$1]" office:value-type="float" office:value="128" calcext:value-type="float">
            <text:p>128</text:p>
          </table:table-cell>
          <table:table-cell table:formula="of:=[.D140]-[.D$1]" office:value-type="float" office:value="366" calcext:value-type="float">
            <text:p>366</text:p>
          </table:table-cell>
          <table:table-cell table:formula="of:=SQRT([.E140]^2 + [.F140]^2 + [.G140]^2)" office:value-type="float" office:value="387.922672706817" calcext:value-type="float">
            <text:p>387.92</text:p>
          </table:table-cell>
          <table:table-cell table:formula="of:=[.E140]/[.$H140]" office:value-type="float" office:value="0.0309340001095253" calcext:value-type="float">
            <text:p>0.03</text:p>
          </table:table-cell>
          <table:table-cell table:formula="of:=[.F140]/[.$H140]" office:value-type="float" office:value="0.329962667834936" calcext:value-type="float">
            <text:p>0.33</text:p>
          </table:table-cell>
          <table:table-cell table:formula="of:=[.G140]/[.$H140]" office:value-type="float" office:value="0.94348700334052" calcext:value-type="float">
            <text:p>0.94</text:p>
          </table:table-cell>
          <table:table-cell table:formula="of:=MOD(DEGREES(ATAN2([.I140];[.J140]))+360; 360)" office:value-type="float" office:value="84.6441749571448" calcext:value-type="float">
            <text:p>84.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5" calcext:value-type="float">
            <text:p>435</text:p>
          </table:table-cell>
          <table:table-cell office:value-type="float" office:value="504" calcext:value-type="float">
            <text:p>504</text:p>
          </table:table-cell>
          <table:table-cell table:formula="of:=[.B141]-[.B$1]" office:value-type="float" office:value="7" calcext:value-type="float">
            <text:p>7</text:p>
          </table:table-cell>
          <table:table-cell table:formula="of:=[.C141]-[.C$1]" office:value-type="float" office:value="137" calcext:value-type="float">
            <text:p>137</text:p>
          </table:table-cell>
          <table:table-cell table:formula="of:=[.D141]-[.D$1]" office:value-type="float" office:value="368" calcext:value-type="float">
            <text:p>368</text:p>
          </table:table-cell>
          <table:table-cell table:formula="of:=SQRT([.E141]^2 + [.F141]^2 + [.G141]^2)" office:value-type="float" office:value="392.736552920657" calcext:value-type="float">
            <text:p>392.74</text:p>
          </table:table-cell>
          <table:table-cell table:formula="of:=[.E141]/[.$H141]" office:value-type="float" office:value="0.0178236528989808" calcext:value-type="float">
            <text:p>0.02</text:p>
          </table:table-cell>
          <table:table-cell table:formula="of:=[.F141]/[.$H141]" office:value-type="float" office:value="0.348834349594339" calcext:value-type="float">
            <text:p>0.35</text:p>
          </table:table-cell>
          <table:table-cell table:formula="of:=[.G141]/[.$H141]" office:value-type="float" office:value="0.937014895260706" calcext:value-type="float">
            <text:p>0.94</text:p>
          </table:table-cell>
          <table:table-cell table:formula="of:=MOD(DEGREES(ATAN2([.I141];[.J141]))+360; 360)" office:value-type="float" office:value="87.0750220508436" calcext:value-type="float">
            <text:p>87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142]-[.B$1]" office:value-type="float" office:value="13" calcext:value-type="float">
            <text:p>13</text:p>
          </table:table-cell>
          <table:table-cell table:formula="of:=[.C142]-[.C$1]" office:value-type="float" office:value="131" calcext:value-type="float">
            <text:p>131</text:p>
          </table:table-cell>
          <table:table-cell table:formula="of:=[.D142]-[.D$1]" office:value-type="float" office:value="365" calcext:value-type="float">
            <text:p>365</text:p>
          </table:table-cell>
          <table:table-cell table:formula="of:=SQRT([.E142]^2 + [.F142]^2 + [.G142]^2)" office:value-type="float" office:value="388.014174998801" calcext:value-type="float">
            <text:p>388.01</text:p>
          </table:table-cell>
          <table:table-cell table:formula="of:=[.E142]/[.$H142]" office:value-type="float" office:value="0.0335039306232567" calcext:value-type="float">
            <text:p>0.03</text:p>
          </table:table-cell>
          <table:table-cell table:formula="of:=[.F142]/[.$H142]" office:value-type="float" office:value="0.337616531665125" calcext:value-type="float">
            <text:p>0.34</text:p>
          </table:table-cell>
          <table:table-cell table:formula="of:=[.G142]/[.$H142]" office:value-type="float" office:value="0.940687282883745" calcext:value-type="float">
            <text:p>0.94</text:p>
          </table:table-cell>
          <table:table-cell table:formula="of:=MOD(DEGREES(ATAN2([.I142];[.J142]))+360; 360)" office:value-type="float" office:value="84.3327143217609" calcext:value-type="float">
            <text:p>8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3" calcext:value-type="float">
            <text:p>433</text:p>
          </table:table-cell>
          <table:table-cell office:value-type="float" office:value="502" calcext:value-type="float">
            <text:p>502</text:p>
          </table:table-cell>
          <table:table-cell table:formula="of:=[.B143]-[.B$1]" office:value-type="float" office:value="10" calcext:value-type="float">
            <text:p>10</text:p>
          </table:table-cell>
          <table:table-cell table:formula="of:=[.C143]-[.C$1]" office:value-type="float" office:value="135" calcext:value-type="float">
            <text:p>135</text:p>
          </table:table-cell>
          <table:table-cell table:formula="of:=[.D143]-[.D$1]" office:value-type="float" office:value="366" calcext:value-type="float">
            <text:p>366</text:p>
          </table:table-cell>
          <table:table-cell table:formula="of:=SQRT([.E143]^2 + [.F143]^2 + [.G143]^2)" office:value-type="float" office:value="390.231982287459" calcext:value-type="float">
            <text:p>390.23</text:p>
          </table:table-cell>
          <table:table-cell table:formula="of:=[.E143]/[.$H143]" office:value-type="float" office:value="0.0256257827494868" calcext:value-type="float">
            <text:p>0.03</text:p>
          </table:table-cell>
          <table:table-cell table:formula="of:=[.F143]/[.$H143]" office:value-type="float" office:value="0.345948067118071" calcext:value-type="float">
            <text:p>0.35</text:p>
          </table:table-cell>
          <table:table-cell table:formula="of:=[.G143]/[.$H143]" office:value-type="float" office:value="0.937903648631215" calcext:value-type="float">
            <text:p>0.94</text:p>
          </table:table-cell>
          <table:table-cell table:formula="of:=MOD(DEGREES(ATAN2([.I143];[.J143]))+360; 360)" office:value-type="float" office:value="85.7636052009411" calcext:value-type="float">
            <text:p>85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0" calcext:value-type="float">
            <text:p>430</text:p>
          </table:table-cell>
          <table:table-cell office:value-type="float" office:value="497" calcext:value-type="float">
            <text:p>497</text:p>
          </table:table-cell>
          <table:table-cell table:formula="of:=[.B144]-[.B$1]" office:value-type="float" office:value="10" calcext:value-type="float">
            <text:p>10</text:p>
          </table:table-cell>
          <table:table-cell table:formula="of:=[.C144]-[.C$1]" office:value-type="float" office:value="132" calcext:value-type="float">
            <text:p>132</text:p>
          </table:table-cell>
          <table:table-cell table:formula="of:=[.D144]-[.D$1]" office:value-type="float" office:value="361" calcext:value-type="float">
            <text:p>361</text:p>
          </table:table-cell>
          <table:table-cell table:formula="of:=SQRT([.E144]^2 + [.F144]^2 + [.G144]^2)" office:value-type="float" office:value="384.506176803442" calcext:value-type="float">
            <text:p>384.51</text:p>
          </table:table-cell>
          <table:table-cell table:formula="of:=[.E144]/[.$H144]" office:value-type="float" office:value="0.0260073845448573" calcext:value-type="float">
            <text:p>0.03</text:p>
          </table:table-cell>
          <table:table-cell table:formula="of:=[.F144]/[.$H144]" office:value-type="float" office:value="0.343297475992116" calcext:value-type="float">
            <text:p>0.34</text:p>
          </table:table-cell>
          <table:table-cell table:formula="of:=[.G144]/[.$H144]" office:value-type="float" office:value="0.938866582069347" calcext:value-type="float">
            <text:p>0.94</text:p>
          </table:table-cell>
          <table:table-cell table:formula="of:=MOD(DEGREES(ATAN2([.I144];[.J144]))+360; 360)" office:value-type="float" office:value="85.6676860168114" calcext:value-type="float">
            <text:p>85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145]-[.B$1]" office:value-type="float" office:value="7" calcext:value-type="float">
            <text:p>7</text:p>
          </table:table-cell>
          <table:table-cell table:formula="of:=[.C145]-[.C$1]" office:value-type="float" office:value="125" calcext:value-type="float">
            <text:p>125</text:p>
          </table:table-cell>
          <table:table-cell table:formula="of:=[.D145]-[.D$1]" office:value-type="float" office:value="364" calcext:value-type="float">
            <text:p>364</text:p>
          </table:table-cell>
          <table:table-cell table:formula="of:=SQRT([.E145]^2 + [.F145]^2 + [.G145]^2)" office:value-type="float" office:value="384.928564801315" calcext:value-type="float">
            <text:p>384.93</text:p>
          </table:table-cell>
          <table:table-cell table:formula="of:=[.E145]/[.$H145]" office:value-type="float" office:value="0.0181851923709874" calcext:value-type="float">
            <text:p>0.02</text:p>
          </table:table-cell>
          <table:table-cell table:formula="of:=[.F145]/[.$H145]" office:value-type="float" office:value="0.324735578053346" calcext:value-type="float">
            <text:p>0.32</text:p>
          </table:table-cell>
          <table:table-cell table:formula="of:=[.G145]/[.$H145]" office:value-type="float" office:value="0.945630003291345" calcext:value-type="float">
            <text:p>0.95</text:p>
          </table:table-cell>
          <table:table-cell table:formula="of:=MOD(DEGREES(ATAN2([.I145];[.J145]))+360; 360)" office:value-type="float" office:value="86.7947840689865" calcext:value-type="float">
            <text:p>86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146]-[.B$1]" office:value-type="float" office:value="10" calcext:value-type="float">
            <text:p>10</text:p>
          </table:table-cell>
          <table:table-cell table:formula="of:=[.C146]-[.C$1]" office:value-type="float" office:value="130" calcext:value-type="float">
            <text:p>130</text:p>
          </table:table-cell>
          <table:table-cell table:formula="of:=[.D146]-[.D$1]" office:value-type="float" office:value="373" calcext:value-type="float">
            <text:p>373</text:p>
          </table:table-cell>
          <table:table-cell table:formula="of:=SQRT([.E146]^2 + [.F146]^2 + [.G146]^2)" office:value-type="float" office:value="395.131623639516" calcext:value-type="float">
            <text:p>395.13</text:p>
          </table:table-cell>
          <table:table-cell table:formula="of:=[.E146]/[.$H146]" office:value-type="float" office:value="0.0253080224455108" calcext:value-type="float">
            <text:p>0.03</text:p>
          </table:table-cell>
          <table:table-cell table:formula="of:=[.F146]/[.$H146]" office:value-type="float" office:value="0.329004291791641" calcext:value-type="float">
            <text:p>0.33</text:p>
          </table:table-cell>
          <table:table-cell table:formula="of:=[.G146]/[.$H146]" office:value-type="float" office:value="0.943989237217553" calcext:value-type="float">
            <text:p>0.94</text:p>
          </table:table-cell>
          <table:table-cell table:formula="of:=MOD(DEGREES(ATAN2([.I146];[.J146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table:formula="of:=[.B147]-[.B$1]" office:value-type="float" office:value="4" calcext:value-type="float">
            <text:p>4</text:p>
          </table:table-cell>
          <table:table-cell table:formula="of:=[.C147]-[.C$1]" office:value-type="float" office:value="126" calcext:value-type="float">
            <text:p>126</text:p>
          </table:table-cell>
          <table:table-cell table:formula="of:=[.D147]-[.D$1]" office:value-type="float" office:value="367" calcext:value-type="float">
            <text:p>367</text:p>
          </table:table-cell>
          <table:table-cell table:formula="of:=SQRT([.E147]^2 + [.F147]^2 + [.G147]^2)" office:value-type="float" office:value="388.047677483064" calcext:value-type="float">
            <text:p>388.05</text:p>
          </table:table-cell>
          <table:table-cell table:formula="of:=[.E147]/[.$H147]" office:value-type="float" office:value="0.0103080117008936" calcext:value-type="float">
            <text:p>0.01</text:p>
          </table:table-cell>
          <table:table-cell table:formula="of:=[.F147]/[.$H147]" office:value-type="float" office:value="0.324702368578148" calcext:value-type="float">
            <text:p>0.32</text:p>
          </table:table-cell>
          <table:table-cell table:formula="of:=[.G147]/[.$H147]" office:value-type="float" office:value="0.945760073556986" calcext:value-type="float">
            <text:p>0.95</text:p>
          </table:table-cell>
          <table:table-cell table:formula="of:=MOD(DEGREES(ATAN2([.I147];[.J147]))+360; 360)" office:value-type="float" office:value="88.1816970355482" calcext:value-type="float">
            <text:p>88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3" calcext:value-type="float">
            <text:p>433</text:p>
          </table:table-cell>
          <table:table-cell office:value-type="float" office:value="502" calcext:value-type="float">
            <text:p>502</text:p>
          </table:table-cell>
          <table:table-cell table:formula="of:=[.B148]-[.B$1]" office:value-type="float" office:value="7" calcext:value-type="float">
            <text:p>7</text:p>
          </table:table-cell>
          <table:table-cell table:formula="of:=[.C148]-[.C$1]" office:value-type="float" office:value="135" calcext:value-type="float">
            <text:p>135</text:p>
          </table:table-cell>
          <table:table-cell table:formula="of:=[.D148]-[.D$1]" office:value-type="float" office:value="366" calcext:value-type="float">
            <text:p>366</text:p>
          </table:table-cell>
          <table:table-cell table:formula="of:=SQRT([.E148]^2 + [.F148]^2 + [.G148]^2)" office:value-type="float" office:value="390.166631069342" calcext:value-type="float">
            <text:p>390.17</text:p>
          </table:table-cell>
          <table:table-cell table:formula="of:=[.E148]/[.$H148]" office:value-type="float" office:value="0.0179410524698508" calcext:value-type="float">
            <text:p>0.02</text:p>
          </table:table-cell>
          <table:table-cell table:formula="of:=[.F148]/[.$H148]" office:value-type="float" office:value="0.346006011918552" calcext:value-type="float">
            <text:p>0.35</text:p>
          </table:table-cell>
          <table:table-cell table:formula="of:=[.G148]/[.$H148]" office:value-type="float" office:value="0.93806074342363" calcext:value-type="float">
            <text:p>0.94</text:p>
          </table:table-cell>
          <table:table-cell table:formula="of:=MOD(DEGREES(ATAN2([.I148];[.J148]))+360; 360)" office:value-type="float" office:value="87.0317659701283" calcext:value-type="float">
            <text:p>87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149]-[.B$1]" office:value-type="float" office:value="1" calcext:value-type="float">
            <text:p>1</text:p>
          </table:table-cell>
          <table:table-cell table:formula="of:=[.C149]-[.C$1]" office:value-type="float" office:value="129" calcext:value-type="float">
            <text:p>129</text:p>
          </table:table-cell>
          <table:table-cell table:formula="of:=[.D149]-[.D$1]" office:value-type="float" office:value="372" calcext:value-type="float">
            <text:p>372</text:p>
          </table:table-cell>
          <table:table-cell table:formula="of:=SQRT([.E149]^2 + [.F149]^2 + [.G149]^2)" office:value-type="float" office:value="393.733412349016" calcext:value-type="float">
            <text:p>393.73</text:p>
          </table:table-cell>
          <table:table-cell table:formula="of:=[.E149]/[.$H149]" office:value-type="float" office:value="0.00253978953432983" calcext:value-type="float">
            <text:p>0.00</text:p>
          </table:table-cell>
          <table:table-cell table:formula="of:=[.F149]/[.$H149]" office:value-type="float" office:value="0.327632849928548" calcext:value-type="float">
            <text:p>0.33</text:p>
          </table:table-cell>
          <table:table-cell table:formula="of:=[.G149]/[.$H149]" office:value-type="float" office:value="0.944801706770695" calcext:value-type="float">
            <text:p>0.94</text:p>
          </table:table-cell>
          <table:table-cell table:formula="of:=MOD(DEGREES(ATAN2([.I149];[.J149]))+360; 360)" office:value-type="float" office:value="89.5558555668881" calcext:value-type="float">
            <text:p>89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[.B150]-[.B$1]" office:value-type="float" office:value="7" calcext:value-type="float">
            <text:p>7</text:p>
          </table:table-cell>
          <table:table-cell table:formula="of:=[.C150]-[.C$1]" office:value-type="float" office:value="128" calcext:value-type="float">
            <text:p>128</text:p>
          </table:table-cell>
          <table:table-cell table:formula="of:=[.D150]-[.D$1]" office:value-type="float" office:value="370" calcext:value-type="float">
            <text:p>370</text:p>
          </table:table-cell>
          <table:table-cell table:formula="of:=SQRT([.E150]^2 + [.F150]^2 + [.G150]^2)" office:value-type="float" office:value="391.577578520528" calcext:value-type="float">
            <text:p>391.58</text:p>
          </table:table-cell>
          <table:table-cell table:formula="of:=[.E150]/[.$H150]" office:value-type="float" office:value="0.017876406576821" calcext:value-type="float">
            <text:p>0.02</text:p>
          </table:table-cell>
          <table:table-cell table:formula="of:=[.F150]/[.$H150]" office:value-type="float" office:value="0.326882863119012" calcext:value-type="float">
            <text:p>0.33</text:p>
          </table:table-cell>
          <table:table-cell table:formula="of:=[.G150]/[.$H150]" office:value-type="float" office:value="0.944895776203395" calcext:value-type="float">
            <text:p>0.94</text:p>
          </table:table-cell>
          <table:table-cell table:formula="of:=MOD(DEGREES(ATAN2([.I150];[.J150]))+360; 360)" office:value-type="float" office:value="86.8697551377809" calcext:value-type="float">
            <text:p>86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151]-[.B$1]" office:value-type="float" office:value="7" calcext:value-type="float">
            <text:p>7</text:p>
          </table:table-cell>
          <table:table-cell table:formula="of:=[.C151]-[.C$1]" office:value-type="float" office:value="130" calcext:value-type="float">
            <text:p>130</text:p>
          </table:table-cell>
          <table:table-cell table:formula="of:=[.D151]-[.D$1]" office:value-type="float" office:value="361" calcext:value-type="float">
            <text:p>361</text:p>
          </table:table-cell>
          <table:table-cell table:formula="of:=SQRT([.E151]^2 + [.F151]^2 + [.G151]^2)" office:value-type="float" office:value="383.757736078375" calcext:value-type="float">
            <text:p>383.76</text:p>
          </table:table-cell>
          <table:table-cell table:formula="of:=[.E151]/[.$H151]" office:value-type="float" office:value="0.0182406746285641" calcext:value-type="float">
            <text:p>0.02</text:p>
          </table:table-cell>
          <table:table-cell table:formula="of:=[.F151]/[.$H151]" office:value-type="float" office:value="0.338755385959047" calcext:value-type="float">
            <text:p>0.34</text:p>
          </table:table-cell>
          <table:table-cell table:formula="of:=[.G151]/[.$H151]" office:value-type="float" office:value="0.94069764870166" calcext:value-type="float">
            <text:p>0.94</text:p>
          </table:table-cell>
          <table:table-cell table:formula="of:=MOD(DEGREES(ATAN2([.I151];[.J151]))+360; 360)" office:value-type="float" office:value="86.9178191754718" calcext:value-type="float">
            <text:p>8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15" calcext:value-type="float">
            <text:p>415</text:p>
          </table:table-cell>
          <table:table-cell office:value-type="float" office:value="501" calcext:value-type="float">
            <text:p>501</text:p>
          </table:table-cell>
          <table:table-cell table:formula="of:=[.B152]-[.B$1]" office:value-type="float" office:value="1" calcext:value-type="float">
            <text:p>1</text:p>
          </table:table-cell>
          <table:table-cell table:formula="of:=[.C152]-[.C$1]" office:value-type="float" office:value="117" calcext:value-type="float">
            <text:p>117</text:p>
          </table:table-cell>
          <table:table-cell table:formula="of:=[.D152]-[.D$1]" office:value-type="float" office:value="365" calcext:value-type="float">
            <text:p>365</text:p>
          </table:table-cell>
          <table:table-cell table:formula="of:=SQRT([.E152]^2 + [.F152]^2 + [.G152]^2)" office:value-type="float" office:value="383.294925612119" calcext:value-type="float">
            <text:p>383.29</text:p>
          </table:table-cell>
          <table:table-cell table:formula="of:=[.E152]/[.$H152]" office:value-type="float" office:value="0.00260895705416138" calcext:value-type="float">
            <text:p>0.00</text:p>
          </table:table-cell>
          <table:table-cell table:formula="of:=[.F152]/[.$H152]" office:value-type="float" office:value="0.305247975336882" calcext:value-type="float">
            <text:p>0.31</text:p>
          </table:table-cell>
          <table:table-cell table:formula="of:=[.G152]/[.$H152]" office:value-type="float" office:value="0.952269324768904" calcext:value-type="float">
            <text:p>0.95</text:p>
          </table:table-cell>
          <table:table-cell table:formula="of:=MOD(DEGREES(ATAN2([.I152];[.J152]))+360; 360)" office:value-type="float" office:value="89.5103044068708" calcext:value-type="float">
            <text:p>89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  <table:table-cell table:formula="of:=[.B153]-[.B$1]" office:value-type="float" office:value="13" calcext:value-type="float">
            <text:p>13</text:p>
          </table:table-cell>
          <table:table-cell table:formula="of:=[.C153]-[.C$1]" office:value-type="float" office:value="134" calcext:value-type="float">
            <text:p>134</text:p>
          </table:table-cell>
          <table:table-cell table:formula="of:=[.D153]-[.D$1]" office:value-type="float" office:value="372" calcext:value-type="float">
            <text:p>372</text:p>
          </table:table-cell>
          <table:table-cell table:formula="of:=SQRT([.E153]^2 + [.F153]^2 + [.G153]^2)" office:value-type="float" office:value="395.612183836646" calcext:value-type="float">
            <text:p>395.61</text:p>
          </table:table-cell>
          <table:table-cell table:formula="of:=[.E153]/[.$H153]" office:value-type="float" office:value="0.032860464189768" calcext:value-type="float">
            <text:p>0.03</text:p>
          </table:table-cell>
          <table:table-cell table:formula="of:=[.F153]/[.$H153]" office:value-type="float" office:value="0.33871555395607" calcext:value-type="float">
            <text:p>0.34</text:p>
          </table:table-cell>
          <table:table-cell table:formula="of:=[.G153]/[.$H153]" office:value-type="float" office:value="0.940314821430283" calcext:value-type="float">
            <text:p>0.94</text:p>
          </table:table-cell>
          <table:table-cell table:formula="of:=MOD(DEGREES(ATAN2([.I153];[.J153]))+360; 360)" office:value-type="float" office:value="84.4587952219601" calcext:value-type="float">
            <text:p>84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38" calcext:value-type="float">
            <text:p>438</text:p>
          </table:table-cell>
          <table:table-cell office:value-type="float" office:value="497" calcext:value-type="float">
            <text:p>497</text:p>
          </table:table-cell>
          <table:table-cell table:formula="of:=[.B154]-[.B$1]" office:value-type="float" office:value="5" calcext:value-type="float">
            <text:p>5</text:p>
          </table:table-cell>
          <table:table-cell table:formula="of:=[.C154]-[.C$1]" office:value-type="float" office:value="140" calcext:value-type="float">
            <text:p>140</text:p>
          </table:table-cell>
          <table:table-cell table:formula="of:=[.D154]-[.D$1]" office:value-type="float" office:value="361" calcext:value-type="float">
            <text:p>361</text:p>
          </table:table-cell>
          <table:table-cell table:formula="of:=SQRT([.E154]^2 + [.F154]^2 + [.G154]^2)" office:value-type="float" office:value="387.228614645147" calcext:value-type="float">
            <text:p>387.23</text:p>
          </table:table-cell>
          <table:table-cell table:formula="of:=[.E154]/[.$H154]" office:value-type="float" office:value="0.0129122689049774" calcext:value-type="float">
            <text:p>0.01</text:p>
          </table:table-cell>
          <table:table-cell table:formula="of:=[.F154]/[.$H154]" office:value-type="float" office:value="0.361543529339366" calcext:value-type="float">
            <text:p>0.36</text:p>
          </table:table-cell>
          <table:table-cell table:formula="of:=[.G154]/[.$H154]" office:value-type="float" office:value="0.932265814939366" calcext:value-type="float">
            <text:p>0.93</text:p>
          </table:table-cell>
          <table:table-cell table:formula="of:=MOD(DEGREES(ATAN2([.I154];[.J154]))+360; 360)" office:value-type="float" office:value="87.9545915111128" calcext:value-type="float">
            <text:p>87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155]-[.B$1]" office:value-type="float" office:value="6" calcext:value-type="float">
            <text:p>6</text:p>
          </table:table-cell>
          <table:table-cell table:formula="of:=[.C155]-[.C$1]" office:value-type="float" office:value="129" calcext:value-type="float">
            <text:p>129</text:p>
          </table:table-cell>
          <table:table-cell table:formula="of:=[.D155]-[.D$1]" office:value-type="float" office:value="362" calcext:value-type="float">
            <text:p>362</text:p>
          </table:table-cell>
          <table:table-cell table:formula="of:=SQRT([.E155]^2 + [.F155]^2 + [.G155]^2)" office:value-type="float" office:value="384.344897195214" calcext:value-type="float">
            <text:p>384.34</text:p>
          </table:table-cell>
          <table:table-cell table:formula="of:=[.E155]/[.$H155]" office:value-type="float" office:value="0.0156109786907162" calcext:value-type="float">
            <text:p>0.02</text:p>
          </table:table-cell>
          <table:table-cell table:formula="of:=[.F155]/[.$H155]" office:value-type="float" office:value="0.335636041850398" calcext:value-type="float">
            <text:p>0.34</text:p>
          </table:table-cell>
          <table:table-cell table:formula="of:=[.G155]/[.$H155]" office:value-type="float" office:value="0.941862381006544" calcext:value-type="float">
            <text:p>0.94</text:p>
          </table:table-cell>
          <table:table-cell table:formula="of:=MOD(DEGREES(ATAN2([.I155];[.J155]))+360; 360)" office:value-type="float" office:value="87.3369992339328" calcext:value-type="float">
            <text:p>87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156]-[.B$1]" office:value-type="float" office:value="0" calcext:value-type="float">
            <text:p>0</text:p>
          </table:table-cell>
          <table:table-cell table:formula="of:=[.C156]-[.C$1]" office:value-type="float" office:value="125" calcext:value-type="float">
            <text:p>125</text:p>
          </table:table-cell>
          <table:table-cell table:formula="of:=[.D156]-[.D$1]" office:value-type="float" office:value="368" calcext:value-type="float">
            <text:p>368</text:p>
          </table:table-cell>
          <table:table-cell table:formula="of:=SQRT([.E156]^2 + [.F156]^2 + [.G156]^2)" office:value-type="float" office:value="388.650228354494" calcext:value-type="float">
            <text:p>388.65</text:p>
          </table:table-cell>
          <table:table-cell table:formula="of:=[.E156]/[.$H156]" office:value-type="float" office:value="0" calcext:value-type="float">
            <text:p>0.00</text:p>
          </table:table-cell>
          <table:table-cell table:formula="of:=[.F156]/[.$H156]" office:value-type="float" office:value="0.321625952798838" calcext:value-type="float">
            <text:p>0.32</text:p>
          </table:table-cell>
          <table:table-cell table:formula="of:=[.G156]/[.$H156]" office:value-type="float" office:value="0.946866805039779" calcext:value-type="float">
            <text:p>0.95</text:p>
          </table:table-cell>
          <table:table-cell table:formula="of:=MOD(DEGREES(ATAN2([.I156];[.J156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  <table:table-cell table:formula="of:=[.B157]-[.B$1]" office:value-type="float" office:value="7" calcext:value-type="float">
            <text:p>7</text:p>
          </table:table-cell>
          <table:table-cell table:formula="of:=[.C157]-[.C$1]" office:value-type="float" office:value="135" calcext:value-type="float">
            <text:p>135</text:p>
          </table:table-cell>
          <table:table-cell table:formula="of:=[.D157]-[.D$1]" office:value-type="float" office:value="375" calcext:value-type="float">
            <text:p>375</text:p>
          </table:table-cell>
          <table:table-cell table:formula="of:=SQRT([.E157]^2 + [.F157]^2 + [.G157]^2)" office:value-type="float" office:value="398.621374238763" calcext:value-type="float">
            <text:p>398.62</text:p>
          </table:table-cell>
          <table:table-cell table:formula="of:=[.E157]/[.$H157]" office:value-type="float" office:value="0.017560523475109" calcext:value-type="float">
            <text:p>0.02</text:p>
          </table:table-cell>
          <table:table-cell table:formula="of:=[.F157]/[.$H157]" office:value-type="float" office:value="0.33866723844853" calcext:value-type="float">
            <text:p>0.34</text:p>
          </table:table-cell>
          <table:table-cell table:formula="of:=[.G157]/[.$H157]" office:value-type="float" office:value="0.940742329023695" calcext:value-type="float">
            <text:p>0.94</text:p>
          </table:table-cell>
          <table:table-cell table:formula="of:=MOD(DEGREES(ATAN2([.I157];[.J157]))+360; 360)" office:value-type="float" office:value="87.0317659701283" calcext:value-type="float">
            <text:p>87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table:formula="of:=[.B158]-[.B$1]" office:value-type="float" office:value="8" calcext:value-type="float">
            <text:p>8</text:p>
          </table:table-cell>
          <table:table-cell table:formula="of:=[.C158]-[.C$1]" office:value-type="float" office:value="134" calcext:value-type="float">
            <text:p>134</text:p>
          </table:table-cell>
          <table:table-cell table:formula="of:=[.D158]-[.D$1]" office:value-type="float" office:value="369" calcext:value-type="float">
            <text:p>369</text:p>
          </table:table-cell>
          <table:table-cell table:formula="of:=SQRT([.E158]^2 + [.F158]^2 + [.G158]^2)" office:value-type="float" office:value="392.65888503891" calcext:value-type="float">
            <text:p>392.66</text:p>
          </table:table-cell>
          <table:table-cell table:formula="of:=[.E158]/[.$H158]" office:value-type="float" office:value="0.0203739181890848" calcext:value-type="float">
            <text:p>0.02</text:p>
          </table:table-cell>
          <table:table-cell table:formula="of:=[.F158]/[.$H158]" office:value-type="float" office:value="0.34126312966717" calcext:value-type="float">
            <text:p>0.34</text:p>
          </table:table-cell>
          <table:table-cell table:formula="of:=[.G158]/[.$H158]" office:value-type="float" office:value="0.939746976471536" calcext:value-type="float">
            <text:p>0.94</text:p>
          </table:table-cell>
          <table:table-cell table:formula="of:=MOD(DEGREES(ATAN2([.I158];[.J158]))+360; 360)" office:value-type="float" office:value="86.5834118082287" calcext:value-type="float">
            <text:p>86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24" calcext:value-type="float">
            <text:p>424</text:p>
          </table:table-cell>
          <table:table-cell office:value-type="float" office:value="496" calcext:value-type="float">
            <text:p>496</text:p>
          </table:table-cell>
          <table:table-cell table:formula="of:=[.B159]-[.B$1]" office:value-type="float" office:value="13" calcext:value-type="float">
            <text:p>13</text:p>
          </table:table-cell>
          <table:table-cell table:formula="of:=[.C159]-[.C$1]" office:value-type="float" office:value="126" calcext:value-type="float">
            <text:p>126</text:p>
          </table:table-cell>
          <table:table-cell table:formula="of:=[.D159]-[.D$1]" office:value-type="float" office:value="360" calcext:value-type="float">
            <text:p>360</text:p>
          </table:table-cell>
          <table:table-cell table:formula="of:=SQRT([.E159]^2 + [.F159]^2 + [.G159]^2)" office:value-type="float" office:value="381.634642033451" calcext:value-type="float">
            <text:p>381.63</text:p>
          </table:table-cell>
          <table:table-cell table:formula="of:=[.E159]/[.$H159]" office:value-type="float" office:value="0.0340639935901326" calcext:value-type="float">
            <text:p>0.03</text:p>
          </table:table-cell>
          <table:table-cell table:formula="of:=[.F159]/[.$H159]" office:value-type="float" office:value="0.330158707104362" calcext:value-type="float">
            <text:p>0.33</text:p>
          </table:table-cell>
          <table:table-cell table:formula="of:=[.G159]/[.$H159]" office:value-type="float" office:value="0.943310591726748" calcext:value-type="float">
            <text:p>0.94</text:p>
          </table:table-cell>
          <table:table-cell table:formula="of:=MOD(DEGREES(ATAN2([.I159];[.J159]))+360; 360)" office:value-type="float" office:value="84.1093735837959" calcext:value-type="float">
            <text:p>84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  <table:table-cell table:formula="of:=[.B160]-[.B$1]" office:value-type="float" office:value="1" calcext:value-type="float">
            <text:p>1</text:p>
          </table:table-cell>
          <table:table-cell table:formula="of:=[.C160]-[.C$1]" office:value-type="float" office:value="124" calcext:value-type="float">
            <text:p>124</text:p>
          </table:table-cell>
          <table:table-cell table:formula="of:=[.D160]-[.D$1]" office:value-type="float" office:value="372" calcext:value-type="float">
            <text:p>372</text:p>
          </table:table-cell>
          <table:table-cell table:formula="of:=SQRT([.E160]^2 + [.F160]^2 + [.G160]^2)" office:value-type="float" office:value="392.123704970766" calcext:value-type="float">
            <text:p>392.12</text:p>
          </table:table-cell>
          <table:table-cell table:formula="of:=[.E160]/[.$H160]" office:value-type="float" office:value="0.00255021562665933" calcext:value-type="float">
            <text:p>0.00</text:p>
          </table:table-cell>
          <table:table-cell table:formula="of:=[.F160]/[.$H160]" office:value-type="float" office:value="0.316226737705757" calcext:value-type="float">
            <text:p>0.32</text:p>
          </table:table-cell>
          <table:table-cell table:formula="of:=[.G160]/[.$H160]" office:value-type="float" office:value="0.948680213117271" calcext:value-type="float">
            <text:p>0.95</text:p>
          </table:table-cell>
          <table:table-cell table:formula="of:=MOD(DEGREES(ATAN2([.I160];[.J160]))+360; 360)" office:value-type="float" office:value="89.5379472785692" calcext:value-type="float">
            <text:p>89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161]-[.B$1]" office:value-type="float" office:value="2" calcext:value-type="float">
            <text:p>2</text:p>
          </table:table-cell>
          <table:table-cell table:formula="of:=[.C161]-[.C$1]" office:value-type="float" office:value="128" calcext:value-type="float">
            <text:p>128</text:p>
          </table:table-cell>
          <table:table-cell table:formula="of:=[.D161]-[.D$1]" office:value-type="float" office:value="366" calcext:value-type="float">
            <text:p>366</text:p>
          </table:table-cell>
          <table:table-cell table:formula="of:=SQRT([.E161]^2 + [.F161]^2 + [.G161]^2)" office:value-type="float" office:value="387.74218238412" calcext:value-type="float">
            <text:p>387.74</text:p>
          </table:table-cell>
          <table:table-cell table:formula="of:=[.E161]/[.$H161]" office:value-type="float" office:value="0.00515806659905443" calcext:value-type="float">
            <text:p>0.01</text:p>
          </table:table-cell>
          <table:table-cell table:formula="of:=[.F161]/[.$H161]" office:value-type="float" office:value="0.330116262339484" calcext:value-type="float">
            <text:p>0.33</text:p>
          </table:table-cell>
          <table:table-cell table:formula="of:=[.G161]/[.$H161]" office:value-type="float" office:value="0.943926187626961" calcext:value-type="float">
            <text:p>0.94</text:p>
          </table:table-cell>
          <table:table-cell table:formula="of:=MOD(DEGREES(ATAN2([.I161];[.J161]))+360; 360)" office:value-type="float" office:value="89.1048262897889" calcext:value-type="float">
            <text:p>89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494" calcext:value-type="float">
            <text:p>494</text:p>
          </table:table-cell>
          <table:table-cell table:formula="of:=[.B162]-[.B$1]" office:value-type="float" office:value="8" calcext:value-type="float">
            <text:p>8</text:p>
          </table:table-cell>
          <table:table-cell table:formula="of:=[.C162]-[.C$1]" office:value-type="float" office:value="124" calcext:value-type="float">
            <text:p>124</text:p>
          </table:table-cell>
          <table:table-cell table:formula="of:=[.D162]-[.D$1]" office:value-type="float" office:value="358" calcext:value-type="float">
            <text:p>358</text:p>
          </table:table-cell>
          <table:table-cell table:formula="of:=SQRT([.E162]^2 + [.F162]^2 + [.G162]^2)" office:value-type="float" office:value="378.951184191315" calcext:value-type="float">
            <text:p>378.95</text:p>
          </table:table-cell>
          <table:table-cell table:formula="of:=[.E162]/[.$H162]" office:value-type="float" office:value="0.0211108985371614" calcext:value-type="float">
            <text:p>0.02</text:p>
          </table:table-cell>
          <table:table-cell table:formula="of:=[.F162]/[.$H162]" office:value-type="float" office:value="0.327218927326001" calcext:value-type="float">
            <text:p>0.33</text:p>
          </table:table-cell>
          <table:table-cell table:formula="of:=[.G162]/[.$H162]" office:value-type="float" office:value="0.944712709537971" calcext:value-type="float">
            <text:p>0.94</text:p>
          </table:table-cell>
          <table:table-cell table:formula="of:=MOD(DEGREES(ATAN2([.I162];[.J162]))+360; 360)" office:value-type="float" office:value="86.3086140135487" calcext:value-type="float">
            <text:p>86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163]-[.B$1]" office:value-type="float" office:value="-1" calcext:value-type="float">
            <text:p>-1</text:p>
          </table:table-cell>
          <table:table-cell table:formula="of:=[.C163]-[.C$1]" office:value-type="float" office:value="131" calcext:value-type="float">
            <text:p>131</text:p>
          </table:table-cell>
          <table:table-cell table:formula="of:=[.D163]-[.D$1]" office:value-type="float" office:value="367" calcext:value-type="float">
            <text:p>367</text:p>
          </table:table-cell>
          <table:table-cell table:formula="of:=SQRT([.E163]^2 + [.F163]^2 + [.G163]^2)" office:value-type="float" office:value="389.68063847207" calcext:value-type="float">
            <text:p>389.68</text:p>
          </table:table-cell>
          <table:table-cell table:formula="of:=[.E163]/[.$H163]" office:value-type="float" office:value="-0.00256620396620417" calcext:value-type="float">
            <text:p>0.00</text:p>
          </table:table-cell>
          <table:table-cell table:formula="of:=[.F163]/[.$H163]" office:value-type="float" office:value="0.336172719572747" calcext:value-type="float">
            <text:p>0.34</text:p>
          </table:table-cell>
          <table:table-cell table:formula="of:=[.G163]/[.$H163]" office:value-type="float" office:value="0.941796855596931" calcext:value-type="float">
            <text:p>0.94</text:p>
          </table:table-cell>
          <table:table-cell table:formula="of:=MOD(DEGREES(ATAN2([.I163];[.J163]))+360; 360)" office:value-type="float" office:value="90.4373638675207" calcext:value-type="float">
            <text:p>9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164]-[.B$1]" office:value-type="float" office:value="8" calcext:value-type="float">
            <text:p>8</text:p>
          </table:table-cell>
          <table:table-cell table:formula="of:=[.C164]-[.C$1]" office:value-type="float" office:value="126" calcext:value-type="float">
            <text:p>126</text:p>
          </table:table-cell>
          <table:table-cell table:formula="of:=[.D164]-[.D$1]" office:value-type="float" office:value="369" calcext:value-type="float">
            <text:p>369</text:p>
          </table:table-cell>
          <table:table-cell table:formula="of:=SQRT([.E164]^2 + [.F164]^2 + [.G164]^2)" office:value-type="float" office:value="390.001282049175" calcext:value-type="float">
            <text:p>390.00</text:p>
          </table:table-cell>
          <table:table-cell table:formula="of:=[.E164]/[.$H164]" office:value-type="float" office:value="0.0205127530811329" calcext:value-type="float">
            <text:p>0.02</text:p>
          </table:table-cell>
          <table:table-cell table:formula="of:=[.F164]/[.$H164]" office:value-type="float" office:value="0.323075861027844" calcext:value-type="float">
            <text:p>0.32</text:p>
          </table:table-cell>
          <table:table-cell table:formula="of:=[.G164]/[.$H164]" office:value-type="float" office:value="0.946150735867256" calcext:value-type="float">
            <text:p>0.95</text:p>
          </table:table-cell>
          <table:table-cell table:formula="of:=MOD(DEGREES(ATAN2([.I164];[.J164]))+360; 360)" office:value-type="float" office:value="86.3670492605118" calcext:value-type="float">
            <text:p>86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165]-[.B$1]" office:value-type="float" office:value="8" calcext:value-type="float">
            <text:p>8</text:p>
          </table:table-cell>
          <table:table-cell table:formula="of:=[.C165]-[.C$1]" office:value-type="float" office:value="129" calcext:value-type="float">
            <text:p>129</text:p>
          </table:table-cell>
          <table:table-cell table:formula="of:=[.D165]-[.D$1]" office:value-type="float" office:value="362" calcext:value-type="float">
            <text:p>362</text:p>
          </table:table-cell>
          <table:table-cell table:formula="of:=SQRT([.E165]^2 + [.F165]^2 + [.G165]^2)" office:value-type="float" office:value="384.381321086236" calcext:value-type="float">
            <text:p>384.38</text:p>
          </table:table-cell>
          <table:table-cell table:formula="of:=[.E165]/[.$H165]" office:value-type="float" office:value="0.0208126658636599" calcext:value-type="float">
            <text:p>0.02</text:p>
          </table:table-cell>
          <table:table-cell table:formula="of:=[.F165]/[.$H165]" office:value-type="float" office:value="0.335604237051516" calcext:value-type="float">
            <text:p>0.34</text:p>
          </table:table-cell>
          <table:table-cell table:formula="of:=[.G165]/[.$H165]" office:value-type="float" office:value="0.941773130330611" calcext:value-type="float">
            <text:p>0.94</text:p>
          </table:table-cell>
          <table:table-cell table:formula="of:=MOD(DEGREES(ATAN2([.I165];[.J165]))+360; 360)" office:value-type="float" office:value="86.4513180260956" calcext:value-type="float">
            <text:p>86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496" calcext:value-type="float">
            <text:p>496</text:p>
          </table:table-cell>
          <table:table-cell table:formula="of:=[.B166]-[.B$1]" office:value-type="float" office:value="6" calcext:value-type="float">
            <text:p>6</text:p>
          </table:table-cell>
          <table:table-cell table:formula="of:=[.C166]-[.C$1]" office:value-type="float" office:value="129" calcext:value-type="float">
            <text:p>129</text:p>
          </table:table-cell>
          <table:table-cell table:formula="of:=[.D166]-[.D$1]" office:value-type="float" office:value="360" calcext:value-type="float">
            <text:p>360</text:p>
          </table:table-cell>
          <table:table-cell table:formula="of:=SQRT([.E166]^2 + [.F166]^2 + [.G166]^2)" office:value-type="float" office:value="382.461762794662" calcext:value-type="float">
            <text:p>382.46</text:p>
          </table:table-cell>
          <table:table-cell table:formula="of:=[.E166]/[.$H166]" office:value-type="float" office:value="0.015687842769321" calcext:value-type="float">
            <text:p>0.02</text:p>
          </table:table-cell>
          <table:table-cell table:formula="of:=[.F166]/[.$H166]" office:value-type="float" office:value="0.337288619540402" calcext:value-type="float">
            <text:p>0.34</text:p>
          </table:table-cell>
          <table:table-cell table:formula="of:=[.G166]/[.$H166]" office:value-type="float" office:value="0.941270566159261" calcext:value-type="float">
            <text:p>0.94</text:p>
          </table:table-cell>
          <table:table-cell table:formula="of:=MOD(DEGREES(ATAN2([.I166];[.J166]))+360; 360)" office:value-type="float" office:value="87.3369992339328" calcext:value-type="float">
            <text:p>87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167]-[.B$1]" office:value-type="float" office:value="0" calcext:value-type="float">
            <text:p>0</text:p>
          </table:table-cell>
          <table:table-cell table:formula="of:=[.C167]-[.C$1]" office:value-type="float" office:value="123" calcext:value-type="float">
            <text:p>123</text:p>
          </table:table-cell>
          <table:table-cell table:formula="of:=[.D167]-[.D$1]" office:value-type="float" office:value="366" calcext:value-type="float">
            <text:p>366</text:p>
          </table:table-cell>
          <table:table-cell table:formula="of:=SQRT([.E167]^2 + [.F167]^2 + [.G167]^2)" office:value-type="float" office:value="386.115267763397" calcext:value-type="float">
            <text:p>386.12</text:p>
          </table:table-cell>
          <table:table-cell table:formula="of:=[.E167]/[.$H167]" office:value-type="float" office:value="0" calcext:value-type="float">
            <text:p>0.00</text:p>
          </table:table-cell>
          <table:table-cell table:formula="of:=[.F167]/[.$H167]" office:value-type="float" office:value="0.318557721668162" calcext:value-type="float">
            <text:p>0.32</text:p>
          </table:table-cell>
          <table:table-cell table:formula="of:=[.G167]/[.$H167]" office:value-type="float" office:value="0.947903464475993" calcext:value-type="float">
            <text:p>0.95</text:p>
          </table:table-cell>
          <table:table-cell table:formula="of:=MOD(DEGREES(ATAN2([.I167];[.J167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168]-[.B$1]" office:value-type="float" office:value="4" calcext:value-type="float">
            <text:p>4</text:p>
          </table:table-cell>
          <table:table-cell table:formula="of:=[.C168]-[.C$1]" office:value-type="float" office:value="124" calcext:value-type="float">
            <text:p>124</text:p>
          </table:table-cell>
          <table:table-cell table:formula="of:=[.D168]-[.D$1]" office:value-type="float" office:value="360" calcext:value-type="float">
            <text:p>360</text:p>
          </table:table-cell>
          <table:table-cell table:formula="of:=SQRT([.E168]^2 + [.F168]^2 + [.G168]^2)" office:value-type="float" office:value="380.778150633673" calcext:value-type="float">
            <text:p>380.78</text:p>
          </table:table-cell>
          <table:table-cell table:formula="of:=[.E168]/[.$H168]" office:value-type="float" office:value="0.0105048044204831" calcext:value-type="float">
            <text:p>0.01</text:p>
          </table:table-cell>
          <table:table-cell table:formula="of:=[.F168]/[.$H168]" office:value-type="float" office:value="0.325648937034977" calcext:value-type="float">
            <text:p>0.33</text:p>
          </table:table-cell>
          <table:table-cell table:formula="of:=[.G168]/[.$H168]" office:value-type="float" office:value="0.945432397843482" calcext:value-type="float">
            <text:p>0.95</text:p>
          </table:table-cell>
          <table:table-cell table:formula="of:=MOD(DEGREES(ATAN2([.I168];[.J168]))+360; 360)" office:value-type="float" office:value="88.1523897340054" calcext:value-type="float">
            <text:p>88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169]-[.B$1]" office:value-type="float" office:value="-1" calcext:value-type="float">
            <text:p>-1</text:p>
          </table:table-cell>
          <table:table-cell table:formula="of:=[.C169]-[.C$1]" office:value-type="float" office:value="129" calcext:value-type="float">
            <text:p>129</text:p>
          </table:table-cell>
          <table:table-cell table:formula="of:=[.D169]-[.D$1]" office:value-type="float" office:value="372" calcext:value-type="float">
            <text:p>372</text:p>
          </table:table-cell>
          <table:table-cell table:formula="of:=SQRT([.E169]^2 + [.F169]^2 + [.G169]^2)" office:value-type="float" office:value="393.733412349016" calcext:value-type="float">
            <text:p>393.73</text:p>
          </table:table-cell>
          <table:table-cell table:formula="of:=[.E169]/[.$H169]" office:value-type="float" office:value="-0.00253978953432983" calcext:value-type="float">
            <text:p>0.00</text:p>
          </table:table-cell>
          <table:table-cell table:formula="of:=[.F169]/[.$H169]" office:value-type="float" office:value="0.327632849928548" calcext:value-type="float">
            <text:p>0.33</text:p>
          </table:table-cell>
          <table:table-cell table:formula="of:=[.G169]/[.$H169]" office:value-type="float" office:value="0.944801706770695" calcext:value-type="float">
            <text:p>0.94</text:p>
          </table:table-cell>
          <table:table-cell table:formula="of:=MOD(DEGREES(ATAN2([.I169];[.J169]))+360; 360)" office:value-type="float" office:value="90.4441444331119" calcext:value-type="float">
            <text:p>9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170]-[.B$1]" office:value-type="float" office:value="10" calcext:value-type="float">
            <text:p>10</text:p>
          </table:table-cell>
          <table:table-cell table:formula="of:=[.C170]-[.C$1]" office:value-type="float" office:value="130" calcext:value-type="float">
            <text:p>130</text:p>
          </table:table-cell>
          <table:table-cell table:formula="of:=[.D170]-[.D$1]" office:value-type="float" office:value="373" calcext:value-type="float">
            <text:p>373</text:p>
          </table:table-cell>
          <table:table-cell table:formula="of:=SQRT([.E170]^2 + [.F170]^2 + [.G170]^2)" office:value-type="float" office:value="395.131623639516" calcext:value-type="float">
            <text:p>395.13</text:p>
          </table:table-cell>
          <table:table-cell table:formula="of:=[.E170]/[.$H170]" office:value-type="float" office:value="0.0253080224455108" calcext:value-type="float">
            <text:p>0.03</text:p>
          </table:table-cell>
          <table:table-cell table:formula="of:=[.F170]/[.$H170]" office:value-type="float" office:value="0.329004291791641" calcext:value-type="float">
            <text:p>0.33</text:p>
          </table:table-cell>
          <table:table-cell table:formula="of:=[.G170]/[.$H170]" office:value-type="float" office:value="0.943989237217553" calcext:value-type="float">
            <text:p>0.94</text:p>
          </table:table-cell>
          <table:table-cell table:formula="of:=MOD(DEGREES(ATAN2([.I170];[.J170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1" calcext:value-type="float">
            <text:p>421</text:p>
          </table:table-cell>
          <table:table-cell office:value-type="float" office:value="497" calcext:value-type="float">
            <text:p>497</text:p>
          </table:table-cell>
          <table:table-cell table:formula="of:=[.B171]-[.B$1]" office:value-type="float" office:value="7" calcext:value-type="float">
            <text:p>7</text:p>
          </table:table-cell>
          <table:table-cell table:formula="of:=[.C171]-[.C$1]" office:value-type="float" office:value="123" calcext:value-type="float">
            <text:p>123</text:p>
          </table:table-cell>
          <table:table-cell table:formula="of:=[.D171]-[.D$1]" office:value-type="float" office:value="361" calcext:value-type="float">
            <text:p>361</text:p>
          </table:table-cell>
          <table:table-cell table:formula="of:=SQRT([.E171]^2 + [.F171]^2 + [.G171]^2)" office:value-type="float" office:value="381.443311646698" calcext:value-type="float">
            <text:p>381.44</text:p>
          </table:table-cell>
          <table:table-cell table:formula="of:=[.E171]/[.$H171]" office:value-type="float" office:value="0.018351350741427" calcext:value-type="float">
            <text:p>0.02</text:p>
          </table:table-cell>
          <table:table-cell table:formula="of:=[.F171]/[.$H171]" office:value-type="float" office:value="0.322459448742217" calcext:value-type="float">
            <text:p>0.32</text:p>
          </table:table-cell>
          <table:table-cell table:formula="of:=[.G171]/[.$H171]" office:value-type="float" office:value="0.946405373950735" calcext:value-type="float">
            <text:p>0.95</text:p>
          </table:table-cell>
          <table:table-cell table:formula="of:=MOD(DEGREES(ATAN2([.I171];[.J171]))+360; 360)" office:value-type="float" office:value="86.742778059333" calcext:value-type="float">
            <text:p>86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506" calcext:value-type="float">
            <text:p>506</text:p>
          </table:table-cell>
          <table:table-cell table:formula="of:=[.B172]-[.B$1]" office:value-type="float" office:value="5" calcext:value-type="float">
            <text:p>5</text:p>
          </table:table-cell>
          <table:table-cell table:formula="of:=[.C172]-[.C$1]" office:value-type="float" office:value="123" calcext:value-type="float">
            <text:p>123</text:p>
          </table:table-cell>
          <table:table-cell table:formula="of:=[.D172]-[.D$1]" office:value-type="float" office:value="370" calcext:value-type="float">
            <text:p>370</text:p>
          </table:table-cell>
          <table:table-cell table:formula="of:=SQRT([.E172]^2 + [.F172]^2 + [.G172]^2)" office:value-type="float" office:value="389.941021181409" calcext:value-type="float">
            <text:p>389.94</text:p>
          </table:table-cell>
          <table:table-cell table:formula="of:=[.E172]/[.$H172]" office:value-type="float" office:value="0.0128224519309393" calcext:value-type="float">
            <text:p>0.01</text:p>
          </table:table-cell>
          <table:table-cell table:formula="of:=[.F172]/[.$H172]" office:value-type="float" office:value="0.315432317501107" calcext:value-type="float">
            <text:p>0.32</text:p>
          </table:table-cell>
          <table:table-cell table:formula="of:=[.G172]/[.$H172]" office:value-type="float" office:value="0.948861442889508" calcext:value-type="float">
            <text:p>0.95</text:p>
          </table:table-cell>
          <table:table-cell table:formula="of:=MOD(DEGREES(ATAN2([.I172];[.J172]))+360; 360)" office:value-type="float" office:value="87.6721849109588" calcext:value-type="float">
            <text:p>87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table:formula="of:=[.B173]-[.B$1]" office:value-type="float" office:value="0" calcext:value-type="float">
            <text:p>0</text:p>
          </table:table-cell>
          <table:table-cell table:formula="of:=[.C173]-[.C$1]" office:value-type="float" office:value="132" calcext:value-type="float">
            <text:p>132</text:p>
          </table:table-cell>
          <table:table-cell table:formula="of:=[.D173]-[.D$1]" office:value-type="float" office:value="364" calcext:value-type="float">
            <text:p>364</text:p>
          </table:table-cell>
          <table:table-cell table:formula="of:=SQRT([.E173]^2 + [.F173]^2 + [.G173]^2)" office:value-type="float" office:value="387.195041290562" calcext:value-type="float">
            <text:p>387.20</text:p>
          </table:table-cell>
          <table:table-cell table:formula="of:=[.E173]/[.$H173]" office:value-type="float" office:value="0" calcext:value-type="float">
            <text:p>0.00</text:p>
          </table:table-cell>
          <table:table-cell table:formula="of:=[.F173]/[.$H173]" office:value-type="float" office:value="0.340913456846012" calcext:value-type="float">
            <text:p>0.34</text:p>
          </table:table-cell>
          <table:table-cell table:formula="of:=[.G173]/[.$H173]" office:value-type="float" office:value="0.940094684029913" calcext:value-type="float">
            <text:p>0.94</text:p>
          </table:table-cell>
          <table:table-cell table:formula="of:=MOD(DEGREES(ATAN2([.I173];[.J173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  <table:table-cell table:formula="of:=[.B174]-[.B$1]" office:value-type="float" office:value="6" calcext:value-type="float">
            <text:p>6</text:p>
          </table:table-cell>
          <table:table-cell table:formula="of:=[.C174]-[.C$1]" office:value-type="float" office:value="122" calcext:value-type="float">
            <text:p>122</text:p>
          </table:table-cell>
          <table:table-cell table:formula="of:=[.D174]-[.D$1]" office:value-type="float" office:value="365" calcext:value-type="float">
            <text:p>365</text:p>
          </table:table-cell>
          <table:table-cell table:formula="of:=SQRT([.E174]^2 + [.F174]^2 + [.G174]^2)" office:value-type="float" office:value="384.896089873618" calcext:value-type="float">
            <text:p>384.90</text:p>
          </table:table-cell>
          <table:table-cell table:formula="of:=[.E174]/[.$H174]" office:value-type="float" office:value="0.0155886228981181" calcext:value-type="float">
            <text:p>0.02</text:p>
          </table:table-cell>
          <table:table-cell table:formula="of:=[.F174]/[.$H174]" office:value-type="float" office:value="0.316968665595068" calcext:value-type="float">
            <text:p>0.32</text:p>
          </table:table-cell>
          <table:table-cell table:formula="of:=[.G174]/[.$H174]" office:value-type="float" office:value="0.948307892968851" calcext:value-type="float">
            <text:p>0.95</text:p>
          </table:table-cell>
          <table:table-cell table:formula="of:=MOD(DEGREES(ATAN2([.I174];[.J174]))+360; 360)" office:value-type="float" office:value="87.1844433157888" calcext:value-type="float">
            <text:p>87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3" calcext:value-type="float">
            <text:p>433</text:p>
          </table:table-cell>
          <table:table-cell office:value-type="float" office:value="502" calcext:value-type="float">
            <text:p>502</text:p>
          </table:table-cell>
          <table:table-cell table:formula="of:=[.B175]-[.B$1]" office:value-type="float" office:value="10" calcext:value-type="float">
            <text:p>10</text:p>
          </table:table-cell>
          <table:table-cell table:formula="of:=[.C175]-[.C$1]" office:value-type="float" office:value="135" calcext:value-type="float">
            <text:p>135</text:p>
          </table:table-cell>
          <table:table-cell table:formula="of:=[.D175]-[.D$1]" office:value-type="float" office:value="366" calcext:value-type="float">
            <text:p>366</text:p>
          </table:table-cell>
          <table:table-cell table:formula="of:=SQRT([.E175]^2 + [.F175]^2 + [.G175]^2)" office:value-type="float" office:value="390.231982287459" calcext:value-type="float">
            <text:p>390.23</text:p>
          </table:table-cell>
          <table:table-cell table:formula="of:=[.E175]/[.$H175]" office:value-type="float" office:value="0.0256257827494868" calcext:value-type="float">
            <text:p>0.03</text:p>
          </table:table-cell>
          <table:table-cell table:formula="of:=[.F175]/[.$H175]" office:value-type="float" office:value="0.345948067118071" calcext:value-type="float">
            <text:p>0.35</text:p>
          </table:table-cell>
          <table:table-cell table:formula="of:=[.G175]/[.$H175]" office:value-type="float" office:value="0.937903648631215" calcext:value-type="float">
            <text:p>0.94</text:p>
          </table:table-cell>
          <table:table-cell table:formula="of:=MOD(DEGREES(ATAN2([.I175];[.J175]))+360; 360)" office:value-type="float" office:value="85.7636052009411" calcext:value-type="float">
            <text:p>85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176]-[.B$1]" office:value-type="float" office:value="10" calcext:value-type="float">
            <text:p>10</text:p>
          </table:table-cell>
          <table:table-cell table:formula="of:=[.C176]-[.C$1]" office:value-type="float" office:value="128" calcext:value-type="float">
            <text:p>128</text:p>
          </table:table-cell>
          <table:table-cell table:formula="of:=[.D176]-[.D$1]" office:value-type="float" office:value="366" calcext:value-type="float">
            <text:p>366</text:p>
          </table:table-cell>
          <table:table-cell table:formula="of:=SQRT([.E176]^2 + [.F176]^2 + [.G176]^2)" office:value-type="float" office:value="387.865956227148" calcext:value-type="float">
            <text:p>387.87</text:p>
          </table:table-cell>
          <table:table-cell table:formula="of:=[.E176]/[.$H176]" office:value-type="float" office:value="0.0257821029132643" calcext:value-type="float">
            <text:p>0.03</text:p>
          </table:table-cell>
          <table:table-cell table:formula="of:=[.F176]/[.$H176]" office:value-type="float" office:value="0.330010917289783" calcext:value-type="float">
            <text:p>0.33</text:p>
          </table:table-cell>
          <table:table-cell table:formula="of:=[.G176]/[.$H176]" office:value-type="float" office:value="0.943624966625473" calcext:value-type="float">
            <text:p>0.94</text:p>
          </table:table-cell>
          <table:table-cell table:formula="of:=MOD(DEGREES(ATAN2([.I176];[.J176]))+360; 360)" office:value-type="float" office:value="85.5328409386107" calcext:value-type="float">
            <text:p>85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177]-[.B$1]" office:value-type="float" office:value="-4" calcext:value-type="float">
            <text:p>-4</text:p>
          </table:table-cell>
          <table:table-cell table:formula="of:=[.C177]-[.C$1]" office:value-type="float" office:value="131" calcext:value-type="float">
            <text:p>131</text:p>
          </table:table-cell>
          <table:table-cell table:formula="of:=[.D177]-[.D$1]" office:value-type="float" office:value="369" calcext:value-type="float">
            <text:p>369</text:p>
          </table:table-cell>
          <table:table-cell table:formula="of:=SQRT([.E177]^2 + [.F177]^2 + [.G177]^2)" office:value-type="float" office:value="391.583962899402" calcext:value-type="float">
            <text:p>391.58</text:p>
          </table:table-cell>
          <table:table-cell table:formula="of:=[.E177]/[.$H177]" office:value-type="float" office:value="-0.0102149229258084" calcext:value-type="float">
            <text:p>-0.01</text:p>
          </table:table-cell>
          <table:table-cell table:formula="of:=[.F177]/[.$H177]" office:value-type="float" office:value="0.334538725820225" calcext:value-type="float">
            <text:p>0.33</text:p>
          </table:table-cell>
          <table:table-cell table:formula="of:=[.G177]/[.$H177]" office:value-type="float" office:value="0.942326639905824" calcext:value-type="float">
            <text:p>0.94</text:p>
          </table:table-cell>
          <table:table-cell table:formula="of:=MOD(DEGREES(ATAN2([.I177];[.J177]))+360; 360)" office:value-type="float" office:value="91.7489460445543" calcext:value-type="float">
            <text:p>91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178]-[.B$1]" office:value-type="float" office:value="14" calcext:value-type="float">
            <text:p>14</text:p>
          </table:table-cell>
          <table:table-cell table:formula="of:=[.C178]-[.C$1]" office:value-type="float" office:value="125" calcext:value-type="float">
            <text:p>125</text:p>
          </table:table-cell>
          <table:table-cell table:formula="of:=[.D178]-[.D$1]" office:value-type="float" office:value="364" calcext:value-type="float">
            <text:p>364</text:p>
          </table:table-cell>
          <table:table-cell table:formula="of:=SQRT([.E178]^2 + [.F178]^2 + [.G178]^2)" office:value-type="float" office:value="385.119461985499" calcext:value-type="float">
            <text:p>385.12</text:p>
          </table:table-cell>
          <table:table-cell table:formula="of:=[.E178]/[.$H178]" office:value-type="float" office:value="0.0363523565592412" calcext:value-type="float">
            <text:p>0.04</text:p>
          </table:table-cell>
          <table:table-cell table:formula="of:=[.F178]/[.$H178]" office:value-type="float" office:value="0.324574612136082" calcext:value-type="float">
            <text:p>0.32</text:p>
          </table:table-cell>
          <table:table-cell table:formula="of:=[.G178]/[.$H178]" office:value-type="float" office:value="0.945161270540272" calcext:value-type="float">
            <text:p>0.95</text:p>
          </table:table-cell>
          <table:table-cell table:formula="of:=MOD(DEGREES(ATAN2([.I178];[.J178]))+360; 360)" office:value-type="float" office:value="83.609504685353" calcext:value-type="float">
            <text:p>83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179]-[.B$1]" office:value-type="float" office:value="11" calcext:value-type="float">
            <text:p>11</text:p>
          </table:table-cell>
          <table:table-cell table:formula="of:=[.C179]-[.C$1]" office:value-type="float" office:value="126" calcext:value-type="float">
            <text:p>126</text:p>
          </table:table-cell>
          <table:table-cell table:formula="of:=[.D179]-[.D$1]" office:value-type="float" office:value="365" calcext:value-type="float">
            <text:p>365</text:p>
          </table:table-cell>
          <table:table-cell table:formula="of:=SQRT([.E179]^2 + [.F179]^2 + [.G179]^2)" office:value-type="float" office:value="386.292635187367" calcext:value-type="float">
            <text:p>386.29</text:p>
          </table:table-cell>
          <table:table-cell table:formula="of:=[.E179]/[.$H179]" office:value-type="float" office:value="0.0284758211728903" calcext:value-type="float">
            <text:p>0.03</text:p>
          </table:table-cell>
          <table:table-cell table:formula="of:=[.F179]/[.$H179]" office:value-type="float" office:value="0.32617758798038" calcext:value-type="float">
            <text:p>0.33</text:p>
          </table:table-cell>
          <table:table-cell table:formula="of:=[.G179]/[.$H179]" office:value-type="float" office:value="0.944879520736814" calcext:value-type="float">
            <text:p>0.94</text:p>
          </table:table-cell>
          <table:table-cell table:formula="of:=MOD(DEGREES(ATAN2([.I179];[.J179]))+360; 360)" office:value-type="float" office:value="85.0106374303578" calcext:value-type="float">
            <text:p>85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0" calcext:value-type="float">
            <text:p>420</text:p>
          </table:table-cell>
          <table:table-cell office:value-type="float" office:value="508" calcext:value-type="float">
            <text:p>508</text:p>
          </table:table-cell>
          <table:table-cell table:formula="of:=[.B180]-[.B$1]" office:value-type="float" office:value="1" calcext:value-type="float">
            <text:p>1</text:p>
          </table:table-cell>
          <table:table-cell table:formula="of:=[.C180]-[.C$1]" office:value-type="float" office:value="122" calcext:value-type="float">
            <text:p>122</text:p>
          </table:table-cell>
          <table:table-cell table:formula="of:=[.D180]-[.D$1]" office:value-type="float" office:value="372" calcext:value-type="float">
            <text:p>372</text:p>
          </table:table-cell>
          <table:table-cell table:formula="of:=SQRT([.E180]^2 + [.F180]^2 + [.G180]^2)" office:value-type="float" office:value="391.49584927557" calcext:value-type="float">
            <text:p>391.50</text:p>
          </table:table-cell>
          <table:table-cell table:formula="of:=[.E180]/[.$H180]" office:value-type="float" office:value="0.00255430549736457" calcext:value-type="float">
            <text:p>0.00</text:p>
          </table:table-cell>
          <table:table-cell table:formula="of:=[.F180]/[.$H180]" office:value-type="float" office:value="0.311625270678477" calcext:value-type="float">
            <text:p>0.31</text:p>
          </table:table-cell>
          <table:table-cell table:formula="of:=[.G180]/[.$H180]" office:value-type="float" office:value="0.95020164501962" calcext:value-type="float">
            <text:p>0.95</text:p>
          </table:table-cell>
          <table:table-cell table:formula="of:=MOD(DEGREES(ATAN2([.I180];[.J180]))+360; 360)" office:value-type="float" office:value="89.5303729803103" calcext:value-type="float">
            <text:p>89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181]-[.B$1]" office:value-type="float" office:value="10" calcext:value-type="float">
            <text:p>10</text:p>
          </table:table-cell>
          <table:table-cell table:formula="of:=[.C181]-[.C$1]" office:value-type="float" office:value="130" calcext:value-type="float">
            <text:p>130</text:p>
          </table:table-cell>
          <table:table-cell table:formula="of:=[.D181]-[.D$1]" office:value-type="float" office:value="373" calcext:value-type="float">
            <text:p>373</text:p>
          </table:table-cell>
          <table:table-cell table:formula="of:=SQRT([.E181]^2 + [.F181]^2 + [.G181]^2)" office:value-type="float" office:value="395.131623639516" calcext:value-type="float">
            <text:p>395.13</text:p>
          </table:table-cell>
          <table:table-cell table:formula="of:=[.E181]/[.$H181]" office:value-type="float" office:value="0.0253080224455108" calcext:value-type="float">
            <text:p>0.03</text:p>
          </table:table-cell>
          <table:table-cell table:formula="of:=[.F181]/[.$H181]" office:value-type="float" office:value="0.329004291791641" calcext:value-type="float">
            <text:p>0.33</text:p>
          </table:table-cell>
          <table:table-cell table:formula="of:=[.G181]/[.$H181]" office:value-type="float" office:value="0.943989237217553" calcext:value-type="float">
            <text:p>0.94</text:p>
          </table:table-cell>
          <table:table-cell table:formula="of:=MOD(DEGREES(ATAN2([.I181];[.J181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182]-[.B$1]" office:value-type="float" office:value="12" calcext:value-type="float">
            <text:p>12</text:p>
          </table:table-cell>
          <table:table-cell table:formula="of:=[.C182]-[.C$1]" office:value-type="float" office:value="130" calcext:value-type="float">
            <text:p>130</text:p>
          </table:table-cell>
          <table:table-cell table:formula="of:=[.D182]-[.D$1]" office:value-type="float" office:value="368" calcext:value-type="float">
            <text:p>368</text:p>
          </table:table-cell>
          <table:table-cell table:formula="of:=SQRT([.E182]^2 + [.F182]^2 + [.G182]^2)" office:value-type="float" office:value="390.471509844188" calcext:value-type="float">
            <text:p>390.47</text:p>
          </table:table-cell>
          <table:table-cell table:formula="of:=[.E182]/[.$H182]" office:value-type="float" office:value="0.0307320757019851" calcext:value-type="float">
            <text:p>0.03</text:p>
          </table:table-cell>
          <table:table-cell table:formula="of:=[.F182]/[.$H182]" office:value-type="float" office:value="0.332930820104838" calcext:value-type="float">
            <text:p>0.33</text:p>
          </table:table-cell>
          <table:table-cell table:formula="of:=[.G182]/[.$H182]" office:value-type="float" office:value="0.942450321527542" calcext:value-type="float">
            <text:p>0.94</text:p>
          </table:table-cell>
          <table:table-cell table:formula="of:=MOD(DEGREES(ATAN2([.I182];[.J182]))+360; 360)" office:value-type="float" office:value="84.7261040426482" calcext:value-type="float">
            <text:p>84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3" calcext:value-type="float">
            <text:p>433</text:p>
          </table:table-cell>
          <table:table-cell office:value-type="float" office:value="502" calcext:value-type="float">
            <text:p>502</text:p>
          </table:table-cell>
          <table:table-cell table:formula="of:=[.B183]-[.B$1]" office:value-type="float" office:value="7" calcext:value-type="float">
            <text:p>7</text:p>
          </table:table-cell>
          <table:table-cell table:formula="of:=[.C183]-[.C$1]" office:value-type="float" office:value="135" calcext:value-type="float">
            <text:p>135</text:p>
          </table:table-cell>
          <table:table-cell table:formula="of:=[.D183]-[.D$1]" office:value-type="float" office:value="366" calcext:value-type="float">
            <text:p>366</text:p>
          </table:table-cell>
          <table:table-cell table:formula="of:=SQRT([.E183]^2 + [.F183]^2 + [.G183]^2)" office:value-type="float" office:value="390.166631069342" calcext:value-type="float">
            <text:p>390.17</text:p>
          </table:table-cell>
          <table:table-cell table:formula="of:=[.E183]/[.$H183]" office:value-type="float" office:value="0.0179410524698508" calcext:value-type="float">
            <text:p>0.02</text:p>
          </table:table-cell>
          <table:table-cell table:formula="of:=[.F183]/[.$H183]" office:value-type="float" office:value="0.346006011918552" calcext:value-type="float">
            <text:p>0.35</text:p>
          </table:table-cell>
          <table:table-cell table:formula="of:=[.G183]/[.$H183]" office:value-type="float" office:value="0.93806074342363" calcext:value-type="float">
            <text:p>0.94</text:p>
          </table:table-cell>
          <table:table-cell table:formula="of:=MOD(DEGREES(ATAN2([.I183];[.J183]))+360; 360)" office:value-type="float" office:value="87.0317659701283" calcext:value-type="float">
            <text:p>87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2" calcext:value-type="float">
            <text:p>432</text:p>
          </table:table-cell>
          <table:table-cell office:value-type="float" office:value="496" calcext:value-type="float">
            <text:p>496</text:p>
          </table:table-cell>
          <table:table-cell table:formula="of:=[.B184]-[.B$1]" office:value-type="float" office:value="6" calcext:value-type="float">
            <text:p>6</text:p>
          </table:table-cell>
          <table:table-cell table:formula="of:=[.C184]-[.C$1]" office:value-type="float" office:value="134" calcext:value-type="float">
            <text:p>134</text:p>
          </table:table-cell>
          <table:table-cell table:formula="of:=[.D184]-[.D$1]" office:value-type="float" office:value="360" calcext:value-type="float">
            <text:p>360</text:p>
          </table:table-cell>
          <table:table-cell table:formula="of:=SQRT([.E184]^2 + [.F184]^2 + [.G184]^2)" office:value-type="float" office:value="384.177042520763" calcext:value-type="float">
            <text:p>384.18</text:p>
          </table:table-cell>
          <table:table-cell table:formula="of:=[.E184]/[.$H184]" office:value-type="float" office:value="0.0156177994411931" calcext:value-type="float">
            <text:p>0.02</text:p>
          </table:table-cell>
          <table:table-cell table:formula="of:=[.F184]/[.$H184]" office:value-type="float" office:value="0.348797520853313" calcext:value-type="float">
            <text:p>0.35</text:p>
          </table:table-cell>
          <table:table-cell table:formula="of:=[.G184]/[.$H184]" office:value-type="float" office:value="0.937067966471588" calcext:value-type="float">
            <text:p>0.94</text:p>
          </table:table-cell>
          <table:table-cell table:formula="of:=MOD(DEGREES(ATAN2([.I184];[.J184]))+360; 360)" office:value-type="float" office:value="87.436229788535" calcext:value-type="float">
            <text:p>87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3" calcext:value-type="float">
            <text:p>423</text:p>
          </table:table-cell>
          <table:table-cell office:value-type="float" office:value="497" calcext:value-type="float">
            <text:p>497</text:p>
          </table:table-cell>
          <table:table-cell table:formula="of:=[.B185]-[.B$1]" office:value-type="float" office:value="7" calcext:value-type="float">
            <text:p>7</text:p>
          </table:table-cell>
          <table:table-cell table:formula="of:=[.C185]-[.C$1]" office:value-type="float" office:value="125" calcext:value-type="float">
            <text:p>125</text:p>
          </table:table-cell>
          <table:table-cell table:formula="of:=[.D185]-[.D$1]" office:value-type="float" office:value="361" calcext:value-type="float">
            <text:p>361</text:p>
          </table:table-cell>
          <table:table-cell table:formula="of:=SQRT([.E185]^2 + [.F185]^2 + [.G185]^2)" office:value-type="float" office:value="382.092920635806" calcext:value-type="float">
            <text:p>382.09</text:p>
          </table:table-cell>
          <table:table-cell table:formula="of:=[.E185]/[.$H185]" office:value-type="float" office:value="0.018320150994559" calcext:value-type="float">
            <text:p>0.02</text:p>
          </table:table-cell>
          <table:table-cell table:formula="of:=[.F185]/[.$H185]" office:value-type="float" office:value="0.327145553474268" calcext:value-type="float">
            <text:p>0.33</text:p>
          </table:table-cell>
          <table:table-cell table:formula="of:=[.G185]/[.$H185]" office:value-type="float" office:value="0.944796358433685" calcext:value-type="float">
            <text:p>0.94</text:p>
          </table:table-cell>
          <table:table-cell table:formula="of:=MOD(DEGREES(ATAN2([.I185];[.J185]))+360; 360)" office:value-type="float" office:value="86.7947840689865" calcext:value-type="float">
            <text:p>86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  <table:table-cell table:formula="of:=[.B186]-[.B$1]" office:value-type="float" office:value="8" calcext:value-type="float">
            <text:p>8</text:p>
          </table:table-cell>
          <table:table-cell table:formula="of:=[.C186]-[.C$1]" office:value-type="float" office:value="124" calcext:value-type="float">
            <text:p>124</text:p>
          </table:table-cell>
          <table:table-cell table:formula="of:=[.D186]-[.D$1]" office:value-type="float" office:value="369" calcext:value-type="float">
            <text:p>369</text:p>
          </table:table-cell>
          <table:table-cell table:formula="of:=SQRT([.E186]^2 + [.F186]^2 + [.G186]^2)" office:value-type="float" office:value="389.35973084026" calcext:value-type="float">
            <text:p>389.36</text:p>
          </table:table-cell>
          <table:table-cell table:formula="of:=[.E186]/[.$H186]" office:value-type="float" office:value="0.0205465521119391" calcext:value-type="float">
            <text:p>0.02</text:p>
          </table:table-cell>
          <table:table-cell table:formula="of:=[.F186]/[.$H186]" office:value-type="float" office:value="0.318471557735056" calcext:value-type="float">
            <text:p>0.32</text:p>
          </table:table-cell>
          <table:table-cell table:formula="of:=[.G186]/[.$H186]" office:value-type="float" office:value="0.947709716163192" calcext:value-type="float">
            <text:p>0.95</text:p>
          </table:table-cell>
          <table:table-cell table:formula="of:=MOD(DEGREES(ATAN2([.I186];[.J186]))+360; 360)" office:value-type="float" office:value="86.3086140135487" calcext:value-type="float">
            <text:p>86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30" calcext:value-type="float">
            <text:p>430</text:p>
          </table:table-cell>
          <table:table-cell office:value-type="float" office:value="497" calcext:value-type="float">
            <text:p>497</text:p>
          </table:table-cell>
          <table:table-cell table:formula="of:=[.B187]-[.B$1]" office:value-type="float" office:value="12" calcext:value-type="float">
            <text:p>12</text:p>
          </table:table-cell>
          <table:table-cell table:formula="of:=[.C187]-[.C$1]" office:value-type="float" office:value="132" calcext:value-type="float">
            <text:p>132</text:p>
          </table:table-cell>
          <table:table-cell table:formula="of:=[.D187]-[.D$1]" office:value-type="float" office:value="361" calcext:value-type="float">
            <text:p>361</text:p>
          </table:table-cell>
          <table:table-cell table:formula="of:=SQRT([.E187]^2 + [.F187]^2 + [.G187]^2)" office:value-type="float" office:value="384.563388793057" calcext:value-type="float">
            <text:p>384.56</text:p>
          </table:table-cell>
          <table:table-cell table:formula="of:=[.E187]/[.$H187]" office:value-type="float" office:value="0.0312042184713987" calcext:value-type="float">
            <text:p>0.03</text:p>
          </table:table-cell>
          <table:table-cell table:formula="of:=[.F187]/[.$H187]" office:value-type="float" office:value="0.343246403185386" calcext:value-type="float">
            <text:p>0.34</text:p>
          </table:table-cell>
          <table:table-cell table:formula="of:=[.G187]/[.$H187]" office:value-type="float" office:value="0.938726905681245" calcext:value-type="float">
            <text:p>0.94</text:p>
          </table:table-cell>
          <table:table-cell table:formula="of:=MOD(DEGREES(ATAN2([.I187];[.J187]))+360; 360)" office:value-type="float" office:value="84.8055710922652" calcext:value-type="float">
            <text:p>84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34" calcext:value-type="float">
            <text:p>434</text:p>
          </table:table-cell>
          <table:table-cell office:value-type="float" office:value="498" calcext:value-type="float">
            <text:p>498</text:p>
          </table:table-cell>
          <table:table-cell table:formula="of:=[.B188]-[.B$1]" office:value-type="float" office:value="1" calcext:value-type="float">
            <text:p>1</text:p>
          </table:table-cell>
          <table:table-cell table:formula="of:=[.C188]-[.C$1]" office:value-type="float" office:value="136" calcext:value-type="float">
            <text:p>136</text:p>
          </table:table-cell>
          <table:table-cell table:formula="of:=[.D188]-[.D$1]" office:value-type="float" office:value="362" calcext:value-type="float">
            <text:p>362</text:p>
          </table:table-cell>
          <table:table-cell table:formula="of:=SQRT([.E188]^2 + [.F188]^2 + [.G188]^2)" office:value-type="float" office:value="386.705314160538" calcext:value-type="float">
            <text:p>386.71</text:p>
          </table:table-cell>
          <table:table-cell table:formula="of:=[.E188]/[.$H188]" office:value-type="float" office:value="0.00258594842993251" calcext:value-type="float">
            <text:p>0.00</text:p>
          </table:table-cell>
          <table:table-cell table:formula="of:=[.F188]/[.$H188]" office:value-type="float" office:value="0.351688986470821" calcext:value-type="float">
            <text:p>0.35</text:p>
          </table:table-cell>
          <table:table-cell table:formula="of:=[.G188]/[.$H188]" office:value-type="float" office:value="0.936113331635569" calcext:value-type="float">
            <text:p>0.94</text:p>
          </table:table-cell>
          <table:table-cell table:formula="of:=MOD(DEGREES(ATAN2([.I188];[.J188]))+360; 360)" office:value-type="float" office:value="89.5787150958314" calcext:value-type="float">
            <text:p>89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  <table:table-cell table:formula="of:=[.B189]-[.B$1]" office:value-type="float" office:value="-1" calcext:value-type="float">
            <text:p>-1</text:p>
          </table:table-cell>
          <table:table-cell table:formula="of:=[.C189]-[.C$1]" office:value-type="float" office:value="126" calcext:value-type="float">
            <text:p>126</text:p>
          </table:table-cell>
          <table:table-cell table:formula="of:=[.D189]-[.D$1]" office:value-type="float" office:value="376" calcext:value-type="float">
            <text:p>376</text:p>
          </table:table-cell>
          <table:table-cell table:formula="of:=SQRT([.E189]^2 + [.F189]^2 + [.G189]^2)" office:value-type="float" office:value="396.55138380795" calcext:value-type="float">
            <text:p>396.55</text:p>
          </table:table-cell>
          <table:table-cell table:formula="of:=[.E189]/[.$H189]" office:value-type="float" office:value="-0.00252174129465225" calcext:value-type="float">
            <text:p>0.00</text:p>
          </table:table-cell>
          <table:table-cell table:formula="of:=[.F189]/[.$H189]" office:value-type="float" office:value="0.317739403126183" calcext:value-type="float">
            <text:p>0.32</text:p>
          </table:table-cell>
          <table:table-cell table:formula="of:=[.G189]/[.$H189]" office:value-type="float" office:value="0.948174726789245" calcext:value-type="float">
            <text:p>0.95</text:p>
          </table:table-cell>
          <table:table-cell table:formula="of:=MOD(DEGREES(ATAN2([.I189];[.J189]))+360; 360)" office:value-type="float" office:value="90.4547188616932" calcext:value-type="float">
            <text:p>9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2" calcext:value-type="float">
            <text:p>432</text:p>
          </table:table-cell>
          <table:table-cell office:value-type="float" office:value="496" calcext:value-type="float">
            <text:p>496</text:p>
          </table:table-cell>
          <table:table-cell table:formula="of:=[.B190]-[.B$1]" office:value-type="float" office:value="6" calcext:value-type="float">
            <text:p>6</text:p>
          </table:table-cell>
          <table:table-cell table:formula="of:=[.C190]-[.C$1]" office:value-type="float" office:value="134" calcext:value-type="float">
            <text:p>134</text:p>
          </table:table-cell>
          <table:table-cell table:formula="of:=[.D190]-[.D$1]" office:value-type="float" office:value="360" calcext:value-type="float">
            <text:p>360</text:p>
          </table:table-cell>
          <table:table-cell table:formula="of:=SQRT([.E190]^2 + [.F190]^2 + [.G190]^2)" office:value-type="float" office:value="384.177042520763" calcext:value-type="float">
            <text:p>384.18</text:p>
          </table:table-cell>
          <table:table-cell table:formula="of:=[.E190]/[.$H190]" office:value-type="float" office:value="0.0156177994411931" calcext:value-type="float">
            <text:p>0.02</text:p>
          </table:table-cell>
          <table:table-cell table:formula="of:=[.F190]/[.$H190]" office:value-type="float" office:value="0.348797520853313" calcext:value-type="float">
            <text:p>0.35</text:p>
          </table:table-cell>
          <table:table-cell table:formula="of:=[.G190]/[.$H190]" office:value-type="float" office:value="0.937067966471588" calcext:value-type="float">
            <text:p>0.94</text:p>
          </table:table-cell>
          <table:table-cell table:formula="of:=MOD(DEGREES(ATAN2([.I190];[.J190]))+360; 360)" office:value-type="float" office:value="87.436229788535" calcext:value-type="float">
            <text:p>87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  <table:table-cell table:formula="of:=[.B191]-[.B$1]" office:value-type="float" office:value="8" calcext:value-type="float">
            <text:p>8</text:p>
          </table:table-cell>
          <table:table-cell table:formula="of:=[.C191]-[.C$1]" office:value-type="float" office:value="124" calcext:value-type="float">
            <text:p>124</text:p>
          </table:table-cell>
          <table:table-cell table:formula="of:=[.D191]-[.D$1]" office:value-type="float" office:value="372" calcext:value-type="float">
            <text:p>372</text:p>
          </table:table-cell>
          <table:table-cell table:formula="of:=SQRT([.E191]^2 + [.F191]^2 + [.G191]^2)" office:value-type="float" office:value="392.204028536169" calcext:value-type="float">
            <text:p>392.20</text:p>
          </table:table-cell>
          <table:table-cell table:formula="of:=[.E191]/[.$H191]" office:value-type="float" office:value="0.02039754673061" calcext:value-type="float">
            <text:p>0.02</text:p>
          </table:table-cell>
          <table:table-cell table:formula="of:=[.F191]/[.$H191]" office:value-type="float" office:value="0.316161974324455" calcext:value-type="float">
            <text:p>0.32</text:p>
          </table:table-cell>
          <table:table-cell table:formula="of:=[.G191]/[.$H191]" office:value-type="float" office:value="0.948485922973365" calcext:value-type="float">
            <text:p>0.95</text:p>
          </table:table-cell>
          <table:table-cell table:formula="of:=MOD(DEGREES(ATAN2([.I191];[.J191]))+360; 360)" office:value-type="float" office:value="86.3086140135487" calcext:value-type="float">
            <text:p>86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192]-[.B$1]" office:value-type="float" office:value="11" calcext:value-type="float">
            <text:p>11</text:p>
          </table:table-cell>
          <table:table-cell table:formula="of:=[.C192]-[.C$1]" office:value-type="float" office:value="126" calcext:value-type="float">
            <text:p>126</text:p>
          </table:table-cell>
          <table:table-cell table:formula="of:=[.D192]-[.D$1]" office:value-type="float" office:value="369" calcext:value-type="float">
            <text:p>369</text:p>
          </table:table-cell>
          <table:table-cell table:formula="of:=SQRT([.E192]^2 + [.F192]^2 + [.G192]^2)" office:value-type="float" office:value="390.074351886919" calcext:value-type="float">
            <text:p>390.07</text:p>
          </table:table-cell>
          <table:table-cell table:formula="of:=[.E192]/[.$H192]" office:value-type="float" office:value="0.0281997520390391" calcext:value-type="float">
            <text:p>0.03</text:p>
          </table:table-cell>
          <table:table-cell table:formula="of:=[.F192]/[.$H192]" office:value-type="float" office:value="0.323015341538084" calcext:value-type="float">
            <text:p>0.32</text:p>
          </table:table-cell>
          <table:table-cell table:formula="of:=[.G192]/[.$H192]" office:value-type="float" office:value="0.945973500218675" calcext:value-type="float">
            <text:p>0.95</text:p>
          </table:table-cell>
          <table:table-cell table:formula="of:=MOD(DEGREES(ATAN2([.I192];[.J192]))+360; 360)" office:value-type="float" office:value="85.0106374303578" calcext:value-type="float">
            <text:p>85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193]-[.B$1]" office:value-type="float" office:value="7" calcext:value-type="float">
            <text:p>7</text:p>
          </table:table-cell>
          <table:table-cell table:formula="of:=[.C193]-[.C$1]" office:value-type="float" office:value="130" calcext:value-type="float">
            <text:p>130</text:p>
          </table:table-cell>
          <table:table-cell table:formula="of:=[.D193]-[.D$1]" office:value-type="float" office:value="364" calcext:value-type="float">
            <text:p>364</text:p>
          </table:table-cell>
          <table:table-cell table:formula="of:=SQRT([.E193]^2 + [.F193]^2 + [.G193]^2)" office:value-type="float" office:value="386.581168708462" calcext:value-type="float">
            <text:p>386.58</text:p>
          </table:table-cell>
          <table:table-cell table:formula="of:=[.E193]/[.$H193]" office:value-type="float" office:value="0.0181074521125446" calcext:value-type="float">
            <text:p>0.02</text:p>
          </table:table-cell>
          <table:table-cell table:formula="of:=[.F193]/[.$H193]" office:value-type="float" office:value="0.336281253518686" calcext:value-type="float">
            <text:p>0.34</text:p>
          </table:table-cell>
          <table:table-cell table:formula="of:=[.G193]/[.$H193]" office:value-type="float" office:value="0.94158750985232" calcext:value-type="float">
            <text:p>0.94</text:p>
          </table:table-cell>
          <table:table-cell table:formula="of:=MOD(DEGREES(ATAN2([.I193];[.J193]))+360; 360)" office:value-type="float" office:value="86.9178191754718" calcext:value-type="float">
            <text:p>8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16" calcext:value-type="float">
            <text:p>416</text:p>
          </table:table-cell>
          <table:table-cell office:value-type="float" office:value="504" calcext:value-type="float">
            <text:p>504</text:p>
          </table:table-cell>
          <table:table-cell table:formula="of:=[.B194]-[.B$1]" office:value-type="float" office:value="14" calcext:value-type="float">
            <text:p>14</text:p>
          </table:table-cell>
          <table:table-cell table:formula="of:=[.C194]-[.C$1]" office:value-type="float" office:value="118" calcext:value-type="float">
            <text:p>118</text:p>
          </table:table-cell>
          <table:table-cell table:formula="of:=[.D194]-[.D$1]" office:value-type="float" office:value="368" calcext:value-type="float">
            <text:p>368</text:p>
          </table:table-cell>
          <table:table-cell table:formula="of:=SQRT([.E194]^2 + [.F194]^2 + [.G194]^2)" office:value-type="float" office:value="386.709193063728" calcext:value-type="float">
            <text:p>386.71</text:p>
          </table:table-cell>
          <table:table-cell table:formula="of:=[.E194]/[.$H194]" office:value-type="float" office:value="0.0362029148805181" calcext:value-type="float">
            <text:p>0.04</text:p>
          </table:table-cell>
          <table:table-cell table:formula="of:=[.F194]/[.$H194]" office:value-type="float" office:value="0.305138853992938" calcext:value-type="float">
            <text:p>0.31</text:p>
          </table:table-cell>
          <table:table-cell table:formula="of:=[.G194]/[.$H194]" office:value-type="float" office:value="0.951619476859333" calcext:value-type="float">
            <text:p>0.95</text:p>
          </table:table-cell>
          <table:table-cell table:formula="of:=MOD(DEGREES(ATAN2([.I194];[.J194]))+360; 360)" office:value-type="float" office:value="83.2338251774469" calcext:value-type="float">
            <text:p>83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195]-[.B$1]" office:value-type="float" office:value="11" calcext:value-type="float">
            <text:p>11</text:p>
          </table:table-cell>
          <table:table-cell table:formula="of:=[.C195]-[.C$1]" office:value-type="float" office:value="126" calcext:value-type="float">
            <text:p>126</text:p>
          </table:table-cell>
          <table:table-cell table:formula="of:=[.D195]-[.D$1]" office:value-type="float" office:value="365" calcext:value-type="float">
            <text:p>365</text:p>
          </table:table-cell>
          <table:table-cell table:formula="of:=SQRT([.E195]^2 + [.F195]^2 + [.G195]^2)" office:value-type="float" office:value="386.292635187367" calcext:value-type="float">
            <text:p>386.29</text:p>
          </table:table-cell>
          <table:table-cell table:formula="of:=[.E195]/[.$H195]" office:value-type="float" office:value="0.0284758211728903" calcext:value-type="float">
            <text:p>0.03</text:p>
          </table:table-cell>
          <table:table-cell table:formula="of:=[.F195]/[.$H195]" office:value-type="float" office:value="0.32617758798038" calcext:value-type="float">
            <text:p>0.33</text:p>
          </table:table-cell>
          <table:table-cell table:formula="of:=[.G195]/[.$H195]" office:value-type="float" office:value="0.944879520736814" calcext:value-type="float">
            <text:p>0.94</text:p>
          </table:table-cell>
          <table:table-cell table:formula="of:=MOD(DEGREES(ATAN2([.I195];[.J195]))+360; 360)" office:value-type="float" office:value="85.0106374303578" calcext:value-type="float">
            <text:p>85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196]-[.B$1]" office:value-type="float" office:value="11" calcext:value-type="float">
            <text:p>11</text:p>
          </table:table-cell>
          <table:table-cell table:formula="of:=[.C196]-[.C$1]" office:value-type="float" office:value="126" calcext:value-type="float">
            <text:p>126</text:p>
          </table:table-cell>
          <table:table-cell table:formula="of:=[.D196]-[.D$1]" office:value-type="float" office:value="369" calcext:value-type="float">
            <text:p>369</text:p>
          </table:table-cell>
          <table:table-cell table:formula="of:=SQRT([.E196]^2 + [.F196]^2 + [.G196]^2)" office:value-type="float" office:value="390.074351886919" calcext:value-type="float">
            <text:p>390.07</text:p>
          </table:table-cell>
          <table:table-cell table:formula="of:=[.E196]/[.$H196]" office:value-type="float" office:value="0.0281997520390391" calcext:value-type="float">
            <text:p>0.03</text:p>
          </table:table-cell>
          <table:table-cell table:formula="of:=[.F196]/[.$H196]" office:value-type="float" office:value="0.323015341538084" calcext:value-type="float">
            <text:p>0.32</text:p>
          </table:table-cell>
          <table:table-cell table:formula="of:=[.G196]/[.$H196]" office:value-type="float" office:value="0.945973500218675" calcext:value-type="float">
            <text:p>0.95</text:p>
          </table:table-cell>
          <table:table-cell table:formula="of:=MOD(DEGREES(ATAN2([.I196];[.J196]))+360; 360)" office:value-type="float" office:value="85.0106374303578" calcext:value-type="float">
            <text:p>85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6" calcext:value-type="float">
            <text:p>426</text:p>
          </table:table-cell>
          <table:table-cell office:value-type="float" office:value="513" calcext:value-type="float">
            <text:p>513</text:p>
          </table:table-cell>
          <table:table-cell table:formula="of:=[.B197]-[.B$1]" office:value-type="float" office:value="0" calcext:value-type="float">
            <text:p>0</text:p>
          </table:table-cell>
          <table:table-cell table:formula="of:=[.C197]-[.C$1]" office:value-type="float" office:value="128" calcext:value-type="float">
            <text:p>128</text:p>
          </table:table-cell>
          <table:table-cell table:formula="of:=[.D197]-[.D$1]" office:value-type="float" office:value="377" calcext:value-type="float">
            <text:p>377</text:p>
          </table:table-cell>
          <table:table-cell table:formula="of:=SQRT([.E197]^2 + [.F197]^2 + [.G197]^2)" office:value-type="float" office:value="398.136911124804" calcext:value-type="float">
            <text:p>398.14</text:p>
          </table:table-cell>
          <table:table-cell table:formula="of:=[.E197]/[.$H197]" office:value-type="float" office:value="0" calcext:value-type="float">
            <text:p>0.00</text:p>
          </table:table-cell>
          <table:table-cell table:formula="of:=[.F197]/[.$H197]" office:value-type="float" office:value="0.321497445786623" calcext:value-type="float">
            <text:p>0.32</text:p>
          </table:table-cell>
          <table:table-cell table:formula="of:=[.G197]/[.$H197]" office:value-type="float" office:value="0.946910445793412" calcext:value-type="float">
            <text:p>0.95</text:p>
          </table:table-cell>
          <table:table-cell table:formula="of:=MOD(DEGREES(ATAN2([.I197];[.J197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426" calcext:value-type="float">
            <text:p>426</text:p>
          </table:table-cell>
          <table:table-cell office:value-type="float" office:value="511" calcext:value-type="float">
            <text:p>511</text:p>
          </table:table-cell>
          <table:table-cell table:formula="of:=[.B198]-[.B$1]" office:value-type="float" office:value="-7" calcext:value-type="float">
            <text:p>-7</text:p>
          </table:table-cell>
          <table:table-cell table:formula="of:=[.C198]-[.C$1]" office:value-type="float" office:value="128" calcext:value-type="float">
            <text:p>128</text:p>
          </table:table-cell>
          <table:table-cell table:formula="of:=[.D198]-[.D$1]" office:value-type="float" office:value="375" calcext:value-type="float">
            <text:p>375</text:p>
          </table:table-cell>
          <table:table-cell table:formula="of:=SQRT([.E198]^2 + [.F198]^2 + [.G198]^2)" office:value-type="float" office:value="396.30543776234" calcext:value-type="float">
            <text:p>396.31</text:p>
          </table:table-cell>
          <table:table-cell table:formula="of:=[.E198]/[.$H198]" office:value-type="float" office:value="-0.0176631439616981" calcext:value-type="float">
            <text:p>-0.02</text:p>
          </table:table-cell>
          <table:table-cell table:formula="of:=[.F198]/[.$H198]" office:value-type="float" office:value="0.322983203871051" calcext:value-type="float">
            <text:p>0.32</text:p>
          </table:table-cell>
          <table:table-cell table:formula="of:=[.G198]/[.$H198]" office:value-type="float" office:value="0.94623985509097" calcext:value-type="float">
            <text:p>0.95</text:p>
          </table:table-cell>
          <table:table-cell table:formula="of:=MOD(DEGREES(ATAN2([.I198];[.J198]))+360; 360)" office:value-type="float" office:value="93.1302448622191" calcext:value-type="float">
            <text:p>93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498" calcext:value-type="float">
            <text:p>498</text:p>
          </table:table-cell>
          <table:table-cell table:formula="of:=[.B199]-[.B$1]" office:value-type="float" office:value="8" calcext:value-type="float">
            <text:p>8</text:p>
          </table:table-cell>
          <table:table-cell table:formula="of:=[.C199]-[.C$1]" office:value-type="float" office:value="124" calcext:value-type="float">
            <text:p>124</text:p>
          </table:table-cell>
          <table:table-cell table:formula="of:=[.D199]-[.D$1]" office:value-type="float" office:value="362" calcext:value-type="float">
            <text:p>362</text:p>
          </table:table-cell>
          <table:table-cell table:formula="of:=SQRT([.E199]^2 + [.F199]^2 + [.G199]^2)" office:value-type="float" office:value="382.73228241161" calcext:value-type="float">
            <text:p>382.73</text:p>
          </table:table-cell>
          <table:table-cell table:formula="of:=[.E199]/[.$H199]" office:value-type="float" office:value="0.0209023392267611" calcext:value-type="float">
            <text:p>0.02</text:p>
          </table:table-cell>
          <table:table-cell table:formula="of:=[.F199]/[.$H199]" office:value-type="float" office:value="0.323986258014797" calcext:value-type="float">
            <text:p>0.32</text:p>
          </table:table-cell>
          <table:table-cell table:formula="of:=[.G199]/[.$H199]" office:value-type="float" office:value="0.945830850010941" calcext:value-type="float">
            <text:p>0.95</text:p>
          </table:table-cell>
          <table:table-cell table:formula="of:=MOD(DEGREES(ATAN2([.I199];[.J199]))+360; 360)" office:value-type="float" office:value="86.3086140135487" calcext:value-type="float">
            <text:p>86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3" calcext:value-type="float">
            <text:p>433</text:p>
          </table:table-cell>
          <table:table-cell office:value-type="float" office:value="500" calcext:value-type="float">
            <text:p>500</text:p>
          </table:table-cell>
          <table:table-cell table:formula="of:=[.B200]-[.B$1]" office:value-type="float" office:value="7" calcext:value-type="float">
            <text:p>7</text:p>
          </table:table-cell>
          <table:table-cell table:formula="of:=[.C200]-[.C$1]" office:value-type="float" office:value="135" calcext:value-type="float">
            <text:p>135</text:p>
          </table:table-cell>
          <table:table-cell table:formula="of:=[.D200]-[.D$1]" office:value-type="float" office:value="364" calcext:value-type="float">
            <text:p>364</text:p>
          </table:table-cell>
          <table:table-cell table:formula="of:=SQRT([.E200]^2 + [.F200]^2 + [.G200]^2)" office:value-type="float" office:value="388.291127892462" calcext:value-type="float">
            <text:p>388.29</text:p>
          </table:table-cell>
          <table:table-cell table:formula="of:=[.E200]/[.$H200]" office:value-type="float" office:value="0.0180277103883215" calcext:value-type="float">
            <text:p>0.02</text:p>
          </table:table-cell>
          <table:table-cell table:formula="of:=[.F200]/[.$H200]" office:value-type="float" office:value="0.347677271774772" calcext:value-type="float">
            <text:p>0.35</text:p>
          </table:table-cell>
          <table:table-cell table:formula="of:=[.G200]/[.$H200]" office:value-type="float" office:value="0.937440940192718" calcext:value-type="float">
            <text:p>0.94</text:p>
          </table:table-cell>
          <table:table-cell table:formula="of:=MOD(DEGREES(ATAN2([.I200];[.J200]))+360; 360)" office:value-type="float" office:value="87.0317659701283" calcext:value-type="float">
            <text:p>87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505" calcext:value-type="float">
            <text:p>505</text:p>
          </table:table-cell>
          <table:table-cell table:formula="of:=[.B201]-[.B$1]" office:value-type="float" office:value="1" calcext:value-type="float">
            <text:p>1</text:p>
          </table:table-cell>
          <table:table-cell table:formula="of:=[.C201]-[.C$1]" office:value-type="float" office:value="129" calcext:value-type="float">
            <text:p>129</text:p>
          </table:table-cell>
          <table:table-cell table:formula="of:=[.D201]-[.D$1]" office:value-type="float" office:value="369" calcext:value-type="float">
            <text:p>369</text:p>
          </table:table-cell>
          <table:table-cell table:formula="of:=SQRT([.E201]^2 + [.F201]^2 + [.G201]^2)" office:value-type="float" office:value="390.900243028832" calcext:value-type="float">
            <text:p>390.90</text:p>
          </table:table-cell>
          <table:table-cell table:formula="of:=[.E201]/[.$H201]" office:value-type="float" office:value="0.00255819743741178" calcext:value-type="float">
            <text:p>0.00</text:p>
          </table:table-cell>
          <table:table-cell table:formula="of:=[.F201]/[.$H201]" office:value-type="float" office:value="0.33000746942612" calcext:value-type="float">
            <text:p>0.33</text:p>
          </table:table-cell>
          <table:table-cell table:formula="of:=[.G201]/[.$H201]" office:value-type="float" office:value="0.943974854404947" calcext:value-type="float">
            <text:p>0.94</text:p>
          </table:table-cell>
          <table:table-cell table:formula="of:=MOD(DEGREES(ATAN2([.I201];[.J201]))+360; 360)" office:value-type="float" office:value="89.5558555668881" calcext:value-type="float">
            <text:p>89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4" calcext:value-type="float">
            <text:p>424</text:p>
          </table:table-cell>
          <table:table-cell office:value-type="float" office:value="508" calcext:value-type="float">
            <text:p>508</text:p>
          </table:table-cell>
          <table:table-cell table:formula="of:=[.B202]-[.B$1]" office:value-type="float" office:value="1" calcext:value-type="float">
            <text:p>1</text:p>
          </table:table-cell>
          <table:table-cell table:formula="of:=[.C202]-[.C$1]" office:value-type="float" office:value="126" calcext:value-type="float">
            <text:p>126</text:p>
          </table:table-cell>
          <table:table-cell table:formula="of:=[.D202]-[.D$1]" office:value-type="float" office:value="372" calcext:value-type="float">
            <text:p>372</text:p>
          </table:table-cell>
          <table:table-cell table:formula="of:=SQRT([.E202]^2 + [.F202]^2 + [.G202]^2)" office:value-type="float" office:value="392.760741418997" calcext:value-type="float">
            <text:p>392.76</text:p>
          </table:table-cell>
          <table:table-cell table:formula="of:=[.E202]/[.$H202]" office:value-type="float" office:value="0.00254607931634695" calcext:value-type="float">
            <text:p>0.00</text:p>
          </table:table-cell>
          <table:table-cell table:formula="of:=[.F202]/[.$H202]" office:value-type="float" office:value="0.320805993859716" calcext:value-type="float">
            <text:p>0.32</text:p>
          </table:table-cell>
          <table:table-cell table:formula="of:=[.G202]/[.$H202]" office:value-type="float" office:value="0.947141505681065" calcext:value-type="float">
            <text:p>0.95</text:p>
          </table:table-cell>
          <table:table-cell table:formula="of:=MOD(DEGREES(ATAN2([.I202];[.J202]))+360; 360)" office:value-type="float" office:value="89.5452811383069" calcext:value-type="float">
            <text:p>89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33" calcext:value-type="float">
            <text:p>433</text:p>
          </table:table-cell>
          <table:table-cell office:value-type="float" office:value="506" calcext:value-type="float">
            <text:p>506</text:p>
          </table:table-cell>
          <table:table-cell table:formula="of:=[.B203]-[.B$1]" office:value-type="float" office:value="2" calcext:value-type="float">
            <text:p>2</text:p>
          </table:table-cell>
          <table:table-cell table:formula="of:=[.C203]-[.C$1]" office:value-type="float" office:value="135" calcext:value-type="float">
            <text:p>135</text:p>
          </table:table-cell>
          <table:table-cell table:formula="of:=[.D203]-[.D$1]" office:value-type="float" office:value="370" calcext:value-type="float">
            <text:p>370</text:p>
          </table:table-cell>
          <table:table-cell table:formula="of:=SQRT([.E203]^2 + [.F203]^2 + [.G203]^2)" office:value-type="float" office:value="393.864189791354" calcext:value-type="float">
            <text:p>393.86</text:p>
          </table:table-cell>
          <table:table-cell table:formula="of:=[.E203]/[.$H203]" office:value-type="float" office:value="0.00507789246100155" calcext:value-type="float">
            <text:p>0.01</text:p>
          </table:table-cell>
          <table:table-cell table:formula="of:=[.F203]/[.$H203]" office:value-type="float" office:value="0.342757741117604" calcext:value-type="float">
            <text:p>0.34</text:p>
          </table:table-cell>
          <table:table-cell table:formula="of:=[.G203]/[.$H203]" office:value-type="float" office:value="0.939410105285286" calcext:value-type="float">
            <text:p>0.94</text:p>
          </table:table-cell>
          <table:table-cell table:formula="of:=MOD(DEGREES(ATAN2([.I203];[.J203]))+360; 360)" office:value-type="float" office:value="89.1512357284464" calcext:value-type="float">
            <text:p>89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497" calcext:value-type="float">
            <text:p>497</text:p>
          </table:table-cell>
          <table:table-cell table:formula="of:=[.B204]-[.B$1]" office:value-type="float" office:value="7" calcext:value-type="float">
            <text:p>7</text:p>
          </table:table-cell>
          <table:table-cell table:formula="of:=[.C204]-[.C$1]" office:value-type="float" office:value="128" calcext:value-type="float">
            <text:p>128</text:p>
          </table:table-cell>
          <table:table-cell table:formula="of:=[.D204]-[.D$1]" office:value-type="float" office:value="361" calcext:value-type="float">
            <text:p>361</text:p>
          </table:table-cell>
          <table:table-cell table:formula="of:=SQRT([.E204]^2 + [.F204]^2 + [.G204]^2)" office:value-type="float" office:value="383.084846998677" calcext:value-type="float">
            <text:p>383.08</text:p>
          </table:table-cell>
          <table:table-cell table:formula="of:=[.E204]/[.$H204]" office:value-type="float" office:value="0.0182727143995444" calcext:value-type="float">
            <text:p>0.02</text:p>
          </table:table-cell>
          <table:table-cell table:formula="of:=[.F204]/[.$H204]" office:value-type="float" office:value="0.334129634734526" calcext:value-type="float">
            <text:p>0.33</text:p>
          </table:table-cell>
          <table:table-cell table:formula="of:=[.G204]/[.$H204]" office:value-type="float" office:value="0.942349985462219" calcext:value-type="float">
            <text:p>0.94</text:p>
          </table:table-cell>
          <table:table-cell table:formula="of:=MOD(DEGREES(ATAN2([.I204];[.J204]))+360; 360)" office:value-type="float" office:value="86.8697551377809" calcext:value-type="float">
            <text:p>86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1" calcext:value-type="float">
            <text:p>421</text:p>
          </table:table-cell>
          <table:table-cell office:value-type="float" office:value="509" calcext:value-type="float">
            <text:p>509</text:p>
          </table:table-cell>
          <table:table-cell table:formula="of:=[.B205]-[.B$1]" office:value-type="float" office:value="12" calcext:value-type="float">
            <text:p>12</text:p>
          </table:table-cell>
          <table:table-cell table:formula="of:=[.C205]-[.C$1]" office:value-type="float" office:value="123" calcext:value-type="float">
            <text:p>123</text:p>
          </table:table-cell>
          <table:table-cell table:formula="of:=[.D205]-[.D$1]" office:value-type="float" office:value="373" calcext:value-type="float">
            <text:p>373</text:p>
          </table:table-cell>
          <table:table-cell table:formula="of:=SQRT([.E205]^2 + [.F205]^2 + [.G205]^2)" office:value-type="float" office:value="392.940199012521" calcext:value-type="float">
            <text:p>392.94</text:p>
          </table:table-cell>
          <table:table-cell table:formula="of:=[.E205]/[.$H205]" office:value-type="float" office:value="0.0305389981227591" calcext:value-type="float">
            <text:p>0.03</text:p>
          </table:table-cell>
          <table:table-cell table:formula="of:=[.F205]/[.$H205]" office:value-type="float" office:value="0.313024730758281" calcext:value-type="float">
            <text:p>0.31</text:p>
          </table:table-cell>
          <table:table-cell table:formula="of:=[.G205]/[.$H205]" office:value-type="float" office:value="0.949253858315764" calcext:value-type="float">
            <text:p>0.95</text:p>
          </table:table-cell>
          <table:table-cell table:formula="of:=MOD(DEGREES(ATAN2([.I205];[.J205]))+360; 360)" office:value-type="float" office:value="84.4278021960362" calcext:value-type="float">
            <text:p>84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  <table:table-cell table:formula="of:=[.B206]-[.B$1]" office:value-type="float" office:value="11" calcext:value-type="float">
            <text:p>11</text:p>
          </table:table-cell>
          <table:table-cell table:formula="of:=[.C206]-[.C$1]" office:value-type="float" office:value="124" calcext:value-type="float">
            <text:p>124</text:p>
          </table:table-cell>
          <table:table-cell table:formula="of:=[.D206]-[.D$1]" office:value-type="float" office:value="367" calcext:value-type="float">
            <text:p>367</text:p>
          </table:table-cell>
          <table:table-cell table:formula="of:=SQRT([.E206]^2 + [.F206]^2 + [.G206]^2)" office:value-type="float" office:value="387.538385195583" calcext:value-type="float">
            <text:p>387.54</text:p>
          </table:table-cell>
          <table:table-cell table:formula="of:=[.E206]/[.$H206]" office:value-type="float" office:value="0.0283842850675257" calcext:value-type="float">
            <text:p>0.03</text:p>
          </table:table-cell>
          <table:table-cell table:formula="of:=[.F206]/[.$H206]" office:value-type="float" office:value="0.319968304397562" calcext:value-type="float">
            <text:p>0.32</text:p>
          </table:table-cell>
          <table:table-cell table:formula="of:=[.G206]/[.$H206]" office:value-type="float" office:value="0.94700296543472" calcext:value-type="float">
            <text:p>0.95</text:p>
          </table:table-cell>
          <table:table-cell table:formula="of:=MOD(DEGREES(ATAN2([.I206];[.J206]))+360; 360)" office:value-type="float" office:value="84.9305798673875" calcext:value-type="float">
            <text:p>84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207]-[.B$1]" office:value-type="float" office:value="0" calcext:value-type="float">
            <text:p>0</text:p>
          </table:table-cell>
          <table:table-cell table:formula="of:=[.C207]-[.C$1]" office:value-type="float" office:value="130" calcext:value-type="float">
            <text:p>130</text:p>
          </table:table-cell>
          <table:table-cell table:formula="of:=[.D207]-[.D$1]" office:value-type="float" office:value="366" calcext:value-type="float">
            <text:p>366</text:p>
          </table:table-cell>
          <table:table-cell table:formula="of:=SQRT([.E207]^2 + [.F207]^2 + [.G207]^2)" office:value-type="float" office:value="388.401853754588" calcext:value-type="float">
            <text:p>388.40</text:p>
          </table:table-cell>
          <table:table-cell table:formula="of:=[.E207]/[.$H207]" office:value-type="float" office:value="0" calcext:value-type="float">
            <text:p>0.00</text:p>
          </table:table-cell>
          <table:table-cell table:formula="of:=[.F207]/[.$H207]" office:value-type="float" office:value="0.334704890677841" calcext:value-type="float">
            <text:p>0.33</text:p>
          </table:table-cell>
          <table:table-cell table:formula="of:=[.G207]/[.$H207]" office:value-type="float" office:value="0.942322999908383" calcext:value-type="float">
            <text:p>0.94</text:p>
          </table:table-cell>
          <table:table-cell table:formula="of:=MOD(DEGREES(ATAN2([.I207];[.J207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208]-[.B$1]" office:value-type="float" office:value="5" calcext:value-type="float">
            <text:p>5</text:p>
          </table:table-cell>
          <table:table-cell table:formula="of:=[.C208]-[.C$1]" office:value-type="float" office:value="123" calcext:value-type="float">
            <text:p>123</text:p>
          </table:table-cell>
          <table:table-cell table:formula="of:=[.D208]-[.D$1]" office:value-type="float" office:value="364" calcext:value-type="float">
            <text:p>364</text:p>
          </table:table-cell>
          <table:table-cell table:formula="of:=SQRT([.E208]^2 + [.F208]^2 + [.G208]^2)" office:value-type="float" office:value="384.252521136817" calcext:value-type="float">
            <text:p>384.25</text:p>
          </table:table-cell>
          <table:table-cell table:formula="of:=[.E208]/[.$H208]" office:value-type="float" office:value="0.0130122763676538" calcext:value-type="float">
            <text:p>0.01</text:p>
          </table:table-cell>
          <table:table-cell table:formula="of:=[.F208]/[.$H208]" office:value-type="float" office:value="0.320101998644284" calcext:value-type="float">
            <text:p>0.32</text:p>
          </table:table-cell>
          <table:table-cell table:formula="of:=[.G208]/[.$H208]" office:value-type="float" office:value="0.947293719565197" calcext:value-type="float">
            <text:p>0.95</text:p>
          </table:table-cell>
          <table:table-cell table:formula="of:=MOD(DEGREES(ATAN2([.I208];[.J208]))+360; 360)" office:value-type="float" office:value="87.6721849109588" calcext:value-type="float">
            <text:p>87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  <table:table-cell table:formula="of:=[.B209]-[.B$1]" office:value-type="float" office:value="5" calcext:value-type="float">
            <text:p>5</text:p>
          </table:table-cell>
          <table:table-cell table:formula="of:=[.C209]-[.C$1]" office:value-type="float" office:value="128" calcext:value-type="float">
            <text:p>128</text:p>
          </table:table-cell>
          <table:table-cell table:formula="of:=[.D209]-[.D$1]" office:value-type="float" office:value="373" calcext:value-type="float">
            <text:p>373</text:p>
          </table:table-cell>
          <table:table-cell table:formula="of:=SQRT([.E209]^2 + [.F209]^2 + [.G209]^2)" office:value-type="float" office:value="394.383062516635" calcext:value-type="float">
            <text:p>394.38</text:p>
          </table:table-cell>
          <table:table-cell table:formula="of:=[.E209]/[.$H209]" office:value-type="float" office:value="0.0126780292441923" calcext:value-type="float">
            <text:p>0.01</text:p>
          </table:table-cell>
          <table:table-cell table:formula="of:=[.F209]/[.$H209]" office:value-type="float" office:value="0.324557548651322" calcext:value-type="float">
            <text:p>0.32</text:p>
          </table:table-cell>
          <table:table-cell table:formula="of:=[.G209]/[.$H209]" office:value-type="float" office:value="0.945780981616742" calcext:value-type="float">
            <text:p>0.95</text:p>
          </table:table-cell>
          <table:table-cell table:formula="of:=MOD(DEGREES(ATAN2([.I209];[.J209]))+360; 360)" office:value-type="float" office:value="87.7630209365623" calcext:value-type="float">
            <text:p>87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  <table:table-cell table:formula="of:=[.B210]-[.B$1]" office:value-type="float" office:value="11" calcext:value-type="float">
            <text:p>11</text:p>
          </table:table-cell>
          <table:table-cell table:formula="of:=[.C210]-[.C$1]" office:value-type="float" office:value="124" calcext:value-type="float">
            <text:p>124</text:p>
          </table:table-cell>
          <table:table-cell table:formula="of:=[.D210]-[.D$1]" office:value-type="float" office:value="372" calcext:value-type="float">
            <text:p>372</text:p>
          </table:table-cell>
          <table:table-cell table:formula="of:=SQRT([.E210]^2 + [.F210]^2 + [.G210]^2)" office:value-type="float" office:value="392.276688065962" calcext:value-type="float">
            <text:p>392.28</text:p>
          </table:table-cell>
          <table:table-cell table:formula="of:=[.E210]/[.$H210]" office:value-type="float" office:value="0.0280414318124108" calcext:value-type="float">
            <text:p>0.03</text:p>
          </table:table-cell>
          <table:table-cell table:formula="of:=[.F210]/[.$H210]" office:value-type="float" office:value="0.316103413158085" calcext:value-type="float">
            <text:p>0.32</text:p>
          </table:table-cell>
          <table:table-cell table:formula="of:=[.G210]/[.$H210]" office:value-type="float" office:value="0.948310239474255" calcext:value-type="float">
            <text:p>0.95</text:p>
          </table:table-cell>
          <table:table-cell table:formula="of:=MOD(DEGREES(ATAN2([.I210];[.J210]))+360; 360)" office:value-type="float" office:value="84.9305798673875" calcext:value-type="float">
            <text:p>84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505" calcext:value-type="float">
            <text:p>505</text:p>
          </table:table-cell>
          <table:table-cell table:formula="of:=[.B211]-[.B$1]" office:value-type="float" office:value="6" calcext:value-type="float">
            <text:p>6</text:p>
          </table:table-cell>
          <table:table-cell table:formula="of:=[.C211]-[.C$1]" office:value-type="float" office:value="129" calcext:value-type="float">
            <text:p>129</text:p>
          </table:table-cell>
          <table:table-cell table:formula="of:=[.D211]-[.D$1]" office:value-type="float" office:value="369" calcext:value-type="float">
            <text:p>369</text:p>
          </table:table-cell>
          <table:table-cell table:formula="of:=SQRT([.E211]^2 + [.F211]^2 + [.G211]^2)" office:value-type="float" office:value="390.945008920692" calcext:value-type="float">
            <text:p>390.95</text:p>
          </table:table-cell>
          <table:table-cell table:formula="of:=[.E211]/[.$H211]" office:value-type="float" office:value="0.0153474270372823" calcext:value-type="float">
            <text:p>0.02</text:p>
          </table:table-cell>
          <table:table-cell table:formula="of:=[.F211]/[.$H211]" office:value-type="float" office:value="0.329969681301569" calcext:value-type="float">
            <text:p>0.33</text:p>
          </table:table-cell>
          <table:table-cell table:formula="of:=[.G211]/[.$H211]" office:value-type="float" office:value="0.943866762792861" calcext:value-type="float">
            <text:p>0.94</text:p>
          </table:table-cell>
          <table:table-cell table:formula="of:=MOD(DEGREES(ATAN2([.I211];[.J211]))+360; 360)" office:value-type="float" office:value="87.3369992339328" calcext:value-type="float">
            <text:p>87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212]-[.B$1]" office:value-type="float" office:value="4" calcext:value-type="float">
            <text:p>4</text:p>
          </table:table-cell>
          <table:table-cell table:formula="of:=[.C212]-[.C$1]" office:value-type="float" office:value="131" calcext:value-type="float">
            <text:p>131</text:p>
          </table:table-cell>
          <table:table-cell table:formula="of:=[.D212]-[.D$1]" office:value-type="float" office:value="362" calcext:value-type="float">
            <text:p>362</text:p>
          </table:table-cell>
          <table:table-cell table:formula="of:=SQRT([.E212]^2 + [.F212]^2 + [.G212]^2)" office:value-type="float" office:value="384.994805159758" calcext:value-type="float">
            <text:p>384.99</text:p>
          </table:table-cell>
          <table:table-cell table:formula="of:=[.E212]/[.$H212]" office:value-type="float" office:value="0.010389750579466" calcext:value-type="float">
            <text:p>0.01</text:p>
          </table:table-cell>
          <table:table-cell table:formula="of:=[.F212]/[.$H212]" office:value-type="float" office:value="0.340264331477512" calcext:value-type="float">
            <text:p>0.34</text:p>
          </table:table-cell>
          <table:table-cell table:formula="of:=[.G212]/[.$H212]" office:value-type="float" office:value="0.940272427441674" calcext:value-type="float">
            <text:p>0.94</text:p>
          </table:table-cell>
          <table:table-cell table:formula="of:=MOD(DEGREES(ATAN2([.I212];[.J212]))+360; 360)" office:value-type="float" office:value="88.2510539554457" calcext:value-type="float">
            <text:p>88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213]-[.B$1]" office:value-type="float" office:value="8" calcext:value-type="float">
            <text:p>8</text:p>
          </table:table-cell>
          <table:table-cell table:formula="of:=[.C213]-[.C$1]" office:value-type="float" office:value="126" calcext:value-type="float">
            <text:p>126</text:p>
          </table:table-cell>
          <table:table-cell table:formula="of:=[.D213]-[.D$1]" office:value-type="float" office:value="369" calcext:value-type="float">
            <text:p>369</text:p>
          </table:table-cell>
          <table:table-cell table:formula="of:=SQRT([.E213]^2 + [.F213]^2 + [.G213]^2)" office:value-type="float" office:value="390.001282049175" calcext:value-type="float">
            <text:p>390.00</text:p>
          </table:table-cell>
          <table:table-cell table:formula="of:=[.E213]/[.$H213]" office:value-type="float" office:value="0.0205127530811329" calcext:value-type="float">
            <text:p>0.02</text:p>
          </table:table-cell>
          <table:table-cell table:formula="of:=[.F213]/[.$H213]" office:value-type="float" office:value="0.323075861027844" calcext:value-type="float">
            <text:p>0.32</text:p>
          </table:table-cell>
          <table:table-cell table:formula="of:=[.G213]/[.$H213]" office:value-type="float" office:value="0.946150735867256" calcext:value-type="float">
            <text:p>0.95</text:p>
          </table:table-cell>
          <table:table-cell table:formula="of:=MOD(DEGREES(ATAN2([.I213];[.J213]))+360; 360)" office:value-type="float" office:value="86.3670492605118" calcext:value-type="float">
            <text:p>86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214]-[.B$1]" office:value-type="float" office:value="8" calcext:value-type="float">
            <text:p>8</text:p>
          </table:table-cell>
          <table:table-cell table:formula="of:=[.C214]-[.C$1]" office:value-type="float" office:value="131" calcext:value-type="float">
            <text:p>131</text:p>
          </table:table-cell>
          <table:table-cell table:formula="of:=[.D214]-[.D$1]" office:value-type="float" office:value="369" calcext:value-type="float">
            <text:p>369</text:p>
          </table:table-cell>
          <table:table-cell table:formula="of:=SQRT([.E214]^2 + [.F214]^2 + [.G214]^2)" office:value-type="float" office:value="391.645247641281" calcext:value-type="float">
            <text:p>391.65</text:p>
          </table:table-cell>
          <table:table-cell table:formula="of:=[.E214]/[.$H214]" office:value-type="float" office:value="0.0204266489844591" calcext:value-type="float">
            <text:p>0.02</text:p>
          </table:table-cell>
          <table:table-cell table:formula="of:=[.F214]/[.$H214]" office:value-type="float" office:value="0.334486377120518" calcext:value-type="float">
            <text:p>0.33</text:p>
          </table:table-cell>
          <table:table-cell table:formula="of:=[.G214]/[.$H214]" office:value-type="float" office:value="0.942179184408176" calcext:value-type="float">
            <text:p>0.94</text:p>
          </table:table-cell>
          <table:table-cell table:formula="of:=MOD(DEGREES(ATAN2([.I214];[.J214]))+360; 360)" office:value-type="float" office:value="86.5053610727467" calcext:value-type="float">
            <text:p>86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497" calcext:value-type="float">
            <text:p>497</text:p>
          </table:table-cell>
          <table:table-cell table:formula="of:=[.B215]-[.B$1]" office:value-type="float" office:value="7" calcext:value-type="float">
            <text:p>7</text:p>
          </table:table-cell>
          <table:table-cell table:formula="of:=[.C215]-[.C$1]" office:value-type="float" office:value="128" calcext:value-type="float">
            <text:p>128</text:p>
          </table:table-cell>
          <table:table-cell table:formula="of:=[.D215]-[.D$1]" office:value-type="float" office:value="361" calcext:value-type="float">
            <text:p>361</text:p>
          </table:table-cell>
          <table:table-cell table:formula="of:=SQRT([.E215]^2 + [.F215]^2 + [.G215]^2)" office:value-type="float" office:value="383.084846998677" calcext:value-type="float">
            <text:p>383.08</text:p>
          </table:table-cell>
          <table:table-cell table:formula="of:=[.E215]/[.$H215]" office:value-type="float" office:value="0.0182727143995444" calcext:value-type="float">
            <text:p>0.02</text:p>
          </table:table-cell>
          <table:table-cell table:formula="of:=[.F215]/[.$H215]" office:value-type="float" office:value="0.334129634734526" calcext:value-type="float">
            <text:p>0.33</text:p>
          </table:table-cell>
          <table:table-cell table:formula="of:=[.G215]/[.$H215]" office:value-type="float" office:value="0.942349985462219" calcext:value-type="float">
            <text:p>0.94</text:p>
          </table:table-cell>
          <table:table-cell table:formula="of:=MOD(DEGREES(ATAN2([.I215];[.J215]))+360; 360)" office:value-type="float" office:value="86.8697551377809" calcext:value-type="float">
            <text:p>86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34" calcext:value-type="float">
            <text:p>434</text:p>
          </table:table-cell>
          <table:table-cell office:value-type="float" office:value="498" calcext:value-type="float">
            <text:p>498</text:p>
          </table:table-cell>
          <table:table-cell table:formula="of:=[.B216]-[.B$1]" office:value-type="float" office:value="4" calcext:value-type="float">
            <text:p>4</text:p>
          </table:table-cell>
          <table:table-cell table:formula="of:=[.C216]-[.C$1]" office:value-type="float" office:value="136" calcext:value-type="float">
            <text:p>136</text:p>
          </table:table-cell>
          <table:table-cell table:formula="of:=[.D216]-[.D$1]" office:value-type="float" office:value="362" calcext:value-type="float">
            <text:p>362</text:p>
          </table:table-cell>
          <table:table-cell table:formula="of:=SQRT([.E216]^2 + [.F216]^2 + [.G216]^2)" office:value-type="float" office:value="386.724708287433" calcext:value-type="float">
            <text:p>386.72</text:p>
          </table:table-cell>
          <table:table-cell table:formula="of:=[.E216]/[.$H216]" office:value-type="float" office:value="0.0103432749816104" calcext:value-type="float">
            <text:p>0.01</text:p>
          </table:table-cell>
          <table:table-cell table:formula="of:=[.F216]/[.$H216]" office:value-type="float" office:value="0.351671349374755" calcext:value-type="float">
            <text:p>0.35</text:p>
          </table:table-cell>
          <table:table-cell table:formula="of:=[.G216]/[.$H216]" office:value-type="float" office:value="0.936066385835745" calcext:value-type="float">
            <text:p>0.94</text:p>
          </table:table-cell>
          <table:table-cell table:formula="of:=MOD(DEGREES(ATAN2([.I216];[.J216]))+360; 360)" office:value-type="float" office:value="88.3153156821037" calcext:value-type="float">
            <text:p>88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09" calcext:value-type="float">
            <text:p>409</text:p>
          </table:table-cell>
          <table:table-cell office:value-type="float" office:value="504" calcext:value-type="float">
            <text:p>504</text:p>
          </table:table-cell>
          <table:table-cell table:formula="of:=[.B217]-[.B$1]" office:value-type="float" office:value="7" calcext:value-type="float">
            <text:p>7</text:p>
          </table:table-cell>
          <table:table-cell table:formula="of:=[.C217]-[.C$1]" office:value-type="float" office:value="111" calcext:value-type="float">
            <text:p>111</text:p>
          </table:table-cell>
          <table:table-cell table:formula="of:=[.D217]-[.D$1]" office:value-type="float" office:value="368" calcext:value-type="float">
            <text:p>368</text:p>
          </table:table-cell>
          <table:table-cell table:formula="of:=SQRT([.E217]^2 + [.F217]^2 + [.G217]^2)" office:value-type="float" office:value="384.439852252599" calcext:value-type="float">
            <text:p>384.44</text:p>
          </table:table-cell>
          <table:table-cell table:formula="of:=[.E217]/[.$H217]" office:value-type="float" office:value="0.0182083099839519" calcext:value-type="float">
            <text:p>0.02</text:p>
          </table:table-cell>
          <table:table-cell table:formula="of:=[.F217]/[.$H217]" office:value-type="float" office:value="0.288731772602666" calcext:value-type="float">
            <text:p>0.29</text:p>
          </table:table-cell>
          <table:table-cell table:formula="of:=[.G217]/[.$H217]" office:value-type="float" office:value="0.957236867727759" calcext:value-type="float">
            <text:p>0.96</text:p>
          </table:table-cell>
          <table:table-cell table:formula="of:=MOD(DEGREES(ATAN2([.I217];[.J217]))+360; 360)" office:value-type="float" office:value="86.3915311474337" calcext:value-type="float">
            <text:p>86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15" calcext:value-type="float">
            <text:p>515</text:p>
          </table:table-cell>
          <table:table-cell table:formula="of:=[.B218]-[.B$1]" office:value-type="float" office:value="8" calcext:value-type="float">
            <text:p>8</text:p>
          </table:table-cell>
          <table:table-cell table:formula="of:=[.C218]-[.C$1]" office:value-type="float" office:value="131" calcext:value-type="float">
            <text:p>131</text:p>
          </table:table-cell>
          <table:table-cell table:formula="of:=[.D218]-[.D$1]" office:value-type="float" office:value="379" calcext:value-type="float">
            <text:p>379</text:p>
          </table:table-cell>
          <table:table-cell table:formula="of:=SQRT([.E218]^2 + [.F218]^2 + [.G218]^2)" office:value-type="float" office:value="401.081039192829" calcext:value-type="float">
            <text:p>401.08</text:p>
          </table:table-cell>
          <table:table-cell table:formula="of:=[.E218]/[.$H218]" office:value-type="float" office:value="0.0199460937273422" calcext:value-type="float">
            <text:p>0.02</text:p>
          </table:table-cell>
          <table:table-cell table:formula="of:=[.F218]/[.$H218]" office:value-type="float" office:value="0.326617284785229" calcext:value-type="float">
            <text:p>0.33</text:p>
          </table:table-cell>
          <table:table-cell table:formula="of:=[.G218]/[.$H218]" office:value-type="float" office:value="0.944946190332838" calcext:value-type="float">
            <text:p>0.94</text:p>
          </table:table-cell>
          <table:table-cell table:formula="of:=MOD(DEGREES(ATAN2([.I218];[.J218]))+360; 360)" office:value-type="float" office:value="86.5053610727467" calcext:value-type="float">
            <text:p>86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33" calcext:value-type="float">
            <text:p>433</text:p>
          </table:table-cell>
          <table:table-cell office:value-type="float" office:value="506" calcext:value-type="float">
            <text:p>506</text:p>
          </table:table-cell>
          <table:table-cell table:formula="of:=[.B219]-[.B$1]" office:value-type="float" office:value="0" calcext:value-type="float">
            <text:p>0</text:p>
          </table:table-cell>
          <table:table-cell table:formula="of:=[.C219]-[.C$1]" office:value-type="float" office:value="135" calcext:value-type="float">
            <text:p>135</text:p>
          </table:table-cell>
          <table:table-cell table:formula="of:=[.D219]-[.D$1]" office:value-type="float" office:value="370" calcext:value-type="float">
            <text:p>370</text:p>
          </table:table-cell>
          <table:table-cell table:formula="of:=SQRT([.E219]^2 + [.F219]^2 + [.G219]^2)" office:value-type="float" office:value="393.85911186616" calcext:value-type="float">
            <text:p>393.86</text:p>
          </table:table-cell>
          <table:table-cell table:formula="of:=[.E219]/[.$H219]" office:value-type="float" office:value="0" calcext:value-type="float">
            <text:p>0.00</text:p>
          </table:table-cell>
          <table:table-cell table:formula="of:=[.F219]/[.$H219]" office:value-type="float" office:value="0.342762160205844" calcext:value-type="float">
            <text:p>0.34</text:p>
          </table:table-cell>
          <table:table-cell table:formula="of:=[.G219]/[.$H219]" office:value-type="float" office:value="0.939422216860461" calcext:value-type="float">
            <text:p>0.94</text:p>
          </table:table-cell>
          <table:table-cell table:formula="of:=MOD(DEGREES(ATAN2([.I219];[.J219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  <table:table-cell table:formula="of:=[.B220]-[.B$1]" office:value-type="float" office:value="4" calcext:value-type="float">
            <text:p>4</text:p>
          </table:table-cell>
          <table:table-cell table:formula="of:=[.C220]-[.C$1]" office:value-type="float" office:value="124" calcext:value-type="float">
            <text:p>124</text:p>
          </table:table-cell>
          <table:table-cell table:formula="of:=[.D220]-[.D$1]" office:value-type="float" office:value="367" calcext:value-type="float">
            <text:p>367</text:p>
          </table:table-cell>
          <table:table-cell table:formula="of:=SQRT([.E220]^2 + [.F220]^2 + [.G220]^2)" office:value-type="float" office:value="387.402891057875" calcext:value-type="float">
            <text:p>387.40</text:p>
          </table:table-cell>
          <table:table-cell table:formula="of:=[.E220]/[.$H220]" office:value-type="float" office:value="0.0103251681707311" calcext:value-type="float">
            <text:p>0.01</text:p>
          </table:table-cell>
          <table:table-cell table:formula="of:=[.F220]/[.$H220]" office:value-type="float" office:value="0.320080213292666" calcext:value-type="float">
            <text:p>0.32</text:p>
          </table:table-cell>
          <table:table-cell table:formula="of:=[.G220]/[.$H220]" office:value-type="float" office:value="0.947334179664583" calcext:value-type="float">
            <text:p>0.95</text:p>
          </table:table-cell>
          <table:table-cell table:formula="of:=MOD(DEGREES(ATAN2([.I220];[.J220]))+360; 360)" office:value-type="float" office:value="88.1523897340054" calcext:value-type="float">
            <text:p>88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  <table:table-cell table:formula="of:=[.B221]-[.B$1]" office:value-type="float" office:value="8" calcext:value-type="float">
            <text:p>8</text:p>
          </table:table-cell>
          <table:table-cell table:formula="of:=[.C221]-[.C$1]" office:value-type="float" office:value="122" calcext:value-type="float">
            <text:p>122</text:p>
          </table:table-cell>
          <table:table-cell table:formula="of:=[.D221]-[.D$1]" office:value-type="float" office:value="362" calcext:value-type="float">
            <text:p>362</text:p>
          </table:table-cell>
          <table:table-cell table:formula="of:=SQRT([.E221]^2 + [.F221]^2 + [.G221]^2)" office:value-type="float" office:value="382.088994868996" calcext:value-type="float">
            <text:p>382.09</text:p>
          </table:table-cell>
          <table:table-cell table:formula="of:=[.E221]/[.$H221]" office:value-type="float" office:value="0.0209375305424405" calcext:value-type="float">
            <text:p>0.02</text:p>
          </table:table-cell>
          <table:table-cell table:formula="of:=[.F221]/[.$H221]" office:value-type="float" office:value="0.319297340772217" calcext:value-type="float">
            <text:p>0.32</text:p>
          </table:table-cell>
          <table:table-cell table:formula="of:=[.G221]/[.$H221]" office:value-type="float" office:value="0.947423257045432" calcext:value-type="float">
            <text:p>0.95</text:p>
          </table:table-cell>
          <table:table-cell table:formula="of:=MOD(DEGREES(ATAN2([.I221];[.J221]))+360; 360)" office:value-type="float" office:value="86.248270929474" calcext:value-type="float">
            <text:p>8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1" calcext:value-type="float">
            <text:p>421</text:p>
          </table:table-cell>
          <table:table-cell office:value-type="float" office:value="509" calcext:value-type="float">
            <text:p>509</text:p>
          </table:table-cell>
          <table:table-cell table:formula="of:=[.B222]-[.B$1]" office:value-type="float" office:value="2" calcext:value-type="float">
            <text:p>2</text:p>
          </table:table-cell>
          <table:table-cell table:formula="of:=[.C222]-[.C$1]" office:value-type="float" office:value="123" calcext:value-type="float">
            <text:p>123</text:p>
          </table:table-cell>
          <table:table-cell table:formula="of:=[.D222]-[.D$1]" office:value-type="float" office:value="373" calcext:value-type="float">
            <text:p>373</text:p>
          </table:table-cell>
          <table:table-cell table:formula="of:=SQRT([.E222]^2 + [.F222]^2 + [.G222]^2)" office:value-type="float" office:value="392.762014456592" calcext:value-type="float">
            <text:p>392.76</text:p>
          </table:table-cell>
          <table:table-cell table:formula="of:=[.E222]/[.$H222]" office:value-type="float" office:value="0.00509214212776435" calcext:value-type="float">
            <text:p>0.01</text:p>
          </table:table-cell>
          <table:table-cell table:formula="of:=[.F222]/[.$H222]" office:value-type="float" office:value="0.313166740857507" calcext:value-type="float">
            <text:p>0.31</text:p>
          </table:table-cell>
          <table:table-cell table:formula="of:=[.G222]/[.$H222]" office:value-type="float" office:value="0.949684506828051" calcext:value-type="float">
            <text:p>0.95</text:p>
          </table:table-cell>
          <table:table-cell table:formula="of:=MOD(DEGREES(ATAN2([.I222];[.J222]))+360; 360)" office:value-type="float" office:value="89.0684434019225" calcext:value-type="float">
            <text:p>89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39" calcext:value-type="float">
            <text:p>439</text:p>
          </table:table-cell>
          <table:table-cell office:value-type="float" office:value="496" calcext:value-type="float">
            <text:p>496</text:p>
          </table:table-cell>
          <table:table-cell table:formula="of:=[.B223]-[.B$1]" office:value-type="float" office:value="4" calcext:value-type="float">
            <text:p>4</text:p>
          </table:table-cell>
          <table:table-cell table:formula="of:=[.C223]-[.C$1]" office:value-type="float" office:value="141" calcext:value-type="float">
            <text:p>141</text:p>
          </table:table-cell>
          <table:table-cell table:formula="of:=[.D223]-[.D$1]" office:value-type="float" office:value="360" calcext:value-type="float">
            <text:p>360</text:p>
          </table:table-cell>
          <table:table-cell table:formula="of:=SQRT([.E223]^2 + [.F223]^2 + [.G223]^2)" office:value-type="float" office:value="386.648419109661" calcext:value-type="float">
            <text:p>386.65</text:p>
          </table:table-cell>
          <table:table-cell table:formula="of:=[.E223]/[.$H223]" office:value-type="float" office:value="0.0103453158019134" calcext:value-type="float">
            <text:p>0.01</text:p>
          </table:table-cell>
          <table:table-cell table:formula="of:=[.F223]/[.$H223]" office:value-type="float" office:value="0.364672382017446" calcext:value-type="float">
            <text:p>0.36</text:p>
          </table:table-cell>
          <table:table-cell table:formula="of:=[.G223]/[.$H223]" office:value-type="float" office:value="0.931078422172204" calcext:value-type="float">
            <text:p>0.93</text:p>
          </table:table-cell>
          <table:table-cell table:formula="of:=MOD(DEGREES(ATAN2([.I223];[.J223]))+360; 360)" office:value-type="float" office:value="88.3750236424752" calcext:value-type="float">
            <text:p>88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  <table:table-cell table:formula="of:=[.B224]-[.B$1]" office:value-type="float" office:value="11" calcext:value-type="float">
            <text:p>11</text:p>
          </table:table-cell>
          <table:table-cell table:formula="of:=[.C224]-[.C$1]" office:value-type="float" office:value="119" calcext:value-type="float">
            <text:p>119</text:p>
          </table:table-cell>
          <table:table-cell table:formula="of:=[.D224]-[.D$1]" office:value-type="float" office:value="365" calcext:value-type="float">
            <text:p>365</text:p>
          </table:table-cell>
          <table:table-cell table:formula="of:=SQRT([.E224]^2 + [.F224]^2 + [.G224]^2)" office:value-type="float" office:value="384.066400509079" calcext:value-type="float">
            <text:p>384.07</text:p>
          </table:table-cell>
          <table:table-cell table:formula="of:=[.E224]/[.$H224]" office:value-type="float" office:value="0.0286408808097234" calcext:value-type="float">
            <text:p>0.03</text:p>
          </table:table-cell>
          <table:table-cell table:formula="of:=[.F224]/[.$H224]" office:value-type="float" office:value="0.309842256032462" calcext:value-type="float">
            <text:p>0.31</text:p>
          </table:table-cell>
          <table:table-cell table:formula="of:=[.G224]/[.$H224]" office:value-type="float" office:value="0.950356499595366" calcext:value-type="float">
            <text:p>0.95</text:p>
          </table:table-cell>
          <table:table-cell table:formula="of:=MOD(DEGREES(ATAN2([.I224];[.J224]))+360; 360)" office:value-type="float" office:value="84.7187593715549" calcext:value-type="float">
            <text:p>84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225]-[.B$1]" office:value-type="float" office:value="2" calcext:value-type="float">
            <text:p>2</text:p>
          </table:table-cell>
          <table:table-cell table:formula="of:=[.C225]-[.C$1]" office:value-type="float" office:value="130" calcext:value-type="float">
            <text:p>130</text:p>
          </table:table-cell>
          <table:table-cell table:formula="of:=[.D225]-[.D$1]" office:value-type="float" office:value="366" calcext:value-type="float">
            <text:p>366</text:p>
          </table:table-cell>
          <table:table-cell table:formula="of:=SQRT([.E225]^2 + [.F225]^2 + [.G225]^2)" office:value-type="float" office:value="388.407003026464" calcext:value-type="float">
            <text:p>388.41</text:p>
          </table:table-cell>
          <table:table-cell table:formula="of:=[.E225]/[.$H225]" office:value-type="float" office:value="0.00514923774395419" calcext:value-type="float">
            <text:p>0.01</text:p>
          </table:table-cell>
          <table:table-cell table:formula="of:=[.F225]/[.$H225]" office:value-type="float" office:value="0.334700453357022" calcext:value-type="float">
            <text:p>0.33</text:p>
          </table:table-cell>
          <table:table-cell table:formula="of:=[.G225]/[.$H225]" office:value-type="float" office:value="0.942310507143617" calcext:value-type="float">
            <text:p>0.94</text:p>
          </table:table-cell>
          <table:table-cell table:formula="of:=MOD(DEGREES(ATAN2([.I225];[.J225]))+360; 360)" office:value-type="float" office:value="89.1185960034179" calcext:value-type="float">
            <text:p>89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  <table:table-cell table:formula="of:=[.B226]-[.B$1]" office:value-type="float" office:value="2" calcext:value-type="float">
            <text:p>2</text:p>
          </table:table-cell>
          <table:table-cell table:formula="of:=[.C226]-[.C$1]" office:value-type="float" office:value="125" calcext:value-type="float">
            <text:p>125</text:p>
          </table:table-cell>
          <table:table-cell table:formula="of:=[.D226]-[.D$1]" office:value-type="float" office:value="366" calcext:value-type="float">
            <text:p>366</text:p>
          </table:table-cell>
          <table:table-cell table:formula="of:=SQRT([.E226]^2 + [.F226]^2 + [.G226]^2)" office:value-type="float" office:value="386.762200841809" calcext:value-type="float">
            <text:p>386.76</text:p>
          </table:table-cell>
          <table:table-cell table:formula="of:=[.E226]/[.$H226]" office:value-type="float" office:value="0.00517113615458514" calcext:value-type="float">
            <text:p>0.01</text:p>
          </table:table-cell>
          <table:table-cell table:formula="of:=[.F226]/[.$H226]" office:value-type="float" office:value="0.323196009661571" calcext:value-type="float">
            <text:p>0.32</text:p>
          </table:table-cell>
          <table:table-cell table:formula="of:=[.G226]/[.$H226]" office:value-type="float" office:value="0.946317916289081" calcext:value-type="float">
            <text:p>0.95</text:p>
          </table:table-cell>
          <table:table-cell table:formula="of:=MOD(DEGREES(ATAN2([.I226];[.J226]))+360; 360)" office:value-type="float" office:value="89.0833457436147" calcext:value-type="float">
            <text:p>89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227]-[.B$1]" office:value-type="float" office:value="6" calcext:value-type="float">
            <text:p>6</text:p>
          </table:table-cell>
          <table:table-cell table:formula="of:=[.C227]-[.C$1]" office:value-type="float" office:value="126" calcext:value-type="float">
            <text:p>126</text:p>
          </table:table-cell>
          <table:table-cell table:formula="of:=[.D227]-[.D$1]" office:value-type="float" office:value="369" calcext:value-type="float">
            <text:p>369</text:p>
          </table:table-cell>
          <table:table-cell table:formula="of:=SQRT([.E227]^2 + [.F227]^2 + [.G227]^2)" office:value-type="float" office:value="389.965383079062" calcext:value-type="float">
            <text:p>389.97</text:p>
          </table:table-cell>
          <table:table-cell table:formula="of:=[.E227]/[.$H227]" office:value-type="float" office:value="0.0153859810648463" calcext:value-type="float">
            <text:p>0.02</text:p>
          </table:table-cell>
          <table:table-cell table:formula="of:=[.F227]/[.$H227]" office:value-type="float" office:value="0.323105602361773" calcext:value-type="float">
            <text:p>0.32</text:p>
          </table:table-cell>
          <table:table-cell table:formula="of:=[.G227]/[.$H227]" office:value-type="float" office:value="0.946237835488049" calcext:value-type="float">
            <text:p>0.95</text:p>
          </table:table-cell>
          <table:table-cell table:formula="of:=MOD(DEGREES(ATAN2([.I227];[.J227]))+360; 360)" office:value-type="float" office:value="87.2736890060937" calcext:value-type="float">
            <text:p>87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  <table:table-cell table:formula="of:=[.B228]-[.B$1]" office:value-type="float" office:value="4" calcext:value-type="float">
            <text:p>4</text:p>
          </table:table-cell>
          <table:table-cell table:formula="of:=[.C228]-[.C$1]" office:value-type="float" office:value="119" calcext:value-type="float">
            <text:p>119</text:p>
          </table:table-cell>
          <table:table-cell table:formula="of:=[.D228]-[.D$1]" office:value-type="float" office:value="362" calcext:value-type="float">
            <text:p>362</text:p>
          </table:table-cell>
          <table:table-cell table:formula="of:=SQRT([.E228]^2 + [.F228]^2 + [.G228]^2)" office:value-type="float" office:value="381.078732022662" calcext:value-type="float">
            <text:p>381.08</text:p>
          </table:table-cell>
          <table:table-cell table:formula="of:=[.E228]/[.$H228]" office:value-type="float" office:value="0.0104965186033056" calcext:value-type="float">
            <text:p>0.01</text:p>
          </table:table-cell>
          <table:table-cell table:formula="of:=[.F228]/[.$H228]" office:value-type="float" office:value="0.312271428448343" calcext:value-type="float">
            <text:p>0.31</text:p>
          </table:table-cell>
          <table:table-cell table:formula="of:=[.G228]/[.$H228]" office:value-type="float" office:value="0.949934933599161" calcext:value-type="float">
            <text:p>0.95</text:p>
          </table:table-cell>
          <table:table-cell table:formula="of:=MOD(DEGREES(ATAN2([.I228];[.J228]))+360; 360)" office:value-type="float" office:value="88.0748162916768" calcext:value-type="float">
            <text:p>88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229]-[.B$1]" office:value-type="float" office:value="8" calcext:value-type="float">
            <text:p>8</text:p>
          </table:table-cell>
          <table:table-cell table:formula="of:=[.C229]-[.C$1]" office:value-type="float" office:value="131" calcext:value-type="float">
            <text:p>131</text:p>
          </table:table-cell>
          <table:table-cell table:formula="of:=[.D229]-[.D$1]" office:value-type="float" office:value="369" calcext:value-type="float">
            <text:p>369</text:p>
          </table:table-cell>
          <table:table-cell table:formula="of:=SQRT([.E229]^2 + [.F229]^2 + [.G229]^2)" office:value-type="float" office:value="391.645247641281" calcext:value-type="float">
            <text:p>391.65</text:p>
          </table:table-cell>
          <table:table-cell table:formula="of:=[.E229]/[.$H229]" office:value-type="float" office:value="0.0204266489844591" calcext:value-type="float">
            <text:p>0.02</text:p>
          </table:table-cell>
          <table:table-cell table:formula="of:=[.F229]/[.$H229]" office:value-type="float" office:value="0.334486377120518" calcext:value-type="float">
            <text:p>0.33</text:p>
          </table:table-cell>
          <table:table-cell table:formula="of:=[.G229]/[.$H229]" office:value-type="float" office:value="0.942179184408176" calcext:value-type="float">
            <text:p>0.94</text:p>
          </table:table-cell>
          <table:table-cell table:formula="of:=MOD(DEGREES(ATAN2([.I229];[.J229]))+360; 360)" office:value-type="float" office:value="86.5053610727467" calcext:value-type="float">
            <text:p>86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430" calcext:value-type="float">
            <text:p>430</text:p>
          </table:table-cell>
          <table:table-cell office:value-type="float" office:value="497" calcext:value-type="float">
            <text:p>497</text:p>
          </table:table-cell>
          <table:table-cell table:formula="of:=[.B230]-[.B$1]" office:value-type="float" office:value="-2" calcext:value-type="float">
            <text:p>-2</text:p>
          </table:table-cell>
          <table:table-cell table:formula="of:=[.C230]-[.C$1]" office:value-type="float" office:value="132" calcext:value-type="float">
            <text:p>132</text:p>
          </table:table-cell>
          <table:table-cell table:formula="of:=[.D230]-[.D$1]" office:value-type="float" office:value="361" calcext:value-type="float">
            <text:p>361</text:p>
          </table:table-cell>
          <table:table-cell table:formula="of:=SQRT([.E230]^2 + [.F230]^2 + [.G230]^2)" office:value-type="float" office:value="384.381321086236" calcext:value-type="float">
            <text:p>384.38</text:p>
          </table:table-cell>
          <table:table-cell table:formula="of:=[.E230]/[.$H230]" office:value-type="float" office:value="-0.00520316646591498" calcext:value-type="float">
            <text:p>-0.01</text:p>
          </table:table-cell>
          <table:table-cell table:formula="of:=[.F230]/[.$H230]" office:value-type="float" office:value="0.343408986750388" calcext:value-type="float">
            <text:p>0.34</text:p>
          </table:table-cell>
          <table:table-cell table:formula="of:=[.G230]/[.$H230]" office:value-type="float" office:value="0.939171547097653" calcext:value-type="float">
            <text:p>0.94</text:p>
          </table:table-cell>
          <table:table-cell table:formula="of:=MOD(DEGREES(ATAN2([.I230];[.J230]))+360; 360)" office:value-type="float" office:value="90.8680514497456" calcext:value-type="float">
            <text:p>9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231]-[.B$1]" office:value-type="float" office:value="7" calcext:value-type="float">
            <text:p>7</text:p>
          </table:table-cell>
          <table:table-cell table:formula="of:=[.C231]-[.C$1]" office:value-type="float" office:value="130" calcext:value-type="float">
            <text:p>130</text:p>
          </table:table-cell>
          <table:table-cell table:formula="of:=[.D231]-[.D$1]" office:value-type="float" office:value="361" calcext:value-type="float">
            <text:p>361</text:p>
          </table:table-cell>
          <table:table-cell table:formula="of:=SQRT([.E231]^2 + [.F231]^2 + [.G231]^2)" office:value-type="float" office:value="383.757736078375" calcext:value-type="float">
            <text:p>383.76</text:p>
          </table:table-cell>
          <table:table-cell table:formula="of:=[.E231]/[.$H231]" office:value-type="float" office:value="0.0182406746285641" calcext:value-type="float">
            <text:p>0.02</text:p>
          </table:table-cell>
          <table:table-cell table:formula="of:=[.F231]/[.$H231]" office:value-type="float" office:value="0.338755385959047" calcext:value-type="float">
            <text:p>0.34</text:p>
          </table:table-cell>
          <table:table-cell table:formula="of:=[.G231]/[.$H231]" office:value-type="float" office:value="0.94069764870166" calcext:value-type="float">
            <text:p>0.94</text:p>
          </table:table-cell>
          <table:table-cell table:formula="of:=MOD(DEGREES(ATAN2([.I231];[.J231]))+360; 360)" office:value-type="float" office:value="86.9178191754718" calcext:value-type="float">
            <text:p>8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232]-[.B$1]" office:value-type="float" office:value="5" calcext:value-type="float">
            <text:p>5</text:p>
          </table:table-cell>
          <table:table-cell table:formula="of:=[.C232]-[.C$1]" office:value-type="float" office:value="128" calcext:value-type="float">
            <text:p>128</text:p>
          </table:table-cell>
          <table:table-cell table:formula="of:=[.D232]-[.D$1]" office:value-type="float" office:value="366" calcext:value-type="float">
            <text:p>366</text:p>
          </table:table-cell>
          <table:table-cell table:formula="of:=SQRT([.E232]^2 + [.F232]^2 + [.G232]^2)" office:value-type="float" office:value="387.769261288205" calcext:value-type="float">
            <text:p>387.77</text:p>
          </table:table-cell>
          <table:table-cell table:formula="of:=[.E232]/[.$H232]" office:value-type="float" office:value="0.012894265995684" calcext:value-type="float">
            <text:p>0.01</text:p>
          </table:table-cell>
          <table:table-cell table:formula="of:=[.F232]/[.$H232]" office:value-type="float" office:value="0.33009320948951" calcext:value-type="float">
            <text:p>0.33</text:p>
          </table:table-cell>
          <table:table-cell table:formula="of:=[.G232]/[.$H232]" office:value-type="float" office:value="0.943860270884068" calcext:value-type="float">
            <text:p>0.94</text:p>
          </table:table-cell>
          <table:table-cell table:formula="of:=MOD(DEGREES(ATAN2([.I232];[.J232]))+360; 360)" office:value-type="float" office:value="87.7630209365623" calcext:value-type="float">
            <text:p>87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[.B233]-[.B$1]" office:value-type="float" office:value="7" calcext:value-type="float">
            <text:p>7</text:p>
          </table:table-cell>
          <table:table-cell table:formula="of:=[.C233]-[.C$1]" office:value-type="float" office:value="128" calcext:value-type="float">
            <text:p>128</text:p>
          </table:table-cell>
          <table:table-cell table:formula="of:=[.D233]-[.D$1]" office:value-type="float" office:value="370" calcext:value-type="float">
            <text:p>370</text:p>
          </table:table-cell>
          <table:table-cell table:formula="of:=SQRT([.E233]^2 + [.F233]^2 + [.G233]^2)" office:value-type="float" office:value="391.577578520528" calcext:value-type="float">
            <text:p>391.58</text:p>
          </table:table-cell>
          <table:table-cell table:formula="of:=[.E233]/[.$H233]" office:value-type="float" office:value="0.017876406576821" calcext:value-type="float">
            <text:p>0.02</text:p>
          </table:table-cell>
          <table:table-cell table:formula="of:=[.F233]/[.$H233]" office:value-type="float" office:value="0.326882863119012" calcext:value-type="float">
            <text:p>0.33</text:p>
          </table:table-cell>
          <table:table-cell table:formula="of:=[.G233]/[.$H233]" office:value-type="float" office:value="0.944895776203395" calcext:value-type="float">
            <text:p>0.94</text:p>
          </table:table-cell>
          <table:table-cell table:formula="of:=MOD(DEGREES(ATAN2([.I233];[.J233]))+360; 360)" office:value-type="float" office:value="86.8697551377809" calcext:value-type="float">
            <text:p>86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4" calcext:value-type="float">
            <text:p>434</text:p>
          </table:table-cell>
          <table:table-cell office:value-type="float" office:value="498" calcext:value-type="float">
            <text:p>498</text:p>
          </table:table-cell>
          <table:table-cell table:formula="of:=[.B234]-[.B$1]" office:value-type="float" office:value="11" calcext:value-type="float">
            <text:p>11</text:p>
          </table:table-cell>
          <table:table-cell table:formula="of:=[.C234]-[.C$1]" office:value-type="float" office:value="136" calcext:value-type="float">
            <text:p>136</text:p>
          </table:table-cell>
          <table:table-cell table:formula="of:=[.D234]-[.D$1]" office:value-type="float" office:value="362" calcext:value-type="float">
            <text:p>362</text:p>
          </table:table-cell>
          <table:table-cell table:formula="of:=SQRT([.E234]^2 + [.F234]^2 + [.G234]^2)" office:value-type="float" office:value="386.860439952187" calcext:value-type="float">
            <text:p>386.86</text:p>
          </table:table-cell>
          <table:table-cell table:formula="of:=[.E234]/[.$H234]" office:value-type="float" office:value="0.0284340264963755" calcext:value-type="float">
            <text:p>0.03</text:p>
          </table:table-cell>
          <table:table-cell table:formula="of:=[.F234]/[.$H234]" office:value-type="float" office:value="0.351547963955189" calcext:value-type="float">
            <text:p>0.35</text:p>
          </table:table-cell>
          <table:table-cell table:formula="of:=[.G234]/[.$H234]" office:value-type="float" office:value="0.935737962880723" calcext:value-type="float">
            <text:p>0.94</text:p>
          </table:table-cell>
          <table:table-cell table:formula="of:=MOD(DEGREES(ATAN2([.I234];[.J234]))+360; 360)" office:value-type="float" office:value="85.3758486715709" calcext:value-type="float">
            <text:p>85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235]-[.B$1]" office:value-type="float" office:value="4" calcext:value-type="float">
            <text:p>4</text:p>
          </table:table-cell>
          <table:table-cell table:formula="of:=[.C235]-[.C$1]" office:value-type="float" office:value="129" calcext:value-type="float">
            <text:p>129</text:p>
          </table:table-cell>
          <table:table-cell table:formula="of:=[.D235]-[.D$1]" office:value-type="float" office:value="362" calcext:value-type="float">
            <text:p>362</text:p>
          </table:table-cell>
          <table:table-cell table:formula="of:=SQRT([.E235]^2 + [.F235]^2 + [.G235]^2)" office:value-type="float" office:value="384.31887801668" calcext:value-type="float">
            <text:p>384.32</text:p>
          </table:table-cell>
          <table:table-cell table:formula="of:=[.E235]/[.$H235]" office:value-type="float" office:value="0.0104080237240555" calcext:value-type="float">
            <text:p>0.01</text:p>
          </table:table-cell>
          <table:table-cell table:formula="of:=[.F235]/[.$H235]" office:value-type="float" office:value="0.33565876510079" calcext:value-type="float">
            <text:p>0.34</text:p>
          </table:table-cell>
          <table:table-cell table:formula="of:=[.G235]/[.$H235]" office:value-type="float" office:value="0.941926147027023" calcext:value-type="float">
            <text:p>0.94</text:p>
          </table:table-cell>
          <table:table-cell table:formula="of:=MOD(DEGREES(ATAN2([.I235];[.J235]))+360; 360)" office:value-type="float" office:value="88.2239557466412" calcext:value-type="float">
            <text:p>88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236]-[.B$1]" office:value-type="float" office:value="8" calcext:value-type="float">
            <text:p>8</text:p>
          </table:table-cell>
          <table:table-cell table:formula="of:=[.C236]-[.C$1]" office:value-type="float" office:value="129" calcext:value-type="float">
            <text:p>129</text:p>
          </table:table-cell>
          <table:table-cell table:formula="of:=[.D236]-[.D$1]" office:value-type="float" office:value="362" calcext:value-type="float">
            <text:p>362</text:p>
          </table:table-cell>
          <table:table-cell table:formula="of:=SQRT([.E236]^2 + [.F236]^2 + [.G236]^2)" office:value-type="float" office:value="384.381321086236" calcext:value-type="float">
            <text:p>384.38</text:p>
          </table:table-cell>
          <table:table-cell table:formula="of:=[.E236]/[.$H236]" office:value-type="float" office:value="0.0208126658636599" calcext:value-type="float">
            <text:p>0.02</text:p>
          </table:table-cell>
          <table:table-cell table:formula="of:=[.F236]/[.$H236]" office:value-type="float" office:value="0.335604237051516" calcext:value-type="float">
            <text:p>0.34</text:p>
          </table:table-cell>
          <table:table-cell table:formula="of:=[.G236]/[.$H236]" office:value-type="float" office:value="0.941773130330611" calcext:value-type="float">
            <text:p>0.94</text:p>
          </table:table-cell>
          <table:table-cell table:formula="of:=MOD(DEGREES(ATAN2([.I236];[.J236]))+360; 360)" office:value-type="float" office:value="86.4513180260956" calcext:value-type="float">
            <text:p>86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table:formula="of:=[.B237]-[.B$1]" office:value-type="float" office:value="11" calcext:value-type="float">
            <text:p>11</text:p>
          </table:table-cell>
          <table:table-cell table:formula="of:=[.C237]-[.C$1]" office:value-type="float" office:value="126" calcext:value-type="float">
            <text:p>126</text:p>
          </table:table-cell>
          <table:table-cell table:formula="of:=[.D237]-[.D$1]" office:value-type="float" office:value="362" calcext:value-type="float">
            <text:p>362</text:p>
          </table:table-cell>
          <table:table-cell table:formula="of:=SQRT([.E237]^2 + [.F237]^2 + [.G237]^2)" office:value-type="float" office:value="383.459254680338" calcext:value-type="float">
            <text:p>383.46</text:p>
          </table:table-cell>
          <table:table-cell table:formula="of:=[.E237]/[.$H237]" office:value-type="float" office:value="0.0286862290210466" calcext:value-type="float">
            <text:p>0.03</text:p>
          </table:table-cell>
          <table:table-cell table:formula="of:=[.F237]/[.$H237]" office:value-type="float" office:value="0.328587714241079" calcext:value-type="float">
            <text:p>0.33</text:p>
          </table:table-cell>
          <table:table-cell table:formula="of:=[.G237]/[.$H237]" office:value-type="float" office:value="0.944037718692624" calcext:value-type="float">
            <text:p>0.94</text:p>
          </table:table-cell>
          <table:table-cell table:formula="of:=MOD(DEGREES(ATAN2([.I237];[.J237]))+360; 360)" office:value-type="float" office:value="85.0106374303578" calcext:value-type="float">
            <text:p>85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table:formula="of:=[.B238]-[.B$1]" office:value-type="float" office:value="4" calcext:value-type="float">
            <text:p>4</text:p>
          </table:table-cell>
          <table:table-cell table:formula="of:=[.C238]-[.C$1]" office:value-type="float" office:value="134" calcext:value-type="float">
            <text:p>134</text:p>
          </table:table-cell>
          <table:table-cell table:formula="of:=[.D238]-[.D$1]" office:value-type="float" office:value="369" calcext:value-type="float">
            <text:p>369</text:p>
          </table:table-cell>
          <table:table-cell table:formula="of:=SQRT([.E238]^2 + [.F238]^2 + [.G238]^2)" office:value-type="float" office:value="392.597758526459" calcext:value-type="float">
            <text:p>392.60</text:p>
          </table:table-cell>
          <table:table-cell table:formula="of:=[.E238]/[.$H238]" office:value-type="float" office:value="0.0101885451792013" calcext:value-type="float">
            <text:p>0.01</text:p>
          </table:table-cell>
          <table:table-cell table:formula="of:=[.F238]/[.$H238]" office:value-type="float" office:value="0.341316263503244" calcext:value-type="float">
            <text:p>0.34</text:p>
          </table:table-cell>
          <table:table-cell table:formula="of:=[.G238]/[.$H238]" office:value-type="float" office:value="0.939893292781322" calcext:value-type="float">
            <text:p>0.94</text:p>
          </table:table-cell>
          <table:table-cell table:formula="of:=MOD(DEGREES(ATAN2([.I238];[.J238]))+360; 360)" office:value-type="float" office:value="88.2901859558585" calcext:value-type="float">
            <text:p>88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239]-[.B$1]" office:value-type="float" office:value="14" calcext:value-type="float">
            <text:p>14</text:p>
          </table:table-cell>
          <table:table-cell table:formula="of:=[.C239]-[.C$1]" office:value-type="float" office:value="125" calcext:value-type="float">
            <text:p>125</text:p>
          </table:table-cell>
          <table:table-cell table:formula="of:=[.D239]-[.D$1]" office:value-type="float" office:value="364" calcext:value-type="float">
            <text:p>364</text:p>
          </table:table-cell>
          <table:table-cell table:formula="of:=SQRT([.E239]^2 + [.F239]^2 + [.G239]^2)" office:value-type="float" office:value="385.119461985499" calcext:value-type="float">
            <text:p>385.12</text:p>
          </table:table-cell>
          <table:table-cell table:formula="of:=[.E239]/[.$H239]" office:value-type="float" office:value="0.0363523565592412" calcext:value-type="float">
            <text:p>0.04</text:p>
          </table:table-cell>
          <table:table-cell table:formula="of:=[.F239]/[.$H239]" office:value-type="float" office:value="0.324574612136082" calcext:value-type="float">
            <text:p>0.32</text:p>
          </table:table-cell>
          <table:table-cell table:formula="of:=[.G239]/[.$H239]" office:value-type="float" office:value="0.945161270540272" calcext:value-type="float">
            <text:p>0.95</text:p>
          </table:table-cell>
          <table:table-cell table:formula="of:=MOD(DEGREES(ATAN2([.I239];[.J239]))+360; 360)" office:value-type="float" office:value="83.609504685353" calcext:value-type="float">
            <text:p>83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240]-[.B$1]" office:value-type="float" office:value="11" calcext:value-type="float">
            <text:p>11</text:p>
          </table:table-cell>
          <table:table-cell table:formula="of:=[.C240]-[.C$1]" office:value-type="float" office:value="129" calcext:value-type="float">
            <text:p>129</text:p>
          </table:table-cell>
          <table:table-cell table:formula="of:=[.D240]-[.D$1]" office:value-type="float" office:value="362" calcext:value-type="float">
            <text:p>362</text:p>
          </table:table-cell>
          <table:table-cell table:formula="of:=SQRT([.E240]^2 + [.F240]^2 + [.G240]^2)" office:value-type="float" office:value="384.455459058653" calcext:value-type="float">
            <text:p>384.46</text:p>
          </table:table-cell>
          <table:table-cell table:formula="of:=[.E240]/[.$H240]" office:value-type="float" office:value="0.0286118970112525" calcext:value-type="float">
            <text:p>0.03</text:p>
          </table:table-cell>
          <table:table-cell table:formula="of:=[.F240]/[.$H240]" office:value-type="float" office:value="0.335539519495598" calcext:value-type="float">
            <text:p>0.34</text:p>
          </table:table-cell>
          <table:table-cell table:formula="of:=[.G240]/[.$H240]" office:value-type="float" office:value="0.941591519824855" calcext:value-type="float">
            <text:p>0.94</text:p>
          </table:table-cell>
          <table:table-cell table:formula="of:=MOD(DEGREES(ATAN2([.I240];[.J240]))+360; 360)" office:value-type="float" office:value="85.1261035777952" calcext:value-type="float">
            <text:p>85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table:formula="of:=[.B241]-[.B$1]" office:value-type="float" office:value="2" calcext:value-type="float">
            <text:p>2</text:p>
          </table:table-cell>
          <table:table-cell table:formula="of:=[.C241]-[.C$1]" office:value-type="float" office:value="132" calcext:value-type="float">
            <text:p>132</text:p>
          </table:table-cell>
          <table:table-cell table:formula="of:=[.D241]-[.D$1]" office:value-type="float" office:value="364" calcext:value-type="float">
            <text:p>364</text:p>
          </table:table-cell>
          <table:table-cell table:formula="of:=SQRT([.E241]^2 + [.F241]^2 + [.G241]^2)" office:value-type="float" office:value="387.200206611515" calcext:value-type="float">
            <text:p>387.20</text:p>
          </table:table-cell>
          <table:table-cell table:formula="of:=[.E241]/[.$H241]" office:value-type="float" office:value="0.00516528649998019" calcext:value-type="float">
            <text:p>0.01</text:p>
          </table:table-cell>
          <table:table-cell table:formula="of:=[.F241]/[.$H241]" office:value-type="float" office:value="0.340908908998693" calcext:value-type="float">
            <text:p>0.34</text:p>
          </table:table-cell>
          <table:table-cell table:formula="of:=[.G241]/[.$H241]" office:value-type="float" office:value="0.940082142996395" calcext:value-type="float">
            <text:p>0.94</text:p>
          </table:table-cell>
          <table:table-cell table:formula="of:=MOD(DEGREES(ATAN2([.I241];[.J241]))+360; 360)" office:value-type="float" office:value="89.1319485502545" calcext:value-type="float">
            <text:p>89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29" calcext:value-type="float">
            <text:p>429</text:p>
          </table:table-cell>
          <table:table-cell office:value-type="float" office:value="512" calcext:value-type="float">
            <text:p>512</text:p>
          </table:table-cell>
          <table:table-cell table:formula="of:=[.B242]-[.B$1]" office:value-type="float" office:value="13" calcext:value-type="float">
            <text:p>13</text:p>
          </table:table-cell>
          <table:table-cell table:formula="of:=[.C242]-[.C$1]" office:value-type="float" office:value="131" calcext:value-type="float">
            <text:p>131</text:p>
          </table:table-cell>
          <table:table-cell table:formula="of:=[.D242]-[.D$1]" office:value-type="float" office:value="376" calcext:value-type="float">
            <text:p>376</text:p>
          </table:table-cell>
          <table:table-cell table:formula="of:=SQRT([.E242]^2 + [.F242]^2 + [.G242]^2)" office:value-type="float" office:value="398.37921632535" calcext:value-type="float">
            <text:p>398.38</text:p>
          </table:table-cell>
          <table:table-cell table:formula="of:=[.E242]/[.$H242]" office:value-type="float" office:value="0.0326322244416062" calcext:value-type="float">
            <text:p>0.03</text:p>
          </table:table-cell>
          <table:table-cell table:formula="of:=[.F242]/[.$H242]" office:value-type="float" office:value="0.328832415526954" calcext:value-type="float">
            <text:p>0.33</text:p>
          </table:table-cell>
          <table:table-cell table:formula="of:=[.G242]/[.$H242]" office:value-type="float" office:value="0.943824337695686" calcext:value-type="float">
            <text:p>0.94</text:p>
          </table:table-cell>
          <table:table-cell table:formula="of:=MOD(DEGREES(ATAN2([.I242];[.J242]))+360; 360)" office:value-type="float" office:value="84.3327143217609" calcext:value-type="float">
            <text:p>8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1" calcext:value-type="float">
            <text:p>-41</text:p>
          </table:table-cell>
          <table:table-cell office:value-type="float" office:value="420" calcext:value-type="float">
            <text:p>420</text:p>
          </table:table-cell>
          <table:table-cell office:value-type="float" office:value="494" calcext:value-type="float">
            <text:p>494</text:p>
          </table:table-cell>
          <table:table-cell table:formula="of:=[.B243]-[.B$1]" office:value-type="float" office:value="16" calcext:value-type="float">
            <text:p>16</text:p>
          </table:table-cell>
          <table:table-cell table:formula="of:=[.C243]-[.C$1]" office:value-type="float" office:value="122" calcext:value-type="float">
            <text:p>122</text:p>
          </table:table-cell>
          <table:table-cell table:formula="of:=[.D243]-[.D$1]" office:value-type="float" office:value="358" calcext:value-type="float">
            <text:p>358</text:p>
          </table:table-cell>
          <table:table-cell table:formula="of:=SQRT([.E243]^2 + [.F243]^2 + [.G243]^2)" office:value-type="float" office:value="378.555147897899" calcext:value-type="float">
            <text:p>378.56</text:p>
          </table:table-cell>
          <table:table-cell table:formula="of:=[.E243]/[.$H243]" office:value-type="float" office:value="0.0422659686147378" calcext:value-type="float">
            <text:p>0.04</text:p>
          </table:table-cell>
          <table:table-cell table:formula="of:=[.F243]/[.$H243]" office:value-type="float" office:value="0.322278010687375" calcext:value-type="float">
            <text:p>0.32</text:p>
          </table:table-cell>
          <table:table-cell table:formula="of:=[.G243]/[.$H243]" office:value-type="float" office:value="0.945701047754758" calcext:value-type="float">
            <text:p>0.95</text:p>
          </table:table-cell>
          <table:table-cell table:formula="of:=MOD(DEGREES(ATAN2([.I243];[.J243]))+360; 360)" office:value-type="float" office:value="82.5284408234076" calcext:value-type="float">
            <text:p>82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244]-[.B$1]" office:value-type="float" office:value="7" calcext:value-type="float">
            <text:p>7</text:p>
          </table:table-cell>
          <table:table-cell table:formula="of:=[.C244]-[.C$1]" office:value-type="float" office:value="130" calcext:value-type="float">
            <text:p>130</text:p>
          </table:table-cell>
          <table:table-cell table:formula="of:=[.D244]-[.D$1]" office:value-type="float" office:value="373" calcext:value-type="float">
            <text:p>373</text:p>
          </table:table-cell>
          <table:table-cell table:formula="of:=SQRT([.E244]^2 + [.F244]^2 + [.G244]^2)" office:value-type="float" office:value="395.067082911244" calcext:value-type="float">
            <text:p>395.07</text:p>
          </table:table-cell>
          <table:table-cell table:formula="of:=[.E244]/[.$H244]" office:value-type="float" office:value="0.0177185098500667" calcext:value-type="float">
            <text:p>0.02</text:p>
          </table:table-cell>
          <table:table-cell table:formula="of:=[.F244]/[.$H244]" office:value-type="float" office:value="0.329058040072667" calcext:value-type="float">
            <text:p>0.33</text:p>
          </table:table-cell>
          <table:table-cell table:formula="of:=[.G244]/[.$H244]" office:value-type="float" office:value="0.944143453439268" calcext:value-type="float">
            <text:p>0.94</text:p>
          </table:table-cell>
          <table:table-cell table:formula="of:=MOD(DEGREES(ATAN2([.I244];[.J244]))+360; 360)" office:value-type="float" office:value="86.9178191754718" calcext:value-type="float">
            <text:p>8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3" calcext:value-type="float">
            <text:p>423</text:p>
          </table:table-cell>
          <table:table-cell office:value-type="float" office:value="497" calcext:value-type="float">
            <text:p>497</text:p>
          </table:table-cell>
          <table:table-cell table:formula="of:=[.B245]-[.B$1]" office:value-type="float" office:value="2" calcext:value-type="float">
            <text:p>2</text:p>
          </table:table-cell>
          <table:table-cell table:formula="of:=[.C245]-[.C$1]" office:value-type="float" office:value="125" calcext:value-type="float">
            <text:p>125</text:p>
          </table:table-cell>
          <table:table-cell table:formula="of:=[.D245]-[.D$1]" office:value-type="float" office:value="361" calcext:value-type="float">
            <text:p>361</text:p>
          </table:table-cell>
          <table:table-cell table:formula="of:=SQRT([.E245]^2 + [.F245]^2 + [.G245]^2)" office:value-type="float" office:value="382.034029897861" calcext:value-type="float">
            <text:p>382.03</text:p>
          </table:table-cell>
          <table:table-cell table:formula="of:=[.E245]/[.$H245]" office:value-type="float" office:value="0.00523513573001523" calcext:value-type="float">
            <text:p>0.01</text:p>
          </table:table-cell>
          <table:table-cell table:formula="of:=[.F245]/[.$H245]" office:value-type="float" office:value="0.327195983125952" calcext:value-type="float">
            <text:p>0.33</text:p>
          </table:table-cell>
          <table:table-cell table:formula="of:=[.G245]/[.$H245]" office:value-type="float" office:value="0.944941999267749" calcext:value-type="float">
            <text:p>0.94</text:p>
          </table:table-cell>
          <table:table-cell table:formula="of:=MOD(DEGREES(ATAN2([.I245];[.J245]))+360; 360)" office:value-type="float" office:value="89.0833457436147" calcext:value-type="float">
            <text:p>89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246]-[.B$1]" office:value-type="float" office:value="10" calcext:value-type="float">
            <text:p>10</text:p>
          </table:table-cell>
          <table:table-cell table:formula="of:=[.C246]-[.C$1]" office:value-type="float" office:value="130" calcext:value-type="float">
            <text:p>130</text:p>
          </table:table-cell>
          <table:table-cell table:formula="of:=[.D246]-[.D$1]" office:value-type="float" office:value="364" calcext:value-type="float">
            <text:p>364</text:p>
          </table:table-cell>
          <table:table-cell table:formula="of:=SQRT([.E246]^2 + [.F246]^2 + [.G246]^2)" office:value-type="float" office:value="386.647125943023" calcext:value-type="float">
            <text:p>386.65</text:p>
          </table:table-cell>
          <table:table-cell table:formula="of:=[.E246]/[.$H246]" office:value-type="float" office:value="0.0258633760062492" calcext:value-type="float">
            <text:p>0.03</text:p>
          </table:table-cell>
          <table:table-cell table:formula="of:=[.F246]/[.$H246]" office:value-type="float" office:value="0.33622388808124" calcext:value-type="float">
            <text:p>0.34</text:p>
          </table:table-cell>
          <table:table-cell table:formula="of:=[.G246]/[.$H246]" office:value-type="float" office:value="0.941426886627471" calcext:value-type="float">
            <text:p>0.94</text:p>
          </table:table-cell>
          <table:table-cell table:formula="of:=MOD(DEGREES(ATAN2([.I246];[.J246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  <table:table-cell table:formula="of:=[.B247]-[.B$1]" office:value-type="float" office:value="1" calcext:value-type="float">
            <text:p>1</text:p>
          </table:table-cell>
          <table:table-cell table:formula="of:=[.C247]-[.C$1]" office:value-type="float" office:value="124" calcext:value-type="float">
            <text:p>124</text:p>
          </table:table-cell>
          <table:table-cell table:formula="of:=[.D247]-[.D$1]" office:value-type="float" office:value="365" calcext:value-type="float">
            <text:p>365</text:p>
          </table:table-cell>
          <table:table-cell table:formula="of:=SQRT([.E247]^2 + [.F247]^2 + [.G247]^2)" office:value-type="float" office:value="385.489299462385" calcext:value-type="float">
            <text:p>385.49</text:p>
          </table:table-cell>
          <table:table-cell table:formula="of:=[.E247]/[.$H247]" office:value-type="float" office:value="0.00259410572847192" calcext:value-type="float">
            <text:p>0.00</text:p>
          </table:table-cell>
          <table:table-cell table:formula="of:=[.F247]/[.$H247]" office:value-type="float" office:value="0.321669110330518" calcext:value-type="float">
            <text:p>0.32</text:p>
          </table:table-cell>
          <table:table-cell table:formula="of:=[.G247]/[.$H247]" office:value-type="float" office:value="0.946848590892251" calcext:value-type="float">
            <text:p>0.95</text:p>
          </table:table-cell>
          <table:table-cell table:formula="of:=MOD(DEGREES(ATAN2([.I247];[.J247]))+360; 360)" office:value-type="float" office:value="89.5379472785692" calcext:value-type="float">
            <text:p>89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7" calcext:value-type="float">
            <text:p>427</text:p>
          </table:table-cell>
          <table:table-cell office:value-type="float" office:value="491" calcext:value-type="float">
            <text:p>491</text:p>
          </table:table-cell>
          <table:table-cell table:formula="of:=[.B248]-[.B$1]" office:value-type="float" office:value="-1" calcext:value-type="float">
            <text:p>-1</text:p>
          </table:table-cell>
          <table:table-cell table:formula="of:=[.C248]-[.C$1]" office:value-type="float" office:value="129" calcext:value-type="float">
            <text:p>129</text:p>
          </table:table-cell>
          <table:table-cell table:formula="of:=[.D248]-[.D$1]" office:value-type="float" office:value="355" calcext:value-type="float">
            <text:p>355</text:p>
          </table:table-cell>
          <table:table-cell table:formula="of:=SQRT([.E248]^2 + [.F248]^2 + [.G248]^2)" office:value-type="float" office:value="377.712853898302" calcext:value-type="float">
            <text:p>377.71</text:p>
          </table:table-cell>
          <table:table-cell table:formula="of:=[.E248]/[.$H248]" office:value-type="float" office:value="-0.00264751381818011" calcext:value-type="float">
            <text:p>0.00</text:p>
          </table:table-cell>
          <table:table-cell table:formula="of:=[.F248]/[.$H248]" office:value-type="float" office:value="0.341529282545234" calcext:value-type="float">
            <text:p>0.34</text:p>
          </table:table-cell>
          <table:table-cell table:formula="of:=[.G248]/[.$H248]" office:value-type="float" office:value="0.93986740545394" calcext:value-type="float">
            <text:p>0.94</text:p>
          </table:table-cell>
          <table:table-cell table:formula="of:=MOD(DEGREES(ATAN2([.I248];[.J248]))+360; 360)" office:value-type="float" office:value="90.4441444331119" calcext:value-type="float">
            <text:p>9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16" calcext:value-type="float">
            <text:p>416</text:p>
          </table:table-cell>
          <table:table-cell office:value-type="float" office:value="506" calcext:value-type="float">
            <text:p>506</text:p>
          </table:table-cell>
          <table:table-cell table:formula="of:=[.B249]-[.B$1]" office:value-type="float" office:value="0" calcext:value-type="float">
            <text:p>0</text:p>
          </table:table-cell>
          <table:table-cell table:formula="of:=[.C249]-[.C$1]" office:value-type="float" office:value="118" calcext:value-type="float">
            <text:p>118</text:p>
          </table:table-cell>
          <table:table-cell table:formula="of:=[.D249]-[.D$1]" office:value-type="float" office:value="370" calcext:value-type="float">
            <text:p>370</text:p>
          </table:table-cell>
          <table:table-cell table:formula="of:=SQRT([.E249]^2 + [.F249]^2 + [.G249]^2)" office:value-type="float" office:value="388.360657121702" calcext:value-type="float">
            <text:p>388.36</text:p>
          </table:table-cell>
          <table:table-cell table:formula="of:=[.E249]/[.$H249]" office:value-type="float" office:value="0" calcext:value-type="float">
            <text:p>0.00</text:p>
          </table:table-cell>
          <table:table-cell table:formula="of:=[.F249]/[.$H249]" office:value-type="float" office:value="0.303841282159078" calcext:value-type="float">
            <text:p>0.30</text:p>
          </table:table-cell>
          <table:table-cell table:formula="of:=[.G249]/[.$H249]" office:value-type="float" office:value="0.952722664397109" calcext:value-type="float">
            <text:p>0.95</text:p>
          </table:table-cell>
          <table:table-cell table:formula="of:=MOD(DEGREES(ATAN2([.I249];[.J249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250]-[.B$1]" office:value-type="float" office:value="11" calcext:value-type="float">
            <text:p>11</text:p>
          </table:table-cell>
          <table:table-cell table:formula="of:=[.C250]-[.C$1]" office:value-type="float" office:value="131" calcext:value-type="float">
            <text:p>131</text:p>
          </table:table-cell>
          <table:table-cell table:formula="of:=[.D250]-[.D$1]" office:value-type="float" office:value="362" calcext:value-type="float">
            <text:p>362</text:p>
          </table:table-cell>
          <table:table-cell table:formula="of:=SQRT([.E250]^2 + [.F250]^2 + [.G250]^2)" office:value-type="float" office:value="385.131146494282" calcext:value-type="float">
            <text:p>385.13</text:p>
          </table:table-cell>
          <table:table-cell table:formula="of:=[.E250]/[.$H250]" office:value-type="float" office:value="0.0285616993071822" calcext:value-type="float">
            <text:p>0.03</text:p>
          </table:table-cell>
          <table:table-cell table:formula="of:=[.F250]/[.$H250]" office:value-type="float" office:value="0.340143873567351" calcext:value-type="float">
            <text:p>0.34</text:p>
          </table:table-cell>
          <table:table-cell table:formula="of:=[.G250]/[.$H250]" office:value-type="float" office:value="0.939939559018176" calcext:value-type="float">
            <text:p>0.94</text:p>
          </table:table-cell>
          <table:table-cell table:formula="of:=MOD(DEGREES(ATAN2([.I250];[.J250]))+360; 360)" office:value-type="float" office:value="85.2001638860953" calcext:value-type="float">
            <text:p>85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  <table:table-cell table:formula="of:=[.B251]-[.B$1]" office:value-type="float" office:value="10" calcext:value-type="float">
            <text:p>10</text:p>
          </table:table-cell>
          <table:table-cell table:formula="of:=[.C251]-[.C$1]" office:value-type="float" office:value="137" calcext:value-type="float">
            <text:p>137</text:p>
          </table:table-cell>
          <table:table-cell table:formula="of:=[.D251]-[.D$1]" office:value-type="float" office:value="373" calcext:value-type="float">
            <text:p>373</text:p>
          </table:table-cell>
          <table:table-cell table:formula="of:=SQRT([.E251]^2 + [.F251]^2 + [.G251]^2)" office:value-type="float" office:value="397.489622506047" calcext:value-type="float">
            <text:p>397.49</text:p>
          </table:table-cell>
          <table:table-cell table:formula="of:=[.E251]/[.$H251]" office:value-type="float" office:value="0.025157889498984" calcext:value-type="float">
            <text:p>0.03</text:p>
          </table:table-cell>
          <table:table-cell table:formula="of:=[.F251]/[.$H251]" office:value-type="float" office:value="0.344663086136081" calcext:value-type="float">
            <text:p>0.34</text:p>
          </table:table-cell>
          <table:table-cell table:formula="of:=[.G251]/[.$H251]" office:value-type="float" office:value="0.938389278312103" calcext:value-type="float">
            <text:p>0.94</text:p>
          </table:table-cell>
          <table:table-cell table:formula="of:=MOD(DEGREES(ATAN2([.I251];[.J251]))+360; 360)" office:value-type="float" office:value="85.8252301080876" calcext:value-type="float">
            <text:p>85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252]-[.B$1]" office:value-type="float" office:value="1" calcext:value-type="float">
            <text:p>1</text:p>
          </table:table-cell>
          <table:table-cell table:formula="of:=[.C252]-[.C$1]" office:value-type="float" office:value="129" calcext:value-type="float">
            <text:p>129</text:p>
          </table:table-cell>
          <table:table-cell table:formula="of:=[.D252]-[.D$1]" office:value-type="float" office:value="372" calcext:value-type="float">
            <text:p>372</text:p>
          </table:table-cell>
          <table:table-cell table:formula="of:=SQRT([.E252]^2 + [.F252]^2 + [.G252]^2)" office:value-type="float" office:value="393.733412349016" calcext:value-type="float">
            <text:p>393.73</text:p>
          </table:table-cell>
          <table:table-cell table:formula="of:=[.E252]/[.$H252]" office:value-type="float" office:value="0.00253978953432983" calcext:value-type="float">
            <text:p>0.00</text:p>
          </table:table-cell>
          <table:table-cell table:formula="of:=[.F252]/[.$H252]" office:value-type="float" office:value="0.327632849928548" calcext:value-type="float">
            <text:p>0.33</text:p>
          </table:table-cell>
          <table:table-cell table:formula="of:=[.G252]/[.$H252]" office:value-type="float" office:value="0.944801706770695" calcext:value-type="float">
            <text:p>0.94</text:p>
          </table:table-cell>
          <table:table-cell table:formula="of:=MOD(DEGREES(ATAN2([.I252];[.J252]))+360; 360)" office:value-type="float" office:value="89.5558555668881" calcext:value-type="float">
            <text:p>89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7" calcext:value-type="float">
            <text:p>427</text:p>
          </table:table-cell>
          <table:table-cell office:value-type="float" office:value="503" calcext:value-type="float">
            <text:p>503</text:p>
          </table:table-cell>
          <table:table-cell table:formula="of:=[.B253]-[.B$1]" office:value-type="float" office:value="11" calcext:value-type="float">
            <text:p>11</text:p>
          </table:table-cell>
          <table:table-cell table:formula="of:=[.C253]-[.C$1]" office:value-type="float" office:value="129" calcext:value-type="float">
            <text:p>129</text:p>
          </table:table-cell>
          <table:table-cell table:formula="of:=[.D253]-[.D$1]" office:value-type="float" office:value="367" calcext:value-type="float">
            <text:p>367</text:p>
          </table:table-cell>
          <table:table-cell table:formula="of:=SQRT([.E253]^2 + [.F253]^2 + [.G253]^2)" office:value-type="float" office:value="389.1670592432" calcext:value-type="float">
            <text:p>389.17</text:p>
          </table:table-cell>
          <table:table-cell table:formula="of:=[.E253]/[.$H253]" office:value-type="float" office:value="0.0282654961121102" calcext:value-type="float">
            <text:p>0.03</text:p>
          </table:table-cell>
          <table:table-cell table:formula="of:=[.F253]/[.$H253]" office:value-type="float" office:value="0.331477181678383" calcext:value-type="float">
            <text:p>0.33</text:p>
          </table:table-cell>
          <table:table-cell table:formula="of:=[.G253]/[.$H253]" office:value-type="float" office:value="0.943039733922221" calcext:value-type="float">
            <text:p>0.94</text:p>
          </table:table-cell>
          <table:table-cell table:formula="of:=MOD(DEGREES(ATAN2([.I253];[.J253]))+360; 360)" office:value-type="float" office:value="85.1261035777952" calcext:value-type="float">
            <text:p>85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[.B254]-[.B$1]" office:value-type="float" office:value="7" calcext:value-type="float">
            <text:p>7</text:p>
          </table:table-cell>
          <table:table-cell table:formula="of:=[.C254]-[.C$1]" office:value-type="float" office:value="128" calcext:value-type="float">
            <text:p>128</text:p>
          </table:table-cell>
          <table:table-cell table:formula="of:=[.D254]-[.D$1]" office:value-type="float" office:value="370" calcext:value-type="float">
            <text:p>370</text:p>
          </table:table-cell>
          <table:table-cell table:formula="of:=SQRT([.E254]^2 + [.F254]^2 + [.G254]^2)" office:value-type="float" office:value="391.577578520528" calcext:value-type="float">
            <text:p>391.58</text:p>
          </table:table-cell>
          <table:table-cell table:formula="of:=[.E254]/[.$H254]" office:value-type="float" office:value="0.017876406576821" calcext:value-type="float">
            <text:p>0.02</text:p>
          </table:table-cell>
          <table:table-cell table:formula="of:=[.F254]/[.$H254]" office:value-type="float" office:value="0.326882863119012" calcext:value-type="float">
            <text:p>0.33</text:p>
          </table:table-cell>
          <table:table-cell table:formula="of:=[.G254]/[.$H254]" office:value-type="float" office:value="0.944895776203395" calcext:value-type="float">
            <text:p>0.94</text:p>
          </table:table-cell>
          <table:table-cell table:formula="of:=MOD(DEGREES(ATAN2([.I254];[.J254]))+360; 360)" office:value-type="float" office:value="86.8697551377809" calcext:value-type="float">
            <text:p>86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38" calcext:value-type="float">
            <text:p>438</text:p>
          </table:table-cell>
          <table:table-cell office:value-type="float" office:value="502" calcext:value-type="float">
            <text:p>502</text:p>
          </table:table-cell>
          <table:table-cell table:formula="of:=[.B255]-[.B$1]" office:value-type="float" office:value="12" calcext:value-type="float">
            <text:p>12</text:p>
          </table:table-cell>
          <table:table-cell table:formula="of:=[.C255]-[.C$1]" office:value-type="float" office:value="140" calcext:value-type="float">
            <text:p>140</text:p>
          </table:table-cell>
          <table:table-cell table:formula="of:=[.D255]-[.D$1]" office:value-type="float" office:value="366" calcext:value-type="float">
            <text:p>366</text:p>
          </table:table-cell>
          <table:table-cell table:formula="of:=SQRT([.E255]^2 + [.F255]^2 + [.G255]^2)" office:value-type="float" office:value="392.045915678253" calcext:value-type="float">
            <text:p>392.05</text:p>
          </table:table-cell>
          <table:table-cell table:formula="of:=[.E255]/[.$H255]" office:value-type="float" office:value="0.0306086596495708" calcext:value-type="float">
            <text:p>0.03</text:p>
          </table:table-cell>
          <table:table-cell table:formula="of:=[.F255]/[.$H255]" office:value-type="float" office:value="0.357101029244993" calcext:value-type="float">
            <text:p>0.36</text:p>
          </table:table-cell>
          <table:table-cell table:formula="of:=[.G255]/[.$H255]" office:value-type="float" office:value="0.933564119311911" calcext:value-type="float">
            <text:p>0.93</text:p>
          </table:table-cell>
          <table:table-cell table:formula="of:=MOD(DEGREES(ATAN2([.I255];[.J255]))+360; 360)" office:value-type="float" office:value="85.1009075462122" calcext:value-type="float">
            <text:p>85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256]-[.B$1]" office:value-type="float" office:value="14" calcext:value-type="float">
            <text:p>14</text:p>
          </table:table-cell>
          <table:table-cell table:formula="of:=[.C256]-[.C$1]" office:value-type="float" office:value="130" calcext:value-type="float">
            <text:p>130</text:p>
          </table:table-cell>
          <table:table-cell table:formula="of:=[.D256]-[.D$1]" office:value-type="float" office:value="361" calcext:value-type="float">
            <text:p>361</text:p>
          </table:table-cell>
          <table:table-cell table:formula="of:=SQRT([.E256]^2 + [.F256]^2 + [.G256]^2)" office:value-type="float" office:value="383.949215391828" calcext:value-type="float">
            <text:p>383.95</text:p>
          </table:table-cell>
          <table:table-cell table:formula="of:=[.E256]/[.$H256]" office:value-type="float" office:value="0.0364631556434169" calcext:value-type="float">
            <text:p>0.04</text:p>
          </table:table-cell>
          <table:table-cell table:formula="of:=[.F256]/[.$H256]" office:value-type="float" office:value="0.3385864452603" calcext:value-type="float">
            <text:p>0.34</text:p>
          </table:table-cell>
          <table:table-cell table:formula="of:=[.G256]/[.$H256]" office:value-type="float" office:value="0.940228513376678" calcext:value-type="float">
            <text:p>0.94</text:p>
          </table:table-cell>
          <table:table-cell table:formula="of:=MOD(DEGREES(ATAN2([.I256];[.J256]))+360; 360)" office:value-type="float" office:value="83.8533743403533" calcext:value-type="float">
            <text:p>83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257]-[.B$1]" office:value-type="float" office:value="-1" calcext:value-type="float">
            <text:p>-1</text:p>
          </table:table-cell>
          <table:table-cell table:formula="of:=[.C257]-[.C$1]" office:value-type="float" office:value="129" calcext:value-type="float">
            <text:p>129</text:p>
          </table:table-cell>
          <table:table-cell table:formula="of:=[.D257]-[.D$1]" office:value-type="float" office:value="362" calcext:value-type="float">
            <text:p>362</text:p>
          </table:table-cell>
          <table:table-cell table:formula="of:=SQRT([.E257]^2 + [.F257]^2 + [.G257]^2)" office:value-type="float" office:value="384.299362476702" calcext:value-type="float">
            <text:p>384.30</text:p>
          </table:table-cell>
          <table:table-cell table:formula="of:=[.E257]/[.$H257]" office:value-type="float" office:value="-0.00260213806641593" calcext:value-type="float">
            <text:p>0.00</text:p>
          </table:table-cell>
          <table:table-cell table:formula="of:=[.F257]/[.$H257]" office:value-type="float" office:value="0.335675810567655" calcext:value-type="float">
            <text:p>0.34</text:p>
          </table:table-cell>
          <table:table-cell table:formula="of:=[.G257]/[.$H257]" office:value-type="float" office:value="0.941973980042565" calcext:value-type="float">
            <text:p>0.94</text:p>
          </table:table-cell>
          <table:table-cell table:formula="of:=MOD(DEGREES(ATAN2([.I257];[.J257]))+360; 360)" office:value-type="float" office:value="90.4441444331119" calcext:value-type="float">
            <text:p>9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258]-[.B$1]" office:value-type="float" office:value="8" calcext:value-type="float">
            <text:p>8</text:p>
          </table:table-cell>
          <table:table-cell table:formula="of:=[.C258]-[.C$1]" office:value-type="float" office:value="124" calcext:value-type="float">
            <text:p>124</text:p>
          </table:table-cell>
          <table:table-cell table:formula="of:=[.D258]-[.D$1]" office:value-type="float" office:value="360" calcext:value-type="float">
            <text:p>360</text:p>
          </table:table-cell>
          <table:table-cell table:formula="of:=SQRT([.E258]^2 + [.F258]^2 + [.G258]^2)" office:value-type="float" office:value="380.841174244592" calcext:value-type="float">
            <text:p>380.84</text:p>
          </table:table-cell>
          <table:table-cell table:formula="of:=[.E258]/[.$H258]" office:value-type="float" office:value="0.0210061320598231" calcext:value-type="float">
            <text:p>0.02</text:p>
          </table:table-cell>
          <table:table-cell table:formula="of:=[.F258]/[.$H258]" office:value-type="float" office:value="0.325595046927258" calcext:value-type="float">
            <text:p>0.33</text:p>
          </table:table-cell>
          <table:table-cell table:formula="of:=[.G258]/[.$H258]" office:value-type="float" office:value="0.945275942692038" calcext:value-type="float">
            <text:p>0.95</text:p>
          </table:table-cell>
          <table:table-cell table:formula="of:=MOD(DEGREES(ATAN2([.I258];[.J258]))+360; 360)" office:value-type="float" office:value="86.3086140135487" calcext:value-type="float">
            <text:p>86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259]-[.B$1]" office:value-type="float" office:value="5" calcext:value-type="float">
            <text:p>5</text:p>
          </table:table-cell>
          <table:table-cell table:formula="of:=[.C259]-[.C$1]" office:value-type="float" office:value="128" calcext:value-type="float">
            <text:p>128</text:p>
          </table:table-cell>
          <table:table-cell table:formula="of:=[.D259]-[.D$1]" office:value-type="float" office:value="368" calcext:value-type="float">
            <text:p>368</text:p>
          </table:table-cell>
          <table:table-cell table:formula="of:=SQRT([.E259]^2 + [.F259]^2 + [.G259]^2)" office:value-type="float" office:value="389.657541951904" calcext:value-type="float">
            <text:p>389.66</text:p>
          </table:table-cell>
          <table:table-cell table:formula="of:=[.E259]/[.$H259]" office:value-type="float" office:value="0.012831780375541" calcext:value-type="float">
            <text:p>0.01</text:p>
          </table:table-cell>
          <table:table-cell table:formula="of:=[.F259]/[.$H259]" office:value-type="float" office:value="0.32849357761385" calcext:value-type="float">
            <text:p>0.33</text:p>
          </table:table-cell>
          <table:table-cell table:formula="of:=[.G259]/[.$H259]" office:value-type="float" office:value="0.94441903563982" calcext:value-type="float">
            <text:p>0.94</text:p>
          </table:table-cell>
          <table:table-cell table:formula="of:=MOD(DEGREES(ATAN2([.I259];[.J259]))+360; 360)" office:value-type="float" office:value="87.7630209365623" calcext:value-type="float">
            <text:p>87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  <table:table-cell table:formula="of:=[.B260]-[.B$1]" office:value-type="float" office:value="-2" calcext:value-type="float">
            <text:p>-2</text:p>
          </table:table-cell>
          <table:table-cell table:formula="of:=[.C260]-[.C$1]" office:value-type="float" office:value="128" calcext:value-type="float">
            <text:p>128</text:p>
          </table:table-cell>
          <table:table-cell table:formula="of:=[.D260]-[.D$1]" office:value-type="float" office:value="373" calcext:value-type="float">
            <text:p>373</text:p>
          </table:table-cell>
          <table:table-cell table:formula="of:=SQRT([.E260]^2 + [.F260]^2 + [.G260]^2)" office:value-type="float" office:value="394.356437756505" calcext:value-type="float">
            <text:p>394.36</text:p>
          </table:table-cell>
          <table:table-cell table:formula="of:=[.E260]/[.$H260]" office:value-type="float" office:value="-0.00507155407777291" calcext:value-type="float">
            <text:p>-0.01</text:p>
          </table:table-cell>
          <table:table-cell table:formula="of:=[.F260]/[.$H260]" office:value-type="float" office:value="0.324579460977466" calcext:value-type="float">
            <text:p>0.32</text:p>
          </table:table-cell>
          <table:table-cell table:formula="of:=[.G260]/[.$H260]" office:value-type="float" office:value="0.945844835504647" calcext:value-type="float">
            <text:p>0.95</text:p>
          </table:table-cell>
          <table:table-cell table:formula="of:=MOD(DEGREES(ATAN2([.I260];[.J260]))+360; 360)" office:value-type="float" office:value="90.8951737102111" calcext:value-type="float">
            <text:p>90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261]-[.B$1]" office:value-type="float" office:value="10" calcext:value-type="float">
            <text:p>10</text:p>
          </table:table-cell>
          <table:table-cell table:formula="of:=[.C261]-[.C$1]" office:value-type="float" office:value="125" calcext:value-type="float">
            <text:p>125</text:p>
          </table:table-cell>
          <table:table-cell table:formula="of:=[.D261]-[.D$1]" office:value-type="float" office:value="368" calcext:value-type="float">
            <text:p>368</text:p>
          </table:table-cell>
          <table:table-cell table:formula="of:=SQRT([.E261]^2 + [.F261]^2 + [.G261]^2)" office:value-type="float" office:value="388.778857449836" calcext:value-type="float">
            <text:p>388.78</text:p>
          </table:table-cell>
          <table:table-cell table:formula="of:=[.E261]/[.$H261]" office:value-type="float" office:value="0.0257215633216122" calcext:value-type="float">
            <text:p>0.03</text:p>
          </table:table-cell>
          <table:table-cell table:formula="of:=[.F261]/[.$H261]" office:value-type="float" office:value="0.321519541520152" calcext:value-type="float">
            <text:p>0.32</text:p>
          </table:table-cell>
          <table:table-cell table:formula="of:=[.G261]/[.$H261]" office:value-type="float" office:value="0.946553530235329" calcext:value-type="float">
            <text:p>0.95</text:p>
          </table:table-cell>
          <table:table-cell table:formula="of:=MOD(DEGREES(ATAN2([.I261];[.J261]))+360; 360)" office:value-type="float" office:value="85.4260787400991" calcext:value-type="float">
            <text:p>85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262]-[.B$1]" office:value-type="float" office:value="10" calcext:value-type="float">
            <text:p>10</text:p>
          </table:table-cell>
          <table:table-cell table:formula="of:=[.C262]-[.C$1]" office:value-type="float" office:value="125" calcext:value-type="float">
            <text:p>125</text:p>
          </table:table-cell>
          <table:table-cell table:formula="of:=[.D262]-[.D$1]" office:value-type="float" office:value="368" calcext:value-type="float">
            <text:p>368</text:p>
          </table:table-cell>
          <table:table-cell table:formula="of:=SQRT([.E262]^2 + [.F262]^2 + [.G262]^2)" office:value-type="float" office:value="388.778857449836" calcext:value-type="float">
            <text:p>388.78</text:p>
          </table:table-cell>
          <table:table-cell table:formula="of:=[.E262]/[.$H262]" office:value-type="float" office:value="0.0257215633216122" calcext:value-type="float">
            <text:p>0.03</text:p>
          </table:table-cell>
          <table:table-cell table:formula="of:=[.F262]/[.$H262]" office:value-type="float" office:value="0.321519541520152" calcext:value-type="float">
            <text:p>0.32</text:p>
          </table:table-cell>
          <table:table-cell table:formula="of:=[.G262]/[.$H262]" office:value-type="float" office:value="0.946553530235329" calcext:value-type="float">
            <text:p>0.95</text:p>
          </table:table-cell>
          <table:table-cell table:formula="of:=MOD(DEGREES(ATAN2([.I262];[.J262]))+360; 360)" office:value-type="float" office:value="85.4260787400991" calcext:value-type="float">
            <text:p>85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263]-[.B$1]" office:value-type="float" office:value="11" calcext:value-type="float">
            <text:p>11</text:p>
          </table:table-cell>
          <table:table-cell table:formula="of:=[.C263]-[.C$1]" office:value-type="float" office:value="131" calcext:value-type="float">
            <text:p>131</text:p>
          </table:table-cell>
          <table:table-cell table:formula="of:=[.D263]-[.D$1]" office:value-type="float" office:value="369" calcext:value-type="float">
            <text:p>369</text:p>
          </table:table-cell>
          <table:table-cell table:formula="of:=SQRT([.E263]^2 + [.F263]^2 + [.G263]^2)" office:value-type="float" office:value="391.718010819007" calcext:value-type="float">
            <text:p>391.72</text:p>
          </table:table-cell>
          <table:table-cell table:formula="of:=[.E263]/[.$H263]" office:value-type="float" office:value="0.0280814251481598" calcext:value-type="float">
            <text:p>0.03</text:p>
          </table:table-cell>
          <table:table-cell table:formula="of:=[.F263]/[.$H263]" office:value-type="float" office:value="0.334424244946266" calcext:value-type="float">
            <text:p>0.33</text:p>
          </table:table-cell>
          <table:table-cell table:formula="of:=[.G263]/[.$H263]" office:value-type="float" office:value="0.942004170879178" calcext:value-type="float">
            <text:p>0.94</text:p>
          </table:table-cell>
          <table:table-cell table:formula="of:=MOD(DEGREES(ATAN2([.I263];[.J263]))+360; 360)" office:value-type="float" office:value="85.2001638860953" calcext:value-type="float">
            <text:p>85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" calcext:value-type="float">
            <text:p>-39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  <table:table-cell table:formula="of:=[.B264]-[.B$1]" office:value-type="float" office:value="18" calcext:value-type="float">
            <text:p>18</text:p>
          </table:table-cell>
          <table:table-cell table:formula="of:=[.C264]-[.C$1]" office:value-type="float" office:value="124" calcext:value-type="float">
            <text:p>124</text:p>
          </table:table-cell>
          <table:table-cell table:formula="of:=[.D264]-[.D$1]" office:value-type="float" office:value="365" calcext:value-type="float">
            <text:p>365</text:p>
          </table:table-cell>
          <table:table-cell table:formula="of:=SQRT([.E264]^2 + [.F264]^2 + [.G264]^2)" office:value-type="float" office:value="385.908020129149" calcext:value-type="float">
            <text:p>385.91</text:p>
          </table:table-cell>
          <table:table-cell table:formula="of:=[.E264]/[.$H264]" office:value-type="float" office:value="0.0466432389613879" calcext:value-type="float">
            <text:p>0.05</text:p>
          </table:table-cell>
          <table:table-cell table:formula="of:=[.F264]/[.$H264]" office:value-type="float" office:value="0.321320090622894" calcext:value-type="float">
            <text:p>0.32</text:p>
          </table:table-cell>
          <table:table-cell table:formula="of:=[.G264]/[.$H264]" office:value-type="float" office:value="0.94582123449481" calcext:value-type="float">
            <text:p>0.95</text:p>
          </table:table-cell>
          <table:table-cell table:formula="of:=MOD(DEGREES(ATAN2([.I264];[.J264]))+360; 360)" office:value-type="float" office:value="81.7405620201212" calcext:value-type="float">
            <text:p>8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265]-[.B$1]" office:value-type="float" office:value="8" calcext:value-type="float">
            <text:p>8</text:p>
          </table:table-cell>
          <table:table-cell table:formula="of:=[.C265]-[.C$1]" office:value-type="float" office:value="131" calcext:value-type="float">
            <text:p>131</text:p>
          </table:table-cell>
          <table:table-cell table:formula="of:=[.D265]-[.D$1]" office:value-type="float" office:value="369" calcext:value-type="float">
            <text:p>369</text:p>
          </table:table-cell>
          <table:table-cell table:formula="of:=SQRT([.E265]^2 + [.F265]^2 + [.G265]^2)" office:value-type="float" office:value="391.645247641281" calcext:value-type="float">
            <text:p>391.65</text:p>
          </table:table-cell>
          <table:table-cell table:formula="of:=[.E265]/[.$H265]" office:value-type="float" office:value="0.0204266489844591" calcext:value-type="float">
            <text:p>0.02</text:p>
          </table:table-cell>
          <table:table-cell table:formula="of:=[.F265]/[.$H265]" office:value-type="float" office:value="0.334486377120518" calcext:value-type="float">
            <text:p>0.33</text:p>
          </table:table-cell>
          <table:table-cell table:formula="of:=[.G265]/[.$H265]" office:value-type="float" office:value="0.942179184408176" calcext:value-type="float">
            <text:p>0.94</text:p>
          </table:table-cell>
          <table:table-cell table:formula="of:=MOD(DEGREES(ATAN2([.I265];[.J265]))+360; 360)" office:value-type="float" office:value="86.5053610727467" calcext:value-type="float">
            <text:p>86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  <table:table-cell table:formula="of:=[.B266]-[.B$1]" office:value-type="float" office:value="8" calcext:value-type="float">
            <text:p>8</text:p>
          </table:table-cell>
          <table:table-cell table:formula="of:=[.C266]-[.C$1]" office:value-type="float" office:value="124" calcext:value-type="float">
            <text:p>124</text:p>
          </table:table-cell>
          <table:table-cell table:formula="of:=[.D266]-[.D$1]" office:value-type="float" office:value="369" calcext:value-type="float">
            <text:p>369</text:p>
          </table:table-cell>
          <table:table-cell table:formula="of:=SQRT([.E266]^2 + [.F266]^2 + [.G266]^2)" office:value-type="float" office:value="389.35973084026" calcext:value-type="float">
            <text:p>389.36</text:p>
          </table:table-cell>
          <table:table-cell table:formula="of:=[.E266]/[.$H266]" office:value-type="float" office:value="0.0205465521119391" calcext:value-type="float">
            <text:p>0.02</text:p>
          </table:table-cell>
          <table:table-cell table:formula="of:=[.F266]/[.$H266]" office:value-type="float" office:value="0.318471557735056" calcext:value-type="float">
            <text:p>0.32</text:p>
          </table:table-cell>
          <table:table-cell table:formula="of:=[.G266]/[.$H266]" office:value-type="float" office:value="0.947709716163192" calcext:value-type="float">
            <text:p>0.95</text:p>
          </table:table-cell>
          <table:table-cell table:formula="of:=MOD(DEGREES(ATAN2([.I266];[.J266]))+360; 360)" office:value-type="float" office:value="86.3086140135487" calcext:value-type="float">
            <text:p>86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267]-[.B$1]" office:value-type="float" office:value="-7" calcext:value-type="float">
            <text:p>-7</text:p>
          </table:table-cell>
          <table:table-cell table:formula="of:=[.C267]-[.C$1]" office:value-type="float" office:value="130" calcext:value-type="float">
            <text:p>130</text:p>
          </table:table-cell>
          <table:table-cell table:formula="of:=[.D267]-[.D$1]" office:value-type="float" office:value="373" calcext:value-type="float">
            <text:p>373</text:p>
          </table:table-cell>
          <table:table-cell table:formula="of:=SQRT([.E267]^2 + [.F267]^2 + [.G267]^2)" office:value-type="float" office:value="395.067082911244" calcext:value-type="float">
            <text:p>395.07</text:p>
          </table:table-cell>
          <table:table-cell table:formula="of:=[.E267]/[.$H267]" office:value-type="float" office:value="-0.0177185098500667" calcext:value-type="float">
            <text:p>-0.02</text:p>
          </table:table-cell>
          <table:table-cell table:formula="of:=[.F267]/[.$H267]" office:value-type="float" office:value="0.329058040072667" calcext:value-type="float">
            <text:p>0.33</text:p>
          </table:table-cell>
          <table:table-cell table:formula="of:=[.G267]/[.$H267]" office:value-type="float" office:value="0.944143453439268" calcext:value-type="float">
            <text:p>0.94</text:p>
          </table:table-cell>
          <table:table-cell table:formula="of:=MOD(DEGREES(ATAN2([.I267];[.J267]))+360; 360)" office:value-type="float" office:value="93.0821808245281" calcext:value-type="float">
            <text:p>93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268]-[.B$1]" office:value-type="float" office:value="10" calcext:value-type="float">
            <text:p>10</text:p>
          </table:table-cell>
          <table:table-cell table:formula="of:=[.C268]-[.C$1]" office:value-type="float" office:value="130" calcext:value-type="float">
            <text:p>130</text:p>
          </table:table-cell>
          <table:table-cell table:formula="of:=[.D268]-[.D$1]" office:value-type="float" office:value="366" calcext:value-type="float">
            <text:p>366</text:p>
          </table:table-cell>
          <table:table-cell table:formula="of:=SQRT([.E268]^2 + [.F268]^2 + [.G268]^2)" office:value-type="float" office:value="388.530565078219" calcext:value-type="float">
            <text:p>388.53</text:p>
          </table:table-cell>
          <table:table-cell table:formula="of:=[.E268]/[.$H268]" office:value-type="float" office:value="0.0257380008133641" calcext:value-type="float">
            <text:p>0.03</text:p>
          </table:table-cell>
          <table:table-cell table:formula="of:=[.F268]/[.$H268]" office:value-type="float" office:value="0.334594010573733" calcext:value-type="float">
            <text:p>0.33</text:p>
          </table:table-cell>
          <table:table-cell table:formula="of:=[.G268]/[.$H268]" office:value-type="float" office:value="0.942010829769125" calcext:value-type="float">
            <text:p>0.94</text:p>
          </table:table-cell>
          <table:table-cell table:formula="of:=MOD(DEGREES(ATAN2([.I268];[.J268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269]-[.B$1]" office:value-type="float" office:value="6" calcext:value-type="float">
            <text:p>6</text:p>
          </table:table-cell>
          <table:table-cell table:formula="of:=[.C269]-[.C$1]" office:value-type="float" office:value="131" calcext:value-type="float">
            <text:p>131</text:p>
          </table:table-cell>
          <table:table-cell table:formula="of:=[.D269]-[.D$1]" office:value-type="float" office:value="365" calcext:value-type="float">
            <text:p>365</text:p>
          </table:table-cell>
          <table:table-cell table:formula="of:=SQRT([.E269]^2 + [.F269]^2 + [.G269]^2)" office:value-type="float" office:value="387.842751640404" calcext:value-type="float">
            <text:p>387.84</text:p>
          </table:table-cell>
          <table:table-cell table:formula="of:=[.E269]/[.$H269]" office:value-type="float" office:value="0.0154701872720907" calcext:value-type="float">
            <text:p>0.02</text:p>
          </table:table-cell>
          <table:table-cell table:formula="of:=[.F269]/[.$H269]" office:value-type="float" office:value="0.337765755440646" calcext:value-type="float">
            <text:p>0.34</text:p>
          </table:table-cell>
          <table:table-cell table:formula="of:=[.G269]/[.$H269]" office:value-type="float" office:value="0.941103059052183" calcext:value-type="float">
            <text:p>0.94</text:p>
          </table:table-cell>
          <table:table-cell table:formula="of:=MOD(DEGREES(ATAN2([.I269];[.J269]))+360; 360)" office:value-type="float" office:value="87.3775985394589" calcext:value-type="float">
            <text:p>87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30" calcext:value-type="float">
            <text:p>430</text:p>
          </table:table-cell>
          <table:table-cell office:value-type="float" office:value="504" calcext:value-type="float">
            <text:p>504</text:p>
          </table:table-cell>
          <table:table-cell table:formula="of:=[.B270]-[.B$1]" office:value-type="float" office:value="12" calcext:value-type="float">
            <text:p>12</text:p>
          </table:table-cell>
          <table:table-cell table:formula="of:=[.C270]-[.C$1]" office:value-type="float" office:value="132" calcext:value-type="float">
            <text:p>132</text:p>
          </table:table-cell>
          <table:table-cell table:formula="of:=[.D270]-[.D$1]" office:value-type="float" office:value="368" calcext:value-type="float">
            <text:p>368</text:p>
          </table:table-cell>
          <table:table-cell table:formula="of:=SQRT([.E270]^2 + [.F270]^2 + [.G270]^2)" office:value-type="float" office:value="391.141917978628" calcext:value-type="float">
            <text:p>391.14</text:p>
          </table:table-cell>
          <table:table-cell table:formula="of:=[.E270]/[.$H270]" office:value-type="float" office:value="0.0306794016402396" calcext:value-type="float">
            <text:p>0.03</text:p>
          </table:table-cell>
          <table:table-cell table:formula="of:=[.F270]/[.$H270]" office:value-type="float" office:value="0.337473418042636" calcext:value-type="float">
            <text:p>0.34</text:p>
          </table:table-cell>
          <table:table-cell table:formula="of:=[.G270]/[.$H270]" office:value-type="float" office:value="0.940834983634015" calcext:value-type="float">
            <text:p>0.94</text:p>
          </table:table-cell>
          <table:table-cell table:formula="of:=MOD(DEGREES(ATAN2([.I270];[.J270]))+360; 360)" office:value-type="float" office:value="84.8055710922652" calcext:value-type="float">
            <text:p>84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  <table:table-cell table:formula="of:=[.B271]-[.B$1]" office:value-type="float" office:value="10" calcext:value-type="float">
            <text:p>10</text:p>
          </table:table-cell>
          <table:table-cell table:formula="of:=[.C271]-[.C$1]" office:value-type="float" office:value="128" calcext:value-type="float">
            <text:p>128</text:p>
          </table:table-cell>
          <table:table-cell table:formula="of:=[.D271]-[.D$1]" office:value-type="float" office:value="373" calcext:value-type="float">
            <text:p>373</text:p>
          </table:table-cell>
          <table:table-cell table:formula="of:=SQRT([.E271]^2 + [.F271]^2 + [.G271]^2)" office:value-type="float" office:value="394.478136276271" calcext:value-type="float">
            <text:p>394.48</text:p>
          </table:table-cell>
          <table:table-cell table:formula="of:=[.E271]/[.$H271]" office:value-type="float" office:value="0.0253499473871894" calcext:value-type="float">
            <text:p>0.03</text:p>
          </table:table-cell>
          <table:table-cell table:formula="of:=[.F271]/[.$H271]" office:value-type="float" office:value="0.324479326556025" calcext:value-type="float">
            <text:p>0.32</text:p>
          </table:table-cell>
          <table:table-cell table:formula="of:=[.G271]/[.$H271]" office:value-type="float" office:value="0.945553037542165" calcext:value-type="float">
            <text:p>0.95</text:p>
          </table:table-cell>
          <table:table-cell table:formula="of:=MOD(DEGREES(ATAN2([.I271];[.J271]))+360; 360)" office:value-type="float" office:value="85.5328409386107" calcext:value-type="float">
            <text:p>85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272]-[.B$1]" office:value-type="float" office:value="7" calcext:value-type="float">
            <text:p>7</text:p>
          </table:table-cell>
          <table:table-cell table:formula="of:=[.C272]-[.C$1]" office:value-type="float" office:value="130" calcext:value-type="float">
            <text:p>130</text:p>
          </table:table-cell>
          <table:table-cell table:formula="of:=[.D272]-[.D$1]" office:value-type="float" office:value="361" calcext:value-type="float">
            <text:p>361</text:p>
          </table:table-cell>
          <table:table-cell table:formula="of:=SQRT([.E272]^2 + [.F272]^2 + [.G272]^2)" office:value-type="float" office:value="383.757736078375" calcext:value-type="float">
            <text:p>383.76</text:p>
          </table:table-cell>
          <table:table-cell table:formula="of:=[.E272]/[.$H272]" office:value-type="float" office:value="0.0182406746285641" calcext:value-type="float">
            <text:p>0.02</text:p>
          </table:table-cell>
          <table:table-cell table:formula="of:=[.F272]/[.$H272]" office:value-type="float" office:value="0.338755385959047" calcext:value-type="float">
            <text:p>0.34</text:p>
          </table:table-cell>
          <table:table-cell table:formula="of:=[.G272]/[.$H272]" office:value-type="float" office:value="0.94069764870166" calcext:value-type="float">
            <text:p>0.94</text:p>
          </table:table-cell>
          <table:table-cell table:formula="of:=MOD(DEGREES(ATAN2([.I272];[.J272]))+360; 360)" office:value-type="float" office:value="86.9178191754718" calcext:value-type="float">
            <text:p>8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273]-[.B$1]" office:value-type="float" office:value="10" calcext:value-type="float">
            <text:p>10</text:p>
          </table:table-cell>
          <table:table-cell table:formula="of:=[.C273]-[.C$1]" office:value-type="float" office:value="130" calcext:value-type="float">
            <text:p>130</text:p>
          </table:table-cell>
          <table:table-cell table:formula="of:=[.D273]-[.D$1]" office:value-type="float" office:value="361" calcext:value-type="float">
            <text:p>361</text:p>
          </table:table-cell>
          <table:table-cell table:formula="of:=SQRT([.E273]^2 + [.F273]^2 + [.G273]^2)" office:value-type="float" office:value="383.824178498437" calcext:value-type="float">
            <text:p>383.82</text:p>
          </table:table-cell>
          <table:table-cell table:formula="of:=[.E273]/[.$H273]" office:value-type="float" office:value="0.0260535957873241" calcext:value-type="float">
            <text:p>0.03</text:p>
          </table:table-cell>
          <table:table-cell table:formula="of:=[.F273]/[.$H273]" office:value-type="float" office:value="0.338696745235213" calcext:value-type="float">
            <text:p>0.34</text:p>
          </table:table-cell>
          <table:table-cell table:formula="of:=[.G273]/[.$H273]" office:value-type="float" office:value="0.940534807922399" calcext:value-type="float">
            <text:p>0.94</text:p>
          </table:table-cell>
          <table:table-cell table:formula="of:=MOD(DEGREES(ATAN2([.I273];[.J273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  <table:table-cell table:formula="of:=[.B274]-[.B$1]" office:value-type="float" office:value="5" calcext:value-type="float">
            <text:p>5</text:p>
          </table:table-cell>
          <table:table-cell table:formula="of:=[.C274]-[.C$1]" office:value-type="float" office:value="130" calcext:value-type="float">
            <text:p>130</text:p>
          </table:table-cell>
          <table:table-cell table:formula="of:=[.D274]-[.D$1]" office:value-type="float" office:value="370" calcext:value-type="float">
            <text:p>370</text:p>
          </table:table-cell>
          <table:table-cell table:formula="of:=SQRT([.E274]^2 + [.F274]^2 + [.G274]^2)" office:value-type="float" office:value="392.205303380768" calcext:value-type="float">
            <text:p>392.21</text:p>
          </table:table-cell>
          <table:table-cell table:formula="of:=[.E274]/[.$H274]" office:value-type="float" office:value="0.0127484252683493" calcext:value-type="float">
            <text:p>0.01</text:p>
          </table:table-cell>
          <table:table-cell table:formula="of:=[.F274]/[.$H274]" office:value-type="float" office:value="0.331459056977083" calcext:value-type="float">
            <text:p>0.33</text:p>
          </table:table-cell>
          <table:table-cell table:formula="of:=[.G274]/[.$H274]" office:value-type="float" office:value="0.943383469857852" calcext:value-type="float">
            <text:p>0.94</text:p>
          </table:table-cell>
          <table:table-cell table:formula="of:=MOD(DEGREES(ATAN2([.I274];[.J274]))+360; 360)" office:value-type="float" office:value="87.7974018382342" calcext:value-type="float">
            <text:p>87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275]-[.B$1]" office:value-type="float" office:value="5" calcext:value-type="float">
            <text:p>5</text:p>
          </table:table-cell>
          <table:table-cell table:formula="of:=[.C275]-[.C$1]" office:value-type="float" office:value="125" calcext:value-type="float">
            <text:p>125</text:p>
          </table:table-cell>
          <table:table-cell table:formula="of:=[.D275]-[.D$1]" office:value-type="float" office:value="368" calcext:value-type="float">
            <text:p>368</text:p>
          </table:table-cell>
          <table:table-cell table:formula="of:=SQRT([.E275]^2 + [.F275]^2 + [.G275]^2)" office:value-type="float" office:value="388.682389619082" calcext:value-type="float">
            <text:p>388.68</text:p>
          </table:table-cell>
          <table:table-cell table:formula="of:=[.E275]/[.$H275]" office:value-type="float" office:value="0.0128639736029721" calcext:value-type="float">
            <text:p>0.01</text:p>
          </table:table-cell>
          <table:table-cell table:formula="of:=[.F275]/[.$H275]" office:value-type="float" office:value="0.321599340074303" calcext:value-type="float">
            <text:p>0.32</text:p>
          </table:table-cell>
          <table:table-cell table:formula="of:=[.G275]/[.$H275]" office:value-type="float" office:value="0.946788457178748" calcext:value-type="float">
            <text:p>0.95</text:p>
          </table:table-cell>
          <table:table-cell table:formula="of:=MOD(DEGREES(ATAN2([.I275];[.J275]))+360; 360)" office:value-type="float" office:value="87.7093899573615" calcext:value-type="float">
            <text:p>87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  <table:table-cell table:formula="of:=[.B276]-[.B$1]" office:value-type="float" office:value="1" calcext:value-type="float">
            <text:p>1</text:p>
          </table:table-cell>
          <table:table-cell table:formula="of:=[.C276]-[.C$1]" office:value-type="float" office:value="119" calcext:value-type="float">
            <text:p>119</text:p>
          </table:table-cell>
          <table:table-cell table:formula="of:=[.D276]-[.D$1]" office:value-type="float" office:value="362" calcext:value-type="float">
            <text:p>362</text:p>
          </table:table-cell>
          <table:table-cell table:formula="of:=SQRT([.E276]^2 + [.F276]^2 + [.G276]^2)" office:value-type="float" office:value="381.059050542039" calcext:value-type="float">
            <text:p>381.06</text:p>
          </table:table-cell>
          <table:table-cell table:formula="of:=[.E276]/[.$H276]" office:value-type="float" office:value="0.00262426518561243" calcext:value-type="float">
            <text:p>0.00</text:p>
          </table:table-cell>
          <table:table-cell table:formula="of:=[.F276]/[.$H276]" office:value-type="float" office:value="0.312287557087879" calcext:value-type="float">
            <text:p>0.31</text:p>
          </table:table-cell>
          <table:table-cell table:formula="of:=[.G276]/[.$H276]" office:value-type="float" office:value="0.9499839971917" calcext:value-type="float">
            <text:p>0.95</text:p>
          </table:table-cell>
          <table:table-cell table:formula="of:=MOD(DEGREES(ATAN2([.I276];[.J276]))+360; 360)" office:value-type="float" office:value="89.5185341941616" calcext:value-type="float">
            <text:p>89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277]-[.B$1]" office:value-type="float" office:value="5" calcext:value-type="float">
            <text:p>5</text:p>
          </table:table-cell>
          <table:table-cell table:formula="of:=[.C277]-[.C$1]" office:value-type="float" office:value="130" calcext:value-type="float">
            <text:p>130</text:p>
          </table:table-cell>
          <table:table-cell table:formula="of:=[.D277]-[.D$1]" office:value-type="float" office:value="368" calcext:value-type="float">
            <text:p>368</text:p>
          </table:table-cell>
          <table:table-cell table:formula="of:=SQRT([.E277]^2 + [.F277]^2 + [.G277]^2)" office:value-type="float" office:value="390.319100224419" calcext:value-type="float">
            <text:p>390.32</text:p>
          </table:table-cell>
          <table:table-cell table:formula="of:=[.E277]/[.$H277]" office:value-type="float" office:value="0.0128100315796106" calcext:value-type="float">
            <text:p>0.01</text:p>
          </table:table-cell>
          <table:table-cell table:formula="of:=[.F277]/[.$H277]" office:value-type="float" office:value="0.333060821069875" calcext:value-type="float">
            <text:p>0.33</text:p>
          </table:table-cell>
          <table:table-cell table:formula="of:=[.G277]/[.$H277]" office:value-type="float" office:value="0.94281832425934" calcext:value-type="float">
            <text:p>0.94</text:p>
          </table:table-cell>
          <table:table-cell table:formula="of:=MOD(DEGREES(ATAN2([.I277];[.J277]))+360; 360)" office:value-type="float" office:value="87.7974018382342" calcext:value-type="float">
            <text:p>87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278]-[.B$1]" office:value-type="float" office:value="7" calcext:value-type="float">
            <text:p>7</text:p>
          </table:table-cell>
          <table:table-cell table:formula="of:=[.C278]-[.C$1]" office:value-type="float" office:value="125" calcext:value-type="float">
            <text:p>125</text:p>
          </table:table-cell>
          <table:table-cell table:formula="of:=[.D278]-[.D$1]" office:value-type="float" office:value="368" calcext:value-type="float">
            <text:p>368</text:p>
          </table:table-cell>
          <table:table-cell table:formula="of:=SQRT([.E278]^2 + [.F278]^2 + [.G278]^2)" office:value-type="float" office:value="388.713261929665" calcext:value-type="float">
            <text:p>388.71</text:p>
          </table:table-cell>
          <table:table-cell table:formula="of:=[.E278]/[.$H278]" office:value-type="float" office:value="0.0180081326920783" calcext:value-type="float">
            <text:p>0.02</text:p>
          </table:table-cell>
          <table:table-cell table:formula="of:=[.F278]/[.$H278]" office:value-type="float" office:value="0.321573798072827" calcext:value-type="float">
            <text:p>0.32</text:p>
          </table:table-cell>
          <table:table-cell table:formula="of:=[.G278]/[.$H278]" office:value-type="float" office:value="0.946713261526404" calcext:value-type="float">
            <text:p>0.95</text:p>
          </table:table-cell>
          <table:table-cell table:formula="of:=MOD(DEGREES(ATAN2([.I278];[.J278]))+360; 360)" office:value-type="float" office:value="86.7947840689865" calcext:value-type="float">
            <text:p>86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7" calcext:value-type="float">
            <text:p>427</text:p>
          </table:table-cell>
          <table:table-cell office:value-type="float" office:value="503" calcext:value-type="float">
            <text:p>503</text:p>
          </table:table-cell>
          <table:table-cell table:formula="of:=[.B279]-[.B$1]" office:value-type="float" office:value="-1" calcext:value-type="float">
            <text:p>-1</text:p>
          </table:table-cell>
          <table:table-cell table:formula="of:=[.C279]-[.C$1]" office:value-type="float" office:value="129" calcext:value-type="float">
            <text:p>129</text:p>
          </table:table-cell>
          <table:table-cell table:formula="of:=[.D279]-[.D$1]" office:value-type="float" office:value="367" calcext:value-type="float">
            <text:p>367</text:p>
          </table:table-cell>
          <table:table-cell table:formula="of:=SQRT([.E279]^2 + [.F279]^2 + [.G279]^2)" office:value-type="float" office:value="389.01285325809" calcext:value-type="float">
            <text:p>389.01</text:p>
          </table:table-cell>
          <table:table-cell table:formula="of:=[.E279]/[.$H279]" office:value-type="float" office:value="-0.00257060914986414" calcext:value-type="float">
            <text:p>0.00</text:p>
          </table:table-cell>
          <table:table-cell table:formula="of:=[.F279]/[.$H279]" office:value-type="float" office:value="0.331608580332474" calcext:value-type="float">
            <text:p>0.33</text:p>
          </table:table-cell>
          <table:table-cell table:formula="of:=[.G279]/[.$H279]" office:value-type="float" office:value="0.943413558000138" calcext:value-type="float">
            <text:p>0.94</text:p>
          </table:table-cell>
          <table:table-cell table:formula="of:=MOD(DEGREES(ATAN2([.I279];[.J279]))+360; 360)" office:value-type="float" office:value="90.4441444331119" calcext:value-type="float">
            <text:p>9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508" calcext:value-type="float">
            <text:p>508</text:p>
          </table:table-cell>
          <table:table-cell table:formula="of:=[.B280]-[.B$1]" office:value-type="float" office:value="4" calcext:value-type="float">
            <text:p>4</text:p>
          </table:table-cell>
          <table:table-cell table:formula="of:=[.C280]-[.C$1]" office:value-type="float" office:value="126" calcext:value-type="float">
            <text:p>126</text:p>
          </table:table-cell>
          <table:table-cell table:formula="of:=[.D280]-[.D$1]" office:value-type="float" office:value="372" calcext:value-type="float">
            <text:p>372</text:p>
          </table:table-cell>
          <table:table-cell table:formula="of:=SQRT([.E280]^2 + [.F280]^2 + [.G280]^2)" office:value-type="float" office:value="392.779836549688" calcext:value-type="float">
            <text:p>392.78</text:p>
          </table:table-cell>
          <table:table-cell table:formula="of:=[.E280]/[.$H280]" office:value-type="float" office:value="0.0101838221512014" calcext:value-type="float">
            <text:p>0.01</text:p>
          </table:table-cell>
          <table:table-cell table:formula="of:=[.F280]/[.$H280]" office:value-type="float" office:value="0.320790397762845" calcext:value-type="float">
            <text:p>0.32</text:p>
          </table:table-cell>
          <table:table-cell table:formula="of:=[.G280]/[.$H280]" office:value-type="float" office:value="0.947095460061734" calcext:value-type="float">
            <text:p>0.95</text:p>
          </table:table-cell>
          <table:table-cell table:formula="of:=MOD(DEGREES(ATAN2([.I280];[.J280]))+360; 360)" office:value-type="float" office:value="88.1816970355482" calcext:value-type="float">
            <text:p>88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35" calcext:value-type="float">
            <text:p>435</text:p>
          </table:table-cell>
          <table:table-cell office:value-type="float" office:value="506" calcext:value-type="float">
            <text:p>506</text:p>
          </table:table-cell>
          <table:table-cell table:formula="of:=[.B281]-[.B$1]" office:value-type="float" office:value="5" calcext:value-type="float">
            <text:p>5</text:p>
          </table:table-cell>
          <table:table-cell table:formula="of:=[.C281]-[.C$1]" office:value-type="float" office:value="137" calcext:value-type="float">
            <text:p>137</text:p>
          </table:table-cell>
          <table:table-cell table:formula="of:=[.D281]-[.D$1]" office:value-type="float" office:value="370" calcext:value-type="float">
            <text:p>370</text:p>
          </table:table-cell>
          <table:table-cell table:formula="of:=SQRT([.E281]^2 + [.F281]^2 + [.G281]^2)" office:value-type="float" office:value="394.580790206518" calcext:value-type="float">
            <text:p>394.58</text:p>
          </table:table-cell>
          <table:table-cell table:formula="of:=[.E281]/[.$H281]" office:value-type="float" office:value="0.0126716761791244" calcext:value-type="float">
            <text:p>0.01</text:p>
          </table:table-cell>
          <table:table-cell table:formula="of:=[.F281]/[.$H281]" office:value-type="float" office:value="0.347203927308008" calcext:value-type="float">
            <text:p>0.35</text:p>
          </table:table-cell>
          <table:table-cell table:formula="of:=[.G281]/[.$H281]" office:value-type="float" office:value="0.937704037255203" calcext:value-type="float">
            <text:p>0.94</text:p>
          </table:table-cell>
          <table:table-cell table:formula="of:=MOD(DEGREES(ATAN2([.I281];[.J281]))+360; 360)" office:value-type="float" office:value="87.9098408462894" calcext:value-type="float">
            <text:p>87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32" calcext:value-type="float">
            <text:p>432</text:p>
          </table:table-cell>
          <table:table-cell office:value-type="float" office:value="498" calcext:value-type="float">
            <text:p>498</text:p>
          </table:table-cell>
          <table:table-cell table:formula="of:=[.B282]-[.B$1]" office:value-type="float" office:value="8" calcext:value-type="float">
            <text:p>8</text:p>
          </table:table-cell>
          <table:table-cell table:formula="of:=[.C282]-[.C$1]" office:value-type="float" office:value="134" calcext:value-type="float">
            <text:p>134</text:p>
          </table:table-cell>
          <table:table-cell table:formula="of:=[.D282]-[.D$1]" office:value-type="float" office:value="362" calcext:value-type="float">
            <text:p>362</text:p>
          </table:table-cell>
          <table:table-cell table:formula="of:=SQRT([.E282]^2 + [.F282]^2 + [.G282]^2)" office:value-type="float" office:value="386.08807285385" calcext:value-type="float">
            <text:p>386.09</text:p>
          </table:table-cell>
          <table:table-cell table:formula="of:=[.E282]/[.$H282]" office:value-type="float" office:value="0.0207206608089868" calcext:value-type="float">
            <text:p>0.02</text:p>
          </table:table-cell>
          <table:table-cell table:formula="of:=[.F282]/[.$H282]" office:value-type="float" office:value="0.347071068550528" calcext:value-type="float">
            <text:p>0.35</text:p>
          </table:table-cell>
          <table:table-cell table:formula="of:=[.G282]/[.$H282]" office:value-type="float" office:value="0.937609901606651" calcext:value-type="float">
            <text:p>0.94</text:p>
          </table:table-cell>
          <table:table-cell table:formula="of:=MOD(DEGREES(ATAN2([.I282];[.J282]))+360; 360)" office:value-type="float" office:value="86.5834118082287" calcext:value-type="float">
            <text:p>86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491" calcext:value-type="float">
            <text:p>491</text:p>
          </table:table-cell>
          <table:table-cell table:formula="of:=[.B283]-[.B$1]" office:value-type="float" office:value="1" calcext:value-type="float">
            <text:p>1</text:p>
          </table:table-cell>
          <table:table-cell table:formula="of:=[.C283]-[.C$1]" office:value-type="float" office:value="129" calcext:value-type="float">
            <text:p>129</text:p>
          </table:table-cell>
          <table:table-cell table:formula="of:=[.D283]-[.D$1]" office:value-type="float" office:value="355" calcext:value-type="float">
            <text:p>355</text:p>
          </table:table-cell>
          <table:table-cell table:formula="of:=SQRT([.E283]^2 + [.F283]^2 + [.G283]^2)" office:value-type="float" office:value="377.712853898302" calcext:value-type="float">
            <text:p>377.71</text:p>
          </table:table-cell>
          <table:table-cell table:formula="of:=[.E283]/[.$H283]" office:value-type="float" office:value="0.00264751381818011" calcext:value-type="float">
            <text:p>0.00</text:p>
          </table:table-cell>
          <table:table-cell table:formula="of:=[.F283]/[.$H283]" office:value-type="float" office:value="0.341529282545234" calcext:value-type="float">
            <text:p>0.34</text:p>
          </table:table-cell>
          <table:table-cell table:formula="of:=[.G283]/[.$H283]" office:value-type="float" office:value="0.93986740545394" calcext:value-type="float">
            <text:p>0.94</text:p>
          </table:table-cell>
          <table:table-cell table:formula="of:=MOD(DEGREES(ATAN2([.I283];[.J283]))+360; 360)" office:value-type="float" office:value="89.5558555668881" calcext:value-type="float">
            <text:p>89.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284]-[.B$1]" office:value-type="float" office:value="2" calcext:value-type="float">
            <text:p>2</text:p>
          </table:table-cell>
          <table:table-cell table:formula="of:=[.C284]-[.C$1]" office:value-type="float" office:value="128" calcext:value-type="float">
            <text:p>128</text:p>
          </table:table-cell>
          <table:table-cell table:formula="of:=[.D284]-[.D$1]" office:value-type="float" office:value="368" calcext:value-type="float">
            <text:p>368</text:p>
          </table:table-cell>
          <table:table-cell table:formula="of:=SQRT([.E284]^2 + [.F284]^2 + [.G284]^2)" office:value-type="float" office:value="389.630594281301" calcext:value-type="float">
            <text:p>389.63</text:p>
          </table:table-cell>
          <table:table-cell table:formula="of:=[.E284]/[.$H284]" office:value-type="float" office:value="0.00513306713937372" calcext:value-type="float">
            <text:p>0.01</text:p>
          </table:table-cell>
          <table:table-cell table:formula="of:=[.F284]/[.$H284]" office:value-type="float" office:value="0.328516296919918" calcext:value-type="float">
            <text:p>0.33</text:p>
          </table:table-cell>
          <table:table-cell table:formula="of:=[.G284]/[.$H284]" office:value-type="float" office:value="0.944484353644764" calcext:value-type="float">
            <text:p>0.94</text:p>
          </table:table-cell>
          <table:table-cell table:formula="of:=MOD(DEGREES(ATAN2([.I284];[.J284]))+360; 360)" office:value-type="float" office:value="89.1048262897889" calcext:value-type="float">
            <text:p>89.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  <table:table-cell table:formula="of:=[.B285]-[.B$1]" office:value-type="float" office:value="6" calcext:value-type="float">
            <text:p>6</text:p>
          </table:table-cell>
          <table:table-cell table:formula="of:=[.C285]-[.C$1]" office:value-type="float" office:value="124" calcext:value-type="float">
            <text:p>124</text:p>
          </table:table-cell>
          <table:table-cell table:formula="of:=[.D285]-[.D$1]" office:value-type="float" office:value="369" calcext:value-type="float">
            <text:p>369</text:p>
          </table:table-cell>
          <table:table-cell table:formula="of:=SQRT([.E285]^2 + [.F285]^2 + [.G285]^2)" office:value-type="float" office:value="389.323772713663" calcext:value-type="float">
            <text:p>389.32</text:p>
          </table:table-cell>
          <table:table-cell table:formula="of:=[.E285]/[.$H285]" office:value-type="float" office:value="0.0154113373508605" calcext:value-type="float">
            <text:p>0.02</text:p>
          </table:table-cell>
          <table:table-cell table:formula="of:=[.F285]/[.$H285]" office:value-type="float" office:value="0.318500971917784" calcext:value-type="float">
            <text:p>0.32</text:p>
          </table:table-cell>
          <table:table-cell table:formula="of:=[.G285]/[.$H285]" office:value-type="float" office:value="0.947797247077921" calcext:value-type="float">
            <text:p>0.95</text:p>
          </table:table-cell>
          <table:table-cell table:formula="of:=MOD(DEGREES(ATAN2([.I285];[.J285]))+360; 360)" office:value-type="float" office:value="87.2297842027998" calcext:value-type="float">
            <text:p>87.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286]-[.B$1]" office:value-type="float" office:value="2" calcext:value-type="float">
            <text:p>2</text:p>
          </table:table-cell>
          <table:table-cell table:formula="of:=[.C286]-[.C$1]" office:value-type="float" office:value="130" calcext:value-type="float">
            <text:p>130</text:p>
          </table:table-cell>
          <table:table-cell table:formula="of:=[.D286]-[.D$1]" office:value-type="float" office:value="366" calcext:value-type="float">
            <text:p>366</text:p>
          </table:table-cell>
          <table:table-cell table:formula="of:=SQRT([.E286]^2 + [.F286]^2 + [.G286]^2)" office:value-type="float" office:value="388.407003026464" calcext:value-type="float">
            <text:p>388.41</text:p>
          </table:table-cell>
          <table:table-cell table:formula="of:=[.E286]/[.$H286]" office:value-type="float" office:value="0.00514923774395419" calcext:value-type="float">
            <text:p>0.01</text:p>
          </table:table-cell>
          <table:table-cell table:formula="of:=[.F286]/[.$H286]" office:value-type="float" office:value="0.334700453357022" calcext:value-type="float">
            <text:p>0.33</text:p>
          </table:table-cell>
          <table:table-cell table:formula="of:=[.G286]/[.$H286]" office:value-type="float" office:value="0.942310507143617" calcext:value-type="float">
            <text:p>0.94</text:p>
          </table:table-cell>
          <table:table-cell table:formula="of:=MOD(DEGREES(ATAN2([.I286];[.J286]))+360; 360)" office:value-type="float" office:value="89.1185960034179" calcext:value-type="float">
            <text:p>89.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  <table:table-cell table:formula="of:=[.B287]-[.B$1]" office:value-type="float" office:value="6" calcext:value-type="float">
            <text:p>6</text:p>
          </table:table-cell>
          <table:table-cell table:formula="of:=[.C287]-[.C$1]" office:value-type="float" office:value="134" calcext:value-type="float">
            <text:p>134</text:p>
          </table:table-cell>
          <table:table-cell table:formula="of:=[.D287]-[.D$1]" office:value-type="float" office:value="372" calcext:value-type="float">
            <text:p>372</text:p>
          </table:table-cell>
          <table:table-cell table:formula="of:=SQRT([.E287]^2 + [.F287]^2 + [.G287]^2)" office:value-type="float" office:value="395.444054197304" calcext:value-type="float">
            <text:p>395.44</text:p>
          </table:table-cell>
          <table:table-cell table:formula="of:=[.E287]/[.$H287]" office:value-type="float" office:value="0.0151728163220943" calcext:value-type="float">
            <text:p>0.02</text:p>
          </table:table-cell>
          <table:table-cell table:formula="of:=[.F287]/[.$H287]" office:value-type="float" office:value="0.338859564526773" calcext:value-type="float">
            <text:p>0.34</text:p>
          </table:table-cell>
          <table:table-cell table:formula="of:=[.G287]/[.$H287]" office:value-type="float" office:value="0.940714611969848" calcext:value-type="float">
            <text:p>0.94</text:p>
          </table:table-cell>
          <table:table-cell table:formula="of:=MOD(DEGREES(ATAN2([.I287];[.J287]))+360; 360)" office:value-type="float" office:value="87.436229788535" calcext:value-type="float">
            <text:p>87.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288]-[.B$1]" office:value-type="float" office:value="0" calcext:value-type="float">
            <text:p>0</text:p>
          </table:table-cell>
          <table:table-cell table:formula="of:=[.C288]-[.C$1]" office:value-type="float" office:value="128" calcext:value-type="float">
            <text:p>128</text:p>
          </table:table-cell>
          <table:table-cell table:formula="of:=[.D288]-[.D$1]" office:value-type="float" office:value="366" calcext:value-type="float">
            <text:p>366</text:p>
          </table:table-cell>
          <table:table-cell table:formula="of:=SQRT([.E288]^2 + [.F288]^2 + [.G288]^2)" office:value-type="float" office:value="387.737024283212" calcext:value-type="float">
            <text:p>387.74</text:p>
          </table:table-cell>
          <table:table-cell table:formula="of:=[.E288]/[.$H288]" office:value-type="float" office:value="0" calcext:value-type="float">
            <text:p>0.00</text:p>
          </table:table-cell>
          <table:table-cell table:formula="of:=[.F288]/[.$H288]" office:value-type="float" office:value="0.330120653906153" calcext:value-type="float">
            <text:p>0.33</text:p>
          </table:table-cell>
          <table:table-cell table:formula="of:=[.G288]/[.$H288]" office:value-type="float" office:value="0.943938744762908" calcext:value-type="float">
            <text:p>0.94</text:p>
          </table:table-cell>
          <table:table-cell table:formula="of:=MOD(DEGREES(ATAN2([.I288];[.J288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289]-[.B$1]" office:value-type="float" office:value="6" calcext:value-type="float">
            <text:p>6</text:p>
          </table:table-cell>
          <table:table-cell table:formula="of:=[.C289]-[.C$1]" office:value-type="float" office:value="131" calcext:value-type="float">
            <text:p>131</text:p>
          </table:table-cell>
          <table:table-cell table:formula="of:=[.D289]-[.D$1]" office:value-type="float" office:value="367" calcext:value-type="float">
            <text:p>367</text:p>
          </table:table-cell>
          <table:table-cell table:formula="of:=SQRT([.E289]^2 + [.F289]^2 + [.G289]^2)" office:value-type="float" office:value="389.725544454043" calcext:value-type="float">
            <text:p>389.73</text:p>
          </table:table-cell>
          <table:table-cell table:formula="of:=[.E289]/[.$H289]" office:value-type="float" office:value="0.0153954496577977" calcext:value-type="float">
            <text:p>0.02</text:p>
          </table:table-cell>
          <table:table-cell table:formula="of:=[.F289]/[.$H289]" office:value-type="float" office:value="0.336133984195249" calcext:value-type="float">
            <text:p>0.34</text:p>
          </table:table-cell>
          <table:table-cell table:formula="of:=[.G289]/[.$H289]" office:value-type="float" office:value="0.941688337401957" calcext:value-type="float">
            <text:p>0.94</text:p>
          </table:table-cell>
          <table:table-cell table:formula="of:=MOD(DEGREES(ATAN2([.I289];[.J289]))+360; 360)" office:value-type="float" office:value="87.3775985394589" calcext:value-type="float">
            <text:p>87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  <table:table-cell table:formula="of:=[.B290]-[.B$1]" office:value-type="float" office:value="0" calcext:value-type="float">
            <text:p>0</text:p>
          </table:table-cell>
          <table:table-cell table:formula="of:=[.C290]-[.C$1]" office:value-type="float" office:value="118" calcext:value-type="float">
            <text:p>118</text:p>
          </table:table-cell>
          <table:table-cell table:formula="of:=[.D290]-[.D$1]" office:value-type="float" office:value="366" calcext:value-type="float">
            <text:p>366</text:p>
          </table:table-cell>
          <table:table-cell table:formula="of:=SQRT([.E290]^2 + [.F290]^2 + [.G290]^2)" office:value-type="float" office:value="384.551687033096" calcext:value-type="float">
            <text:p>384.55</text:p>
          </table:table-cell>
          <table:table-cell table:formula="of:=[.E290]/[.$H290]" office:value-type="float" office:value="0" calcext:value-type="float">
            <text:p>0.00</text:p>
          </table:table-cell>
          <table:table-cell table:formula="of:=[.F290]/[.$H290]" office:value-type="float" office:value="0.306850818703714" calcext:value-type="float">
            <text:p>0.31</text:p>
          </table:table-cell>
          <table:table-cell table:formula="of:=[.G290]/[.$H290]" office:value-type="float" office:value="0.951757624114911" calcext:value-type="float">
            <text:p>0.95</text:p>
          </table:table-cell>
          <table:table-cell table:formula="of:=MOD(DEGREES(ATAN2([.I290];[.J290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291]-[.B$1]" office:value-type="float" office:value="7" calcext:value-type="float">
            <text:p>7</text:p>
          </table:table-cell>
          <table:table-cell table:formula="of:=[.C291]-[.C$1]" office:value-type="float" office:value="123" calcext:value-type="float">
            <text:p>123</text:p>
          </table:table-cell>
          <table:table-cell table:formula="of:=[.D291]-[.D$1]" office:value-type="float" office:value="364" calcext:value-type="float">
            <text:p>364</text:p>
          </table:table-cell>
          <table:table-cell table:formula="of:=SQRT([.E291]^2 + [.F291]^2 + [.G291]^2)" office:value-type="float" office:value="384.283749331142" calcext:value-type="float">
            <text:p>384.28</text:p>
          </table:table-cell>
          <table:table-cell table:formula="of:=[.E291]/[.$H291]" office:value-type="float" office:value="0.0182157065246285" calcext:value-type="float">
            <text:p>0.02</text:p>
          </table:table-cell>
          <table:table-cell table:formula="of:=[.F291]/[.$H291]" office:value-type="float" office:value="0.320075986075616" calcext:value-type="float">
            <text:p>0.32</text:p>
          </table:table-cell>
          <table:table-cell table:formula="of:=[.G291]/[.$H291]" office:value-type="float" office:value="0.947216739280684" calcext:value-type="float">
            <text:p>0.95</text:p>
          </table:table-cell>
          <table:table-cell table:formula="of:=MOD(DEGREES(ATAN2([.I291];[.J291]))+360; 360)" office:value-type="float" office:value="86.742778059333" calcext:value-type="float">
            <text:p>86.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292]-[.B$1]" office:value-type="float" office:value="12" calcext:value-type="float">
            <text:p>12</text:p>
          </table:table-cell>
          <table:table-cell table:formula="of:=[.C292]-[.C$1]" office:value-type="float" office:value="128" calcext:value-type="float">
            <text:p>128</text:p>
          </table:table-cell>
          <table:table-cell table:formula="of:=[.D292]-[.D$1]" office:value-type="float" office:value="366" calcext:value-type="float">
            <text:p>366</text:p>
          </table:table-cell>
          <table:table-cell table:formula="of:=SQRT([.E292]^2 + [.F292]^2 + [.G292]^2)" office:value-type="float" office:value="387.922672706817" calcext:value-type="float">
            <text:p>387.92</text:p>
          </table:table-cell>
          <table:table-cell table:formula="of:=[.E292]/[.$H292]" office:value-type="float" office:value="0.0309340001095253" calcext:value-type="float">
            <text:p>0.03</text:p>
          </table:table-cell>
          <table:table-cell table:formula="of:=[.F292]/[.$H292]" office:value-type="float" office:value="0.329962667834936" calcext:value-type="float">
            <text:p>0.33</text:p>
          </table:table-cell>
          <table:table-cell table:formula="of:=[.G292]/[.$H292]" office:value-type="float" office:value="0.94348700334052" calcext:value-type="float">
            <text:p>0.94</text:p>
          </table:table-cell>
          <table:table-cell table:formula="of:=MOD(DEGREES(ATAN2([.I292];[.J292]))+360; 360)" office:value-type="float" office:value="84.6441749571448" calcext:value-type="float">
            <text:p>84.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2" calcext:value-type="float">
            <text:p>422</text:p>
          </table:table-cell>
          <table:table-cell office:value-type="float" office:value="512" calcext:value-type="float">
            <text:p>512</text:p>
          </table:table-cell>
          <table:table-cell table:formula="of:=[.B293]-[.B$1]" office:value-type="float" office:value="11" calcext:value-type="float">
            <text:p>11</text:p>
          </table:table-cell>
          <table:table-cell table:formula="of:=[.C293]-[.C$1]" office:value-type="float" office:value="124" calcext:value-type="float">
            <text:p>124</text:p>
          </table:table-cell>
          <table:table-cell table:formula="of:=[.D293]-[.D$1]" office:value-type="float" office:value="376" calcext:value-type="float">
            <text:p>376</text:p>
          </table:table-cell>
          <table:table-cell table:formula="of:=SQRT([.E293]^2 + [.F293]^2 + [.G293]^2)" office:value-type="float" office:value="396.071963158212" calcext:value-type="float">
            <text:p>396.07</text:p>
          </table:table-cell>
          <table:table-cell table:formula="of:=[.E293]/[.$H293]" office:value-type="float" office:value="0.0277727307741953" calcext:value-type="float">
            <text:p>0.03</text:p>
          </table:table-cell>
          <table:table-cell table:formula="of:=[.F293]/[.$H293]" office:value-type="float" office:value="0.313074419636383" calcext:value-type="float">
            <text:p>0.31</text:p>
          </table:table-cell>
          <table:table-cell table:formula="of:=[.G293]/[.$H293]" office:value-type="float" office:value="0.949322433736129" calcext:value-type="float">
            <text:p>0.95</text:p>
          </table:table-cell>
          <table:table-cell table:formula="of:=MOD(DEGREES(ATAN2([.I293];[.J293]))+360; 360)" office:value-type="float" office:value="84.9305798673875" calcext:value-type="float">
            <text:p>84.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34" calcext:value-type="float">
            <text:p>434</text:p>
          </table:table-cell>
          <table:table-cell office:value-type="float" office:value="505" calcext:value-type="float">
            <text:p>505</text:p>
          </table:table-cell>
          <table:table-cell table:formula="of:=[.B294]-[.B$1]" office:value-type="float" office:value="8" calcext:value-type="float">
            <text:p>8</text:p>
          </table:table-cell>
          <table:table-cell table:formula="of:=[.C294]-[.C$1]" office:value-type="float" office:value="136" calcext:value-type="float">
            <text:p>136</text:p>
          </table:table-cell>
          <table:table-cell table:formula="of:=[.D294]-[.D$1]" office:value-type="float" office:value="369" calcext:value-type="float">
            <text:p>369</text:p>
          </table:table-cell>
          <table:table-cell table:formula="of:=SQRT([.E294]^2 + [.F294]^2 + [.G294]^2)" office:value-type="float" office:value="393.345903753935" calcext:value-type="float">
            <text:p>393.35</text:p>
          </table:table-cell>
          <table:table-cell table:formula="of:=[.E294]/[.$H294]" office:value-type="float" office:value="0.0203383330642349" calcext:value-type="float">
            <text:p>0.02</text:p>
          </table:table-cell>
          <table:table-cell table:formula="of:=[.F294]/[.$H294]" office:value-type="float" office:value="0.345751662091993" calcext:value-type="float">
            <text:p>0.35</text:p>
          </table:table-cell>
          <table:table-cell table:formula="of:=[.G294]/[.$H294]" office:value-type="float" office:value="0.938105612587833" calcext:value-type="float">
            <text:p>0.94</text:p>
          </table:table-cell>
          <table:table-cell table:formula="of:=MOD(DEGREES(ATAN2([.I294];[.J294]))+360; 360)" office:value-type="float" office:value="86.6335393365702" calcext:value-type="float">
            <text:p>86.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430" calcext:value-type="float">
            <text:p>430</text:p>
          </table:table-cell>
          <table:table-cell office:value-type="float" office:value="506" calcext:value-type="float">
            <text:p>506</text:p>
          </table:table-cell>
          <table:table-cell table:formula="of:=[.B295]-[.B$1]" office:value-type="float" office:value="14" calcext:value-type="float">
            <text:p>14</text:p>
          </table:table-cell>
          <table:table-cell table:formula="of:=[.C295]-[.C$1]" office:value-type="float" office:value="132" calcext:value-type="float">
            <text:p>132</text:p>
          </table:table-cell>
          <table:table-cell table:formula="of:=[.D295]-[.D$1]" office:value-type="float" office:value="370" calcext:value-type="float">
            <text:p>370</text:p>
          </table:table-cell>
          <table:table-cell table:formula="of:=SQRT([.E295]^2 + [.F295]^2 + [.G295]^2)" office:value-type="float" office:value="393.090320409954" calcext:value-type="float">
            <text:p>393.09</text:p>
          </table:table-cell>
          <table:table-cell table:formula="of:=[.E295]/[.$H295]" office:value-type="float" office:value="0.0356152244741092" calcext:value-type="float">
            <text:p>0.04</text:p>
          </table:table-cell>
          <table:table-cell table:formula="of:=[.F295]/[.$H295]" office:value-type="float" office:value="0.335800687898744" calcext:value-type="float">
            <text:p>0.34</text:p>
          </table:table-cell>
          <table:table-cell table:formula="of:=[.G295]/[.$H295]" office:value-type="float" office:value="0.9412595039586" calcext:value-type="float">
            <text:p>0.94</text:p>
          </table:table-cell>
          <table:table-cell table:formula="of:=MOD(DEGREES(ATAN2([.I295];[.J295]))+360; 360)" office:value-type="float" office:value="83.9458081058851" calcext:value-type="float">
            <text:p>83.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296]-[.B$1]" office:value-type="float" office:value="5" calcext:value-type="float">
            <text:p>5</text:p>
          </table:table-cell>
          <table:table-cell table:formula="of:=[.C296]-[.C$1]" office:value-type="float" office:value="128" calcext:value-type="float">
            <text:p>128</text:p>
          </table:table-cell>
          <table:table-cell table:formula="of:=[.D296]-[.D$1]" office:value-type="float" office:value="368" calcext:value-type="float">
            <text:p>368</text:p>
          </table:table-cell>
          <table:table-cell table:formula="of:=SQRT([.E296]^2 + [.F296]^2 + [.G296]^2)" office:value-type="float" office:value="389.657541951904" calcext:value-type="float">
            <text:p>389.66</text:p>
          </table:table-cell>
          <table:table-cell table:formula="of:=[.E296]/[.$H296]" office:value-type="float" office:value="0.012831780375541" calcext:value-type="float">
            <text:p>0.01</text:p>
          </table:table-cell>
          <table:table-cell table:formula="of:=[.F296]/[.$H296]" office:value-type="float" office:value="0.32849357761385" calcext:value-type="float">
            <text:p>0.33</text:p>
          </table:table-cell>
          <table:table-cell table:formula="of:=[.G296]/[.$H296]" office:value-type="float" office:value="0.94441903563982" calcext:value-type="float">
            <text:p>0.94</text:p>
          </table:table-cell>
          <table:table-cell table:formula="of:=MOD(DEGREES(ATAN2([.I296];[.J296]))+360; 360)" office:value-type="float" office:value="87.7630209365623" calcext:value-type="float">
            <text:p>87.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297]-[.B$1]" office:value-type="float" office:value="5" calcext:value-type="float">
            <text:p>5</text:p>
          </table:table-cell>
          <table:table-cell table:formula="of:=[.C297]-[.C$1]" office:value-type="float" office:value="123" calcext:value-type="float">
            <text:p>123</text:p>
          </table:table-cell>
          <table:table-cell table:formula="of:=[.D297]-[.D$1]" office:value-type="float" office:value="364" calcext:value-type="float">
            <text:p>364</text:p>
          </table:table-cell>
          <table:table-cell table:formula="of:=SQRT([.E297]^2 + [.F297]^2 + [.G297]^2)" office:value-type="float" office:value="384.252521136817" calcext:value-type="float">
            <text:p>384.25</text:p>
          </table:table-cell>
          <table:table-cell table:formula="of:=[.E297]/[.$H297]" office:value-type="float" office:value="0.0130122763676538" calcext:value-type="float">
            <text:p>0.01</text:p>
          </table:table-cell>
          <table:table-cell table:formula="of:=[.F297]/[.$H297]" office:value-type="float" office:value="0.320101998644284" calcext:value-type="float">
            <text:p>0.32</text:p>
          </table:table-cell>
          <table:table-cell table:formula="of:=[.G297]/[.$H297]" office:value-type="float" office:value="0.947293719565197" calcext:value-type="float">
            <text:p>0.95</text:p>
          </table:table-cell>
          <table:table-cell table:formula="of:=MOD(DEGREES(ATAN2([.I297];[.J297]))+360; 360)" office:value-type="float" office:value="87.6721849109588" calcext:value-type="float">
            <text:p>87.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  <table:table-cell table:formula="of:=[.B298]-[.B$1]" office:value-type="float" office:value="11" calcext:value-type="float">
            <text:p>11</text:p>
          </table:table-cell>
          <table:table-cell table:formula="of:=[.C298]-[.C$1]" office:value-type="float" office:value="131" calcext:value-type="float">
            <text:p>131</text:p>
          </table:table-cell>
          <table:table-cell table:formula="of:=[.D298]-[.D$1]" office:value-type="float" office:value="372" calcext:value-type="float">
            <text:p>372</text:p>
          </table:table-cell>
          <table:table-cell table:formula="of:=SQRT([.E298]^2 + [.F298]^2 + [.G298]^2)" office:value-type="float" office:value="394.545307917861" calcext:value-type="float">
            <text:p>394.55</text:p>
          </table:table-cell>
          <table:table-cell table:formula="of:=[.E298]/[.$H298]" office:value-type="float" office:value="0.0278801946931024" calcext:value-type="float">
            <text:p>0.03</text:p>
          </table:table-cell>
          <table:table-cell table:formula="of:=[.F298]/[.$H298]" office:value-type="float" office:value="0.33202777316331" calcext:value-type="float">
            <text:p>0.33</text:p>
          </table:table-cell>
          <table:table-cell table:formula="of:=[.G298]/[.$H298]" office:value-type="float" office:value="0.942857493257644" calcext:value-type="float">
            <text:p>0.94</text:p>
          </table:table-cell>
          <table:table-cell table:formula="of:=MOD(DEGREES(ATAN2([.I298];[.J298]))+360; 360)" office:value-type="float" office:value="85.2001638860953" calcext:value-type="float">
            <text:p>85.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  <table:table-cell table:formula="of:=[.B299]-[.B$1]" office:value-type="float" office:value="6" calcext:value-type="float">
            <text:p>6</text:p>
          </table:table-cell>
          <table:table-cell table:formula="of:=[.C299]-[.C$1]" office:value-type="float" office:value="124" calcext:value-type="float">
            <text:p>124</text:p>
          </table:table-cell>
          <table:table-cell table:formula="of:=[.D299]-[.D$1]" office:value-type="float" office:value="367" calcext:value-type="float">
            <text:p>367</text:p>
          </table:table-cell>
          <table:table-cell table:formula="of:=SQRT([.E299]^2 + [.F299]^2 + [.G299]^2)" office:value-type="float" office:value="387.428703118393" calcext:value-type="float">
            <text:p>387.43</text:p>
          </table:table-cell>
          <table:table-cell table:formula="of:=[.E299]/[.$H299]" office:value-type="float" office:value="0.0154867203996666" calcext:value-type="float">
            <text:p>0.02</text:p>
          </table:table-cell>
          <table:table-cell table:formula="of:=[.F299]/[.$H299]" office:value-type="float" office:value="0.320058888259777" calcext:value-type="float">
            <text:p>0.32</text:p>
          </table:table-cell>
          <table:table-cell table:formula="of:=[.G299]/[.$H299]" office:value-type="float" office:value="0.947271064446275" calcext:value-type="float">
            <text:p>0.95</text:p>
          </table:table-cell>
          <table:table-cell table:formula="of:=MOD(DEGREES(ATAN2([.I299];[.J299]))+360; 360)" office:value-type="float" office:value="87.2297842027998" calcext:value-type="float">
            <text:p>87.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  <table:table-cell table:formula="of:=[.B300]-[.B$1]" office:value-type="float" office:value="5" calcext:value-type="float">
            <text:p>5</text:p>
          </table:table-cell>
          <table:table-cell table:formula="of:=[.C300]-[.C$1]" office:value-type="float" office:value="125" calcext:value-type="float">
            <text:p>125</text:p>
          </table:table-cell>
          <table:table-cell table:formula="of:=[.D300]-[.D$1]" office:value-type="float" office:value="366" calcext:value-type="float">
            <text:p>366</text:p>
          </table:table-cell>
          <table:table-cell table:formula="of:=SQRT([.E300]^2 + [.F300]^2 + [.G300]^2)" office:value-type="float" office:value="386.789348353855" calcext:value-type="float">
            <text:p>386.79</text:p>
          </table:table-cell>
          <table:table-cell table:formula="of:=[.E300]/[.$H300]" office:value-type="float" office:value="0.0129269330225344" calcext:value-type="float">
            <text:p>0.01</text:p>
          </table:table-cell>
          <table:table-cell table:formula="of:=[.F300]/[.$H300]" office:value-type="float" office:value="0.323173325563359" calcext:value-type="float">
            <text:p>0.32</text:p>
          </table:table-cell>
          <table:table-cell table:formula="of:=[.G300]/[.$H300]" office:value-type="float" office:value="0.946251497249516" calcext:value-type="float">
            <text:p>0.95</text:p>
          </table:table-cell>
          <table:table-cell table:formula="of:=MOD(DEGREES(ATAN2([.I300];[.J300]))+360; 360)" office:value-type="float" office:value="87.7093899573615" calcext:value-type="float">
            <text:p>87.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301]-[.B$1]" office:value-type="float" office:value="0" calcext:value-type="float">
            <text:p>0</text:p>
          </table:table-cell>
          <table:table-cell table:formula="of:=[.C301]-[.C$1]" office:value-type="float" office:value="130" calcext:value-type="float">
            <text:p>130</text:p>
          </table:table-cell>
          <table:table-cell table:formula="of:=[.D301]-[.D$1]" office:value-type="float" office:value="366" calcext:value-type="float">
            <text:p>366</text:p>
          </table:table-cell>
          <table:table-cell table:formula="of:=SQRT([.E301]^2 + [.F301]^2 + [.G301]^2)" office:value-type="float" office:value="388.401853754588" calcext:value-type="float">
            <text:p>388.40</text:p>
          </table:table-cell>
          <table:table-cell table:formula="of:=[.E301]/[.$H301]" office:value-type="float" office:value="0" calcext:value-type="float">
            <text:p>0.00</text:p>
          </table:table-cell>
          <table:table-cell table:formula="of:=[.F301]/[.$H301]" office:value-type="float" office:value="0.334704890677841" calcext:value-type="float">
            <text:p>0.33</text:p>
          </table:table-cell>
          <table:table-cell table:formula="of:=[.G301]/[.$H301]" office:value-type="float" office:value="0.942322999908383" calcext:value-type="float">
            <text:p>0.94</text:p>
          </table:table-cell>
          <table:table-cell table:formula="of:=MOD(DEGREES(ATAN2([.I301];[.J301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302]-[.B$1]" office:value-type="float" office:value="8" calcext:value-type="float">
            <text:p>8</text:p>
          </table:table-cell>
          <table:table-cell table:formula="of:=[.C302]-[.C$1]" office:value-type="float" office:value="131" calcext:value-type="float">
            <text:p>131</text:p>
          </table:table-cell>
          <table:table-cell table:formula="of:=[.D302]-[.D$1]" office:value-type="float" office:value="362" calcext:value-type="float">
            <text:p>362</text:p>
          </table:table-cell>
          <table:table-cell table:formula="of:=SQRT([.E302]^2 + [.F302]^2 + [.G302]^2)" office:value-type="float" office:value="385.057138617115" calcext:value-type="float">
            <text:p>385.06</text:p>
          </table:table-cell>
          <table:table-cell table:formula="of:=[.E302]/[.$H302]" office:value-type="float" office:value="0.0207761373512799" calcext:value-type="float">
            <text:p>0.02</text:p>
          </table:table-cell>
          <table:table-cell table:formula="of:=[.F302]/[.$H302]" office:value-type="float" office:value="0.340209249127208" calcext:value-type="float">
            <text:p>0.34</text:p>
          </table:table-cell>
          <table:table-cell table:formula="of:=[.G302]/[.$H302]" office:value-type="float" office:value="0.940120215145415" calcext:value-type="float">
            <text:p>0.94</text:p>
          </table:table-cell>
          <table:table-cell table:formula="of:=MOD(DEGREES(ATAN2([.I302];[.J302]))+360; 360)" office:value-type="float" office:value="86.5053610727467" calcext:value-type="float">
            <text:p>86.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420" calcext:value-type="float">
            <text:p>420</text:p>
          </table:table-cell>
          <table:table-cell office:value-type="float" office:value="505" calcext:value-type="float">
            <text:p>505</text:p>
          </table:table-cell>
          <table:table-cell table:formula="of:=[.B303]-[.B$1]" office:value-type="float" office:value="16" calcext:value-type="float">
            <text:p>16</text:p>
          </table:table-cell>
          <table:table-cell table:formula="of:=[.C303]-[.C$1]" office:value-type="float" office:value="122" calcext:value-type="float">
            <text:p>122</text:p>
          </table:table-cell>
          <table:table-cell table:formula="of:=[.D303]-[.D$1]" office:value-type="float" office:value="369" calcext:value-type="float">
            <text:p>369</text:p>
          </table:table-cell>
          <table:table-cell table:formula="of:=SQRT([.E303]^2 + [.F303]^2 + [.G303]^2)" office:value-type="float" office:value="388.974292209652" calcext:value-type="float">
            <text:p>388.97</text:p>
          </table:table-cell>
          <table:table-cell table:formula="of:=[.E303]/[.$H303]" office:value-type="float" office:value="0.0411338238039037" calcext:value-type="float">
            <text:p>0.04</text:p>
          </table:table-cell>
          <table:table-cell table:formula="of:=[.F303]/[.$H303]" office:value-type="float" office:value="0.313645406504766" calcext:value-type="float">
            <text:p>0.31</text:p>
          </table:table-cell>
          <table:table-cell table:formula="of:=[.G303]/[.$H303]" office:value-type="float" office:value="0.94864881147753" calcext:value-type="float">
            <text:p>0.95</text:p>
          </table:table-cell>
          <table:table-cell table:formula="of:=MOD(DEGREES(ATAN2([.I303];[.J303]))+360; 360)" office:value-type="float" office:value="82.5284408234076" calcext:value-type="float">
            <text:p>82.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27" calcext:value-type="float">
            <text:p>427</text:p>
          </table:table-cell>
          <table:table-cell office:value-type="float" office:value="503" calcext:value-type="float">
            <text:p>503</text:p>
          </table:table-cell>
          <table:table-cell table:formula="of:=[.B304]-[.B$1]" office:value-type="float" office:value="8" calcext:value-type="float">
            <text:p>8</text:p>
          </table:table-cell>
          <table:table-cell table:formula="of:=[.C304]-[.C$1]" office:value-type="float" office:value="129" calcext:value-type="float">
            <text:p>129</text:p>
          </table:table-cell>
          <table:table-cell table:formula="of:=[.D304]-[.D$1]" office:value-type="float" office:value="367" calcext:value-type="float">
            <text:p>367</text:p>
          </table:table-cell>
          <table:table-cell table:formula="of:=SQRT([.E304]^2 + [.F304]^2 + [.G304]^2)" office:value-type="float" office:value="389.093819020554" calcext:value-type="float">
            <text:p>389.09</text:p>
          </table:table-cell>
          <table:table-cell table:formula="of:=[.E304]/[.$H304]" office:value-type="float" office:value="0.0205605938951639" calcext:value-type="float">
            <text:p>0.02</text:p>
          </table:table-cell>
          <table:table-cell table:formula="of:=[.F304]/[.$H304]" office:value-type="float" office:value="0.331539576559517" calcext:value-type="float">
            <text:p>0.33</text:p>
          </table:table-cell>
          <table:table-cell table:formula="of:=[.G304]/[.$H304]" office:value-type="float" office:value="0.943217244940642" calcext:value-type="float">
            <text:p>0.94</text:p>
          </table:table-cell>
          <table:table-cell table:formula="of:=MOD(DEGREES(ATAN2([.I304];[.J304]))+360; 360)" office:value-type="float" office:value="86.4513180260956" calcext:value-type="float">
            <text:p>86.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305]-[.B$1]" office:value-type="float" office:value="6" calcext:value-type="float">
            <text:p>6</text:p>
          </table:table-cell>
          <table:table-cell table:formula="of:=[.C305]-[.C$1]" office:value-type="float" office:value="131" calcext:value-type="float">
            <text:p>131</text:p>
          </table:table-cell>
          <table:table-cell table:formula="of:=[.D305]-[.D$1]" office:value-type="float" office:value="365" calcext:value-type="float">
            <text:p>365</text:p>
          </table:table-cell>
          <table:table-cell table:formula="of:=SQRT([.E305]^2 + [.F305]^2 + [.G305]^2)" office:value-type="float" office:value="387.842751640404" calcext:value-type="float">
            <text:p>387.84</text:p>
          </table:table-cell>
          <table:table-cell table:formula="of:=[.E305]/[.$H305]" office:value-type="float" office:value="0.0154701872720907" calcext:value-type="float">
            <text:p>0.02</text:p>
          </table:table-cell>
          <table:table-cell table:formula="of:=[.F305]/[.$H305]" office:value-type="float" office:value="0.337765755440646" calcext:value-type="float">
            <text:p>0.34</text:p>
          </table:table-cell>
          <table:table-cell table:formula="of:=[.G305]/[.$H305]" office:value-type="float" office:value="0.941103059052183" calcext:value-type="float">
            <text:p>0.94</text:p>
          </table:table-cell>
          <table:table-cell table:formula="of:=MOD(DEGREES(ATAN2([.I305];[.J305]))+360; 360)" office:value-type="float" office:value="87.3775985394589" calcext:value-type="float">
            <text:p>87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435" calcext:value-type="float">
            <text:p>435</text:p>
          </table:table-cell>
          <table:table-cell office:value-type="float" office:value="513" calcext:value-type="float">
            <text:p>513</text:p>
          </table:table-cell>
          <table:table-cell table:formula="of:=[.B306]-[.B$1]" office:value-type="float" office:value="14" calcext:value-type="float">
            <text:p>14</text:p>
          </table:table-cell>
          <table:table-cell table:formula="of:=[.C306]-[.C$1]" office:value-type="float" office:value="137" calcext:value-type="float">
            <text:p>137</text:p>
          </table:table-cell>
          <table:table-cell table:formula="of:=[.D306]-[.D$1]" office:value-type="float" office:value="377" calcext:value-type="float">
            <text:p>377</text:p>
          </table:table-cell>
          <table:table-cell table:formula="of:=SQRT([.E306]^2 + [.F306]^2 + [.G306]^2)" office:value-type="float" office:value="401.365170387267" calcext:value-type="float">
            <text:p>401.37</text:p>
          </table:table-cell>
          <table:table-cell table:formula="of:=[.E306]/[.$H306]" office:value-type="float" office:value="0.0348809538866857" calcext:value-type="float">
            <text:p>0.03</text:p>
          </table:table-cell>
          <table:table-cell table:formula="of:=[.F306]/[.$H306]" office:value-type="float" office:value="0.341335048748281" calcext:value-type="float">
            <text:p>0.34</text:p>
          </table:table-cell>
          <table:table-cell table:formula="of:=[.G306]/[.$H306]" office:value-type="float" office:value="0.939294258234321" calcext:value-type="float">
            <text:p>0.94</text:p>
          </table:table-cell>
          <table:table-cell table:formula="of:=MOD(DEGREES(ATAN2([.I306];[.J306]))+360; 360)" office:value-type="float" office:value="84.1652110031587" calcext:value-type="float">
            <text:p>84.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307]-[.B$1]" office:value-type="float" office:value="1" calcext:value-type="float">
            <text:p>1</text:p>
          </table:table-cell>
          <table:table-cell table:formula="of:=[.C307]-[.C$1]" office:value-type="float" office:value="131" calcext:value-type="float">
            <text:p>131</text:p>
          </table:table-cell>
          <table:table-cell table:formula="of:=[.D307]-[.D$1]" office:value-type="float" office:value="365" calcext:value-type="float">
            <text:p>365</text:p>
          </table:table-cell>
          <table:table-cell table:formula="of:=SQRT([.E307]^2 + [.F307]^2 + [.G307]^2)" office:value-type="float" office:value="387.797627635859" calcext:value-type="float">
            <text:p>387.80</text:p>
          </table:table-cell>
          <table:table-cell table:formula="of:=[.E307]/[.$H307]" office:value-type="float" office:value="0.00257866456299985" calcext:value-type="float">
            <text:p>0.00</text:p>
          </table:table-cell>
          <table:table-cell table:formula="of:=[.F307]/[.$H307]" office:value-type="float" office:value="0.33780505775298" calcext:value-type="float">
            <text:p>0.34</text:p>
          </table:table-cell>
          <table:table-cell table:formula="of:=[.G307]/[.$H307]" office:value-type="float" office:value="0.941212565494946" calcext:value-type="float">
            <text:p>0.94</text:p>
          </table:table-cell>
          <table:table-cell table:formula="of:=MOD(DEGREES(ATAN2([.I307];[.J307]))+360; 360)" office:value-type="float" office:value="89.5626361324793" calcext:value-type="float">
            <text:p>89.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505" calcext:value-type="float">
            <text:p>505</text:p>
          </table:table-cell>
          <table:table-cell table:formula="of:=[.B308]-[.B$1]" office:value-type="float" office:value="1" calcext:value-type="float">
            <text:p>1</text:p>
          </table:table-cell>
          <table:table-cell table:formula="of:=[.C308]-[.C$1]" office:value-type="float" office:value="129" calcext:value-type="float">
            <text:p>129</text:p>
          </table:table-cell>
          <table:table-cell table:formula="of:=[.D308]-[.D$1]" office:value-type="float" office:value="369" calcext:value-type="float">
            <text:p>369</text:p>
          </table:table-cell>
          <table:table-cell table:formula="of:=SQRT([.E308]^2 + [.F308]^2 + [.G308]^2)" office:value-type="float" office:value="390.900243028832" calcext:value-type="float">
            <text:p>390.90</text:p>
          </table:table-cell>
          <table:table-cell table:formula="of:=[.E308]/[.$H308]" office:value-type="float" office:value="0.00255819743741178" calcext:value-type="float">
            <text:p>0.00</text:p>
          </table:table-cell>
          <table:table-cell table:formula="of:=[.F308]/[.$H308]" office:value-type="float" office:value="0.33000746942612" calcext:value-type="float">
            <text:p>0.33</text:p>
          </table:table-cell>
          <table:table-cell table:formula="of:=[.G308]/[.$H308]" office:value-type="float" office:value="0.943974854404947" calcext:value-type="float">
            <text:p>0.94</text:p>
          </table:table-cell>
          <table:table-cell table:formula="of:=MOD(DEGREES(ATAN2([.I308];[.J308]))+360; 360)" office:value-type="float" office:value="89.5558555668881" calcext:value-type="float">
            <text:p>89.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309]-[.B$1]" office:value-type="float" office:value="14" calcext:value-type="float">
            <text:p>14</text:p>
          </table:table-cell>
          <table:table-cell table:formula="of:=[.C309]-[.C$1]" office:value-type="float" office:value="128" calcext:value-type="float">
            <text:p>128</text:p>
          </table:table-cell>
          <table:table-cell table:formula="of:=[.D309]-[.D$1]" office:value-type="float" office:value="366" calcext:value-type="float">
            <text:p>366</text:p>
          </table:table-cell>
          <table:table-cell table:formula="of:=SQRT([.E309]^2 + [.F309]^2 + [.G309]^2)" office:value-type="float" office:value="387.989690584685" calcext:value-type="float">
            <text:p>387.99</text:p>
          </table:table-cell>
          <table:table-cell table:formula="of:=[.E309]/[.$H309]" office:value-type="float" office:value="0.0360834329873625" calcext:value-type="float">
            <text:p>0.04</text:p>
          </table:table-cell>
          <table:table-cell table:formula="of:=[.F309]/[.$H309]" office:value-type="float" office:value="0.329905673027314" calcext:value-type="float">
            <text:p>0.33</text:p>
          </table:table-cell>
          <table:table-cell table:formula="of:=[.G309]/[.$H309]" office:value-type="float" office:value="0.943324033812476" calcext:value-type="float">
            <text:p>0.94</text:p>
          </table:table-cell>
          <table:table-cell table:formula="of:=MOD(DEGREES(ATAN2([.I309];[.J309]))+360; 360)" office:value-type="float" office:value="83.758085652585" calcext:value-type="float">
            <text:p>83.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  <table:table-cell table:formula="of:=[.B310]-[.B$1]" office:value-type="float" office:value="4" calcext:value-type="float">
            <text:p>4</text:p>
          </table:table-cell>
          <table:table-cell table:formula="of:=[.C310]-[.C$1]" office:value-type="float" office:value="131" calcext:value-type="float">
            <text:p>131</text:p>
          </table:table-cell>
          <table:table-cell table:formula="of:=[.D310]-[.D$1]" office:value-type="float" office:value="372" calcext:value-type="float">
            <text:p>372</text:p>
          </table:table-cell>
          <table:table-cell table:formula="of:=SQRT([.E310]^2 + [.F310]^2 + [.G310]^2)" office:value-type="float" office:value="394.412220905996" calcext:value-type="float">
            <text:p>394.41</text:p>
          </table:table-cell>
          <table:table-cell table:formula="of:=[.E310]/[.$H310]" office:value-type="float" office:value="0.0101416735790075" calcext:value-type="float">
            <text:p>0.01</text:p>
          </table:table-cell>
          <table:table-cell table:formula="of:=[.F310]/[.$H310]" office:value-type="float" office:value="0.332139809712495" calcext:value-type="float">
            <text:p>0.33</text:p>
          </table:table-cell>
          <table:table-cell table:formula="of:=[.G310]/[.$H310]" office:value-type="float" office:value="0.943175642847696" calcext:value-type="float">
            <text:p>0.94</text:p>
          </table:table-cell>
          <table:table-cell table:formula="of:=MOD(DEGREES(ATAN2([.I310];[.J310]))+360; 360)" office:value-type="float" office:value="88.2510539554457" calcext:value-type="float">
            <text:p>88.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10" calcext:value-type="float">
            <text:p>510</text:p>
          </table:table-cell>
          <table:table-cell table:formula="of:=[.B311]-[.B$1]" office:value-type="float" office:value="8" calcext:value-type="float">
            <text:p>8</text:p>
          </table:table-cell>
          <table:table-cell table:formula="of:=[.C311]-[.C$1]" office:value-type="float" office:value="124" calcext:value-type="float">
            <text:p>124</text:p>
          </table:table-cell>
          <table:table-cell table:formula="of:=[.D311]-[.D$1]" office:value-type="float" office:value="374" calcext:value-type="float">
            <text:p>374</text:p>
          </table:table-cell>
          <table:table-cell table:formula="of:=SQRT([.E311]^2 + [.F311]^2 + [.G311]^2)" office:value-type="float" office:value="394.101509766202" calcext:value-type="float">
            <text:p>394.10</text:p>
          </table:table-cell>
          <table:table-cell table:formula="of:=[.E311]/[.$H311]" office:value-type="float" office:value="0.0202993386266039" calcext:value-type="float">
            <text:p>0.02</text:p>
          </table:table-cell>
          <table:table-cell table:formula="of:=[.F311]/[.$H311]" office:value-type="float" office:value="0.314639748712361" calcext:value-type="float">
            <text:p>0.31</text:p>
          </table:table-cell>
          <table:table-cell table:formula="of:=[.G311]/[.$H311]" office:value-type="float" office:value="0.948994080793734" calcext:value-type="float">
            <text:p>0.95</text:p>
          </table:table-cell>
          <table:table-cell table:formula="of:=MOD(DEGREES(ATAN2([.I311];[.J311]))+360; 360)" office:value-type="float" office:value="86.3086140135487" calcext:value-type="float">
            <text:p>86.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312]-[.B$1]" office:value-type="float" office:value="4" calcext:value-type="float">
            <text:p>4</text:p>
          </table:table-cell>
          <table:table-cell table:formula="of:=[.C312]-[.C$1]" office:value-type="float" office:value="131" calcext:value-type="float">
            <text:p>131</text:p>
          </table:table-cell>
          <table:table-cell table:formula="of:=[.D312]-[.D$1]" office:value-type="float" office:value="369" calcext:value-type="float">
            <text:p>369</text:p>
          </table:table-cell>
          <table:table-cell table:formula="of:=SQRT([.E312]^2 + [.F312]^2 + [.G312]^2)" office:value-type="float" office:value="391.583962899402" calcext:value-type="float">
            <text:p>391.58</text:p>
          </table:table-cell>
          <table:table-cell table:formula="of:=[.E312]/[.$H312]" office:value-type="float" office:value="0.0102149229258084" calcext:value-type="float">
            <text:p>0.01</text:p>
          </table:table-cell>
          <table:table-cell table:formula="of:=[.F312]/[.$H312]" office:value-type="float" office:value="0.334538725820225" calcext:value-type="float">
            <text:p>0.33</text:p>
          </table:table-cell>
          <table:table-cell table:formula="of:=[.G312]/[.$H312]" office:value-type="float" office:value="0.942326639905824" calcext:value-type="float">
            <text:p>0.94</text:p>
          </table:table-cell>
          <table:table-cell table:formula="of:=MOD(DEGREES(ATAN2([.I312];[.J312]))+360; 360)" office:value-type="float" office:value="88.2510539554457" calcext:value-type="float">
            <text:p>88.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313]-[.B$1]" office:value-type="float" office:value="6" calcext:value-type="float">
            <text:p>6</text:p>
          </table:table-cell>
          <table:table-cell table:formula="of:=[.C313]-[.C$1]" office:value-type="float" office:value="126" calcext:value-type="float">
            <text:p>126</text:p>
          </table:table-cell>
          <table:table-cell table:formula="of:=[.D313]-[.D$1]" office:value-type="float" office:value="365" calcext:value-type="float">
            <text:p>365</text:p>
          </table:table-cell>
          <table:table-cell table:formula="of:=SQRT([.E313]^2 + [.F313]^2 + [.G313]^2)" office:value-type="float" office:value="386.182599297275" calcext:value-type="float">
            <text:p>386.18</text:p>
          </table:table-cell>
          <table:table-cell table:formula="of:=[.E313]/[.$H313]" office:value-type="float" office:value="0.015536691738359" calcext:value-type="float">
            <text:p>0.02</text:p>
          </table:table-cell>
          <table:table-cell table:formula="of:=[.F313]/[.$H313]" office:value-type="float" office:value="0.32627052650554" calcext:value-type="float">
            <text:p>0.33</text:p>
          </table:table-cell>
          <table:table-cell table:formula="of:=[.G313]/[.$H313]" office:value-type="float" office:value="0.945148747416842" calcext:value-type="float">
            <text:p>0.95</text:p>
          </table:table-cell>
          <table:table-cell table:formula="of:=MOD(DEGREES(ATAN2([.I313];[.J313]))+360; 360)" office:value-type="float" office:value="87.2736890060937" calcext:value-type="float">
            <text:p>87.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  <table:table-cell table:formula="of:=[.B314]-[.B$1]" office:value-type="float" office:value="10" calcext:value-type="float">
            <text:p>10</text:p>
          </table:table-cell>
          <table:table-cell table:formula="of:=[.C314]-[.C$1]" office:value-type="float" office:value="118" calcext:value-type="float">
            <text:p>118</text:p>
          </table:table-cell>
          <table:table-cell table:formula="of:=[.D314]-[.D$1]" office:value-type="float" office:value="366" calcext:value-type="float">
            <text:p>366</text:p>
          </table:table-cell>
          <table:table-cell table:formula="of:=SQRT([.E314]^2 + [.F314]^2 + [.G314]^2)" office:value-type="float" office:value="384.681686592954" calcext:value-type="float">
            <text:p>384.68</text:p>
          </table:table-cell>
          <table:table-cell table:formula="of:=[.E314]/[.$H314]" office:value-type="float" office:value="0.0259955187588157" calcext:value-type="float">
            <text:p>0.03</text:p>
          </table:table-cell>
          <table:table-cell table:formula="of:=[.F314]/[.$H314]" office:value-type="float" office:value="0.306747121354025" calcext:value-type="float">
            <text:p>0.31</text:p>
          </table:table-cell>
          <table:table-cell table:formula="of:=[.G314]/[.$H314]" office:value-type="float" office:value="0.951435986572654" calcext:value-type="float">
            <text:p>0.95</text:p>
          </table:table-cell>
          <table:table-cell table:formula="of:=MOD(DEGREES(ATAN2([.I314];[.J314]))+360; 360)" office:value-type="float" office:value="85.1559996249193" calcext:value-type="float">
            <text:p>85.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  <table:table-cell table:formula="of:=[.B315]-[.B$1]" office:value-type="float" office:value="2" calcext:value-type="float">
            <text:p>2</text:p>
          </table:table-cell>
          <table:table-cell table:formula="of:=[.C315]-[.C$1]" office:value-type="float" office:value="130" calcext:value-type="float">
            <text:p>130</text:p>
          </table:table-cell>
          <table:table-cell table:formula="of:=[.D315]-[.D$1]" office:value-type="float" office:value="370" calcext:value-type="float">
            <text:p>370</text:p>
          </table:table-cell>
          <table:table-cell table:formula="of:=SQRT([.E315]^2 + [.F315]^2 + [.G315]^2)" office:value-type="float" office:value="392.178530773932" calcext:value-type="float">
            <text:p>392.18</text:p>
          </table:table-cell>
          <table:table-cell table:formula="of:=[.E315]/[.$H315]" office:value-type="float" office:value="0.00509971822285418" calcext:value-type="float">
            <text:p>0.01</text:p>
          </table:table-cell>
          <table:table-cell table:formula="of:=[.F315]/[.$H315]" office:value-type="float" office:value="0.331481684485522" calcext:value-type="float">
            <text:p>0.33</text:p>
          </table:table-cell>
          <table:table-cell table:formula="of:=[.G315]/[.$H315]" office:value-type="float" office:value="0.943447871228023" calcext:value-type="float">
            <text:p>0.94</text:p>
          </table:table-cell>
          <table:table-cell table:formula="of:=MOD(DEGREES(ATAN2([.I315];[.J315]))+360; 360)" office:value-type="float" office:value="89.1185960034179" calcext:value-type="float">
            <text:p>89.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316]-[.B$1]" office:value-type="float" office:value="14" calcext:value-type="float">
            <text:p>14</text:p>
          </table:table-cell>
          <table:table-cell table:formula="of:=[.C316]-[.C$1]" office:value-type="float" office:value="123" calcext:value-type="float">
            <text:p>123</text:p>
          </table:table-cell>
          <table:table-cell table:formula="of:=[.D316]-[.D$1]" office:value-type="float" office:value="366" calcext:value-type="float">
            <text:p>366</text:p>
          </table:table-cell>
          <table:table-cell table:formula="of:=SQRT([.E316]^2 + [.F316]^2 + [.G316]^2)" office:value-type="float" office:value="386.368994615251" calcext:value-type="float">
            <text:p>386.37</text:p>
          </table:table-cell>
          <table:table-cell table:formula="of:=[.E316]/[.$H316]" office:value-type="float" office:value="0.0362347915984855" calcext:value-type="float">
            <text:p>0.04</text:p>
          </table:table-cell>
          <table:table-cell table:formula="of:=[.F316]/[.$H316]" office:value-type="float" office:value="0.318348526186694" calcext:value-type="float">
            <text:p>0.32</text:p>
          </table:table-cell>
          <table:table-cell table:formula="of:=[.G316]/[.$H316]" office:value-type="float" office:value="0.947280980360407" calcext:value-type="float">
            <text:p>0.95</text:p>
          </table:table-cell>
          <table:table-cell table:formula="of:=MOD(DEGREES(ATAN2([.I316];[.J316]))+360; 360)" office:value-type="float" office:value="83.5064746874608" calcext:value-type="float">
            <text:p>83.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491" calcext:value-type="float">
            <text:p>491</text:p>
          </table:table-cell>
          <table:table-cell table:formula="of:=[.B317]-[.B$1]" office:value-type="float" office:value="11" calcext:value-type="float">
            <text:p>11</text:p>
          </table:table-cell>
          <table:table-cell table:formula="of:=[.C317]-[.C$1]" office:value-type="float" office:value="131" calcext:value-type="float">
            <text:p>131</text:p>
          </table:table-cell>
          <table:table-cell table:formula="of:=[.D317]-[.D$1]" office:value-type="float" office:value="355" calcext:value-type="float">
            <text:p>355</text:p>
          </table:table-cell>
          <table:table-cell table:formula="of:=SQRT([.E317]^2 + [.F317]^2 + [.G317]^2)" office:value-type="float" office:value="378.559110311719" calcext:value-type="float">
            <text:p>378.56</text:p>
          </table:table-cell>
          <table:table-cell table:formula="of:=[.E317]/[.$H317]" office:value-type="float" office:value="0.0290575492713469" calcext:value-type="float">
            <text:p>0.03</text:p>
          </table:table-cell>
          <table:table-cell table:formula="of:=[.F317]/[.$H317]" office:value-type="float" office:value="0.346048995867858" calcext:value-type="float">
            <text:p>0.35</text:p>
          </table:table-cell>
          <table:table-cell table:formula="of:=[.G317]/[.$H317]" office:value-type="float" office:value="0.937766362848013" calcext:value-type="float">
            <text:p>0.94</text:p>
          </table:table-cell>
          <table:table-cell table:formula="of:=MOD(DEGREES(ATAN2([.I317];[.J317]))+360; 360)" office:value-type="float" office:value="85.2001638860953" calcext:value-type="float">
            <text:p>85.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318]-[.B$1]" office:value-type="float" office:value="1" calcext:value-type="float">
            <text:p>1</text:p>
          </table:table-cell>
          <table:table-cell table:formula="of:=[.C318]-[.C$1]" office:value-type="float" office:value="131" calcext:value-type="float">
            <text:p>131</text:p>
          </table:table-cell>
          <table:table-cell table:formula="of:=[.D318]-[.D$1]" office:value-type="float" office:value="365" calcext:value-type="float">
            <text:p>365</text:p>
          </table:table-cell>
          <table:table-cell table:formula="of:=SQRT([.E318]^2 + [.F318]^2 + [.G318]^2)" office:value-type="float" office:value="387.797627635859" calcext:value-type="float">
            <text:p>387.80</text:p>
          </table:table-cell>
          <table:table-cell table:formula="of:=[.E318]/[.$H318]" office:value-type="float" office:value="0.00257866456299985" calcext:value-type="float">
            <text:p>0.00</text:p>
          </table:table-cell>
          <table:table-cell table:formula="of:=[.F318]/[.$H318]" office:value-type="float" office:value="0.33780505775298" calcext:value-type="float">
            <text:p>0.34</text:p>
          </table:table-cell>
          <table:table-cell table:formula="of:=[.G318]/[.$H318]" office:value-type="float" office:value="0.941212565494946" calcext:value-type="float">
            <text:p>0.94</text:p>
          </table:table-cell>
          <table:table-cell table:formula="of:=MOD(DEGREES(ATAN2([.I318];[.J318]))+360; 360)" office:value-type="float" office:value="89.5626361324793" calcext:value-type="float">
            <text:p>89.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319]-[.B$1]" office:value-type="float" office:value="0" calcext:value-type="float">
            <text:p>0</text:p>
          </table:table-cell>
          <table:table-cell table:formula="of:=[.C319]-[.C$1]" office:value-type="float" office:value="123" calcext:value-type="float">
            <text:p>123</text:p>
          </table:table-cell>
          <table:table-cell table:formula="of:=[.D319]-[.D$1]" office:value-type="float" office:value="366" calcext:value-type="float">
            <text:p>366</text:p>
          </table:table-cell>
          <table:table-cell table:formula="of:=SQRT([.E319]^2 + [.F319]^2 + [.G319]^2)" office:value-type="float" office:value="386.115267763397" calcext:value-type="float">
            <text:p>386.12</text:p>
          </table:table-cell>
          <table:table-cell table:formula="of:=[.E319]/[.$H319]" office:value-type="float" office:value="0" calcext:value-type="float">
            <text:p>0.00</text:p>
          </table:table-cell>
          <table:table-cell table:formula="of:=[.F319]/[.$H319]" office:value-type="float" office:value="0.318557721668162" calcext:value-type="float">
            <text:p>0.32</text:p>
          </table:table-cell>
          <table:table-cell table:formula="of:=[.G319]/[.$H319]" office:value-type="float" office:value="0.947903464475993" calcext:value-type="float">
            <text:p>0.95</text:p>
          </table:table-cell>
          <table:table-cell table:formula="of:=MOD(DEGREES(ATAN2([.I319];[.J319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320]-[.B$1]" office:value-type="float" office:value="-1" calcext:value-type="float">
            <text:p>-1</text:p>
          </table:table-cell>
          <table:table-cell table:formula="of:=[.C320]-[.C$1]" office:value-type="float" office:value="129" calcext:value-type="float">
            <text:p>129</text:p>
          </table:table-cell>
          <table:table-cell table:formula="of:=[.D320]-[.D$1]" office:value-type="float" office:value="372" calcext:value-type="float">
            <text:p>372</text:p>
          </table:table-cell>
          <table:table-cell table:formula="of:=SQRT([.E320]^2 + [.F320]^2 + [.G320]^2)" office:value-type="float" office:value="393.733412349016" calcext:value-type="float">
            <text:p>393.73</text:p>
          </table:table-cell>
          <table:table-cell table:formula="of:=[.E320]/[.$H320]" office:value-type="float" office:value="-0.00253978953432983" calcext:value-type="float">
            <text:p>0.00</text:p>
          </table:table-cell>
          <table:table-cell table:formula="of:=[.F320]/[.$H320]" office:value-type="float" office:value="0.327632849928548" calcext:value-type="float">
            <text:p>0.33</text:p>
          </table:table-cell>
          <table:table-cell table:formula="of:=[.G320]/[.$H320]" office:value-type="float" office:value="0.944801706770695" calcext:value-type="float">
            <text:p>0.94</text:p>
          </table:table-cell>
          <table:table-cell table:formula="of:=MOD(DEGREES(ATAN2([.I320];[.J320]))+360; 360)" office:value-type="float" office:value="90.4441444331119" calcext:value-type="float">
            <text:p>90.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430" calcext:value-type="float">
            <text:p>430</text:p>
          </table:table-cell>
          <table:table-cell office:value-type="float" office:value="502" calcext:value-type="float">
            <text:p>502</text:p>
          </table:table-cell>
          <table:table-cell table:formula="of:=[.B321]-[.B$1]" office:value-type="float" office:value="12" calcext:value-type="float">
            <text:p>12</text:p>
          </table:table-cell>
          <table:table-cell table:formula="of:=[.C321]-[.C$1]" office:value-type="float" office:value="132" calcext:value-type="float">
            <text:p>132</text:p>
          </table:table-cell>
          <table:table-cell table:formula="of:=[.D321]-[.D$1]" office:value-type="float" office:value="366" calcext:value-type="float">
            <text:p>366</text:p>
          </table:table-cell>
          <table:table-cell table:formula="of:=SQRT([.E321]^2 + [.F321]^2 + [.G321]^2)" office:value-type="float" office:value="389.260837999406" calcext:value-type="float">
            <text:p>389.26</text:p>
          </table:table-cell>
          <table:table-cell table:formula="of:=[.E321]/[.$H321]" office:value-type="float" office:value="0.0308276580343238" calcext:value-type="float">
            <text:p>0.03</text:p>
          </table:table-cell>
          <table:table-cell table:formula="of:=[.F321]/[.$H321]" office:value-type="float" office:value="0.339104238377561" calcext:value-type="float">
            <text:p>0.34</text:p>
          </table:table-cell>
          <table:table-cell table:formula="of:=[.G321]/[.$H321]" office:value-type="float" office:value="0.940243570046875" calcext:value-type="float">
            <text:p>0.94</text:p>
          </table:table-cell>
          <table:table-cell table:formula="of:=MOD(DEGREES(ATAN2([.I321];[.J321]))+360; 360)" office:value-type="float" office:value="84.8055710922652" calcext:value-type="float">
            <text:p>84.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322]-[.B$1]" office:value-type="float" office:value="0" calcext:value-type="float">
            <text:p>0</text:p>
          </table:table-cell>
          <table:table-cell table:formula="of:=[.C322]-[.C$1]" office:value-type="float" office:value="123" calcext:value-type="float">
            <text:p>123</text:p>
          </table:table-cell>
          <table:table-cell table:formula="of:=[.D322]-[.D$1]" office:value-type="float" office:value="364" calcext:value-type="float">
            <text:p>364</text:p>
          </table:table-cell>
          <table:table-cell table:formula="of:=SQRT([.E322]^2 + [.F322]^2 + [.G322]^2)" office:value-type="float" office:value="384.219989068763" calcext:value-type="float">
            <text:p>384.22</text:p>
          </table:table-cell>
          <table:table-cell table:formula="of:=[.E322]/[.$H322]" office:value-type="float" office:value="0" calcext:value-type="float">
            <text:p>0.00</text:p>
          </table:table-cell>
          <table:table-cell table:formula="of:=[.F322]/[.$H322]" office:value-type="float" office:value="0.320129101815125" calcext:value-type="float">
            <text:p>0.32</text:p>
          </table:table-cell>
          <table:table-cell table:formula="of:=[.G322]/[.$H322]" office:value-type="float" office:value="0.947373927322808" calcext:value-type="float">
            <text:p>0.95</text:p>
          </table:table-cell>
          <table:table-cell table:formula="of:=MOD(DEGREES(ATAN2([.I322];[.J322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323]-[.B$1]" office:value-type="float" office:value="7" calcext:value-type="float">
            <text:p>7</text:p>
          </table:table-cell>
          <table:table-cell table:formula="of:=[.C323]-[.C$1]" office:value-type="float" office:value="130" calcext:value-type="float">
            <text:p>130</text:p>
          </table:table-cell>
          <table:table-cell table:formula="of:=[.D323]-[.D$1]" office:value-type="float" office:value="366" calcext:value-type="float">
            <text:p>366</text:p>
          </table:table-cell>
          <table:table-cell table:formula="of:=SQRT([.E323]^2 + [.F323]^2 + [.G323]^2)" office:value-type="float" office:value="388.464927631826" calcext:value-type="float">
            <text:p>388.46</text:p>
          </table:table-cell>
          <table:table-cell table:formula="of:=[.E323]/[.$H323]" office:value-type="float" office:value="0.0180196447660633" calcext:value-type="float">
            <text:p>0.02</text:p>
          </table:table-cell>
          <table:table-cell table:formula="of:=[.F323]/[.$H323]" office:value-type="float" office:value="0.334650545655461" calcext:value-type="float">
            <text:p>0.33</text:p>
          </table:table-cell>
          <table:table-cell table:formula="of:=[.G323]/[.$H323]" office:value-type="float" office:value="0.942169997768453" calcext:value-type="float">
            <text:p>0.94</text:p>
          </table:table-cell>
          <table:table-cell table:formula="of:=MOD(DEGREES(ATAN2([.I323];[.J323]))+360; 360)" office:value-type="float" office:value="86.9178191754719" calcext:value-type="float">
            <text:p>86.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324]-[.B$1]" office:value-type="float" office:value="13" calcext:value-type="float">
            <text:p>13</text:p>
          </table:table-cell>
          <table:table-cell table:formula="of:=[.C324]-[.C$1]" office:value-type="float" office:value="131" calcext:value-type="float">
            <text:p>131</text:p>
          </table:table-cell>
          <table:table-cell table:formula="of:=[.D324]-[.D$1]" office:value-type="float" office:value="362" calcext:value-type="float">
            <text:p>362</text:p>
          </table:table-cell>
          <table:table-cell table:formula="of:=SQRT([.E324]^2 + [.F324]^2 + [.G324]^2)" office:value-type="float" office:value="385.193457888371" calcext:value-type="float">
            <text:p>385.19</text:p>
          </table:table-cell>
          <table:table-cell table:formula="of:=[.E324]/[.$H324]" office:value-type="float" office:value="0.0337492751597235" calcext:value-type="float">
            <text:p>0.03</text:p>
          </table:table-cell>
          <table:table-cell table:formula="of:=[.F324]/[.$H324]" office:value-type="float" office:value="0.340088849686445" calcext:value-type="float">
            <text:p>0.34</text:p>
          </table:table-cell>
          <table:table-cell table:formula="of:=[.G324]/[.$H324]" office:value-type="float" office:value="0.93978750829384" calcext:value-type="float">
            <text:p>0.94</text:p>
          </table:table-cell>
          <table:table-cell table:formula="of:=MOD(DEGREES(ATAN2([.I324];[.J324]))+360; 360)" office:value-type="float" office:value="84.3327143217609" calcext:value-type="float">
            <text:p>84.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325]-[.B$1]" office:value-type="float" office:value="-2" calcext:value-type="float">
            <text:p>-2</text:p>
          </table:table-cell>
          <table:table-cell table:formula="of:=[.C325]-[.C$1]" office:value-type="float" office:value="125" calcext:value-type="float">
            <text:p>125</text:p>
          </table:table-cell>
          <table:table-cell table:formula="of:=[.D325]-[.D$1]" office:value-type="float" office:value="364" calcext:value-type="float">
            <text:p>364</text:p>
          </table:table-cell>
          <table:table-cell table:formula="of:=SQRT([.E325]^2 + [.F325]^2 + [.G325]^2)" office:value-type="float" office:value="384.870107958516" calcext:value-type="float">
            <text:p>384.87</text:p>
          </table:table-cell>
          <table:table-cell table:formula="of:=[.E325]/[.$H325]" office:value-type="float" office:value="-0.00519655841969305" calcext:value-type="float">
            <text:p>-0.01</text:p>
          </table:table-cell>
          <table:table-cell table:formula="of:=[.F325]/[.$H325]" office:value-type="float" office:value="0.324784901230815" calcext:value-type="float">
            <text:p>0.32</text:p>
          </table:table-cell>
          <table:table-cell table:formula="of:=[.G325]/[.$H325]" office:value-type="float" office:value="0.945773632384135" calcext:value-type="float">
            <text:p>0.95</text:p>
          </table:table-cell>
          <table:table-cell table:formula="of:=MOD(DEGREES(ATAN2([.I325];[.J325]))+360; 360)" office:value-type="float" office:value="90.9166542563853" calcext:value-type="float">
            <text:p>90.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  <table:table-cell table:formula="of:=[.B326]-[.B$1]" office:value-type="float" office:value="10" calcext:value-type="float">
            <text:p>10</text:p>
          </table:table-cell>
          <table:table-cell table:formula="of:=[.C326]-[.C$1]" office:value-type="float" office:value="130" calcext:value-type="float">
            <text:p>130</text:p>
          </table:table-cell>
          <table:table-cell table:formula="of:=[.D326]-[.D$1]" office:value-type="float" office:value="375" calcext:value-type="float">
            <text:p>375</text:p>
          </table:table-cell>
          <table:table-cell table:formula="of:=SQRT([.E326]^2 + [.F326]^2 + [.G326]^2)" office:value-type="float" office:value="397.020150622106" calcext:value-type="float">
            <text:p>397.02</text:p>
          </table:table-cell>
          <table:table-cell table:formula="of:=[.E326]/[.$H326]" office:value-type="float" office:value="0.0251876384217038" calcext:value-type="float">
            <text:p>0.03</text:p>
          </table:table-cell>
          <table:table-cell table:formula="of:=[.F326]/[.$H326]" office:value-type="float" office:value="0.32743929948215" calcext:value-type="float">
            <text:p>0.33</text:p>
          </table:table-cell>
          <table:table-cell table:formula="of:=[.G326]/[.$H326]" office:value-type="float" office:value="0.944536440813893" calcext:value-type="float">
            <text:p>0.94</text:p>
          </table:table-cell>
          <table:table-cell table:formula="of:=MOD(DEGREES(ATAN2([.I326];[.J326]))+360; 360)" office:value-type="float" office:value="85.6012946450045" calcext:value-type="float">
            <text:p>85.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327]-[.B$1]" office:value-type="float" office:value="5" calcext:value-type="float">
            <text:p>5</text:p>
          </table:table-cell>
          <table:table-cell table:formula="of:=[.C327]-[.C$1]" office:value-type="float" office:value="128" calcext:value-type="float">
            <text:p>128</text:p>
          </table:table-cell>
          <table:table-cell table:formula="of:=[.D327]-[.D$1]" office:value-type="float" office:value="366" calcext:value-type="float">
            <text:p>366</text:p>
          </table:table-cell>
          <table:table-cell table:formula="of:=SQRT([.E327]^2 + [.F327]^2 + [.G327]^2)" office:value-type="float" office:value="387.769261288205" calcext:value-type="float">
            <text:p>387.77</text:p>
          </table:table-cell>
          <table:table-cell table:formula="of:=[.E327]/[.$H327]" office:value-type="float" office:value="0.012894265995684" calcext:value-type="float">
            <text:p>0.01</text:p>
          </table:table-cell>
          <table:table-cell table:formula="of:=[.F327]/[.$H327]" office:value-type="float" office:value="0.33009320948951" calcext:value-type="float">
            <text:p>0.33</text:p>
          </table:table-cell>
          <table:table-cell table:formula="of:=[.G327]/[.$H327]" office:value-type="float" office:value="0.943860270884068" calcext:value-type="float">
            <text:p>0.94</text:p>
          </table:table-cell>
          <table:table-cell table:formula="of:=MOD(DEGREES(ATAN2([.I327];[.J327]))+360; 360)" office:value-type="float" office:value="87.7630209365623" calcext:value-type="float">
            <text:p>87.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328]-[.B$1]" office:value-type="float" office:value="-1" calcext:value-type="float">
            <text:p>-1</text:p>
          </table:table-cell>
          <table:table-cell table:formula="of:=[.C328]-[.C$1]" office:value-type="float" office:value="131" calcext:value-type="float">
            <text:p>131</text:p>
          </table:table-cell>
          <table:table-cell table:formula="of:=[.D328]-[.D$1]" office:value-type="float" office:value="362" calcext:value-type="float">
            <text:p>362</text:p>
          </table:table-cell>
          <table:table-cell table:formula="of:=SQRT([.E328]^2 + [.F328]^2 + [.G328]^2)" office:value-type="float" office:value="384.975323884532" calcext:value-type="float">
            <text:p>384.98</text:p>
          </table:table-cell>
          <table:table-cell table:formula="of:=[.E328]/[.$H328]" office:value-type="float" office:value="-0.0025975690854927" calcext:value-type="float">
            <text:p>0.00</text:p>
          </table:table-cell>
          <table:table-cell table:formula="of:=[.F328]/[.$H328]" office:value-type="float" office:value="0.340281550199544" calcext:value-type="float">
            <text:p>0.34</text:p>
          </table:table-cell>
          <table:table-cell table:formula="of:=[.G328]/[.$H328]" office:value-type="float" office:value="0.940320008948359" calcext:value-type="float">
            <text:p>0.94</text:p>
          </table:table-cell>
          <table:table-cell table:formula="of:=MOD(DEGREES(ATAN2([.I328];[.J328]))+360; 360)" office:value-type="float" office:value="90.4373638675207" calcext:value-type="float">
            <text:p>90.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table:formula="of:=[.B329]-[.B$1]" office:value-type="float" office:value="10" calcext:value-type="float">
            <text:p>10</text:p>
          </table:table-cell>
          <table:table-cell table:formula="of:=[.C329]-[.C$1]" office:value-type="float" office:value="128" calcext:value-type="float">
            <text:p>128</text:p>
          </table:table-cell>
          <table:table-cell table:formula="of:=[.D329]-[.D$1]" office:value-type="float" office:value="364" calcext:value-type="float">
            <text:p>364</text:p>
          </table:table-cell>
          <table:table-cell table:formula="of:=SQRT([.E329]^2 + [.F329]^2 + [.G329]^2)" office:value-type="float" office:value="385.979274054968" calcext:value-type="float">
            <text:p>385.98</text:p>
          </table:table-cell>
          <table:table-cell table:formula="of:=[.E329]/[.$H329]" office:value-type="float" office:value="0.0259081268663557" calcext:value-type="float">
            <text:p>0.03</text:p>
          </table:table-cell>
          <table:table-cell table:formula="of:=[.F329]/[.$H329]" office:value-type="float" office:value="0.331624023889354" calcext:value-type="float">
            <text:p>0.33</text:p>
          </table:table-cell>
          <table:table-cell table:formula="of:=[.G329]/[.$H329]" office:value-type="float" office:value="0.943055817935349" calcext:value-type="float">
            <text:p>0.94</text:p>
          </table:table-cell>
          <table:table-cell table:formula="of:=MOD(DEGREES(ATAN2([.I329];[.J329]))+360; 360)" office:value-type="float" office:value="85.5328409386107" calcext:value-type="float">
            <text:p>85.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433" calcext:value-type="float">
            <text:p>433</text:p>
          </table:table-cell>
          <table:table-cell office:value-type="float" office:value="495" calcext:value-type="float">
            <text:p>495</text:p>
          </table:table-cell>
          <table:table-cell table:formula="of:=[.B330]-[.B$1]" office:value-type="float" office:value="10" calcext:value-type="float">
            <text:p>10</text:p>
          </table:table-cell>
          <table:table-cell table:formula="of:=[.C330]-[.C$1]" office:value-type="float" office:value="135" calcext:value-type="float">
            <text:p>135</text:p>
          </table:table-cell>
          <table:table-cell table:formula="of:=[.D330]-[.D$1]" office:value-type="float" office:value="359" calcext:value-type="float">
            <text:p>359</text:p>
          </table:table-cell>
          <table:table-cell table:formula="of:=SQRT([.E330]^2 + [.F330]^2 + [.G330]^2)" office:value-type="float" office:value="383.674341075866" calcext:value-type="float">
            <text:p>383.67</text:p>
          </table:table-cell>
          <table:table-cell table:formula="of:=[.E330]/[.$H330]" office:value-type="float" office:value="0.0260637705715709" calcext:value-type="float">
            <text:p>0.03</text:p>
          </table:table-cell>
          <table:table-cell table:formula="of:=[.F330]/[.$H330]" office:value-type="float" office:value="0.351860902716207" calcext:value-type="float">
            <text:p>0.35</text:p>
          </table:table-cell>
          <table:table-cell table:formula="of:=[.G330]/[.$H330]" office:value-type="float" office:value="0.935689363519394" calcext:value-type="float">
            <text:p>0.94</text:p>
          </table:table-cell>
          <table:table-cell table:formula="of:=MOD(DEGREES(ATAN2([.I330];[.J330]))+360; 360)" office:value-type="float" office:value="85.7636052009411" calcext:value-type="float">
            <text:p>85.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331]-[.B$1]" office:value-type="float" office:value="7" calcext:value-type="float">
            <text:p>7</text:p>
          </table:table-cell>
          <table:table-cell table:formula="of:=[.C331]-[.C$1]" office:value-type="float" office:value="128" calcext:value-type="float">
            <text:p>128</text:p>
          </table:table-cell>
          <table:table-cell table:formula="of:=[.D331]-[.D$1]" office:value-type="float" office:value="368" calcext:value-type="float">
            <text:p>368</text:p>
          </table:table-cell>
          <table:table-cell table:formula="of:=SQRT([.E331]^2 + [.F331]^2 + [.G331]^2)" office:value-type="float" office:value="389.688337007922" calcext:value-type="float">
            <text:p>389.69</text:p>
          </table:table-cell>
          <table:table-cell table:formula="of:=[.E331]/[.$H331]" office:value-type="float" office:value="0.0179630728847235" calcext:value-type="float">
            <text:p>0.02</text:p>
          </table:table-cell>
          <table:table-cell table:formula="of:=[.F331]/[.$H331]" office:value-type="float" office:value="0.328467618463515" calcext:value-type="float">
            <text:p>0.33</text:p>
          </table:table-cell>
          <table:table-cell table:formula="of:=[.G331]/[.$H331]" office:value-type="float" office:value="0.944344403082607" calcext:value-type="float">
            <text:p>0.94</text:p>
          </table:table-cell>
          <table:table-cell table:formula="of:=MOD(DEGREES(ATAN2([.I331];[.J331]))+360; 360)" office:value-type="float" office:value="86.8697551377809" calcext:value-type="float">
            <text:p>86.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332]-[.B$1]" office:value-type="float" office:value="6" calcext:value-type="float">
            <text:p>6</text:p>
          </table:table-cell>
          <table:table-cell table:formula="of:=[.C332]-[.C$1]" office:value-type="float" office:value="126" calcext:value-type="float">
            <text:p>126</text:p>
          </table:table-cell>
          <table:table-cell table:formula="of:=[.D332]-[.D$1]" office:value-type="float" office:value="365" calcext:value-type="float">
            <text:p>365</text:p>
          </table:table-cell>
          <table:table-cell table:formula="of:=SQRT([.E332]^2 + [.F332]^2 + [.G332]^2)" office:value-type="float" office:value="386.182599297275" calcext:value-type="float">
            <text:p>386.18</text:p>
          </table:table-cell>
          <table:table-cell table:formula="of:=[.E332]/[.$H332]" office:value-type="float" office:value="0.015536691738359" calcext:value-type="float">
            <text:p>0.02</text:p>
          </table:table-cell>
          <table:table-cell table:formula="of:=[.F332]/[.$H332]" office:value-type="float" office:value="0.32627052650554" calcext:value-type="float">
            <text:p>0.33</text:p>
          </table:table-cell>
          <table:table-cell table:formula="of:=[.G332]/[.$H332]" office:value-type="float" office:value="0.945148747416842" calcext:value-type="float">
            <text:p>0.95</text:p>
          </table:table-cell>
          <table:table-cell table:formula="of:=MOD(DEGREES(ATAN2([.I332];[.J332]))+360; 360)" office:value-type="float" office:value="87.2736890060937" calcext:value-type="float">
            <text:p>87.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table:formula="of:=[.B333]-[.B$1]" office:value-type="float" office:value="11" calcext:value-type="float">
            <text:p>11</text:p>
          </table:table-cell>
          <table:table-cell table:formula="of:=[.C333]-[.C$1]" office:value-type="float" office:value="126" calcext:value-type="float">
            <text:p>126</text:p>
          </table:table-cell>
          <table:table-cell table:formula="of:=[.D333]-[.D$1]" office:value-type="float" office:value="367" calcext:value-type="float">
            <text:p>367</text:p>
          </table:table-cell>
          <table:table-cell table:formula="of:=SQRT([.E333]^2 + [.F333]^2 + [.G333]^2)" office:value-type="float" office:value="388.182946559995" calcext:value-type="float">
            <text:p>388.18</text:p>
          </table:table-cell>
          <table:table-cell table:formula="of:=[.E333]/[.$H333]" office:value-type="float" office:value="0.0283371541626956" calcext:value-type="float">
            <text:p>0.03</text:p>
          </table:table-cell>
          <table:table-cell table:formula="of:=[.F333]/[.$H333]" office:value-type="float" office:value="0.324589220409058" calcext:value-type="float">
            <text:p>0.32</text:p>
          </table:table-cell>
          <table:table-cell table:formula="of:=[.G333]/[.$H333]" office:value-type="float" office:value="0.94543050706448" calcext:value-type="float">
            <text:p>0.95</text:p>
          </table:table-cell>
          <table:table-cell table:formula="of:=MOD(DEGREES(ATAN2([.I333];[.J333]))+360; 360)" office:value-type="float" office:value="85.0106374303578" calcext:value-type="float">
            <text:p>85.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  <table:table-cell table:formula="of:=[.B334]-[.B$1]" office:value-type="float" office:value="11" calcext:value-type="float">
            <text:p>11</text:p>
          </table:table-cell>
          <table:table-cell table:formula="of:=[.C334]-[.C$1]" office:value-type="float" office:value="119" calcext:value-type="float">
            <text:p>119</text:p>
          </table:table-cell>
          <table:table-cell table:formula="of:=[.D334]-[.D$1]" office:value-type="float" office:value="362" calcext:value-type="float">
            <text:p>362</text:p>
          </table:table-cell>
          <table:table-cell table:formula="of:=SQRT([.E334]^2 + [.F334]^2 + [.G334]^2)" office:value-type="float" office:value="381.216473935742" calcext:value-type="float">
            <text:p>381.22</text:p>
          </table:table-cell>
          <table:table-cell table:formula="of:=[.E334]/[.$H334]" office:value-type="float" office:value="0.0288549964444983" calcext:value-type="float">
            <text:p>0.03</text:p>
          </table:table-cell>
          <table:table-cell table:formula="of:=[.F334]/[.$H334]" office:value-type="float" office:value="0.312158597899572" calcext:value-type="float">
            <text:p>0.31</text:p>
          </table:table-cell>
          <table:table-cell table:formula="of:=[.G334]/[.$H334]" office:value-type="float" office:value="0.949591701173489" calcext:value-type="float">
            <text:p>0.95</text:p>
          </table:table-cell>
          <table:table-cell table:formula="of:=MOD(DEGREES(ATAN2([.I334];[.J334]))+360; 360)" office:value-type="float" office:value="84.7187593715549" calcext:value-type="float">
            <text:p>84.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7" calcext:value-type="float">
            <text:p>427</text:p>
          </table:table-cell>
          <table:table-cell office:value-type="float" office:value="496" calcext:value-type="float">
            <text:p>496</text:p>
          </table:table-cell>
          <table:table-cell table:formula="of:=[.B335]-[.B$1]" office:value-type="float" office:value="11" calcext:value-type="float">
            <text:p>11</text:p>
          </table:table-cell>
          <table:table-cell table:formula="of:=[.C335]-[.C$1]" office:value-type="float" office:value="129" calcext:value-type="float">
            <text:p>129</text:p>
          </table:table-cell>
          <table:table-cell table:formula="of:=[.D335]-[.D$1]" office:value-type="float" office:value="360" calcext:value-type="float">
            <text:p>360</text:p>
          </table:table-cell>
          <table:table-cell table:formula="of:=SQRT([.E335]^2 + [.F335]^2 + [.G335]^2)" office:value-type="float" office:value="382.572868875983" calcext:value-type="float">
            <text:p>382.57</text:p>
          </table:table-cell>
          <table:table-cell table:formula="of:=[.E335]/[.$H335]" office:value-type="float" office:value="0.0287526923493517" calcext:value-type="float">
            <text:p>0.03</text:p>
          </table:table-cell>
          <table:table-cell table:formula="of:=[.F335]/[.$H335]" office:value-type="float" office:value="0.337190664824215" calcext:value-type="float">
            <text:p>0.34</text:p>
          </table:table-cell>
          <table:table-cell table:formula="of:=[.G335]/[.$H335]" office:value-type="float" office:value="0.940997204160601" calcext:value-type="float">
            <text:p>0.94</text:p>
          </table:table-cell>
          <table:table-cell table:formula="of:=MOD(DEGREES(ATAN2([.I335];[.J335]))+360; 360)" office:value-type="float" office:value="85.1261035777952" calcext:value-type="float">
            <text:p>85.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336]-[.B$1]" office:value-type="float" office:value="10" calcext:value-type="float">
            <text:p>10</text:p>
          </table:table-cell>
          <table:table-cell table:formula="of:=[.C336]-[.C$1]" office:value-type="float" office:value="125" calcext:value-type="float">
            <text:p>125</text:p>
          </table:table-cell>
          <table:table-cell table:formula="of:=[.D336]-[.D$1]" office:value-type="float" office:value="368" calcext:value-type="float">
            <text:p>368</text:p>
          </table:table-cell>
          <table:table-cell table:formula="of:=SQRT([.E336]^2 + [.F336]^2 + [.G336]^2)" office:value-type="float" office:value="388.778857449836" calcext:value-type="float">
            <text:p>388.78</text:p>
          </table:table-cell>
          <table:table-cell table:formula="of:=[.E336]/[.$H336]" office:value-type="float" office:value="0.0257215633216122" calcext:value-type="float">
            <text:p>0.03</text:p>
          </table:table-cell>
          <table:table-cell table:formula="of:=[.F336]/[.$H336]" office:value-type="float" office:value="0.321519541520152" calcext:value-type="float">
            <text:p>0.32</text:p>
          </table:table-cell>
          <table:table-cell table:formula="of:=[.G336]/[.$H336]" office:value-type="float" office:value="0.946553530235329" calcext:value-type="float">
            <text:p>0.95</text:p>
          </table:table-cell>
          <table:table-cell table:formula="of:=MOD(DEGREES(ATAN2([.I336];[.J336]))+360; 360)" office:value-type="float" office:value="85.4260787400991" calcext:value-type="float">
            <text:p>85.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[.B337]-[.B$1]" office:value-type="float" office:value="11" calcext:value-type="float">
            <text:p>11</text:p>
          </table:table-cell>
          <table:table-cell table:formula="of:=[.C337]-[.C$1]" office:value-type="float" office:value="129" calcext:value-type="float">
            <text:p>129</text:p>
          </table:table-cell>
          <table:table-cell table:formula="of:=[.D337]-[.D$1]" office:value-type="float" office:value="365" calcext:value-type="float">
            <text:p>365</text:p>
          </table:table-cell>
          <table:table-cell table:formula="of:=SQRT([.E337]^2 + [.F337]^2 + [.G337]^2)" office:value-type="float" office:value="387.281551329262" calcext:value-type="float">
            <text:p>387.28</text:p>
          </table:table-cell>
          <table:table-cell table:formula="of:=[.E337]/[.$H337]" office:value-type="float" office:value="0.0284031087002333" calcext:value-type="float">
            <text:p>0.03</text:p>
          </table:table-cell>
          <table:table-cell table:formula="of:=[.F337]/[.$H337]" office:value-type="float" office:value="0.333091002030008" calcext:value-type="float">
            <text:p>0.33</text:p>
          </table:table-cell>
          <table:table-cell table:formula="of:=[.G337]/[.$H337]" office:value-type="float" office:value="0.942466788689558" calcext:value-type="float">
            <text:p>0.94</text:p>
          </table:table-cell>
          <table:table-cell table:formula="of:=MOD(DEGREES(ATAN2([.I337];[.J337]))+360; 360)" office:value-type="float" office:value="85.1261035777952" calcext:value-type="float">
            <text:p>85.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  <table:table-cell table:formula="of:=[.B338]-[.B$1]" office:value-type="float" office:value="4" calcext:value-type="float">
            <text:p>4</text:p>
          </table:table-cell>
          <table:table-cell table:formula="of:=[.C338]-[.C$1]" office:value-type="float" office:value="136" calcext:value-type="float">
            <text:p>136</text:p>
          </table:table-cell>
          <table:table-cell table:formula="of:=[.D338]-[.D$1]" office:value-type="float" office:value="372" calcext:value-type="float">
            <text:p>372</text:p>
          </table:table-cell>
          <table:table-cell table:formula="of:=SQRT([.E338]^2 + [.F338]^2 + [.G338]^2)" office:value-type="float" office:value="396.100997221668" calcext:value-type="float">
            <text:p>396.10</text:p>
          </table:table-cell>
          <table:table-cell table:formula="of:=[.E338]/[.$H338]" office:value-type="float" office:value="0.0100984345610256" calcext:value-type="float">
            <text:p>0.01</text:p>
          </table:table-cell>
          <table:table-cell table:formula="of:=[.F338]/[.$H338]" office:value-type="float" office:value="0.34334677507487" calcext:value-type="float">
            <text:p>0.34</text:p>
          </table:table-cell>
          <table:table-cell table:formula="of:=[.G338]/[.$H338]" office:value-type="float" office:value="0.939154414175381" calcext:value-type="float">
            <text:p>0.94</text:p>
          </table:table-cell>
          <table:table-cell table:formula="of:=MOD(DEGREES(ATAN2([.I338];[.J338]))+360; 360)" office:value-type="float" office:value="88.3153156821037" calcext:value-type="float">
            <text:p>88.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423" calcext:value-type="float">
            <text:p>423</text:p>
          </table:table-cell>
          <table:table-cell office:value-type="float" office:value="509" calcext:value-type="float">
            <text:p>509</text:p>
          </table:table-cell>
          <table:table-cell table:formula="of:=[.B339]-[.B$1]" office:value-type="float" office:value="2" calcext:value-type="float">
            <text:p>2</text:p>
          </table:table-cell>
          <table:table-cell table:formula="of:=[.C339]-[.C$1]" office:value-type="float" office:value="125" calcext:value-type="float">
            <text:p>125</text:p>
          </table:table-cell>
          <table:table-cell table:formula="of:=[.D339]-[.D$1]" office:value-type="float" office:value="373" calcext:value-type="float">
            <text:p>373</text:p>
          </table:table-cell>
          <table:table-cell table:formula="of:=SQRT([.E339]^2 + [.F339]^2 + [.G339]^2)" office:value-type="float" office:value="393.392933337649" calcext:value-type="float">
            <text:p>393.39</text:p>
          </table:table-cell>
          <table:table-cell table:formula="of:=[.E339]/[.$H339]" office:value-type="float" office:value="0.00508397541112768" calcext:value-type="float">
            <text:p>0.01</text:p>
          </table:table-cell>
          <table:table-cell table:formula="of:=[.F339]/[.$H339]" office:value-type="float" office:value="0.31774846319548" calcext:value-type="float">
            <text:p>0.32</text:p>
          </table:table-cell>
          <table:table-cell table:formula="of:=[.G339]/[.$H339]" office:value-type="float" office:value="0.948161414175313" calcext:value-type="float">
            <text:p>0.95</text:p>
          </table:table-cell>
          <table:table-cell table:formula="of:=MOD(DEGREES(ATAN2([.I339];[.J339]))+360; 360)" office:value-type="float" office:value="89.0833457436147" calcext:value-type="float">
            <text:p>89.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  <table:table-cell table:formula="of:=[.B340]-[.B$1]" office:value-type="float" office:value="6" calcext:value-type="float">
            <text:p>6</text:p>
          </table:table-cell>
          <table:table-cell table:formula="of:=[.C340]-[.C$1]" office:value-type="float" office:value="124" calcext:value-type="float">
            <text:p>124</text:p>
          </table:table-cell>
          <table:table-cell table:formula="of:=[.D340]-[.D$1]" office:value-type="float" office:value="365" calcext:value-type="float">
            <text:p>365</text:p>
          </table:table-cell>
          <table:table-cell table:formula="of:=SQRT([.E340]^2 + [.F340]^2 + [.G340]^2)" office:value-type="float" office:value="385.534693639885" calcext:value-type="float">
            <text:p>385.53</text:p>
          </table:table-cell>
          <table:table-cell table:formula="of:=[.E340]/[.$H340]" office:value-type="float" office:value="0.0155628017373824" calcext:value-type="float">
            <text:p>0.02</text:p>
          </table:table-cell>
          <table:table-cell table:formula="of:=[.F340]/[.$H340]" office:value-type="float" office:value="0.321631235905903" calcext:value-type="float">
            <text:p>0.32</text:p>
          </table:table-cell>
          <table:table-cell table:formula="of:=[.G340]/[.$H340]" office:value-type="float" office:value="0.946737105690764" calcext:value-type="float">
            <text:p>0.95</text:p>
          </table:table-cell>
          <table:table-cell table:formula="of:=MOD(DEGREES(ATAN2([.I340];[.J340]))+360; 360)" office:value-type="float" office:value="87.2297842027998" calcext:value-type="float">
            <text:p>87.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32" calcext:value-type="float">
            <text:p>432</text:p>
          </table:table-cell>
          <table:table-cell office:value-type="float" office:value="487" calcext:value-type="float">
            <text:p>487</text:p>
          </table:table-cell>
          <table:table-cell table:formula="of:=[.B341]-[.B$1]" office:value-type="float" office:value="4" calcext:value-type="float">
            <text:p>4</text:p>
          </table:table-cell>
          <table:table-cell table:formula="of:=[.C341]-[.C$1]" office:value-type="float" office:value="134" calcext:value-type="float">
            <text:p>134</text:p>
          </table:table-cell>
          <table:table-cell table:formula="of:=[.D341]-[.D$1]" office:value-type="float" office:value="351" calcext:value-type="float">
            <text:p>351</text:p>
          </table:table-cell>
          <table:table-cell table:formula="of:=SQRT([.E341]^2 + [.F341]^2 + [.G341]^2)" office:value-type="float" office:value="375.729956218559" calcext:value-type="float">
            <text:p>375.73</text:p>
          </table:table-cell>
          <table:table-cell table:formula="of:=[.E341]/[.$H341]" office:value-type="float" office:value="0.0106459438056444" calcext:value-type="float">
            <text:p>0.01</text:p>
          </table:table-cell>
          <table:table-cell table:formula="of:=[.F341]/[.$H341]" office:value-type="float" office:value="0.356639117489087" calcext:value-type="float">
            <text:p>0.36</text:p>
          </table:table-cell>
          <table:table-cell table:formula="of:=[.G341]/[.$H341]" office:value-type="float" office:value="0.934181568945295" calcext:value-type="float">
            <text:p>0.93</text:p>
          </table:table-cell>
          <table:table-cell table:formula="of:=MOD(DEGREES(ATAN2([.I341];[.J341]))+360; 360)" office:value-type="float" office:value="88.2901859558585" calcext:value-type="float">
            <text:p>88.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0" calcext:value-type="float">
            <text:p>420</text:p>
          </table:table-cell>
          <table:table-cell office:value-type="float" office:value="503" calcext:value-type="float">
            <text:p>503</text:p>
          </table:table-cell>
          <table:table-cell table:formula="of:=[.B342]-[.B$1]" office:value-type="float" office:value="11" calcext:value-type="float">
            <text:p>11</text:p>
          </table:table-cell>
          <table:table-cell table:formula="of:=[.C342]-[.C$1]" office:value-type="float" office:value="122" calcext:value-type="float">
            <text:p>122</text:p>
          </table:table-cell>
          <table:table-cell table:formula="of:=[.D342]-[.D$1]" office:value-type="float" office:value="367" calcext:value-type="float">
            <text:p>367</text:p>
          </table:table-cell>
          <table:table-cell table:formula="of:=SQRT([.E342]^2 + [.F342]^2 + [.G342]^2)" office:value-type="float" office:value="386.90308864107" calcext:value-type="float">
            <text:p>386.90</text:p>
          </table:table-cell>
          <table:table-cell table:formula="of:=[.E342]/[.$H342]" office:value-type="float" office:value="0.0284308921870735" calcext:value-type="float">
            <text:p>0.03</text:p>
          </table:table-cell>
          <table:table-cell table:formula="of:=[.F342]/[.$H342]" office:value-type="float" office:value="0.315324440620269" calcext:value-type="float">
            <text:p>0.32</text:p>
          </table:table-cell>
          <table:table-cell table:formula="of:=[.G342]/[.$H342]" office:value-type="float" office:value="0.948557948423269" calcext:value-type="float">
            <text:p>0.95</text:p>
          </table:table-cell>
          <table:table-cell table:formula="of:=MOD(DEGREES(ATAN2([.I342];[.J342]))+360; 360)" office:value-type="float" office:value="84.8479182977937" calcext:value-type="float">
            <text:p>84.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497" calcext:value-type="float">
            <text:p>497</text:p>
          </table:table-cell>
          <table:table-cell table:formula="of:=[.B343]-[.B$1]" office:value-type="float" office:value="5" calcext:value-type="float">
            <text:p>5</text:p>
          </table:table-cell>
          <table:table-cell table:formula="of:=[.C343]-[.C$1]" office:value-type="float" office:value="128" calcext:value-type="float">
            <text:p>128</text:p>
          </table:table-cell>
          <table:table-cell table:formula="of:=[.D343]-[.D$1]" office:value-type="float" office:value="361" calcext:value-type="float">
            <text:p>361</text:p>
          </table:table-cell>
          <table:table-cell table:formula="of:=SQRT([.E343]^2 + [.F343]^2 + [.G343]^2)" office:value-type="float" office:value="383.053521064616" calcext:value-type="float">
            <text:p>383.05</text:p>
          </table:table-cell>
          <table:table-cell table:formula="of:=[.E343]/[.$H343]" office:value-type="float" office:value="0.0130530062381454" calcext:value-type="float">
            <text:p>0.01</text:p>
          </table:table-cell>
          <table:table-cell table:formula="of:=[.F343]/[.$H343]" office:value-type="float" office:value="0.334156959696523" calcext:value-type="float">
            <text:p>0.33</text:p>
          </table:table-cell>
          <table:table-cell table:formula="of:=[.G343]/[.$H343]" office:value-type="float" office:value="0.9424270503941" calcext:value-type="float">
            <text:p>0.94</text:p>
          </table:table-cell>
          <table:table-cell table:formula="of:=MOD(DEGREES(ATAN2([.I343];[.J343]))+360; 360)" office:value-type="float" office:value="87.7630209365623" calcext:value-type="float">
            <text:p>87.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344]-[.B$1]" office:value-type="float" office:value="0" calcext:value-type="float">
            <text:p>0</text:p>
          </table:table-cell>
          <table:table-cell table:formula="of:=[.C344]-[.C$1]" office:value-type="float" office:value="130" calcext:value-type="float">
            <text:p>130</text:p>
          </table:table-cell>
          <table:table-cell table:formula="of:=[.D344]-[.D$1]" office:value-type="float" office:value="368" calcext:value-type="float">
            <text:p>368</text:p>
          </table:table-cell>
          <table:table-cell table:formula="of:=SQRT([.E344]^2 + [.F344]^2 + [.G344]^2)" office:value-type="float" office:value="390.287073831558" calcext:value-type="float">
            <text:p>390.29</text:p>
          </table:table-cell>
          <table:table-cell table:formula="of:=[.E344]/[.$H344]" office:value-type="float" office:value="0" calcext:value-type="float">
            <text:p>0.00</text:p>
          </table:table-cell>
          <table:table-cell table:formula="of:=[.F344]/[.$H344]" office:value-type="float" office:value="0.333088151559193" calcext:value-type="float">
            <text:p>0.33</text:p>
          </table:table-cell>
          <table:table-cell table:formula="of:=[.G344]/[.$H344]" office:value-type="float" office:value="0.942895690567562" calcext:value-type="float">
            <text:p>0.94</text:p>
          </table:table-cell>
          <table:table-cell table:formula="of:=MOD(DEGREES(ATAN2([.I344];[.J344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[.B345]-[.B$1]" office:value-type="float" office:value="6" calcext:value-type="float">
            <text:p>6</text:p>
          </table:table-cell>
          <table:table-cell table:formula="of:=[.C345]-[.C$1]" office:value-type="float" office:value="129" calcext:value-type="float">
            <text:p>129</text:p>
          </table:table-cell>
          <table:table-cell table:formula="of:=[.D345]-[.D$1]" office:value-type="float" office:value="365" calcext:value-type="float">
            <text:p>365</text:p>
          </table:table-cell>
          <table:table-cell table:formula="of:=SQRT([.E345]^2 + [.F345]^2 + [.G345]^2)" office:value-type="float" office:value="387.171796493495" calcext:value-type="float">
            <text:p>387.17</text:p>
          </table:table-cell>
          <table:table-cell table:formula="of:=[.E345]/[.$H345]" office:value-type="float" office:value="0.0154969965641617" calcext:value-type="float">
            <text:p>0.02</text:p>
          </table:table-cell>
          <table:table-cell table:formula="of:=[.F345]/[.$H345]" office:value-type="float" office:value="0.333185426129477" calcext:value-type="float">
            <text:p>0.33</text:p>
          </table:table-cell>
          <table:table-cell table:formula="of:=[.G345]/[.$H345]" office:value-type="float" office:value="0.94273395765317" calcext:value-type="float">
            <text:p>0.94</text:p>
          </table:table-cell>
          <table:table-cell table:formula="of:=MOD(DEGREES(ATAN2([.I345];[.J345]))+360; 360)" office:value-type="float" office:value="87.3369992339328" calcext:value-type="float">
            <text:p>87.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346]-[.B$1]" office:value-type="float" office:value="-1" calcext:value-type="float">
            <text:p>-1</text:p>
          </table:table-cell>
          <table:table-cell table:formula="of:=[.C346]-[.C$1]" office:value-type="float" office:value="131" calcext:value-type="float">
            <text:p>131</text:p>
          </table:table-cell>
          <table:table-cell table:formula="of:=[.D346]-[.D$1]" office:value-type="float" office:value="367" calcext:value-type="float">
            <text:p>367</text:p>
          </table:table-cell>
          <table:table-cell table:formula="of:=SQRT([.E346]^2 + [.F346]^2 + [.G346]^2)" office:value-type="float" office:value="389.68063847207" calcext:value-type="float">
            <text:p>389.68</text:p>
          </table:table-cell>
          <table:table-cell table:formula="of:=[.E346]/[.$H346]" office:value-type="float" office:value="-0.00256620396620417" calcext:value-type="float">
            <text:p>0.00</text:p>
          </table:table-cell>
          <table:table-cell table:formula="of:=[.F346]/[.$H346]" office:value-type="float" office:value="0.336172719572747" calcext:value-type="float">
            <text:p>0.34</text:p>
          </table:table-cell>
          <table:table-cell table:formula="of:=[.G346]/[.$H346]" office:value-type="float" office:value="0.941796855596931" calcext:value-type="float">
            <text:p>0.94</text:p>
          </table:table-cell>
          <table:table-cell table:formula="of:=MOD(DEGREES(ATAN2([.I346];[.J346]))+360; 360)" office:value-type="float" office:value="90.4373638675207" calcext:value-type="float">
            <text:p>90.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27" calcext:value-type="float">
            <text:p>427</text:p>
          </table:table-cell>
          <table:table-cell office:value-type="float" office:value="505" calcext:value-type="float">
            <text:p>505</text:p>
          </table:table-cell>
          <table:table-cell table:formula="of:=[.B347]-[.B$1]" office:value-type="float" office:value="8" calcext:value-type="float">
            <text:p>8</text:p>
          </table:table-cell>
          <table:table-cell table:formula="of:=[.C347]-[.C$1]" office:value-type="float" office:value="129" calcext:value-type="float">
            <text:p>129</text:p>
          </table:table-cell>
          <table:table-cell table:formula="of:=[.D347]-[.D$1]" office:value-type="float" office:value="369" calcext:value-type="float">
            <text:p>369</text:p>
          </table:table-cell>
          <table:table-cell table:formula="of:=SQRT([.E347]^2 + [.F347]^2 + [.G347]^2)" office:value-type="float" office:value="390.980817943796" calcext:value-type="float">
            <text:p>390.98</text:p>
          </table:table-cell>
          <table:table-cell table:formula="of:=[.E347]/[.$H347]" office:value-type="float" office:value="0.0204613618695483" calcext:value-type="float">
            <text:p>0.02</text:p>
          </table:table-cell>
          <table:table-cell table:formula="of:=[.F347]/[.$H347]" office:value-type="float" office:value="0.329939460146466" calcext:value-type="float">
            <text:p>0.33</text:p>
          </table:table-cell>
          <table:table-cell table:formula="of:=[.G347]/[.$H347]" office:value-type="float" office:value="0.943780316232915" calcext:value-type="float">
            <text:p>0.94</text:p>
          </table:table-cell>
          <table:table-cell table:formula="of:=MOD(DEGREES(ATAN2([.I347];[.J347]))+360; 360)" office:value-type="float" office:value="86.4513180260956" calcext:value-type="float">
            <text:p>86.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348]-[.B$1]" office:value-type="float" office:value="4" calcext:value-type="float">
            <text:p>4</text:p>
          </table:table-cell>
          <table:table-cell table:formula="of:=[.C348]-[.C$1]" office:value-type="float" office:value="131" calcext:value-type="float">
            <text:p>131</text:p>
          </table:table-cell>
          <table:table-cell table:formula="of:=[.D348]-[.D$1]" office:value-type="float" office:value="369" calcext:value-type="float">
            <text:p>369</text:p>
          </table:table-cell>
          <table:table-cell table:formula="of:=SQRT([.E348]^2 + [.F348]^2 + [.G348]^2)" office:value-type="float" office:value="391.583962899402" calcext:value-type="float">
            <text:p>391.58</text:p>
          </table:table-cell>
          <table:table-cell table:formula="of:=[.E348]/[.$H348]" office:value-type="float" office:value="0.0102149229258084" calcext:value-type="float">
            <text:p>0.01</text:p>
          </table:table-cell>
          <table:table-cell table:formula="of:=[.F348]/[.$H348]" office:value-type="float" office:value="0.334538725820225" calcext:value-type="float">
            <text:p>0.33</text:p>
          </table:table-cell>
          <table:table-cell table:formula="of:=[.G348]/[.$H348]" office:value-type="float" office:value="0.942326639905824" calcext:value-type="float">
            <text:p>0.94</text:p>
          </table:table-cell>
          <table:table-cell table:formula="of:=MOD(DEGREES(ATAN2([.I348];[.J348]))+360; 360)" office:value-type="float" office:value="88.2510539554457" calcext:value-type="float">
            <text:p>88.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349]-[.B$1]" office:value-type="float" office:value="12" calcext:value-type="float">
            <text:p>12</text:p>
          </table:table-cell>
          <table:table-cell table:formula="of:=[.C349]-[.C$1]" office:value-type="float" office:value="130" calcext:value-type="float">
            <text:p>130</text:p>
          </table:table-cell>
          <table:table-cell table:formula="of:=[.D349]-[.D$1]" office:value-type="float" office:value="364" calcext:value-type="float">
            <text:p>364</text:p>
          </table:table-cell>
          <table:table-cell table:formula="of:=SQRT([.E349]^2 + [.F349]^2 + [.G349]^2)" office:value-type="float" office:value="386.704021184161" calcext:value-type="float">
            <text:p>386.70</text:p>
          </table:table-cell>
          <table:table-cell table:formula="of:=[.E349]/[.$H349]" office:value-type="float" office:value="0.0310314849151393" calcext:value-type="float">
            <text:p>0.03</text:p>
          </table:table-cell>
          <table:table-cell table:formula="of:=[.F349]/[.$H349]" office:value-type="float" office:value="0.336174419914009" calcext:value-type="float">
            <text:p>0.34</text:p>
          </table:table-cell>
          <table:table-cell table:formula="of:=[.G349]/[.$H349]" office:value-type="float" office:value="0.941288375759226" calcext:value-type="float">
            <text:p>0.94</text:p>
          </table:table-cell>
          <table:table-cell table:formula="of:=MOD(DEGREES(ATAN2([.I349];[.J349]))+360; 360)" office:value-type="float" office:value="84.7261040426482" calcext:value-type="float">
            <text:p>84.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350]-[.B$1]" office:value-type="float" office:value="7" calcext:value-type="float">
            <text:p>7</text:p>
          </table:table-cell>
          <table:table-cell table:formula="of:=[.C350]-[.C$1]" office:value-type="float" office:value="123" calcext:value-type="float">
            <text:p>123</text:p>
          </table:table-cell>
          <table:table-cell table:formula="of:=[.D350]-[.D$1]" office:value-type="float" office:value="364" calcext:value-type="float">
            <text:p>364</text:p>
          </table:table-cell>
          <table:table-cell table:formula="of:=SQRT([.E350]^2 + [.F350]^2 + [.G350]^2)" office:value-type="float" office:value="384.283749331142" calcext:value-type="float">
            <text:p>384.28</text:p>
          </table:table-cell>
          <table:table-cell table:formula="of:=[.E350]/[.$H350]" office:value-type="float" office:value="0.0182157065246285" calcext:value-type="float">
            <text:p>0.02</text:p>
          </table:table-cell>
          <table:table-cell table:formula="of:=[.F350]/[.$H350]" office:value-type="float" office:value="0.320075986075616" calcext:value-type="float">
            <text:p>0.32</text:p>
          </table:table-cell>
          <table:table-cell table:formula="of:=[.G350]/[.$H350]" office:value-type="float" office:value="0.947216739280684" calcext:value-type="float">
            <text:p>0.95</text:p>
          </table:table-cell>
          <table:table-cell table:formula="of:=MOD(DEGREES(ATAN2([.I350];[.J350]))+360; 360)" office:value-type="float" office:value="86.742778059333" calcext:value-type="float">
            <text:p>86.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351]-[.B$1]" office:value-type="float" office:value="1" calcext:value-type="float">
            <text:p>1</text:p>
          </table:table-cell>
          <table:table-cell table:formula="of:=[.C351]-[.C$1]" office:value-type="float" office:value="129" calcext:value-type="float">
            <text:p>129</text:p>
          </table:table-cell>
          <table:table-cell table:formula="of:=[.D351]-[.D$1]" office:value-type="float" office:value="362" calcext:value-type="float">
            <text:p>362</text:p>
          </table:table-cell>
          <table:table-cell table:formula="of:=SQRT([.E351]^2 + [.F351]^2 + [.G351]^2)" office:value-type="float" office:value="384.299362476702" calcext:value-type="float">
            <text:p>384.30</text:p>
          </table:table-cell>
          <table:table-cell table:formula="of:=[.E351]/[.$H351]" office:value-type="float" office:value="0.00260213806641593" calcext:value-type="float">
            <text:p>0.00</text:p>
          </table:table-cell>
          <table:table-cell table:formula="of:=[.F351]/[.$H351]" office:value-type="float" office:value="0.335675810567655" calcext:value-type="float">
            <text:p>0.34</text:p>
          </table:table-cell>
          <table:table-cell table:formula="of:=[.G351]/[.$H351]" office:value-type="float" office:value="0.941973980042565" calcext:value-type="float">
            <text:p>0.94</text:p>
          </table:table-cell>
          <table:table-cell table:formula="of:=MOD(DEGREES(ATAN2([.I351];[.J351]))+360; 360)" office:value-type="float" office:value="89.5558555668881" calcext:value-type="float">
            <text:p>89.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3" calcext:value-type="float">
            <text:p>423</text:p>
          </table:table-cell>
          <table:table-cell office:value-type="float" office:value="497" calcext:value-type="float">
            <text:p>497</text:p>
          </table:table-cell>
          <table:table-cell table:formula="of:=[.B352]-[.B$1]" office:value-type="float" office:value="5" calcext:value-type="float">
            <text:p>5</text:p>
          </table:table-cell>
          <table:table-cell table:formula="of:=[.C352]-[.C$1]" office:value-type="float" office:value="125" calcext:value-type="float">
            <text:p>125</text:p>
          </table:table-cell>
          <table:table-cell table:formula="of:=[.D352]-[.D$1]" office:value-type="float" office:value="361" calcext:value-type="float">
            <text:p>361</text:p>
          </table:table-cell>
          <table:table-cell table:formula="of:=SQRT([.E352]^2 + [.F352]^2 + [.G352]^2)" office:value-type="float" office:value="382.061513371865" calcext:value-type="float">
            <text:p>382.06</text:p>
          </table:table-cell>
          <table:table-cell table:formula="of:=[.E352]/[.$H352]" office:value-type="float" office:value="0.0130868978554598" calcext:value-type="float">
            <text:p>0.01</text:p>
          </table:table-cell>
          <table:table-cell table:formula="of:=[.F352]/[.$H352]" office:value-type="float" office:value="0.327172446386496" calcext:value-type="float">
            <text:p>0.33</text:p>
          </table:table-cell>
          <table:table-cell table:formula="of:=[.G352]/[.$H352]" office:value-type="float" office:value="0.9448740251642" calcext:value-type="float">
            <text:p>0.94</text:p>
          </table:table-cell>
          <table:table-cell table:formula="of:=MOD(DEGREES(ATAN2([.I352];[.J352]))+360; 360)" office:value-type="float" office:value="87.7093899573615" calcext:value-type="float">
            <text:p>87.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353]-[.B$1]" office:value-type="float" office:value="5" calcext:value-type="float">
            <text:p>5</text:p>
          </table:table-cell>
          <table:table-cell table:formula="of:=[.C353]-[.C$1]" office:value-type="float" office:value="130" calcext:value-type="float">
            <text:p>130</text:p>
          </table:table-cell>
          <table:table-cell table:formula="of:=[.D353]-[.D$1]" office:value-type="float" office:value="364" calcext:value-type="float">
            <text:p>364</text:p>
          </table:table-cell>
          <table:table-cell table:formula="of:=SQRT([.E353]^2 + [.F353]^2 + [.G353]^2)" office:value-type="float" office:value="386.550126115618" calcext:value-type="float">
            <text:p>386.55</text:p>
          </table:table-cell>
          <table:table-cell table:formula="of:=[.E353]/[.$H353]" office:value-type="float" office:value="0.0129349330454092" calcext:value-type="float">
            <text:p>0.01</text:p>
          </table:table-cell>
          <table:table-cell table:formula="of:=[.F353]/[.$H353]" office:value-type="float" office:value="0.336308259180639" calcext:value-type="float">
            <text:p>0.34</text:p>
          </table:table-cell>
          <table:table-cell table:formula="of:=[.G353]/[.$H353]" office:value-type="float" office:value="0.94166312570579" calcext:value-type="float">
            <text:p>0.94</text:p>
          </table:table-cell>
          <table:table-cell table:formula="of:=MOD(DEGREES(ATAN2([.I353];[.J353]))+360; 360)" office:value-type="float" office:value="87.7974018382342" calcext:value-type="float">
            <text:p>87.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433" calcext:value-type="float">
            <text:p>433</text:p>
          </table:table-cell>
          <table:table-cell office:value-type="float" office:value="495" calcext:value-type="float">
            <text:p>495</text:p>
          </table:table-cell>
          <table:table-cell table:formula="of:=[.B354]-[.B$1]" office:value-type="float" office:value="-7" calcext:value-type="float">
            <text:p>-7</text:p>
          </table:table-cell>
          <table:table-cell table:formula="of:=[.C354]-[.C$1]" office:value-type="float" office:value="135" calcext:value-type="float">
            <text:p>135</text:p>
          </table:table-cell>
          <table:table-cell table:formula="of:=[.D354]-[.D$1]" office:value-type="float" office:value="359" calcext:value-type="float">
            <text:p>359</text:p>
          </table:table-cell>
          <table:table-cell table:formula="of:=SQRT([.E354]^2 + [.F354]^2 + [.G354]^2)" office:value-type="float" office:value="383.607872703364" calcext:value-type="float">
            <text:p>383.61</text:p>
          </table:table-cell>
          <table:table-cell table:formula="of:=[.E354]/[.$H354]" office:value-type="float" office:value="-0.018247800679036" calcext:value-type="float">
            <text:p>-0.02</text:p>
          </table:table-cell>
          <table:table-cell table:formula="of:=[.F354]/[.$H354]" office:value-type="float" office:value="0.351921870238552" calcext:value-type="float">
            <text:p>0.35</text:p>
          </table:table-cell>
          <table:table-cell table:formula="of:=[.G354]/[.$H354]" office:value-type="float" office:value="0.935851491967704" calcext:value-type="float">
            <text:p>0.94</text:p>
          </table:table-cell>
          <table:table-cell table:formula="of:=MOD(DEGREES(ATAN2([.I354];[.J354]))+360; 360)" office:value-type="float" office:value="92.9682340298717" calcext:value-type="float">
            <text:p>92.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table:formula="of:=[.B355]-[.B$1]" office:value-type="float" office:value="1" calcext:value-type="float">
            <text:p>1</text:p>
          </table:table-cell>
          <table:table-cell table:formula="of:=[.C355]-[.C$1]" office:value-type="float" office:value="134" calcext:value-type="float">
            <text:p>134</text:p>
          </table:table-cell>
          <table:table-cell table:formula="of:=[.D355]-[.D$1]" office:value-type="float" office:value="369" calcext:value-type="float">
            <text:p>369</text:p>
          </table:table-cell>
          <table:table-cell table:formula="of:=SQRT([.E355]^2 + [.F355]^2 + [.G355]^2)" office:value-type="float" office:value="392.578654539444" calcext:value-type="float">
            <text:p>392.58</text:p>
          </table:table-cell>
          <table:table-cell table:formula="of:=[.E355]/[.$H355]" office:value-type="float" office:value="0.00254726024565232" calcext:value-type="float">
            <text:p>0.00</text:p>
          </table:table-cell>
          <table:table-cell table:formula="of:=[.F355]/[.$H355]" office:value-type="float" office:value="0.341332872917411" calcext:value-type="float">
            <text:p>0.34</text:p>
          </table:table-cell>
          <table:table-cell table:formula="of:=[.G355]/[.$H355]" office:value-type="float" office:value="0.939939030645705" calcext:value-type="float">
            <text:p>0.94</text:p>
          </table:table-cell>
          <table:table-cell table:formula="of:=MOD(DEGREES(ATAN2([.I355];[.J355]))+360; 360)" office:value-type="float" office:value="89.5724274931666" calcext:value-type="float">
            <text:p>89.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38" calcext:value-type="float">
            <text:p>438</text:p>
          </table:table-cell>
          <table:table-cell office:value-type="float" office:value="506" calcext:value-type="float">
            <text:p>506</text:p>
          </table:table-cell>
          <table:table-cell table:formula="of:=[.B356]-[.B$1]" office:value-type="float" office:value="0" calcext:value-type="float">
            <text:p>0</text:p>
          </table:table-cell>
          <table:table-cell table:formula="of:=[.C356]-[.C$1]" office:value-type="float" office:value="140" calcext:value-type="float">
            <text:p>140</text:p>
          </table:table-cell>
          <table:table-cell table:formula="of:=[.D356]-[.D$1]" office:value-type="float" office:value="370" calcext:value-type="float">
            <text:p>370</text:p>
          </table:table-cell>
          <table:table-cell table:formula="of:=SQRT([.E356]^2 + [.F356]^2 + [.G356]^2)" office:value-type="float" office:value="395.60080889705" calcext:value-type="float">
            <text:p>395.60</text:p>
          </table:table-cell>
          <table:table-cell table:formula="of:=[.E356]/[.$H356]" office:value-type="float" office:value="0" calcext:value-type="float">
            <text:p>0.00</text:p>
          </table:table-cell>
          <table:table-cell table:formula="of:=[.F356]/[.$H356]" office:value-type="float" office:value="0.353892097415891" calcext:value-type="float">
            <text:p>0.35</text:p>
          </table:table-cell>
          <table:table-cell table:formula="of:=[.G356]/[.$H356]" office:value-type="float" office:value="0.935286257456283" calcext:value-type="float">
            <text:p>0.94</text:p>
          </table:table-cell>
          <table:table-cell table:formula="of:=MOD(DEGREES(ATAN2([.I356];[.J356]))+360; 360)" office:value-type="float" office:value="90" calcext:value-type="float">
            <text:p>90.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3" calcext:value-type="float">
            <text:p>423</text:p>
          </table:table-cell>
          <table:table-cell office:value-type="float" office:value="509" calcext:value-type="float">
            <text:p>509</text:p>
          </table:table-cell>
          <table:table-cell table:formula="of:=[.B357]-[.B$1]" office:value-type="float" office:value="5" calcext:value-type="float">
            <text:p>5</text:p>
          </table:table-cell>
          <table:table-cell table:formula="of:=[.C357]-[.C$1]" office:value-type="float" office:value="125" calcext:value-type="float">
            <text:p>125</text:p>
          </table:table-cell>
          <table:table-cell table:formula="of:=[.D357]-[.D$1]" office:value-type="float" office:value="373" calcext:value-type="float">
            <text:p>373</text:p>
          </table:table-cell>
          <table:table-cell table:formula="of:=SQRT([.E357]^2 + [.F357]^2 + [.G357]^2)" office:value-type="float" office:value="393.41962330316" calcext:value-type="float">
            <text:p>393.42</text:p>
          </table:table-cell>
          <table:table-cell table:formula="of:=[.E357]/[.$H357]" office:value-type="float" office:value="0.0127090762733691" calcext:value-type="float">
            <text:p>0.01</text:p>
          </table:table-cell>
          <table:table-cell table:formula="of:=[.F357]/[.$H357]" office:value-type="float" office:value="0.317726906834228" calcext:value-type="float">
            <text:p>0.32</text:p>
          </table:table-cell>
          <table:table-cell table:formula="of:=[.G357]/[.$H357]" office:value-type="float" office:value="0.948097089993336" calcext:value-type="float">
            <text:p>0.95</text:p>
          </table:table-cell>
          <table:table-cell table:formula="of:=MOD(DEGREES(ATAN2([.I357];[.J357]))+360; 360)" office:value-type="float" office:value="87.7093899573615" calcext:value-type="float">
            <text:p>87.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table:formula="of:=[.B358]-[.B$1]" office:value-type="float" office:value="7" calcext:value-type="float">
            <text:p>7</text:p>
          </table:table-cell>
          <table:table-cell table:formula="of:=[.C358]-[.C$1]" office:value-type="float" office:value="132" calcext:value-type="float">
            <text:p>132</text:p>
          </table:table-cell>
          <table:table-cell table:formula="of:=[.D358]-[.D$1]" office:value-type="float" office:value="364" calcext:value-type="float">
            <text:p>364</text:p>
          </table:table-cell>
          <table:table-cell table:formula="of:=SQRT([.E358]^2 + [.F358]^2 + [.G358]^2)" office:value-type="float" office:value="387.258311724874" calcext:value-type="float">
            <text:p>387.26</text:p>
          </table:table-cell>
          <table:table-cell table:formula="of:=[.E358]/[.$H358]" office:value-type="float" office:value="0.018075790210471" calcext:value-type="float">
            <text:p>0.02</text:p>
          </table:table-cell>
          <table:table-cell table:formula="of:=[.F358]/[.$H358]" office:value-type="float" office:value="0.340857758254595" calcext:value-type="float">
            <text:p>0.34</text:p>
          </table:table-cell>
          <table:table-cell table:formula="of:=[.G358]/[.$H358]" office:value-type="float" office:value="0.93994109094449" calcext:value-type="float">
            <text:p>0.94</text:p>
          </table:table-cell>
          <table:table-cell table:formula="of:=MOD(DEGREES(ATAN2([.I358];[.J358]))+360; 360)" office:value-type="float" office:value="86.9644308749444" calcext:value-type="float">
            <text:p>86.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510" calcext:value-type="float">
            <text:p>510</text:p>
          </table:table-cell>
          <table:table-cell table:formula="of:=[.B359]-[.B$1]" office:value-type="float" office:value="4" calcext:value-type="float">
            <text:p>4</text:p>
          </table:table-cell>
          <table:table-cell table:formula="of:=[.C359]-[.C$1]" office:value-type="float" office:value="126" calcext:value-type="float">
            <text:p>126</text:p>
          </table:table-cell>
          <table:table-cell table:formula="of:=[.D359]-[.D$1]" office:value-type="float" office:value="374" calcext:value-type="float">
            <text:p>374</text:p>
          </table:table-cell>
          <table:table-cell table:formula="of:=SQRT([.E359]^2 + [.F359]^2 + [.G359]^2)" office:value-type="float" office:value="394.674549470827" calcext:value-type="float">
            <text:p>394.67</text:p>
          </table:table-cell>
          <table:table-cell table:formula="of:=[.E359]/[.$H359]" office:value-type="float" office:value="0.0101349327068673" calcext:value-type="float">
            <text:p>0.01</text:p>
          </table:table-cell>
          <table:table-cell table:formula="of:=[.F359]/[.$H359]" office:value-type="float" office:value="0.31925038026632" calcext:value-type="float">
            <text:p>0.32</text:p>
          </table:table-cell>
          <table:table-cell table:formula="of:=[.G359]/[.$H359]" office:value-type="float" office:value="0.947616208092093" calcext:value-type="float">
            <text:p>0.95</text:p>
          </table:table-cell>
          <table:table-cell table:formula="of:=MOD(DEGREES(ATAN2([.I359];[.J359]))+360; 360)" office:value-type="float" office:value="88.1816970355482" calcext:value-type="float">
            <text:p>88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360]-[.B$1]" office:value-type="float" office:value="6" calcext:value-type="float">
            <text:p>6</text:p>
          </table:table-cell>
          <table:table-cell table:formula="of:=[.C360]-[.C$1]" office:value-type="float" office:value="129" calcext:value-type="float">
            <text:p>129</text:p>
          </table:table-cell>
          <table:table-cell table:formula="of:=[.D360]-[.D$1]" office:value-type="float" office:value="372" calcext:value-type="float">
            <text:p>372</text:p>
          </table:table-cell>
          <table:table-cell table:formula="of:=SQRT([.E360]^2 + [.F360]^2 + [.G360]^2)" office:value-type="float" office:value="393.777856157504" calcext:value-type="float">
            <text:p>393.78</text:p>
          </table:table-cell>
          <table:table-cell table:formula="of:=[.E360]/[.$H360]" office:value-type="float" office:value="0.0152370172831661" calcext:value-type="float">
            <text:p>0.02</text:p>
          </table:table-cell>
          <table:table-cell table:formula="of:=[.F360]/[.$H360]" office:value-type="float" office:value="0.327595871588072" calcext:value-type="float">
            <text:p>0.33</text:p>
          </table:table-cell>
          <table:table-cell table:formula="of:=[.G360]/[.$H360]" office:value-type="float" office:value="0.944695071556301" calcext:value-type="float">
            <text:p>0.94</text:p>
          </table:table-cell>
          <table:table-cell table:formula="of:=MOD(DEGREES(ATAN2([.I360];[.J360]))+360; 360)" office:value-type="float" office:value="87.3369992339328" calcext:value-type="float">
            <text:p>87.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361]-[.B$1]" office:value-type="float" office:value="4" calcext:value-type="float">
            <text:p>4</text:p>
          </table:table-cell>
          <table:table-cell table:formula="of:=[.C361]-[.C$1]" office:value-type="float" office:value="131" calcext:value-type="float">
            <text:p>131</text:p>
          </table:table-cell>
          <table:table-cell table:formula="of:=[.D361]-[.D$1]" office:value-type="float" office:value="367" calcext:value-type="float">
            <text:p>367</text:p>
          </table:table-cell>
          <table:table-cell table:formula="of:=SQRT([.E361]^2 + [.F361]^2 + [.G361]^2)" office:value-type="float" office:value="389.699884526542" calcext:value-type="float">
            <text:p>389.70</text:p>
          </table:table-cell>
          <table:table-cell table:formula="of:=[.E361]/[.$H361]" office:value-type="float" office:value="0.0102643089177707" calcext:value-type="float">
            <text:p>0.01</text:p>
          </table:table-cell>
          <table:table-cell table:formula="of:=[.F361]/[.$H361]" office:value-type="float" office:value="0.336156117056991" calcext:value-type="float">
            <text:p>0.34</text:p>
          </table:table-cell>
          <table:table-cell table:formula="of:=[.G361]/[.$H361]" office:value-type="float" office:value="0.941750343205463" calcext:value-type="float">
            <text:p>0.94</text:p>
          </table:table-cell>
          <table:table-cell table:formula="of:=MOD(DEGREES(ATAN2([.I361];[.J361]))+360; 360)" office:value-type="float" office:value="88.2510539554457" calcext:value-type="float">
            <text:p>88.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7" calcext:value-type="float">
            <text:p>427</text:p>
          </table:table-cell>
          <table:table-cell office:value-type="float" office:value="505" calcext:value-type="float">
            <text:p>505</text:p>
          </table:table-cell>
          <table:table-cell table:formula="of:=[.B362]-[.B$1]" office:value-type="float" office:value="11" calcext:value-type="float">
            <text:p>11</text:p>
          </table:table-cell>
          <table:table-cell table:formula="of:=[.C362]-[.C$1]" office:value-type="float" office:value="129" calcext:value-type="float">
            <text:p>129</text:p>
          </table:table-cell>
          <table:table-cell table:formula="of:=[.D362]-[.D$1]" office:value-type="float" office:value="369" calcext:value-type="float">
            <text:p>369</text:p>
          </table:table-cell>
          <table:table-cell table:formula="of:=SQRT([.E362]^2 + [.F362]^2 + [.G362]^2)" office:value-type="float" office:value="391.053704751662" calcext:value-type="float">
            <text:p>391.05</text:p>
          </table:table-cell>
          <table:table-cell table:formula="of:=[.E362]/[.$H362]" office:value-type="float" office:value="0.0281291287266682" calcext:value-type="float">
            <text:p>0.03</text:p>
          </table:table-cell>
          <table:table-cell table:formula="of:=[.F362]/[.$H362]" office:value-type="float" office:value="0.3298779641582" calcext:value-type="float">
            <text:p>0.33</text:p>
          </table:table-cell>
          <table:table-cell table:formula="of:=[.G362]/[.$H362]" office:value-type="float" office:value="0.943604409103688" calcext:value-type="float">
            <text:p>0.94</text:p>
          </table:table-cell>
          <table:table-cell table:formula="of:=MOD(DEGREES(ATAN2([.I362];[.J362]))+360; 360)" office:value-type="float" office:value="85.1261035777952" calcext:value-type="float">
            <text:p>85.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363]-[.B$1]" office:value-type="float" office:value="5" calcext:value-type="float">
            <text:p>5</text:p>
          </table:table-cell>
          <table:table-cell table:formula="of:=[.C363]-[.C$1]" office:value-type="float" office:value="130" calcext:value-type="float">
            <text:p>130</text:p>
          </table:table-cell>
          <table:table-cell table:formula="of:=[.D363]-[.D$1]" office:value-type="float" office:value="373" calcext:value-type="float">
            <text:p>373</text:p>
          </table:table-cell>
          <table:table-cell table:formula="of:=SQRT([.E363]^2 + [.F363]^2 + [.G363]^2)" office:value-type="float" office:value="395.036707155171" calcext:value-type="float">
            <text:p>395.04</text:p>
          </table:table-cell>
          <table:table-cell table:formula="of:=[.E363]/[.$H363]" office:value-type="float" office:value="0.0126570516345358" calcext:value-type="float">
            <text:p>0.01</text:p>
          </table:table-cell>
          <table:table-cell table:formula="of:=[.F363]/[.$H363]" office:value-type="float" office:value="0.329083342497931" calcext:value-type="float">
            <text:p>0.33</text:p>
          </table:table-cell>
          <table:table-cell table:formula="of:=[.G363]/[.$H363]" office:value-type="float" office:value="0.944216051936372" calcext:value-type="float">
            <text:p>0.94</text:p>
          </table:table-cell>
          <table:table-cell table:formula="of:=MOD(DEGREES(ATAN2([.I363];[.J363]))+360; 360)" office:value-type="float" office:value="87.7974018382342" calcext:value-type="float">
            <text:p>87.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364]-[.B$1]" office:value-type="float" office:value="8" calcext:value-type="float">
            <text:p>8</text:p>
          </table:table-cell>
          <table:table-cell table:formula="of:=[.C364]-[.C$1]" office:value-type="float" office:value="131" calcext:value-type="float">
            <text:p>131</text:p>
          </table:table-cell>
          <table:table-cell table:formula="of:=[.D364]-[.D$1]" office:value-type="float" office:value="367" calcext:value-type="float">
            <text:p>367</text:p>
          </table:table-cell>
          <table:table-cell table:formula="of:=SQRT([.E364]^2 + [.F364]^2 + [.G364]^2)" office:value-type="float" office:value="389.761465514486" calcext:value-type="float">
            <text:p>389.76</text:p>
          </table:table-cell>
          <table:table-cell table:formula="of:=[.E364]/[.$H364]" office:value-type="float" office:value="0.0205253743836374" calcext:value-type="float">
            <text:p>0.02</text:p>
          </table:table-cell>
          <table:table-cell table:formula="of:=[.F364]/[.$H364]" office:value-type="float" office:value="0.336103005532062" calcext:value-type="float">
            <text:p>0.34</text:p>
          </table:table-cell>
          <table:table-cell table:formula="of:=[.G364]/[.$H364]" office:value-type="float" office:value="0.941601549849365" calcext:value-type="float">
            <text:p>0.94</text:p>
          </table:table-cell>
          <table:table-cell table:formula="of:=MOD(DEGREES(ATAN2([.I364];[.J364]))+360; 360)" office:value-type="float" office:value="86.5053610727467" calcext:value-type="float">
            <text:p>86.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30" calcext:value-type="float">
            <text:p>430</text:p>
          </table:table-cell>
          <table:table-cell office:value-type="float" office:value="502" calcext:value-type="float">
            <text:p>502</text:p>
          </table:table-cell>
          <table:table-cell table:formula="of:=[.B365]-[.B$1]" office:value-type="float" office:value="0" calcext:value-type="float">
            <text:p>0</text:p>
          </table:table-cell>
          <table:table-cell table:formula="of:=[.C365]-[.C$1]" office:value-type="float" office:value="132" calcext:value-type="float">
            <text:p>132</text:p>
          </table:table-cell>
          <table:table-cell table:formula="of:=[.D365]-[.D$1]" office:value-type="float" office:value="366" calcext:value-type="float">
            <text:p>366</text:p>
          </table:table-cell>
          <table:table-cell table:formula="of:=SQRT([.E365]^2 + [.F365]^2 + [.G365]^2)" office:value-type="float" office:value="389.075828084963" calcext:value-type="float">
            <text:p>389.08</text:p>
          </table:table-cell>
          <table:table-cell table:formula="of:=[.E365]/[.$H365]" office:value-type="float" office:value="0" calcext:value-type="float">
            <text:p>0.00</text:p>
          </table:table-cell>
          <table:table-cell table:formula="of:=[.F365]/[.$H365]" office:value-type="float" office:value="0.339265486241347" calcext:value-type="float">
            <text:p>0.34</text:p>
          </table:table-cell>
          <table:table-cell table:formula="of:=[.G365]/[.$H365]" office:value-type="float" office:value="0.940690666396463" calcext:value-type="float">
            <text:p>0.94</text:p>
          </table:table-cell>
          <table:table-cell table:formula="of:=MOD(DEGREES(ATAN2([.I365];[.J365]))+360; 360)" office:value-type="float" office:value="90" calcext:value-type="float">
            <text:p>90.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20:42:14.5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8:51:35.578000000</meta:creation-date>
    <dc:date>2018-06-07T21:23:06.202000000</dc:date>
    <meta:editing-duration>PT1H21M21S</meta:editing-duration>
    <meta:editing-cycles>16</meta:editing-cycles>
    <meta:generator>LibreOffice/5.2.0.4$Windows_x86 LibreOffice_project/066b007f5ebcc236395c7d282ba488bca6720265</meta:generator>
    <meta:document-statistic meta:table-count="4" meta:cell-count="16238" meta:object-count="0"/>
  </office:meta>
</office:document-meta>
</file>